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manifest.rdf" manifest:media-type="application/rdf+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83mm"/>
    </style:style>
    <style:style style:name="co2" style:family="table-column">
      <style:table-column-properties fo:break-before="auto" style:column-width="51.61mm"/>
    </style:style>
    <style:style style:name="co3" style:family="table-column">
      <style:table-column-properties fo:break-before="auto" style:column-width="54.26mm"/>
    </style:style>
    <style:style style:name="co4" style:family="table-column">
      <style:table-column-properties fo:break-before="auto" style:column-width="22.58mm"/>
    </style:style>
    <style:style style:name="co5" style:family="table-column">
      <style:table-column-properties fo:break-before="auto" style:column-width="27.68mm"/>
    </style:style>
    <style:style style:name="co6" style:family="table-column">
      <style:table-column-properties fo:break-before="auto" style:column-width="19.4mm"/>
    </style:style>
    <style:style style:name="co7" style:family="table-column">
      <style:table-column-properties fo:break-before="auto" style:column-width="25.68mm"/>
    </style:style>
    <style:style style:name="co8" style:family="table-column">
      <style:table-column-properties fo:break-before="auto" style:column-width="15.35mm"/>
    </style:style>
    <style:style style:name="co9" style:family="table-column">
      <style:table-column-properties fo:break-before="auto" style:column-width="23.9mm"/>
    </style:style>
    <style:style style:name="co10" style:family="table-column">
      <style:table-column-properties fo:break-before="auto" style:column-width="24.78mm"/>
    </style:style>
    <style:style style:name="co11" style:family="table-column">
      <style:table-column-properties fo:break-before="auto" style:column-width="23mm"/>
    </style:style>
    <style:style style:name="co12" style:family="table-column">
      <style:table-column-properties fo:break-before="auto" style:column-width="38.33mm"/>
    </style:style>
    <style:style style:name="co13" style:family="table-column">
      <style:table-column-properties fo:break-before="auto" style:column-width="6.44mm"/>
    </style:style>
    <style:style style:name="co14" style:family="table-column">
      <style:table-column-properties fo:break-before="auto" style:column-width="14.8mm"/>
    </style:style>
    <style:style style:name="co15" style:family="table-column">
      <style:table-column-properties fo:break-before="auto" style:column-width="38.49mm"/>
    </style:style>
    <style:style style:name="co16" style:family="table-column">
      <style:table-column-properties fo:break-before="auto" style:column-width="67.87mm"/>
    </style:style>
    <style:style style:name="co17" style:family="table-column">
      <style:table-column-properties fo:break-before="auto" style:column-width="33.48mm"/>
    </style:style>
    <style:style style:name="co18" style:family="table-column">
      <style:table-column-properties fo:break-before="auto" style:column-width="68.97mm"/>
    </style:style>
    <style:style style:name="co19" style:family="table-column">
      <style:table-column-properties fo:break-before="auto" style:column-width="40.64mm"/>
    </style:style>
    <style:style style:name="co20" style:family="table-column">
      <style:table-column-properties fo:break-before="auto" style:column-width="69.14mm"/>
    </style:style>
    <style:style style:name="co21" style:family="table-column">
      <style:table-column-properties fo:break-before="auto" style:column-width="28.17mm"/>
    </style:style>
    <style:style style:name="co22" style:family="table-column">
      <style:table-column-properties fo:break-before="auto" style:column-width="21.04mm"/>
    </style:style>
    <style:style style:name="co23" style:family="table-column">
      <style:table-column-properties fo:break-before="auto" style:column-width="69.32mm"/>
    </style:style>
    <style:style style:name="co24" style:family="table-column">
      <style:table-column-properties fo:break-before="auto" style:column-width="35.65mm"/>
    </style:style>
    <style:style style:name="co25" style:family="table-column">
      <style:table-column-properties fo:break-before="auto" style:column-width="6.86mm"/>
    </style:style>
    <style:style style:name="co26" style:family="table-column">
      <style:table-column-properties fo:break-before="auto" style:column-width="10.39mm"/>
    </style:style>
    <style:style style:name="co27" style:family="table-column">
      <style:table-column-properties fo:break-before="auto" style:column-width="16.63mm"/>
    </style:style>
    <style:style style:name="co28" style:family="table-column">
      <style:table-column-properties fo:break-before="auto" style:column-width="11.24mm"/>
    </style:style>
    <style:style style:name="co29" style:family="table-column">
      <style:table-column-properties fo:break-before="auto" style:column-width="8.15mm"/>
    </style:style>
    <style:style style:name="co30" style:family="table-column">
      <style:table-column-properties fo:break-before="auto" style:column-width="21.08mm"/>
    </style:style>
    <style:style style:name="co31" style:family="table-column">
      <style:table-column-properties fo:break-before="auto" style:column-width="13mm"/>
    </style:style>
    <style:style style:name="co32" style:family="table-column">
      <style:table-column-properties fo:break-before="auto" style:column-width="30.13mm"/>
    </style:style>
    <style:style style:name="co33" style:family="table-column">
      <style:table-column-properties fo:break-before="auto" style:column-width="10.8mm"/>
    </style:style>
    <style:style style:name="co34" style:family="table-column">
      <style:table-column-properties fo:break-before="auto" style:column-width="15.73mm"/>
    </style:style>
    <style:style style:name="co35" style:family="table-column">
      <style:table-column-properties fo:break-before="auto" style:column-width="16.58mm"/>
    </style:style>
    <style:style style:name="co36" style:family="table-column">
      <style:table-column-properties fo:break-before="auto" style:column-width="16.3mm"/>
    </style:style>
    <style:style style:name="co37" style:family="table-column">
      <style:table-column-properties fo:break-before="auto" style:column-width="18.26mm"/>
    </style:style>
    <style:style style:name="co38" style:family="table-column">
      <style:table-column-properties fo:break-before="auto" style:column-width="18.82mm"/>
    </style:style>
    <style:style style:name="co39" style:family="table-column">
      <style:table-column-properties fo:break-before="auto" style:column-width="17.96mm"/>
    </style:style>
    <style:style style:name="co40" style:family="table-column">
      <style:table-column-properties fo:break-before="auto" style:column-width="21.22mm"/>
    </style:style>
    <style:style style:name="co41" style:family="table-column">
      <style:table-column-properties fo:break-before="auto" style:column-width="27.82mm"/>
    </style:style>
    <style:style style:name="co42" style:family="table-column">
      <style:table-column-properties fo:break-before="auto" style:column-width="20.48mm"/>
    </style:style>
    <style:style style:name="co43" style:family="table-column">
      <style:table-column-properties fo:break-before="auto" style:column-width="76.45mm"/>
    </style:style>
    <style:style style:name="co44" style:family="table-column">
      <style:table-column-properties fo:break-before="auto" style:column-width="18.66mm"/>
    </style:style>
    <style:style style:name="co45" style:family="table-column">
      <style:table-column-properties fo:break-before="auto" style:column-width="14.36mm"/>
    </style:style>
    <style:style style:name="co46" style:family="table-column">
      <style:table-column-properties fo:break-before="auto" style:column-width="24.5mm"/>
    </style:style>
    <style:style style:name="co47" style:family="table-column">
      <style:table-column-properties fo:break-before="auto" style:column-width="31.45mm"/>
    </style:style>
    <style:style style:name="co48" style:family="table-column">
      <style:table-column-properties fo:break-before="auto" style:column-width="15.7mm"/>
    </style:style>
    <style:style style:name="co49" style:family="table-column">
      <style:table-column-properties fo:break-before="auto" style:column-width="14.45mm"/>
    </style:style>
    <style:style style:name="co50" style:family="table-column">
      <style:table-column-properties fo:break-before="auto" style:column-width="32.61mm"/>
    </style:style>
    <style:style style:name="co51" style:family="table-column">
      <style:table-column-properties fo:break-before="auto" style:column-width="32.44mm"/>
    </style:style>
    <style:style style:name="co52" style:family="table-column">
      <style:table-column-properties fo:break-before="auto" style:column-width="17.83mm"/>
    </style:style>
    <style:style style:name="co53" style:family="table-column">
      <style:table-column-properties fo:break-before="auto" style:column-width="40.99mm"/>
    </style:style>
    <style:style style:name="co54" style:family="table-column">
      <style:table-column-properties fo:break-before="auto" style:column-width="27.29mm"/>
    </style:style>
    <style:style style:name="co55" style:family="table-column">
      <style:table-column-properties fo:break-before="auto" style:column-width="112.25mm"/>
    </style:style>
    <style:style style:name="co56" style:family="table-column">
      <style:table-column-properties fo:break-before="auto" style:column-width="51.15mm"/>
    </style:style>
    <style:style style:name="co57" style:family="table-column">
      <style:table-column-properties fo:break-before="auto" style:column-width="38.51mm"/>
    </style:style>
    <style:style style:name="co58" style:family="table-column">
      <style:table-column-properties fo:break-before="auto" style:column-width="53.99mm"/>
    </style:style>
    <style:style style:name="co59" style:family="table-column">
      <style:table-column-properties fo:break-before="auto" style:column-width="49.9mm"/>
    </style:style>
    <style:style style:name="co60" style:family="table-column">
      <style:table-column-properties fo:break-before="auto" style:column-width="29.25mm"/>
    </style:style>
    <style:style style:name="co61" style:family="table-column">
      <style:table-column-properties fo:break-before="auto" style:column-width="39.56mm"/>
    </style:style>
    <style:style style:name="co62" style:family="table-column">
      <style:table-column-properties fo:break-before="auto" style:column-width="70.75mm"/>
    </style:style>
    <style:style style:name="co63" style:family="table-column">
      <style:table-column-properties fo:break-before="auto" style:column-width="47.04mm"/>
    </style:style>
    <style:style style:name="co64" style:family="table-column">
      <style:table-column-properties fo:break-before="auto" style:column-width="40.46mm"/>
    </style:style>
    <style:style style:name="co65" style:family="table-column">
      <style:table-column-properties fo:break-before="auto" style:column-width="64.33mm"/>
    </style:style>
    <style:style style:name="co66" style:family="table-column">
      <style:table-column-properties fo:break-before="auto" style:column-width="48.3mm"/>
    </style:style>
    <style:style style:name="co67" style:family="table-column">
      <style:table-column-properties fo:break-before="auto" style:column-width="70.93mm"/>
    </style:style>
    <style:style style:name="co68" style:family="table-column">
      <style:table-column-properties fo:break-before="auto" style:column-width="47.77mm"/>
    </style:style>
    <style:style style:name="co69" style:family="table-column">
      <style:table-column-properties fo:break-before="auto" style:column-width="41.17mm"/>
    </style:style>
    <style:style style:name="co70" style:family="table-column">
      <style:table-column-properties fo:break-before="auto" style:column-width="36.18mm"/>
    </style:style>
    <style:style style:name="co71" style:family="table-column">
      <style:table-column-properties fo:break-before="auto" style:column-width="48.12mm"/>
    </style:style>
    <style:style style:name="co72" style:family="table-column">
      <style:table-column-properties fo:break-before="auto" style:column-width="65.86mm"/>
    </style:style>
    <style:style style:name="co73" style:family="table-column">
      <style:table-column-properties fo:break-before="auto" style:column-width="47.41mm"/>
    </style:style>
    <style:style style:name="co74" style:family="table-column">
      <style:table-column-properties fo:break-before="auto" style:column-width="72.37mm"/>
    </style:style>
    <style:style style:name="co75" style:family="table-column">
      <style:table-column-properties fo:break-before="auto" style:column-width="46.97mm"/>
    </style:style>
    <style:style style:name="co76" style:family="table-column">
      <style:table-column-properties fo:break-before="auto" style:column-width="39.78mm"/>
    </style:style>
    <style:style style:name="co77" style:family="table-column">
      <style:table-column-properties fo:break-before="auto" style:column-width="49.04mm"/>
    </style:style>
    <style:style style:name="co78" style:family="table-column">
      <style:table-column-properties fo:break-before="auto" style:column-width="68.07mm"/>
    </style:style>
    <style:style style:name="co79" style:family="table-column">
      <style:table-column-properties fo:break-before="auto" style:column-width="51.68mm"/>
    </style:style>
    <style:style style:name="co80" style:family="table-column">
      <style:table-column-properties fo:break-before="auto" style:column-width="45.23mm"/>
    </style:style>
    <style:style style:name="co81" style:family="table-column">
      <style:table-column-properties fo:break-before="auto" style:column-width="39.71mm"/>
    </style:style>
    <style:style style:name="co82" style:family="table-column">
      <style:table-column-properties fo:break-before="auto" style:column-width="69.46mm"/>
    </style:style>
    <style:style style:name="co83" style:family="table-column">
      <style:table-column-properties fo:break-before="auto" style:column-width="54.38mm"/>
    </style:style>
    <style:style style:name="co84" style:family="table-column">
      <style:table-column-properties fo:break-before="auto" style:column-width="50.34mm"/>
    </style:style>
    <style:style style:name="co85" style:family="table-column">
      <style:table-column-properties fo:break-before="auto" style:column-width="71.7mm"/>
    </style:style>
    <style:style style:name="co86" style:family="table-column">
      <style:table-column-properties fo:break-before="auto" style:column-width="39.55mm"/>
    </style:style>
    <style:style style:name="co87" style:family="table-column">
      <style:table-column-properties fo:break-before="auto" style:column-width="71.93mm"/>
    </style:style>
    <style:style style:name="co88" style:family="table-column">
      <style:table-column-properties fo:break-before="auto" style:column-width="44.27mm"/>
    </style:style>
    <style:style style:name="co89" style:family="table-column">
      <style:table-column-properties fo:break-before="auto" style:column-width="56.22mm"/>
    </style:style>
    <style:style style:name="co90" style:family="table-column">
      <style:table-column-properties fo:break-before="auto" style:column-width="152.93mm"/>
    </style:style>
    <style:style style:name="co91" style:family="table-column">
      <style:table-column-properties fo:break-before="auto" style:column-width="28.08mm"/>
    </style:style>
    <style:style style:name="ro1" style:family="table-row">
      <style:table-row-properties style:row-height="8.48mm" fo:break-before="auto" style:use-optimal-row-height="true"/>
    </style:style>
    <style:style style:name="ro2" style:family="table-row">
      <style:table-row-properties style:row-height="5.57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62mm" fo:break-before="auto" style:use-optimal-row-height="true"/>
    </style:style>
    <style:style style:name="ro5" style:family="table-row">
      <style:table-row-properties style:row-height="6.23mm" fo:break-before="auto" style:use-optimal-row-height="true"/>
    </style:style>
    <style:style style:name="ro6" style:family="table-row">
      <style:table-row-properties style:row-height="15.22mm" fo:break-before="auto" style:use-optimal-row-height="true"/>
    </style:style>
    <style:style style:name="ro7" style:family="table-row">
      <style:table-row-properties style:row-height="6.7mm" fo:break-before="auto" style:use-optimal-row-height="true"/>
    </style:style>
    <style:style style:name="ro8" style:family="table-row">
      <style:table-row-properties style:row-height="7.06mm" fo:break-before="auto" style:use-optimal-row-height="true"/>
    </style:style>
    <style:style style:name="ro9" style:family="table-row">
      <style:table-row-properties style:row-height="5.82mm" fo:break-before="auto" style:use-optimal-row-height="true"/>
    </style:style>
    <style:style style:name="ro10" style:family="table-row">
      <style:table-row-properties style:row-height="5.77mm" fo:break-before="auto" style:use-optimal-row-height="true"/>
    </style:style>
    <style:style style:name="ro11" style:family="table-row">
      <style:table-row-properties style:row-height="4.52mm" fo:break-before="auto" style:use-optimal-row-height="true"/>
    </style:style>
    <style:style style:name="ro12" style:family="table-row">
      <style:table-row-properties style:row-height="8.47mm" fo:break-before="auto" style:use-optimal-row-height="true"/>
    </style:style>
    <style:style style:name="ro13" style:family="table-row">
      <style:table-row-properties style:row-height="6.1mm" fo:break-before="auto" style:use-optimal-row-height="false"/>
    </style:style>
    <style:style style:name="ro14" style:family="table-row">
      <style:table-row-properties style:row-height="17.53mm" fo:break-before="auto" style:use-optimal-row-height="true"/>
    </style:style>
    <style:style style:name="ro15" style:family="table-row">
      <style:table-row-properties style:row-height="9.23mm" fo:break-before="auto" style:use-optimal-row-height="true"/>
    </style:style>
    <style:style style:name="ro16" style:family="table-row">
      <style:table-row-properties style:row-height="5.17mm" fo:break-before="auto" style:use-optimal-row-height="true"/>
    </style:style>
    <style:style style:name="ro17" style:family="table-row">
      <style:table-row-properties style:row-height="8.64mm" fo:break-before="auto" style:use-optimal-row-height="false"/>
    </style:style>
    <style:style style:name="ro18" style:family="table-row">
      <style:table-row-properties style:row-height="9.72mm" fo:break-before="auto" style:use-optimal-row-height="true"/>
    </style:style>
    <style:style style:name="ro19" style:family="table-row">
      <style:table-row-properties style:row-height="5.34mm" fo:break-before="auto" style:use-optimal-row-height="false"/>
    </style:style>
    <style:style style:name="ro20" style:family="table-row">
      <style:table-row-properties style:row-height="14.53mm" fo:break-before="auto" style:use-optimal-row-height="true"/>
    </style:style>
    <style:style style:name="ro21" style:family="table-row">
      <style:table-row-properties style:row-height="18.93mm" fo:break-before="auto" style:use-optimal-row-height="true"/>
    </style:style>
    <style:style style:name="ro22" style:family="table-row">
      <style:table-row-properties style:row-height="10.1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number:percentage-style style:name="N20010" number:language="en" number:country="US">
      <number:number number:decimal-places="0" loext:min-decimal-places="0" number:min-integer-digits="1"/>
      <number:text>%</number:text>
    </number:percentage-style>
    <style:style style:name="ce1" style:family="table-cell" style:parent-style-name="Heading_20_1">
      <style:table-cell-properties style:text-align-source="fix" style:repeat-content="false" style:vertical-align="middle"/>
      <style:paragraph-properties fo:text-align="center"/>
      <style:text-properties style:font-name="Liberation Sans Narrow"/>
    </style:style>
    <style:style style:name="ce2" style:family="table-cell" style:parent-style-name="Accent_20_3">
      <style:text-properties style:font-name="Liberation Sans Narrow"/>
    </style:style>
    <style:style style:name="ce13" style:family="table-cell" style:parent-style-name="Default">
      <style:text-properties style:font-name="Liberation Sans Narrow"/>
    </style:style>
    <style:style style:name="ce4" style:family="table-cell" style:parent-style-name="Footnote">
      <style:text-properties style:font-name="Liberation Sans Narrow"/>
    </style:style>
    <style:style style:name="ce5" style:family="table-cell" style:parent-style-name="Default">
      <style:table-cell-properties style:text-align-source="fix" style:repeat-content="false" fo:wrap-option="wrap" style:vertical-align="middle"/>
      <style:paragraph-properties fo:text-align="start" fo:margin-left="0mm"/>
      <style:text-properties style:font-name="Liberation Sans Narrow" fo:language="en" fo:country="US"/>
    </style:style>
    <style:style style:name="ce6" style:family="table-cell" style:parent-style-name="Default">
      <style:table-cell-properties style:text-align-source="fix" style:repeat-content="false" fo:wrap-option="wrap" style:vertical-align="middle"/>
      <style:paragraph-properties fo:text-align="start" fo:margin-left="0mm"/>
      <style:text-properties style:font-name="Liberation Sans Narrow" fo:language="en" fo:country="US" fo:font-weight="bold" style:font-weight-asian="bold" style:font-weight-complex="bold"/>
    </style:style>
    <style:style style:name="ce7" style:family="table-cell" style:parent-style-name="Heading_20_2">
      <style:table-cell-properties style:text-align-source="fix" style:repeat-content="false" fo:wrap-option="wrap" style:vertical-align="middle"/>
      <style:paragraph-properties fo:text-align="center" fo:margin-left="0mm"/>
      <style:text-properties style:font-name="Liberation Sans Narrow"/>
    </style:style>
    <style:style style:name="ce8" style:family="table-cell" style:parent-style-name="Heading_20_2">
      <style:table-cell-properties style:text-align-source="fix" style:repeat-content="false" style:vertical-align="middle"/>
      <style:paragraph-properties fo:text-align="center"/>
      <style:text-properties style:font-name="Liberation Sans Narrow"/>
    </style:style>
    <style:style style:name="ce9" style:family="table-cell" style:parent-style-name="Default">
      <style:table-cell-properties style:text-align-source="fix" style:repeat-content="false" fo:wrap-option="wrap" style:vertical-align="middle"/>
      <style:paragraph-properties fo:text-align="start" fo:margin-left="0mm"/>
      <style:text-properties style:font-name="Liberation Sans Narrow"/>
    </style:style>
    <style:style style:name="ce10" style:family="table-cell" style:parent-style-name="Default">
      <style:text-properties style:font-name="Liberation Sans Narrow" fo:language="en" fo:country="US"/>
    </style:style>
    <style:style style:name="ce11" style:family="table-cell" style:parent-style-name="Default">
      <style:table-cell-properties style:text-align-source="fix" style:repeat-content="false" fo:wrap-option="wrap"/>
      <style:paragraph-properties fo:text-align="start" fo:margin-left="0mm"/>
      <style:text-properties style:font-name="Liberation Sans Narrow"/>
    </style:style>
    <style:style style:name="ce312" style:family="table-cell" style:parent-style-name="Heading_20_1">
      <style:table-cell-properties style:text-align-source="fix" style:repeat-content="false" style:vertical-align="middle"/>
      <style:paragraph-properties fo:text-align="center"/>
    </style:style>
    <style:style style:name="ce329" style:family="table-cell" style:parent-style-name="Default">
      <style:table-cell-properties fo:padding="0.71mm"/>
    </style:style>
    <style:style style:name="ce64" style:family="table-cell" style:parent-style-name="Default">
      <style:table-cell-properties style:glyph-orientation-vertical="0" fo:border-bottom="2.49pt double-thin #000000" style:border-line-width-bottom="0.18mm 0.53mm 0.18mm"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71mm" fo:border-right="1.76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94" style:family="table-cell" style:parent-style-name="Note">
      <style:table-cell-properties style:text-align-source="fix" style:repeat-content="false" fo:wrap-option="wrap" style:vertical-align="middle"/>
      <style:paragraph-properties fo:text-align="center"/>
    </style:style>
    <style:style style:name="ce108" style:family="table-cell" style:parent-style-name="Footnote">
      <style:table-cell-properties style:text-align-source="fix" style:repeat-content="false" style:vertical-align="middle"/>
      <style:paragraph-properties fo:text-align="center"/>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6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8"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9"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0" style:family="table-cell" style:parent-style-name="Default">
      <style:table-cell-properties style:diagonal-bl-tr="none" style:diagonal-tl-br="none" fo:background-color="transparent" fo:border="none" fo:padding="0.71mm" style:rotation-align="none"/>
    </style:style>
    <style:style style:name="ce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3" style:family="table-cell" style:parent-style-name="Excel_5f_BuiltIn_5f_Good" style:data-style-name="N0">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fo:color="#008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4" style:family="table-cell" style:parent-style-name="Excel_5f_BuiltIn_5f_Comma" style:data-style-name="N1">
      <style:table-cell-properties style:glyph-orientation-vertical="0" fo:border-bottom="0.74pt solid #969696"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33996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5" style:family="table-cell" style:parent-style-name="Excel_5f_BuiltIn_5f_Comma" style:data-style-name="N1">
      <style:table-cell-properties style:glyph-orientation-vertical="0" fo:border-bottom="0.74pt solid #969696"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0.74pt solid #969696" style:vertical-align="automatic" loext:vertical-justify="auto"/>
      <style:paragraph-properties css3t:text-justify="auto" fo:margin-left="0mm" style:writing-mode="page"/>
      <style:text-properties fo:color="#33996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6" style:family="table-cell" style:parent-style-name="Default" style:data-style-name="N1">
      <style:table-cell-properties style:glyph-orientation-vertical="0" fo:border-bottom="0.74pt solid #969696" style:diagonal-bl-tr="none" style:diagonal-tl-br="none" style:text-align-source="value-type" style:repeat-content="false" fo:wrap-option="no-wrap" fo:border-left="none" style:direction="ltr" fo:padding="0.71mm" fo:border-right="none" style:rotation-angle="0" style:rotation-align="none" style:shrink-to-fit="false" fo:border-top="0.74pt solid #969696" style:vertical-align="automatic" loext:vertical-justify="auto"/>
      <style:paragraph-properties css3t:text-justify="auto" fo:margin-left="0mm" style:writing-mode="page"/>
      <style:text-properties fo:color="#33996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Excel_5f_BuiltIn_5f_Comma" style:data-style-name="N1">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8" style:family="table-cell" style:parent-style-name="Excel_5f_BuiltIn_5f_Comma" style:data-style-name="N1">
      <style:table-cell-properties style:glyph-orientation-vertical="0" fo:border-bottom="0.74pt solid #969696"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33996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9" style:family="table-cell" style:parent-style-name="Excel_5f_BuiltIn_5f_Comma" style:data-style-name="N1">
      <style:table-cell-properties style:glyph-orientation-vertical="0" fo:border-bottom="0.74pt solid #969696"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0.74pt solid #969696" style:vertical-align="middle" loext:vertical-justify="auto"/>
      <style:paragraph-properties css3t:text-justify="auto" fo:margin-left="0mm" style:writing-mode="page"/>
      <style:text-properties fo:color="#33996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1" style:family="table-cell" style:parent-style-name="Default">
      <style:table-cell-properties fo:padding="0.71mm"/>
      <style:text-properties fo:font-style="italic" style:font-style-asian="italic" style:font-style-complex="italic"/>
    </style:style>
    <style:style style:name="ce82" style:family="table-cell" style:parent-style-name="Excel_5f_BuiltIn_5f_Good" style:data-style-name="N0">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3" style:family="table-cell" style:parent-style-name="Excel_5f_BuiltIn_5f_Percent">
      <style:table-cell-properties style:glyph-orientation-vertical="0" fo:border-bottom="0.74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fo:color="#333333"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4" style:family="table-cell" style:parent-style-name="Excel_5f_BuiltIn_5f_Percent">
      <style:table-cell-properties style:glyph-orientation-vertical="0" fo:border-bottom="0.74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969696" style:vertical-align="automatic" loext:vertical-justify="auto"/>
      <style:paragraph-properties fo:text-align="center" css3t:text-justify="auto" fo:margin-left="0mm" style:writing-mode="page"/>
      <style:text-properties fo:color="#333333"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5" style:family="table-cell" style:parent-style-name="Excel_5f_BuiltIn_5f_Percent" style:data-style-name="N159">
      <style:table-cell-properties style:glyph-orientation-vertical="0" fo:border-bottom="0.74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969696" style:vertical-align="automatic" loext:vertical-justify="auto"/>
      <style:paragraph-properties fo:text-align="center" css3t:text-justify="auto" fo:margin-left="0mm" style:writing-mode="page"/>
      <style:text-properties fo:color="#333333"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6" style:family="table-cell" style:parent-style-name="Excel_5f_BuiltIn_5f_Percent">
      <style:table-cell-properties style:glyph-orientation-vertical="0" fo:border-bottom="0.74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7" style:family="table-cell" style:parent-style-name="Excel_5f_BuiltIn_5f_Percent">
      <style:table-cell-properties style:glyph-orientation-vertical="0" fo:border-bottom="0.74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969696"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8" style:family="table-cell" style:parent-style-name="Excel_5f_BuiltIn_5f_Bad" style:data-style-name="N0">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9c000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9" style:family="table-cell" style:parent-style-name="Excel_5f_BuiltIn_5f_Comma" style:data-style-name="N1">
      <style:table-cell-properties style:glyph-orientation-vertical="0" fo:border-bottom="0.74pt solid #969696" style:cell-protect="protected" style:print-content="true" style:diagonal-bl-tr="none" style:diagonal-tl-br="none" style:text-align-source="fix" style:repeat-content="false" fo:background-color="transparent" fo:wrap-option="no-wrap" fo:border-left="none" style:direction="ltr" fo:padding="0.71mm" fo:border-right="0.74pt solid #969696" style:rotation-angle="0" style:rotation-align="none" style:shrink-to-fit="false" fo:border-top="none" style:vertical-align="automatic" loext:vertical-justify="auto"/>
      <style:paragraph-properties fo:text-align="start" css3t:text-justify="auto" fo:margin-left="0mm" style:writing-mode="page"/>
      <style:text-properties fo:color="#9c000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0" style:family="table-cell" style:parent-style-name="Excel_5f_BuiltIn_5f_Comma" style:data-style-name="N1">
      <style:table-cell-properties style:glyph-orientation-vertical="0" fo:border-bottom="0.74pt solid #969696" style:cell-protect="protected" style:print-content="true" style:diagonal-bl-tr="none" style:diagonal-tl-br="none" style:text-align-source="fix" style:repeat-content="false" fo:background-color="transparent" fo:wrap-option="no-wrap" fo:border-left="none" style:direction="ltr" fo:padding="0.71mm" fo:border-right="0.74pt solid #969696" style:rotation-angle="0" style:rotation-align="none" style:shrink-to-fit="false" fo:border-top="0.74pt solid #969696" style:vertical-align="automatic" loext:vertical-justify="auto"/>
      <style:paragraph-properties fo:text-align="start" css3t:text-justify="auto" fo:margin-left="0mm" style:writing-mode="page"/>
      <style:text-properties fo:color="#9c000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1" style:family="table-cell" style:parent-style-name="Excel_5f_BuiltIn_5f_Comma" style:data-style-name="N1">
      <style:table-cell-properties style:glyph-orientation-vertical="0" fo:border-bottom="0.74pt solid #969696" style:cell-protect="protected" style:print-content="true" style:diagonal-bl-tr="none" style:diagonal-tl-br="none" style:text-align-source="fix" style:repeat-content="false" fo:background-color="transparent" fo:wrap-option="no-wrap" fo:border-left="none" style:direction="ltr" fo:padding="0.71mm" fo:border-right="0.74pt solid #969696" style:rotation-angle="0" style:rotation-align="none" style:shrink-to-fit="false" fo:border-top="none" style:vertical-align="middle" loext:vertical-justify="auto"/>
      <style:paragraph-properties fo:text-align="start" css3t:text-justify="auto" fo:margin-left="0mm" style:writing-mode="page"/>
      <style:text-properties fo:color="#9c000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2" style:family="table-cell" style:parent-style-name="Excel_5f_BuiltIn_5f_Comma" style:data-style-name="N1">
      <style:table-cell-properties style:glyph-orientation-vertical="0" fo:border-bottom="0.74pt solid #969696" style:cell-protect="protected" style:print-content="true" style:diagonal-bl-tr="none" style:diagonal-tl-br="none" style:text-align-source="fix" style:repeat-content="false" fo:background-color="transparent" fo:wrap-option="no-wrap" fo:border-left="none" style:direction="ltr" fo:padding="0.71mm" fo:border-right="0.74pt solid #969696" style:rotation-angle="0" style:rotation-align="none" style:shrink-to-fit="false" fo:border-top="0.74pt solid #969696" style:vertical-align="middle" loext:vertical-justify="auto"/>
      <style:paragraph-properties fo:text-align="start" css3t:text-justify="auto" fo:margin-left="0mm" style:writing-mode="page"/>
      <style:text-properties fo:color="#9c000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3" style:family="table-cell" style:parent-style-name="Default" style:data-style-name="N1">
      <style:table-cell-properties fo:padding="0.71mm"/>
      <style:text-properties fo:font-style="italic" style:font-style-asian="italic" style:font-style-complex="italic"/>
    </style:style>
    <style:style style:name="ce18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5" style:family="table-cell" style:parent-style-name="Excel_5f_BuiltIn_5f_Bad"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80008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96"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80008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7" style:family="table-cell" style:parent-style-name="Default" style:data-style-name="N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80008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8" style:family="table-cell" style:parent-style-name="Excel_5f_BuiltIn_5f_Good"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8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9" style:family="table-cell" style:parent-style-name="Default">
      <style:table-cell-properties style:glyph-orientation-vertical="0" fo:border-bottom="0.74pt solid #969696" style:diagonal-bl-tr="none" style:diagonal-tl-br="none" style:text-align-source="fix" style:repeat-content="false" fo:wrap-option="no-wrap" fo:border-left="0.74pt solid #969696" style:direction="ltr" fo:padding="0.71mm" fo:border-right="0.74pt solid #000000" style:rotation-angle="0" style:rotation-align="none" style:shrink-to-fit="false" fo:border-top="1.76pt solid #000000" style:vertical-align="automatic" loext:vertical-justify="auto"/>
      <style:paragraph-properties fo:text-align="end" css3t:text-justify="auto" fo:margin-left="0mm" style:writing-mode="page"/>
      <style:text-properties fo:color="#33996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0" style:family="table-cell" style:parent-style-name="Default">
      <style:table-cell-properties style:glyph-orientation-vertical="0" fo:border-bottom="0.74pt solid #969696" style:diagonal-bl-tr="none" style:diagonal-tl-br="none" style:text-align-source="fix" style:repeat-content="false" fo:wrap-option="no-wrap" fo:border-left="0.74pt solid #969696" style:direction="ltr" fo:padding="0.71mm" fo:border-right="0.74pt solid #000000" style:rotation-angle="0" style:rotation-align="none" style:shrink-to-fit="false" fo:border-top="0.74pt solid #969696" style:vertical-align="automatic" loext:vertical-justify="auto"/>
      <style:paragraph-properties fo:text-align="end" css3t:text-justify="auto" fo:margin-left="0mm" style:writing-mode="page"/>
      <style:text-properties fo:color="#33996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1" style:family="table-cell" style:parent-style-name="Default">
      <style:table-cell-properties style:glyph-orientation-vertical="0" fo:border-bottom="0.74pt solid #969696" style:diagonal-bl-tr="none" style:diagonal-tl-br="none" style:text-align-source="fix" style:repeat-content="false" fo:background-color="transparent" fo:wrap-option="no-wrap" fo:border-left="0.74pt solid #969696"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fo:color="#33996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2" style:family="table-cell" style:parent-style-name="Default" style:data-style-name="N1">
      <style:table-cell-properties style:glyph-orientation-vertical="0" fo:border-bottom="0.74pt solid #969696" style:diagonal-bl-tr="none" style:diagonal-tl-br="none" style:text-align-source="fix" style:repeat-content="false" fo:background-color="transparent" fo:wrap-option="no-wrap" fo:border-left="0.74pt solid #969696" style:direction="ltr" fo:padding="0.71mm" fo:border-right="0.74pt solid #000000" style:rotation-angle="0" style:rotation-align="none" style:shrink-to-fit="false" fo:border-top="0.74pt solid #969696" style:vertical-align="middle" loext:vertical-justify="auto"/>
      <style:paragraph-properties fo:text-align="end" css3t:text-justify="auto" fo:margin-left="0mm" style:writing-mode="page"/>
      <style:text-properties fo:color="#33996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3" style:family="table-cell" style:parent-style-name="Default">
      <style:table-cell-properties style:glyph-orientation-vertical="0" fo:border-bottom="0.74pt solid #969696" style:diagonal-bl-tr="none" style:diagonal-tl-br="none" style:text-align-source="fix" style:repeat-content="false" fo:background-color="transparent" fo:wrap-option="no-wrap" fo:border-left="0.74pt solid #969696" style:direction="ltr" fo:padding="0.71mm" fo:border-right="0.74pt solid #000000" style:rotation-angle="0" style:rotation-align="none" style:shrink-to-fit="false" fo:border-top="0.74pt solid #969696" style:vertical-align="middle" loext:vertical-justify="auto"/>
      <style:paragraph-properties fo:text-align="end" css3t:text-justify="auto" fo:margin-left="0mm" style:writing-mode="page"/>
      <style:text-properties fo:color="#33996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4" style:family="table-cell" style:parent-style-name="Default">
      <style:table-cell-properties style:glyph-orientation-vertical="0" fo:border-bottom="0.74pt solid #969696" style:diagonal-bl-tr="none" style:diagonal-tl-br="none" style:text-align-source="fix" style:repeat-content="false" fo:wrap-option="no-wrap" fo:border-left="none" style:direction="ltr" fo:padding="0.71mm" fo:border-right="0.74pt solid #969696" style:rotation-angle="0" style:rotation-align="none" style:shrink-to-fit="false" fo:border-top="none" style:vertical-align="automatic" loext:vertical-justify="auto"/>
      <style:paragraph-properties fo:text-align="start" css3t:text-justify="auto" fo:margin-left="0mm" style:writing-mode="page"/>
      <style:text-properties fo:color="#9c000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5" style:family="table-cell" style:parent-style-name="Default">
      <style:table-cell-properties style:glyph-orientation-vertical="0" fo:border-bottom="0.74pt solid #969696" style:diagonal-bl-tr="none" style:diagonal-tl-br="none" style:text-align-source="fix" style:repeat-content="false" fo:wrap-option="no-wrap" fo:border-left="none" style:direction="ltr" fo:padding="0.71mm" fo:border-right="0.74pt solid #969696" style:rotation-angle="0" style:rotation-align="none" style:shrink-to-fit="false" fo:border-top="0.74pt solid #969696" style:vertical-align="automatic" loext:vertical-justify="auto"/>
      <style:paragraph-properties fo:text-align="start" css3t:text-justify="auto" fo:margin-left="0mm" style:writing-mode="page"/>
      <style:text-properties fo:color="#9c000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6" style:family="table-cell" style:parent-style-name="Default" style:data-style-name="N3">
      <style:table-cell-properties style:glyph-orientation-vertical="0" fo:border-bottom="0.74pt solid #969696" style:diagonal-bl-tr="none" style:diagonal-tl-br="none" style:text-align-source="fix" style:repeat-content="false" fo:wrap-option="no-wrap" fo:border-left="none" style:direction="ltr" fo:padding="0.71mm" fo:border-right="0.74pt solid #969696" style:rotation-angle="0" style:rotation-align="none" style:shrink-to-fit="false" fo:border-top="none" style:vertical-align="middle" loext:vertical-justify="auto"/>
      <style:paragraph-properties fo:text-align="start" css3t:text-justify="auto" fo:margin-left="0mm" style:writing-mode="page"/>
      <style:text-properties fo:color="#9c000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7" style:family="table-cell" style:parent-style-name="Default" style:data-style-name="N3">
      <style:table-cell-properties style:glyph-orientation-vertical="0" fo:border-bottom="0.74pt solid #969696" style:diagonal-bl-tr="none" style:diagonal-tl-br="none" style:text-align-source="fix" style:repeat-content="false" fo:wrap-option="no-wrap" fo:border-left="none" style:direction="ltr" fo:padding="0.71mm" fo:border-right="0.74pt solid #969696" style:rotation-angle="0" style:rotation-align="none" style:shrink-to-fit="false" fo:border-top="0.74pt solid #969696" style:vertical-align="middle" loext:vertical-justify="auto"/>
      <style:paragraph-properties fo:text-align="start" css3t:text-justify="auto" fo:margin-left="0mm" style:writing-mode="page"/>
      <style:text-properties fo:color="#9c000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Heading_20_1">
      <style:table-cell-properties style:text-align-source="fix" style:repeat-content="false" style:vertical-align="middle"/>
      <style:paragraph-properties fo:text-align="center"/>
      <style:text-properties fo:font-size="17.9500007629395pt" fo:language="en" fo:country="US"/>
    </style:style>
    <style:style style:name="ce199" style:family="table-cell" style:parent-style-name="Default">
      <style:text-properties style:use-window-font-color="true"/>
    </style:style>
    <style:style style:name="ce59" style:family="table-cell" style:parent-style-name="Note">
      <style:table-cell-properties style:text-align-source="fix" style:repeat-content="false" fo:wrap-option="wrap" style:vertical-align="middle"/>
      <style:paragraph-properties fo:text-align="center"/>
      <style:text-properties fo:font-size="10pt" fo:language="en" fo:country="US"/>
    </style:style>
    <style:style style:name="ce200" style:family="table-cell" style:parent-style-name="Excel_5f_BuiltIn_5f_Good"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201" style:family="table-cell" style:parent-style-name="Excel_5f_BuiltIn_5f_Good" style:data-style-name="N0">
      <style:table-cell-properties style:glyph-orientation-vertical="0" fo:border-bottom="1.76pt solid #000000"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202" style:family="table-cell" style:parent-style-name="Excel_5f_BuiltIn_5f_Comma"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03" style:family="table-cell" style:parent-style-name="Excel_5f_BuiltIn_5f_Comma" style:data-style-name="N16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3.53m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04" style:family="table-cell" style:parent-style-name="Default" style:data-style-name="N16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3.53m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05" style:family="table-cell" style:parent-style-name="Default" style:data-style-name="N163">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06" style:family="table-cell" style:parent-style-name="Default" style:data-style-name="N16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07" style:family="table-cell" style:parent-style-name="Default" style:data-style-name="N16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80" style:family="table-cell" style:parent-style-name="Default" style:data-style-name="N16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3.53m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1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none" style:rotation-angle="0" style:rotation-align="none" style:shrink-to-fit="false" fo:border-top="1.76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46"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11"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fo:color="#008000" style:text-outline="false" style:text-line-through-style="none" style:text-line-through-type="none" style:font-name="Times New Roman" fo:font-size="8pt" fo:font-style="italic" fo:text-shadow="none" style:text-underline-style="none" fo:font-weight="bold" style:font-size-asian="8pt" style:font-style-asian="italic" style:font-weight-asian="bold" style:font-name-complex="Times New Roman" style:font-size-complex="8pt" style:font-style-complex="italic" style:font-weight-complex="bold"/>
    </style:style>
    <style:style style:name="ce392" style:family="table-cell" style:parent-style-name="Default" style:data-style-name="N1">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90" style:rotation-align="bottom" style:shrink-to-fit="false" fo:border-top="1.76pt solid #000000" style:vertical-align="middle" loext:vertical-justify="auto"/>
      <style:paragraph-properties fo:text-align="end" css3t:text-justify="auto" fo:margin-left="0mm" style:writing-mode="page"/>
      <style:text-properties fo:color="#0066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90" style:rotation-align="none" style:shrink-to-fit="false" style:vertical-align="middle" loext:vertical-justify="auto"/>
      <style:paragraph-properties fo:text-align="end" css3t:text-justify="auto" fo:margin-left="0mm" style:writing-mode="page"/>
      <style:text-properties fo:color="#0066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9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6600" style:text-outline="false" style:text-line-through-style="none" style:text-line-through-type="none" style:font-name="Times New Roman" fo:font-size="9pt" fo:font-style="italic" fo:text-shadow="none" style:text-underline-style="none" fo:font-weight="bold" style:font-size-asian="9pt" style:font-style-asian="italic" style:font-weight-asian="bold" style:font-name-complex="Times New Roman" style:font-size-complex="9pt" style:font-style-complex="italic" style:font-weight-complex="bold"/>
    </style:style>
    <style:style style:name="ce12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90" style:rotation-align="bottom" style:shrink-to-fit="false" fo:border-top="1.76pt solid #000000" style:vertical-align="middle" loext:vertical-justify="auto"/>
      <style:paragraph-properties fo:text-align="end" css3t:text-justify="auto" fo:margin-left="0mm" style:writing-mode="page"/>
      <style:text-properties fo:color="#0066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1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6600" style:text-outline="false" style:text-line-through-style="none" style:text-line-through-type="none" style:font-name="Times New Roman" fo:font-size="9pt" fo:font-style="italic" fo:text-shadow="none" style:text-underline-style="none" fo:font-weight="bold" style:font-size-asian="9pt" style:font-style-asian="italic" style:font-weight-asian="bold" style:font-name-complex="Times New Roman" style:font-size-complex="9pt" style:font-style-complex="italic" style:font-weight-complex="bold"/>
    </style:style>
    <style:style style:name="ce11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3.53m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19" style:family="table-cell" style:parent-style-name="Excel_5f_BuiltIn_5f_Good"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8000"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121" style:family="table-cell" style:parent-style-name="Default">
      <style:table-cell-properties style:glyph-orientation-vertical="0" fo:border-bottom="0.74pt solid #969696" style:diagonal-bl-tr="none" style:diagonal-tl-br="none" style:text-align-source="fix" style:repeat-content="false" fo:background-color="transparent" fo:wrap-option="no-wrap" fo:border-left="0.74pt solid #969696" style:direction="ltr" fo:padding="0.71mm" fo:border-right="none" style:rotation-angle="0" style:rotation-align="none" style:shrink-to-fit="false" fo:border-top="1.76pt solid #000000" style:vertical-align="top" loext:vertical-justify="auto"/>
      <style:paragraph-properties fo:text-align="end" css3t:text-justify="auto" fo:margin-left="0m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22" style:family="table-cell" style:parent-style-name="Default">
      <style:table-cell-properties style:glyph-orientation-vertical="0" fo:border-bottom="0.74pt solid #969696" style:diagonal-bl-tr="none" style:diagonal-tl-br="none" style:text-align-source="fix" style:repeat-content="false" fo:background-color="transparent" fo:wrap-option="no-wrap" fo:border-left="0.74pt solid #969696"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2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24" style:family="table-cell" style:parent-style-name="Default" style:data-style-name="N163">
      <style:table-cell-properties style:glyph-orientation-vertical="0" fo:border-bottom="non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1.76pt solid #000000" style:vertical-align="top" loext:vertical-justify="auto"/>
      <style:paragraph-properties css3t:text-justify="auto" fo:margin-left="0mm" style:writing-mode="page"/>
      <style:text-properties fo:color="#339966"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25" style:family="table-cell" style:parent-style-name="Default" style:data-style-name="N163">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339966"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6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8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27"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135"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06pt solid #000000"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36" style:family="table-cell" style:parent-style-name="Default">
      <style:table-cell-properties style:glyph-orientation-vertical="0" fo:border-bottom="none" style:diagonal-bl-tr="none" style:diagonal-tl-br="none" style:text-align-source="fix" style:repeat-content="false" fo:background-color="transparent" fo:wrap-option="no-wrap" fo:border-left="0.06pt solid #000000"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42" style:family="table-cell" style:parent-style-name="Default">
      <style:table-cell-properties style:glyph-orientation-vertical="0" fo:border-bottom="none" style:diagonal-bl-tr="none" style:diagonal-tl-br="none" style:text-align-source="fix" style:repeat-content="false" fo:background-color="transparent" fo:wrap-option="no-wrap" fo:border-left="0.06pt solid #000000"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43"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06pt solid #000000" style:direction="ltr" fo:padding="0.71mm" fo:border-right="0.0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44"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06pt solid #000000"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35"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fo:color="#9c0006" style:text-outline="false" style:text-line-through-style="none" style:text-line-through-type="none" style:font-name="Times New Roman" fo:font-size="8pt" fo:font-style="italic" fo:text-shadow="none" style:text-underline-style="none" fo:font-weight="bold" style:font-size-asian="8pt" style:font-style-asian="italic" style:font-weight-asian="bold" style:font-name-complex="Times New Roman" style:font-size-complex="8pt" style:font-style-complex="italic" style:font-weight-complex="bold"/>
    </style:style>
    <style:style style:name="ce413" style:family="table-cell" style:parent-style-name="Default" style:data-style-name="N1">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90" style:rotation-align="bottom" style:shrink-to-fit="false" fo:border-top="1.76pt solid #000000" style:vertical-align="middle" loext:vertical-justify="auto"/>
      <style:paragraph-properties fo:text-align="end" css3t:text-justify="auto" fo:margin-left="0mm" style:writing-mode="page"/>
      <style:text-properties fo:color="#9c0006"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90" style:rotation-align="none" style:shrink-to-fit="false" style:vertical-align="automatic" loext:vertical-justify="auto"/>
      <style:paragraph-properties fo:text-align="end" css3t:text-justify="auto" fo:margin-left="0mm" style:writing-mode="page"/>
      <style:text-properties fo:color="#9c0006"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15" style:family="table-cell" style:parent-style-name="Default" style:data-style-name="N1">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969696" style:rotation-angle="90" style:rotation-align="bottom" style:shrink-to-fit="false" fo:border-top="1.76pt solid #000000" style:vertical-align="middle" loext:vertical-justify="auto"/>
      <style:paragraph-properties fo:text-align="end" css3t:text-justify="auto" fo:margin-left="0mm" style:writing-mode="page"/>
      <style:text-properties fo:color="#9c0006"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1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969696" style:rotation-angle="90" style:rotation-align="bottom" style:shrink-to-fit="false" fo:border-top="0.74pt solid #000000" style:vertical-align="automatic" loext:vertical-justify="auto"/>
      <style:paragraph-properties fo:text-align="end" css3t:text-justify="auto" fo:margin-left="0mm" style:writing-mode="page"/>
      <style:text-properties fo:color="#9c0006"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17"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71mm" fo:border-right="none" style:rotation-angle="90" style:rotation-align="bottom" style:shrink-to-fit="false" fo:border-top="none" style:vertical-align="automatic" loext:vertical-justify="auto"/>
      <style:paragraph-properties fo:text-align="end" css3t:text-justify="auto" fo:margin-left="0mm" style:writing-mode="page"/>
      <style:text-properties fo:color="#9c0006"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37" style:family="table-cell" style:parent-style-name="Excel_5f_BuiltIn_5f_Bad"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9c0006" style:text-outline="false" style:text-line-through-style="none" style:text-line-through-type="none" style:font-name="Times New Roman" fo:font-size="8pt" fo:language="en" fo:country="US"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138" style:family="table-cell" style:parent-style-name="Default">
      <style:table-cell-properties style:glyph-orientation-vertical="0" fo:border-bottom="0.74pt solid #969696" style:diagonal-bl-tr="none" style:diagonal-tl-br="none" style:text-align-source="value-type" style:repeat-content="false" fo:background-color="transparent" fo:wrap-option="no-wrap" fo:border-left="0.74pt solid #969696"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3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41" style:family="table-cell" style:parent-style-name="Excel_5f_BuiltIn_5f_Comma"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8pt" fo:language="en" fo:country="US"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3" style:family="table-cell" style:parent-style-name="Excel_5f_BuiltIn_5f_Comma" style:data-style-name="N163">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start" css3t:text-justify="auto" fo:margin-left="3.53m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68" style:family="table-cell" style:parent-style-name="Heading_20_1" style:data-style-name="N0">
      <style:table-cell-properties style:glyph-orientation-vertical="0" fo:background-color="#ccffcc" style:cell-protect="protected" style:print-content="true" style:diagonal-bl-tr="none" style:diagonal-tl-br="none" style:text-align-source="fix" style:repeat-content="false" fo:wrap-option="no-wrap" fo:border="none" style:direction="ltr" style:rotation-angle="0" style:shrink-to-fit="false" style:vertical-align="middle" loext:vertical-justify="auto"/>
      <style:paragraph-properties fo:text-align="start" css3t:text-justify="auto" fo:margin-left="0mm" style:writing-mode="page"/>
      <style:text-properties style:font-name="Liberation Sans Narrow"/>
    </style:style>
    <style:style style:name="ce169" style:family="table-cell" style:parent-style-name="Note" style:data-style-name="N0">
      <style:table-cell-properties style:glyph-orientation-vertical="0" style:cell-protect="protected" style:print-content="true" style:text-align-source="fix" style:repeat-content="false" fo:wrap-option="no-wrap" style:direction="ltr" style:rotation-angle="0" style:shrink-to-fit="false" style:vertical-align="middle" loext:vertical-justify="auto"/>
      <style:paragraph-properties fo:text-align="start" css3t:text-justify="auto" fo:margin-left="0mm" style:writing-mode="page"/>
      <style:text-properties style:font-name="Liberation Sans Narrow"/>
    </style:style>
    <style:style style:name="ce170" style:family="table-cell" style:parent-style-name="Good" style:data-style-name="N0">
      <style:table-cell-properties style:glyph-orientation-vertical="0" style:cell-protect="protected" style:print-content="true" style:diagonal-bl-tr="none" style:diagonal-tl-br="none" style:text-align-source="value-type" style:repeat-content="false" fo:wrap-option="no-wrap" fo:border="none" style:direction="ltr" style:rotation-angle="0" style:shrink-to-fit="false" style:vertical-align="automatic" loext:vertical-justify="auto"/>
      <style:paragraph-properties css3t:text-justify="auto" fo:margin-left="0mm" style:writing-mode="page"/>
      <style:text-properties style:font-name="Liberation Sans Narrow"/>
    </style:style>
    <style:style style:name="ce171" style:family="table-cell" style:parent-style-name="Default">
      <style:table-cell-properties fo:padding="0.71mm"/>
      <style:text-properties style:font-name="Liberation Sans Narrow" fo:font-weight="bold" style:font-weight-asian="bold" style:font-weight-complex="bold"/>
      <style:map style:condition="is-true-formula(AND(COUNTIF([.$A$5:.$A$79];[.A5])&gt;1;NOT(ISBLANK([.A5]))))" style:apply-style-name="Excel_5f_CondFormat_5f_1_5f_3_5f_1_20_1" style:base-cell-address="FeatFreqDist_NegativeDSs.A5"/>
    </style:style>
    <style:style style:name="ce172" style:family="table-cell" style:parent-style-name="Default">
      <style:table-cell-properties fo:padding="0.71mm"/>
      <style:text-properties style:font-name="Liberation Sans Narrow" fo:font-weight="bold" style:font-weight-asian="bold" style:font-weight-complex="bold"/>
    </style:style>
    <style:style style:name="ce173" style:family="table-cell" style:parent-style-name="Default">
      <style:table-cell-properties fo:padding="0.71mm"/>
      <style:text-properties style:font-name="Liberation Sans Narrow"/>
    </style:style>
    <style:style style:name="ce267" style:family="table-cell" style:parent-style-name="Default" style:data-style-name="N0">
      <style:table-cell-properties style:glyph-orientation-vertical="0" style:cell-protect="protected" style:print-content="true" style:diagonal-bl-tr="none" style:diagonal-tl-br="none" style:text-align-source="value-type" style:repeat-content="false" fo:wrap-option="no-wrap" fo:border="none" style:direction="ltr" style:rotation-angle="0" style:shrink-to-fit="false" style:vertical-align="automatic" loext:vertical-justify="auto"/>
      <style:paragraph-properties css3t:text-justify="auto" fo:margin-left="0mm" style:writing-mode="page"/>
      <style:text-properties style:font-name="Liberation Sans Narrow"/>
    </style:style>
    <style:style style:name="ce175" style:family="table-cell" style:parent-style-name="Default">
      <style:table-cell-properties fo:padding="0.71mm"/>
      <style:text-properties style:font-name="Liberation Sans Narrow" fo:font-weight="bold" style:font-weight-asian="bold" style:font-weight-complex="bold"/>
      <style:map style:condition="is-true-formula(AND(COUNTIF([.$C$5:.$C$75];[.C5])&gt;1;NOT(ISBLANK([.C5]))))" style:apply-style-name="Excel_5f_CondFormat_5f_1_5f_2_5f_1_20_1" style:base-cell-address="FeatFreqDist_NegativeDSs.C5"/>
    </style:style>
    <style:style style:name="ce176" style:family="table-cell" style:parent-style-name="Default">
      <style:table-cell-properties fo:padding="0.71mm"/>
      <style:text-properties style:font-name="Liberation Sans Narrow" fo:font-weight="bold" style:font-weight-asian="bold" style:font-weight-complex="bold"/>
      <style:map style:condition="is-true-formula(AND(COUNTIF([.$E$5:.$E$73];[.E5])&gt;1;NOT(ISBLANK([.E5]))))" style:apply-style-name="Excel_5f_CondFormat_5f_1_5f_1_5f_1_20_1" style:base-cell-address="FeatFreqDist_NegativeDSs.E5"/>
    </style:style>
    <style:style style:name="ce177" style:family="table-cell" style:parent-style-name="Good">
      <style:text-properties style:font-name="Liberation Sans Narrow"/>
    </style:style>
    <style:style style:name="ce178" style:family="table-cell" style:parent-style-name="Default" style:data-style-name="N0">
      <style:table-cell-properties style:glyph-orientation-vertical="0" style:cell-protect="protected" style:print-content="true" style:diagonal-bl-tr="none" style:diagonal-tl-br="none" style:text-align-source="value-type" style:repeat-content="false" fo:wrap-option="no-wrap" fo:border="none" style:direction="ltr" style:rotation-angle="0" style:shrink-to-fit="false" style:vertical-align="automatic" loext:vertical-justify="auto"/>
      <style:paragraph-properties css3t:text-justify="auto" fo:margin-left="0mm" style:writing-mode="page"/>
      <style:text-properties style:font-name="Liberation Sans Narrow" style:font-weight-asian="bold" style:font-weight-complex="bold"/>
    </style:style>
    <style:style style:name="ce179" style:family="table-cell" style:parent-style-name="Good" style:data-style-name="N0">
      <style:table-cell-properties style:glyph-orientation-vertical="0" style:cell-protect="protected" style:print-content="true" style:diagonal-bl-tr="none" style:diagonal-tl-br="none" style:text-align-source="value-type" style:repeat-content="false" fo:wrap-option="no-wrap" fo:border="none" style:direction="ltr" style:rotation-angle="0" style:shrink-to-fit="false" style:vertical-align="automatic" loext:vertical-justify="auto"/>
      <style:paragraph-properties css3t:text-justify="auto" fo:margin-left="0mm" style:writing-mode="page"/>
      <style:text-properties style:font-name="Liberation Sans Narrow" style:font-weight-asian="bold" style:font-weight-complex="bold"/>
    </style:style>
    <style:style style:name="ce180" style:family="table-cell" style:parent-style-name="Default">
      <style:text-properties style:font-name="Liberation Sans Narrow" fo:font-weight="bold" style:font-weight-asian="bold" style:font-weight-complex="bold"/>
    </style:style>
    <style:style style:name="ce187" style:family="table-cell" style:parent-style-name="Default">
      <style:text-properties style:font-name="Times New Roman"/>
    </style:style>
    <style:style style:name="ce188" style:family="table-cell" style:parent-style-name="Default">
      <style:table-cell-properties fo:border-bottom="none" fo:border-left="none" fo:border-right="0.06pt solid #000000" fo:border-top="none"/>
      <style:text-properties style:font-name="Times New Roman"/>
    </style:style>
    <style:style style:name="ce27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77" style:family="table-cell" style:parent-style-name="Default">
      <style:table-cell-properties style:diagonal-bl-tr="none" style:diagonal-tl-br="none" style:text-align-source="fix" style:repeat-content="false" fo:wrap-option="no-wrap" fo:border="0.06pt solid #000000" style:direction="ltr" style:rotation-angle="90" style:rotation-align="bottom"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Calibri1" style:font-size-complex="16pt" style:font-style-complex="normal" style:font-weight-complex="bold"/>
    </style:style>
    <style:style style:name="ce425" style:family="table-cell" style:parent-style-name="Default">
      <style:table-cell-properties style:diagonal-bl-tr="none" style:diagonal-tl-br="none" style:text-align-source="fix" style:repeat-content="false" fo:wrap-option="no-wrap" fo:border="0.06pt solid #000000" style:direction="ltr" style:rotation-angle="90" style:rotation-align="bottom"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79" style:family="table-cell" style:parent-style-name="Default">
      <style:table-cell-properties fo:border-bottom="none" fo:border-left="none" fo:border-right="none" fo:border-top="0.06pt solid #000000"/>
      <style:text-properties style:font-name="Times New Roman"/>
    </style:style>
    <style:style style:name="ce28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a650c"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Calibri1" style:font-size-complex="16pt" style:font-style-complex="normal" style:font-weight-complex="bold"/>
    </style:style>
    <style:style style:name="ce28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97040c"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Calibri1" style:font-size-complex="16pt" style:font-style-complex="normal" style:font-weight-complex="bold"/>
    </style:style>
    <style:style style:name="ce1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font-name="Times New Roman"/>
    </style:style>
    <style:style style:name="ce28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Calibri1" style:font-size-complex="12pt" style:font-style-complex="italic" style:font-weight-complex="bold"/>
    </style:style>
    <style:style style:name="ce284"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Times New Roman" fo:font-size="11pt" fo:font-style="italic" fo:text-shadow="none" style:text-underline-style="none" fo:font-weight="bold" style:font-size-asian="11pt" style:font-style-asian="italic" style:font-weight-asian="bold" style:font-name-complex="Calibri1" style:font-size-complex="11pt" style:font-style-complex="italic" style:font-weight-complex="bold"/>
    </style:style>
    <style:style style:name="ce28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end" css3t:text-justify="auto" fo:margin-left="0mm" style:writing-mode="page"/>
      <style:text-properties fo:color="#006600" style:font-name="Times New Roman"/>
    </style:style>
    <style:style style:name="ce286" style:family="table-cell" style:parent-style-name="Default">
      <style:table-cell-properties style:text-align-source="fix" style:repeat-content="false" fo:border="0.06pt solid #000000" style:vertical-align="automatic"/>
      <style:paragraph-properties fo:text-align="end" fo:margin-left="0mm"/>
      <style:text-properties fo:color="#808080" style:font-name="Times New Roman" fo:font-size="8pt" style:font-size-asian="8pt" style:font-size-complex="8pt"/>
    </style:style>
    <style:style style:name="ce28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end" css3t:text-justify="auto" fo:margin-left="0mm" style:writing-mode="page"/>
      <style:text-properties style:use-window-font-color="true" style:font-name="Times New Roman"/>
    </style:style>
    <style:style style:name="ce28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end" css3t:text-justify="auto" fo:margin-left="0mm" style:writing-mode="page"/>
      <style:text-properties style:font-name="Times New Roman"/>
    </style:style>
    <style:style style:name="ce28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end" css3t:text-justify="auto" fo:margin-left="0mm" style:writing-mode="page"/>
      <style:text-properties fo:color="#9c0006" style:font-name="Times New Roman"/>
    </style:style>
    <style:style style:name="ce290" style:family="table-cell" style:parent-style-name="Default">
      <style:table-cell-properties fo:border-bottom="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end" css3t:text-justify="auto" fo:margin-left="0mm" style:writing-mode="page"/>
      <style:text-properties style:font-name="Times New Roman"/>
    </style:style>
    <style:style style:name="ce2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font-name="Times New Roman" fo:font-size="10pt" style:font-size-asian="10pt" style:font-size-complex="10pt"/>
    </style:style>
    <style:style style:name="ce292" style:family="table-cell" style:parent-style-name="Default">
      <style:table-cell-properties style:diagonal-bl-tr="none" style:diagonal-tl-br="none" style:text-align-source="fix" style:repeat-content="false" fo:wrap-option="wrap" fo:border="0.06pt solid #000000" style:direction="ltr" style:rotation-angle="9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8pt" fo:font-style="italic" fo:text-shadow="none" style:text-underline-style="none" fo:font-weight="bold" style:font-size-asian="8pt" style:font-style-asian="italic" style:font-weight-asian="bold" style:font-name-complex="Calibri1" style:font-size-complex="8pt" style:font-style-complex="italic" style:font-weight-complex="bold"/>
    </style:style>
    <style:style style:name="ce293"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0pt" fo:font-style="italic" fo:text-shadow="none" style:text-underline-style="none" fo:font-weight="bold" style:font-size-asian="10pt" style:font-style-asian="italic" style:font-weight-asian="bold" style:font-name-complex="Calibri1" style:font-size-complex="10pt" style:font-style-complex="italic" style:font-weight-complex="bold"/>
    </style:style>
    <style:style style:name="ce29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automatic" loext:vertical-justify="auto"/>
      <style:paragraph-properties fo:text-align="end" css3t:text-justify="auto" fo:margin-left="0mm" style:writing-mode="page"/>
      <style:text-properties style:use-window-font-color="true" style:font-name="Times New Roman" fo:font-size="10pt" style:font-size-asian="10pt" style:font-size-complex="10pt"/>
    </style:style>
    <style:style style:name="ce295" style:family="table-cell" style:parent-style-name="Default">
      <style:table-cell-properties style:text-align-source="fix" style:repeat-content="false" style:vertical-align="automatic"/>
      <style:paragraph-properties fo:text-align="end" fo:margin-left="0mm"/>
      <style:text-properties style:use-window-font-color="true" style:font-name="Times New Roman" fo:font-size="10pt" style:font-size-asian="10pt" style:font-size-complex="10pt"/>
    </style:style>
    <style:style style:name="ce29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font-name="Times New Roman" fo:font-size="10pt" style:font-size-asian="10pt" style:font-size-complex="10pt"/>
    </style:style>
    <style:style style:name="ce29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automatic" loext:vertical-justify="auto"/>
      <style:paragraph-properties fo:text-align="end" css3t:text-justify="auto" fo:margin-left="0mm" style:writing-mode="page"/>
      <style:text-properties style:use-window-font-color="true" style:font-name="Times New Roman" fo:font-size="10pt" style:font-size-asian="10pt" style:font-size-complex="10pt"/>
    </style:style>
    <style:style style:name="ce298" style:family="table-cell" style:parent-style-name="Default">
      <style:table-cell-properties fo:border-bottom="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end" css3t:text-justify="auto" fo:margin-left="0mm" style:writing-mode="page"/>
      <style:text-properties style:use-window-font-color="true" style:font-name="Times New Roman" fo:font-size="10pt" style:font-size-asian="10pt" style:font-size-complex="10pt"/>
    </style:style>
    <style:style style:name="ce29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08" style:family="table-cell" style:parent-style-name="Default">
      <style:table-cell-properties style:diagonal-bl-tr="none" style:diagonal-tl-br="none" fo:border="0.06pt solid #000000" style:rotation-align="non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14" style:family="table-cell" style:parent-style-name="Default">
      <style:table-cell-properties fo:border-bottom="none" style:diagonal-bl-tr="none" style:diagonal-tl-br="none" fo:border-left="none" fo:border-right="none" style:rotation-align="none" fo:border-top="0.06pt solid #000000"/>
      <style:text-properties fo:color="#7f4e2c" style:font-name="Times New Roman" fo:font-weight="bold" style:font-weight-asian="bold" style:font-weight-complex="bold"/>
    </style:style>
    <style:style style:name="ce210" style:family="table-cell" style:parent-style-name="Default">
      <style:table-cell-properties style:diagonal-bl-tr="none" style:diagonal-tl-br="none" fo:border="none" style:rotation-align="none"/>
      <style:text-properties fo:color="#80b1d3" style:font-name="Times New Roman" fo:language="en" fo:country="US"/>
    </style:style>
    <style:style style:name="ce212" style:family="table-cell" style:parent-style-name="Default">
      <style:table-cell-properties fo:border-bottom="0.06pt solid #000000" style:diagonal-bl-tr="none" style:diagonal-tl-br="none" fo:border-left="none" fo:border-right="none" style:rotation-align="none" fo:border-top="none"/>
      <style:text-properties fo:color="#fb8072" style:font-name="Times New Roman"/>
    </style:style>
    <style:style style:name="ce209" style:family="table-cell" style:parent-style-name="Default">
      <style:table-cell-properties style:diagonal-bl-tr="none" style:diagonal-tl-br="none" fo:border="none" style:rotation-align="none"/>
      <style:text-properties fo:color="#7f4e2c" style:font-name="Times New Roman" fo:font-weight="bold" style:font-weight-asian="bold" style:font-weight-complex="bold"/>
    </style:style>
    <style:style style:name="ce213" style:family="table-cell" style:parent-style-name="Default">
      <style:table-cell-properties fo:border-bottom="0.06pt solid #000000" style:diagonal-bl-tr="none" style:diagonal-tl-br="none" fo:border-left="none" fo:border-right="none" style:rotation-align="none" fo:border-top="none"/>
      <style:text-properties fo:color="#fb8072" style:font-name="Times New Roman" fo:font-style="italic" fo:font-weight="bold" style:font-style-asian="italic" style:font-weight-asian="bold" style:font-style-complex="italic" style:font-weight-complex="bold"/>
    </style:style>
    <style:style style:name="ce214" style:family="table-cell" style:parent-style-name="Default">
      <style:table-cell-properties style:diagonal-bl-tr="none" style:diagonal-tl-br="none" fo:border="none" style:rotation-align="none"/>
      <style:text-properties fo:color="#80b1d3" style:font-name="Times New Roman" fo:language="en" fo:country="US" fo:font-style="italic" fo:font-weight="bold" style:font-style-asian="italic" style:font-weight-asian="bold" style:font-style-complex="italic" style:font-weight-complex="bold"/>
    </style:style>
    <style:style style:name="ce215" style:family="table-cell" style:parent-style-name="Default">
      <style:table-cell-properties style:diagonal-bl-tr="none" style:diagonal-tl-br="none" fo:border="none" style:rotation-align="none"/>
      <style:text-properties fo:color="#7f4e2c" style:font-name="Times New Roman" fo:font-style="italic" fo:font-weight="bold" style:font-style-asian="italic" style:font-weight-asian="bold" style:font-style-complex="italic" style:font-weight-complex="bold"/>
    </style:style>
    <style:style style:name="ce216" style:family="table-cell" style:parent-style-name="Default">
      <style:table-cell-properties style:diagonal-bl-tr="none" style:diagonal-tl-br="none" fo:border="none" style:rotation-align="none"/>
      <style:text-properties fo:color="#80b1d3" style:font-name="Times New Roman" fo:language="en" fo:country="US" fo:font-weight="bold" style:font-weight-asian="bold" style:font-weight-complex="bold"/>
    </style:style>
    <style:style style:name="ce217" style:family="table-cell" style:parent-style-name="Default">
      <style:table-cell-properties style:diagonal-bl-tr="none" style:diagonal-tl-br="none" style:text-align-source="fix" style:repeat-content="false" fo:border="0.06pt solid #000000" style:rotation-align="none"/>
      <style:paragraph-properties fo:text-align="end" fo:margin-left="0mm"/>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07" style:family="table-cell" style:parent-style-name="Excel_20_Built-in_20_Percent" style:data-style-name="N20010">
      <style:table-cell-properties fo:border-bottom="none" style:text-align-source="fix" style:repeat-content="false" fo:border-left="none" fo:border-right="none" fo:border-top="0.06pt solid #000000"/>
      <style:paragraph-properties fo:text-align="end" fo:margin-left="0mm"/>
      <style:text-properties style:font-name="Times New Roman"/>
    </style:style>
    <style:style style:name="ce218" style:family="table-cell" style:parent-style-name="Excel_20_Built-in_20_Percent" style:data-style-name="N20010">
      <style:table-cell-properties style:text-align-source="fix" style:repeat-content="false"/>
      <style:paragraph-properties fo:text-align="end" fo:margin-left="0mm"/>
      <style:text-properties style:font-name="Times New Roman"/>
    </style:style>
    <style:style style:name="ce220" style:family="table-cell" style:parent-style-name="Excel_20_Built-in_20_Percent" style:data-style-name="N20010">
      <style:table-cell-properties fo:border-bottom="0.06pt solid #000000" style:text-align-source="fix" style:repeat-content="false" fo:border-left="none" fo:border-right="none" fo:border-top="none"/>
      <style:paragraph-properties fo:text-align="end" fo:margin-left="0mm"/>
      <style:text-properties style:font-name="Times New Roman"/>
    </style:style>
    <style:style style:name="ce410" style:family="table-cell" style:parent-style-name="Default">
      <style:table-cell-properties fo:border-bottom="none" style:diagonal-bl-tr="none" style:diagonal-tl-br="none" fo:border-left="none" fo:border-right="none" style:rotation-align="none" fo:border-top="0.06pt solid #000000"/>
      <style:text-properties style:use-window-font-color="true" style:font-name="Times New Roman"/>
    </style:style>
    <style:style style:name="ce221" style:family="table-cell" style:parent-style-name="Default">
      <style:table-cell-properties style:diagonal-bl-tr="none" style:diagonal-tl-br="none" fo:border="none" style:rotation-align="none"/>
      <style:text-properties style:use-window-font-color="true" style:font-name="Times New Roman"/>
    </style:style>
    <style:style style:name="ce222" style:family="table-cell" style:parent-style-name="Default">
      <style:table-cell-properties fo:border-bottom="0.06pt solid #000000" style:diagonal-bl-tr="none" style:diagonal-tl-br="none" fo:border-left="none" fo:border-right="none" style:rotation-align="none" fo:border-top="none"/>
      <style:text-properties style:use-window-font-color="true" style:font-name="Times New Roman"/>
    </style:style>
    <style:style style:name="ce418" style:family="table-cell" style:parent-style-name="Default" style:data-style-name="N2">
      <style:table-cell-properties fo:border-bottom="none" style:diagonal-bl-tr="none" style:diagonal-tl-br="none" fo:border-left="none" fo:border-right="none" style:rotation-align="none" fo:border-top="0.06pt solid #000000"/>
      <style:text-properties style:use-window-font-color="true" style:font-name="Times New Roman"/>
    </style:style>
    <style:style style:name="ce223" style:family="table-cell" style:parent-style-name="Default" style:data-style-name="N2">
      <style:table-cell-properties style:diagonal-bl-tr="none" style:diagonal-tl-br="none" fo:border="none" style:rotation-align="none"/>
      <style:text-properties style:use-window-font-color="true" style:font-name="Times New Roman"/>
    </style:style>
    <style:style style:name="ce224"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25" style:family="table-cell" style:parent-style-name="Default">
      <style:text-properties style:use-window-font-color="true" style:font-name="Times New Roman"/>
    </style:style>
    <style:style style:name="ce22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28" style:family="table-cell" style:parent-style-name="Default">
      <style:table-cell-properties style:diagonal-bl-tr="none" style:diagonal-tl-br="none" style:text-align-source="fix" style:repeat-content="false" fo:border="0.06pt solid #000000" style:rotation-align="none"/>
      <style:paragraph-properties fo:text-align="end" fo:margin-left="0mm"/>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24" style:family="table-cell" style:parent-style-name="Default" style:data-style-name="N2">
      <style:table-cell-properties fo:border-bottom="none" style:diagonal-bl-tr="none" style:diagonal-tl-br="none" fo:border-left="none" fo:border-right="none" style:rotation-align="none" fo:border-top="0.06pt solid #000000"/>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30"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31"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32"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33"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34"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36"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37"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38"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39"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40"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41"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42"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44"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45"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46"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47"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48"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49"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50"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51"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52"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53"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54"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55"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56"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57"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58"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59"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60"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61"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62"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63"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65" style:family="table-cell" style:parent-style-name="Default">
      <style:table-cell-properties fo:border-bottom="none" fo:border-left="none" fo:border-right="none" fo:border-top="0.06pt solid #000000"/>
      <style:text-properties style:use-window-font-color="true" style:font-name="Times New Roman"/>
    </style:style>
    <style:style style:name="ce488" style:family="table-cell" style:parent-style-name="Default">
      <style:table-cell-properties style:text-align-source="fix" style:repeat-content="false"/>
      <style:paragraph-properties fo:text-align="center" fo:margin-left="0mm"/>
      <style:text-properties style:use-window-font-color="true" style:font-name="Times New Roman" fo:language="en" fo:country="US"/>
    </style:style>
    <style:style style:name="ce48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1pt" fo:language="en" fo:country="US"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90" style:family="table-cell" style:parent-style-name="Default">
      <style:table-cell-properties style:diagonal-bl-tr="none" style:diagonal-tl-br="none" style:text-align-source="fix" style:repeat-content="false" fo:border="0.06pt solid #000000"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69" style:family="table-cell" style:parent-style-name="Default" style:data-style-name="N2">
      <style:table-cell-properties fo:border-bottom="none" style:diagonal-bl-tr="none" style:diagonal-tl-br="none" style:text-align-source="fix" style:repeat-content="false" fo:border-left="none" fo:border-right="none" style:rotation-align="none" fo:border-top="0.06pt solid #000000"/>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2"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3" style:family="table-cell" style:parent-style-name="Default" style:data-style-name="N2">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4"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5"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6" style:family="table-cell" style:parent-style-name="Default" style:data-style-name="N2">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7"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8"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9" style:family="table-cell" style:parent-style-name="Default" style:data-style-name="N2">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0"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1"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2" style:family="table-cell" style:parent-style-name="Default" style:data-style-name="N2">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3"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4"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5" style:family="table-cell" style:parent-style-name="Default" style:data-style-name="N2">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6"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7"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8" style:family="table-cell" style:parent-style-name="Default" style:data-style-name="N2">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9"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0"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1" style:family="table-cell" style:parent-style-name="Default" style:data-style-name="N2">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2" style:family="table-cell" style:parent-style-name="Default">
      <style:table-cell-properties style:diagonal-bl-tr="none" style:diagonal-tl-br="none" style:text-align-source="fix" style:repeat-content="false" fo:background-color="transparent"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3"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4" style:family="table-cell" style:parent-style-name="Default" style:data-style-name="N2">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5"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6"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7" style:family="table-cell" style:parent-style-name="Default" style:data-style-name="N2">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8"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9"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20" style:family="table-cell" style:parent-style-name="Default" style:data-style-name="N2">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21" style:family="table-cell" style:parent-style-name="Default">
      <style:table-cell-properties style:diagonal-bl-tr="none" style:diagonal-tl-br="none" style:text-align-source="fix" style:repeat-content="false" fo:background-color="transparent"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22" style:family="table-cell" style:parent-style-name="Default" style:data-style-name="N2">
      <style:table-cell-properties style:diagonal-bl-tr="none" style:diagonal-tl-br="none" style:text-align-source="fix" style:repeat-content="false" fo:border="none" style:rotation-align="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23" style:family="table-cell" style:parent-style-name="Default" style:data-style-name="N2">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38" style:family="table-cell" style:parent-style-name="Default">
      <style:table-cell-properties fo:border-bottom="none" style:text-align-source="fix" style:repeat-content="false" fo:border-left="none" fo:border-right="none" fo:border-top="0.06pt solid #000000"/>
      <style:paragraph-properties fo:text-align="center" fo:margin-left="0mm"/>
      <style:text-properties style:use-window-font-color="true" style:font-name="Times New Roman" fo:language="en" fo:country="US"/>
    </style:style>
    <style:style style:name="ce300"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40" style:family="table-cell" style:parent-style-name="Default" style:data-style-name="N2">
      <style:table-cell-properties fo:border-bottom="none" style:diagonal-bl-tr="none" style:diagonal-tl-br="none" fo:border-left="none" fo:border-right="none" style:rotation-align="none" fo:border-top="0.06pt solid #000000"/>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02"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03"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04"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05"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06"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07"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08"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09"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10"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11"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0"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1"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2"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3"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4"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5"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6"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7"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8"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0"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1"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2"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3"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4"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5"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6"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7"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8"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9"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40"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41"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42" style:family="table-cell" style:parent-style-name="Default" style:data-style-name="N2">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4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4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45"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46"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47"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48"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49"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0"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1"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2"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3"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4"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5" style:family="table-cell" style:parent-style-name="Default" style:data-style-name="N2">
      <style:table-cell-properties style:diagonal-bl-tr="none" style:diagonal-tl-br="none" fo:border="none"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6" style:family="table-cell" style:parent-style-name="Default">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57"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8"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9"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0"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1"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2"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3"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4"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5"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6"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7"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8"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9"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0"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1"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2"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3"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4"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5"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6"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7"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8" style:family="table-cell" style:parent-style-name="Default" style:data-style-name="N2">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81" style:family="table-cell" style:parent-style-name="Heading_20_1" style:data-style-name="N0">
      <style:table-cell-properties style:glyph-orientation-vertical="0" fo:background-color="#ffcccc" style:cell-protect="protected" style:print-content="true" style:diagonal-bl-tr="none" style:diagonal-tl-br="none" style:text-align-source="fix" style:repeat-content="false" fo:wrap-option="no-wrap" fo:border="none" style:direction="ltr" style:rotation-angle="0" style:shrink-to-fit="false" style:vertical-align="middle" loext:vertical-justify="auto"/>
      <style:paragraph-properties fo:text-align="start" css3t:text-justify="auto" fo:margin-left="0mm" style:writing-mode="page"/>
      <style:text-properties style:font-name="Liberation Sans Narrow"/>
    </style:style>
    <style:style style:name="ce182" style:family="table-cell" style:parent-style-name="Bad" style:data-style-name="N0">
      <style:table-cell-properties style:glyph-orientation-vertical="0" style:cell-protect="protected" style:print-content="true" style:diagonal-bl-tr="none" style:diagonal-tl-br="none" style:text-align-source="value-type" style:repeat-content="false" fo:wrap-option="no-wrap" fo:border="none" style:direction="ltr" style:rotation-angle="0" style:shrink-to-fit="false" style:vertical-align="automatic" loext:vertical-justify="auto"/>
      <style:paragraph-properties css3t:text-justify="auto" fo:margin-left="0mm" style:writing-mode="page"/>
      <style:text-properties style:font-name="Liberation Sans Narrow"/>
    </style:style>
    <style:style style:name="ce611" style:family="table-cell" style:parent-style-name="Default">
      <style:table-cell-properties fo:padding="0.71mm"/>
      <style:text-properties style:font-name="Liberation Sans Narrow" fo:font-weight="bold" style:font-weight-asian="bold" style:font-weight-complex="bold"/>
      <style:map style:condition="is-true-formula(AND(COUNTIF([.$A$5:.$A$86];[.A5])&gt;1;NOT(ISBLANK([.A5]))))" style:apply-style-name="Excel_5f_CondFormat_5f_1_5f_1_5f_1_20_2" style:base-cell-address="DistributionFitTests.A5"/>
    </style:style>
    <style:style style:name="ce612" style:family="table-cell" style:parent-style-name="Default">
      <style:table-cell-properties fo:padding="0.71mm"/>
      <style:text-properties style:font-name="Liberation Sans Narrow" fo:font-weight="bold" style:font-weight-asian="bold" style:font-weight-complex="bold"/>
      <style:map style:condition="is-true-formula(AND(COUNTIF([.$C$5:.$C$68];[.C5])&gt;1;NOT(ISBLANK([.C5]))))" style:apply-style-name="Excel_5f_CondFormat_5f_1_5f_2_5f_1_20_2" style:base-cell-address="DistributionFitTests.C5"/>
    </style:style>
    <style:style style:name="ce613" style:family="table-cell" style:parent-style-name="Default">
      <style:table-cell-properties fo:padding="0.71mm"/>
      <style:text-properties style:font-name="Liberation Sans Narrow" fo:font-weight="bold" style:font-weight-asian="bold" style:font-weight-complex="bold"/>
      <style:map style:condition="is-true-formula(AND(COUNTIF([.$E$5:.$E$62];[.E5])&gt;1;NOT(ISBLANK([.E5]))))" style:apply-style-name="Excel_5f_CondFormat_5f_1_5f_3_5f_1_20_2" style:base-cell-address="DistributionFitTests.E5"/>
    </style:style>
    <style:style style:name="ce614" style:family="table-cell" style:parent-style-name="Heading_20_1">
      <style:table-cell-properties style:text-align-source="fix" style:repeat-content="false" style:vertical-align="middle"/>
      <style:paragraph-properties fo:text-align="center"/>
      <style:text-properties style:font-name="Liberation Sans" style:font-weight-asian="bold" style:font-weight-complex="bold"/>
    </style:style>
    <style:style style:name="ce615" style:family="table-cell" style:parent-style-name="Note" style:data-style-name="N0">
      <style:table-cell-properties style:glyph-orientation-vertical="0" style:cell-protect="protected" style:print-content="true" style:text-align-source="fix" style:repeat-content="false" fo:wrap-option="no-wrap" style:direction="ltr" style:rotation-angle="0" style:shrink-to-fit="false" style:vertical-align="middle" loext:vertical-justify="auto"/>
      <style:paragraph-properties fo:text-align="center" css3t:text-justify="auto" fo:margin-left="0mm" style:writing-mode="page"/>
      <style:text-properties style:font-name="Liberation Sans"/>
    </style:style>
    <style:style style:name="ce616" style:family="table-cell" style:parent-style-name="Default">
      <style:text-properties style:font-name="Liberation Sans" fo:font-weight="bold" style:font-weight-asian="bold" style:font-weight-complex="bold"/>
    </style:style>
    <style:style style:name="ce382" style:family="table-cell" style:parent-style-name="Default">
      <style:text-properties fo:color="#0a650c" style:font-name="Liberation Sans"/>
    </style:style>
    <style:style style:name="ce383" style:family="table-cell" style:parent-style-name="Default">
      <style:text-properties fo:color="#97040c" style:font-name="Liberation Sans"/>
    </style:style>
    <style:style style:name="ce384" style:family="table-cell" style:parent-style-name="Default">
      <style:text-properties style:font-name="Liberation Sans"/>
    </style:style>
    <style:style style:name="ce620" style:family="table-cell" style:parent-style-name="Default" style:data-style-name="N0">
      <style:table-cell-properties style:glyph-orientation-vertical="0" style:cell-protect="protected" style:print-content="true" style:diagonal-bl-tr="none" style:diagonal-tl-br="none" style:text-align-source="value-type" style:repeat-content="false" fo:wrap-option="no-wrap" fo:border="none" style:direction="ltr" style:rotation-angle="0" style:shrink-to-fit="false" style:vertical-align="automatic" loext:vertical-justify="auto"/>
      <style:paragraph-properties css3t:text-justify="auto" fo:margin-left="0mm" style:writing-mode="page"/>
      <style:text-properties style:font-name="Liberation Sans"/>
    </style:style>
    <style:style style:name="ce395" style:family="table-cell" style:parent-style-name="Default">
      <style:text-properties fo:color="#fb8072" style:font-name="Liberation Sans"/>
    </style:style>
    <style:style style:name="ce396" style:family="table-cell" style:parent-style-name="Default">
      <style:text-properties fo:color="#7f4e2c" style:font-name="Liberation Sans"/>
    </style:style>
    <style:style style:name="ce397" style:family="table-cell" style:parent-style-name="Default">
      <style:text-properties fo:color="#80b1d3" style:font-name="Liberation Sans" fo:language="en" fo:country="US"/>
    </style:style>
    <style:style style:name="ce398" style:family="table-cell" style:parent-style-name="Default">
      <style:text-properties fo:color="#80b1d3" style:font-name="Liberation Sans"/>
    </style:style>
    <style:style style:name="ce379" style:family="table-cell" style:parent-style-name="Heading_20_1">
      <style:table-cell-properties style:text-align-source="fix" style:repeat-content="false" style:vertical-align="middle"/>
      <style:paragraph-properties fo:text-align="center"/>
      <style:text-properties style:font-name="Liberation Sans"/>
    </style:style>
    <style:style style:name="ce380" style:family="table-cell" style:parent-style-name="Default">
      <style:text-properties fo:color="#808080" style:font-name="Liberation Sans"/>
    </style:style>
    <style:style style:name="ce381" style:family="table-cell" style:parent-style-name="Default">
      <style:text-properties style:font-name="Liberation Sans" fo:font-weight="bold" style:font-weight-asian="bold" style:font-weight-complex="bold"/>
    </style:style>
    <style:style style:name="ce385" style:family="table-cell" style:parent-style-name="Default" style:data-style-name="N61">
      <style:table-cell-properties style:rotation-align="none"/>
      <style:text-properties style:font-name="Liberation Sans"/>
    </style:style>
    <style:style style:name="ce386" style:family="table-cell" style:parent-style-name="Default" style:data-style-name="N61">
      <style:text-properties style:font-name="Liberation Sans"/>
    </style:style>
    <style:style style:name="ce387" style:family="table-cell" style:parent-style-name="Heading_20_1">
      <style:text-properties style:font-name="Liberation Sans"/>
    </style:style>
    <style:style style:name="ce388" style:family="table-cell" style:parent-style-name="Good" style:data-style-name="N0">
      <style:table-cell-properties style:glyph-orientation-vertical="0" style:cell-protect="protected" style:print-content="true" style:diagonal-bl-tr="none" style:diagonal-tl-br="none" style:text-align-source="value-type" style:repeat-content="false" fo:wrap-option="no-wrap" fo:border="none" style:direction="ltr" style:rotation-angle="0" style:shrink-to-fit="false" style:vertical-align="automatic" loext:vertical-justify="auto"/>
      <style:paragraph-properties css3t:text-justify="auto" fo:margin-left="0mm" style:writing-mode="page"/>
      <style:text-properties style:font-name="Liberation Sans"/>
    </style:style>
    <style:style style:name="ce389" style:family="table-cell" style:parent-style-name="Bad" style:data-style-name="N0">
      <style:table-cell-properties style:glyph-orientation-vertical="0" style:cell-protect="protected" style:print-content="true" style:diagonal-bl-tr="none" style:diagonal-tl-br="none" style:text-align-source="value-type" style:repeat-content="false" fo:wrap-option="no-wrap" fo:border="none" style:direction="ltr" style:rotation-angle="0" style:shrink-to-fit="false" style:vertical-align="automatic" loext:vertical-justify="auto"/>
      <style:paragraph-properties css3t:text-justify="auto" fo:margin-left="0mm" style:writing-mode="page"/>
      <style:text-properties style:font-name="Liberation Sans"/>
    </style:style>
    <style:style style:name="ce399" style:family="table-cell" style:parent-style-name="Default">
      <style:table-cell-properties fo:wrap-option="wrap"/>
      <style:text-properties style:font-name="Liberation Sans" fo:font-weight="bold" style:font-weight-asian="bold" style:font-weight-complex="bold"/>
    </style:style>
    <style:style style:name="ce400" style:family="table-cell" style:parent-style-name="Default">
      <style:table-cell-properties fo:wrap-option="wrap"/>
      <style:text-properties style:font-name="Liberation Sans"/>
    </style:style>
    <style:style style:name="ce401" style:family="table-cell" style:parent-style-name="Default">
      <style:table-cell-properties fo:wrap-option="wrap"/>
      <style:text-properties fo:color="#808080" style:font-name="Liberation Sans"/>
    </style:style>
    <style:style style:name="ce402" style:family="table-cell" style:parent-style-name="Default">
      <style:table-cell-properties fo:wrap-option="wrap"/>
      <style:text-properties style:text-outline="false" style:text-line-through-style="none" style:text-line-through-type="none" style:font-name="Liberation Sans" fo:language="tr" fo:country="T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03" style:family="table-cell" style:parent-style-name="Default">
      <style:table-cell-properties fo:wrap-option="wrap"/>
      <style:text-properties style:text-outline="false" style:text-line-through-style="none" style:text-line-through-type="none" style:font-name="Liberation Sans" fo:language="tr" fo:country="T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4" style:family="table-cell" style:parent-style-name="Default">
      <style:table-cell-properties fo:wrap-option="wrap"/>
      <style:text-properties style:text-outline="false" style:text-line-through-style="none" style:text-line-through-type="none" style:font-name="Liberation Sans" fo:language="tr" fo:country="TR" fo:font-style="italic"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protect="size"/>
    </style:style>
    <style:style style:name="gr2"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color="#000000" style:font-name="Times New Roman" fo:font-size="12pt" fo:font-weight="bold" style:text-underline-style="none" style:text-underline-color="font-color" style:text-line-through-type="none" fo:font-style="italic" style:text-outline="false" fo:text-shadow="none" style:text-position="-33% 58%" style:font-name-complex="Times New Roman" style:font-size-asian="12pt" style:font-size-complex="12pt" style:font-weight-asian="bold" style:font-weight-complex="bold" style:font-style-asian="italic" style:font-style-complex="italic"/>
    </style:style>
    <style:style style:name="T5" style:family="text">
      <style:text-properties fo:color="#000000" style:font-name="Times New Roman" fo:font-size="12pt" fo:font-weight="bold" style:text-underline-style="none" style:text-underline-color="font-color" style:text-line-through-type="none" fo:font-style="italic" style:text-outline="false" fo:text-shadow="none" style:text-position="0% 100%" style:font-name-complex="Times New Roman" style:font-size-asian="12pt" style:font-size-complex="12pt" style:font-weight-asian="bold" style:font-weight-complex="bold" style:font-style-asian="italic" style:font-style-complex="italic"/>
    </style:style>
    <style:style style:name="T6" style:family="text">
      <style:text-properties fo:color="#000000" style:font-name="Times New Roman" fo:font-size="12pt" fo:font-weight="bold" style:text-underline-style="none" style:text-underline-color="font-color" style:text-line-through-type="none" style:text-outline="false" fo:text-shadow="none" style:text-position="0% 100%" style:font-name-complex="Times New Roman" style:font-size-asian="12pt" style:font-size-complex="12pt" style:font-weight-asian="bold" style:font-weight-complex="bold" fo:font-style="normal" style:font-style-asian="normal" style:font-style-complex="normal"/>
    </style:style>
    <style:style style:name="T7" style:family="text">
      <style:text-properties fo:color="#008000" style:font-name="Times New Roman" fo:font-size="11pt" fo:font-weight="normal" style:text-underline-style="none" style:text-underline-color="font-color" style:text-line-through-type="none" fo:font-style="italic" style:text-outline="false" fo:text-shadow="none" style:text-position="0% 100%" style:font-name-complex="Times New Roman" style:font-size-asian="11pt" style:font-size-complex="11pt" style:font-weight-asian="normal" style:font-weight-complex="normal" style:font-style-asian="italic" style:font-style-complex="italic"/>
    </style:style>
    <style:style style:name="T8" style:family="text">
      <style:text-properties fo:color="#008000" style:font-name="Times New Roman" fo:font-size="11pt" fo:font-weight="normal" style:text-underline-style="none" style:text-underline-color="font-color" style:text-line-through-type="none" fo:font-style="italic" style:text-outline="false" fo:text-shadow="none" style:font-name-complex="Times New Roman" style:font-size-asian="11pt" style:font-size-complex="11pt" style:font-weight-asian="normal" style:font-weight-complex="normal" style:font-style-asian="italic" style:font-style-complex="italic" style:text-position="-33% 58%"/>
    </style:style>
    <style:style style:name="T9" style:family="text">
      <style:text-properties fo:color="#008000" style:font-name="Times New Roman" fo:font-size="11pt" fo:font-weight="normal" style:text-underline-style="none" style:text-underline-color="font-color" style:text-line-through-type="none" style:text-outline="false" fo:text-shadow="none" style:font-name-complex="Times New Roman" style:font-size-asian="11pt" style:font-size-complex="11pt" style:font-weight-asian="normal" style:font-weight-complex="normal" fo:font-style="normal" style:text-position="0% 100%" style:font-style-asian="normal" style:font-style-complex="normal"/>
    </style:style>
    <style:style style:name="T10" style:family="text">
      <style:text-properties fo:color="#9c0006" style:font-name="Times New Roman" fo:font-size="11pt" fo:font-weight="normal" style:text-underline-style="none" style:text-underline-color="font-color" style:text-line-through-type="none" fo:font-style="italic" style:text-outline="false" fo:text-shadow="none" style:text-position="0% 100%" style:font-name-complex="Times New Roman" style:font-size-asian="11pt" style:font-size-complex="11pt" style:font-weight-asian="normal" style:font-weight-complex="normal" style:font-style-asian="italic" style:font-style-complex="italic"/>
    </style:style>
    <style:style style:name="T11" style:family="text">
      <style:text-properties fo:color="#9c0006" style:font-name="Times New Roman" fo:font-size="11pt" fo:font-weight="normal" style:text-underline-style="none" style:text-underline-color="font-color" style:text-line-through-type="none" fo:font-style="italic" style:text-outline="false" fo:text-shadow="none" style:font-name-complex="Times New Roman" style:font-size-asian="11pt" style:font-size-complex="11pt" style:font-weight-asian="normal" style:font-weight-complex="normal" style:font-style-asian="italic" style:font-style-complex="italic" style:text-position="-33% 58%"/>
    </style:style>
    <style:style style:name="T12" style:family="text">
      <style:text-properties fo:color="#9c0006" style:font-name="Times New Roman" fo:font-size="11pt" fo:font-weight="normal" style:text-underline-style="none" style:text-underline-color="font-color" style:text-line-through-type="none" style:text-outline="false" fo:text-shadow="none" style:font-name-complex="Times New Roman" style:font-size-asian="11pt" style:font-size-complex="11pt" style:font-weight-asian="normal" style:font-weight-complex="normal" fo:font-style="normal" style:text-position="0% 100%" style:font-style-asian="normal" style:font-style-complex="normal"/>
    </style:style>
    <style:style style:name="T13" style:family="text">
      <style:text-properties fo:color="#008000" style:font-name="Times New Roman" fo:font-size="11pt" fo:font-weight="normal" style:text-underline-style="none" style:text-underline-color="font-color" style:text-line-through-type="none" fo:font-style="normal" style:text-outline="false" fo:text-shadow="none" style:text-position="0% 100%" style:font-name-complex="Times New Roman" style:font-size-asian="11pt" style:font-size-complex="11pt" style:font-weight-asian="normal" style:font-weight-complex="normal" style:font-style-asian="normal" style:font-style-complex="normal"/>
    </style:style>
    <style:style style:name="T14" style:family="text">
      <style:text-properties fo:color="#008000" style:font-name="Times New Roman" fo:font-size="11pt" fo:font-weight="normal" style:text-underline-style="none" style:text-underline-color="font-color" style:text-line-through-type="none" style:text-outline="false" fo:text-shadow="none" style:text-position="0% 100%" style:font-name-complex="Times New Roman" style:font-size-asian="11pt" style:font-size-complex="11pt" style:font-weight-asian="normal" style:font-weight-complex="normal" fo:font-style="italic" style:font-style-asian="italic" style:font-style-complex="italic"/>
    </style:style>
    <style:style style:name="T15" style:family="text">
      <style:text-properties fo:color="#008000" style:font-name="Times New Roman" fo:font-size="11pt" fo:font-weight="normal" style:text-underline-style="none" style:text-underline-color="font-color" style:text-line-through-type="none" style:text-outline="false" fo:text-shadow="none" style:font-name-complex="Times New Roman" style:font-size-asian="11pt" style:font-size-complex="11pt" style:font-weight-asian="normal" style:font-weight-complex="normal" fo:font-style="italic" style:font-style-asian="italic" style:font-style-complex="italic" style:text-position="-33% 58%"/>
    </style:style>
    <style:style style:name="T16" style:family="text">
      <style:text-properties style:font-name="Times New Roman" fo:font-size="8pt" fo:font-weight="bold" style:text-underline-style="none" style:text-underline-color="font-color" style:text-line-through-type="none" fo:font-style="normal" style:text-outline="false" fo:text-shadow="none" style:text-line-through-mode="continuous" fo:language="tr" fo:country="TR" style:language-asian="zh" style:country-asian="CN" style:language-complex="hi" style:country-complex="IN" style:font-name-asian="Microsoft YaHei" style:font-name-complex="Times New Roman" style:font-size-asian="8pt" style:font-size-complex="8pt" style:font-weight-asian="bold" style:font-weight-complex="bold" style:font-style-asian="normal" style:font-style-complex="normal" style:text-emphasize="none" style:font-relief="none" style:text-overline-style="none" style:text-overline-color="font-color"/>
    </style:style>
    <style:style style:name="T17" style:family="text">
      <style:text-properties fo:color="#808080" fo:font-style="italic" style:font-style-asian="italic" style:font-style-complex="italic"/>
    </style:style>
    <style:style style:name="T18" style:family="text">
      <style:text-properties fo:color="#808080"/>
    </style:style>
    <style:style style:name="T19" style:family="text">
      <style:text-properties fo:font-weight="bold" fo:font-style="italic" fo:language="en" fo:country="US" style:font-weight-asian="bold" style:font-weight-complex="bold" style:font-style-asian="italic" style:font-style-complex="italic"/>
    </style:style>
    <style:style style:name="T20" style:family="text">
      <style:text-properties fo:language="en" fo:country="US" fo:font-weight="bold" style:font-weight-asian="bold" style:font-weight-complex="bold"/>
    </style:style>
    <style:style style:name="T21" style:family="text">
      <style:text-properties fo:font-weight="bold" fo:language="en" fo:country="US" style:font-weight-asian="bold" style:font-weight-complex="bold"/>
    </style:style>
    <style:style style:name="T22" style:family="text">
      <style:text-properties fo:color="#000000" style:font-name="Times New Roman"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Times New Roman"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000000" style:font-name="Times New Roman" fo:font-size="8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Times New Roman" style:font-size-asian="8pt" style:font-size-complex="8pt" style:font-style-asian="normal" style:font-style-complex="normal" style:text-emphasize="none" style:font-relief="none" style:text-overline-style="none" style:text-overline-color="font-color"/>
    </style:style>
    <style:style style:name="T24" style:family="text">
      <style:text-properties fo:color="#000000" style:font-name="Times New Roman" fo:font-size="8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Times New Roman" style:font-size-asian="8pt" style:font-size-complex="8pt" style:font-style-asian="normal" style:font-style-complex="normal" style:text-emphasize="none" style:font-relief="none" style:text-overline-style="none" style:text-overline-color="font-color" fo:font-weight="bold" style:font-weight-asian="bold" style:font-weight-complex="bold"/>
    </style:style>
    <style:style style:name="T25" style:family="text">
      <style:text-properties fo:color="#000000" style:font-name="Times New Roman" fo:font-size="8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Times New Roman" style:font-size-asian="8pt" style:font-size-complex="8pt" style:font-style-asian="normal" style:font-style-complex="normal" style:text-emphasize="none" style:font-relief="none" style:text-overline-style="none" style:text-overline-color="font-color" fo:font-weight="normal" style:font-weight-asian="normal" style:font-weight-complex="normal"/>
    </style:style>
    <style:style style:name="T26" style:family="text">
      <style:text-properties fo:font-size="10pt" fo:language="en" fo:country="US" style:font-size-asian="10pt" style:font-size-complex="10pt"/>
    </style:style>
    <style:style style:name="T27" style:family="text">
      <style:text-properties fo:color="#808080" fo:language="en" fo:country="US"/>
    </style:style>
    <style:style style:name="T28" style:family="text">
      <style:text-properties style:text-position="-33% 58%"/>
    </style:style>
    <style:style style:name="T29" style:family="text">
      <style:text-properties fo:font-weight="bold" style:text-position="-33% 58%" style:font-weight-asian="bold" style:font-weight-complex="bold"/>
    </style:style>
    <style:style style:name="T30" style:family="text">
      <style:text-properties fo:color="#808080" fo:font-size="11pt" style:font-size-asian="11pt" style:font-size-complex="11pt" fo:font-style="normal" style:font-style-asian="normal" style:font-style-complex="normal"/>
    </style:style>
    <style:style style:name="T31" style:family="text">
      <style:text-properties style:text-position="33% 58%"/>
    </style:style>
    <style:style style:name="T32" style:family="text">
      <style:text-properties fo:font-size="9pt" fo:font-weight="normal" fo:font-style="italic" style:font-size-asian="9pt" style:font-size-complex="9pt" style:font-weight-asian="normal" style:font-weight-complex="normal" style:font-style-asian="italic" style:font-style-complex="italic"/>
    </style:style>
    <style:style style:name="T33" style:family="text">
      <style:text-properties fo:color="#fb8072"/>
    </style:style>
    <style:style style:name="T34" style:family="text">
      <style:text-properties fo:font-size="9pt" fo:font-style="italic" style:font-size-asian="9pt" style:font-size-complex="9pt" style:font-style-asian="italic" style:font-style-complex="italic"/>
    </style:style>
    <style:style style:name="T35" style:family="text">
      <style:text-properties fo:color="#7f4e2c"/>
    </style:style>
    <style:style style:name="T36" style:family="text">
      <style:text-properties fo:color="#80b1d3"/>
    </style:style>
    <style:style style:name="T37"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Contents" table:style-name="ta1">
        <office:forms form:automatic-focus="false" form:apply-design-mode="false"/>
        <table:table-column table:style-name="co1" table:default-cell-style-name="ce13"/>
        <table:table-column table:style-name="co2" table:default-cell-style-name="ce13"/>
        <table:table-column table:style-name="co3" table:default-cell-style-name="ce13"/>
        <table:table-column table:style-name="co4" table:number-columns-repeated="2" table:default-cell-style-name="ce13"/>
        <table:table-column table:style-name="co5" table:default-cell-style-name="ce13"/>
        <table:table-column table:style-name="co4" table:number-columns-repeated="1018" table:default-cell-style-name="ce13"/>
        <table:table-row table:style-name="ro1">
          <table:table-cell table:style-name="ce1" office:value-type="string" calcext:value-type="string" table:number-columns-spanned="9" table:number-rows-spanned="1">
            <text:p>Data Set and Extra Materials for 11 Negative/Positive Class Labeled Samples</text:p>
          </table:table-cell>
          <table:covered-table-cell table:number-columns-repeated="8"/>
          <table:table-cell table:number-columns-repeated="1015"/>
        </table:table-row>
        <table:table-row table:style-name="ro2">
          <table:table-cell table:style-name="ce2" office:value-type="string" calcext:value-type="string">
            <text:p>Samples:</text:p>
          </table:table-cell>
          <table:table-cell office:value-type="string" calcext:value-type="string">
            <text:p>Android Applications</text:p>
          </table:table-cell>
          <table:table-cell table:number-columns-repeated="1022"/>
        </table:table-row>
        <table:table-row table:style-name="ro2">
          <table:table-cell table:style-name="ce2" office:value-type="string" calcext:value-type="string">
            <text:p>Labels:</text:p>
          </table:table-cell>
          <table:table-cell table:style-name="ce2" office:value-type="string" calcext:value-type="string">
            <text:p>Negative</text:p>
          </table:table-cell>
          <table:table-cell office:value-type="string" calcext:value-type="string">
            <text:p>Benign application or goodware</text:p>
          </table:table-cell>
          <table:table-cell table:number-columns-repeated="1021"/>
        </table:table-row>
        <table:table-row table:style-name="ro2">
          <table:table-cell table:style-name="ce2"/>
          <table:table-cell table:style-name="ce2" office:value-type="string" calcext:value-type="string">
            <text:p>Positive</text:p>
          </table:table-cell>
          <table:table-cell office:value-type="string" calcext:value-type="string">
            <text:p>Malign application or malware</text:p>
          </table:table-cell>
          <table:table-cell table:number-columns-repeated="1021"/>
        </table:table-row>
        <table:table-row table:style-name="ro2">
          <table:table-cell table:style-name="ce2" office:value-type="string" calcext:value-type="string">
            <text:p>Features:</text:p>
          </table:table-cell>
          <table:table-cell office:value-type="string" calcext:value-type="string">
            <text:p>Android application permissions</text:p>
          </table:table-cell>
          <table:table-cell table:number-columns-repeated="1022"/>
        </table:table-row>
        <table:table-row table:style-name="ro3">
          <table:table-cell table:style-name="ce2" office:value-type="string" calcext:value-type="string">
            <text:p>Version, Date</text:p>
          </table:table-cell>
          <table:table-cell office:value-type="string" calcext:value-type="string">
            <text:p>0.2, Januray 31th, 2018</text:p>
          </table:table-cell>
          <table:table-cell table:style-name="ce2" office:value-type="string" calcext:value-type="string">
            <text:p>Controlled Copy</text:p>
          </table:table-cell>
          <table:table-cell office:value-type="string" calcext:value-type="string">
            <text:p><text:a xlink:href="http://canbek.com/dataset" xlink:type="simple">http://canbek.com/dataset</text:a></text:p>
          </table:table-cell>
          <table:table-cell table:number-columns-repeated="1020"/>
        </table:table-row>
        <table:table-row table:style-name="ro2">
          <table:table-cell table:style-name="ce2" office:value-type="string" calcext:value-type="string">
            <text:p>Data Set</text:p>
          </table:table-cell>
          <table:table-cell table:style-name="ce2" office:value-type="string" calcext:value-type="string">
            <text:p>Author(s)</text:p>
          </table:table-cell>
          <table:table-cell table:style-name="ce2" office:value-type="string" calcext:value-type="string">
            <text:p>Negative</text:p>
          </table:table-cell>
          <table:table-cell table:style-name="ce2" office:value-type="string" calcext:value-type="string">
            <text:p>Positive</text:p>
          </table:table-cell>
          <table:table-cell table:number-columns-repeated="1020"/>
        </table:table-row>
        <table:table-row table:style-name="ro2">
          <table:table-cell office:value-type="string" calcext:value-type="string">
            <text:p>DS0</text:p>
          </table:table-cell>
          <table:table-cell office:value-type="string" calcext:value-type="string">
            <text:p>(Lindorfer et al., 2014)</text:p>
          </table:table-cell>
          <table:table-cell table:number-columns-repeated="2" office:value-type="string" calcext:value-type="string">
            <text:p>X</text:p>
          </table:table-cell>
          <table:table-cell table:number-columns-repeated="1020"/>
        </table:table-row>
        <table:table-row table:style-name="ro2">
          <table:table-cell office:value-type="string" calcext:value-type="string">
            <text:p>DS1</text:p>
          </table:table-cell>
          <table:table-cell office:value-type="string" calcext:value-type="string">
            <text:p>(Aswini and Vinod, 2014)</text:p>
          </table:table-cell>
          <table:table-cell table:number-columns-repeated="2" office:value-type="string" calcext:value-type="string">
            <text:p>X</text:p>
          </table:table-cell>
          <table:table-cell table:number-columns-repeated="1020"/>
        </table:table-row>
        <table:table-row table:style-name="ro2">
          <table:table-cell office:value-type="string" calcext:value-type="string">
            <text:p>DS2</text:p>
          </table:table-cell>
          <table:table-cell office:value-type="string" calcext:value-type="string">
            <text:p>(Wang et al., 2014)</text:p>
          </table:table-cell>
          <table:table-cell table:number-columns-repeated="2" office:value-type="string" calcext:value-type="string">
            <text:p>X</text:p>
          </table:table-cell>
          <table:table-cell table:number-columns-repeated="1020"/>
        </table:table-row>
        <table:table-row table:style-name="ro2">
          <table:table-cell office:value-type="string" calcext:value-type="string">
            <text:p>DS3</text:p>
          </table:table-cell>
          <table:table-cell office:value-type="string" calcext:value-type="string">
            <text:p>(Yerima et al., 2014)</text:p>
          </table:table-cell>
          <table:table-cell table:number-columns-repeated="2" office:value-type="string" calcext:value-type="string">
            <text:p>X</text:p>
          </table:table-cell>
          <table:table-cell table:number-columns-repeated="1020"/>
        </table:table-row>
        <table:table-row table:style-name="ro2">
          <table:table-cell office:value-type="string" calcext:value-type="string">
            <text:p>DS4</text:p>
          </table:table-cell>
          <table:table-cell office:value-type="string" calcext:value-type="string">
            <text:p>(Jiang and Zhou, 2013)</text:p>
          </table:table-cell>
          <table:table-cell office:value-type="string" calcext:value-type="string">
            <text:p>None</text:p>
          </table:table-cell>
          <table:table-cell office:value-type="string" calcext:value-type="string">
            <text:p>X</text:p>
          </table:table-cell>
          <table:table-cell table:number-columns-repeated="1020"/>
        </table:table-row>
        <table:table-row table:style-name="ro2">
          <table:table-cell office:value-type="string" calcext:value-type="string">
            <text:p>DS5</text:p>
          </table:table-cell>
          <table:table-cell office:value-type="string" calcext:value-type="string">
            <text:p>(Peng et al., 2012)</text:p>
          </table:table-cell>
          <table:table-cell table:number-columns-repeated="2" office:value-type="string" calcext:value-type="string">
            <text:p>X</text:p>
          </table:table-cell>
          <table:table-cell table:number-columns-repeated="1020"/>
        </table:table-row>
        <table:table-row table:style-name="ro2">
          <table:table-cell table:style-name="ce4" office:value-type="string" calcext:value-type="string">
            <text:p>NOTE: Best viewed with LibreOffice</text:p>
          </table:table-cell>
          <table:table-cell table:number-columns-repeated="1023"/>
        </table:table-row>
        <table:table-row table:style-name="ro4">
          <table:table-cell table:style-name="ce5" office:value-type="string" calcext:value-type="string" table:number-columns-spanned="9" table:number-rows-spanned="1">
            <text:p><text:span text:style-name="T1">These data sets are provided educational and/or academic purposes only. Here the only the frequencies of permission features are provided from the data sets above. Visit </text:span><text:span text:style-name="T1"><text:a xlink:href="https://github.com/gurol/dsdist" xlink:type="simple">https://github.com/gurol/dsdist</text:a></text:span><text:span text:style-name="T1"> for R scripts provided to analyze the data sets as described in our article below.</text:span></text:p>
          </table:table-cell>
          <table:covered-table-cell table:number-columns-repeated="8"/>
          <table:table-cell table:number-columns-repeated="1015"/>
        </table:table-row>
        <table:table-row table:style-name="ro3">
          <table:table-cell table:style-name="ce6" office:value-type="string" calcext:value-type="string" table:number-columns-spanned="9" table:number-rows-spanned="1">
            <text:p>Please, cite the respected owner and our study given below to able to use the data sets as well as the material provided here and in our articles.</text:p>
          </table:table-cell>
          <table:covered-table-cell table:number-columns-repeated="8"/>
          <table:table-cell table:number-columns-repeated="1015"/>
        </table:table-row>
        <table:table-row table:style-name="ro5">
          <table:table-cell table:style-name="ce7" office:value-type="string" calcext:value-type="string" table:number-columns-spanned="9" table:number-rows-spanned="1">
            <text:p>Reference for our Article</text:p>
          </table:table-cell>
          <table:covered-table-cell table:number-columns-repeated="8"/>
          <table:table-cell table:number-columns-repeated="1015"/>
        </table:table-row>
        <table:table-row table:style-name="ro3">
          <table:table-cell table:style-name="ce6" office:value-type="string" calcext:value-type="string" table:number-columns-spanned="9" table:number-rows-spanned="1">
            <text:p><text:span text:style-name="T1">Gürol Canbek, Seref Sagiroglu, and Tugba Taskaya Temizel. A New Approach to Quantifying and Comparing Data Sets. In </text:span><text:span text:style-name="T2">Journal of Machine Learning Research (JMLR)</text:span><text:span text:style-name="T1">, Submitted, 2018.</text:span></text:p>
          </table:table-cell>
          <table:covered-table-cell table:number-columns-repeated="8"/>
          <table:table-cell table:number-columns-repeated="1015"/>
        </table:table-row>
        <table:table-row table:style-name="ro2">
          <table:table-cell table:number-columns-repeated="1024"/>
        </table:table-row>
        <table:table-row table:style-name="ro3">
          <table:table-cell table:style-name="ce8" office:value-type="string" calcext:value-type="string" table:number-columns-spanned="9" table:number-rows-spanned="1">
            <text:p>Sheet Contents</text:p>
          </table:table-cell>
          <table:covered-table-cell table:number-columns-repeated="8"/>
          <table:table-cell table:number-columns-repeated="1015"/>
        </table:table-row>
        <table:table-row table:style-name="ro2">
          <table:table-cell table:formula="of:=HYPERLINK(&quot;#DataSetQuantification.A1&quot;;&quot;Data Set Quantification&quot;)" office:value-type="string" office:string-value="Data Set Quantification" calcext:value-type="string">
            <text:p>Data Set Quantification</text:p>
          </table:table-cell>
          <table:table-cell table:style-name="ce10" office:value-type="string" calcext:value-type="string">
            <text:p>Quantifying data sets on sample and feature space sizes</text:p>
          </table:table-cell>
          <table:table-cell table:number-columns-repeated="1022"/>
        </table:table-row>
        <table:table-row table:style-name="ro2">
          <table:table-cell table:formula="of:=HYPERLINK(&quot;#FeatureFrequencyDistributions.A1&quot;;&quot;Feature Frequency Distributions&quot;)" office:value-type="string" office:string-value="Feature Frequency Distributions" calcext:value-type="string">
            <text:p>Feature Frequency Distributions</text:p>
          </table:table-cell>
          <table:table-cell table:style-name="ce10" office:value-type="string" calcext:value-type="string">
            <text:p>The distribution of features per data sets and the fitted statistical distributions</text:p>
          </table:table-cell>
          <table:table-cell table:number-columns-repeated="1022"/>
        </table:table-row>
        <table:table-row table:style-name="ro2">
          <table:table-cell table:formula="of:=HYPERLINK(&quot;#FeatFreqDist_Negative.A1&quot;;&quot;Feature Frequency Distribution of Negative Data Sets&quot;)" office:value-type="string" office:string-value="Feature Frequency Distribution of Negative Data Sets" calcext:value-type="string">
            <text:p>Feature Frequency Distribution of Negative Data Sets</text:p>
          </table:table-cell>
          <table:table-cell table:number-columns-repeated="1023"/>
        </table:table-row>
        <table:table-row table:style-name="ro2">
          <table:table-cell table:formula="of:=HYPERLINK(&quot;#FeatFreqDist_Positive.A1&quot;;&quot;Feature Frequency Distribution of Positive Data Sets&quot;)" office:value-type="string" office:string-value="Feature Frequency Distribution of Positive Data Sets" calcext:value-type="string">
            <text:p>Feature Frequency Distribution of Positive Data Sets</text:p>
          </table:table-cell>
          <table:table-cell table:number-columns-repeated="1023"/>
        </table:table-row>
        <table:table-row table:style-name="ro2">
          <table:table-cell table:formula="of:=HYPERLINK(&quot;#DistributionFitTests.A1&quot;;&quot;Distribution Fit Tests Results&quot;)" office:value-type="string" office:string-value="Distribution Fit Tests Results" calcext:value-type="string">
            <text:p>Distribution Fit Tests Results</text:p>
          </table:table-cell>
          <table:table-cell table:number-columns-repeated="1023"/>
        </table:table-row>
        <table:table-row table:style-name="ro2">
          <table:table-cell table:formula="of:=HYPERLINK(&quot;#dsdist.A1&quot;;&quot;'dsdist.R' Script Results&quot;)" office:value-type="string" office:string-value="'dsdist.R' Script Results" calcext:value-type="string">
            <text:p>'dsdist.R' Script Results</text:p>
          </table:table-cell>
          <table:table-cell table:number-columns-repeated="1023"/>
        </table:table-row>
        <table:table-row table:style-name="ro2">
          <table:table-cell table:number-columns-repeated="1024"/>
        </table:table-row>
        <table:table-row table:style-name="ro3">
          <table:table-cell table:style-name="ce8" office:value-type="string" calcext:value-type="string" table:number-columns-spanned="9" table:number-rows-spanned="1">
            <text:p>References for the Data Sets</text:p>
          </table:table-cell>
          <table:covered-table-cell table:number-columns-repeated="8"/>
          <table:table-cell table:number-columns-repeated="1015"/>
        </table:table-row>
        <table:table-row table:style-name="ro4">
          <table:table-cell table:style-name="ce9" office:value-type="string" calcext:value-type="string" table:number-columns-spanned="9" table:number-rows-spanned="1">
            <text:p>Martina Lindorfer, Matthias Neugschwandtner, Lukas Weichselbaum, Yanick Fratantonio, Victor Van Der Veen, and Christian Platzer. ANDRUBIS - 1,000,000 apps later: a view on current Android malware behaviors. In <text:span text:style-name="T3">International Workshop on Building Analysis Datasets and Gathering Experience Returns for Security (BADGERS)</text:span>, pages 3–17, Wroclaw, Poland, 2014.</text:p>
          </table:table-cell>
          <table:covered-table-cell table:number-columns-repeated="8" table:style-name="ce11"/>
          <table:table-cell table:number-columns-repeated="1015"/>
        </table:table-row>
        <table:table-row table:style-name="ro4">
          <table:table-cell table:style-name="ce9" office:value-type="string" calcext:value-type="string" table:number-columns-spanned="9" table:number-rows-spanned="1">
            <text:p>A. M. Aswini and P. Vinod. Droid permission miner: Mining prominent permissions for Android malware analysis. In <text:span text:style-name="T3">International Conference on the Applications of Digital Information and Web Technologies (ICADIWT)</text:span>, pages 81–86, Bangalore, India, feb 2014. IEEE. ISBN 978-1-4799-2259-8. doi: 10.1109/ICADIWT.2014.6814679. URL http: //ieeexplore.ieee.org/lpdocs/epic03/wrapper.htm?arnumber=6814679.</text:p>
          </table:table-cell>
          <table:covered-table-cell table:number-columns-repeated="8" table:style-name="ce11"/>
          <table:table-cell table:number-columns-repeated="1015"/>
        </table:table-row>
        <table:table-row table:style-name="ro4">
          <table:table-cell table:style-name="ce9" office:value-type="string" calcext:value-type="string" table:number-columns-spanned="9" table:number-rows-spanned="1">
            <text:p>Wei Wang, Xing Wang, Dawei Feng, Jiqiang Liu, Zhen Han, and Xiangliang Zhang. Exploring permission-induced risk in Android applications for malicious application detection. <text:span text:style-name="T3">IEEE Transactions on Information Forensics and Security</text:span>, 9(11):1869–1882, nov 2014. ISSN 1556-6013. doi: 10.1109/TIFS.2014.2353996. URL http://ieeexplore.ieee.org/ lpdocs/epic03/wrapper.htm?arnumber=6891250.</text:p>
          </table:table-cell>
          <table:covered-table-cell table:number-columns-repeated="8" table:style-name="ce11"/>
          <table:table-cell table:number-columns-repeated="1015"/>
        </table:table-row>
        <table:table-row table:style-name="ro4">
          <table:table-cell table:style-name="ce9" office:value-type="string" calcext:value-type="string" table:number-columns-spanned="9" table:number-rows-spanned="1">
            <text:p>Suleiman Y. Yerima, Sakir Sezer, and Gavin McWilliams. Analysis of Bayesian classiﬁcation-based approaches for Android malware detection. <text:span text:style-name="T3">Information Security, IET</text:span>, 8(1):25–36, jan 2014. ISSN 1751-8709. doi: 10.1049/iet-ifs.2013.0095. URL http: //digital-library.theiet.org/content/journals/10.1049/iet-ifs.2013.0095.</text:p>
          </table:table-cell>
          <table:covered-table-cell table:number-columns-repeated="8" table:style-name="ce11"/>
          <table:table-cell table:number-columns-repeated="1015"/>
        </table:table-row>
        <table:table-row table:style-name="ro3">
          <table:table-cell table:style-name="ce9" office:value-type="string" calcext:value-type="string" table:number-columns-spanned="9" table:number-rows-spanned="1">
            <text:p>Xuxian Jiang and Yajin Zhou. <text:span text:style-name="T3">Android Malware</text:span>. Springer, Raleigh, NC, USA, 2013. ISBN 9781461473930.</text:p>
          </table:table-cell>
          <table:covered-table-cell table:number-columns-repeated="8" table:style-name="ce11"/>
          <table:table-cell table:number-columns-repeated="1015"/>
        </table:table-row>
        <table:table-row table:style-name="ro6">
          <table:table-cell table:style-name="ce9" office:value-type="string" calcext:value-type="string" table:number-columns-spanned="9" table:number-rows-spanned="1">
            <text:p>Hao Peng, Chris Gates, Bhaskar Sarma, Ninghui Li, Yuan Qi, Rahul Potharaju, Cristina Nita-Rotaru, and Ian Molloy. Using probabilistic generative models for ranking risks of Android apps. In <text:span text:style-name="T3">ACM Conference on Computer and Communications Security (CCS)</text:span>, pages 241–252, New York, New York, USA, 2012. ACM Press. ISBN 9781450316514. doi: 10.1145/2382196.2382224. URL http://dl.acm.org/citation.cfm?doid=2382196. 2382224.</text:p>
          </table:table-cell>
          <table:covered-table-cell table:number-columns-repeated="8" table:style-name="ce11"/>
          <table:table-cell table:number-columns-repeated="1015"/>
        </table:table-row>
        <table:table-row table:style-name="ro2" table:number-rows-repeated="1048541">
          <table:table-cell table:number-columns-repeated="1024"/>
        </table:table-row>
        <table:table-row table:style-name="ro2">
          <table:table-cell table:number-columns-repeated="1024"/>
        </table:table-row>
      </table:table>
      <table:table table:name="DataSetQuantification" table:style-name="ta1">
        <table:shapes>
          <draw:frame draw:z-index="0" draw:style-name="gr1" draw:text-style-name="P1" svg:width="24.85mm" svg:height="5.38mm" svg:x="60.84mm" svg:y="93.65mm">
            <loext:p/>
            <draw:object xlink:href="./Object 1" xlink:type="simple" xlink:show="embed" xlink:actuate="onLoad"/>
            <draw:image xlink:href="./ObjectReplacements/Object 1" xlink:type="simple" xlink:show="embed" xlink:actuate="onLoad"/>
          </draw:frame>
        </table:shapes>
        <table:table-column table:style-name="co4" table:default-cell-style-name="ce329"/>
        <table:table-column table:style-name="co6" table:default-cell-style-name="ce69"/>
        <table:table-column table:style-name="co7" table:default-cell-style-name="ce75"/>
        <table:table-column table:style-name="co8" table:default-cell-style-name="ce84"/>
        <table:table-column table:style-name="co9" table:default-cell-style-name="ce90"/>
        <table:table-column table:style-name="co4" table:default-cell-style-name="ce96"/>
        <table:table-column table:style-name="co10" table:default-cell-style-name="ce100"/>
        <table:table-column table:style-name="co11" table:default-cell-style-name="ce105"/>
        <table:table-column table:style-name="co4" table:default-cell-style-name="Default"/>
        <table:table-row table:style-name="ro1">
          <table:table-cell table:style-name="ce312" office:value-type="string" calcext:value-type="string" table:number-columns-spanned="9" table:number-rows-spanned="1">
            <text:p>Data Set Quantification</text:p>
          </table:table-cell>
          <table:covered-table-cell table:style-name="ce109"/>
          <table:covered-table-cell table:number-columns-repeated="3" table:style-name="ce71"/>
          <table:covered-table-cell table:style-name="ce184"/>
          <table:covered-table-cell table:number-columns-repeated="2" table:style-name="ce71"/>
          <table:covered-table-cell/>
        </table:table-row>
        <table:table-row table:style-name="ro3">
          <table:table-cell/>
          <table:table-cell table:style-name="ce109"/>
          <table:table-cell table:style-name="ce34" office:value-type="string" calcext:value-type="string" table:number-columns-spanned="3" table:number-rows-spanned="1">
            <text:p>Sample Space (<text:span text:style-name="T5">m</text:span><text:span text:style-name="T6">)</text:span></text:p>
          </table:table-cell>
          <table:covered-table-cell table:number-columns-repeated="2" table:style-name="ce34"/>
          <table:table-cell table:style-name="ce184"/>
          <table:table-cell table:style-name="ce34" office:value-type="string" calcext:value-type="string" table:number-columns-spanned="2" table:number-rows-spanned="1">
            <text:p>Feature Space (<text:span text:style-name="T5">n</text:span><text:span text:style-name="T6">)</text:span></text:p>
          </table:table-cell>
          <table:covered-table-cell table:style-name="ce34"/>
          <table:table-cell/>
        </table:table-row>
        <table:table-row table:style-name="ro7">
          <table:table-cell/>
          <table:table-cell table:style-name="ce67" office:value-type="string" calcext:value-type="string">
            <text:p>Data Sets</text:p>
          </table:table-cell>
          <table:table-cell table:style-name="ce73" office:value-type="string" calcext:value-type="string">
            <text:p>(<text:span text:style-name="T7">m</text:span><text:span text:style-name="T8">N</text:span><text:span text:style-name="T9">) Negative</text:span></text:p>
          </table:table-cell>
          <table:table-cell table:style-name="ce82" office:value-type="string" calcext:value-type="string">
            <text:p>PREV*</text:p>
          </table:table-cell>
          <table:table-cell table:style-name="ce88" office:value-type="string" calcext:value-type="string">
            <text:p>Positive (<text:span text:style-name="T10">m</text:span><text:span text:style-name="T11">P</text:span><text:span text:style-name="T12">)</text:span></text:p>
          </table:table-cell>
          <table:table-cell table:style-name="ce95"/>
          <table:table-cell table:style-name="ce98" office:value-type="string" calcext:value-type="string">
            <text:p><text:span text:style-name="T13">(</text:span><text:span text:style-name="T14">n</text:span><text:span text:style-name="T15">N</text:span><text:span text:style-name="T9">) Negative</text:span></text:p>
          </table:table-cell>
          <table:table-cell table:style-name="ce88" office:value-type="string" calcext:value-type="string">
            <text:p>Positive (<text:span text:style-name="T10">n</text:span><text:span text:style-name="T11">P</text:span><text:span text:style-name="T12">)</text:span></text:p>
          </table:table-cell>
          <table:table-cell/>
        </table:table-row>
        <table:table-row table:style-name="ro8">
          <table:table-cell/>
          <table:table-cell table:style-name="ce68" office:value-type="string" calcext:value-type="string">
            <text:p>DS<text:span text:style-name="T4">0</text:span></text:p>
          </table:table-cell>
          <table:table-cell table:style-name="ce74" table:formula="of:=[$FeatFreqDist_NegativeDSs.B3]" office:value-type="float" office:value="264303" calcext:value-type="float">
            <text:p>264303</text:p>
          </table:table-cell>
          <table:table-cell table:style-name="ce83" table:formula="of:=[.E4]/([.C4]+[.E4])" office:value-type="percentage" office:value="0.601746989404149" calcext:value-type="percentage">
            <text:p>%60</text:p>
          </table:table-cell>
          <table:table-cell table:style-name="ce89" table:formula="of:=[$FeatFreqDist_PositiveDSs.B3]" office:value-type="float" office:value="399353" calcext:value-type="float">
            <text:p>399353</text:p>
          </table:table-cell>
          <table:table-cell/>
          <table:table-cell table:style-name="ce99" table:formula="of:=COUNTA([$FeatFreqDist_NegativeDSs.A$1:$FeatFreqDist_NegativeDSs.A$1048576])-4" office:value-type="float" office:value="84" calcext:value-type="float">
            <text:p>84</text:p>
          </table:table-cell>
          <table:table-cell table:style-name="ce104" table:formula="of:=COUNTA([$FeatFreqDist_PositiveDSs.A$1:$FeatFreqDist_PositiveDSs.A$1048576])-4" office:value-type="float" office:value="90" calcext:value-type="float">
            <text:p>90</text:p>
          </table:table-cell>
          <table:table-cell/>
        </table:table-row>
        <table:table-row table:style-name="ro8">
          <table:table-cell/>
          <table:table-cell office:value-type="string" calcext:value-type="string">
            <text:p>DS<text:span text:style-name="T4">1</text:span></text:p>
          </table:table-cell>
          <table:table-cell table:formula="of:=[$FeatFreqDist_NegativeDSs.D3]" office:value-type="float" office:value="254" calcext:value-type="float">
            <text:p>254</text:p>
          </table:table-cell>
          <table:table-cell table:formula="of:=[.E5]/([.C5]+[.E5])" office:value-type="percentage" office:value="0.524344569288389" calcext:value-type="percentage">
            <text:p>%52</text:p>
          </table:table-cell>
          <table:table-cell table:formula="of:=[$FeatFreqDist_PositiveDSs.D3]" office:value-type="float" office:value="280" calcext:value-type="float">
            <text:p>280</text:p>
          </table:table-cell>
          <table:table-cell/>
          <table:table-cell table:formula="of:=COUNTA([$FeatFreqDist_NegativeDSs.C$1:$FeatFreqDist_NegativeDSs.C$1048576])-2" office:value-type="float" office:value="94" calcext:value-type="float">
            <text:p>94</text:p>
          </table:table-cell>
          <table:table-cell table:formula="of:=COUNTA([$FeatFreqDist_PositiveDSs.D$1:$FeatFreqDist_PositiveDSs.D$1048576])-2" office:value-type="float" office:value="81" calcext:value-type="float">
            <text:p>81</text:p>
          </table:table-cell>
          <table:table-cell/>
        </table:table-row>
        <table:table-row table:style-name="ro8">
          <table:table-cell/>
          <table:table-cell office:value-type="string" calcext:value-type="string">
            <text:p>DS<text:span text:style-name="T4">2</text:span></text:p>
          </table:table-cell>
          <table:table-cell table:formula="of:=[$FeatFreqDist_NegativeDSs.F3]" office:value-type="float" office:value="310926" calcext:value-type="float">
            <text:p>310926</text:p>
          </table:table-cell>
          <table:table-cell table:formula="of:=[.E6]/([.C6]+[.E6])" office:value-type="percentage" office:value="0.0154151123833892" calcext:value-type="percentage">
            <text:p>%2</text:p>
          </table:table-cell>
          <table:table-cell table:formula="of:=[$FeatFreqDist_PositiveDSs.F3]" office:value-type="float" office:value="4868" calcext:value-type="float">
            <text:p>4868</text:p>
          </table:table-cell>
          <table:table-cell/>
          <table:table-cell table:formula="of:=COUNTA([$FeatFreqDist_NegativeDSs.E$1:$FeatFreqDist_NegativeDSs.E$1048576])-2" office:value-type="float" office:value="83" calcext:value-type="float">
            <text:p>83</text:p>
          </table:table-cell>
          <table:table-cell table:formula="of:=COUNTA([$FeatFreqDist_PositiveDSs.F$1:$FeatFreqDist_PositiveDSs.F$1048576])-2" office:value-type="float" office:value="69" calcext:value-type="float">
            <text:p>69</text:p>
          </table:table-cell>
          <table:table-cell/>
        </table:table-row>
        <table:table-row table:style-name="ro8">
          <table:table-cell/>
          <table:table-cell office:value-type="string" calcext:value-type="string">
            <text:p>DS<text:span text:style-name="T4">3</text:span></text:p>
          </table:table-cell>
          <table:table-cell table:formula="of:=[$FeatFreqDist_NegativeDSs.H3]" office:value-type="float" office:value="1000" calcext:value-type="float">
            <text:p>1000</text:p>
          </table:table-cell>
          <table:table-cell table:formula="of:=[.E7]/([.C7]+[.E7])" office:value-type="percentage" office:value="0.5" calcext:value-type="percentage">
            <text:p>%50</text:p>
          </table:table-cell>
          <table:table-cell table:formula="of:=[$FeatFreqDist_PositiveDSs.H3]" office:value-type="float" office:value="1000" calcext:value-type="float">
            <text:p>1000</text:p>
          </table:table-cell>
          <table:table-cell/>
          <table:table-cell table:formula="of:=COUNTA([$FeatFreqDist_NegativeDSs.G$1:$FeatFreqDist_NegativeDSs.G$1048576])-2" office:value-type="float" office:value="99" calcext:value-type="float">
            <text:p>99</text:p>
          </table:table-cell>
          <table:table-cell table:formula="of:=COUNTA([$FeatFreqDist_PositiveDSs.H$1:$FeatFreqDist_PositiveDSs.H$1048576])-2" office:value-type="float" office:value="75" calcext:value-type="float">
            <text:p>75</text:p>
          </table:table-cell>
          <table:table-cell/>
        </table:table-row>
        <table:table-row table:style-name="ro8">
          <table:table-cell/>
          <table:table-cell office:value-type="string" calcext:value-type="string">
            <text:p>DS<text:span text:style-name="T4">4</text:span></text:p>
          </table:table-cell>
          <table:table-cell table:style-name="ce76"/>
          <table:table-cell table:formula="of:=[.E8]/([.C8]+[.E8])" office:value-type="percentage" office:value="1" calcext:value-type="percentage">
            <text:p>%100</text:p>
          </table:table-cell>
          <table:table-cell table:formula="of:=[$FeatFreqDist_PositiveDSs.J3]" office:value-type="float" office:value="1260" calcext:value-type="float">
            <text:p>1260</text:p>
          </table:table-cell>
          <table:table-cell table:number-columns-repeated="2"/>
          <table:table-cell table:formula="of:=COUNTA([$FeatFreqDist_PositiveDSs.J$1:$FeatFreqDist_PositiveDSs.J$1048576])-2" office:value-type="float" office:value="83" calcext:value-type="float">
            <text:p>83</text:p>
          </table:table-cell>
          <table:table-cell/>
        </table:table-row>
        <table:table-row table:style-name="ro8">
          <table:table-cell/>
          <table:table-cell office:value-type="string" calcext:value-type="string">
            <text:p>DS<text:span text:style-name="T4">5</text:span></text:p>
          </table:table-cell>
          <table:table-cell table:formula="of:=[$FeatFreqDist_NegativeDSs.L3]" office:value-type="float" office:value="207865" calcext:value-type="float">
            <text:p>207865</text:p>
          </table:table-cell>
          <table:table-cell table:style-name="ce85" table:formula="of:=[.E9]/([.C9]+[.E9])" office:value-type="percentage" office:value="0.00181518706511143" calcext:value-type="percentage">
            <text:p>0.2%</text:p>
          </table:table-cell>
          <table:table-cell table:formula="of:=[$FeatFreqDist_PositiveDSs.L3]" office:value-type="float" office:value="378" calcext:value-type="float">
            <text:p>378</text:p>
          </table:table-cell>
          <table:table-cell/>
          <table:table-cell table:formula="of:=COUNTA([$FeatFreqDist_NegativeDSs.K$1:$FeatFreqDist_NegativeDSs.K$1048576])-2" office:value-type="float" office:value="118" calcext:value-type="float">
            <text:p>118</text:p>
          </table:table-cell>
          <table:table-cell table:formula="of:=COUNTA([$FeatFreqDist_PositiveDSs.L$1:$FeatFreqDist_PositiveDSs.L$1048576])-2" office:value-type="float" office:value="73" calcext:value-type="float">
            <text:p>73</text:p>
          </table:table-cell>
          <table:table-cell/>
        </table:table-row>
        <table:table-row table:style-name="ro3">
          <table:table-cell table:style-name="ce64" table:number-columns-repeated="2"/>
          <table:table-cell table:style-name="ce39" office:value-type="string" calcext:value-type="string" table:number-columns-spanned="6" table:number-rows-spanned="1">
            <text:p>Summary Statistics</text:p>
          </table:table-cell>
          <table:covered-table-cell table:number-columns-repeated="5" table:style-name="ce39"/>
          <table:table-cell/>
        </table:table-row>
        <table:table-row table:style-name="ro9">
          <table:table-cell table:style-name="ce25" office:value-type="string" calcext:value-type="string" table:number-columns-spanned="2" table:number-rows-spanned="1">
            <text:p>Minimum</text:p>
          </table:table-cell>
          <table:covered-table-cell table:style-name="ce25"/>
          <table:table-cell table:style-name="ce78" table:formula="of:=MIN([.C4];[.C5];[.C6];[.C7];[.C8];[.C9])" office:value-type="float" office:value="254" calcext:value-type="float">
            <text:p>254</text:p>
          </table:table-cell>
          <table:table-cell table:style-name="ce86" table:formula="of:=MIN([.D4:.D9])" office:value-type="percentage" office:value="0.00181518706511143" calcext:value-type="percentage">
            <text:p>%0</text:p>
          </table:table-cell>
          <table:table-cell table:style-name="ce91" table:formula="of:=MIN([.E4];[.E5];[.E6];[.E7];[.E8];[.E9])" office:value-type="float" office:value="280" calcext:value-type="float">
            <text:p>280</text:p>
          </table:table-cell>
          <table:table-cell table:style-name="ce97"/>
          <table:table-cell table:style-name="ce101" table:formula="of:=MIN([.G4];[.G5];[.G6];[.G7];[.G9])" office:value-type="float" office:value="83" calcext:value-type="float">
            <text:p>83</text:p>
          </table:table-cell>
          <table:table-cell table:style-name="ce106" table:formula="of:=MIN([.H4];[.H5];[.H6];[.H7];[.H8];[.H9])" office:value-type="float" office:value="69" calcext:value-type="float">
            <text:p>69</text:p>
          </table:table-cell>
          <table:table-cell/>
        </table:table-row>
        <table:table-row table:style-name="ro10">
          <table:table-cell table:style-name="ce25" office:value-type="string" calcext:value-type="string" table:number-columns-spanned="2" table:number-rows-spanned="1">
            <text:p><text:span text:style-name="T1">Geometric</text:span> Mean</text:p>
          </table:table-cell>
          <table:covered-table-cell table:style-name="ce25"/>
          <table:table-cell table:style-name="ce79" table:formula="of:=GEOMEAN([.C4];[.C5];[.C6];[.C7];[.C9])" office:value-type="float" office:value="21255.6721937708" calcext:value-type="float">
            <text:p>21256</text:p>
          </table:table-cell>
          <table:table-cell table:style-name="ce87" table:formula="of:=GEOMEAN([.D4:.D9])" office:value-type="percentage" office:value="0.128079059948847" calcext:value-type="percentage">
            <text:p>%13</text:p>
          </table:table-cell>
          <table:table-cell table:style-name="ce92" table:formula="of:=GEOMEAN([.E4];[.E5];[.E6];[.E7];[.E8];[.E9])" office:value-type="float" office:value="2525.15466018337" calcext:value-type="float">
            <text:p>2525</text:p>
          </table:table-cell>
          <table:table-cell table:style-name="ce97"/>
          <table:table-cell table:style-name="ce102" table:formula="of:=GEOMEAN([.G4];[.G5];[.G6];[.G7];[.G9])" office:value-type="float" office:value="94.7982863577007" calcext:value-type="float">
            <text:p>95</text:p>
          </table:table-cell>
          <table:table-cell table:style-name="ce107" table:formula="of:=GEOMEAN([.H4];[.H5];[.H6];[.H7];[.H8];[.H9])" office:value-type="float" office:value="78.1939476425094" calcext:value-type="float">
            <text:p>78</text:p>
          </table:table-cell>
          <table:table-cell/>
        </table:table-row>
        <table:table-row table:style-name="ro9">
          <table:table-cell table:style-name="ce25" office:value-type="string" calcext:value-type="string" table:number-columns-spanned="2" table:number-rows-spanned="1">
            <text:p><text:s/>Arithmetic Mean</text:p>
          </table:table-cell>
          <table:covered-table-cell table:style-name="ce25"/>
          <table:table-cell table:style-name="ce79" table:formula="of:=AVERAGE([.C4];[.C5];[.C6];[.C7];[.C9])" office:value-type="float" office:value="156869.6" calcext:value-type="float">
            <text:p>156870</text:p>
          </table:table-cell>
          <table:table-cell table:style-name="ce87" table:formula="of:=AVERAGE([.D4:.D9])" office:value-type="percentage" office:value="0.440553643023507" calcext:value-type="percentage">
            <text:p>%44</text:p>
          </table:table-cell>
          <table:table-cell table:style-name="ce92" table:formula="of:=AVERAGE([.E4];[.E5];[.E6];[.E7];[.E8];[.E9])" office:value-type="float" office:value="67856.5" calcext:value-type="float">
            <text:p>67857</text:p>
          </table:table-cell>
          <table:table-cell table:style-name="ce97"/>
          <table:table-cell table:style-name="ce102" table:formula="of:=AVERAGE([.G4];[.G5];[.G6];[.G7];[.G9])" office:value-type="float" office:value="95.6" calcext:value-type="float">
            <text:p>96</text:p>
          </table:table-cell>
          <table:table-cell table:style-name="ce107" table:formula="of:=AVERAGE([.H4];[.H5];[.H6];[.H7];[.H8];[.H9])" office:value-type="float" office:value="78.5" calcext:value-type="float">
            <text:p>79</text:p>
          </table:table-cell>
          <table:table-cell/>
        </table:table-row>
        <table:table-row table:style-name="ro9">
          <table:table-cell table:style-name="ce25" office:value-type="string" calcext:value-type="string" table:number-columns-spanned="2" table:number-rows-spanned="1">
            <text:p>Maximum</text:p>
          </table:table-cell>
          <table:covered-table-cell table:style-name="ce25"/>
          <table:table-cell table:style-name="ce79" table:formula="of:=MAX([.C4];[.C5];[.C6];[.C7];[.C8];[.C9])" office:value-type="float" office:value="310926" calcext:value-type="float">
            <text:p>310926</text:p>
          </table:table-cell>
          <table:table-cell table:style-name="ce87" table:formula="of:=MAX([.D4:.D9])" office:value-type="percentage" office:value="1" calcext:value-type="percentage">
            <text:p>%100</text:p>
          </table:table-cell>
          <table:table-cell table:style-name="ce92" table:formula="of:=MAX([.E4];[.E5];[.E6];[.E7];[.E8];[.E9])" office:value-type="float" office:value="399353" calcext:value-type="float">
            <text:p>399353</text:p>
          </table:table-cell>
          <table:table-cell table:style-name="ce97"/>
          <table:table-cell table:style-name="ce103" table:formula="of:=MAX([.G4];[.G5];[.G6];[.G7];[.G9])" office:value-type="float" office:value="118" calcext:value-type="float">
            <text:p>118</text:p>
          </table:table-cell>
          <table:table-cell table:style-name="ce107" table:formula="of:=MAX([.H4];[.H5];[.H6];[.H7];[.H8];[.H9])" office:value-type="float" office:value="90" calcext:value-type="float">
            <text:p>90</text:p>
          </table:table-cell>
          <table:table-cell/>
        </table:table-row>
        <table:table-row table:style-name="ro2">
          <table:table-cell/>
          <table:table-cell table:style-name="ce70"/>
          <table:table-cell table:style-name="ce42" office:value-type="string" calcext:value-type="string" table:number-columns-spanned="6" table:number-rows-spanned="1">
            <text:p>*Prevalance:</text:p>
          </table:table-cell>
          <table:covered-table-cell table:number-columns-repeated="5" table:style-name="ce42"/>
          <table:table-cell/>
        </table:table-row>
        <table:table-row table:style-name="ro2" table:number-rows-repeated="3">
          <table:table-cell/>
          <table:table-cell table:style-name="ce329" table:number-columns-repeated="7"/>
          <table:table-cell/>
        </table:table-row>
        <table:table-row table:style-name="ro2">
          <table:table-cell/>
          <table:table-cell table:style-name="ce329"/>
          <table:table-cell table:style-name="ce81" office:value-type="string" calcext:value-type="string">
            <text:p>Maximum:</text:p>
          </table:table-cell>
          <table:table-cell table:style-name="ce81"/>
          <table:table-cell table:style-name="ce93" table:formula="of:=MAX([.C14];[.E14])" office:value-type="float" office:value="399353" calcext:value-type="float">
            <text:p>399353</text:p>
          </table:table-cell>
          <table:table-cell table:style-name="ce81"/>
          <table:table-cell table:style-name="ce81" office:value-type="string" calcext:value-type="string">
            <text:p>Maximum:</text:p>
          </table:table-cell>
          <table:table-cell table:style-name="ce81" table:formula="of:=MAX([.G14:.H14])" office:value-type="float" office:value="118" calcext:value-type="float">
            <text:p>118</text:p>
          </table:table-cell>
          <table:table-cell/>
        </table:table-row>
        <table:table-row table:style-name="ro11">
          <table:table-cell table:style-name="Default" table:number-columns-repeated="8"/>
          <table:table-cell/>
        </table:table-row>
        <table:table-row table:style-name="ro2">
          <table:table-cell table:style-name="ce94" office:value-type="string" calcext:value-type="string" table:number-columns-spanned="9" table:number-rows-spanned="1">
            <text:p>The initial quantification of data sets on sample and feature spaces. Copyright © 2017-2018 Gürol CANBEK.</text:p>
          </table:table-cell>
          <table:covered-table-cell table:style-name="ce109"/>
          <table:covered-table-cell table:number-columns-repeated="3" table:style-name="ce71"/>
          <table:covered-table-cell table:style-name="ce184"/>
          <table:covered-table-cell table:number-columns-repeated="2" table:style-name="ce71"/>
          <table:covered-table-cell/>
        </table:table-row>
        <table:table-row table:style-name="ro2">
          <table:table-cell table:style-name="ce108" table:formula="of:=HYPERLINK(&quot;#Contents.A1&quot;;&quot;Click here to see the terms of use and citing information on the first sheet&quot;)" office:value-type="string" office:string-value="Click here to see the terms of use and citing information on the first sheet" calcext:value-type="string" table:number-columns-spanned="9" table:number-rows-spanned="1">
            <text:p>Click here to see the terms of use and citing information on the first sheet</text:p>
          </table:table-cell>
          <table:covered-table-cell table:number-columns-repeated="7" table:style-name="Default"/>
          <table:covered-table-cell/>
        </table:table-row>
        <calcext:conditional-formats>
          <calcext:conditional-format calcext:target-range-address="DataSetQuantification.C11:DataSetQuantification.C14">
            <calcext:data-bar calcext:max-length="100" calcext:negative-color="#ff0000" calcext:positive-color="#63c384" calcext:axis-color="#000000">
              <calcext:formatting-entry calcext:value="0" calcext:type="number"/>
              <calcext:formatting-entry calcext:value="=[.E19]" calcext:type="formula"/>
            </calcext:data-bar>
          </calcext:conditional-format>
          <calcext:conditional-format calcext:target-range-address="DataSetQuantification.C4:DataSetQuantification.C7 DataSetQuantification.C9:DataSetQuantification.C9">
            <calcext:data-bar calcext:max-length="100" calcext:negative-color="#ff0000" calcext:positive-color="#63c384" calcext:axis-color="#000000">
              <calcext:formatting-entry calcext:value="0" calcext:type="number"/>
              <calcext:formatting-entry calcext:value="=[.E19]" calcext:type="formula"/>
            </calcext:data-bar>
          </calcext:conditional-format>
          <calcext:conditional-format calcext:target-range-address="DataSetQuantification.E4:DataSetQuantification.E9 DataSetQuantification.E11:DataSetQuantification.E14">
            <calcext:data-bar calcext:max-length="100" calcext:negative-color="#ff0000" calcext:positive-color="#ff555a" calcext:axis-color="#000000">
              <calcext:formatting-entry calcext:value="0" calcext:type="number"/>
              <calcext:formatting-entry calcext:value="=[.E19]" calcext:type="formula"/>
            </calcext:data-bar>
          </calcext:conditional-format>
          <calcext:conditional-format calcext:target-range-address="DataSetQuantification.G4:DataSetQuantification.G9 DataSetQuantification.G11:DataSetQuantification.G14">
            <calcext:data-bar calcext:max-length="100" calcext:negative-color="#ff0000" calcext:positive-color="#339966" calcext:axis-color="#000000">
              <calcext:formatting-entry calcext:value="0" calcext:type="number"/>
              <calcext:formatting-entry calcext:value="=[.H19]" calcext:type="formula"/>
            </calcext:data-bar>
          </calcext:conditional-format>
          <calcext:conditional-format calcext:target-range-address="DataSetQuantification.H4:DataSetQuantification.H9 DataSetQuantification.H11:DataSetQuantification.H14">
            <calcext:data-bar calcext:max-length="100" calcext:negative-color="#ff0000" calcext:positive-color="#ff555a" calcext:axis-color="#000000">
              <calcext:formatting-entry calcext:value="0" calcext:type="number"/>
              <calcext:formatting-entry calcext:value="=[.H19]" calcext:type="formula"/>
            </calcext:data-bar>
          </calcext:conditional-format>
        </calcext:conditional-formats>
      </table:table>
      <table:table table:name="FeatureFrequencyDistributions" table:style-name="ta1">
        <table:shapes>
          <draw:frame draw:z-index="0" draw:style-name="gr2" draw:text-style-name="P1" svg:width="22.1mm" svg:height="16.2mm" svg:x="67.97mm" svg:y="20.56mm">
            <loext:p/>
            <draw:object draw:notify-on-update-of-ranges="FeatFreqDist_NegativeDSs.B5:FeatFreqDist_NegativeDSs.B88 Temp.B4:Temp.B87" xlink:href="./Object 2" xlink:type="simple" xlink:show="embed" xlink:actuate="onLoad"/>
            <draw:image xlink:href="./ObjectReplacements/Object 2" xlink:type="simple" xlink:show="embed" xlink:actuate="onLoad"/>
          </draw:frame>
          <draw:frame draw:z-index="1" draw:style-name="gr2" draw:text-style-name="P1" svg:width="22.1mm" svg:height="16.2mm" svg:x="67.97mm" svg:y="38.72mm">
            <loext:p/>
            <draw:object draw:notify-on-update-of-ranges="FeatFreqDist_NegativeDSs.D5:FeatFreqDist_NegativeDSs.D98 Temp.C4:Temp.C97" xlink:href="./Object 3" xlink:type="simple" xlink:show="embed" xlink:actuate="onLoad"/>
            <draw:image xlink:href="./ObjectReplacements/Object 3" xlink:type="simple" xlink:show="embed" xlink:actuate="onLoad"/>
          </draw:frame>
          <draw:frame draw:z-index="2" draw:style-name="gr2" draw:text-style-name="P1" svg:width="22.1mm" svg:height="16.3mm" svg:x="67.97mm" svg:y="56.77mm">
            <loext:p/>
            <draw:object draw:notify-on-update-of-ranges="FeatFreqDist_NegativeDSs.F5:FeatFreqDist_NegativeDSs.F87 Temp.D4:Temp.D86" xlink:href="./Object 4" xlink:type="simple" xlink:show="embed" xlink:actuate="onLoad"/>
            <draw:image xlink:href="./ObjectReplacements/Object 4" xlink:type="simple" xlink:show="embed" xlink:actuate="onLoad"/>
          </draw:frame>
          <draw:frame draw:z-index="3" draw:style-name="gr2" draw:text-style-name="P1" svg:width="22.1mm" svg:height="16.3mm" svg:x="67.97mm" svg:y="75.04mm">
            <loext:p/>
            <draw:object draw:notify-on-update-of-ranges="FeatFreqDist_NegativeDSs.H5:FeatFreqDist_NegativeDSs.H103 Temp.E4:Temp.E102" xlink:href="./Object 5" xlink:type="simple" xlink:show="embed" xlink:actuate="onLoad"/>
            <draw:image xlink:href="./ObjectReplacements/Object 5" xlink:type="simple" xlink:show="embed" xlink:actuate="onLoad"/>
          </draw:frame>
          <draw:frame draw:z-index="4" draw:style-name="gr2" draw:text-style-name="P1" svg:width="22.1mm" svg:height="16.3mm" svg:x="67.97mm" svg:y="112.08mm">
            <loext:p/>
            <draw:object draw:notify-on-update-of-ranges="FeatFreqDist_NegativeDSs.L5:FeatFreqDist_NegativeDSs.L122 Temp.F4:Temp.F121" xlink:href="./Object 6" xlink:type="simple" xlink:show="embed" xlink:actuate="onLoad"/>
            <draw:image xlink:href="./ObjectReplacements/Object 6" xlink:type="simple" xlink:show="embed" xlink:actuate="onLoad"/>
          </draw:frame>
          <draw:frame draw:z-index="5" draw:style-name="gr2" draw:text-style-name="P1" svg:width="22.1mm" svg:height="16.3mm" svg:x="111.77mm" svg:y="20.48mm">
            <loext:p/>
            <draw:object draw:notify-on-update-of-ranges="FeatFreqDist_PositiveDSs.B5:FeatFreqDist_PositiveDSs.B94 Temp.G4:Temp.G93" xlink:href="./Object 7" xlink:type="simple" xlink:show="embed" xlink:actuate="onLoad"/>
            <draw:image xlink:href="./ObjectReplacements/Object 7" xlink:type="simple" xlink:show="embed" xlink:actuate="onLoad"/>
          </draw:frame>
          <draw:frame draw:z-index="6" draw:style-name="gr2" draw:text-style-name="P1" svg:width="22.1mm" svg:height="16.3mm" svg:x="111.77mm" svg:y="38.67mm">
            <loext:p/>
            <draw:object draw:notify-on-update-of-ranges="FeatFreqDist_PositiveDSs.D5:FeatFreqDist_PositiveDSs.D85 Temp.H4:Temp.H85" xlink:href="./Object 8" xlink:type="simple" xlink:show="embed" xlink:actuate="onLoad"/>
            <draw:image xlink:href="./ObjectReplacements/Object 8" xlink:type="simple" xlink:show="embed" xlink:actuate="onLoad"/>
          </draw:frame>
          <draw:frame draw:z-index="7" draw:style-name="gr2" draw:text-style-name="P1" svg:width="22.1mm" svg:height="16.3mm" svg:x="111.77mm" svg:y="56.78mm">
            <loext:p/>
            <draw:object draw:notify-on-update-of-ranges="FeatFreqDist_PositiveDSs.F5:FeatFreqDist_PositiveDSs.F73 Temp.I4:Temp.I72" xlink:href="./Object 9" xlink:type="simple" xlink:show="embed" xlink:actuate="onLoad"/>
            <draw:image xlink:href="./ObjectReplacements/Object 9" xlink:type="simple" xlink:show="embed" xlink:actuate="onLoad"/>
          </draw:frame>
          <draw:frame draw:z-index="8" draw:style-name="gr2" draw:text-style-name="P1" svg:width="22.1mm" svg:height="16.3mm" svg:x="111.77mm" svg:y="75.16mm">
            <loext:p/>
            <draw:object draw:notify-on-update-of-ranges="FeatFreqDist_PositiveDSs.H5:FeatFreqDist_PositiveDSs.H79 Temp.J4:Temp.J75" xlink:href="./Object 10" xlink:type="simple" xlink:show="embed" xlink:actuate="onLoad"/>
            <draw:image xlink:href="./ObjectReplacements/Object 10" xlink:type="simple" xlink:show="embed" xlink:actuate="onLoad"/>
          </draw:frame>
          <draw:frame draw:z-index="9" draw:style-name="gr2" draw:text-style-name="P1" svg:width="22.1mm" svg:height="16.3mm" svg:x="111.77mm" svg:y="93.46mm">
            <loext:p/>
            <draw:object draw:notify-on-update-of-ranges="FeatFreqDist_PositiveDSs.J5:FeatFreqDist_PositiveDSs.J87 Temp.K4:Temp.K86" xlink:href="./Object 11" xlink:type="simple" xlink:show="embed" xlink:actuate="onLoad"/>
            <draw:image xlink:href="./ObjectReplacements/Object 11" xlink:type="simple" xlink:show="embed" xlink:actuate="onLoad"/>
          </draw:frame>
          <draw:frame draw:z-index="10" draw:style-name="gr2" draw:text-style-name="P1" svg:width="22.1mm" svg:height="16.3mm" svg:x="111.77mm" svg:y="112.07mm">
            <loext:p/>
            <draw:object draw:notify-on-update-of-ranges="FeatFreqDist_PositiveDSs.L5:FeatFreqDist_PositiveDSs.L77 Temp.L4:Temp.L76" xlink:href="./Object 12" xlink:type="simple" xlink:show="embed" xlink:actuate="onLoad"/>
            <draw:image xlink:href="./ObjectReplacements/Object 12" xlink:type="simple" xlink:show="embed" xlink:actuate="onLoad"/>
          </draw:frame>
        </table:shapes>
        <table:table-column table:style-name="co4" table:default-cell-style-name="Default"/>
        <table:table-column table:style-name="co12" table:default-cell-style-name="ce202"/>
        <table:table-column table:style-name="co13" table:default-cell-style-name="ce117"/>
        <table:table-column table:style-name="co4" table:default-cell-style-name="ce121"/>
        <table:table-column table:style-name="co14" table:default-cell-style-name="ce136"/>
        <table:table-column table:style-name="co13" table:default-cell-style-name="ce414"/>
        <table:table-column table:style-name="co4" table:default-cell-style-name="ce121"/>
        <table:table-column table:style-name="co15" table:default-cell-style-name="ce203"/>
        <table:table-column table:style-name="co4" table:number-columns-repeated="1016" table:default-cell-style-name="Default"/>
        <table:table-row table:style-name="ro12">
          <table:table-cell table:style-name="ce56" office:value-type="string" calcext:value-type="string" table:number-columns-spanned="9" table:number-rows-spanned="1">
            <text:p>Data Set Feature Space Frequency Distribution</text:p>
          </table:table-cell>
          <table:covered-table-cell table:number-columns-repeated="7" table:style-name="Default"/>
          <table:covered-table-cell/>
          <table:table-cell table:number-columns-repeated="1015"/>
        </table:table-row>
        <table:table-row table:style-name="ro2">
          <table:table-cell/>
          <table:table-cell table:style-name="ce200" office:value-type="string" calcext:value-type="string">
            <text:p>Best Fit</text:p>
          </table:table-cell>
          <table:table-cell table:style-name="ce146" office:value-type="string" calcext:value-type="string" table:number-columns-spanned="5" table:number-rows-spanned="1">
            <text:p>Feature Space <text:span text:style-name="T26">Frequency</text:span> <text:span text:style-name="T26">Distribution</text:span></text:p>
          </table:table-cell>
          <table:covered-table-cell table:number-columns-repeated="4" table:style-name="ce146"/>
          <table:table-cell table:style-name="ce200" office:value-type="string" calcext:value-type="string">
            <text:p>Best Fit</text:p>
          </table:table-cell>
          <table:table-cell table:number-columns-repeated="1016"/>
        </table:table-row>
        <table:table-row table:style-name="ro2">
          <table:table-cell/>
          <table:table-cell table:style-name="ce201" office:value-type="string" calcext:value-type="string">
            <text:p><text:span text:style-name="T16">Test Statistics, </text:span>Fit <text:span text:style-name="T1">Parameters</text:span></text:p>
          </table:table-cell>
          <table:table-cell table:style-name="ce211" office:value-type="string" calcext:value-type="string">
            <text:p>m</text:p>
          </table:table-cell>
          <table:table-cell table:style-name="ce219" office:value-type="string" calcext:value-type="string">
            <text:p>Negative</text:p>
          </table:table-cell>
          <table:table-cell table:style-name="ce227" office:value-type="string" calcext:value-type="string">
            <text:p>Data <text:span text:style-name="T1">Sets</text:span></text:p>
          </table:table-cell>
          <table:table-cell table:style-name="ce235" office:value-type="string" calcext:value-type="string">
            <text:p>m</text:p>
          </table:table-cell>
          <table:table-cell table:style-name="ce137" office:value-type="string" calcext:value-type="string">
            <text:p>Positive</text:p>
          </table:table-cell>
          <table:table-cell table:style-name="ce201" office:value-type="string" calcext:value-type="string">
            <text:p><text:span text:style-name="T16">Test Statistics, </text:span>Fit <text:span text:style-name="T1">Parameters</text:span></text:p>
          </table:table-cell>
          <table:table-cell table:number-columns-repeated="1016"/>
        </table:table-row>
        <table:table-row table:style-name="ro13">
          <table:table-cell/>
          <table:table-cell office:value-type="string" calcext:value-type="string">
            <text:p>Log-normal           <text:span text:style-name="T17">vs.</text:span><text:span text:style-name="T18"> Power law</text:span></text:p>
          </table:table-cell>
          <table:table-cell table:style-name="ce392" table:formula="of:=[$FeatFreqDist_NegativeDSs.B3]" office:value-type="float" office:value="264303" calcext:value-type="float" table:number-columns-spanned="1" table:number-rows-spanned="3">
            <text:p>264303</text:p>
          </table:table-cell>
          <table:table-cell table:formula="of:=&quot;n=&quot;&amp;[$DataSetQuantification.G4]&amp;&quot; (&quot;&amp;TEXT([$DistributionFitTests.G4];&quot;0%&quot;)&amp;&quot;)&quot;" office:value-type="string" office:string-value="n=84 (100%)" calcext:value-type="string" table:number-columns-spanned="1" table:number-rows-spanned="3">
            <text:p>n=84 (100%)</text:p>
          </table:table-cell>
          <table:table-cell table:style-name="ce135" office:value-type="string" calcext:value-type="string" table:number-columns-spanned="1" table:number-rows-spanned="3">
            <text:p>DS<text:span text:style-name="T4">0</text:span></text:p>
          </table:table-cell>
          <table:table-cell table:style-name="ce413" table:formula="of:=[$FeatFreqDist_PositiveDSs.B3]" office:value-type="float" office:value="399353" calcext:value-type="float" table:number-columns-spanned="1" table:number-rows-spanned="3">
            <text:p>399353</text:p>
          </table:table-cell>
          <table:table-cell table:formula="of:=&quot;n=&quot;&amp;[$DataSetQuantification.H4]&amp;&quot; (&quot;&amp;TEXT([$DistributionFitTests.G19];&quot;0%&quot;)&amp;&quot;)&quot;" office:value-type="string" office:string-value="n=90 (100%)" calcext:value-type="string" table:number-columns-spanned="1" table:number-rows-spanned="3">
            <text:p>n=90 (100%)</text:p>
          </table:table-cell>
          <table:table-cell table:style-name="ce202" office:value-type="string" calcext:value-type="string">
            <text:p>Log-normal           <text:span text:style-name="T17">vs.</text:span><text:span text:style-name="T18"> Power law</text:span></text:p>
          </table:table-cell>
          <table:table-cell table:number-columns-repeated="1016"/>
        </table:table-row>
        <table:table-row table:style-name="ro13">
          <table:table-cell/>
          <table:table-cell table:style-name="ce203" table:formula="of:=&quot;p-values b=&quot;&amp;TEXT([$DistributionFitTests.J4];&quot;0.00&quot;)&amp;&quot;, v=&quot;&amp;TEXT([$DistributionFitTests.M4];&quot;0.00&quot;)" office:value-type="string" office:string-value="p-values b=0.92, v=0.99" calcext:value-type="string">
            <text:p>p-values b=0.92, v=0.99</text:p>
          </table:table-cell>
          <table:covered-table-cell/>
          <table:covered-table-cell table:style-name="ce122"/>
          <table:covered-table-cell table:number-columns-repeated="2"/>
          <table:covered-table-cell table:style-name="ce138"/>
          <table:table-cell table:formula="of:=&quot;p-values b=&quot;&amp;TEXT([$DistributionFitTests.J19];&quot;0.00&quot;)&amp;&quot;, v=&quot;&amp;TEXT([$DistributionFitTests.M19];&quot;0.00&quot;)" office:value-type="string" office:string-value="p-values b=0.69, v=1.00" calcext:value-type="string">
            <text:p>p-values b=0.69, v=1.00</text:p>
          </table:table-cell>
          <table:table-cell table:number-columns-repeated="1016"/>
        </table:table-row>
        <table:table-row table:style-name="ro13">
          <table:table-cell table:style-name="ce199"/>
          <table:table-cell table:style-name="ce204" table:formula="of:=[$DistributionFitTests.H4]" office:value-type="string" office:string-value="µ=7.57, σ=2.04" calcext:value-type="string">
            <text:p>µ=7.57, σ=2.04</text:p>
          </table:table-cell>
          <table:covered-table-cell table:style-name="ce394"/>
          <table:covered-table-cell table:style-name="ce123"/>
          <table:covered-table-cell table:style-name="ce142"/>
          <table:covered-table-cell/>
          <table:covered-table-cell table:style-name="ce123"/>
          <table:table-cell table:formula="of:=[$DistributionFitTests.H19]" office:value-type="string" office:string-value="µ=8.94, σ=2.20" calcext:value-type="string">
            <text:p>µ=8.94, σ=2.20</text:p>
          </table:table-cell>
          <table:table-cell table:style-name="ce199" table:number-columns-repeated="1016"/>
        </table:table-row>
        <table:table-row table:style-name="ro13">
          <table:table-cell/>
          <table:table-cell office:value-type="string" calcext:value-type="string">
            <text:p>Log-normal           <text:span text:style-name="T17">vs.</text:span><text:span text:style-name="T18"> Power law</text:span></text:p>
          </table:table-cell>
          <table:table-cell table:style-name="ce392" table:formula="of:=[$FeatFreqDist_NegativeDSs.D3]" office:value-type="float" office:value="254" calcext:value-type="float" table:number-columns-spanned="1" table:number-rows-spanned="3">
            <text:p>254</text:p>
          </table:table-cell>
          <table:table-cell table:formula="of:=&quot;n=&quot;&amp;[$DataSetQuantification.G5]&amp;&quot; (&quot;&amp;TEXT([$DistributionFitTests.G7];&quot;0%&quot;)&amp;&quot;)&quot;" office:value-type="string" office:string-value="n=94 (46%)" calcext:value-type="string" table:number-columns-spanned="1" table:number-rows-spanned="3">
            <text:p>n=94 (46%)</text:p>
          </table:table-cell>
          <table:table-cell table:style-name="ce143" office:value-type="string" calcext:value-type="string" table:number-columns-spanned="1" table:number-rows-spanned="3">
            <text:p>DS<text:span text:style-name="T4">1</text:span></text:p>
          </table:table-cell>
          <table:table-cell table:style-name="ce415" table:formula="of:=[$FeatFreqDist_PositiveDSs.D3]" office:value-type="float" office:value="280" calcext:value-type="float" table:number-columns-spanned="1" table:number-rows-spanned="3">
            <text:p>280</text:p>
          </table:table-cell>
          <table:table-cell table:formula="of:=&quot;n=&quot;&amp;[$DataSetQuantification.H5]&amp;&quot; (&quot;&amp;TEXT([$DistributionFitTests.G22];&quot;0%&quot;)&amp;&quot;)&quot;" office:value-type="string" office:string-value="n=81 (100%)" calcext:value-type="string" table:number-columns-spanned="1" table:number-rows-spanned="3">
            <text:p>n=81 (100%)</text:p>
          </table:table-cell>
          <table:table-cell table:style-name="ce202" office:value-type="string" calcext:value-type="string">
            <text:p>Log-normal           <text:span text:style-name="T17">vs.</text:span><text:span text:style-name="T18"> Power law</text:span></text:p>
          </table:table-cell>
          <table:table-cell table:number-columns-repeated="1016"/>
        </table:table-row>
        <table:table-row table:style-name="ro13">
          <table:table-cell/>
          <table:table-cell table:style-name="ce203" table:formula="of:=&quot;p-values b=&quot;&amp;TEXT([$DistributionFitTests.J7];&quot;0.00&quot;)&amp;&quot;, v=&quot;&amp;TEXT([$DistributionFitTests.M7];&quot;0.00&quot;)" office:value-type="string" office:string-value="p-values b=0.20, v=0.99" calcext:value-type="string">
            <text:p>p-values b=0.20, v=0.99</text:p>
          </table:table-cell>
          <table:covered-table-cell/>
          <table:covered-table-cell table:style-name="ce122"/>
          <table:covered-table-cell/>
          <table:covered-table-cell table:style-name="ce416"/>
          <table:covered-table-cell table:style-name="ce138"/>
          <table:table-cell table:formula="of:=&quot;p-values b=&quot;&amp;TEXT([$DistributionFitTests.J22];&quot;0.00&quot;)&amp;&quot;, v=&quot;&amp;TEXT([$DistributionFitTests.M22];&quot;0.00&quot;)" office:value-type="string" office:string-value="p-values b=0.10, v=1.00" calcext:value-type="string">
            <text:p>p-values b=0.10, v=1.00</text:p>
          </table:table-cell>
          <table:table-cell table:number-columns-repeated="1016"/>
        </table:table-row>
        <table:table-row table:style-name="ro13">
          <table:table-cell table:style-name="ce199"/>
          <table:table-cell table:style-name="ce204" table:formula="of:=[$DistributionFitTests.H7]" office:value-type="string" office:string-value="µ=3.23, σ=1.08" calcext:value-type="string">
            <text:p>µ=3.23, σ=1.08</text:p>
          </table:table-cell>
          <table:covered-table-cell table:style-name="ce394"/>
          <table:covered-table-cell table:style-name="ce123"/>
          <table:covered-table-cell table:style-name="ce142"/>
          <table:covered-table-cell/>
          <table:covered-table-cell table:style-name="ce123"/>
          <table:table-cell table:formula="of:=[$DistributionFitTests.H22]" office:value-type="string" office:string-value="µ=1.78, σ=2.03" calcext:value-type="string">
            <text:p>µ=1.78, σ=2.03</text:p>
          </table:table-cell>
          <table:table-cell table:style-name="ce199" table:number-columns-repeated="1016"/>
        </table:table-row>
        <table:table-row table:style-name="ro13">
          <table:table-cell/>
          <table:table-cell office:value-type="string" calcext:value-type="string">
            <text:p>Log-normal           <text:span text:style-name="T17">vs.</text:span><text:span text:style-name="T18"> Power law</text:span></text:p>
          </table:table-cell>
          <table:table-cell table:style-name="ce392" table:formula="of:=[$FeatFreqDist_NegativeDSs.F3]" office:value-type="float" office:value="310926" calcext:value-type="float" table:number-columns-spanned="1" table:number-rows-spanned="3">
            <text:p>310926</text:p>
          </table:table-cell>
          <table:table-cell table:formula="of:=&quot;n=&quot;&amp;[$DataSetQuantification.G6]&amp;&quot; (&quot;&amp;TEXT([$DistributionFitTests.G10];&quot;0%&quot;)&amp;&quot;)&quot;" office:value-type="string" office:string-value="n=83 (93%)" calcext:value-type="string" table:number-columns-spanned="1" table:number-rows-spanned="3">
            <text:p>n=83 (93%)</text:p>
          </table:table-cell>
          <table:table-cell table:style-name="ce143" office:value-type="string" calcext:value-type="string" table:number-columns-spanned="1" table:number-rows-spanned="3">
            <text:p>DS<text:span text:style-name="T4">2</text:span></text:p>
          </table:table-cell>
          <table:table-cell table:style-name="ce415" table:formula="of:=[$FeatFreqDist_PositiveDSs.F3]" office:value-type="float" office:value="4868" calcext:value-type="float" table:number-columns-spanned="1" table:number-rows-spanned="3">
            <text:p>4868</text:p>
          </table:table-cell>
          <table:table-cell table:formula="of:=&quot;n=&quot;&amp;[$DataSetQuantification.H6]&amp;&quot; (&quot;&amp;TEXT([$DistributionFitTests.G25];&quot;0%&quot;)&amp;&quot;)&quot;" office:value-type="string" office:string-value="n=69 (59%)" calcext:value-type="string" table:number-columns-spanned="1" table:number-rows-spanned="3">
            <text:p>n=69 (59%)</text:p>
          </table:table-cell>
          <table:table-cell table:style-name="ce202" office:value-type="string" calcext:value-type="string">
            <text:p>Log-normal           <text:span text:style-name="T17">vs.</text:span><text:span text:style-name="T18"> </text:span><text:span text:style-name="T27">Exponential</text:span></text:p>
          </table:table-cell>
          <table:table-cell table:number-columns-repeated="1016"/>
        </table:table-row>
        <table:table-row table:style-name="ro13">
          <table:table-cell/>
          <table:table-cell table:style-name="ce203" table:formula="of:=&quot;p-values b=&quot;&amp;TEXT([$DistributionFitTests.J10];&quot;0.00&quot;)&amp;&quot;, v=&quot;&amp;TEXT([$DistributionFitTests.M10];&quot;0.00&quot;)" office:value-type="string" office:string-value="p-values b=0.50, v=1.00" calcext:value-type="string">
            <text:p>p-values b=0.50, v=1.00</text:p>
          </table:table-cell>
          <table:covered-table-cell/>
          <table:covered-table-cell table:style-name="ce122"/>
          <table:covered-table-cell/>
          <table:covered-table-cell table:style-name="ce416"/>
          <table:covered-table-cell table:style-name="ce138"/>
          <table:table-cell table:formula="of:=&quot;p-values b=&quot;&amp;TEXT([$DistributionFitTests.J25];&quot;0.00&quot;)&amp;&quot;, v=&quot;&amp;TEXT([$DistributionFitTests.M25];&quot;0.00&quot;)" office:value-type="string" office:string-value="p-values b=0.79, v=0.91" calcext:value-type="string">
            <text:p>p-values b=0.79, v=0.91</text:p>
          </table:table-cell>
          <table:table-cell table:number-columns-repeated="1016"/>
        </table:table-row>
        <table:table-row table:style-name="ro13">
          <table:table-cell table:style-name="ce199"/>
          <table:table-cell table:style-name="ce204" table:formula="of:=[$DistributionFitTests.H10]" office:value-type="string" office:string-value="µ=7.82, σ=2.52" calcext:value-type="string">
            <text:p>µ=7.82, σ=2.52</text:p>
          </table:table-cell>
          <table:covered-table-cell table:style-name="ce394"/>
          <table:covered-table-cell table:style-name="ce123"/>
          <table:covered-table-cell table:style-name="ce142"/>
          <table:covered-table-cell/>
          <table:covered-table-cell table:style-name="ce123"/>
          <table:table-cell table:formula="of:=[$DistributionFitTests.H25]" office:value-type="string" office:string-value="µ=5.99, σ=1.44" calcext:value-type="string">
            <text:p>µ=5.99, σ=1.44</text:p>
          </table:table-cell>
          <table:table-cell table:style-name="ce199" table:number-columns-repeated="1016"/>
        </table:table-row>
        <table:table-row table:style-name="ro13">
          <table:table-cell/>
          <table:table-cell office:value-type="string" calcext:value-type="string">
            <text:p>Log-normal           <text:span text:style-name="T17">vs.</text:span><text:span text:style-name="T18"> Power law</text:span></text:p>
          </table:table-cell>
          <table:table-cell table:style-name="ce392" table:formula="of:=[$FeatFreqDist_NegativeDSs.H3]" office:value-type="float" office:value="1000" calcext:value-type="float" table:number-columns-spanned="1" table:number-rows-spanned="3">
            <text:p>1000</text:p>
          </table:table-cell>
          <table:table-cell table:formula="of:=&quot;n=&quot;&amp;[$DataSetQuantification.G7]&amp;&quot; (&quot;&amp;TEXT([$DistributionFitTests.G13];&quot;0%&quot;)&amp;&quot;)&quot;" office:value-type="string" office:string-value="n=99 (100%)" calcext:value-type="string" table:number-columns-spanned="1" table:number-rows-spanned="3">
            <text:p>n=99 (100%)</text:p>
          </table:table-cell>
          <table:table-cell table:style-name="ce143" office:value-type="string" calcext:value-type="string" table:number-columns-spanned="1" table:number-rows-spanned="3">
            <text:p>DS<text:span text:style-name="T4">3</text:span></text:p>
          </table:table-cell>
          <table:table-cell table:style-name="ce415" table:formula="of:=[$FeatFreqDist_PositiveDSs.H3]" office:value-type="float" office:value="1000" calcext:value-type="float" table:number-columns-spanned="1" table:number-rows-spanned="3">
            <text:p>1000</text:p>
          </table:table-cell>
          <table:table-cell table:formula="of:=&quot;n=&quot;&amp;[$DataSetQuantification.H7]&amp;&quot; (&quot;&amp;TEXT([$DistributionFitTests.G29];&quot;0%&quot;)&amp;&quot;)&quot;" office:value-type="string" office:string-value="n=75 (48%)" calcext:value-type="string" table:number-columns-spanned="1" table:number-rows-spanned="3">
            <text:p>n=75 (48%)</text:p>
          </table:table-cell>
          <table:table-cell table:style-name="ce141" office:value-type="string" calcext:value-type="string">
            <text:p>Exponential           <text:span text:style-name="T17">vs</text:span><text:span text:style-name="T18">. Log-normal</text:span></text:p>
          </table:table-cell>
          <table:table-cell table:number-columns-repeated="1016"/>
        </table:table-row>
        <table:table-row table:style-name="ro13">
          <table:table-cell/>
          <table:table-cell table:style-name="ce203" table:formula="of:=&quot;p-values b=&quot;&amp;TEXT([$DistributionFitTests.J13];&quot;0.00&quot;)&amp;&quot;, v=&quot;&amp;TEXT([$DistributionFitTests.M13];&quot;0.00&quot;)" office:value-type="string" office:string-value="p-values b=0.24, v=1.00" calcext:value-type="string">
            <text:p>p-values b=0.24, v=1.00</text:p>
          </table:table-cell>
          <table:covered-table-cell/>
          <table:covered-table-cell table:style-name="ce122"/>
          <table:covered-table-cell/>
          <table:covered-table-cell table:style-name="ce416"/>
          <table:covered-table-cell table:style-name="ce138"/>
          <table:table-cell table:formula="of:=&quot;p-values b=&quot;&amp;TEXT([$DistributionFitTests.J29];&quot;0.00&quot;)&amp;&quot;, v=&quot;&amp;TEXT([$DistributionFitTests.M29];&quot;0.00&quot;)" office:value-type="string" office:string-value="p-values b=0.81, v=0.97" calcext:value-type="string">
            <text:p>p-values b=0.81, v=0.97</text:p>
          </table:table-cell>
          <table:table-cell table:number-columns-repeated="1016"/>
        </table:table-row>
        <table:table-row table:style-name="ro13">
          <table:table-cell table:style-name="ce199"/>
          <table:table-cell table:style-name="ce204" table:formula="of:=[$DistributionFitTests.H13]" office:value-type="string" office:string-value="µ=2.05, σ=2.00" calcext:value-type="string">
            <text:p>µ=2.05, σ=2.00</text:p>
          </table:table-cell>
          <table:covered-table-cell table:style-name="ce394"/>
          <table:covered-table-cell table:style-name="ce123"/>
          <table:covered-table-cell table:style-name="ce142"/>
          <table:covered-table-cell/>
          <table:covered-table-cell table:style-name="ce123"/>
          <table:table-cell table:formula="of:=[$DistributionFitTests.H29]" office:value-type="string" office:string-value="λ=0.00396" calcext:value-type="string">
            <text:p>λ=0.00396</text:p>
          </table:table-cell>
          <table:table-cell table:style-name="ce199" table:number-columns-repeated="1016"/>
        </table:table-row>
        <table:table-row table:style-name="ro13">
          <table:table-cell/>
          <table:table-cell table:style-name="ce205"/>
          <table:table-cell table:style-name="ce120" table:number-columns-spanned="1" table:number-rows-spanned="2"/>
          <table:table-cell table:style-name="ce124"/>
          <table:table-cell table:style-name="ce143" office:value-type="string" calcext:value-type="string" table:number-columns-spanned="1" table:number-rows-spanned="3">
            <text:p>DS<text:span text:style-name="T4">4</text:span></text:p>
          </table:table-cell>
          <table:table-cell table:style-name="ce415" table:formula="of:=[$FeatFreqDist_PositiveDSs.J3]" office:value-type="float" office:value="1260" calcext:value-type="float" table:number-columns-spanned="1" table:number-rows-spanned="3">
            <text:p>1260</text:p>
          </table:table-cell>
          <table:table-cell table:formula="of:=&quot;n=&quot;&amp;[$DataSetQuantification.H8]&amp;&quot; (&quot;&amp;TEXT([$DistributionFitTests.G32];&quot;0%&quot;)&amp;&quot;)&quot;" office:value-type="string" office:string-value="n=83 (43%)" calcext:value-type="string" table:number-columns-spanned="1" table:number-rows-spanned="3">
            <text:p>n=83 (43%)</text:p>
          </table:table-cell>
          <table:table-cell table:style-name="ce141" office:value-type="string" calcext:value-type="string">
            <text:p>Exponential           <text:span text:style-name="T17">vs</text:span><text:span text:style-name="T18">. Log-normal</text:span></text:p>
          </table:table-cell>
          <table:table-cell table:number-columns-repeated="1016"/>
        </table:table-row>
        <table:table-row table:style-name="ro13">
          <table:table-cell/>
          <table:table-cell table:style-name="ce206"/>
          <table:covered-table-cell/>
          <table:table-cell table:style-name="ce125"/>
          <table:covered-table-cell/>
          <table:covered-table-cell table:style-name="ce416"/>
          <table:covered-table-cell table:style-name="ce138"/>
          <table:table-cell table:formula="of:=&quot;p-values b=&quot;&amp;TEXT([$DistributionFitTests.J32];&quot;0.00&quot;)&amp;&quot;, v=&quot;&amp;TEXT([$DistributionFitTests.M32];&quot;0.00&quot;)" office:value-type="string" office:string-value="p-values b=0.47, v=1.00" calcext:value-type="string">
            <text:p>p-values b=0.47, v=1.00</text:p>
          </table:table-cell>
          <table:table-cell table:number-columns-repeated="1016"/>
        </table:table-row>
        <table:table-row table:style-name="ro13">
          <table:table-cell/>
          <table:table-cell table:style-name="ce207"/>
          <table:table-cell table:style-name="ce118"/>
          <table:table-cell table:style-name="ce160"/>
          <table:covered-table-cell table:number-columns-repeated="2"/>
          <table:covered-table-cell table:style-name="ce123"/>
          <table:table-cell table:formula="of:=[$DistributionFitTests.H32]" office:value-type="string" office:string-value="λ=0.00293" calcext:value-type="string">
            <text:p>λ=0.00293</text:p>
          </table:table-cell>
          <table:table-cell table:number-columns-repeated="1016"/>
        </table:table-row>
        <table:table-row table:style-name="ro13">
          <table:table-cell/>
          <table:table-cell office:value-type="string" calcext:value-type="string">
            <text:p>Log-normal           <text:span text:style-name="T17">vs.</text:span><text:span text:style-name="T18"> Power law</text:span></text:p>
          </table:table-cell>
          <table:table-cell table:style-name="ce392" table:formula="of:=[$FeatFreqDist_NegativeDSs.L3]" office:value-type="float" office:value="207865" calcext:value-type="float" table:number-columns-spanned="1" table:number-rows-spanned="3">
            <text:p>207865</text:p>
          </table:table-cell>
          <table:table-cell table:formula="of:=&quot;n=&quot;&amp;[$DataSetQuantification.G9]&amp;&quot; (&quot;&amp;TEXT([$DistributionFitTests.G16];&quot;0%&quot;)&amp;&quot;)&quot;" office:value-type="string" office:string-value="n=118 (73%)" calcext:value-type="string" table:number-columns-spanned="1" table:number-rows-spanned="3">
            <text:p>n=118 (73%)</text:p>
          </table:table-cell>
          <table:table-cell table:style-name="ce143" office:value-type="string" calcext:value-type="string" table:number-columns-spanned="1" table:number-rows-spanned="3">
            <text:p>DS<text:span text:style-name="T4">5</text:span></text:p>
          </table:table-cell>
          <table:table-cell table:style-name="ce415" table:formula="of:=[$FeatFreqDist_PositiveDSs.L3]" office:value-type="float" office:value="378" calcext:value-type="float" table:number-columns-spanned="1" table:number-rows-spanned="3">
            <text:p>378</text:p>
          </table:table-cell>
          <table:table-cell table:formula="of:=&quot;n=&quot;&amp;[$DataSetQuantification.H9]&amp;&quot; (&quot;&amp;TEXT([$DistributionFitTests.G34];&quot;0%&quot;)&amp;&quot;)&quot;" office:value-type="string" office:string-value="n=73 (36%)" calcext:value-type="string" table:number-columns-spanned="1" table:number-rows-spanned="3">
            <text:p>n=73 (36%)</text:p>
          </table:table-cell>
          <table:table-cell table:style-name="ce202" office:value-type="string" calcext:value-type="string">
            <text:p>Log-normal           <text:span text:style-name="T17">vs.</text:span><text:span text:style-name="T18"> </text:span><text:span text:style-name="T27">Exponential</text:span></text:p>
          </table:table-cell>
          <table:table-cell table:number-columns-repeated="1016"/>
        </table:table-row>
        <table:table-row table:style-name="ro13">
          <table:table-cell/>
          <table:table-cell table:style-name="ce203" table:formula="of:=&quot;p-values b=&quot;&amp;TEXT([$DistributionFitTests.J16];&quot;0.00&quot;)&amp;&quot;, v=&quot;&amp;TEXT([$DistributionFitTests.M16];&quot;0.00&quot;)" office:value-type="string" office:string-value="p-values b=0.86, v=1.00" calcext:value-type="string">
            <text:p>p-values b=0.86, v=1.00</text:p>
          </table:table-cell>
          <table:covered-table-cell/>
          <table:covered-table-cell table:style-name="ce122"/>
          <table:covered-table-cell/>
          <table:covered-table-cell table:style-name="ce416"/>
          <table:covered-table-cell table:style-name="ce138"/>
          <table:table-cell table:formula="of:=&quot;p-values b=&quot;&amp;TEXT([$DistributionFitTests.J34];&quot;0.00&quot;)&amp;&quot;, v=&quot;&amp;TEXT([$DistributionFitTests.M34];&quot;0.00&quot;)" office:value-type="string" office:string-value="p-values b=0.93, v=0.69" calcext:value-type="string">
            <text:p>p-values b=0.93, v=0.69</text:p>
          </table:table-cell>
          <table:table-cell table:number-columns-repeated="1016"/>
        </table:table-row>
        <table:table-row table:style-name="ro13">
          <table:table-cell table:style-name="ce199"/>
          <table:table-cell table:style-name="ce80" table:formula="of:=[$DistributionFitTests.H16]" office:value-type="string" office:string-value="µ=6.81, σ=2.20" calcext:value-type="string">
            <text:p>µ=6.81, σ=2.20</text:p>
          </table:table-cell>
          <table:covered-table-cell table:style-name="ce394"/>
          <table:covered-table-cell table:style-name="ce160"/>
          <table:covered-table-cell table:style-name="ce144"/>
          <table:covered-table-cell table:style-name="ce417"/>
          <table:covered-table-cell table:style-name="ce139"/>
          <table:table-cell table:style-name="ce243" table:formula="of:=[$DistributionFitTests.H34]" office:value-type="string" office:string-value="µ=4.83, σ=0.58" calcext:value-type="string">
            <text:p>µ=4.83, σ=0.58</text:p>
          </table:table-cell>
          <table:table-cell table:style-name="ce199" table:number-columns-repeated="1016"/>
        </table:table-row>
        <table:table-row table:style-name="ro14">
          <table:table-cell/>
          <table:table-cell table:style-name="ce110" office:value-type="string" calcext:value-type="string" table:number-columns-spanned="7" table:number-rows-spanned="1">
            <text:p><text:span text:style-name="T19">NOTES</text:span></text:p>
            <text:p><text:span text:style-name="T1">   ntail (fitted feature) ratio </text:span><text:span text:style-name="T20">%</text:span><text:span text:style-name="T1"> (x &gt; xmin)</text:span></text:p>
            <text:p><text:span text:style-name="T21">   b</text:span><text:span text:style-name="T1">: Bootstrapt test p-value on the distribution fit (Log-normal or Exponential)</text:span></text:p>
            <text:p><text:span text:style-name="T21">   v</text:span><text:span text:style-name="T1">: Vuong's test p-value (1-sided): on Log-normal against Power-law or on Exponential against Log-normal</text:span></text:p>
            <text:p><text:span text:style-name="T22">   Fitted distribution parameters: Log-normal</text:span><text:span text:style-name="T23"> </text:span><text:span text:style-name="T24">µ</text:span><text:span text:style-name="T23">: mean, </text:span><text:span text:style-name="T24">σ</text:span><text:span text:style-name="T25">: standard deviation or Exponential</text:span><text:span text:style-name="T1"> </text:span><text:span text:style-name="T20">λ</text:span><text:span text:style-name="T1">: rate</text:span></text:p>
          </table:table-cell>
          <table:covered-table-cell table:number-columns-repeated="6" table:style-name="ce119"/>
          <table:table-cell table:number-columns-repeated="1016"/>
        </table:table-row>
        <table:table-row table:style-name="ro11">
          <table:table-cell/>
          <table:table-cell table:style-name="Default" table:number-columns-repeated="7"/>
          <table:table-cell table:number-columns-repeated="1016"/>
        </table:table-row>
        <table:table-row table:style-name="ro2">
          <table:table-cell table:style-name="ce59" office:value-type="string" calcext:value-type="string" table:number-columns-spanned="9" table:number-rows-spanned="1">
            <text:p>The distribution of feature space per data set and the statistical distribution fits. Copyright © 2017-2018 Gürol CANBEK.</text:p>
          </table:table-cell>
          <table:covered-table-cell table:style-name="ce109"/>
          <table:covered-table-cell table:number-columns-repeated="3" table:style-name="ce71"/>
          <table:covered-table-cell table:style-name="ce184"/>
          <table:covered-table-cell table:number-columns-repeated="2" table:style-name="ce71"/>
          <table:covered-table-cell/>
          <table:table-cell table:number-columns-repeated="1015"/>
        </table:table-row>
        <table:table-row table:style-name="ro2">
          <table:table-cell table:style-name="ce108" table:formula="of:=HYPERLINK(&quot;#Contents.A1&quot;;&quot;Click here to see the terms of use and citing information on the first sheet&quot;)" office:value-type="string" office:string-value="Click here to see the terms of use and citing information on the first sheet" calcext:value-type="string" table:number-columns-spanned="9" table:number-rows-spanned="1">
            <text:p>Click here to see the terms of use and citing information on the first sheet</text:p>
          </table:table-cell>
          <table:covered-table-cell table:number-columns-repeated="7" table:style-name="Default"/>
          <table:covered-table-cell/>
          <table:table-cell table:number-columns-repeated="1015"/>
        </table:table-row>
      </table:table>
      <table:table table:name="FeatFreqDist_NegativeDSs" table:style-name="ta1">
        <office:forms form:automatic-focus="false" form:apply-design-mode="false"/>
        <table:table-column table:style-name="co16" table:default-cell-style-name="ce13"/>
        <table:table-column table:style-name="co17" table:default-cell-style-name="ce13"/>
        <table:table-column table:style-name="co16" table:default-cell-style-name="ce13"/>
        <table:table-column table:style-name="co17" table:default-cell-style-name="ce13"/>
        <table:table-column table:style-name="co18" table:default-cell-style-name="ce13"/>
        <table:table-column table:style-name="co19" table:default-cell-style-name="ce13"/>
        <table:table-column table:style-name="co20" table:default-cell-style-name="ce13"/>
        <table:table-column table:style-name="co21" table:default-cell-style-name="ce13"/>
        <table:table-column table:style-name="co22" table:default-cell-style-name="ce13"/>
        <table:table-column table:style-name="co21" table:default-cell-style-name="ce13"/>
        <table:table-column table:style-name="co23" table:default-cell-style-name="ce13"/>
        <table:table-column table:style-name="co19" table:default-cell-style-name="ce13"/>
        <table:table-column table:style-name="co18" table:default-cell-style-name="ce180"/>
        <table:table-column table:style-name="co24" table:default-cell-style-name="ce13"/>
        <table:table-column table:style-name="co4" table:number-columns-repeated="1010" table:default-cell-style-name="ce13"/>
        <table:table-row table:style-name="ro1">
          <table:table-cell table:style-name="ce168" office:value-type="string" calcext:value-type="string" table:number-columns-spanned="6" table:number-rows-spanned="1">
            <text:p>Feature Frequency Distributions per Negative (Benign Mobile Apps) Data Sets</text:p>
          </table:table-cell>
          <table:covered-table-cell table:number-columns-repeated="5"/>
          <table:table-cell table:number-columns-repeated="6"/>
          <table:table-cell table:style-name="ce13"/>
          <table:table-cell table:number-columns-repeated="1011"/>
        </table:table-row>
        <table:table-row table:style-name="ro15">
          <table:table-cell table:style-name="ce169" office:value-type="string" calcext:value-type="string" table:number-columns-spanned="6" table:number-rows-spanned="1">
            <text:p>The feature space is sorted per data set individiually.</text:p>
            <text:p>Copyright © 2017-2018 Gürol CANBEK. See the terms of use and citing information on the first sheet.</text:p>
          </table:table-cell>
          <table:covered-table-cell table:number-columns-repeated="5" table:style-name="ce267"/>
          <table:table-cell table:style-name="ce267" table:number-columns-repeated="2"/>
          <table:table-cell table:number-columns-repeated="2"/>
          <table:table-cell table:style-name="ce267" table:number-columns-repeated="2"/>
          <table:table-cell table:style-name="ce178"/>
          <table:table-cell table:style-name="ce267"/>
          <table:table-cell table:number-columns-repeated="1010"/>
        </table:table-row>
        <table:table-row table:style-name="ro16">
          <table:table-cell table:style-name="ce170" office:value-type="string" calcext:value-type="string">
            <text:p>DS0</text:p>
          </table:table-cell>
          <table:table-cell table:style-name="ce170" office:value-type="float" office:value="264303" calcext:value-type="float">
            <text:p>264303</text:p>
          </table:table-cell>
          <table:table-cell table:style-name="ce170" office:value-type="string" calcext:value-type="string">
            <text:p>DS1</text:p>
          </table:table-cell>
          <table:table-cell table:style-name="ce170" office:value-type="float" office:value="254" calcext:value-type="float">
            <text:p>254</text:p>
          </table:table-cell>
          <table:table-cell table:style-name="ce170" office:value-type="string" calcext:value-type="string">
            <text:p>DS2</text:p>
          </table:table-cell>
          <table:table-cell table:style-name="ce170" office:value-type="float" office:value="310926" calcext:value-type="float">
            <text:p>310926</text:p>
          </table:table-cell>
          <table:table-cell table:style-name="ce170" office:value-type="string" calcext:value-type="string">
            <text:p>DS3</text:p>
          </table:table-cell>
          <table:table-cell table:style-name="ce170" office:value-type="float" office:value="1000" calcext:value-type="float">
            <text:p>1000</text:p>
          </table:table-cell>
          <table:table-cell table:style-name="ce170" office:value-type="string" calcext:value-type="string">
            <text:p>DS4</text:p>
          </table:table-cell>
          <table:table-cell table:style-name="ce177"/>
          <table:table-cell table:style-name="ce170" office:value-type="string" calcext:value-type="string">
            <text:p>DS5</text:p>
          </table:table-cell>
          <table:table-cell table:style-name="ce170" office:value-type="float" office:value="207865" calcext:value-type="float">
            <text:p>207865</text:p>
          </table:table-cell>
          <table:table-cell table:style-name="ce179" office:value-type="string" calcext:value-type="string">
            <text:p>DSA</text:p>
          </table:table-cell>
          <table:table-cell table:style-name="ce170" office:value-type="float" office:value="207865" calcext:value-type="float">
            <text:p>207865</text:p>
          </table:table-cell>
          <table:table-cell table:style-name="ce177" table:number-columns-repeated="1010"/>
        </table:table-row>
        <table:table-row table:style-name="ro16">
          <table:table-cell table:style-name="ce170" table:formula="of:=&quot;feature&quot;&amp;[.A3]" office:value-type="string" office:string-value="featureDS0" calcext:value-type="string">
            <text:p>featureDS0</text:p>
          </table:table-cell>
          <table:table-cell table:style-name="ce170" table:formula="of:=&quot;featureFreq&quot;&amp;[.A3]" office:value-type="string" office:string-value="featureFreqDS0" calcext:value-type="string">
            <text:p>featureFreqDS0</text:p>
          </table:table-cell>
          <table:table-cell table:style-name="ce170" table:formula="of:=&quot;feature&quot;&amp;[.C3]" office:value-type="string" office:string-value="featureDS1" calcext:value-type="string">
            <text:p>featureDS1</text:p>
          </table:table-cell>
          <table:table-cell table:style-name="ce170" table:formula="of:=&quot;featureFreq&quot;&amp;[.C3]" office:value-type="string" office:string-value="featureFreqDS1" calcext:value-type="string">
            <text:p>featureFreqDS1</text:p>
          </table:table-cell>
          <table:table-cell table:style-name="ce170" table:formula="of:=&quot;feature&quot;&amp;[.E3]" office:value-type="string" office:string-value="featureDS2" calcext:value-type="string">
            <text:p>featureDS2</text:p>
          </table:table-cell>
          <table:table-cell table:style-name="ce170" table:formula="of:=&quot;featureFreq&quot;&amp;[.E3]" office:value-type="string" office:string-value="featureFreqDS2" calcext:value-type="string">
            <text:p>featureFreqDS2</text:p>
          </table:table-cell>
          <table:table-cell table:style-name="ce170" table:formula="of:=&quot;feature&quot;&amp;[.G3]" office:value-type="string" office:string-value="featureDS3" calcext:value-type="string">
            <text:p>featureDS3</text:p>
          </table:table-cell>
          <table:table-cell table:style-name="ce170" table:formula="of:=&quot;featureFreq&quot;&amp;[.G3]" office:value-type="string" office:string-value="featureFreqDS3" calcext:value-type="string">
            <text:p>featureFreqDS3</text:p>
          </table:table-cell>
          <table:table-cell table:style-name="ce170" table:formula="of:=&quot;feature&quot;&amp;[.I3]" office:value-type="string" office:string-value="featureDS4" calcext:value-type="string">
            <text:p>featureDS4</text:p>
          </table:table-cell>
          <table:table-cell table:style-name="ce170" table:formula="of:=&quot;featureFreq&quot;&amp;[.I3]" office:value-type="string" office:string-value="featureFreqDS4" calcext:value-type="string">
            <text:p>featureFreqDS4</text:p>
          </table:table-cell>
          <table:table-cell table:style-name="ce170" table:formula="of:=&quot;feature&quot;&amp;[.K3]" office:value-type="string" office:string-value="featureDS5" calcext:value-type="string">
            <text:p>featureDS5</text:p>
          </table:table-cell>
          <table:table-cell table:style-name="ce170" table:formula="of:=&quot;featureFreq&quot;&amp;[.K3]" office:value-type="string" office:string-value="featureFreqDS5" calcext:value-type="string">
            <text:p>featureFreqDS5</text:p>
          </table:table-cell>
          <table:table-cell table:style-name="ce179" table:formula="of:=&quot;feature&quot;&amp;[.M3]" office:value-type="string" office:string-value="featureDSA" calcext:value-type="string">
            <text:p>featureDSA</text:p>
          </table:table-cell>
          <table:table-cell table:style-name="ce170" table:formula="of:=&quot;featureFreq&quot;&amp;[.M3]" office:value-type="string" office:string-value="featureFreqDSA" calcext:value-type="string">
            <text:p>featureFreqDSA</text:p>
          </table:table-cell>
          <table:table-cell table:style-name="ce177" table:number-columns-repeated="1010"/>
        </table:table-row>
        <table:table-row table:style-name="ro3">
          <table:table-cell table:style-name="ce171" office:value-type="string" calcext:value-type="string">
            <text:p>INTERNET</text:p>
          </table:table-cell>
          <table:table-cell table:style-name="ce173" office:value-type="float" office:value="0.839706700264469" calcext:value-type="float">
            <text:p>0.839706700264469</text:p>
          </table:table-cell>
          <table:table-cell table:style-name="ce175" office:value-type="string" calcext:value-type="string">
            <text:p>INTERNET</text:p>
          </table:table-cell>
          <table:table-cell table:style-name="ce173" office:value-type="float" office:value="1" calcext:value-type="float">
            <text:p>1</text:p>
          </table:table-cell>
          <table:table-cell table:style-name="ce176" office:value-type="string" calcext:value-type="string">
            <text:p>INTERNET</text:p>
          </table:table-cell>
          <table:table-cell table:style-name="ce173" office:value-type="float" office:value="0.863813254600773" calcext:value-type="float">
            <text:p>0.863813254600773</text:p>
          </table:table-cell>
          <table:table-cell table:style-name="ce172" office:value-type="string" calcext:value-type="string">
            <text:p>INTERNET</text:p>
          </table:table-cell>
          <table:table-cell table:style-name="ce173" office:value-type="float" office:value="0.856" calcext:value-type="float">
            <text:p>0.856</text:p>
          </table:table-cell>
          <table:table-cell table:style-name="ce173" table:number-columns-repeated="2"/>
          <table:table-cell table:style-name="ce172" office:value-type="string" calcext:value-type="string">
            <text:p>INTERNET</text:p>
          </table:table-cell>
          <table:table-cell table:style-name="ce173" office:value-type="float" office:value="0.735183893392346" calcext:value-type="float">
            <text:p>0.735183893392346</text:p>
          </table:table-cell>
          <table:table-cell table:style-name="ce172" office:value-type="string" calcext:value-type="string">
            <text:p>INTERNET</text:p>
          </table:table-cell>
          <table:table-cell table:style-name="ce173" office:value-type="float" office:value="0.8124508455999" calcext:value-type="float">
            <text:p>0.8124508455999</text:p>
          </table:table-cell>
          <table:table-cell table:number-columns-repeated="1010"/>
        </table:table-row>
        <table:table-row table:style-name="ro3">
          <table:table-cell table:style-name="ce171" office:value-type="string" calcext:value-type="string">
            <text:p>ACCESS_NETWORK_STATE</text:p>
          </table:table-cell>
          <table:table-cell table:style-name="ce173" office:value-type="float" office:value="0.615380831848295" calcext:value-type="float">
            <text:p>0.615380831848295</text:p>
          </table:table-cell>
          <table:table-cell table:style-name="ce175" office:value-type="string" calcext:value-type="string">
            <text:p>ACCESS_NETWORK_STATE</text:p>
          </table:table-cell>
          <table:table-cell table:style-name="ce173" office:value-type="float" office:value="0.759842519685039" calcext:value-type="float">
            <text:p>0.759842519685039</text:p>
          </table:table-cell>
          <table:table-cell table:style-name="ce176" office:value-type="string" calcext:value-type="string">
            <text:p>ACCESS_NETWORK_STATE</text:p>
          </table:table-cell>
          <table:table-cell table:style-name="ce173" office:value-type="float" office:value="0.699668088226781" calcext:value-type="float">
            <text:p>0.699668088226781</text:p>
          </table:table-cell>
          <table:table-cell table:style-name="ce172" office:value-type="string" calcext:value-type="string">
            <text:p>ACCESS_NETWORK_STATE</text:p>
          </table:table-cell>
          <table:table-cell table:style-name="ce173" office:value-type="float" office:value="0.651" calcext:value-type="float">
            <text:p>0.651</text:p>
          </table:table-cell>
          <table:table-cell table:style-name="ce173" table:number-columns-repeated="2"/>
          <table:table-cell table:style-name="ce172" office:value-type="string" calcext:value-type="string">
            <text:p>ACCESS_NETWORK_STATE</text:p>
          </table:table-cell>
          <table:table-cell table:style-name="ce173" office:value-type="float" office:value="0.413951362663267" calcext:value-type="float">
            <text:p>0.413951362663267</text:p>
          </table:table-cell>
          <table:table-cell table:style-name="ce172" office:value-type="string" calcext:value-type="string">
            <text:p>ACCESS_NETWORK_STATE</text:p>
          </table:table-cell>
          <table:table-cell table:style-name="ce173" office:value-type="float" office:value="0.58540126335221" calcext:value-type="float">
            <text:p>0.58540126335221</text:p>
          </table:table-cell>
          <table:table-cell table:number-columns-repeated="1010"/>
        </table:table-row>
        <table:table-row table:style-name="ro3">
          <table:table-cell table:style-name="ce171" office:value-type="string" calcext:value-type="string">
            <text:p>WRITE_EXTERNAL_STORAGE</text:p>
          </table:table-cell>
          <table:table-cell table:style-name="ce173" office:value-type="float" office:value="0.436457399272804" calcext:value-type="float">
            <text:p>0.436457399272804</text:p>
          </table:table-cell>
          <table:table-cell table:style-name="ce175" office:value-type="string" calcext:value-type="string">
            <text:p>READ_PHONE_STATE</text:p>
          </table:table-cell>
          <table:table-cell table:style-name="ce173" office:value-type="float" office:value="0.547244094488189" calcext:value-type="float">
            <text:p>0.547244094488189</text:p>
          </table:table-cell>
          <table:table-cell table:style-name="ce176" office:value-type="string" calcext:value-type="string">
            <text:p>WRITE_EXTERNAL_STORAGE</text:p>
          </table:table-cell>
          <table:table-cell table:style-name="ce173" office:value-type="float" office:value="0.507744608041785" calcext:value-type="float">
            <text:p>0.507744608041785</text:p>
          </table:table-cell>
          <table:table-cell table:style-name="ce172" office:value-type="string" calcext:value-type="string">
            <text:p>WRITE_EXTERNAL_STORAGE</text:p>
          </table:table-cell>
          <table:table-cell table:style-name="ce173" office:value-type="float" office:value="0.471" calcext:value-type="float">
            <text:p>0.471</text:p>
          </table:table-cell>
          <table:table-cell table:style-name="ce173" table:number-columns-repeated="2"/>
          <table:table-cell table:style-name="ce172" office:value-type="string" calcext:value-type="string">
            <text:p>WRITE_EXTERNAL_STORAGE</text:p>
          </table:table-cell>
          <table:table-cell table:style-name="ce173" office:value-type="float" office:value="0.305876410170062" calcext:value-type="float">
            <text:p>0.305876410170062</text:p>
          </table:table-cell>
          <table:table-cell table:style-name="ce172" office:value-type="string" calcext:value-type="string">
            <text:p>WRITE_EXTERNAL_STORAGE</text:p>
          </table:table-cell>
          <table:table-cell table:style-name="ce173" office:value-type="float" office:value="0.427005355305791" calcext:value-type="float">
            <text:p>0.427005355305791</text:p>
          </table:table-cell>
          <table:table-cell table:number-columns-repeated="1010"/>
        </table:table-row>
        <table:table-row table:style-name="ro3">
          <table:table-cell table:style-name="ce171" office:value-type="string" calcext:value-type="string">
            <text:p>READ_PHONE_STATE</text:p>
          </table:table-cell>
          <table:table-cell table:style-name="ce173" office:value-type="float" office:value="0.380884817803808" calcext:value-type="float">
            <text:p>0.380884817803808</text:p>
          </table:table-cell>
          <table:table-cell table:style-name="ce175" office:value-type="string" calcext:value-type="string">
            <text:p>WRITE_EXTERNAL_STORAGE</text:p>
          </table:table-cell>
          <table:table-cell table:style-name="ce173" office:value-type="float" office:value="0.547244094488189" calcext:value-type="float">
            <text:p>0.547244094488189</text:p>
          </table:table-cell>
          <table:table-cell table:style-name="ce176" office:value-type="string" calcext:value-type="string">
            <text:p>READ_EXTERNAL_STORAGE</text:p>
          </table:table-cell>
          <table:table-cell table:style-name="ce173" office:value-type="float" office:value="0.507233232344674" calcext:value-type="float">
            <text:p>0.507233232344674</text:p>
          </table:table-cell>
          <table:table-cell table:style-name="ce172" office:value-type="string" calcext:value-type="string">
            <text:p>READ_PHONE_STATE</text:p>
          </table:table-cell>
          <table:table-cell table:style-name="ce173" office:value-type="float" office:value="0.388" calcext:value-type="float">
            <text:p>0.388</text:p>
          </table:table-cell>
          <table:table-cell table:style-name="ce173" table:number-columns-repeated="2"/>
          <table:table-cell table:style-name="ce172" office:value-type="string" calcext:value-type="string">
            <text:p>READ_PHONE_STATE</text:p>
          </table:table-cell>
          <table:table-cell table:style-name="ce173" office:value-type="float" office:value="0.253106583599933" calcext:value-type="float">
            <text:p>0.253106583599933</text:p>
          </table:table-cell>
          <table:table-cell table:style-name="ce172" office:value-type="string" calcext:value-type="string">
            <text:p>READ_PHONE_STATE</text:p>
          </table:table-cell>
          <table:table-cell table:style-name="ce173" office:value-type="float" office:value="0.375952081069908" calcext:value-type="float">
            <text:p>0.375952081069908</text:p>
          </table:table-cell>
          <table:table-cell table:number-columns-repeated="1010"/>
        </table:table-row>
        <table:table-row table:style-name="ro3">
          <table:table-cell table:style-name="ce171" office:value-type="string" calcext:value-type="string">
            <text:p>ACCESS_COARSE_LOCATION</text:p>
          </table:table-cell>
          <table:table-cell table:style-name="ce173" office:value-type="float" office:value="0.235929974309788" calcext:value-type="float">
            <text:p>0.235929974309788</text:p>
          </table:table-cell>
          <table:table-cell table:style-name="ce175" office:value-type="string" calcext:value-type="string">
            <text:p>READ_CONTACTS</text:p>
          </table:table-cell>
          <table:table-cell table:style-name="ce173" office:value-type="float" office:value="0.515748031496063" calcext:value-type="float">
            <text:p>0.515748031496063</text:p>
          </table:table-cell>
          <table:table-cell table:style-name="ce176" office:value-type="string" calcext:value-type="string">
            <text:p>READ_PHONE_STATE</text:p>
          </table:table-cell>
          <table:table-cell table:style-name="ce173" office:value-type="float" office:value="0.45789995047053" calcext:value-type="float">
            <text:p>0.45789995047053</text:p>
          </table:table-cell>
          <table:table-cell table:style-name="ce172" office:value-type="string" calcext:value-type="string">
            <text:p>VIBRATE</text:p>
          </table:table-cell>
          <table:table-cell table:style-name="ce173" office:value-type="float" office:value="0.261" calcext:value-type="float">
            <text:p>0.261</text:p>
          </table:table-cell>
          <table:table-cell table:style-name="ce173" table:number-columns-repeated="2"/>
          <table:table-cell table:style-name="ce172" office:value-type="string" calcext:value-type="string">
            <text:p>ACCESS_FINE_LOCATION</text:p>
          </table:table-cell>
          <table:table-cell table:style-name="ce173" office:value-type="float" office:value="0.203911192360426" calcext:value-type="float">
            <text:p>0.203911192360426</text:p>
          </table:table-cell>
          <table:table-cell table:style-name="ce172" office:value-type="string" calcext:value-type="string">
            <text:p>ACCESS_FINE_LOCATION</text:p>
          </table:table-cell>
          <table:table-cell table:style-name="ce173" office:value-type="float" office:value="0.25107058043054" calcext:value-type="float">
            <text:p>0.25107058043054</text:p>
          </table:table-cell>
          <table:table-cell table:number-columns-repeated="1010"/>
        </table:table-row>
        <table:table-row table:style-name="ro3">
          <table:table-cell table:style-name="ce171" office:value-type="string" calcext:value-type="string">
            <text:p>VIBRATE</text:p>
          </table:table-cell>
          <table:table-cell table:style-name="ce173" office:value-type="float" office:value="0.225120411043386" calcext:value-type="float">
            <text:p>0.225120411043386</text:p>
          </table:table-cell>
          <table:table-cell table:style-name="ce175" office:value-type="string" calcext:value-type="string">
            <text:p>VIBRATE</text:p>
          </table:table-cell>
          <table:table-cell table:style-name="ce173" office:value-type="float" office:value="0.425196850393701" calcext:value-type="float">
            <text:p>0.425196850393701</text:p>
          </table:table-cell>
          <table:table-cell table:style-name="ce176" office:value-type="string" calcext:value-type="string">
            <text:p>ACCESS_FINE_LOCATION</text:p>
          </table:table-cell>
          <table:table-cell table:style-name="ce173" office:value-type="float" office:value="0.282694274521912" calcext:value-type="float">
            <text:p>0.282694274521912</text:p>
          </table:table-cell>
          <table:table-cell table:style-name="ce172" office:value-type="string" calcext:value-type="string">
            <text:p>ACCESS_COARSE_LOCATION</text:p>
          </table:table-cell>
          <table:table-cell table:style-name="ce173" office:value-type="float" office:value="0.245" calcext:value-type="float">
            <text:p>0.245</text:p>
          </table:table-cell>
          <table:table-cell table:style-name="ce173" table:number-columns-repeated="2"/>
          <table:table-cell table:style-name="ce172" office:value-type="string" calcext:value-type="string">
            <text:p>ACCESS_COARSE_LOCATION</text:p>
          </table:table-cell>
          <table:table-cell table:style-name="ce173" office:value-type="float" office:value="0.185634907271546" calcext:value-type="float">
            <text:p>0.185634907271546</text:p>
          </table:table-cell>
          <table:table-cell table:style-name="ce172" office:value-type="string" calcext:value-type="string">
            <text:p>ACCESS_COARSE_LOCATION</text:p>
          </table:table-cell>
          <table:table-cell table:style-name="ce173" office:value-type="float" office:value="0.233024065225124" calcext:value-type="float">
            <text:p>0.233024065225124</text:p>
          </table:table-cell>
          <table:table-cell table:number-columns-repeated="1010"/>
        </table:table-row>
        <table:table-row table:style-name="ro3">
          <table:table-cell table:style-name="ce171" office:value-type="string" calcext:value-type="string">
            <text:p>ACCESS_FINE_LOCATION</text:p>
          </table:table-cell>
          <table:table-cell table:style-name="ce173" office:value-type="float" office:value="0.215646436097963" calcext:value-type="float">
            <text:p>0.215646436097963</text:p>
          </table:table-cell>
          <table:table-cell table:style-name="ce175" office:value-type="string" calcext:value-type="string">
            <text:p>WAKE_LOCK</text:p>
          </table:table-cell>
          <table:table-cell table:style-name="ce173" office:value-type="float" office:value="0.409448818897638" calcext:value-type="float">
            <text:p>0.409448818897638</text:p>
          </table:table-cell>
          <table:table-cell table:style-name="ce176" office:value-type="string" calcext:value-type="string">
            <text:p>ACCESS_COARSE_LOCATION</text:p>
          </table:table-cell>
          <table:table-cell table:style-name="ce173" office:value-type="float" office:value="0.264670693348256" calcext:value-type="float">
            <text:p>0.264670693348256</text:p>
          </table:table-cell>
          <table:table-cell table:style-name="ce172" office:value-type="string" calcext:value-type="string">
            <text:p>WAKE_LOCK</text:p>
          </table:table-cell>
          <table:table-cell table:style-name="ce173" office:value-type="float" office:value="0.234" calcext:value-type="float">
            <text:p>0.234</text:p>
          </table:table-cell>
          <table:table-cell table:style-name="ce173" table:number-columns-repeated="2"/>
          <table:table-cell table:style-name="ce172" office:value-type="string" calcext:value-type="string">
            <text:p>VIBRATE</text:p>
          </table:table-cell>
          <table:table-cell table:style-name="ce173" office:value-type="float" office:value="0.177716306256465" calcext:value-type="float">
            <text:p>0.177716306256465</text:p>
          </table:table-cell>
          <table:table-cell table:style-name="ce172" office:value-type="string" calcext:value-type="string">
            <text:p>VIBRATE</text:p>
          </table:table-cell>
          <table:table-cell table:style-name="ce173" office:value-type="float" office:value="0.216829312847927" calcext:value-type="float">
            <text:p>0.216829312847927</text:p>
          </table:table-cell>
          <table:table-cell table:number-columns-repeated="1010"/>
        </table:table-row>
        <table:table-row table:style-name="ro3">
          <table:table-cell table:style-name="ce171" office:value-type="string" calcext:value-type="string">
            <text:p>WAKE_LOCK</text:p>
          </table:table-cell>
          <table:table-cell table:style-name="ce173" office:value-type="float" office:value="0.193164663284185" calcext:value-type="float">
            <text:p>0.193164663284185</text:p>
          </table:table-cell>
          <table:table-cell table:style-name="ce175" office:value-type="string" calcext:value-type="string">
            <text:p>RECEIVE_BOOT_COMPLETED</text:p>
          </table:table-cell>
          <table:table-cell table:style-name="ce173" office:value-type="float" office:value="0.283464566929134" calcext:value-type="float">
            <text:p>0.283464566929134</text:p>
          </table:table-cell>
          <table:table-cell table:style-name="ce176" office:value-type="string" calcext:value-type="string">
            <text:p>VIBRATE</text:p>
          </table:table-cell>
          <table:table-cell table:style-name="ce173" office:value-type="float" office:value="0.24266545737571" calcext:value-type="float">
            <text:p>0.24266545737571</text:p>
          </table:table-cell>
          <table:table-cell table:style-name="ce172" office:value-type="string" calcext:value-type="string">
            <text:p>ACCESS_FINE_LOCATION</text:p>
          </table:table-cell>
          <table:table-cell table:style-name="ce173" office:value-type="float" office:value="0.221" calcext:value-type="float">
            <text:p>0.221</text:p>
          </table:table-cell>
          <table:table-cell table:style-name="ce173" table:number-columns-repeated="2"/>
          <table:table-cell table:style-name="ce172" office:value-type="string" calcext:value-type="string">
            <text:p>WAKE_LOCK</text:p>
          </table:table-cell>
          <table:table-cell table:style-name="ce173" office:value-type="float" office:value="0.136699300026459" calcext:value-type="float">
            <text:p>0.136699300026459</text:p>
          </table:table-cell>
          <table:table-cell table:style-name="ce172" office:value-type="string" calcext:value-type="string">
            <text:p>WAKE_LOCK</text:p>
          </table:table-cell>
          <table:table-cell table:style-name="ce173" office:value-type="float" office:value="0.195781134324914" calcext:value-type="float">
            <text:p>0.195781134324914</text:p>
          </table:table-cell>
          <table:table-cell table:number-columns-repeated="1010"/>
        </table:table-row>
        <table:table-row table:style-name="ro3">
          <table:table-cell table:style-name="ce171" office:value-type="string" calcext:value-type="string">
            <text:p>ACCESS_WIFI_STATE</text:p>
          </table:table-cell>
          <table:table-cell table:style-name="ce173" office:value-type="float" office:value="0.180504950757275" calcext:value-type="float">
            <text:p>0.180504950757275</text:p>
          </table:table-cell>
          <table:table-cell table:style-name="ce175" office:value-type="string" calcext:value-type="string">
            <text:p>CALL_PHONE</text:p>
          </table:table-cell>
          <table:table-cell table:style-name="ce173" office:value-type="float" office:value="0.279527559055118" calcext:value-type="float">
            <text:p>0.279527559055118</text:p>
          </table:table-cell>
          <table:table-cell table:style-name="ce176" office:value-type="string" calcext:value-type="string">
            <text:p>WAKE_LOCK</text:p>
          </table:table-cell>
          <table:table-cell table:style-name="ce173" office:value-type="float" office:value="0.23498195712163" calcext:value-type="float">
            <text:p>0.23498195712163</text:p>
          </table:table-cell>
          <table:table-cell table:style-name="ce172" office:value-type="string" calcext:value-type="string">
            <text:p>RECEIVE_BOOT_COMPLETED</text:p>
          </table:table-cell>
          <table:table-cell table:style-name="ce173" office:value-type="float" office:value="0.18" calcext:value-type="float">
            <text:p>0.18</text:p>
          </table:table-cell>
          <table:table-cell table:style-name="ce173" table:number-columns-repeated="2"/>
          <table:table-cell table:style-name="ce172" office:value-type="string" calcext:value-type="string">
            <text:p>ACCESS_WIFI_STATE</text:p>
          </table:table-cell>
          <table:table-cell table:style-name="ce173" office:value-type="float" office:value="0.0954417530608809" calcext:value-type="float">
            <text:p>0.095441753060881</text:p>
          </table:table-cell>
          <table:table-cell table:style-name="ce172" office:value-type="string" calcext:value-type="string">
            <text:p>ACCESS_WIFI_STATE</text:p>
          </table:table-cell>
          <table:table-cell table:style-name="ce173" office:value-type="float" office:value="0.162082127508197" calcext:value-type="float">
            <text:p>0.162082127508197</text:p>
          </table:table-cell>
          <table:table-cell table:number-columns-repeated="1010"/>
        </table:table-row>
        <table:table-row table:style-name="ro3">
          <table:table-cell table:style-name="ce171" office:value-type="string" calcext:value-type="string">
            <text:p>READ_CONTACTS</text:p>
          </table:table-cell>
          <table:table-cell table:style-name="ce173" office:value-type="float" office:value="0.121080729314461" calcext:value-type="float">
            <text:p>0.121080729314461</text:p>
          </table:table-cell>
          <table:table-cell table:style-name="ce175" office:value-type="string" calcext:value-type="string">
            <text:p>ACCESS_WIFI_STATE</text:p>
          </table:table-cell>
          <table:table-cell table:style-name="ce173" office:value-type="float" office:value="0.271653543307087" calcext:value-type="float">
            <text:p>0.271653543307087</text:p>
          </table:table-cell>
          <table:table-cell table:style-name="ce176" office:value-type="string" calcext:value-type="string">
            <text:p>ACCESS_WIFI_STATE</text:p>
          </table:table-cell>
          <table:table-cell table:style-name="ce173" office:value-type="float" office:value="0.206499295652342" calcext:value-type="float">
            <text:p>0.206499295652342</text:p>
          </table:table-cell>
          <table:table-cell table:style-name="ce172" office:value-type="string" calcext:value-type="string">
            <text:p>ACCESS_WIFI_STATE</text:p>
          </table:table-cell>
          <table:table-cell table:style-name="ce173" office:value-type="float" office:value="0.176" calcext:value-type="float">
            <text:p>0.176</text:p>
          </table:table-cell>
          <table:table-cell table:style-name="ce173" table:number-columns-repeated="2"/>
          <table:table-cell table:style-name="ce172" office:value-type="string" calcext:value-type="string">
            <text:p>READ_CONTACTS</text:p>
          </table:table-cell>
          <table:table-cell table:style-name="ce173" office:value-type="float" office:value="0.0862097996295673" calcext:value-type="float">
            <text:p>0.086209799629567</text:p>
          </table:table-cell>
          <table:table-cell table:style-name="ce172" office:value-type="string" calcext:value-type="string">
            <text:p>RECEIVE_BOOT_COMPLETED</text:p>
          </table:table-cell>
          <table:table-cell table:style-name="ce173" office:value-type="float" office:value="0.124483458162274" calcext:value-type="float">
            <text:p>0.124483458162274</text:p>
          </table:table-cell>
          <table:table-cell table:number-columns-repeated="1010"/>
        </table:table-row>
        <table:table-row table:style-name="ro3">
          <table:table-cell table:style-name="ce171" office:value-type="string" calcext:value-type="string">
            <text:p>RECEIVE_BOOT_COMPLETED</text:p>
          </table:table-cell>
          <table:table-cell table:style-name="ce173" office:value-type="float" office:value="0.1183338819461" calcext:value-type="float">
            <text:p>0.1183338819461</text:p>
          </table:table-cell>
          <table:table-cell table:style-name="ce175" office:value-type="string" calcext:value-type="string">
            <text:p>ACCESS_FINE_LOCATION</text:p>
          </table:table-cell>
          <table:table-cell table:style-name="ce173" office:value-type="float" office:value="0.251968503937008" calcext:value-type="float">
            <text:p>0.251968503937008</text:p>
          </table:table-cell>
          <table:table-cell table:style-name="ce176" office:value-type="string" calcext:value-type="string">
            <text:p>RECEIVE_BOOT_COMPLETED</text:p>
          </table:table-cell>
          <table:table-cell table:style-name="ce173" office:value-type="float" office:value="0.15710168979114" calcext:value-type="float">
            <text:p>0.15710168979114</text:p>
          </table:table-cell>
          <table:table-cell table:style-name="ce172" office:value-type="string" calcext:value-type="string">
            <text:p>READ_CONTACTS</text:p>
          </table:table-cell>
          <table:table-cell table:style-name="ce173" office:value-type="float" office:value="0.102" calcext:value-type="float">
            <text:p>0.102</text:p>
          </table:table-cell>
          <table:table-cell table:style-name="ce173" table:number-columns-repeated="2"/>
          <table:table-cell table:style-name="ce172" office:value-type="string" calcext:value-type="string">
            <text:p>CALL_PHONE</text:p>
          </table:table-cell>
          <table:table-cell table:style-name="ce173" office:value-type="float" office:value="0.0809852548529094" calcext:value-type="float">
            <text:p>0.080985254852909</text:p>
          </table:table-cell>
          <table:table-cell table:style-name="ce172" office:value-type="string" calcext:value-type="string">
            <text:p>CALL_PHONE</text:p>
          </table:table-cell>
          <table:table-cell table:style-name="ce173" office:value-type="float" office:value="0.087353978982588" calcext:value-type="float">
            <text:p>0.087353978982588</text:p>
          </table:table-cell>
          <table:table-cell table:number-columns-repeated="1010"/>
        </table:table-row>
        <table:table-row table:style-name="ro3">
          <table:table-cell table:style-name="ce171" office:value-type="string" calcext:value-type="string">
            <text:p>CALL_PHONE</text:p>
          </table:table-cell>
          <table:table-cell table:style-name="ce173" office:value-type="float" office:value="0.0829502502809276" calcext:value-type="float">
            <text:p>0.082950250280928</text:p>
          </table:table-cell>
          <table:table-cell table:style-name="ce175" office:value-type="string" calcext:value-type="string">
            <text:p>ACCESS_COARSE_LOCATION</text:p>
          </table:table-cell>
          <table:table-cell table:style-name="ce173" office:value-type="float" office:value="0.228346456692913" calcext:value-type="float">
            <text:p>0.228346456692913</text:p>
          </table:table-cell>
          <table:table-cell table:style-name="ce176" office:value-type="string" calcext:value-type="string">
            <text:p>GET_ACCOUNTS</text:p>
          </table:table-cell>
          <table:table-cell table:style-name="ce173" office:value-type="float" office:value="0.110846310697722" calcext:value-type="float">
            <text:p>0.110846310697722</text:p>
          </table:table-cell>
          <table:table-cell table:style-name="ce172" office:value-type="string" calcext:value-type="string">
            <text:p>WRITE_SETTINGS</text:p>
          </table:table-cell>
          <table:table-cell table:style-name="ce173" office:value-type="float" office:value="0.093" calcext:value-type="float">
            <text:p>0.093</text:p>
          </table:table-cell>
          <table:table-cell table:style-name="ce173" table:number-columns-repeated="2"/>
          <table:table-cell table:style-name="ce172" office:value-type="string" calcext:value-type="string">
            <text:p>CAMERA</text:p>
          </table:table-cell>
          <table:table-cell table:style-name="ce173" office:value-type="float" office:value="0.0763091429533592" calcext:value-type="float">
            <text:p>0.076309142953359</text:p>
          </table:table-cell>
          <table:table-cell table:style-name="ce172" office:value-type="string" calcext:value-type="string">
            <text:p>CAMERA</text:p>
          </table:table-cell>
          <table:table-cell table:style-name="ce173" office:value-type="float" office:value="0.0864502110394293" calcext:value-type="float">
            <text:p>0.086450211039429</text:p>
          </table:table-cell>
          <table:table-cell table:number-columns-repeated="1010"/>
        </table:table-row>
        <table:table-row table:style-name="ro3">
          <table:table-cell table:style-name="ce171" office:value-type="string" calcext:value-type="string">
            <text:p>CAMERA</text:p>
          </table:table-cell>
          <table:table-cell table:style-name="ce173" office:value-type="float" office:value="0.081451969898185" calcext:value-type="float">
            <text:p>0.081451969898185</text:p>
          </table:table-cell>
          <table:table-cell table:style-name="ce175" office:value-type="string" calcext:value-type="string">
            <text:p>SEND_SMS</text:p>
          </table:table-cell>
          <table:table-cell table:style-name="ce173" office:value-type="float" office:value="0.220472440944882" calcext:value-type="float">
            <text:p>0.220472440944882</text:p>
          </table:table-cell>
          <table:table-cell table:style-name="ce176" office:value-type="string" calcext:value-type="string">
            <text:p>CAMERA</text:p>
          </table:table-cell>
          <table:table-cell table:style-name="ce173" office:value-type="float" office:value="0.0932279706425323" calcext:value-type="float">
            <text:p>0.093227970642532</text:p>
          </table:table-cell>
          <table:table-cell table:style-name="ce172" office:value-type="string" calcext:value-type="string">
            <text:p>GET_ACCOUNTS</text:p>
          </table:table-cell>
          <table:table-cell table:style-name="ce173" office:value-type="float" office:value="0.088" calcext:value-type="float">
            <text:p>0.088</text:p>
          </table:table-cell>
          <table:table-cell table:style-name="ce173" table:number-columns-repeated="2"/>
          <table:table-cell table:style-name="ce172" office:value-type="string" calcext:value-type="string">
            <text:p>RECEIVE_BOOT_COMPLETED</text:p>
          </table:table-cell>
          <table:table-cell table:style-name="ce173" office:value-type="float" office:value="0.0752315204579896" calcext:value-type="float">
            <text:p>0.07523152045799</text:p>
          </table:table-cell>
          <table:table-cell table:style-name="ce172" office:value-type="string" calcext:value-type="string">
            <text:p>READ_CONTACTS</text:p>
          </table:table-cell>
          <table:table-cell table:style-name="ce173" office:value-type="float" office:value="0.0769318039785019" calcext:value-type="float">
            <text:p>0.076931803978502</text:p>
          </table:table-cell>
          <table:table-cell table:number-columns-repeated="1010"/>
        </table:table-row>
        <table:table-row table:style-name="ro3">
          <table:table-cell table:style-name="ce171" office:value-type="string" calcext:value-type="string">
            <text:p>GET_TASKS</text:p>
          </table:table-cell>
          <table:table-cell table:style-name="ce173" office:value-type="float" office:value="0.0766203940174724" calcext:value-type="float">
            <text:p>0.076620394017472</text:p>
          </table:table-cell>
          <table:table-cell table:style-name="ce175" office:value-type="string" calcext:value-type="string">
            <text:p>RECEIVE_SMS</text:p>
          </table:table-cell>
          <table:table-cell table:style-name="ce173" office:value-type="float" office:value="0.204724409448819" calcext:value-type="float">
            <text:p>0.204724409448819</text:p>
          </table:table-cell>
          <table:table-cell table:style-name="ce176" office:value-type="string" calcext:value-type="string">
            <text:p>CALL_PHONE</text:p>
          </table:table-cell>
          <table:table-cell table:style-name="ce173" office:value-type="float" office:value="0.0914944391913188" calcext:value-type="float">
            <text:p>0.091494439191319</text:p>
          </table:table-cell>
          <table:table-cell table:style-name="ce172" office:value-type="string" calcext:value-type="string">
            <text:p>CAMERA</text:p>
          </table:table-cell>
          <table:table-cell table:style-name="ce173" office:value-type="float" office:value="0.085" calcext:value-type="float">
            <text:p>0.085</text:p>
          </table:table-cell>
          <table:table-cell table:style-name="ce173" table:number-columns-repeated="2"/>
          <table:table-cell table:style-name="ce172" office:value-type="string" calcext:value-type="string">
            <text:p>SEND_SMS</text:p>
          </table:table-cell>
          <table:table-cell table:style-name="ce173" office:value-type="float" office:value="0.0419406826546076" calcext:value-type="float">
            <text:p>0.041940682654608</text:p>
          </table:table-cell>
          <table:table-cell table:style-name="ce172" office:value-type="string" calcext:value-type="string">
            <text:p>GET_ACCOUNTS</text:p>
          </table:table-cell>
          <table:table-cell table:style-name="ce173" office:value-type="float" office:value="0.0695420588602908" calcext:value-type="float">
            <text:p>0.069542058860291</text:p>
          </table:table-cell>
          <table:table-cell table:number-columns-repeated="1010"/>
        </table:table-row>
        <table:table-row table:style-name="ro3">
          <table:table-cell table:style-name="ce171" office:value-type="string" calcext:value-type="string">
            <text:p>SEND_SMS</text:p>
          </table:table-cell>
          <table:table-cell table:style-name="ce173" office:value-type="float" office:value="0.07447134538768" calcext:value-type="float">
            <text:p>0.07447134538768</text:p>
          </table:table-cell>
          <table:table-cell table:style-name="ce175" office:value-type="string" calcext:value-type="string">
            <text:p>READ_SMS</text:p>
          </table:table-cell>
          <table:table-cell table:style-name="ce173" office:value-type="float" office:value="0.188976377952756" calcext:value-type="float">
            <text:p>0.188976377952756</text:p>
          </table:table-cell>
          <table:table-cell table:style-name="ce176" office:value-type="string" calcext:value-type="string">
            <text:p>READ_CONTACTS</text:p>
          </table:table-cell>
          <table:table-cell table:style-name="ce173" office:value-type="float" office:value="0.0702900368576446" calcext:value-type="float">
            <text:p>0.070290036857645</text:p>
          </table:table-cell>
          <table:table-cell table:style-name="ce172" office:value-type="string" calcext:value-type="string">
            <text:p>CALL_PHONE</text:p>
          </table:table-cell>
          <table:table-cell table:style-name="ce173" office:value-type="float" office:value="0.075" calcext:value-type="float">
            <text:p>0.075</text:p>
          </table:table-cell>
          <table:table-cell table:style-name="ce173" table:number-columns-repeated="2"/>
          <table:table-cell table:style-name="ce172" office:value-type="string" calcext:value-type="string">
            <text:p>WRITE_SETTINGS</text:p>
          </table:table-cell>
          <table:table-cell table:style-name="ce173" office:value-type="float" office:value="0.0356914343444062" calcext:value-type="float">
            <text:p>0.035691434344406</text:p>
          </table:table-cell>
          <table:table-cell table:style-name="ce172" office:value-type="string" calcext:value-type="string">
            <text:p>ACCESS_LOCATION_EXTRA_COMMANDS</text:p>
          </table:table-cell>
          <table:table-cell table:style-name="ce173" office:value-type="float" office:value="0.0494591814169928" calcext:value-type="float">
            <text:p>0.049459181416993</text:p>
          </table:table-cell>
          <table:table-cell table:number-columns-repeated="1010"/>
        </table:table-row>
        <table:table-row table:style-name="ro3">
          <table:table-cell table:style-name="ce171" office:value-type="string" calcext:value-type="string">
            <text:p>GET_ACCOUNTS</text:p>
          </table:table-cell>
          <table:table-cell table:style-name="ce173" office:value-type="float" office:value="0.067218306262131" calcext:value-type="float">
            <text:p>0.067218306262131</text:p>
          </table:table-cell>
          <table:table-cell table:style-name="ce175" office:value-type="string" calcext:value-type="string">
            <text:p>GET_ACCOUNTS</text:p>
          </table:table-cell>
          <table:table-cell table:style-name="ce173" office:value-type="float" office:value="0.173228346456693" calcext:value-type="float">
            <text:p>0.173228346456693</text:p>
          </table:table-cell>
          <table:table-cell table:style-name="ce176" office:value-type="string" calcext:value-type="string">
            <text:p>ACCESS_LOCATION_EXTRA_COMMANDS</text:p>
          </table:table-cell>
          <table:table-cell table:style-name="ce173" office:value-type="float" office:value="0.0664273814348109" calcext:value-type="float">
            <text:p>0.066427381434811</text:p>
          </table:table-cell>
          <table:table-cell table:style-name="ce172" office:value-type="string" calcext:value-type="string">
            <text:p>WRITE_CONTACTS</text:p>
          </table:table-cell>
          <table:table-cell table:style-name="ce173" office:value-type="float" office:value="0.054" calcext:value-type="float">
            <text:p>0.054</text:p>
          </table:table-cell>
          <table:table-cell table:style-name="ce173" table:number-columns-repeated="2"/>
          <table:table-cell table:style-name="ce172" office:value-type="string" calcext:value-type="string">
            <text:p>WRITE_CONTACTS</text:p>
          </table:table-cell>
          <table:table-cell table:style-name="ce173" office:value-type="float" office:value="0.0342385683015419" calcext:value-type="float">
            <text:p>0.034238568301542</text:p>
          </table:table-cell>
          <table:table-cell table:style-name="ce172" office:value-type="string" calcext:value-type="string">
            <text:p>GET_TASKS</text:p>
          </table:table-cell>
          <table:table-cell table:style-name="ce173" office:value-type="float" office:value="0.0455614417983059" calcext:value-type="float">
            <text:p>0.045561441798306</text:p>
          </table:table-cell>
          <table:table-cell table:number-columns-repeated="1010"/>
        </table:table-row>
        <table:table-row table:style-name="ro3">
          <table:table-cell table:style-name="ce171" office:value-type="string" calcext:value-type="string">
            <text:p>WRITE_SETTINGS</text:p>
          </table:table-cell>
          <table:table-cell table:style-name="ce173" office:value-type="float" office:value="0.0631245199638294" calcext:value-type="float">
            <text:p>0.063124519963829</text:p>
          </table:table-cell>
          <table:table-cell table:style-name="ce175" office:value-type="string" calcext:value-type="string">
            <text:p>WRITE_CONTACTS</text:p>
          </table:table-cell>
          <table:table-cell table:style-name="ce173" office:value-type="float" office:value="0.173228346456693" calcext:value-type="float">
            <text:p>0.173228346456693</text:p>
          </table:table-cell>
          <table:table-cell table:style-name="ce176" office:value-type="string" calcext:value-type="string">
            <text:p>READ_CALL_LOG</text:p>
          </table:table-cell>
          <table:table-cell table:style-name="ce173" office:value-type="float" office:value="0.0658130873584068" calcext:value-type="float">
            <text:p>0.065813087358407</text:p>
          </table:table-cell>
          <table:table-cell table:style-name="ce172" office:value-type="string" calcext:value-type="string">
            <text:p>GET_TASKS</text:p>
          </table:table-cell>
          <table:table-cell table:style-name="ce173" office:value-type="float" office:value="0.051" calcext:value-type="float">
            <text:p>0.051</text:p>
          </table:table-cell>
          <table:table-cell table:style-name="ce173" table:number-columns-repeated="2"/>
          <table:table-cell table:style-name="ce172" office:value-type="string" calcext:value-type="string">
            <text:p>RECEIVE_SMS</text:p>
          </table:table-cell>
          <table:table-cell table:style-name="ce173" office:value-type="float" office:value="0.0335650542419359" calcext:value-type="float">
            <text:p>0.033565054241936</text:p>
          </table:table-cell>
          <table:table-cell table:style-name="ce172" office:value-type="string" calcext:value-type="string">
            <text:p>RECORD_AUDIO</text:p>
          </table:table-cell>
          <table:table-cell table:style-name="ce173" office:value-type="float" office:value="0.0390216231287677" calcext:value-type="float">
            <text:p>0.039021623128768</text:p>
          </table:table-cell>
          <table:table-cell table:number-columns-repeated="1010"/>
        </table:table-row>
        <table:table-row table:style-name="ro3">
          <table:table-cell table:style-name="ce171" office:value-type="string" calcext:value-type="string">
            <text:p>WRITE_CONTACTS</text:p>
          </table:table-cell>
          <table:table-cell table:style-name="ce173" office:value-type="float" office:value="0.0610927609599588" calcext:value-type="float">
            <text:p>0.061092760959959</text:p>
          </table:table-cell>
          <table:table-cell table:style-name="ce175" office:value-type="string" calcext:value-type="string">
            <text:p>RECORD_AUDIO</text:p>
          </table:table-cell>
          <table:table-cell table:style-name="ce173" office:value-type="float" office:value="0.153543307086614" calcext:value-type="float">
            <text:p>0.153543307086614</text:p>
          </table:table-cell>
          <table:table-cell table:style-name="ce176" office:value-type="string" calcext:value-type="string">
            <text:p>GET_TASKS</text:p>
          </table:table-cell>
          <table:table-cell table:style-name="ce173" office:value-type="float" office:value="0.0548747933591916" calcext:value-type="float">
            <text:p>0.054874793359192</text:p>
          </table:table-cell>
          <table:table-cell table:style-name="ce172" office:value-type="string" calcext:value-type="string">
            <text:p>RECORD_AUDIO</text:p>
          </table:table-cell>
          <table:table-cell table:style-name="ce173" office:value-type="float" office:value="0.051" calcext:value-type="float">
            <text:p>0.051</text:p>
          </table:table-cell>
          <table:table-cell table:style-name="ce173" table:number-columns-repeated="2"/>
          <table:table-cell table:style-name="ce172" office:value-type="string" calcext:value-type="string">
            <text:p>RECORD_AUDIO</text:p>
          </table:table-cell>
          <table:table-cell table:style-name="ce173" office:value-type="float" office:value="0.0323286748610877" calcext:value-type="float">
            <text:p>0.032328674861088</text:p>
          </table:table-cell>
          <table:table-cell table:style-name="ce172" office:value-type="string" calcext:value-type="string">
            <text:p>SEND_SMS</text:p>
          </table:table-cell>
          <table:table-cell table:style-name="ce173" office:value-type="float" office:value="0.0374083012047035" calcext:value-type="float">
            <text:p>0.037408301204704</text:p>
          </table:table-cell>
          <table:table-cell table:number-columns-repeated="1010"/>
        </table:table-row>
        <table:table-row table:style-name="ro3">
          <table:table-cell table:style-name="ce171" office:value-type="string" calcext:value-type="string">
            <text:p>SET_WALLPAPER</text:p>
          </table:table-cell>
          <table:table-cell table:style-name="ce173" office:value-type="float" office:value="0.0501696916039546" calcext:value-type="float">
            <text:p>0.050169691603955</text:p>
          </table:table-cell>
          <table:table-cell table:style-name="ce175" office:value-type="string" calcext:value-type="string">
            <text:p>WRITE_SETTINGS</text:p>
          </table:table-cell>
          <table:table-cell table:style-name="ce173" office:value-type="float" office:value="0.149606299212598" calcext:value-type="float">
            <text:p>0.149606299212598</text:p>
          </table:table-cell>
          <table:table-cell table:style-name="ce176" office:value-type="string" calcext:value-type="string">
            <text:p>RECORD_AUDIO</text:p>
          </table:table-cell>
          <table:table-cell table:style-name="ce173" office:value-type="float" office:value="0.04336401587516" calcext:value-type="float">
            <text:p>0.04336401587516</text:p>
          </table:table-cell>
          <table:table-cell table:style-name="ce172" office:value-type="string" calcext:value-type="string">
            <text:p>READ_HISTORY_BOOKMARKS</text:p>
          </table:table-cell>
          <table:table-cell table:style-name="ce173" office:value-type="float" office:value="0.041" calcext:value-type="float">
            <text:p>0.041</text:p>
          </table:table-cell>
          <table:table-cell table:style-name="ce173" table:number-columns-repeated="2"/>
          <table:table-cell table:style-name="ce172" office:value-type="string" calcext:value-type="string">
            <text:p>GET_TASKS</text:p>
          </table:table-cell>
          <table:table-cell table:style-name="ce173" office:value-type="float" office:value="0.0315348904336949" calcext:value-type="float">
            <text:p>0.031534890433695</text:p>
          </table:table-cell>
          <table:table-cell table:style-name="ce172" office:value-type="string" calcext:value-type="string">
            <text:p>WRITE_SETTINGS</text:p>
          </table:table-cell>
          <table:table-cell table:style-name="ce173" office:value-type="float" office:value="0.0365122249036141" calcext:value-type="float">
            <text:p>0.036512224903614</text:p>
          </table:table-cell>
          <table:table-cell table:number-columns-repeated="1010"/>
        </table:table-row>
        <table:table-row table:style-name="ro3">
          <table:table-cell table:style-name="ce171" office:value-type="string" calcext:value-type="string">
            <text:p>CHANGE_WIFI_STATE</text:p>
          </table:table-cell>
          <table:table-cell table:style-name="ce173" office:value-type="float" office:value="0.0496286459101864" calcext:value-type="float">
            <text:p>0.049628645910186</text:p>
          </table:table-cell>
          <table:table-cell table:style-name="ce175" office:value-type="string" calcext:value-type="string">
            <text:p>WRITE_SMS</text:p>
          </table:table-cell>
          <table:table-cell table:style-name="ce173" office:value-type="float" office:value="0.141732283464567" calcext:value-type="float">
            <text:p>0.141732283464567</text:p>
          </table:table-cell>
          <table:table-cell table:style-name="ce176" office:value-type="string" calcext:value-type="string">
            <text:p>SET_WALLPAPER</text:p>
          </table:table-cell>
          <table:table-cell table:style-name="ce173" office:value-type="float" office:value="0.0405305442452545" calcext:value-type="float">
            <text:p>0.040530544245255</text:p>
          </table:table-cell>
          <table:table-cell table:style-name="ce172" office:value-type="string" calcext:value-type="string">
            <text:p>WRITE_HISTORY_BOOKMARKS</text:p>
          </table:table-cell>
          <table:table-cell table:style-name="ce173" office:value-type="float" office:value="0.035" calcext:value-type="float">
            <text:p>0.035</text:p>
          </table:table-cell>
          <table:table-cell table:style-name="ce173" table:number-columns-repeated="2"/>
          <table:table-cell table:style-name="ce172" office:value-type="string" calcext:value-type="string">
            <text:p>CHANGE_WIFI_STATE</text:p>
          </table:table-cell>
          <table:table-cell table:style-name="ce173" office:value-type="float" office:value="0.0251557501262839" calcext:value-type="float">
            <text:p>0.025155750126284</text:p>
          </table:table-cell>
          <table:table-cell table:style-name="ce172" office:value-type="string" calcext:value-type="string">
            <text:p>WRITE_CONTACTS</text:p>
          </table:table-cell>
          <table:table-cell table:style-name="ce173" office:value-type="float" office:value="0.0351392667942197" calcext:value-type="float">
            <text:p>0.03513926679422</text:p>
          </table:table-cell>
          <table:table-cell table:number-columns-repeated="1010"/>
        </table:table-row>
        <table:table-row table:style-name="ro3">
          <table:table-cell table:style-name="ce171" office:value-type="string" calcext:value-type="string">
            <text:p>INSTALL_SHORTCUT</text:p>
          </table:table-cell>
          <table:table-cell table:style-name="ce173" office:value-type="float" office:value="0.0456899846010072" calcext:value-type="float">
            <text:p>0.045689984601007</text:p>
          </table:table-cell>
          <table:table-cell table:style-name="ce175" office:value-type="string" calcext:value-type="string">
            <text:p>MODIFY_AUDIO_SETTINGS</text:p>
          </table:table-cell>
          <table:table-cell table:style-name="ce173" office:value-type="float" office:value="0.137795275590551" calcext:value-type="float">
            <text:p>0.137795275590551</text:p>
          </table:table-cell>
          <table:table-cell table:style-name="ce176" office:value-type="string" calcext:value-type="string">
            <text:p>CHANGE_WIFI_STATE</text:p>
          </table:table-cell>
          <table:table-cell table:style-name="ce173" office:value-type="float" office:value="0.0379608009622868" calcext:value-type="float">
            <text:p>0.037960800962287</text:p>
          </table:table-cell>
          <table:table-cell table:style-name="ce172" office:value-type="string" calcext:value-type="string">
            <text:p>ACCESS_LOCATION_EXTRA_COMMANDS</text:p>
          </table:table-cell>
          <table:table-cell table:style-name="ce173" office:value-type="float" office:value="0.033" calcext:value-type="float">
            <text:p>0.033</text:p>
          </table:table-cell>
          <table:table-cell table:style-name="ce173" table:number-columns-repeated="2"/>
          <table:table-cell table:style-name="ce172" office:value-type="string" calcext:value-type="string">
            <text:p>ACCESS_LOCATION_EXTRA_COMMANDS</text:p>
          </table:table-cell>
          <table:table-cell table:style-name="ce173" office:value-type="float" office:value="0.0242032088134126" calcext:value-type="float">
            <text:p>0.024203208813413</text:p>
          </table:table-cell>
          <table:table-cell table:style-name="ce172" office:value-type="string" calcext:value-type="string">
            <text:p>SET_WALLPAPER</text:p>
          </table:table-cell>
          <table:table-cell table:style-name="ce173" office:value-type="float" office:value="0.0335067157649819" calcext:value-type="float">
            <text:p>0.033506715764982</text:p>
          </table:table-cell>
          <table:table-cell table:number-columns-repeated="1010"/>
        </table:table-row>
        <table:table-row table:style-name="ro3">
          <table:table-cell table:style-name="ce171" office:value-type="string" calcext:value-type="string">
            <text:p>RECEIVE_SMS</text:p>
          </table:table-cell>
          <table:table-cell table:style-name="ce173" office:value-type="float" office:value="0.044683563939872" calcext:value-type="float">
            <text:p>0.044683563939872</text:p>
          </table:table-cell>
          <table:table-cell table:style-name="ce175" office:value-type="string" calcext:value-type="string">
            <text:p>RECEIVE</text:p>
          </table:table-cell>
          <table:table-cell table:style-name="ce173" office:value-type="float" office:value="0.118110236220472" calcext:value-type="float">
            <text:p>0.118110236220472</text:p>
          </table:table-cell>
          <table:table-cell table:style-name="ce176" office:value-type="string" calcext:value-type="string">
            <text:p>WRITE_SETTINGS</text:p>
          </table:table-cell>
          <table:table-cell table:style-name="ce173" office:value-type="float" office:value="0.0367868881984781" calcext:value-type="float">
            <text:p>0.036786888198478</text:p>
          </table:table-cell>
          <table:table-cell table:style-name="ce172" office:value-type="string" calcext:value-type="string">
            <text:p>CHANGE_WIFI_STATE</text:p>
          </table:table-cell>
          <table:table-cell table:style-name="ce173" office:value-type="float" office:value="0.031" calcext:value-type="float">
            <text:p>0.031</text:p>
          </table:table-cell>
          <table:table-cell table:style-name="ce173" table:number-columns-repeated="2"/>
          <table:table-cell table:style-name="ce172" office:value-type="string" calcext:value-type="string">
            <text:p>RESTART_PACKAGES</text:p>
          </table:table-cell>
          <table:table-cell table:style-name="ce173" office:value-type="float" office:value="0.0241599114810093" calcext:value-type="float">
            <text:p>0.024159911481009</text:p>
          </table:table-cell>
          <table:table-cell table:style-name="ce172" office:value-type="string" calcext:value-type="string">
            <text:p>CHANGE_WIFI_STATE</text:p>
          </table:table-cell>
          <table:table-cell table:style-name="ce173" office:value-type="float" office:value="0.0328644636521839" calcext:value-type="float">
            <text:p>0.032864463652184</text:p>
          </table:table-cell>
          <table:table-cell table:number-columns-repeated="1010"/>
        </table:table-row>
        <table:table-row table:style-name="ro3">
          <table:table-cell table:style-name="ce171" office:value-type="string" calcext:value-type="string">
            <text:p>RECORD_AUDIO</text:p>
          </table:table-cell>
          <table:table-cell table:style-name="ce173" office:value-type="float" office:value="0.0403135794902063" calcext:value-type="float">
            <text:p>0.040313579490206</text:p>
          </table:table-cell>
          <table:table-cell table:style-name="ce175" office:value-type="string" calcext:value-type="string">
            <text:p>CHANGE_WIFI_STATE</text:p>
          </table:table-cell>
          <table:table-cell table:style-name="ce173" office:value-type="float" office:value="0.110236220472441" calcext:value-type="float">
            <text:p>0.110236220472441</text:p>
          </table:table-cell>
          <table:table-cell table:style-name="ce176" office:value-type="string" calcext:value-type="string">
            <text:p>WRITE_CONTACTS</text:p>
          </table:table-cell>
          <table:table-cell table:style-name="ce173" office:value-type="float" office:value="0.0355679486437287" calcext:value-type="float">
            <text:p>0.035567948643729</text:p>
          </table:table-cell>
          <table:table-cell table:style-name="ce172" office:value-type="string" calcext:value-type="string">
            <text:p>MODIFY_AUDIO_SETTINGS</text:p>
          </table:table-cell>
          <table:table-cell table:style-name="ce173" office:value-type="float" office:value="0.031" calcext:value-type="float">
            <text:p>0.031</text:p>
          </table:table-cell>
          <table:table-cell table:style-name="ce173" table:number-columns-repeated="2"/>
          <table:table-cell table:style-name="ce172" office:value-type="string" calcext:value-type="string">
            <text:p>ACCESS_MOCK_LOCATION</text:p>
          </table:table-cell>
          <table:table-cell table:style-name="ce173" office:value-type="float" office:value="0.0235970461597672" calcext:value-type="float">
            <text:p>0.023597046159767</text:p>
          </table:table-cell>
          <table:table-cell table:style-name="ce172" office:value-type="string" calcext:value-type="string">
            <text:p>RECEIVE_SMS</text:p>
          </table:table-cell>
          <table:table-cell table:style-name="ce173" office:value-type="float" office:value="0.026839985001298" calcext:value-type="float">
            <text:p>0.026839985001298</text:p>
          </table:table-cell>
          <table:table-cell table:number-columns-repeated="1010"/>
        </table:table-row>
        <table:table-row table:style-name="ro3">
          <table:table-cell table:style-name="ce171" office:value-type="string" calcext:value-type="string">
            <text:p>READ_CALENDAR</text:p>
          </table:table-cell>
          <table:table-cell table:style-name="ce173" office:value-type="float" office:value="0.0400487319478023" calcext:value-type="float">
            <text:p>0.040048731947802</text:p>
          </table:table-cell>
          <table:table-cell table:style-name="ce175" office:value-type="string" calcext:value-type="string">
            <text:p>PROCESS_OUTGOING_CALLS</text:p>
          </table:table-cell>
          <table:table-cell table:style-name="ce173" office:value-type="float" office:value="0.106299212598425" calcext:value-type="float">
            <text:p>0.106299212598425</text:p>
          </table:table-cell>
          <table:table-cell table:style-name="ce176" office:value-type="string" calcext:value-type="string">
            <text:p>SEND_SMS</text:p>
          </table:table-cell>
          <table:table-cell table:style-name="ce173" office:value-type="float" office:value="0.0342718203045098" calcext:value-type="float">
            <text:p>0.03427182030451</text:p>
          </table:table-cell>
          <table:table-cell table:style-name="ce172" office:value-type="string" calcext:value-type="string">
            <text:p>RESTART_PACKAGES</text:p>
          </table:table-cell>
          <table:table-cell table:style-name="ce173" office:value-type="float" office:value="0.029" calcext:value-type="float">
            <text:p>0.029</text:p>
          </table:table-cell>
          <table:table-cell table:style-name="ce173" table:number-columns-repeated="2"/>
          <table:table-cell table:style-name="ce172" office:value-type="string" calcext:value-type="string">
            <text:p>SET_WALLPAPER</text:p>
          </table:table-cell>
          <table:table-cell table:style-name="ce173" office:value-type="float" office:value="0.023034180838525" calcext:value-type="float">
            <text:p>0.023034180838525</text:p>
          </table:table-cell>
          <table:table-cell table:style-name="ce172" office:value-type="string" calcext:value-type="string">
            <text:p>READ_HISTORY_BOOKMARKS</text:p>
          </table:table-cell>
          <table:table-cell table:style-name="ce173" office:value-type="float" office:value="0.0242459787133806" calcext:value-type="float">
            <text:p>0.024245978713381</text:p>
          </table:table-cell>
          <table:table-cell table:number-columns-repeated="1010"/>
        </table:table-row>
        <table:table-row table:style-name="ro3">
          <table:table-cell table:style-name="ce171" office:value-type="string" calcext:value-type="string">
            <text:p>READ_LOGS</text:p>
          </table:table-cell>
          <table:table-cell table:style-name="ce173" office:value-type="float" office:value="0.0379034668543301" calcext:value-type="float">
            <text:p>0.03790346685433</text:p>
          </table:table-cell>
          <table:table-cell table:style-name="ce175" office:value-type="string" calcext:value-type="string">
            <text:p>READ_LOGS</text:p>
          </table:table-cell>
          <table:table-cell table:style-name="ce173" office:value-type="float" office:value="0.106299212598425" calcext:value-type="float">
            <text:p>0.106299212598425</text:p>
          </table:table-cell>
          <table:table-cell table:style-name="ce176" office:value-type="string" calcext:value-type="string">
            <text:p>WRITE_CALL_LOG</text:p>
          </table:table-cell>
          <table:table-cell table:style-name="ce173" office:value-type="float" office:value="0.0339598489672784" calcext:value-type="float">
            <text:p>0.033959848967278</text:p>
          </table:table-cell>
          <table:table-cell table:style-name="ce172" office:value-type="string" calcext:value-type="string">
            <text:p>FLASHLIGHT</text:p>
          </table:table-cell>
          <table:table-cell table:style-name="ce173" office:value-type="float" office:value="0.027" calcext:value-type="float">
            <text:p>0.027</text:p>
          </table:table-cell>
          <table:table-cell table:style-name="ce173" table:number-columns-repeated="2"/>
          <table:table-cell table:style-name="ce172" office:value-type="string" calcext:value-type="string">
            <text:p>READ_SMS</text:p>
          </table:table-cell>
          <table:table-cell table:style-name="ce173" office:value-type="float" office:value="0.0210761792509561" calcext:value-type="float">
            <text:p>0.021076179250956</text:p>
          </table:table-cell>
          <table:table-cell table:style-name="ce172" office:value-type="string" calcext:value-type="string">
            <text:p>RESTART_PACKAGES</text:p>
          </table:table-cell>
          <table:table-cell table:style-name="ce173" office:value-type="float" office:value="0.0238998548202559" calcext:value-type="float">
            <text:p>0.023899854820256</text:p>
          </table:table-cell>
          <table:table-cell table:number-columns-repeated="1010"/>
        </table:table-row>
        <table:table-row table:style-name="ro3">
          <table:table-cell table:style-name="ce171" office:value-type="string" calcext:value-type="string">
            <text:p>MOUNT_UNMOUNT_FILESYSTEMS</text:p>
          </table:table-cell>
          <table:table-cell table:style-name="ce173" office:value-type="float" office:value="0.0377256406472874" calcext:value-type="float">
            <text:p>0.037725640647287</text:p>
          </table:table-cell>
          <table:table-cell table:style-name="ce175" office:value-type="string" calcext:value-type="string">
            <text:p>BLUETOOTH</text:p>
          </table:table-cell>
          <table:table-cell table:style-name="ce173" office:value-type="float" office:value="0.102362204724409" calcext:value-type="float">
            <text:p>0.102362204724409</text:p>
          </table:table-cell>
          <table:table-cell table:style-name="ce176" office:value-type="string" calcext:value-type="string">
            <text:p>READ_HISTORY_BOOKMARKS</text:p>
          </table:table-cell>
          <table:table-cell table:style-name="ce173" office:value-type="float" office:value="0.0323935598824158" calcext:value-type="float">
            <text:p>0.032393559882416</text:p>
          </table:table-cell>
          <table:table-cell table:style-name="ce172" office:value-type="string" calcext:value-type="string">
            <text:p>SET_WALLPAPER</text:p>
          </table:table-cell>
          <table:table-cell table:style-name="ce173" office:value-type="float" office:value="0.027" calcext:value-type="float">
            <text:p>0.027</text:p>
          </table:table-cell>
          <table:table-cell table:style-name="ce173" table:number-columns-repeated="2"/>
          <table:table-cell table:style-name="ce172" office:value-type="string" calcext:value-type="string">
            <text:p>MODIFY_AUDIO_SETTINGS</text:p>
          </table:table-cell>
          <table:table-cell table:style-name="ce173" office:value-type="float" office:value="0.0198205566112621" calcext:value-type="float">
            <text:p>0.019820556611262</text:p>
          </table:table-cell>
          <table:table-cell table:style-name="ce172" office:value-type="string" calcext:value-type="string">
            <text:p>ACCESS_MOCK_LOCATION</text:p>
          </table:table-cell>
          <table:table-cell table:style-name="ce173" office:value-type="float" office:value="0.0225461258160352" calcext:value-type="float">
            <text:p>0.022546125816035</text:p>
          </table:table-cell>
          <table:table-cell table:number-columns-repeated="1010"/>
        </table:table-row>
        <table:table-row table:style-name="ro3">
          <table:table-cell table:style-name="ce171" office:value-type="string" calcext:value-type="string">
            <text:p>WRITE_CALENDAR</text:p>
          </table:table-cell>
          <table:table-cell table:style-name="ce173" office:value-type="float" office:value="0.0376764546751267" calcext:value-type="float">
            <text:p>0.037676454675127</text:p>
          </table:table-cell>
          <table:table-cell table:style-name="ce175" office:value-type="string" calcext:value-type="string">
            <text:p>GET_TASKS</text:p>
          </table:table-cell>
          <table:table-cell table:style-name="ce173" office:value-type="float" office:value="0.102362204724409" calcext:value-type="float">
            <text:p>0.102362204724409</text:p>
          </table:table-cell>
          <table:table-cell table:style-name="ce176" office:value-type="string" calcext:value-type="string">
            <text:p>WRITE_HISTORY_BOOKMARKS</text:p>
          </table:table-cell>
          <table:table-cell table:style-name="ce173" office:value-type="float" office:value="0.029698384824685" calcext:value-type="float">
            <text:p>0.029698384824685</text:p>
          </table:table-cell>
          <table:table-cell table:style-name="ce172" office:value-type="string" calcext:value-type="string">
            <text:p>BLUETOOTH</text:p>
          </table:table-cell>
          <table:table-cell table:style-name="ce173" office:value-type="float" office:value="0.024" calcext:value-type="float">
            <text:p>0.024</text:p>
          </table:table-cell>
          <table:table-cell table:style-name="ce173" table:number-columns-repeated="2"/>
          <table:table-cell table:style-name="ce172" office:value-type="string" calcext:value-type="string">
            <text:p>READ_LOGS</text:p>
          </table:table-cell>
          <table:table-cell table:style-name="ce173" office:value-type="float" office:value="0.0173670411084117" calcext:value-type="float">
            <text:p>0.017367041108412</text:p>
          </table:table-cell>
          <table:table-cell table:style-name="ce172" office:value-type="string" calcext:value-type="string">
            <text:p>WRITE_HISTORY_BOOKMARKS</text:p>
          </table:table-cell>
          <table:table-cell table:style-name="ce173" office:value-type="float" office:value="0.0216981222778798" calcext:value-type="float">
            <text:p>0.02169812227788</text:p>
          </table:table-cell>
          <table:table-cell table:number-columns-repeated="1010"/>
        </table:table-row>
        <table:table-row table:style-name="ro3">
          <table:table-cell table:style-name="ce171" office:value-type="string" calcext:value-type="string">
            <text:p>READ_SMS</text:p>
          </table:table-cell>
          <table:table-cell table:style-name="ce173" office:value-type="float" office:value="0.0373964729874424" calcext:value-type="float">
            <text:p>0.037396472987442</text:p>
          </table:table-cell>
          <table:table-cell table:style-name="ce175" office:value-type="string" calcext:value-type="string">
            <text:p>INSTALL_SHORTCUT</text:p>
          </table:table-cell>
          <table:table-cell table:style-name="ce173" office:value-type="float" office:value="0.102362204724409" calcext:value-type="float">
            <text:p>0.102362204724409</text:p>
          </table:table-cell>
          <table:table-cell table:style-name="ce176" office:value-type="string" calcext:value-type="string">
            <text:p>BROADCAST_STICKY</text:p>
          </table:table-cell>
          <table:table-cell table:style-name="ce173" office:value-type="float" office:value="0.0240057119700508" calcext:value-type="float">
            <text:p>0.024005711970051</text:p>
          </table:table-cell>
          <table:table-cell table:style-name="ce172" office:value-type="string" calcext:value-type="string">
            <text:p>READ_CALENDAR</text:p>
          </table:table-cell>
          <table:table-cell table:style-name="ce173" office:value-type="float" office:value="0.024" calcext:value-type="float">
            <text:p>0.024</text:p>
          </table:table-cell>
          <table:table-cell table:style-name="ce173" table:number-columns-repeated="2"/>
          <table:table-cell table:style-name="ce172" office:value-type="string" calcext:value-type="string">
            <text:p>READ_CALENDAR</text:p>
          </table:table-cell>
          <table:table-cell table:style-name="ce173" office:value-type="float" office:value="0.0150770933057513" calcext:value-type="float">
            <text:p>0.015077093305751</text:p>
          </table:table-cell>
          <table:table-cell table:style-name="ce172" office:value-type="string" calcext:value-type="string">
            <text:p>MODIFY_AUDIO_SETTINGS</text:p>
          </table:table-cell>
          <table:table-cell table:style-name="ce173" office:value-type="float" office:value="0.0207558961243739" calcext:value-type="float">
            <text:p>0.020755896124374</text:p>
          </table:table-cell>
          <table:table-cell table:number-columns-repeated="1010"/>
        </table:table-row>
        <table:table-row table:style-name="ro3">
          <table:table-cell table:style-name="ce171" office:value-type="string" calcext:value-type="string">
            <text:p>RESTART_PACKAGES</text:p>
          </table:table-cell>
          <table:table-cell table:style-name="ce173" office:value-type="float" office:value="0.0369273144837554" calcext:value-type="float">
            <text:p>0.036927314483755</text:p>
          </table:table-cell>
          <table:table-cell table:style-name="ce175" office:value-type="string" calcext:value-type="string">
            <text:p>DISABLE_KEYGUARD</text:p>
          </table:table-cell>
          <table:table-cell table:style-name="ce173" office:value-type="float" office:value="0.0984251968503937" calcext:value-type="float">
            <text:p>0.098425196850394</text:p>
          </table:table-cell>
          <table:table-cell table:style-name="ce176" office:value-type="string" calcext:value-type="string">
            <text:p>RESTART_PACKAGES</text:p>
          </table:table-cell>
          <table:table-cell table:style-name="ce173" office:value-type="float" office:value="0.0236969568321723" calcext:value-type="float">
            <text:p>0.023696956832172</text:p>
          </table:table-cell>
          <table:table-cell table:style-name="ce172" office:value-type="string" calcext:value-type="string">
            <text:p>SEND_SMS</text:p>
          </table:table-cell>
          <table:table-cell table:style-name="ce173" office:value-type="float" office:value="0.024" calcext:value-type="float">
            <text:p>0.024</text:p>
          </table:table-cell>
          <table:table-cell table:style-name="ce173" table:number-columns-repeated="2"/>
          <table:table-cell table:style-name="ce172" office:value-type="string" calcext:value-type="string">
            <text:p>DISABLE_KEYGUARD</text:p>
          </table:table-cell>
          <table:table-cell table:style-name="ce173" office:value-type="float" office:value="0.0149327688644072" calcext:value-type="float">
            <text:p>0.014932768864407</text:p>
          </table:table-cell>
          <table:table-cell table:style-name="ce172" office:value-type="string" calcext:value-type="string">
            <text:p>FLASHLIGHT</text:p>
          </table:table-cell>
          <table:table-cell table:style-name="ce173" office:value-type="float" office:value="0.0184157140247479" calcext:value-type="float">
            <text:p>0.018415714024748</text:p>
          </table:table-cell>
          <table:table-cell table:number-columns-repeated="1010"/>
        </table:table-row>
        <table:table-row table:style-name="ro3">
          <table:table-cell table:style-name="ce171" office:value-type="string" calcext:value-type="string">
            <text:p>WRITE_SMS</text:p>
          </table:table-cell>
          <table:table-cell table:style-name="ce173" office:value-type="float" office:value="0.0274684736836131" calcext:value-type="float">
            <text:p>0.027468473683613</text:p>
          </table:table-cell>
          <table:table-cell table:style-name="ce175" office:value-type="string" calcext:value-type="string">
            <text:p>CAMERA</text:p>
          </table:table-cell>
          <table:table-cell table:style-name="ce173" office:value-type="float" office:value="0.0944881889763779" calcext:value-type="float">
            <text:p>0.094488188976378</text:p>
          </table:table-cell>
          <table:table-cell table:style-name="ce176" office:value-type="string" calcext:value-type="string">
            <text:p>RECEIVE_SMS</text:p>
          </table:table-cell>
          <table:table-cell table:style-name="ce173" office:value-type="float" office:value="0.0222400185253083" calcext:value-type="float">
            <text:p>0.022240018525308</text:p>
          </table:table-cell>
          <table:table-cell table:style-name="ce172" office:value-type="string" calcext:value-type="string">
            <text:p>WRITE_CALENDAR</text:p>
          </table:table-cell>
          <table:table-cell table:style-name="ce173" office:value-type="float" office:value="0.022" calcext:value-type="float">
            <text:p>0.022</text:p>
          </table:table-cell>
          <table:table-cell table:style-name="ce173" table:number-columns-repeated="2"/>
          <table:table-cell table:style-name="ce172" office:value-type="string" calcext:value-type="string">
            <text:p>WRITE_SMS</text:p>
          </table:table-cell>
          <table:table-cell table:style-name="ce173" office:value-type="float" office:value="0.0144324441344142" calcext:value-type="float">
            <text:p>0.014432444134414</text:p>
          </table:table-cell>
          <table:table-cell table:style-name="ce172" office:value-type="string" calcext:value-type="string">
            <text:p>READ_CALENDAR</text:p>
          </table:table-cell>
          <table:table-cell table:style-name="ce173" office:value-type="float" office:value="0.0173331154034747" calcext:value-type="float">
            <text:p>0.017333115403475</text:p>
          </table:table-cell>
          <table:table-cell table:number-columns-repeated="1010"/>
        </table:table-row>
        <table:table-row table:style-name="ro3">
          <table:table-cell table:style-name="ce171" office:value-type="string" calcext:value-type="string">
            <text:p>MODIFY_AUDIO_SETTINGS</text:p>
          </table:table-cell>
          <table:table-cell table:style-name="ce173" office:value-type="float" office:value="0.0272490285770498" calcext:value-type="float">
            <text:p>0.02724902857705</text:p>
          </table:table-cell>
          <table:table-cell table:style-name="ce175" office:value-type="string" calcext:value-type="string">
            <text:p>MANAGE_ACCOUNTS</text:p>
          </table:table-cell>
          <table:table-cell table:style-name="ce173" office:value-type="float" office:value="0.0669291338582677" calcext:value-type="float">
            <text:p>0.066929133858268</text:p>
          </table:table-cell>
          <table:table-cell table:style-name="ce176" office:value-type="string" calcext:value-type="string">
            <text:p>FLASHLIGHT</text:p>
          </table:table-cell>
          <table:table-cell table:style-name="ce173" office:value-type="float" office:value="0.0219537767829001" calcext:value-type="float">
            <text:p>0.0219537767829</text:p>
          </table:table-cell>
          <table:table-cell table:style-name="ce172" office:value-type="string" calcext:value-type="string">
            <text:p>BIND_WALLPAPER</text:p>
          </table:table-cell>
          <table:table-cell table:style-name="ce173" office:value-type="float" office:value="0.021" calcext:value-type="float">
            <text:p>0.021</text:p>
          </table:table-cell>
          <table:table-cell table:style-name="ce173" table:number-columns-repeated="2"/>
          <table:table-cell table:style-name="ce172" office:value-type="string" calcext:value-type="string">
            <text:p>BLUETOOTH</text:p>
          </table:table-cell>
          <table:table-cell table:style-name="ce173" office:value-type="float" office:value="0.0134317946744281" calcext:value-type="float">
            <text:p>0.013431794674428</text:p>
          </table:table-cell>
          <table:table-cell table:style-name="ce172" office:value-type="string" calcext:value-type="string">
            <text:p>READ_SMS</text:p>
          </table:table-cell>
          <table:table-cell table:style-name="ce173" office:value-type="float" office:value="0.0166581738118816" calcext:value-type="float">
            <text:p>0.016658173811882</text:p>
          </table:table-cell>
          <table:table-cell table:number-columns-repeated="1010"/>
        </table:table-row>
        <table:table-row table:style-name="ro3">
          <table:table-cell table:style-name="ce171" office:value-type="string" calcext:value-type="string">
            <text:p>SYSTEM_ALERT_WINDOW</text:p>
          </table:table-cell>
          <table:table-cell table:style-name="ce173" office:value-type="float" office:value="0.0268290560455235" calcext:value-type="float">
            <text:p>0.026829056045524</text:p>
          </table:table-cell>
          <table:table-cell table:style-name="ce175" office:value-type="string" calcext:value-type="string">
            <text:p>READ_SYNC_SETTINGS</text:p>
          </table:table-cell>
          <table:table-cell table:style-name="ce173" office:value-type="float" office:value="0.0669291338582677" calcext:value-type="float">
            <text:p>0.066929133858268</text:p>
          </table:table-cell>
          <table:table-cell table:style-name="ce176" office:value-type="string" calcext:value-type="string">
            <text:p>ACCESS_MOCK_LOCATION</text:p>
          </table:table-cell>
          <table:table-cell table:style-name="ce173" office:value-type="float" office:value="0.0218862365964892" calcext:value-type="float">
            <text:p>0.021886236596489</text:p>
          </table:table-cell>
          <table:table-cell table:style-name="ce172" office:value-type="string" calcext:value-type="string">
            <text:p>DISABLE_KEYGUARD</text:p>
          </table:table-cell>
          <table:table-cell table:style-name="ce173" office:value-type="float" office:value="0.021" calcext:value-type="float">
            <text:p>0.021</text:p>
          </table:table-cell>
          <table:table-cell table:style-name="ce173" table:number-columns-repeated="2"/>
          <table:table-cell table:style-name="ce172" office:value-type="string" calcext:value-type="string">
            <text:p>FLASHLIGHT</text:p>
          </table:table-cell>
          <table:table-cell table:style-name="ce173" office:value-type="float" office:value="0.0130806052004907" calcext:value-type="float">
            <text:p>0.013080605200491</text:p>
          </table:table-cell>
          <table:table-cell table:style-name="ce172" office:value-type="string" calcext:value-type="string">
            <text:p>BROADCAST_STICKY</text:p>
          </table:table-cell>
          <table:table-cell table:style-name="ce173" office:value-type="float" office:value="0.015985155130806" calcext:value-type="float">
            <text:p>0.015985155130806</text:p>
          </table:table-cell>
          <table:table-cell table:number-columns-repeated="1010"/>
        </table:table-row>
        <table:table-row table:style-name="ro3">
          <table:table-cell table:style-name="ce171" office:value-type="string" calcext:value-type="string">
            <text:p>ACCESS_LOCATION_EXTRA_COMMANDS</text:p>
          </table:table-cell>
          <table:table-cell table:style-name="ce173" office:value-type="float" office:value="0.0265793426483998" calcext:value-type="float">
            <text:p>0.0265793426484</text:p>
          </table:table-cell>
          <table:table-cell table:style-name="ce175" office:value-type="string" calcext:value-type="string">
            <text:p>CHANGE_NETWORK_STATE</text:p>
          </table:table-cell>
          <table:table-cell table:style-name="ce173" office:value-type="float" office:value="0.062992125984252" calcext:value-type="float">
            <text:p>0.062992125984252</text:p>
          </table:table-cell>
          <table:table-cell table:style-name="ce176" office:value-type="string" calcext:value-type="string">
            <text:p>MODIFY_AUDIO_SETTINGS</text:p>
          </table:table-cell>
          <table:table-cell table:style-name="ce173" office:value-type="float" office:value="0.0212526453239678" calcext:value-type="float">
            <text:p>0.021252645323968</text:p>
          </table:table-cell>
          <table:table-cell table:style-name="ce172" office:value-type="string" calcext:value-type="string">
            <text:p>BLUETOOTH_ADMIN</text:p>
          </table:table-cell>
          <table:table-cell table:style-name="ce173" office:value-type="float" office:value="0.02" calcext:value-type="float">
            <text:p>0.02</text:p>
          </table:table-cell>
          <table:table-cell table:style-name="ce173" table:number-columns-repeated="2"/>
          <table:table-cell table:style-name="ce172" office:value-type="string" calcext:value-type="string">
            <text:p>READ_HISTORY_BOOKMARKS</text:p>
          </table:table-cell>
          <table:table-cell table:style-name="ce173" office:value-type="float" office:value="0.0119644961874293" calcext:value-type="float">
            <text:p>0.011964496187429</text:p>
          </table:table-cell>
          <table:table-cell table:style-name="ce172" office:value-type="string" calcext:value-type="string">
            <text:p>DISABLE_KEYGUARD</text:p>
          </table:table-cell>
          <table:table-cell table:style-name="ce173" office:value-type="float" office:value="0.0149121710621196" calcext:value-type="float">
            <text:p>0.01491217106212</text:p>
          </table:table-cell>
          <table:table-cell table:number-columns-repeated="1010"/>
        </table:table-row>
        <table:table-row table:style-name="ro3">
          <table:table-cell table:style-name="ce171" office:value-type="string" calcext:value-type="string">
            <text:p>READ_EXTERNAL_STORAGE</text:p>
          </table:table-cell>
          <table:table-cell table:style-name="ce173" office:value-type="float" office:value="0.0258339859933485" calcext:value-type="float">
            <text:p>0.025833985993349</text:p>
          </table:table-cell>
          <table:table-cell table:style-name="ce175" office:value-type="string" calcext:value-type="string">
            <text:p>MODIFY_PHONE_STATE</text:p>
          </table:table-cell>
          <table:table-cell table:style-name="ce173" office:value-type="float" office:value="0.0590551181102362" calcext:value-type="float">
            <text:p>0.059055118110236</text:p>
          </table:table-cell>
          <table:table-cell table:style-name="ce176" office:value-type="string" calcext:value-type="string">
            <text:p>READ_CALENDAR</text:p>
          </table:table-cell>
          <table:table-cell table:style-name="ce173" office:value-type="float" office:value="0.0188115500151161" calcext:value-type="float">
            <text:p>0.018811550015116</text:p>
          </table:table-cell>
          <table:table-cell table:style-name="ce172" office:value-type="string" calcext:value-type="string">
            <text:p>READ_SMS</text:p>
          </table:table-cell>
          <table:table-cell table:style-name="ce173" office:value-type="float" office:value="0.02" calcext:value-type="float">
            <text:p>0.02</text:p>
          </table:table-cell>
          <table:table-cell table:style-name="ce173" table:number-columns-repeated="2"/>
          <table:table-cell table:style-name="ce172" office:value-type="string" calcext:value-type="string">
            <text:p>WRITE_CALENDAR</text:p>
          </table:table-cell>
          <table:table-cell table:style-name="ce173" office:value-type="float" office:value="0.0113198470160922" calcext:value-type="float">
            <text:p>0.011319847016092</text:p>
          </table:table-cell>
          <table:table-cell table:style-name="ce172" office:value-type="string" calcext:value-type="string">
            <text:p>WRITE_CALENDAR</text:p>
          </table:table-cell>
          <table:table-cell table:style-name="ce173" office:value-type="float" office:value="0.014367987385707" calcext:value-type="float">
            <text:p>0.014367987385707</text:p>
          </table:table-cell>
          <table:table-cell table:number-columns-repeated="1010"/>
        </table:table-row>
        <table:table-row table:style-name="ro3">
          <table:table-cell table:style-name="ce171" office:value-type="string" calcext:value-type="string">
            <text:p>CHANGE_NETWORK_STATE</text:p>
          </table:table-cell>
          <table:table-cell table:style-name="ce173" office:value-type="float" office:value="0.0236508855366757" calcext:value-type="float">
            <text:p>0.023650885536676</text:p>
          </table:table-cell>
          <table:table-cell table:style-name="ce175" office:value-type="string" calcext:value-type="string">
            <text:p>USE_CREDENTIALS</text:p>
          </table:table-cell>
          <table:table-cell table:style-name="ce173" office:value-type="float" office:value="0.0551181102362205" calcext:value-type="float">
            <text:p>0.055118110236221</text:p>
          </table:table-cell>
          <table:table-cell table:style-name="ce176" office:value-type="string" calcext:value-type="string">
            <text:p>WRITE_CALENDAR</text:p>
          </table:table-cell>
          <table:table-cell table:style-name="ce173" office:value-type="float" office:value="0.0163768871049703" calcext:value-type="float">
            <text:p>0.01637688710497</text:p>
          </table:table-cell>
          <table:table-cell table:style-name="ce172" office:value-type="string" calcext:value-type="string">
            <text:p>READ_EXTERNAL_STORAGE</text:p>
          </table:table-cell>
          <table:table-cell table:style-name="ce173" office:value-type="float" office:value="0.019" calcext:value-type="float">
            <text:p>0.019</text:p>
          </table:table-cell>
          <table:table-cell table:style-name="ce173" table:number-columns-repeated="2"/>
          <table:table-cell table:style-name="ce172" office:value-type="string" calcext:value-type="string">
            <text:p>CHANGE_NETWORK_STATE</text:p>
          </table:table-cell>
          <table:table-cell table:style-name="ce173" office:value-type="float" office:value="0.0109830899862892" calcext:value-type="float">
            <text:p>0.010983089986289</text:p>
          </table:table-cell>
          <table:table-cell table:style-name="ce172" office:value-type="string" calcext:value-type="string">
            <text:p>BLUETOOTH</text:p>
          </table:table-cell>
          <table:table-cell table:style-name="ce173" office:value-type="float" office:value="0.0135411358632426" calcext:value-type="float">
            <text:p>0.013541135863243</text:p>
          </table:table-cell>
          <table:table-cell table:number-columns-repeated="1010"/>
        </table:table-row>
        <table:table-row table:style-name="ro3">
          <table:table-cell table:style-name="ce171" office:value-type="string" calcext:value-type="string">
            <text:p>DISABLE_KEYGUARD</text:p>
          </table:table-cell>
          <table:table-cell table:style-name="ce173" office:value-type="float" office:value="0.0236357513913955" calcext:value-type="float">
            <text:p>0.023635751391396</text:p>
          </table:table-cell>
          <table:table-cell table:style-name="ce175" office:value-type="string" calcext:value-type="string">
            <text:p>WRITE_SYNC_SETTINGS</text:p>
          </table:table-cell>
          <table:table-cell table:style-name="ce173" office:value-type="float" office:value="0.0551181102362205" calcext:value-type="float">
            <text:p>0.055118110236221</text:p>
          </table:table-cell>
          <table:table-cell table:style-name="ce176" office:value-type="string" calcext:value-type="string">
            <text:p>DISABLE_KEYGUARD</text:p>
          </table:table-cell>
          <table:table-cell table:style-name="ce173" office:value-type="float" office:value="0.0148105980201077" calcext:value-type="float">
            <text:p>0.014810598020108</text:p>
          </table:table-cell>
          <table:table-cell table:style-name="ce172" office:value-type="string" calcext:value-type="string">
            <text:p>READ_LOGS</text:p>
          </table:table-cell>
          <table:table-cell table:style-name="ce173" office:value-type="float" office:value="0.018" calcext:value-type="float">
            <text:p>0.018</text:p>
          </table:table-cell>
          <table:table-cell table:style-name="ce173" table:number-columns-repeated="2"/>
          <table:table-cell table:style-name="ce172" office:value-type="string" calcext:value-type="string">
            <text:p>MOUNT_UNMOUNT_FILESYSTEMS</text:p>
          </table:table-cell>
          <table:table-cell table:style-name="ce173" office:value-type="float" office:value="0.0107906573978303" calcext:value-type="float">
            <text:p>0.01079065739783</text:p>
          </table:table-cell>
          <table:table-cell table:style-name="ce172" office:value-type="string" calcext:value-type="string">
            <text:p>CHANGE_NETWORK_STATE</text:p>
          </table:table-cell>
          <table:table-cell table:style-name="ce173" office:value-type="float" office:value="0.0120739551384976" calcext:value-type="float">
            <text:p>0.012073955138498</text:p>
          </table:table-cell>
          <table:table-cell table:number-columns-repeated="1010"/>
        </table:table-row>
        <table:table-row table:style-name="ro3">
          <table:table-cell table:style-name="ce171" office:value-type="string" calcext:value-type="string">
            <text:p>BLUETOOTH</text:p>
          </table:table-cell>
          <table:table-cell table:style-name="ce173" office:value-type="float" office:value="0.0217023643318464" calcext:value-type="float">
            <text:p>0.021702364331846</text:p>
          </table:table-cell>
          <table:table-cell table:style-name="ce175" office:value-type="string" calcext:value-type="string">
            <text:p>AUTHENTICATE_ACCOUNTS</text:p>
          </table:table-cell>
          <table:table-cell table:style-name="ce173" office:value-type="float" office:value="0.0511811023622047" calcext:value-type="float">
            <text:p>0.051181102362205</text:p>
          </table:table-cell>
          <table:table-cell table:style-name="ce176" office:value-type="string" calcext:value-type="string">
            <text:p>READ_SMS</text:p>
          </table:table-cell>
          <table:table-cell table:style-name="ce173" office:value-type="float" office:value="0.0135530640731235" calcext:value-type="float">
            <text:p>0.013553064073124</text:p>
          </table:table-cell>
          <table:table-cell table:style-name="ce172" office:value-type="string" calcext:value-type="string">
            <text:p>CHANGE_NETWORK_STATE</text:p>
          </table:table-cell>
          <table:table-cell table:style-name="ce173" office:value-type="float" office:value="0.017" calcext:value-type="float">
            <text:p>0.017</text:p>
          </table:table-cell>
          <table:table-cell table:style-name="ce173" table:number-columns-repeated="2"/>
          <table:table-cell table:style-name="ce172" office:value-type="string" calcext:value-type="string">
            <text:p>BLUETOOTH_ADMIN</text:p>
          </table:table-cell>
          <table:table-cell table:style-name="ce173" office:value-type="float" office:value="0.0105260625886994" calcext:value-type="float">
            <text:p>0.010526062588699</text:p>
          </table:table-cell>
          <table:table-cell table:style-name="ce172" office:value-type="string" calcext:value-type="string">
            <text:p>WRITE_SMS</text:p>
          </table:table-cell>
          <table:table-cell table:style-name="ce173" office:value-type="float" office:value="0.0113278658577623" calcext:value-type="float">
            <text:p>0.011327865857762</text:p>
          </table:table-cell>
          <table:table-cell table:number-columns-repeated="1010"/>
        </table:table-row>
        <table:table-row table:style-name="ro3">
          <table:table-cell table:style-name="ce171" office:value-type="string" calcext:value-type="string">
            <text:p>ACCESS_MOCK_LOCATION</text:p>
          </table:table-cell>
          <table:table-cell table:style-name="ce173" office:value-type="float" office:value="0.0200716601779019" calcext:value-type="float">
            <text:p>0.020071660177902</text:p>
          </table:table-cell>
          <table:table-cell table:style-name="ce175" office:value-type="string" calcext:value-type="string">
            <text:p>BLUETOOTH_ADMIN</text:p>
          </table:table-cell>
          <table:table-cell table:style-name="ce173" office:value-type="float" office:value="0.0511811023622047" calcext:value-type="float">
            <text:p>0.051181102362205</text:p>
          </table:table-cell>
          <table:table-cell table:style-name="ce176" office:value-type="string" calcext:value-type="string">
            <text:p>BLUETOOTH</text:p>
          </table:table-cell>
          <table:table-cell table:style-name="ce173" office:value-type="float" office:value="0.0135080372821829" calcext:value-type="float">
            <text:p>0.013508037282183</text:p>
          </table:table-cell>
          <table:table-cell table:style-name="ce172" office:value-type="string" calcext:value-type="string">
            <text:p>READ_SYNC_SETTINGS</text:p>
          </table:table-cell>
          <table:table-cell table:style-name="ce173" office:value-type="float" office:value="0.017" calcext:value-type="float">
            <text:p>0.017</text:p>
          </table:table-cell>
          <table:table-cell table:style-name="ce173" table:number-columns-repeated="2"/>
          <table:table-cell table:style-name="ce172" office:value-type="string" calcext:value-type="string">
            <text:p>WRITE_HISTORY_BOOKMARKS</text:p>
          </table:table-cell>
          <table:table-cell table:style-name="ce173" office:value-type="float" office:value="0.00966492675534602" calcext:value-type="float">
            <text:p>0.009664926755346</text:p>
          </table:table-cell>
          <table:table-cell table:style-name="ce172" office:value-type="string" calcext:value-type="string">
            <text:p>USE_CREDENTIALS</text:p>
          </table:table-cell>
          <table:table-cell table:style-name="ce173" office:value-type="float" office:value="0.0107817592708323" calcext:value-type="float">
            <text:p>0.010781759270832</text:p>
          </table:table-cell>
          <table:table-cell table:number-columns-repeated="1010"/>
        </table:table-row>
        <table:table-row table:style-name="ro3">
          <table:table-cell table:style-name="ce171" office:value-type="string" calcext:value-type="string">
            <text:p>FLASHLIGHT</text:p>
          </table:table-cell>
          <table:table-cell table:style-name="ce173" office:value-type="float" office:value="0.0190122700082859" calcext:value-type="float">
            <text:p>0.019012270008286</text:p>
          </table:table-cell>
          <table:table-cell table:style-name="ce175" office:value-type="string" calcext:value-type="string">
            <text:p>SYSTEM_ALERT_WINDOW</text:p>
          </table:table-cell>
          <table:table-cell table:style-name="ce173" office:value-type="float" office:value="0.047244094488189" calcext:value-type="float">
            <text:p>0.047244094488189</text:p>
          </table:table-cell>
          <table:table-cell table:style-name="ce176" office:value-type="string" calcext:value-type="string">
            <text:p>CHANGE_CONFIGURATION</text:p>
          </table:table-cell>
          <table:table-cell table:style-name="ce173" office:value-type="float" office:value="0.0133954703048314" calcext:value-type="float">
            <text:p>0.013395470304831</text:p>
          </table:table-cell>
          <table:table-cell table:style-name="ce172" office:value-type="string" calcext:value-type="string">
            <text:p>KILL_BACKGROUND_PROCESSES</text:p>
          </table:table-cell>
          <table:table-cell table:style-name="ce173" office:value-type="float" office:value="0.016" calcext:value-type="float">
            <text:p>0.016</text:p>
          </table:table-cell>
          <table:table-cell table:style-name="ce173" table:number-columns-repeated="2"/>
          <table:table-cell table:style-name="ce172" office:value-type="string" calcext:value-type="string">
            <text:p>PROCESS_OUTGOING_CALLS</text:p>
          </table:table-cell>
          <table:table-cell table:style-name="ce173" office:value-type="float" office:value="0.00945806172275275" calcext:value-type="float">
            <text:p>0.009458061722753</text:p>
          </table:table-cell>
          <table:table-cell table:style-name="ce172" office:value-type="string" calcext:value-type="string">
            <text:p>BLUETOOTH_ADMIN</text:p>
          </table:table-cell>
          <table:table-cell table:style-name="ce173" office:value-type="float" office:value="0.0100491303637185" calcext:value-type="float">
            <text:p>0.010049130363719</text:p>
          </table:table-cell>
          <table:table-cell table:number-columns-repeated="1010"/>
        </table:table-row>
        <table:table-row table:style-name="ro3">
          <table:table-cell table:style-name="ce171" office:value-type="string" calcext:value-type="string">
            <text:p>USE_CREDENTIALS</text:p>
          </table:table-cell>
          <table:table-cell table:style-name="ce173" office:value-type="float" office:value="0.0185771633314794" calcext:value-type="float">
            <text:p>0.018577163331479</text:p>
          </table:table-cell>
          <table:table-cell table:style-name="ce175" office:value-type="string" calcext:value-type="string">
            <text:p>BROADCAST_STICKY</text:p>
          </table:table-cell>
          <table:table-cell table:style-name="ce173" office:value-type="float" office:value="0.0393700787401575" calcext:value-type="float">
            <text:p>0.039370078740158</text:p>
          </table:table-cell>
          <table:table-cell table:style-name="ce176" office:value-type="string" calcext:value-type="string">
            <text:p>CHANGE_NETWORK_STATE</text:p>
          </table:table-cell>
          <table:table-cell table:style-name="ce173" office:value-type="float" office:value="0.0127457980355454" calcext:value-type="float">
            <text:p>0.012745798035545</text:p>
          </table:table-cell>
          <table:table-cell table:style-name="ce172" office:value-type="string" calcext:value-type="string">
            <text:p>WRITE_SYNC_SETTINGS</text:p>
          </table:table-cell>
          <table:table-cell table:style-name="ce173" office:value-type="float" office:value="0.016" calcext:value-type="float">
            <text:p>0.016</text:p>
          </table:table-cell>
          <table:table-cell table:style-name="ce173" table:number-columns-repeated="2"/>
          <table:table-cell table:style-name="ce172" office:value-type="string" calcext:value-type="string">
            <text:p>USE_CREDENTIALS</text:p>
          </table:table-cell>
          <table:table-cell table:style-name="ce173" office:value-type="float" office:value="0.00882784499555" calcext:value-type="float">
            <text:p>0.00882784499555</text:p>
          </table:table-cell>
          <table:table-cell table:style-name="ce172" office:value-type="string" calcext:value-type="string">
            <text:p>CHANGE_CONFIGURATION</text:p>
          </table:table-cell>
          <table:table-cell table:style-name="ce173" office:value-type="float" office:value="0.010029901258545" calcext:value-type="float">
            <text:p>0.010029901258545</text:p>
          </table:table-cell>
          <table:table-cell table:number-columns-repeated="1010"/>
        </table:table-row>
        <table:table-row table:style-name="ro3">
          <table:table-cell table:style-name="ce171" office:value-type="string" calcext:value-type="string">
            <text:p>BLUETOOTH_ADMIN</text:p>
          </table:table-cell>
          <table:table-cell table:style-name="ce173" office:value-type="float" office:value="0.0159400385163997" calcext:value-type="float">
            <text:p>0.0159400385164</text:p>
          </table:table-cell>
          <table:table-cell table:style-name="ce175" office:value-type="string" calcext:value-type="string">
            <text:p>CALL_PRIVILEGED</text:p>
          </table:table-cell>
          <table:table-cell table:style-name="ce173" office:value-type="float" office:value="0.0393700787401575" calcext:value-type="float">
            <text:p>0.039370078740158</text:p>
          </table:table-cell>
          <table:table-cell table:style-name="ce176" office:value-type="string" calcext:value-type="string">
            <text:p>USE_CREDENTIALS</text:p>
          </table:table-cell>
          <table:table-cell table:style-name="ce173" office:value-type="float" office:value="0.0120382341779073" calcext:value-type="float">
            <text:p>0.012038234177907</text:p>
          </table:table-cell>
          <table:table-cell table:style-name="ce172" office:value-type="string" calcext:value-type="string">
            <text:p>BROADCAST_STICKY</text:p>
          </table:table-cell>
          <table:table-cell table:style-name="ce173" office:value-type="float" office:value="0.015" calcext:value-type="float">
            <text:p>0.015</text:p>
          </table:table-cell>
          <table:table-cell table:style-name="ce173" table:number-columns-repeated="2"/>
          <table:table-cell table:style-name="ce172" office:value-type="string" calcext:value-type="string">
            <text:p>MODIFY_PHONE_STATE</text:p>
          </table:table-cell>
          <table:table-cell table:style-name="ce173" office:value-type="float" office:value="0.00775503331489188" calcext:value-type="float">
            <text:p>0.007755033314892</text:p>
          </table:table-cell>
          <table:table-cell table:style-name="ce172" office:value-type="string" calcext:value-type="string">
            <text:p>PROCESS_OUTGOING_CALLS</text:p>
          </table:table-cell>
          <table:table-cell table:style-name="ce173" office:value-type="float" office:value="0.00937034295109077" calcext:value-type="float">
            <text:p>0.009370342951091</text:p>
          </table:table-cell>
          <table:table-cell table:number-columns-repeated="1010"/>
        </table:table-row>
        <table:table-row table:style-name="ro3">
          <table:table-cell table:style-name="ce171" office:value-type="string" calcext:value-type="string">
            <text:p>PROCESS_OUTGOING_CALLS</text:p>
          </table:table-cell>
          <table:table-cell table:style-name="ce173" office:value-type="float" office:value="0.0156827580466359" calcext:value-type="float">
            <text:p>0.015682758046636</text:p>
          </table:table-cell>
          <table:table-cell table:style-name="ce175" office:value-type="string" calcext:value-type="string">
            <text:p>RESTART_PACKAGES</text:p>
          </table:table-cell>
          <table:table-cell table:style-name="ce173" office:value-type="float" office:value="0.0393700787401575" calcext:value-type="float">
            <text:p>0.039370078740158</text:p>
          </table:table-cell>
          <table:table-cell table:style-name="ce176" office:value-type="string" calcext:value-type="string">
            <text:p>SYSTEM_ALERT_WINDOW</text:p>
          </table:table-cell>
          <table:table-cell table:style-name="ce173" office:value-type="float" office:value="0.0104301345014569" calcext:value-type="float">
            <text:p>0.010430134501457</text:p>
          </table:table-cell>
          <table:table-cell table:style-name="ce172" office:value-type="string" calcext:value-type="string">
            <text:p>USE_CREDENTIALS</text:p>
          </table:table-cell>
          <table:table-cell table:style-name="ce173" office:value-type="float" office:value="0.015" calcext:value-type="float">
            <text:p>0.015</text:p>
          </table:table-cell>
          <table:table-cell table:style-name="ce173" table:number-columns-repeated="2"/>
          <table:table-cell table:style-name="ce172" office:value-type="string" calcext:value-type="string">
            <text:p>GET_ACCOUNTS</text:p>
          </table:table-cell>
          <table:table-cell table:style-name="ce173" office:value-type="float" office:value="0.00754335746758714" calcext:value-type="float">
            <text:p>0.007543357467587</text:p>
          </table:table-cell>
          <table:table-cell table:style-name="ce172" office:value-type="string" calcext:value-type="string">
            <text:p>SYSTEM_ALERT_WINDOW</text:p>
          </table:table-cell>
          <table:table-cell table:style-name="ce173" office:value-type="float" office:value="0.00816083223567189" calcext:value-type="float">
            <text:p>0.008160832235672</text:p>
          </table:table-cell>
          <table:table-cell table:number-columns-repeated="1010"/>
        </table:table-row>
        <table:table-row table:style-name="ro3">
          <table:table-cell table:style-name="ce171" office:value-type="string" calcext:value-type="string">
            <text:p>KILL_BACKGROUND_PROCESSES</text:p>
          </table:table-cell>
          <table:table-cell table:style-name="ce173" office:value-type="float" office:value="0.0153725080683912" calcext:value-type="float">
            <text:p>0.015372508068391</text:p>
          </table:table-cell>
          <table:table-cell table:style-name="ce175" office:value-type="string" calcext:value-type="string">
            <text:p>READ_HISTORY_BOOKMARKS</text:p>
          </table:table-cell>
          <table:table-cell table:style-name="ce173" office:value-type="float" office:value="0.0354330708661417" calcext:value-type="float">
            <text:p>0.035433070866142</text:p>
          </table:table-cell>
          <table:table-cell table:style-name="ce176" office:value-type="string" calcext:value-type="string">
            <text:p>BLUETOOTH_ADMIN</text:p>
          </table:table-cell>
          <table:table-cell table:style-name="ce173" office:value-type="float" office:value="0.00966467905546658" calcext:value-type="float">
            <text:p>0.009664679055467</text:p>
          </table:table-cell>
          <table:table-cell table:style-name="ce172" office:value-type="string" calcext:value-type="string">
            <text:p>MOUNT_UNMOUNT_FILESYSTEMS</text:p>
          </table:table-cell>
          <table:table-cell table:style-name="ce173" office:value-type="float" office:value="0.014" calcext:value-type="float">
            <text:p>0.014</text:p>
          </table:table-cell>
          <table:table-cell table:style-name="ce173" table:number-columns-repeated="2"/>
          <table:table-cell table:style-name="ce172" office:value-type="string" calcext:value-type="string">
            <text:p>INSTALL_PACKAGES</text:p>
          </table:table-cell>
          <table:table-cell table:style-name="ce173" office:value-type="float" office:value="0.0070959516994203" calcext:value-type="float">
            <text:p>0.00709595169942</text:p>
          </table:table-cell>
          <table:table-cell table:style-name="ce172" office:value-type="string" calcext:value-type="string">
            <text:p>MANAGE_ACCOUNTS</text:p>
          </table:table-cell>
          <table:table-cell table:style-name="ce173" office:value-type="float" office:value="0.00626676537607323" calcext:value-type="float">
            <text:p>0.006266765376073</text:p>
          </table:table-cell>
          <table:table-cell table:number-columns-repeated="1010"/>
        </table:table-row>
        <table:table-row table:style-name="ro3">
          <table:table-cell table:style-name="ce171" office:value-type="string" calcext:value-type="string">
            <text:p>CHECK_LICENSE</text:p>
          </table:table-cell>
          <table:table-cell table:style-name="ce173" office:value-type="float" office:value="0.0148503800562234" calcext:value-type="float">
            <text:p>0.014850380056223</text:p>
          </table:table-cell>
          <table:table-cell table:style-name="ce175" office:value-type="string" calcext:value-type="string">
            <text:p>RECEIVE_MMS</text:p>
          </table:table-cell>
          <table:table-cell table:style-name="ce173" office:value-type="float" office:value="0.031496062992126" calcext:value-type="float">
            <text:p>0.031496062992126</text:p>
          </table:table-cell>
          <table:table-cell table:style-name="ce176" office:value-type="string" calcext:value-type="string">
            <text:p>PROCESS_OUTGOING_CALLS</text:p>
          </table:table-cell>
          <table:table-cell table:style-name="ce173" office:value-type="float" office:value="0.00923049214282498" calcext:value-type="float">
            <text:p>0.009230492142825</text:p>
          </table:table-cell>
          <table:table-cell table:style-name="ce172" office:value-type="string" calcext:value-type="string">
            <text:p>RECEIVE_SMS</text:p>
          </table:table-cell>
          <table:table-cell table:style-name="ce173" office:value-type="float" office:value="0.014" calcext:value-type="float">
            <text:p>0.014</text:p>
          </table:table-cell>
          <table:table-cell table:style-name="ce173" table:number-columns-repeated="2"/>
          <table:table-cell table:style-name="ce172" office:value-type="string" calcext:value-type="string">
            <text:p>MANAGE_ACCOUNTS</text:p>
          </table:table-cell>
          <table:table-cell table:style-name="ce173" office:value-type="float" office:value="0.00598465350107041" calcext:value-type="float">
            <text:p>0.00598465350107</text:p>
          </table:table-cell>
          <table:table-cell table:style-name="ce172" office:value-type="string" calcext:value-type="string">
            <text:p>KILL_BACKGROUND_PROCESSES</text:p>
          </table:table-cell>
          <table:table-cell table:style-name="ce173" office:value-type="float" office:value="0.00582257304656328" calcext:value-type="float">
            <text:p>0.005822573046563</text:p>
          </table:table-cell>
          <table:table-cell table:number-columns-repeated="1010"/>
        </table:table-row>
        <table:table-row table:style-name="ro3">
          <table:table-cell table:style-name="ce171" office:value-type="string" calcext:value-type="string">
            <text:p>MANAGE_ACCOUNTS</text:p>
          </table:table-cell>
          <table:table-cell table:style-name="ce173" office:value-type="float" office:value="0.0147179562850214" calcext:value-type="float">
            <text:p>0.014717956285021</text:p>
          </table:table-cell>
          <table:table-cell table:style-name="ce175" office:value-type="string" calcext:value-type="string">
            <text:p>SET_WALLPAPER</text:p>
          </table:table-cell>
          <table:table-cell table:style-name="ce173" office:value-type="float" office:value="0.031496062992126" calcext:value-type="float">
            <text:p>0.031496062992126</text:p>
          </table:table-cell>
          <table:table-cell table:style-name="ce176" office:value-type="string" calcext:value-type="string">
            <text:p>WRITE_SMS</text:p>
          </table:table-cell>
          <table:table-cell table:style-name="ce173" office:value-type="float" office:value="0.00914687095964956" calcext:value-type="float">
            <text:p>0.00914687095965</text:p>
          </table:table-cell>
          <table:table-cell table:style-name="ce172" office:value-type="string" calcext:value-type="string">
            <text:p>ACCESS_MOCK_LOCATION</text:p>
          </table:table-cell>
          <table:table-cell table:style-name="ce173" office:value-type="float" office:value="0.013" calcext:value-type="float">
            <text:p>0.013</text:p>
          </table:table-cell>
          <table:table-cell table:style-name="ce173" table:number-columns-repeated="2"/>
          <table:table-cell table:style-name="ce172" office:value-type="string" calcext:value-type="string">
            <text:p>BATTERY_STATS</text:p>
          </table:table-cell>
          <table:table-cell table:style-name="ce173" office:value-type="float" office:value="0.00545546388280855" calcext:value-type="float">
            <text:p>0.005455463882809</text:p>
          </table:table-cell>
          <table:table-cell table:style-name="ce172" office:value-type="string" calcext:value-type="string">
            <text:p>BATTERY_STATS</text:p>
          </table:table-cell>
          <table:table-cell table:style-name="ce173" office:value-type="float" office:value="0.00457844994183196" calcext:value-type="float">
            <text:p>0.004578449941832</text:p>
          </table:table-cell>
          <table:table-cell table:number-columns-repeated="1010"/>
        </table:table-row>
        <table:table-row table:style-name="ro3">
          <table:table-cell table:style-name="ce171" office:value-type="string" calcext:value-type="string">
            <text:p>READ_HISTORY_BOOKMARKS</text:p>
          </table:table-cell>
          <table:table-cell table:style-name="ce173" office:value-type="float" office:value="0.0146763373855007" calcext:value-type="float">
            <text:p>0.014676337385501</text:p>
          </table:table-cell>
          <table:table-cell table:style-name="ce175" office:value-type="string" calcext:value-type="string">
            <text:p>CHECK_LICENSE</text:p>
          </table:table-cell>
          <table:table-cell table:style-name="ce173" office:value-type="float" office:value="0.0275590551181102" calcext:value-type="float">
            <text:p>0.02755905511811</text:p>
          </table:table-cell>
          <table:table-cell table:style-name="ce176" office:value-type="string" calcext:value-type="string">
            <text:p>KILL_BACKGROUND_PROCESSES</text:p>
          </table:table-cell>
          <table:table-cell table:style-name="ce173" office:value-type="float" office:value="0.00827849713436638" calcext:value-type="float">
            <text:p>0.008278497134366</text:p>
          </table:table-cell>
          <table:table-cell table:style-name="ce172" office:value-type="string" calcext:value-type="string">
            <text:p>BATTERY_STATS</text:p>
          </table:table-cell>
          <table:table-cell table:style-name="ce173" office:value-type="float" office:value="0.013" calcext:value-type="float">
            <text:p>0.013</text:p>
          </table:table-cell>
          <table:table-cell table:style-name="ce173" table:number-columns-repeated="2"/>
          <table:table-cell table:style-name="ce172" office:value-type="string" calcext:value-type="string">
            <text:p>WRITE_SYNC_SETTINGS</text:p>
          </table:table-cell>
          <table:table-cell table:style-name="ce173" office:value-type="float" office:value="0.00518605825896616" calcext:value-type="float">
            <text:p>0.005186058258966</text:p>
          </table:table-cell>
          <table:table-cell table:style-name="ce172" office:value-type="string" calcext:value-type="string">
            <text:p>WRITE_SYNC_SETTINGS</text:p>
          </table:table-cell>
          <table:table-cell table:style-name="ce173" office:value-type="float" office:value="0.00440346508475229" calcext:value-type="float">
            <text:p>0.004403465084752</text:p>
          </table:table-cell>
          <table:table-cell table:number-columns-repeated="1010"/>
        </table:table-row>
        <table:table-row table:style-name="ro3">
          <table:table-cell table:style-name="ce171" office:value-type="string" calcext:value-type="string">
            <text:p>INSTALL_PACKAGES</text:p>
          </table:table-cell>
          <table:table-cell table:style-name="ce173" office:value-type="float" office:value="0.013431553936202" calcext:value-type="float">
            <text:p>0.013431553936202</text:p>
          </table:table-cell>
          <table:table-cell table:style-name="ce175" office:value-type="string" calcext:value-type="string">
            <text:p>KILL_BACKGROUND_PROCESSES</text:p>
          </table:table-cell>
          <table:table-cell table:style-name="ce173" office:value-type="float" office:value="0.0275590551181102" calcext:value-type="float">
            <text:p>0.02755905511811</text:p>
          </table:table-cell>
          <table:table-cell table:style-name="ce176" office:value-type="string" calcext:value-type="string">
            <text:p>MANAGE_ACCOUNTS</text:p>
          </table:table-cell>
          <table:table-cell table:style-name="ce173" office:value-type="float" office:value="0.00638415571550787" calcext:value-type="float">
            <text:p>0.006384155715508</text:p>
          </table:table-cell>
          <table:table-cell table:style-name="ce172" office:value-type="string" calcext:value-type="string">
            <text:p>MANAGE_ACCOUNTS</text:p>
          </table:table-cell>
          <table:table-cell table:style-name="ce173" office:value-type="float" office:value="0.013" calcext:value-type="float">
            <text:p>0.013</text:p>
          </table:table-cell>
          <table:table-cell table:style-name="ce173" table:number-columns-repeated="2"/>
          <table:table-cell table:style-name="ce172" office:value-type="string" calcext:value-type="string">
            <text:p>CALL_PRIVILEGED</text:p>
          </table:table-cell>
          <table:table-cell table:style-name="ce173" office:value-type="float" office:value="0.00517162581483174" calcext:value-type="float">
            <text:p>0.005171625814832</text:p>
          </table:table-cell>
          <table:table-cell table:style-name="ce172" office:value-type="string" calcext:value-type="string">
            <text:p>READ_SYNC_SETTINGS</text:p>
          </table:table-cell>
          <table:table-cell table:style-name="ce173" office:value-type="float" office:value="0.00431116537991905" calcext:value-type="float">
            <text:p>0.004311165379919</text:p>
          </table:table-cell>
          <table:table-cell table:number-columns-repeated="1010"/>
        </table:table-row>
        <table:table-row table:style-name="ro3">
          <table:table-cell table:style-name="ce171" office:value-type="string" calcext:value-type="string">
            <text:p>MODIFY_PHONE_STATE</text:p>
          </table:table-cell>
          <table:table-cell table:style-name="ce173" office:value-type="float" office:value="0.0124932369288279" calcext:value-type="float">
            <text:p>0.012493236928828</text:p>
          </table:table-cell>
          <table:table-cell table:style-name="ce175" office:value-type="string" calcext:value-type="string">
            <text:p>READ_CALENDAR</text:p>
          </table:table-cell>
          <table:table-cell table:style-name="ce173" office:value-type="float" office:value="0.0275590551181102" calcext:value-type="float">
            <text:p>0.02755905511811</text:p>
          </table:table-cell>
          <table:table-cell table:style-name="ce176" office:value-type="string" calcext:value-type="string">
            <text:p>BATTERY_STATS</text:p>
          </table:table-cell>
          <table:table-cell table:style-name="ce173" office:value-type="float" office:value="0.00395270900471495" calcext:value-type="float">
            <text:p>0.003952709004715</text:p>
          </table:table-cell>
          <table:table-cell table:style-name="ce172" office:value-type="string" calcext:value-type="string">
            <text:p>SYSTEM_ALERT_WINDOW</text:p>
          </table:table-cell>
          <table:table-cell table:style-name="ce173" office:value-type="float" office:value="0.013" calcext:value-type="float">
            <text:p>0.013</text:p>
          </table:table-cell>
          <table:table-cell table:style-name="ce173" table:number-columns-repeated="2"/>
          <table:table-cell table:style-name="ce172" office:value-type="string" calcext:value-type="string">
            <text:p>CHANGE_CONFIGURATION</text:p>
          </table:table-cell>
          <table:table-cell table:style-name="ce173" office:value-type="float" office:value="0.00501286892935319" calcext:value-type="float">
            <text:p>0.005012868929353</text:p>
          </table:table-cell>
          <table:table-cell table:style-name="ce172" office:value-type="string" calcext:value-type="string">
            <text:p>AUTHENTICATE_ACCOUNTS</text:p>
          </table:table-cell>
          <table:table-cell table:style-name="ce173" office:value-type="float" office:value="0.00370929438798566" calcext:value-type="float">
            <text:p>0.003709294387986</text:p>
          </table:table-cell>
          <table:table-cell table:number-columns-repeated="1010"/>
        </table:table-row>
        <table:table-row table:style-name="ro3">
          <table:table-cell table:style-name="ce171" office:value-type="string" calcext:value-type="string">
            <text:p>READ_SETTINGS</text:p>
          </table:table-cell>
          <table:table-cell table:style-name="ce173" office:value-type="float" office:value="0.0124894533925078" calcext:value-type="float">
            <text:p>0.012489453392508</text:p>
          </table:table-cell>
          <table:table-cell table:style-name="ce175" office:value-type="string" calcext:value-type="string">
            <text:p>READ_EXTERNAL_STORAGE</text:p>
          </table:table-cell>
          <table:table-cell table:style-name="ce173" office:value-type="float" office:value="0.0275590551181102" calcext:value-type="float">
            <text:p>0.02755905511811</text:p>
          </table:table-cell>
          <table:table-cell table:style-name="ce176" office:value-type="string" calcext:value-type="string">
            <text:p>WRITE_SYNC_SETTINGS</text:p>
          </table:table-cell>
          <table:table-cell table:style-name="ce173" office:value-type="float" office:value="0.00380154763512862" calcext:value-type="float">
            <text:p>0.003801547635129</text:p>
          </table:table-cell>
          <table:table-cell table:style-name="ce172" office:value-type="string" calcext:value-type="string">
            <text:p>WRITE_SMS</text:p>
          </table:table-cell>
          <table:table-cell table:style-name="ce173" office:value-type="float" office:value="0.011" calcext:value-type="float">
            <text:p>0.011</text:p>
          </table:table-cell>
          <table:table-cell table:style-name="ce173" table:number-columns-repeated="2"/>
          <table:table-cell table:style-name="ce172" office:value-type="string" calcext:value-type="string">
            <text:p>READ_SYNC_SETTINGS</text:p>
          </table:table-cell>
          <table:table-cell table:style-name="ce173" office:value-type="float" office:value="0.00499843648521877" calcext:value-type="float">
            <text:p>0.004998436485219</text:p>
          </table:table-cell>
          <table:table-cell table:style-name="ce172" office:value-type="string" calcext:value-type="string">
            <text:p>CHANGE_WIFI_MULTICAST_STATE</text:p>
          </table:table-cell>
          <table:table-cell table:style-name="ce173" office:value-type="float" office:value="0.00260938957205626" calcext:value-type="float">
            <text:p>0.002609389572056</text:p>
          </table:table-cell>
          <table:table-cell table:number-columns-repeated="1010"/>
        </table:table-row>
        <table:table-row table:style-name="ro3">
          <table:table-cell table:style-name="ce171" office:value-type="string" calcext:value-type="string">
            <text:p>BROADCAST_STICKY</text:p>
          </table:table-cell>
          <table:table-cell table:style-name="ce173" office:value-type="float" office:value="0.0121943375595434" calcext:value-type="float">
            <text:p>0.012194337559543</text:p>
          </table:table-cell>
          <table:table-cell table:style-name="ce175" office:value-type="string" calcext:value-type="string">
            <text:p>UNINSTALL_SHORTCUT</text:p>
          </table:table-cell>
          <table:table-cell table:style-name="ce173" office:value-type="float" office:value="0.0275590551181102" calcext:value-type="float">
            <text:p>0.02755905511811</text:p>
          </table:table-cell>
          <table:table-cell table:style-name="ce176" office:value-type="string" calcext:value-type="string">
            <text:p>READ_SYNC_SETTINGS</text:p>
          </table:table-cell>
          <table:table-cell table:style-name="ce173" office:value-type="float" office:value="0.00375973704354091" calcext:value-type="float">
            <text:p>0.003759737043541</text:p>
          </table:table-cell>
          <table:table-cell table:style-name="ce172" office:value-type="string" calcext:value-type="string">
            <text:p>GET_PACKAGE_SIZE</text:p>
          </table:table-cell>
          <table:table-cell table:style-name="ce173" office:value-type="float" office:value="0.01" calcext:value-type="float">
            <text:p>0.01</text:p>
          </table:table-cell>
          <table:table-cell table:style-name="ce173" table:number-columns-repeated="2"/>
          <table:table-cell table:style-name="ce172" office:value-type="string" calcext:value-type="string">
            <text:p>SYSTEM_ALERT_WINDOW</text:p>
          </table:table-cell>
          <table:table-cell table:style-name="ce173" office:value-type="float" office:value="0.00469535515839607" calcext:value-type="float">
            <text:p>0.004695355158396</text:p>
          </table:table-cell>
          <table:table-cell table:style-name="ce172" office:value-type="string" calcext:value-type="string">
            <text:p>RECEIVE_MMS</text:p>
          </table:table-cell>
          <table:table-cell table:style-name="ce173" office:value-type="float" office:value="0.0023632570258343" calcext:value-type="float">
            <text:p>0.002363257025834</text:p>
          </table:table-cell>
          <table:table-cell table:number-columns-repeated="1010"/>
        </table:table-row>
        <table:table-row table:style-name="ro3">
          <table:table-cell table:style-name="ce171" office:value-type="string" calcext:value-type="string">
            <text:p>CHANGE_CONFIGURATION</text:p>
          </table:table-cell>
          <table:table-cell table:style-name="ce173" office:value-type="float" office:value="0.0121602857326629" calcext:value-type="float">
            <text:p>0.012160285732663</text:p>
          </table:table-cell>
          <table:table-cell table:style-name="ce175" office:value-type="string" calcext:value-type="string">
            <text:p>MOUNT_UNMOUNT_FILESYSTEMS</text:p>
          </table:table-cell>
          <table:table-cell table:style-name="ce173" office:value-type="float" office:value="0.0236220472440945" calcext:value-type="float">
            <text:p>0.023622047244095</text:p>
          </table:table-cell>
          <table:table-cell table:style-name="ce176" office:value-type="string" calcext:value-type="string">
            <text:p>AUTHENTICATE_ACCOUNTS</text:p>
          </table:table-cell>
          <table:table-cell table:style-name="ce173" office:value-type="float" office:value="0.00347349530113275" calcext:value-type="float">
            <text:p>0.003473495301133</text:p>
          </table:table-cell>
          <table:table-cell table:style-name="ce172" office:value-type="string" calcext:value-type="string">
            <text:p>INSTALL_PACKAGES</text:p>
          </table:table-cell>
          <table:table-cell table:style-name="ce173" office:value-type="float" office:value="0.01" calcext:value-type="float">
            <text:p>0.01</text:p>
          </table:table-cell>
          <table:table-cell table:style-name="ce173" table:number-columns-repeated="2"/>
          <table:table-cell table:style-name="ce172" office:value-type="string" calcext:value-type="string">
            <text:p>DELETE_PACKAGES</text:p>
          </table:table-cell>
          <table:table-cell table:style-name="ce173" office:value-type="float" office:value="0.00463762538185842" calcext:value-type="float">
            <text:p>0.004637625381858</text:p>
          </table:table-cell>
          <table:table-cell table:style-name="ce172" office:value-type="string" calcext:value-type="string">
            <text:p>NFC</text:p>
          </table:table-cell>
          <table:table-cell table:style-name="ce173" office:value-type="float" office:value="0.00215365977944217" calcext:value-type="float">
            <text:p>0.002153659779442</text:p>
          </table:table-cell>
          <table:table-cell table:number-columns-repeated="1010"/>
        </table:table-row>
        <table:table-row table:style-name="ro3">
          <table:table-cell table:style-name="ce171" office:value-type="string" calcext:value-type="string">
            <text:p>UNINSTALL_SHORTCUT</text:p>
          </table:table-cell>
          <table:table-cell table:style-name="ce173" office:value-type="float" office:value="0.0119370570897795" calcext:value-type="float">
            <text:p>0.01193705708978</text:p>
          </table:table-cell>
          <table:table-cell table:style-name="ce175" office:value-type="string" calcext:value-type="string">
            <text:p>READ_PROFILE</text:p>
          </table:table-cell>
          <table:table-cell table:style-name="ce173" office:value-type="float" office:value="0.0236220472440945" calcext:value-type="float">
            <text:p>0.023622047244095</text:p>
          </table:table-cell>
          <table:table-cell table:style-name="ce176" office:value-type="string" calcext:value-type="string">
            <text:p>NFC</text:p>
          </table:table-cell>
          <table:table-cell table:style-name="ce173" office:value-type="float" office:value="0.00283990402861131" calcext:value-type="float">
            <text:p>0.002839904028611</text:p>
          </table:table-cell>
          <table:table-cell table:style-name="ce172" office:value-type="string" calcext:value-type="string">
            <text:p>MODIFY_PHONE_STATE</text:p>
          </table:table-cell>
          <table:table-cell table:style-name="ce173" office:value-type="float" office:value="0.01" calcext:value-type="float">
            <text:p>0.01</text:p>
          </table:table-cell>
          <table:table-cell table:style-name="ce173" table:number-columns-repeated="2"/>
          <table:table-cell table:style-name="ce172" office:value-type="string" calcext:value-type="string">
            <text:p>AUTHENTICATE_ACCOUNTS</text:p>
          </table:table-cell>
          <table:table-cell table:style-name="ce173" office:value-type="float" office:value="0.00399297621052125" calcext:value-type="float">
            <text:p>0.003992976210521</text:p>
          </table:table-cell>
          <table:table-cell table:style-name="ce172" office:value-type="string" calcext:value-type="string">
            <text:p>EXPAND_STATUS_BAR</text:p>
          </table:table-cell>
          <table:table-cell table:style-name="ce173" office:value-type="float" office:value="0.00202674768529646" calcext:value-type="float">
            <text:p>0.002026747685296</text:p>
          </table:table-cell>
          <table:table-cell table:number-columns-repeated="1010"/>
        </table:table-row>
        <table:table-row table:style-name="ro3">
          <table:table-cell table:style-name="ce171" office:value-type="string" calcext:value-type="string">
            <text:p>READ_SYNC_SETTINGS</text:p>
          </table:table-cell>
          <table:table-cell table:style-name="ce173" office:value-type="float" office:value="0.0106695724225605" calcext:value-type="float">
            <text:p>0.010669572422561</text:p>
          </table:table-cell>
          <table:table-cell table:style-name="ce175" office:value-type="string" calcext:value-type="string">
            <text:p>READ_SYNC_STATS</text:p>
          </table:table-cell>
          <table:table-cell table:style-name="ce173" office:value-type="float" office:value="0.0236220472440945" calcext:value-type="float">
            <text:p>0.023622047244095</text:p>
          </table:table-cell>
          <table:table-cell table:style-name="ce176" office:value-type="string" calcext:value-type="string">
            <text:p>SET_WALLPAPER_HINTS</text:p>
          </table:table-cell>
          <table:table-cell table:style-name="ce173" office:value-type="float" office:value="0.0028045258357294" calcext:value-type="float">
            <text:p>0.002804525835729</text:p>
          </table:table-cell>
          <table:table-cell table:style-name="ce172" office:value-type="string" calcext:value-type="string">
            <text:p>PROCESS_OUTGOING_CALLS</text:p>
          </table:table-cell>
          <table:table-cell table:style-name="ce173" office:value-type="float" office:value="0.01" calcext:value-type="float">
            <text:p>0.01</text:p>
          </table:table-cell>
          <table:table-cell table:style-name="ce173" table:number-columns-repeated="2"/>
          <table:table-cell table:style-name="ce172" office:value-type="string" calcext:value-type="string">
            <text:p>BROADCAST_STICKY</text:p>
          </table:table-cell>
          <table:table-cell table:style-name="ce173" office:value-type="float" office:value="0.00396411132225242" calcext:value-type="float">
            <text:p>0.003964111322252</text:p>
          </table:table-cell>
          <table:table-cell table:style-name="ce172" office:value-type="string" calcext:value-type="string">
            <text:p>CLEAR_APP_CACHE</text:p>
          </table:table-cell>
          <table:table-cell table:style-name="ce173" office:value-type="float" office:value="0.00181715043890433" calcext:value-type="float">
            <text:p>0.001817150438904</text:p>
          </table:table-cell>
          <table:table-cell table:number-columns-repeated="1010"/>
        </table:table-row>
        <table:table-row table:style-name="ro3">
          <table:table-cell table:style-name="ce171" office:value-type="string" calcext:value-type="string">
            <text:p>AUTHENTICATE_ACCOUNTS</text:p>
          </table:table-cell>
          <table:table-cell table:style-name="ce173" office:value-type="float" office:value="0.0100831242929516" calcext:value-type="float">
            <text:p>0.010083124292952</text:p>
          </table:table-cell>
          <table:table-cell table:style-name="ce175" office:value-type="string" calcext:value-type="string">
            <text:p>WRITE_HISTORY_BOOKMARKS</text:p>
          </table:table-cell>
          <table:table-cell table:style-name="ce173" office:value-type="float" office:value="0.0236220472440945" calcext:value-type="float">
            <text:p>0.023622047244095</text:p>
          </table:table-cell>
          <table:table-cell table:style-name="ce176" office:value-type="string" calcext:value-type="string">
            <text:p>CHANGE_WIFI_MULTICAST_STATE</text:p>
          </table:table-cell>
          <table:table-cell table:style-name="ce173" office:value-type="float" office:value="0.0028013096363765" calcext:value-type="float">
            <text:p>0.002801309636377</text:p>
          </table:table-cell>
          <table:table-cell table:style-name="ce172" office:value-type="string" calcext:value-type="string">
            <text:p>STATUS_BAR</text:p>
          </table:table-cell>
          <table:table-cell table:style-name="ce173" office:value-type="float" office:value="0.009" calcext:value-type="float">
            <text:p>0.009</text:p>
          </table:table-cell>
          <table:table-cell table:style-name="ce173" table:number-columns-repeated="2"/>
          <table:table-cell table:style-name="ce172" office:value-type="string" calcext:value-type="string">
            <text:p>DEVICE_POWER</text:p>
          </table:table-cell>
          <table:table-cell table:style-name="ce173" office:value-type="float" office:value="0.00364178673658384" calcext:value-type="float">
            <text:p>0.003641786736584</text:p>
          </table:table-cell>
          <table:table-cell table:style-name="ce172" office:value-type="string" calcext:value-type="string">
            <text:p>GET_PACKAGE_SIZE</text:p>
          </table:table-cell>
          <table:table-cell table:style-name="ce173" office:value-type="float" office:value="0.00172292782355373" calcext:value-type="float">
            <text:p>0.001722927823554</text:p>
          </table:table-cell>
          <table:table-cell table:number-columns-repeated="1010"/>
        </table:table-row>
        <table:table-row table:style-name="ro3">
          <table:table-cell table:style-name="ce171" office:value-type="string" calcext:value-type="string">
            <text:p>WRITE_SYNC_SETTINGS</text:p>
          </table:table-cell>
          <table:table-cell table:style-name="ce173" office:value-type="float" office:value="0.0100793407566316" calcext:value-type="float">
            <text:p>0.010079340756632</text:p>
          </table:table-cell>
          <table:table-cell table:style-name="ce175" office:value-type="string" calcext:value-type="string">
            <text:p>BATTERY_STATS</text:p>
          </table:table-cell>
          <table:table-cell table:style-name="ce173" office:value-type="float" office:value="0.0196850393700787" calcext:value-type="float">
            <text:p>0.019685039370079</text:p>
          </table:table-cell>
          <table:table-cell table:style-name="ce176" office:value-type="string" calcext:value-type="string">
            <text:p>CLEAR_APP_CACHE</text:p>
          </table:table-cell>
          <table:table-cell table:style-name="ce173" office:value-type="float" office:value="0.00202942179168034" calcext:value-type="float">
            <text:p>0.00202942179168</text:p>
          </table:table-cell>
          <table:table-cell table:style-name="ce172" office:value-type="string" calcext:value-type="string">
            <text:p>CHANGE_COMPONENT_ENABLED_STATE</text:p>
          </table:table-cell>
          <table:table-cell table:style-name="ce173" office:value-type="float" office:value="0.008" calcext:value-type="float">
            <text:p>0.008</text:p>
          </table:table-cell>
          <table:table-cell table:style-name="ce173" table:number-columns-repeated="2"/>
          <table:table-cell table:style-name="ce172" office:value-type="string" calcext:value-type="string">
            <text:p>WRITE_SECURE_SETTINGS</text:p>
          </table:table-cell>
          <table:table-cell table:style-name="ce173" office:value-type="float" office:value="0.0036321651071609" calcext:value-type="float">
            <text:p>0.003632165107161</text:p>
          </table:table-cell>
          <table:table-cell table:style-name="ce172" office:value-type="string" calcext:value-type="string">
            <text:p>READ_SYNC_STATS</text:p>
          </table:table-cell>
          <table:table-cell table:style-name="ce173" office:value-type="float" office:value="0.00160370737147747" calcext:value-type="float">
            <text:p>0.001603707371477</text:p>
          </table:table-cell>
          <table:table-cell table:number-columns-repeated="1010"/>
        </table:table-row>
        <table:table-row table:style-name="ro3">
          <table:table-cell table:style-name="ce171" office:value-type="string" calcext:value-type="string">
            <text:p>WRITE_HISTORY_BOOKMARKS</text:p>
          </table:table-cell>
          <table:table-cell table:style-name="ce173" office:value-type="float" office:value="0.00866808170925037" calcext:value-type="float">
            <text:p>0.00866808170925</text:p>
          </table:table-cell>
          <table:table-cell table:style-name="ce175" office:value-type="string" calcext:value-type="string">
            <text:p>FLASHLIGHT</text:p>
          </table:table-cell>
          <table:table-cell table:style-name="ce173" office:value-type="float" office:value="0.0196850393700787" calcext:value-type="float">
            <text:p>0.019685039370079</text:p>
          </table:table-cell>
          <table:table-cell table:style-name="ce176" office:value-type="string" calcext:value-type="string">
            <text:p>EXPAND_STATUS_BAR</text:p>
          </table:table-cell>
          <table:table-cell table:style-name="ce173" office:value-type="float" office:value="0.00201977319362163" calcext:value-type="float">
            <text:p>0.002019773193622</text:p>
          </table:table-cell>
          <table:table-cell table:style-name="ce172" office:value-type="string" calcext:value-type="string">
            <text:p>SET_PREFERRED_APPLICATIONS</text:p>
          </table:table-cell>
          <table:table-cell table:style-name="ce173" office:value-type="float" office:value="0.008" calcext:value-type="float">
            <text:p>0.008</text:p>
          </table:table-cell>
          <table:table-cell table:style-name="ce173" table:number-columns-repeated="2"/>
          <table:table-cell table:style-name="ce172" office:value-type="string" calcext:value-type="string">
            <text:p>WRITE_APN_SETTINGS</text:p>
          </table:table-cell>
          <table:table-cell table:style-name="ce173" office:value-type="float" office:value="0.00338200274216439" calcext:value-type="float">
            <text:p>0.003382002742164</text:p>
          </table:table-cell>
          <table:table-cell table:style-name="ce172" office:value-type="string" calcext:value-type="string">
            <text:p>SET_PREFERRED_APPLICATIONS</text:p>
          </table:table-cell>
          <table:table-cell table:style-name="ce173" office:value-type="float" office:value="0.00120566489438414" calcext:value-type="float">
            <text:p>0.001205664894384</text:p>
          </table:table-cell>
          <table:table-cell table:number-columns-repeated="1010"/>
        </table:table-row>
        <table:table-row table:style-name="ro3">
          <table:table-cell table:style-name="ce171" office:value-type="string" calcext:value-type="string">
            <text:p>WRITE_APN_SETTINGS</text:p>
          </table:table-cell>
          <table:table-cell table:style-name="ce173" office:value-type="float" office:value="0.00814217016076246" calcext:value-type="float">
            <text:p>0.008142170160762</text:p>
          </table:table-cell>
          <table:table-cell table:style-name="ce175" office:value-type="string" calcext:value-type="string">
            <text:p>NFC</text:p>
          </table:table-cell>
          <table:table-cell table:style-name="ce173" office:value-type="float" office:value="0.0196850393700787" calcext:value-type="float">
            <text:p>0.019685039370079</text:p>
          </table:table-cell>
          <table:table-cell table:style-name="ce176" office:value-type="string" calcext:value-type="string">
            <text:p>RECEIVE_MMS</text:p>
          </table:table-cell>
          <table:table-cell table:style-name="ce173" office:value-type="float" office:value="0.00180750403633019" calcext:value-type="float">
            <text:p>0.00180750403633</text:p>
          </table:table-cell>
          <table:table-cell table:style-name="ce172" office:value-type="string" calcext:value-type="string">
            <text:p>BIND_APPWIDGET</text:p>
          </table:table-cell>
          <table:table-cell table:style-name="ce173" office:value-type="float" office:value="0.007" calcext:value-type="float">
            <text:p>0.007</text:p>
          </table:table-cell>
          <table:table-cell table:style-name="ce173" table:number-columns-repeated="2"/>
          <table:table-cell table:style-name="ce172" office:value-type="string" calcext:value-type="string">
            <text:p>RECEIVE_MMS</text:p>
          </table:table-cell>
          <table:table-cell table:style-name="ce173" office:value-type="float" office:value="0.00315589445072523" calcext:value-type="float">
            <text:p>0.003155894450725</text:p>
          </table:table-cell>
          <table:table-cell table:style-name="ce172" office:value-type="string" calcext:value-type="string">
            <text:p>REORDER_TASKS</text:p>
          </table:table-cell>
          <table:table-cell table:style-name="ce173" office:value-type="float" office:value="0.000971069811266331" calcext:value-type="float">
            <text:p>0.000971069811266</text:p>
          </table:table-cell>
          <table:table-cell table:number-columns-repeated="1010"/>
        </table:table-row>
        <table:table-row table:style-name="ro3">
          <table:table-cell table:style-name="ce171" office:value-type="string" calcext:value-type="string">
            <text:p>RECEIVE_MMS</text:p>
          </table:table-cell>
          <table:table-cell table:style-name="ce173" office:value-type="float" office:value="0.00760869153963444" calcext:value-type="float">
            <text:p>0.007608691539634</text:p>
          </table:table-cell>
          <table:table-cell table:style-name="ce175" office:value-type="string" calcext:value-type="string">
            <text:p>WRITE_CALENDAR</text:p>
          </table:table-cell>
          <table:table-cell table:style-name="ce173" office:value-type="float" office:value="0.0196850393700787" calcext:value-type="float">
            <text:p>0.019685039370079</text:p>
          </table:table-cell>
          <table:table-cell table:style-name="ce176" office:value-type="string" calcext:value-type="string">
            <text:p>GET_PACKAGE_SIZE</text:p>
          </table:table-cell>
          <table:table-cell table:style-name="ce173" office:value-type="float" office:value="0.00145372210751111" calcext:value-type="float">
            <text:p>0.001453722107511</text:p>
          </table:table-cell>
          <table:table-cell table:style-name="ce172" office:value-type="string" calcext:value-type="string">
            <text:p>CHANGE_CONFIGURATION</text:p>
          </table:table-cell>
          <table:table-cell table:style-name="ce173" office:value-type="float" office:value="0.007" calcext:value-type="float">
            <text:p>0.007</text:p>
          </table:table-cell>
          <table:table-cell table:style-name="ce173" table:number-columns-repeated="2"/>
          <table:table-cell table:style-name="ce172" office:value-type="string" calcext:value-type="string">
            <text:p>CONTROL_LOCATION_UPDATES</text:p>
          </table:table-cell>
          <table:table-cell table:style-name="ce173" office:value-type="float" office:value="0.00280951579149929" calcext:value-type="float">
            <text:p>0.002809515791499</text:p>
          </table:table-cell>
          <table:table-cell table:style-name="ce172" office:value-type="string" calcext:value-type="string">
            <text:p>PERSISTENT_ACTIVITY</text:p>
          </table:table-cell>
          <table:table-cell table:style-name="ce173" office:value-type="float" office:value="0.00093453451143651" calcext:value-type="float">
            <text:p>0.000934534511437</text:p>
          </table:table-cell>
          <table:table-cell table:number-columns-repeated="1010"/>
        </table:table-row>
        <table:table-row table:style-name="ro3">
          <table:table-cell table:style-name="ce171" office:value-type="string" calcext:value-type="string">
            <text:p>GET_PACKAGE_SIZE</text:p>
          </table:table-cell>
          <table:table-cell table:style-name="ce173" office:value-type="float" office:value="0.00749896898635278" calcext:value-type="float">
            <text:p>0.007498968986353</text:p>
          </table:table-cell>
          <table:table-cell table:style-name="ce175" office:value-type="string" calcext:value-type="string">
            <text:p>CLEAR_APP_CACHE</text:p>
          </table:table-cell>
          <table:table-cell table:style-name="ce173" office:value-type="float" office:value="0.015748031496063" calcext:value-type="float">
            <text:p>0.015748031496063</text:p>
          </table:table-cell>
          <table:table-cell table:style-name="ce176" office:value-type="string" calcext:value-type="string">
            <text:p>READ_SYNC_STATS</text:p>
          </table:table-cell>
          <table:table-cell table:style-name="ce173" office:value-type="float" office:value="0.0014119115159234" calcext:value-type="float">
            <text:p>0.001411911515923</text:p>
          </table:table-cell>
          <table:table-cell table:style-name="ce172" office:value-type="string" calcext:value-type="string">
            <text:p>DELETE_PACKAGES</text:p>
          </table:table-cell>
          <table:table-cell table:style-name="ce173" office:value-type="float" office:value="0.007" calcext:value-type="float">
            <text:p>0.007</text:p>
          </table:table-cell>
          <table:table-cell table:style-name="ce173" table:number-columns-repeated="2"/>
          <table:table-cell table:style-name="ce172" office:value-type="string" calcext:value-type="string">
            <text:p>SET_ORIENTATION</text:p>
          </table:table-cell>
          <table:table-cell table:style-name="ce173" office:value-type="float" office:value="0.00280470497678782" calcext:value-type="float">
            <text:p>0.002804704976788</text:p>
          </table:table-cell>
          <table:table-cell table:style-name="ce172" office:value-type="string" calcext:value-type="string">
            <text:p>RECEIVE_WAP_PUSH</text:p>
          </table:table-cell>
          <table:table-cell table:style-name="ce173" office:value-type="float" office:value="0.00068647905469719" calcext:value-type="float">
            <text:p>0.000686479054697</text:p>
          </table:table-cell>
          <table:table-cell table:number-columns-repeated="1010"/>
        </table:table-row>
        <table:table-row table:style-name="ro3">
          <table:table-cell table:style-name="ce171" office:value-type="string" calcext:value-type="string">
            <text:p>BATTERY_STATS</text:p>
          </table:table-cell>
          <table:table-cell table:style-name="ce173" office:value-type="float" office:value="0.00647741417993742" calcext:value-type="float">
            <text:p>0.006477414179937</text:p>
          </table:table-cell>
          <table:table-cell table:style-name="ce175" office:value-type="string" calcext:value-type="string">
            <text:p>ACCESS_LOCATION_EXTRA_COMMANDS</text:p>
          </table:table-cell>
          <table:table-cell table:style-name="ce173" office:value-type="float" office:value="0.0118110236220472" calcext:value-type="float">
            <text:p>0.011811023622047</text:p>
          </table:table-cell>
          <table:table-cell table:style-name="ce176" office:value-type="string" calcext:value-type="string">
            <text:p>REORDER_TASKS</text:p>
          </table:table-cell>
          <table:table-cell table:style-name="ce173" office:value-type="float" office:value="0.00113210217222104" calcext:value-type="float">
            <text:p>0.001132102172221</text:p>
          </table:table-cell>
          <table:table-cell table:style-name="ce172" office:value-type="string" calcext:value-type="string">
            <text:p>PERSISTENT_ACTIVITY</text:p>
          </table:table-cell>
          <table:table-cell table:style-name="ce173" office:value-type="float" office:value="0.007" calcext:value-type="float">
            <text:p>0.007</text:p>
          </table:table-cell>
          <table:table-cell table:style-name="ce173" table:number-columns-repeated="2"/>
          <table:table-cell table:style-name="ce172" office:value-type="string" calcext:value-type="string">
            <text:p>CHANGE_WIFI_MULTICAST_STATE</text:p>
          </table:table-cell>
          <table:table-cell table:style-name="ce173" office:value-type="float" office:value="0.00232843432035215" calcext:value-type="float">
            <text:p>0.002328434320352</text:p>
          </table:table-cell>
          <table:table-cell table:style-name="ce172"/>
          <table:table-cell table:style-name="ce173"/>
          <table:table-cell table:number-columns-repeated="1010"/>
        </table:table-row>
        <table:table-row table:style-name="ro3">
          <table:table-cell table:style-name="ce171" office:value-type="string" calcext:value-type="string">
            <text:p>SET_WALLPAPER_HINTS</text:p>
          </table:table-cell>
          <table:table-cell table:style-name="ce173" office:value-type="float" office:value="0.00646228003465719" calcext:value-type="float">
            <text:p>0.006462280034657</text:p>
          </table:table-cell>
          <table:table-cell table:style-name="ce175" office:value-type="string" calcext:value-type="string">
            <text:p>GET_PACKAGE_SIZE</text:p>
          </table:table-cell>
          <table:table-cell table:style-name="ce173" office:value-type="float" office:value="0.0118110236220472" calcext:value-type="float">
            <text:p>0.011811023622047</text:p>
          </table:table-cell>
          <table:table-cell table:style-name="ce176" office:value-type="string" calcext:value-type="string">
            <text:p>PERSISTENT_ACTIVITY</text:p>
          </table:table-cell>
          <table:table-cell table:style-name="ce173" office:value-type="float" office:value="0.000961643606517306" calcext:value-type="float">
            <text:p>0.000961643606517</text:p>
          </table:table-cell>
          <table:table-cell table:style-name="ce172" office:value-type="string" calcext:value-type="string">
            <text:p>SET_WALLPAPER_HINTS</text:p>
          </table:table-cell>
          <table:table-cell table:style-name="ce173" office:value-type="float" office:value="0.007" calcext:value-type="float">
            <text:p>0.007</text:p>
          </table:table-cell>
          <table:table-cell table:style-name="ce173" table:number-columns-repeated="2"/>
          <table:table-cell table:style-name="ce172" office:value-type="string" calcext:value-type="string">
            <text:p>STATUS_BAR</text:p>
          </table:table-cell>
          <table:table-cell table:style-name="ce173" office:value-type="float" office:value="0.00207827195535564" calcext:value-type="float">
            <text:p>0.002078271955356</text:p>
          </table:table-cell>
          <table:table-cell table:style-name="ce172"/>
          <table:table-cell table:style-name="ce173"/>
          <table:table-cell table:number-columns-repeated="1010"/>
        </table:table-row>
        <table:table-row table:style-name="ro3">
          <table:table-cell table:style-name="ce171" office:value-type="string" calcext:value-type="string">
            <text:p>EXPAND_STATUS_BAR</text:p>
          </table:table-cell>
          <table:table-cell table:style-name="ce173" office:value-type="float" office:value="0.00628823736393457" calcext:value-type="float">
            <text:p>0.006288237363935</text:p>
          </table:table-cell>
          <table:table-cell table:style-name="ce175" office:value-type="string" calcext:value-type="string">
            <text:p>PERSISTENT_ACTIVITY</text:p>
          </table:table-cell>
          <table:table-cell table:style-name="ce173" office:value-type="float" office:value="0.0118110236220472" calcext:value-type="float">
            <text:p>0.011811023622047</text:p>
          </table:table-cell>
          <table:table-cell table:style-name="ce176" office:value-type="string" calcext:value-type="string">
            <text:p>SET_PREFERRED_APPLICATIONS</text:p>
          </table:table-cell>
          <table:table-cell table:style-name="ce173" office:value-type="float" office:value="0.000894103420106392" calcext:value-type="float">
            <text:p>0.000894103420106</text:p>
          </table:table-cell>
          <table:table-cell table:style-name="ce172" office:value-type="string" calcext:value-type="string">
            <text:p>AUTHENTICATE_ACCOUNTS</text:p>
          </table:table-cell>
          <table:table-cell table:style-name="ce173" office:value-type="float" office:value="0.006" calcext:value-type="float">
            <text:p>0.006</text:p>
          </table:table-cell>
          <table:table-cell table:style-name="ce173" table:number-columns-repeated="2"/>
          <table:table-cell table:style-name="ce172" office:value-type="string" calcext:value-type="string">
            <text:p>GET_PACKAGE_SIZE</text:p>
          </table:table-cell>
          <table:table-cell table:style-name="ce173" office:value-type="float" office:value="0.00207346114064417" calcext:value-type="float">
            <text:p>0.002073461140644</text:p>
          </table:table-cell>
          <table:table-cell table:style-name="ce172"/>
          <table:table-cell table:style-name="ce173"/>
          <table:table-cell table:number-columns-repeated="1010"/>
        </table:table-row>
        <table:table-row table:style-name="ro3">
          <table:table-cell table:style-name="ce171" office:value-type="string" calcext:value-type="string">
            <text:p>WRITE_SECURE_SETTINGS</text:p>
          </table:table-cell>
          <table:table-cell table:style-name="ce173" office:value-type="float" office:value="0.005917450804569" calcext:value-type="float">
            <text:p>0.005917450804569</text:p>
          </table:table-cell>
          <table:table-cell table:style-name="ce175" office:value-type="string" calcext:value-type="string">
            <text:p>READ_ATTACHMENT</text:p>
          </table:table-cell>
          <table:table-cell table:style-name="ce173" office:value-type="float" office:value="0.0118110236220472" calcext:value-type="float">
            <text:p>0.011811023622047</text:p>
          </table:table-cell>
          <table:table-cell table:style-name="ce176" office:value-type="string" calcext:value-type="string">
            <text:p>USE_SIP</text:p>
          </table:table-cell>
          <table:table-cell table:style-name="ce173" office:value-type="float" office:value="0.000845860429812882" calcext:value-type="float">
            <text:p>0.000845860429813</text:p>
          </table:table-cell>
          <table:table-cell table:style-name="ce172" office:value-type="string" calcext:value-type="string">
            <text:p>BIND_INPUT_METHOD</text:p>
          </table:table-cell>
          <table:table-cell table:style-name="ce173" office:value-type="float" office:value="0.006" calcext:value-type="float">
            <text:p>0.006</text:p>
          </table:table-cell>
          <table:table-cell table:style-name="ce173" table:number-columns-repeated="2"/>
          <table:table-cell table:style-name="ce172" office:value-type="string" calcext:value-type="string">
            <text:p>KILL_BACKGROUND_PROCESSES</text:p>
          </table:table-cell>
          <table:table-cell table:style-name="ce173" office:value-type="float" office:value="0.00207346114064417" calcext:value-type="float">
            <text:p>0.002073461140644</text:p>
          </table:table-cell>
          <table:table-cell table:style-name="ce172"/>
          <table:table-cell table:style-name="ce173"/>
          <table:table-cell table:number-columns-repeated="1010"/>
        </table:table-row>
        <table:table-row table:style-name="ro3">
          <table:table-cell table:style-name="ce171" office:value-type="string" calcext:value-type="string">
            <text:p>CLEAR_APP_CACHE</text:p>
          </table:table-cell>
          <table:table-cell table:style-name="ce173" office:value-type="float" office:value="0.00584934715080797" calcext:value-type="float">
            <text:p>0.005849347150808</text:p>
          </table:table-cell>
          <table:table-cell table:style-name="ce175" office:value-type="string" calcext:value-type="string">
            <text:p>READ_CALL_LOG</text:p>
          </table:table-cell>
          <table:table-cell table:style-name="ce173" office:value-type="float" office:value="0.0118110236220472" calcext:value-type="float">
            <text:p>0.011811023622047</text:p>
          </table:table-cell>
          <table:table-cell table:style-name="ce176" office:value-type="string" calcext:value-type="string">
            <text:p>SET_ALARM</text:p>
          </table:table-cell>
          <table:table-cell table:style-name="ce173" office:value-type="float" office:value="0.000765455445990364" calcext:value-type="float">
            <text:p>0.00076545544599</text:p>
          </table:table-cell>
          <table:table-cell table:style-name="ce172" office:value-type="string" calcext:value-type="string">
            <text:p>BIND_REMOTEVIEWS</text:p>
          </table:table-cell>
          <table:table-cell table:style-name="ce173" office:value-type="float" office:value="0.006" calcext:value-type="float">
            <text:p>0.006</text:p>
          </table:table-cell>
          <table:table-cell table:style-name="ce173" table:number-columns-repeated="2"/>
          <table:table-cell table:style-name="ce172" office:value-type="string" calcext:value-type="string">
            <text:p>DELETE_CACHE_FILES</text:p>
          </table:table-cell>
          <table:table-cell table:style-name="ce173" office:value-type="float" office:value="0.0020349746229524" calcext:value-type="float">
            <text:p>0.002034974622952</text:p>
          </table:table-cell>
          <table:table-cell table:style-name="ce172"/>
          <table:table-cell table:style-name="ce173"/>
          <table:table-cell table:number-columns-repeated="1010"/>
        </table:table-row>
        <table:table-row table:style-name="ro3">
          <table:table-cell table:style-name="ce171" office:value-type="string" calcext:value-type="string">
            <text:p>DEVICE_POWER</text:p>
          </table:table-cell>
          <table:table-cell table:style-name="ce173" office:value-type="float" office:value="0.00530073438439972" calcext:value-type="float">
            <text:p>0.0053007343844</text:p>
          </table:table-cell>
          <table:table-cell table:style-name="ce175" office:value-type="string" calcext:value-type="string">
            <text:p>READ_GSERVICES</text:p>
          </table:table-cell>
          <table:table-cell table:style-name="ce173" office:value-type="float" office:value="0.0118110236220472" calcext:value-type="float">
            <text:p>0.011811023622047</text:p>
          </table:table-cell>
          <table:table-cell table:style-name="ce176" office:value-type="string" calcext:value-type="string">
            <text:p>READ_PROFILE</text:p>
          </table:table-cell>
          <table:table-cell table:style-name="ce173" office:value-type="float" office:value="0.000678618063462046" calcext:value-type="float">
            <text:p>0.000678618063462</text:p>
          </table:table-cell>
          <table:table-cell table:style-name="ce172" office:value-type="string" calcext:value-type="string">
            <text:p>CLEAR_APP_CACHE</text:p>
          </table:table-cell>
          <table:table-cell table:style-name="ce173" office:value-type="float" office:value="0.006" calcext:value-type="float">
            <text:p>0.006</text:p>
          </table:table-cell>
          <table:table-cell table:style-name="ce173" table:number-columns-repeated="2"/>
          <table:table-cell table:style-name="ce172" office:value-type="string" calcext:value-type="string">
            <text:p>EXPAND_STATUS_BAR</text:p>
          </table:table-cell>
          <table:table-cell table:style-name="ce173" office:value-type="float" office:value="0.00201573136410651" calcext:value-type="float">
            <text:p>0.002015731364107</text:p>
          </table:table-cell>
          <table:table-cell table:style-name="ce172"/>
          <table:table-cell table:style-name="ce173"/>
          <table:table-cell table:number-columns-repeated="1010"/>
        </table:table-row>
        <table:table-row table:style-name="ro3">
          <table:table-cell table:style-name="ce171" office:value-type="string" calcext:value-type="string">
            <text:p>CALL_PRIVILEGED</text:p>
          </table:table-cell>
          <table:table-cell table:style-name="ce173" office:value-type="float" office:value="0.00528938377543955" calcext:value-type="float">
            <text:p>0.00528938377544</text:p>
          </table:table-cell>
          <table:table-cell table:style-name="ce175" office:value-type="string" calcext:value-type="string">
            <text:p>REORDER_TASKS</text:p>
          </table:table-cell>
          <table:table-cell table:style-name="ce173" office:value-type="float" office:value="0.0118110236220472" calcext:value-type="float">
            <text:p>0.011811023622047</text:p>
          </table:table-cell>
          <table:table-cell table:style-name="ce176" office:value-type="string" calcext:value-type="string">
            <text:p>BIND_WALLPAPER</text:p>
          </table:table-cell>
          <table:table-cell table:style-name="ce173" office:value-type="float" office:value="0.00060786167769823" calcext:value-type="float">
            <text:p>0.000607861677698</text:p>
          </table:table-cell>
          <table:table-cell table:style-name="ce172" office:value-type="string" calcext:value-type="string">
            <text:p>DEVICE_POWER</text:p>
          </table:table-cell>
          <table:table-cell table:style-name="ce173" office:value-type="float" office:value="0.006" calcext:value-type="float">
            <text:p>0.006</text:p>
          </table:table-cell>
          <table:table-cell table:style-name="ce173" table:number-columns-repeated="2"/>
          <table:table-cell table:style-name="ce172" office:value-type="string" calcext:value-type="string">
            <text:p>SET_WALLPAPER_HINTS</text:p>
          </table:table-cell>
          <table:table-cell table:style-name="ce173" office:value-type="float" office:value="0.00201092054939504" calcext:value-type="float">
            <text:p>0.002010920549395</text:p>
          </table:table-cell>
          <table:table-cell table:style-name="ce172"/>
          <table:table-cell table:style-name="ce173"/>
          <table:table-cell table:number-columns-repeated="1010"/>
        </table:table-row>
        <table:table-row table:style-name="ro3">
          <table:table-cell table:style-name="ce171" office:value-type="string" calcext:value-type="string">
            <text:p>NFC</text:p>
          </table:table-cell>
          <table:table-cell table:style-name="ce173" office:value-type="float" office:value="0.00434728323174538" calcext:value-type="float">
            <text:p>0.004347283231745</text:p>
          </table:table-cell>
          <table:table-cell table:style-name="ce175" office:value-type="string" calcext:value-type="string">
            <text:p>SET_PREFERRED_APPLICATIONS</text:p>
          </table:table-cell>
          <table:table-cell table:style-name="ce173" office:value-type="float" office:value="0.0118110236220472" calcext:value-type="float">
            <text:p>0.011811023622047</text:p>
          </table:table-cell>
          <table:table-cell table:style-name="ce176" office:value-type="string" calcext:value-type="string">
            <text:p>READ_USER_DICTIONARY</text:p>
          </table:table-cell>
          <table:table-cell table:style-name="ce173" office:value-type="float" office:value="0.00060786167769823" calcext:value-type="float">
            <text:p>0.000607861677698</text:p>
          </table:table-cell>
          <table:table-cell table:style-name="ce172" office:value-type="string" calcext:value-type="string">
            <text:p>EXPAND_STATUS_BAR</text:p>
          </table:table-cell>
          <table:table-cell table:style-name="ce173" office:value-type="float" office:value="0.006" calcext:value-type="float">
            <text:p>0.006</text:p>
          </table:table-cell>
          <table:table-cell table:style-name="ce173" table:number-columns-repeated="2"/>
          <table:table-cell table:style-name="ce172" office:value-type="string" calcext:value-type="string">
            <text:p>READ_SYNC_STATS</text:p>
          </table:table-cell>
          <table:table-cell table:style-name="ce173" office:value-type="float" office:value="0.0018665961080509" calcext:value-type="float">
            <text:p>0.001866596108051</text:p>
          </table:table-cell>
          <table:table-cell table:style-name="ce172"/>
          <table:table-cell table:style-name="ce173"/>
          <table:table-cell table:number-columns-repeated="1010"/>
        </table:table-row>
        <table:table-row table:style-name="ro3">
          <table:table-cell table:style-name="ce171" office:value-type="string" calcext:value-type="string">
            <text:p>CHANGE_WIFI_MULTICAST_STATE</text:p>
          </table:table-cell>
          <table:table-cell table:style-name="ce173" office:value-type="float" office:value="0.00416945702470271" calcext:value-type="float">
            <text:p>0.004169457024703</text:p>
          </table:table-cell>
          <table:table-cell table:style-name="ce175" office:value-type="string" calcext:value-type="string">
            <text:p>STATUS_BAR</text:p>
          </table:table-cell>
          <table:table-cell table:style-name="ce173" office:value-type="float" office:value="0.0118110236220472" calcext:value-type="float">
            <text:p>0.011811023622047</text:p>
          </table:table-cell>
          <table:table-cell table:style-name="ce176" office:value-type="string" calcext:value-type="string">
            <text:p>RECEIVE_WAP_PUSH</text:p>
          </table:table-cell>
          <table:table-cell table:style-name="ce173" office:value-type="float" office:value="0.000549970089346018" calcext:value-type="float">
            <text:p>0.000549970089346</text:p>
          </table:table-cell>
          <table:table-cell table:style-name="ce172" office:value-type="string" calcext:value-type="string">
            <text:p>BIND_DEVICE_ADMIN</text:p>
          </table:table-cell>
          <table:table-cell table:style-name="ce173" office:value-type="float" office:value="0.005" calcext:value-type="float">
            <text:p>0.005</text:p>
          </table:table-cell>
          <table:table-cell table:style-name="ce173" table:number-columns-repeated="2"/>
          <table:table-cell table:style-name="ce172" office:value-type="string" calcext:value-type="string">
            <text:p>HARDWARE_TEST</text:p>
          </table:table-cell>
          <table:table-cell table:style-name="ce173" office:value-type="float" office:value="0.00167897433430351" calcext:value-type="float">
            <text:p>0.001678974334304</text:p>
          </table:table-cell>
          <table:table-cell table:style-name="ce172"/>
          <table:table-cell table:style-name="ce173"/>
          <table:table-cell table:number-columns-repeated="1010"/>
        </table:table-row>
        <table:table-row table:style-name="ro3">
          <table:table-cell table:style-name="ce171" office:value-type="string" calcext:value-type="string">
            <text:p>DELETE_PACKAGES</text:p>
          </table:table-cell>
          <table:table-cell table:style-name="ce173" office:value-type="float" office:value="0.00382515521957753" calcext:value-type="float">
            <text:p>0.003825155219578</text:p>
          </table:table-cell>
          <table:table-cell table:style-name="ce175" office:value-type="string" calcext:value-type="string">
            <text:p>USE_SIP</text:p>
          </table:table-cell>
          <table:table-cell table:style-name="ce173" office:value-type="float" office:value="0.0118110236220472" calcext:value-type="float">
            <text:p>0.011811023622047</text:p>
          </table:table-cell>
          <table:table-cell table:style-name="ce176" office:value-type="string" calcext:value-type="string">
            <text:p>WRITE_USER_DICTIONARY</text:p>
          </table:table-cell>
          <table:table-cell table:style-name="ce173" office:value-type="float" office:value="0.000546753889993117" calcext:value-type="float">
            <text:p>0.000546753889993</text:p>
          </table:table-cell>
          <table:table-cell table:style-name="ce172" office:value-type="string" calcext:value-type="string">
            <text:p>NFC</text:p>
          </table:table-cell>
          <table:table-cell table:style-name="ce173" office:value-type="float" office:value="0.005" calcext:value-type="float">
            <text:p>0.005</text:p>
          </table:table-cell>
          <table:table-cell table:style-name="ce173" table:number-columns-repeated="2"/>
          <table:table-cell table:style-name="ce172" office:value-type="string" calcext:value-type="string">
            <text:p>SET_PREFERRED_APPLICATIONS</text:p>
          </table:table-cell>
          <table:table-cell table:style-name="ce173" office:value-type="float" office:value="0.00162605537247733" calcext:value-type="float">
            <text:p>0.001626055372477</text:p>
          </table:table-cell>
          <table:table-cell table:style-name="ce172"/>
          <table:table-cell table:style-name="ce173"/>
          <table:table-cell table:number-columns-repeated="1010"/>
        </table:table-row>
        <table:table-row table:style-name="ro3">
          <table:table-cell table:style-name="ce171" office:value-type="string" calcext:value-type="string">
            <text:p>READ_SYNC_STATS</text:p>
          </table:table-cell>
          <table:table-cell table:style-name="ce173" office:value-type="float" office:value="0.00342788390597156" calcext:value-type="float">
            <text:p>0.003427883905972</text:p>
          </table:table-cell>
          <table:table-cell table:style-name="ce175" office:value-type="string" calcext:value-type="string">
            <text:p>WRITE_CALL_LOG</text:p>
          </table:table-cell>
          <table:table-cell table:style-name="ce173" office:value-type="float" office:value="0.0118110236220472" calcext:value-type="float">
            <text:p>0.011811023622047</text:p>
          </table:table-cell>
          <table:table-cell table:style-name="ce172" office:value-type="string" calcext:value-type="string">
            <text:p>SET_TIME_ZONE</text:p>
          </table:table-cell>
          <table:table-cell table:style-name="ce173" office:value-type="float" office:value="0.000315187536584268" calcext:value-type="float">
            <text:p>0.000315187536584</text:p>
          </table:table-cell>
          <table:table-cell table:style-name="ce172" office:value-type="string" calcext:value-type="string">
            <text:p>CALL_PRIVILEGED</text:p>
          </table:table-cell>
          <table:table-cell table:style-name="ce173" office:value-type="float" office:value="0.004" calcext:value-type="float">
            <text:p>0.004</text:p>
          </table:table-cell>
          <table:table-cell table:style-name="ce173" table:number-columns-repeated="2"/>
          <table:table-cell table:style-name="ce172" office:value-type="string" calcext:value-type="string">
            <text:p>CLEAR_APP_CACHE</text:p>
          </table:table-cell>
          <table:table-cell table:style-name="ce173" office:value-type="float" office:value="0.0014624876722873" calcext:value-type="float">
            <text:p>0.001462487672287</text:p>
          </table:table-cell>
          <table:table-cell table:style-name="ce172"/>
          <table:table-cell table:style-name="ce173"/>
          <table:table-cell table:number-columns-repeated="1010"/>
        </table:table-row>
        <table:table-row table:style-name="ro3">
          <table:table-cell table:style-name="ce171" office:value-type="string" calcext:value-type="string">
            <text:p>PERSISTENT_ACTIVITY</text:p>
          </table:table-cell>
          <table:table-cell table:style-name="ce173" office:value-type="float" office:value="0.0034241003696515" calcext:value-type="float">
            <text:p>0.003424100369652</text:p>
          </table:table-cell>
          <table:table-cell table:style-name="ce175" office:value-type="string" calcext:value-type="string">
            <text:p>WRITE_USER_DICTIONARY</text:p>
          </table:table-cell>
          <table:table-cell table:style-name="ce173" office:value-type="float" office:value="0.0118110236220472" calcext:value-type="float">
            <text:p>0.011811023622047</text:p>
          </table:table-cell>
          <table:table-cell table:style-name="ce172" office:value-type="string" calcext:value-type="string">
            <text:p>BIND_INPUT_METHOD</text:p>
          </table:table-cell>
          <table:table-cell table:style-name="ce173" office:value-type="float" office:value="0.000295890340466863" calcext:value-type="float">
            <text:p>0.000295890340467</text:p>
          </table:table-cell>
          <table:table-cell table:style-name="ce172" office:value-type="string" calcext:value-type="string">
            <text:p>GLOBAL_SEARCH</text:p>
          </table:table-cell>
          <table:table-cell table:style-name="ce173" office:value-type="float" office:value="0.004" calcext:value-type="float">
            <text:p>0.004</text:p>
          </table:table-cell>
          <table:table-cell table:style-name="ce173" table:number-columns-repeated="2"/>
          <table:table-cell table:style-name="ce172" office:value-type="string" calcext:value-type="string">
            <text:p>SIGNAL_PERSISTENT_PROCESSES</text:p>
          </table:table-cell>
          <table:table-cell table:style-name="ce173" office:value-type="float" office:value="0.00145286604286436" calcext:value-type="float">
            <text:p>0.001452866042864</text:p>
          </table:table-cell>
          <table:table-cell table:style-name="ce172"/>
          <table:table-cell table:style-name="ce173"/>
          <table:table-cell table:number-columns-repeated="1010"/>
        </table:table-row>
        <table:table-row table:style-name="ro3">
          <table:table-cell table:style-name="ce171" office:value-type="string" calcext:value-type="string">
            <text:p>STATUS_BAR</text:p>
          </table:table-cell>
          <table:table-cell table:style-name="ce173" office:value-type="float" office:value="0.00323492355364865" calcext:value-type="float">
            <text:p>0.003234923553649</text:p>
          </table:table-cell>
          <table:table-cell table:style-name="ce172" office:value-type="string" calcext:value-type="string">
            <text:p>ACCESS_MOCK_LOCATION</text:p>
          </table:table-cell>
          <table:table-cell table:style-name="ce173" office:value-type="float" office:value="0.0078740157480315" calcext:value-type="float">
            <text:p>0.007874015748032</text:p>
          </table:table-cell>
          <table:table-cell table:style-name="ce172" office:value-type="string" calcext:value-type="string">
            <text:p>RETRIEVE_WINDOW_CONTENT</text:p>
          </table:table-cell>
          <table:table-cell table:style-name="ce173" office:value-type="float" office:value="0.000180107163762439" calcext:value-type="float">
            <text:p>0.000180107163762</text:p>
          </table:table-cell>
          <table:table-cell table:style-name="ce172" office:value-type="string" calcext:value-type="string">
            <text:p>READ_USER_DICTIONARY</text:p>
          </table:table-cell>
          <table:table-cell table:style-name="ce173" office:value-type="float" office:value="0.004" calcext:value-type="float">
            <text:p>0.004</text:p>
          </table:table-cell>
          <table:table-cell table:style-name="ce173" table:number-columns-repeated="2"/>
          <table:table-cell table:style-name="ce172" office:value-type="string" calcext:value-type="string">
            <text:p>NFC</text:p>
          </table:table-cell>
          <table:table-cell table:style-name="ce173" office:value-type="float" office:value="0.00109205493950401" calcext:value-type="float">
            <text:p>0.001092054939504</text:p>
          </table:table-cell>
          <table:table-cell table:style-name="ce172"/>
          <table:table-cell table:style-name="ce173"/>
          <table:table-cell table:number-columns-repeated="1010"/>
        </table:table-row>
        <table:table-row table:style-name="ro3">
          <table:table-cell table:style-name="ce171" office:value-type="string" calcext:value-type="string">
            <text:p>REORDER_TASKS</text:p>
          </table:table-cell>
          <table:table-cell table:style-name="ce173" office:value-type="float" office:value="0.003125201000367" calcext:value-type="float">
            <text:p>0.003125201000367</text:p>
          </table:table-cell>
          <table:table-cell table:style-name="ce172" office:value-type="string" calcext:value-type="string">
            <text:p>ACCESS_PROVIDER</text:p>
          </table:table-cell>
          <table:table-cell table:style-name="ce173" office:value-type="float" office:value="0.0078740157480315" calcext:value-type="float">
            <text:p>0.007874015748032</text:p>
          </table:table-cell>
          <table:table-cell table:style-name="ce172" office:value-type="string" calcext:value-type="string">
            <text:p>BIND_DEVICE_ADMIN</text:p>
          </table:table-cell>
          <table:table-cell table:style-name="ce173" office:value-type="float" office:value="0.000173674765056637" calcext:value-type="float">
            <text:p>0.000173674765057</text:p>
          </table:table-cell>
          <table:table-cell table:style-name="ce172" office:value-type="string" calcext:value-type="string">
            <text:p>SET_ORIENTATION</text:p>
          </table:table-cell>
          <table:table-cell table:style-name="ce173" office:value-type="float" office:value="0.004" calcext:value-type="float">
            <text:p>0.004</text:p>
          </table:table-cell>
          <table:table-cell table:style-name="ce173" table:number-columns-repeated="2"/>
          <table:table-cell table:style-name="ce172" office:value-type="string" calcext:value-type="string">
            <text:p>ACCESS_CHECKIN_PROPERTIES</text:p>
          </table:table-cell>
          <table:table-cell table:style-name="ce173" office:value-type="float" office:value="0.000962162942294277" calcext:value-type="float">
            <text:p>0.000962162942294</text:p>
          </table:table-cell>
          <table:table-cell table:style-name="ce172"/>
          <table:table-cell table:style-name="ce173"/>
          <table:table-cell table:number-columns-repeated="1010"/>
        </table:table-row>
        <table:table-row table:style-name="ro3">
          <table:table-cell table:style-name="ce171" office:value-type="string" calcext:value-type="string">
            <text:p>SET_PREFERRED_APPLICATIONS</text:p>
          </table:table-cell>
          <table:table-cell table:style-name="ce173" office:value-type="float" office:value="0.00293602418436416" calcext:value-type="float">
            <text:p>0.002936024184364</text:p>
          </table:table-cell>
          <table:table-cell table:style-name="ce172" office:value-type="string" calcext:value-type="string">
            <text:p>CHANGE_CONFIGURATION</text:p>
          </table:table-cell>
          <table:table-cell table:style-name="ce173" office:value-type="float" office:value="0.0078740157480315" calcext:value-type="float">
            <text:p>0.007874015748032</text:p>
          </table:table-cell>
          <table:table-cell table:style-name="ce172" office:value-type="string" calcext:value-type="string">
            <text:p>GLOBAL_SEARCH</text:p>
          </table:table-cell>
          <table:table-cell table:style-name="ce173" office:value-type="float" office:value="0.000164026166997935" calcext:value-type="float">
            <text:p>0.000164026166998</text:p>
          </table:table-cell>
          <table:table-cell table:style-name="ce172" office:value-type="string" calcext:value-type="string">
            <text:p>WRITE_APN_SETTINGS</text:p>
          </table:table-cell>
          <table:table-cell table:style-name="ce173" office:value-type="float" office:value="0.004" calcext:value-type="float">
            <text:p>0.004</text:p>
          </table:table-cell>
          <table:table-cell table:style-name="ce173" table:number-columns-repeated="2"/>
          <table:table-cell table:style-name="ce172" office:value-type="string" calcext:value-type="string">
            <text:p>ACCESS_SURFACE_FLINGER</text:p>
          </table:table-cell>
          <table:table-cell table:style-name="ce173" office:value-type="float" office:value="0.000914054795179564" calcext:value-type="float">
            <text:p>0.00091405479518</text:p>
          </table:table-cell>
          <table:table-cell table:style-name="ce172"/>
          <table:table-cell table:style-name="ce173"/>
          <table:table-cell table:number-columns-repeated="1010"/>
        </table:table-row>
        <table:table-row table:style-name="ro3">
          <table:table-cell table:style-name="ce171" office:value-type="string" calcext:value-type="string">
            <text:p>CHANGE_COMPONENT_ENABLED_STATE</text:p>
          </table:table-cell>
          <table:table-cell table:style-name="ce173" office:value-type="float" office:value="0.00286792053060313" calcext:value-type="float">
            <text:p>0.002867920530603</text:p>
          </table:table-cell>
          <table:table-cell table:style-name="ce172" office:value-type="string" calcext:value-type="string">
            <text:p>DEVICE_POWER</text:p>
          </table:table-cell>
          <table:table-cell table:style-name="ce173" office:value-type="float" office:value="0.0078740157480315" calcext:value-type="float">
            <text:p>0.007874015748032</text:p>
          </table:table-cell>
          <table:table-cell table:style-name="ce172" office:value-type="string" calcext:value-type="string">
            <text:p>SUBSCRIBED_FEEDS_READ</text:p>
          </table:table-cell>
          <table:table-cell table:style-name="ce173" office:value-type="float" office:value="0.000128647974116028" calcext:value-type="float">
            <text:p>0.000128647974116</text:p>
          </table:table-cell>
          <table:table-cell table:style-name="ce172" office:value-type="string" calcext:value-type="string">
            <text:p>WRITE_SECURE_SETTINGS</text:p>
          </table:table-cell>
          <table:table-cell table:style-name="ce173" office:value-type="float" office:value="0.004" calcext:value-type="float">
            <text:p>0.004</text:p>
          </table:table-cell>
          <table:table-cell table:style-name="ce173" table:number-columns-repeated="2"/>
          <table:table-cell table:style-name="ce172" office:value-type="string" calcext:value-type="string">
            <text:p>BROADCAST_SMS</text:p>
          </table:table-cell>
          <table:table-cell table:style-name="ce173" office:value-type="float" office:value="0.00089962235104515" calcext:value-type="float">
            <text:p>0.000899622351045</text:p>
          </table:table-cell>
          <table:table-cell table:style-name="ce172"/>
          <table:table-cell table:style-name="ce173"/>
          <table:table-cell table:number-columns-repeated="1010"/>
        </table:table-row>
        <table:table-row table:style-name="ro2">
          <table:table-cell table:style-name="ce172" office:value-type="string" calcext:value-type="string">
            <text:p>UPDATE_DEVICE_STATS</text:p>
          </table:table-cell>
          <table:table-cell table:style-name="ce173" office:value-type="float" office:value="0.00275063090468137" calcext:value-type="float">
            <text:p>0.002750630904681</text:p>
          </table:table-cell>
          <table:table-cell table:style-name="ce172" office:value-type="string" calcext:value-type="string">
            <text:p>READ_SETTINGS</text:p>
          </table:table-cell>
          <table:table-cell table:style-name="ce173" office:value-type="float" office:value="0.0078740157480315" calcext:value-type="float">
            <text:p>0.007874015748032</text:p>
          </table:table-cell>
          <table:table-cell table:style-name="ce172" office:value-type="string" calcext:value-type="string">
            <text:p>SUBSCRIBED_FEEDS_WRITE</text:p>
          </table:table-cell>
          <table:table-cell table:style-name="ce173" office:value-type="float" office:value="0.000112566977351524" calcext:value-type="float">
            <text:p>0.000112566977352</text:p>
          </table:table-cell>
          <table:table-cell table:style-name="ce172" office:value-type="string" calcext:value-type="string">
            <text:p>DELETE_CACHE_FILES</text:p>
          </table:table-cell>
          <table:table-cell table:style-name="ce173" office:value-type="float" office:value="0.003" calcext:value-type="float">
            <text:p>0.003</text:p>
          </table:table-cell>
          <table:table-cell table:style-name="ce173" table:number-columns-repeated="2"/>
          <table:table-cell table:style-name="ce172" office:value-type="string" calcext:value-type="string">
            <text:p>ACCOUNT_MANAGER</text:p>
          </table:table-cell>
          <table:table-cell table:style-name="ce173" office:value-type="float" office:value="0.000890000721622207" calcext:value-type="float">
            <text:p>0.000890000721622</text:p>
          </table:table-cell>
          <table:table-cell table:style-name="ce172"/>
          <table:table-cell table:style-name="ce173"/>
          <table:table-cell table:number-columns-repeated="1010"/>
        </table:table-row>
        <table:table-row table:style-name="ro2">
          <table:table-cell table:style-name="ce172" office:value-type="string" calcext:value-type="string">
            <text:p>READ_CALL_LOG</text:p>
          </table:table-cell>
          <table:table-cell table:style-name="ce173" office:value-type="float" office:value="0.00273171322308108" calcext:value-type="float">
            <text:p>0.002731713223081</text:p>
          </table:table-cell>
          <table:table-cell table:style-name="ce172" office:value-type="string" calcext:value-type="string">
            <text:p>RECEIVE_WAP_PUSH</text:p>
          </table:table-cell>
          <table:table-cell table:style-name="ce173" office:value-type="float" office:value="0.0078740157480315" calcext:value-type="float">
            <text:p>0.007874015748032</text:p>
          </table:table-cell>
          <table:table-cell table:style-name="ce172" office:value-type="string" calcext:value-type="string">
            <text:p>BIND_REMOTEVIEWS</text:p>
          </table:table-cell>
          <table:table-cell table:style-name="ce173" office:value-type="float" office:value="0.0000707563857638152" calcext:value-type="float">
            <text:p>7.07563857638152E-05</text:p>
          </table:table-cell>
          <table:table-cell table:style-name="ce172" office:value-type="string" calcext:value-type="string">
            <text:p>RECEIVE_MMS</text:p>
          </table:table-cell>
          <table:table-cell table:style-name="ce173" office:value-type="float" office:value="0.003" calcext:value-type="float">
            <text:p>0.003</text:p>
          </table:table-cell>
          <table:table-cell table:style-name="ce173" table:number-columns-repeated="2"/>
          <table:table-cell table:style-name="ce172" office:value-type="string" calcext:value-type="string">
            <text:p>RECEIVE_WAP_PUSH</text:p>
          </table:table-cell>
          <table:table-cell table:style-name="ce173" office:value-type="float" office:value="0.000880379092199264" calcext:value-type="float">
            <text:p>0.000880379092199</text:p>
          </table:table-cell>
          <table:table-cell table:style-name="ce172"/>
          <table:table-cell table:style-name="ce173"/>
          <table:table-cell table:number-columns-repeated="1010"/>
        </table:table-row>
        <table:table-row table:style-name="ro2">
          <table:table-cell table:style-name="ce172" office:value-type="string" calcext:value-type="string">
            <text:p>SET_ORIENTATION</text:p>
          </table:table-cell>
          <table:table-cell table:style-name="ce173" office:value-type="float" office:value="0.00269009432356046" calcext:value-type="float">
            <text:p>0.00269009432356</text:p>
          </table:table-cell>
          <table:table-cell table:style-name="ce172" office:value-type="string" calcext:value-type="string">
            <text:p>WRITE_SECURE_SETTINGS</text:p>
          </table:table-cell>
          <table:table-cell table:style-name="ce173" office:value-type="float" office:value="0.0078740157480315" calcext:value-type="float">
            <text:p>0.007874015748032</text:p>
          </table:table-cell>
          <table:table-cell table:style-name="ce172" office:value-type="string" calcext:value-type="string">
            <text:p>BIND_ACCESSIBILITY_SERVICE</text:p>
          </table:table-cell>
          <table:table-cell table:style-name="ce173" office:value-type="float" office:value="0.0000643239870580138" calcext:value-type="float">
            <text:p>6.43239870580138E-05</text:p>
          </table:table-cell>
          <table:table-cell table:style-name="ce172" office:value-type="string" calcext:value-type="string">
            <text:p>INTERNAL_SYSTEM_WINDOW</text:p>
          </table:table-cell>
          <table:table-cell table:style-name="ce173" office:value-type="float" office:value="0.002" calcext:value-type="float">
            <text:p>0.002</text:p>
          </table:table-cell>
          <table:table-cell table:style-name="ce173" table:number-columns-repeated="2"/>
          <table:table-cell table:style-name="ce172" office:value-type="string" calcext:value-type="string">
            <text:p>REBOOT</text:p>
          </table:table-cell>
          <table:table-cell table:style-name="ce173" office:value-type="float" office:value="0.000870757462776321" calcext:value-type="float">
            <text:p>0.000870757462776</text:p>
          </table:table-cell>
          <table:table-cell table:style-name="ce172"/>
          <table:table-cell table:style-name="ce173"/>
          <table:table-cell table:number-columns-repeated="1010"/>
        </table:table-row>
        <table:table-row table:style-name="ro2">
          <table:table-cell table:style-name="ce172" office:value-type="string" calcext:value-type="string">
            <text:p>ACCESS_DOWNLOAD_MANAGER</text:p>
          </table:table-cell>
          <table:table-cell table:style-name="ce173" office:value-type="float" office:value="0.00264847542403983" calcext:value-type="float">
            <text:p>0.00264847542404</text:p>
          </table:table-cell>
          <table:table-cell table:style-name="ce172" office:value-type="string" calcext:value-type="string">
            <text:p>ACCESS_CHECKIN_PROPERTIES</text:p>
          </table:table-cell>
          <table:table-cell table:style-name="ce173" office:value-type="float" office:value="0.00393700787401575" calcext:value-type="float">
            <text:p>0.003937007874016</text:p>
          </table:table-cell>
          <table:table-cell table:style-name="ce172" office:value-type="string" calcext:value-type="string">
            <text:p>WRITE_SOCIAL_STREAM</text:p>
          </table:table-cell>
          <table:table-cell table:style-name="ce173" office:value-type="float" office:value="0.000051459189646411" calcext:value-type="float">
            <text:p>5.1459189646411E-05</text:p>
          </table:table-cell>
          <table:table-cell table:style-name="ce172" office:value-type="string" calcext:value-type="string">
            <text:p>REBOOT</text:p>
          </table:table-cell>
          <table:table-cell table:style-name="ce173" office:value-type="float" office:value="0.002" calcext:value-type="float">
            <text:p>0.002</text:p>
          </table:table-cell>
          <table:table-cell table:style-name="ce173" table:number-columns-repeated="2"/>
          <table:table-cell table:style-name="ce172" office:value-type="string" calcext:value-type="string">
            <text:p>PERSISTENT_ACTIVITY</text:p>
          </table:table-cell>
          <table:table-cell table:style-name="ce173" office:value-type="float" office:value="0.000851514203930436" calcext:value-type="float">
            <text:p>0.00085151420393</text:p>
          </table:table-cell>
          <table:table-cell table:style-name="ce172"/>
          <table:table-cell table:style-name="ce173"/>
          <table:table-cell table:number-columns-repeated="1010"/>
        </table:table-row>
        <table:table-row table:style-name="ro2">
          <table:table-cell table:style-name="ce172" office:value-type="string" calcext:value-type="string">
            <text:p>RECEIVE_WAP_PUSH</text:p>
          </table:table-cell>
          <table:table-cell table:style-name="ce173" office:value-type="float" office:value="0.00248578336227739" calcext:value-type="float">
            <text:p>0.002485783362277</text:p>
          </table:table-cell>
          <table:table-cell table:style-name="ce172" office:value-type="string" calcext:value-type="string">
            <text:p>ACCESS_DOWNLOAD_MANAGER</text:p>
          </table:table-cell>
          <table:table-cell table:style-name="ce173" office:value-type="float" office:value="0.00393700787401575" calcext:value-type="float">
            <text:p>0.003937007874016</text:p>
          </table:table-cell>
          <table:table-cell table:style-name="ce172" office:value-type="string" calcext:value-type="string">
            <text:p>READ_SOCIAL_STREAM</text:p>
          </table:table-cell>
          <table:table-cell table:style-name="ce173" office:value-type="float" office:value="0.0000321619935290069" calcext:value-type="float">
            <text:p>3.21619935290069E-05</text:p>
          </table:table-cell>
          <table:table-cell table:style-name="ce172" office:value-type="string" calcext:value-type="string">
            <text:p>REORDER_TASKS</text:p>
          </table:table-cell>
          <table:table-cell table:style-name="ce173" office:value-type="float" office:value="0.002" calcext:value-type="float">
            <text:p>0.002</text:p>
          </table:table-cell>
          <table:table-cell table:style-name="ce173" table:number-columns-repeated="2"/>
          <table:table-cell table:style-name="ce172" office:value-type="string" calcext:value-type="string">
            <text:p>CHANGE_COMPONENT_ENABLED_STATE</text:p>
          </table:table-cell>
          <table:table-cell table:style-name="ce173" office:value-type="float" office:value="0.00083227094508455" calcext:value-type="float">
            <text:p>0.000832270945085</text:p>
          </table:table-cell>
          <table:table-cell table:style-name="ce172"/>
          <table:table-cell table:style-name="ce173"/>
          <table:table-cell table:number-columns-repeated="1010"/>
        </table:table-row>
        <table:table-row table:style-name="ro2">
          <table:table-cell table:style-name="ce172" office:value-type="string" calcext:value-type="string">
            <text:p>READ_USER_DICTIONARY</text:p>
          </table:table-cell>
          <table:table-cell table:style-name="ce173" office:value-type="float" office:value="0.002326874836835" calcext:value-type="float">
            <text:p>0.002326874836835</text:p>
          </table:table-cell>
          <table:table-cell table:style-name="ce172" office:value-type="string" calcext:value-type="string">
            <text:p>ACCESS_WIMAX_STATE</text:p>
          </table:table-cell>
          <table:table-cell table:style-name="ce173" office:value-type="float" office:value="0.00393700787401575" calcext:value-type="float">
            <text:p>0.003937007874016</text:p>
          </table:table-cell>
          <table:table-cell table:style-name="ce172" office:value-type="string" calcext:value-type="string">
            <text:p>ADD_VOICEMAIL</text:p>
          </table:table-cell>
          <table:table-cell table:style-name="ce173" office:value-type="float" office:value="0.00000964859805870207" calcext:value-type="float">
            <text:p>9.64859805870207E-06</text:p>
          </table:table-cell>
          <table:table-cell table:style-name="ce172" office:value-type="string" calcext:value-type="string">
            <text:p>SET_ALARM</text:p>
          </table:table-cell>
          <table:table-cell table:style-name="ce173" office:value-type="float" office:value="0.002" calcext:value-type="float">
            <text:p>0.002</text:p>
          </table:table-cell>
          <table:table-cell table:style-name="ce173" table:number-columns-repeated="2"/>
          <table:table-cell table:style-name="ce172" office:value-type="string" calcext:value-type="string">
            <text:p>REORDER_TASKS</text:p>
          </table:table-cell>
          <table:table-cell table:style-name="ce173" office:value-type="float" office:value="0.000712000577297765" calcext:value-type="float">
            <text:p>0.000712000577298</text:p>
          </table:table-cell>
          <table:table-cell table:style-name="ce172"/>
          <table:table-cell table:style-name="ce173"/>
          <table:table-cell table:number-columns-repeated="1010"/>
        </table:table-row>
        <table:table-row table:style-name="ro2">
          <table:table-cell table:style-name="ce172" office:value-type="string" calcext:value-type="string">
            <text:p>CONTROL_LOCATION_UPDATES</text:p>
          </table:table-cell>
          <table:table-cell table:style-name="ce173" office:value-type="float" office:value="0.00229282300995448" calcext:value-type="float">
            <text:p>0.002292823009954</text:p>
          </table:table-cell>
          <table:table-cell table:style-name="ce172" office:value-type="string" calcext:value-type="string">
            <text:p>CHANGE_COMPONENT_ENABLED_STATE</text:p>
          </table:table-cell>
          <table:table-cell table:style-name="ce173" office:value-type="float" office:value="0.00393700787401575" calcext:value-type="float">
            <text:p>0.003937007874016</text:p>
          </table:table-cell>
          <table:table-cell table:style-name="ce172" office:value-type="string" calcext:value-type="string">
            <text:p>BIND_TEXT_SERVICE</text:p>
          </table:table-cell>
          <table:table-cell table:style-name="ce173" office:value-type="float" office:value="0.00000321619935290069" calcext:value-type="float">
            <text:p>3.21619935290069E-06</text:p>
          </table:table-cell>
          <table:table-cell table:style-name="ce172" office:value-type="string" calcext:value-type="string">
            <text:p>SET_DEBUG_APP</text:p>
          </table:table-cell>
          <table:table-cell table:style-name="ce173" office:value-type="float" office:value="0.002" calcext:value-type="float">
            <text:p>0.002</text:p>
          </table:table-cell>
          <table:table-cell table:style-name="ce173" table:number-columns-repeated="2"/>
          <table:table-cell table:style-name="ce172" office:value-type="string" calcext:value-type="string">
            <text:p>CLEAR_APP_USER_DATA</text:p>
          </table:table-cell>
          <table:table-cell table:style-name="ce173" office:value-type="float" office:value="0.000615784283068338" calcext:value-type="float">
            <text:p>0.000615784283068</text:p>
          </table:table-cell>
          <table:table-cell table:style-name="ce172"/>
          <table:table-cell table:style-name="ce173"/>
          <table:table-cell table:number-columns-repeated="1010"/>
        </table:table-row>
        <table:table-row table:style-name="ro2">
          <table:table-cell table:style-name="ce172" office:value-type="string" calcext:value-type="string">
            <text:p>WRITE_USER_DICTIONARY</text:p>
          </table:table-cell>
          <table:table-cell table:style-name="ce173" office:value-type="float" office:value="0.00216039923875249" calcext:value-type="float">
            <text:p>0.002160399238752</text:p>
          </table:table-cell>
          <table:table-cell table:style-name="ce172" office:value-type="string" calcext:value-type="string">
            <text:p>CHANGE_WIFI_MULTICAST_STATE</text:p>
          </table:table-cell>
          <table:table-cell table:style-name="ce173" office:value-type="float" office:value="0.00393700787401575" calcext:value-type="float">
            <text:p>0.003937007874016</text:p>
          </table:table-cell>
          <table:table-cell table:style-name="ce172" office:value-type="string" calcext:value-type="string">
            <text:p>BIND_VPN_SERVICE</text:p>
          </table:table-cell>
          <table:table-cell table:style-name="ce173" office:value-type="float" office:value="0.00000321619935290069" calcext:value-type="float">
            <text:p>3.21619935290069E-06</text:p>
          </table:table-cell>
          <table:table-cell table:style-name="ce172" office:value-type="string" calcext:value-type="string">
            <text:p>WRITE_USER_DICTIONARY</text:p>
          </table:table-cell>
          <table:table-cell table:style-name="ce173" office:value-type="float" office:value="0.002" calcext:value-type="float">
            <text:p>0.002</text:p>
          </table:table-cell>
          <table:table-cell table:style-name="ce173" table:number-columns-repeated="2"/>
          <table:table-cell table:style-name="ce172" office:value-type="string" calcext:value-type="string">
            <text:p>BIND_INPUT_METHOD</text:p>
          </table:table-cell>
          <table:table-cell table:style-name="ce173" office:value-type="float" office:value="0.000558054506530681" calcext:value-type="float">
            <text:p>0.000558054506531</text:p>
          </table:table-cell>
          <table:table-cell table:style-name="ce172"/>
          <table:table-cell table:style-name="ce173"/>
          <table:table-cell table:number-columns-repeated="1010"/>
        </table:table-row>
        <table:table-row table:style-name="ro2">
          <table:table-cell table:style-name="ce172" office:value-type="string" calcext:value-type="string">
            <text:p>BIND_APPWIDGET</text:p>
          </table:table-cell>
          <table:table-cell table:style-name="ce173" office:value-type="float" office:value="0.00213391448451209" calcext:value-type="float">
            <text:p>0.002133914484512</text:p>
          </table:table-cell>
          <table:table-cell table:style-name="ce172" office:value-type="string" calcext:value-type="string">
            <text:p>CHANGE_WIMAX_STATE</text:p>
          </table:table-cell>
          <table:table-cell table:style-name="ce173" office:value-type="float" office:value="0.00393700787401575" calcext:value-type="float">
            <text:p>0.003937007874016</text:p>
          </table:table-cell>
          <table:table-cell table:style-name="ce173" table:number-columns-repeated="2"/>
          <table:table-cell table:style-name="ce172" office:value-type="string" calcext:value-type="string">
            <text:p>ACCESS_CHECKIN_PROPERTIES</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READ_FRAME_BUFFER</text:p>
          </table:table-cell>
          <table:table-cell table:style-name="ce173" office:value-type="float" office:value="0.000461838212301253" calcext:value-type="float">
            <text:p>0.000461838212301</text:p>
          </table:table-cell>
          <table:table-cell table:style-name="ce172"/>
          <table:table-cell table:style-name="ce173"/>
          <table:table-cell table:number-columns-repeated="1010"/>
        </table:table-row>
        <table:table-row table:style-name="ro2">
          <table:table-cell table:style-name="ce173" table:number-columns-repeated="2"/>
          <table:table-cell table:style-name="ce172" office:value-type="string" calcext:value-type="string">
            <text:p>DELETE_PACKAGES</text:p>
          </table:table-cell>
          <table:table-cell table:style-name="ce173" office:value-type="float" office:value="0.00393700787401575" calcext:value-type="float">
            <text:p>0.003937007874016</text:p>
          </table:table-cell>
          <table:table-cell table:style-name="ce173" table:number-columns-repeated="2"/>
          <table:table-cell table:style-name="ce172" office:value-type="string" calcext:value-type="string">
            <text:p>BIND_VPN_SERVICE</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INSTALL_LOCATION_PROVIDER</text:p>
          </table:table-cell>
          <table:table-cell table:style-name="ce173" office:value-type="float" office:value="0.000457027397589782" calcext:value-type="float">
            <text:p>0.00045702739759</text:p>
          </table:table-cell>
          <table:table-cell table:style-name="ce172"/>
          <table:table-cell table:style-name="ce173"/>
          <table:table-cell table:number-columns-repeated="1010"/>
        </table:table-row>
        <table:table-row table:style-name="ro2">
          <table:table-cell table:style-name="ce173" table:number-columns-repeated="2"/>
          <table:table-cell table:style-name="ce172" office:value-type="string" calcext:value-type="string">
            <text:p>EXPAND_STATUS_BAR</text:p>
          </table:table-cell>
          <table:table-cell table:style-name="ce173" office:value-type="float" office:value="0.00393700787401575" calcext:value-type="float">
            <text:p>0.003937007874016</text:p>
          </table:table-cell>
          <table:table-cell table:style-name="ce173" table:number-columns-repeated="2"/>
          <table:table-cell table:style-name="ce172" office:value-type="string" calcext:value-type="string">
            <text:p>CHANGE_WIFI_MULTICAST_STATE</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BIND_APPWIDGET</text:p>
          </table:table-cell>
          <table:table-cell table:style-name="ce173" office:value-type="float" office:value="0.000418540879898011" calcext:value-type="float">
            <text:p>0.000418540879898</text:p>
          </table:table-cell>
          <table:table-cell table:style-name="ce172"/>
          <table:table-cell table:style-name="ce173"/>
          <table:table-cell table:number-columns-repeated="1010"/>
        </table:table-row>
        <table:table-row table:style-name="ro2">
          <table:table-cell table:style-name="ce173" table:number-columns-repeated="2"/>
          <table:table-cell table:style-name="ce172" office:value-type="string" calcext:value-type="string">
            <text:p>INSTALL_PACKAGES</text:p>
          </table:table-cell>
          <table:table-cell table:style-name="ce173" office:value-type="float" office:value="0.00393700787401575" calcext:value-type="float">
            <text:p>0.003937007874016</text:p>
          </table:table-cell>
          <table:table-cell table:style-name="ce173" table:number-columns-repeated="2"/>
          <table:table-cell table:style-name="ce172" office:value-type="string" calcext:value-type="string">
            <text:p>CONTROL_LOCATION_UPDATES</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BIND_WALLPAPER</text:p>
          </table:table-cell>
          <table:table-cell table:style-name="ce173" office:value-type="float" office:value="0.000413730065186539" calcext:value-type="float">
            <text:p>0.000413730065187</text:p>
          </table:table-cell>
          <table:table-cell table:style-name="ce172"/>
          <table:table-cell table:style-name="ce173"/>
          <table:table-cell table:number-columns-repeated="1010"/>
        </table:table-row>
        <table:table-row table:style-name="ro2">
          <table:table-cell table:style-name="ce173" table:number-columns-repeated="2"/>
          <table:table-cell table:style-name="ce172" office:value-type="string" calcext:value-type="string">
            <text:p>MOUNT_FORMAT_FILESYSTEMS</text:p>
          </table:table-cell>
          <table:table-cell table:style-name="ce173" office:value-type="float" office:value="0.00393700787401575" calcext:value-type="float">
            <text:p>0.003937007874016</text:p>
          </table:table-cell>
          <table:table-cell table:style-name="ce173" table:number-columns-repeated="2"/>
          <table:table-cell table:style-name="ce172" office:value-type="string" calcext:value-type="string">
            <text:p>DUMP</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SET_TIME_ZONE</text:p>
          </table:table-cell>
          <table:table-cell table:style-name="ce173" office:value-type="float" office:value="0.000394486806340654" calcext:value-type="float">
            <text:p>0.000394486806341</text:p>
          </table:table-cell>
          <table:table-cell table:style-name="ce172"/>
          <table:table-cell table:style-name="ce173"/>
          <table:table-cell table:number-columns-repeated="1010"/>
        </table:table-row>
        <table:table-row table:style-name="ro2">
          <table:table-cell table:style-name="ce173" table:number-columns-repeated="2"/>
          <table:table-cell table:style-name="ce172" office:value-type="string" calcext:value-type="string">
            <text:p>READ_SOCIAL_STREAM</text:p>
          </table:table-cell>
          <table:table-cell table:style-name="ce173" office:value-type="float" office:value="0.00393700787401575" calcext:value-type="float">
            <text:p>0.003937007874016</text:p>
          </table:table-cell>
          <table:table-cell table:style-name="ce173" table:number-columns-repeated="2"/>
          <table:table-cell table:style-name="ce172" office:value-type="string" calcext:value-type="string">
            <text:p>FORCE_BACK</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UPDATE_DEVICE_STATS</text:p>
          </table:table-cell>
          <table:table-cell table:style-name="ce173" office:value-type="float" office:value="0.000384865176917711" calcext:value-type="float">
            <text:p>0.000384865176918</text:p>
          </table:table-cell>
          <table:table-cell table:style-name="ce172"/>
          <table:table-cell table:style-name="ce173"/>
          <table:table-cell table:number-columns-repeated="1010"/>
        </table:table-row>
        <table:table-row table:style-name="ro2">
          <table:table-cell table:style-name="ce173" table:number-columns-repeated="2"/>
          <table:table-cell table:style-name="ce172" office:value-type="string" calcext:value-type="string">
            <text:p>READ_USER_DICTIONARY</text:p>
          </table:table-cell>
          <table:table-cell table:style-name="ce173" office:value-type="float" office:value="0.00393700787401575" calcext:value-type="float">
            <text:p>0.003937007874016</text:p>
          </table:table-cell>
          <table:table-cell table:style-name="ce173" table:number-columns-repeated="2"/>
          <table:table-cell table:style-name="ce172" office:value-type="string" calcext:value-type="string">
            <text:p>MANAGE_APP_TOKENS</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MOUNT_FORMAT_FILESYSTEMS</text:p>
          </table:table-cell>
          <table:table-cell table:style-name="ce173" office:value-type="float" office:value="0.000365621918071825" calcext:value-type="float">
            <text:p>0.000365621918072</text:p>
          </table:table-cell>
          <table:table-cell table:style-name="ce172"/>
          <table:table-cell table:style-name="ce173"/>
          <table:table-cell table:number-columns-repeated="1010"/>
        </table:table-row>
        <table:table-row table:style-name="ro2">
          <table:table-cell table:style-name="ce173" table:number-columns-repeated="2"/>
          <table:table-cell table:style-name="ce172" office:value-type="string" calcext:value-type="string">
            <text:p>SUBSCRIBED_FEEDS_WRITE</text:p>
          </table:table-cell>
          <table:table-cell table:style-name="ce173" office:value-type="float" office:value="0.00393700787401575" calcext:value-type="float">
            <text:p>0.003937007874016</text:p>
          </table:table-cell>
          <table:table-cell table:style-name="ce173" table:number-columns-repeated="2"/>
          <table:table-cell table:style-name="ce172" office:value-type="string" calcext:value-type="string">
            <text:p>MOUNT_FORMAT_FILESYSTEMS</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SET_DEBUG_APP</text:p>
          </table:table-cell>
          <table:table-cell table:style-name="ce173" office:value-type="float" office:value="0.000336757029802997" calcext:value-type="float">
            <text:p>0.000336757029803</text:p>
          </table:table-cell>
          <table:table-cell table:style-name="ce172"/>
          <table:table-cell table:style-name="ce173"/>
          <table:table-cell table:number-columns-repeated="1010"/>
        </table:table-row>
        <table:table-row table:style-name="ro2">
          <table:table-cell table:style-name="ce173" table:number-columns-repeated="2"/>
          <table:table-cell table:style-name="ce172" office:value-type="string" calcext:value-type="string">
            <text:p>UPDATE_DEVICE_STATS</text:p>
          </table:table-cell>
          <table:table-cell table:style-name="ce173" office:value-type="float" office:value="0.00393700787401575" calcext:value-type="float">
            <text:p>0.003937007874016</text:p>
          </table:table-cell>
          <table:table-cell table:style-name="ce173" table:number-columns-repeated="2"/>
          <table:table-cell table:style-name="ce172" office:value-type="string" calcext:value-type="string">
            <text:p>READ_CALL_LOG</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READ_INPUT_STATE</text:p>
          </table:table-cell>
          <table:table-cell table:style-name="ce173" office:value-type="float" office:value="0.000283838067976812" calcext:value-type="float">
            <text:p>0.000283838067977</text:p>
          </table:table-cell>
          <table:table-cell table:style-name="ce172"/>
          <table:table-cell table:style-name="ce173"/>
          <table:table-cell table:number-columns-repeated="1010"/>
        </table:table-row>
        <table:table-row table:style-name="ro2">
          <table:table-cell table:style-name="ce173" table:number-columns-repeated="2"/>
          <table:table-cell table:style-name="ce172" office:value-type="string" calcext:value-type="string">
            <text:p>WRITE_APN_SETTINGS</text:p>
          </table:table-cell>
          <table:table-cell table:style-name="ce173" office:value-type="float" office:value="0.00393700787401575" calcext:value-type="float">
            <text:p>0.003937007874016</text:p>
          </table:table-cell>
          <table:table-cell table:style-name="ce173" table:number-columns-repeated="2"/>
          <table:table-cell table:style-name="ce172" office:value-type="string" calcext:value-type="string">
            <text:p>READ_SYNC_STATS</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USE_SIP</text:p>
          </table:table-cell>
          <table:table-cell table:style-name="ce173" office:value-type="float" office:value="0.000283838067976812" calcext:value-type="float">
            <text:p>0.000283838067977</text:p>
          </table:table-cell>
          <table:table-cell table:style-name="ce172"/>
          <table:table-cell table:style-name="ce173"/>
          <table:table-cell table:number-columns-repeated="1010"/>
        </table:table-row>
        <table:table-row table:style-name="ro2">
          <table:table-cell table:style-name="ce173" table:number-columns-repeated="2"/>
          <table:table-cell table:style-name="ce172" office:value-type="string" calcext:value-type="string">
            <text:p>WRITE_SOCIAL_STREAM</text:p>
          </table:table-cell>
          <table:table-cell table:style-name="ce173" office:value-type="float" office:value="0.00393700787401575" calcext:value-type="float">
            <text:p>0.003937007874016</text:p>
          </table:table-cell>
          <table:table-cell table:style-name="ce173" table:number-columns-repeated="2"/>
          <table:table-cell table:style-name="ce172" office:value-type="string" calcext:value-type="string">
            <text:p>RECEIVE_WAP_PUSH</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SUBSCRIBED_FEEDS_READ</text:p>
          </table:table-cell>
          <table:table-cell table:style-name="ce173" office:value-type="float" office:value="0.00027902725326534" calcext:value-type="float">
            <text:p>0.000279027253265</text:p>
          </table:table-cell>
          <table:table-cell table:style-name="ce172"/>
          <table:table-cell table:style-name="ce173"/>
          <table:table-cell table:number-columns-repeated="1010"/>
        </table:table-row>
        <table:table-row table:style-name="ro2">
          <table:table-cell table:style-name="ce173" table:number-columns-repeated="6"/>
          <table:table-cell table:style-name="ce172" office:value-type="string" calcext:value-type="string">
            <text:p>SUBSCRIBED_FEEDS_READ</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SUBSCRIBED_FEEDS_WRITE</text:p>
          </table:table-cell>
          <table:table-cell table:style-name="ce173" office:value-type="float" office:value="0.000264594809130926" calcext:value-type="float">
            <text:p>0.000264594809131</text:p>
          </table:table-cell>
          <table:table-cell table:style-name="ce172"/>
          <table:table-cell table:style-name="ce173"/>
          <table:table-cell table:number-columns-repeated="1010"/>
        </table:table-row>
        <table:table-row table:style-name="ro2">
          <table:table-cell table:style-name="ce173" table:number-columns-repeated="6"/>
          <table:table-cell table:style-name="ce172" office:value-type="string" calcext:value-type="string">
            <text:p>UPDATE_DEVICE_STATS</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BROADCAST_PACKAGE_REMOVED</text:p>
          </table:table-cell>
          <table:table-cell table:style-name="ce173" office:value-type="float" office:value="0.000254973179707984" calcext:value-type="float">
            <text:p>0.000254973179708</text:p>
          </table:table-cell>
          <table:table-cell table:style-name="ce172"/>
          <table:table-cell table:style-name="ce173"/>
          <table:table-cell table:number-columns-repeated="1010"/>
        </table:table-row>
        <table:table-row table:style-name="ro2">
          <table:table-cell table:style-name="ce173" table:number-columns-repeated="6"/>
          <table:table-cell table:style-name="ce172" office:value-type="string" calcext:value-type="string">
            <text:p>USE_SIP</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SET_ALARM</text:p>
          </table:table-cell>
          <table:table-cell table:style-name="ce173" office:value-type="float" office:value="0.000254973179707984" calcext:value-type="float">
            <text:p>0.000254973179708</text:p>
          </table:table-cell>
          <table:table-cell table:style-name="ce172"/>
          <table:table-cell table:style-name="ce173"/>
          <table:table-cell table:number-columns-repeated="1010"/>
        </table:table-row>
        <table:table-row table:style-name="ro2">
          <table:table-cell table:style-name="ce173" table:number-columns-repeated="6"/>
          <table:table-cell table:style-name="ce172" office:value-type="string" calcext:value-type="string">
            <text:p>WRITE_CALL_LOG</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SET_ANIMATION_SCALE</text:p>
          </table:table-cell>
          <table:table-cell table:style-name="ce173" office:value-type="float" office:value="0.000250162364996512" calcext:value-type="float">
            <text:p>0.000250162364997</text:p>
          </table:table-cell>
          <table:table-cell table:style-name="ce172"/>
          <table:table-cell table:style-name="ce173"/>
          <table:table-cell table:number-columns-repeated="1010"/>
        </table:table-row>
        <table:table-row table:style-name="ro2">
          <table:table-cell table:style-name="ce173" table:number-columns-repeated="6"/>
          <table:table-cell table:style-name="ce172" office:value-type="string" calcext:value-type="string">
            <text:p>WRITE_GSERVICES</text:p>
          </table:table-cell>
          <table:table-cell table:style-name="ce173" office:value-type="float" office:value="0.001" calcext:value-type="float">
            <text:p>0.001</text:p>
          </table:table-cell>
          <table:table-cell table:style-name="ce173" table:number-columns-repeated="2"/>
          <table:table-cell table:style-name="ce172" office:value-type="string" calcext:value-type="string">
            <text:p>BROADCAST_WAP_PUSH</text:p>
          </table:table-cell>
          <table:table-cell table:style-name="ce173" office:value-type="float" office:value="0.000230919106150627" calcext:value-type="float">
            <text:p>0.000230919106151</text:p>
          </table:table-cell>
          <table:table-cell table:style-name="ce172"/>
          <table:table-cell table:style-name="ce173"/>
          <table:table-cell table:number-columns-repeated="1010"/>
        </table:table-row>
        <table:table-row table:style-name="ro2">
          <table:table-cell table:style-name="ce173" table:number-columns-repeated="10"/>
          <table:table-cell table:style-name="ce172" office:value-type="string" calcext:value-type="string">
            <text:p>INJECT_EVENTS</text:p>
          </table:table-cell>
          <table:table-cell table:style-name="ce173" office:value-type="float" office:value="0.000230919106150627" calcext:value-type="float">
            <text:p>0.000230919106151</text:p>
          </table:table-cell>
          <table:table-cell table:style-name="ce172"/>
          <table:table-cell table:style-name="ce173"/>
          <table:table-cell table:number-columns-repeated="1010"/>
        </table:table-row>
        <table:table-row table:style-name="ro2">
          <table:table-cell table:style-name="ce173" table:number-columns-repeated="10"/>
          <table:table-cell table:style-name="ce172" office:value-type="string" calcext:value-type="string">
            <text:p>BIND_DEVICE_ADMIN</text:p>
          </table:table-cell>
          <table:table-cell table:style-name="ce173" office:value-type="float" office:value="0.000226108291439155" calcext:value-type="float">
            <text:p>0.000226108291439</text:p>
          </table:table-cell>
          <table:table-cell table:style-name="ce172"/>
          <table:table-cell table:style-name="ce173"/>
          <table:table-cell table:number-columns-repeated="1010"/>
        </table:table-row>
        <table:table-row table:style-name="ro2">
          <table:table-cell table:style-name="ce173" table:number-columns-repeated="10"/>
          <table:table-cell table:style-name="ce172" office:value-type="string" calcext:value-type="string">
            <text:p>SET_ACTIVITY_WATCHER</text:p>
          </table:table-cell>
          <table:table-cell table:style-name="ce173" office:value-type="float" office:value="0.000197243403170327" calcext:value-type="float">
            <text:p>0.00019724340317</text:p>
          </table:table-cell>
          <table:table-cell table:style-name="ce172"/>
          <table:table-cell table:style-name="ce173"/>
          <table:table-cell table:number-columns-repeated="1010"/>
        </table:table-row>
        <table:table-row table:style-name="ro2">
          <table:table-cell table:style-name="ce173" table:number-columns-repeated="10"/>
          <table:table-cell table:style-name="ce172" office:value-type="string" calcext:value-type="string">
            <text:p>MANAGE_APP_TOKENS</text:p>
          </table:table-cell>
          <table:table-cell table:style-name="ce173" office:value-type="float" office:value="0.000163567700190027" calcext:value-type="float">
            <text:p>0.00016356770019</text:p>
          </table:table-cell>
          <table:table-cell table:style-name="ce172"/>
          <table:table-cell table:style-name="ce173"/>
          <table:table-cell table:number-columns-repeated="1010"/>
        </table:table-row>
        <table:table-row table:style-name="ro2">
          <table:table-cell table:style-name="ce173" table:number-columns-repeated="10"/>
          <table:table-cell table:style-name="ce172" office:value-type="string" calcext:value-type="string">
            <text:p>SET_TIME</text:p>
          </table:table-cell>
          <table:table-cell table:style-name="ce173" office:value-type="float" office:value="0.000149135256055613" calcext:value-type="float">
            <text:p>0.000149135256056</text:p>
          </table:table-cell>
          <table:table-cell table:style-name="ce172"/>
          <table:table-cell table:style-name="ce173"/>
          <table:table-cell table:number-columns-repeated="1010"/>
        </table:table-row>
        <table:table-row table:style-name="ro2">
          <table:table-cell table:style-name="ce173" table:number-columns-repeated="10"/>
          <table:table-cell table:style-name="ce172" office:value-type="string" calcext:value-type="string">
            <text:p>INTERNAL_SYSTEM_WINDOW</text:p>
          </table:table-cell>
          <table:table-cell table:style-name="ce173" office:value-type="float" office:value="0.000134702811921199" calcext:value-type="float">
            <text:p>0.000134702811921</text:p>
          </table:table-cell>
          <table:table-cell table:style-name="ce172"/>
          <table:table-cell table:style-name="ce173"/>
          <table:table-cell table:number-columns-repeated="1010"/>
        </table:table-row>
        <table:table-row table:style-name="ro2">
          <table:table-cell table:style-name="ce173" table:number-columns-repeated="10"/>
          <table:table-cell table:style-name="ce172" office:value-type="string" calcext:value-type="string">
            <text:p>SET_PROCESS_LIMIT</text:p>
          </table:table-cell>
          <table:table-cell table:style-name="ce173" office:value-type="float" office:value="0.000134702811921199" calcext:value-type="float">
            <text:p>0.000134702811921</text:p>
          </table:table-cell>
          <table:table-cell table:style-name="ce172"/>
          <table:table-cell table:style-name="ce173"/>
          <table:table-cell table:number-columns-repeated="1010"/>
        </table:table-row>
        <table:table-row table:style-name="ro2">
          <table:table-cell table:style-name="ce173" table:number-columns-repeated="10"/>
          <table:table-cell table:style-name="ce172" office:value-type="string" calcext:value-type="string">
            <text:p>FACTORY_TEST</text:p>
          </table:table-cell>
          <table:table-cell table:style-name="ce173" office:value-type="float" office:value="0.000129891997209727" calcext:value-type="float">
            <text:p>0.00012989199721</text:p>
          </table:table-cell>
          <table:table-cell table:style-name="ce172"/>
          <table:table-cell table:style-name="ce173"/>
          <table:table-cell table:number-columns-repeated="1010"/>
        </table:table-row>
        <table:table-row table:style-name="ro2">
          <table:table-cell table:style-name="ce173" table:number-columns-repeated="10"/>
          <table:table-cell table:style-name="ce172" office:value-type="string" calcext:value-type="string">
            <text:p>MASTER_CLEAR</text:p>
          </table:table-cell>
          <table:table-cell table:style-name="ce173" office:value-type="float" office:value="0.000129891997209727" calcext:value-type="float">
            <text:p>0.00012989199721</text:p>
          </table:table-cell>
          <table:table-cell table:style-name="ce172"/>
          <table:table-cell table:style-name="ce173"/>
          <table:table-cell table:number-columns-repeated="1010"/>
        </table:table-row>
        <table:table-row table:style-name="ro2">
          <table:table-cell table:style-name="ce173" table:number-columns-repeated="10"/>
          <table:table-cell table:style-name="ce172" office:value-type="string" calcext:value-type="string">
            <text:p>FORCE_BACK</text:p>
          </table:table-cell>
          <table:table-cell table:style-name="ce173" office:value-type="float" office:value="0.000120270367786785" calcext:value-type="float">
            <text:p>0.000120270367787</text:p>
          </table:table-cell>
          <table:table-cell table:style-name="ce172"/>
          <table:table-cell table:style-name="ce173"/>
          <table:table-cell table:number-columns-repeated="1010"/>
        </table:table-row>
        <table:table-row table:style-name="ro2">
          <table:table-cell table:style-name="ce173" table:number-columns-repeated="10"/>
          <table:table-cell table:style-name="ce172" office:value-type="string" calcext:value-type="string">
            <text:p>BRICK</text:p>
          </table:table-cell>
          <table:table-cell table:style-name="ce173" office:value-type="float" office:value="0.000101027108940899" calcext:value-type="float">
            <text:p>0.000101027108941</text:p>
          </table:table-cell>
          <table:table-cell table:style-name="ce172"/>
          <table:table-cell table:style-name="ce173"/>
          <table:table-cell table:number-columns-repeated="1010"/>
        </table:table-row>
        <table:table-row table:style-name="ro2">
          <table:table-cell table:style-name="ce173" table:number-columns-repeated="10"/>
          <table:table-cell table:style-name="ce172" office:value-type="string" calcext:value-type="string">
            <text:p>GLOBAL_SEARCH</text:p>
          </table:table-cell>
          <table:table-cell table:style-name="ce173" office:value-type="float" office:value="0.000086594664806485" calcext:value-type="float">
            <text:p>8.6594664806485E-05</text:p>
          </table:table-cell>
          <table:table-cell table:style-name="ce172"/>
          <table:table-cell table:style-name="ce173"/>
          <table:table-cell table:number-columns-repeated="1010"/>
        </table:table-row>
        <table:table-row table:style-name="ro2">
          <table:table-cell table:style-name="ce173" table:number-columns-repeated="10"/>
          <table:table-cell table:style-name="ce172" office:value-type="string" calcext:value-type="string">
            <text:p>DIAGNOSTIC</text:p>
          </table:table-cell>
          <table:table-cell table:style-name="ce173" office:value-type="float" office:value="0.0000673514059605994" calcext:value-type="float">
            <text:p>6.73514059605994E-05</text:p>
          </table:table-cell>
          <table:table-cell table:style-name="ce172"/>
          <table:table-cell table:style-name="ce173"/>
          <table:table-cell table:number-columns-repeated="1010"/>
        </table:table-row>
        <table:table-row table:style-name="ro2">
          <table:table-cell table:style-name="ce173" table:number-columns-repeated="10"/>
          <table:table-cell table:style-name="ce172" office:value-type="string" calcext:value-type="string">
            <text:p>DUMP</text:p>
          </table:table-cell>
          <table:table-cell table:style-name="ce173" office:value-type="float" office:value="0.0000673514059605994" calcext:value-type="float">
            <text:p>6.73514059605994E-05</text:p>
          </table:table-cell>
          <table:table-cell table:style-name="ce172"/>
          <table:table-cell table:style-name="ce173"/>
          <table:table-cell table:number-columns-repeated="1010"/>
        </table:table-row>
        <table:table-row table:style-name="ro2">
          <table:table-cell table:style-name="ce173" table:number-columns-repeated="10"/>
          <table:table-cell table:style-name="ce172" office:value-type="string" calcext:value-type="string">
            <text:p>SET_ALWAYS_FINISH</text:p>
          </table:table-cell>
          <table:table-cell table:style-name="ce173" office:value-type="float" office:value="0.0000577297765376567" calcext:value-type="float">
            <text:p>5.77297765376567E-05</text:p>
          </table:table-cell>
          <table:table-cell table:style-name="ce172"/>
          <table:table-cell table:style-name="ce173"/>
          <table:table-cell table:number-columns-repeated="1010"/>
        </table:table-row>
        <table:table-row table:style-name="ro2">
          <table:table-cell table:style-name="ce173" table:number-columns-repeated="10"/>
          <table:table-cell table:style-name="ce172" office:value-type="string" calcext:value-type="string">
            <text:p>READ_PROFILE</text:p>
          </table:table-cell>
          <table:table-cell table:style-name="ce173" office:value-type="float" office:value="0.0000336757029802997" calcext:value-type="float">
            <text:p>3.36757029802997E-05</text:p>
          </table:table-cell>
          <table:table-cell table:style-name="ce172"/>
          <table:table-cell table:style-name="ce173"/>
          <table:table-cell table:number-columns-repeated="1010"/>
        </table:table-row>
        <table:table-row table:style-name="ro2">
          <table:table-cell table:style-name="ce173" table:number-columns-repeated="10"/>
          <table:table-cell table:style-name="ce172" office:value-type="string" calcext:value-type="string">
            <text:p>WRITE_GSERVICES</text:p>
          </table:table-cell>
          <table:table-cell table:style-name="ce173" office:value-type="float" office:value="0.0000336757029802997" calcext:value-type="float">
            <text:p>3.36757029802997E-05</text:p>
          </table:table-cell>
          <table:table-cell table:style-name="ce172"/>
          <table:table-cell table:style-name="ce173"/>
          <table:table-cell table:number-columns-repeated="1010"/>
        </table:table-row>
        <table:table-row table:style-name="ro2">
          <table:table-cell table:style-name="ce173" table:number-columns-repeated="10"/>
          <table:table-cell table:style-name="ce172" office:value-type="string" calcext:value-type="string">
            <text:p>WRITE_PROFILE</text:p>
          </table:table-cell>
          <table:table-cell table:style-name="ce173" office:value-type="float" office:value="0.0000144324441344142" calcext:value-type="float">
            <text:p>1.44324441344142E-05</text:p>
          </table:table-cell>
          <table:table-cell table:style-name="ce172"/>
          <table:table-cell table:style-name="ce173"/>
          <table:table-cell table:number-columns-repeated="1010"/>
        </table:table-row>
        <table:table-row table:style-name="ro2">
          <table:table-cell table:style-name="ce173" table:number-columns-repeated="10"/>
          <table:table-cell table:style-name="ce172" office:value-type="string" calcext:value-type="string">
            <text:p>SET_POINTER_SPEED</text:p>
          </table:table-cell>
          <table:table-cell table:style-name="ce173" office:value-type="float" office:value="0.00000962162942294278" calcext:value-type="float">
            <text:p>9.62162942294278E-06</text:p>
          </table:table-cell>
          <table:table-cell table:style-name="ce172"/>
          <table:table-cell table:style-name="ce173"/>
          <table:table-cell table:number-columns-repeated="1010"/>
        </table:table-row>
        <table:table-row table:style-name="ro2" table:number-rows-repeated="1048453">
          <table:table-cell table:number-columns-repeated="1024"/>
        </table:table-row>
        <table:table-row table:style-name="ro2">
          <table:table-cell table:number-columns-repeated="1024"/>
        </table:table-row>
        <calcext:conditional-formats>
          <calcext:conditional-format calcext:target-range-address="FeatFreqDist_NegativeDSs.E5:FeatFreqDist_NegativeDSs.E73">
            <calcext:condition calcext:apply-style-name="Excel_CondFormat_1_1_1 1" calcext:value="formula-is(AND(COUNTIF([.$E$5:.$E$73];[.E5])&gt;1;NOT(ISBLANK([.E5]))))" calcext:base-cell-address="FeatFreqDist_NegativeDSs.E5"/>
          </calcext:conditional-format>
          <calcext:conditional-format calcext:target-range-address="FeatFreqDist_NegativeDSs.C5:FeatFreqDist_NegativeDSs.C75">
            <calcext:condition calcext:apply-style-name="Excel_CondFormat_1_2_1 1" calcext:value="formula-is(AND(COUNTIF([.$C$5:.$C$75];[.C5])&gt;1;NOT(ISBLANK([.C5]))))" calcext:base-cell-address="FeatFreqDist_NegativeDSs.C5"/>
          </calcext:conditional-format>
          <calcext:conditional-format calcext:target-range-address="FeatFreqDist_NegativeDSs.A5:FeatFreqDist_NegativeDSs.A79">
            <calcext:condition calcext:apply-style-name="Excel_CondFormat_1_3_1 1" calcext:value="formula-is(AND(COUNTIF([.$A$5:.$A$79];[.A5])&gt;1;NOT(ISBLANK([.A5]))))" calcext:base-cell-address="FeatFreqDist_NegativeDSs.A5"/>
          </calcext:conditional-format>
        </calcext:conditional-formats>
      </table:table>
      <table:table table:name="DistributionFitTests" table:style-name="ta1">
        <office:forms form:automatic-focus="false" form:apply-design-mode="false"/>
        <table:table-column table:style-name="co25" table:default-cell-style-name="ce187"/>
        <table:table-column table:style-name="co26" table:default-cell-style-name="ce187"/>
        <table:table-column table:style-name="co27" table:default-cell-style-name="ce187"/>
        <table:table-column table:style-name="co28" table:default-cell-style-name="ce193"/>
        <table:table-column table:style-name="co29" table:default-cell-style-name="ce291"/>
        <table:table-column table:style-name="co30" table:default-cell-style-name="ce187"/>
        <table:table-column table:style-name="co31" table:default-cell-style-name="ce187"/>
        <table:table-column table:style-name="co32" table:default-cell-style-name="ce187"/>
        <table:table-column table:style-name="co33" table:default-cell-style-name="ce187"/>
        <table:table-column table:style-name="co34" table:default-cell-style-name="ce225"/>
        <table:table-column table:style-name="co35" table:default-cell-style-name="ce488"/>
        <table:table-column table:style-name="co36" table:default-cell-style-name="ce187"/>
        <table:table-column table:style-name="co37" table:default-cell-style-name="ce225"/>
        <table:table-column table:style-name="co38" table:default-cell-style-name="ce225"/>
        <table:table-column table:style-name="co39" table:default-cell-style-name="ce225"/>
        <table:table-column table:style-name="co40" table:default-cell-style-name="ce225"/>
        <table:table-column table:style-name="co41" table:default-cell-style-name="ce225"/>
        <table:table-column table:style-name="co42" table:number-columns-repeated="1007" table:default-cell-style-name="ce187"/>
        <table:table-row table:style-name="ro2">
          <table:table-cell table:number-columns-repeated="1024"/>
        </table:table-row>
        <table:table-row table:style-name="ro17">
          <table:table-cell table:style-name="ce188"/>
          <table:table-cell table:style-name="ce276" office:value-type="string" calcext:value-type="string" table:number-columns-spanned="1" table:number-rows-spanned="2">
            <text:p>Class</text:p>
          </table:table-cell>
          <table:table-cell table:style-name="ce276" office:value-type="string" calcext:value-type="string" table:number-columns-spanned="1" table:number-rows-spanned="2">
            <text:p>Data set</text:p>
          </table:table-cell>
          <table:table-cell table:style-name="ce283" office:value-type="string" calcext:value-type="string" table:number-columns-spanned="1" table:number-rows-spanned="2">
            <text:p>m</text:p>
            <text:p><text:span text:style-name="T30">Size</text:span></text:p>
            <text:p>n</text:p>
          </table:table-cell>
          <table:table-cell table:style-name="ce292" office:value-type="string" calcext:value-type="string" table:number-columns-spanned="1" table:number-rows-spanned="2">
            <text:p>Plausibility Degree</text:p>
          </table:table-cell>
          <table:table-cell table:style-name="ce299" office:value-type="string" calcext:value-type="string" table:number-columns-spanned="3" table:number-rows-spanned="1">
            <text:p>Distribution Fit</text:p>
          </table:table-cell>
          <table:covered-table-cell table:number-columns-repeated="2" table:style-name="ce299"/>
          <table:table-cell table:style-name="ce299" office:value-type="string" calcext:value-type="string" table:number-columns-spanned="2" table:number-rows-spanned="1">
            <text:p>Bootstrap Test</text:p>
          </table:table-cell>
          <table:covered-table-cell table:style-name="ce226"/>
          <table:table-cell table:style-name="ce489" office:value-type="string" calcext:value-type="string" table:number-columns-spanned="4" table:number-rows-spanned="1">
            <text:p>Vuong's Test on Two Distributions</text:p>
          </table:table-cell>
          <table:covered-table-cell table:style-name="ce299"/>
          <table:covered-table-cell table:number-columns-repeated="2" table:style-name="ce226"/>
          <table:table-cell table:style-name="ce343"/>
          <table:table-cell office:value-type="string" calcext:value-type="string">
            <text:p>vs. Poisson</text:p>
          </table:table-cell>
          <table:table-cell office:value-type="string" calcext:value-type="string">
            <text:p>vs. Exponential</text:p>
          </table:table-cell>
          <table:table-cell table:number-columns-repeated="1007"/>
        </table:table-row>
        <table:table-row table:style-name="ro17">
          <table:table-cell table:style-name="ce188"/>
          <table:covered-table-cell table:number-columns-repeated="2" table:style-name="ce276"/>
          <table:covered-table-cell table:style-name="ce284" office:value-type="string" calcext:value-type="string">
            <text:p>n</text:p>
          </table:covered-table-cell>
          <table:covered-table-cell table:style-name="ce293"/>
          <table:table-cell table:style-name="ce208" office:value-type="string" calcext:value-type="string">
            <text:p>Distribution</text:p>
          </table:table-cell>
          <table:table-cell table:style-name="ce217" office:value-type="string" calcext:value-type="string">
            <text:p>ntail</text:p>
          </table:table-cell>
          <table:table-cell table:style-name="ce208" office:value-type="string" calcext:value-type="string">
            <text:p>Parameter(s)</text:p>
          </table:table-cell>
          <table:table-cell table:style-name="ce217" office:value-type="string" calcext:value-type="string">
            <text:p>GoF</text:p>
          </table:table-cell>
          <table:table-cell table:style-name="ce228" office:value-type="string" calcext:value-type="string">
            <text:p>p-value</text:p>
          </table:table-cell>
          <table:table-cell table:style-name="ce490" office:value-type="string" calcext:value-type="string">
            <text:p>1<text:span text:style-name="T31">st</text:span> <text:span text:style-name="T32">vs.</text:span> 2<text:span text:style-name="T31">nd</text:span></text:p>
          </table:table-cell>
          <table:table-cell table:style-name="ce217" office:value-type="string" calcext:value-type="string">
            <text:p>Statistics</text:p>
          </table:table-cell>
          <table:table-cell table:style-name="ce228" office:value-type="string" calcext:value-type="string">
            <text:p>p <text:span text:style-name="T37">(1-sided)</text:span></text:p>
          </table:table-cell>
          <table:table-cell table:style-name="ce228" office:value-type="string" calcext:value-type="string">
            <text:p>p <text:span text:style-name="T37">(2-sided)</text:span></text:p>
          </table:table-cell>
          <table:table-cell table:style-name="ce344"/>
          <table:table-cell table:number-columns-repeated="2" table:style-name="ce356" office:value-type="string" calcext:value-type="string">
            <text:p>p (2-sided)</text:p>
          </table:table-cell>
          <table:table-cell table:number-columns-repeated="1007"/>
        </table:table-row>
        <table:table-row table:style-name="ro2">
          <table:table-cell table:style-name="ce188"/>
          <table:table-cell table:style-name="ce277" table:formula="of:=&quot;Negative (&quot;&amp;[$dsdist.B4]&amp;&quot;)&quot;" office:value-type="string" office:string-value="Negative (Benign)" calcext:value-type="string" table:number-columns-spanned="1" table:number-rows-spanned="15">
            <text:p>Negative (Benign)</text:p>
          </table:table-cell>
          <table:table-cell table:style-name="ce280" office:value-type="string" calcext:value-type="string" table:number-columns-spanned="1" table:number-rows-spanned="3">
            <text:p><text:span text:style-name="T3">DS</text:span><text:span text:style-name="T28">0</text:span></text:p>
          </table:table-cell>
          <table:table-cell table:style-name="ce285" office:value-type="string" calcext:value-type="string">
            <text:p>264K</text:p>
          </table:table-cell>
          <table:table-cell table:style-name="ce294" office:value-type="string" calcext:value-type="string">
            <text:p>1<text:span text:style-name="T31">st</text:span></text:p>
          </table:table-cell>
          <table:table-cell table:style-name="ce314" office:value-type="string" calcext:value-type="string">
            <text:p>Log-normal</text:p>
          </table:table-cell>
          <table:table-cell table:style-name="ce407" table:formula="of:=[$dsdist.AE4]" office:value-type="percentage" office:value="1" calcext:value-type="percentage">
            <text:p>100%</text:p>
          </table:table-cell>
          <table:table-cell table:style-name="ce410" table:formula="of:=&quot;µ=&quot;&amp;FIXED([$dsdist.AB4];2)&amp;&quot;, σ=&quot;&amp;FIXED([$dsdist.AC4];2)" office:value-type="string" office:string-value="µ=7.57, σ=2.04" calcext:value-type="string">
            <text:p>µ=7.57, σ=2.04</text:p>
          </table:table-cell>
          <table:table-cell table:style-name="ce418" table:formula="of:=[$dsdist.AG4]" office:value-type="float" office:value="0.0450152319069833" calcext:value-type="float">
            <text:p>0.05</text:p>
          </table:table-cell>
          <table:table-cell table:style-name="ce424" table:formula="of:=[$dsdist.AF4]" office:value-type="float" office:value="0.918" calcext:value-type="float">
            <text:p>0.92</text:p>
          </table:table-cell>
          <table:table-cell table:style-name="ce469" office:value-type="string" calcext:value-type="string">
            <text:p><text:span text:style-name="T33">pl</text:span> <text:span text:style-name="T34">vs.</text:span> <text:span text:style-name="T35">ln</text:span>*</text:p>
          </table:table-cell>
          <table:table-cell table:style-name="ce418" table:formula="of:=[$dsdist.AJ4]" office:value-type="float" office:value="-2.37731074204986" calcext:value-type="float">
            <text:p>-2.38</text:p>
          </table:table-cell>
          <table:table-cell table:style-name="ce540" table:formula="of:=[$dsdist.AK4]" office:value-type="float" office:value="0.991280305131525" calcext:value-type="float">
            <text:p>0.99</text:p>
          </table:table-cell>
          <table:table-cell table:style-name="ce540" table:formula="of:=[$dsdist.AL4]" office:value-type="float" office:value="0.0174393897369508" calcext:value-type="float">
            <text:p>0.02</text:p>
          </table:table-cell>
          <table:table-cell table:number-columns-repeated="1010"/>
        </table:table-row>
        <table:table-row table:style-name="ro2">
          <table:table-cell table:style-name="ce188"/>
          <table:covered-table-cell table:style-name="ce425"/>
          <table:covered-table-cell table:style-name="ce280"/>
          <table:table-cell table:style-name="ce286" office:value-type="string" calcext:value-type="string">
            <text:p>Skinny</text:p>
          </table:table-cell>
          <table:table-cell table:style-name="ce295" office:value-type="string" calcext:value-type="string">
            <text:p>3<text:span text:style-name="T31">rd</text:span></text:p>
          </table:table-cell>
          <table:table-cell table:style-name="ce210" office:value-type="string" calcext:value-type="string">
            <text:p>Exponential</text:p>
          </table:table-cell>
          <table:table-cell table:style-name="ce218" table:formula="of:=[$dsdist.AX4]" office:value-type="percentage" office:value="0.071428571" calcext:value-type="percentage">
            <text:p>7%</text:p>
          </table:table-cell>
          <table:table-cell table:style-name="ce221" table:formula="of:=&quot;λ=&quot;&amp;FIXED([$dsdist.AV4];5)" office:value-type="string" office:string-value="λ=0.00001" calcext:value-type="string">
            <text:p>λ=0.00001</text:p>
          </table:table-cell>
          <table:table-cell table:style-name="ce223" table:formula="of:=[$dsdist.AZ4]" office:value-type="float" office:value="0.35238427" calcext:value-type="float">
            <text:p>0.35</text:p>
          </table:table-cell>
          <table:table-cell table:style-name="ce230" table:formula="of:=[$dsdist.AY4]" office:value-type="float" office:value="0" calcext:value-type="float">
            <text:p>0.00</text:p>
          </table:table-cell>
          <table:table-cell table:style-name="ce492" office:value-type="string" calcext:value-type="string">
            <text:p><text:span text:style-name="T35">ln</text:span> <text:span text:style-name="T34">vs.</text:span> <text:span text:style-name="T36">ex</text:span>*</text:p>
          </table:table-cell>
          <table:table-cell table:style-name="ce223" table:formula="of:=[$dsdist.BG4]" office:value-type="float" office:value="0.343338445" calcext:value-type="float">
            <text:p>0.34</text:p>
          </table:table-cell>
          <table:table-cell table:style-name="ce302" table:formula="of:=[$dsdist.BH4]" office:value-type="float" office:value="0.365671931" calcext:value-type="float">
            <text:p>0.37</text:p>
          </table:table-cell>
          <table:table-cell table:style-name="ce302" table:formula="of:=[$dsdist.BI4]" office:value-type="float" office:value="0.731343861" calcext:value-type="float">
            <text:p>0.73</text:p>
          </table:table-cell>
          <table:table-cell table:number-columns-repeated="1010"/>
        </table:table-row>
        <table:table-row table:style-name="ro2">
          <table:table-cell table:style-name="ce188"/>
          <table:covered-table-cell table:style-name="ce425"/>
          <table:covered-table-cell table:style-name="ce280"/>
          <table:table-cell table:style-name="ce287" table:formula="of:=[$dsdist.D4]" office:value-type="float" office:value="84" calcext:value-type="float">
            <text:p>84</text:p>
          </table:table-cell>
          <table:table-cell table:style-name="ce296" office:value-type="string" calcext:value-type="string">
            <text:p>2<text:span text:style-name="T31">nd</text:span></text:p>
          </table:table-cell>
          <table:table-cell table:style-name="ce212" office:value-type="string" calcext:value-type="string">
            <text:p>Power law</text:p>
          </table:table-cell>
          <table:table-cell table:style-name="ce220" table:formula="of:=[$dsdist.J4]" office:value-type="percentage" office:value="0.619047619047619" calcext:value-type="percentage">
            <text:p>62%</text:p>
          </table:table-cell>
          <table:table-cell table:style-name="ce222" table:formula="of:=&quot;α=&quot;&amp;FIXED([$dsdist.F4];2)&amp;&quot; (typical)&quot;" office:value-type="string" office:string-value="α=1.75 (typical)" calcext:value-type="string">
            <text:p>α=1.75 (typical)</text:p>
          </table:table-cell>
          <table:table-cell table:style-name="ce224" table:formula="of:=FIXED([$dsdist.L4];2)" office:value-type="string" office:string-value="0.12" calcext:value-type="string">
            <text:p>0.12</text:p>
          </table:table-cell>
          <table:table-cell table:style-name="ce231" table:formula="of:=[$dsdist.K4]" office:value-type="float" office:value="0.148" calcext:value-type="float">
            <text:p>0.15</text:p>
          </table:table-cell>
          <table:table-cell table:style-name="ce493" office:value-type="string" calcext:value-type="string">
            <text:p><text:span text:style-name="T33">pl</text:span>* <text:span text:style-name="T34">vs.</text:span> <text:span text:style-name="T35">ln</text:span></text:p>
          </table:table-cell>
          <table:table-cell table:style-name="ce300" table:formula="of:=[$dsdist.Q4]" office:value-type="float" office:value="-0.998116426849079" calcext:value-type="float">
            <text:p>-1.00</text:p>
          </table:table-cell>
          <table:table-cell table:style-name="ce303" table:formula="of:=[$dsdist.R4]" office:value-type="float" office:value="0.840888547271131" calcext:value-type="float">
            <text:p>0.84</text:p>
          </table:table-cell>
          <table:table-cell table:style-name="ce303" table:formula="of:=[$dsdist.S4]" office:value-type="float" office:value="0.318222905457739" calcext:value-type="float">
            <text:p>0.32</text:p>
          </table:table-cell>
          <table:table-cell table:style-name="ce345"/>
          <table:table-cell table:style-name="ce357" table:formula="of:=[$dsdist.W4]" office:value-type="float" office:value="0.00187114404853483" calcext:value-type="float">
            <text:p>0.00</text:p>
          </table:table-cell>
          <table:table-cell table:style-name="ce368" table:formula="of:=[$dsdist.Z4]" office:value-type="float" office:value="0.0386433665392383" calcext:value-type="float">
            <text:p>0.04</text:p>
          </table:table-cell>
          <table:table-cell table:number-columns-repeated="1007"/>
        </table:table-row>
        <table:table-row table:style-name="ro2">
          <table:table-cell table:style-name="ce188"/>
          <table:covered-table-cell table:style-name="ce425"/>
          <table:table-cell table:style-name="ce280" office:value-type="string" calcext:value-type="string" table:number-columns-spanned="1" table:number-rows-spanned="3">
            <text:p><text:span text:style-name="T3">DS</text:span><text:span text:style-name="T28">1</text:span></text:p>
          </table:table-cell>
          <table:table-cell table:style-name="ce285" office:value-type="float" office:value="254" calcext:value-type="float">
            <text:p>254</text:p>
          </table:table-cell>
          <table:table-cell table:style-name="ce297" office:value-type="string" calcext:value-type="string">
            <text:p>1<text:span text:style-name="T31">st</text:span></text:p>
          </table:table-cell>
          <table:table-cell table:style-name="ce209" office:value-type="string" calcext:value-type="string">
            <text:p>Log-normal</text:p>
          </table:table-cell>
          <table:table-cell table:style-name="ce218" table:formula="of:=[$dsdist.AE5]" office:value-type="percentage" office:value="0.457446808510638" calcext:value-type="percentage">
            <text:p>46%</text:p>
          </table:table-cell>
          <table:table-cell table:style-name="ce221" table:formula="of:=&quot;µ=&quot;&amp;FIXED([$dsdist.AB5];2)&amp;&quot;, σ=&quot;&amp;FIXED([$dsdist.AC5];2)" office:value-type="string" office:string-value="µ=3.23, σ=1.08" calcext:value-type="string">
            <text:p>µ=3.23, σ=1.08</text:p>
          </table:table-cell>
          <table:table-cell table:style-name="ce223" table:formula="of:=[$dsdist.AG5]" office:value-type="float" office:value="0.0710997666778651" calcext:value-type="float">
            <text:p>0.07</text:p>
          </table:table-cell>
          <table:table-cell table:style-name="ce232" table:formula="of:=[$dsdist.AF5]" office:value-type="float" office:value="0.198" calcext:value-type="float">
            <text:p>0.20</text:p>
          </table:table-cell>
          <table:table-cell table:style-name="ce494" office:value-type="string" calcext:value-type="string">
            <text:p><text:span text:style-name="T33">pl</text:span> <text:span text:style-name="T34">vs.</text:span> <text:span text:style-name="T35">ln</text:span>*</text:p>
          </table:table-cell>
          <table:table-cell table:style-name="ce223" table:formula="of:=[$dsdist.AJ5]" office:value-type="float" office:value="-2.24862405834604" calcext:value-type="float">
            <text:p>-2.25</text:p>
          </table:table-cell>
          <table:table-cell table:style-name="ce304" table:formula="of:=[$dsdist.AK5]" office:value-type="float" office:value="0.98773178777866" calcext:value-type="float">
            <text:p>0.99</text:p>
          </table:table-cell>
          <table:table-cell table:style-name="ce304" table:formula="of:=[$dsdist.AL5]" office:value-type="float" office:value="0.0245364244426791" calcext:value-type="float">
            <text:p>0.02</text:p>
          </table:table-cell>
          <table:table-cell table:number-columns-repeated="1010"/>
        </table:table-row>
        <table:table-row table:style-name="ro2">
          <table:table-cell table:style-name="ce188"/>
          <table:covered-table-cell table:style-name="ce425"/>
          <table:covered-table-cell table:style-name="ce280"/>
          <table:table-cell table:style-name="ce286" office:value-type="string" calcext:value-type="string">
            <text:p>Shallow</text:p>
          </table:table-cell>
          <table:table-cell table:style-name="ce295" office:value-type="string" calcext:value-type="string">
            <text:p>3<text:span text:style-name="T31">rd</text:span></text:p>
          </table:table-cell>
          <table:table-cell table:style-name="ce210" office:value-type="string" calcext:value-type="string">
            <text:p>Exponential</text:p>
          </table:table-cell>
          <table:table-cell table:style-name="ce218" table:formula="of:=[$dsdist.AX5]" office:value-type="percentage" office:value="0.340425532" calcext:value-type="percentage">
            <text:p>34%</text:p>
          </table:table-cell>
          <table:table-cell table:style-name="ce221" table:formula="of:=&quot;λ=&quot;&amp;FIXED([$dsdist.AV5];5)" office:value-type="string" office:string-value="λ=0.02079" calcext:value-type="string">
            <text:p>λ=0.02079</text:p>
          </table:table-cell>
          <table:table-cell table:style-name="ce223" table:formula="of:=[$dsdist.AZ5]" office:value-type="float" office:value="0.093069112" calcext:value-type="float">
            <text:p>0.09</text:p>
          </table:table-cell>
          <table:table-cell table:style-name="ce233" table:formula="of:=[$dsdist.AY5]" office:value-type="float" office:value="0.492" calcext:value-type="float">
            <text:p>0.49</text:p>
          </table:table-cell>
          <table:table-cell table:style-name="ce495" office:value-type="string" calcext:value-type="string">
            <text:p><text:span text:style-name="T35">ln</text:span> <text:span text:style-name="T34">vs.</text:span> <text:span text:style-name="T36">ex</text:span>*</text:p>
          </table:table-cell>
          <table:table-cell table:style-name="ce223" table:formula="of:=[$dsdist.BG5]" office:value-type="float" office:value="0.422410886" calcext:value-type="float">
            <text:p>0.42</text:p>
          </table:table-cell>
          <table:table-cell table:style-name="ce305" table:formula="of:=[$dsdist.BH5]" office:value-type="float" office:value="0.336362567" calcext:value-type="float">
            <text:p>0.34</text:p>
          </table:table-cell>
          <table:table-cell table:style-name="ce305" table:formula="of:=[$dsdist.BI5]" office:value-type="float" office:value="0.672725134" calcext:value-type="float">
            <text:p>0.67</text:p>
          </table:table-cell>
          <table:table-cell table:number-columns-repeated="1010"/>
        </table:table-row>
        <table:table-row table:style-name="ro2">
          <table:table-cell table:style-name="ce188"/>
          <table:covered-table-cell table:style-name="ce425"/>
          <table:covered-table-cell table:style-name="ce280"/>
          <table:table-cell table:style-name="ce288" table:formula="of:=[$dsdist.D5]" office:value-type="float" office:value="94" calcext:value-type="float">
            <text:p>94</text:p>
          </table:table-cell>
          <table:table-cell table:style-name="ce296" office:value-type="string" calcext:value-type="string">
            <text:p>2<text:span text:style-name="T31">nd</text:span></text:p>
          </table:table-cell>
          <table:table-cell table:style-name="ce212" office:value-type="string" calcext:value-type="string">
            <text:p>Power law</text:p>
          </table:table-cell>
          <table:table-cell table:style-name="ce220" table:formula="of:=[$dsdist.J5]" office:value-type="percentage" office:value="0.319148936170213" calcext:value-type="percentage">
            <text:p>32%</text:p>
          </table:table-cell>
          <table:table-cell table:style-name="ce222" table:formula="of:=&quot;α=&quot;&amp;FIXED([$dsdist.F5];2)&amp;&quot; (typical)&quot;" office:value-type="string" office:string-value="α=2.22 (typical)" calcext:value-type="string">
            <text:p>α=2.22 (typical)</text:p>
          </table:table-cell>
          <table:table-cell table:style-name="ce224" table:formula="of:=FIXED([$dsdist.L5];2)" office:value-type="string" office:string-value="0.10" calcext:value-type="string">
            <text:p>0.10</text:p>
          </table:table-cell>
          <table:table-cell table:style-name="ce234" table:formula="of:=[$dsdist.K5]" office:value-type="float" office:value="0.492" calcext:value-type="float">
            <text:p>0.49</text:p>
          </table:table-cell>
          <table:table-cell table:style-name="ce496" office:value-type="string" calcext:value-type="string">
            <text:p><text:span text:style-name="T33">pl</text:span>* <text:span text:style-name="T34">vs.</text:span> <text:span text:style-name="T35">ln</text:span></text:p>
          </table:table-cell>
          <table:table-cell table:style-name="ce300" table:formula="of:=[$dsdist.Q5]" office:value-type="float" office:value="-0.806164882791337" calcext:value-type="float">
            <text:p>-0.81</text:p>
          </table:table-cell>
          <table:table-cell table:style-name="ce306" table:formula="of:=[$dsdist.R5]" office:value-type="float" office:value="0.789926107864073" calcext:value-type="float">
            <text:p>0.79</text:p>
          </table:table-cell>
          <table:table-cell table:style-name="ce306" table:formula="of:=[$dsdist.S5]" office:value-type="float" office:value="0.420147784271854" calcext:value-type="float">
            <text:p>0.42</text:p>
          </table:table-cell>
          <table:table-cell table:style-name="ce346"/>
          <table:table-cell table:style-name="ce358" table:formula="of:=[$dsdist.W5]" office:value-type="float" office:value="0.0025818776568014" calcext:value-type="float">
            <text:p>0.00</text:p>
          </table:table-cell>
          <table:table-cell table:style-name="ce369" table:formula="of:=[$dsdist.Z5]" office:value-type="float" office:value="0.840338350419298" calcext:value-type="float">
            <text:p>0.84</text:p>
          </table:table-cell>
          <table:table-cell table:number-columns-repeated="1007"/>
        </table:table-row>
        <table:table-row table:style-name="ro2">
          <table:table-cell table:style-name="ce188"/>
          <table:covered-table-cell table:style-name="ce425"/>
          <table:table-cell table:style-name="ce280" office:value-type="string" calcext:value-type="string" table:number-columns-spanned="1" table:number-rows-spanned="3">
            <text:p><text:span text:style-name="T3">DS</text:span><text:span text:style-name="T28">2</text:span></text:p>
          </table:table-cell>
          <table:table-cell table:style-name="ce285" office:value-type="string" calcext:value-type="string">
            <text:p>311K</text:p>
          </table:table-cell>
          <table:table-cell table:style-name="ce297" office:value-type="string" calcext:value-type="string">
            <text:p>1<text:span text:style-name="T31">st</text:span></text:p>
          </table:table-cell>
          <table:table-cell table:style-name="ce209" office:value-type="string" calcext:value-type="string">
            <text:p>Log-normal</text:p>
          </table:table-cell>
          <table:table-cell table:style-name="ce218" table:formula="of:=[$dsdist.AE6]" office:value-type="percentage" office:value="0.927710843373494" calcext:value-type="percentage">
            <text:p>93%</text:p>
          </table:table-cell>
          <table:table-cell table:style-name="ce221" table:formula="of:=&quot;µ=&quot;&amp;FIXED([$dsdist.AB6];2)&amp;&quot;, σ=&quot;&amp;FIXED([$dsdist.AC6];2)" office:value-type="string" office:string-value="µ=7.82, σ=2.52" calcext:value-type="string">
            <text:p>µ=7.82, σ=2.52</text:p>
          </table:table-cell>
          <table:table-cell table:style-name="ce223" table:formula="of:=[$dsdist.AG6]" office:value-type="float" office:value="0.0628221117846983" calcext:value-type="float">
            <text:p>0.06</text:p>
          </table:table-cell>
          <table:table-cell table:style-name="ce236" table:formula="of:=[$dsdist.AF6]" office:value-type="float" office:value="0.502" calcext:value-type="float">
            <text:p>0.50</text:p>
          </table:table-cell>
          <table:table-cell table:style-name="ce497" office:value-type="string" calcext:value-type="string">
            <text:p><text:span text:style-name="T33">pl</text:span> <text:span text:style-name="T34">vs.</text:span> <text:span text:style-name="T35">ln</text:span>*</text:p>
          </table:table-cell>
          <table:table-cell table:style-name="ce223" table:formula="of:=[$dsdist.AJ6]" office:value-type="float" office:value="-4.55115008903012" calcext:value-type="float">
            <text:p>-4.55</text:p>
          </table:table-cell>
          <table:table-cell table:style-name="ce307" table:formula="of:=[$dsdist.AK6]" office:value-type="float" office:value="0.999997332326492" calcext:value-type="float">
            <text:p>1.00</text:p>
          </table:table-cell>
          <table:table-cell table:style-name="ce307" table:formula="of:=[$dsdist.AL6]" office:value-type="float" office:value="0.0000053353470151579" calcext:value-type="float">
            <text:p>0.00</text:p>
          </table:table-cell>
          <table:table-cell table:number-columns-repeated="1010"/>
        </table:table-row>
        <table:table-row table:style-name="ro2">
          <table:table-cell table:style-name="ce188"/>
          <table:covered-table-cell table:style-name="ce425"/>
          <table:covered-table-cell table:style-name="ce280"/>
          <table:table-cell table:style-name="ce286" office:value-type="string" calcext:value-type="string">
            <text:p>Skinny</text:p>
          </table:table-cell>
          <table:table-cell table:style-name="ce295" office:value-type="string" calcext:value-type="string">
            <text:p>3<text:span text:style-name="T31">rd</text:span></text:p>
          </table:table-cell>
          <table:table-cell table:style-name="ce210" office:value-type="string" calcext:value-type="string">
            <text:p>Exponential</text:p>
          </table:table-cell>
          <table:table-cell table:style-name="ce218" table:formula="of:=[$dsdist.AX6]" office:value-type="percentage" office:value="0.192771084" calcext:value-type="percentage">
            <text:p>19%</text:p>
          </table:table-cell>
          <table:table-cell table:style-name="ce221" table:formula="of:=&quot;λ=&quot;&amp;FIXED([$dsdist.AV6];5)" office:value-type="string" office:string-value="λ=0.00002" calcext:value-type="string">
            <text:p>λ=0.00002</text:p>
          </table:table-cell>
          <table:table-cell table:style-name="ce223" table:formula="of:=[$dsdist.AZ6]" office:value-type="float" office:value="0.827909123" calcext:value-type="float">
            <text:p>0.83</text:p>
          </table:table-cell>
          <table:table-cell table:style-name="ce237" table:formula="of:=[$dsdist.AY6]" office:value-type="float" office:value="0" calcext:value-type="float">
            <text:p>0.00</text:p>
          </table:table-cell>
          <table:table-cell table:style-name="ce498" office:value-type="string" calcext:value-type="string">
            <text:p><text:span text:style-name="T35">ln</text:span> <text:span text:style-name="T34">vs.</text:span> <text:span text:style-name="T36">ex</text:span>*</text:p>
          </table:table-cell>
          <table:table-cell table:style-name="ce223" table:formula="of:=[$dsdist.BG6]" office:value-type="float" office:value="0.48620762" calcext:value-type="float">
            <text:p>0.49</text:p>
          </table:table-cell>
          <table:table-cell table:style-name="ce308" table:formula="of:=[$dsdist.BH6]" office:value-type="float" office:value="0.313409985" calcext:value-type="float">
            <text:p>0.31</text:p>
          </table:table-cell>
          <table:table-cell table:style-name="ce308" table:formula="of:=[$dsdist.BI6]" office:value-type="float" office:value="0.626819969" calcext:value-type="float">
            <text:p>0.63</text:p>
          </table:table-cell>
          <table:table-cell table:number-columns-repeated="1010"/>
        </table:table-row>
        <table:table-row table:style-name="ro2">
          <table:table-cell table:style-name="ce188"/>
          <table:covered-table-cell table:style-name="ce425"/>
          <table:covered-table-cell table:style-name="ce280"/>
          <table:table-cell table:style-name="ce288" table:formula="of:=[$dsdist.D6]" office:value-type="float" office:value="83" calcext:value-type="float">
            <text:p>83</text:p>
          </table:table-cell>
          <table:table-cell table:style-name="ce296" office:value-type="string" calcext:value-type="string">
            <text:p>2<text:span text:style-name="T31">nd</text:span></text:p>
          </table:table-cell>
          <table:table-cell table:style-name="ce212" office:value-type="string" calcext:value-type="string">
            <text:p>Power law</text:p>
          </table:table-cell>
          <table:table-cell table:style-name="ce220" table:formula="of:=[$dsdist.J6]" office:value-type="percentage" office:value="0.542168674698795" calcext:value-type="percentage">
            <text:p>54%</text:p>
          </table:table-cell>
          <table:table-cell table:style-name="ce222" table:formula="of:=&quot;α=&quot;&amp;FIXED([$dsdist.F6];2)&amp;&quot; (typical)&quot;" office:value-type="string" office:string-value="α=1.59 (typical)" calcext:value-type="string">
            <text:p>α=1.59 (typical)</text:p>
          </table:table-cell>
          <table:table-cell table:style-name="ce224" table:formula="of:=FIXED([$dsdist.L6];2)" office:value-type="string" office:string-value="0.10" calcext:value-type="string">
            <text:p>0.10</text:p>
          </table:table-cell>
          <table:table-cell table:style-name="ce238" table:formula="of:=[$dsdist.K6]" office:value-type="float" office:value="0.428" calcext:value-type="float">
            <text:p>0.43</text:p>
          </table:table-cell>
          <table:table-cell table:style-name="ce499" office:value-type="string" calcext:value-type="string">
            <text:p><text:span text:style-name="T33">pl</text:span>* <text:span text:style-name="T34">vs.</text:span> <text:span text:style-name="T35">ln</text:span></text:p>
          </table:table-cell>
          <table:table-cell table:style-name="ce300" table:formula="of:=[$dsdist.Q6]" office:value-type="float" office:value="-1.35545636950542" calcext:value-type="float">
            <text:p>-1.36</text:p>
          </table:table-cell>
          <table:table-cell table:style-name="ce309" table:formula="of:=[$dsdist.R6]" office:value-type="float" office:value="0.912363899764068" calcext:value-type="float">
            <text:p>0.91</text:p>
          </table:table-cell>
          <table:table-cell table:style-name="ce309" table:formula="of:=[$dsdist.S6]" office:value-type="float" office:value="0.175272200471864" calcext:value-type="float">
            <text:p>0.18</text:p>
          </table:table-cell>
          <table:table-cell table:style-name="ce347"/>
          <table:table-cell table:style-name="ce359" table:formula="of:=[$dsdist.W6]" office:value-type="float" office:value="0.0000457401151385817" calcext:value-type="float">
            <text:p>0.00</text:p>
          </table:table-cell>
          <table:table-cell table:style-name="ce370" table:formula="of:=[$dsdist.Z6]" office:value-type="float" office:value="0.0101832977219054" calcext:value-type="float">
            <text:p>0.01</text:p>
          </table:table-cell>
          <table:table-cell table:number-columns-repeated="1007"/>
        </table:table-row>
        <table:table-row table:style-name="ro2">
          <table:table-cell table:style-name="ce188"/>
          <table:covered-table-cell table:style-name="ce425"/>
          <table:table-cell table:style-name="ce280" office:value-type="string" calcext:value-type="string" table:number-columns-spanned="1" table:number-rows-spanned="3">
            <text:p><text:span text:style-name="T3">DS</text:span><text:span text:style-name="T28">3</text:span></text:p>
          </table:table-cell>
          <table:table-cell table:style-name="ce285" office:value-type="string" calcext:value-type="string">
            <text:p>1K</text:p>
          </table:table-cell>
          <table:table-cell table:style-name="ce297" office:value-type="string" calcext:value-type="string">
            <text:p>1<text:span text:style-name="T31">st</text:span></text:p>
          </table:table-cell>
          <table:table-cell table:style-name="ce209" office:value-type="string" calcext:value-type="string">
            <text:p>Log-normal</text:p>
          </table:table-cell>
          <table:table-cell table:style-name="ce218" table:formula="of:=[$dsdist.AE7]" office:value-type="percentage" office:value="1" calcext:value-type="percentage">
            <text:p>100%</text:p>
          </table:table-cell>
          <table:table-cell table:style-name="ce221" table:formula="of:=&quot;µ=&quot;&amp;FIXED([$dsdist.AB7];2)&amp;&quot;, σ=&quot;&amp;FIXED([$dsdist.AC7];2)" office:value-type="string" office:string-value="µ=2.05, σ=2.00" calcext:value-type="string">
            <text:p>µ=2.05, σ=2.00</text:p>
          </table:table-cell>
          <table:table-cell table:style-name="ce223" table:formula="of:=[$dsdist.AG7]" office:value-type="float" office:value="0.0552043688679925" calcext:value-type="float">
            <text:p>0.06</text:p>
          </table:table-cell>
          <table:table-cell table:style-name="ce239" table:formula="of:=[$dsdist.AF7]" office:value-type="float" office:value="0.242" calcext:value-type="float">
            <text:p>0.24</text:p>
          </table:table-cell>
          <table:table-cell table:style-name="ce500" office:value-type="string" calcext:value-type="string">
            <text:p><text:span text:style-name="T33">pl</text:span> <text:span text:style-name="T34">vs.</text:span> <text:span text:style-name="T35">ln</text:span>*</text:p>
          </table:table-cell>
          <table:table-cell table:style-name="ce223" table:formula="of:=[$dsdist.AJ7]" office:value-type="float" office:value="-3.71590666364315" calcext:value-type="float">
            <text:p>-3.72</text:p>
          </table:table-cell>
          <table:table-cell table:style-name="ce310" table:formula="of:=[$dsdist.AK7]" office:value-type="float" office:value="0.999898761839189" calcext:value-type="float">
            <text:p>1.00</text:p>
          </table:table-cell>
          <table:table-cell table:style-name="ce310" table:formula="of:=[$dsdist.AL7]" office:value-type="float" office:value="0.000202476321622718" calcext:value-type="float">
            <text:p>0.00</text:p>
          </table:table-cell>
          <table:table-cell table:number-columns-repeated="1010"/>
        </table:table-row>
        <table:table-row table:style-name="ro2">
          <table:table-cell table:style-name="ce188"/>
          <table:covered-table-cell table:style-name="ce425"/>
          <table:covered-table-cell table:style-name="ce280"/>
          <table:table-cell table:style-name="ce286" office:value-type="string" calcext:value-type="string">
            <text:p>Shallow</text:p>
          </table:table-cell>
          <table:table-cell table:style-name="ce295" office:value-type="string" calcext:value-type="string">
            <text:p>3<text:span text:style-name="T31">rd</text:span></text:p>
          </table:table-cell>
          <table:table-cell table:style-name="ce210" office:value-type="string" calcext:value-type="string">
            <text:p>Exponential</text:p>
          </table:table-cell>
          <table:table-cell table:style-name="ce218" table:formula="of:=[$dsdist.AX7]" office:value-type="percentage" office:value="0.121212121" calcext:value-type="percentage">
            <text:p>12%</text:p>
          </table:table-cell>
          <table:table-cell table:style-name="ce221" table:formula="of:=&quot;λ=&quot;&amp;FIXED([$dsdist.AV7];5)" office:value-type="string" office:string-value="λ=0.00434" calcext:value-type="string">
            <text:p>λ=0.00434</text:p>
          </table:table-cell>
          <table:table-cell table:style-name="ce223" table:formula="of:=[$dsdist.AZ7]" office:value-type="float" office:value="0.141113129" calcext:value-type="float">
            <text:p>0.14</text:p>
          </table:table-cell>
          <table:table-cell table:style-name="ce240" table:formula="of:=[$dsdist.AY7]" office:value-type="float" office:value="0.582" calcext:value-type="float">
            <text:p>0.58</text:p>
          </table:table-cell>
          <table:table-cell table:style-name="ce501" office:value-type="string" calcext:value-type="string">
            <text:p><text:span text:style-name="T35">ln</text:span> <text:span text:style-name="T34">vs.</text:span> <text:span text:style-name="T36">ex</text:span>*</text:p>
          </table:table-cell>
          <table:table-cell table:style-name="ce223" table:formula="of:=[$dsdist.BG7]" office:value-type="float" office:value="-0.83338798" calcext:value-type="float">
            <text:p>-0.83</text:p>
          </table:table-cell>
          <table:table-cell table:style-name="ce311" table:formula="of:=[$dsdist.BH7]" office:value-type="float" office:value="0.797687024" calcext:value-type="float">
            <text:p>0.80</text:p>
          </table:table-cell>
          <table:table-cell table:style-name="ce311" table:formula="of:=[$dsdist.BI7]" office:value-type="float" office:value="0.404625952" calcext:value-type="float">
            <text:p>0.40</text:p>
          </table:table-cell>
          <table:table-cell table:number-columns-repeated="1010"/>
        </table:table-row>
        <table:table-row table:style-name="ro2">
          <table:table-cell table:style-name="ce188"/>
          <table:covered-table-cell table:style-name="ce425"/>
          <table:covered-table-cell table:style-name="ce280"/>
          <table:table-cell table:style-name="ce288" table:formula="of:=[$dsdist.D7]" office:value-type="float" office:value="99" calcext:value-type="float">
            <text:p>99</text:p>
          </table:table-cell>
          <table:table-cell table:style-name="ce296" office:value-type="string" calcext:value-type="string">
            <text:p>2<text:span text:style-name="T31">nd</text:span></text:p>
          </table:table-cell>
          <table:table-cell table:style-name="ce212" office:value-type="string" calcext:value-type="string">
            <text:p>Power law</text:p>
          </table:table-cell>
          <table:table-cell table:style-name="ce220" table:formula="of:=[$dsdist.J7]" office:value-type="percentage" office:value="0.535353535353535" calcext:value-type="percentage">
            <text:p>54%</text:p>
          </table:table-cell>
          <table:table-cell table:style-name="ce222" table:formula="of:=&quot;α=&quot;&amp;FIXED([$dsdist.F7];2)&amp;&quot; (typical)&quot;" office:value-type="string" office:string-value="α=1.71 (typical)" calcext:value-type="string">
            <text:p>α=1.71 (typical)</text:p>
          </table:table-cell>
          <table:table-cell table:style-name="ce224" table:formula="of:=FIXED([$dsdist.L7];2)" office:value-type="string" office:string-value="0.08" calcext:value-type="string">
            <text:p>0.08</text:p>
          </table:table-cell>
          <table:table-cell table:style-name="ce241" table:formula="of:=[$dsdist.K7]" office:value-type="float" office:value="0.236" calcext:value-type="float">
            <text:p>0.24</text:p>
          </table:table-cell>
          <table:table-cell table:style-name="ce502" office:value-type="string" calcext:value-type="string">
            <text:p><text:span text:style-name="T33">pl</text:span>* <text:span text:style-name="T34">vs.</text:span> <text:span text:style-name="T35">ln</text:span></text:p>
          </table:table-cell>
          <table:table-cell table:style-name="ce300" table:formula="of:=[$dsdist.Q7]" office:value-type="float" office:value="-0.932102885093515" calcext:value-type="float">
            <text:p>-0.93</text:p>
          </table:table-cell>
          <table:table-cell table:style-name="ce320" table:formula="of:=[$dsdist.R7]" office:value-type="float" office:value="0.824358321410596" calcext:value-type="float">
            <text:p>0.82</text:p>
          </table:table-cell>
          <table:table-cell table:style-name="ce320" table:formula="of:=[$dsdist.S7]" office:value-type="float" office:value="0.351283357178808" calcext:value-type="float">
            <text:p>0.35</text:p>
          </table:table-cell>
          <table:table-cell table:style-name="ce348"/>
          <table:table-cell table:style-name="ce360" table:formula="of:=[$dsdist.W7]" office:value-type="float" office:value="0.000983955399883829" calcext:value-type="float">
            <text:p>0.00</text:p>
          </table:table-cell>
          <table:table-cell table:style-name="ce371" table:formula="of:=[$dsdist.Z7]" office:value-type="float" office:value="0.00317281073170461" calcext:value-type="float">
            <text:p>0.00</text:p>
          </table:table-cell>
          <table:table-cell table:number-columns-repeated="1007"/>
        </table:table-row>
        <table:table-row table:style-name="ro2">
          <table:table-cell table:style-name="ce188"/>
          <table:covered-table-cell table:style-name="ce425"/>
          <table:table-cell table:style-name="ce280" office:value-type="string" calcext:value-type="string" table:number-columns-spanned="1" table:number-rows-spanned="3">
            <text:p><text:span text:style-name="T3">DS</text:span><text:span text:style-name="T28">5</text:span></text:p>
          </table:table-cell>
          <table:table-cell table:style-name="ce285" office:value-type="string" calcext:value-type="string">
            <text:p>208K</text:p>
          </table:table-cell>
          <table:table-cell table:style-name="ce297" office:value-type="string" calcext:value-type="string">
            <text:p>1<text:span text:style-name="T31">st</text:span></text:p>
          </table:table-cell>
          <table:table-cell table:style-name="ce209" office:value-type="string" calcext:value-type="string">
            <text:p>Log-normal</text:p>
          </table:table-cell>
          <table:table-cell table:style-name="ce218" table:formula="of:=[$dsdist.AE8]" office:value-type="percentage" office:value="0.728813559322034" calcext:value-type="percentage">
            <text:p>73%</text:p>
          </table:table-cell>
          <table:table-cell table:style-name="ce221" table:formula="of:=&quot;µ=&quot;&amp;FIXED([$dsdist.AB8];2)&amp;&quot;, σ=&quot;&amp;FIXED([$dsdist.AC8];2)" office:value-type="string" office:string-value="µ=6.81, σ=2.20" calcext:value-type="string">
            <text:p>µ=6.81, σ=2.20</text:p>
          </table:table-cell>
          <table:table-cell table:style-name="ce223" table:formula="of:=[$dsdist.AG8]" office:value-type="float" office:value="0.0416790599792358" calcext:value-type="float">
            <text:p>0.04</text:p>
          </table:table-cell>
          <table:table-cell table:style-name="ce242" table:formula="of:=[$dsdist.AF8]" office:value-type="float" office:value="0.862" calcext:value-type="float">
            <text:p>0.86</text:p>
          </table:table-cell>
          <table:table-cell table:style-name="ce503" office:value-type="string" calcext:value-type="string">
            <text:p><text:span text:style-name="T33">pl</text:span> <text:span text:style-name="T34">vs.</text:span> <text:span text:style-name="T35">ln</text:span>*</text:p>
          </table:table-cell>
          <table:table-cell table:style-name="ce223" table:formula="of:=[$dsdist.AJ8]" office:value-type="float" office:value="-3.3208660998249" calcext:value-type="float">
            <text:p>-3.32</text:p>
          </table:table-cell>
          <table:table-cell table:style-name="ce321" table:formula="of:=[$dsdist.AK8]" office:value-type="float" office:value="0.999551307103519" calcext:value-type="float">
            <text:p>1.00</text:p>
          </table:table-cell>
          <table:table-cell table:style-name="ce321" table:formula="of:=[$dsdist.AL8]" office:value-type="float" office:value="0.00089738579296097" calcext:value-type="float">
            <text:p>0.00</text:p>
          </table:table-cell>
          <table:table-cell table:number-columns-repeated="1010"/>
        </table:table-row>
        <table:table-row table:style-name="ro2">
          <table:table-cell table:style-name="ce188"/>
          <table:covered-table-cell table:style-name="ce425"/>
          <table:covered-table-cell table:style-name="ce280"/>
          <table:table-cell table:style-name="ce286" office:value-type="string" calcext:value-type="string">
            <text:p>Large</text:p>
          </table:table-cell>
          <table:table-cell table:style-name="ce295" office:value-type="string" calcext:value-type="string">
            <text:p>3<text:span text:style-name="T31">rd</text:span></text:p>
          </table:table-cell>
          <table:table-cell table:style-name="ce210" office:value-type="string" calcext:value-type="string">
            <text:p>Exponential</text:p>
          </table:table-cell>
          <table:table-cell table:style-name="ce218" table:formula="of:=[$dsdist.AX8]" office:value-type="percentage" office:value="0.050847458" calcext:value-type="percentage">
            <text:p>5%</text:p>
          </table:table-cell>
          <table:table-cell table:style-name="ce221" table:formula="of:=&quot;λ=&quot;&amp;FIXED([$dsdist.AV8];5)" office:value-type="string" office:string-value="λ=0.00002" calcext:value-type="string">
            <text:p>λ=0.00002</text:p>
          </table:table-cell>
          <table:table-cell table:style-name="ce223" table:formula="of:=[$dsdist.AZ8]" office:value-type="float" office:value="0.632772411" calcext:value-type="float">
            <text:p>0.63</text:p>
          </table:table-cell>
          <table:table-cell table:style-name="ce244" table:formula="of:=[$dsdist.AY8]" office:value-type="float" office:value="0" calcext:value-type="float">
            <text:p>0.00</text:p>
          </table:table-cell>
          <table:table-cell table:style-name="ce504" office:value-type="string" calcext:value-type="string">
            <text:p><text:span text:style-name="T35">ln</text:span> <text:span text:style-name="T34">vs.</text:span> <text:span text:style-name="T36">ex</text:span>*</text:p>
          </table:table-cell>
          <table:table-cell table:style-name="ce223" table:formula="of:=[$dsdist.BG8]" office:value-type="float" office:value="0.525689215" calcext:value-type="float">
            <text:p>0.53</text:p>
          </table:table-cell>
          <table:table-cell table:style-name="ce322" table:formula="of:=[$dsdist.BH8]" office:value-type="float" office:value="0.299552079" calcext:value-type="float">
            <text:p>0.30</text:p>
          </table:table-cell>
          <table:table-cell table:style-name="ce322" table:formula="of:=[$dsdist.BI8]" office:value-type="float" office:value="0.599104159" calcext:value-type="float">
            <text:p>0.60</text:p>
          </table:table-cell>
          <table:table-cell table:number-columns-repeated="1010"/>
        </table:table-row>
        <table:table-row table:style-name="ro2">
          <table:table-cell table:style-name="ce188"/>
          <table:covered-table-cell table:style-name="ce425"/>
          <table:covered-table-cell table:style-name="ce280"/>
          <table:table-cell table:style-name="ce288" table:formula="of:=[$dsdist.D8]" office:value-type="float" office:value="118" calcext:value-type="float">
            <text:p>118</text:p>
          </table:table-cell>
          <table:table-cell table:style-name="ce296" office:value-type="string" calcext:value-type="string">
            <text:p>2<text:span text:style-name="T31">nd</text:span></text:p>
          </table:table-cell>
          <table:table-cell table:style-name="ce212" office:value-type="string" calcext:value-type="string">
            <text:p>Power law</text:p>
          </table:table-cell>
          <table:table-cell table:style-name="ce220" table:formula="of:=[$dsdist.J8]" office:value-type="percentage" office:value="0.355932203389831" calcext:value-type="percentage">
            <text:p>36%</text:p>
          </table:table-cell>
          <table:table-cell table:style-name="ce222" table:formula="of:=&quot;α=&quot;&amp;FIXED([$dsdist.F8];2)&amp;&quot; (typical)&quot;" office:value-type="string" office:string-value="α=1.66 (typical)" calcext:value-type="string">
            <text:p>α=1.66 (typical)</text:p>
          </table:table-cell>
          <table:table-cell table:style-name="ce224" table:formula="of:=FIXED([$dsdist.L8];2)" office:value-type="string" office:string-value="0.09" calcext:value-type="string">
            <text:p>0.09</text:p>
          </table:table-cell>
          <table:table-cell table:style-name="ce245" table:formula="of:=[$dsdist.K8]" office:value-type="float" office:value="0.412" calcext:value-type="float">
            <text:p>0.41</text:p>
          </table:table-cell>
          <table:table-cell table:style-name="ce505" office:value-type="string" calcext:value-type="string">
            <text:p><text:span text:style-name="T33">pl</text:span>* <text:span text:style-name="T34">vs.</text:span> <text:span text:style-name="T35">ln</text:span></text:p>
          </table:table-cell>
          <table:table-cell table:style-name="ce300" table:formula="of:=[$dsdist.Q8]" office:value-type="float" office:value="-1.1392985971978" calcext:value-type="float">
            <text:p>-1.14</text:p>
          </table:table-cell>
          <table:table-cell table:style-name="ce323" table:formula="of:=[$dsdist.R8]" office:value-type="float" office:value="0.87271068335217" calcext:value-type="float">
            <text:p>0.87</text:p>
          </table:table-cell>
          <table:table-cell table:style-name="ce323" table:formula="of:=[$dsdist.S8]" office:value-type="float" office:value="0.25457863329566" calcext:value-type="float">
            <text:p>0.25</text:p>
          </table:table-cell>
          <table:table-cell table:style-name="ce349"/>
          <table:table-cell table:style-name="ce361" table:formula="of:=[$dsdist.W8]" office:value-type="float" office:value="0.00436436241833138" calcext:value-type="float">
            <text:p>0.00</text:p>
          </table:table-cell>
          <table:table-cell table:style-name="ce372" table:formula="of:=[$dsdist.Z8]" office:value-type="float" office:value="0.0410864337173313" calcext:value-type="float">
            <text:p>0.04</text:p>
          </table:table-cell>
          <table:table-cell table:number-columns-repeated="1007"/>
        </table:table-row>
        <table:table-row table:style-name="ro2">
          <table:table-cell table:style-name="ce188"/>
          <table:table-cell table:style-name="ce277" table:formula="of:=&quot;Positive (&quot;&amp;[$dsdist.B9]&amp;&quot;)&quot;" office:value-type="string" office:string-value="Positive (Malign)" calcext:value-type="string" table:number-columns-spanned="1" table:number-rows-spanned="18">
            <text:p>Positive (Malign)</text:p>
          </table:table-cell>
          <table:table-cell table:style-name="ce281" office:value-type="string" calcext:value-type="string" table:number-columns-spanned="1" table:number-rows-spanned="3">
            <text:p><text:span text:style-name="T3">DS</text:span><text:span text:style-name="T28">0</text:span></text:p>
          </table:table-cell>
          <table:table-cell table:style-name="ce289" office:value-type="string" calcext:value-type="string">
            <text:p>399K</text:p>
          </table:table-cell>
          <table:table-cell table:style-name="ce297" office:value-type="string" calcext:value-type="string">
            <text:p>1<text:span text:style-name="T31">st</text:span></text:p>
          </table:table-cell>
          <table:table-cell table:style-name="ce209" office:value-type="string" calcext:value-type="string">
            <text:p>Log-normal</text:p>
          </table:table-cell>
          <table:table-cell table:style-name="ce218" table:formula="of:=[$dsdist.AE9]" office:value-type="percentage" office:value="1" calcext:value-type="percentage">
            <text:p>100%</text:p>
          </table:table-cell>
          <table:table-cell table:style-name="ce221" table:formula="of:=&quot;µ=&quot;&amp;FIXED([$dsdist.AB9];2)&amp;&quot;, σ=&quot;&amp;FIXED([$dsdist.AC9];2)" office:value-type="string" office:string-value="µ=8.94, σ=2.20" calcext:value-type="string">
            <text:p>µ=8.94, σ=2.20</text:p>
          </table:table-cell>
          <table:table-cell table:style-name="ce223" table:formula="of:=[$dsdist.AG9]" office:value-type="float" office:value="0.0578809268836001" calcext:value-type="float">
            <text:p>0.06</text:p>
          </table:table-cell>
          <table:table-cell table:style-name="ce246" table:formula="of:=[$dsdist.AF9]" office:value-type="float" office:value="0.686" calcext:value-type="float">
            <text:p>0.69</text:p>
          </table:table-cell>
          <table:table-cell table:style-name="ce506" office:value-type="string" calcext:value-type="string">
            <text:p><text:span text:style-name="T33">pl</text:span> <text:span text:style-name="T34">vs.</text:span> <text:span text:style-name="T35">ln</text:span>*</text:p>
          </table:table-cell>
          <table:table-cell table:style-name="ce223" table:formula="of:=[$dsdist.AJ9]" office:value-type="float" office:value="-2.57647843120126" calcext:value-type="float">
            <text:p>-2.58</text:p>
          </table:table-cell>
          <table:table-cell table:style-name="ce324" table:formula="of:=[$dsdist.AK9]" office:value-type="float" office:value="0.995009378375682" calcext:value-type="float">
            <text:p>1.00</text:p>
          </table:table-cell>
          <table:table-cell table:style-name="ce324" table:formula="of:=[$dsdist.AL9]" office:value-type="float" office:value="0.00998124324863645" calcext:value-type="float">
            <text:p>0.01</text:p>
          </table:table-cell>
          <table:table-cell table:number-columns-repeated="1010"/>
        </table:table-row>
        <table:table-row table:style-name="ro2">
          <table:table-cell table:style-name="ce188"/>
          <table:covered-table-cell table:style-name="ce425"/>
          <table:covered-table-cell table:style-name="ce281"/>
          <table:table-cell table:style-name="ce286" office:value-type="string" calcext:value-type="string">
            <text:p>Large</text:p>
          </table:table-cell>
          <table:table-cell table:style-name="ce295" office:value-type="string" calcext:value-type="string">
            <text:p>3<text:span text:style-name="T31">rd</text:span></text:p>
          </table:table-cell>
          <table:table-cell table:style-name="ce210" office:value-type="string" calcext:value-type="string">
            <text:p>Exponential</text:p>
          </table:table-cell>
          <table:table-cell table:style-name="ce218" table:formula="of:=[$dsdist.AX9]" office:value-type="percentage" office:value="0.2" calcext:value-type="percentage">
            <text:p>20%</text:p>
          </table:table-cell>
          <table:table-cell table:style-name="ce221" table:formula="of:=&quot;λ=&quot;&amp;FIXED([$dsdist.AV9];5)" office:value-type="string" office:string-value="λ=0.00001" calcext:value-type="string">
            <text:p>λ=0.00001</text:p>
          </table:table-cell>
          <table:table-cell table:style-name="ce223" table:formula="of:=[$dsdist.AZ9]" office:value-type="float" office:value="0.470716683" calcext:value-type="float">
            <text:p>0.47</text:p>
          </table:table-cell>
          <table:table-cell table:style-name="ce247" table:formula="of:=[$dsdist.AY9]" office:value-type="float" office:value="0" calcext:value-type="float">
            <text:p>0.00</text:p>
          </table:table-cell>
          <table:table-cell table:style-name="ce507" office:value-type="string" calcext:value-type="string">
            <text:p><text:span text:style-name="T35">ln</text:span> <text:span text:style-name="T34">vs.</text:span> <text:span text:style-name="T36">ex</text:span>*</text:p>
          </table:table-cell>
          <table:table-cell table:style-name="ce223" table:formula="of:=[$dsdist.BG9]" office:value-type="float" office:value="0.4822375" calcext:value-type="float">
            <text:p>0.48</text:p>
          </table:table-cell>
          <table:table-cell table:style-name="ce325" table:formula="of:=[$dsdist.BH9]" office:value-type="float" office:value="0.31481862" calcext:value-type="float">
            <text:p>0.31</text:p>
          </table:table-cell>
          <table:table-cell table:style-name="ce325" table:formula="of:=[$dsdist.BI9]" office:value-type="float" office:value="0.62963724" calcext:value-type="float">
            <text:p>0.63</text:p>
          </table:table-cell>
          <table:table-cell table:number-columns-repeated="1010"/>
        </table:table-row>
        <table:table-row table:style-name="ro2">
          <table:table-cell table:style-name="ce188"/>
          <table:covered-table-cell table:style-name="ce425"/>
          <table:covered-table-cell table:style-name="ce281"/>
          <table:table-cell table:style-name="ce288" table:formula="of:=[$dsdist.D9]" office:value-type="float" office:value="90" calcext:value-type="float">
            <text:p>90</text:p>
          </table:table-cell>
          <table:table-cell table:style-name="ce296" office:value-type="string" calcext:value-type="string">
            <text:p>2<text:span text:style-name="T31">nd</text:span></text:p>
          </table:table-cell>
          <table:table-cell table:style-name="ce213" office:value-type="string" calcext:value-type="string">
            <text:p>Power law</text:p>
          </table:table-cell>
          <table:table-cell table:style-name="ce220" table:formula="of:=[$dsdist.J9]" office:value-type="percentage" office:value="0.988888888888889" calcext:value-type="percentage">
            <text:p>99%</text:p>
          </table:table-cell>
          <table:table-cell table:style-name="ce222" table:formula="of:=&quot;α=&quot;&amp;FIXED([$dsdist.F9];2)&amp;&quot; (typical)&quot;" office:value-type="string" office:string-value="α=1.40 (typical)" calcext:value-type="string">
            <text:p>α=1.40 (typical)</text:p>
          </table:table-cell>
          <table:table-cell table:style-name="ce224" table:formula="of:=FIXED([$dsdist.L9];2)" office:value-type="string" office:string-value="0.14" calcext:value-type="string">
            <text:p>0.14</text:p>
          </table:table-cell>
          <table:table-cell table:style-name="ce248" table:formula="of:=[$dsdist.K9]" office:value-type="float" office:value="0.744" calcext:value-type="float">
            <text:p>0.74</text:p>
          </table:table-cell>
          <table:table-cell table:style-name="ce508" office:value-type="string" calcext:value-type="string">
            <text:p><text:span text:style-name="T33">pl</text:span>* <text:span text:style-name="T34">vs.</text:span> <text:span text:style-name="T35">ln</text:span></text:p>
          </table:table-cell>
          <table:table-cell table:style-name="ce300" table:formula="of:=[$dsdist.Q9]" office:value-type="float" office:value="-2.34350731116503" calcext:value-type="float">
            <text:p>-2.34</text:p>
          </table:table-cell>
          <table:table-cell table:style-name="ce326" table:formula="of:=[$dsdist.R9]" office:value-type="float" office:value="0.990448306084402" calcext:value-type="float">
            <text:p>0.99</text:p>
          </table:table-cell>
          <table:table-cell table:style-name="ce326" table:formula="of:=[$dsdist.S9]" office:value-type="float" office:value="0.0191033878311958" calcext:value-type="float">
            <text:p>0.02</text:p>
          </table:table-cell>
          <table:table-cell table:style-name="ce350"/>
          <table:table-cell table:style-name="ce362" table:formula="of:=[$dsdist.W9]" office:value-type="float" office:value="0.000000000971682290185072" calcext:value-type="float">
            <text:p>0.00</text:p>
          </table:table-cell>
          <table:table-cell table:style-name="ce373" table:formula="of:=[$dsdist.Z9]" office:value-type="float" office:value="0.00000494357822966585" calcext:value-type="float">
            <text:p>0.00</text:p>
          </table:table-cell>
          <table:table-cell table:number-columns-repeated="1007"/>
        </table:table-row>
        <table:table-row table:style-name="ro2">
          <table:table-cell table:style-name="ce188"/>
          <table:covered-table-cell table:style-name="ce425"/>
          <table:table-cell table:style-name="ce281" office:value-type="string" calcext:value-type="string" table:number-columns-spanned="1" table:number-rows-spanned="3">
            <text:p><text:span text:style-name="T3">DS</text:span><text:span text:style-name="T28">1</text:span></text:p>
          </table:table-cell>
          <table:table-cell table:style-name="ce289" office:value-type="float" office:value="280" calcext:value-type="float">
            <text:p>280</text:p>
          </table:table-cell>
          <table:table-cell table:style-name="ce297" office:value-type="string" calcext:value-type="string">
            <text:p>1<text:span text:style-name="T31">st</text:span></text:p>
          </table:table-cell>
          <table:table-cell table:style-name="ce209" office:value-type="string" calcext:value-type="string">
            <text:p>Log-normal</text:p>
          </table:table-cell>
          <table:table-cell table:style-name="ce218" table:formula="of:=[$dsdist.AE10]" office:value-type="percentage" office:value="1" calcext:value-type="percentage">
            <text:p>100%</text:p>
          </table:table-cell>
          <table:table-cell table:style-name="ce221" table:formula="of:=&quot;µ=&quot;&amp;FIXED([$dsdist.AB10];2)&amp;&quot;, σ=&quot;&amp;FIXED([$dsdist.AC10];2)" office:value-type="string" office:string-value="µ=1.78, σ=2.03" calcext:value-type="string">
            <text:p>µ=1.78, σ=2.03</text:p>
          </table:table-cell>
          <table:table-cell table:style-name="ce223" table:formula="of:=[$dsdist.AG10]" office:value-type="float" office:value="0.0692492335769088" calcext:value-type="float">
            <text:p>0.07</text:p>
          </table:table-cell>
          <table:table-cell table:style-name="ce249" table:formula="of:=[$dsdist.AF10]" office:value-type="float" office:value="0.1" calcext:value-type="float">
            <text:p>0.10</text:p>
          </table:table-cell>
          <table:table-cell table:style-name="ce509" office:value-type="string" calcext:value-type="string">
            <text:p><text:span text:style-name="T33">pl</text:span> <text:span text:style-name="T34">vs.</text:span> <text:span text:style-name="T35">ln</text:span>*</text:p>
          </table:table-cell>
          <table:table-cell table:style-name="ce223" table:formula="of:=[$dsdist.AJ10]" office:value-type="float" office:value="-3.51232403280311" calcext:value-type="float">
            <text:p>-3.51</text:p>
          </table:table-cell>
          <table:table-cell table:style-name="ce327" table:formula="of:=[$dsdist.AK10]" office:value-type="float" office:value="0.999777896973857" calcext:value-type="float">
            <text:p>1.00</text:p>
          </table:table-cell>
          <table:table-cell table:style-name="ce327" table:formula="of:=[$dsdist.AL10]" office:value-type="float" office:value="0.000444206052286955" calcext:value-type="float">
            <text:p>0.00</text:p>
          </table:table-cell>
          <table:table-cell table:number-columns-repeated="1010"/>
        </table:table-row>
        <table:table-row table:style-name="ro2">
          <table:table-cell table:style-name="ce188"/>
          <table:covered-table-cell table:style-name="ce425"/>
          <table:covered-table-cell table:style-name="ce281"/>
          <table:table-cell table:style-name="ce286" office:value-type="string" calcext:value-type="string">
            <text:p>Shallow</text:p>
          </table:table-cell>
          <table:table-cell table:style-name="ce295" office:value-type="string" calcext:value-type="string">
            <text:p>3<text:span text:style-name="T31">rd</text:span></text:p>
          </table:table-cell>
          <table:table-cell table:style-name="ce210" office:value-type="string" calcext:value-type="string">
            <text:p>Exponential</text:p>
          </table:table-cell>
          <table:table-cell table:style-name="ce218" table:formula="of:=[$dsdist.AX10]" office:value-type="percentage" office:value="0.296296296" calcext:value-type="percentage">
            <text:p>30%</text:p>
          </table:table-cell>
          <table:table-cell table:style-name="ce221" table:formula="of:=&quot;λ=&quot;&amp;FIXED([$dsdist.AV10];5)" office:value-type="string" office:string-value="λ=0.01130" calcext:value-type="string">
            <text:p>λ=0.01130</text:p>
          </table:table-cell>
          <table:table-cell table:style-name="ce223" table:formula="of:=[$dsdist.AZ10]" office:value-type="float" office:value="0.081377747" calcext:value-type="float">
            <text:p>0.08</text:p>
          </table:table-cell>
          <table:table-cell table:style-name="ce250" table:formula="of:=[$dsdist.AY10]" office:value-type="float" office:value="0.908" calcext:value-type="float">
            <text:p>0.91</text:p>
          </table:table-cell>
          <table:table-cell table:style-name="ce510" office:value-type="string" calcext:value-type="string">
            <text:p><text:span text:style-name="T35">ln</text:span> <text:span text:style-name="T34">vs.</text:span> <text:span text:style-name="T36">ex</text:span>*</text:p>
          </table:table-cell>
          <table:table-cell table:style-name="ce223" table:formula="of:=[$dsdist.BG10]" office:value-type="float" office:value="-1.46266455" calcext:value-type="float">
            <text:p>-1.46</text:p>
          </table:table-cell>
          <table:table-cell table:style-name="ce328" table:formula="of:=[$dsdist.BH10]" office:value-type="float" office:value="0.928220405" calcext:value-type="float">
            <text:p>0.93</text:p>
          </table:table-cell>
          <table:table-cell table:style-name="ce328" table:formula="of:=[$dsdist.BI10]" office:value-type="float" office:value="0.143559191" calcext:value-type="float">
            <text:p>0.14</text:p>
          </table:table-cell>
          <table:table-cell table:number-columns-repeated="1010"/>
        </table:table-row>
        <table:table-row table:style-name="ro2">
          <table:table-cell table:style-name="ce188"/>
          <table:covered-table-cell table:style-name="ce425"/>
          <table:covered-table-cell table:style-name="ce281"/>
          <table:table-cell table:style-name="ce288" table:formula="of:=[$dsdist.D10]" office:value-type="float" office:value="81" calcext:value-type="float">
            <text:p>81</text:p>
          </table:table-cell>
          <table:table-cell table:style-name="ce296" office:value-type="string" calcext:value-type="string">
            <text:p>2<text:span text:style-name="T31">nd</text:span></text:p>
          </table:table-cell>
          <table:table-cell table:style-name="ce213" office:value-type="string" calcext:value-type="string">
            <text:p>Power law</text:p>
          </table:table-cell>
          <table:table-cell table:style-name="ce220" table:formula="of:=[$dsdist.J10]" office:value-type="percentage" office:value="0.864197530864197" calcext:value-type="percentage">
            <text:p>86%</text:p>
          </table:table-cell>
          <table:table-cell table:style-name="ce222" table:formula="of:=&quot;α=&quot;&amp;FIXED([$dsdist.F10];2)&amp;&quot; (typical)&quot;" office:value-type="string" office:string-value="α=1.47 (typical)" calcext:value-type="string">
            <text:p>α=1.47 (typical)</text:p>
          </table:table-cell>
          <table:table-cell table:style-name="ce224" table:formula="of:=FIXED([$dsdist.L10];2)" office:value-type="string" office:string-value="0.09" calcext:value-type="string">
            <text:p>0.09</text:p>
          </table:table-cell>
          <table:table-cell table:style-name="ce251" table:formula="of:=[$dsdist.K10]" office:value-type="float" office:value="0.108" calcext:value-type="float">
            <text:p>0.11</text:p>
          </table:table-cell>
          <table:table-cell table:style-name="ce511" office:value-type="string" calcext:value-type="string">
            <text:p><text:span text:style-name="T33">pl</text:span>* <text:span text:style-name="T34">vs.</text:span> <text:span text:style-name="T35">ln</text:span></text:p>
          </table:table-cell>
          <table:table-cell table:style-name="ce300" table:formula="of:=[$dsdist.Q10]" office:value-type="float" office:value="-2.1767864623035" calcext:value-type="float">
            <text:p>-2.18</text:p>
          </table:table-cell>
          <table:table-cell table:style-name="ce330" table:formula="of:=[$dsdist.R10]" office:value-type="float" office:value="0.985251748205978" calcext:value-type="float">
            <text:p>0.99</text:p>
          </table:table-cell>
          <table:table-cell table:style-name="ce330" table:formula="of:=[$dsdist.S10]" office:value-type="float" office:value="0.0294965035880444" calcext:value-type="float">
            <text:p>0.03</text:p>
          </table:table-cell>
          <table:table-cell table:style-name="ce351"/>
          <table:table-cell table:style-name="ce363" table:formula="of:=[$dsdist.W10]" office:value-type="float" office:value="0.000000063222203472435" calcext:value-type="float">
            <text:p>0.00</text:p>
          </table:table-cell>
          <table:table-cell table:style-name="ce374" table:formula="of:=[$dsdist.Z10]" office:value-type="float" office:value="0.0161041497177432" calcext:value-type="float">
            <text:p>0.02</text:p>
          </table:table-cell>
          <table:table-cell table:number-columns-repeated="1007"/>
        </table:table-row>
        <table:table-row table:style-name="ro2">
          <table:table-cell table:style-name="ce188"/>
          <table:covered-table-cell table:style-name="ce425"/>
          <table:table-cell table:style-name="ce281" office:value-type="string" calcext:value-type="string" table:number-columns-spanned="1" table:number-rows-spanned="3">
            <text:p><text:span text:style-name="T3">DS</text:span><text:span text:style-name="T28">2</text:span></text:p>
          </table:table-cell>
          <table:table-cell table:style-name="ce289" office:value-type="string" calcext:value-type="string">
            <text:p>4.9K</text:p>
          </table:table-cell>
          <table:table-cell table:style-name="ce297" office:value-type="string" calcext:value-type="string">
            <text:p>1<text:span text:style-name="T31">st</text:span></text:p>
          </table:table-cell>
          <table:table-cell table:style-name="ce209" office:value-type="string" calcext:value-type="string">
            <text:p>Log-normal</text:p>
          </table:table-cell>
          <table:table-cell table:style-name="ce218" table:formula="of:=[$dsdist.AE11]" office:value-type="percentage" office:value="0.594202898550725" calcext:value-type="percentage">
            <text:p>59%</text:p>
          </table:table-cell>
          <table:table-cell table:style-name="ce221" table:formula="of:=&quot;µ=&quot;&amp;FIXED([$dsdist.AB11];2)&amp;&quot;, σ=&quot;&amp;FIXED([$dsdist.AC11];2)" office:value-type="string" office:string-value="µ=5.99, σ=1.44" calcext:value-type="string">
            <text:p>µ=5.99, σ=1.44</text:p>
          </table:table-cell>
          <table:table-cell table:style-name="ce223" table:formula="of:=[$dsdist.AG11]" office:value-type="float" office:value="0.0629694588586697" calcext:value-type="float">
            <text:p>0.06</text:p>
          </table:table-cell>
          <table:table-cell table:style-name="ce252" table:formula="of:=[$dsdist.AF11]" office:value-type="float" office:value="0.786" calcext:value-type="float">
            <text:p>0.79</text:p>
          </table:table-cell>
          <table:table-cell table:style-name="ce512" office:value-type="string" calcext:value-type="string">
            <text:p><text:span text:style-name="T36">ex</text:span> <text:span text:style-name="T34">vs.</text:span> <text:span text:style-name="T35">ln</text:span>*</text:p>
          </table:table-cell>
          <table:table-cell table:style-name="ce223" table:formula="of:=[$dsdist.AQ11]" office:value-type="float" office:value="-1.348865831" calcext:value-type="float">
            <text:p>-1.35</text:p>
          </table:table-cell>
          <table:table-cell table:style-name="ce331" table:formula="of:=[$dsdist.AR11]" office:value-type="float" office:value="0.911309967" calcext:value-type="float">
            <text:p>0.91</text:p>
          </table:table-cell>
          <table:table-cell table:style-name="ce331" table:formula="of:=[$dsdist.AS11]" office:value-type="float" office:value="0.177380065" calcext:value-type="float">
            <text:p>0.18</text:p>
          </table:table-cell>
          <table:table-cell table:number-columns-repeated="1010"/>
        </table:table-row>
        <table:table-row table:style-name="ro2">
          <table:table-cell table:style-name="ce188"/>
          <table:covered-table-cell table:style-name="ce425"/>
          <table:covered-table-cell table:style-name="ce281"/>
          <table:table-cell table:style-name="ce286" office:value-type="string" calcext:value-type="string">
            <text:p>Skinny</text:p>
          </table:table-cell>
          <table:table-cell table:style-name="ce297" office:value-type="string" calcext:value-type="string">
            <text:p>2<text:span text:style-name="T31">nd</text:span></text:p>
          </table:table-cell>
          <table:table-cell table:style-name="ce214" office:value-type="string" calcext:value-type="string">
            <text:p>Exponential</text:p>
          </table:table-cell>
          <table:table-cell table:style-name="ce218" table:formula="of:=[$dsdist.AX11]" office:value-type="percentage" office:value="0.608695652" calcext:value-type="percentage">
            <text:p>61%</text:p>
          </table:table-cell>
          <table:table-cell table:style-name="ce221" table:formula="of:=&quot;λ=&quot;&amp;FIXED([$dsdist.AV11];5)" office:value-type="string" office:string-value="λ=0.00125" calcext:value-type="string">
            <text:p>λ=0.00125</text:p>
          </table:table-cell>
          <table:table-cell table:style-name="ce223" table:formula="of:=[$dsdist.AZ11]" office:value-type="float" office:value="0.132034314" calcext:value-type="float">
            <text:p>0.13</text:p>
          </table:table-cell>
          <table:table-cell table:style-name="ce253" table:formula="of:=[$dsdist.AY11]" office:value-type="float" office:value="0.12" calcext:value-type="float">
            <text:p>0.12</text:p>
          </table:table-cell>
          <table:table-cell table:style-name="ce513" office:value-type="string" calcext:value-type="string">
            <text:p><text:span text:style-name="T35">ln</text:span> <text:span text:style-name="T34">vs.</text:span> <text:span text:style-name="T36">ex</text:span>*</text:p>
          </table:table-cell>
          <table:table-cell table:style-name="ce223" table:formula="of:=[$dsdist.BG11]" office:value-type="float" office:value="1.379645154" calcext:value-type="float">
            <text:p>1.38</text:p>
          </table:table-cell>
          <table:table-cell table:style-name="ce332" table:formula="of:=[$dsdist.BH11]" office:value-type="float" office:value="0.083847964" calcext:value-type="float">
            <text:p>0.08</text:p>
          </table:table-cell>
          <table:table-cell table:style-name="ce332" table:formula="of:=[$dsdist.BI11]" office:value-type="float" office:value="0.167695927" calcext:value-type="float">
            <text:p>0.17</text:p>
          </table:table-cell>
          <table:table-cell table:number-columns-repeated="1010"/>
        </table:table-row>
        <table:table-row table:style-name="ro2">
          <table:table-cell table:style-name="ce188"/>
          <table:covered-table-cell table:style-name="ce425"/>
          <table:covered-table-cell table:style-name="ce281"/>
          <table:table-cell table:style-name="ce288" table:formula="of:=[$dsdist.D11]" office:value-type="float" office:value="69" calcext:value-type="float">
            <text:p>69</text:p>
          </table:table-cell>
          <table:table-cell table:style-name="ce296" office:value-type="string" calcext:value-type="string">
            <text:p>3<text:span text:style-name="T31">rd</text:span></text:p>
          </table:table-cell>
          <table:table-cell table:style-name="ce212" office:value-type="string" calcext:value-type="string">
            <text:p>Power law</text:p>
          </table:table-cell>
          <table:table-cell table:style-name="ce220" table:formula="of:=[$dsdist.J11]" office:value-type="percentage" office:value="0.463768115942029" calcext:value-type="percentage">
            <text:p>46%</text:p>
          </table:table-cell>
          <table:table-cell table:style-name="ce222" table:formula="of:=&quot;α=&quot;&amp;FIXED([$dsdist.F11];2)&amp;&quot; (typical)&quot;" office:value-type="string" office:string-value="α=1.76 (typical)" calcext:value-type="string">
            <text:p>α=1.76 (typical)</text:p>
          </table:table-cell>
          <table:table-cell table:style-name="ce224" table:formula="of:=FIXED([$dsdist.L11];2)" office:value-type="string" office:string-value="0.12" calcext:value-type="string">
            <text:p>0.12</text:p>
          </table:table-cell>
          <table:table-cell table:style-name="ce254" table:formula="of:=[$dsdist.K11]" office:value-type="float" office:value="0.19" calcext:value-type="float">
            <text:p>0.19</text:p>
          </table:table-cell>
          <table:table-cell table:style-name="ce514" office:value-type="string" calcext:value-type="string">
            <text:p><text:span text:style-name="T33">pl</text:span>* <text:span text:style-name="T34">vs.</text:span> <text:span text:style-name="T35">ln</text:span></text:p>
          </table:table-cell>
          <table:table-cell table:style-name="ce300" table:formula="of:=[$dsdist.Q11]" office:value-type="float" office:value="-1.22256176249537" calcext:value-type="float">
            <text:p>-1.22</text:p>
          </table:table-cell>
          <table:table-cell table:style-name="ce333" table:formula="of:=[$dsdist.R11]" office:value-type="float" office:value="0.889252368586184" calcext:value-type="float">
            <text:p>0.89</text:p>
          </table:table-cell>
          <table:table-cell table:style-name="ce333" table:formula="of:=[$dsdist.S11]" office:value-type="float" office:value="0.221495262827631" calcext:value-type="float">
            <text:p>0.22</text:p>
          </table:table-cell>
          <table:table-cell table:style-name="ce352"/>
          <table:table-cell table:style-name="ce364" table:formula="of:=[$dsdist.W11]" office:value-type="float" office:value="0.000000614616776362098" calcext:value-type="float">
            <text:p>0.00</text:p>
          </table:table-cell>
          <table:table-cell table:style-name="ce375" table:formula="of:=[$dsdist.Z11]" office:value-type="float" office:value="0.826353544429253" calcext:value-type="float">
            <text:p>0.83</text:p>
          </table:table-cell>
          <table:table-cell table:number-columns-repeated="1007"/>
        </table:table-row>
        <table:table-row table:style-name="ro2">
          <table:table-cell table:style-name="ce188"/>
          <table:covered-table-cell table:style-name="ce425"/>
          <table:table-cell table:style-name="ce281" office:value-type="string" calcext:value-type="string" table:number-columns-spanned="1" table:number-rows-spanned="3">
            <text:p><text:span text:style-name="T3">DS</text:span><text:span text:style-name="T28">3</text:span></text:p>
          </table:table-cell>
          <table:table-cell table:style-name="ce289" office:value-type="string" calcext:value-type="string">
            <text:p>1K</text:p>
          </table:table-cell>
          <table:table-cell table:style-name="ce297" office:value-type="string" calcext:value-type="string">
            <text:p>2<text:span text:style-name="T31">nd</text:span></text:p>
          </table:table-cell>
          <table:table-cell table:style-name="ce215" office:value-type="string" calcext:value-type="string">
            <text:p>Log-normal</text:p>
          </table:table-cell>
          <table:table-cell table:style-name="ce218" table:formula="of:=[$dsdist.AE12]" office:value-type="percentage" office:value="0.306666666666667" calcext:value-type="percentage">
            <text:p>31%</text:p>
          </table:table-cell>
          <table:table-cell table:style-name="ce221" table:formula="of:=&quot;µ=&quot;&amp;FIXED([$dsdist.AB12];2)&amp;&quot;, σ=&quot;&amp;FIXED([$dsdist.AC12];2)" office:value-type="string" office:string-value="µ=5.83, σ=0.57" calcext:value-type="string">
            <text:p>µ=5.83, σ=0.57</text:p>
          </table:table-cell>
          <table:table-cell table:style-name="ce223" table:formula="of:=[$dsdist.AG12]" office:value-type="float" office:value="0.06990377731303" calcext:value-type="float">
            <text:p>0.07</text:p>
          </table:table-cell>
          <table:table-cell table:style-name="ce255" table:formula="of:=[$dsdist.AF12]" office:value-type="float" office:value="0.93" calcext:value-type="float">
            <text:p>0.93</text:p>
          </table:table-cell>
          <table:table-cell table:style-name="ce515" office:value-type="string" calcext:value-type="string">
            <text:p><text:span text:style-name="T33">pl</text:span> <text:span text:style-name="T34">vs.</text:span> <text:span text:style-name="T35">ln</text:span>*</text:p>
          </table:table-cell>
          <table:table-cell table:style-name="ce223" table:formula="of:=[$dsdist.AJ12]" office:value-type="float" office:value="-1.92658188160505" calcext:value-type="float">
            <text:p>-1.93</text:p>
          </table:table-cell>
          <table:table-cell table:style-name="ce334" table:formula="of:=[$dsdist.AK12]" office:value-type="float" office:value="0.972984120787195" calcext:value-type="float">
            <text:p>0.97</text:p>
          </table:table-cell>
          <table:table-cell table:style-name="ce334" table:formula="of:=[$dsdist.AL12]" office:value-type="float" office:value="0.054031758425611" calcext:value-type="float">
            <text:p>0.05</text:p>
          </table:table-cell>
          <table:table-cell table:number-columns-repeated="1010"/>
        </table:table-row>
        <table:table-row table:style-name="ro2">
          <table:table-cell table:style-name="ce188"/>
          <table:covered-table-cell table:style-name="ce425"/>
          <table:covered-table-cell table:style-name="ce281"/>
          <table:table-cell table:style-name="ce286" office:value-type="string" calcext:value-type="string">
            <text:p>Shallow</text:p>
          </table:table-cell>
          <table:table-cell table:style-name="ce297" office:value-type="string" calcext:value-type="string">
            <text:p>1<text:span text:style-name="T31">st</text:span></text:p>
          </table:table-cell>
          <table:table-cell table:style-name="ce216" office:value-type="string" calcext:value-type="string">
            <text:p>Exponential</text:p>
          </table:table-cell>
          <table:table-cell table:style-name="ce218" table:formula="of:=[$dsdist.AX12]" office:value-type="percentage" office:value="0.48" calcext:value-type="percentage">
            <text:p>48%</text:p>
          </table:table-cell>
          <table:table-cell table:style-name="ce221" table:formula="of:=&quot;λ=&quot;&amp;FIXED([$dsdist.AV12];5)" office:value-type="string" office:string-value="λ=0.00396" calcext:value-type="string">
            <text:p>λ=0.00396</text:p>
          </table:table-cell>
          <table:table-cell table:style-name="ce223" table:formula="of:=[$dsdist.AZ12]" office:value-type="float" office:value="0.075058592" calcext:value-type="float">
            <text:p>0.08</text:p>
          </table:table-cell>
          <table:table-cell table:style-name="ce256" table:formula="of:=[$dsdist.AY12]" office:value-type="float" office:value="0.81" calcext:value-type="float">
            <text:p>0.81</text:p>
          </table:table-cell>
          <table:table-cell table:style-name="ce516" office:value-type="string" calcext:value-type="string">
            <text:p><text:span text:style-name="T35">ln</text:span> <text:span text:style-name="T34">vs.</text:span> <text:span text:style-name="T36">ex</text:span>*</text:p>
          </table:table-cell>
          <table:table-cell table:style-name="ce223" table:formula="of:=[$dsdist.BG12]" office:value-type="float" office:value="-1.886749462" calcext:value-type="float">
            <text:p>-1.89</text:p>
          </table:table-cell>
          <table:table-cell table:style-name="ce335" table:formula="of:=[$dsdist.BH12]" office:value-type="float" office:value="0.970402984" calcext:value-type="float">
            <text:p>0.97</text:p>
          </table:table-cell>
          <table:table-cell table:style-name="ce335" table:formula="of:=[$dsdist.BI12]" office:value-type="float" office:value="0.059194032" calcext:value-type="float">
            <text:p>0.06</text:p>
          </table:table-cell>
          <table:table-cell table:number-columns-repeated="1010"/>
        </table:table-row>
        <table:table-row table:style-name="ro2">
          <table:table-cell table:style-name="ce188"/>
          <table:covered-table-cell table:style-name="ce425"/>
          <table:covered-table-cell table:style-name="ce281"/>
          <table:table-cell table:style-name="ce288" table:formula="of:=[$dsdist.D12]" office:value-type="float" office:value="75" calcext:value-type="float">
            <text:p>75</text:p>
          </table:table-cell>
          <table:table-cell table:style-name="ce296" office:value-type="string" calcext:value-type="string">
            <text:p>3<text:span text:style-name="T31">rd</text:span></text:p>
          </table:table-cell>
          <table:table-cell table:style-name="ce212" office:value-type="string" calcext:value-type="string">
            <text:p>Power law</text:p>
          </table:table-cell>
          <table:table-cell table:style-name="ce220" table:formula="of:=[$dsdist.J12]" office:value-type="percentage" office:value="0.2" calcext:value-type="percentage">
            <text:p>20%</text:p>
          </table:table-cell>
          <table:table-cell table:style-name="ce222" table:formula="of:=&quot;α=&quot;&amp;FIXED([$dsdist.F12];2)&amp;&quot; (atypical)&quot;" office:value-type="string" office:string-value="α=3.32 (atypical)" calcext:value-type="string">
            <text:p>α=3.32 (atypical)</text:p>
          </table:table-cell>
          <table:table-cell table:style-name="ce224" table:formula="of:=FIXED([$dsdist.L12];2)" office:value-type="string" office:string-value="0.13" calcext:value-type="string">
            <text:p>0.13</text:p>
          </table:table-cell>
          <table:table-cell table:style-name="ce257" table:formula="of:=[$dsdist.K12]" office:value-type="float" office:value="0.626" calcext:value-type="float">
            <text:p>0.63</text:p>
          </table:table-cell>
          <table:table-cell table:style-name="ce517" office:value-type="string" calcext:value-type="string">
            <text:p><text:span text:style-name="T33">pl</text:span>* <text:span text:style-name="T34">vs.</text:span> <text:span text:style-name="T35">ln</text:span></text:p>
          </table:table-cell>
          <table:table-cell table:style-name="ce300" table:formula="of:=[$dsdist.Q12]" office:value-type="float" office:value="-0.527196578325185" calcext:value-type="float">
            <text:p>-0.53</text:p>
          </table:table-cell>
          <table:table-cell table:style-name="ce336" table:formula="of:=[$dsdist.R12]" office:value-type="float" office:value="0.700971457719638" calcext:value-type="float">
            <text:p>0.70</text:p>
          </table:table-cell>
          <table:table-cell table:style-name="ce336" table:formula="of:=[$dsdist.S12]" office:value-type="float" office:value="0.598057084560723" calcext:value-type="float">
            <text:p>0.60</text:p>
          </table:table-cell>
          <table:table-cell table:style-name="ce353"/>
          <table:table-cell table:style-name="ce365" table:formula="of:=[$dsdist.W12]" office:value-type="float" office:value="0.00117894356973669" calcext:value-type="float">
            <text:p>0.00</text:p>
          </table:table-cell>
          <table:table-cell table:style-name="ce376" table:formula="of:=[$dsdist.Z12]" office:value-type="float" office:value="0.58918825654517" calcext:value-type="float">
            <text:p>0.59</text:p>
          </table:table-cell>
          <table:table-cell table:number-columns-repeated="1007"/>
        </table:table-row>
        <table:table-row table:style-name="ro2">
          <table:table-cell table:style-name="ce188"/>
          <table:covered-table-cell table:style-name="ce425"/>
          <table:table-cell table:style-name="ce281" office:value-type="string" calcext:value-type="string" table:number-columns-spanned="1" table:number-rows-spanned="3">
            <text:p><text:span text:style-name="T3">DS</text:span><text:span text:style-name="T29">4</text:span></text:p>
          </table:table-cell>
          <table:table-cell table:style-name="ce289" office:value-type="string" calcext:value-type="string">
            <text:p>1.3K</text:p>
          </table:table-cell>
          <table:table-cell table:style-name="ce297" office:value-type="string" calcext:value-type="string">
            <text:p>2<text:span text:style-name="T31">nd</text:span></text:p>
          </table:table-cell>
          <table:table-cell table:style-name="ce215" office:value-type="string" calcext:value-type="string">
            <text:p>Log-normal</text:p>
          </table:table-cell>
          <table:table-cell table:style-name="ce218" table:formula="of:=[$dsdist.AE13]" office:value-type="percentage" office:value="0.301204819277108" calcext:value-type="percentage">
            <text:p>30%</text:p>
          </table:table-cell>
          <table:table-cell table:style-name="ce221" table:formula="of:=&quot;µ=&quot;&amp;FIXED([$dsdist.AB13];2)&amp;&quot;, σ=&quot;&amp;FIXED([$dsdist.AC13];2)" office:value-type="string" office:string-value="µ=6.07, σ=0.59" calcext:value-type="string">
            <text:p>µ=6.07, σ=0.59</text:p>
          </table:table-cell>
          <table:table-cell table:style-name="ce223" table:formula="of:=[$dsdist.AG13]" office:value-type="float" office:value="0.0809403189588499" calcext:value-type="float">
            <text:p>0.08</text:p>
          </table:table-cell>
          <table:table-cell table:style-name="ce258" table:formula="of:=[$dsdist.AF13]" office:value-type="float" office:value="0.66" calcext:value-type="float">
            <text:p>0.66</text:p>
          </table:table-cell>
          <table:table-cell table:style-name="ce518" office:value-type="string" calcext:value-type="string">
            <text:p><text:span text:style-name="T33">pl</text:span> <text:span text:style-name="T34">vs.</text:span> <text:span text:style-name="T35">ln</text:span>*</text:p>
          </table:table-cell>
          <table:table-cell table:style-name="ce223" table:formula="of:=[$dsdist.AJ13]" office:value-type="float" office:value="-2.02449835634511" calcext:value-type="float">
            <text:p>-2.02</text:p>
          </table:table-cell>
          <table:table-cell table:style-name="ce337" table:formula="of:=[$dsdist.AK13]" office:value-type="float" office:value="0.978540549538316" calcext:value-type="float">
            <text:p>0.98</text:p>
          </table:table-cell>
          <table:table-cell table:style-name="ce337" table:formula="of:=[$dsdist.AL13]" office:value-type="float" office:value="0.0429189009233675" calcext:value-type="float">
            <text:p>0.04</text:p>
          </table:table-cell>
          <table:table-cell table:number-columns-repeated="1010"/>
        </table:table-row>
        <table:table-row table:style-name="ro2">
          <table:table-cell table:style-name="ce188"/>
          <table:covered-table-cell table:style-name="ce425"/>
          <table:covered-table-cell table:style-name="ce281"/>
          <table:table-cell table:style-name="ce286" office:value-type="string" calcext:value-type="string">
            <text:p>Shallow</text:p>
          </table:table-cell>
          <table:table-cell table:style-name="ce297" office:value-type="string" calcext:value-type="string">
            <text:p>1<text:span text:style-name="T31">st</text:span></text:p>
          </table:table-cell>
          <table:table-cell table:style-name="ce216" office:value-type="string" calcext:value-type="string">
            <text:p>Exponential</text:p>
          </table:table-cell>
          <table:table-cell table:style-name="ce218" table:formula="of:=[$dsdist.AX13]" office:value-type="percentage" office:value="0.43373494" calcext:value-type="percentage">
            <text:p>43%</text:p>
          </table:table-cell>
          <table:table-cell table:style-name="ce221" table:formula="of:=&quot;λ=&quot;&amp;FIXED([$dsdist.AV13];5)" office:value-type="string" office:string-value="λ=0.00293" calcext:value-type="string">
            <text:p>λ=0.00293</text:p>
          </table:table-cell>
          <table:table-cell table:style-name="ce223" table:formula="of:=[$dsdist.AZ13]" office:value-type="float" office:value="0.093892359" calcext:value-type="float">
            <text:p>0.09</text:p>
          </table:table-cell>
          <table:table-cell table:style-name="ce259" table:formula="of:=[$dsdist.AY13]" office:value-type="float" office:value="0.474" calcext:value-type="float">
            <text:p>0.47</text:p>
          </table:table-cell>
          <table:table-cell table:style-name="ce519" office:value-type="string" calcext:value-type="string">
            <text:p><text:span text:style-name="T35">ln</text:span> <text:span text:style-name="T34">vs.</text:span> <text:span text:style-name="T36">ex</text:span>*</text:p>
          </table:table-cell>
          <table:table-cell table:style-name="ce223" table:formula="of:=[$dsdist.BG13]" office:value-type="float" office:value="-3.106636105" calcext:value-type="float">
            <text:p>-3.11</text:p>
          </table:table-cell>
          <table:table-cell table:style-name="ce338" table:formula="of:=[$dsdist.BH13]" office:value-type="float" office:value="0.999053854" calcext:value-type="float">
            <text:p>1.00</text:p>
          </table:table-cell>
          <table:table-cell table:style-name="ce338" table:formula="of:=[$dsdist.BI13]" office:value-type="float" office:value="0.001892292" calcext:value-type="float">
            <text:p>0.00</text:p>
          </table:table-cell>
          <table:table-cell table:number-columns-repeated="1010"/>
        </table:table-row>
        <table:table-row table:style-name="ro2">
          <table:table-cell table:style-name="ce188"/>
          <table:covered-table-cell table:style-name="ce425"/>
          <table:covered-table-cell table:style-name="ce281"/>
          <table:table-cell table:style-name="ce288" table:formula="of:=[$dsdist.D13]" office:value-type="float" office:value="83" calcext:value-type="float">
            <text:p>83</text:p>
          </table:table-cell>
          <table:table-cell table:style-name="ce296" office:value-type="string" calcext:value-type="string">
            <text:p>3<text:span text:style-name="T31">rd</text:span></text:p>
          </table:table-cell>
          <table:table-cell table:style-name="ce212" office:value-type="string" calcext:value-type="string">
            <text:p>Power law</text:p>
          </table:table-cell>
          <table:table-cell table:style-name="ce220" table:formula="of:=[$dsdist.J13]" office:value-type="percentage" office:value="0.216867469879518" calcext:value-type="percentage">
            <text:p>22%</text:p>
          </table:table-cell>
          <table:table-cell table:style-name="ce222" table:formula="of:=&quot;α=&quot;&amp;FIXED([$dsdist.F13];2)&amp;&quot; (atypical)&quot;" office:value-type="string" office:string-value="α=3.06 (atypical)" calcext:value-type="string">
            <text:p>α=3.06 (atypical)</text:p>
          </table:table-cell>
          <table:table-cell table:style-name="ce224" table:formula="of:=FIXED([$dsdist.L13];2)" office:value-type="string" office:string-value="0.13" calcext:value-type="string">
            <text:p>0.13</text:p>
          </table:table-cell>
          <table:table-cell table:style-name="ce260" table:formula="of:=[$dsdist.K13]" office:value-type="float" office:value="0.46" calcext:value-type="float">
            <text:p>0.46</text:p>
          </table:table-cell>
          <table:table-cell table:style-name="ce520" office:value-type="string" calcext:value-type="string">
            <text:p><text:span text:style-name="T33">pl</text:span>* <text:span text:style-name="T34">vs.</text:span> <text:span text:style-name="T35">ln</text:span></text:p>
          </table:table-cell>
          <table:table-cell table:style-name="ce300" table:formula="of:=[$dsdist.Q13]" office:value-type="float" office:value="-0.782428192019484" calcext:value-type="float">
            <text:p>-0.78</text:p>
          </table:table-cell>
          <table:table-cell table:style-name="ce339" table:formula="of:=[$dsdist.R13]" office:value-type="float" office:value="0.783018514514557" calcext:value-type="float">
            <text:p>0.78</text:p>
          </table:table-cell>
          <table:table-cell table:style-name="ce339" table:formula="of:=[$dsdist.S13]" office:value-type="float" office:value="0.433962970970886" calcext:value-type="float">
            <text:p>0.43</text:p>
          </table:table-cell>
          <table:table-cell table:style-name="ce354"/>
          <table:table-cell table:style-name="ce366" table:formula="of:=[$dsdist.W13]" office:value-type="float" office:value="0.000287065897676797" calcext:value-type="float">
            <text:p>0.00</text:p>
          </table:table-cell>
          <table:table-cell table:style-name="ce377" table:formula="of:=[$dsdist.Z13]" office:value-type="float" office:value="0.390388846020283" calcext:value-type="float">
            <text:p>0.39</text:p>
          </table:table-cell>
          <table:table-cell table:number-columns-repeated="1007"/>
        </table:table-row>
        <table:table-row table:style-name="ro2">
          <table:table-cell table:style-name="ce188"/>
          <table:covered-table-cell table:style-name="ce425"/>
          <table:table-cell table:style-name="ce281" office:value-type="string" calcext:value-type="string" table:number-columns-spanned="1" table:number-rows-spanned="3">
            <text:p><text:span text:style-name="T3">DS</text:span><text:span text:style-name="T28">5</text:span></text:p>
          </table:table-cell>
          <table:table-cell table:style-name="ce289" office:value-type="float" office:value="378" calcext:value-type="float">
            <text:p>378</text:p>
          </table:table-cell>
          <table:table-cell table:style-name="ce297" office:value-type="string" calcext:value-type="string">
            <text:p>1<text:span text:style-name="T31">st</text:span></text:p>
          </table:table-cell>
          <table:table-cell table:style-name="ce209" office:value-type="string" calcext:value-type="string">
            <text:p>Log-normal</text:p>
          </table:table-cell>
          <table:table-cell table:style-name="ce218" table:formula="of:=[$dsdist.AE14]" office:value-type="percentage" office:value="0.356164383561644" calcext:value-type="percentage">
            <text:p>36%</text:p>
          </table:table-cell>
          <table:table-cell table:style-name="ce221" table:formula="of:=&quot;µ=&quot;&amp;FIXED([$dsdist.AB14];2)&amp;&quot;, σ=&quot;&amp;FIXED([$dsdist.AC14];2)" office:value-type="string" office:string-value="µ=4.83, σ=0.58" calcext:value-type="string">
            <text:p>µ=4.83, σ=0.58</text:p>
          </table:table-cell>
          <table:table-cell table:style-name="ce223" table:formula="of:=[$dsdist.AG14]" office:value-type="float" office:value="0.0679633819677331" calcext:value-type="float">
            <text:p>0.07</text:p>
          </table:table-cell>
          <table:table-cell table:style-name="ce261" table:formula="of:=[$dsdist.AF14]" office:value-type="float" office:value="0.93" calcext:value-type="float">
            <text:p>0.93</text:p>
          </table:table-cell>
          <table:table-cell table:style-name="ce521" office:value-type="string" calcext:value-type="string">
            <text:p><text:span text:style-name="T36">ex</text:span> <text:span text:style-name="T34">vs.</text:span> <text:span text:style-name="T35">ln</text:span>*</text:p>
          </table:table-cell>
          <table:table-cell table:style-name="ce223" table:formula="of:=[$dsdist.AQ14]" office:value-type="float" office:value="-0.503055966" calcext:value-type="float">
            <text:p>-0.50</text:p>
          </table:table-cell>
          <table:table-cell table:style-name="ce340" table:formula="of:=[$dsdist.AR14]" office:value-type="float" office:value="0.692537538" calcext:value-type="float">
            <text:p>0.69</text:p>
          </table:table-cell>
          <table:table-cell table:style-name="ce340" table:formula="of:=[$dsdist.AS14]" office:value-type="float" office:value="0.614924925" calcext:value-type="float">
            <text:p>0.61</text:p>
          </table:table-cell>
          <table:table-cell table:number-columns-repeated="1010"/>
        </table:table-row>
        <table:table-row table:style-name="ro2">
          <table:table-cell table:style-name="ce188"/>
          <table:covered-table-cell table:style-name="ce425"/>
          <table:covered-table-cell table:style-name="ce281"/>
          <table:table-cell table:style-name="ce286" office:value-type="string" calcext:value-type="string">
            <text:p>Shallow</text:p>
          </table:table-cell>
          <table:table-cell table:style-name="ce297" office:value-type="string" calcext:value-type="string">
            <text:p>2<text:span text:style-name="T31">nd</text:span></text:p>
          </table:table-cell>
          <table:table-cell table:style-name="ce214" office:value-type="string" calcext:value-type="string">
            <text:p>Exponential</text:p>
          </table:table-cell>
          <table:table-cell table:style-name="ce218" table:formula="of:=[$dsdist.AX14]" office:value-type="percentage" office:value="0.315068493" calcext:value-type="percentage">
            <text:p>32%</text:p>
          </table:table-cell>
          <table:table-cell table:style-name="ce221" table:formula="of:=&quot;λ=&quot;&amp;FIXED([$dsdist.AV14];5)" office:value-type="string" office:string-value="λ=0.01127" calcext:value-type="string">
            <text:p>λ=0.01127</text:p>
          </table:table-cell>
          <table:table-cell table:style-name="ce223" table:formula="of:=[$dsdist.AZ14]" office:value-type="float" office:value="0.088518544" calcext:value-type="float">
            <text:p>0.09</text:p>
          </table:table-cell>
          <table:table-cell table:style-name="ce262" table:formula="of:=[$dsdist.AY14]" office:value-type="float" office:value="0.848" calcext:value-type="float">
            <text:p>0.85</text:p>
          </table:table-cell>
          <table:table-cell table:style-name="ce522" office:value-type="string" calcext:value-type="string">
            <text:p><text:span text:style-name="T35">ln</text:span> <text:span text:style-name="T34">vs.</text:span> <text:span text:style-name="T36">ex</text:span>*</text:p>
          </table:table-cell>
          <table:table-cell table:style-name="ce223" table:formula="of:=[$dsdist.BG14]" office:value-type="float" office:value="-0.337287111" calcext:value-type="float">
            <text:p>-0.34</text:p>
          </table:table-cell>
          <table:table-cell table:style-name="ce341" table:formula="of:=[$dsdist.BH14]" office:value-type="float" office:value="0.632049763" calcext:value-type="float">
            <text:p>0.63</text:p>
          </table:table-cell>
          <table:table-cell table:style-name="ce341" table:formula="of:=[$dsdist.BI14]" office:value-type="float" office:value="0.735900475" calcext:value-type="float">
            <text:p>0.74</text:p>
          </table:table-cell>
          <table:table-cell table:number-columns-repeated="1010"/>
        </table:table-row>
        <table:table-row table:style-name="ro2">
          <table:table-cell table:style-name="ce188"/>
          <table:covered-table-cell table:style-name="ce425"/>
          <table:covered-table-cell table:style-name="ce281"/>
          <table:table-cell table:style-name="ce288" table:formula="of:=[$dsdist.D14]" office:value-type="float" office:value="73" calcext:value-type="float">
            <text:p>73</text:p>
          </table:table-cell>
          <table:table-cell table:style-name="ce296" office:value-type="string" calcext:value-type="string">
            <text:p>3<text:span text:style-name="T31">rd</text:span></text:p>
          </table:table-cell>
          <table:table-cell table:style-name="ce212" office:value-type="string" calcext:value-type="string">
            <text:p>Power law</text:p>
          </table:table-cell>
          <table:table-cell table:style-name="ce220" table:formula="of:=[$dsdist.J14]" office:value-type="percentage" office:value="0.26027397260274" calcext:value-type="percentage">
            <text:p>26%</text:p>
          </table:table-cell>
          <table:table-cell table:style-name="ce222" table:formula="of:=&quot;α=&quot;&amp;FIXED([$dsdist.F14];2)&amp;&quot; (typical)&quot;" office:value-type="string" office:string-value="α=3.01 (typical)" calcext:value-type="string">
            <text:p>α=3.01 (typical)</text:p>
          </table:table-cell>
          <table:table-cell table:style-name="ce224" table:formula="of:=FIXED([$dsdist.L14];2)" office:value-type="string" office:string-value="0.11" calcext:value-type="string">
            <text:p>0.11</text:p>
          </table:table-cell>
          <table:table-cell table:style-name="ce263" table:formula="of:=[$dsdist.K14]" office:value-type="float" office:value="0.742" calcext:value-type="float">
            <text:p>0.74</text:p>
          </table:table-cell>
          <table:table-cell table:style-name="ce523" office:value-type="string" calcext:value-type="string">
            <text:p><text:span text:style-name="T33">pl</text:span>* <text:span text:style-name="T34">vs.</text:span> <text:span text:style-name="T35">ln</text:span></text:p>
          </table:table-cell>
          <table:table-cell table:style-name="ce300" table:formula="of:=[$dsdist.Q14]" office:value-type="float" office:value="-0.75926223386627" calcext:value-type="float">
            <text:p>-0.76</text:p>
          </table:table-cell>
          <table:table-cell table:style-name="ce342" table:formula="of:=[$dsdist.R14]" office:value-type="float" office:value="0.776152147814722" calcext:value-type="float">
            <text:p>0.78</text:p>
          </table:table-cell>
          <table:table-cell table:style-name="ce342" table:formula="of:=[$dsdist.S14]" office:value-type="float" office:value="0.447695704370556" calcext:value-type="float">
            <text:p>0.45</text:p>
          </table:table-cell>
          <table:table-cell table:style-name="ce355"/>
          <table:table-cell table:style-name="ce367" table:formula="of:=[$dsdist.W14]" office:value-type="float" office:value="0.00189452166005144" calcext:value-type="float">
            <text:p>0.00</text:p>
          </table:table-cell>
          <table:table-cell table:style-name="ce378" table:formula="of:=[$dsdist.Z14]" office:value-type="float" office:value="0.45751488333437" calcext:value-type="float">
            <text:p>0.46</text:p>
          </table:table-cell>
          <table:table-cell table:number-columns-repeated="1007"/>
        </table:table-row>
        <table:table-row table:style-name="ro2">
          <table:table-cell/>
          <table:table-cell table:style-name="ce279" table:number-columns-repeated="2"/>
          <table:table-cell table:style-name="ce290"/>
          <table:table-cell table:style-name="ce298"/>
          <table:table-cell table:style-name="ce279" table:number-columns-repeated="4"/>
          <table:table-cell table:style-name="ce465"/>
          <table:table-cell table:style-name="ce538"/>
          <table:table-cell table:style-name="ce279"/>
          <table:table-cell table:style-name="ce465" table:number-columns-repeated="2"/>
          <table:table-cell table:number-columns-repeated="1010"/>
        </table:table-row>
        <table:table-row table:style-name="ro2" table:number-rows-repeated="1048538">
          <table:table-cell table:number-columns-repeated="1024"/>
        </table:table-row>
        <table:table-row table:style-name="ro2">
          <table:table-cell table:number-columns-repeated="1024"/>
        </table:table-row>
        <calcext:conditional-formats>
          <calcext:conditional-format calcext:target-range-address="DistributionFitTests.J6:DistributionFitTests.K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6:DistributionFitTests.O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P6:DistributionFitTests.P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Q6:DistributionFitTests.Q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4:DistributionFitTests.K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4:DistributionFitTests.N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9:DistributionFitTests.J9">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9:DistributionFitTests.O9">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P9:DistributionFitTests.P9">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Q9:DistributionFitTests.Q9">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10:DistributionFitTests.J10">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10:DistributionFitTests.N10">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12:DistributionFitTests.J12">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12:DistributionFitTests.O12">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P12:DistributionFitTests.P12">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Q12:DistributionFitTests.Q12">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13:DistributionFitTests.J13">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13:DistributionFitTests.N13">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15:DistributionFitTests.J1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15:DistributionFitTests.O1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P15:DistributionFitTests.P1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Q15:DistributionFitTests.Q1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16:DistributionFitTests.J1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16:DistributionFitTests.N1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18:DistributionFitTests.J18">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18:DistributionFitTests.O18">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P18:DistributionFitTests.P18">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Q18:DistributionFitTests.Q18">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19:DistributionFitTests.J19">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19:DistributionFitTests.N19">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21:DistributionFitTests.J21">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21:DistributionFitTests.O21">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P21:DistributionFitTests.P21">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Q21:DistributionFitTests.Q21">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22:DistributionFitTests.J22">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22:DistributionFitTests.N22">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24:DistributionFitTests.J2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24:DistributionFitTests.O2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P24:DistributionFitTests.P2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Q24:DistributionFitTests.Q2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25:DistributionFitTests.J2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25:DistributionFitTests.N2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27:DistributionFitTests.J27">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27:DistributionFitTests.O27">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P27:DistributionFitTests.P27">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Q27:DistributionFitTests.Q27">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28:DistributionFitTests.J28">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28:DistributionFitTests.N28">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30:DistributionFitTests.J30">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30:DistributionFitTests.O30">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P30:DistributionFitTests.P30">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Q30:DistributionFitTests.Q30">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31:DistributionFitTests.J31">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31:DistributionFitTests.N31">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33:DistributionFitTests.J33">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33:DistributionFitTests.O33">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P33:DistributionFitTests.P33">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Q33:DistributionFitTests.Q33">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34:DistributionFitTests.J3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34:DistributionFitTests.N3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36:DistributionFitTests.J3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36:DistributionFitTests.O3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P36:DistributionFitTests.P3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Q36:DistributionFitTests.Q3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25:DistributionFitTests.K2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28:DistributionFitTests.K28">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8:DistributionFitTests.J8">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8:DistributionFitTests.N8">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11:DistributionFitTests.J11">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11:DistributionFitTests.N11">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14:DistributionFitTests.J1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14:DistributionFitTests.N1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17:DistributionFitTests.J17">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17:DistributionFitTests.N17">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5:DistributionFitTests.K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5:DistributionFitTests.N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20:DistributionFitTests.J20">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20:DistributionFitTests.N20">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23:DistributionFitTests.J23">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23:DistributionFitTests.N23">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26:DistributionFitTests.J2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26:DistributionFitTests.N2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29:DistributionFitTests.J29">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29:DistributionFitTests.N29">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32:DistributionFitTests.J32">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32:DistributionFitTests.N32">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35:DistributionFitTests.J3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35:DistributionFitTests.N3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J7:DistributionFitTests.J7">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M7:DistributionFitTests.N7">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G4:DistributionFitTests.G36">
            <calcext:data-bar calcext:max-length="100" calcext:negative-color="#ff0000" calcext:positive-color="#ed7d31" calcext:axis-color="#000000">
              <calcext:formatting-entry calcext:value="0" calcext:type="percentile"/>
              <calcext:formatting-entry calcext:value="100" calcext:type="percentile"/>
            </calcext:data-bar>
          </calcext:conditional-format>
          <calcext:conditional-format calcext:target-range-address="DistributionFitTests.K9:DistributionFitTests.K9">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7:DistributionFitTests.K7">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8:DistributionFitTests.K8">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12:DistributionFitTests.K12">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10:DistributionFitTests.K10">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11:DistributionFitTests.K11">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15:DistributionFitTests.K1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13:DistributionFitTests.K13">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14:DistributionFitTests.K1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18:DistributionFitTests.K18">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16:DistributionFitTests.K1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17:DistributionFitTests.K17">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21:DistributionFitTests.K21">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19:DistributionFitTests.K19">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20:DistributionFitTests.K20">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24:DistributionFitTests.K2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22:DistributionFitTests.K22">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23:DistributionFitTests.K23">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27:DistributionFitTests.K27">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26:DistributionFitTests.K2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30:DistributionFitTests.K30">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29:DistributionFitTests.K29">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33:DistributionFitTests.K33">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32:DistributionFitTests.K32">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36:DistributionFitTests.K36">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35:DistributionFitTests.K35">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31:DistributionFitTests.K31">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 calcext:target-range-address="DistributionFitTests.K34:DistributionFitTests.K34">
            <calcext:color-scale>
              <calcext:color-scale-entry calcext:value="0" calcext:type="number" calcext:color="#ff0000"/>
              <calcext:color-scale-entry calcext:value="0.1" calcext:type="number" calcext:color="#0066ff"/>
              <calcext:color-scale-entry calcext:value="1" calcext:type="number" calcext:color="#0000ff"/>
            </calcext:color-scale>
          </calcext:conditional-format>
        </calcext:conditional-formats>
      </table:table>
      <table:table table:name="FeatFreqDist_PositiveDSs" table:style-name="ta1">
        <office:forms form:automatic-focus="false" form:apply-design-mode="false"/>
        <table:table-column table:style-name="co20" table:default-cell-style-name="ce13"/>
        <table:table-column table:style-name="co24" table:default-cell-style-name="ce13"/>
        <table:table-column table:style-name="co18" table:default-cell-style-name="ce13"/>
        <table:table-column table:style-name="co24" table:default-cell-style-name="ce13"/>
        <table:table-column table:style-name="co18" table:default-cell-style-name="ce13"/>
        <table:table-column table:style-name="co24" table:default-cell-style-name="ce13"/>
        <table:table-column table:style-name="co18" table:default-cell-style-name="ce13"/>
        <table:table-column table:style-name="co21" table:default-cell-style-name="ce13"/>
        <table:table-column table:style-name="co43" table:default-cell-style-name="ce13"/>
        <table:table-column table:style-name="co24" table:default-cell-style-name="ce13"/>
        <table:table-column table:style-name="co18" table:default-cell-style-name="ce13"/>
        <table:table-column table:style-name="co24" table:default-cell-style-name="ce13"/>
        <table:table-column table:style-name="co18" table:default-cell-style-name="ce13"/>
        <table:table-column table:style-name="co24" table:default-cell-style-name="ce13"/>
        <table:table-column table:style-name="co4" table:number-columns-repeated="1010" table:default-cell-style-name="ce13"/>
        <table:table-row table:style-name="ro1">
          <table:table-cell table:style-name="ce181" office:value-type="string" calcext:value-type="string" table:number-columns-spanned="6" table:number-rows-spanned="1">
            <text:p>Feature Frequency Distributions per Positive (Malign Mobile Apps) Data Sets</text:p>
          </table:table-cell>
          <table:covered-table-cell table:number-columns-repeated="5"/>
          <table:table-cell table:style-name="ce267" table:number-columns-repeated="8"/>
          <table:table-cell table:number-columns-repeated="1010"/>
        </table:table-row>
        <table:table-row table:style-name="ro15">
          <table:table-cell table:style-name="ce169" office:value-type="string" calcext:value-type="string" table:number-columns-spanned="6" table:number-rows-spanned="1">
            <text:p>The feature space is sorted per data set individiually.</text:p>
            <text:p>Copyright © 2017-2018 Gürol CANBEK. See the terms of use and citing information on the first sheet.</text:p>
          </table:table-cell>
          <table:covered-table-cell table:number-columns-repeated="5" table:style-name="ce267"/>
          <table:table-cell table:style-name="ce267" table:number-columns-repeated="8"/>
          <table:table-cell table:number-columns-repeated="1010"/>
        </table:table-row>
        <table:table-row table:style-name="ro2">
          <table:table-cell table:style-name="ce182" office:value-type="string" calcext:value-type="string">
            <text:p>DS0</text:p>
          </table:table-cell>
          <table:table-cell table:style-name="ce182" office:value-type="float" office:value="399353" calcext:value-type="float">
            <text:p>399353</text:p>
          </table:table-cell>
          <table:table-cell table:style-name="ce182" office:value-type="string" calcext:value-type="string">
            <text:p>DS1</text:p>
          </table:table-cell>
          <table:table-cell table:style-name="ce182" office:value-type="float" office:value="280" calcext:value-type="float">
            <text:p>280</text:p>
          </table:table-cell>
          <table:table-cell table:style-name="ce182" office:value-type="string" calcext:value-type="string">
            <text:p>DS2</text:p>
          </table:table-cell>
          <table:table-cell table:style-name="ce182" office:value-type="float" office:value="4868" calcext:value-type="float">
            <text:p>4868</text:p>
          </table:table-cell>
          <table:table-cell table:style-name="ce182" office:value-type="string" calcext:value-type="string">
            <text:p>DS3</text:p>
          </table:table-cell>
          <table:table-cell table:style-name="ce182" office:value-type="float" office:value="1000" calcext:value-type="float">
            <text:p>1000</text:p>
          </table:table-cell>
          <table:table-cell table:style-name="ce182" office:value-type="string" calcext:value-type="string">
            <text:p>DS4</text:p>
          </table:table-cell>
          <table:table-cell table:style-name="ce182" office:value-type="float" office:value="1260" calcext:value-type="float">
            <text:p>1260</text:p>
          </table:table-cell>
          <table:table-cell table:style-name="ce182" office:value-type="string" calcext:value-type="string">
            <text:p>DS5</text:p>
          </table:table-cell>
          <table:table-cell table:style-name="ce182" office:value-type="float" office:value="378" calcext:value-type="float">
            <text:p>378</text:p>
          </table:table-cell>
          <table:table-cell table:style-name="ce182" office:value-type="string" calcext:value-type="string">
            <text:p>DSA</text:p>
          </table:table-cell>
          <table:table-cell table:style-name="ce182" office:value-type="float" office:value="7786" calcext:value-type="float">
            <text:p>7786</text:p>
          </table:table-cell>
          <table:table-cell table:number-columns-repeated="1010"/>
        </table:table-row>
        <table:table-row table:style-name="ro2">
          <table:table-cell table:style-name="ce182" table:formula="of:=&quot;feature&quot;&amp;[.A3]" office:value-type="string" office:string-value="featureDS0" calcext:value-type="string">
            <text:p>featureDS0</text:p>
          </table:table-cell>
          <table:table-cell table:style-name="ce182" table:formula="of:=&quot;featureFreq&quot;&amp;[.A3]" office:value-type="string" office:string-value="featureFreqDS0" calcext:value-type="string">
            <text:p>featureFreqDS0</text:p>
          </table:table-cell>
          <table:table-cell table:style-name="ce182" table:formula="of:=&quot;feature&quot;&amp;[.C3]" office:value-type="string" office:string-value="featureDS1" calcext:value-type="string">
            <text:p>featureDS1</text:p>
          </table:table-cell>
          <table:table-cell table:style-name="ce182" table:formula="of:=&quot;featureFreq&quot;&amp;[.C3]" office:value-type="string" office:string-value="featureFreqDS1" calcext:value-type="string">
            <text:p>featureFreqDS1</text:p>
          </table:table-cell>
          <table:table-cell table:style-name="ce182" table:formula="of:=&quot;feature&quot;&amp;[.E3]" office:value-type="string" office:string-value="featureDS2" calcext:value-type="string">
            <text:p>featureDS2</text:p>
          </table:table-cell>
          <table:table-cell table:style-name="ce182" table:formula="of:=&quot;featureFreq&quot;&amp;[.E3]" office:value-type="string" office:string-value="featureFreqDS2" calcext:value-type="string">
            <text:p>featureFreqDS2</text:p>
          </table:table-cell>
          <table:table-cell table:style-name="ce182" table:formula="of:=&quot;feature&quot;&amp;[.G3]" office:value-type="string" office:string-value="featureDS3" calcext:value-type="string">
            <text:p>featureDS3</text:p>
          </table:table-cell>
          <table:table-cell table:style-name="ce182" table:formula="of:=&quot;featureFreq&quot;&amp;[.G3]" office:value-type="string" office:string-value="featureFreqDS3" calcext:value-type="string">
            <text:p>featureFreqDS3</text:p>
          </table:table-cell>
          <table:table-cell table:style-name="ce182" table:formula="of:=&quot;feature&quot;&amp;[.I3]" office:value-type="string" office:string-value="featureDS4" calcext:value-type="string">
            <text:p>featureDS4</text:p>
          </table:table-cell>
          <table:table-cell table:style-name="ce182" table:formula="of:=&quot;featureFreq&quot;&amp;[.I3]" office:value-type="string" office:string-value="featureFreqDS4" calcext:value-type="string">
            <text:p>featureFreqDS4</text:p>
          </table:table-cell>
          <table:table-cell table:style-name="ce182" table:formula="of:=&quot;feature&quot;&amp;[.K3]" office:value-type="string" office:string-value="featureDS5" calcext:value-type="string">
            <text:p>featureDS5</text:p>
          </table:table-cell>
          <table:table-cell table:style-name="ce182" table:formula="of:=&quot;featureFreq&quot;&amp;[.K3]" office:value-type="string" office:string-value="featureFreqDS5" calcext:value-type="string">
            <text:p>featureFreqDS5</text:p>
          </table:table-cell>
          <table:table-cell table:style-name="ce182" table:formula="of:=&quot;feature&quot;&amp;[.M3]" office:value-type="string" office:string-value="featureDSA" calcext:value-type="string">
            <text:p>featureDSA</text:p>
          </table:table-cell>
          <table:table-cell table:style-name="ce182" table:formula="of:=&quot;featureFreq&quot;&amp;[.M3]" office:value-type="string" office:string-value="featureFreqDSA" calcext:value-type="string">
            <text:p>featureFreqDSA</text:p>
          </table:table-cell>
          <table:table-cell table:number-columns-repeated="1010"/>
        </table:table-row>
        <table:table-row table:style-name="ro3">
          <table:table-cell table:style-name="ce611" office:value-type="string" calcext:value-type="string">
            <text:p>INTERNET</text:p>
          </table:table-cell>
          <table:table-cell table:style-name="ce173" office:value-type="float" office:value="0.953665053223589" calcext:value-type="float">
            <text:p>0.953665053223589</text:p>
          </table:table-cell>
          <table:table-cell table:style-name="ce612" office:value-type="string" calcext:value-type="string">
            <text:p>INTERNET</text:p>
          </table:table-cell>
          <table:table-cell table:style-name="ce173" office:value-type="float" office:value="1" calcext:value-type="float">
            <text:p>1</text:p>
          </table:table-cell>
          <table:table-cell table:style-name="ce613" office:value-type="string" calcext:value-type="string">
            <text:p>INTERNET</text:p>
          </table:table-cell>
          <table:table-cell table:style-name="ce173" office:value-type="float" office:value="0.97822514379622" calcext:value-type="float">
            <text:p>0.97822514379622</text:p>
          </table:table-cell>
          <table:table-cell table:style-name="ce172" office:value-type="string" calcext:value-type="string">
            <text:p>INTERNET</text:p>
          </table:table-cell>
          <table:table-cell table:style-name="ce173" office:value-type="float" office:value="0.939" calcext:value-type="float">
            <text:p>0.939</text:p>
          </table:table-cell>
          <table:table-cell table:style-name="ce172" office:value-type="string" calcext:value-type="string">
            <text:p>INTERNET</text:p>
          </table:table-cell>
          <table:table-cell table:style-name="ce173" office:value-type="float" office:value="0.976984126984127" calcext:value-type="float">
            <text:p>0.976984126984127</text:p>
          </table:table-cell>
          <table:table-cell table:style-name="ce172" office:value-type="string" calcext:value-type="string">
            <text:p>INTERNET</text:p>
          </table:table-cell>
          <table:table-cell table:style-name="ce173" office:value-type="float" office:value="0.970899470899471" calcext:value-type="float">
            <text:p>0.970899470899471</text:p>
          </table:table-cell>
          <table:table-cell table:style-name="ce172" office:value-type="string" calcext:value-type="string">
            <text:p>INTERNET</text:p>
          </table:table-cell>
          <table:table-cell table:style-name="ce173" office:value-type="float" office:value="0.973413819676342" calcext:value-type="float">
            <text:p>0.973413819676342</text:p>
          </table:table-cell>
          <table:table-cell table:number-columns-repeated="1010"/>
        </table:table-row>
        <table:table-row table:style-name="ro3">
          <table:table-cell table:style-name="ce611" office:value-type="string" calcext:value-type="string">
            <text:p>READ_PHONE_STATE</text:p>
          </table:table-cell>
          <table:table-cell table:style-name="ce173" office:value-type="float" office:value="0.914236277178336" calcext:value-type="float">
            <text:p>0.914236277178336</text:p>
          </table:table-cell>
          <table:table-cell table:style-name="ce612" office:value-type="string" calcext:value-type="string">
            <text:p>READ_PHONE_STATE</text:p>
          </table:table-cell>
          <table:table-cell table:style-name="ce173" office:value-type="float" office:value="0.921428571428571" calcext:value-type="float">
            <text:p>0.921428571428571</text:p>
          </table:table-cell>
          <table:table-cell table:style-name="ce613" office:value-type="string" calcext:value-type="string">
            <text:p>READ_PHONE_STATE</text:p>
          </table:table-cell>
          <table:table-cell table:style-name="ce173" office:value-type="float" office:value="0.919474116680362" calcext:value-type="float">
            <text:p>0.919474116680362</text:p>
          </table:table-cell>
          <table:table-cell table:style-name="ce172" office:value-type="string" calcext:value-type="string">
            <text:p>READ_PHONE_STATE</text:p>
          </table:table-cell>
          <table:table-cell table:style-name="ce173" office:value-type="float" office:value="0.888" calcext:value-type="float">
            <text:p>0.888</text:p>
          </table:table-cell>
          <table:table-cell table:style-name="ce172" office:value-type="string" calcext:value-type="string">
            <text:p>READ_PHONE_STATE</text:p>
          </table:table-cell>
          <table:table-cell table:style-name="ce173" office:value-type="float" office:value="0.934920634920635" calcext:value-type="float">
            <text:p>0.934920634920635</text:p>
          </table:table-cell>
          <table:table-cell table:style-name="ce172" office:value-type="string" calcext:value-type="string">
            <text:p>READ_PHONE_STATE</text:p>
          </table:table-cell>
          <table:table-cell table:style-name="ce173" office:value-type="float" office:value="0.883597883597884" calcext:value-type="float">
            <text:p>0.883597883597884</text:p>
          </table:table-cell>
          <table:table-cell table:style-name="ce172" office:value-type="string" calcext:value-type="string">
            <text:p>READ_PHONE_STATE</text:p>
          </table:table-cell>
          <table:table-cell table:style-name="ce173" office:value-type="float" office:value="0.916259953763164" calcext:value-type="float">
            <text:p>0.916259953763164</text:p>
          </table:table-cell>
          <table:table-cell table:number-columns-repeated="1010"/>
        </table:table-row>
        <table:table-row table:style-name="ro3">
          <table:table-cell table:style-name="ce611" office:value-type="string" calcext:value-type="string">
            <text:p>WRITE_EXTERNAL_STORAGE</text:p>
          </table:table-cell>
          <table:table-cell table:style-name="ce173" office:value-type="float" office:value="0.827891614686756" calcext:value-type="float">
            <text:p>0.827891614686756</text:p>
          </table:table-cell>
          <table:table-cell table:style-name="ce612" office:value-type="string" calcext:value-type="string">
            <text:p>ACCESS_NETWORK_STATE</text:p>
          </table:table-cell>
          <table:table-cell table:style-name="ce173" office:value-type="float" office:value="0.864285714285714" calcext:value-type="float">
            <text:p>0.864285714285714</text:p>
          </table:table-cell>
          <table:table-cell table:style-name="ce613" office:value-type="string" calcext:value-type="string">
            <text:p>WRITE_EXTERNAL_STORAGE</text:p>
          </table:table-cell>
          <table:table-cell table:style-name="ce173" office:value-type="float" office:value="0.713229252259655" calcext:value-type="float">
            <text:p>0.713229252259655</text:p>
          </table:table-cell>
          <table:table-cell table:style-name="ce172" office:value-type="string" calcext:value-type="string">
            <text:p>ACCESS_NETWORK_STATE</text:p>
          </table:table-cell>
          <table:table-cell table:style-name="ce173" office:value-type="float" office:value="0.741" calcext:value-type="float">
            <text:p>0.741</text:p>
          </table:table-cell>
          <table:table-cell table:style-name="ce172" office:value-type="string" calcext:value-type="string">
            <text:p>ACCESS_NETWORK_STATE</text:p>
          </table:table-cell>
          <table:table-cell table:style-name="ce173" office:value-type="float" office:value="0.811111111111111" calcext:value-type="float">
            <text:p>0.811111111111111</text:p>
          </table:table-cell>
          <table:table-cell table:style-name="ce172" office:value-type="string" calcext:value-type="string">
            <text:p>WRITE_EXTERNAL_STORAGE</text:p>
          </table:table-cell>
          <table:table-cell table:style-name="ce173" office:value-type="float" office:value="0.76984126984127" calcext:value-type="float">
            <text:p>0.76984126984127</text:p>
          </table:table-cell>
          <table:table-cell table:style-name="ce172" office:value-type="string" calcext:value-type="string">
            <text:p>WRITE_EXTERNAL_STORAGE</text:p>
          </table:table-cell>
          <table:table-cell table:style-name="ce173" office:value-type="float" office:value="0.706267659902389" calcext:value-type="float">
            <text:p>0.706267659902389</text:p>
          </table:table-cell>
          <table:table-cell table:number-columns-repeated="1010"/>
        </table:table-row>
        <table:table-row table:style-name="ro3">
          <table:table-cell table:style-name="ce611" office:value-type="string" calcext:value-type="string">
            <text:p>ACCESS_NETWORK_STATE</text:p>
          </table:table-cell>
          <table:table-cell table:style-name="ce173" office:value-type="float" office:value="0.71992197379261" calcext:value-type="float">
            <text:p>0.71992197379261</text:p>
          </table:table-cell>
          <table:table-cell table:style-name="ce612" office:value-type="string" calcext:value-type="string">
            <text:p>WRITE_EXTERNAL_STORAGE</text:p>
          </table:table-cell>
          <table:table-cell table:style-name="ce173" office:value-type="float" office:value="0.853571428571429" calcext:value-type="float">
            <text:p>0.853571428571429</text:p>
          </table:table-cell>
          <table:table-cell table:style-name="ce613" office:value-type="string" calcext:value-type="string">
            <text:p>SEND_SMS</text:p>
          </table:table-cell>
          <table:table-cell table:style-name="ce173" office:value-type="float" office:value="0.697206244864421" calcext:value-type="float">
            <text:p>0.697206244864421</text:p>
          </table:table-cell>
          <table:table-cell table:style-name="ce172" office:value-type="string" calcext:value-type="string">
            <text:p>WRITE_EXTERNAL_STORAGE</text:p>
          </table:table-cell>
          <table:table-cell table:style-name="ce173" office:value-type="float" office:value="0.651" calcext:value-type="float">
            <text:p>0.651</text:p>
          </table:table-cell>
          <table:table-cell table:style-name="ce172" office:value-type="string" calcext:value-type="string">
            <text:p>WRITE_EXTERNAL_STORAGE</text:p>
          </table:table-cell>
          <table:table-cell table:style-name="ce173" office:value-type="float" office:value="0.671428571428571" calcext:value-type="float">
            <text:p>0.671428571428571</text:p>
          </table:table-cell>
          <table:table-cell table:style-name="ce172" office:value-type="string" calcext:value-type="string">
            <text:p>ACCESS_NETWORK_STATE</text:p>
          </table:table-cell>
          <table:table-cell table:style-name="ce173" office:value-type="float" office:value="0.642857142857143" calcext:value-type="float">
            <text:p>0.642857142857143</text:p>
          </table:table-cell>
          <table:table-cell table:style-name="ce172" office:value-type="string" calcext:value-type="string">
            <text:p>ACCESS_NETWORK_STATE</text:p>
          </table:table-cell>
          <table:table-cell table:style-name="ce173" office:value-type="float" office:value="0.59722578987927" calcext:value-type="float">
            <text:p>0.59722578987927</text:p>
          </table:table-cell>
          <table:table-cell table:number-columns-repeated="1010"/>
        </table:table-row>
        <table:table-row table:style-name="ro3">
          <table:table-cell table:style-name="ce611" office:value-type="string" calcext:value-type="string">
            <text:p>SEND_SMS</text:p>
          </table:table-cell>
          <table:table-cell table:style-name="ce173" office:value-type="float" office:value="0.699050714530754" calcext:value-type="float">
            <text:p>0.699050714530754</text:p>
          </table:table-cell>
          <table:table-cell table:style-name="ce612" office:value-type="string" calcext:value-type="string">
            <text:p>ACCESS_WIFI_STATE</text:p>
          </table:table-cell>
          <table:table-cell table:style-name="ce173" office:value-type="float" office:value="0.646428571428571" calcext:value-type="float">
            <text:p>0.646428571428571</text:p>
          </table:table-cell>
          <table:table-cell table:style-name="ce613" office:value-type="string" calcext:value-type="string">
            <text:p>RECEIVE_SMS</text:p>
          </table:table-cell>
          <table:table-cell table:style-name="ce173" office:value-type="float" office:value="0.616885784716516" calcext:value-type="float">
            <text:p>0.616885784716516</text:p>
          </table:table-cell>
          <table:table-cell table:style-name="ce172" office:value-type="string" calcext:value-type="string">
            <text:p>READ_SMS</text:p>
          </table:table-cell>
          <table:table-cell table:style-name="ce173" office:value-type="float" office:value="0.591" calcext:value-type="float">
            <text:p>0.591</text:p>
          </table:table-cell>
          <table:table-cell table:style-name="ce172" office:value-type="string" calcext:value-type="string">
            <text:p>ACCESS_WIFI_STATE</text:p>
          </table:table-cell>
          <table:table-cell table:style-name="ce173" office:value-type="float" office:value="0.638095238095238" calcext:value-type="float">
            <text:p>0.638095238095238</text:p>
          </table:table-cell>
          <table:table-cell table:style-name="ce172" office:value-type="string" calcext:value-type="string">
            <text:p>READ_SMS</text:p>
          </table:table-cell>
          <table:table-cell table:style-name="ce173" office:value-type="float" office:value="0.597883597883598" calcext:value-type="float">
            <text:p>0.597883597883598</text:p>
          </table:table-cell>
          <table:table-cell table:style-name="ce172" office:value-type="string" calcext:value-type="string">
            <text:p>SEND_SMS</text:p>
          </table:table-cell>
          <table:table-cell table:style-name="ce173" office:value-type="float" office:value="0.596968918571796" calcext:value-type="float">
            <text:p>0.596968918571796</text:p>
          </table:table-cell>
          <table:table-cell table:number-columns-repeated="1010"/>
        </table:table-row>
        <table:table-row table:style-name="ro3">
          <table:table-cell table:style-name="ce611" office:value-type="string" calcext:value-type="string">
            <text:p>RECEIVE_SMS</text:p>
          </table:table-cell>
          <table:table-cell table:style-name="ce173" office:value-type="float" office:value="0.606686315114698" calcext:value-type="float">
            <text:p>0.606686315114698</text:p>
          </table:table-cell>
          <table:table-cell table:style-name="ce612" office:value-type="string" calcext:value-type="string">
            <text:p>CHANGE_WIFI_STATE</text:p>
          </table:table-cell>
          <table:table-cell table:style-name="ce173" office:value-type="float" office:value="0.553571428571429" calcext:value-type="float">
            <text:p>0.553571428571429</text:p>
          </table:table-cell>
          <table:table-cell table:style-name="ce613" office:value-type="string" calcext:value-type="string">
            <text:p>READ_SMS</text:p>
          </table:table-cell>
          <table:table-cell table:style-name="ce173" office:value-type="float" office:value="0.536154478225144" calcext:value-type="float">
            <text:p>0.536154478225144</text:p>
          </table:table-cell>
          <table:table-cell table:style-name="ce172" office:value-type="string" calcext:value-type="string">
            <text:p>ACCESS_WIFI_STATE</text:p>
          </table:table-cell>
          <table:table-cell table:style-name="ce173" office:value-type="float" office:value="0.546" calcext:value-type="float">
            <text:p>0.546</text:p>
          </table:table-cell>
          <table:table-cell table:style-name="ce172" office:value-type="string" calcext:value-type="string">
            <text:p>READ_SMS</text:p>
          </table:table-cell>
          <table:table-cell table:style-name="ce173" office:value-type="float" office:value="0.626190476190476" calcext:value-type="float">
            <text:p>0.626190476190476</text:p>
          </table:table-cell>
          <table:table-cell table:style-name="ce172" office:value-type="string" calcext:value-type="string">
            <text:p>ACCESS_WIFI_STATE</text:p>
          </table:table-cell>
          <table:table-cell table:style-name="ce173" office:value-type="float" office:value="0.547619047619048" calcext:value-type="float">
            <text:p>0.547619047619048</text:p>
          </table:table-cell>
          <table:table-cell table:style-name="ce172" office:value-type="string" calcext:value-type="string">
            <text:p>READ_SMS</text:p>
          </table:table-cell>
          <table:table-cell table:style-name="ce173" office:value-type="float" office:value="0.552144875417416" calcext:value-type="float">
            <text:p>0.552144875417416</text:p>
          </table:table-cell>
          <table:table-cell table:number-columns-repeated="1010"/>
        </table:table-row>
        <table:table-row table:style-name="ro3">
          <table:table-cell table:style-name="ce611" office:value-type="string" calcext:value-type="string">
            <text:p>INSTALL_SHORTCUT</text:p>
          </table:table-cell>
          <table:table-cell table:style-name="ce173" office:value-type="float" office:value="0.556640365791668" calcext:value-type="float">
            <text:p>0.556640365791668</text:p>
          </table:table-cell>
          <table:table-cell table:style-name="ce612" office:value-type="string" calcext:value-type="string">
            <text:p>RECEIVE_BOOT_COMPLETED</text:p>
          </table:table-cell>
          <table:table-cell table:style-name="ce173" office:value-type="float" office:value="0.514285714285714" calcext:value-type="float">
            <text:p>0.514285714285714</text:p>
          </table:table-cell>
          <table:table-cell table:style-name="ce613" office:value-type="string" calcext:value-type="string">
            <text:p>ACCESS_NETWORK_STATE</text:p>
          </table:table-cell>
          <table:table-cell table:style-name="ce173" office:value-type="float" office:value="0.493426458504519" calcext:value-type="float">
            <text:p>0.493426458504519</text:p>
          </table:table-cell>
          <table:table-cell table:style-name="ce172" office:value-type="string" calcext:value-type="string">
            <text:p>RECEIVE_BOOT_COMPLETED</text:p>
          </table:table-cell>
          <table:table-cell table:style-name="ce173" office:value-type="float" office:value="0.497" calcext:value-type="float">
            <text:p>0.497</text:p>
          </table:table-cell>
          <table:table-cell table:style-name="ce172" office:value-type="string" calcext:value-type="string">
            <text:p>RECEIVE_BOOT_COMPLETED</text:p>
          </table:table-cell>
          <table:table-cell table:style-name="ce173" office:value-type="float" office:value="0.545238095238095" calcext:value-type="float">
            <text:p>0.545238095238095</text:p>
          </table:table-cell>
          <table:table-cell table:style-name="ce172" office:value-type="string" calcext:value-type="string">
            <text:p>ACCESS_COARSE_LOCATION</text:p>
          </table:table-cell>
          <table:table-cell table:style-name="ce173" office:value-type="float" office:value="0.5" calcext:value-type="float">
            <text:p>0.5</text:p>
          </table:table-cell>
          <table:table-cell table:style-name="ce172" office:value-type="string" calcext:value-type="string">
            <text:p>RECEIVE_SMS</text:p>
          </table:table-cell>
          <table:table-cell table:style-name="ce173" office:value-type="float" office:value="0.522219368096584" calcext:value-type="float">
            <text:p>0.522219368096584</text:p>
          </table:table-cell>
          <table:table-cell table:number-columns-repeated="1010"/>
        </table:table-row>
        <table:table-row table:style-name="ro3">
          <table:table-cell table:style-name="ce611" office:value-type="string" calcext:value-type="string">
            <text:p>WAKE_LOCK</text:p>
          </table:table-cell>
          <table:table-cell table:style-name="ce173" office:value-type="float" office:value="0.513963836505548" calcext:value-type="float">
            <text:p>0.513963836505548</text:p>
          </table:table-cell>
          <table:table-cell table:style-name="ce612" office:value-type="string" calcext:value-type="string">
            <text:p>ACCESS_FINE_LOCATION</text:p>
          </table:table-cell>
          <table:table-cell table:style-name="ce173" office:value-type="float" office:value="0.421428571428571" calcext:value-type="float">
            <text:p>0.421428571428571</text:p>
          </table:table-cell>
          <table:table-cell table:style-name="ce613" office:value-type="string" calcext:value-type="string">
            <text:p>WAKE_LOCK</text:p>
          </table:table-cell>
          <table:table-cell table:style-name="ce173" office:value-type="float" office:value="0.446384552177486" calcext:value-type="float">
            <text:p>0.446384552177486</text:p>
          </table:table-cell>
          <table:table-cell table:style-name="ce172" office:value-type="string" calcext:value-type="string">
            <text:p>WRITE_SMS</text:p>
          </table:table-cell>
          <table:table-cell table:style-name="ce173" office:value-type="float" office:value="0.466" calcext:value-type="float">
            <text:p>0.466</text:p>
          </table:table-cell>
          <table:table-cell table:style-name="ce172" office:value-type="string" calcext:value-type="string">
            <text:p>WRITE_SMS</text:p>
          </table:table-cell>
          <table:table-cell table:style-name="ce173" office:value-type="float" office:value="0.521428571428571" calcext:value-type="float">
            <text:p>0.521428571428571</text:p>
          </table:table-cell>
          <table:table-cell table:style-name="ce172" office:value-type="string" calcext:value-type="string">
            <text:p>SEND_SMS</text:p>
          </table:table-cell>
          <table:table-cell table:style-name="ce173" office:value-type="float" office:value="0.481481481481481" calcext:value-type="float">
            <text:p>0.481481481481481</text:p>
          </table:table-cell>
          <table:table-cell table:style-name="ce172" office:value-type="string" calcext:value-type="string">
            <text:p>ACCESS_WIFI_STATE</text:p>
          </table:table-cell>
          <table:table-cell table:style-name="ce173" office:value-type="float" office:value="0.421140508605189" calcext:value-type="float">
            <text:p>0.421140508605189</text:p>
          </table:table-cell>
          <table:table-cell table:number-columns-repeated="1010"/>
        </table:table-row>
        <table:table-row table:style-name="ro3">
          <table:table-cell table:style-name="ce611" office:value-type="string" calcext:value-type="string">
            <text:p>READ_SMS</text:p>
          </table:table-cell>
          <table:table-cell table:style-name="ce173" office:value-type="float" office:value="0.487343277751763" calcext:value-type="float">
            <text:p>0.487343277751763</text:p>
          </table:table-cell>
          <table:table-cell table:style-name="ce612" office:value-type="string" calcext:value-type="string">
            <text:p>INSTALL_PACKAGES</text:p>
          </table:table-cell>
          <table:table-cell table:style-name="ce173" office:value-type="float" office:value="0.421428571428571" calcext:value-type="float">
            <text:p>0.421428571428571</text:p>
          </table:table-cell>
          <table:table-cell table:style-name="ce613" office:value-type="string" calcext:value-type="string">
            <text:p>RECEIVE_BOOT_COMPLETED</text:p>
          </table:table-cell>
          <table:table-cell table:style-name="ce173" office:value-type="float" office:value="0.355998356614626" calcext:value-type="float">
            <text:p>0.355998356614626</text:p>
          </table:table-cell>
          <table:table-cell table:style-name="ce172" office:value-type="string" calcext:value-type="string">
            <text:p>SEND_SMS</text:p>
          </table:table-cell>
          <table:table-cell table:style-name="ce173" office:value-type="float" office:value="0.443" calcext:value-type="float">
            <text:p>0.443</text:p>
          </table:table-cell>
          <table:table-cell table:style-name="ce172" office:value-type="string" calcext:value-type="string">
            <text:p>SEND_SMS</text:p>
          </table:table-cell>
          <table:table-cell table:style-name="ce173" office:value-type="float" office:value="0.438095238095238" calcext:value-type="float">
            <text:p>0.438095238095238</text:p>
          </table:table-cell>
          <table:table-cell table:style-name="ce172" office:value-type="string" calcext:value-type="string">
            <text:p>WRITE_SMS</text:p>
          </table:table-cell>
          <table:table-cell table:style-name="ce173" office:value-type="float" office:value="0.425925925925926" calcext:value-type="float">
            <text:p>0.425925925925926</text:p>
          </table:table-cell>
          <table:table-cell table:style-name="ce172" office:value-type="string" calcext:value-type="string">
            <text:p>RECEIVE_BOOT_COMPLETED</text:p>
          </table:table-cell>
          <table:table-cell table:style-name="ce173" office:value-type="float" office:value="0.410223478037503" calcext:value-type="float">
            <text:p>0.410223478037503</text:p>
          </table:table-cell>
          <table:table-cell table:number-columns-repeated="1010"/>
        </table:table-row>
        <table:table-row table:style-name="ro3">
          <table:table-cell table:style-name="ce611" office:value-type="string" calcext:value-type="string">
            <text:p>RECEIVE_BOOT_COMPLETED</text:p>
          </table:table-cell>
          <table:table-cell table:style-name="ce173" office:value-type="float" office:value="0.456155331248294" calcext:value-type="float">
            <text:p>0.456155331248294</text:p>
          </table:table-cell>
          <table:table-cell table:style-name="ce612" office:value-type="string" calcext:value-type="string">
            <text:p>ACCESS_COARSE_LOCATION</text:p>
          </table:table-cell>
          <table:table-cell table:style-name="ce173" office:value-type="float" office:value="0.410714285714286" calcext:value-type="float">
            <text:p>0.410714285714286</text:p>
          </table:table-cell>
          <table:table-cell table:style-name="ce613" office:value-type="string" calcext:value-type="string">
            <text:p>ACCESS_WIFI_STATE</text:p>
          </table:table-cell>
          <table:table-cell table:style-name="ce173" office:value-type="float" office:value="0.316557107641742" calcext:value-type="float">
            <text:p>0.316557107641742</text:p>
          </table:table-cell>
          <table:table-cell table:style-name="ce172" office:value-type="string" calcext:value-type="string">
            <text:p>RECEIVE_SMS</text:p>
          </table:table-cell>
          <table:table-cell table:style-name="ce173" office:value-type="float" office:value="0.394" calcext:value-type="float">
            <text:p>0.394</text:p>
          </table:table-cell>
          <table:table-cell table:style-name="ce172" office:value-type="string" calcext:value-type="string">
            <text:p>RECEIVE_SMS</text:p>
          </table:table-cell>
          <table:table-cell table:style-name="ce173" office:value-type="float" office:value="0.395238095238095" calcext:value-type="float">
            <text:p>0.395238095238095</text:p>
          </table:table-cell>
          <table:table-cell table:style-name="ce172" office:value-type="string" calcext:value-type="string">
            <text:p>ACCESS_FINE_LOCATION</text:p>
          </table:table-cell>
          <table:table-cell table:style-name="ce173" office:value-type="float" office:value="0.404761904761905" calcext:value-type="float">
            <text:p>0.404761904761905</text:p>
          </table:table-cell>
          <table:table-cell table:style-name="ce172" office:value-type="string" calcext:value-type="string">
            <text:p>WAKE_LOCK</text:p>
          </table:table-cell>
          <table:table-cell table:style-name="ce173" office:value-type="float" office:value="0.387361931672232" calcext:value-type="float">
            <text:p>0.387361931672232</text:p>
          </table:table-cell>
          <table:table-cell table:number-columns-repeated="1010"/>
        </table:table-row>
        <table:table-row table:style-name="ro3">
          <table:table-cell table:style-name="ce611" office:value-type="string" calcext:value-type="string">
            <text:p>ACCESS_WIFI_STATE</text:p>
          </table:table-cell>
          <table:table-cell table:style-name="ce173" office:value-type="float" office:value="0.401461864565935" calcext:value-type="float">
            <text:p>0.401461864565935</text:p>
          </table:table-cell>
          <table:table-cell table:style-name="ce612" office:value-type="string" calcext:value-type="string">
            <text:p>ACCESS_LOCATION_EXTRA_COMMANDS</text:p>
          </table:table-cell>
          <table:table-cell table:style-name="ce173" office:value-type="float" office:value="0.317857142857143" calcext:value-type="float">
            <text:p>0.317857142857143</text:p>
          </table:table-cell>
          <table:table-cell table:style-name="ce613" office:value-type="string" calcext:value-type="string">
            <text:p>ACCESS_COARSE_LOCATION</text:p>
          </table:table-cell>
          <table:table-cell table:style-name="ce173" office:value-type="float" office:value="0.242604765817584" calcext:value-type="float">
            <text:p>0.242604765817584</text:p>
          </table:table-cell>
          <table:table-cell table:style-name="ce172" office:value-type="string" calcext:value-type="string">
            <text:p>VIBRATE</text:p>
          </table:table-cell>
          <table:table-cell table:style-name="ce173" office:value-type="float" office:value="0.357" calcext:value-type="float">
            <text:p>0.357</text:p>
          </table:table-cell>
          <table:table-cell table:style-name="ce172" office:value-type="string" calcext:value-type="string">
            <text:p>VIBRATE</text:p>
          </table:table-cell>
          <table:table-cell table:style-name="ce173" office:value-type="float" office:value="0.382539682539682" calcext:value-type="float">
            <text:p>0.382539682539682</text:p>
          </table:table-cell>
          <table:table-cell table:style-name="ce172" office:value-type="string" calcext:value-type="string">
            <text:p>RECEIVE_SMS</text:p>
          </table:table-cell>
          <table:table-cell table:style-name="ce173" office:value-type="float" office:value="0.378306878306878" calcext:value-type="float">
            <text:p>0.378306878306878</text:p>
          </table:table-cell>
          <table:table-cell table:style-name="ce172" office:value-type="string" calcext:value-type="string">
            <text:p>ACCESS_COARSE_LOCATION</text:p>
          </table:table-cell>
          <table:table-cell table:style-name="ce173" office:value-type="float" office:value="0.29784228101721" calcext:value-type="float">
            <text:p>0.29784228101721</text:p>
          </table:table-cell>
          <table:table-cell table:number-columns-repeated="1010"/>
        </table:table-row>
        <table:table-row table:style-name="ro3">
          <table:table-cell table:style-name="ce611" office:value-type="string" calcext:value-type="string">
            <text:p>WRITE_SETTINGS</text:p>
          </table:table-cell>
          <table:table-cell table:style-name="ce173" office:value-type="float" office:value="0.329230029572834" calcext:value-type="float">
            <text:p>0.329230029572834</text:p>
          </table:table-cell>
          <table:table-cell table:style-name="ce612" office:value-type="string" calcext:value-type="string">
            <text:p>READ_SMS</text:p>
          </table:table-cell>
          <table:table-cell table:style-name="ce173" office:value-type="float" office:value="0.296428571428571" calcext:value-type="float">
            <text:p>0.296428571428571</text:p>
          </table:table-cell>
          <table:table-cell table:style-name="ce613" office:value-type="string" calcext:value-type="string">
            <text:p>VIBRATE</text:p>
          </table:table-cell>
          <table:table-cell table:style-name="ce173" office:value-type="float" office:value="0.228430566967954" calcext:value-type="float">
            <text:p>0.228430566967954</text:p>
          </table:table-cell>
          <table:table-cell table:style-name="ce172" office:value-type="string" calcext:value-type="string">
            <text:p>ACCESS_COARSE_LOCATION</text:p>
          </table:table-cell>
          <table:table-cell table:style-name="ce173" office:value-type="float" office:value="0.355" calcext:value-type="float">
            <text:p>0.355</text:p>
          </table:table-cell>
          <table:table-cell table:style-name="ce172" office:value-type="string" calcext:value-type="string">
            <text:p>ACCESS_COARSE_LOCATION</text:p>
          </table:table-cell>
          <table:table-cell table:style-name="ce173" office:value-type="float" office:value="0.38015873015873" calcext:value-type="float">
            <text:p>0.38015873015873</text:p>
          </table:table-cell>
          <table:table-cell table:style-name="ce172" office:value-type="string" calcext:value-type="string">
            <text:p>INSTALL_PACKAGES</text:p>
          </table:table-cell>
          <table:table-cell table:style-name="ce173" office:value-type="float" office:value="0.35978835978836" calcext:value-type="float">
            <text:p>0.35978835978836</text:p>
          </table:table-cell>
          <table:table-cell table:style-name="ce172" office:value-type="string" calcext:value-type="string">
            <text:p>WRITE_SMS</text:p>
          </table:table-cell>
          <table:table-cell table:style-name="ce173" office:value-type="float" office:value="0.289108656563062" calcext:value-type="float">
            <text:p>0.289108656563062</text:p>
          </table:table-cell>
          <table:table-cell table:number-columns-repeated="1010"/>
        </table:table-row>
        <table:table-row table:style-name="ro3">
          <table:table-cell table:style-name="ce611" office:value-type="string" calcext:value-type="string">
            <text:p>READ_CONTACTS</text:p>
          </table:table-cell>
          <table:table-cell table:style-name="ce173" office:value-type="float" office:value="0.300460995660481" calcext:value-type="float">
            <text:p>0.300460995660481</text:p>
          </table:table-cell>
          <table:table-cell table:style-name="ce612" office:value-type="string" calcext:value-type="string">
            <text:p>READ_EXTERNAL_STORAGE</text:p>
          </table:table-cell>
          <table:table-cell table:style-name="ce173" office:value-type="float" office:value="0.289285714285714" calcext:value-type="float">
            <text:p>0.289285714285714</text:p>
          </table:table-cell>
          <table:table-cell table:style-name="ce613" office:value-type="string" calcext:value-type="string">
            <text:p>ACCESS_FINE_LOCATION</text:p>
          </table:table-cell>
          <table:table-cell table:style-name="ce173" office:value-type="float" office:value="0.216105176663928" calcext:value-type="float">
            <text:p>0.216105176663928</text:p>
          </table:table-cell>
          <table:table-cell table:style-name="ce172" office:value-type="string" calcext:value-type="string">
            <text:p>READ_CONTACTS</text:p>
          </table:table-cell>
          <table:table-cell table:style-name="ce173" office:value-type="float" office:value="0.344" calcext:value-type="float">
            <text:p>0.344</text:p>
          </table:table-cell>
          <table:table-cell table:style-name="ce172" office:value-type="string" calcext:value-type="string">
            <text:p>READ_CONTACTS</text:p>
          </table:table-cell>
          <table:table-cell table:style-name="ce173" office:value-type="float" office:value="0.361904761904762" calcext:value-type="float">
            <text:p>0.361904761904762</text:p>
          </table:table-cell>
          <table:table-cell table:style-name="ce172" office:value-type="string" calcext:value-type="string">
            <text:p>RECEIVE_BOOT_COMPLETED</text:p>
          </table:table-cell>
          <table:table-cell table:style-name="ce173" office:value-type="float" office:value="0.351851851851852" calcext:value-type="float">
            <text:p>0.351851851851852</text:p>
          </table:table-cell>
          <table:table-cell table:style-name="ce172" office:value-type="string" calcext:value-type="string">
            <text:p>VIBRATE</text:p>
          </table:table-cell>
          <table:table-cell table:style-name="ce173" office:value-type="float" office:value="0.271512972001027" calcext:value-type="float">
            <text:p>0.271512972001027</text:p>
          </table:table-cell>
          <table:table-cell table:number-columns-repeated="1010"/>
        </table:table-row>
        <table:table-row table:style-name="ro3">
          <table:table-cell table:style-name="ce611" office:value-type="string" calcext:value-type="string">
            <text:p>CALL_PHONE</text:p>
          </table:table-cell>
          <table:table-cell table:style-name="ce173" office:value-type="float" office:value="0.257391330477047" calcext:value-type="float">
            <text:p>0.257391330477047</text:p>
          </table:table-cell>
          <table:table-cell table:style-name="ce612" office:value-type="string" calcext:value-type="string">
            <text:p>SEND_SMS</text:p>
          </table:table-cell>
          <table:table-cell table:style-name="ce173" office:value-type="float" office:value="0.275" calcext:value-type="float">
            <text:p>0.275</text:p>
          </table:table-cell>
          <table:table-cell table:style-name="ce613" office:value-type="string" calcext:value-type="string">
            <text:p>WRITE_SMS</text:p>
          </table:table-cell>
          <table:table-cell table:style-name="ce173" office:value-type="float" office:value="0.183648315529992" calcext:value-type="float">
            <text:p>0.183648315529992</text:p>
          </table:table-cell>
          <table:table-cell table:style-name="ce172" office:value-type="string" calcext:value-type="string">
            <text:p>CALL_PHONE</text:p>
          </table:table-cell>
          <table:table-cell table:style-name="ce173" office:value-type="float" office:value="0.324" calcext:value-type="float">
            <text:p>0.324</text:p>
          </table:table-cell>
          <table:table-cell table:style-name="ce172" office:value-type="string" calcext:value-type="string">
            <text:p>ACCESS_FINE_LOCATION</text:p>
          </table:table-cell>
          <table:table-cell table:style-name="ce173" office:value-type="float" office:value="0.342063492063492" calcext:value-type="float">
            <text:p>0.342063492063492</text:p>
          </table:table-cell>
          <table:table-cell table:style-name="ce172" office:value-type="string" calcext:value-type="string">
            <text:p>VIBRATE</text:p>
          </table:table-cell>
          <table:table-cell table:style-name="ce173" office:value-type="float" office:value="0.30952380952381" calcext:value-type="float">
            <text:p>0.30952380952381</text:p>
          </table:table-cell>
          <table:table-cell table:style-name="ce172" office:value-type="string" calcext:value-type="string">
            <text:p>ACCESS_FINE_LOCATION</text:p>
          </table:table-cell>
          <table:table-cell table:style-name="ce173" office:value-type="float" office:value="0.266375545851529" calcext:value-type="float">
            <text:p>0.266375545851529</text:p>
          </table:table-cell>
          <table:table-cell table:number-columns-repeated="1010"/>
        </table:table-row>
        <table:table-row table:style-name="ro3">
          <table:table-cell table:style-name="ce611" office:value-type="string" calcext:value-type="string">
            <text:p>ACCESS_COARSE_LOCATION</text:p>
          </table:table-cell>
          <table:table-cell table:style-name="ce173" office:value-type="float" office:value="0.24704960273242" calcext:value-type="float">
            <text:p>0.24704960273242</text:p>
          </table:table-cell>
          <table:table-cell table:style-name="ce612" office:value-type="string" calcext:value-type="string">
            <text:p>WRITE_SMS</text:p>
          </table:table-cell>
          <table:table-cell table:style-name="ce173" office:value-type="float" office:value="0.260714285714286" calcext:value-type="float">
            <text:p>0.260714285714286</text:p>
          </table:table-cell>
          <table:table-cell table:style-name="ce613" office:value-type="string" calcext:value-type="string">
            <text:p>READ_CONTACTS</text:p>
          </table:table-cell>
          <table:table-cell table:style-name="ce173" office:value-type="float" office:value="0.182621199671323" calcext:value-type="float">
            <text:p>0.182621199671323</text:p>
          </table:table-cell>
          <table:table-cell table:style-name="ce172" office:value-type="string" calcext:value-type="string">
            <text:p>ACCESS_FINE_LOCATION</text:p>
          </table:table-cell>
          <table:table-cell table:style-name="ce173" office:value-type="float" office:value="0.32" calcext:value-type="float">
            <text:p>0.32</text:p>
          </table:table-cell>
          <table:table-cell table:style-name="ce172" office:value-type="string" calcext:value-type="string">
            <text:p>WAKE_LOCK</text:p>
          </table:table-cell>
          <table:table-cell table:style-name="ce173" office:value-type="float" office:value="0.336507936507936" calcext:value-type="float">
            <text:p>0.336507936507936</text:p>
          </table:table-cell>
          <table:table-cell table:style-name="ce172" office:value-type="string" calcext:value-type="string">
            <text:p>CALL_PHONE</text:p>
          </table:table-cell>
          <table:table-cell table:style-name="ce173" office:value-type="float" office:value="0.304232804232804" calcext:value-type="float">
            <text:p>0.304232804232804</text:p>
          </table:table-cell>
          <table:table-cell table:style-name="ce172" office:value-type="string" calcext:value-type="string">
            <text:p>READ_CONTACTS</text:p>
          </table:table-cell>
          <table:table-cell table:style-name="ce173" office:value-type="float" office:value="0.234395068070897" calcext:value-type="float">
            <text:p>0.234395068070897</text:p>
          </table:table-cell>
          <table:table-cell table:number-columns-repeated="1010"/>
        </table:table-row>
        <table:table-row table:style-name="ro3">
          <table:table-cell table:style-name="ce611" office:value-type="string" calcext:value-type="string">
            <text:p>ACCESS_FINE_LOCATION</text:p>
          </table:table-cell>
          <table:table-cell table:style-name="ce173" office:value-type="float" office:value="0.243035610099336" calcext:value-type="float">
            <text:p>0.243035610099336</text:p>
          </table:table-cell>
          <table:table-cell table:style-name="ce612" office:value-type="string" calcext:value-type="string">
            <text:p>INSTALL_SHORTCUT</text:p>
          </table:table-cell>
          <table:table-cell table:style-name="ce173" office:value-type="float" office:value="0.235714285714286" calcext:value-type="float">
            <text:p>0.235714285714286</text:p>
          </table:table-cell>
          <table:table-cell table:style-name="ce613" office:value-type="string" calcext:value-type="string">
            <text:p>CALL_PHONE</text:p>
          </table:table-cell>
          <table:table-cell table:style-name="ce173" office:value-type="float" office:value="0.155710764174199" calcext:value-type="float">
            <text:p>0.155710764174199</text:p>
          </table:table-cell>
          <table:table-cell table:style-name="ce172" office:value-type="string" calcext:value-type="string">
            <text:p>WAKE_LOCK</text:p>
          </table:table-cell>
          <table:table-cell table:style-name="ce173" office:value-type="float" office:value="0.294" calcext:value-type="float">
            <text:p>0.294</text:p>
          </table:table-cell>
          <table:table-cell table:style-name="ce172" office:value-type="string" calcext:value-type="string">
            <text:p>CALL_PHONE</text:p>
          </table:table-cell>
          <table:table-cell table:style-name="ce173" office:value-type="float" office:value="0.335714285714286" calcext:value-type="float">
            <text:p>0.335714285714286</text:p>
          </table:table-cell>
          <table:table-cell table:style-name="ce172" office:value-type="string" calcext:value-type="string">
            <text:p>WRITE_CONTACTS</text:p>
          </table:table-cell>
          <table:table-cell table:style-name="ce173" office:value-type="float" office:value="0.304232804232804" calcext:value-type="float">
            <text:p>0.304232804232804</text:p>
          </table:table-cell>
          <table:table-cell table:style-name="ce172" office:value-type="string" calcext:value-type="string">
            <text:p>CALL_PHONE</text:p>
          </table:table-cell>
          <table:table-cell table:style-name="ce173" office:value-type="float" office:value="0.209093244284614" calcext:value-type="float">
            <text:p>0.209093244284614</text:p>
          </table:table-cell>
          <table:table-cell table:number-columns-repeated="1010"/>
        </table:table-row>
        <table:table-row table:style-name="ro3">
          <table:table-cell table:style-name="ce611" office:value-type="string" calcext:value-type="string">
            <text:p>VIBRATE</text:p>
          </table:table-cell>
          <table:table-cell table:style-name="ce173" office:value-type="float" office:value="0.238290434778254" calcext:value-type="float">
            <text:p>0.238290434778254</text:p>
          </table:table-cell>
          <table:table-cell table:style-name="ce612" office:value-type="string" calcext:value-type="string">
            <text:p>GET_TASKS</text:p>
          </table:table-cell>
          <table:table-cell table:style-name="ce173" office:value-type="float" office:value="0.217857142857143" calcext:value-type="float">
            <text:p>0.217857142857143</text:p>
          </table:table-cell>
          <table:table-cell table:style-name="ce613" office:value-type="string" calcext:value-type="string">
            <text:p>CHANGE_WIFI_STATE</text:p>
          </table:table-cell>
          <table:table-cell table:style-name="ce173" office:value-type="float" office:value="0.137633525061627" calcext:value-type="float">
            <text:p>0.137633525061627</text:p>
          </table:table-cell>
          <table:table-cell table:style-name="ce172" office:value-type="string" calcext:value-type="string">
            <text:p>WRITE_CONTACTS</text:p>
          </table:table-cell>
          <table:table-cell table:style-name="ce173" office:value-type="float" office:value="0.263" calcext:value-type="float">
            <text:p>0.263</text:p>
          </table:table-cell>
          <table:table-cell table:style-name="ce172" office:value-type="string" calcext:value-type="string">
            <text:p>CHANGE_WIFI_STATE</text:p>
          </table:table-cell>
          <table:table-cell table:style-name="ce173" office:value-type="float" office:value="0.315873015873016" calcext:value-type="float">
            <text:p>0.315873015873016</text:p>
          </table:table-cell>
          <table:table-cell table:style-name="ce172" office:value-type="string" calcext:value-type="string">
            <text:p>CHANGE_WIFI_STATE</text:p>
          </table:table-cell>
          <table:table-cell table:style-name="ce173" office:value-type="float" office:value="0.296296296296296" calcext:value-type="float">
            <text:p>0.296296296296296</text:p>
          </table:table-cell>
          <table:table-cell table:style-name="ce172" office:value-type="string" calcext:value-type="string">
            <text:p>CHANGE_WIFI_STATE</text:p>
          </table:table-cell>
          <table:table-cell table:style-name="ce173" office:value-type="float" office:value="0.203698946827639" calcext:value-type="float">
            <text:p>0.203698946827639</text:p>
          </table:table-cell>
          <table:table-cell table:number-columns-repeated="1010"/>
        </table:table-row>
        <table:table-row table:style-name="ro3">
          <table:table-cell table:style-name="ce611" office:value-type="string" calcext:value-type="string">
            <text:p>GET_TASKS</text:p>
          </table:table-cell>
          <table:table-cell table:style-name="ce173" office:value-type="float" office:value="0.230357603423538" calcext:value-type="float">
            <text:p>0.230357603423538</text:p>
          </table:table-cell>
          <table:table-cell table:style-name="ce612" office:value-type="string" calcext:value-type="string">
            <text:p>WAKE_LOCK</text:p>
          </table:table-cell>
          <table:table-cell table:style-name="ce173" office:value-type="float" office:value="0.171428571428571" calcext:value-type="float">
            <text:p>0.171428571428571</text:p>
          </table:table-cell>
          <table:table-cell table:style-name="ce613" office:value-type="string" calcext:value-type="string">
            <text:p>RESTART_PACKAGES</text:p>
          </table:table-cell>
          <table:table-cell table:style-name="ce173" office:value-type="float" office:value="0.126129827444536" calcext:value-type="float">
            <text:p>0.126129827444536</text:p>
          </table:table-cell>
          <table:table-cell table:style-name="ce172" office:value-type="string" calcext:value-type="string">
            <text:p>CHANGE_WIFI_STATE</text:p>
          </table:table-cell>
          <table:table-cell table:style-name="ce173" office:value-type="float" office:value="0.251" calcext:value-type="float">
            <text:p>0.251</text:p>
          </table:table-cell>
          <table:table-cell table:style-name="ce172" office:value-type="string" calcext:value-type="string">
            <text:p>WRITE_CONTACTS</text:p>
          </table:table-cell>
          <table:table-cell table:style-name="ce173" office:value-type="float" office:value="0.296031746031746" calcext:value-type="float">
            <text:p>0.296031746031746</text:p>
          </table:table-cell>
          <table:table-cell table:style-name="ce172" office:value-type="string" calcext:value-type="string">
            <text:p>READ_CONTACTS</text:p>
          </table:table-cell>
          <table:table-cell table:style-name="ce173" office:value-type="float" office:value="0.283068783068783" calcext:value-type="float">
            <text:p>0.283068783068783</text:p>
          </table:table-cell>
          <table:table-cell table:style-name="ce172" office:value-type="string" calcext:value-type="string">
            <text:p>RESTART_PACKAGES</text:p>
          </table:table-cell>
          <table:table-cell table:style-name="ce173" office:value-type="float" office:value="0.162085795016697" calcext:value-type="float">
            <text:p>0.162085795016697</text:p>
          </table:table-cell>
          <table:table-cell table:number-columns-repeated="1010"/>
        </table:table-row>
        <table:table-row table:style-name="ro3">
          <table:table-cell table:style-name="ce611" office:value-type="string" calcext:value-type="string">
            <text:p>WRITE_SMS</text:p>
          </table:table-cell>
          <table:table-cell table:style-name="ce173" office:value-type="float" office:value="0.20148840749913" calcext:value-type="float">
            <text:p>0.20148840749913</text:p>
          </table:table-cell>
          <table:table-cell table:style-name="ce612" office:value-type="string" calcext:value-type="string">
            <text:p>DELETE_PACKAGES</text:p>
          </table:table-cell>
          <table:table-cell table:style-name="ce173" office:value-type="float" office:value="0.167857142857143" calcext:value-type="float">
            <text:p>0.167857142857143</text:p>
          </table:table-cell>
          <table:table-cell table:style-name="ce613" office:value-type="string" calcext:value-type="string">
            <text:p>WRITE_SETTINGS</text:p>
          </table:table-cell>
          <table:table-cell table:style-name="ce173" office:value-type="float" office:value="0.122432210353328" calcext:value-type="float">
            <text:p>0.122432210353328</text:p>
          </table:table-cell>
          <table:table-cell table:style-name="ce172" office:value-type="string" calcext:value-type="string">
            <text:p>WRITE_APN_SETTINGS</text:p>
          </table:table-cell>
          <table:table-cell table:style-name="ce173" office:value-type="float" office:value="0.249" calcext:value-type="float">
            <text:p>0.249</text:p>
          </table:table-cell>
          <table:table-cell table:style-name="ce172" office:value-type="string" calcext:value-type="string">
            <text:p>WRITE_APN_SETTINGS</text:p>
          </table:table-cell>
          <table:table-cell table:style-name="ce173" office:value-type="float" office:value="0.276190476190476" calcext:value-type="float">
            <text:p>0.276190476190476</text:p>
          </table:table-cell>
          <table:table-cell table:style-name="ce172" office:value-type="string" calcext:value-type="string">
            <text:p>READ_HISTORY_BOOKMARKS</text:p>
          </table:table-cell>
          <table:table-cell table:style-name="ce173" office:value-type="float" office:value="0.26984126984127" calcext:value-type="float">
            <text:p>0.26984126984127</text:p>
          </table:table-cell>
          <table:table-cell table:style-name="ce172" office:value-type="string" calcext:value-type="string">
            <text:p>WRITE_CONTACTS</text:p>
          </table:table-cell>
          <table:table-cell table:style-name="ce173" office:value-type="float" office:value="0.161572052401747" calcext:value-type="float">
            <text:p>0.161572052401747</text:p>
          </table:table-cell>
          <table:table-cell table:number-columns-repeated="1010"/>
        </table:table-row>
        <table:table-row table:style-name="ro3">
          <table:table-cell table:style-name="ce611" office:value-type="string" calcext:value-type="string">
            <text:p>CHANGE_WIFI_STATE</text:p>
          </table:table-cell>
          <table:table-cell table:style-name="ce173" office:value-type="float" office:value="0.201230490318089" calcext:value-type="float">
            <text:p>0.201230490318089</text:p>
          </table:table-cell>
          <table:table-cell table:style-name="ce612" office:value-type="string" calcext:value-type="string">
            <text:p>VIBRATE</text:p>
          </table:table-cell>
          <table:table-cell table:style-name="ce173" office:value-type="float" office:value="0.164285714285714" calcext:value-type="float">
            <text:p>0.164285714285714</text:p>
          </table:table-cell>
          <table:table-cell table:style-name="ce613" office:value-type="string" calcext:value-type="string">
            <text:p>WRITE_CONTACTS</text:p>
          </table:table-cell>
          <table:table-cell table:style-name="ce173" office:value-type="float" office:value="0.103327855382087" calcext:value-type="float">
            <text:p>0.103327855382087</text:p>
          </table:table-cell>
          <table:table-cell table:style-name="ce172" office:value-type="string" calcext:value-type="string">
            <text:p>RESTART_PACKAGES</text:p>
          </table:table-cell>
          <table:table-cell table:style-name="ce173" office:value-type="float" office:value="0.231" calcext:value-type="float">
            <text:p>0.231</text:p>
          </table:table-cell>
          <table:table-cell table:style-name="ce172" office:value-type="string" calcext:value-type="string">
            <text:p>RESTART_PACKAGES</text:p>
          </table:table-cell>
          <table:table-cell table:style-name="ce173" office:value-type="float" office:value="0.263492063492063" calcext:value-type="float">
            <text:p>0.263492063492063</text:p>
          </table:table-cell>
          <table:table-cell table:style-name="ce172" office:value-type="string" calcext:value-type="string">
            <text:p>WRITE_HISTORY_BOOKMARKS</text:p>
          </table:table-cell>
          <table:table-cell table:style-name="ce173" office:value-type="float" office:value="0.253968253968254" calcext:value-type="float">
            <text:p>0.253968253968254</text:p>
          </table:table-cell>
          <table:table-cell table:style-name="ce172" office:value-type="string" calcext:value-type="string">
            <text:p>GET_TASKS</text:p>
          </table:table-cell>
          <table:table-cell table:style-name="ce173" office:value-type="float" office:value="0.122270742358079" calcext:value-type="float">
            <text:p>0.122270742358079</text:p>
          </table:table-cell>
          <table:table-cell table:number-columns-repeated="1010"/>
        </table:table-row>
        <table:table-row table:style-name="ro3">
          <table:table-cell table:style-name="ce611" office:value-type="string" calcext:value-type="string">
            <text:p>SYSTEM_ALERT_WINDOW</text:p>
          </table:table-cell>
          <table:table-cell table:style-name="ce173" office:value-type="float" office:value="0.192100722919322" calcext:value-type="float">
            <text:p>0.192100722919322</text:p>
          </table:table-cell>
          <table:table-cell table:style-name="ce612" office:value-type="string" calcext:value-type="string">
            <text:p>READ_CONTACTS</text:p>
          </table:table-cell>
          <table:table-cell table:style-name="ce173" office:value-type="float" office:value="0.103571428571429" calcext:value-type="float">
            <text:p>0.103571428571429</text:p>
          </table:table-cell>
          <table:table-cell table:style-name="ce613" office:value-type="string" calcext:value-type="string">
            <text:p>GET_TASKS</text:p>
          </table:table-cell>
          <table:table-cell table:style-name="ce173" office:value-type="float" office:value="0.0990139687756779" calcext:value-type="float">
            <text:p>0.099013968775678</text:p>
          </table:table-cell>
          <table:table-cell table:style-name="ce172" office:value-type="string" calcext:value-type="string">
            <text:p>INSTALL_PACKAGES</text:p>
          </table:table-cell>
          <table:table-cell table:style-name="ce173" office:value-type="float" office:value="0.199" calcext:value-type="float">
            <text:p>0.199</text:p>
          </table:table-cell>
          <table:table-cell table:style-name="ce172" office:value-type="string" calcext:value-type="string">
            <text:p>INSTALL_PACKAGES</text:p>
          </table:table-cell>
          <table:table-cell table:style-name="ce173" office:value-type="float" office:value="0.20952380952381" calcext:value-type="float">
            <text:p>0.20952380952381</text:p>
          </table:table-cell>
          <table:table-cell table:style-name="ce172" office:value-type="string" calcext:value-type="string">
            <text:p>SET_WALLPAPER</text:p>
          </table:table-cell>
          <table:table-cell table:style-name="ce173" office:value-type="float" office:value="0.206349206349206" calcext:value-type="float">
            <text:p>0.206349206349206</text:p>
          </table:table-cell>
          <table:table-cell table:style-name="ce172" office:value-type="string" calcext:value-type="string">
            <text:p>READ_HISTORY_BOOKMARKS</text:p>
          </table:table-cell>
          <table:table-cell table:style-name="ce173" office:value-type="float" office:value="0.11507834574878" calcext:value-type="float">
            <text:p>0.11507834574878</text:p>
          </table:table-cell>
          <table:table-cell table:number-columns-repeated="1010"/>
        </table:table-row>
        <table:table-row table:style-name="ro3">
          <table:table-cell table:style-name="ce611" office:value-type="string" calcext:value-type="string">
            <text:p>CHANGE_NETWORK_STATE</text:p>
          </table:table-cell>
          <table:table-cell table:style-name="ce173" office:value-type="float" office:value="0.191081574446667" calcext:value-type="float">
            <text:p>0.191081574446667</text:p>
          </table:table-cell>
          <table:table-cell table:style-name="ce612" office:value-type="string" calcext:value-type="string">
            <text:p>RECEIVE_SMS</text:p>
          </table:table-cell>
          <table:table-cell table:style-name="ce173" office:value-type="float" office:value="0.1" calcext:value-type="float">
            <text:p>0.1</text:p>
          </table:table-cell>
          <table:table-cell table:style-name="ce613" office:value-type="string" calcext:value-type="string">
            <text:p>READ_HISTORY_BOOKMARKS</text:p>
          </table:table-cell>
          <table:table-cell table:style-name="ce173" office:value-type="float" office:value="0.085456039441249" calcext:value-type="float">
            <text:p>0.085456039441249</text:p>
          </table:table-cell>
          <table:table-cell table:style-name="ce172" office:value-type="string" calcext:value-type="string">
            <text:p>READ_HISTORY_BOOKMARKS</text:p>
          </table:table-cell>
          <table:table-cell table:style-name="ce173" office:value-type="float" office:value="0.169" calcext:value-type="float">
            <text:p>0.169</text:p>
          </table:table-cell>
          <table:table-cell table:style-name="ce172" office:value-type="string" calcext:value-type="string">
            <text:p>DISABLE_KEYGUARD</text:p>
          </table:table-cell>
          <table:table-cell table:style-name="ce173" office:value-type="float" office:value="0.196031746031746" calcext:value-type="float">
            <text:p>0.196031746031746</text:p>
          </table:table-cell>
          <table:table-cell table:style-name="ce172" office:value-type="string" calcext:value-type="string">
            <text:p>WAKE_LOCK</text:p>
          </table:table-cell>
          <table:table-cell table:style-name="ce173" office:value-type="float" office:value="0.203703703703704" calcext:value-type="float">
            <text:p>0.203703703703704</text:p>
          </table:table-cell>
          <table:table-cell table:style-name="ce172" office:value-type="string" calcext:value-type="string">
            <text:p>WRITE_SETTINGS</text:p>
          </table:table-cell>
          <table:table-cell table:style-name="ce173" office:value-type="float" office:value="0.104675057796044" calcext:value-type="float">
            <text:p>0.104675057796044</text:p>
          </table:table-cell>
          <table:table-cell table:number-columns-repeated="1010"/>
        </table:table-row>
        <table:table-row table:style-name="ro3">
          <table:table-cell table:style-name="ce611" office:value-type="string" calcext:value-type="string">
            <text:p>GET_ACCOUNTS</text:p>
          </table:table-cell>
          <table:table-cell table:style-name="ce173" office:value-type="float" office:value="0.178085553382596" calcext:value-type="float">
            <text:p>0.178085553382596</text:p>
          </table:table-cell>
          <table:table-cell table:style-name="ce612" office:value-type="string" calcext:value-type="string">
            <text:p>GET_ACCOUNTS</text:p>
          </table:table-cell>
          <table:table-cell table:style-name="ce173" office:value-type="float" office:value="0.0821428571428571" calcext:value-type="float">
            <text:p>0.082142857142857</text:p>
          </table:table-cell>
          <table:table-cell table:style-name="ce613" office:value-type="string" calcext:value-type="string">
            <text:p>READ_EXTERNAL_STORAGE</text:p>
          </table:table-cell>
          <table:table-cell table:style-name="ce173" office:value-type="float" office:value="0.0834018077239113" calcext:value-type="float">
            <text:p>0.083401807723911</text:p>
          </table:table-cell>
          <table:table-cell table:style-name="ce172" office:value-type="string" calcext:value-type="string">
            <text:p>DISABLE_KEYGUARD</text:p>
          </table:table-cell>
          <table:table-cell table:style-name="ce173" office:value-type="float" office:value="0.155" calcext:value-type="float">
            <text:p>0.155</text:p>
          </table:table-cell>
          <table:table-cell table:style-name="ce172" office:value-type="string" calcext:value-type="string">
            <text:p>READ_LOGS</text:p>
          </table:table-cell>
          <table:table-cell table:style-name="ce173" office:value-type="float" office:value="0.18968253968254" calcext:value-type="float">
            <text:p>0.18968253968254</text:p>
          </table:table-cell>
          <table:table-cell table:style-name="ce172" office:value-type="string" calcext:value-type="string">
            <text:p>RESTART_PACKAGES</text:p>
          </table:table-cell>
          <table:table-cell table:style-name="ce173" office:value-type="float" office:value="0.198412698412698" calcext:value-type="float">
            <text:p>0.198412698412698</text:p>
          </table:table-cell>
          <table:table-cell table:style-name="ce172" office:value-type="string" calcext:value-type="string">
            <text:p>DISABLE_KEYGUARD</text:p>
          </table:table-cell>
          <table:table-cell table:style-name="ce173" office:value-type="float" office:value="0.10133573079887" calcext:value-type="float">
            <text:p>0.10133573079887</text:p>
          </table:table-cell>
          <table:table-cell table:number-columns-repeated="1010"/>
        </table:table-row>
        <table:table-row table:style-name="ro3">
          <table:table-cell table:style-name="ce611" office:value-type="string" calcext:value-type="string">
            <text:p>INSTALL_PACKAGES</text:p>
          </table:table-cell>
          <table:table-cell table:style-name="ce173" office:value-type="float" office:value="0.139345391170218" calcext:value-type="float">
            <text:p>0.139345391170218</text:p>
          </table:table-cell>
          <table:table-cell table:style-name="ce612" office:value-type="string" calcext:value-type="string">
            <text:p>CHANGE_CONFIGURATION</text:p>
          </table:table-cell>
          <table:table-cell table:style-name="ce173" office:value-type="float" office:value="0.075" calcext:value-type="float">
            <text:p>0.075</text:p>
          </table:table-cell>
          <table:table-cell table:style-name="ce613" office:value-type="string" calcext:value-type="string">
            <text:p>SYSTEM_ALERT_WINDOW</text:p>
          </table:table-cell>
          <table:table-cell table:style-name="ce173" office:value-type="float" office:value="0.0716926869350863" calcext:value-type="float">
            <text:p>0.071692686935086</text:p>
          </table:table-cell>
          <table:table-cell table:style-name="ce172" office:value-type="string" calcext:value-type="string">
            <text:p>GET_TASKS</text:p>
          </table:table-cell>
          <table:table-cell table:style-name="ce173" office:value-type="float" office:value="0.154" calcext:value-type="float">
            <text:p>0.154</text:p>
          </table:table-cell>
          <table:table-cell table:style-name="ce172" office:value-type="string" calcext:value-type="string">
            <text:p>GET_TASKS</text:p>
          </table:table-cell>
          <table:table-cell table:style-name="ce173" office:value-type="float" office:value="0.172222222222222" calcext:value-type="float">
            <text:p>0.172222222222222</text:p>
          </table:table-cell>
          <table:table-cell table:style-name="ce172" office:value-type="string" calcext:value-type="string">
            <text:p>MOUNT_UNMOUNT_FILESYSTEMS</text:p>
          </table:table-cell>
          <table:table-cell table:style-name="ce173" office:value-type="float" office:value="0.185185185185185" calcext:value-type="float">
            <text:p>0.185185185185185</text:p>
          </table:table-cell>
          <table:table-cell table:style-name="ce172" office:value-type="string" calcext:value-type="string">
            <text:p>ACCESS_LOCATION_EXTRA_COMMANDS</text:p>
          </table:table-cell>
          <table:table-cell table:style-name="ce173" office:value-type="float" office:value="0.0961983046493706" calcext:value-type="float">
            <text:p>0.096198304649371</text:p>
          </table:table-cell>
          <table:table-cell table:number-columns-repeated="1010"/>
        </table:table-row>
        <table:table-row table:style-name="ro3">
          <table:table-cell table:style-name="ce611" office:value-type="string" calcext:value-type="string">
            <text:p>UNINSTALL_SHORTCUT</text:p>
          </table:table-cell>
          <table:table-cell table:style-name="ce173" office:value-type="float" office:value="0.132258928817362" calcext:value-type="float">
            <text:p>0.132258928817362</text:p>
          </table:table-cell>
          <table:table-cell table:style-name="ce612" office:value-type="string" calcext:value-type="string">
            <text:p>READ_HISTORY_BOOKMARKS</text:p>
          </table:table-cell>
          <table:table-cell table:style-name="ce173" office:value-type="float" office:value="0.0714285714285714" calcext:value-type="float">
            <text:p>0.071428571428571</text:p>
          </table:table-cell>
          <table:table-cell table:style-name="ce613" office:value-type="string" calcext:value-type="string">
            <text:p>DISABLE_KEYGUARD</text:p>
          </table:table-cell>
          <table:table-cell table:style-name="ce173" office:value-type="float" office:value="0.0714872637633525" calcext:value-type="float">
            <text:p>0.071487263763353</text:p>
          </table:table-cell>
          <table:table-cell table:style-name="ce172" office:value-type="string" calcext:value-type="string">
            <text:p>READ_LOGS</text:p>
          </table:table-cell>
          <table:table-cell table:style-name="ce173" office:value-type="float" office:value="0.145" calcext:value-type="float">
            <text:p>0.145</text:p>
          </table:table-cell>
          <table:table-cell table:style-name="ce172" office:value-type="string" calcext:value-type="string">
            <text:p>READ_HISTORY_BOOKMARKS</text:p>
          </table:table-cell>
          <table:table-cell table:style-name="ce173" office:value-type="float" office:value="0.15" calcext:value-type="float">
            <text:p>0.15</text:p>
          </table:table-cell>
          <table:table-cell table:style-name="ce172" office:value-type="string" calcext:value-type="string">
            <text:p>WRITE_APN_SETTINGS</text:p>
          </table:table-cell>
          <table:table-cell table:style-name="ce173" office:value-type="float" office:value="0.12962962962963" calcext:value-type="float">
            <text:p>0.12962962962963</text:p>
          </table:table-cell>
          <table:table-cell table:style-name="ce172" office:value-type="string" calcext:value-type="string">
            <text:p>WRITE_HISTORY_BOOKMARKS</text:p>
          </table:table-cell>
          <table:table-cell table:style-name="ce173" office:value-type="float" office:value="0.0944002054970461" calcext:value-type="float">
            <text:p>0.094400205497046</text:p>
          </table:table-cell>
          <table:table-cell table:number-columns-repeated="1010"/>
        </table:table-row>
        <table:table-row table:style-name="ro3">
          <table:table-cell table:style-name="ce611" office:value-type="string" calcext:value-type="string">
            <text:p>RESTART_PACKAGES</text:p>
          </table:table-cell>
          <table:table-cell table:style-name="ce173" office:value-type="float" office:value="0.112053746935668" calcext:value-type="float">
            <text:p>0.112053746935668</text:p>
          </table:table-cell>
          <table:table-cell table:style-name="ce612" office:value-type="string" calcext:value-type="string">
            <text:p>SET_WALLPAPER</text:p>
          </table:table-cell>
          <table:table-cell table:style-name="ce173" office:value-type="float" office:value="0.0678571428571429" calcext:value-type="float">
            <text:p>0.067857142857143</text:p>
          </table:table-cell>
          <table:table-cell table:style-name="ce613" office:value-type="string" calcext:value-type="string">
            <text:p>WRITE_HISTORY_BOOKMARKS</text:p>
          </table:table-cell>
          <table:table-cell table:style-name="ce173" office:value-type="float" office:value="0.0696384552177486" calcext:value-type="float">
            <text:p>0.069638455217749</text:p>
          </table:table-cell>
          <table:table-cell table:style-name="ce172" office:value-type="string" calcext:value-type="string">
            <text:p>SET_WALLPAPER</text:p>
          </table:table-cell>
          <table:table-cell table:style-name="ce173" office:value-type="float" office:value="0.145" calcext:value-type="float">
            <text:p>0.145</text:p>
          </table:table-cell>
          <table:table-cell table:style-name="ce172" office:value-type="string" calcext:value-type="string">
            <text:p>ACCESS_LOCATION_EXTRA_COMMANDS</text:p>
          </table:table-cell>
          <table:table-cell table:style-name="ce173" office:value-type="float" office:value="0.141269841269841" calcext:value-type="float">
            <text:p>0.141269841269841</text:p>
          </table:table-cell>
          <table:table-cell table:style-name="ce172" office:value-type="string" calcext:value-type="string">
            <text:p>ACCESS_LOCATION_EXTRA_COMMANDS</text:p>
          </table:table-cell>
          <table:table-cell table:style-name="ce173" office:value-type="float" office:value="0.116402116402116" calcext:value-type="float">
            <text:p>0.116402116402116</text:p>
          </table:table-cell>
          <table:table-cell table:style-name="ce172" office:value-type="string" calcext:value-type="string">
            <text:p>SET_WALLPAPER</text:p>
          </table:table-cell>
          <table:table-cell table:style-name="ce173" office:value-type="float" office:value="0.0827125610069356" calcext:value-type="float">
            <text:p>0.082712561006936</text:p>
          </table:table-cell>
          <table:table-cell table:number-columns-repeated="1010"/>
        </table:table-row>
        <table:table-row table:style-name="ro3">
          <table:table-cell table:style-name="ce611" office:value-type="string" calcext:value-type="string">
            <text:p>DELETE_PACKAGES</text:p>
          </table:table-cell>
          <table:table-cell table:style-name="ce173" office:value-type="float" office:value="0.110481203346413" calcext:value-type="float">
            <text:p>0.110481203346413</text:p>
          </table:table-cell>
          <table:table-cell table:style-name="ce612" office:value-type="string" calcext:value-type="string">
            <text:p>UNINSTALL_SHORTCUT</text:p>
          </table:table-cell>
          <table:table-cell table:style-name="ce173" office:value-type="float" office:value="0.0607142857142857" calcext:value-type="float">
            <text:p>0.060714285714286</text:p>
          </table:table-cell>
          <table:table-cell table:style-name="ce613" office:value-type="string" calcext:value-type="string">
            <text:p>ACCESS_LOCATION_EXTRA_COMMANDS</text:p>
          </table:table-cell>
          <table:table-cell table:style-name="ce173" office:value-type="float" office:value="0.0688167625308135" calcext:value-type="float">
            <text:p>0.068816762530814</text:p>
          </table:table-cell>
          <table:table-cell table:style-name="ce172" office:value-type="string" calcext:value-type="string">
            <text:p>WRITE_HISTORY_BOOKMARKS</text:p>
          </table:table-cell>
          <table:table-cell table:style-name="ce173" office:value-type="float" office:value="0.137" calcext:value-type="float">
            <text:p>0.137</text:p>
          </table:table-cell>
          <table:table-cell table:style-name="ce172" office:value-type="string" calcext:value-type="string">
            <text:p>READ_EXTERNAL_STORAGE</text:p>
          </table:table-cell>
          <table:table-cell table:style-name="ce173" office:value-type="float" office:value="0.138095238095238" calcext:value-type="float">
            <text:p>0.138095238095238</text:p>
          </table:table-cell>
          <table:table-cell table:style-name="ce172" office:value-type="string" calcext:value-type="string">
            <text:p>GET_TASKS</text:p>
          </table:table-cell>
          <table:table-cell table:style-name="ce173" office:value-type="float" office:value="0.100529100529101" calcext:value-type="float">
            <text:p>0.100529100529101</text:p>
          </table:table-cell>
          <table:table-cell table:style-name="ce172" office:value-type="string" calcext:value-type="string">
            <text:p>CHANGE_NETWORK_STATE</text:p>
          </table:table-cell>
          <table:table-cell table:style-name="ce173" office:value-type="float" office:value="0.0488055484202415" calcext:value-type="float">
            <text:p>0.048805548420242</text:p>
          </table:table-cell>
          <table:table-cell table:number-columns-repeated="1010"/>
        </table:table-row>
        <table:table-row table:style-name="ro3">
          <table:table-cell table:style-name="ce611" office:value-type="string" calcext:value-type="string">
            <text:p>READ_LOGS</text:p>
          </table:table-cell>
          <table:table-cell table:style-name="ce173" office:value-type="float" office:value="0.107098231389272" calcext:value-type="float">
            <text:p>0.107098231389272</text:p>
          </table:table-cell>
          <table:table-cell table:style-name="ce612" office:value-type="string" calcext:value-type="string">
            <text:p>READ_LOGS</text:p>
          </table:table-cell>
          <table:table-cell table:style-name="ce173" office:value-type="float" office:value="0.0571428571428571" calcext:value-type="float">
            <text:p>0.057142857142857</text:p>
          </table:table-cell>
          <table:table-cell table:style-name="ce613" office:value-type="string" calcext:value-type="string">
            <text:p>CHANGE_NETWORK_STATE</text:p>
          </table:table-cell>
          <table:table-cell table:style-name="ce173" office:value-type="float" office:value="0.0513557929334429" calcext:value-type="float">
            <text:p>0.051355792933443</text:p>
          </table:table-cell>
          <table:table-cell table:style-name="ce172" office:value-type="string" calcext:value-type="string">
            <text:p>MOUNT_UNMOUNT_FILESYSTEMS</text:p>
          </table:table-cell>
          <table:table-cell table:style-name="ce173" office:value-type="float" office:value="0.115" calcext:value-type="float">
            <text:p>0.115</text:p>
          </table:table-cell>
          <table:table-cell table:style-name="ce172" office:value-type="string" calcext:value-type="string">
            <text:p>SET_WALLPAPER</text:p>
          </table:table-cell>
          <table:table-cell table:style-name="ce173" office:value-type="float" office:value="0.124603174603175" calcext:value-type="float">
            <text:p>0.124603174603175</text:p>
          </table:table-cell>
          <table:table-cell table:style-name="ce172" office:value-type="string" calcext:value-type="string">
            <text:p>DELETE_PACKAGES</text:p>
          </table:table-cell>
          <table:table-cell table:style-name="ce173" office:value-type="float" office:value="0.0899470899470899" calcext:value-type="float">
            <text:p>0.08994708994709</text:p>
          </table:table-cell>
          <table:table-cell table:style-name="ce172" office:value-type="string" calcext:value-type="string">
            <text:p>SYSTEM_ALERT_WINDOW</text:p>
          </table:table-cell>
          <table:table-cell table:style-name="ce173" office:value-type="float" office:value="0.0471358849216543" calcext:value-type="float">
            <text:p>0.047135884921654</text:p>
          </table:table-cell>
          <table:table-cell table:number-columns-repeated="1010"/>
        </table:table-row>
        <table:table-row table:style-name="ro3">
          <table:table-cell table:style-name="ce611" office:value-type="string" calcext:value-type="string">
            <text:p>READ_EXTERNAL_STORAGE</text:p>
          </table:table-cell>
          <table:table-cell table:style-name="ce173" office:value-type="float" office:value="0.101787140700082" calcext:value-type="float">
            <text:p>0.101787140700082</text:p>
          </table:table-cell>
          <table:table-cell table:style-name="ce612" office:value-type="string" calcext:value-type="string">
            <text:p>WRITE_HISTORY_BOOKMARKS</text:p>
          </table:table-cell>
          <table:table-cell table:style-name="ce173" office:value-type="float" office:value="0.0571428571428571" calcext:value-type="float">
            <text:p>0.057142857142857</text:p>
          </table:table-cell>
          <table:table-cell table:style-name="ce613" office:value-type="string" calcext:value-type="string">
            <text:p>SET_WALLPAPER</text:p>
          </table:table-cell>
          <table:table-cell table:style-name="ce173" office:value-type="float" office:value="0.050328677074774" calcext:value-type="float">
            <text:p>0.050328677074774</text:p>
          </table:table-cell>
          <table:table-cell table:style-name="ce172" office:value-type="string" calcext:value-type="string">
            <text:p>ACCESS_LOCATION_EXTRA_COMMANDS</text:p>
          </table:table-cell>
          <table:table-cell table:style-name="ce173" office:value-type="float" office:value="0.103" calcext:value-type="float">
            <text:p>0.103</text:p>
          </table:table-cell>
          <table:table-cell table:style-name="ce172" office:value-type="string" calcext:value-type="string">
            <text:p>WRITE_HISTORY_BOOKMARKS</text:p>
          </table:table-cell>
          <table:table-cell table:style-name="ce173" office:value-type="float" office:value="0.116666666666667" calcext:value-type="float">
            <text:p>0.116666666666667</text:p>
          </table:table-cell>
          <table:table-cell table:style-name="ce172" office:value-type="string" calcext:value-type="string">
            <text:p>DISABLE_KEYGUARD</text:p>
          </table:table-cell>
          <table:table-cell table:style-name="ce173" office:value-type="float" office:value="0.0873015873015873" calcext:value-type="float">
            <text:p>0.087301587301587</text:p>
          </table:table-cell>
          <table:table-cell table:style-name="ce172" office:value-type="string" calcext:value-type="string">
            <text:p>GET_ACCOUNTS</text:p>
          </table:table-cell>
          <table:table-cell table:style-name="ce173" office:value-type="float" office:value="0.0466221423067043" calcext:value-type="float">
            <text:p>0.046622142306704</text:p>
          </table:table-cell>
          <table:table-cell table:number-columns-repeated="1010"/>
        </table:table-row>
        <table:table-row table:style-name="ro3">
          <table:table-cell table:style-name="ce611" office:value-type="string" calcext:value-type="string">
            <text:p>PROCESS_OUTGOING_CALLS</text:p>
          </table:table-cell>
          <table:table-cell table:style-name="ce173" office:value-type="float" office:value="0.0978307412239297" calcext:value-type="float">
            <text:p>0.09783074122393</text:p>
          </table:table-cell>
          <table:table-cell table:style-name="ce612" office:value-type="string" calcext:value-type="string">
            <text:p>READ_SETTINGS</text:p>
          </table:table-cell>
          <table:table-cell table:style-name="ce173" office:value-type="float" office:value="0.0535714285714286" calcext:value-type="float">
            <text:p>0.053571428571429</text:p>
          </table:table-cell>
          <table:table-cell table:style-name="ce613" office:value-type="string" calcext:value-type="string">
            <text:p>GET_ACCOUNTS</text:p>
          </table:table-cell>
          <table:table-cell table:style-name="ce173" office:value-type="float" office:value="0.047658175842235" calcext:value-type="float">
            <text:p>0.047658175842235</text:p>
          </table:table-cell>
          <table:table-cell table:style-name="ce172" office:value-type="string" calcext:value-type="string">
            <text:p>READ_EXTERNAL_STORAGE</text:p>
          </table:table-cell>
          <table:table-cell table:style-name="ce173" office:value-type="float" office:value="0.099" calcext:value-type="float">
            <text:p>0.099</text:p>
          </table:table-cell>
          <table:table-cell table:style-name="ce172" office:value-type="string" calcext:value-type="string">
            <text:p>MOUNT_UNMOUNT_FILESYSTEMS</text:p>
          </table:table-cell>
          <table:table-cell table:style-name="ce173" office:value-type="float" office:value="0.0984126984126984" calcext:value-type="float">
            <text:p>0.098412698412698</text:p>
          </table:table-cell>
          <table:table-cell table:style-name="ce172" office:value-type="string" calcext:value-type="string">
            <text:p>READ_LOGS</text:p>
          </table:table-cell>
          <table:table-cell table:style-name="ce173" office:value-type="float" office:value="0.0846560846560847" calcext:value-type="float">
            <text:p>0.084656084656085</text:p>
          </table:table-cell>
          <table:table-cell table:style-name="ce172" office:value-type="string" calcext:value-type="string">
            <text:p>PROCESS_OUTGOING_CALLS</text:p>
          </table:table-cell>
          <table:table-cell table:style-name="ce173" office:value-type="float" office:value="0.0452093501155921" calcext:value-type="float">
            <text:p>0.045209350115592</text:p>
          </table:table-cell>
          <table:table-cell table:number-columns-repeated="1010"/>
        </table:table-row>
        <table:table-row table:style-name="ro3">
          <table:table-cell table:style-name="ce611" office:value-type="string" calcext:value-type="string">
            <text:p>READ_SETTINGS</text:p>
          </table:table-cell>
          <table:table-cell table:style-name="ce173" office:value-type="float" office:value="0.0917634273437285" calcext:value-type="float">
            <text:p>0.091763427343729</text:p>
          </table:table-cell>
          <table:table-cell table:style-name="ce612" office:value-type="string" calcext:value-type="string">
            <text:p>WRITE_SETTINGS</text:p>
          </table:table-cell>
          <table:table-cell table:style-name="ce173" office:value-type="float" office:value="0.0464285714285714" calcext:value-type="float">
            <text:p>0.046428571428571</text:p>
          </table:table-cell>
          <table:table-cell table:style-name="ce613" office:value-type="string" calcext:value-type="string">
            <text:p>CHANGE_CONFIGURATION</text:p>
          </table:table-cell>
          <table:table-cell table:style-name="ce173" office:value-type="float" office:value="0.0464256368118324" calcext:value-type="float">
            <text:p>0.046425636811832</text:p>
          </table:table-cell>
          <table:table-cell table:style-name="ce172" office:value-type="string" calcext:value-type="string">
            <text:p>WRITE_SETTINGS</text:p>
          </table:table-cell>
          <table:table-cell table:style-name="ce173" office:value-type="float" office:value="0.094" calcext:value-type="float">
            <text:p>0.094</text:p>
          </table:table-cell>
          <table:table-cell table:style-name="ce172" office:value-type="string" calcext:value-type="string">
            <text:p>INSTALL_SHORTCUT</text:p>
          </table:table-cell>
          <table:table-cell table:style-name="ce173" office:value-type="float" office:value="0.0888888888888889" calcext:value-type="float">
            <text:p>0.088888888888889</text:p>
          </table:table-cell>
          <table:table-cell table:style-name="ce172" office:value-type="string" calcext:value-type="string">
            <text:p>PROCESS_OUTGOING_CALLS</text:p>
          </table:table-cell>
          <table:table-cell table:style-name="ce173" office:value-type="float" office:value="0.0793650793650794" calcext:value-type="float">
            <text:p>0.079365079365079</text:p>
          </table:table-cell>
          <table:table-cell table:style-name="ce172" office:value-type="string" calcext:value-type="string">
            <text:p>RECEIVE_WAP_PUSH</text:p>
          </table:table-cell>
          <table:table-cell table:style-name="ce173" office:value-type="float" office:value="0.0418700231184177" calcext:value-type="float">
            <text:p>0.041870023118418</text:p>
          </table:table-cell>
          <table:table-cell table:number-columns-repeated="1010"/>
        </table:table-row>
        <table:table-row table:style-name="ro3">
          <table:table-cell table:style-name="ce611" office:value-type="string" calcext:value-type="string">
            <text:p>WRITE_SECURE_SETTINGS</text:p>
          </table:table-cell>
          <table:table-cell table:style-name="ce173" office:value-type="float" office:value="0.0876317443464804" calcext:value-type="float">
            <text:p>0.08763174434648</text:p>
          </table:table-cell>
          <table:table-cell table:style-name="ce612" office:value-type="string" calcext:value-type="string">
            <text:p>RECORD_AUDIO</text:p>
          </table:table-cell>
          <table:table-cell table:style-name="ce173" office:value-type="float" office:value="0.0392857142857143" calcext:value-type="float">
            <text:p>0.039285714285714</text:p>
          </table:table-cell>
          <table:table-cell table:style-name="ce613" office:value-type="string" calcext:value-type="string">
            <text:p>SET_ALARM</text:p>
          </table:table-cell>
          <table:table-cell table:style-name="ce173" office:value-type="float" office:value="0.0453985209531635" calcext:value-type="float">
            <text:p>0.045398520953164</text:p>
          </table:table-cell>
          <table:table-cell table:style-name="ce172" office:value-type="string" calcext:value-type="string">
            <text:p>PROCESS_OUTGOING_CALLS</text:p>
          </table:table-cell>
          <table:table-cell table:style-name="ce173" office:value-type="float" office:value="0.066" calcext:value-type="float">
            <text:p>0.066</text:p>
          </table:table-cell>
          <table:table-cell table:style-name="ce172" office:value-type="string" calcext:value-type="string">
            <text:p>WRITE_SETTINGS</text:p>
          </table:table-cell>
          <table:table-cell table:style-name="ce173" office:value-type="float" office:value="0.0722222222222222" calcext:value-type="float">
            <text:p>0.072222222222222</text:p>
          </table:table-cell>
          <table:table-cell table:style-name="ce172" office:value-type="string" calcext:value-type="string">
            <text:p>WRITE_SETTINGS</text:p>
          </table:table-cell>
          <table:table-cell table:style-name="ce173" office:value-type="float" office:value="0.0555555555555556" calcext:value-type="float">
            <text:p>0.055555555555556</text:p>
          </table:table-cell>
          <table:table-cell table:style-name="ce172" office:value-type="string" calcext:value-type="string">
            <text:p>CHANGE_CONFIGURATION</text:p>
          </table:table-cell>
          <table:table-cell table:style-name="ce173" office:value-type="float" office:value="0.0394297456974056" calcext:value-type="float">
            <text:p>0.039429745697406</text:p>
          </table:table-cell>
          <table:table-cell table:number-columns-repeated="1010"/>
        </table:table-row>
        <table:table-row table:style-name="ro3">
          <table:table-cell table:style-name="ce611" office:value-type="string" calcext:value-type="string">
            <text:p>MOUNT_UNMOUNT_FILESYSTEMS</text:p>
          </table:table-cell>
          <table:table-cell table:style-name="ce173" office:value-type="float" office:value="0.0869230981111949" calcext:value-type="float">
            <text:p>0.086923098111195</text:p>
          </table:table-cell>
          <table:table-cell table:style-name="ce612" office:value-type="string" calcext:value-type="string">
            <text:p>CHANGE_NETWORK_STATE</text:p>
          </table:table-cell>
          <table:table-cell table:style-name="ce173" office:value-type="float" office:value="0.0357142857142857" calcext:value-type="float">
            <text:p>0.035714285714286</text:p>
          </table:table-cell>
          <table:table-cell table:style-name="ce613" office:value-type="string" calcext:value-type="string">
            <text:p>RECEIVE_WAP_PUSH</text:p>
          </table:table-cell>
          <table:table-cell table:style-name="ce173" office:value-type="float" office:value="0.0390304026294166" calcext:value-type="float">
            <text:p>0.039030402629417</text:p>
          </table:table-cell>
          <table:table-cell table:style-name="ce172" office:value-type="string" calcext:value-type="string">
            <text:p>RECEIVE_MMS</text:p>
          </table:table-cell>
          <table:table-cell table:style-name="ce173" office:value-type="float" office:value="0.063" calcext:value-type="float">
            <text:p>0.063</text:p>
          </table:table-cell>
          <table:table-cell table:style-name="ce172" office:value-type="string" calcext:value-type="string">
            <text:p>PROCESS_OUTGOING_CALLS</text:p>
          </table:table-cell>
          <table:table-cell table:style-name="ce173" office:value-type="float" office:value="0.0547619047619048" calcext:value-type="float">
            <text:p>0.054761904761905</text:p>
          </table:table-cell>
          <table:table-cell table:style-name="ce172" office:value-type="string" calcext:value-type="string">
            <text:p>CHANGE_NETWORK_STATE</text:p>
          </table:table-cell>
          <table:table-cell table:style-name="ce173" office:value-type="float" office:value="0.0423280423280423" calcext:value-type="float">
            <text:p>0.042328042328042</text:p>
          </table:table-cell>
          <table:table-cell table:style-name="ce172" office:value-type="string" calcext:value-type="string">
            <text:p>RECEIVE_MMS</text:p>
          </table:table-cell>
          <table:table-cell table:style-name="ce173" office:value-type="float" office:value="0.0315951708194195" calcext:value-type="float">
            <text:p>0.03159517081942</text:p>
          </table:table-cell>
          <table:table-cell table:number-columns-repeated="1010"/>
        </table:table-row>
        <table:table-row table:style-name="ro3">
          <table:table-cell table:style-name="ce611" office:value-type="string" calcext:value-type="string">
            <text:p>SET_ALARM</text:p>
          </table:table-cell>
          <table:table-cell table:style-name="ce173" office:value-type="float" office:value="0.0852554006104875" calcext:value-type="float">
            <text:p>0.085255400610488</text:p>
          </table:table-cell>
          <table:table-cell table:style-name="ce612" office:value-type="string" calcext:value-type="string">
            <text:p>RESTART_PACKAGES</text:p>
          </table:table-cell>
          <table:table-cell table:style-name="ce173" office:value-type="float" office:value="0.0357142857142857" calcext:value-type="float">
            <text:p>0.035714285714286</text:p>
          </table:table-cell>
          <table:table-cell table:style-name="ce613" office:value-type="string" calcext:value-type="string">
            <text:p>PROCESS_OUTGOING_CALLS</text:p>
          </table:table-cell>
          <table:table-cell table:style-name="ce173" office:value-type="float" office:value="0.0365653245686113" calcext:value-type="float">
            <text:p>0.036565324568611</text:p>
          </table:table-cell>
          <table:table-cell table:style-name="ce172" office:value-type="string" calcext:value-type="string">
            <text:p>DELETE_PACKAGES</text:p>
          </table:table-cell>
          <table:table-cell table:style-name="ce173" office:value-type="float" office:value="0.061" calcext:value-type="float">
            <text:p>0.061</text:p>
          </table:table-cell>
          <table:table-cell table:style-name="ce172" office:value-type="string" calcext:value-type="string">
            <text:p>RECEIVE_WAP_PUSH</text:p>
          </table:table-cell>
          <table:table-cell table:style-name="ce173" office:value-type="float" office:value="0.0515873015873016" calcext:value-type="float">
            <text:p>0.051587301587302</text:p>
          </table:table-cell>
          <table:table-cell table:style-name="ce172" office:value-type="string" calcext:value-type="string">
            <text:p>CAMERA</text:p>
          </table:table-cell>
          <table:table-cell table:style-name="ce173" office:value-type="float" office:value="0.037037037037037" calcext:value-type="float">
            <text:p>0.037037037037037</text:p>
          </table:table-cell>
          <table:table-cell table:style-name="ce172" office:value-type="string" calcext:value-type="string">
            <text:p>RECORD_AUDIO</text:p>
          </table:table-cell>
          <table:table-cell table:style-name="ce173" office:value-type="float" office:value="0.0303108142820447" calcext:value-type="float">
            <text:p>0.030310814282045</text:p>
          </table:table-cell>
          <table:table-cell table:number-columns-repeated="1010"/>
        </table:table-row>
        <table:table-row table:style-name="ro3">
          <table:table-cell table:style-name="ce611" office:value-type="string" calcext:value-type="string">
            <text:p>READ_HISTORY_BOOKMARKS</text:p>
          </table:table-cell>
          <table:table-cell table:style-name="ce173" office:value-type="float" office:value="0.0847420702987082" calcext:value-type="float">
            <text:p>0.084742070298708</text:p>
          </table:table-cell>
          <table:table-cell table:style-name="ce612" office:value-type="string" calcext:value-type="string">
            <text:p>SYSTEM_ALERT_WINDOW</text:p>
          </table:table-cell>
          <table:table-cell table:style-name="ce173" office:value-type="float" office:value="0.0357142857142857" calcext:value-type="float">
            <text:p>0.035714285714286</text:p>
          </table:table-cell>
          <table:table-cell table:style-name="ce613" office:value-type="string" calcext:value-type="string">
            <text:p>RECORD_AUDIO</text:p>
          </table:table-cell>
          <table:table-cell table:style-name="ce173" office:value-type="float" office:value="0.0297863599013969" calcext:value-type="float">
            <text:p>0.029786359901397</text:p>
          </table:table-cell>
          <table:table-cell table:style-name="ce172" office:value-type="string" calcext:value-type="string">
            <text:p>RECEIVE_WAP_PUSH</text:p>
          </table:table-cell>
          <table:table-cell table:style-name="ce173" office:value-type="float" office:value="0.06" calcext:value-type="float">
            <text:p>0.06</text:p>
          </table:table-cell>
          <table:table-cell table:style-name="ce172" office:value-type="string" calcext:value-type="string">
            <text:p>RECEIVE_MMS</text:p>
          </table:table-cell>
          <table:table-cell table:style-name="ce173" office:value-type="float" office:value="0.0507936507936508" calcext:value-type="float">
            <text:p>0.050793650793651</text:p>
          </table:table-cell>
          <table:table-cell table:style-name="ce172" office:value-type="string" calcext:value-type="string">
            <text:p>CHANGE_CONFIGURATION</text:p>
          </table:table-cell>
          <table:table-cell table:style-name="ce173" office:value-type="float" office:value="0.037037037037037" calcext:value-type="float">
            <text:p>0.037037037037037</text:p>
          </table:table-cell>
          <table:table-cell table:style-name="ce172" office:value-type="string" calcext:value-type="string">
            <text:p>CAMERA</text:p>
          </table:table-cell>
          <table:table-cell table:style-name="ce173" office:value-type="float" office:value="0.0202928332905214" calcext:value-type="float">
            <text:p>0.020292833290521</text:p>
          </table:table-cell>
          <table:table-cell table:number-columns-repeated="1010"/>
        </table:table-row>
        <table:table-row table:style-name="ro3">
          <table:table-cell table:style-name="ce611" office:value-type="string" calcext:value-type="string">
            <text:p>SET_WALLPAPER</text:p>
          </table:table-cell>
          <table:table-cell table:style-name="ce173" office:value-type="float" office:value="0.0791830786296835" calcext:value-type="float">
            <text:p>0.079183078629684</text:p>
          </table:table-cell>
          <table:table-cell table:style-name="ce612" office:value-type="string" calcext:value-type="string">
            <text:p>MODIFY_PHONE_STATE</text:p>
          </table:table-cell>
          <table:table-cell table:style-name="ce173" office:value-type="float" office:value="0.0321428571428571" calcext:value-type="float">
            <text:p>0.032142857142857</text:p>
          </table:table-cell>
          <table:table-cell table:style-name="ce613" office:value-type="string" calcext:value-type="string">
            <text:p>RECEIVE_MMS</text:p>
          </table:table-cell>
          <table:table-cell table:style-name="ce173" office:value-type="float" office:value="0.021569433032046" calcext:value-type="float">
            <text:p>0.021569433032046</text:p>
          </table:table-cell>
          <table:table-cell table:style-name="ce172" office:value-type="string" calcext:value-type="string">
            <text:p>GET_ACCOUNTS</text:p>
          </table:table-cell>
          <table:table-cell table:style-name="ce173" office:value-type="float" office:value="0.047" calcext:value-type="float">
            <text:p>0.047</text:p>
          </table:table-cell>
          <table:table-cell table:style-name="ce172" office:value-type="string" calcext:value-type="string">
            <text:p>DELETE_PACKAGES</text:p>
          </table:table-cell>
          <table:table-cell table:style-name="ce173" office:value-type="float" office:value="0.05" calcext:value-type="float">
            <text:p>0.05</text:p>
          </table:table-cell>
          <table:table-cell table:style-name="ce172" office:value-type="string" calcext:value-type="string">
            <text:p>MODIFY_PHONE_STATE</text:p>
          </table:table-cell>
          <table:table-cell table:style-name="ce173" office:value-type="float" office:value="0.0343915343915344" calcext:value-type="float">
            <text:p>0.034391534391534</text:p>
          </table:table-cell>
          <table:table-cell table:style-name="ce172" office:value-type="string" calcext:value-type="string">
            <text:p>MODIFY_AUDIO_SETTINGS</text:p>
          </table:table-cell>
          <table:table-cell table:style-name="ce173" office:value-type="float" office:value="0.0136141792961726" calcext:value-type="float">
            <text:p>0.013614179296173</text:p>
          </table:table-cell>
          <table:table-cell table:number-columns-repeated="1010"/>
        </table:table-row>
        <table:table-row table:style-name="ro3">
          <table:table-cell table:style-name="ce611" office:value-type="string" calcext:value-type="string">
            <text:p>WRITE_HISTORY_BOOKMARKS</text:p>
          </table:table-cell>
          <table:table-cell table:style-name="ce173" office:value-type="float" office:value="0.0768217591954987" calcext:value-type="float">
            <text:p>0.076821759195499</text:p>
          </table:table-cell>
          <table:table-cell table:style-name="ce612" office:value-type="string" calcext:value-type="string">
            <text:p>PROCESS_OUTGOING_CALLS</text:p>
          </table:table-cell>
          <table:table-cell table:style-name="ce173" office:value-type="float" office:value="0.0321428571428571" calcext:value-type="float">
            <text:p>0.032142857142857</text:p>
          </table:table-cell>
          <table:table-cell table:style-name="ce613" office:value-type="string" calcext:value-type="string">
            <text:p>CAMERA</text:p>
          </table:table-cell>
          <table:table-cell table:style-name="ce173" office:value-type="float" office:value="0.0207477403451109" calcext:value-type="float">
            <text:p>0.020747740345111</text:p>
          </table:table-cell>
          <table:table-cell table:style-name="ce172" office:value-type="string" calcext:value-type="string">
            <text:p>CHANGE_NETWORK_STATE</text:p>
          </table:table-cell>
          <table:table-cell table:style-name="ce173" office:value-type="float" office:value="0.046" calcext:value-type="float">
            <text:p>0.046</text:p>
          </table:table-cell>
          <table:table-cell table:style-name="ce172" office:value-type="string" calcext:value-type="string">
            <text:p>CHANGE_NETWORK_STATE</text:p>
          </table:table-cell>
          <table:table-cell table:style-name="ce173" office:value-type="float" office:value="0.046031746031746" calcext:value-type="float">
            <text:p>0.046031746031746</text:p>
          </table:table-cell>
          <table:table-cell table:style-name="ce172" office:value-type="string" calcext:value-type="string">
            <text:p>GET_ACCOUNTS</text:p>
          </table:table-cell>
          <table:table-cell table:style-name="ce173" office:value-type="float" office:value="0.0264550264550265" calcext:value-type="float">
            <text:p>0.026455026455027</text:p>
          </table:table-cell>
          <table:table-cell table:style-name="ce172" office:value-type="string" calcext:value-type="string">
            <text:p>KILL_BACKGROUND_PROCESSES</text:p>
          </table:table-cell>
          <table:table-cell table:style-name="ce173" office:value-type="float" office:value="0.0123298227587979" calcext:value-type="float">
            <text:p>0.012329822758798</text:p>
          </table:table-cell>
          <table:table-cell table:number-columns-repeated="1010"/>
        </table:table-row>
        <table:table-row table:style-name="ro3">
          <table:table-cell table:style-name="ce611" office:value-type="string" calcext:value-type="string">
            <text:p>UPDATE_DEVICE_STATS</text:p>
          </table:table-cell>
          <table:table-cell table:style-name="ce173" office:value-type="float" office:value="0.0757049527610911" calcext:value-type="float">
            <text:p>0.075704952761091</text:p>
          </table:table-cell>
          <table:table-cell table:style-name="ce612" office:value-type="string" calcext:value-type="string">
            <text:p>CALL_PHONE</text:p>
          </table:table-cell>
          <table:table-cell table:style-name="ce173" office:value-type="float" office:value="0.0285714285714286" calcext:value-type="float">
            <text:p>0.028571428571429</text:p>
          </table:table-cell>
          <table:table-cell table:style-name="ce613" office:value-type="string" calcext:value-type="string">
            <text:p>EXPAND_STATUS_BAR</text:p>
          </table:table-cell>
          <table:table-cell table:style-name="ce173" office:value-type="float" office:value="0.0195152013147083" calcext:value-type="float">
            <text:p>0.019515201314708</text:p>
          </table:table-cell>
          <table:table-cell table:style-name="ce172" office:value-type="string" calcext:value-type="string">
            <text:p>EXPAND_STATUS_BAR</text:p>
          </table:table-cell>
          <table:table-cell table:style-name="ce173" office:value-type="float" office:value="0.041" calcext:value-type="float">
            <text:p>0.041</text:p>
          </table:table-cell>
          <table:table-cell table:style-name="ce172" office:value-type="string" calcext:value-type="string">
            <text:p>READ_SETTINGS</text:p>
          </table:table-cell>
          <table:table-cell table:style-name="ce173" office:value-type="float" office:value="0.0428571428571429" calcext:value-type="float">
            <text:p>0.042857142857143</text:p>
          </table:table-cell>
          <table:table-cell table:style-name="ce172" office:value-type="string" calcext:value-type="string">
            <text:p>RECEIVE_MMS</text:p>
          </table:table-cell>
          <table:table-cell table:style-name="ce173" office:value-type="float" office:value="0.0264550264550265" calcext:value-type="float">
            <text:p>0.026455026455027</text:p>
          </table:table-cell>
          <table:table-cell table:style-name="ce172" office:value-type="string" calcext:value-type="string">
            <text:p>BLUETOOTH</text:p>
          </table:table-cell>
          <table:table-cell table:style-name="ce173" office:value-type="float" office:value="0.0116876444901105" calcext:value-type="float">
            <text:p>0.011687644490111</text:p>
          </table:table-cell>
          <table:table-cell table:number-columns-repeated="1010"/>
        </table:table-row>
        <table:table-row table:style-name="ro3">
          <table:table-cell table:style-name="ce611" office:value-type="string" calcext:value-type="string">
            <text:p>CAMERA</text:p>
          </table:table-cell>
          <table:table-cell table:style-name="ce173" office:value-type="float" office:value="0.0678622672172239" calcext:value-type="float">
            <text:p>0.067862267217224</text:p>
          </table:table-cell>
          <table:table-cell table:style-name="ce612" office:value-type="string" calcext:value-type="string">
            <text:p>WRITE_SECURE_SETTINGS</text:p>
          </table:table-cell>
          <table:table-cell table:style-name="ce173" office:value-type="float" office:value="0.0285714285714286" calcext:value-type="float">
            <text:p>0.028571428571429</text:p>
          </table:table-cell>
          <table:table-cell table:style-name="ce613" office:value-type="string" calcext:value-type="string">
            <text:p>SET_WALLPAPER_HINTS</text:p>
          </table:table-cell>
          <table:table-cell table:style-name="ce173" office:value-type="float" office:value="0.0139687756778965" calcext:value-type="float">
            <text:p>0.013968775677897</text:p>
          </table:table-cell>
          <table:table-cell table:style-name="ce172" office:value-type="string" calcext:value-type="string">
            <text:p>GLOBAL_SEARCH</text:p>
          </table:table-cell>
          <table:table-cell table:style-name="ce173" office:value-type="float" office:value="0.041" calcext:value-type="float">
            <text:p>0.041</text:p>
          </table:table-cell>
          <table:table-cell table:style-name="ce172" office:value-type="string" calcext:value-type="string">
            <text:p>GET_ACCOUNTS</text:p>
          </table:table-cell>
          <table:table-cell table:style-name="ce173" office:value-type="float" office:value="0.0404761904761905" calcext:value-type="float">
            <text:p>0.040476190476191</text:p>
          </table:table-cell>
          <table:table-cell table:style-name="ce172" office:value-type="string" calcext:value-type="string">
            <text:p>RECEIVE_WAP_PUSH</text:p>
          </table:table-cell>
          <table:table-cell table:style-name="ce173" office:value-type="float" office:value="0.0264550264550265" calcext:value-type="float">
            <text:p>0.026455026455027</text:p>
          </table:table-cell>
          <table:table-cell table:style-name="ce172" office:value-type="string" calcext:value-type="string">
            <text:p>GET_PACKAGE_SIZE</text:p>
          </table:table-cell>
          <table:table-cell table:style-name="ce173" office:value-type="float" office:value="0.011559208836373" calcext:value-type="float">
            <text:p>0.011559208836373</text:p>
          </table:table-cell>
          <table:table-cell table:number-columns-repeated="1010"/>
        </table:table-row>
        <table:table-row table:style-name="ro3">
          <table:table-cell table:style-name="ce611" office:value-type="string" calcext:value-type="string">
            <text:p>WRITE_CONTACTS</text:p>
          </table:table-cell>
          <table:table-cell table:style-name="ce173" office:value-type="float" office:value="0.0645844653727404" calcext:value-type="float">
            <text:p>0.06458446537274</text:p>
          </table:table-cell>
          <table:table-cell table:style-name="ce612" office:value-type="string" calcext:value-type="string">
            <text:p>CAMERA</text:p>
          </table:table-cell>
          <table:table-cell table:style-name="ce173" office:value-type="float" office:value="0.0214285714285714" calcext:value-type="float">
            <text:p>0.021428571428571</text:p>
          </table:table-cell>
          <table:table-cell table:style-name="ce613" office:value-type="string" calcext:value-type="string">
            <text:p>MODIFY_AUDIO_SETTINGS</text:p>
          </table:table-cell>
          <table:table-cell table:style-name="ce173" office:value-type="float" office:value="0.0127362366474938" calcext:value-type="float">
            <text:p>0.012736236647494</text:p>
          </table:table-cell>
          <table:table-cell table:style-name="ce172" office:value-type="string" calcext:value-type="string">
            <text:p>SET_WALLPAPER_HINTS</text:p>
          </table:table-cell>
          <table:table-cell table:style-name="ce173" office:value-type="float" office:value="0.041" calcext:value-type="float">
            <text:p>0.041</text:p>
          </table:table-cell>
          <table:table-cell table:style-name="ce172" office:value-type="string" calcext:value-type="string">
            <text:p>EXPAND_STATUS_BAR</text:p>
          </table:table-cell>
          <table:table-cell table:style-name="ce173" office:value-type="float" office:value="0.0325396825396825" calcext:value-type="float">
            <text:p>0.032539682539683</text:p>
          </table:table-cell>
          <table:table-cell table:style-name="ce172" office:value-type="string" calcext:value-type="string">
            <text:p>DEVICE_POWER</text:p>
          </table:table-cell>
          <table:table-cell table:style-name="ce173" office:value-type="float" office:value="0.0238095238095238" calcext:value-type="float">
            <text:p>0.023809523809524</text:p>
          </table:table-cell>
          <table:table-cell table:style-name="ce172" office:value-type="string" calcext:value-type="string">
            <text:p>BROADCAST_STICKY</text:p>
          </table:table-cell>
          <table:table-cell table:style-name="ce173" office:value-type="float" office:value="0.0107885949139481" calcext:value-type="float">
            <text:p>0.010788594913948</text:p>
          </table:table-cell>
          <table:table-cell table:number-columns-repeated="1010"/>
        </table:table-row>
        <table:table-row table:style-name="ro3">
          <table:table-cell table:style-name="ce611" office:value-type="string" calcext:value-type="string">
            <text:p>WRITE_APN_SETTINGS</text:p>
          </table:table-cell>
          <table:table-cell table:style-name="ce173" office:value-type="float" office:value="0.0637756571254003" calcext:value-type="float">
            <text:p>0.0637756571254</text:p>
          </table:table-cell>
          <table:table-cell table:style-name="ce612" office:value-type="string" calcext:value-type="string">
            <text:p>DISABLE_KEYGUARD</text:p>
          </table:table-cell>
          <table:table-cell table:style-name="ce173" office:value-type="float" office:value="0.0214285714285714" calcext:value-type="float">
            <text:p>0.021428571428571</text:p>
          </table:table-cell>
          <table:table-cell table:style-name="ce613" office:value-type="string" calcext:value-type="string">
            <text:p>GET_PACKAGE_SIZE</text:p>
          </table:table-cell>
          <table:table-cell table:style-name="ce173" office:value-type="float" office:value="0.0125308134757601" calcext:value-type="float">
            <text:p>0.01253081347576</text:p>
          </table:table-cell>
          <table:table-cell table:style-name="ce172" office:value-type="string" calcext:value-type="string">
            <text:p>STATUS_BAR</text:p>
          </table:table-cell>
          <table:table-cell table:style-name="ce173" office:value-type="float" office:value="0.041" calcext:value-type="float">
            <text:p>0.041</text:p>
          </table:table-cell>
          <table:table-cell table:style-name="ce172" office:value-type="string" calcext:value-type="string">
            <text:p>GLOBAL_SEARCH_CONTROL</text:p>
          </table:table-cell>
          <table:table-cell table:style-name="ce173" office:value-type="float" office:value="0.0325396825396825" calcext:value-type="float">
            <text:p>0.032539682539683</text:p>
          </table:table-cell>
          <table:table-cell table:style-name="ce172" office:value-type="string" calcext:value-type="string">
            <text:p>WRITE_SYNC_SETTINGS</text:p>
          </table:table-cell>
          <table:table-cell table:style-name="ce173" office:value-type="float" office:value="0.0238095238095238" calcext:value-type="float">
            <text:p>0.023809523809524</text:p>
          </table:table-cell>
          <table:table-cell table:style-name="ce172" office:value-type="string" calcext:value-type="string">
            <text:p>WRITE_SYNC_SETTINGS</text:p>
          </table:table-cell>
          <table:table-cell table:style-name="ce173" office:value-type="float" office:value="0.00924736706909839" calcext:value-type="float">
            <text:p>0.009247367069098</text:p>
          </table:table-cell>
          <table:table-cell table:number-columns-repeated="1010"/>
        </table:table-row>
        <table:table-row table:style-name="ro3">
          <table:table-cell table:style-name="ce611" office:value-type="string" calcext:value-type="string">
            <text:p>ACCESS_LOCATION_EXTRA_COMMANDS</text:p>
          </table:table-cell>
          <table:table-cell table:style-name="ce173" office:value-type="float" office:value="0.0583218355690329" calcext:value-type="float">
            <text:p>0.058321835569033</text:p>
          </table:table-cell>
          <table:table-cell table:style-name="ce612" office:value-type="string" calcext:value-type="string">
            <text:p>KILL_BACKGROUND_PROCESSES</text:p>
          </table:table-cell>
          <table:table-cell table:style-name="ce173" office:value-type="float" office:value="0.0214285714285714" calcext:value-type="float">
            <text:p>0.021428571428571</text:p>
          </table:table-cell>
          <table:table-cell table:style-name="ce613" office:value-type="string" calcext:value-type="string">
            <text:p>KILL_BACKGROUND_PROCESSES</text:p>
          </table:table-cell>
          <table:table-cell table:style-name="ce173" office:value-type="float" office:value="0.011709120788825" calcext:value-type="float">
            <text:p>0.011709120788825</text:p>
          </table:table-cell>
          <table:table-cell table:style-name="ce172" office:value-type="string" calcext:value-type="string">
            <text:p>MODIFY_PHONE_STATE</text:p>
          </table:table-cell>
          <table:table-cell table:style-name="ce173" office:value-type="float" office:value="0.033" calcext:value-type="float">
            <text:p>0.033</text:p>
          </table:table-cell>
          <table:table-cell table:style-name="ce172" office:value-type="string" calcext:value-type="string">
            <text:p>SET_WALLPAPER_HINTS</text:p>
          </table:table-cell>
          <table:table-cell table:style-name="ce173" office:value-type="float" office:value="0.0325396825396825" calcext:value-type="float">
            <text:p>0.032539682539683</text:p>
          </table:table-cell>
          <table:table-cell table:style-name="ce172" office:value-type="string" calcext:value-type="string">
            <text:p>BLUETOOTH</text:p>
          </table:table-cell>
          <table:table-cell table:style-name="ce173" office:value-type="float" office:value="0.0211640211640212" calcext:value-type="float">
            <text:p>0.021164021164021</text:p>
          </table:table-cell>
          <table:table-cell table:style-name="ce172" office:value-type="string" calcext:value-type="string">
            <text:p>FLASHLIGHT</text:p>
          </table:table-cell>
          <table:table-cell table:style-name="ce173" office:value-type="float" office:value="0.00886206010788592" calcext:value-type="float">
            <text:p>0.008862060107886</text:p>
          </table:table-cell>
          <table:table-cell table:number-columns-repeated="1010"/>
        </table:table-row>
        <table:table-row table:style-name="ro3">
          <table:table-cell table:style-name="ce611" office:value-type="string" calcext:value-type="string">
            <text:p>MODIFY_PHONE_STATE</text:p>
          </table:table-cell>
          <table:table-cell table:style-name="ce173" office:value-type="float" office:value="0.0520116288095995" calcext:value-type="float">
            <text:p>0.0520116288096</text:p>
          </table:table-cell>
          <table:table-cell table:style-name="ce612" office:value-type="string" calcext:value-type="string">
            <text:p>MOUNT_UNMOUNT_FILESYSTEMS</text:p>
          </table:table-cell>
          <table:table-cell table:style-name="ce173" office:value-type="float" office:value="0.0214285714285714" calcext:value-type="float">
            <text:p>0.021428571428571</text:p>
          </table:table-cell>
          <table:table-cell table:style-name="ce613" office:value-type="string" calcext:value-type="string">
            <text:p>BLUETOOTH</text:p>
          </table:table-cell>
          <table:table-cell table:style-name="ce173" office:value-type="float" office:value="0.0110928512736237" calcext:value-type="float">
            <text:p>0.011092851273624</text:p>
          </table:table-cell>
          <table:table-cell table:style-name="ce172" office:value-type="string" calcext:value-type="string">
            <text:p>RECORD_AUDIO</text:p>
          </table:table-cell>
          <table:table-cell table:style-name="ce173" office:value-type="float" office:value="0.033" calcext:value-type="float">
            <text:p>0.033</text:p>
          </table:table-cell>
          <table:table-cell table:style-name="ce172" office:value-type="string" calcext:value-type="string">
            <text:p>RECORD_AUDIO</text:p>
          </table:table-cell>
          <table:table-cell table:style-name="ce173" office:value-type="float" office:value="0.030952380952381" calcext:value-type="float">
            <text:p>0.030952380952381</text:p>
          </table:table-cell>
          <table:table-cell table:style-name="ce172" office:value-type="string" calcext:value-type="string">
            <text:p>RECORD_AUDIO</text:p>
          </table:table-cell>
          <table:table-cell table:style-name="ce173" office:value-type="float" office:value="0.0211640211640212" calcext:value-type="float">
            <text:p>0.021164021164021</text:p>
          </table:table-cell>
          <table:table-cell table:style-name="ce172" office:value-type="string" calcext:value-type="string">
            <text:p>BLUETOOTH_ADMIN</text:p>
          </table:table-cell>
          <table:table-cell table:style-name="ce173" office:value-type="float" office:value="0.00834831749293604" calcext:value-type="float">
            <text:p>0.008348317492936</text:p>
          </table:table-cell>
          <table:table-cell table:number-columns-repeated="1010"/>
        </table:table-row>
        <table:table-row table:style-name="ro3">
          <table:table-cell table:style-name="ce611" office:value-type="string" calcext:value-type="string">
            <text:p>GET_PACKAGE_SIZE</text:p>
          </table:table-cell>
          <table:table-cell table:style-name="ce173" office:value-type="float" office:value="0.0505091986287821" calcext:value-type="float">
            <text:p>0.050509198628782</text:p>
          </table:table-cell>
          <table:table-cell table:style-name="ce612" office:value-type="string" calcext:value-type="string">
            <text:p>WRITE_APN_SETTINGS</text:p>
          </table:table-cell>
          <table:table-cell table:style-name="ce173" office:value-type="float" office:value="0.0214285714285714" calcext:value-type="float">
            <text:p>0.021428571428571</text:p>
          </table:table-cell>
          <table:table-cell table:style-name="ce613" office:value-type="string" calcext:value-type="string">
            <text:p>FLASHLIGHT</text:p>
          </table:table-cell>
          <table:table-cell table:style-name="ce173" office:value-type="float" office:value="0.0104765817584224" calcext:value-type="float">
            <text:p>0.010476581758422</text:p>
          </table:table-cell>
          <table:table-cell table:style-name="ce172" office:value-type="string" calcext:value-type="string">
            <text:p>CHANGE_CONFIGURATION</text:p>
          </table:table-cell>
          <table:table-cell table:style-name="ce173" office:value-type="float" office:value="0.019" calcext:value-type="float">
            <text:p>0.019</text:p>
          </table:table-cell>
          <table:table-cell table:style-name="ce172" office:value-type="string" calcext:value-type="string">
            <text:p>MODIFY_PHONE_STATE</text:p>
          </table:table-cell>
          <table:table-cell table:style-name="ce173" office:value-type="float" office:value="0.0285714285714286" calcext:value-type="float">
            <text:p>0.028571428571429</text:p>
          </table:table-cell>
          <table:table-cell table:style-name="ce172" office:value-type="string" calcext:value-type="string">
            <text:p>WRITE_CALENDAR</text:p>
          </table:table-cell>
          <table:table-cell table:style-name="ce173" office:value-type="float" office:value="0.0211640211640212" calcext:value-type="float">
            <text:p>0.021164021164021</text:p>
          </table:table-cell>
          <table:table-cell table:style-name="ce172" office:value-type="string" calcext:value-type="string">
            <text:p>PERSISTENT_ACTIVITY</text:p>
          </table:table-cell>
          <table:table-cell table:style-name="ce173" office:value-type="float" office:value="0.00706396095556126" calcext:value-type="float">
            <text:p>0.007063960955561</text:p>
          </table:table-cell>
          <table:table-cell table:number-columns-repeated="1010"/>
        </table:table-row>
        <table:table-row table:style-name="ro3">
          <table:table-cell table:style-name="ce611" office:value-type="string" calcext:value-type="string">
            <text:p>BLUETOOTH</text:p>
          </table:table-cell>
          <table:table-cell table:style-name="ce173" office:value-type="float" office:value="0.0467355948246288" calcext:value-type="float">
            <text:p>0.046735594824629</text:p>
          </table:table-cell>
          <table:table-cell table:style-name="ce612" office:value-type="string" calcext:value-type="string">
            <text:p>FLASHLIGHT</text:p>
          </table:table-cell>
          <table:table-cell table:style-name="ce173" office:value-type="float" office:value="0.0178571428571429" calcext:value-type="float">
            <text:p>0.017857142857143</text:p>
          </table:table-cell>
          <table:table-cell table:style-name="ce613" office:value-type="string" calcext:value-type="string">
            <text:p>PERSISTENT_ACTIVITY</text:p>
          </table:table-cell>
          <table:table-cell table:style-name="ce173" office:value-type="float" office:value="0.0100657354149548" calcext:value-type="float">
            <text:p>0.010065735414955</text:p>
          </table:table-cell>
          <table:table-cell table:style-name="ce172" office:value-type="string" calcext:value-type="string">
            <text:p>CAMERA</text:p>
          </table:table-cell>
          <table:table-cell table:style-name="ce173" office:value-type="float" office:value="0.018" calcext:value-type="float">
            <text:p>0.018</text:p>
          </table:table-cell>
          <table:table-cell table:style-name="ce172" office:value-type="string" calcext:value-type="string">
            <text:p>CHANGE_CONFIGURATION</text:p>
          </table:table-cell>
          <table:table-cell table:style-name="ce173" office:value-type="float" office:value="0.0214285714285714" calcext:value-type="float">
            <text:p>0.021428571428571</text:p>
          </table:table-cell>
          <table:table-cell table:style-name="ce172" office:value-type="string" calcext:value-type="string">
            <text:p>BLUETOOTH_ADMIN</text:p>
          </table:table-cell>
          <table:table-cell table:style-name="ce173" office:value-type="float" office:value="0.0185185185185185" calcext:value-type="float">
            <text:p>0.018518518518519</text:p>
          </table:table-cell>
          <table:table-cell table:style-name="ce172" office:value-type="string" calcext:value-type="string">
            <text:p>BATTERY_STATS</text:p>
          </table:table-cell>
          <table:table-cell table:style-name="ce173" office:value-type="float" office:value="0.00577960441818649" calcext:value-type="float">
            <text:p>0.005779604418186</text:p>
          </table:table-cell>
          <table:table-cell table:number-columns-repeated="1010"/>
        </table:table-row>
        <table:table-row table:style-name="ro3">
          <table:table-cell table:style-name="ce611" office:value-type="string" calcext:value-type="string">
            <text:p>DISABLE_KEYGUARD</text:p>
          </table:table-cell>
          <table:table-cell table:style-name="ce173" office:value-type="float" office:value="0.0460394688408501" calcext:value-type="float">
            <text:p>0.04603946884085</text:p>
          </table:table-cell>
          <table:table-cell table:style-name="ce612" office:value-type="string" calcext:value-type="string">
            <text:p>GET_PACKAGE_SIZE</text:p>
          </table:table-cell>
          <table:table-cell table:style-name="ce173" office:value-type="float" office:value="0.0178571428571429" calcext:value-type="float">
            <text:p>0.017857142857143</text:p>
          </table:table-cell>
          <table:table-cell table:style-name="ce613" office:value-type="string" calcext:value-type="string">
            <text:p>WRITE_CALENDAR</text:p>
          </table:table-cell>
          <table:table-cell table:style-name="ce173" office:value-type="float" office:value="0.0100657354149548" calcext:value-type="float">
            <text:p>0.010065735414955</text:p>
          </table:table-cell>
          <table:table-cell table:style-name="ce172" office:value-type="string" calcext:value-type="string">
            <text:p>MODIFY_AUDIO_SETTINGS</text:p>
          </table:table-cell>
          <table:table-cell table:style-name="ce173" office:value-type="float" office:value="0.017" calcext:value-type="float">
            <text:p>0.017</text:p>
          </table:table-cell>
          <table:table-cell table:style-name="ce172" office:value-type="string" calcext:value-type="string">
            <text:p>UNINSTALL_SHORTCUT</text:p>
          </table:table-cell>
          <table:table-cell table:style-name="ce173" office:value-type="float" office:value="0.0214285714285714" calcext:value-type="float">
            <text:p>0.021428571428571</text:p>
          </table:table-cell>
          <table:table-cell table:style-name="ce172" office:value-type="string" calcext:value-type="string">
            <text:p>KILL_BACKGROUND_PROCESSES</text:p>
          </table:table-cell>
          <table:table-cell table:style-name="ce173" office:value-type="float" office:value="0.0185185185185185" calcext:value-type="float">
            <text:p>0.018518518518519</text:p>
          </table:table-cell>
          <table:table-cell table:style-name="ce172" office:value-type="string" calcext:value-type="string">
            <text:p>CLEAR_APP_CACHE</text:p>
          </table:table-cell>
          <table:table-cell table:style-name="ce173" office:value-type="float" office:value="0.00577960441818649" calcext:value-type="float">
            <text:p>0.005779604418186</text:p>
          </table:table-cell>
          <table:table-cell table:number-columns-repeated="1010"/>
        </table:table-row>
        <table:table-row table:style-name="ro3">
          <table:table-cell table:style-name="ce611" office:value-type="string" calcext:value-type="string">
            <text:p>RECORD_AUDIO</text:p>
          </table:table-cell>
          <table:table-cell table:style-name="ce173" office:value-type="float" office:value="0.0409512386284816" calcext:value-type="float">
            <text:p>0.040951238628482</text:p>
          </table:table-cell>
          <table:table-cell table:style-name="ce612" office:value-type="string" calcext:value-type="string">
            <text:p>BLUETOOTH</text:p>
          </table:table-cell>
          <table:table-cell table:style-name="ce173" office:value-type="float" office:value="0.0142857142857143" calcext:value-type="float">
            <text:p>0.014285714285714</text:p>
          </table:table-cell>
          <table:table-cell table:style-name="ce613" office:value-type="string" calcext:value-type="string">
            <text:p>BROADCAST_STICKY</text:p>
          </table:table-cell>
          <table:table-cell table:style-name="ce173" office:value-type="float" office:value="0.00965488907148726" calcext:value-type="float">
            <text:p>0.009654889071487</text:p>
          </table:table-cell>
          <table:table-cell table:style-name="ce172" office:value-type="string" calcext:value-type="string">
            <text:p>BROADCAST_STICKY</text:p>
          </table:table-cell>
          <table:table-cell table:style-name="ce173" office:value-type="float" office:value="0.016" calcext:value-type="float">
            <text:p>0.016</text:p>
          </table:table-cell>
          <table:table-cell table:style-name="ce172" office:value-type="string" calcext:value-type="string">
            <text:p>CAMERA</text:p>
          </table:table-cell>
          <table:table-cell table:style-name="ce173" office:value-type="float" office:value="0.0150793650793651" calcext:value-type="float">
            <text:p>0.015079365079365</text:p>
          </table:table-cell>
          <table:table-cell table:style-name="ce172" office:value-type="string" calcext:value-type="string">
            <text:p>MODIFY_AUDIO_SETTINGS</text:p>
          </table:table-cell>
          <table:table-cell table:style-name="ce173" office:value-type="float" office:value="0.0132275132275132" calcext:value-type="float">
            <text:p>0.013227513227513</text:p>
          </table:table-cell>
          <table:table-cell table:style-name="ce172" office:value-type="string" calcext:value-type="string">
            <text:p>REORDER_TASKS</text:p>
          </table:table-cell>
          <table:table-cell table:style-name="ce173" office:value-type="float" office:value="0.00295402003596198" calcext:value-type="float">
            <text:p>0.002954020035962</text:p>
          </table:table-cell>
          <table:table-cell table:number-columns-repeated="1010"/>
        </table:table-row>
        <table:table-row table:style-name="ro3">
          <table:table-cell table:style-name="ce611" office:value-type="string" calcext:value-type="string">
            <text:p>MODIFY_AUDIO_SETTINGS</text:p>
          </table:table-cell>
          <table:table-cell table:style-name="ce173" office:value-type="float" office:value="0.0390381441982407" calcext:value-type="float">
            <text:p>0.039038144198241</text:p>
          </table:table-cell>
          <table:table-cell table:style-name="ce612" office:value-type="string" calcext:value-type="string">
            <text:p>BLUETOOTH_ADMIN</text:p>
          </table:table-cell>
          <table:table-cell table:style-name="ce173" office:value-type="float" office:value="0.0142857142857143" calcext:value-type="float">
            <text:p>0.014285714285714</text:p>
          </table:table-cell>
          <table:table-cell table:style-name="ce613" office:value-type="string" calcext:value-type="string">
            <text:p>BATTERY_STATS</text:p>
          </table:table-cell>
          <table:table-cell table:style-name="ce173" office:value-type="float" office:value="0.00780608052588332" calcext:value-type="float">
            <text:p>0.007806080525883</text:p>
          </table:table-cell>
          <table:table-cell table:style-name="ce172" office:value-type="string" calcext:value-type="string">
            <text:p>KILL_BACKGROUND_PROCESSES</text:p>
          </table:table-cell>
          <table:table-cell table:style-name="ce173" office:value-type="float" office:value="0.013" calcext:value-type="float">
            <text:p>0.013</text:p>
          </table:table-cell>
          <table:table-cell table:style-name="ce172" office:value-type="string" calcext:value-type="string">
            <text:p>ACCESS_CACHE_FILESYSTEM</text:p>
          </table:table-cell>
          <table:table-cell table:style-name="ce173" office:value-type="float" office:value="0.0142857142857143" calcext:value-type="float">
            <text:p>0.014285714285714</text:p>
          </table:table-cell>
          <table:table-cell table:style-name="ce172" office:value-type="string" calcext:value-type="string">
            <text:p>BATTERY_STATS</text:p>
          </table:table-cell>
          <table:table-cell table:style-name="ce173" office:value-type="float" office:value="0.00793650793650794" calcext:value-type="float">
            <text:p>0.007936507936508</text:p>
          </table:table-cell>
          <table:table-cell table:style-name="ce173" table:number-columns-repeated="2"/>
          <table:table-cell table:number-columns-repeated="1010"/>
        </table:table-row>
        <table:table-row table:style-name="ro3">
          <table:table-cell table:style-name="ce611" office:value-type="string" calcext:value-type="string">
            <text:p>CALL_PRIVILEGED</text:p>
          </table:table-cell>
          <table:table-cell table:style-name="ce173" office:value-type="float" office:value="0.0383169777114483" calcext:value-type="float">
            <text:p>0.038316977711448</text:p>
          </table:table-cell>
          <table:table-cell table:style-name="ce612" office:value-type="string" calcext:value-type="string">
            <text:p>MODIFY_AUDIO_SETTINGS</text:p>
          </table:table-cell>
          <table:table-cell table:style-name="ce173" office:value-type="float" office:value="0.0142857142857143" calcext:value-type="float">
            <text:p>0.014285714285714</text:p>
          </table:table-cell>
          <table:table-cell table:style-name="ce613" office:value-type="string" calcext:value-type="string">
            <text:p>BLUETOOTH_ADMIN</text:p>
          </table:table-cell>
          <table:table-cell table:style-name="ce173" office:value-type="float" office:value="0.00677896466721446" calcext:value-type="float">
            <text:p>0.006778964667214</text:p>
          </table:table-cell>
          <table:table-cell table:style-name="ce172" office:value-type="string" calcext:value-type="string">
            <text:p>BLUETOOTH</text:p>
          </table:table-cell>
          <table:table-cell table:style-name="ce173" office:value-type="float" office:value="0.012" calcext:value-type="float">
            <text:p>0.012</text:p>
          </table:table-cell>
          <table:table-cell table:style-name="ce172" office:value-type="string" calcext:value-type="string">
            <text:p>MODIFY_AUDIO_SETTINGS</text:p>
          </table:table-cell>
          <table:table-cell table:style-name="ce173" office:value-type="float" office:value="0.0142857142857143" calcext:value-type="float">
            <text:p>0.014285714285714</text:p>
          </table:table-cell>
          <table:table-cell table:style-name="ce172" office:value-type="string" calcext:value-type="string">
            <text:p>GET_PACKAGE_SIZE</text:p>
          </table:table-cell>
          <table:table-cell table:style-name="ce173" office:value-type="float" office:value="0.00793650793650794" calcext:value-type="float">
            <text:p>0.007936507936508</text:p>
          </table:table-cell>
          <table:table-cell table:style-name="ce173" table:number-columns-repeated="2"/>
          <table:table-cell table:number-columns-repeated="1010"/>
        </table:table-row>
        <table:table-row table:style-name="ro3">
          <table:table-cell table:style-name="ce611" office:value-type="string" calcext:value-type="string">
            <text:p>PERSISTENT_ACTIVITY</text:p>
          </table:table-cell>
          <table:table-cell table:style-name="ce173" office:value-type="float" office:value="0.0371350659692052" calcext:value-type="float">
            <text:p>0.037135065969205</text:p>
          </table:table-cell>
          <table:table-cell table:style-name="ce612" office:value-type="string" calcext:value-type="string">
            <text:p>RECEIVE_MMS</text:p>
          </table:table-cell>
          <table:table-cell table:style-name="ce173" office:value-type="float" office:value="0.0142857142857143" calcext:value-type="float">
            <text:p>0.014285714285714</text:p>
          </table:table-cell>
          <table:table-cell table:style-name="ce613" office:value-type="string" calcext:value-type="string">
            <text:p>CLEAR_APP_CACHE</text:p>
          </table:table-cell>
          <table:table-cell table:style-name="ce173" office:value-type="float" office:value="0.00677896466721446" calcext:value-type="float">
            <text:p>0.006778964667214</text:p>
          </table:table-cell>
          <table:table-cell table:style-name="ce172" office:value-type="string" calcext:value-type="string">
            <text:p>WRITE_SYNC_SETTINGS</text:p>
          </table:table-cell>
          <table:table-cell table:style-name="ce173" office:value-type="float" office:value="0.012" calcext:value-type="float">
            <text:p>0.012</text:p>
          </table:table-cell>
          <table:table-cell table:style-name="ce172" office:value-type="string" calcext:value-type="string">
            <text:p>WRITE_SYNC_SETTINGS</text:p>
          </table:table-cell>
          <table:table-cell table:style-name="ce173" office:value-type="float" office:value="0.0142857142857143" calcext:value-type="float">
            <text:p>0.014285714285714</text:p>
          </table:table-cell>
          <table:table-cell table:style-name="ce172" office:value-type="string" calcext:value-type="string">
            <text:p>SYSTEM_ALERT_WINDOW</text:p>
          </table:table-cell>
          <table:table-cell table:style-name="ce173" office:value-type="float" office:value="0.00793650793650794" calcext:value-type="float">
            <text:p>0.007936507936508</text:p>
          </table:table-cell>
          <table:table-cell table:style-name="ce173" table:number-columns-repeated="2"/>
          <table:table-cell table:number-columns-repeated="1010"/>
        </table:table-row>
        <table:table-row table:style-name="ro3">
          <table:table-cell table:style-name="ce611" office:value-type="string" calcext:value-type="string">
            <text:p>CHANGE_COMPONENT_ENABLED_STATE</text:p>
          </table:table-cell>
          <table:table-cell table:style-name="ce173" office:value-type="float" office:value="0.0347061371768836" calcext:value-type="float">
            <text:p>0.034706137176884</text:p>
          </table:table-cell>
          <table:table-cell table:style-name="ce612" office:value-type="string" calcext:value-type="string">
            <text:p>UPDATE_DEVICE_STATS</text:p>
          </table:table-cell>
          <table:table-cell table:style-name="ce173" office:value-type="float" office:value="0.0142857142857143" calcext:value-type="float">
            <text:p>0.014285714285714</text:p>
          </table:table-cell>
          <table:table-cell table:style-name="ce613" office:value-type="string" calcext:value-type="string">
            <text:p>READ_CALENDAR</text:p>
          </table:table-cell>
          <table:table-cell table:style-name="ce173" office:value-type="float" office:value="0.00657354149548069" calcext:value-type="float">
            <text:p>0.006573541495481</text:p>
          </table:table-cell>
          <table:table-cell table:style-name="ce172" office:value-type="string" calcext:value-type="string">
            <text:p>BIND_WALLPAPER</text:p>
          </table:table-cell>
          <table:table-cell table:style-name="ce173" office:value-type="float" office:value="0.011" calcext:value-type="float">
            <text:p>0.011</text:p>
          </table:table-cell>
          <table:table-cell table:style-name="ce172" office:value-type="string" calcext:value-type="string">
            <text:p>ACCESS_DOWNLOAD_MANAGER</text:p>
          </table:table-cell>
          <table:table-cell table:style-name="ce173" office:value-type="float" office:value="0.0126984126984127" calcext:value-type="float">
            <text:p>0.012698412698413</text:p>
          </table:table-cell>
          <table:table-cell table:style-name="ce172" office:value-type="string" calcext:value-type="string">
            <text:p>BROADCAST_PACKAGE_REMOVED</text:p>
          </table:table-cell>
          <table:table-cell table:style-name="ce173" office:value-type="float" office:value="0.00529100529100529" calcext:value-type="float">
            <text:p>0.005291005291005</text:p>
          </table:table-cell>
          <table:table-cell table:style-name="ce173" table:number-columns-repeated="2"/>
          <table:table-cell table:number-columns-repeated="1010"/>
        </table:table-row>
        <table:table-row table:style-name="ro3">
          <table:table-cell table:style-name="ce611" office:value-type="string" calcext:value-type="string">
            <text:p>MANAGE_APP_TOKENS</text:p>
          </table:table-cell>
          <table:table-cell table:style-name="ce173" office:value-type="float" office:value="0.0344632442976514" calcext:value-type="float">
            <text:p>0.034463244297651</text:p>
          </table:table-cell>
          <table:table-cell table:style-name="ce612" office:value-type="string" calcext:value-type="string">
            <text:p>WRITE_CONTACTS</text:p>
          </table:table-cell>
          <table:table-cell table:style-name="ce173" office:value-type="float" office:value="0.0142857142857143" calcext:value-type="float">
            <text:p>0.014285714285714</text:p>
          </table:table-cell>
          <table:table-cell table:style-name="ce613" office:value-type="string" calcext:value-type="string">
            <text:p>WRITE_SYNC_SETTINGS</text:p>
          </table:table-cell>
          <table:table-cell table:style-name="ce173" office:value-type="float" office:value="0.00636811832374692" calcext:value-type="float">
            <text:p>0.006368118323747</text:p>
          </table:table-cell>
          <table:table-cell table:style-name="ce172" office:value-type="string" calcext:value-type="string">
            <text:p>BLUETOOTH_ADMIN</text:p>
          </table:table-cell>
          <table:table-cell table:style-name="ce173" office:value-type="float" office:value="0.01" calcext:value-type="float">
            <text:p>0.01</text:p>
          </table:table-cell>
          <table:table-cell table:style-name="ce172" office:value-type="string" calcext:value-type="string">
            <text:p>BROADCAST_STICKY</text:p>
          </table:table-cell>
          <table:table-cell table:style-name="ce173" office:value-type="float" office:value="0.0126984126984127" calcext:value-type="float">
            <text:p>0.012698412698413</text:p>
          </table:table-cell>
          <table:table-cell table:style-name="ce172" office:value-type="string" calcext:value-type="string">
            <text:p>BROADCAST_STICKY</text:p>
          </table:table-cell>
          <table:table-cell table:style-name="ce173" office:value-type="float" office:value="0.00529100529100529" calcext:value-type="float">
            <text:p>0.005291005291005</text:p>
          </table:table-cell>
          <table:table-cell table:style-name="ce173" table:number-columns-repeated="2"/>
          <table:table-cell table:number-columns-repeated="1010"/>
        </table:table-row>
        <table:table-row table:style-name="ro3">
          <table:table-cell table:style-name="ce611" office:value-type="string" calcext:value-type="string">
            <text:p>KILL_BACKGROUND_PROCESSES</text:p>
          </table:table-cell>
          <table:table-cell table:style-name="ce173" office:value-type="float" office:value="0.0344056511407201" calcext:value-type="float">
            <text:p>0.03440565114072</text:p>
          </table:table-cell>
          <table:table-cell table:style-name="ce612" office:value-type="string" calcext:value-type="string">
            <text:p>BROADCAST_SMS</text:p>
          </table:table-cell>
          <table:table-cell table:style-name="ce173" office:value-type="float" office:value="0.0107142857142857" calcext:value-type="float">
            <text:p>0.010714285714286</text:p>
          </table:table-cell>
          <table:table-cell table:style-name="ce613" office:value-type="string" calcext:value-type="string">
            <text:p>BIND_WALLPAPER</text:p>
          </table:table-cell>
          <table:table-cell table:style-name="ce173" office:value-type="float" office:value="0.00410846343467543" calcext:value-type="float">
            <text:p>0.004108463434675</text:p>
          </table:table-cell>
          <table:table-cell table:style-name="ce172" office:value-type="string" calcext:value-type="string">
            <text:p>DEVICE_POWER</text:p>
          </table:table-cell>
          <table:table-cell table:style-name="ce173" office:value-type="float" office:value="0.01" calcext:value-type="float">
            <text:p>0.01</text:p>
          </table:table-cell>
          <table:table-cell table:style-name="ce172" office:value-type="string" calcext:value-type="string">
            <text:p>CHECK_LICENSE</text:p>
          </table:table-cell>
          <table:table-cell table:style-name="ce173" office:value-type="float" office:value="0.0126984126984127" calcext:value-type="float">
            <text:p>0.012698412698413</text:p>
          </table:table-cell>
          <table:table-cell table:style-name="ce172" office:value-type="string" calcext:value-type="string">
            <text:p>CONTROL_LOCATION_UPDATES</text:p>
          </table:table-cell>
          <table:table-cell table:style-name="ce173" office:value-type="float" office:value="0.00529100529100529" calcext:value-type="float">
            <text:p>0.005291005291005</text:p>
          </table:table-cell>
          <table:table-cell table:style-name="ce173" table:number-columns-repeated="2"/>
          <table:table-cell table:number-columns-repeated="1010"/>
        </table:table-row>
        <table:table-row table:style-name="ro3">
          <table:table-cell table:style-name="ce611" office:value-type="string" calcext:value-type="string">
            <text:p>FLASHLIGHT</text:p>
          </table:table-cell>
          <table:table-cell table:style-name="ce173" office:value-type="float" office:value="0.0319917466502067" calcext:value-type="float">
            <text:p>0.031991746650207</text:p>
          </table:table-cell>
          <table:table-cell table:style-name="ce612" office:value-type="string" calcext:value-type="string">
            <text:p>BROADCAST_STICKY</text:p>
          </table:table-cell>
          <table:table-cell table:style-name="ce173" office:value-type="float" office:value="0.0107142857142857" calcext:value-type="float">
            <text:p>0.010714285714286</text:p>
          </table:table-cell>
          <table:table-cell table:style-name="ce613" office:value-type="string" calcext:value-type="string">
            <text:p>REORDER_TASKS</text:p>
          </table:table-cell>
          <table:table-cell table:style-name="ce173" office:value-type="float" office:value="0.00308134757600657" calcext:value-type="float">
            <text:p>0.003081347576007</text:p>
          </table:table-cell>
          <table:table-cell table:style-name="ce172" office:value-type="string" calcext:value-type="string">
            <text:p>BROADCAST_SMS</text:p>
          </table:table-cell>
          <table:table-cell table:style-name="ce173" office:value-type="float" office:value="0.009" calcext:value-type="float">
            <text:p>0.009</text:p>
          </table:table-cell>
          <table:table-cell table:style-name="ce172" office:value-type="string" calcext:value-type="string">
            <text:p>ACCESS_DOWNLOAD_MANAGER_ADVANCED</text:p>
          </table:table-cell>
          <table:table-cell table:style-name="ce173" office:value-type="float" office:value="0.0119047619047619" calcext:value-type="float">
            <text:p>0.011904761904762</text:p>
          </table:table-cell>
          <table:table-cell table:style-name="ce172" office:value-type="string" calcext:value-type="string">
            <text:p>EXPAND_STATUS_BAR</text:p>
          </table:table-cell>
          <table:table-cell table:style-name="ce173" office:value-type="float" office:value="0.00529100529100529" calcext:value-type="float">
            <text:p>0.005291005291005</text:p>
          </table:table-cell>
          <table:table-cell table:style-name="ce173" table:number-columns-repeated="2"/>
          <table:table-cell table:number-columns-repeated="1010"/>
        </table:table-row>
        <table:table-row table:style-name="ro3">
          <table:table-cell table:style-name="ce611" office:value-type="string" calcext:value-type="string">
            <text:p>BATTERY_STATS</text:p>
          </table:table-cell>
          <table:table-cell table:style-name="ce173" office:value-type="float" office:value="0.0309700941272508" calcext:value-type="float">
            <text:p>0.030970094127251</text:p>
          </table:table-cell>
          <table:table-cell table:style-name="ce612" office:value-type="string" calcext:value-type="string">
            <text:p>BROADCAST_WAP_PUSH</text:p>
          </table:table-cell>
          <table:table-cell table:style-name="ce173" office:value-type="float" office:value="0.0107142857142857" calcext:value-type="float">
            <text:p>0.010714285714286</text:p>
          </table:table-cell>
          <table:table-cell table:style-name="ce613" office:value-type="string" calcext:value-type="string">
            <text:p>READ_SYNC_SETTINGS</text:p>
          </table:table-cell>
          <table:table-cell table:style-name="ce173" office:value-type="float" office:value="0.00246507806080526" calcext:value-type="float">
            <text:p>0.002465078060805</text:p>
          </table:table-cell>
          <table:table-cell table:style-name="ce172" office:value-type="string" calcext:value-type="string">
            <text:p>BROADCAST_PACKAGE_REMOVED</text:p>
          </table:table-cell>
          <table:table-cell table:style-name="ce173" office:value-type="float" office:value="0.008" calcext:value-type="float">
            <text:p>0.008</text:p>
          </table:table-cell>
          <table:table-cell table:style-name="ce172" office:value-type="string" calcext:value-type="string">
            <text:p>DEVICE_POWER</text:p>
          </table:table-cell>
          <table:table-cell table:style-name="ce173" office:value-type="float" office:value="0.0119047619047619" calcext:value-type="float">
            <text:p>0.011904761904762</text:p>
          </table:table-cell>
          <table:table-cell table:style-name="ce172" office:value-type="string" calcext:value-type="string">
            <text:p>FLASHLIGHT</text:p>
          </table:table-cell>
          <table:table-cell table:style-name="ce173" office:value-type="float" office:value="0.00529100529100529" calcext:value-type="float">
            <text:p>0.005291005291005</text:p>
          </table:table-cell>
          <table:table-cell table:style-name="ce173" table:number-columns-repeated="2"/>
          <table:table-cell table:number-columns-repeated="1010"/>
        </table:table-row>
        <table:table-row table:style-name="ro3">
          <table:table-cell table:style-name="ce611" office:value-type="string" calcext:value-type="string">
            <text:p>RECEIVE_WAP_PUSH</text:p>
          </table:table-cell>
          <table:table-cell table:style-name="ce173" office:value-type="float" office:value="0.0246348468648038" calcext:value-type="float">
            <text:p>0.024634846864804</text:p>
          </table:table-cell>
          <table:table-cell table:style-name="ce612" office:value-type="string" calcext:value-type="string">
            <text:p>DEVICE_POWER</text:p>
          </table:table-cell>
          <table:table-cell table:style-name="ce173" office:value-type="float" office:value="0.0107142857142857" calcext:value-type="float">
            <text:p>0.010714285714286</text:p>
          </table:table-cell>
          <table:table-cell table:style-name="ce613" office:value-type="string" calcext:value-type="string">
            <text:p>SET_PREFERRED_APPLICATIONS</text:p>
          </table:table-cell>
          <table:table-cell table:style-name="ce173" office:value-type="float" office:value="0.00225965488907149" calcext:value-type="float">
            <text:p>0.002259654889071</text:p>
          </table:table-cell>
          <table:table-cell table:style-name="ce172" office:value-type="string" calcext:value-type="string">
            <text:p>GET_PACKAGE_SIZE</text:p>
          </table:table-cell>
          <table:table-cell table:style-name="ce173" office:value-type="float" office:value="0.008" calcext:value-type="float">
            <text:p>0.008</text:p>
          </table:table-cell>
          <table:table-cell table:style-name="ce172" office:value-type="string" calcext:value-type="string">
            <text:p>RETRIEVE_WINDOW_INFO</text:p>
          </table:table-cell>
          <table:table-cell table:style-name="ce173" office:value-type="float" office:value="0.0111111111111111" calcext:value-type="float">
            <text:p>0.011111111111111</text:p>
          </table:table-cell>
          <table:table-cell table:style-name="ce172" office:value-type="string" calcext:value-type="string">
            <text:p>HARDWARE_TEST</text:p>
          </table:table-cell>
          <table:table-cell table:style-name="ce173" office:value-type="float" office:value="0.00529100529100529" calcext:value-type="float">
            <text:p>0.005291005291005</text:p>
          </table:table-cell>
          <table:table-cell table:style-name="ce173" table:number-columns-repeated="2"/>
          <table:table-cell table:number-columns-repeated="1010"/>
        </table:table-row>
        <table:table-row table:style-name="ro3">
          <table:table-cell table:style-name="ce611" office:value-type="string" calcext:value-type="string">
            <text:p>RECEIVE_MMS</text:p>
          </table:table-cell>
          <table:table-cell table:style-name="ce173" office:value-type="float" office:value="0.0219805535453596" calcext:value-type="float">
            <text:p>0.02198055354536</text:p>
          </table:table-cell>
          <table:table-cell table:style-name="ce612" office:value-type="string" calcext:value-type="string">
            <text:p>INTERNAL_SYSTEM_WINDOW</text:p>
          </table:table-cell>
          <table:table-cell table:style-name="ce173" office:value-type="float" office:value="0.0107142857142857" calcext:value-type="float">
            <text:p>0.010714285714286</text:p>
          </table:table-cell>
          <table:table-cell table:style-name="ce613" office:value-type="string" calcext:value-type="string">
            <text:p>ACCESS_MOCK_LOCATION</text:p>
          </table:table-cell>
          <table:table-cell table:style-name="ce173" office:value-type="float" office:value="0.00205423171733772" calcext:value-type="float">
            <text:p>0.002054231717338</text:p>
          </table:table-cell>
          <table:table-cell table:style-name="ce172" office:value-type="string" calcext:value-type="string">
            <text:p>WRITE_CALENDAR</text:p>
          </table:table-cell>
          <table:table-cell table:style-name="ce173" office:value-type="float" office:value="0.008" calcext:value-type="float">
            <text:p>0.008</text:p>
          </table:table-cell>
          <table:table-cell table:style-name="ce172" office:value-type="string" calcext:value-type="string">
            <text:p>BLUETOOTH</text:p>
          </table:table-cell>
          <table:table-cell table:style-name="ce173" office:value-type="float" office:value="0.0103174603174603" calcext:value-type="float">
            <text:p>0.01031746031746</text:p>
          </table:table-cell>
          <table:table-cell table:style-name="ce172" office:value-type="string" calcext:value-type="string">
            <text:p>READ_SYNC_SETTINGS</text:p>
          </table:table-cell>
          <table:table-cell table:style-name="ce173" office:value-type="float" office:value="0.00529100529100529" calcext:value-type="float">
            <text:p>0.005291005291005</text:p>
          </table:table-cell>
          <table:table-cell table:style-name="ce173" table:number-columns-repeated="2"/>
          <table:table-cell table:number-columns-repeated="1010"/>
        </table:table-row>
        <table:table-row table:style-name="ro3">
          <table:table-cell table:style-name="ce611" office:value-type="string" calcext:value-type="string">
            <text:p>CHANGE_CONFIGURATION</text:p>
          </table:table-cell>
          <table:table-cell table:style-name="ce173" office:value-type="float" office:value="0.0216700513079907" calcext:value-type="float">
            <text:p>0.021670051307991</text:p>
          </table:table-cell>
          <table:table-cell table:style-name="ce612" office:value-type="string" calcext:value-type="string">
            <text:p>PERSISTENT_ACTIVITY</text:p>
          </table:table-cell>
          <table:table-cell table:style-name="ce173" office:value-type="float" office:value="0.0107142857142857" calcext:value-type="float">
            <text:p>0.010714285714286</text:p>
          </table:table-cell>
          <table:table-cell table:style-name="ce613" office:value-type="string" calcext:value-type="string">
            <text:p>USE_SIP</text:p>
          </table:table-cell>
          <table:table-cell table:style-name="ce173" office:value-type="float" office:value="0.00123253903040263" calcext:value-type="float">
            <text:p>0.001232539030403</text:p>
          </table:table-cell>
          <table:table-cell table:style-name="ce172" office:value-type="string" calcext:value-type="string">
            <text:p>DELETE_CACHE_FILES</text:p>
          </table:table-cell>
          <table:table-cell table:style-name="ce173" office:value-type="float" office:value="0.007" calcext:value-type="float">
            <text:p>0.007</text:p>
          </table:table-cell>
          <table:table-cell table:style-name="ce172" office:value-type="string" calcext:value-type="string">
            <text:p>GET_PACKAGE_SIZE</text:p>
          </table:table-cell>
          <table:table-cell table:style-name="ce173" office:value-type="float" office:value="0.0103174603174603" calcext:value-type="float">
            <text:p>0.01031746031746</text:p>
          </table:table-cell>
          <table:table-cell table:style-name="ce172" office:value-type="string" calcext:value-type="string">
            <text:p>REORDER_TASKS</text:p>
          </table:table-cell>
          <table:table-cell table:style-name="ce173" office:value-type="float" office:value="0.00529100529100529" calcext:value-type="float">
            <text:p>0.005291005291005</text:p>
          </table:table-cell>
          <table:table-cell table:style-name="ce173" table:number-columns-repeated="2"/>
          <table:table-cell table:number-columns-repeated="1010"/>
        </table:table-row>
        <table:table-row table:style-name="ro3">
          <table:table-cell table:style-name="ce611" office:value-type="string" calcext:value-type="string">
            <text:p>ACCESS_MOCK_LOCATION</text:p>
          </table:table-cell>
          <table:table-cell table:style-name="ce173" office:value-type="float" office:value="0.0204430666603231" calcext:value-type="float">
            <text:p>0.020443066660323</text:p>
          </table:table-cell>
          <table:table-cell table:style-name="ce612" office:value-type="string" calcext:value-type="string">
            <text:p>RECEIVE</text:p>
          </table:table-cell>
          <table:table-cell table:style-name="ce173" office:value-type="float" office:value="0.0107142857142857" calcext:value-type="float">
            <text:p>0.010714285714286</text:p>
          </table:table-cell>
          <table:table-cell table:style-name="ce172" office:value-type="string" calcext:value-type="string">
            <text:p>MANAGE_ACCOUNTS</text:p>
          </table:table-cell>
          <table:table-cell table:style-name="ce173" office:value-type="float" office:value="0.00102711585866886" calcext:value-type="float">
            <text:p>0.001027115858669</text:p>
          </table:table-cell>
          <table:table-cell table:style-name="ce172" office:value-type="string" calcext:value-type="string">
            <text:p>SET_PREFERRED_APPLICATIONS</text:p>
          </table:table-cell>
          <table:table-cell table:style-name="ce173" office:value-type="float" office:value="0.006" calcext:value-type="float">
            <text:p>0.006</text:p>
          </table:table-cell>
          <table:table-cell table:style-name="ce172" office:value-type="string" calcext:value-type="string">
            <text:p>KILL_BACKGROUND_PROCESSES</text:p>
          </table:table-cell>
          <table:table-cell table:style-name="ce173" office:value-type="float" office:value="0.0103174603174603" calcext:value-type="float">
            <text:p>0.01031746031746</text:p>
          </table:table-cell>
          <table:table-cell table:style-name="ce172" office:value-type="string" calcext:value-type="string">
            <text:p>ACCESS_MOCK_LOCATION</text:p>
          </table:table-cell>
          <table:table-cell table:style-name="ce173" office:value-type="float" office:value="0.00264550264550265" calcext:value-type="float">
            <text:p>0.002645502645503</text:p>
          </table:table-cell>
          <table:table-cell table:style-name="ce173" table:number-columns-repeated="2"/>
          <table:table-cell table:number-columns-repeated="1010"/>
        </table:table-row>
        <table:table-row table:style-name="ro3">
          <table:table-cell table:style-name="ce611" office:value-type="string" calcext:value-type="string">
            <text:p>CLEAR_APP_CACHE</text:p>
          </table:table-cell>
          <table:table-cell table:style-name="ce173" office:value-type="float" office:value="0.0181393403830696" calcext:value-type="float">
            <text:p>0.01813934038307</text:p>
          </table:table-cell>
          <table:table-cell table:style-name="ce612" office:value-type="string" calcext:value-type="string">
            <text:p>REORDER_TASKS</text:p>
          </table:table-cell>
          <table:table-cell table:style-name="ce173" office:value-type="float" office:value="0.0107142857142857" calcext:value-type="float">
            <text:p>0.010714285714286</text:p>
          </table:table-cell>
          <table:table-cell table:style-name="ce172" office:value-type="string" calcext:value-type="string">
            <text:p>AUTHENTICATE_ACCOUNTS</text:p>
          </table:table-cell>
          <table:table-cell table:style-name="ce173" office:value-type="float" office:value="0.000821692686935086" calcext:value-type="float">
            <text:p>0.000821692686935</text:p>
          </table:table-cell>
          <table:table-cell table:style-name="ce172" office:value-type="string" calcext:value-type="string">
            <text:p>WRITE_SECURE_SETTINGS</text:p>
          </table:table-cell>
          <table:table-cell table:style-name="ce173" office:value-type="float" office:value="0.006" calcext:value-type="float">
            <text:p>0.006</text:p>
          </table:table-cell>
          <table:table-cell table:style-name="ce172" office:value-type="string" calcext:value-type="string">
            <text:p>WRITE_CALENDAR</text:p>
          </table:table-cell>
          <table:table-cell table:style-name="ce173" office:value-type="float" office:value="0.0103174603174603" calcext:value-type="float">
            <text:p>0.01031746031746</text:p>
          </table:table-cell>
          <table:table-cell table:style-name="ce172" office:value-type="string" calcext:value-type="string">
            <text:p>BIND_WALLPAPER</text:p>
          </table:table-cell>
          <table:table-cell table:style-name="ce173" office:value-type="float" office:value="0.00264550264550265" calcext:value-type="float">
            <text:p>0.002645502645503</text:p>
          </table:table-cell>
          <table:table-cell table:style-name="ce173" table:number-columns-repeated="2"/>
          <table:table-cell table:number-columns-repeated="1010"/>
        </table:table-row>
        <table:table-row table:style-name="ro3">
          <table:table-cell table:style-name="ce611" office:value-type="string" calcext:value-type="string">
            <text:p>EXPAND_STATUS_BAR</text:p>
          </table:table-cell>
          <table:table-cell table:style-name="ce173" office:value-type="float" office:value="0.0160810110353497" calcext:value-type="float">
            <text:p>0.01608101103535</text:p>
          </table:table-cell>
          <table:table-cell table:style-name="ce612" office:value-type="string" calcext:value-type="string">
            <text:p>SET_ORIENTATION</text:p>
          </table:table-cell>
          <table:table-cell table:style-name="ce173" office:value-type="float" office:value="0.0107142857142857" calcext:value-type="float">
            <text:p>0.010714285714286</text:p>
          </table:table-cell>
          <table:table-cell table:style-name="ce172" office:value-type="string" calcext:value-type="string">
            <text:p>USE_CREDENTIALS</text:p>
          </table:table-cell>
          <table:table-cell table:style-name="ce173" office:value-type="float" office:value="0.000821692686935086" calcext:value-type="float">
            <text:p>0.000821692686935</text:p>
          </table:table-cell>
          <table:table-cell table:style-name="ce172" office:value-type="string" calcext:value-type="string">
            <text:p>CLEAR_APP_CACHE</text:p>
          </table:table-cell>
          <table:table-cell table:style-name="ce173" office:value-type="float" office:value="0.005" calcext:value-type="float">
            <text:p>0.005</text:p>
          </table:table-cell>
          <table:table-cell table:style-name="ce172" office:value-type="string" calcext:value-type="string">
            <text:p>BLUETOOTH_ADMIN</text:p>
          </table:table-cell>
          <table:table-cell table:style-name="ce173" office:value-type="float" office:value="0.00873015873015873" calcext:value-type="float">
            <text:p>0.008730158730159</text:p>
          </table:table-cell>
          <table:table-cell table:style-name="ce172" office:value-type="string" calcext:value-type="string">
            <text:p>CLEAR_APP_CACHE</text:p>
          </table:table-cell>
          <table:table-cell table:style-name="ce173" office:value-type="float" office:value="0.00264550264550265" calcext:value-type="float">
            <text:p>0.002645502645503</text:p>
          </table:table-cell>
          <table:table-cell table:style-name="ce173" table:number-columns-repeated="2"/>
          <table:table-cell table:number-columns-repeated="1010"/>
        </table:table-row>
        <table:table-row table:style-name="ro3">
          <table:table-cell table:style-name="ce611" office:value-type="string" calcext:value-type="string">
            <text:p>BLUETOOTH_ADMIN</text:p>
          </table:table-cell>
          <table:table-cell table:style-name="ce173" office:value-type="float" office:value="0.0156703467859262" calcext:value-type="float">
            <text:p>0.015670346785926</text:p>
          </table:table-cell>
          <table:table-cell table:style-name="ce612" office:value-type="string" calcext:value-type="string">
            <text:p>STATUS_BAR</text:p>
          </table:table-cell>
          <table:table-cell table:style-name="ce173" office:value-type="float" office:value="0.0107142857142857" calcext:value-type="float">
            <text:p>0.010714285714286</text:p>
          </table:table-cell>
          <table:table-cell table:style-name="ce172" office:value-type="string" calcext:value-type="string">
            <text:p>CHANGE_WIFI_MULTICAST_STATE</text:p>
          </table:table-cell>
          <table:table-cell table:style-name="ce173" office:value-type="float" office:value="0.000616269515201315" calcext:value-type="float">
            <text:p>0.000616269515201</text:p>
          </table:table-cell>
          <table:table-cell table:style-name="ce172" office:value-type="string" calcext:value-type="string">
            <text:p>FLASHLIGHT</text:p>
          </table:table-cell>
          <table:table-cell table:style-name="ce173" office:value-type="float" office:value="0.005" calcext:value-type="float">
            <text:p>0.005</text:p>
          </table:table-cell>
          <table:table-cell table:style-name="ce172" office:value-type="string" calcext:value-type="string">
            <text:p>BROADCAST_PACKAGE_REMOVED</text:p>
          </table:table-cell>
          <table:table-cell table:style-name="ce173" office:value-type="float" office:value="0.00714285714285714" calcext:value-type="float">
            <text:p>0.007142857142857</text:p>
          </table:table-cell>
          <table:table-cell table:style-name="ce172" office:value-type="string" calcext:value-type="string">
            <text:p>DUMP</text:p>
          </table:table-cell>
          <table:table-cell table:style-name="ce173" office:value-type="float" office:value="0.00264550264550265" calcext:value-type="float">
            <text:p>0.002645502645503</text:p>
          </table:table-cell>
          <table:table-cell table:style-name="ce173" table:number-columns-repeated="2"/>
          <table:table-cell table:number-columns-repeated="1010"/>
        </table:table-row>
        <table:table-row table:style-name="ro3">
          <table:table-cell table:style-name="ce611" office:value-type="string" calcext:value-type="string">
            <text:p>DEVICE_POWER</text:p>
          </table:table-cell>
          <table:table-cell table:style-name="ce173" office:value-type="float" office:value="0.015620265779899" calcext:value-type="float">
            <text:p>0.015620265779899</text:p>
          </table:table-cell>
          <table:table-cell table:style-name="ce612" office:value-type="string" calcext:value-type="string">
            <text:p>ACCESS_DOWNLOAD_MANAGER</text:p>
          </table:table-cell>
          <table:table-cell table:style-name="ce173" office:value-type="float" office:value="0.00714285714285714" calcext:value-type="float">
            <text:p>0.007142857142857</text:p>
          </table:table-cell>
          <table:table-cell table:style-name="ce172" office:value-type="string" calcext:value-type="string">
            <text:p>SUBSCRIBED_FEEDS_READ</text:p>
          </table:table-cell>
          <table:table-cell table:style-name="ce173" office:value-type="float" office:value="0.000410846343467543" calcext:value-type="float">
            <text:p>0.000410846343468</text:p>
          </table:table-cell>
          <table:table-cell table:style-name="ce172" office:value-type="string" calcext:value-type="string">
            <text:p>READ_SYNC_SETTINGS</text:p>
          </table:table-cell>
          <table:table-cell table:style-name="ce173" office:value-type="float" office:value="0.004" calcext:value-type="float">
            <text:p>0.004</text:p>
          </table:table-cell>
          <table:table-cell table:style-name="ce172" office:value-type="string" calcext:value-type="string">
            <text:p>DELETE_CACHE_FILES</text:p>
          </table:table-cell>
          <table:table-cell table:style-name="ce173" office:value-type="float" office:value="0.00555555555555556" calcext:value-type="float">
            <text:p>0.005555555555556</text:p>
          </table:table-cell>
          <table:table-cell table:style-name="ce172" office:value-type="string" calcext:value-type="string">
            <text:p>FACTORY_TEST</text:p>
          </table:table-cell>
          <table:table-cell table:style-name="ce173" office:value-type="float" office:value="0.00264550264550265" calcext:value-type="float">
            <text:p>0.002645502645503</text:p>
          </table:table-cell>
          <table:table-cell table:style-name="ce173" table:number-columns-repeated="2"/>
          <table:table-cell table:number-columns-repeated="1010"/>
        </table:table-row>
        <table:table-row table:style-name="ro3">
          <table:table-cell table:style-name="ce611" office:value-type="string" calcext:value-type="string">
            <text:p>SET_WALLPAPER_HINTS</text:p>
          </table:table-cell>
          <table:table-cell table:style-name="ce173" office:value-type="float" office:value="0.0129584603095507" calcext:value-type="float">
            <text:p>0.012958460309551</text:p>
          </table:table-cell>
          <table:table-cell table:style-name="ce612" office:value-type="string" calcext:value-type="string">
            <text:p>ACCESS_WIMAX_STATE</text:p>
          </table:table-cell>
          <table:table-cell table:style-name="ce173" office:value-type="float" office:value="0.00714285714285714" calcext:value-type="float">
            <text:p>0.007142857142857</text:p>
          </table:table-cell>
          <table:table-cell table:style-name="ce172" office:value-type="string" calcext:value-type="string">
            <text:p>BIND_DEVICE_ADMIN</text:p>
          </table:table-cell>
          <table:table-cell table:style-name="ce173" office:value-type="float" office:value="0.000205423171733772" calcext:value-type="float">
            <text:p>0.000205423171734</text:p>
          </table:table-cell>
          <table:table-cell table:style-name="ce172" office:value-type="string" calcext:value-type="string">
            <text:p>HARDWARE_TEST</text:p>
          </table:table-cell>
          <table:table-cell table:style-name="ce173" office:value-type="float" office:value="0.002" calcext:value-type="float">
            <text:p>0.002</text:p>
          </table:table-cell>
          <table:table-cell table:style-name="ce172" office:value-type="string" calcext:value-type="string">
            <text:p>WRITE_SECURE_SETTINGS</text:p>
          </table:table-cell>
          <table:table-cell table:style-name="ce173" office:value-type="float" office:value="0.00555555555555556" calcext:value-type="float">
            <text:p>0.005555555555556</text:p>
          </table:table-cell>
          <table:table-cell table:style-name="ce172" office:value-type="string" calcext:value-type="string">
            <text:p>INJECT_EVENTS</text:p>
          </table:table-cell>
          <table:table-cell table:style-name="ce173" office:value-type="float" office:value="0.00264550264550265" calcext:value-type="float">
            <text:p>0.002645502645503</text:p>
          </table:table-cell>
          <table:table-cell table:style-name="ce173" table:number-columns-repeated="2"/>
          <table:table-cell table:number-columns-repeated="1010"/>
        </table:table-row>
        <table:table-row table:style-name="ro3">
          <table:table-cell table:style-name="ce611" office:value-type="string" calcext:value-type="string">
            <text:p>BROADCAST_STICKY</text:p>
          </table:table-cell>
          <table:table-cell table:style-name="ce173" office:value-type="float" office:value="0.00961304910693046" calcext:value-type="float">
            <text:p>0.00961304910693</text:p>
          </table:table-cell>
          <table:table-cell table:style-name="ce172" office:value-type="string" calcext:value-type="string">
            <text:p>BATTERY_STATS</text:p>
          </table:table-cell>
          <table:table-cell table:style-name="ce173" office:value-type="float" office:value="0.00714285714285714" calcext:value-type="float">
            <text:p>0.007142857142857</text:p>
          </table:table-cell>
          <table:table-cell table:style-name="ce172" office:value-type="string" calcext:value-type="string">
            <text:p>BIND_INPUT_METHOD</text:p>
          </table:table-cell>
          <table:table-cell table:style-name="ce173" office:value-type="float" office:value="0.000205423171733772" calcext:value-type="float">
            <text:p>0.000205423171734</text:p>
          </table:table-cell>
          <table:table-cell table:style-name="ce172" office:value-type="string" calcext:value-type="string">
            <text:p>SYSTEM_ALERT_WINDOW</text:p>
          </table:table-cell>
          <table:table-cell table:style-name="ce173" office:value-type="float" office:value="0.002" calcext:value-type="float">
            <text:p>0.002</text:p>
          </table:table-cell>
          <table:table-cell table:style-name="ce172" office:value-type="string" calcext:value-type="string">
            <text:p>FLASHLIGHT</text:p>
          </table:table-cell>
          <table:table-cell table:style-name="ce173" office:value-type="float" office:value="0.00476190476190476" calcext:value-type="float">
            <text:p>0.004761904761905</text:p>
          </table:table-cell>
          <table:table-cell table:style-name="ce172" office:value-type="string" calcext:value-type="string">
            <text:p>PERSISTENT_ACTIVITY</text:p>
          </table:table-cell>
          <table:table-cell table:style-name="ce173" office:value-type="float" office:value="0.00264550264550265" calcext:value-type="float">
            <text:p>0.002645502645503</text:p>
          </table:table-cell>
          <table:table-cell table:style-name="ce173" table:number-columns-repeated="2"/>
          <table:table-cell table:number-columns-repeated="1010"/>
        </table:table-row>
        <table:table-row table:style-name="ro3">
          <table:table-cell table:style-name="ce611" office:value-type="string" calcext:value-type="string">
            <text:p>STATUS_BAR</text:p>
          </table:table-cell>
          <table:table-cell table:style-name="ce173" office:value-type="float" office:value="0.009229929410822" calcext:value-type="float">
            <text:p>0.009229929410822</text:p>
          </table:table-cell>
          <table:table-cell table:style-name="ce172" office:value-type="string" calcext:value-type="string">
            <text:p>CHANGE_WIMAX_STATE</text:p>
          </table:table-cell>
          <table:table-cell table:style-name="ce173" office:value-type="float" office:value="0.00714285714285714" calcext:value-type="float">
            <text:p>0.007142857142857</text:p>
          </table:table-cell>
          <table:table-cell table:style-name="ce172" office:value-type="string" calcext:value-type="string">
            <text:p>GLOBAL_SEARCH</text:p>
          </table:table-cell>
          <table:table-cell table:style-name="ce173" office:value-type="float" office:value="0.000205423171733772" calcext:value-type="float">
            <text:p>0.000205423171734</text:p>
          </table:table-cell>
          <table:table-cell table:style-name="ce172" office:value-type="string" calcext:value-type="string">
            <text:p>ACCESS_MOCK_LOCATION</text:p>
          </table:table-cell>
          <table:table-cell table:style-name="ce173" office:value-type="float" office:value="0.001" calcext:value-type="float">
            <text:p>0.001</text:p>
          </table:table-cell>
          <table:table-cell table:style-name="ce172" office:value-type="string" calcext:value-type="string">
            <text:p>SET_PREFERRED_APPLICATIONS</text:p>
          </table:table-cell>
          <table:table-cell table:style-name="ce173" office:value-type="float" office:value="0.00476190476190476" calcext:value-type="float">
            <text:p>0.004761904761905</text:p>
          </table:table-cell>
          <table:table-cell table:style-name="ce172" office:value-type="string" calcext:value-type="string">
            <text:p>READ_CALENDAR</text:p>
          </table:table-cell>
          <table:table-cell table:style-name="ce173" office:value-type="float" office:value="0.00264550264550265" calcext:value-type="float">
            <text:p>0.002645502645503</text:p>
          </table:table-cell>
          <table:table-cell table:style-name="ce173" table:number-columns-repeated="2"/>
          <table:table-cell table:number-columns-repeated="1010"/>
        </table:table-row>
        <table:table-row table:style-name="ro3">
          <table:table-cell table:style-name="ce611" office:value-type="string" calcext:value-type="string">
            <text:p>INTERNAL_SYSTEM_WINDOW</text:p>
          </table:table-cell>
          <table:table-cell table:style-name="ce173" office:value-type="float" office:value="0.00901458108490483" calcext:value-type="float">
            <text:p>0.009014581084905</text:p>
          </table:table-cell>
          <table:table-cell table:style-name="ce172" office:value-type="string" calcext:value-type="string">
            <text:p>HARDWARE_TEST</text:p>
          </table:table-cell>
          <table:table-cell table:style-name="ce173" office:value-type="float" office:value="0.00714285714285714" calcext:value-type="float">
            <text:p>0.007142857142857</text:p>
          </table:table-cell>
          <table:table-cell table:style-name="ce172" office:value-type="string" calcext:value-type="string">
            <text:p>READ_SYNC_STATS</text:p>
          </table:table-cell>
          <table:table-cell table:style-name="ce173" office:value-type="float" office:value="0.000205423171733772" calcext:value-type="float">
            <text:p>0.000205423171734</text:p>
          </table:table-cell>
          <table:table-cell table:style-name="ce172" office:value-type="string" calcext:value-type="string">
            <text:p>BATTERY_STATS</text:p>
          </table:table-cell>
          <table:table-cell table:style-name="ce173" office:value-type="float" office:value="0.001" calcext:value-type="float">
            <text:p>0.001</text:p>
          </table:table-cell>
          <table:table-cell table:style-name="ce172" office:value-type="string" calcext:value-type="string">
            <text:p>CLEAR_APP_CACHE</text:p>
          </table:table-cell>
          <table:table-cell table:style-name="ce173" office:value-type="float" office:value="0.00396825396825397" calcext:value-type="float">
            <text:p>0.003968253968254</text:p>
          </table:table-cell>
          <table:table-cell table:style-name="ce172" office:value-type="string" calcext:value-type="string">
            <text:p>READ_FRAME_BUFFER</text:p>
          </table:table-cell>
          <table:table-cell table:style-name="ce173" office:value-type="float" office:value="0.00264550264550265" calcext:value-type="float">
            <text:p>0.002645502645503</text:p>
          </table:table-cell>
          <table:table-cell table:style-name="ce173" table:number-columns-repeated="2"/>
          <table:table-cell table:number-columns-repeated="1010"/>
        </table:table-row>
        <table:table-row table:style-name="ro3">
          <table:table-cell table:style-name="ce611" office:value-type="string" calcext:value-type="string">
            <text:p>READ_CALENDAR</text:p>
          </table:table-cell>
          <table:table-cell table:style-name="ce173" office:value-type="float" office:value="0.00835851990594787" calcext:value-type="float">
            <text:p>0.008358519905948</text:p>
          </table:table-cell>
          <table:table-cell table:style-name="ce172" office:value-type="string" calcext:value-type="string">
            <text:p>READ_SYNC_SETTINGS</text:p>
          </table:table-cell>
          <table:table-cell table:style-name="ce173" office:value-type="float" office:value="0.00714285714285714" calcext:value-type="float">
            <text:p>0.007142857142857</text:p>
          </table:table-cell>
          <table:table-cell table:style-name="ce172" office:value-type="string" calcext:value-type="string">
            <text:p>SET_TIME_ZONE</text:p>
          </table:table-cell>
          <table:table-cell table:style-name="ce173" office:value-type="float" office:value="0.000205423171733772" calcext:value-type="float">
            <text:p>0.000205423171734</text:p>
          </table:table-cell>
          <table:table-cell table:style-name="ce172" office:value-type="string" calcext:value-type="string">
            <text:p>BROADCAST_WAP_PUSH</text:p>
          </table:table-cell>
          <table:table-cell table:style-name="ce173" office:value-type="float" office:value="0.001" calcext:value-type="float">
            <text:p>0.001</text:p>
          </table:table-cell>
          <table:table-cell table:style-name="ce172" office:value-type="string" calcext:value-type="string">
            <text:p>READ_SYNC_SETTINGS</text:p>
          </table:table-cell>
          <table:table-cell table:style-name="ce173" office:value-type="float" office:value="0.00396825396825397" calcext:value-type="float">
            <text:p>0.003968253968254</text:p>
          </table:table-cell>
          <table:table-cell table:style-name="ce172" office:value-type="string" calcext:value-type="string">
            <text:p>REBOOT</text:p>
          </table:table-cell>
          <table:table-cell table:style-name="ce173" office:value-type="float" office:value="0.00264550264550265" calcext:value-type="float">
            <text:p>0.002645502645503</text:p>
          </table:table-cell>
          <table:table-cell table:style-name="ce173" table:number-columns-repeated="2"/>
          <table:table-cell table:number-columns-repeated="1010"/>
        </table:table-row>
        <table:table-row table:style-name="ro3">
          <table:table-cell table:style-name="ce611" office:value-type="string" calcext:value-type="string">
            <text:p>DELETE_CACHE_FILES</text:p>
          </table:table-cell>
          <table:table-cell table:style-name="ce173" office:value-type="float" office:value="0.00827087814540019" calcext:value-type="float">
            <text:p>0.0082708781454</text:p>
          </table:table-cell>
          <table:table-cell table:style-name="ce172" office:value-type="string" calcext:value-type="string">
            <text:p>REBOOT</text:p>
          </table:table-cell>
          <table:table-cell table:style-name="ce173" office:value-type="float" office:value="0.00714285714285714" calcext:value-type="float">
            <text:p>0.007142857142857</text:p>
          </table:table-cell>
          <table:table-cell table:style-name="ce172" office:value-type="string" calcext:value-type="string">
            <text:p>SUBSCRIBED_FEEDS_WRITE</text:p>
          </table:table-cell>
          <table:table-cell table:style-name="ce173" office:value-type="float" office:value="0.000205423171733772" calcext:value-type="float">
            <text:p>0.000205423171734</text:p>
          </table:table-cell>
          <table:table-cell table:style-name="ce172" office:value-type="string" calcext:value-type="string">
            <text:p>CALL_PRIVILEGED</text:p>
          </table:table-cell>
          <table:table-cell table:style-name="ce173" office:value-type="float" office:value="0.001" calcext:value-type="float">
            <text:p>0.001</text:p>
          </table:table-cell>
          <table:table-cell table:style-name="ce172" office:value-type="string" calcext:value-type="string">
            <text:p>SET_ORIENTATION</text:p>
          </table:table-cell>
          <table:table-cell table:style-name="ce173" office:value-type="float" office:value="0.00396825396825397" calcext:value-type="float">
            <text:p>0.003968253968254</text:p>
          </table:table-cell>
          <table:table-cell table:style-name="ce172" office:value-type="string" calcext:value-type="string">
            <text:p>SET_PREFERRED_APPLICATIONS</text:p>
          </table:table-cell>
          <table:table-cell table:style-name="ce173" office:value-type="float" office:value="0.00264550264550265" calcext:value-type="float">
            <text:p>0.002645502645503</text:p>
          </table:table-cell>
          <table:table-cell table:style-name="ce173" table:number-columns-repeated="2"/>
          <table:table-cell table:number-columns-repeated="1010"/>
        </table:table-row>
        <table:table-row table:style-name="ro3">
          <table:table-cell table:style-name="ce611" office:value-type="string" calcext:value-type="string">
            <text:p>BIND_ACCESSIBILITY_SERVICE</text:p>
          </table:table-cell>
          <table:table-cell table:style-name="ce173" office:value-type="float" office:value="0.00749963065258055" calcext:value-type="float">
            <text:p>0.007499630652581</text:p>
          </table:table-cell>
          <table:table-cell table:style-name="ce172" office:value-type="string" calcext:value-type="string">
            <text:p>WRITE_SYNC_SETTINGS</text:p>
          </table:table-cell>
          <table:table-cell table:style-name="ce173" office:value-type="float" office:value="0.00714285714285714" calcext:value-type="float">
            <text:p>0.007142857142857</text:p>
          </table:table-cell>
          <table:table-cell table:style-name="ce173" table:number-columns-repeated="2"/>
          <table:table-cell table:style-name="ce172" office:value-type="string" calcext:value-type="string">
            <text:p>CONTROL_LOCATION_UPDATES</text:p>
          </table:table-cell>
          <table:table-cell table:style-name="ce173" office:value-type="float" office:value="0.001" calcext:value-type="float">
            <text:p>0.001</text:p>
          </table:table-cell>
          <table:table-cell table:style-name="ce172" office:value-type="string" calcext:value-type="string">
            <text:p>ACCESS_WIMAX_STATE</text:p>
          </table:table-cell>
          <table:table-cell table:style-name="ce173" office:value-type="float" office:value="0.00238095238095238" calcext:value-type="float">
            <text:p>0.002380952380952</text:p>
          </table:table-cell>
          <table:table-cell table:style-name="ce172" office:value-type="string" calcext:value-type="string">
            <text:p>SET_WALLPAPER_HINTS</text:p>
          </table:table-cell>
          <table:table-cell table:style-name="ce173" office:value-type="float" office:value="0.00264550264550265" calcext:value-type="float">
            <text:p>0.002645502645503</text:p>
          </table:table-cell>
          <table:table-cell table:style-name="ce173" table:number-columns-repeated="2"/>
          <table:table-cell table:number-columns-repeated="1010"/>
        </table:table-row>
        <table:table-row table:style-name="ro3">
          <table:table-cell table:style-name="ce611" office:value-type="string" calcext:value-type="string">
            <text:p>NFC</text:p>
          </table:table-cell>
          <table:table-cell table:style-name="ce173" office:value-type="float" office:value="0.0073293552320879" calcext:value-type="float">
            <text:p>0.007329355232088</text:p>
          </table:table-cell>
          <table:table-cell table:style-name="ce172" office:value-type="string" calcext:value-type="string">
            <text:p>CALL_PRIVILEGED</text:p>
          </table:table-cell>
          <table:table-cell table:style-name="ce173" office:value-type="float" office:value="0.00357142857142857" calcext:value-type="float">
            <text:p>0.003571428571429</text:p>
          </table:table-cell>
          <table:table-cell table:style-name="ce173" table:number-columns-repeated="2"/>
          <table:table-cell table:style-name="ce172" office:value-type="string" calcext:value-type="string">
            <text:p>DUMP</text:p>
          </table:table-cell>
          <table:table-cell table:style-name="ce173" office:value-type="float" office:value="0.001" calcext:value-type="float">
            <text:p>0.001</text:p>
          </table:table-cell>
          <table:table-cell table:style-name="ce172" office:value-type="string" calcext:value-type="string">
            <text:p>CHANGE_WIMAX_STATE</text:p>
          </table:table-cell>
          <table:table-cell table:style-name="ce173" office:value-type="float" office:value="0.00238095238095238" calcext:value-type="float">
            <text:p>0.002380952380952</text:p>
          </table:table-cell>
          <table:table-cell table:style-name="ce172" office:value-type="string" calcext:value-type="string">
            <text:p>STATUS_BAR</text:p>
          </table:table-cell>
          <table:table-cell table:style-name="ce173" office:value-type="float" office:value="0.00264550264550265" calcext:value-type="float">
            <text:p>0.002645502645503</text:p>
          </table:table-cell>
          <table:table-cell table:style-name="ce173" table:number-columns-repeated="2"/>
          <table:table-cell table:number-columns-repeated="1010"/>
        </table:table-row>
        <table:table-row table:style-name="ro3">
          <table:table-cell table:style-name="ce611" office:value-type="string" calcext:value-type="string">
            <text:p>CAPTURE_AUDIO_OUTPUT</text:p>
          </table:table-cell>
          <table:table-cell table:style-name="ce173" office:value-type="float" office:value="0.00732685118178654" calcext:value-type="float">
            <text:p>0.007326851181787</text:p>
          </table:table-cell>
          <table:table-cell table:style-name="ce172" office:value-type="string" calcext:value-type="string">
            <text:p>CHECK_LICENSE</text:p>
          </table:table-cell>
          <table:table-cell table:style-name="ce173" office:value-type="float" office:value="0.00357142857142857" calcext:value-type="float">
            <text:p>0.003571428571429</text:p>
          </table:table-cell>
          <table:table-cell table:style-name="ce173" table:number-columns-repeated="2"/>
          <table:table-cell table:style-name="ce172" office:value-type="string" calcext:value-type="string">
            <text:p>INJECT_EVENTS</text:p>
          </table:table-cell>
          <table:table-cell table:style-name="ce173" office:value-type="float" office:value="0.001" calcext:value-type="float">
            <text:p>0.001</text:p>
          </table:table-cell>
          <table:table-cell table:style-name="ce172" office:value-type="string" calcext:value-type="string">
            <text:p>HARDWARE_TEST</text:p>
          </table:table-cell>
          <table:table-cell table:style-name="ce173" office:value-type="float" office:value="0.00238095238095238" calcext:value-type="float">
            <text:p>0.002380952380952</text:p>
          </table:table-cell>
          <table:table-cell table:style-name="ce172" office:value-type="string" calcext:value-type="string">
            <text:p>USE_CREDENTIALS</text:p>
          </table:table-cell>
          <table:table-cell table:style-name="ce173" office:value-type="float" office:value="0.00264550264550265" calcext:value-type="float">
            <text:p>0.002645502645503</text:p>
          </table:table-cell>
          <table:table-cell table:style-name="ce173" table:number-columns-repeated="2"/>
          <table:table-cell table:number-columns-repeated="1010"/>
        </table:table-row>
        <table:table-row table:style-name="ro3">
          <table:table-cell table:style-name="ce611" office:value-type="string" calcext:value-type="string">
            <text:p>GLOBAL_SEARCH_CONTROL</text:p>
          </table:table-cell>
          <table:table-cell table:style-name="ce173" office:value-type="float" office:value="0.00666828595252821" calcext:value-type="float">
            <text:p>0.006668285952528</text:p>
          </table:table-cell>
          <table:table-cell table:style-name="ce172" office:value-type="string" calcext:value-type="string">
            <text:p>CLEAR_APP_CACHE</text:p>
          </table:table-cell>
          <table:table-cell table:style-name="ce173" office:value-type="float" office:value="0.00357142857142857" calcext:value-type="float">
            <text:p>0.003571428571429</text:p>
          </table:table-cell>
          <table:table-cell table:style-name="ce173" table:number-columns-repeated="2"/>
          <table:table-cell table:style-name="ce172" office:value-type="string" calcext:value-type="string">
            <text:p>PERSISTENT_ACTIVITY</text:p>
          </table:table-cell>
          <table:table-cell table:style-name="ce173" office:value-type="float" office:value="0.001" calcext:value-type="float">
            <text:p>0.001</text:p>
          </table:table-cell>
          <table:table-cell table:style-name="ce172" office:value-type="string" calcext:value-type="string">
            <text:p>SYSTEM_ALERT_WINDOW</text:p>
          </table:table-cell>
          <table:table-cell table:style-name="ce173" office:value-type="float" office:value="0.00238095238095238" calcext:value-type="float">
            <text:p>0.002380952380952</text:p>
          </table:table-cell>
          <table:table-cell table:style-name="ce172" office:value-type="string" calcext:value-type="string">
            <text:p>WRITE_SECURE_SETTINGS</text:p>
          </table:table-cell>
          <table:table-cell table:style-name="ce173" office:value-type="float" office:value="0.00264550264550265" calcext:value-type="float">
            <text:p>0.002645502645503</text:p>
          </table:table-cell>
          <table:table-cell table:style-name="ce173" table:number-columns-repeated="2"/>
          <table:table-cell table:number-columns-repeated="1010"/>
        </table:table-row>
        <table:table-row table:style-name="ro3">
          <table:table-cell table:style-name="ce611" office:value-type="string" calcext:value-type="string">
            <text:p>REORDER_TASKS</text:p>
          </table:table-cell>
          <table:table-cell table:style-name="ce173" office:value-type="float" office:value="0.00550640661269604" calcext:value-type="float">
            <text:p>0.005506406612696</text:p>
          </table:table-cell>
          <table:table-cell table:style-name="ce172" office:value-type="string" calcext:value-type="string">
            <text:p>MANAGE_APP_TOKENS</text:p>
          </table:table-cell>
          <table:table-cell table:style-name="ce173" office:value-type="float" office:value="0.00357142857142857" calcext:value-type="float">
            <text:p>0.003571428571429</text:p>
          </table:table-cell>
          <table:table-cell table:style-name="ce173" table:number-columns-repeated="2"/>
          <table:table-cell table:style-name="ce172" office:value-type="string" calcext:value-type="string">
            <text:p>REORDER_TASKS</text:p>
          </table:table-cell>
          <table:table-cell table:style-name="ce173" office:value-type="float" office:value="0.001" calcext:value-type="float">
            <text:p>0.001</text:p>
          </table:table-cell>
          <table:table-cell table:style-name="ce172" office:value-type="string" calcext:value-type="string">
            <text:p>ACCESS_MOCK_LOCATION</text:p>
          </table:table-cell>
          <table:table-cell table:style-name="ce173" office:value-type="float" office:value="0.00158730158730159" calcext:value-type="float">
            <text:p>0.001587301587302</text:p>
          </table:table-cell>
          <table:table-cell table:style-name="ce173" table:number-columns-repeated="4"/>
          <table:table-cell table:number-columns-repeated="1010"/>
        </table:table-row>
        <table:table-row table:style-name="ro3">
          <table:table-cell table:style-name="ce611" office:value-type="string" calcext:value-type="string">
            <text:p>ACCESS_SURFACE_FLINGER</text:p>
          </table:table-cell>
          <table:table-cell table:style-name="ce173" office:value-type="float" office:value="0.00534364334310748" calcext:value-type="float">
            <text:p>0.005343643343107</text:p>
          </table:table-cell>
          <table:table-cell table:style-name="ce172" office:value-type="string" calcext:value-type="string">
            <text:p>READ_CALL_LOG</text:p>
          </table:table-cell>
          <table:table-cell table:style-name="ce173" office:value-type="float" office:value="0.00357142857142857" calcext:value-type="float">
            <text:p>0.003571428571429</text:p>
          </table:table-cell>
          <table:table-cell table:style-name="ce173" table:number-columns-repeated="2"/>
          <table:table-cell table:style-name="ce172" office:value-type="string" calcext:value-type="string">
            <text:p>SET_ORIENTATION</text:p>
          </table:table-cell>
          <table:table-cell table:style-name="ce173" office:value-type="float" office:value="0.001" calcext:value-type="float">
            <text:p>0.001</text:p>
          </table:table-cell>
          <table:table-cell table:style-name="ce172" office:value-type="string" calcext:value-type="string">
            <text:p>CALL_PRIVILEGED</text:p>
          </table:table-cell>
          <table:table-cell table:style-name="ce173" office:value-type="float" office:value="0.00158730158730159" calcext:value-type="float">
            <text:p>0.001587301587302</text:p>
          </table:table-cell>
          <table:table-cell table:style-name="ce173" table:number-columns-repeated="4"/>
          <table:table-cell table:number-columns-repeated="1010"/>
        </table:table-row>
        <table:table-row table:style-name="ro3">
          <table:table-cell table:style-name="ce611" office:value-type="string" calcext:value-type="string">
            <text:p>CLEAR_APP_USER_DATA</text:p>
          </table:table-cell>
          <table:table-cell table:style-name="ce173" office:value-type="float" office:value="0.00525349753225843" calcext:value-type="float">
            <text:p>0.005253497532258</text:p>
          </table:table-cell>
          <table:table-cell table:style-name="ce172" office:value-type="string" calcext:value-type="string">
            <text:p>RECEIVE_WAP_PUSH</text:p>
          </table:table-cell>
          <table:table-cell table:style-name="ce173" office:value-type="float" office:value="0.00357142857142857" calcext:value-type="float">
            <text:p>0.003571428571429</text:p>
          </table:table-cell>
          <table:table-cell table:style-name="ce173" table:number-columns-repeated="4"/>
          <table:table-cell table:style-name="ce172" office:value-type="string" calcext:value-type="string">
            <text:p>CONTROL_LOCATION_UPDATES</text:p>
          </table:table-cell>
          <table:table-cell table:style-name="ce173" office:value-type="float" office:value="0.00158730158730159" calcext:value-type="float">
            <text:p>0.001587301587302</text:p>
          </table:table-cell>
          <table:table-cell table:style-name="ce173" table:number-columns-repeated="4"/>
          <table:table-cell table:number-columns-repeated="1010"/>
        </table:table-row>
        <table:table-row table:style-name="ro3">
          <table:table-cell table:style-name="ce611" office:value-type="string" calcext:value-type="string">
            <text:p>READ_CALL_LOG</text:p>
          </table:table-cell>
          <table:table-cell table:style-name="ce173" office:value-type="float" office:value="0.00519590437532709" calcext:value-type="float">
            <text:p>0.005195904375327</text:p>
          </table:table-cell>
          <table:table-cell table:style-name="ce172" office:value-type="string" calcext:value-type="string">
            <text:p>SET_ALARM</text:p>
          </table:table-cell>
          <table:table-cell table:style-name="ce173" office:value-type="float" office:value="0.00357142857142857" calcext:value-type="float">
            <text:p>0.003571428571429</text:p>
          </table:table-cell>
          <table:table-cell table:style-name="ce173" table:number-columns-repeated="4"/>
          <table:table-cell table:style-name="ce172" office:value-type="string" calcext:value-type="string">
            <text:p>REORDER_TASKS</text:p>
          </table:table-cell>
          <table:table-cell table:style-name="ce173" office:value-type="float" office:value="0.00158730158730159" calcext:value-type="float">
            <text:p>0.001587301587302</text:p>
          </table:table-cell>
          <table:table-cell table:style-name="ce173" table:number-columns-repeated="4"/>
          <table:table-cell table:number-columns-repeated="1010"/>
        </table:table-row>
        <table:table-row table:style-name="ro3">
          <table:table-cell table:style-name="ce611" office:value-type="string" calcext:value-type="string">
            <text:p>CHECK_LICENSE</text:p>
          </table:table-cell>
          <table:table-cell table:style-name="ce173" office:value-type="float" office:value="0.00469759836535596" calcext:value-type="float">
            <text:p>0.004697598365356</text:p>
          </table:table-cell>
          <table:table-cell table:style-name="ce172" office:value-type="string" calcext:value-type="string">
            <text:p>SET_ALWAYS_FINISH</text:p>
          </table:table-cell>
          <table:table-cell table:style-name="ce173" office:value-type="float" office:value="0.00357142857142857" calcext:value-type="float">
            <text:p>0.003571428571429</text:p>
          </table:table-cell>
          <table:table-cell table:style-name="ce173" table:number-columns-repeated="4"/>
          <table:table-cell table:style-name="ce172" office:value-type="string" calcext:value-type="string">
            <text:p>BATTERY_STATS</text:p>
          </table:table-cell>
          <table:table-cell table:style-name="ce173" office:value-type="float" office:value="0.000793650793650794" calcext:value-type="float">
            <text:p>0.000793650793651</text:p>
          </table:table-cell>
          <table:table-cell table:style-name="ce173" table:number-columns-repeated="4"/>
          <table:table-cell table:number-columns-repeated="1010"/>
        </table:table-row>
        <table:table-row table:style-name="ro3">
          <table:table-cell table:style-name="ce611" office:value-type="string" calcext:value-type="string">
            <text:p>BROADCAST_SMS</text:p>
          </table:table-cell>
          <table:table-cell table:style-name="ce173" office:value-type="float" office:value="0.00458992420239738" calcext:value-type="float">
            <text:p>0.004589924202397</text:p>
          </table:table-cell>
          <table:table-cell table:style-name="ce172" office:value-type="string" calcext:value-type="string">
            <text:p>SET_DEBUG_APP</text:p>
          </table:table-cell>
          <table:table-cell table:style-name="ce173" office:value-type="float" office:value="0.00357142857142857" calcext:value-type="float">
            <text:p>0.003571428571429</text:p>
          </table:table-cell>
          <table:table-cell table:style-name="ce173" table:number-columns-repeated="4"/>
          <table:table-cell table:style-name="ce172" office:value-type="string" calcext:value-type="string">
            <text:p>BIND_WALLPAPER</text:p>
          </table:table-cell>
          <table:table-cell table:style-name="ce173" office:value-type="float" office:value="0.000793650793650794" calcext:value-type="float">
            <text:p>0.000793650793651</text:p>
          </table:table-cell>
          <table:table-cell table:style-name="ce173" table:number-columns-repeated="4"/>
          <table:table-cell table:number-columns-repeated="1010"/>
        </table:table-row>
        <table:table-row table:style-name="ro3">
          <table:table-cell table:style-name="ce611" office:value-type="string" calcext:value-type="string">
            <text:p>CONTROL_LOCATION_UPDATES</text:p>
          </table:table-cell>
          <table:table-cell table:style-name="ce173" office:value-type="float" office:value="0.00448725814004152" calcext:value-type="float">
            <text:p>0.004487258140042</text:p>
          </table:table-cell>
          <table:table-cell table:style-name="ce172" office:value-type="string" calcext:value-type="string">
            <text:p>SET_PROCESS_LIMIT</text:p>
          </table:table-cell>
          <table:table-cell table:style-name="ce173" office:value-type="float" office:value="0.00357142857142857" calcext:value-type="float">
            <text:p>0.003571428571429</text:p>
          </table:table-cell>
          <table:table-cell table:style-name="ce173" table:number-columns-repeated="4"/>
          <table:table-cell table:style-name="ce172" office:value-type="string" calcext:value-type="string">
            <text:p>BROADCAST_WAP_PUSH</text:p>
          </table:table-cell>
          <table:table-cell table:style-name="ce173" office:value-type="float" office:value="0.000793650793650794" calcext:value-type="float">
            <text:p>0.000793650793651</text:p>
          </table:table-cell>
          <table:table-cell table:style-name="ce173" table:number-columns-repeated="4"/>
          <table:table-cell table:number-columns-repeated="1010"/>
        </table:table-row>
        <table:table-row table:style-name="ro3">
          <table:table-cell table:style-name="ce611" office:value-type="string" calcext:value-type="string">
            <text:p>C2D_MESSAGE</text:p>
          </table:table-cell>
          <table:table-cell table:style-name="ce173" office:value-type="float" office:value="0.00425438146201481" calcext:value-type="float">
            <text:p>0.004254381462015</text:p>
          </table:table-cell>
          <table:table-cell table:style-name="ce172" office:value-type="string" calcext:value-type="string">
            <text:p>WRITE_CALL_LOG</text:p>
          </table:table-cell>
          <table:table-cell table:style-name="ce173" office:value-type="float" office:value="0.00357142857142857" calcext:value-type="float">
            <text:p>0.003571428571429</text:p>
          </table:table-cell>
          <table:table-cell table:style-name="ce173" table:number-columns-repeated="4"/>
          <table:table-cell table:style-name="ce172" office:value-type="string" calcext:value-type="string">
            <text:p>DUMP</text:p>
          </table:table-cell>
          <table:table-cell table:style-name="ce173" office:value-type="float" office:value="0.000793650793650794" calcext:value-type="float">
            <text:p>0.000793650793651</text:p>
          </table:table-cell>
          <table:table-cell table:style-name="ce173" table:number-columns-repeated="4"/>
          <table:table-cell table:number-columns-repeated="1010"/>
        </table:table-row>
        <table:table-row table:style-name="ro3">
          <table:table-cell table:style-name="ce611" office:value-type="string" calcext:value-type="string">
            <text:p>USE_CREDENTIALS</text:p>
          </table:table-cell>
          <table:table-cell table:style-name="ce173" office:value-type="float" office:value="0.00415171539965895" calcext:value-type="float">
            <text:p>0.004151715399659</text:p>
          </table:table-cell>
          <table:table-cell table:style-name="ce173" table:number-columns-repeated="6"/>
          <table:table-cell table:style-name="ce172" office:value-type="string" calcext:value-type="string">
            <text:p>INJECT_EVENTS</text:p>
          </table:table-cell>
          <table:table-cell table:style-name="ce173" office:value-type="float" office:value="0.000793650793650794" calcext:value-type="float">
            <text:p>0.000793650793651</text:p>
          </table:table-cell>
          <table:table-cell table:style-name="ce173" table:number-columns-repeated="4"/>
          <table:table-cell table:number-columns-repeated="1010"/>
        </table:table-row>
        <table:table-row table:style-name="ro2">
          <table:table-cell table:style-name="ce172" office:value-type="string" calcext:value-type="string">
            <text:p>BIND_APPWIDGET</text:p>
          </table:table-cell>
          <table:table-cell table:style-name="ce173" office:value-type="float" office:value="0.00413418704754941" calcext:value-type="float">
            <text:p>0.004134187047549</text:p>
          </table:table-cell>
          <table:table-cell table:style-name="ce173" table:number-columns-repeated="6"/>
          <table:table-cell table:style-name="ce172" office:value-type="string" calcext:value-type="string">
            <text:p>PERSISTENT_ACTIVITY</text:p>
          </table:table-cell>
          <table:table-cell table:style-name="ce173" office:value-type="float" office:value="0.000793650793650794" calcext:value-type="float">
            <text:p>0.000793650793651</text:p>
          </table:table-cell>
          <table:table-cell table:style-name="ce173" table:number-columns-repeated="4"/>
          <table:table-cell table:number-columns-repeated="1010"/>
        </table:table-row>
        <table:table-row table:style-name="ro2">
          <table:table-cell table:style-name="ce172" office:value-type="string" calcext:value-type="string">
            <text:p>FORCE_STOP_PACKAGES</text:p>
          </table:table-cell>
          <table:table-cell table:style-name="ce173" office:value-type="float" office:value="0.00408911414212489" calcext:value-type="float">
            <text:p>0.004089114142125</text:p>
          </table:table-cell>
          <table:table-cell table:style-name="ce173" table:number-columns-repeated="12"/>
          <table:table-cell table:number-columns-repeated="1010"/>
        </table:table-row>
        <table:table-row table:style-name="ro2">
          <table:table-cell table:style-name="ce172" office:value-type="string" calcext:value-type="string">
            <text:p>WRITE_SYNC_SETTINGS</text:p>
          </table:table-cell>
          <table:table-cell table:style-name="ce173" office:value-type="float" office:value="0.00406657768941263" calcext:value-type="float">
            <text:p>0.004066577689413</text:p>
          </table:table-cell>
          <table:table-cell table:style-name="ce173" table:number-columns-repeated="12"/>
          <table:table-cell table:number-columns-repeated="1010"/>
        </table:table-row>
        <table:table-row table:style-name="ro2">
          <table:table-cell table:style-name="ce172" office:value-type="string" calcext:value-type="string">
            <text:p>ACCESS_CHECKIN_PROPERTIES</text:p>
          </table:table-cell>
          <table:table-cell table:style-name="ce173" office:value-type="float" office:value="0.00399896833127584" calcext:value-type="float">
            <text:p>0.003998968331276</text:p>
          </table:table-cell>
          <table:table-cell table:style-name="ce173" table:number-columns-repeated="12"/>
          <table:table-cell table:number-columns-repeated="1010"/>
        </table:table-row>
        <table:table-row table:style-name="ro2">
          <table:table-cell table:style-name="ce172" office:value-type="string" calcext:value-type="string">
            <text:p>MOUNT_FORMAT_FILESYSTEMS</text:p>
          </table:table-cell>
          <table:table-cell table:style-name="ce173" office:value-type="float" office:value="0.0039213427719336" calcext:value-type="float">
            <text:p>0.003921342771934</text:p>
          </table:table-cell>
          <table:table-cell table:style-name="ce173" table:number-columns-repeated="12"/>
          <table:table-cell table:number-columns-repeated="1010"/>
        </table:table-row>
        <table:table-row table:style-name="ro2">
          <table:table-cell table:style-name="ce172" office:value-type="string" calcext:value-type="string">
            <text:p>ACCESS_DOWNLOAD_MANAGER</text:p>
          </table:table-cell>
          <table:table-cell table:style-name="ce173" office:value-type="float" office:value="0.00387376581620772" calcext:value-type="float">
            <text:p>0.003873765816208</text:p>
          </table:table-cell>
          <table:table-cell table:style-name="ce173" table:number-columns-repeated="12"/>
          <table:table-cell table:number-columns-repeated="1010"/>
        </table:table-row>
        <table:table-row table:style-name="ro2">
          <table:table-cell table:style-name="ce172" office:value-type="string" calcext:value-type="string">
            <text:p>FACTORY_TEST</text:p>
          </table:table-cell>
          <table:table-cell table:style-name="ce173" office:value-type="float" office:value="0.00376108355264641" calcext:value-type="float">
            <text:p>0.003761083552646</text:p>
          </table:table-cell>
          <table:table-cell table:style-name="ce173" table:number-columns-repeated="12"/>
          <table:table-cell table:number-columns-repeated="1010"/>
        </table:table-row>
        <table:table-row table:style-name="ro2">
          <table:table-cell table:style-name="ce172" office:value-type="string" calcext:value-type="string">
            <text:p>WRITE_CALL_LOG</text:p>
          </table:table-cell>
          <table:table-cell table:style-name="ce173" office:value-type="float" office:value="0.00336293955472978" calcext:value-type="float">
            <text:p>0.00336293955473</text:p>
          </table:table-cell>
          <table:table-cell table:style-name="ce173" table:number-columns-repeated="12"/>
          <table:table-cell table:number-columns-repeated="1010"/>
        </table:table-row>
        <table:table-row table:style-name="ro2" table:number-rows-repeated="1048481">
          <table:table-cell table:number-columns-repeated="1024"/>
        </table:table-row>
        <table:table-row table:style-name="ro2">
          <table:table-cell table:number-columns-repeated="1024"/>
        </table:table-row>
        <calcext:conditional-formats>
          <calcext:conditional-format calcext:target-range-address="FeatFreqDist_PositiveDSs.A5:FeatFreqDist_PositiveDSs.A86">
            <calcext:condition calcext:apply-style-name="Excel_CondFormat_1_1_1 2" calcext:value="formula-is(AND(COUNTIF([.$A$5:.$A$86];[.A5])&gt;1;NOT(ISBLANK([.A5]))))" calcext:base-cell-address="DistributionFitTests.A5"/>
          </calcext:conditional-format>
          <calcext:conditional-format calcext:target-range-address="FeatFreqDist_PositiveDSs.C5:FeatFreqDist_PositiveDSs.C68">
            <calcext:condition calcext:apply-style-name="Excel_CondFormat_1_2_1 2" calcext:value="formula-is(AND(COUNTIF([.$C$5:.$C$68];[.C5])&gt;1;NOT(ISBLANK([.C5]))))" calcext:base-cell-address="DistributionFitTests.C5"/>
          </calcext:conditional-format>
          <calcext:conditional-format calcext:target-range-address="FeatFreqDist_PositiveDSs.E5:FeatFreqDist_PositiveDSs.E62">
            <calcext:condition calcext:apply-style-name="Excel_CondFormat_1_3_1 2" calcext:value="formula-is(AND(COUNTIF([.$E$5:.$E$62];[.E5])&gt;1;NOT(ISBLANK([.E5]))))" calcext:base-cell-address="DistributionFitTests.E5"/>
          </calcext:conditional-format>
        </calcext:conditional-formats>
      </table:table>
      <table:table table:name="dsdist (fit features)" table:style-name="ta1">
        <office:forms form:automatic-focus="false" form:apply-design-mode="false"/>
        <table:table-column table:style-name="co44" table:default-cell-style-name="ce384"/>
        <table:table-column table:style-name="co45" table:default-cell-style-name="ce384"/>
        <table:table-column table:style-name="co4" table:default-cell-style-name="ce384"/>
        <table:table-column table:style-name="co46" table:default-cell-style-name="ce384"/>
        <table:table-column table:style-name="co47" table:default-cell-style-name="ce384"/>
        <table:table-column table:style-name="co4" table:number-columns-repeated="1019" table:default-cell-style-name="ce384"/>
        <table:table-row table:style-name="ro1">
          <table:table-cell table:style-name="ce614" office:value-type="string" calcext:value-type="string" table:number-columns-spanned="11" table:number-rows-spanned="1">
            <text:p>Fitted and Not Fitted Features (Permissions) per Distribution per Data Set per Class</text:p>
          </table:table-cell>
          <table:covered-table-cell table:number-columns-repeated="5" table:style-name="ce616"/>
          <table:covered-table-cell table:number-columns-repeated="5"/>
          <table:table-cell table:number-columns-repeated="1013"/>
        </table:table-row>
        <table:table-row table:style-name="ro2">
          <table:table-cell table:style-name="ce615" office:value-type="string" calcext:value-type="string" table:number-columns-spanned="11" table:number-rows-spanned="1">
            <text:p>Copyright © 2017-2018 Gürol CANBEK. See the terms of use and citing information on the first sheet.</text:p>
          </table:table-cell>
          <table:covered-table-cell table:number-columns-repeated="10" table:style-name="ce620"/>
          <table:table-cell table:style-name="ce620" table:number-columns-repeated="4"/>
          <table:table-cell table:number-columns-repeated="1009"/>
        </table:table-row>
        <table:table-row table:style-name="ro18">
          <table:table-cell table:style-name="ce616" office:value-type="string" calcext:value-type="string">
            <text:p>Data Set</text:p>
          </table:table-cell>
          <table:table-cell table:style-name="ce616" office:value-type="string" calcext:value-type="string">
            <text:p>Class</text:p>
          </table:table-cell>
          <table:table-cell table:style-name="ce616" office:value-type="string" calcext:value-type="string">
            <text:p>Plausibility</text:p>
            <text:p>Degree</text:p>
          </table:table-cell>
          <table:table-cell table:style-name="ce616" office:value-type="string" calcext:value-type="string">
            <text:p>Distribution</text:p>
          </table:table-cell>
          <table:table-cell table:style-name="ce616" office:value-type="string" calcext:value-type="string">
            <text:p>Type</text:p>
          </table:table-cell>
          <table:table-cell table:style-name="ce616" office:value-type="string" calcext:value-type="string">
            <text:p>Features (Permissions)</text:p>
          </table:table-cell>
          <table:table-cell table:number-columns-repeated="1018"/>
        </table:table-row>
        <table:table-row table:style-name="ro2">
          <table:table-cell table:style-name="ce382" office:value-type="string" calcext:value-type="string">
            <text:p>DS0</text:p>
          </table:table-cell>
          <table:table-cell table:style-name="ce382" office:value-type="string" calcext:value-type="string">
            <text:p>Benign</text:p>
          </table:table-cell>
          <table:table-cell table:style-name="ce382" office:value-type="float" office:value="2" calcext:value-type="float">
            <text:p>2</text:p>
          </table:table-cell>
          <table:table-cell table:style-name="ce395" office:value-type="string" calcext:value-type="string">
            <text:p>Power Law</text:p>
          </table:table-cell>
          <table:table-cell office:value-type="string" calcext:value-type="string">
            <text:p>Fitted (&gt;=xmin)</text:p>
          </table:table-cell>
          <table:table-cell office:value-type="string" calcext:value-type="string">
            <text:p>INTERNET, ACCESS_NETWORK_STATE, WRITE_EXTERNAL_STORAGE, READ_PHONE_STATE, ACCESS_COARSE_LOCATION, VIBRATE, ACCESS_FINE_LOCATION, WAKE_LOCK, ACCESS_WIFI_STATE, READ_CONTACTS, RECEIVE_BOOT_COMPLETED, CALL_PHONE, CAMERA, GET_TASKS, SEND_SMS, GET_ACCOUNTS, WRITE_SETTINGS, WRITE_CONTACTS, SET_WALLPAPER, CHANGE_WIFI_STATE, INSTALL_SHORTCUT, RECEIVE_SMS, RECORD_AUDIO, READ_CALENDAR, READ_LOGS, MOUNT_UNMOUNT_FILESYSTEMS, WRITE_CALENDAR, READ_SMS, RESTART_PACKAGES, WRITE_SMS, MODIFY_AUDIO_SETTINGS, SYSTEM_ALERT_WINDOW, ACCESS_LOCATION_EXTRA_COMMANDS, READ_EXTERNAL_STORAGE, CHANGE_NETWORK_STATE, DISABLE_KEYGUARD, BLUETOOTH, ACCESS_MOCK_LOCATION, FLASHLIGHT, USE_CREDENTIALS, BLUETOOTH_ADMIN, PROCESS_OUTGOING_CALLS, KILL_BACKGROUND_PROCESSES, CHECK_LICENSE, MANAGE_ACCOUNTS, READ_HISTORY_BOOKMARKS, INSTALL_PACKAGES, MODIFY_PHONE_STATE, READ_SETTINGS, BROADCAST_STICKY, CHANGE_CONFIGURATION, UNINSTALL_SHORTCUT </text:p>
          </table:table-cell>
          <table:table-cell table:number-columns-repeated="1018"/>
        </table:table-row>
        <table:table-row table:style-name="ro2">
          <table:table-cell table:style-name="ce382" office:value-type="string" calcext:value-type="string">
            <text:p>DS0</text:p>
          </table:table-cell>
          <table:table-cell table:style-name="ce382" office:value-type="string" calcext:value-type="string">
            <text:p>Benign</text:p>
          </table:table-cell>
          <table:table-cell table:style-name="ce382" office:value-type="float" office:value="2" calcext:value-type="float">
            <text:p>2</text:p>
          </table:table-cell>
          <table:table-cell table:style-name="ce395" office:value-type="string" calcext:value-type="string">
            <text:p>Power Law</text:p>
          </table:table-cell>
          <table:table-cell office:value-type="string" calcext:value-type="string">
            <text:p>Not fitted (&lt;xmin)</text:p>
          </table:table-cell>
          <table:table-cell office:value-type="string" calcext:value-type="string">
            <text:p>READ_SYNC_SETTINGS, AUTHENTICATE_ACCOUNTS, WRITE_SYNC_SETTINGS, WRITE_HISTORY_BOOKMARKS, WRITE_APN_SETTINGS, RECEIVE_MMS, GET_PACKAGE_SIZE, BATTERY_STATS, SET_WALLPAPER_HINTS, EXPAND_STATUS_BAR, WRITE_SECURE_SETTINGS, CLEAR_APP_CACHE, DEVICE_POWER, CALL_PRIVILEGED, NFC, CHANGE_WIFI_MULTICAST_STATE, DELETE_PACKAGES, READ_SYNC_STATS, PERSISTENT_ACTIVITY, STATUS_BAR, REORDER_TASKS, SET_PREFERRED_APPLICATIONS, CHANGE_COMPONENT_ENABLED_STATE, UPDATE_DEVICE_STATS, READ_CALL_LOG, SET_ORIENTATION, ACCESS_DOWNLOAD_MANAGER, RECEIVE_WAP_PUSH, READ_USER_DICTIONARY, CONTROL_LOCATION_UPDATES, WRITE_USER_DICTIONARY, BIND_APPWIDGET</text:p>
          </table:table-cell>
          <table:table-cell table:number-columns-repeated="1018"/>
        </table:table-row>
        <table:table-row table:style-name="ro2">
          <table:table-cell table:style-name="ce382" office:value-type="string" calcext:value-type="string">
            <text:p>DS0</text:p>
          </table:table-cell>
          <table:table-cell table:style-name="ce382" office:value-type="string" calcext:value-type="string">
            <text:p>Benign</text:p>
          </table:table-cell>
          <table:table-cell table:style-name="ce382" office:value-type="float" office:value="1" calcext:value-type="float">
            <text:p>1</text:p>
          </table:table-cell>
          <table:table-cell table:style-name="ce396" office:value-type="string" calcext:value-type="string">
            <text:p>Log-Normal</text:p>
          </table:table-cell>
          <table:table-cell office:value-type="string" calcext:value-type="string">
            <text:p>Fitted (&gt;=xmin)</text:p>
          </table:table-cell>
          <table:table-cell office:value-type="string" calcext:value-type="string">
            <text:p>INTERNET, ACCESS_NETWORK_STATE, WRITE_EXTERNAL_STORAGE, READ_PHONE_STATE, ACCESS_COARSE_LOCATION, VIBRATE, ACCESS_FINE_LOCATION, WAKE_LOCK, ACCESS_WIFI_STATE, READ_CONTACTS, RECEIVE_BOOT_COMPLETED, CALL_PHONE, CAMERA, GET_TASKS, SEND_SMS, GET_ACCOUNTS, WRITE_SETTINGS, WRITE_CONTACTS, SET_WALLPAPER, CHANGE_WIFI_STATE, INSTALL_SHORTCUT, RECEIVE_SMS, RECORD_AUDIO, READ_CALENDAR, READ_LOGS, MOUNT_UNMOUNT_FILESYSTEMS, WRITE_CALENDAR, READ_SMS, RESTART_PACKAGES, WRITE_SMS, MODIFY_AUDIO_SETTINGS, SYSTEM_ALERT_WINDOW, ACCESS_LOCATION_EXTRA_COMMANDS, READ_EXTERNAL_STORAGE, CHANGE_NETWORK_STATE, DISABLE_KEYGUARD, BLUETOOTH, ACCESS_MOCK_LOCATION, FLASHLIGHT, USE_CREDENTIALS, BLUETOOTH_ADMIN, PROCESS_OUTGOING_CALLS, KILL_BACKGROUND_PROCESSES, CHECK_LICENSE, MANAGE_ACCOUNTS, READ_HISTORY_BOOKMARKS, INSTALL_PACKAGES, MODIFY_PHONE_STATE, READ_SETTINGS, BROADCAST_STICKY, CHANGE_CONFIGURATION, UNINSTALL_SHORTCUT, READ_SYNC_SETTINGS, AUTHENTICATE_ACCOUNTS, WRITE_SYNC_SETTINGS, WRITE_HISTORY_BOOKMARKS, WRITE_APN_SETTINGS, RECEIVE_MMS, GET_PACKAGE_SIZE, BATTERY_STATS, SET_WALLPAPER_HINTS, EXPAND_STATUS_BAR, WRITE_SECURE_SETTINGS, CLEAR_APP_CACHE, DEVICE_POWER, CALL_PRIVILEGED, NFC, CHANGE_WIFI_MULTICAST_STATE, DELETE_PACKAGES, READ_SYNC_STATS, PERSISTENT_ACTIVITY, STATUS_BAR, REORDER_TASKS, SET_PREFERRED_APPLICATIONS, CHANGE_COMPONENT_ENABLED_STATE, UPDATE_DEVICE_STATS, READ_CALL_LOG, SET_ORIENTATION, ACCESS_DOWNLOAD_MANAGER, RECEIVE_WAP_PUSH, READ_USER_DICTIONARY, CONTROL_LOCATION_UPDATES, WRITE_USER_DICTIONARY, BIND_APPWIDGET</text:p>
          </table:table-cell>
          <table:table-cell table:number-columns-repeated="1018"/>
        </table:table-row>
        <table:table-row table:style-name="ro2">
          <table:table-cell table:style-name="ce382" office:value-type="string" calcext:value-type="string">
            <text:p>DS0</text:p>
          </table:table-cell>
          <table:table-cell table:style-name="ce382" office:value-type="string" calcext:value-type="string">
            <text:p>Benign</text:p>
          </table:table-cell>
          <table:table-cell table:style-name="ce382" office:value-type="float" office:value="1" calcext:value-type="float">
            <text:p>1</text:p>
          </table:table-cell>
          <table:table-cell table:style-name="ce396" office:value-type="string" calcext:value-type="string">
            <text:p>Log-Normal</text:p>
          </table:table-cell>
          <table:table-cell office:value-type="string" calcext:value-type="string">
            <text:p>Not fitted (&lt;xmin)</text:p>
          </table:table-cell>
          <table:table-cell office:value-type="string" calcext:value-type="string">
            <text:p>NA</text:p>
          </table:table-cell>
          <table:table-cell table:number-columns-repeated="1018"/>
        </table:table-row>
        <table:table-row table:style-name="ro2">
          <table:table-cell table:style-name="ce382" office:value-type="string" calcext:value-type="string">
            <text:p>DS0</text:p>
          </table:table-cell>
          <table:table-cell table:style-name="ce382" office:value-type="string" calcext:value-type="string">
            <text:p>Benign</text:p>
          </table:table-cell>
          <table:table-cell table:style-name="ce382" office:value-type="float" office:value="3" calcext:value-type="float">
            <text:p>3</text:p>
          </table:table-cell>
          <table:table-cell table:style-name="ce397" office:value-type="string" calcext:value-type="string">
            <text:p>Exponential</text:p>
          </table:table-cell>
          <table:table-cell office:value-type="string" calcext:value-type="string">
            <text:p>Fitted (&gt;=xmin)</text:p>
          </table:table-cell>
          <table:table-cell office:value-type="string" calcext:value-type="string">
            <text:p>INTERNET, ACCESS_NETWORK_STATE, WRITE_EXTERNAL_STORAGE, READ_PHONE_STATE, ACCESS_COARSE_LOCATION, VIBRATE</text:p>
          </table:table-cell>
          <table:table-cell table:number-columns-repeated="1018"/>
        </table:table-row>
        <table:table-row table:style-name="ro2">
          <table:table-cell table:style-name="ce382" office:value-type="string" calcext:value-type="string">
            <text:p>DS0</text:p>
          </table:table-cell>
          <table:table-cell table:style-name="ce382" office:value-type="string" calcext:value-type="string">
            <text:p>Benign</text:p>
          </table:table-cell>
          <table:table-cell table:style-name="ce382" office:value-type="float" office:value="3" calcext:value-type="float">
            <text:p>3</text:p>
          </table:table-cell>
          <table:table-cell table:style-name="ce398" office:value-type="string" calcext:value-type="string">
            <text:p>Exponential</text:p>
          </table:table-cell>
          <table:table-cell office:value-type="string" calcext:value-type="string">
            <text:p>Not fitted (&lt;xmin)</text:p>
          </table:table-cell>
          <table:table-cell office:value-type="string" calcext:value-type="string">
            <text:p>ACCESS_FINE_LOCATION, WAKE_LOCK, ACCESS_WIFI_STATE, READ_CONTACTS, RECEIVE_BOOT_COMPLETED, CALL_PHONE, CAMERA, GET_TASKS, SEND_SMS, GET_ACCOUNTS, WRITE_SETTINGS, WRITE_CONTACTS, SET_WALLPAPER, CHANGE_WIFI_STATE, INSTALL_SHORTCUT, RECEIVE_SMS, RECORD_AUDIO, READ_CALENDAR, READ_LOGS, MOUNT_UNMOUNT_FILESYSTEMS, WRITE_CALENDAR, READ_SMS, RESTART_PACKAGES, WRITE_SMS, MODIFY_AUDIO_SETTINGS, SYSTEM_ALERT_WINDOW, ACCESS_LOCATION_EXTRA_COMMANDS, READ_EXTERNAL_STORAGE, CHANGE_NETWORK_STATE, DISABLE_KEYGUARD, BLUETOOTH, ACCESS_MOCK_LOCATION, FLASHLIGHT, USE_CREDENTIALS, BLUETOOTH_ADMIN, PROCESS_OUTGOING_CALLS, KILL_BACKGROUND_PROCESSES, CHECK_LICENSE, MANAGE_ACCOUNTS, READ_HISTORY_BOOKMARKS, INSTALL_PACKAGES, MODIFY_PHONE_STATE, READ_SETTINGS, BROADCAST_STICKY, CHANGE_CONFIGURATION, UNINSTALL_SHORTCUT, READ_SYNC_SETTINGS, AUTHENTICATE_ACCOUNTS, WRITE_SYNC_SETTINGS, WRITE_HISTORY_BOOKMARKS, WRITE_APN_SETTINGS, RECEIVE_MMS, GET_PACKAGE_SIZE, BATTERY_STATS, SET_WALLPAPER_HINTS, EXPAND_STATUS_BAR, WRITE_SECURE_SETTINGS, CLEAR_APP_CACHE, DEVICE_POWER, CALL_PRIVILEGED, NFC, CHANGE_WIFI_MULTICAST_STATE, DELETE_PACKAGES, READ_SYNC_STATS, PERSISTENT_ACTIVITY, STATUS_BAR, REORDER_TASKS, SET_PREFERRED_APPLICATIONS, CHANGE_COMPONENT_ENABLED_STATE, UPDATE_DEVICE_STATS, READ_CALL_LOG, SET_ORIENTATION, ACCESS_DOWNLOAD_MANAGER, RECEIVE_WAP_PUSH, READ_USER_DICTIONARY, CONTROL_LOCATION_UPDATES, WRITE_USER_DICTIONARY, BIND_APPWIDGET</text:p>
          </table:table-cell>
          <table:table-cell table:number-columns-repeated="1018"/>
        </table:table-row>
        <table:table-row table:style-name="ro2">
          <table:table-cell table:style-name="ce382" office:value-type="string" calcext:value-type="string">
            <text:p>DS1</text:p>
          </table:table-cell>
          <table:table-cell table:style-name="ce382" office:value-type="string" calcext:value-type="string">
            <text:p>Benign</text:p>
          </table:table-cell>
          <table:table-cell table:style-name="ce382" office:value-type="float" office:value="2" calcext:value-type="float">
            <text:p>2</text:p>
          </table:table-cell>
          <table:table-cell table:style-name="ce395" office:value-type="string" calcext:value-type="string">
            <text:p>Power Law</text:p>
          </table:table-cell>
          <table:table-cell office:value-type="string" calcext:value-type="string">
            <text:p>Fitted (&gt;=xmin)</text:p>
          </table:table-cell>
          <table:table-cell office:value-type="string" calcext:value-type="string">
            <text:p>INTERNET, ACCESS_NETWORK_STATE, READ_PHONE_STATE, WRITE_EXTERNAL_STORAGE, READ_CONTACTS, VIBRATE, WAKE_LOCK, RECEIVE_BOOT_COMPLETED, CALL_PHONE, ACCESS_WIFI_STATE, ACCESS_FINE_LOCATION, ACCESS_COARSE_LOCATION, SEND_SMS, RECEIVE_SMS, READ_SMS, GET_ACCOUNTS, WRITE_CONTACTS, RECORD_AUDIO, WRITE_SETTINGS, WRITE_SMS, MODIFY_AUDIO_SETTINGS, RECEIVE, CHANGE_WIFI_STATE, PROCESS_OUTGOING_CALLS, READ_LOGS, BLUETOOTH, GET_TASKS, INSTALL_SHORTCUT, DISABLE_KEYGUARD, CAMERA </text:p>
          </table:table-cell>
          <table:table-cell table:number-columns-repeated="1018"/>
        </table:table-row>
        <table:table-row table:style-name="ro2">
          <table:table-cell table:style-name="ce382" office:value-type="string" calcext:value-type="string">
            <text:p>DS1</text:p>
          </table:table-cell>
          <table:table-cell table:style-name="ce382" office:value-type="string" calcext:value-type="string">
            <text:p>Benign</text:p>
          </table:table-cell>
          <table:table-cell table:style-name="ce382" office:value-type="float" office:value="2" calcext:value-type="float">
            <text:p>2</text:p>
          </table:table-cell>
          <table:table-cell table:style-name="ce395" office:value-type="string" calcext:value-type="string">
            <text:p>Power Law</text:p>
          </table:table-cell>
          <table:table-cell office:value-type="string" calcext:value-type="string">
            <text:p>Not fitted (&lt;xmin)</text:p>
          </table:table-cell>
          <table:table-cell office:value-type="string" calcext:value-type="string">
            <text:p>MANAGE_ACCOUNTS, READ_SYNC_SETTINGS, CHANGE_NETWORK_STATE, MODIFY_PHONE_STATE, USE_CREDENTIALS, WRITE_SYNC_SETTINGS, AUTHENTICATE_ACCOUNTS, BLUETOOTH_ADMIN, SYSTEM_ALERT_WINDOW, BROADCAST_STICKY, CALL_PRIVILEGED, RESTART_PACKAGES, READ_HISTORY_BOOKMARKS, RECEIVE_MMS, SET_WALLPAPER, CHECK_LICENSE, KILL_BACKGROUND_PROCESSES, READ_CALENDAR, READ_EXTERNAL_STORAGE, UNINSTALL_SHORTCUT, MOUNT_UNMOUNT_FILESYSTEMS, READ_PROFILE, READ_SYNC_STATS, WRITE_HISTORY_BOOKMARKS, BATTERY_STATS, FLASHLIGHT, NFC, WRITE_CALENDAR, CLEAR_APP_CACHE, ACCESS_LOCATION_EXTRA_COMMANDS, GET_PACKAGE_SIZE, PERSISTENT_ACTIVITY, READ_ATTACHMENT, READ_CALL_LOG, READ_GSERVICES, REORDER_TASKS, SET_PREFERRED_APPLICATIONS, STATUS_BAR, USE_SIP, WRITE_CALL_LOG, WRITE_USER_DICTIONARY, ACCESS_MOCK_LOCATION, ACCESS_PROVIDER, CHANGE_CONFIGURATION, DEVICE_POWER, READ_SETTINGS, RECEIVE_WAP_PUSH, WRITE_SECURE_SETTINGS, ACCESS_CHECKIN_PROPERTIES, ACCESS_DOWNLOAD_MANAGER, ACCESS_WIMAX_STATE, CHANGE_COMPONENT_ENABLED_STATE, CHANGE_WIFI_MULTICAST_STATE, CHANGE_WIMAX_STATE, DELETE_PACKAGES, EXPAND_STATUS_BAR, INSTALL_PACKAGES, MOUNT_FORMAT_FILESYSTEMS, READ_SOCIAL_STREAM, READ_USER_DICTIONARY, SUBSCRIBED_FEEDS_WRITE, UPDATE_DEVICE_STATS, WRITE_APN_SETTINGS, WRITE_SOCIAL_STREAM</text:p>
          </table:table-cell>
          <table:table-cell table:number-columns-repeated="1018"/>
        </table:table-row>
        <table:table-row table:style-name="ro2">
          <table:table-cell table:style-name="ce382" office:value-type="string" calcext:value-type="string">
            <text:p>DS1</text:p>
          </table:table-cell>
          <table:table-cell table:style-name="ce382" office:value-type="string" calcext:value-type="string">
            <text:p>Benign</text:p>
          </table:table-cell>
          <table:table-cell table:style-name="ce382" office:value-type="float" office:value="1" calcext:value-type="float">
            <text:p>1</text:p>
          </table:table-cell>
          <table:table-cell table:style-name="ce396" office:value-type="string" calcext:value-type="string">
            <text:p>Log-Normal</text:p>
          </table:table-cell>
          <table:table-cell office:value-type="string" calcext:value-type="string">
            <text:p>Fitted (&gt;=xmin)</text:p>
          </table:table-cell>
          <table:table-cell office:value-type="string" calcext:value-type="string">
            <text:p>INTERNET, ACCESS_NETWORK_STATE, READ_PHONE_STATE, WRITE_EXTERNAL_STORAGE, READ_CONTACTS, VIBRATE, WAKE_LOCK, RECEIVE_BOOT_COMPLETED, CALL_PHONE, ACCESS_WIFI_STATE, ACCESS_FINE_LOCATION, ACCESS_COARSE_LOCATION, SEND_SMS, RECEIVE_SMS, READ_SMS, GET_ACCOUNTS, WRITE_CONTACTS, RECORD_AUDIO, WRITE_SETTINGS, WRITE_SMS, MODIFY_AUDIO_SETTINGS, RECEIVE, CHANGE_WIFI_STATE, PROCESS_OUTGOING_CALLS, READ_LOGS, BLUETOOTH, GET_TASKS, INSTALL_SHORTCUT, DISABLE_KEYGUARD, CAMERA, MANAGE_ACCOUNTS, READ_SYNC_SETTINGS, CHANGE_NETWORK_STATE, MODIFY_PHONE_STATE, USE_CREDENTIALS, WRITE_SYNC_SETTINGS, AUTHENTICATE_ACCOUNTS, BLUETOOTH_ADMIN, SYSTEM_ALERT_WINDOW, BROADCAST_STICKY, CALL_PRIVILEGED, RESTART_PACKAGES, READ_HISTORY_BOOKMARKS</text:p>
          </table:table-cell>
          <table:table-cell table:number-columns-repeated="1018"/>
        </table:table-row>
        <table:table-row table:style-name="ro2">
          <table:table-cell table:style-name="ce382" office:value-type="string" calcext:value-type="string">
            <text:p>DS1</text:p>
          </table:table-cell>
          <table:table-cell table:style-name="ce382" office:value-type="string" calcext:value-type="string">
            <text:p>Benign</text:p>
          </table:table-cell>
          <table:table-cell table:style-name="ce382" office:value-type="float" office:value="1" calcext:value-type="float">
            <text:p>1</text:p>
          </table:table-cell>
          <table:table-cell table:style-name="ce396" office:value-type="string" calcext:value-type="string">
            <text:p>Log-Normal</text:p>
          </table:table-cell>
          <table:table-cell office:value-type="string" calcext:value-type="string">
            <text:p>Not fitted (&lt;xmin)</text:p>
          </table:table-cell>
          <table:table-cell office:value-type="string" calcext:value-type="string">
            <text:p>RECEIVE_MMS, SET_WALLPAPER, CHECK_LICENSE, KILL_BACKGROUND_PROCESSES, READ_CALENDAR, READ_EXTERNAL_STORAGE, UNINSTALL_SHORTCUT, MOUNT_UNMOUNT_FILESYSTEMS, READ_PROFILE, READ_SYNC_STATS, WRITE_HISTORY_BOOKMARKS, BATTERY_STATS, FLASHLIGHT, NFC, WRITE_CALENDAR, CLEAR_APP_CACHE, ACCESS_LOCATION_EXTRA_COMMANDS, GET_PACKAGE_SIZE, PERSISTENT_ACTIVITY, READ_ATTACHMENT, READ_CALL_LOG, READ_GSERVICES, REORDER_TASKS, SET_PREFERRED_APPLICATIONS, STATUS_BAR, USE_SIP, WRITE_CALL_LOG, WRITE_USER_DICTIONARY, ACCESS_MOCK_LOCATION, ACCESS_PROVIDER, CHANGE_CONFIGURATION, DEVICE_POWER, READ_SETTINGS, RECEIVE_WAP_PUSH, WRITE_SECURE_SETTINGS, ACCESS_CHECKIN_PROPERTIES, ACCESS_DOWNLOAD_MANAGER, ACCESS_WIMAX_STATE, CHANGE_COMPONENT_ENABLED_STATE, CHANGE_WIFI_MULTICAST_STATE, CHANGE_WIMAX_STATE, DELETE_PACKAGES, EXPAND_STATUS_BAR, INSTALL_PACKAGES, MOUNT_FORMAT_FILESYSTEMS, READ_SOCIAL_STREAM, READ_USER_DICTIONARY, SUBSCRIBED_FEEDS_WRITE, UPDATE_DEVICE_STATS, WRITE_APN_SETTINGS, WRITE_SOCIAL_STREAM</text:p>
          </table:table-cell>
          <table:table-cell table:number-columns-repeated="1018"/>
        </table:table-row>
        <table:table-row table:style-name="ro2">
          <table:table-cell table:style-name="ce382" office:value-type="string" calcext:value-type="string">
            <text:p>DS1</text:p>
          </table:table-cell>
          <table:table-cell table:style-name="ce382" office:value-type="string" calcext:value-type="string">
            <text:p>Benign</text:p>
          </table:table-cell>
          <table:table-cell table:style-name="ce382" office:value-type="float" office:value="3" calcext:value-type="float">
            <text:p>3</text:p>
          </table:table-cell>
          <table:table-cell table:style-name="ce398" office:value-type="string" calcext:value-type="string">
            <text:p>Exponential</text:p>
          </table:table-cell>
          <table:table-cell office:value-type="string" calcext:value-type="string">
            <text:p>Fitted (&gt;=xmin)</text:p>
          </table:table-cell>
          <table:table-cell office:value-type="string" calcext:value-type="string">
            <text:p>INTERNET, ACCESS_NETWORK_STATE, READ_PHONE_STATE, WRITE_EXTERNAL_STORAGE, READ_CONTACTS, VIBRATE, WAKE_LOCK, RECEIVE_BOOT_COMPLETED, CALL_PHONE, ACCESS_WIFI_STATE, ACCESS_FINE_LOCATION, ACCESS_COARSE_LOCATION, SEND_SMS, RECEIVE_SMS, READ_SMS, GET_ACCOUNTS, WRITE_CONTACTS, RECORD_AUDIO, WRITE_SETTINGS, WRITE_SMS, MODIFY_AUDIO_SETTINGS, RECEIVE, CHANGE_WIFI_STATE, PROCESS_OUTGOING_CALLS, READ_LOGS, BLUETOOTH, GET_TASKS, INSTALL_SHORTCUT, DISABLE_KEYGUARD, CAMERA, MANAGE_ACCOUNTS, READ_SYNC_SETTINGS</text:p>
          </table:table-cell>
          <table:table-cell table:number-columns-repeated="1018"/>
        </table:table-row>
        <table:table-row table:style-name="ro2">
          <table:table-cell table:style-name="ce382" office:value-type="string" calcext:value-type="string">
            <text:p>DS1</text:p>
          </table:table-cell>
          <table:table-cell table:style-name="ce382" office:value-type="string" calcext:value-type="string">
            <text:p>Benign</text:p>
          </table:table-cell>
          <table:table-cell table:style-name="ce382" office:value-type="float" office:value="3" calcext:value-type="float">
            <text:p>3</text:p>
          </table:table-cell>
          <table:table-cell table:style-name="ce398" office:value-type="string" calcext:value-type="string">
            <text:p>Exponential</text:p>
          </table:table-cell>
          <table:table-cell office:value-type="string" calcext:value-type="string">
            <text:p>Not fitted (&lt;xmin)</text:p>
          </table:table-cell>
          <table:table-cell office:value-type="string" calcext:value-type="string">
            <text:p>CHANGE_NETWORK_STATE, MODIFY_PHONE_STATE, USE_CREDENTIALS, WRITE_SYNC_SETTINGS, AUTHENTICATE_ACCOUNTS, BLUETOOTH_ADMIN, SYSTEM_ALERT_WINDOW, BROADCAST_STICKY, CALL_PRIVILEGED, RESTART_PACKAGES, READ_HISTORY_BOOKMARKS, RECEIVE_MMS, SET_WALLPAPER, CHECK_LICENSE, KILL_BACKGROUND_PROCESSES, READ_CALENDAR, READ_EXTERNAL_STORAGE, UNINSTALL_SHORTCUT, MOUNT_UNMOUNT_FILESYSTEMS, READ_PROFILE, READ_SYNC_STATS, WRITE_HISTORY_BOOKMARKS, BATTERY_STATS, FLASHLIGHT, NFC, WRITE_CALENDAR, CLEAR_APP_CACHE, ACCESS_LOCATION_EXTRA_COMMANDS, GET_PACKAGE_SIZE, PERSISTENT_ACTIVITY, READ_ATTACHMENT, READ_CALL_LOG, READ_GSERVICES, REORDER_TASKS, SET_PREFERRED_APPLICATIONS, STATUS_BAR, USE_SIP, WRITE_CALL_LOG, WRITE_USER_DICTIONARY, ACCESS_MOCK_LOCATION, ACCESS_PROVIDER, CHANGE_CONFIGURATION, DEVICE_POWER, READ_SETTINGS, RECEIVE_WAP_PUSH, WRITE_SECURE_SETTINGS, ACCESS_CHECKIN_PROPERTIES, ACCESS_DOWNLOAD_MANAGER, ACCESS_WIMAX_STATE, CHANGE_COMPONENT_ENABLED_STATE, CHANGE_WIFI_MULTICAST_STATE, CHANGE_WIMAX_STATE, DELETE_PACKAGES, EXPAND_STATUS_BAR, INSTALL_PACKAGES, MOUNT_FORMAT_FILESYSTEMS, READ_SOCIAL_STREAM, READ_USER_DICTIONARY, SUBSCRIBED_FEEDS_WRITE, UPDATE_DEVICE_STATS, WRITE_APN_SETTINGS, WRITE_SOCIAL_STREAM</text:p>
          </table:table-cell>
          <table:table-cell table:number-columns-repeated="1018"/>
        </table:table-row>
        <table:table-row table:style-name="ro2">
          <table:table-cell table:style-name="ce382" office:value-type="string" calcext:value-type="string">
            <text:p>DS2</text:p>
          </table:table-cell>
          <table:table-cell table:style-name="ce382" office:value-type="string" calcext:value-type="string">
            <text:p>Benign</text:p>
          </table:table-cell>
          <table:table-cell table:style-name="ce382" office:value-type="float" office:value="2" calcext:value-type="float">
            <text:p>2</text:p>
          </table:table-cell>
          <table:table-cell table:style-name="ce395" office:value-type="string" calcext:value-type="string">
            <text:p>Power Law</text:p>
          </table:table-cell>
          <table:table-cell office:value-type="string" calcext:value-type="string">
            <text:p>Fitted (&gt;=xmin)</text:p>
          </table:table-cell>
          <table:table-cell office:value-type="string" calcext:value-type="string">
            <text:p>INTERNET, ACCESS_NETWORK_STATE, WRITE_EXTERNAL_STORAGE, READ_EXTERNAL_STORAGE, READ_PHONE_STATE, ACCESS_FINE_LOCATION, ACCESS_COARSE_LOCATION, VIBRATE, WAKE_LOCK, ACCESS_WIFI_STATE, RECEIVE_BOOT_COMPLETED, GET_ACCOUNTS, CAMERA, CALL_PHONE, READ_CONTACTS, ACCESS_LOCATION_EXTRA_COMMANDS, READ_CALL_LOG, GET_TASKS, RECORD_AUDIO, SET_WALLPAPER, CHANGE_WIFI_STATE, WRITE_SETTINGS, WRITE_CONTACTS, SEND_SMS, WRITE_CALL_LOG, READ_HISTORY_BOOKMARKS, WRITE_HISTORY_BOOKMARKS, BROADCAST_STICKY, RESTART_PACKAGES, RECEIVE_SMS, FLASHLIGHT, ACCESS_MOCK_LOCATION, MODIFY_AUDIO_SETTINGS, READ_CALENDAR, WRITE_CALENDAR, DISABLE_KEYGUARD, READ_SMS, BLUETOOTH, CHANGE_CONFIGURATION, CHANGE_NETWORK_STATE, USE_CREDENTIALS, SYSTEM_ALERT_WINDOW, BLUETOOTH_ADMIN, PROCESS_OUTGOING_CALLS, WRITE_SMS </text:p>
          </table:table-cell>
          <table:table-cell table:number-columns-repeated="1018"/>
        </table:table-row>
        <table:table-row table:style-name="ro2">
          <table:table-cell table:style-name="ce382" office:value-type="string" calcext:value-type="string">
            <text:p>DS2</text:p>
          </table:table-cell>
          <table:table-cell table:style-name="ce382" office:value-type="string" calcext:value-type="string">
            <text:p>Benign</text:p>
          </table:table-cell>
          <table:table-cell table:style-name="ce382" office:value-type="float" office:value="2" calcext:value-type="float">
            <text:p>2</text:p>
          </table:table-cell>
          <table:table-cell table:style-name="ce395" office:value-type="string" calcext:value-type="string">
            <text:p>Power Law</text:p>
          </table:table-cell>
          <table:table-cell office:value-type="string" calcext:value-type="string">
            <text:p>Not fitted (&lt;xmin)</text:p>
          </table:table-cell>
          <table:table-cell office:value-type="string" calcext:value-type="string">
            <text:p>KILL_BACKGROUND_PROCESSES, MANAGE_ACCOUNTS, BATTERY_STATS, WRITE_SYNC_SETTINGS, READ_SYNC_SETTINGS, AUTHENTICATE_ACCOUNTS, NFC, SET_WALLPAPER_HINTS, CHANGE_WIFI_MULTICAST_STATE, CLEAR_APP_CACHE, EXPAND_STATUS_BAR, RECEIVE_MMS, GET_PACKAGE_SIZE, READ_SYNC_STATS, REORDER_TASKS, PERSISTENT_ACTIVITY, SET_PREFERRED_APPLICATIONS, USE_SIP, SET_ALARM, READ_PROFILE, BIND_WALLPAPER, READ_USER_DICTIONARY, RECEIVE_WAP_PUSH, WRITE_USER_DICTIONARY, SET_TIME_ZONE, BIND_INPUT_METHOD, RETRIEVE_WINDOW_CONTENT, BIND_DEVICE_ADMIN, GLOBAL_SEARCH, SUBSCRIBED_FEEDS_READ, SUBSCRIBED_FEEDS_WRITE, BIND_REMOTEVIEWS, BIND_ACCESSIBILITY_SERVICE, WRITE_SOCIAL_STREAM, READ_SOCIAL_STREAM, ADD_VOICEMAIL, BIND_TEXT_SERVICE, BIND_VPN_SERVICE</text:p>
          </table:table-cell>
          <table:table-cell table:number-columns-repeated="1018"/>
        </table:table-row>
        <table:table-row table:style-name="ro2">
          <table:table-cell table:style-name="ce382" office:value-type="string" calcext:value-type="string">
            <text:p>DS2</text:p>
          </table:table-cell>
          <table:table-cell table:style-name="ce382" office:value-type="string" calcext:value-type="string">
            <text:p>Benign</text:p>
          </table:table-cell>
          <table:table-cell table:style-name="ce382" office:value-type="float" office:value="1" calcext:value-type="float">
            <text:p>1</text:p>
          </table:table-cell>
          <table:table-cell table:style-name="ce396" office:value-type="string" calcext:value-type="string">
            <text:p>Log-Normal</text:p>
          </table:table-cell>
          <table:table-cell office:value-type="string" calcext:value-type="string">
            <text:p>Fitted (&gt;=xmin)</text:p>
          </table:table-cell>
          <table:table-cell office:value-type="string" calcext:value-type="string">
            <text:p>INTERNET, ACCESS_NETWORK_STATE, WRITE_EXTERNAL_STORAGE, READ_EXTERNAL_STORAGE, READ_PHONE_STATE, ACCESS_FINE_LOCATION, ACCESS_COARSE_LOCATION, VIBRATE, WAKE_LOCK, ACCESS_WIFI_STATE, RECEIVE_BOOT_COMPLETED, GET_ACCOUNTS, CAMERA, CALL_PHONE, READ_CONTACTS, ACCESS_LOCATION_EXTRA_COMMANDS, READ_CALL_LOG, GET_TASKS, RECORD_AUDIO, SET_WALLPAPER, CHANGE_WIFI_STATE, WRITE_SETTINGS, WRITE_CONTACTS, SEND_SMS, WRITE_CALL_LOG, READ_HISTORY_BOOKMARKS, WRITE_HISTORY_BOOKMARKS, BROADCAST_STICKY, RESTART_PACKAGES, RECEIVE_SMS, FLASHLIGHT, ACCESS_MOCK_LOCATION, MODIFY_AUDIO_SETTINGS, READ_CALENDAR, WRITE_CALENDAR, DISABLE_KEYGUARD, READ_SMS, BLUETOOTH, CHANGE_CONFIGURATION, CHANGE_NETWORK_STATE, USE_CREDENTIALS, SYSTEM_ALERT_WINDOW, BLUETOOTH_ADMIN, PROCESS_OUTGOING_CALLS, WRITE_SMS, KILL_BACKGROUND_PROCESSES, MANAGE_ACCOUNTS, BATTERY_STATS, WRITE_SYNC_SETTINGS, READ_SYNC_SETTINGS, AUTHENTICATE_ACCOUNTS, NFC, SET_WALLPAPER_HINTS, CHANGE_WIFI_MULTICAST_STATE, CLEAR_APP_CACHE, EXPAND_STATUS_BAR, RECEIVE_MMS, GET_PACKAGE_SIZE, READ_SYNC_STATS, REORDER_TASKS, PERSISTENT_ACTIVITY, SET_PREFERRED_APPLICATIONS, USE_SIP, SET_ALARM, READ_PROFILE, BIND_WALLPAPER, READ_USER_DICTIONARY, RECEIVE_WAP_PUSH, WRITE_USER_DICTIONARY, SET_TIME_ZONE, BIND_INPUT_METHOD, RETRIEVE_WINDOW_CONTENT, BIND_DEVICE_ADMIN, GLOBAL_SEARCH, SUBSCRIBED_FEEDS_READ, SUBSCRIBED_FEEDS_WRITE, BIND_REMOTEVIEWS</text:p>
          </table:table-cell>
          <table:table-cell table:number-columns-repeated="1018"/>
        </table:table-row>
        <table:table-row table:style-name="ro2">
          <table:table-cell table:style-name="ce382" office:value-type="string" calcext:value-type="string">
            <text:p>DS2</text:p>
          </table:table-cell>
          <table:table-cell table:style-name="ce382" office:value-type="string" calcext:value-type="string">
            <text:p>Benign</text:p>
          </table:table-cell>
          <table:table-cell table:style-name="ce382" office:value-type="float" office:value="1" calcext:value-type="float">
            <text:p>1</text:p>
          </table:table-cell>
          <table:table-cell table:style-name="ce396" office:value-type="string" calcext:value-type="string">
            <text:p>Log-Normal</text:p>
          </table:table-cell>
          <table:table-cell office:value-type="string" calcext:value-type="string">
            <text:p>Not fitted (&lt;xmin)</text:p>
          </table:table-cell>
          <table:table-cell office:value-type="string" calcext:value-type="string">
            <text:p>BIND_ACCESSIBILITY_SERVICE, WRITE_SOCIAL_STREAM, READ_SOCIAL_STREAM, ADD_VOICEMAIL, BIND_TEXT_SERVICE, BIND_VPN_SERVICE</text:p>
          </table:table-cell>
          <table:table-cell table:number-columns-repeated="1018"/>
        </table:table-row>
        <table:table-row table:style-name="ro2">
          <table:table-cell table:style-name="ce382" office:value-type="string" calcext:value-type="string">
            <text:p>DS2</text:p>
          </table:table-cell>
          <table:table-cell table:style-name="ce382" office:value-type="string" calcext:value-type="string">
            <text:p>Benign</text:p>
          </table:table-cell>
          <table:table-cell table:style-name="ce382" office:value-type="float" office:value="3" calcext:value-type="float">
            <text:p>3</text:p>
          </table:table-cell>
          <table:table-cell table:style-name="ce398" office:value-type="string" calcext:value-type="string">
            <text:p>Exponential</text:p>
          </table:table-cell>
          <table:table-cell office:value-type="string" calcext:value-type="string">
            <text:p>Fitted (&gt;=xmin)</text:p>
          </table:table-cell>
          <table:table-cell office:value-type="string" calcext:value-type="string">
            <text:p>INTERNET, ACCESS_NETWORK_STATE, WRITE_EXTERNAL_STORAGE, READ_EXTERNAL_STORAGE, READ_PHONE_STATE, ACCESS_FINE_LOCATION, ACCESS_COARSE_LOCATION, VIBRATE, WAKE_LOCK, ACCESS_WIFI_STATE, RECEIVE_BOOT_COMPLETED, GET_ACCOUNTS, CAMERA, CALL_PHONE, READ_CONTACTS, ACCESS_LOCATION_EXTRA_COMMANDS</text:p>
          </table:table-cell>
          <table:table-cell table:number-columns-repeated="1018"/>
        </table:table-row>
        <table:table-row table:style-name="ro2">
          <table:table-cell table:style-name="ce382" office:value-type="string" calcext:value-type="string">
            <text:p>DS2</text:p>
          </table:table-cell>
          <table:table-cell table:style-name="ce382" office:value-type="string" calcext:value-type="string">
            <text:p>Benign</text:p>
          </table:table-cell>
          <table:table-cell table:style-name="ce382" office:value-type="float" office:value="3" calcext:value-type="float">
            <text:p>3</text:p>
          </table:table-cell>
          <table:table-cell table:style-name="ce398" office:value-type="string" calcext:value-type="string">
            <text:p>Exponential</text:p>
          </table:table-cell>
          <table:table-cell office:value-type="string" calcext:value-type="string">
            <text:p>Not fitted (&lt;xmin)</text:p>
          </table:table-cell>
          <table:table-cell office:value-type="string" calcext:value-type="string">
            <text:p>READ_CALL_LOG, GET_TASKS, RECORD_AUDIO, SET_WALLPAPER, CHANGE_WIFI_STATE, WRITE_SETTINGS, WRITE_CONTACTS, SEND_SMS, WRITE_CALL_LOG, READ_HISTORY_BOOKMARKS, WRITE_HISTORY_BOOKMARKS, BROADCAST_STICKY, RESTART_PACKAGES, RECEIVE_SMS, FLASHLIGHT, ACCESS_MOCK_LOCATION, MODIFY_AUDIO_SETTINGS, READ_CALENDAR, WRITE_CALENDAR, DISABLE_KEYGUARD, READ_SMS, BLUETOOTH, CHANGE_CONFIGURATION, CHANGE_NETWORK_STATE, USE_CREDENTIALS, SYSTEM_ALERT_WINDOW, BLUETOOTH_ADMIN, PROCESS_OUTGOING_CALLS, WRITE_SMS, KILL_BACKGROUND_PROCESSES, MANAGE_ACCOUNTS, BATTERY_STATS, WRITE_SYNC_SETTINGS, READ_SYNC_SETTINGS, AUTHENTICATE_ACCOUNTS, NFC, SET_WALLPAPER_HINTS, CHANGE_WIFI_MULTICAST_STATE, CLEAR_APP_CACHE, EXPAND_STATUS_BAR, RECEIVE_MMS, GET_PACKAGE_SIZE, READ_SYNC_STATS, REORDER_TASKS, PERSISTENT_ACTIVITY, SET_PREFERRED_APPLICATIONS, USE_SIP, SET_ALARM, READ_PROFILE, BIND_WALLPAPER, READ_USER_DICTIONARY, RECEIVE_WAP_PUSH, WRITE_USER_DICTIONARY, SET_TIME_ZONE, BIND_INPUT_METHOD, RETRIEVE_WINDOW_CONTENT, BIND_DEVICE_ADMIN, GLOBAL_SEARCH, SUBSCRIBED_FEEDS_READ, SUBSCRIBED_FEEDS_WRITE, BIND_REMOTEVIEWS, BIND_ACCESSIBILITY_SERVICE, WRITE_SOCIAL_STREAM, READ_SOCIAL_STREAM, ADD_VOICEMAIL, BIND_TEXT_SERVICE, BIND_VPN_SERVICE</text:p>
          </table:table-cell>
          <table:table-cell table:number-columns-repeated="1018"/>
        </table:table-row>
        <table:table-row table:style-name="ro2">
          <table:table-cell table:style-name="ce382" office:value-type="string" calcext:value-type="string">
            <text:p>DS3</text:p>
          </table:table-cell>
          <table:table-cell table:style-name="ce382" office:value-type="string" calcext:value-type="string">
            <text:p>Benign</text:p>
          </table:table-cell>
          <table:table-cell table:style-name="ce382" office:value-type="float" office:value="2" calcext:value-type="float">
            <text:p>2</text:p>
          </table:table-cell>
          <table:table-cell table:style-name="ce395" office:value-type="string" calcext:value-type="string">
            <text:p>Power Law</text:p>
          </table:table-cell>
          <table:table-cell office:value-type="string" calcext:value-type="string">
            <text:p>Fitted (&gt;=xmin)</text:p>
          </table:table-cell>
          <table:table-cell office:value-type="string" calcext:value-type="string">
            <text:p>INTERNET, ACCESS_NETWORK_STATE, WRITE_EXTERNAL_STORAGE, READ_PHONE_STATE, VIBRATE, ACCESS_COARSE_LOCATION, WAKE_LOCK, ACCESS_FINE_LOCATION, RECEIVE_BOOT_COMPLETED, ACCESS_WIFI_STATE, READ_CONTACTS, WRITE_SETTINGS, GET_ACCOUNTS, CAMERA, CALL_PHONE, WRITE_CONTACTS, GET_TASKS, RECORD_AUDIO, READ_HISTORY_BOOKMARKS, WRITE_HISTORY_BOOKMARKS, ACCESS_LOCATION_EXTRA_COMMANDS, CHANGE_WIFI_STATE, MODIFY_AUDIO_SETTINGS, RESTART_PACKAGES, FLASHLIGHT, SET_WALLPAPER, BLUETOOTH, READ_CALENDAR, SEND_SMS, WRITE_CALENDAR, BIND_WALLPAPER, DISABLE_KEYGUARD, BLUETOOTH_ADMIN, READ_SMS, READ_EXTERNAL_STORAGE, READ_LOGS, CHANGE_NETWORK_STATE, READ_SYNC_SETTINGS, KILL_BACKGROUND_PROCESSES, WRITE_SYNC_SETTINGS, BROADCAST_STICKY, USE_CREDENTIALS, MOUNT_UNMOUNT_FILESYSTEMS, RECEIVE_SMS, ACCESS_MOCK_LOCATION, BATTERY_STATS, MANAGE_ACCOUNTS, SYSTEM_ALERT_WINDOW, WRITE_SMS, GET_PACKAGE_SIZE, INSTALL_PACKAGES, MODIFY_PHONE_STATE, PROCESS_OUTGOING_CALLS </text:p>
          </table:table-cell>
          <table:table-cell table:number-columns-repeated="1018"/>
        </table:table-row>
        <table:table-row table:style-name="ro2">
          <table:table-cell table:style-name="ce382" office:value-type="string" calcext:value-type="string">
            <text:p>DS3</text:p>
          </table:table-cell>
          <table:table-cell table:style-name="ce382" office:value-type="string" calcext:value-type="string">
            <text:p>Benign</text:p>
          </table:table-cell>
          <table:table-cell table:style-name="ce382" office:value-type="float" office:value="2" calcext:value-type="float">
            <text:p>2</text:p>
          </table:table-cell>
          <table:table-cell table:style-name="ce395" office:value-type="string" calcext:value-type="string">
            <text:p>Power Law</text:p>
          </table:table-cell>
          <table:table-cell office:value-type="string" calcext:value-type="string">
            <text:p>Not fitted (&lt;xmin)</text:p>
          </table:table-cell>
          <table:table-cell office:value-type="string" calcext:value-type="string">
            <text:p>STATUS_BAR, CHANGE_COMPONENT_ENABLED_STATE, SET_PREFERRED_APPLICATIONS, BIND_APPWIDGET, CHANGE_CONFIGURATION, DELETE_PACKAGES, PERSISTENT_ACTIVITY, SET_WALLPAPER_HINTS, AUTHENTICATE_ACCOUNTS, BIND_INPUT_METHOD, BIND_REMOTEVIEWS, CLEAR_APP_CACHE, DEVICE_POWER, EXPAND_STATUS_BAR, BIND_DEVICE_ADMIN, NFC, CALL_PRIVILEGED, GLOBAL_SEARCH, READ_USER_DICTIONARY, SET_ORIENTATION, WRITE_APN_SETTINGS, WRITE_SECURE_SETTINGS, DELETE_CACHE_FILES, RECEIVE_MMS, INTERNAL_SYSTEM_WINDOW, REBOOT, REORDER_TASKS, SET_ALARM, SET_DEBUG_APP, WRITE_USER_DICTIONARY, ACCESS_CHECKIN_PROPERTIES, BIND_VPN_SERVICE, CHANGE_WIFI_MULTICAST_STATE, CONTROL_LOCATION_UPDATES, DUMP, FORCE_BACK, MANAGE_APP_TOKENS, MOUNT_FORMAT_FILESYSTEMS, READ_CALL_LOG, READ_SYNC_STATS, RECEIVE_WAP_PUSH, SUBSCRIBED_FEEDS_READ, UPDATE_DEVICE_STATS, USE_SIP, WRITE_CALL_LOG, WRITE_GSERVICES</text:p>
          </table:table-cell>
          <table:table-cell table:number-columns-repeated="1018"/>
        </table:table-row>
        <table:table-row table:style-name="ro2">
          <table:table-cell table:style-name="ce382" office:value-type="string" calcext:value-type="string">
            <text:p>DS3</text:p>
          </table:table-cell>
          <table:table-cell table:style-name="ce382" office:value-type="string" calcext:value-type="string">
            <text:p>Benign</text:p>
          </table:table-cell>
          <table:table-cell table:style-name="ce382" office:value-type="float" office:value="1" calcext:value-type="float">
            <text:p>1</text:p>
          </table:table-cell>
          <table:table-cell table:style-name="ce396" office:value-type="string" calcext:value-type="string">
            <text:p>Log-Normal</text:p>
          </table:table-cell>
          <table:table-cell office:value-type="string" calcext:value-type="string">
            <text:p>Fitted (&gt;=xmin)</text:p>
          </table:table-cell>
          <table:table-cell office:value-type="string" calcext:value-type="string">
            <text:p>INTERNET, ACCESS_NETWORK_STATE, WRITE_EXTERNAL_STORAGE, READ_PHONE_STATE, VIBRATE, ACCESS_COARSE_LOCATION, WAKE_LOCK, ACCESS_FINE_LOCATION, RECEIVE_BOOT_COMPLETED, ACCESS_WIFI_STATE, READ_CONTACTS, WRITE_SETTINGS, GET_ACCOUNTS, CAMERA, CALL_PHONE, WRITE_CONTACTS, GET_TASKS, RECORD_AUDIO, READ_HISTORY_BOOKMARKS, WRITE_HISTORY_BOOKMARKS, ACCESS_LOCATION_EXTRA_COMMANDS, CHANGE_WIFI_STATE, MODIFY_AUDIO_SETTINGS, RESTART_PACKAGES, FLASHLIGHT, SET_WALLPAPER, BLUETOOTH, READ_CALENDAR, SEND_SMS, WRITE_CALENDAR, BIND_WALLPAPER, DISABLE_KEYGUARD, BLUETOOTH_ADMIN, READ_SMS, READ_EXTERNAL_STORAGE, READ_LOGS, CHANGE_NETWORK_STATE, READ_SYNC_SETTINGS, KILL_BACKGROUND_PROCESSES, WRITE_SYNC_SETTINGS, BROADCAST_STICKY, USE_CREDENTIALS, MOUNT_UNMOUNT_FILESYSTEMS, RECEIVE_SMS, ACCESS_MOCK_LOCATION, BATTERY_STATS, MANAGE_ACCOUNTS, SYSTEM_ALERT_WINDOW, WRITE_SMS, GET_PACKAGE_SIZE, INSTALL_PACKAGES, MODIFY_PHONE_STATE, PROCESS_OUTGOING_CALLS, STATUS_BAR, CHANGE_COMPONENT_ENABLED_STATE, SET_PREFERRED_APPLICATIONS, BIND_APPWIDGET, CHANGE_CONFIGURATION, DELETE_PACKAGES, PERSISTENT_ACTIVITY, SET_WALLPAPER_HINTS, AUTHENTICATE_ACCOUNTS, BIND_INPUT_METHOD, BIND_REMOTEVIEWS, CLEAR_APP_CACHE, DEVICE_POWER, EXPAND_STATUS_BAR, BIND_DEVICE_ADMIN, NFC, CALL_PRIVILEGED, GLOBAL_SEARCH, READ_USER_DICTIONARY, SET_ORIENTATION, WRITE_APN_SETTINGS, WRITE_SECURE_SETTINGS, DELETE_CACHE_FILES, RECEIVE_MMS, INTERNAL_SYSTEM_WINDOW, REBOOT, REORDER_TASKS, SET_ALARM, SET_DEBUG_APP, WRITE_USER_DICTIONARY, ACCESS_CHECKIN_PROPERTIES, BIND_VPN_SERVICE, CHANGE_WIFI_MULTICAST_STATE, CONTROL_LOCATION_UPDATES, DUMP, FORCE_BACK, MANAGE_APP_TOKENS, MOUNT_FORMAT_FILESYSTEMS, READ_CALL_LOG, READ_SYNC_STATS, RECEIVE_WAP_PUSH, SUBSCRIBED_FEEDS_READ, UPDATE_DEVICE_STATS, USE_SIP, WRITE_CALL_LOG, WRITE_GSERVICES</text:p>
          </table:table-cell>
          <table:table-cell table:number-columns-repeated="1018"/>
        </table:table-row>
        <table:table-row table:style-name="ro2">
          <table:table-cell table:style-name="ce382" office:value-type="string" calcext:value-type="string">
            <text:p>DS3</text:p>
          </table:table-cell>
          <table:table-cell table:style-name="ce382" office:value-type="string" calcext:value-type="string">
            <text:p>Benign</text:p>
          </table:table-cell>
          <table:table-cell table:style-name="ce382" office:value-type="float" office:value="1" calcext:value-type="float">
            <text:p>1</text:p>
          </table:table-cell>
          <table:table-cell table:style-name="ce396" office:value-type="string" calcext:value-type="string">
            <text:p>Log-Normal</text:p>
          </table:table-cell>
          <table:table-cell office:value-type="string" calcext:value-type="string">
            <text:p>Not fitted (&lt;xmin)</text:p>
          </table:table-cell>
          <table:table-cell office:value-type="string" calcext:value-type="string">
            <text:p>NA</text:p>
          </table:table-cell>
          <table:table-cell table:number-columns-repeated="1018"/>
        </table:table-row>
        <table:table-row table:style-name="ro2">
          <table:table-cell table:style-name="ce382" office:value-type="string" calcext:value-type="string">
            <text:p>DS3</text:p>
          </table:table-cell>
          <table:table-cell table:style-name="ce382" office:value-type="string" calcext:value-type="string">
            <text:p>Benign</text:p>
          </table:table-cell>
          <table:table-cell table:style-name="ce382" office:value-type="float" office:value="3" calcext:value-type="float">
            <text:p>3</text:p>
          </table:table-cell>
          <table:table-cell table:style-name="ce398" office:value-type="string" calcext:value-type="string">
            <text:p>Exponential</text:p>
          </table:table-cell>
          <table:table-cell office:value-type="string" calcext:value-type="string">
            <text:p>Fitted (&gt;=xmin)</text:p>
          </table:table-cell>
          <table:table-cell office:value-type="string" calcext:value-type="string">
            <text:p>INTERNET, ACCESS_NETWORK_STATE, WRITE_EXTERNAL_STORAGE, READ_PHONE_STATE, VIBRATE, ACCESS_COARSE_LOCATION, WAKE_LOCK, ACCESS_FINE_LOCATION, RECEIVE_BOOT_COMPLETED, ACCESS_WIFI_STATE, READ_CONTACTS, WRITE_SETTINGS</text:p>
          </table:table-cell>
          <table:table-cell table:number-columns-repeated="1018"/>
        </table:table-row>
        <table:table-row table:style-name="ro2">
          <table:table-cell table:style-name="ce382" office:value-type="string" calcext:value-type="string">
            <text:p>DS3</text:p>
          </table:table-cell>
          <table:table-cell table:style-name="ce382" office:value-type="string" calcext:value-type="string">
            <text:p>Benign</text:p>
          </table:table-cell>
          <table:table-cell table:style-name="ce382" office:value-type="float" office:value="3" calcext:value-type="float">
            <text:p>3</text:p>
          </table:table-cell>
          <table:table-cell table:style-name="ce398" office:value-type="string" calcext:value-type="string">
            <text:p>Exponential</text:p>
          </table:table-cell>
          <table:table-cell office:value-type="string" calcext:value-type="string">
            <text:p>Not fitted (&lt;xmin)</text:p>
          </table:table-cell>
          <table:table-cell office:value-type="string" calcext:value-type="string">
            <text:p>GET_ACCOUNTS, CAMERA, CALL_PHONE, WRITE_CONTACTS, GET_TASKS, RECORD_AUDIO, READ_HISTORY_BOOKMARKS, WRITE_HISTORY_BOOKMARKS, ACCESS_LOCATION_EXTRA_COMMANDS, CHANGE_WIFI_STATE, MODIFY_AUDIO_SETTINGS, RESTART_PACKAGES, FLASHLIGHT, SET_WALLPAPER, BLUETOOTH, READ_CALENDAR, SEND_SMS, WRITE_CALENDAR, BIND_WALLPAPER, DISABLE_KEYGUARD, BLUETOOTH_ADMIN, READ_SMS, READ_EXTERNAL_STORAGE, READ_LOGS, CHANGE_NETWORK_STATE, READ_SYNC_SETTINGS, KILL_BACKGROUND_PROCESSES, WRITE_SYNC_SETTINGS, BROADCAST_STICKY, USE_CREDENTIALS, MOUNT_UNMOUNT_FILESYSTEMS, RECEIVE_SMS, ACCESS_MOCK_LOCATION, BATTERY_STATS, MANAGE_ACCOUNTS, SYSTEM_ALERT_WINDOW, WRITE_SMS, GET_PACKAGE_SIZE, INSTALL_PACKAGES, MODIFY_PHONE_STATE, PROCESS_OUTGOING_CALLS, STATUS_BAR, CHANGE_COMPONENT_ENABLED_STATE, SET_PREFERRED_APPLICATIONS, BIND_APPWIDGET, CHANGE_CONFIGURATION, DELETE_PACKAGES, PERSISTENT_ACTIVITY, SET_WALLPAPER_HINTS, AUTHENTICATE_ACCOUNTS, BIND_INPUT_METHOD, BIND_REMOTEVIEWS, CLEAR_APP_CACHE, DEVICE_POWER, EXPAND_STATUS_BAR, BIND_DEVICE_ADMIN, NFC, CALL_PRIVILEGED, GLOBAL_SEARCH, READ_USER_DICTIONARY, SET_ORIENTATION, WRITE_APN_SETTINGS, WRITE_SECURE_SETTINGS, DELETE_CACHE_FILES, RECEIVE_MMS, INTERNAL_SYSTEM_WINDOW, REBOOT, REORDER_TASKS, SET_ALARM, SET_DEBUG_APP, WRITE_USER_DICTIONARY, ACCESS_CHECKIN_PROPERTIES, BIND_VPN_SERVICE, CHANGE_WIFI_MULTICAST_STATE, CONTROL_LOCATION_UPDATES, DUMP, FORCE_BACK, MANAGE_APP_TOKENS, MOUNT_FORMAT_FILESYSTEMS, READ_CALL_LOG, READ_SYNC_STATS, RECEIVE_WAP_PUSH, SUBSCRIBED_FEEDS_READ, UPDATE_DEVICE_STATS, USE_SIP, WRITE_CALL_LOG, WRITE_GSERVICES</text:p>
          </table:table-cell>
          <table:table-cell table:number-columns-repeated="1018"/>
        </table:table-row>
        <table:table-row table:style-name="ro2">
          <table:table-cell table:style-name="ce382" office:value-type="string" calcext:value-type="string">
            <text:p>DS5</text:p>
          </table:table-cell>
          <table:table-cell table:style-name="ce382" office:value-type="string" calcext:value-type="string">
            <text:p>Benign</text:p>
          </table:table-cell>
          <table:table-cell table:style-name="ce382" office:value-type="float" office:value="2" calcext:value-type="float">
            <text:p>2</text:p>
          </table:table-cell>
          <table:table-cell table:style-name="ce395" office:value-type="string" calcext:value-type="string">
            <text:p>Power Law</text:p>
          </table:table-cell>
          <table:table-cell office:value-type="string" calcext:value-type="string">
            <text:p>Fitted (&gt;=xmin)</text:p>
          </table:table-cell>
          <table:table-cell office:value-type="string" calcext:value-type="string">
            <text:p>INTERNET, ACCESS_NETWORK_STATE, WRITE_EXTERNAL_STORAGE, READ_PHONE_STATE, ACCESS_FINE_LOCATION, ACCESS_COARSE_LOCATION, VIBRATE, WAKE_LOCK, ACCESS_WIFI_STATE, READ_CONTACTS, CALL_PHONE, CAMERA, RECEIVE_BOOT_COMPLETED, SEND_SMS, WRITE_SETTINGS, WRITE_CONTACTS, RECEIVE_SMS, RECORD_AUDIO, GET_TASKS, CHANGE_WIFI_STATE, ACCESS_LOCATION_EXTRA_COMMANDS, RESTART_PACKAGES, ACCESS_MOCK_LOCATION, SET_WALLPAPER, READ_SMS, MODIFY_AUDIO_SETTINGS, READ_LOGS, READ_CALENDAR, DISABLE_KEYGUARD, WRITE_SMS, BLUETOOTH, FLASHLIGHT, READ_HISTORY_BOOKMARKS, WRITE_CALENDAR, CHANGE_NETWORK_STATE, MOUNT_UNMOUNT_FILESYSTEMS, BLUETOOTH_ADMIN, WRITE_HISTORY_BOOKMARKS, PROCESS_OUTGOING_CALLS, USE_CREDENTIALS, MODIFY_PHONE_STATE, GET_ACCOUNTS </text:p>
          </table:table-cell>
          <table:table-cell table:number-columns-repeated="1018"/>
        </table:table-row>
        <table:table-row table:style-name="ro2">
          <table:table-cell table:style-name="ce382" office:value-type="string" calcext:value-type="string">
            <text:p>DS5</text:p>
          </table:table-cell>
          <table:table-cell table:style-name="ce382" office:value-type="string" calcext:value-type="string">
            <text:p>Benign</text:p>
          </table:table-cell>
          <table:table-cell table:style-name="ce382" office:value-type="float" office:value="2" calcext:value-type="float">
            <text:p>2</text:p>
          </table:table-cell>
          <table:table-cell table:style-name="ce395" office:value-type="string" calcext:value-type="string">
            <text:p>Power Law</text:p>
          </table:table-cell>
          <table:table-cell office:value-type="string" calcext:value-type="string">
            <text:p>Not fitted (&lt;xmin)</text:p>
          </table:table-cell>
          <table:table-cell office:value-type="string" calcext:value-type="string">
            <text:p>INSTALL_PACKAGES, MANAGE_ACCOUNTS, BATTERY_STATS, WRITE_SYNC_SETTINGS, CALL_PRIVILEGED, CHANGE_CONFIGURATION, READ_SYNC_SETTINGS, SYSTEM_ALERT_WINDOW, DELETE_PACKAGES, AUTHENTICATE_ACCOUNTS, BROADCAST_STICKY, DEVICE_POWER, WRITE_SECURE_SETTINGS, WRITE_APN_SETTINGS, RECEIVE_MMS, CONTROL_LOCATION_UPDATES, SET_ORIENTATION, CHANGE_WIFI_MULTICAST_STATE, STATUS_BAR, GET_PACKAGE_SIZE, KILL_BACKGROUND_PROCESSES, DELETE_CACHE_FILES, EXPAND_STATUS_BAR, SET_WALLPAPER_HINTS, READ_SYNC_STATS, HARDWARE_TEST, SET_PREFERRED_APPLICATIONS, CLEAR_APP_CACHE, SIGNAL_PERSISTENT_PROCESSES, NFC, ACCESS_CHECKIN_PROPERTIES, ACCESS_SURFACE_FLINGER, BROADCAST_SMS, ACCOUNT_MANAGER, RECEIVE_WAP_PUSH, REBOOT, PERSISTENT_ACTIVITY, CHANGE_COMPONENT_ENABLED_STATE, REORDER_TASKS, CLEAR_APP_USER_DATA, BIND_INPUT_METHOD, READ_FRAME_BUFFER, INSTALL_LOCATION_PROVIDER, BIND_APPWIDGET, BIND_WALLPAPER, SET_TIME_ZONE, UPDATE_DEVICE_STATS, MOUNT_FORMAT_FILESYSTEMS, SET_DEBUG_APP, READ_INPUT_STATE, USE_SIP, SUBSCRIBED_FEEDS_READ, SUBSCRIBED_FEEDS_WRITE, BROADCAST_PACKAGE_REMOVED, SET_ALARM, SET_ANIMATION_SCALE, BROADCAST_WAP_PUSH, INJECT_EVENTS, BIND_DEVICE_ADMIN, SET_ACTIVITY_WATCHER, MANAGE_APP_TOKENS, SET_TIME, INTERNAL_SYSTEM_WINDOW, SET_PROCESS_LIMIT, FACTORY_TEST, MASTER_CLEAR, FORCE_BACK, BRICK, GLOBAL_SEARCH, DIAGNOSTIC, DUMP, SET_ALWAYS_FINISH, READ_PROFILE, WRITE_GSERVICES, WRITE_PROFILE, SET_POINTER_SPEED</text:p>
          </table:table-cell>
          <table:table-cell table:number-columns-repeated="1018"/>
        </table:table-row>
        <table:table-row table:style-name="ro2">
          <table:table-cell table:style-name="ce382" office:value-type="string" calcext:value-type="string">
            <text:p>DS5</text:p>
          </table:table-cell>
          <table:table-cell table:style-name="ce382" office:value-type="string" calcext:value-type="string">
            <text:p>Benign</text:p>
          </table:table-cell>
          <table:table-cell table:style-name="ce382" office:value-type="float" office:value="1" calcext:value-type="float">
            <text:p>1</text:p>
          </table:table-cell>
          <table:table-cell table:style-name="ce396" office:value-type="string" calcext:value-type="string">
            <text:p>Log-Normal</text:p>
          </table:table-cell>
          <table:table-cell office:value-type="string" calcext:value-type="string">
            <text:p>Fitted (&gt;=xmin)</text:p>
          </table:table-cell>
          <table:table-cell office:value-type="string" calcext:value-type="string">
            <text:p>INTERNET, ACCESS_NETWORK_STATE, WRITE_EXTERNAL_STORAGE, READ_PHONE_STATE, ACCESS_FINE_LOCATION, ACCESS_COARSE_LOCATION, VIBRATE, WAKE_LOCK, ACCESS_WIFI_STATE, READ_CONTACTS, CALL_PHONE, CAMERA, RECEIVE_BOOT_COMPLETED, SEND_SMS, WRITE_SETTINGS, WRITE_CONTACTS, RECEIVE_SMS, RECORD_AUDIO, GET_TASKS, CHANGE_WIFI_STATE, ACCESS_LOCATION_EXTRA_COMMANDS, RESTART_PACKAGES, ACCESS_MOCK_LOCATION, SET_WALLPAPER, READ_SMS, MODIFY_AUDIO_SETTINGS, READ_LOGS, READ_CALENDAR, DISABLE_KEYGUARD, WRITE_SMS, BLUETOOTH, FLASHLIGHT, READ_HISTORY_BOOKMARKS, WRITE_CALENDAR, CHANGE_NETWORK_STATE, MOUNT_UNMOUNT_FILESYSTEMS, BLUETOOTH_ADMIN, WRITE_HISTORY_BOOKMARKS, PROCESS_OUTGOING_CALLS, USE_CREDENTIALS, MODIFY_PHONE_STATE, GET_ACCOUNTS, INSTALL_PACKAGES, MANAGE_ACCOUNTS, BATTERY_STATS, WRITE_SYNC_SETTINGS, CALL_PRIVILEGED, CHANGE_CONFIGURATION, READ_SYNC_SETTINGS, SYSTEM_ALERT_WINDOW, DELETE_PACKAGES, AUTHENTICATE_ACCOUNTS, BROADCAST_STICKY, DEVICE_POWER, WRITE_SECURE_SETTINGS, WRITE_APN_SETTINGS, RECEIVE_MMS, CONTROL_LOCATION_UPDATES, SET_ORIENTATION, CHANGE_WIFI_MULTICAST_STATE, STATUS_BAR, GET_PACKAGE_SIZE, KILL_BACKGROUND_PROCESSES, DELETE_CACHE_FILES, EXPAND_STATUS_BAR, SET_WALLPAPER_HINTS, READ_SYNC_STATS, HARDWARE_TEST, SET_PREFERRED_APPLICATIONS, CLEAR_APP_CACHE, SIGNAL_PERSISTENT_PROCESSES, NFC, ACCESS_CHECKIN_PROPERTIES, ACCESS_SURFACE_FLINGER, BROADCAST_SMS, ACCOUNT_MANAGER, RECEIVE_WAP_PUSH, REBOOT, PERSISTENT_ACTIVITY, CHANGE_COMPONENT_ENABLED_STATE, REORDER_TASKS, CLEAR_APP_USER_DATA, BIND_INPUT_METHOD, READ_FRAME_BUFFER, INSTALL_LOCATION_PROVIDER, BIND_APPWIDGET</text:p>
          </table:table-cell>
          <table:table-cell table:number-columns-repeated="1018"/>
        </table:table-row>
        <table:table-row table:style-name="ro2">
          <table:table-cell table:style-name="ce382" office:value-type="string" calcext:value-type="string">
            <text:p>DS5</text:p>
          </table:table-cell>
          <table:table-cell table:style-name="ce382" office:value-type="string" calcext:value-type="string">
            <text:p>Benign</text:p>
          </table:table-cell>
          <table:table-cell table:style-name="ce382" office:value-type="float" office:value="1" calcext:value-type="float">
            <text:p>1</text:p>
          </table:table-cell>
          <table:table-cell table:style-name="ce396" office:value-type="string" calcext:value-type="string">
            <text:p>Log-Normal</text:p>
          </table:table-cell>
          <table:table-cell office:value-type="string" calcext:value-type="string">
            <text:p>Not fitted (&lt;xmin)</text:p>
          </table:table-cell>
          <table:table-cell office:value-type="string" calcext:value-type="string">
            <text:p>BIND_WALLPAPER, SET_TIME_ZONE, UPDATE_DEVICE_STATS, MOUNT_FORMAT_FILESYSTEMS, SET_DEBUG_APP, READ_INPUT_STATE, USE_SIP, SUBSCRIBED_FEEDS_READ, SUBSCRIBED_FEEDS_WRITE, BROADCAST_PACKAGE_REMOVED, SET_ALARM, SET_ANIMATION_SCALE, BROADCAST_WAP_PUSH, INJECT_EVENTS, BIND_DEVICE_ADMIN, SET_ACTIVITY_WATCHER, MANAGE_APP_TOKENS, SET_TIME, INTERNAL_SYSTEM_WINDOW, SET_PROCESS_LIMIT, FACTORY_TEST, MASTER_CLEAR, FORCE_BACK, BRICK, GLOBAL_SEARCH, DIAGNOSTIC, DUMP, SET_ALWAYS_FINISH, READ_PROFILE, WRITE_GSERVICES, WRITE_PROFILE, SET_POINTER_SPEED</text:p>
          </table:table-cell>
          <table:table-cell table:number-columns-repeated="1018"/>
        </table:table-row>
        <table:table-row table:style-name="ro2">
          <table:table-cell table:style-name="ce382" office:value-type="string" calcext:value-type="string">
            <text:p>DS5</text:p>
          </table:table-cell>
          <table:table-cell table:style-name="ce382" office:value-type="string" calcext:value-type="string">
            <text:p>Benign</text:p>
          </table:table-cell>
          <table:table-cell table:style-name="ce382" office:value-type="float" office:value="3" calcext:value-type="float">
            <text:p>3</text:p>
          </table:table-cell>
          <table:table-cell table:style-name="ce398" office:value-type="string" calcext:value-type="string">
            <text:p>Exponential</text:p>
          </table:table-cell>
          <table:table-cell office:value-type="string" calcext:value-type="string">
            <text:p>Fitted (&gt;=xmin)</text:p>
          </table:table-cell>
          <table:table-cell office:value-type="string" calcext:value-type="string">
            <text:p>INTERNET, ACCESS_NETWORK_STATE, WRITE_EXTERNAL_STORAGE, READ_PHONE_STATE, ACCESS_FINE_LOCATION, ACCESS_COARSE_LOCATION</text:p>
          </table:table-cell>
          <table:table-cell table:number-columns-repeated="1018"/>
        </table:table-row>
        <table:table-row table:style-name="ro2">
          <table:table-cell table:style-name="ce382" office:value-type="string" calcext:value-type="string">
            <text:p>DS5</text:p>
          </table:table-cell>
          <table:table-cell table:style-name="ce382" office:value-type="string" calcext:value-type="string">
            <text:p>Benign</text:p>
          </table:table-cell>
          <table:table-cell table:style-name="ce382" office:value-type="float" office:value="3" calcext:value-type="float">
            <text:p>3</text:p>
          </table:table-cell>
          <table:table-cell table:style-name="ce398" office:value-type="string" calcext:value-type="string">
            <text:p>Exponential</text:p>
          </table:table-cell>
          <table:table-cell office:value-type="string" calcext:value-type="string">
            <text:p>Not fitted (&lt;xmin)</text:p>
          </table:table-cell>
          <table:table-cell office:value-type="string" calcext:value-type="string">
            <text:p>VIBRATE, WAKE_LOCK, ACCESS_WIFI_STATE, READ_CONTACTS, CALL_PHONE, CAMERA, RECEIVE_BOOT_COMPLETED, SEND_SMS, WRITE_SETTINGS, WRITE_CONTACTS, RECEIVE_SMS, RECORD_AUDIO, GET_TASKS, CHANGE_WIFI_STATE, ACCESS_LOCATION_EXTRA_COMMANDS, RESTART_PACKAGES, ACCESS_MOCK_LOCATION, SET_WALLPAPER, READ_SMS, MODIFY_AUDIO_SETTINGS, READ_LOGS, READ_CALENDAR, DISABLE_KEYGUARD, WRITE_SMS, BLUETOOTH, FLASHLIGHT, READ_HISTORY_BOOKMARKS, WRITE_CALENDAR, CHANGE_NETWORK_STATE, MOUNT_UNMOUNT_FILESYSTEMS, BLUETOOTH_ADMIN, WRITE_HISTORY_BOOKMARKS, PROCESS_OUTGOING_CALLS, USE_CREDENTIALS, MODIFY_PHONE_STATE, GET_ACCOUNTS, INSTALL_PACKAGES, MANAGE_ACCOUNTS, BATTERY_STATS, WRITE_SYNC_SETTINGS, CALL_PRIVILEGED, CHANGE_CONFIGURATION, READ_SYNC_SETTINGS, SYSTEM_ALERT_WINDOW, DELETE_PACKAGES, AUTHENTICATE_ACCOUNTS, BROADCAST_STICKY, DEVICE_POWER, WRITE_SECURE_SETTINGS, WRITE_APN_SETTINGS, RECEIVE_MMS, CONTROL_LOCATION_UPDATES, SET_ORIENTATION, CHANGE_WIFI_MULTICAST_STATE, STATUS_BAR, GET_PACKAGE_SIZE, KILL_BACKGROUND_PROCESSES, DELETE_CACHE_FILES, EXPAND_STATUS_BAR, SET_WALLPAPER_HINTS, READ_SYNC_STATS, HARDWARE_TEST, SET_PREFERRED_APPLICATIONS, CLEAR_APP_CACHE, SIGNAL_PERSISTENT_PROCESSES, NFC, ACCESS_CHECKIN_PROPERTIES, ACCESS_SURFACE_FLINGER, BROADCAST_SMS, ACCOUNT_MANAGER, RECEIVE_WAP_PUSH, REBOOT, PERSISTENT_ACTIVITY, CHANGE_COMPONENT_ENABLED_STATE, REORDER_TASKS, CLEAR_APP_USER_DATA, BIND_INPUT_METHOD, READ_FRAME_BUFFER, INSTALL_LOCATION_PROVIDER, BIND_APPWIDGET, BIND_WALLPAPER, SET_TIME_ZONE, UPDATE_DEVICE_STATS, MOUNT_FORMAT_FILESYSTEMS, SET_DEBUG_APP, READ_INPUT_STATE, USE_SIP, SUBSCRIBED_FEEDS_READ, SUBSCRIBED_FEEDS_WRITE, BROADCAST_PACKAGE_REMOVED, SET_ALARM, SET_ANIMATION_SCALE, BROADCAST_WAP_PUSH, INJECT_EVENTS, BIND_DEVICE_ADMIN, SET_ACTIVITY_WATCHER, MANAGE_APP_TOKENS, SET_TIME, INTERNAL_SYSTEM_WINDOW, SET_PROCESS_LIMIT, FACTORY_TEST, MASTER_CLEAR, FORCE_BACK, BRICK, GLOBAL_SEARCH, DIAGNOSTIC, DUMP, SET_ALWAYS_FINISH, READ_PROFILE, WRITE_GSERVICES, WRITE_PROFILE, SET_POINTER_SPEED</text:p>
          </table:table-cell>
          <table:table-cell table:number-columns-repeated="1018"/>
        </table:table-row>
        <table:table-row table:style-name="ro2">
          <table:table-cell table:style-name="ce383" office:value-type="string" calcext:value-type="string">
            <text:p>DS0</text:p>
          </table:table-cell>
          <table:table-cell table:style-name="ce383" office:value-type="string" calcext:value-type="string">
            <text:p>Malign</text:p>
          </table:table-cell>
          <table:table-cell table:style-name="ce383" office:value-type="float" office:value="2" calcext:value-type="float">
            <text:p>2</text:p>
          </table:table-cell>
          <table:table-cell table:style-name="ce395" office:value-type="string" calcext:value-type="string">
            <text:p>Power Law</text:p>
          </table:table-cell>
          <table:table-cell office:value-type="string" calcext:value-type="string">
            <text:p>Fitted (&gt;=xmin)</text:p>
          </table:table-cell>
          <table:table-cell office:value-type="string" calcext:value-type="string">
            <text:p>INTERNET, READ_PHONE_STATE, WRITE_EXTERNAL_STORAGE, ACCESS_NETWORK_STATE, SEND_SMS, RECEIVE_SMS, INSTALL_SHORTCUT, WAKE_LOCK, READ_SMS, RECEIVE_BOOT_COMPLETED, ACCESS_WIFI_STATE, WRITE_SETTINGS, READ_CONTACTS, CALL_PHONE, ACCESS_COARSE_LOCATION, ACCESS_FINE_LOCATION, VIBRATE, GET_TASKS, WRITE_SMS, CHANGE_WIFI_STATE, SYSTEM_ALERT_WINDOW, CHANGE_NETWORK_STATE, GET_ACCOUNTS, INSTALL_PACKAGES, UNINSTALL_SHORTCUT, RESTART_PACKAGES, DELETE_PACKAGES, READ_LOGS, READ_EXTERNAL_STORAGE, PROCESS_OUTGOING_CALLS, READ_SETTINGS, WRITE_SECURE_SETTINGS, MOUNT_UNMOUNT_FILESYSTEMS, SET_ALARM, READ_HISTORY_BOOKMARKS, SET_WALLPAPER, WRITE_HISTORY_BOOKMARKS, UPDATE_DEVICE_STATS, CAMERA, WRITE_CONTACTS, WRITE_APN_SETTINGS, ACCESS_LOCATION_EXTRA_COMMANDS, MODIFY_PHONE_STATE, GET_PACKAGE_SIZE, BLUETOOTH, DISABLE_KEYGUARD, RECORD_AUDIO, MODIFY_AUDIO_SETTINGS, CALL_PRIVILEGED, PERSISTENT_ACTIVITY, CHANGE_COMPONENT_ENABLED_STATE, MANAGE_APP_TOKENS, KILL_BACKGROUND_PROCESSES, FLASHLIGHT, BATTERY_STATS, RECEIVE_WAP_PUSH, RECEIVE_MMS, CHANGE_CONFIGURATION, ACCESS_MOCK_LOCATION, CLEAR_APP_CACHE, EXPAND_STATUS_BAR, BLUETOOTH_ADMIN, DEVICE_POWER, SET_WALLPAPER_HINTS, BROADCAST_STICKY, STATUS_BAR, INTERNAL_SYSTEM_WINDOW, READ_CALENDAR, DELETE_CACHE_FILES, BIND_ACCESSIBILITY_SERVICE, NFC, CAPTURE_AUDIO_OUTPUT, GLOBAL_SEARCH_CONTROL, REORDER_TASKS, ACCESS_SURFACE_FLINGER, CLEAR_APP_USER_DATA, READ_CALL_LOG, CHECK_LICENSE, BROADCAST_SMS, CONTROL_LOCATION_UPDATES, C2D_MESSAGE, USE_CREDENTIALS, BIND_APPWIDGET, FORCE_STOP_PACKAGES, WRITE_SYNC_SETTINGS, ACCESS_CHECKIN_PROPERTIES, MOUNT_FORMAT_FILESYSTEMS, ACCESS_DOWNLOAD_MANAGER, FACTORY_TEST </text:p>
          </table:table-cell>
          <table:table-cell table:number-columns-repeated="1018"/>
        </table:table-row>
        <table:table-row table:style-name="ro2">
          <table:table-cell table:style-name="ce383" office:value-type="string" calcext:value-type="string">
            <text:p>DS0</text:p>
          </table:table-cell>
          <table:table-cell table:style-name="ce383" office:value-type="string" calcext:value-type="string">
            <text:p>Malign</text:p>
          </table:table-cell>
          <table:table-cell table:style-name="ce383" office:value-type="float" office:value="2" calcext:value-type="float">
            <text:p>2</text:p>
          </table:table-cell>
          <table:table-cell table:style-name="ce395" office:value-type="string" calcext:value-type="string">
            <text:p>Power Law</text:p>
          </table:table-cell>
          <table:table-cell office:value-type="string" calcext:value-type="string">
            <text:p>Not fitted (&lt;xmin)</text:p>
          </table:table-cell>
          <table:table-cell office:value-type="string" calcext:value-type="string">
            <text:p>WRITE_CALL_LOG </text:p>
          </table:table-cell>
          <table:table-cell table:number-columns-repeated="1018"/>
        </table:table-row>
        <table:table-row table:style-name="ro2">
          <table:table-cell table:style-name="ce383" office:value-type="string" calcext:value-type="string">
            <text:p>DS0</text:p>
          </table:table-cell>
          <table:table-cell table:style-name="ce383" office:value-type="string" calcext:value-type="string">
            <text:p>Malign</text:p>
          </table:table-cell>
          <table:table-cell table:style-name="ce383" office:value-type="float" office:value="1" calcext:value-type="float">
            <text:p>1</text:p>
          </table:table-cell>
          <table:table-cell table:style-name="ce396" office:value-type="string" calcext:value-type="string">
            <text:p>Log-Normal</text:p>
          </table:table-cell>
          <table:table-cell office:value-type="string" calcext:value-type="string">
            <text:p>Fitted (&gt;=xmin)</text:p>
          </table:table-cell>
          <table:table-cell office:value-type="string" calcext:value-type="string">
            <text:p>INTERNET, READ_PHONE_STATE, WRITE_EXTERNAL_STORAGE, ACCESS_NETWORK_STATE, SEND_SMS, RECEIVE_SMS, INSTALL_SHORTCUT, WAKE_LOCK, READ_SMS, RECEIVE_BOOT_COMPLETED, ACCESS_WIFI_STATE, WRITE_SETTINGS, READ_CONTACTS, CALL_PHONE, ACCESS_COARSE_LOCATION, ACCESS_FINE_LOCATION, VIBRATE, GET_TASKS, WRITE_SMS, CHANGE_WIFI_STATE, SYSTEM_ALERT_WINDOW, CHANGE_NETWORK_STATE, GET_ACCOUNTS, INSTALL_PACKAGES, UNINSTALL_SHORTCUT, RESTART_PACKAGES, DELETE_PACKAGES, READ_LOGS, READ_EXTERNAL_STORAGE, PROCESS_OUTGOING_CALLS, READ_SETTINGS, WRITE_SECURE_SETTINGS, MOUNT_UNMOUNT_FILESYSTEMS, SET_ALARM, READ_HISTORY_BOOKMARKS, SET_WALLPAPER, WRITE_HISTORY_BOOKMARKS, UPDATE_DEVICE_STATS, CAMERA, WRITE_CONTACTS, WRITE_APN_SETTINGS, ACCESS_LOCATION_EXTRA_COMMANDS, MODIFY_PHONE_STATE, GET_PACKAGE_SIZE, BLUETOOTH, DISABLE_KEYGUARD, RECORD_AUDIO, MODIFY_AUDIO_SETTINGS, CALL_PRIVILEGED, PERSISTENT_ACTIVITY, CHANGE_COMPONENT_ENABLED_STATE, MANAGE_APP_TOKENS, KILL_BACKGROUND_PROCESSES, FLASHLIGHT, BATTERY_STATS, RECEIVE_WAP_PUSH, RECEIVE_MMS, CHANGE_CONFIGURATION, ACCESS_MOCK_LOCATION, CLEAR_APP_CACHE, EXPAND_STATUS_BAR, BLUETOOTH_ADMIN, DEVICE_POWER, SET_WALLPAPER_HINTS, BROADCAST_STICKY, STATUS_BAR, INTERNAL_SYSTEM_WINDOW, READ_CALENDAR, DELETE_CACHE_FILES, BIND_ACCESSIBILITY_SERVICE, NFC, CAPTURE_AUDIO_OUTPUT, GLOBAL_SEARCH_CONTROL, REORDER_TASKS, ACCESS_SURFACE_FLINGER, CLEAR_APP_USER_DATA, READ_CALL_LOG, CHECK_LICENSE, BROADCAST_SMS, CONTROL_LOCATION_UPDATES, C2D_MESSAGE, USE_CREDENTIALS, BIND_APPWIDGET, FORCE_STOP_PACKAGES, WRITE_SYNC_SETTINGS, ACCESS_CHECKIN_PROPERTIES, MOUNT_FORMAT_FILESYSTEMS, ACCESS_DOWNLOAD_MANAGER, FACTORY_TEST, WRITE_CALL_LOG </text:p>
          </table:table-cell>
          <table:table-cell table:number-columns-repeated="1018"/>
        </table:table-row>
        <table:table-row table:style-name="ro2">
          <table:table-cell table:style-name="ce383" office:value-type="string" calcext:value-type="string">
            <text:p>DS0</text:p>
          </table:table-cell>
          <table:table-cell table:style-name="ce383" office:value-type="string" calcext:value-type="string">
            <text:p>Malign</text:p>
          </table:table-cell>
          <table:table-cell table:style-name="ce383" office:value-type="float" office:value="1" calcext:value-type="float">
            <text:p>1</text:p>
          </table:table-cell>
          <table:table-cell table:style-name="ce396" office:value-type="string" calcext:value-type="string">
            <text:p>Log-Normal</text:p>
          </table:table-cell>
          <table:table-cell office:value-type="string" calcext:value-type="string">
            <text:p>Not fitted (&lt;xmin)</text:p>
          </table:table-cell>
          <table:table-cell office:value-type="string" calcext:value-type="string">
            <text:p>NA </text:p>
          </table:table-cell>
          <table:table-cell table:number-columns-repeated="1018"/>
        </table:table-row>
        <table:table-row table:style-name="ro2">
          <table:table-cell table:style-name="ce383" office:value-type="string" calcext:value-type="string">
            <text:p>DS0</text:p>
          </table:table-cell>
          <table:table-cell table:style-name="ce383" office:value-type="string" calcext:value-type="string">
            <text:p>Malign</text:p>
          </table:table-cell>
          <table:table-cell table:style-name="ce383" office:value-type="float" office:value="3" calcext:value-type="float">
            <text:p>3</text:p>
          </table:table-cell>
          <table:table-cell table:style-name="ce397" office:value-type="string" calcext:value-type="string">
            <text:p>Exponential</text:p>
          </table:table-cell>
          <table:table-cell office:value-type="string" calcext:value-type="string">
            <text:p>Fitted (&gt;=xmin)</text:p>
          </table:table-cell>
          <table:table-cell office:value-type="string" calcext:value-type="string">
            <text:p>INTERNET, READ_PHONE_STATE, WRITE_EXTERNAL_STORAGE, ACCESS_NETWORK_STATE, SEND_SMS, RECEIVE_SMS, INSTALL_SHORTCUT, WAKE_LOCK, READ_SMS, RECEIVE_BOOT_COMPLETED, ACCESS_WIFI_STATE, WRITE_SETTINGS, READ_CONTACTS, CALL_PHONE, ACCESS_COARSE_LOCATION, ACCESS_FINE_LOCATION, VIBRATE, GET_TASKS </text:p>
          </table:table-cell>
          <table:table-cell table:number-columns-repeated="1018"/>
        </table:table-row>
        <table:table-row table:style-name="ro2">
          <table:table-cell table:style-name="ce383" office:value-type="string" calcext:value-type="string">
            <text:p>DS0</text:p>
          </table:table-cell>
          <table:table-cell table:style-name="ce383" office:value-type="string" calcext:value-type="string">
            <text:p>Malign</text:p>
          </table:table-cell>
          <table:table-cell table:style-name="ce383" office:value-type="float" office:value="3" calcext:value-type="float">
            <text:p>3</text:p>
          </table:table-cell>
          <table:table-cell table:style-name="ce398" office:value-type="string" calcext:value-type="string">
            <text:p>Exponential</text:p>
          </table:table-cell>
          <table:table-cell office:value-type="string" calcext:value-type="string">
            <text:p>Not fitted (&lt;xmin)</text:p>
          </table:table-cell>
          <table:table-cell office:value-type="string" calcext:value-type="string">
            <text:p>WRITE_SMS, CHANGE_WIFI_STATE, SYSTEM_ALERT_WINDOW, CHANGE_NETWORK_STATE, GET_ACCOUNTS, INSTALL_PACKAGES, UNINSTALL_SHORTCUT, RESTART_PACKAGES, DELETE_PACKAGES, READ_LOGS, READ_EXTERNAL_STORAGE, PROCESS_OUTGOING_CALLS, READ_SETTINGS, WRITE_SECURE_SETTINGS, MOUNT_UNMOUNT_FILESYSTEMS, SET_ALARM, READ_HISTORY_BOOKMARKS, SET_WALLPAPER, WRITE_HISTORY_BOOKMARKS, UPDATE_DEVICE_STATS, CAMERA, WRITE_CONTACTS, WRITE_APN_SETTINGS, ACCESS_LOCATION_EXTRA_COMMANDS, MODIFY_PHONE_STATE, GET_PACKAGE_SIZE, BLUETOOTH, DISABLE_KEYGUARD, RECORD_AUDIO, MODIFY_AUDIO_SETTINGS, CALL_PRIVILEGED, PERSISTENT_ACTIVITY, CHANGE_COMPONENT_ENABLED_STATE, MANAGE_APP_TOKENS, KILL_BACKGROUND_PROCESSES, FLASHLIGHT, BATTERY_STATS, RECEIVE_WAP_PUSH, RECEIVE_MMS, CHANGE_CONFIGURATION, ACCESS_MOCK_LOCATION, CLEAR_APP_CACHE, EXPAND_STATUS_BAR, BLUETOOTH_ADMIN, DEVICE_POWER, SET_WALLPAPER_HINTS, BROADCAST_STICKY, STATUS_BAR, INTERNAL_SYSTEM_WINDOW, READ_CALENDAR, DELETE_CACHE_FILES, BIND_ACCESSIBILITY_SERVICE, NFC, CAPTURE_AUDIO_OUTPUT, GLOBAL_SEARCH_CONTROL, REORDER_TASKS, ACCESS_SURFACE_FLINGER, CLEAR_APP_USER_DATA, READ_CALL_LOG, CHECK_LICENSE, BROADCAST_SMS, CONTROL_LOCATION_UPDATES, C2D_MESSAGE, USE_CREDENTIALS, BIND_APPWIDGET, FORCE_STOP_PACKAGES, WRITE_SYNC_SETTINGS, ACCESS_CHECKIN_PROPERTIES, MOUNT_FORMAT_FILESYSTEMS, ACCESS_DOWNLOAD_MANAGER, FACTORY_TEST, WRITE_CALL_LOG </text:p>
          </table:table-cell>
          <table:table-cell table:number-columns-repeated="1018"/>
        </table:table-row>
        <table:table-row table:style-name="ro2">
          <table:table-cell table:style-name="ce383" office:value-type="string" calcext:value-type="string">
            <text:p>DS1</text:p>
          </table:table-cell>
          <table:table-cell table:style-name="ce383" office:value-type="string" calcext:value-type="string">
            <text:p>Malign</text:p>
          </table:table-cell>
          <table:table-cell table:style-name="ce383" office:value-type="float" office:value="2" calcext:value-type="float">
            <text:p>2</text:p>
          </table:table-cell>
          <table:table-cell table:style-name="ce395" office:value-type="string" calcext:value-type="string">
            <text:p>Power Law</text:p>
          </table:table-cell>
          <table:table-cell office:value-type="string" calcext:value-type="string">
            <text:p>Fitted (&gt;=xmin)</text:p>
          </table:table-cell>
          <table:table-cell office:value-type="string" calcext:value-type="string">
            <text:p>INTERNET, READ_PHONE_STATE, ACCESS_NETWORK_STATE, WRITE_EXTERNAL_STORAGE, ACCESS_WIFI_STATE, CHANGE_WIFI_STATE, RECEIVE_BOOT_COMPLETED, ACCESS_FINE_LOCATION, INSTALL_PACKAGES, ACCESS_COARSE_LOCATION, ACCESS_LOCATION_EXTRA_COMMANDS, READ_SMS, READ_EXTERNAL_STORAGE, SEND_SMS, WRITE_SMS, INSTALL_SHORTCUT, GET_TASKS, WAKE_LOCK, DELETE_PACKAGES, VIBRATE, READ_CONTACTS, RECEIVE_SMS, GET_ACCOUNTS, CHANGE_CONFIGURATION, READ_HISTORY_BOOKMARKS, SET_WALLPAPER, UNINSTALL_SHORTCUT, READ_LOGS, WRITE_HISTORY_BOOKMARKS, READ_SETTINGS, WRITE_SETTINGS, RECORD_AUDIO, CHANGE_NETWORK_STATE, RESTART_PACKAGES, SYSTEM_ALERT_WINDOW, MODIFY_PHONE_STATE, PROCESS_OUTGOING_CALLS, CALL_PHONE, WRITE_SECURE_SETTINGS, CAMERA, DISABLE_KEYGUARD, KILL_BACKGROUND_PROCESSES, MOUNT_UNMOUNT_FILESYSTEMS, WRITE_APN_SETTINGS, FLASHLIGHT, GET_PACKAGE_SIZE, BLUETOOTH, BLUETOOTH_ADMIN, MODIFY_AUDIO_SETTINGS, RECEIVE_MMS, UPDATE_DEVICE_STATS, WRITE_CONTACTS, BROADCAST_SMS, BROADCAST_STICKY, BROADCAST_WAP_PUSH, DEVICE_POWER, INTERNAL_SYSTEM_WINDOW, PERSISTENT_ACTIVITY, RECEIVE, REORDER_TASKS, SET_ORIENTATION, STATUS_BAR, ACCESS_DOWNLOAD_MANAGER, ACCESS_WIMAX_STATE, BATTERY_STATS, CHANGE_WIMAX_STATE, HARDWARE_TEST, READ_SYNC_SETTINGS, REBOOT, WRITE_SYNC_SETTINGS </text:p>
          </table:table-cell>
          <table:table-cell table:number-columns-repeated="1018"/>
        </table:table-row>
        <table:table-row table:style-name="ro2">
          <table:table-cell table:style-name="ce383" office:value-type="string" calcext:value-type="string">
            <text:p>DS1</text:p>
          </table:table-cell>
          <table:table-cell table:style-name="ce383" office:value-type="string" calcext:value-type="string">
            <text:p>Malign</text:p>
          </table:table-cell>
          <table:table-cell table:style-name="ce383" office:value-type="float" office:value="2" calcext:value-type="float">
            <text:p>2</text:p>
          </table:table-cell>
          <table:table-cell table:style-name="ce395" office:value-type="string" calcext:value-type="string">
            <text:p>Power Law</text:p>
          </table:table-cell>
          <table:table-cell office:value-type="string" calcext:value-type="string">
            <text:p>Not fitted (&lt;xmin)</text:p>
          </table:table-cell>
          <table:table-cell office:value-type="string" calcext:value-type="string">
            <text:p>CALL_PRIVILEGED, CHECK_LICENSE, CLEAR_APP_CACHE, MANAGE_APP_TOKENS, READ_CALL_LOG, RECEIVE_WAP_PUSH, SET_ALARM, SET_ALWAYS_FINISH, SET_DEBUG_APP, SET_PROCESS_LIMIT, WRITE_CALL_LOG </text:p>
          </table:table-cell>
          <table:table-cell table:number-columns-repeated="1018"/>
        </table:table-row>
        <table:table-row table:style-name="ro2">
          <table:table-cell table:style-name="ce383" office:value-type="string" calcext:value-type="string">
            <text:p>DS1</text:p>
          </table:table-cell>
          <table:table-cell table:style-name="ce383" office:value-type="string" calcext:value-type="string">
            <text:p>Malign</text:p>
          </table:table-cell>
          <table:table-cell table:style-name="ce383" office:value-type="float" office:value="1" calcext:value-type="float">
            <text:p>1</text:p>
          </table:table-cell>
          <table:table-cell table:style-name="ce396" office:value-type="string" calcext:value-type="string">
            <text:p>Log-Normal</text:p>
          </table:table-cell>
          <table:table-cell office:value-type="string" calcext:value-type="string">
            <text:p>Fitted (&gt;=xmin)</text:p>
          </table:table-cell>
          <table:table-cell office:value-type="string" calcext:value-type="string">
            <text:p>INTERNET, READ_PHONE_STATE, ACCESS_NETWORK_STATE, WRITE_EXTERNAL_STORAGE, ACCESS_WIFI_STATE, CHANGE_WIFI_STATE, RECEIVE_BOOT_COMPLETED, ACCESS_FINE_LOCATION, INSTALL_PACKAGES, ACCESS_COARSE_LOCATION, ACCESS_LOCATION_EXTRA_COMMANDS, READ_SMS, READ_EXTERNAL_STORAGE, SEND_SMS, WRITE_SMS, INSTALL_SHORTCUT, GET_TASKS, WAKE_LOCK, DELETE_PACKAGES, VIBRATE, READ_CONTACTS, RECEIVE_SMS, GET_ACCOUNTS, CHANGE_CONFIGURATION, READ_HISTORY_BOOKMARKS, SET_WALLPAPER, UNINSTALL_SHORTCUT, READ_LOGS, WRITE_HISTORY_BOOKMARKS, READ_SETTINGS, WRITE_SETTINGS, RECORD_AUDIO, CHANGE_NETWORK_STATE, RESTART_PACKAGES, SYSTEM_ALERT_WINDOW, MODIFY_PHONE_STATE, PROCESS_OUTGOING_CALLS, CALL_PHONE, WRITE_SECURE_SETTINGS, CAMERA, DISABLE_KEYGUARD, KILL_BACKGROUND_PROCESSES, MOUNT_UNMOUNT_FILESYSTEMS, WRITE_APN_SETTINGS, FLASHLIGHT, GET_PACKAGE_SIZE, BLUETOOTH, BLUETOOTH_ADMIN, MODIFY_AUDIO_SETTINGS, RECEIVE_MMS, UPDATE_DEVICE_STATS, WRITE_CONTACTS, BROADCAST_SMS, BROADCAST_STICKY, BROADCAST_WAP_PUSH, DEVICE_POWER, INTERNAL_SYSTEM_WINDOW, PERSISTENT_ACTIVITY, RECEIVE, REORDER_TASKS, SET_ORIENTATION, STATUS_BAR, ACCESS_DOWNLOAD_MANAGER, ACCESS_WIMAX_STATE, BATTERY_STATS, CHANGE_WIMAX_STATE, HARDWARE_TEST, READ_SYNC_SETTINGS, REBOOT, WRITE_SYNC_SETTINGS, CALL_PRIVILEGED, CHECK_LICENSE, CLEAR_APP_CACHE, MANAGE_APP_TOKENS, READ_CALL_LOG, RECEIVE_WAP_PUSH, SET_ALARM, SET_ALWAYS_FINISH, SET_DEBUG_APP, SET_PROCESS_LIMIT, WRITE_CALL_LOG </text:p>
          </table:table-cell>
          <table:table-cell table:number-columns-repeated="1018"/>
        </table:table-row>
        <table:table-row table:style-name="ro2">
          <table:table-cell table:style-name="ce383" office:value-type="string" calcext:value-type="string">
            <text:p>DS1</text:p>
          </table:table-cell>
          <table:table-cell table:style-name="ce383" office:value-type="string" calcext:value-type="string">
            <text:p>Malign</text:p>
          </table:table-cell>
          <table:table-cell table:style-name="ce383" office:value-type="float" office:value="1" calcext:value-type="float">
            <text:p>1</text:p>
          </table:table-cell>
          <table:table-cell table:style-name="ce396" office:value-type="string" calcext:value-type="string">
            <text:p>Log-Normal</text:p>
          </table:table-cell>
          <table:table-cell office:value-type="string" calcext:value-type="string">
            <text:p>Not fitted (&lt;xmin)</text:p>
          </table:table-cell>
          <table:table-cell office:value-type="string" calcext:value-type="string">
            <text:p>NA </text:p>
          </table:table-cell>
          <table:table-cell table:number-columns-repeated="1018"/>
        </table:table-row>
        <table:table-row table:style-name="ro2">
          <table:table-cell table:style-name="ce383" office:value-type="string" calcext:value-type="string">
            <text:p>DS1</text:p>
          </table:table-cell>
          <table:table-cell table:style-name="ce383" office:value-type="string" calcext:value-type="string">
            <text:p>Malign</text:p>
          </table:table-cell>
          <table:table-cell table:style-name="ce383" office:value-type="float" office:value="3" calcext:value-type="float">
            <text:p>3</text:p>
          </table:table-cell>
          <table:table-cell table:style-name="ce398" office:value-type="string" calcext:value-type="string">
            <text:p>Exponential</text:p>
          </table:table-cell>
          <table:table-cell office:value-type="string" calcext:value-type="string">
            <text:p>Fitted (&gt;=xmin)</text:p>
          </table:table-cell>
          <table:table-cell office:value-type="string" calcext:value-type="string">
            <text:p>INTERNET, READ_PHONE_STATE, ACCESS_NETWORK_STATE, WRITE_EXTERNAL_STORAGE, ACCESS_WIFI_STATE, CHANGE_WIFI_STATE, RECEIVE_BOOT_COMPLETED, ACCESS_FINE_LOCATION, INSTALL_PACKAGES, ACCESS_COARSE_LOCATION, ACCESS_LOCATION_EXTRA_COMMANDS, READ_SMS, READ_EXTERNAL_STORAGE, SEND_SMS, WRITE_SMS, INSTALL_SHORTCUT, GET_TASKS, WAKE_LOCK, DELETE_PACKAGES, VIBRATE, READ_CONTACTS, RECEIVE_SMS, GET_ACCOUNTS, CHANGE_CONFIGURATION </text:p>
          </table:table-cell>
          <table:table-cell table:number-columns-repeated="1018"/>
        </table:table-row>
        <table:table-row table:style-name="ro2">
          <table:table-cell table:style-name="ce383" office:value-type="string" calcext:value-type="string">
            <text:p>DS1</text:p>
          </table:table-cell>
          <table:table-cell table:style-name="ce383" office:value-type="string" calcext:value-type="string">
            <text:p>Malign</text:p>
          </table:table-cell>
          <table:table-cell table:style-name="ce383" office:value-type="float" office:value="3" calcext:value-type="float">
            <text:p>3</text:p>
          </table:table-cell>
          <table:table-cell table:style-name="ce398" office:value-type="string" calcext:value-type="string">
            <text:p>Exponential</text:p>
          </table:table-cell>
          <table:table-cell office:value-type="string" calcext:value-type="string">
            <text:p>Not fitted (&lt;xmin)</text:p>
          </table:table-cell>
          <table:table-cell office:value-type="string" calcext:value-type="string">
            <text:p>READ_HISTORY_BOOKMARKS, SET_WALLPAPER, UNINSTALL_SHORTCUT, READ_LOGS, WRITE_HISTORY_BOOKMARKS, READ_SETTINGS, WRITE_SETTINGS, RECORD_AUDIO, CHANGE_NETWORK_STATE, RESTART_PACKAGES, SYSTEM_ALERT_WINDOW, MODIFY_PHONE_STATE, PROCESS_OUTGOING_CALLS, CALL_PHONE, WRITE_SECURE_SETTINGS, CAMERA, DISABLE_KEYGUARD, KILL_BACKGROUND_PROCESSES, MOUNT_UNMOUNT_FILESYSTEMS, WRITE_APN_SETTINGS, FLASHLIGHT, GET_PACKAGE_SIZE, BLUETOOTH, BLUETOOTH_ADMIN, MODIFY_AUDIO_SETTINGS, RECEIVE_MMS, UPDATE_DEVICE_STATS, WRITE_CONTACTS, BROADCAST_SMS, BROADCAST_STICKY, BROADCAST_WAP_PUSH, DEVICE_POWER, INTERNAL_SYSTEM_WINDOW, PERSISTENT_ACTIVITY, RECEIVE, REORDER_TASKS, SET_ORIENTATION, STATUS_BAR, ACCESS_DOWNLOAD_MANAGER, ACCESS_WIMAX_STATE, BATTERY_STATS, CHANGE_WIMAX_STATE, HARDWARE_TEST, READ_SYNC_SETTINGS, REBOOT, WRITE_SYNC_SETTINGS, CALL_PRIVILEGED, CHECK_LICENSE, CLEAR_APP_CACHE, MANAGE_APP_TOKENS, READ_CALL_LOG, RECEIVE_WAP_PUSH, SET_ALARM, SET_ALWAYS_FINISH, SET_DEBUG_APP, SET_PROCESS_LIMIT, WRITE_CALL_LOG </text:p>
          </table:table-cell>
          <table:table-cell table:number-columns-repeated="1018"/>
        </table:table-row>
        <table:table-row table:style-name="ro2">
          <table:table-cell table:style-name="ce383" office:value-type="string" calcext:value-type="string">
            <text:p>DS2</text:p>
          </table:table-cell>
          <table:table-cell table:style-name="ce383" office:value-type="string" calcext:value-type="string">
            <text:p>Malign</text:p>
          </table:table-cell>
          <table:table-cell table:style-name="ce383" office:value-type="float" office:value="3" calcext:value-type="float">
            <text:p>3</text:p>
          </table:table-cell>
          <table:table-cell table:style-name="ce395" office:value-type="string" calcext:value-type="string">
            <text:p>Power Law</text:p>
          </table:table-cell>
          <table:table-cell office:value-type="string" calcext:value-type="string">
            <text:p>Fitted (&gt;=xmin)</text:p>
          </table:table-cell>
          <table:table-cell office:value-type="string" calcext:value-type="string">
            <text:p>INTERNET, READ_PHONE_STATE, WRITE_EXTERNAL_STORAGE, SEND_SMS, RECEIVE_SMS, READ_SMS, ACCESS_NETWORK_STATE, WAKE_LOCK, RECEIVE_BOOT_COMPLETED, ACCESS_WIFI_STATE, ACCESS_COARSE_LOCATION, VIBRATE, ACCESS_FINE_LOCATION, WRITE_SMS, READ_CONTACTS, CALL_PHONE, CHANGE_WIFI_STATE, RESTART_PACKAGES, WRITE_SETTINGS, WRITE_CONTACTS, GET_TASKS, READ_HISTORY_BOOKMARKS, READ_EXTERNAL_STORAGE, SYSTEM_ALERT_WINDOW, DISABLE_KEYGUARD, WRITE_HISTORY_BOOKMARKS, ACCESS_LOCATION_EXTRA_COMMANDS, CHANGE_NETWORK_STATE, SET_WALLPAPER, GET_ACCOUNTS, CHANGE_CONFIGURATION, SET_ALARM </text:p>
          </table:table-cell>
          <table:table-cell table:number-columns-repeated="1018"/>
        </table:table-row>
        <table:table-row table:style-name="ro2">
          <table:table-cell table:style-name="ce383" office:value-type="string" calcext:value-type="string">
            <text:p>DS2</text:p>
          </table:table-cell>
          <table:table-cell table:style-name="ce383" office:value-type="string" calcext:value-type="string">
            <text:p>Malign</text:p>
          </table:table-cell>
          <table:table-cell table:style-name="ce383" office:value-type="float" office:value="3" calcext:value-type="float">
            <text:p>3</text:p>
          </table:table-cell>
          <table:table-cell table:style-name="ce395" office:value-type="string" calcext:value-type="string">
            <text:p>Power Law</text:p>
          </table:table-cell>
          <table:table-cell office:value-type="string" calcext:value-type="string">
            <text:p>Not fitted (&lt;xmin)</text:p>
          </table:table-cell>
          <table:table-cell office:value-type="string" calcext:value-type="string">
            <text:p>RECEIVE_WAP_PUSH, PROCESS_OUTGOING_CALLS, RECORD_AUDIO, RECEIVE_MMS, CAMERA, EXPAND_STATUS_BAR, SET_WALLPAPER_HINTS, MODIFY_AUDIO_SETTINGS, GET_PACKAGE_SIZE, KILL_BACKGROUND_PROCESSES, BLUETOOTH, FLASHLIGHT, PERSISTENT_ACTIVITY, WRITE_CALENDAR, BROADCAST_STICKY, BATTERY_STATS, BLUETOOTH_ADMIN, CLEAR_APP_CACHE, READ_CALENDAR, WRITE_SYNC_SETTINGS, BIND_WALLPAPER, REORDER_TASKS, READ_SYNC_SETTINGS, SET_PREFERRED_APPLICATIONS, ACCESS_MOCK_LOCATION, USE_SIP, MANAGE_ACCOUNTS, AUTHENTICATE_ACCOUNTS, USE_CREDENTIALS, CHANGE_WIFI_MULTICAST_STATE, SUBSCRIBED_FEEDS_READ, BIND_DEVICE_ADMIN, BIND_INPUT_METHOD, GLOBAL_SEARCH, READ_SYNC_STATS, SET_TIME_ZONE, SUBSCRIBED_FEEDS_WRITE </text:p>
          </table:table-cell>
          <table:table-cell table:number-columns-repeated="1018"/>
        </table:table-row>
        <table:table-row table:style-name="ro2">
          <table:table-cell table:style-name="ce383" office:value-type="string" calcext:value-type="string">
            <text:p>DS2</text:p>
          </table:table-cell>
          <table:table-cell table:style-name="ce383" office:value-type="string" calcext:value-type="string">
            <text:p>Malign</text:p>
          </table:table-cell>
          <table:table-cell table:style-name="ce383" office:value-type="float" office:value="1" calcext:value-type="float">
            <text:p>1</text:p>
          </table:table-cell>
          <table:table-cell table:style-name="ce396" office:value-type="string" calcext:value-type="string">
            <text:p>Log-Normal</text:p>
          </table:table-cell>
          <table:table-cell office:value-type="string" calcext:value-type="string">
            <text:p>Fitted (&gt;=xmin)</text:p>
          </table:table-cell>
          <table:table-cell office:value-type="string" calcext:value-type="string">
            <text:p>INTERNET, READ_PHONE_STATE, WRITE_EXTERNAL_STORAGE, SEND_SMS, RECEIVE_SMS, READ_SMS, ACCESS_NETWORK_STATE, WAKE_LOCK, RECEIVE_BOOT_COMPLETED, ACCESS_WIFI_STATE, ACCESS_COARSE_LOCATION, VIBRATE, ACCESS_FINE_LOCATION, WRITE_SMS, READ_CONTACTS, CALL_PHONE, CHANGE_WIFI_STATE, RESTART_PACKAGES, WRITE_SETTINGS, WRITE_CONTACTS, GET_TASKS, READ_HISTORY_BOOKMARKS, READ_EXTERNAL_STORAGE, SYSTEM_ALERT_WINDOW, DISABLE_KEYGUARD, WRITE_HISTORY_BOOKMARKS, ACCESS_LOCATION_EXTRA_COMMANDS, CHANGE_NETWORK_STATE, SET_WALLPAPER, GET_ACCOUNTS, CHANGE_CONFIGURATION, SET_ALARM, RECEIVE_WAP_PUSH, PROCESS_OUTGOING_CALLS, RECORD_AUDIO, RECEIVE_MMS, CAMERA, EXPAND_STATUS_BAR, SET_WALLPAPER_HINTS, MODIFY_AUDIO_SETTINGS, GET_PACKAGE_SIZE </text:p>
          </table:table-cell>
          <table:table-cell table:number-columns-repeated="1018"/>
        </table:table-row>
        <table:table-row table:style-name="ro2">
          <table:table-cell table:style-name="ce383" office:value-type="string" calcext:value-type="string">
            <text:p>DS2</text:p>
          </table:table-cell>
          <table:table-cell table:style-name="ce383" office:value-type="string" calcext:value-type="string">
            <text:p>Malign</text:p>
          </table:table-cell>
          <table:table-cell table:style-name="ce383" office:value-type="float" office:value="1" calcext:value-type="float">
            <text:p>1</text:p>
          </table:table-cell>
          <table:table-cell table:style-name="ce396" office:value-type="string" calcext:value-type="string">
            <text:p>Log-Normal</text:p>
          </table:table-cell>
          <table:table-cell office:value-type="string" calcext:value-type="string">
            <text:p>Not fitted (&lt;xmin)</text:p>
          </table:table-cell>
          <table:table-cell office:value-type="string" calcext:value-type="string">
            <text:p>KILL_BACKGROUND_PROCESSES, BLUETOOTH, FLASHLIGHT, PERSISTENT_ACTIVITY, WRITE_CALENDAR, BROADCAST_STICKY, BATTERY_STATS, BLUETOOTH_ADMIN, CLEAR_APP_CACHE, READ_CALENDAR, WRITE_SYNC_SETTINGS, BIND_WALLPAPER, REORDER_TASKS, READ_SYNC_SETTINGS, SET_PREFERRED_APPLICATIONS, ACCESS_MOCK_LOCATION, USE_SIP, MANAGE_ACCOUNTS, AUTHENTICATE_ACCOUNTS, USE_CREDENTIALS, CHANGE_WIFI_MULTICAST_STATE, SUBSCRIBED_FEEDS_READ, BIND_DEVICE_ADMIN, BIND_INPUT_METHOD, GLOBAL_SEARCH, READ_SYNC_STATS, SET_TIME_ZONE, SUBSCRIBED_FEEDS_WRITE </text:p>
          </table:table-cell>
          <table:table-cell table:number-columns-repeated="1018"/>
        </table:table-row>
        <table:table-row table:style-name="ro2">
          <table:table-cell table:style-name="ce383" office:value-type="string" calcext:value-type="string">
            <text:p>DS2</text:p>
          </table:table-cell>
          <table:table-cell table:style-name="ce383" office:value-type="string" calcext:value-type="string">
            <text:p>Malign</text:p>
          </table:table-cell>
          <table:table-cell table:style-name="ce383" office:value-type="float" office:value="2" calcext:value-type="float">
            <text:p>2</text:p>
          </table:table-cell>
          <table:table-cell table:style-name="ce398" office:value-type="string" calcext:value-type="string">
            <text:p>Exponential</text:p>
          </table:table-cell>
          <table:table-cell office:value-type="string" calcext:value-type="string">
            <text:p>Fitted (&gt;=xmin)</text:p>
          </table:table-cell>
          <table:table-cell office:value-type="string" calcext:value-type="string">
            <text:p>INTERNET, READ_PHONE_STATE, WRITE_EXTERNAL_STORAGE, SEND_SMS, RECEIVE_SMS, READ_SMS, ACCESS_NETWORK_STATE, WAKE_LOCK, RECEIVE_BOOT_COMPLETED, ACCESS_WIFI_STATE, ACCESS_COARSE_LOCATION, VIBRATE, ACCESS_FINE_LOCATION, WRITE_SMS, READ_CONTACTS, CALL_PHONE, CHANGE_WIFI_STATE, RESTART_PACKAGES, WRITE_SETTINGS, WRITE_CONTACTS, GET_TASKS, READ_HISTORY_BOOKMARKS, READ_EXTERNAL_STORAGE, SYSTEM_ALERT_WINDOW, DISABLE_KEYGUARD, WRITE_HISTORY_BOOKMARKS, ACCESS_LOCATION_EXTRA_COMMANDS, CHANGE_NETWORK_STATE, SET_WALLPAPER, GET_ACCOUNTS, CHANGE_CONFIGURATION, SET_ALARM, RECEIVE_WAP_PUSH, PROCESS_OUTGOING_CALLS, RECORD_AUDIO, RECEIVE_MMS, CAMERA, EXPAND_STATUS_BAR, SET_WALLPAPER_HINTS, MODIFY_AUDIO_SETTINGS, GET_PACKAGE_SIZE, KILL_BACKGROUND_PROCESSES </text:p>
          </table:table-cell>
          <table:table-cell table:number-columns-repeated="1018"/>
        </table:table-row>
        <table:table-row table:style-name="ro2">
          <table:table-cell table:style-name="ce383" office:value-type="string" calcext:value-type="string">
            <text:p>DS2</text:p>
          </table:table-cell>
          <table:table-cell table:style-name="ce383" office:value-type="string" calcext:value-type="string">
            <text:p>Malign</text:p>
          </table:table-cell>
          <table:table-cell table:style-name="ce383" office:value-type="float" office:value="2" calcext:value-type="float">
            <text:p>2</text:p>
          </table:table-cell>
          <table:table-cell table:style-name="ce398" office:value-type="string" calcext:value-type="string">
            <text:p>Exponential</text:p>
          </table:table-cell>
          <table:table-cell office:value-type="string" calcext:value-type="string">
            <text:p>Not fitted (&lt;xmin)</text:p>
          </table:table-cell>
          <table:table-cell office:value-type="string" calcext:value-type="string">
            <text:p>BLUETOOTH, FLASHLIGHT, PERSISTENT_ACTIVITY, WRITE_CALENDAR, BROADCAST_STICKY, BATTERY_STATS, BLUETOOTH_ADMIN, CLEAR_APP_CACHE, READ_CALENDAR, WRITE_SYNC_SETTINGS, BIND_WALLPAPER, REORDER_TASKS, READ_SYNC_SETTINGS, SET_PREFERRED_APPLICATIONS, ACCESS_MOCK_LOCATION, USE_SIP, MANAGE_ACCOUNTS, AUTHENTICATE_ACCOUNTS, USE_CREDENTIALS, CHANGE_WIFI_MULTICAST_STATE, SUBSCRIBED_FEEDS_READ, BIND_DEVICE_ADMIN, BIND_INPUT_METHOD, GLOBAL_SEARCH, READ_SYNC_STATS, SET_TIME_ZONE, SUBSCRIBED_FEEDS_WRITE </text:p>
          </table:table-cell>
          <table:table-cell table:number-columns-repeated="1018"/>
        </table:table-row>
        <table:table-row table:style-name="ro2">
          <table:table-cell table:style-name="ce383" office:value-type="string" calcext:value-type="string">
            <text:p>DS3</text:p>
          </table:table-cell>
          <table:table-cell table:style-name="ce383" office:value-type="string" calcext:value-type="string">
            <text:p>Malign</text:p>
          </table:table-cell>
          <table:table-cell table:style-name="ce383" office:value-type="float" office:value="3" calcext:value-type="float">
            <text:p>3</text:p>
          </table:table-cell>
          <table:table-cell table:style-name="ce395" office:value-type="string" calcext:value-type="string">
            <text:p>Power Law</text:p>
          </table:table-cell>
          <table:table-cell office:value-type="string" calcext:value-type="string">
            <text:p>Fitted (&gt;=xmin)</text:p>
          </table:table-cell>
          <table:table-cell office:value-type="string" calcext:value-type="string">
            <text:p>INTERNET, READ_PHONE_STATE, ACCESS_NETWORK_STATE, WRITE_EXTERNAL_STORAGE, READ_SMS, ACCESS_WIFI_STATE, RECEIVE_BOOT_COMPLETED, WRITE_SMS, SEND_SMS, RECEIVE_SMS, VIBRATE, ACCESS_COARSE_LOCATION, READ_CONTACTS, CALL_PHONE, ACCESS_FINE_LOCATION </text:p>
          </table:table-cell>
          <table:table-cell table:number-columns-repeated="1018"/>
        </table:table-row>
        <table:table-row table:style-name="ro2">
          <table:table-cell table:style-name="ce383" office:value-type="string" calcext:value-type="string">
            <text:p>DS3</text:p>
          </table:table-cell>
          <table:table-cell table:style-name="ce383" office:value-type="string" calcext:value-type="string">
            <text:p>Malign</text:p>
          </table:table-cell>
          <table:table-cell table:style-name="ce383" office:value-type="float" office:value="3" calcext:value-type="float">
            <text:p>3</text:p>
          </table:table-cell>
          <table:table-cell table:style-name="ce395" office:value-type="string" calcext:value-type="string">
            <text:p>Power Law</text:p>
          </table:table-cell>
          <table:table-cell office:value-type="string" calcext:value-type="string">
            <text:p>Not fitted (&lt;xmin)</text:p>
          </table:table-cell>
          <table:table-cell office:value-type="string" calcext:value-type="string">
            <text:p>WAKE_LOCK, WRITE_CONTACTS, CHANGE_WIFI_STATE, WRITE_APN_SETTINGS, RESTART_PACKAGES, INSTALL_PACKAGES, READ_HISTORY_BOOKMARKS, DISABLE_KEYGUARD, GET_TASKS, READ_LOGS, SET_WALLPAPER, WRITE_HISTORY_BOOKMARKS, MOUNT_UNMOUNT_FILESYSTEMS, ACCESS_LOCATION_EXTRA_COMMANDS, READ_EXTERNAL_STORAGE, WRITE_SETTINGS, PROCESS_OUTGOING_CALLS, RECEIVE_MMS, DELETE_PACKAGES, RECEIVE_WAP_PUSH, GET_ACCOUNTS, CHANGE_NETWORK_STATE, EXPAND_STATUS_BAR, GLOBAL_SEARCH, SET_WALLPAPER_HINTS, STATUS_BAR, MODIFY_PHONE_STATE, RECORD_AUDIO, CHANGE_CONFIGURATION, CAMERA, MODIFY_AUDIO_SETTINGS, BROADCAST_STICKY, KILL_BACKGROUND_PROCESSES, BLUETOOTH, WRITE_SYNC_SETTINGS, BIND_WALLPAPER, BLUETOOTH_ADMIN, DEVICE_POWER, BROADCAST_SMS, BROADCAST_PACKAGE_REMOVED, GET_PACKAGE_SIZE, WRITE_CALENDAR, DELETE_CACHE_FILES, SET_PREFERRED_APPLICATIONS, WRITE_SECURE_SETTINGS, CLEAR_APP_CACHE, FLASHLIGHT, READ_SYNC_SETTINGS, HARDWARE_TEST, SYSTEM_ALERT_WINDOW, ACCESS_MOCK_LOCATION, BATTERY_STATS, BROADCAST_WAP_PUSH, CALL_PRIVILEGED, CONTROL_LOCATION_UPDATES, DUMP, INJECT_EVENTS, PERSISTENT_ACTIVITY, REORDER_TASKS, SET_ORIENTATION </text:p>
          </table:table-cell>
          <table:table-cell table:number-columns-repeated="1018"/>
        </table:table-row>
        <table:table-row table:style-name="ro2">
          <table:table-cell table:style-name="ce383" office:value-type="string" calcext:value-type="string">
            <text:p>DS3</text:p>
          </table:table-cell>
          <table:table-cell table:style-name="ce383" office:value-type="string" calcext:value-type="string">
            <text:p>Malign</text:p>
          </table:table-cell>
          <table:table-cell table:style-name="ce383" office:value-type="float" office:value="2" calcext:value-type="float">
            <text:p>2</text:p>
          </table:table-cell>
          <table:table-cell table:style-name="ce396" office:value-type="string" calcext:value-type="string">
            <text:p>Log-Normal</text:p>
          </table:table-cell>
          <table:table-cell office:value-type="string" calcext:value-type="string">
            <text:p>Fitted (&gt;=xmin)</text:p>
          </table:table-cell>
          <table:table-cell office:value-type="string" calcext:value-type="string">
            <text:p>INTERNET, READ_PHONE_STATE, ACCESS_NETWORK_STATE, WRITE_EXTERNAL_STORAGE, READ_SMS, ACCESS_WIFI_STATE, RECEIVE_BOOT_COMPLETED, WRITE_SMS, SEND_SMS, RECEIVE_SMS, VIBRATE, ACCESS_COARSE_LOCATION, READ_CONTACTS, CALL_PHONE, ACCESS_FINE_LOCATION, WAKE_LOCK, WRITE_CONTACTS, CHANGE_WIFI_STATE, WRITE_APN_SETTINGS, RESTART_PACKAGES, INSTALL_PACKAGES, READ_HISTORY_BOOKMARKS, DISABLE_KEYGUARD </text:p>
          </table:table-cell>
          <table:table-cell table:number-columns-repeated="1018"/>
        </table:table-row>
        <table:table-row table:style-name="ro2">
          <table:table-cell table:style-name="ce383" office:value-type="string" calcext:value-type="string">
            <text:p>DS3</text:p>
          </table:table-cell>
          <table:table-cell table:style-name="ce383" office:value-type="string" calcext:value-type="string">
            <text:p>Malign</text:p>
          </table:table-cell>
          <table:table-cell table:style-name="ce383" office:value-type="float" office:value="2" calcext:value-type="float">
            <text:p>2</text:p>
          </table:table-cell>
          <table:table-cell table:style-name="ce396" office:value-type="string" calcext:value-type="string">
            <text:p>Log-Normal</text:p>
          </table:table-cell>
          <table:table-cell office:value-type="string" calcext:value-type="string">
            <text:p>Not fitted (&lt;xmin)</text:p>
          </table:table-cell>
          <table:table-cell office:value-type="string" calcext:value-type="string">
            <text:p>GET_TASKS, READ_LOGS, SET_WALLPAPER, WRITE_HISTORY_BOOKMARKS, MOUNT_UNMOUNT_FILESYSTEMS, ACCESS_LOCATION_EXTRA_COMMANDS, READ_EXTERNAL_STORAGE, WRITE_SETTINGS, PROCESS_OUTGOING_CALLS, RECEIVE_MMS, DELETE_PACKAGES, RECEIVE_WAP_PUSH, GET_ACCOUNTS, CHANGE_NETWORK_STATE, EXPAND_STATUS_BAR, GLOBAL_SEARCH, SET_WALLPAPER_HINTS, STATUS_BAR, MODIFY_PHONE_STATE, RECORD_AUDIO, CHANGE_CONFIGURATION, CAMERA, MODIFY_AUDIO_SETTINGS, BROADCAST_STICKY, KILL_BACKGROUND_PROCESSES, BLUETOOTH, WRITE_SYNC_SETTINGS, BIND_WALLPAPER, BLUETOOTH_ADMIN, DEVICE_POWER, BROADCAST_SMS, BROADCAST_PACKAGE_REMOVED, GET_PACKAGE_SIZE, WRITE_CALENDAR, DELETE_CACHE_FILES, SET_PREFERRED_APPLICATIONS, WRITE_SECURE_SETTINGS, CLEAR_APP_CACHE, FLASHLIGHT, READ_SYNC_SETTINGS, HARDWARE_TEST, SYSTEM_ALERT_WINDOW, ACCESS_MOCK_LOCATION, BATTERY_STATS, BROADCAST_WAP_PUSH, CALL_PRIVILEGED, CONTROL_LOCATION_UPDATES, DUMP, INJECT_EVENTS, PERSISTENT_ACTIVITY, REORDER_TASKS, SET_ORIENTATION </text:p>
          </table:table-cell>
          <table:table-cell table:number-columns-repeated="1018"/>
        </table:table-row>
        <table:table-row table:style-name="ro2">
          <table:table-cell table:style-name="ce383" office:value-type="string" calcext:value-type="string">
            <text:p>DS3</text:p>
          </table:table-cell>
          <table:table-cell table:style-name="ce383" office:value-type="string" calcext:value-type="string">
            <text:p>Malign</text:p>
          </table:table-cell>
          <table:table-cell table:style-name="ce383" office:value-type="float" office:value="1" calcext:value-type="float">
            <text:p>1</text:p>
          </table:table-cell>
          <table:table-cell table:style-name="ce398" office:value-type="string" calcext:value-type="string">
            <text:p>Exponential</text:p>
          </table:table-cell>
          <table:table-cell office:value-type="string" calcext:value-type="string">
            <text:p>Fitted (&gt;=xmin)</text:p>
          </table:table-cell>
          <table:table-cell office:value-type="string" calcext:value-type="string">
            <text:p>INTERNET, READ_PHONE_STATE, ACCESS_NETWORK_STATE, WRITE_EXTERNAL_STORAGE, READ_SMS, ACCESS_WIFI_STATE, RECEIVE_BOOT_COMPLETED, WRITE_SMS, SEND_SMS, RECEIVE_SMS, VIBRATE, ACCESS_COARSE_LOCATION, READ_CONTACTS, CALL_PHONE, ACCESS_FINE_LOCATION, WAKE_LOCK, WRITE_CONTACTS, CHANGE_WIFI_STATE, WRITE_APN_SETTINGS, RESTART_PACKAGES, INSTALL_PACKAGES, READ_HISTORY_BOOKMARKS, DISABLE_KEYGUARD, GET_TASKS, READ_LOGS, SET_WALLPAPER, WRITE_HISTORY_BOOKMARKS, MOUNT_UNMOUNT_FILESYSTEMS, ACCESS_LOCATION_EXTRA_COMMANDS, READ_EXTERNAL_STORAGE, WRITE_SETTINGS, PROCESS_OUTGOING_CALLS, RECEIVE_MMS, DELETE_PACKAGES, RECEIVE_WAP_PUSH, GET_ACCOUNTS </text:p>
          </table:table-cell>
          <table:table-cell table:number-columns-repeated="1018"/>
        </table:table-row>
        <table:table-row table:style-name="ro2">
          <table:table-cell table:style-name="ce383" office:value-type="string" calcext:value-type="string">
            <text:p>DS3</text:p>
          </table:table-cell>
          <table:table-cell table:style-name="ce383" office:value-type="string" calcext:value-type="string">
            <text:p>Malign</text:p>
          </table:table-cell>
          <table:table-cell table:style-name="ce383" office:value-type="float" office:value="1" calcext:value-type="float">
            <text:p>1</text:p>
          </table:table-cell>
          <table:table-cell table:style-name="ce398" office:value-type="string" calcext:value-type="string">
            <text:p>Exponential</text:p>
          </table:table-cell>
          <table:table-cell office:value-type="string" calcext:value-type="string">
            <text:p>Not fitted (&lt;xmin)</text:p>
          </table:table-cell>
          <table:table-cell office:value-type="string" calcext:value-type="string">
            <text:p>CHANGE_NETWORK_STATE, EXPAND_STATUS_BAR, GLOBAL_SEARCH, SET_WALLPAPER_HINTS, STATUS_BAR, MODIFY_PHONE_STATE, RECORD_AUDIO, CHANGE_CONFIGURATION, CAMERA, MODIFY_AUDIO_SETTINGS, BROADCAST_STICKY, KILL_BACKGROUND_PROCESSES, BLUETOOTH, WRITE_SYNC_SETTINGS, BIND_WALLPAPER, BLUETOOTH_ADMIN, DEVICE_POWER, BROADCAST_SMS, BROADCAST_PACKAGE_REMOVED, GET_PACKAGE_SIZE, WRITE_CALENDAR, DELETE_CACHE_FILES, SET_PREFERRED_APPLICATIONS, WRITE_SECURE_SETTINGS, CLEAR_APP_CACHE, FLASHLIGHT, READ_SYNC_SETTINGS, HARDWARE_TEST, SYSTEM_ALERT_WINDOW, ACCESS_MOCK_LOCATION, BATTERY_STATS, BROADCAST_WAP_PUSH, CALL_PRIVILEGED, CONTROL_LOCATION_UPDATES, DUMP, INJECT_EVENTS, PERSISTENT_ACTIVITY, REORDER_TASKS, SET_ORIENTATION </text:p>
          </table:table-cell>
          <table:table-cell table:number-columns-repeated="1018"/>
        </table:table-row>
        <table:table-row table:style-name="ro2">
          <table:table-cell table:style-name="ce383" office:value-type="string" calcext:value-type="string">
            <text:p>DS4</text:p>
          </table:table-cell>
          <table:table-cell table:style-name="ce383" office:value-type="string" calcext:value-type="string">
            <text:p>Malign</text:p>
          </table:table-cell>
          <table:table-cell table:style-name="ce383" office:value-type="float" office:value="3" calcext:value-type="float">
            <text:p>3</text:p>
          </table:table-cell>
          <table:table-cell table:style-name="ce395" office:value-type="string" calcext:value-type="string">
            <text:p>Power Law</text:p>
          </table:table-cell>
          <table:table-cell office:value-type="string" calcext:value-type="string">
            <text:p>Fitted (&gt;=xmin)</text:p>
          </table:table-cell>
          <table:table-cell office:value-type="string" calcext:value-type="string">
            <text:p>INTERNET, READ_PHONE_STATE, ACCESS_NETWORK_STATE, WRITE_EXTERNAL_STORAGE, ACCESS_WIFI_STATE, READ_SMS, RECEIVE_BOOT_COMPLETED, WRITE_SMS, SEND_SMS, RECEIVE_SMS, VIBRATE, ACCESS_COARSE_LOCATION, READ_CONTACTS, ACCESS_FINE_LOCATION, WAKE_LOCK, CALL_PHONE, CHANGE_WIFI_STATE, WRITE_CONTACTS </text:p>
          </table:table-cell>
          <table:table-cell table:number-columns-repeated="1018"/>
        </table:table-row>
        <table:table-row table:style-name="ro2">
          <table:table-cell table:style-name="ce383" office:value-type="string" calcext:value-type="string">
            <text:p>DS4</text:p>
          </table:table-cell>
          <table:table-cell table:style-name="ce383" office:value-type="string" calcext:value-type="string">
            <text:p>Malign</text:p>
          </table:table-cell>
          <table:table-cell table:style-name="ce383" office:value-type="float" office:value="3" calcext:value-type="float">
            <text:p>3</text:p>
          </table:table-cell>
          <table:table-cell table:style-name="ce395" office:value-type="string" calcext:value-type="string">
            <text:p>Power Law</text:p>
          </table:table-cell>
          <table:table-cell office:value-type="string" calcext:value-type="string">
            <text:p>Not fitted (&lt;xmin)</text:p>
          </table:table-cell>
          <table:table-cell office:value-type="string" calcext:value-type="string">
            <text:p>WRITE_APN_SETTINGS, RESTART_PACKAGES, INSTALL_PACKAGES, DISABLE_KEYGUARD, READ_LOGS, GET_TASKS, READ_HISTORY_BOOKMARKS, ACCESS_LOCATION_EXTRA_COMMANDS, READ_EXTERNAL_STORAGE, SET_WALLPAPER, WRITE_HISTORY_BOOKMARKS, MOUNT_UNMOUNT_FILESYSTEMS, INSTALL_SHORTCUT, WRITE_SETTINGS, PROCESS_OUTGOING_CALLS, RECEIVE_WAP_PUSH, RECEIVE_MMS, DELETE_PACKAGES, CHANGE_NETWORK_STATE, READ_SETTINGS, GET_ACCOUNTS, EXPAND_STATUS_BAR, GLOBAL_SEARCH_CONTROL, SET_WALLPAPER_HINTS, RECORD_AUDIO, MODIFY_PHONE_STATE, CHANGE_CONFIGURATION, UNINSTALL_SHORTCUT, CAMERA, ACCESS_CACHE_FILESYSTEM, MODIFY_AUDIO_SETTINGS, WRITE_SYNC_SETTINGS, ACCESS_DOWNLOAD_MANAGER, BROADCAST_STICKY, CHECK_LICENSE, ACCESS_DOWNLOAD_MANAGER_ADVANCED, DEVICE_POWER, RETRIEVE_WINDOW_INFO, BLUETOOTH, GET_PACKAGE_SIZE, KILL_BACKGROUND_PROCESSES, WRITE_CALENDAR, BLUETOOTH_ADMIN, BROADCAST_PACKAGE_REMOVED, DELETE_CACHE_FILES, WRITE_SECURE_SETTINGS, FLASHLIGHT, SET_PREFERRED_APPLICATIONS, CLEAR_APP_CACHE, READ_SYNC_SETTINGS, SET_ORIENTATION, ACCESS_WIMAX_STATE, CHANGE_WIMAX_STATE, HARDWARE_TEST, SYSTEM_ALERT_WINDOW, ACCESS_MOCK_LOCATION, CALL_PRIVILEGED, CONTROL_LOCATION_UPDATES, REORDER_TASKS, BATTERY_STATS, BIND_WALLPAPER, BROADCAST_WAP_PUSH, DUMP, INJECT_EVENTS, PERSISTENT_ACTIVITY </text:p>
          </table:table-cell>
          <table:table-cell table:number-columns-repeated="1018"/>
        </table:table-row>
        <table:table-row table:style-name="ro2">
          <table:table-cell table:style-name="ce383" office:value-type="string" calcext:value-type="string">
            <text:p>DS4</text:p>
          </table:table-cell>
          <table:table-cell table:style-name="ce383" office:value-type="string" calcext:value-type="string">
            <text:p>Malign</text:p>
          </table:table-cell>
          <table:table-cell table:style-name="ce383" office:value-type="float" office:value="2" calcext:value-type="float">
            <text:p>2</text:p>
          </table:table-cell>
          <table:table-cell table:style-name="ce396" office:value-type="string" calcext:value-type="string">
            <text:p>Log-Normal</text:p>
          </table:table-cell>
          <table:table-cell office:value-type="string" calcext:value-type="string">
            <text:p>Fitted (&gt;=xmin)</text:p>
          </table:table-cell>
          <table:table-cell office:value-type="string" calcext:value-type="string">
            <text:p>INTERNET, READ_PHONE_STATE, ACCESS_NETWORK_STATE, WRITE_EXTERNAL_STORAGE, ACCESS_WIFI_STATE, READ_SMS, RECEIVE_BOOT_COMPLETED, WRITE_SMS, SEND_SMS, RECEIVE_SMS, VIBRATE, ACCESS_COARSE_LOCATION, READ_CONTACTS, ACCESS_FINE_LOCATION, WAKE_LOCK, CALL_PHONE, CHANGE_WIFI_STATE, WRITE_CONTACTS, WRITE_APN_SETTINGS, RESTART_PACKAGES, INSTALL_PACKAGES, DISABLE_KEYGUARD, READ_LOGS, GET_TASKS, READ_HISTORY_BOOKMARKS </text:p>
          </table:table-cell>
          <table:table-cell table:number-columns-repeated="1018"/>
        </table:table-row>
        <table:table-row table:style-name="ro2">
          <table:table-cell table:style-name="ce383" office:value-type="string" calcext:value-type="string">
            <text:p>DS4</text:p>
          </table:table-cell>
          <table:table-cell table:style-name="ce383" office:value-type="string" calcext:value-type="string">
            <text:p>Malign</text:p>
          </table:table-cell>
          <table:table-cell table:style-name="ce383" office:value-type="float" office:value="2" calcext:value-type="float">
            <text:p>2</text:p>
          </table:table-cell>
          <table:table-cell table:style-name="ce396" office:value-type="string" calcext:value-type="string">
            <text:p>Log-Normal</text:p>
          </table:table-cell>
          <table:table-cell office:value-type="string" calcext:value-type="string">
            <text:p>Not fitted (&lt;xmin)</text:p>
          </table:table-cell>
          <table:table-cell office:value-type="string" calcext:value-type="string">
            <text:p>ACCESS_LOCATION_EXTRA_COMMANDS, READ_EXTERNAL_STORAGE, SET_WALLPAPER, WRITE_HISTORY_BOOKMARKS, MOUNT_UNMOUNT_FILESYSTEMS, INSTALL_SHORTCUT, WRITE_SETTINGS, PROCESS_OUTGOING_CALLS, RECEIVE_WAP_PUSH, RECEIVE_MMS, DELETE_PACKAGES, CHANGE_NETWORK_STATE, READ_SETTINGS, GET_ACCOUNTS, EXPAND_STATUS_BAR, GLOBAL_SEARCH_CONTROL, SET_WALLPAPER_HINTS, RECORD_AUDIO, MODIFY_PHONE_STATE, CHANGE_CONFIGURATION, UNINSTALL_SHORTCUT, CAMERA, ACCESS_CACHE_FILESYSTEM, MODIFY_AUDIO_SETTINGS, WRITE_SYNC_SETTINGS, ACCESS_DOWNLOAD_MANAGER, BROADCAST_STICKY, CHECK_LICENSE, ACCESS_DOWNLOAD_MANAGER_ADVANCED, DEVICE_POWER, RETRIEVE_WINDOW_INFO, BLUETOOTH, GET_PACKAGE_SIZE, KILL_BACKGROUND_PROCESSES, WRITE_CALENDAR, BLUETOOTH_ADMIN, BROADCAST_PACKAGE_REMOVED, DELETE_CACHE_FILES, WRITE_SECURE_SETTINGS, FLASHLIGHT, SET_PREFERRED_APPLICATIONS, CLEAR_APP_CACHE, READ_SYNC_SETTINGS, SET_ORIENTATION, ACCESS_WIMAX_STATE, CHANGE_WIMAX_STATE, HARDWARE_TEST, SYSTEM_ALERT_WINDOW, ACCESS_MOCK_LOCATION, CALL_PRIVILEGED, CONTROL_LOCATION_UPDATES, REORDER_TASKS, BATTERY_STATS, BIND_WALLPAPER, BROADCAST_WAP_PUSH, DUMP, INJECT_EVENTS, PERSISTENT_ACTIVITY </text:p>
          </table:table-cell>
          <table:table-cell table:number-columns-repeated="1018"/>
        </table:table-row>
        <table:table-row table:style-name="ro2">
          <table:table-cell table:style-name="ce383" office:value-type="string" calcext:value-type="string">
            <text:p>DS4</text:p>
          </table:table-cell>
          <table:table-cell table:style-name="ce383" office:value-type="string" calcext:value-type="string">
            <text:p>Malign</text:p>
          </table:table-cell>
          <table:table-cell table:style-name="ce383" office:value-type="float" office:value="1" calcext:value-type="float">
            <text:p>1</text:p>
          </table:table-cell>
          <table:table-cell table:style-name="ce398" office:value-type="string" calcext:value-type="string">
            <text:p>Exponential</text:p>
          </table:table-cell>
          <table:table-cell office:value-type="string" calcext:value-type="string">
            <text:p>Fitted (&gt;=xmin)</text:p>
          </table:table-cell>
          <table:table-cell office:value-type="string" calcext:value-type="string">
            <text:p>INTERNET, READ_PHONE_STATE, ACCESS_NETWORK_STATE, WRITE_EXTERNAL_STORAGE, ACCESS_WIFI_STATE, READ_SMS, RECEIVE_BOOT_COMPLETED, WRITE_SMS, SEND_SMS, RECEIVE_SMS, VIBRATE, ACCESS_COARSE_LOCATION, READ_CONTACTS, ACCESS_FINE_LOCATION, WAKE_LOCK, CALL_PHONE, CHANGE_WIFI_STATE, WRITE_CONTACTS, WRITE_APN_SETTINGS, RESTART_PACKAGES, INSTALL_PACKAGES, DISABLE_KEYGUARD, READ_LOGS, GET_TASKS, READ_HISTORY_BOOKMARKS, ACCESS_LOCATION_EXTRA_COMMANDS, READ_EXTERNAL_STORAGE, SET_WALLPAPER, WRITE_HISTORY_BOOKMARKS, MOUNT_UNMOUNT_FILESYSTEMS, INSTALL_SHORTCUT, WRITE_SETTINGS, PROCESS_OUTGOING_CALLS, RECEIVE_WAP_PUSH, RECEIVE_MMS, DELETE_PACKAGES </text:p>
          </table:table-cell>
          <table:table-cell table:number-columns-repeated="1018"/>
        </table:table-row>
        <table:table-row table:style-name="ro2">
          <table:table-cell table:style-name="ce383" office:value-type="string" calcext:value-type="string">
            <text:p>DS4</text:p>
          </table:table-cell>
          <table:table-cell table:style-name="ce383" office:value-type="string" calcext:value-type="string">
            <text:p>Malign</text:p>
          </table:table-cell>
          <table:table-cell table:style-name="ce383" office:value-type="float" office:value="1" calcext:value-type="float">
            <text:p>1</text:p>
          </table:table-cell>
          <table:table-cell table:style-name="ce398" office:value-type="string" calcext:value-type="string">
            <text:p>Exponential</text:p>
          </table:table-cell>
          <table:table-cell office:value-type="string" calcext:value-type="string">
            <text:p>Not fitted (&lt;xmin)</text:p>
          </table:table-cell>
          <table:table-cell office:value-type="string" calcext:value-type="string">
            <text:p>CHANGE_NETWORK_STATE, READ_SETTINGS, GET_ACCOUNTS, EXPAND_STATUS_BAR, GLOBAL_SEARCH_CONTROL, SET_WALLPAPER_HINTS, RECORD_AUDIO, MODIFY_PHONE_STATE, CHANGE_CONFIGURATION, UNINSTALL_SHORTCUT, CAMERA, ACCESS_CACHE_FILESYSTEM, MODIFY_AUDIO_SETTINGS, WRITE_SYNC_SETTINGS, ACCESS_DOWNLOAD_MANAGER, BROADCAST_STICKY, CHECK_LICENSE, ACCESS_DOWNLOAD_MANAGER_ADVANCED, DEVICE_POWER, RETRIEVE_WINDOW_INFO, BLUETOOTH, GET_PACKAGE_SIZE, KILL_BACKGROUND_PROCESSES, WRITE_CALENDAR, BLUETOOTH_ADMIN, BROADCAST_PACKAGE_REMOVED, DELETE_CACHE_FILES, WRITE_SECURE_SETTINGS, FLASHLIGHT, SET_PREFERRED_APPLICATIONS, CLEAR_APP_CACHE, READ_SYNC_SETTINGS, SET_ORIENTATION, ACCESS_WIMAX_STATE, CHANGE_WIMAX_STATE, HARDWARE_TEST, SYSTEM_ALERT_WINDOW, ACCESS_MOCK_LOCATION, CALL_PRIVILEGED, CONTROL_LOCATION_UPDATES, REORDER_TASKS, BATTERY_STATS, BIND_WALLPAPER, BROADCAST_WAP_PUSH, DUMP, INJECT_EVENTS, PERSISTENT_ACTIVITY </text:p>
          </table:table-cell>
          <table:table-cell table:number-columns-repeated="1018"/>
        </table:table-row>
        <table:table-row table:style-name="ro2">
          <table:table-cell table:style-name="ce383" office:value-type="string" calcext:value-type="string">
            <text:p>DS5</text:p>
          </table:table-cell>
          <table:table-cell table:style-name="ce383" office:value-type="string" calcext:value-type="string">
            <text:p>Malign</text:p>
          </table:table-cell>
          <table:table-cell table:style-name="ce383" office:value-type="float" office:value="3" calcext:value-type="float">
            <text:p>3</text:p>
          </table:table-cell>
          <table:table-cell table:style-name="ce395" office:value-type="string" calcext:value-type="string">
            <text:p>Power Law</text:p>
          </table:table-cell>
          <table:table-cell office:value-type="string" calcext:value-type="string">
            <text:p>Fitted (&gt;=xmin)</text:p>
          </table:table-cell>
          <table:table-cell office:value-type="string" calcext:value-type="string">
            <text:p>INTERNET, READ_PHONE_STATE, WRITE_EXTERNAL_STORAGE, ACCESS_NETWORK_STATE, READ_SMS, ACCESS_WIFI_STATE, ACCESS_COARSE_LOCATION, SEND_SMS, WRITE_SMS, ACCESS_FINE_LOCATION, RECEIVE_SMS, INSTALL_PACKAGES, RECEIVE_BOOT_COMPLETED, VIBRATE, CALL_PHONE, WRITE_CONTACTS, CHANGE_WIFI_STATE, READ_CONTACTS, READ_HISTORY_BOOKMARKS </text:p>
          </table:table-cell>
          <table:table-cell table:number-columns-repeated="1018"/>
        </table:table-row>
        <table:table-row table:style-name="ro2">
          <table:table-cell table:style-name="ce383" office:value-type="string" calcext:value-type="string">
            <text:p>DS5</text:p>
          </table:table-cell>
          <table:table-cell table:style-name="ce383" office:value-type="string" calcext:value-type="string">
            <text:p>Malign</text:p>
          </table:table-cell>
          <table:table-cell table:style-name="ce383" office:value-type="float" office:value="3" calcext:value-type="float">
            <text:p>3</text:p>
          </table:table-cell>
          <table:table-cell table:style-name="ce395" office:value-type="string" calcext:value-type="string">
            <text:p>Power Law</text:p>
          </table:table-cell>
          <table:table-cell office:value-type="string" calcext:value-type="string">
            <text:p>Not fitted (&lt;xmin)</text:p>
          </table:table-cell>
          <table:table-cell office:value-type="string" calcext:value-type="string">
            <text:p>WRITE_HISTORY_BOOKMARKS, SET_WALLPAPER, WAKE_LOCK, RESTART_PACKAGES, MOUNT_UNMOUNT_FILESYSTEMS, WRITE_APN_SETTINGS, ACCESS_LOCATION_EXTRA_COMMANDS, GET_TASKS, DELETE_PACKAGES, DISABLE_KEYGUARD, READ_LOGS, PROCESS_OUTGOING_CALLS, WRITE_SETTINGS, CHANGE_NETWORK_STATE, CAMERA, CHANGE_CONFIGURATION, MODIFY_PHONE_STATE, GET_ACCOUNTS, RECEIVE_MMS, RECEIVE_WAP_PUSH, DEVICE_POWER, WRITE_SYNC_SETTINGS, BLUETOOTH, RECORD_AUDIO, WRITE_CALENDAR, BLUETOOTH_ADMIN, KILL_BACKGROUND_PROCESSES, MODIFY_AUDIO_SETTINGS, BATTERY_STATS, GET_PACKAGE_SIZE, SYSTEM_ALERT_WINDOW, BROADCAST_PACKAGE_REMOVED, BROADCAST_STICKY, CONTROL_LOCATION_UPDATES, EXPAND_STATUS_BAR, FLASHLIGHT, HARDWARE_TEST, READ_SYNC_SETTINGS, REORDER_TASKS, ACCESS_MOCK_LOCATION, BIND_WALLPAPER, CLEAR_APP_CACHE, DUMP, FACTORY_TEST, INJECT_EVENTS, PERSISTENT_ACTIVITY, READ_CALENDAR, READ_FRAME_BUFFER, REBOOT, SET_PREFERRED_APPLICATIONS, SET_WALLPAPER_HINTS, STATUS_BAR, USE_CREDENTIALS, WRITE_SECURE_SETTINGS </text:p>
          </table:table-cell>
          <table:table-cell table:number-columns-repeated="1018"/>
        </table:table-row>
        <table:table-row table:style-name="ro2">
          <table:table-cell table:style-name="ce383" office:value-type="string" calcext:value-type="string">
            <text:p>DS5</text:p>
          </table:table-cell>
          <table:table-cell table:style-name="ce383" office:value-type="string" calcext:value-type="string">
            <text:p>Malign</text:p>
          </table:table-cell>
          <table:table-cell table:style-name="ce383" office:value-type="float" office:value="1" calcext:value-type="float">
            <text:p>1</text:p>
          </table:table-cell>
          <table:table-cell table:style-name="ce396" office:value-type="string" calcext:value-type="string">
            <text:p>Log-Normal</text:p>
          </table:table-cell>
          <table:table-cell office:value-type="string" calcext:value-type="string">
            <text:p>Fitted (&gt;=xmin)</text:p>
          </table:table-cell>
          <table:table-cell office:value-type="string" calcext:value-type="string">
            <text:p>INTERNET, READ_PHONE_STATE, WRITE_EXTERNAL_STORAGE, ACCESS_NETWORK_STATE, READ_SMS, ACCESS_WIFI_STATE, ACCESS_COARSE_LOCATION, SEND_SMS, WRITE_SMS, ACCESS_FINE_LOCATION, RECEIVE_SMS, INSTALL_PACKAGES, RECEIVE_BOOT_COMPLETED, VIBRATE, CALL_PHONE, WRITE_CONTACTS, CHANGE_WIFI_STATE, READ_CONTACTS, READ_HISTORY_BOOKMARKS, WRITE_HISTORY_BOOKMARKS, SET_WALLPAPER, WAKE_LOCK, RESTART_PACKAGES, MOUNT_UNMOUNT_FILESYSTEMS, WRITE_APN_SETTINGS, ACCESS_LOCATION_EXTRA_COMMANDS </text:p>
          </table:table-cell>
          <table:table-cell table:number-columns-repeated="1018"/>
        </table:table-row>
        <table:table-row table:style-name="ro2">
          <table:table-cell table:style-name="ce383" office:value-type="string" calcext:value-type="string">
            <text:p>DS5</text:p>
          </table:table-cell>
          <table:table-cell table:style-name="ce383" office:value-type="string" calcext:value-type="string">
            <text:p>Malign</text:p>
          </table:table-cell>
          <table:table-cell table:style-name="ce383" office:value-type="float" office:value="1" calcext:value-type="float">
            <text:p>1</text:p>
          </table:table-cell>
          <table:table-cell table:style-name="ce396" office:value-type="string" calcext:value-type="string">
            <text:p>Log-Normal</text:p>
          </table:table-cell>
          <table:table-cell office:value-type="string" calcext:value-type="string">
            <text:p>Not fitted (&lt;xmin)</text:p>
          </table:table-cell>
          <table:table-cell office:value-type="string" calcext:value-type="string">
            <text:p>GET_TASKS, DELETE_PACKAGES, DISABLE_KEYGUARD, READ_LOGS, PROCESS_OUTGOING_CALLS, WRITE_SETTINGS, CHANGE_NETWORK_STATE, CAMERA, CHANGE_CONFIGURATION, MODIFY_PHONE_STATE, GET_ACCOUNTS, RECEIVE_MMS, RECEIVE_WAP_PUSH, DEVICE_POWER, WRITE_SYNC_SETTINGS, BLUETOOTH, RECORD_AUDIO, WRITE_CALENDAR, BLUETOOTH_ADMIN, KILL_BACKGROUND_PROCESSES, MODIFY_AUDIO_SETTINGS, BATTERY_STATS, GET_PACKAGE_SIZE, SYSTEM_ALERT_WINDOW, BROADCAST_PACKAGE_REMOVED, BROADCAST_STICKY, CONTROL_LOCATION_UPDATES, EXPAND_STATUS_BAR, FLASHLIGHT, HARDWARE_TEST, READ_SYNC_SETTINGS, REORDER_TASKS, ACCESS_MOCK_LOCATION, BIND_WALLPAPER, CLEAR_APP_CACHE, DUMP, FACTORY_TEST, INJECT_EVENTS, PERSISTENT_ACTIVITY, READ_CALENDAR, READ_FRAME_BUFFER, REBOOT, SET_PREFERRED_APPLICATIONS, SET_WALLPAPER_HINTS, STATUS_BAR, USE_CREDENTIALS, WRITE_SECURE_SETTINGS </text:p>
          </table:table-cell>
          <table:table-cell table:number-columns-repeated="1018"/>
        </table:table-row>
        <table:table-row table:style-name="ro2">
          <table:table-cell table:style-name="ce383" office:value-type="string" calcext:value-type="string">
            <text:p>DS5</text:p>
          </table:table-cell>
          <table:table-cell table:style-name="ce383" office:value-type="string" calcext:value-type="string">
            <text:p>Malign</text:p>
          </table:table-cell>
          <table:table-cell table:style-name="ce383" office:value-type="float" office:value="2" calcext:value-type="float">
            <text:p>2</text:p>
          </table:table-cell>
          <table:table-cell table:style-name="ce398" office:value-type="string" calcext:value-type="string">
            <text:p>Exponential</text:p>
          </table:table-cell>
          <table:table-cell office:value-type="string" calcext:value-type="string">
            <text:p>Fitted (&gt;=xmin)</text:p>
          </table:table-cell>
          <table:table-cell office:value-type="string" calcext:value-type="string">
            <text:p>INTERNET, READ_PHONE_STATE, WRITE_EXTERNAL_STORAGE, ACCESS_NETWORK_STATE, READ_SMS, ACCESS_WIFI_STATE, ACCESS_COARSE_LOCATION, SEND_SMS, WRITE_SMS, ACCESS_FINE_LOCATION, RECEIVE_SMS, INSTALL_PACKAGES, RECEIVE_BOOT_COMPLETED, VIBRATE, CALL_PHONE, WRITE_CONTACTS, CHANGE_WIFI_STATE, READ_CONTACTS, READ_HISTORY_BOOKMARKS, WRITE_HISTORY_BOOKMARKS, SET_WALLPAPER, WAKE_LOCK, RESTART_PACKAGES </text:p>
          </table:table-cell>
          <table:table-cell table:number-columns-repeated="1018"/>
        </table:table-row>
        <table:table-row table:style-name="ro19">
          <table:table-cell table:style-name="ce383" office:value-type="string" calcext:value-type="string">
            <text:p>DS5</text:p>
          </table:table-cell>
          <table:table-cell table:style-name="ce383" office:value-type="string" calcext:value-type="string">
            <text:p>Malign</text:p>
          </table:table-cell>
          <table:table-cell table:style-name="ce383" office:value-type="float" office:value="2" calcext:value-type="float">
            <text:p>2</text:p>
          </table:table-cell>
          <table:table-cell table:style-name="ce398" office:value-type="string" calcext:value-type="string">
            <text:p>Exponential</text:p>
          </table:table-cell>
          <table:table-cell office:value-type="string" calcext:value-type="string">
            <text:p>Not fitted (&lt;xmin)</text:p>
          </table:table-cell>
          <table:table-cell office:value-type="string" calcext:value-type="string">
            <text:p>MOUNT_UNMOUNT_FILESYSTEMS, WRITE_APN_SETTINGS, ACCESS_LOCATION_EXTRA_COMMANDS, GET_TASKS, DELETE_PACKAGES, DISABLE_KEYGUARD, READ_LOGS, PROCESS_OUTGOING_CALLS, WRITE_SETTINGS, CHANGE_NETWORK_STATE, CAMERA, CHANGE_CONFIGURATION, MODIFY_PHONE_STATE, GET_ACCOUNTS, RECEIVE_MMS, RECEIVE_WAP_PUSH, DEVICE_POWER, WRITE_SYNC_SETTINGS, BLUETOOTH, RECORD_AUDIO, WRITE_CALENDAR, BLUETOOTH_ADMIN, KILL_BACKGROUND_PROCESSES, MODIFY_AUDIO_SETTINGS, BATTERY_STATS, GET_PACKAGE_SIZE, SYSTEM_ALERT_WINDOW, BROADCAST_PACKAGE_REMOVED, BROADCAST_STICKY, CONTROL_LOCATION_UPDATES, EXPAND_STATUS_BAR, FLASHLIGHT, HARDWARE_TEST, READ_SYNC_SETTINGS, REORDER_TASKS, ACCESS_MOCK_LOCATION, BIND_WALLPAPER, CLEAR_APP_CACHE, DUMP, FACTORY_TEST, INJECT_EVENTS, PERSISTENT_ACTIVITY, READ_CALENDAR, READ_FRAME_BUFFER, REBOOT, SET_PREFERRED_APPLICATIONS, SET_WALLPAPER_HINTS, STATUS_BAR, USE_CREDENTIALS, WRITE_SECURE_SETTINGS 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뮻뾻뮻뾻뮻뾻뮻뾻뮻뾻뮻뾻뢸삸꺮쒮ꪪ잪뮻욻샀쓀뺾슾벼삼뮻뾻뮻뾻뮻뾻뮻뾻뮻뾻뮻뾻뮻뾻뮻뾻뮻뾻뮻뾻뮻뾻</text:p>
          </table:table-cell>
          <table:table-cell table:number-columns-repeated="1018"/>
        </table:table-row>
        <table:table-row table:style-name="ro2" table:number-rows-repeated="1048506">
          <table:table-cell table:number-columns-repeated="1024"/>
        </table:table-row>
        <table:table-row table:style-name="ro2">
          <table:table-cell table:number-columns-repeated="1024"/>
        </table:table-row>
      </table:table>
      <table:table table:name="dsdist" table:style-name="ta1">
        <office:forms form:automatic-focus="false" form:apply-design-mode="false"/>
        <table:table-column table:style-name="co48" table:default-cell-style-name="ce384"/>
        <table:table-column table:style-name="co49" table:default-cell-style-name="ce384"/>
        <table:table-column table:style-name="co50" table:default-cell-style-name="ce384"/>
        <table:table-column table:style-name="co51" table:default-cell-style-name="ce384"/>
        <table:table-column table:style-name="co52" table:default-cell-style-name="ce384"/>
        <table:table-column table:style-name="co53" table:default-cell-style-name="ce384"/>
        <table:table-column table:style-name="co54" table:default-cell-style-name="ce384"/>
        <table:table-column table:style-name="co55" table:default-cell-style-name="ce384"/>
        <table:table-column table:style-name="co56" table:default-cell-style-name="ce384"/>
        <table:table-column table:style-name="co24" table:default-cell-style-name="ce384"/>
        <table:table-column table:style-name="co57" table:default-cell-style-name="ce384"/>
        <table:table-column table:style-name="co24" table:default-cell-style-name="ce384"/>
        <table:table-column table:style-name="co58" table:default-cell-style-name="ce384"/>
        <table:table-column table:style-name="co59" table:default-cell-style-name="ce384"/>
        <table:table-column table:style-name="co60" table:default-cell-style-name="ce384"/>
        <table:table-column table:style-name="co61" table:default-cell-style-name="ce384"/>
        <table:table-column table:style-name="co62" table:default-cell-style-name="ce384"/>
        <table:table-column table:style-name="co63" table:number-columns-repeated="2" table:default-cell-style-name="ce384"/>
        <table:table-column table:style-name="co64" table:default-cell-style-name="ce384"/>
        <table:table-column table:style-name="co65" table:default-cell-style-name="ce384"/>
        <table:table-column table:style-name="co66" table:number-columns-repeated="2" table:default-cell-style-name="ce384"/>
        <table:table-column table:style-name="co67" table:default-cell-style-name="ce384"/>
        <table:table-column table:style-name="co68" table:number-columns-repeated="2" table:default-cell-style-name="ce384"/>
        <table:table-column table:style-name="co52" table:default-cell-style-name="ce384"/>
        <table:table-column table:style-name="co69" table:default-cell-style-name="ce384"/>
        <table:table-column table:style-name="co70" table:default-cell-style-name="ce384"/>
        <table:table-column table:style-name="co56" table:default-cell-style-name="ce384"/>
        <table:table-column table:style-name="co24" table:default-cell-style-name="ce384"/>
        <table:table-column table:style-name="co57" table:default-cell-style-name="ce384"/>
        <table:table-column table:style-name="co24" table:default-cell-style-name="ce384"/>
        <table:table-column table:style-name="co58" table:default-cell-style-name="ce384"/>
        <table:table-column table:style-name="co59" table:default-cell-style-name="ce384"/>
        <table:table-column table:style-name="co62" table:default-cell-style-name="ce384"/>
        <table:table-column table:style-name="co63" table:default-cell-style-name="ce384"/>
        <table:table-column table:style-name="co71" table:default-cell-style-name="ce384"/>
        <table:table-column table:style-name="co64" table:default-cell-style-name="ce384"/>
        <table:table-column table:style-name="co72" table:default-cell-style-name="ce384"/>
        <table:table-column table:style-name="co73" table:number-columns-repeated="2" table:default-cell-style-name="ce384"/>
        <table:table-column table:style-name="co74" table:default-cell-style-name="ce384"/>
        <table:table-column table:style-name="co75" table:number-columns-repeated="2" table:default-cell-style-name="ce384"/>
        <table:table-column table:style-name="co76" table:default-cell-style-name="ce384"/>
        <table:table-column table:style-name="co77" table:default-cell-style-name="ce384"/>
        <table:table-column table:style-name="co78" table:default-cell-style-name="ce384"/>
        <table:table-column table:style-name="co79" table:default-cell-style-name="ce384"/>
        <table:table-column table:style-name="co80" table:default-cell-style-name="ce384"/>
        <table:table-column table:style-name="co81" table:default-cell-style-name="ce384"/>
        <table:table-column table:style-name="co82" table:default-cell-style-name="ce384"/>
        <table:table-column table:style-name="co83" table:default-cell-style-name="ce384"/>
        <table:table-column table:style-name="co84" table:default-cell-style-name="ce384"/>
        <table:table-column table:style-name="co85" table:default-cell-style-name="ce384"/>
        <table:table-column table:style-name="co75" table:number-columns-repeated="2" table:default-cell-style-name="ce384"/>
        <table:table-column table:style-name="co86" table:default-cell-style-name="ce384"/>
        <table:table-column table:style-name="co87" table:default-cell-style-name="ce384"/>
        <table:table-column table:style-name="co75" table:number-columns-repeated="2" table:default-cell-style-name="ce384"/>
        <table:table-column table:style-name="co76" table:default-cell-style-name="ce384"/>
        <table:table-column table:style-name="co4" table:number-columns-repeated="962" table:default-cell-style-name="ce384"/>
        <table:table-row table:style-name="ro1">
          <table:table-cell table:style-name="ce379" office:value-type="string" calcext:value-type="string" table:number-columns-spanned="8" table:number-rows-spanned="1">
            <text:p>dsdist.R Output for Negative and Positive Data Sets</text:p>
          </table:table-cell>
          <table:covered-table-cell table:number-columns-repeated="7"/>
          <table:table-cell table:number-columns-repeated="38"/>
          <table:table-cell table:style-name="ce380" table:number-columns-repeated="16"/>
          <table:table-cell table:number-columns-repeated="962"/>
        </table:table-row>
        <table:table-row table:style-name="ro2">
          <table:table-cell table:style-name="ce380" office:value-type="float" office:value="1" calcext:value-type="float">
            <text:p>1</text:p>
          </table:table-cell>
          <table:table-cell table:style-name="ce380" office:value-type="float" office:value="2" calcext:value-type="float">
            <text:p>2</text:p>
          </table:table-cell>
          <table:table-cell table:style-name="ce380" office:value-type="float" office:value="3" calcext:value-type="float">
            <text:p>3</text:p>
          </table:table-cell>
          <table:table-cell table:style-name="ce380" office:value-type="float" office:value="4" calcext:value-type="float">
            <text:p>4</text:p>
          </table:table-cell>
          <table:table-cell table:style-name="ce380" office:value-type="float" office:value="5" calcext:value-type="float">
            <text:p>5</text:p>
          </table:table-cell>
          <table:table-cell table:style-name="ce380" office:value-type="float" office:value="6" calcext:value-type="float">
            <text:p>6</text:p>
          </table:table-cell>
          <table:table-cell table:style-name="ce380" office:value-type="float" office:value="7" calcext:value-type="float">
            <text:p>7</text:p>
          </table:table-cell>
          <table:table-cell table:style-name="ce380" office:value-type="float" office:value="8" calcext:value-type="float">
            <text:p>8</text:p>
          </table:table-cell>
          <table:table-cell table:style-name="ce380" office:value-type="float" office:value="9" calcext:value-type="float">
            <text:p>9</text:p>
          </table:table-cell>
          <table:table-cell table:style-name="ce380" office:value-type="float" office:value="10" calcext:value-type="float">
            <text:p>10</text:p>
          </table:table-cell>
          <table:table-cell table:style-name="ce380" office:value-type="float" office:value="11" calcext:value-type="float">
            <text:p>11</text:p>
          </table:table-cell>
          <table:table-cell table:style-name="ce380" office:value-type="float" office:value="12" calcext:value-type="float">
            <text:p>12</text:p>
          </table:table-cell>
          <table:table-cell table:style-name="ce380" office:value-type="float" office:value="13" calcext:value-type="float">
            <text:p>13</text:p>
          </table:table-cell>
          <table:table-cell table:style-name="ce380" office:value-type="float" office:value="14" calcext:value-type="float">
            <text:p>14</text:p>
          </table:table-cell>
          <table:table-cell table:style-name="ce380" office:value-type="float" office:value="15" calcext:value-type="float">
            <text:p>15</text:p>
          </table:table-cell>
          <table:table-cell table:style-name="ce380" office:value-type="float" office:value="16" calcext:value-type="float">
            <text:p>16</text:p>
          </table:table-cell>
          <table:table-cell table:style-name="ce380" office:value-type="float" office:value="17" calcext:value-type="float">
            <text:p>17</text:p>
          </table:table-cell>
          <table:table-cell table:style-name="ce380" office:value-type="float" office:value="18" calcext:value-type="float">
            <text:p>18</text:p>
          </table:table-cell>
          <table:table-cell table:style-name="ce380" office:value-type="float" office:value="19" calcext:value-type="float">
            <text:p>19</text:p>
          </table:table-cell>
          <table:table-cell table:style-name="ce380" office:value-type="float" office:value="20" calcext:value-type="float">
            <text:p>20</text:p>
          </table:table-cell>
          <table:table-cell table:style-name="ce380" office:value-type="float" office:value="21" calcext:value-type="float">
            <text:p>21</text:p>
          </table:table-cell>
          <table:table-cell table:style-name="ce380" office:value-type="float" office:value="22" calcext:value-type="float">
            <text:p>22</text:p>
          </table:table-cell>
          <table:table-cell table:style-name="ce380" office:value-type="float" office:value="23" calcext:value-type="float">
            <text:p>23</text:p>
          </table:table-cell>
          <table:table-cell table:style-name="ce380" office:value-type="float" office:value="24" calcext:value-type="float">
            <text:p>24</text:p>
          </table:table-cell>
          <table:table-cell table:style-name="ce380" office:value-type="float" office:value="25" calcext:value-type="float">
            <text:p>25</text:p>
          </table:table-cell>
          <table:table-cell table:style-name="ce380" office:value-type="float" office:value="26" calcext:value-type="float">
            <text:p>26</text:p>
          </table:table-cell>
          <table:table-cell table:style-name="ce380" office:value-type="float" office:value="27" calcext:value-type="float">
            <text:p>27</text:p>
          </table:table-cell>
          <table:table-cell table:style-name="ce380" office:value-type="float" office:value="28" calcext:value-type="float">
            <text:p>28</text:p>
          </table:table-cell>
          <table:table-cell table:style-name="ce380" office:value-type="float" office:value="29" calcext:value-type="float">
            <text:p>29</text:p>
          </table:table-cell>
          <table:table-cell table:style-name="ce380" office:value-type="float" office:value="30" calcext:value-type="float">
            <text:p>30</text:p>
          </table:table-cell>
          <table:table-cell table:style-name="ce380" office:value-type="float" office:value="31" calcext:value-type="float">
            <text:p>31</text:p>
          </table:table-cell>
          <table:table-cell table:style-name="ce380" office:value-type="float" office:value="32" calcext:value-type="float">
            <text:p>32</text:p>
          </table:table-cell>
          <table:table-cell table:style-name="ce380" office:value-type="float" office:value="33" calcext:value-type="float">
            <text:p>33</text:p>
          </table:table-cell>
          <table:table-cell table:style-name="ce380" office:value-type="float" office:value="34" calcext:value-type="float">
            <text:p>34</text:p>
          </table:table-cell>
          <table:table-cell table:style-name="ce380" office:value-type="float" office:value="35" calcext:value-type="float">
            <text:p>35</text:p>
          </table:table-cell>
          <table:table-cell table:style-name="ce380" office:value-type="float" office:value="36" calcext:value-type="float">
            <text:p>36</text:p>
          </table:table-cell>
          <table:table-cell table:style-name="ce380" office:value-type="float" office:value="37" calcext:value-type="float">
            <text:p>37</text:p>
          </table:table-cell>
          <table:table-cell table:style-name="ce380" office:value-type="float" office:value="38" calcext:value-type="float">
            <text:p>38</text:p>
          </table:table-cell>
          <table:table-cell table:style-name="ce380" office:value-type="float" office:value="39" calcext:value-type="float">
            <text:p>39</text:p>
          </table:table-cell>
          <table:table-cell table:style-name="ce380" office:value-type="float" office:value="40" calcext:value-type="float">
            <text:p>40</text:p>
          </table:table-cell>
          <table:table-cell table:style-name="ce380" office:value-type="float" office:value="41" calcext:value-type="float">
            <text:p>41</text:p>
          </table:table-cell>
          <table:table-cell table:style-name="ce380" office:value-type="float" office:value="42" calcext:value-type="float">
            <text:p>42</text:p>
          </table:table-cell>
          <table:table-cell table:style-name="ce380" office:value-type="float" office:value="43" calcext:value-type="float">
            <text:p>43</text:p>
          </table:table-cell>
          <table:table-cell table:style-name="ce380" office:value-type="float" office:value="44" calcext:value-type="float">
            <text:p>44</text:p>
          </table:table-cell>
          <table:table-cell table:style-name="ce380" office:value-type="float" office:value="45" calcext:value-type="float">
            <text:p>45</text:p>
          </table:table-cell>
          <table:table-cell table:style-name="ce380" office:value-type="float" office:value="46" calcext:value-type="float">
            <text:p>46</text:p>
          </table:table-cell>
          <table:table-cell table:style-name="ce380" office:value-type="float" office:value="47" calcext:value-type="float">
            <text:p>47</text:p>
          </table:table-cell>
          <table:table-cell table:style-name="ce380" office:value-type="float" office:value="48" calcext:value-type="float">
            <text:p>48</text:p>
          </table:table-cell>
          <table:table-cell table:style-name="ce380" office:value-type="float" office:value="49" calcext:value-type="float">
            <text:p>49</text:p>
          </table:table-cell>
          <table:table-cell table:style-name="ce380" office:value-type="float" office:value="50" calcext:value-type="float">
            <text:p>50</text:p>
          </table:table-cell>
          <table:table-cell table:style-name="ce380" office:value-type="float" office:value="51" calcext:value-type="float">
            <text:p>51</text:p>
          </table:table-cell>
          <table:table-cell table:style-name="ce380" office:value-type="float" office:value="52" calcext:value-type="float">
            <text:p>52</text:p>
          </table:table-cell>
          <table:table-cell table:style-name="ce380" office:value-type="float" office:value="53" calcext:value-type="float">
            <text:p>53</text:p>
          </table:table-cell>
          <table:table-cell table:style-name="ce380" office:value-type="float" office:value="54" calcext:value-type="float">
            <text:p>54</text:p>
          </table:table-cell>
          <table:table-cell table:style-name="ce380" office:value-type="float" office:value="55" calcext:value-type="float">
            <text:p>55</text:p>
          </table:table-cell>
          <table:table-cell table:style-name="ce380" office:value-type="float" office:value="56" calcext:value-type="float">
            <text:p>56</text:p>
          </table:table-cell>
          <table:table-cell table:style-name="ce380" office:value-type="float" office:value="57" calcext:value-type="float">
            <text:p>57</text:p>
          </table:table-cell>
          <table:table-cell table:style-name="ce380" office:value-type="float" office:value="58" calcext:value-type="float">
            <text:p>58</text:p>
          </table:table-cell>
          <table:table-cell table:style-name="ce380" office:value-type="float" office:value="59" calcext:value-type="float">
            <text:p>59</text:p>
          </table:table-cell>
          <table:table-cell table:style-name="ce380" office:value-type="float" office:value="60" calcext:value-type="float">
            <text:p>60</text:p>
          </table:table-cell>
          <table:table-cell table:style-name="ce380" office:value-type="float" office:value="61" calcext:value-type="float">
            <text:p>61</text:p>
          </table:table-cell>
          <table:table-cell table:style-name="ce380" office:value-type="float" office:value="62" calcext:value-type="float">
            <text:p>62</text:p>
          </table:table-cell>
          <table:table-cell table:number-columns-repeated="962"/>
        </table:table-row>
        <table:table-row table:style-name="ro2">
          <table:table-cell table:style-name="ce381" office:value-type="string" calcext:value-type="string">
            <text:p>Dataset</text:p>
          </table:table-cell>
          <table:table-cell table:style-name="ce381" office:value-type="string" calcext:value-type="string">
            <text:p>Class</text:p>
          </table:table-cell>
          <table:table-cell table:style-name="ce381" office:value-type="string" calcext:value-type="string">
            <text:p>Feature count min</text:p>
          </table:table-cell>
          <table:table-cell table:style-name="ce381" office:value-type="string" calcext:value-type="string">
            <text:p>Feature space size</text:p>
          </table:table-cell>
          <table:table-cell table:style-name="ce381" office:value-type="string" calcext:value-type="string">
            <text:p>xmin (pl)</text:p>
          </table:table-cell>
          <table:table-cell table:style-name="ce381" office:value-type="string" calcext:value-type="string">
            <text:p>Parameters (pl)[alpha]</text:p>
          </table:table-cell>
          <table:table-cell table:style-name="ce381" office:value-type="string" calcext:value-type="string">
            <text:p>Alpha Type</text:p>
          </table:table-cell>
          <table:table-cell table:style-name="ce381" office:value-type="string" calcext:value-type="string">
            <text:p>Alpha Moments</text:p>
          </table:table-cell>
          <table:table-cell table:style-name="ce381" office:value-type="string" calcext:value-type="string">
            <text:p>ntail (fitted feature count) (pl)</text:p>
          </table:table-cell>
          <table:table-cell table:style-name="ce381" office:value-type="string" calcext:value-type="string">
            <text:p>ntail ratio (pl)</text:p>
          </table:table-cell>
          <table:table-cell table:style-name="ce381" office:value-type="string" calcext:value-type="string">
            <text:p>Bootstrap p-value (pl)</text:p>
          </table:table-cell>
          <table:table-cell table:style-name="ce381" office:value-type="string" calcext:value-type="string">
            <text:p>Bootstrap GoF (pl)</text:p>
          </table:table-cell>
          <table:table-cell table:style-name="ce381" office:value-type="string" calcext:value-type="string">
            <text:p>Bootstrap Simulation Count (pl)</text:p>
          </table:table-cell>
          <table:table-cell table:style-name="ce381" office:value-type="string" calcext:value-type="string">
            <text:p>Simulation Time (pl)[minute]</text:p>
          </table:table-cell>
          <table:table-cell table:style-name="ce381" office:value-type="string" calcext:value-type="string">
            <text:p>Package Version</text:p>
          </table:table-cell>
          <table:table-cell table:style-name="ce381" office:value-type="string" calcext:value-type="string">
            <text:p>GoF Distance Measure</text:p>
          </table:table-cell>
          <table:table-cell table:style-name="ce381" office:value-type="string" calcext:value-type="string">
            <text:p>Power Law* vs. Log-Normal: Test Statistics</text:p>
          </table:table-cell>
          <table:table-cell table:style-name="ce381" office:value-type="string" calcext:value-type="string">
            <text:p>pl* vs. ln: p-value (1-sided)</text:p>
          </table:table-cell>
          <table:table-cell table:style-name="ce381" office:value-type="string" calcext:value-type="string">
            <text:p>pl* vs. ln: p-value (2-sided)</text:p>
          </table:table-cell>
          <table:table-cell table:style-name="ce381" office:value-type="string" calcext:value-type="string">
            <text:p>pl* vs. ln: result</text:p>
          </table:table-cell>
          <table:table-cell table:style-name="ce381" office:value-type="string" calcext:value-type="string">
            <text:p>Power Law* vs. Poisson: Test Statistics</text:p>
          </table:table-cell>
          <table:table-cell table:style-name="ce381" office:value-type="string" calcext:value-type="string">
            <text:p>pl* vs. po: p-value (1-sided)</text:p>
          </table:table-cell>
          <table:table-cell table:style-name="ce381" office:value-type="string" calcext:value-type="string">
            <text:p>pl* vs. po: p-value (2-sided)</text:p>
          </table:table-cell>
          <table:table-cell table:style-name="ce381" office:value-type="string" calcext:value-type="string">
            <text:p>Power Law* vs. Exponential: Test Statistics</text:p>
          </table:table-cell>
          <table:table-cell table:style-name="ce381" office:value-type="string" calcext:value-type="string">
            <text:p>pl* vs. ex: p-value (1-sided)</text:p>
          </table:table-cell>
          <table:table-cell table:style-name="ce381" office:value-type="string" calcext:value-type="string">
            <text:p>pl* vs. ex: p-value (2-sided)</text:p>
          </table:table-cell>
          <table:table-cell table:style-name="ce381" office:value-type="string" calcext:value-type="string">
            <text:p>xmin (ln)</text:p>
          </table:table-cell>
          <table:table-cell table:style-name="ce381" office:value-type="string" calcext:value-type="string">
            <text:p>Parameters (ln)[mean]</text:p>
          </table:table-cell>
          <table:table-cell table:style-name="ce381" office:value-type="string" calcext:value-type="string">
            <text:p>Parameters (ln)[SD]</text:p>
          </table:table-cell>
          <table:table-cell table:style-name="ce381" office:value-type="string" calcext:value-type="string">
            <text:p>ntail (fitted feature count) (ln)</text:p>
          </table:table-cell>
          <table:table-cell table:style-name="ce381" office:value-type="string" calcext:value-type="string">
            <text:p>ntail ratio (ln)</text:p>
          </table:table-cell>
          <table:table-cell table:style-name="ce381" office:value-type="string" calcext:value-type="string">
            <text:p>Bootstrap p-value (ln)</text:p>
          </table:table-cell>
          <table:table-cell table:style-name="ce381" office:value-type="string" calcext:value-type="string">
            <text:p>Bootstrap GoF (ln)</text:p>
          </table:table-cell>
          <table:table-cell table:style-name="ce381" office:value-type="string" calcext:value-type="string">
            <text:p>Bootstrap Simulation Count (ln)</text:p>
          </table:table-cell>
          <table:table-cell table:style-name="ce381" office:value-type="string" calcext:value-type="string">
            <text:p>Simulation Time (ln)[minute]</text:p>
          </table:table-cell>
          <table:table-cell table:style-name="ce381" office:value-type="string" calcext:value-type="string">
            <text:p>Power Law vs. Log-Normal*: Test Statistics</text:p>
          </table:table-cell>
          <table:table-cell table:style-name="ce381" office:value-type="string" calcext:value-type="string">
            <text:p>pl vs. ln*: p-value (1-sided)</text:p>
          </table:table-cell>
          <table:table-cell table:style-name="ce381" office:value-type="string" calcext:value-type="string">
            <text:p>pl. vs. ln*: p-value (2-sided)</text:p>
          </table:table-cell>
          <table:table-cell table:style-name="ce381" office:value-type="string" calcext:value-type="string">
            <text:p>pl vs. ln*: result</text:p>
          </table:table-cell>
          <table:table-cell table:style-name="ce381" office:value-type="string" calcext:value-type="string">
            <text:p>Poisson vs. Log-Normal*: Test Statistics</text:p>
          </table:table-cell>
          <table:table-cell table:style-name="ce381" office:value-type="string" calcext:value-type="string">
            <text:p>po vs. ln*: p-value (1-sided)</text:p>
          </table:table-cell>
          <table:table-cell table:style-name="ce381" office:value-type="string" calcext:value-type="string">
            <text:p>po vs. ln*: p-value (2-sided)</text:p>
          </table:table-cell>
          <table:table-cell table:style-name="ce381" office:value-type="string" calcext:value-type="string">
            <text:p>Exponential vs. Log-Normal*: Test Statistics</text:p>
          </table:table-cell>
          <table:table-cell table:style-name="ce381" office:value-type="string" calcext:value-type="string">
            <text:p>ex vs. ln*: p-value (1-sided)</text:p>
          </table:table-cell>
          <table:table-cell table:style-name="ce381" office:value-type="string" calcext:value-type="string">
            <text:p>ex vs. ln*: p-value (2-sided)</text:p>
          </table:table-cell>
          <table:table-cell table:style-name="ce381" office:value-type="string" calcext:value-type="string">
            <text:p>ex vs. ln*: result</text:p>
          </table:table-cell>
          <table:table-cell table:style-name="ce381" office:value-type="string" calcext:value-type="string">
            <text:p>xmin (ex)</text:p>
          </table:table-cell>
          <table:table-cell table:style-name="ce381" office:value-type="string" calcext:value-type="string">
            <text:p>Parameters (ex)[lambda]</text:p>
          </table:table-cell>
          <table:table-cell table:style-name="ce381" office:value-type="string" calcext:value-type="string">
            <text:p>ntail (fitted feature count) (ex)</text:p>
          </table:table-cell>
          <table:table-cell table:style-name="ce381" office:value-type="string" calcext:value-type="string">
            <text:p>ntail ratio (ex)</text:p>
          </table:table-cell>
          <table:table-cell table:style-name="ce381" office:value-type="string" calcext:value-type="string">
            <text:p>Bootstrap p-value (ex)</text:p>
          </table:table-cell>
          <table:table-cell table:style-name="ce381" office:value-type="string" calcext:value-type="string">
            <text:p>Bootstrap GoF (ex)</text:p>
          </table:table-cell>
          <table:table-cell table:style-name="ce381" office:value-type="string" calcext:value-type="string">
            <text:p>Bootstrap Simulation Count (ex)</text:p>
          </table:table-cell>
          <table:table-cell table:style-name="ce381" office:value-type="string" calcext:value-type="string">
            <text:p>Simulation Time (ex)[minute]</text:p>
          </table:table-cell>
          <table:table-cell table:style-name="ce381" office:value-type="string" calcext:value-type="string">
            <text:p>Power Law vs. Exponential*: Test Statistics</text:p>
          </table:table-cell>
          <table:table-cell table:style-name="ce381" office:value-type="string" calcext:value-type="string">
            <text:p>pl vs. ex*: p-value (1-sided)</text:p>
          </table:table-cell>
          <table:table-cell table:style-name="ce381" office:value-type="string" calcext:value-type="string">
            <text:p>pl vs. ex*: p-value (2-sided)</text:p>
          </table:table-cell>
          <table:table-cell table:style-name="ce381" office:value-type="string" calcext:value-type="string">
            <text:p>pl vs. ex*: result</text:p>
          </table:table-cell>
          <table:table-cell table:style-name="ce381" office:value-type="string" calcext:value-type="string">
            <text:p>Log-normal vs. Exponential*: Test Statistics</text:p>
          </table:table-cell>
          <table:table-cell table:style-name="ce381" office:value-type="string" calcext:value-type="string">
            <text:p>ln vs. ex*: p-value (1-sided)</text:p>
          </table:table-cell>
          <table:table-cell table:style-name="ce381" office:value-type="string" calcext:value-type="string">
            <text:p>ln vs. ex*: p-value (2-sided)</text:p>
          </table:table-cell>
          <table:table-cell table:style-name="ce381" office:value-type="string" calcext:value-type="string">
            <text:p>ln vs. ex*: result</text:p>
          </table:table-cell>
          <table:table-cell table:number-columns-repeated="962"/>
        </table:table-row>
        <table:table-row table:style-name="ro2">
          <table:table-cell table:style-name="ce382" office:value-type="string" calcext:value-type="string">
            <text:p>DS0</text:p>
          </table:table-cell>
          <table:table-cell table:style-name="ce382" office:value-type="string" calcext:value-type="string">
            <text:p>Benign</text:p>
          </table:table-cell>
          <table:table-cell office:value-type="float" office:value="564" calcext:value-type="float">
            <text:p>564</text:p>
          </table:table-cell>
          <table:table-cell office:value-type="float" office:value="84" calcext:value-type="float">
            <text:p>84</text:p>
          </table:table-cell>
          <table:table-cell office:value-type="float" office:value="3155" calcext:value-type="float">
            <text:p>3155</text:p>
          </table:table-cell>
          <table:table-cell office:value-type="float" office:value="1.74739104468298" calcext:value-type="float">
            <text:p>1.74739104468298</text:p>
          </table:table-cell>
          <table:table-cell office:value-type="string" calcext:value-type="string">
            <text:p>1 &lt; typical &lt;= 2</text:p>
          </table:table-cell>
          <table:table-cell office:value-type="string" calcext:value-type="string">
            <text:p>all moments diverge 1:µ,2:σ2,3:skewness,4:kurtosis</text:p>
          </table:table-cell>
          <table:table-cell office:value-type="float" office:value="52" calcext:value-type="float">
            <text:p>52</text:p>
          </table:table-cell>
          <table:table-cell office:value-type="float" office:value="0.619047619047619" calcext:value-type="float">
            <text:p>0.619047619047619</text:p>
          </table:table-cell>
          <table:table-cell office:value-type="float" office:value="0.148" calcext:value-type="float">
            <text:p>0.148</text:p>
          </table:table-cell>
          <table:table-cell office:value-type="float" office:value="0.123009344807059" calcext:value-type="float">
            <text:p>0.123009344807059</text:p>
          </table:table-cell>
          <table:table-cell office:value-type="float" office:value="500" calcext:value-type="float">
            <text:p>500</text:p>
          </table:table-cell>
          <table:table-cell office:value-type="float" office:value="6.98130967330933" calcext:value-type="float">
            <text:p>6.98130967330933</text:p>
          </table:table-cell>
          <table:table-cell office:value-type="string" calcext:value-type="string">
            <text:p>0.70.1</text:p>
          </table:table-cell>
          <table:table-cell office:value-type="string" calcext:value-type="string">
            <text:p>ks</text:p>
          </table:table-cell>
          <table:table-cell office:value-type="float" office:value="-0.998116426849079" calcext:value-type="float">
            <text:p>-0.998116426849079</text:p>
          </table:table-cell>
          <table:table-cell office:value-type="float" office:value="0.840888547271131" calcext:value-type="float">
            <text:p>0.840888547271131</text:p>
          </table:table-cell>
          <table:table-cell office:value-type="float" office:value="0.318222905457739" calcext:value-type="float">
            <text:p>0.318222905457739</text:p>
          </table:table-cell>
          <table:table-cell office:value-type="string" calcext:value-type="string">
            <text:p>Log-Normal ≈ the truth</text:p>
          </table:table-cell>
          <table:table-cell office:value-type="float" office:value="3.10995727874854" calcext:value-type="float">
            <text:p>3.10995727874854</text:p>
          </table:table-cell>
          <table:table-cell office:value-type="float" office:value="0.000935572024267417" calcext:value-type="float">
            <text:p>0.000935572024267</text:p>
          </table:table-cell>
          <table:table-cell office:value-type="float" office:value="0.00187114404853483" calcext:value-type="float">
            <text:p>0.001871144048535</text:p>
          </table:table-cell>
          <table:table-cell office:value-type="float" office:value="2.06796444548292" calcext:value-type="float">
            <text:p>2.06796444548292</text:p>
          </table:table-cell>
          <table:table-cell office:value-type="float" office:value="0.0193216832696191" calcext:value-type="float">
            <text:p>0.019321683269619</text:p>
          </table:table-cell>
          <table:table-cell office:value-type="float" office:value="0.0386433665392383" calcext:value-type="float">
            <text:p>0.038643366539238</text:p>
          </table:table-cell>
          <table:table-cell office:value-type="float" office:value="564" calcext:value-type="float">
            <text:p>564</text:p>
          </table:table-cell>
          <table:table-cell office:value-type="float" office:value="7.56713977085977" calcext:value-type="float">
            <text:p>7.56713977085977</text:p>
          </table:table-cell>
          <table:table-cell office:value-type="float" office:value="2.04017631904201" calcext:value-type="float">
            <text:p>2.04017631904201</text:p>
          </table:table-cell>
          <table:table-cell office:value-type="float" office:value="84" calcext:value-type="float">
            <text:p>84</text:p>
          </table:table-cell>
          <table:table-cell office:value-type="float" office:value="1" calcext:value-type="float">
            <text:p>1</text:p>
          </table:table-cell>
          <table:table-cell office:value-type="float" office:value="0.918" calcext:value-type="float">
            <text:p>0.918</text:p>
          </table:table-cell>
          <table:table-cell office:value-type="float" office:value="0.0450152319069833" calcext:value-type="float">
            <text:p>0.045015231906983</text:p>
          </table:table-cell>
          <table:table-cell office:value-type="float" office:value="500" calcext:value-type="float">
            <text:p>500</text:p>
          </table:table-cell>
          <table:table-cell office:value-type="float" office:value="79.255647184372" calcext:value-type="float">
            <text:p>79.255647184372</text:p>
          </table:table-cell>
          <table:table-cell office:value-type="float" office:value="-2.37731074204986" calcext:value-type="float">
            <text:p>-2.37731074204986</text:p>
          </table:table-cell>
          <table:table-cell office:value-type="float" office:value="0.991280305131525" calcext:value-type="float">
            <text:p>0.991280305131525</text:p>
          </table:table-cell>
          <table:table-cell office:value-type="float" office:value="0.0174393897369508" calcext:value-type="float">
            <text:p>0.017439389736951</text:p>
          </table:table-cell>
          <table:table-cell office:value-type="string" calcext:value-type="string">
            <text:p>Log-Normal ≈ the truth</text:p>
          </table:table-cell>
          <table:table-cell office:value-type="float" office:value="-2.377310742" calcext:value-type="float">
            <text:p>-2.377310742</text:p>
          </table:table-cell>
          <table:table-cell office:value-type="float" office:value="0.991280305" calcext:value-type="float">
            <text:p>0.991280305</text:p>
          </table:table-cell>
          <table:table-cell office:value-type="float" office:value="0.01743939" calcext:value-type="float">
            <text:p>0.01743939</text:p>
          </table:table-cell>
          <table:table-cell office:value-type="float" office:value="-2.954041402" calcext:value-type="float">
            <text:p>-2.954041402</text:p>
          </table:table-cell>
          <table:table-cell office:value-type="float" office:value="0.99843179" calcext:value-type="float">
            <text:p>0.99843179</text:p>
          </table:table-cell>
          <table:table-cell office:value-type="float" office:value="0.003136419" calcext:value-type="float">
            <text:p>0.003136419</text:p>
          </table:table-cell>
          <table:table-cell office:value-type="string" calcext:value-type="string">
            <text:p>Log-Normal ≈ the truth</text:p>
          </table:table-cell>
          <table:table-cell office:value-type="float" office:value="59500" calcext:value-type="float">
            <text:p>59500</text:p>
          </table:table-cell>
          <table:table-cell table:style-name="ce386" office:value-type="float" office:value="0.00001035" calcext:value-type="float">
            <text:p>1.04E-05</text:p>
          </table:table-cell>
          <table:table-cell office:value-type="float" office:value="6" calcext:value-type="float">
            <text:p>6</text:p>
          </table:table-cell>
          <table:table-cell office:value-type="float" office:value="0.071428571" calcext:value-type="float">
            <text:p>0.071428571</text:p>
          </table:table-cell>
          <table:table-cell office:value-type="float" office:value="0" calcext:value-type="float">
            <text:p>0</text:p>
          </table:table-cell>
          <table:table-cell office:value-type="float" office:value="0.35238427" calcext:value-type="float">
            <text:p>0.35238427</text:p>
          </table:table-cell>
          <table:table-cell office:value-type="float" office:value="500" calcext:value-type="float">
            <text:p>500</text:p>
          </table:table-cell>
          <table:table-cell office:value-type="float" office:value="0.616792833" calcext:value-type="float">
            <text:p>0.616792833</text:p>
          </table:table-cell>
          <table:table-cell office:value-type="float" office:value="0.143640167" calcext:value-type="float">
            <text:p>0.143640167</text:p>
          </table:table-cell>
          <table:table-cell office:value-type="float" office:value="0.44289231" calcext:value-type="float">
            <text:p>0.44289231</text:p>
          </table:table-cell>
          <table:table-cell office:value-type="float" office:value="0.885784621" calcext:value-type="float">
            <text:p>0.885784621</text:p>
          </table:table-cell>
          <table:table-cell office:value-type="string" calcext:value-type="string">
            <text:p>Power Law ≈ the truth</text:p>
          </table:table-cell>
          <table:table-cell office:value-type="float" office:value="0.343338445" calcext:value-type="float">
            <text:p>0.343338445</text:p>
          </table:table-cell>
          <table:table-cell office:value-type="float" office:value="0.365671931" calcext:value-type="float">
            <text:p>0.365671931</text:p>
          </table:table-cell>
          <table:table-cell office:value-type="float" office:value="0.731343861" calcext:value-type="float">
            <text:p>0.731343861</text:p>
          </table:table-cell>
          <table:table-cell office:value-type="string" calcext:value-type="string">
            <text:p>Log-Normal ≈ the truth</text:p>
          </table:table-cell>
          <table:table-cell table:number-columns-repeated="962"/>
        </table:table-row>
        <table:table-row table:style-name="ro2">
          <table:table-cell table:style-name="ce382" office:value-type="string" calcext:value-type="string">
            <text:p>DS1</text:p>
          </table:table-cell>
          <table:table-cell table:style-name="ce382" office:value-type="string" calcext:value-type="string">
            <text:p>Benign</text:p>
          </table:table-cell>
          <table:table-cell office:value-type="float" office:value="1" calcext:value-type="float">
            <text:p>1</text:p>
          </table:table-cell>
          <table:table-cell office:value-type="float" office:value="94" calcext:value-type="float">
            <text:p>94</text:p>
          </table:table-cell>
          <table:table-cell office:value-type="float" office:value="24" calcext:value-type="float">
            <text:p>24</text:p>
          </table:table-cell>
          <table:table-cell office:value-type="float" office:value="2.22458284280638" calcext:value-type="float">
            <text:p>2.22458284280638</text:p>
          </table:table-cell>
          <table:table-cell office:value-type="string" calcext:value-type="string">
            <text:p>2 &lt; typical &lt;= 3</text:p>
          </table:table-cell>
          <table:table-cell office:value-type="string" calcext:value-type="string">
            <text:p>1:µ,2:σ2 converge but &gt;2nd moments diverge 3:skewness,4:kurtosis</text:p>
          </table:table-cell>
          <table:table-cell office:value-type="float" office:value="30" calcext:value-type="float">
            <text:p>30</text:p>
          </table:table-cell>
          <table:table-cell office:value-type="float" office:value="0.319148936170213" calcext:value-type="float">
            <text:p>0.319148936170213</text:p>
          </table:table-cell>
          <table:table-cell office:value-type="float" office:value="0.492" calcext:value-type="float">
            <text:p>0.492</text:p>
          </table:table-cell>
          <table:table-cell office:value-type="float" office:value="0.0961408092459362" calcext:value-type="float">
            <text:p>0.096140809245936</text:p>
          </table:table-cell>
          <table:table-cell office:value-type="float" office:value="500" calcext:value-type="float">
            <text:p>500</text:p>
          </table:table-cell>
          <table:table-cell office:value-type="float" office:value="0.342375848770142" calcext:value-type="float">
            <text:p>0.342375848770142</text:p>
          </table:table-cell>
          <table:table-cell office:value-type="string" calcext:value-type="string">
            <text:p>0.70.1</text:p>
          </table:table-cell>
          <table:table-cell office:value-type="string" calcext:value-type="string">
            <text:p>ks</text:p>
          </table:table-cell>
          <table:table-cell office:value-type="float" office:value="-0.806164882791337" calcext:value-type="float">
            <text:p>-0.806164882791337</text:p>
          </table:table-cell>
          <table:table-cell office:value-type="float" office:value="0.789926107864073" calcext:value-type="float">
            <text:p>0.789926107864073</text:p>
          </table:table-cell>
          <table:table-cell office:value-type="float" office:value="0.420147784271854" calcext:value-type="float">
            <text:p>0.420147784271854</text:p>
          </table:table-cell>
          <table:table-cell office:value-type="string" calcext:value-type="string">
            <text:p>Log-Normal ≈ the truth</text:p>
          </table:table-cell>
          <table:table-cell office:value-type="float" office:value="3.01357670328241" calcext:value-type="float">
            <text:p>3.01357670328241</text:p>
          </table:table-cell>
          <table:table-cell office:value-type="float" office:value="0.0012909388284007" calcext:value-type="float">
            <text:p>0.001290938828401</text:p>
          </table:table-cell>
          <table:table-cell office:value-type="float" office:value="0.0025818776568014" calcext:value-type="float">
            <text:p>0.002581877656801</text:p>
          </table:table-cell>
          <table:table-cell office:value-type="float" office:value="0.201460707463572" calcext:value-type="float">
            <text:p>0.201460707463572</text:p>
          </table:table-cell>
          <table:table-cell office:value-type="float" office:value="0.420169175209649" calcext:value-type="float">
            <text:p>0.420169175209649</text:p>
          </table:table-cell>
          <table:table-cell office:value-type="float" office:value="0.840338350419298" calcext:value-type="float">
            <text:p>0.840338350419298</text:p>
          </table:table-cell>
          <table:table-cell office:value-type="float" office:value="9" calcext:value-type="float">
            <text:p>9</text:p>
          </table:table-cell>
          <table:table-cell office:value-type="float" office:value="3.23454578213375" calcext:value-type="float">
            <text:p>3.23454578213375</text:p>
          </table:table-cell>
          <table:table-cell office:value-type="float" office:value="1.0849659492714" calcext:value-type="float">
            <text:p>1.0849659492714</text:p>
          </table:table-cell>
          <table:table-cell office:value-type="float" office:value="43" calcext:value-type="float">
            <text:p>43</text:p>
          </table:table-cell>
          <table:table-cell office:value-type="float" office:value="0.457446808510638" calcext:value-type="float">
            <text:p>0.457446808510638</text:p>
          </table:table-cell>
          <table:table-cell office:value-type="float" office:value="0.198" calcext:value-type="float">
            <text:p>0.198</text:p>
          </table:table-cell>
          <table:table-cell office:value-type="float" office:value="0.0710997666778651" calcext:value-type="float">
            <text:p>0.071099766677865</text:p>
          </table:table-cell>
          <table:table-cell office:value-type="float" office:value="500" calcext:value-type="float">
            <text:p>500</text:p>
          </table:table-cell>
          <table:table-cell office:value-type="float" office:value="0.641330575942993" calcext:value-type="float">
            <text:p>0.641330575942993</text:p>
          </table:table-cell>
          <table:table-cell office:value-type="float" office:value="-2.24862405834604" calcext:value-type="float">
            <text:p>-2.24862405834604</text:p>
          </table:table-cell>
          <table:table-cell office:value-type="float" office:value="0.98773178777866" calcext:value-type="float">
            <text:p>0.98773178777866</text:p>
          </table:table-cell>
          <table:table-cell office:value-type="float" office:value="0.0245364244426791" calcext:value-type="float">
            <text:p>0.024536424442679</text:p>
          </table:table-cell>
          <table:table-cell office:value-type="string" calcext:value-type="string">
            <text:p>Log-Normal ≈ the truth</text:p>
          </table:table-cell>
          <table:table-cell office:value-type="float" office:value="-2.248624058" calcext:value-type="float">
            <text:p>-2.248624058</text:p>
          </table:table-cell>
          <table:table-cell office:value-type="float" office:value="0.987731788" calcext:value-type="float">
            <text:p>0.987731788</text:p>
          </table:table-cell>
          <table:table-cell office:value-type="float" office:value="0.024536424" calcext:value-type="float">
            <text:p>0.024536424</text:p>
          </table:table-cell>
          <table:table-cell office:value-type="float" office:value="-0.635791905" calcext:value-type="float">
            <text:p>-0.635791905</text:p>
          </table:table-cell>
          <table:table-cell office:value-type="float" office:value="0.737543968" calcext:value-type="float">
            <text:p>0.737543968</text:p>
          </table:table-cell>
          <table:table-cell office:value-type="float" office:value="0.524912064" calcext:value-type="float">
            <text:p>0.524912064</text:p>
          </table:table-cell>
          <table:table-cell office:value-type="string" calcext:value-type="string">
            <text:p>Log-Normal ≈ the truth</text:p>
          </table:table-cell>
          <table:table-cell office:value-type="float" office:value="17" calcext:value-type="float">
            <text:p>17</text:p>
          </table:table-cell>
          <table:table-cell office:value-type="float" office:value="0.020794206" calcext:value-type="float">
            <text:p>0.020794206</text:p>
          </table:table-cell>
          <table:table-cell office:value-type="float" office:value="32" calcext:value-type="float">
            <text:p>32</text:p>
          </table:table-cell>
          <table:table-cell office:value-type="float" office:value="0.340425532" calcext:value-type="float">
            <text:p>0.340425532</text:p>
          </table:table-cell>
          <table:table-cell office:value-type="float" office:value="0.492" calcext:value-type="float">
            <text:p>0.492</text:p>
          </table:table-cell>
          <table:table-cell office:value-type="float" office:value="0.093069112" calcext:value-type="float">
            <text:p>0.093069112</text:p>
          </table:table-cell>
          <table:table-cell office:value-type="float" office:value="500" calcext:value-type="float">
            <text:p>500</text:p>
          </table:table-cell>
          <table:table-cell office:value-type="float" office:value="0.226409534" calcext:value-type="float">
            <text:p>0.226409534</text:p>
          </table:table-cell>
          <table:table-cell office:value-type="float" office:value="-1.420612977" calcext:value-type="float">
            <text:p>-1.420612977</text:p>
          </table:table-cell>
          <table:table-cell office:value-type="float" office:value="0.922285348" calcext:value-type="float">
            <text:p>0.922285348</text:p>
          </table:table-cell>
          <table:table-cell office:value-type="float" office:value="0.155429304" calcext:value-type="float">
            <text:p>0.155429304</text:p>
          </table:table-cell>
          <table:table-cell office:value-type="string" calcext:value-type="string">
            <text:p>Exponential ≈ the truth</text:p>
          </table:table-cell>
          <table:table-cell office:value-type="float" office:value="0.422410886" calcext:value-type="float">
            <text:p>0.422410886</text:p>
          </table:table-cell>
          <table:table-cell office:value-type="float" office:value="0.336362567" calcext:value-type="float">
            <text:p>0.336362567</text:p>
          </table:table-cell>
          <table:table-cell office:value-type="float" office:value="0.672725134" calcext:value-type="float">
            <text:p>0.672725134</text:p>
          </table:table-cell>
          <table:table-cell office:value-type="string" calcext:value-type="string">
            <text:p>Log-Normal ≈ the truth</text:p>
          </table:table-cell>
          <table:table-cell table:number-columns-repeated="962"/>
        </table:table-row>
        <table:table-row table:style-name="ro2">
          <table:table-cell table:style-name="ce382" office:value-type="string" calcext:value-type="string">
            <text:p>DS2</text:p>
          </table:table-cell>
          <table:table-cell table:style-name="ce382" office:value-type="string" calcext:value-type="string">
            <text:p>Benign</text:p>
          </table:table-cell>
          <table:table-cell office:value-type="float" office:value="1" calcext:value-type="float">
            <text:p>1</text:p>
          </table:table-cell>
          <table:table-cell office:value-type="float" office:value="83" calcext:value-type="float">
            <text:p>83</text:p>
          </table:table-cell>
          <table:table-cell office:value-type="float" office:value="2844" calcext:value-type="float">
            <text:p>2844</text:p>
          </table:table-cell>
          <table:table-cell office:value-type="float" office:value="1.58849429098165" calcext:value-type="float">
            <text:p>1.58849429098165</text:p>
          </table:table-cell>
          <table:table-cell office:value-type="string" calcext:value-type="string">
            <text:p>1 &lt; typical &lt;= 2</text:p>
          </table:table-cell>
          <table:table-cell office:value-type="string" calcext:value-type="string">
            <text:p>all moments diverge 1:µ,2:σ2,3:skewness,4:kurtosis</text:p>
          </table:table-cell>
          <table:table-cell office:value-type="float" office:value="45" calcext:value-type="float">
            <text:p>45</text:p>
          </table:table-cell>
          <table:table-cell office:value-type="float" office:value="0.542168674698795" calcext:value-type="float">
            <text:p>0.542168674698795</text:p>
          </table:table-cell>
          <table:table-cell office:value-type="float" office:value="0.428" calcext:value-type="float">
            <text:p>0.428</text:p>
          </table:table-cell>
          <table:table-cell office:value-type="float" office:value="0.102160010135719" calcext:value-type="float">
            <text:p>0.102160010135719</text:p>
          </table:table-cell>
          <table:table-cell office:value-type="float" office:value="500" calcext:value-type="float">
            <text:p>500</text:p>
          </table:table-cell>
          <table:table-cell office:value-type="float" office:value="10.246308511734" calcext:value-type="float">
            <text:p>10.246308511734</text:p>
          </table:table-cell>
          <table:table-cell office:value-type="string" calcext:value-type="string">
            <text:p>0.70.1</text:p>
          </table:table-cell>
          <table:table-cell office:value-type="string" calcext:value-type="string">
            <text:p>ks</text:p>
          </table:table-cell>
          <table:table-cell office:value-type="float" office:value="-1.35545636950542" calcext:value-type="float">
            <text:p>-1.35545636950542</text:p>
          </table:table-cell>
          <table:table-cell office:value-type="float" office:value="0.912363899764068" calcext:value-type="float">
            <text:p>0.912363899764068</text:p>
          </table:table-cell>
          <table:table-cell office:value-type="float" office:value="0.175272200471864" calcext:value-type="float">
            <text:p>0.175272200471864</text:p>
          </table:table-cell>
          <table:table-cell office:value-type="string" calcext:value-type="string">
            <text:p>Log-Normal ≈ the truth</text:p>
          </table:table-cell>
          <table:table-cell office:value-type="float" office:value="4.07639082939935" calcext:value-type="float">
            <text:p>4.07639082939935</text:p>
          </table:table-cell>
          <table:table-cell table:style-name="ce385" office:value-type="float" office:value="0.0000228700575692908" calcext:value-type="float">
            <text:p>2.29E-05</text:p>
          </table:table-cell>
          <table:table-cell table:style-name="ce385" office:value-type="float" office:value="0.0000457401151385817" calcext:value-type="float">
            <text:p>4.57E-05</text:p>
          </table:table-cell>
          <table:table-cell office:value-type="float" office:value="2.56954223707368" calcext:value-type="float">
            <text:p>2.56954223707368</text:p>
          </table:table-cell>
          <table:table-cell office:value-type="float" office:value="0.0050916488609527" calcext:value-type="float">
            <text:p>0.005091648860953</text:p>
          </table:table-cell>
          <table:table-cell office:value-type="float" office:value="0.0101832977219054" calcext:value-type="float">
            <text:p>0.010183297721905</text:p>
          </table:table-cell>
          <table:table-cell office:value-type="float" office:value="22" calcext:value-type="float">
            <text:p>22</text:p>
          </table:table-cell>
          <table:table-cell office:value-type="float" office:value="7.81923467360992" calcext:value-type="float">
            <text:p>7.81923467360992</text:p>
          </table:table-cell>
          <table:table-cell office:value-type="float" office:value="2.51745243725011" calcext:value-type="float">
            <text:p>2.51745243725011</text:p>
          </table:table-cell>
          <table:table-cell office:value-type="float" office:value="77" calcext:value-type="float">
            <text:p>77</text:p>
          </table:table-cell>
          <table:table-cell office:value-type="float" office:value="0.927710843373494" calcext:value-type="float">
            <text:p>0.927710843373494</text:p>
          </table:table-cell>
          <table:table-cell office:value-type="float" office:value="0.502" calcext:value-type="float">
            <text:p>0.502</text:p>
          </table:table-cell>
          <table:table-cell office:value-type="float" office:value="0.0628221117846983" calcext:value-type="float">
            <text:p>0.062822111784698</text:p>
          </table:table-cell>
          <table:table-cell office:value-type="float" office:value="500" calcext:value-type="float">
            <text:p>500</text:p>
          </table:table-cell>
          <table:table-cell office:value-type="float" office:value="6.96342690467834" calcext:value-type="float">
            <text:p>6.96342690467834</text:p>
          </table:table-cell>
          <table:table-cell office:value-type="float" office:value="-4.55115008903012" calcext:value-type="float">
            <text:p>-4.55115008903012</text:p>
          </table:table-cell>
          <table:table-cell office:value-type="float" office:value="0.999997332326492" calcext:value-type="float">
            <text:p>0.999997332326492</text:p>
          </table:table-cell>
          <table:table-cell table:style-name="ce385" office:value-type="float" office:value="0.0000053353470151579" calcext:value-type="float">
            <text:p>5.34E-06</text:p>
          </table:table-cell>
          <table:table-cell office:value-type="string" calcext:value-type="string">
            <text:p>Log-Normal ≈ the truth</text:p>
          </table:table-cell>
          <table:table-cell office:value-type="float" office:value="-4.551150089" calcext:value-type="float">
            <text:p>-4.551150089</text:p>
          </table:table-cell>
          <table:table-cell office:value-type="float" office:value="0.999997332" calcext:value-type="float">
            <text:p>0.999997332</text:p>
          </table:table-cell>
          <table:table-cell table:style-name="ce386" office:value-type="float" office:value="0.00000533535" calcext:value-type="float">
            <text:p>5.34E-06</text:p>
          </table:table-cell>
          <table:table-cell office:value-type="float" office:value="-3.549398665" calcext:value-type="float">
            <text:p>-3.549398665</text:p>
          </table:table-cell>
          <table:table-cell office:value-type="float" office:value="0.999806944" calcext:value-type="float">
            <text:p>0.999806944</text:p>
          </table:table-cell>
          <table:table-cell office:value-type="float" office:value="0.000386112" calcext:value-type="float">
            <text:p>0.000386112</text:p>
          </table:table-cell>
          <table:table-cell office:value-type="string" calcext:value-type="string">
            <text:p>Log-Normal ≈ the truth</text:p>
          </table:table-cell>
          <table:table-cell office:value-type="float" office:value="20654" calcext:value-type="float">
            <text:p>20654</text:p>
          </table:table-cell>
          <table:table-cell table:style-name="ce386" office:value-type="float" office:value="0.0000192108" calcext:value-type="float">
            <text:p>1.92E-05</text:p>
          </table:table-cell>
          <table:table-cell office:value-type="float" office:value="16" calcext:value-type="float">
            <text:p>16</text:p>
          </table:table-cell>
          <table:table-cell office:value-type="float" office:value="0.192771084" calcext:value-type="float">
            <text:p>0.192771084</text:p>
          </table:table-cell>
          <table:table-cell office:value-type="float" office:value="0" calcext:value-type="float">
            <text:p>0</text:p>
          </table:table-cell>
          <table:table-cell office:value-type="float" office:value="0.827909123" calcext:value-type="float">
            <text:p>0.827909123</text:p>
          </table:table-cell>
          <table:table-cell office:value-type="float" office:value="500" calcext:value-type="float">
            <text:p>500</text:p>
          </table:table-cell>
          <table:table-cell office:value-type="float" office:value="0.277869768" calcext:value-type="float">
            <text:p>0.277869768</text:p>
          </table:table-cell>
          <table:table-cell office:value-type="float" office:value="-0.619239338" calcext:value-type="float">
            <text:p>-0.619239338</text:p>
          </table:table-cell>
          <table:table-cell office:value-type="float" office:value="0.73212065" calcext:value-type="float">
            <text:p>0.73212065</text:p>
          </table:table-cell>
          <table:table-cell office:value-type="float" office:value="0.535758701" calcext:value-type="float">
            <text:p>0.535758701</text:p>
          </table:table-cell>
          <table:table-cell office:value-type="string" calcext:value-type="string">
            <text:p>Exponential ≈ the truth</text:p>
          </table:table-cell>
          <table:table-cell office:value-type="float" office:value="0.48620762" calcext:value-type="float">
            <text:p>0.48620762</text:p>
          </table:table-cell>
          <table:table-cell office:value-type="float" office:value="0.313409985" calcext:value-type="float">
            <text:p>0.313409985</text:p>
          </table:table-cell>
          <table:table-cell office:value-type="float" office:value="0.626819969" calcext:value-type="float">
            <text:p>0.626819969</text:p>
          </table:table-cell>
          <table:table-cell office:value-type="string" calcext:value-type="string">
            <text:p>Log-Normal ≈ the truth</text:p>
          </table:table-cell>
          <table:table-cell table:number-columns-repeated="962"/>
        </table:table-row>
        <table:table-row table:style-name="ro2">
          <table:table-cell table:style-name="ce382" office:value-type="string" calcext:value-type="string">
            <text:p>DS3</text:p>
          </table:table-cell>
          <table:table-cell table:style-name="ce382" office:value-type="string" calcext:value-type="string">
            <text:p>Benign</text:p>
          </table:table-cell>
          <table:table-cell office:value-type="float" office:value="1" calcext:value-type="float">
            <text:p>1</text:p>
          </table:table-cell>
          <table:table-cell office:value-type="float" office:value="99" calcext:value-type="float">
            <text:p>99</text:p>
          </table:table-cell>
          <table:table-cell office:value-type="float" office:value="10" calcext:value-type="float">
            <text:p>10</text:p>
          </table:table-cell>
          <table:table-cell office:value-type="float" office:value="1.71230665590784" calcext:value-type="float">
            <text:p>1.71230665590784</text:p>
          </table:table-cell>
          <table:table-cell office:value-type="string" calcext:value-type="string">
            <text:p>1 &lt; typical &lt;= 2</text:p>
          </table:table-cell>
          <table:table-cell office:value-type="string" calcext:value-type="string">
            <text:p>all moments diverge 1:µ,2:σ2,3:skewness,4:kurtosis</text:p>
          </table:table-cell>
          <table:table-cell office:value-type="float" office:value="53" calcext:value-type="float">
            <text:p>53</text:p>
          </table:table-cell>
          <table:table-cell office:value-type="float" office:value="0.535353535353535" calcext:value-type="float">
            <text:p>0.535353535353535</text:p>
          </table:table-cell>
          <table:table-cell office:value-type="float" office:value="0.236" calcext:value-type="float">
            <text:p>0.236</text:p>
          </table:table-cell>
          <table:table-cell office:value-type="float" office:value="0.0830284743628695" calcext:value-type="float">
            <text:p>0.08302847436287</text:p>
          </table:table-cell>
          <table:table-cell office:value-type="float" office:value="500" calcext:value-type="float">
            <text:p>500</text:p>
          </table:table-cell>
          <table:table-cell office:value-type="float" office:value="0.419540657043457" calcext:value-type="float">
            <text:p>0.419540657043457</text:p>
          </table:table-cell>
          <table:table-cell office:value-type="string" calcext:value-type="string">
            <text:p>0.70.1</text:p>
          </table:table-cell>
          <table:table-cell office:value-type="string" calcext:value-type="string">
            <text:p>ks</text:p>
          </table:table-cell>
          <table:table-cell office:value-type="float" office:value="-0.932102885093515" calcext:value-type="float">
            <text:p>-0.932102885093515</text:p>
          </table:table-cell>
          <table:table-cell office:value-type="float" office:value="0.824358321410596" calcext:value-type="float">
            <text:p>0.824358321410596</text:p>
          </table:table-cell>
          <table:table-cell office:value-type="float" office:value="0.351283357178808" calcext:value-type="float">
            <text:p>0.351283357178808</text:p>
          </table:table-cell>
          <table:table-cell office:value-type="string" calcext:value-type="string">
            <text:p>Log-Normal ≈ the truth</text:p>
          </table:table-cell>
          <table:table-cell office:value-type="float" office:value="3.29507464303419" calcext:value-type="float">
            <text:p>3.29507464303419</text:p>
          </table:table-cell>
          <table:table-cell office:value-type="float" office:value="0.000491977699941915" calcext:value-type="float">
            <text:p>0.000491977699942</text:p>
          </table:table-cell>
          <table:table-cell office:value-type="float" office:value="0.000983955399883829" calcext:value-type="float">
            <text:p>0.000983955399884</text:p>
          </table:table-cell>
          <table:table-cell office:value-type="float" office:value="2.9504795250222" calcext:value-type="float">
            <text:p>2.9504795250222</text:p>
          </table:table-cell>
          <table:table-cell office:value-type="float" office:value="0.00158640536585231" calcext:value-type="float">
            <text:p>0.001586405365852</text:p>
          </table:table-cell>
          <table:table-cell office:value-type="float" office:value="0.00317281073170461" calcext:value-type="float">
            <text:p>0.003172810731705</text:p>
          </table:table-cell>
          <table:table-cell office:value-type="float" office:value="1" calcext:value-type="float">
            <text:p>1</text:p>
          </table:table-cell>
          <table:table-cell office:value-type="float" office:value="2.05052806747675" calcext:value-type="float">
            <text:p>2.05052806747675</text:p>
          </table:table-cell>
          <table:table-cell office:value-type="float" office:value="2.00197942321295" calcext:value-type="float">
            <text:p>2.00197942321295</text:p>
          </table:table-cell>
          <table:table-cell office:value-type="float" office:value="99" calcext:value-type="float">
            <text:p>99</text:p>
          </table:table-cell>
          <table:table-cell office:value-type="float" office:value="1" calcext:value-type="float">
            <text:p>1</text:p>
          </table:table-cell>
          <table:table-cell office:value-type="float" office:value="0.242" calcext:value-type="float">
            <text:p>0.242</text:p>
          </table:table-cell>
          <table:table-cell office:value-type="float" office:value="0.0552043688679925" calcext:value-type="float">
            <text:p>0.055204368867993</text:p>
          </table:table-cell>
          <table:table-cell office:value-type="float" office:value="500" calcext:value-type="float">
            <text:p>500</text:p>
          </table:table-cell>
          <table:table-cell office:value-type="float" office:value="0.782103088378906" calcext:value-type="float">
            <text:p>0.782103088378906</text:p>
          </table:table-cell>
          <table:table-cell office:value-type="float" office:value="-3.71590666364315" calcext:value-type="float">
            <text:p>-3.71590666364315</text:p>
          </table:table-cell>
          <table:table-cell office:value-type="float" office:value="0.999898761839189" calcext:value-type="float">
            <text:p>0.999898761839189</text:p>
          </table:table-cell>
          <table:table-cell office:value-type="float" office:value="0.000202476321622718" calcext:value-type="float">
            <text:p>0.000202476321623</text:p>
          </table:table-cell>
          <table:table-cell office:value-type="string" calcext:value-type="string">
            <text:p>Log-Normal ≈ the truth</text:p>
          </table:table-cell>
          <table:table-cell office:value-type="float" office:value="-3.715906664" calcext:value-type="float">
            <text:p>-3.715906664</text:p>
          </table:table-cell>
          <table:table-cell office:value-type="float" office:value="0.999898762" calcext:value-type="float">
            <text:p>0.999898762</text:p>
          </table:table-cell>
          <table:table-cell office:value-type="float" office:value="0.000202476" calcext:value-type="float">
            <text:p>0.000202476</text:p>
          </table:table-cell>
          <table:table-cell office:value-type="float" office:value="-4.350066833" calcext:value-type="float">
            <text:p>-4.350066833</text:p>
          </table:table-cell>
          <table:table-cell office:value-type="float" office:value="0.999993195" calcext:value-type="float">
            <text:p>0.999993195</text:p>
          </table:table-cell>
          <table:table-cell table:style-name="ce386" office:value-type="float" office:value="0.0000136096" calcext:value-type="float">
            <text:p>1.36E-05</text:p>
          </table:table-cell>
          <table:table-cell office:value-type="string" calcext:value-type="string">
            <text:p>Log-Normal ≈ the truth</text:p>
          </table:table-cell>
          <table:table-cell office:value-type="float" office:value="93" calcext:value-type="float">
            <text:p>93</text:p>
          </table:table-cell>
          <table:table-cell office:value-type="float" office:value="0.004336868" calcext:value-type="float">
            <text:p>0.004336868</text:p>
          </table:table-cell>
          <table:table-cell office:value-type="float" office:value="12" calcext:value-type="float">
            <text:p>12</text:p>
          </table:table-cell>
          <table:table-cell office:value-type="float" office:value="0.121212121" calcext:value-type="float">
            <text:p>0.121212121</text:p>
          </table:table-cell>
          <table:table-cell office:value-type="float" office:value="0.582" calcext:value-type="float">
            <text:p>0.582</text:p>
          </table:table-cell>
          <table:table-cell office:value-type="float" office:value="0.141113129" calcext:value-type="float">
            <text:p>0.141113129</text:p>
          </table:table-cell>
          <table:table-cell office:value-type="float" office:value="500" calcext:value-type="float">
            <text:p>500</text:p>
          </table:table-cell>
          <table:table-cell office:value-type="float" office:value="0.334202536" calcext:value-type="float">
            <text:p>0.334202536</text:p>
          </table:table-cell>
          <table:table-cell office:value-type="float" office:value="-1.137395118" calcext:value-type="float">
            <text:p>-1.137395118</text:p>
          </table:table-cell>
          <table:table-cell office:value-type="float" office:value="0.872313426" calcext:value-type="float">
            <text:p>0.872313426</text:p>
          </table:table-cell>
          <table:table-cell office:value-type="float" office:value="0.255373147" calcext:value-type="float">
            <text:p>0.255373147</text:p>
          </table:table-cell>
          <table:table-cell office:value-type="string" calcext:value-type="string">
            <text:p>Exponential ≈ the truth</text:p>
          </table:table-cell>
          <table:table-cell office:value-type="float" office:value="-0.83338798" calcext:value-type="float">
            <text:p>-0.83338798</text:p>
          </table:table-cell>
          <table:table-cell office:value-type="float" office:value="0.797687024" calcext:value-type="float">
            <text:p>0.797687024</text:p>
          </table:table-cell>
          <table:table-cell office:value-type="float" office:value="0.404625952" calcext:value-type="float">
            <text:p>0.404625952</text:p>
          </table:table-cell>
          <table:table-cell office:value-type="string" calcext:value-type="string">
            <text:p>Exponential ≈ the truth</text:p>
          </table:table-cell>
          <table:table-cell table:number-columns-repeated="962"/>
        </table:table-row>
        <table:table-row table:style-name="ro2">
          <table:table-cell table:style-name="ce382" office:value-type="string" calcext:value-type="string">
            <text:p>DS5</text:p>
          </table:table-cell>
          <table:table-cell table:style-name="ce382" office:value-type="string" calcext:value-type="string">
            <text:p>Benign</text:p>
          </table:table-cell>
          <table:table-cell office:value-type="float" office:value="2" calcext:value-type="float">
            <text:p>2</text:p>
          </table:table-cell>
          <table:table-cell office:value-type="float" office:value="118" calcext:value-type="float">
            <text:p>118</text:p>
          </table:table-cell>
          <table:table-cell office:value-type="float" office:value="1568" calcext:value-type="float">
            <text:p>1568</text:p>
          </table:table-cell>
          <table:table-cell office:value-type="float" office:value="1.65772887879775" calcext:value-type="float">
            <text:p>1.65772887879775</text:p>
          </table:table-cell>
          <table:table-cell office:value-type="string" calcext:value-type="string">
            <text:p>1 &lt; typical &lt;= 2</text:p>
          </table:table-cell>
          <table:table-cell office:value-type="string" calcext:value-type="string">
            <text:p>all moments diverge 1:µ,2:σ2,3:skewness,4:kurtosis</text:p>
          </table:table-cell>
          <table:table-cell office:value-type="float" office:value="42" calcext:value-type="float">
            <text:p>42</text:p>
          </table:table-cell>
          <table:table-cell office:value-type="float" office:value="0.355932203389831" calcext:value-type="float">
            <text:p>0.355932203389831</text:p>
          </table:table-cell>
          <table:table-cell office:value-type="float" office:value="0.412" calcext:value-type="float">
            <text:p>0.412</text:p>
          </table:table-cell>
          <table:table-cell office:value-type="float" office:value="0.0915803578457516" calcext:value-type="float">
            <text:p>0.091580357845752</text:p>
          </table:table-cell>
          <table:table-cell office:value-type="float" office:value="500" calcext:value-type="float">
            <text:p>500</text:p>
          </table:table-cell>
          <table:table-cell office:value-type="float" office:value="7.44993860054016" calcext:value-type="float">
            <text:p>7.44993860054016</text:p>
          </table:table-cell>
          <table:table-cell office:value-type="string" calcext:value-type="string">
            <text:p>0.70.1</text:p>
          </table:table-cell>
          <table:table-cell office:value-type="string" calcext:value-type="string">
            <text:p>ks</text:p>
          </table:table-cell>
          <table:table-cell office:value-type="float" office:value="-1.1392985971978" calcext:value-type="float">
            <text:p>-1.1392985971978</text:p>
          </table:table-cell>
          <table:table-cell office:value-type="float" office:value="0.87271068335217" calcext:value-type="float">
            <text:p>0.87271068335217</text:p>
          </table:table-cell>
          <table:table-cell office:value-type="float" office:value="0.25457863329566" calcext:value-type="float">
            <text:p>0.25457863329566</text:p>
          </table:table-cell>
          <table:table-cell office:value-type="string" calcext:value-type="string">
            <text:p>Log-Normal ≈ the truth</text:p>
          </table:table-cell>
          <table:table-cell office:value-type="float" office:value="2.85055046419475" calcext:value-type="float">
            <text:p>2.85055046419475</text:p>
          </table:table-cell>
          <table:table-cell office:value-type="float" office:value="0.00218218120916569" calcext:value-type="float">
            <text:p>0.002182181209166</text:p>
          </table:table-cell>
          <table:table-cell office:value-type="float" office:value="0.00436436241833138" calcext:value-type="float">
            <text:p>0.004364362418331</text:p>
          </table:table-cell>
          <table:table-cell office:value-type="float" office:value="2.04265670290924" calcext:value-type="float">
            <text:p>2.04265670290924</text:p>
          </table:table-cell>
          <table:table-cell office:value-type="float" office:value="0.0205432168586657" calcext:value-type="float">
            <text:p>0.020543216858666</text:p>
          </table:table-cell>
          <table:table-cell office:value-type="float" office:value="0.0410864337173313" calcext:value-type="float">
            <text:p>0.041086433717331</text:p>
          </table:table-cell>
          <table:table-cell office:value-type="float" office:value="87" calcext:value-type="float">
            <text:p>87</text:p>
          </table:table-cell>
          <table:table-cell office:value-type="float" office:value="6.80630980821452" calcext:value-type="float">
            <text:p>6.80630980821452</text:p>
          </table:table-cell>
          <table:table-cell office:value-type="float" office:value="2.20165627522164" calcext:value-type="float">
            <text:p>2.20165627522164</text:p>
          </table:table-cell>
          <table:table-cell office:value-type="float" office:value="86" calcext:value-type="float">
            <text:p>86</text:p>
          </table:table-cell>
          <table:table-cell office:value-type="float" office:value="0.728813559322034" calcext:value-type="float">
            <text:p>0.728813559322034</text:p>
          </table:table-cell>
          <table:table-cell office:value-type="float" office:value="0.862" calcext:value-type="float">
            <text:p>0.862</text:p>
          </table:table-cell>
          <table:table-cell office:value-type="float" office:value="0.0416790599792358" calcext:value-type="float">
            <text:p>0.041679059979236</text:p>
          </table:table-cell>
          <table:table-cell office:value-type="float" office:value="500" calcext:value-type="float">
            <text:p>500</text:p>
          </table:table-cell>
          <table:table-cell office:value-type="float" office:value="6.78197626495361" calcext:value-type="float">
            <text:p>6.78197626495361</text:p>
          </table:table-cell>
          <table:table-cell office:value-type="float" office:value="-3.3208660998249" calcext:value-type="float">
            <text:p>-3.3208660998249</text:p>
          </table:table-cell>
          <table:table-cell office:value-type="float" office:value="0.999551307103519" calcext:value-type="float">
            <text:p>0.999551307103519</text:p>
          </table:table-cell>
          <table:table-cell office:value-type="float" office:value="0.00089738579296097" calcext:value-type="float">
            <text:p>0.000897385792961</text:p>
          </table:table-cell>
          <table:table-cell office:value-type="string" calcext:value-type="string">
            <text:p>Log-Normal ≈ the truth</text:p>
          </table:table-cell>
          <table:table-cell office:value-type="float" office:value="-3.3208661" calcext:value-type="float">
            <text:p>-3.3208661</text:p>
          </table:table-cell>
          <table:table-cell office:value-type="float" office:value="0.999551307" calcext:value-type="float">
            <text:p>0.999551307</text:p>
          </table:table-cell>
          <table:table-cell office:value-type="float" office:value="0.000897386" calcext:value-type="float">
            <text:p>0.000897386</text:p>
          </table:table-cell>
          <table:table-cell office:value-type="float" office:value="-2.539873014" calcext:value-type="float">
            <text:p>-2.539873014</text:p>
          </table:table-cell>
          <table:table-cell office:value-type="float" office:value="0.994455364" calcext:value-type="float">
            <text:p>0.994455364</text:p>
          </table:table-cell>
          <table:table-cell office:value-type="float" office:value="0.011089272" calcext:value-type="float">
            <text:p>0.011089272</text:p>
          </table:table-cell>
          <table:table-cell office:value-type="string" calcext:value-type="string">
            <text:p>Log-Normal ≈ the truth</text:p>
          </table:table-cell>
          <table:table-cell office:value-type="float" office:value="38587" calcext:value-type="float">
            <text:p>38587</text:p>
          </table:table-cell>
          <table:table-cell table:style-name="ce386" office:value-type="float" office:value="0.0000170681" calcext:value-type="float">
            <text:p>1.71E-05</text:p>
          </table:table-cell>
          <table:table-cell office:value-type="float" office:value="6" calcext:value-type="float">
            <text:p>6</text:p>
          </table:table-cell>
          <table:table-cell office:value-type="float" office:value="0.050847458" calcext:value-type="float">
            <text:p>0.050847458</text:p>
          </table:table-cell>
          <table:table-cell office:value-type="float" office:value="0" calcext:value-type="float">
            <text:p>0</text:p>
          </table:table-cell>
          <table:table-cell office:value-type="float" office:value="0.632772411" calcext:value-type="float">
            <text:p>0.632772411</text:p>
          </table:table-cell>
          <table:table-cell office:value-type="float" office:value="500" calcext:value-type="float">
            <text:p>500</text:p>
          </table:table-cell>
          <table:table-cell office:value-type="float" office:value="0.540070353" calcext:value-type="float">
            <text:p>0.540070353</text:p>
          </table:table-cell>
          <table:table-cell office:value-type="float" office:value="0.463523345" calcext:value-type="float">
            <text:p>0.463523345</text:p>
          </table:table-cell>
          <table:table-cell office:value-type="float" office:value="0.321494643" calcext:value-type="float">
            <text:p>0.321494643</text:p>
          </table:table-cell>
          <table:table-cell office:value-type="float" office:value="0.642989285" calcext:value-type="float">
            <text:p>0.642989285</text:p>
          </table:table-cell>
          <table:table-cell office:value-type="string" calcext:value-type="string">
            <text:p>Power Law ≈ the truth</text:p>
          </table:table-cell>
          <table:table-cell office:value-type="float" office:value="0.525689215" calcext:value-type="float">
            <text:p>0.525689215</text:p>
          </table:table-cell>
          <table:table-cell office:value-type="float" office:value="0.299552079" calcext:value-type="float">
            <text:p>0.299552079</text:p>
          </table:table-cell>
          <table:table-cell office:value-type="float" office:value="0.599104159" calcext:value-type="float">
            <text:p>0.599104159</text:p>
          </table:table-cell>
          <table:table-cell office:value-type="string" calcext:value-type="string">
            <text:p>Log-Normal ≈ the truth</text:p>
          </table:table-cell>
          <table:table-cell table:number-columns-repeated="962"/>
        </table:table-row>
        <table:table-row table:style-name="ro2">
          <table:table-cell table:style-name="ce383" office:value-type="string" calcext:value-type="string">
            <text:p>DS0</text:p>
          </table:table-cell>
          <table:table-cell table:style-name="ce383" office:value-type="string" calcext:value-type="string">
            <text:p>Malign</text:p>
          </table:table-cell>
          <table:table-cell office:value-type="float" office:value="1343" calcext:value-type="float">
            <text:p>1343</text:p>
          </table:table-cell>
          <table:table-cell office:value-type="float" office:value="90" calcext:value-type="float">
            <text:p>90</text:p>
          </table:table-cell>
          <table:table-cell office:value-type="float" office:value="1502" calcext:value-type="float">
            <text:p>1502</text:p>
          </table:table-cell>
          <table:table-cell office:value-type="float" office:value="1.40497452148871" calcext:value-type="float">
            <text:p>1.40497452148871</text:p>
          </table:table-cell>
          <table:table-cell office:value-type="string" calcext:value-type="string">
            <text:p>1 &lt; typical &lt;= 2</text:p>
          </table:table-cell>
          <table:table-cell office:value-type="string" calcext:value-type="string">
            <text:p>all moments diverge 1:µ,2:σ2,3:skewness,4:kurtosis</text:p>
          </table:table-cell>
          <table:table-cell office:value-type="float" office:value="89" calcext:value-type="float">
            <text:p>89</text:p>
          </table:table-cell>
          <table:table-cell office:value-type="float" office:value="0.988888888888889" calcext:value-type="float">
            <text:p>0.988888888888889</text:p>
          </table:table-cell>
          <table:table-cell office:value-type="float" office:value="0.744" calcext:value-type="float">
            <text:p>0.744</text:p>
          </table:table-cell>
          <table:table-cell office:value-type="float" office:value="0.141971297210203" calcext:value-type="float">
            <text:p>0.141971297210203</text:p>
          </table:table-cell>
          <table:table-cell office:value-type="float" office:value="500" calcext:value-type="float">
            <text:p>500</text:p>
          </table:table-cell>
          <table:table-cell office:value-type="float" office:value="20.473126209259" calcext:value-type="float">
            <text:p>20.473126209259</text:p>
          </table:table-cell>
          <table:table-cell office:value-type="string" calcext:value-type="string">
            <text:p>0.70.1</text:p>
          </table:table-cell>
          <table:table-cell office:value-type="string" calcext:value-type="string">
            <text:p>ks</text:p>
          </table:table-cell>
          <table:table-cell office:value-type="float" office:value="-2.34350731116503" calcext:value-type="float">
            <text:p>-2.34350731116503</text:p>
          </table:table-cell>
          <table:table-cell office:value-type="float" office:value="0.990448306084402" calcext:value-type="float">
            <text:p>0.990448306084402</text:p>
          </table:table-cell>
          <table:table-cell office:value-type="float" office:value="0.0191033878311958" calcext:value-type="float">
            <text:p>0.019103387831196</text:p>
          </table:table-cell>
          <table:table-cell office:value-type="string" calcext:value-type="string">
            <text:p>Log-Normal ≈ the truth</text:p>
          </table:table-cell>
          <table:table-cell office:value-type="float" office:value="6.11399356328278" calcext:value-type="float">
            <text:p>6.11399356328278</text:p>
          </table:table-cell>
          <table:table-cell office:value-type="float" office:value="0.000000000485841145092536" calcext:value-type="float">
            <text:p>4.85841145092536E-10</text:p>
          </table:table-cell>
          <table:table-cell office:value-type="float" office:value="0.000000000971682290185072" calcext:value-type="float">
            <text:p>9.71682290185072E-10</text:p>
          </table:table-cell>
          <table:table-cell office:value-type="float" office:value="4.56716798639533" calcext:value-type="float">
            <text:p>4.56716798639533</text:p>
          </table:table-cell>
          <table:table-cell office:value-type="float" office:value="0.00000247178911483292" calcext:value-type="float">
            <text:p>2.47178911483292E-06</text:p>
          </table:table-cell>
          <table:table-cell office:value-type="float" office:value="0.00000494357822966585" calcext:value-type="float">
            <text:p>4.94357822966585E-06</text:p>
          </table:table-cell>
          <table:table-cell office:value-type="float" office:value="1343" calcext:value-type="float">
            <text:p>1343</text:p>
          </table:table-cell>
          <table:table-cell office:value-type="float" office:value="8.93691083950589" calcext:value-type="float">
            <text:p>8.93691083950589</text:p>
          </table:table-cell>
          <table:table-cell office:value-type="float" office:value="2.1976913034081" calcext:value-type="float">
            <text:p>2.1976913034081</text:p>
          </table:table-cell>
          <table:table-cell office:value-type="float" office:value="90" calcext:value-type="float">
            <text:p>90</text:p>
          </table:table-cell>
          <table:table-cell office:value-type="float" office:value="1" calcext:value-type="float">
            <text:p>1</text:p>
          </table:table-cell>
          <table:table-cell office:value-type="float" office:value="0.686" calcext:value-type="float">
            <text:p>0.686</text:p>
          </table:table-cell>
          <table:table-cell office:value-type="float" office:value="0.0578809268836001" calcext:value-type="float">
            <text:p>0.0578809268836</text:p>
          </table:table-cell>
          <table:table-cell office:value-type="float" office:value="500" calcext:value-type="float">
            <text:p>500</text:p>
          </table:table-cell>
          <table:table-cell office:value-type="float" office:value="10.9868343524933" calcext:value-type="float">
            <text:p>10.9868343524933</text:p>
          </table:table-cell>
          <table:table-cell office:value-type="float" office:value="-2.57647843120126" calcext:value-type="float">
            <text:p>-2.57647843120126</text:p>
          </table:table-cell>
          <table:table-cell office:value-type="float" office:value="0.995009378375682" calcext:value-type="float">
            <text:p>0.995009378375682</text:p>
          </table:table-cell>
          <table:table-cell office:value-type="float" office:value="0.00998124324863645" calcext:value-type="float">
            <text:p>0.009981243248636</text:p>
          </table:table-cell>
          <table:table-cell office:value-type="string" calcext:value-type="string">
            <text:p>Log-Normal ≈ the truth</text:p>
          </table:table-cell>
          <table:table-cell office:value-type="float" office:value="-2.576478431" calcext:value-type="float">
            <text:p>-2.576478431</text:p>
          </table:table-cell>
          <table:table-cell office:value-type="float" office:value="0.995009378" calcext:value-type="float">
            <text:p>0.995009378</text:p>
          </table:table-cell>
          <table:table-cell office:value-type="float" office:value="0.009981243" calcext:value-type="float">
            <text:p>0.009981243</text:p>
          </table:table-cell>
          <table:table-cell office:value-type="float" office:value="-4.63641013" calcext:value-type="float">
            <text:p>-4.63641013</text:p>
          </table:table-cell>
          <table:table-cell office:value-type="float" office:value="0.999998227" calcext:value-type="float">
            <text:p>0.999998227</text:p>
          </table:table-cell>
          <table:table-cell table:style-name="ce386" office:value-type="float" office:value="0.00000354512" calcext:value-type="float">
            <text:p>3.55E-06</text:p>
          </table:table-cell>
          <table:table-cell office:value-type="string" calcext:value-type="string">
            <text:p>Log-Normal ≈ the truth</text:p>
          </table:table-cell>
          <table:table-cell office:value-type="float" office:value="91994" calcext:value-type="float">
            <text:p>91994</text:p>
          </table:table-cell>
          <table:table-cell table:style-name="ce386" office:value-type="float" office:value="0.00000629437" calcext:value-type="float">
            <text:p>6.29E-06</text:p>
          </table:table-cell>
          <table:table-cell office:value-type="float" office:value="18" calcext:value-type="float">
            <text:p>18</text:p>
          </table:table-cell>
          <table:table-cell office:value-type="float" office:value="0.2" calcext:value-type="float">
            <text:p>0.2</text:p>
          </table:table-cell>
          <table:table-cell office:value-type="float" office:value="0" calcext:value-type="float">
            <text:p>0</text:p>
          </table:table-cell>
          <table:table-cell office:value-type="float" office:value="0.470716683" calcext:value-type="float">
            <text:p>0.470716683</text:p>
          </table:table-cell>
          <table:table-cell office:value-type="float" office:value="500" calcext:value-type="float">
            <text:p>500</text:p>
          </table:table-cell>
          <table:table-cell office:value-type="float" office:value="0.893156591" calcext:value-type="float">
            <text:p>0.893156591</text:p>
          </table:table-cell>
          <table:table-cell office:value-type="float" office:value="-0.127997866" calcext:value-type="float">
            <text:p>-0.127997866</text:p>
          </table:table-cell>
          <table:table-cell office:value-type="float" office:value="0.550924669" calcext:value-type="float">
            <text:p>0.550924669</text:p>
          </table:table-cell>
          <table:table-cell office:value-type="float" office:value="0.898150662" calcext:value-type="float">
            <text:p>0.898150662</text:p>
          </table:table-cell>
          <table:table-cell office:value-type="string" calcext:value-type="string">
            <text:p>Exponential ≈ the truth</text:p>
          </table:table-cell>
          <table:table-cell office:value-type="float" office:value="0.4822375" calcext:value-type="float">
            <text:p>0.4822375</text:p>
          </table:table-cell>
          <table:table-cell office:value-type="float" office:value="0.31481862" calcext:value-type="float">
            <text:p>0.31481862</text:p>
          </table:table-cell>
          <table:table-cell office:value-type="float" office:value="0.62963724" calcext:value-type="float">
            <text:p>0.62963724</text:p>
          </table:table-cell>
          <table:table-cell office:value-type="string" calcext:value-type="string">
            <text:p>Log-Normal ≈ the truth</text:p>
          </table:table-cell>
          <table:table-cell table:number-columns-repeated="962"/>
        </table:table-row>
        <table:table-row table:style-name="ro2">
          <table:table-cell table:style-name="ce383" office:value-type="string" calcext:value-type="string">
            <text:p>DS1</text:p>
          </table:table-cell>
          <table:table-cell table:style-name="ce383" office:value-type="string" calcext:value-type="string">
            <text:p>Malign</text:p>
          </table:table-cell>
          <table:table-cell office:value-type="float" office:value="1" calcext:value-type="float">
            <text:p>1</text:p>
          </table:table-cell>
          <table:table-cell office:value-type="float" office:value="81" calcext:value-type="float">
            <text:p>81</text:p>
          </table:table-cell>
          <table:table-cell office:value-type="float" office:value="2" calcext:value-type="float">
            <text:p>2</text:p>
          </table:table-cell>
          <table:table-cell office:value-type="float" office:value="1.46619165324424" calcext:value-type="float">
            <text:p>1.46619165324424</text:p>
          </table:table-cell>
          <table:table-cell office:value-type="string" calcext:value-type="string">
            <text:p>1 &lt; typical &lt;= 2</text:p>
          </table:table-cell>
          <table:table-cell office:value-type="string" calcext:value-type="string">
            <text:p>all moments diverge 1:µ,2:σ2,3:skewness,4:kurtosis</text:p>
          </table:table-cell>
          <table:table-cell office:value-type="float" office:value="70" calcext:value-type="float">
            <text:p>70</text:p>
          </table:table-cell>
          <table:table-cell office:value-type="float" office:value="0.864197530864197" calcext:value-type="float">
            <text:p>0.864197530864197</text:p>
          </table:table-cell>
          <table:table-cell office:value-type="float" office:value="0.108" calcext:value-type="float">
            <text:p>0.108</text:p>
          </table:table-cell>
          <table:table-cell office:value-type="float" office:value="0.0919320568084337" calcext:value-type="float">
            <text:p>0.091932056808434</text:p>
          </table:table-cell>
          <table:table-cell office:value-type="float" office:value="500" calcext:value-type="float">
            <text:p>500</text:p>
          </table:table-cell>
          <table:table-cell office:value-type="float" office:value="0.747271224975586" calcext:value-type="float">
            <text:p>0.747271224975586</text:p>
          </table:table-cell>
          <table:table-cell office:value-type="string" calcext:value-type="string">
            <text:p>0.70.1</text:p>
          </table:table-cell>
          <table:table-cell office:value-type="string" calcext:value-type="string">
            <text:p>ks</text:p>
          </table:table-cell>
          <table:table-cell office:value-type="float" office:value="-2.1767864623035" calcext:value-type="float">
            <text:p>-2.1767864623035</text:p>
          </table:table-cell>
          <table:table-cell office:value-type="float" office:value="0.985251748205978" calcext:value-type="float">
            <text:p>0.985251748205978</text:p>
          </table:table-cell>
          <table:table-cell office:value-type="float" office:value="0.0294965035880444" calcext:value-type="float">
            <text:p>0.029496503588044</text:p>
          </table:table-cell>
          <table:table-cell office:value-type="string" calcext:value-type="string">
            <text:p>Log-Normal ≈ the truth</text:p>
          </table:table-cell>
          <table:table-cell office:value-type="float" office:value="5.40943978382649" calcext:value-type="float">
            <text:p>5.40943978382649</text:p>
          </table:table-cell>
          <table:table-cell office:value-type="float" office:value="0.0000000316111017362175" calcext:value-type="float">
            <text:p>3.16111017362175E-08</text:p>
          </table:table-cell>
          <table:table-cell office:value-type="float" office:value="0.000000063222203472435" calcext:value-type="float">
            <text:p>6.3222203472435E-08</text:p>
          </table:table-cell>
          <table:table-cell office:value-type="float" office:value="2.4065465909842" calcext:value-type="float">
            <text:p>2.4065465909842</text:p>
          </table:table-cell>
          <table:table-cell office:value-type="float" office:value="0.00805207485887161" calcext:value-type="float">
            <text:p>0.008052074858872</text:p>
          </table:table-cell>
          <table:table-cell office:value-type="float" office:value="0.0161041497177432" calcext:value-type="float">
            <text:p>0.016104149717743</text:p>
          </table:table-cell>
          <table:table-cell office:value-type="float" office:value="1" calcext:value-type="float">
            <text:p>1</text:p>
          </table:table-cell>
          <table:table-cell office:value-type="float" office:value="1.776429745106" calcext:value-type="float">
            <text:p>1.776429745106</text:p>
          </table:table-cell>
          <table:table-cell office:value-type="float" office:value="2.03338293803682" calcext:value-type="float">
            <text:p>2.03338293803682</text:p>
          </table:table-cell>
          <table:table-cell office:value-type="float" office:value="81" calcext:value-type="float">
            <text:p>81</text:p>
          </table:table-cell>
          <table:table-cell office:value-type="float" office:value="1" calcext:value-type="float">
            <text:p>1</text:p>
          </table:table-cell>
          <table:table-cell office:value-type="float" office:value="0.1" calcext:value-type="float">
            <text:p>0.1</text:p>
          </table:table-cell>
          <table:table-cell office:value-type="float" office:value="0.0692492335769088" calcext:value-type="float">
            <text:p>0.069249233576909</text:p>
          </table:table-cell>
          <table:table-cell office:value-type="float" office:value="500" calcext:value-type="float">
            <text:p>500</text:p>
          </table:table-cell>
          <table:table-cell office:value-type="float" office:value="0.60500926399231" calcext:value-type="float">
            <text:p>0.60500926399231</text:p>
          </table:table-cell>
          <table:table-cell office:value-type="float" office:value="-3.51232403280311" calcext:value-type="float">
            <text:p>-3.51232403280311</text:p>
          </table:table-cell>
          <table:table-cell office:value-type="float" office:value="0.999777896973857" calcext:value-type="float">
            <text:p>0.999777896973857</text:p>
          </table:table-cell>
          <table:table-cell office:value-type="float" office:value="0.000444206052286955" calcext:value-type="float">
            <text:p>0.000444206052287</text:p>
          </table:table-cell>
          <table:table-cell office:value-type="string" calcext:value-type="string">
            <text:p>Log-Normal ≈ the truth</text:p>
          </table:table-cell>
          <table:table-cell office:value-type="float" office:value="-3.512324033" calcext:value-type="float">
            <text:p>-3.512324033</text:p>
          </table:table-cell>
          <table:table-cell office:value-type="float" office:value="0.999777897" calcext:value-type="float">
            <text:p>0.999777897</text:p>
          </table:table-cell>
          <table:table-cell office:value-type="float" office:value="0.000444206" calcext:value-type="float">
            <text:p>0.000444206</text:p>
          </table:table-cell>
          <table:table-cell office:value-type="float" office:value="-4.578634257" calcext:value-type="float">
            <text:p>-4.578634257</text:p>
          </table:table-cell>
          <table:table-cell office:value-type="float" office:value="0.99999766" calcext:value-type="float">
            <text:p>0.99999766</text:p>
          </table:table-cell>
          <table:table-cell table:style-name="ce386" office:value-type="float" office:value="0.00000468022" calcext:value-type="float">
            <text:p>4.68E-06</text:p>
          </table:table-cell>
          <table:table-cell office:value-type="string" calcext:value-type="string">
            <text:p>Log-Normal ≈ the truth</text:p>
          </table:table-cell>
          <table:table-cell office:value-type="float" office:value="21" calcext:value-type="float">
            <text:p>21</text:p>
          </table:table-cell>
          <table:table-cell office:value-type="float" office:value="0.011297223" calcext:value-type="float">
            <text:p>0.011297223</text:p>
          </table:table-cell>
          <table:table-cell office:value-type="float" office:value="24" calcext:value-type="float">
            <text:p>24</text:p>
          </table:table-cell>
          <table:table-cell office:value-type="float" office:value="0.296296296" calcext:value-type="float">
            <text:p>0.296296296</text:p>
          </table:table-cell>
          <table:table-cell office:value-type="float" office:value="0.908" calcext:value-type="float">
            <text:p>0.908</text:p>
          </table:table-cell>
          <table:table-cell office:value-type="float" office:value="0.081377747" calcext:value-type="float">
            <text:p>0.081377747</text:p>
          </table:table-cell>
          <table:table-cell office:value-type="float" office:value="500" calcext:value-type="float">
            <text:p>500</text:p>
          </table:table-cell>
          <table:table-cell office:value-type="float" office:value="0.279847408" calcext:value-type="float">
            <text:p>0.279847408</text:p>
          </table:table-cell>
          <table:table-cell office:value-type="float" office:value="-2.458114447" calcext:value-type="float">
            <text:p>-2.458114447</text:p>
          </table:table-cell>
          <table:table-cell office:value-type="float" office:value="0.993016567" calcext:value-type="float">
            <text:p>0.993016567</text:p>
          </table:table-cell>
          <table:table-cell office:value-type="float" office:value="0.013966866" calcext:value-type="float">
            <text:p>0.013966866</text:p>
          </table:table-cell>
          <table:table-cell office:value-type="string" calcext:value-type="string">
            <text:p>Exponential ≈ the truth</text:p>
          </table:table-cell>
          <table:table-cell office:value-type="float" office:value="-1.46266455" calcext:value-type="float">
            <text:p>-1.46266455</text:p>
          </table:table-cell>
          <table:table-cell office:value-type="float" office:value="0.928220405" calcext:value-type="float">
            <text:p>0.928220405</text:p>
          </table:table-cell>
          <table:table-cell office:value-type="float" office:value="0.143559191" calcext:value-type="float">
            <text:p>0.143559191</text:p>
          </table:table-cell>
          <table:table-cell office:value-type="string" calcext:value-type="string">
            <text:p>Exponential ≈ the truth</text:p>
          </table:table-cell>
          <table:table-cell table:number-columns-repeated="962"/>
        </table:table-row>
        <table:table-row table:style-name="ro2">
          <table:table-cell table:style-name="ce383" office:value-type="string" calcext:value-type="string">
            <text:p>DS2</text:p>
          </table:table-cell>
          <table:table-cell table:style-name="ce383" office:value-type="string" calcext:value-type="string">
            <text:p>Malign</text:p>
          </table:table-cell>
          <table:table-cell office:value-type="float" office:value="1" calcext:value-type="float">
            <text:p>1</text:p>
          </table:table-cell>
          <table:table-cell office:value-type="float" office:value="69" calcext:value-type="float">
            <text:p>69</text:p>
          </table:table-cell>
          <table:table-cell office:value-type="float" office:value="221" calcext:value-type="float">
            <text:p>221</text:p>
          </table:table-cell>
          <table:table-cell office:value-type="float" office:value="1.75685646833861" calcext:value-type="float">
            <text:p>1.75685646833861</text:p>
          </table:table-cell>
          <table:table-cell office:value-type="string" calcext:value-type="string">
            <text:p>1 &lt; typical &lt;= 2</text:p>
          </table:table-cell>
          <table:table-cell office:value-type="string" calcext:value-type="string">
            <text:p>all moments diverge 1:µ,2:σ2,3:skewness,4:kurtosis</text:p>
          </table:table-cell>
          <table:table-cell office:value-type="float" office:value="32" calcext:value-type="float">
            <text:p>32</text:p>
          </table:table-cell>
          <table:table-cell office:value-type="float" office:value="0.463768115942029" calcext:value-type="float">
            <text:p>0.463768115942029</text:p>
          </table:table-cell>
          <table:table-cell office:value-type="float" office:value="0.19" calcext:value-type="float">
            <text:p>0.19</text:p>
          </table:table-cell>
          <table:table-cell office:value-type="float" office:value="0.122298101895197" calcext:value-type="float">
            <text:p>0.122298101895197</text:p>
          </table:table-cell>
          <table:table-cell office:value-type="float" office:value="500" calcext:value-type="float">
            <text:p>500</text:p>
          </table:table-cell>
          <table:table-cell office:value-type="float" office:value="1.0603699836731" calcext:value-type="float">
            <text:p>1.0603699836731</text:p>
          </table:table-cell>
          <table:table-cell office:value-type="string" calcext:value-type="string">
            <text:p>0.70.1</text:p>
          </table:table-cell>
          <table:table-cell office:value-type="string" calcext:value-type="string">
            <text:p>ks</text:p>
          </table:table-cell>
          <table:table-cell office:value-type="float" office:value="-1.22256176249537" calcext:value-type="float">
            <text:p>-1.22256176249537</text:p>
          </table:table-cell>
          <table:table-cell office:value-type="float" office:value="0.889252368586184" calcext:value-type="float">
            <text:p>0.889252368586184</text:p>
          </table:table-cell>
          <table:table-cell office:value-type="float" office:value="0.221495262827631" calcext:value-type="float">
            <text:p>0.221495262827631</text:p>
          </table:table-cell>
          <table:table-cell office:value-type="string" calcext:value-type="string">
            <text:p>Log-Normal ≈ the truth</text:p>
          </table:table-cell>
          <table:table-cell office:value-type="float" office:value="4.98656675207118" calcext:value-type="float">
            <text:p>4.98656675207118</text:p>
          </table:table-cell>
          <table:table-cell office:value-type="float" office:value="0.000000307308388181049" calcext:value-type="float">
            <text:p>3.07308388181049E-07</text:p>
          </table:table-cell>
          <table:table-cell office:value-type="float" office:value="0.000000614616776362098" calcext:value-type="float">
            <text:p>6.14616776362098E-07</text:p>
          </table:table-cell>
          <table:table-cell office:value-type="float" office:value="0.219380646845761" calcext:value-type="float">
            <text:p>0.219380646845761</text:p>
          </table:table-cell>
          <table:table-cell office:value-type="float" office:value="0.413176772214626" calcext:value-type="float">
            <text:p>0.413176772214626</text:p>
          </table:table-cell>
          <table:table-cell office:value-type="float" office:value="0.826353544429253" calcext:value-type="float">
            <text:p>0.826353544429253</text:p>
          </table:table-cell>
          <table:table-cell office:value-type="float" office:value="61" calcext:value-type="float">
            <text:p>61</text:p>
          </table:table-cell>
          <table:table-cell office:value-type="float" office:value="5.99286631277323" calcext:value-type="float">
            <text:p>5.99286631277323</text:p>
          </table:table-cell>
          <table:table-cell office:value-type="float" office:value="1.43715401321212" calcext:value-type="float">
            <text:p>1.43715401321212</text:p>
          </table:table-cell>
          <table:table-cell office:value-type="float" office:value="41" calcext:value-type="float">
            <text:p>41</text:p>
          </table:table-cell>
          <table:table-cell office:value-type="float" office:value="0.594202898550725" calcext:value-type="float">
            <text:p>0.594202898550725</text:p>
          </table:table-cell>
          <table:table-cell office:value-type="float" office:value="0.786" calcext:value-type="float">
            <text:p>0.786</text:p>
          </table:table-cell>
          <table:table-cell office:value-type="float" office:value="0.0629694588586697" calcext:value-type="float">
            <text:p>0.06296945885867</text:p>
          </table:table-cell>
          <table:table-cell office:value-type="float" office:value="500" calcext:value-type="float">
            <text:p>500</text:p>
          </table:table-cell>
          <table:table-cell office:value-type="float" office:value="0.827131032943726" calcext:value-type="float">
            <text:p>0.827131032943726</text:p>
          </table:table-cell>
          <table:table-cell office:value-type="float" office:value="-2.46254560976714" calcext:value-type="float">
            <text:p>-2.46254560976714</text:p>
          </table:table-cell>
          <table:table-cell office:value-type="float" office:value="0.993102268726712" calcext:value-type="float">
            <text:p>0.993102268726712</text:p>
          </table:table-cell>
          <table:table-cell office:value-type="float" office:value="0.0137954625465757" calcext:value-type="float">
            <text:p>0.013795462546576</text:p>
          </table:table-cell>
          <table:table-cell office:value-type="string" calcext:value-type="string">
            <text:p>Log-Normal ≈ the truth</text:p>
          </table:table-cell>
          <table:table-cell office:value-type="float" office:value="-2.46254561" calcext:value-type="float">
            <text:p>-2.46254561</text:p>
          </table:table-cell>
          <table:table-cell office:value-type="float" office:value="0.993102269" calcext:value-type="float">
            <text:p>0.993102269</text:p>
          </table:table-cell>
          <table:table-cell office:value-type="float" office:value="0.013795463" calcext:value-type="float">
            <text:p>0.013795463</text:p>
          </table:table-cell>
          <table:table-cell office:value-type="float" office:value="-1.348865831" calcext:value-type="float">
            <text:p>-1.348865831</text:p>
          </table:table-cell>
          <table:table-cell office:value-type="float" office:value="0.911309967" calcext:value-type="float">
            <text:p>0.911309967</text:p>
          </table:table-cell>
          <table:table-cell office:value-type="float" office:value="0.177380065" calcext:value-type="float">
            <text:p>0.177380065</text:p>
          </table:table-cell>
          <table:table-cell office:value-type="string" calcext:value-type="string">
            <text:p>Log-Normal ≈ the truth</text:p>
          </table:table-cell>
          <table:table-cell office:value-type="float" office:value="57" calcext:value-type="float">
            <text:p>57</text:p>
          </table:table-cell>
          <table:table-cell office:value-type="float" office:value="0.001250356" calcext:value-type="float">
            <text:p>0.001250356</text:p>
          </table:table-cell>
          <table:table-cell office:value-type="float" office:value="42" calcext:value-type="float">
            <text:p>42</text:p>
          </table:table-cell>
          <table:table-cell office:value-type="float" office:value="0.608695652" calcext:value-type="float">
            <text:p>0.608695652</text:p>
          </table:table-cell>
          <table:table-cell office:value-type="float" office:value="0.12" calcext:value-type="float">
            <text:p>0.12</text:p>
          </table:table-cell>
          <table:table-cell office:value-type="float" office:value="0.132034314" calcext:value-type="float">
            <text:p>0.132034314</text:p>
          </table:table-cell>
          <table:table-cell office:value-type="float" office:value="500" calcext:value-type="float">
            <text:p>500</text:p>
          </table:table-cell>
          <table:table-cell office:value-type="float" office:value="0.604966232" calcext:value-type="float">
            <text:p>0.604966232</text:p>
          </table:table-cell>
          <table:table-cell office:value-type="float" office:value="-0.674866474" calcext:value-type="float">
            <text:p>-0.674866474</text:p>
          </table:table-cell>
          <table:table-cell office:value-type="float" office:value="0.750119699" calcext:value-type="float">
            <text:p>0.750119699</text:p>
          </table:table-cell>
          <table:table-cell office:value-type="float" office:value="0.499760603" calcext:value-type="float">
            <text:p>0.499760603</text:p>
          </table:table-cell>
          <table:table-cell office:value-type="string" calcext:value-type="string">
            <text:p>Exponential ≈ the truth</text:p>
          </table:table-cell>
          <table:table-cell office:value-type="float" office:value="1.379645154" calcext:value-type="float">
            <text:p>1.379645154</text:p>
          </table:table-cell>
          <table:table-cell office:value-type="float" office:value="0.083847964" calcext:value-type="float">
            <text:p>0.083847964</text:p>
          </table:table-cell>
          <table:table-cell office:value-type="float" office:value="0.167695927" calcext:value-type="float">
            <text:p>0.167695927</text:p>
          </table:table-cell>
          <table:table-cell office:value-type="string" calcext:value-type="string">
            <text:p>Log-Normal ≈ the truth</text:p>
          </table:table-cell>
          <table:table-cell table:number-columns-repeated="962"/>
        </table:table-row>
        <table:table-row table:style-name="ro2">
          <table:table-cell table:style-name="ce383" office:value-type="string" calcext:value-type="string">
            <text:p>DS3</text:p>
          </table:table-cell>
          <table:table-cell table:style-name="ce383" office:value-type="string" calcext:value-type="string">
            <text:p>Malign</text:p>
          </table:table-cell>
          <table:table-cell office:value-type="float" office:value="1" calcext:value-type="float">
            <text:p>1</text:p>
          </table:table-cell>
          <table:table-cell office:value-type="float" office:value="75" calcext:value-type="float">
            <text:p>75</text:p>
          </table:table-cell>
          <table:table-cell office:value-type="float" office:value="320" calcext:value-type="float">
            <text:p>320</text:p>
          </table:table-cell>
          <table:table-cell office:value-type="float" office:value="3.31997676689084" calcext:value-type="float">
            <text:p>3.31997676689084</text:p>
          </table:table-cell>
          <table:table-cell office:value-type="string" calcext:value-type="string">
            <text:p>atypical &gt; 3</text:p>
          </table:table-cell>
          <table:table-cell office:value-type="string" calcext:value-type="string">
            <text:p>1:µ,2:σ2,3:skewness converge but &gt;α moments diverge 4:kurtosis)</text:p>
          </table:table-cell>
          <table:table-cell office:value-type="float" office:value="15" calcext:value-type="float">
            <text:p>15</text:p>
          </table:table-cell>
          <table:table-cell office:value-type="float" office:value="0.2" calcext:value-type="float">
            <text:p>0.2</text:p>
          </table:table-cell>
          <table:table-cell office:value-type="float" office:value="0.626" calcext:value-type="float">
            <text:p>0.626</text:p>
          </table:table-cell>
          <table:table-cell office:value-type="float" office:value="0.130252246852073" calcext:value-type="float">
            <text:p>0.130252246852073</text:p>
          </table:table-cell>
          <table:table-cell office:value-type="float" office:value="500" calcext:value-type="float">
            <text:p>500</text:p>
          </table:table-cell>
          <table:table-cell office:value-type="float" office:value="0.40911083984375" calcext:value-type="float">
            <text:p>0.40911083984375</text:p>
          </table:table-cell>
          <table:table-cell office:value-type="string" calcext:value-type="string">
            <text:p>0.70.1</text:p>
          </table:table-cell>
          <table:table-cell office:value-type="string" calcext:value-type="string">
            <text:p>ks</text:p>
          </table:table-cell>
          <table:table-cell office:value-type="float" office:value="-0.527196578325185" calcext:value-type="float">
            <text:p>-0.527196578325185</text:p>
          </table:table-cell>
          <table:table-cell office:value-type="float" office:value="0.700971457719638" calcext:value-type="float">
            <text:p>0.700971457719638</text:p>
          </table:table-cell>
          <table:table-cell office:value-type="float" office:value="0.598057084560723" calcext:value-type="float">
            <text:p>0.598057084560723</text:p>
          </table:table-cell>
          <table:table-cell office:value-type="string" calcext:value-type="string">
            <text:p>Log-Normal ≈ the truth</text:p>
          </table:table-cell>
          <table:table-cell office:value-type="float" office:value="3.24392603295805" calcext:value-type="float">
            <text:p>3.24392603295805</text:p>
          </table:table-cell>
          <table:table-cell office:value-type="float" office:value="0.000589471784868345" calcext:value-type="float">
            <text:p>0.000589471784868</text:p>
          </table:table-cell>
          <table:table-cell office:value-type="float" office:value="0.00117894356973669" calcext:value-type="float">
            <text:p>0.001178943569737</text:p>
          </table:table-cell>
          <table:table-cell office:value-type="float" office:value="-0.540012725432464" calcext:value-type="float">
            <text:p>-0.540012725432464</text:p>
          </table:table-cell>
          <table:table-cell office:value-type="float" office:value="0.705405871727415" calcext:value-type="float">
            <text:p>0.705405871727415</text:p>
          </table:table-cell>
          <table:table-cell office:value-type="float" office:value="0.58918825654517" calcext:value-type="float">
            <text:p>0.58918825654517</text:p>
          </table:table-cell>
          <table:table-cell office:value-type="float" office:value="155" calcext:value-type="float">
            <text:p>155</text:p>
          </table:table-cell>
          <table:table-cell office:value-type="float" office:value="5.82639201321008" calcext:value-type="float">
            <text:p>5.82639201321008</text:p>
          </table:table-cell>
          <table:table-cell office:value-type="float" office:value="0.566907629188837" calcext:value-type="float">
            <text:p>0.566907629188837</text:p>
          </table:table-cell>
          <table:table-cell office:value-type="float" office:value="23" calcext:value-type="float">
            <text:p>23</text:p>
          </table:table-cell>
          <table:table-cell office:value-type="float" office:value="0.306666666666667" calcext:value-type="float">
            <text:p>0.306666666666667</text:p>
          </table:table-cell>
          <table:table-cell office:value-type="float" office:value="0.93" calcext:value-type="float">
            <text:p>0.93</text:p>
          </table:table-cell>
          <table:table-cell office:value-type="float" office:value="0.06990377731303" calcext:value-type="float">
            <text:p>0.06990377731303</text:p>
          </table:table-cell>
          <table:table-cell office:value-type="float" office:value="500" calcext:value-type="float">
            <text:p>500</text:p>
          </table:table-cell>
          <table:table-cell office:value-type="float" office:value="0.721825799942017" calcext:value-type="float">
            <text:p>0.721825799942017</text:p>
          </table:table-cell>
          <table:table-cell office:value-type="float" office:value="-1.92658188160505" calcext:value-type="float">
            <text:p>-1.92658188160505</text:p>
          </table:table-cell>
          <table:table-cell office:value-type="float" office:value="0.972984120787195" calcext:value-type="float">
            <text:p>0.972984120787195</text:p>
          </table:table-cell>
          <table:table-cell office:value-type="float" office:value="0.054031758425611" calcext:value-type="float">
            <text:p>0.054031758425611</text:p>
          </table:table-cell>
          <table:table-cell office:value-type="string" calcext:value-type="string">
            <text:p>Log-Normal ≈ the truth</text:p>
          </table:table-cell>
          <table:table-cell office:value-type="float" office:value="-1.926581882" calcext:value-type="float">
            <text:p>-1.926581882</text:p>
          </table:table-cell>
          <table:table-cell office:value-type="float" office:value="0.972984121" calcext:value-type="float">
            <text:p>0.972984121</text:p>
          </table:table-cell>
          <table:table-cell office:value-type="float" office:value="0.054031758" calcext:value-type="float">
            <text:p>0.054031758</text:p>
          </table:table-cell>
          <table:table-cell office:value-type="float" office:value="-0.253194593" calcext:value-type="float">
            <text:p>-0.253194593</text:p>
          </table:table-cell>
          <table:table-cell office:value-type="float" office:value="0.599941078" calcext:value-type="float">
            <text:p>0.599941078</text:p>
          </table:table-cell>
          <table:table-cell office:value-type="float" office:value="0.800117844" calcext:value-type="float">
            <text:p>0.800117844</text:p>
          </table:table-cell>
          <table:table-cell office:value-type="string" calcext:value-type="string">
            <text:p>Log-Normal ≈ the truth</text:p>
          </table:table-cell>
          <table:table-cell office:value-type="float" office:value="47" calcext:value-type="float">
            <text:p>47</text:p>
          </table:table-cell>
          <table:table-cell office:value-type="float" office:value="0.003963944" calcext:value-type="float">
            <text:p>0.003963944</text:p>
          </table:table-cell>
          <table:table-cell office:value-type="float" office:value="36" calcext:value-type="float">
            <text:p>36</text:p>
          </table:table-cell>
          <table:table-cell office:value-type="float" office:value="0.48" calcext:value-type="float">
            <text:p>0.48</text:p>
          </table:table-cell>
          <table:table-cell office:value-type="float" office:value="0.81" calcext:value-type="float">
            <text:p>0.81</text:p>
          </table:table-cell>
          <table:table-cell office:value-type="float" office:value="0.075058592" calcext:value-type="float">
            <text:p>0.075058592</text:p>
          </table:table-cell>
          <table:table-cell office:value-type="float" office:value="500" calcext:value-type="float">
            <text:p>500</text:p>
          </table:table-cell>
          <table:table-cell office:value-type="float" office:value="0.557987593" calcext:value-type="float">
            <text:p>0.557987593</text:p>
          </table:table-cell>
          <table:table-cell office:value-type="float" office:value="-3.181627492" calcext:value-type="float">
            <text:p>-3.181627492</text:p>
          </table:table-cell>
          <table:table-cell office:value-type="float" office:value="0.99926775" calcext:value-type="float">
            <text:p>0.99926775</text:p>
          </table:table-cell>
          <table:table-cell office:value-type="float" office:value="0.0014645" calcext:value-type="float">
            <text:p>0.0014645</text:p>
          </table:table-cell>
          <table:table-cell office:value-type="string" calcext:value-type="string">
            <text:p>Exponential ≈ the truth</text:p>
          </table:table-cell>
          <table:table-cell office:value-type="float" office:value="-1.886749462" calcext:value-type="float">
            <text:p>-1.886749462</text:p>
          </table:table-cell>
          <table:table-cell office:value-type="float" office:value="0.970402984" calcext:value-type="float">
            <text:p>0.970402984</text:p>
          </table:table-cell>
          <table:table-cell office:value-type="float" office:value="0.059194032" calcext:value-type="float">
            <text:p>0.059194032</text:p>
          </table:table-cell>
          <table:table-cell office:value-type="string" calcext:value-type="string">
            <text:p>Exponential ≈ the truth</text:p>
          </table:table-cell>
          <table:table-cell table:number-columns-repeated="962"/>
        </table:table-row>
        <table:table-row table:style-name="ro2">
          <table:table-cell table:style-name="ce383" office:value-type="string" calcext:value-type="string">
            <text:p>DS4</text:p>
          </table:table-cell>
          <table:table-cell table:style-name="ce383" office:value-type="string" calcext:value-type="string">
            <text:p>Malign</text:p>
          </table:table-cell>
          <table:table-cell office:value-type="float" office:value="1" calcext:value-type="float">
            <text:p>1</text:p>
          </table:table-cell>
          <table:table-cell office:value-type="float" office:value="83" calcext:value-type="float">
            <text:p>83</text:p>
          </table:table-cell>
          <table:table-cell office:value-type="float" office:value="373" calcext:value-type="float">
            <text:p>373</text:p>
          </table:table-cell>
          <table:table-cell office:value-type="float" office:value="3.05930013756493" calcext:value-type="float">
            <text:p>3.05930013756493</text:p>
          </table:table-cell>
          <table:table-cell office:value-type="string" calcext:value-type="string">
            <text:p>atypical &gt; 3</text:p>
          </table:table-cell>
          <table:table-cell office:value-type="string" calcext:value-type="string">
            <text:p>1:µ,2:σ2,3:skewness converge but &gt;α moments diverge 4:kurtosis)</text:p>
          </table:table-cell>
          <table:table-cell office:value-type="float" office:value="18" calcext:value-type="float">
            <text:p>18</text:p>
          </table:table-cell>
          <table:table-cell office:value-type="float" office:value="0.216867469879518" calcext:value-type="float">
            <text:p>0.216867469879518</text:p>
          </table:table-cell>
          <table:table-cell office:value-type="float" office:value="0.46" calcext:value-type="float">
            <text:p>0.46</text:p>
          </table:table-cell>
          <table:table-cell office:value-type="float" office:value="0.133137238391893" calcext:value-type="float">
            <text:p>0.133137238391893</text:p>
          </table:table-cell>
          <table:table-cell office:value-type="float" office:value="500" calcext:value-type="float">
            <text:p>500</text:p>
          </table:table-cell>
          <table:table-cell office:value-type="float" office:value="0.441253593444824" calcext:value-type="float">
            <text:p>0.441253593444824</text:p>
          </table:table-cell>
          <table:table-cell office:value-type="string" calcext:value-type="string">
            <text:p>0.70.1</text:p>
          </table:table-cell>
          <table:table-cell office:value-type="string" calcext:value-type="string">
            <text:p>ks</text:p>
          </table:table-cell>
          <table:table-cell office:value-type="float" office:value="-0.782428192019484" calcext:value-type="float">
            <text:p>-0.782428192019484</text:p>
          </table:table-cell>
          <table:table-cell office:value-type="float" office:value="0.783018514514557" calcext:value-type="float">
            <text:p>0.783018514514557</text:p>
          </table:table-cell>
          <table:table-cell office:value-type="float" office:value="0.433962970970886" calcext:value-type="float">
            <text:p>0.433962970970886</text:p>
          </table:table-cell>
          <table:table-cell office:value-type="string" calcext:value-type="string">
            <text:p>Log-Normal ≈ the truth</text:p>
          </table:table-cell>
          <table:table-cell office:value-type="float" office:value="3.62670053154256" calcext:value-type="float">
            <text:p>3.62670053154256</text:p>
          </table:table-cell>
          <table:table-cell office:value-type="float" office:value="0.000143532948838399" calcext:value-type="float">
            <text:p>0.000143532948838</text:p>
          </table:table-cell>
          <table:table-cell office:value-type="float" office:value="0.000287065897676797" calcext:value-type="float">
            <text:p>0.000287065897677</text:p>
          </table:table-cell>
          <table:table-cell office:value-type="float" office:value="-0.858912402976467" calcext:value-type="float">
            <text:p>-0.858912402976467</text:p>
          </table:table-cell>
          <table:table-cell office:value-type="float" office:value="0.804805576989859" calcext:value-type="float">
            <text:p>0.804805576989859</text:p>
          </table:table-cell>
          <table:table-cell office:value-type="float" office:value="0.390388846020283" calcext:value-type="float">
            <text:p>0.390388846020283</text:p>
          </table:table-cell>
          <table:table-cell office:value-type="float" office:value="189" calcext:value-type="float">
            <text:p>189</text:p>
          </table:table-cell>
          <table:table-cell office:value-type="float" office:value="6.07130665571884" calcext:value-type="float">
            <text:p>6.07130665571884</text:p>
          </table:table-cell>
          <table:table-cell office:value-type="float" office:value="0.59000624949039" calcext:value-type="float">
            <text:p>0.59000624949039</text:p>
          </table:table-cell>
          <table:table-cell office:value-type="float" office:value="25" calcext:value-type="float">
            <text:p>25</text:p>
          </table:table-cell>
          <table:table-cell office:value-type="float" office:value="0.301204819277108" calcext:value-type="float">
            <text:p>0.301204819277108</text:p>
          </table:table-cell>
          <table:table-cell office:value-type="float" office:value="0.66" calcext:value-type="float">
            <text:p>0.66</text:p>
          </table:table-cell>
          <table:table-cell office:value-type="float" office:value="0.0809403189588499" calcext:value-type="float">
            <text:p>0.08094031895885</text:p>
          </table:table-cell>
          <table:table-cell office:value-type="float" office:value="500" calcext:value-type="float">
            <text:p>500</text:p>
          </table:table-cell>
          <table:table-cell office:value-type="float" office:value="0.748057096481323" calcext:value-type="float">
            <text:p>0.748057096481323</text:p>
          </table:table-cell>
          <table:table-cell office:value-type="float" office:value="-2.02449835634511" calcext:value-type="float">
            <text:p>-2.02449835634511</text:p>
          </table:table-cell>
          <table:table-cell office:value-type="float" office:value="0.978540549538316" calcext:value-type="float">
            <text:p>0.978540549538316</text:p>
          </table:table-cell>
          <table:table-cell office:value-type="float" office:value="0.0429189009233675" calcext:value-type="float">
            <text:p>0.042918900923368</text:p>
          </table:table-cell>
          <table:table-cell office:value-type="string" calcext:value-type="string">
            <text:p>Log-Normal ≈ the truth</text:p>
          </table:table-cell>
          <table:table-cell office:value-type="float" office:value="-2.024498356" calcext:value-type="float">
            <text:p>-2.024498356</text:p>
          </table:table-cell>
          <table:table-cell office:value-type="float" office:value="0.97854055" calcext:value-type="float">
            <text:p>0.97854055</text:p>
          </table:table-cell>
          <table:table-cell office:value-type="float" office:value="0.042918901" calcext:value-type="float">
            <text:p>0.042918901</text:p>
          </table:table-cell>
          <table:table-cell office:value-type="float" office:value="-0.178071668" calcext:value-type="float">
            <text:p>-0.178071668</text:p>
          </table:table-cell>
          <table:table-cell office:value-type="float" office:value="0.570666654" calcext:value-type="float">
            <text:p>0.570666654</text:p>
          </table:table-cell>
          <table:table-cell office:value-type="float" office:value="0.858666692" calcext:value-type="float">
            <text:p>0.858666692</text:p>
          </table:table-cell>
          <table:table-cell office:value-type="string" calcext:value-type="string">
            <text:p>Log-Normal ≈ the truth</text:p>
          </table:table-cell>
          <table:table-cell office:value-type="float" office:value="63" calcext:value-type="float">
            <text:p>63</text:p>
          </table:table-cell>
          <table:table-cell office:value-type="float" office:value="0.002932625" calcext:value-type="float">
            <text:p>0.002932625</text:p>
          </table:table-cell>
          <table:table-cell office:value-type="float" office:value="36" calcext:value-type="float">
            <text:p>36</text:p>
          </table:table-cell>
          <table:table-cell office:value-type="float" office:value="0.43373494" calcext:value-type="float">
            <text:p>0.43373494</text:p>
          </table:table-cell>
          <table:table-cell office:value-type="float" office:value="0.474" calcext:value-type="float">
            <text:p>0.474</text:p>
          </table:table-cell>
          <table:table-cell office:value-type="float" office:value="0.093892359" calcext:value-type="float">
            <text:p>0.093892359</text:p>
          </table:table-cell>
          <table:table-cell office:value-type="float" office:value="500" calcext:value-type="float">
            <text:p>500</text:p>
          </table:table-cell>
          <table:table-cell office:value-type="float" office:value="0.766295504" calcext:value-type="float">
            <text:p>0.766295504</text:p>
          </table:table-cell>
          <table:table-cell office:value-type="float" office:value="-2.653896181" calcext:value-type="float">
            <text:p>-2.653896181</text:p>
          </table:table-cell>
          <table:table-cell office:value-type="float" office:value="0.996021585" calcext:value-type="float">
            <text:p>0.996021585</text:p>
          </table:table-cell>
          <table:table-cell office:value-type="float" office:value="0.00795683" calcext:value-type="float">
            <text:p>0.00795683</text:p>
          </table:table-cell>
          <table:table-cell office:value-type="string" calcext:value-type="string">
            <text:p>Exponential ≈ the truth</text:p>
          </table:table-cell>
          <table:table-cell office:value-type="float" office:value="-3.106636105" calcext:value-type="float">
            <text:p>-3.106636105</text:p>
          </table:table-cell>
          <table:table-cell office:value-type="float" office:value="0.999053854" calcext:value-type="float">
            <text:p>0.999053854</text:p>
          </table:table-cell>
          <table:table-cell office:value-type="float" office:value="0.001892292" calcext:value-type="float">
            <text:p>0.001892292</text:p>
          </table:table-cell>
          <table:table-cell office:value-type="string" calcext:value-type="string">
            <text:p>Exponential ≈ the truth</text:p>
          </table:table-cell>
          <table:table-cell table:number-columns-repeated="962"/>
        </table:table-row>
        <table:table-row table:style-name="ro2">
          <table:table-cell table:style-name="ce383" office:value-type="string" calcext:value-type="string">
            <text:p>DS5</text:p>
          </table:table-cell>
          <table:table-cell table:style-name="ce383" office:value-type="string" calcext:value-type="string">
            <text:p>Malign</text:p>
          </table:table-cell>
          <table:table-cell office:value-type="float" office:value="1" calcext:value-type="float">
            <text:p>1</text:p>
          </table:table-cell>
          <table:table-cell office:value-type="float" office:value="73" calcext:value-type="float">
            <text:p>73</text:p>
          </table:table-cell>
          <table:table-cell office:value-type="float" office:value="102" calcext:value-type="float">
            <text:p>102</text:p>
          </table:table-cell>
          <table:table-cell office:value-type="float" office:value="3.01134359861852" calcext:value-type="float">
            <text:p>3.01134359861852</text:p>
          </table:table-cell>
          <table:table-cell office:value-type="string" calcext:value-type="string">
            <text:p>atypical &gt; 3</text:p>
          </table:table-cell>
          <table:table-cell office:value-type="string" calcext:value-type="string">
            <text:p>1:µ,2:σ2,3:skewness converge but &gt;α moments diverge 4:kurtosis)</text:p>
          </table:table-cell>
          <table:table-cell office:value-type="float" office:value="19" calcext:value-type="float">
            <text:p>19</text:p>
          </table:table-cell>
          <table:table-cell office:value-type="float" office:value="0.26027397260274" calcext:value-type="float">
            <text:p>0.26027397260274</text:p>
          </table:table-cell>
          <table:table-cell office:value-type="float" office:value="0.742" calcext:value-type="float">
            <text:p>0.742</text:p>
          </table:table-cell>
          <table:table-cell office:value-type="float" office:value="0.110365719083973" calcext:value-type="float">
            <text:p>0.110365719083973</text:p>
          </table:table-cell>
          <table:table-cell office:value-type="float" office:value="500" calcext:value-type="float">
            <text:p>500</text:p>
          </table:table-cell>
          <table:table-cell office:value-type="float" office:value="0.304418279647827" calcext:value-type="float">
            <text:p>0.304418279647827</text:p>
          </table:table-cell>
          <table:table-cell office:value-type="string" calcext:value-type="string">
            <text:p>0.70.1</text:p>
          </table:table-cell>
          <table:table-cell office:value-type="string" calcext:value-type="string">
            <text:p>ks</text:p>
          </table:table-cell>
          <table:table-cell office:value-type="float" office:value="-0.75926223386627" calcext:value-type="float">
            <text:p>-0.75926223386627</text:p>
          </table:table-cell>
          <table:table-cell office:value-type="float" office:value="0.776152147814722" calcext:value-type="float">
            <text:p>0.776152147814722</text:p>
          </table:table-cell>
          <table:table-cell office:value-type="float" office:value="0.447695704370556" calcext:value-type="float">
            <text:p>0.447695704370556</text:p>
          </table:table-cell>
          <table:table-cell office:value-type="string" calcext:value-type="string">
            <text:p>Log-Normal ≈ the truth</text:p>
          </table:table-cell>
          <table:table-cell office:value-type="float" office:value="3.10628789761934" calcext:value-type="float">
            <text:p>3.10628789761934</text:p>
          </table:table-cell>
          <table:table-cell office:value-type="float" office:value="0.00094726083002572" calcext:value-type="float">
            <text:p>0.000947260830026</text:p>
          </table:table-cell>
          <table:table-cell office:value-type="float" office:value="0.00189452166005144" calcext:value-type="float">
            <text:p>0.001894521660051</text:p>
          </table:table-cell>
          <table:table-cell office:value-type="float" office:value="-0.742945159290314" calcext:value-type="float">
            <text:p>-0.742945159290314</text:p>
          </table:table-cell>
          <table:table-cell office:value-type="float" office:value="0.771242558332815" calcext:value-type="float">
            <text:p>0.771242558332815</text:p>
          </table:table-cell>
          <table:table-cell office:value-type="float" office:value="0.45751488333437" calcext:value-type="float">
            <text:p>0.45751488333437</text:p>
          </table:table-cell>
          <table:table-cell office:value-type="float" office:value="44" calcext:value-type="float">
            <text:p>44</text:p>
          </table:table-cell>
          <table:table-cell office:value-type="float" office:value="4.82813594257468" calcext:value-type="float">
            <text:p>4.82813594257468</text:p>
          </table:table-cell>
          <table:table-cell office:value-type="float" office:value="0.581462754329717" calcext:value-type="float">
            <text:p>0.581462754329717</text:p>
          </table:table-cell>
          <table:table-cell office:value-type="float" office:value="26" calcext:value-type="float">
            <text:p>26</text:p>
          </table:table-cell>
          <table:table-cell office:value-type="float" office:value="0.356164383561644" calcext:value-type="float">
            <text:p>0.356164383561644</text:p>
          </table:table-cell>
          <table:table-cell office:value-type="float" office:value="0.93" calcext:value-type="float">
            <text:p>0.93</text:p>
          </table:table-cell>
          <table:table-cell office:value-type="float" office:value="0.0679633819677331" calcext:value-type="float">
            <text:p>0.067963381967733</text:p>
          </table:table-cell>
          <table:table-cell office:value-type="float" office:value="500" calcext:value-type="float">
            <text:p>500</text:p>
          </table:table-cell>
          <table:table-cell office:value-type="float" office:value="0.672058687210083" calcext:value-type="float">
            <text:p>0.672058687210083</text:p>
          </table:table-cell>
          <table:table-cell office:value-type="float" office:value="-2.46359370471504" calcext:value-type="float">
            <text:p>-2.46359370471504</text:p>
          </table:table-cell>
          <table:table-cell office:value-type="float" office:value="0.993122403233332" calcext:value-type="float">
            <text:p>0.993122403233332</text:p>
          </table:table-cell>
          <table:table-cell office:value-type="float" office:value="0.0137551935333353" calcext:value-type="float">
            <text:p>0.013755193533335</text:p>
          </table:table-cell>
          <table:table-cell office:value-type="string" calcext:value-type="string">
            <text:p>Log-Normal ≈ the truth</text:p>
          </table:table-cell>
          <table:table-cell office:value-type="float" office:value="-2.463593705" calcext:value-type="float">
            <text:p>-2.463593705</text:p>
          </table:table-cell>
          <table:table-cell office:value-type="float" office:value="0.993122403" calcext:value-type="float">
            <text:p>0.993122403</text:p>
          </table:table-cell>
          <table:table-cell office:value-type="float" office:value="0.013755194" calcext:value-type="float">
            <text:p>0.013755194</text:p>
          </table:table-cell>
          <table:table-cell office:value-type="float" office:value="-0.503055966" calcext:value-type="float">
            <text:p>-0.503055966</text:p>
          </table:table-cell>
          <table:table-cell office:value-type="float" office:value="0.692537538" calcext:value-type="float">
            <text:p>0.692537538</text:p>
          </table:table-cell>
          <table:table-cell office:value-type="float" office:value="0.614924925" calcext:value-type="float">
            <text:p>0.614924925</text:p>
          </table:table-cell>
          <table:table-cell office:value-type="string" calcext:value-type="string">
            <text:p>Log-Normal ≈ the truth</text:p>
          </table:table-cell>
          <table:table-cell office:value-type="float" office:value="75" calcext:value-type="float">
            <text:p>75</text:p>
          </table:table-cell>
          <table:table-cell office:value-type="float" office:value="0.011271827" calcext:value-type="float">
            <text:p>0.011271827</text:p>
          </table:table-cell>
          <table:table-cell office:value-type="float" office:value="23" calcext:value-type="float">
            <text:p>23</text:p>
          </table:table-cell>
          <table:table-cell office:value-type="float" office:value="0.315068493" calcext:value-type="float">
            <text:p>0.315068493</text:p>
          </table:table-cell>
          <table:table-cell office:value-type="float" office:value="0.848" calcext:value-type="float">
            <text:p>0.848</text:p>
          </table:table-cell>
          <table:table-cell office:value-type="float" office:value="0.088518544" calcext:value-type="float">
            <text:p>0.088518544</text:p>
          </table:table-cell>
          <table:table-cell office:value-type="float" office:value="500" calcext:value-type="float">
            <text:p>500</text:p>
          </table:table-cell>
          <table:table-cell office:value-type="float" office:value="0.323262239" calcext:value-type="float">
            <text:p>0.323262239</text:p>
          </table:table-cell>
          <table:table-cell office:value-type="float" office:value="-1.824406758" calcext:value-type="float">
            <text:p>-1.824406758</text:p>
          </table:table-cell>
          <table:table-cell office:value-type="float" office:value="0.965954699" calcext:value-type="float">
            <text:p>0.965954699</text:p>
          </table:table-cell>
          <table:table-cell office:value-type="float" office:value="0.068090601" calcext:value-type="float">
            <text:p>0.068090601</text:p>
          </table:table-cell>
          <table:table-cell office:value-type="string" calcext:value-type="string">
            <text:p>Exponential ≈ the truth</text:p>
          </table:table-cell>
          <table:table-cell office:value-type="float" office:value="-0.337287111" calcext:value-type="float">
            <text:p>-0.337287111</text:p>
          </table:table-cell>
          <table:table-cell office:value-type="float" office:value="0.632049763" calcext:value-type="float">
            <text:p>0.632049763</text:p>
          </table:table-cell>
          <table:table-cell office:value-type="float" office:value="0.735900475" calcext:value-type="float">
            <text:p>0.735900475</text:p>
          </table:table-cell>
          <table:table-cell office:value-type="string" calcext:value-type="string">
            <text:p>Exponential ≈ the truth</text:p>
          </table:table-cell>
          <table:table-cell table:number-columns-repeated="962"/>
        </table:table-row>
        <table:table-row table:style-name="ro2" table:number-rows-repeated="1048561">
          <table:table-cell table:number-columns-repeated="1024"/>
        </table:table-row>
        <table:table-row table:style-name="ro2">
          <table:table-cell table:number-columns-repeated="1024"/>
        </table:table-row>
      </table:table>
      <table:table table:name="Temp" table:style-name="ta1">
        <office:forms form:automatic-focus="false" form:apply-design-mode="false"/>
        <table:table-column table:style-name="co4" table:number-columns-repeated="1024" table:default-cell-style-name="ce384"/>
        <table:table-row table:style-name="ro1">
          <table:table-cell table:style-name="ce387" office:value-type="string" calcext:value-type="string">
            <text:p>Feature Fit Category Colors (Fit: X &gt;= Xmin)</text:p>
          </table:table-cell>
          <table:table-cell table:number-columns-repeated="8"/>
          <table:table-cell table:number-columns-repeated="2" office:value-type="string" calcext:value-type="string">
            <text:p>pl*</text:p>
          </table:table-cell>
          <table:table-cell table:number-columns-repeated="1013"/>
        </table:table-row>
        <table:table-row table:style-name="ro2">
          <table:table-cell office:value-type="string" calcext:value-type="string">
            <text:p>n</text:p>
          </table:table-cell>
          <table:table-cell table:formula="of:=VLOOKUP([.B$3];[$dsdist.$A$3:$dsdist.$AL$8];30)&amp;&quot; of &quot;&amp;[$DataSetQuantification.G$4]" office:value-type="string" office:string-value="84 of 84" calcext:value-type="string">
            <text:p>84 of 84</text:p>
          </table:table-cell>
          <table:table-cell table:formula="of:=VLOOKUP([.C$3];[$dsdist.$A$3:$dsdist.$AL$8];30)&amp;&quot; of &quot;&amp;[$DataSetQuantification.G$5]" office:value-type="string" office:string-value="43 of 94" calcext:value-type="string">
            <text:p>43 of 94</text:p>
          </table:table-cell>
          <table:table-cell table:formula="of:=VLOOKUP([.D$3];[$dsdist.$A$3:$dsdist.$AL$8];30)&amp;&quot; of &quot;&amp;[$DataSetQuantification.G$6]" office:value-type="string" office:string-value="77 of 83" calcext:value-type="string">
            <text:p>77 of 83</text:p>
          </table:table-cell>
          <table:table-cell table:formula="of:=VLOOKUP([.E$3];[$dsdist.$A$3:$dsdist.$AL$8];30)&amp;&quot; of &quot;&amp;[$DataSetQuantification.G$7]" office:value-type="string" office:string-value="99 of 99" calcext:value-type="string">
            <text:p>99 of 99</text:p>
          </table:table-cell>
          <table:table-cell table:formula="of:=VLOOKUP([.F$3];[$dsdist.$A$3:$dsdist.$AL$8];30)&amp;&quot; of &quot;&amp;[$DataSetQuantification.G$9]" office:value-type="string" office:string-value="86 of 118" calcext:value-type="string">
            <text:p>86 of 118</text:p>
          </table:table-cell>
          <table:table-cell table:formula="of:=VLOOKUP([.G$3];[$dsdist.$A$9:$dsdist.$BJ$14];30)&amp;&quot; of &quot;&amp;[$DataSetQuantification.H$4]" office:value-type="string" office:string-value="90 of 90" calcext:value-type="string">
            <text:p>90 of 90</text:p>
          </table:table-cell>
          <table:table-cell table:formula="of:=VLOOKUP([.H$3];[$dsdist.$A$9:$dsdist.$BJ$14];30)&amp;&quot; of &quot;&amp;[$DataSetQuantification.H$5]" office:value-type="string" office:string-value="81 of 81" calcext:value-type="string">
            <text:p>81 of 81</text:p>
          </table:table-cell>
          <table:table-cell table:formula="of:=VLOOKUP([.I$3];[$dsdist.$A$9:$dsdist.$BJ$14];30)&amp;&quot; of &quot;&amp;[$DataSetQuantification.H$6]" office:value-type="string" office:string-value="41 of 69" calcext:value-type="string">
            <text:p>41 of 69</text:p>
          </table:table-cell>
          <table:table-cell table:formula="of:=VLOOKUP([.J$3];[$dsdist.$A$9:$dsdist.$BJ$14];49)&amp;&quot; of &quot;&amp;[$DataSetQuantification.H$7]" office:value-type="string" office:string-value="36 of 75" calcext:value-type="string">
            <text:p>36 of 75</text:p>
          </table:table-cell>
          <table:table-cell table:formula="of:=VLOOKUP([.K$3];[$dsdist.$A$9:$dsdist.$BJ$14];49)&amp;&quot; of &quot;&amp;[$DataSetQuantification.H$8]" office:value-type="string" office:string-value="36 of 83" calcext:value-type="string">
            <text:p>36 of 83</text:p>
          </table:table-cell>
          <table:table-cell table:formula="of:=VLOOKUP([.L$3];[$dsdist.$A$9:$dsdist.$BJ$14];30)&amp;&quot; of &quot;&amp;[$DataSetQuantification.H$9]" office:value-type="string" office:string-value="26 of 73" calcext:value-type="string">
            <text:p>26 of 73</text:p>
          </table:table-cell>
          <table:table-cell table:number-columns-repeated="1012"/>
        </table:table-row>
        <table:table-row table:style-name="ro2">
          <table:table-cell office:value-type="string" calcext:value-type="string">
            <text:p>Nr</text:p>
          </table:table-cell>
          <table:table-cell table:style-name="ce388" office:value-type="string" calcext:value-type="string">
            <text:p>DS0</text:p>
          </table:table-cell>
          <table:table-cell table:style-name="ce388" office:value-type="string" calcext:value-type="string">
            <text:p>DS1</text:p>
          </table:table-cell>
          <table:table-cell table:style-name="ce388" office:value-type="string" calcext:value-type="string">
            <text:p>DS2</text:p>
          </table:table-cell>
          <table:table-cell table:style-name="ce388" office:value-type="string" calcext:value-type="string">
            <text:p>DS3</text:p>
          </table:table-cell>
          <table:table-cell table:style-name="ce388" office:value-type="string" calcext:value-type="string">
            <text:p>DS5</text:p>
          </table:table-cell>
          <table:table-cell table:style-name="ce389" office:value-type="string" calcext:value-type="string">
            <text:p>DS0</text:p>
          </table:table-cell>
          <table:table-cell table:style-name="ce389" office:value-type="string" calcext:value-type="string">
            <text:p>DS1</text:p>
          </table:table-cell>
          <table:table-cell table:style-name="ce389" office:value-type="string" calcext:value-type="string">
            <text:p>DS2</text:p>
          </table:table-cell>
          <table:table-cell table:style-name="ce389" office:value-type="string" calcext:value-type="string">
            <text:p>DS3</text:p>
          </table:table-cell>
          <table:table-cell table:style-name="ce389" office:value-type="string" calcext:value-type="string">
            <text:p>DS4</text:p>
          </table:table-cell>
          <table:table-cell table:style-name="ce389" office:value-type="string" calcext:value-type="string">
            <text:p>DS5</text:p>
          </table:table-cell>
          <table:table-cell table:number-columns-repeated="1012"/>
        </table:table-row>
        <table:table-row table:style-name="ro2">
          <table:table-cell office:value-type="float" office:value="1" calcext:value-type="float">
            <text:p>1</text:p>
          </table:table-cell>
          <table:table-cell table:formula="of:=IF(ROW([.$A4])-3&gt;([$DataSetQuantification.G$4]-VLOOKUP([.B$3];[$dsdist.$A$3:$dsdist.$AL$8];30));ORG.LIBREOFFICE.COLOR(0;102;0);ORG.LIBREOFFICE.COLOR(123;123;123))" office:value-type="float" office:value="26112" calcext:value-type="float">
            <text:p>26112</text:p>
          </table:table-cell>
          <table:table-cell table:formula="of:=IF(ROW([.$A4])-3&gt;([$DataSetQuantification.G$5]-VLOOKUP([.C$3];[$dsdist.$A$3:$dsdist.$AL$8];30));ORG.LIBREOFFICE.COLOR(0;102;0);ORG.LIBREOFFICE.COLOR(123;123;123))" office:value-type="float" office:value="8092539" calcext:value-type="float">
            <text:p>8092539</text:p>
          </table:table-cell>
          <table:table-cell table:formula="of:=IF(ROW([.$A4])-3&gt;([$DataSetQuantification.G$6]-VLOOKUP([.D$3];[$dsdist.$A$3:$dsdist.$AL$8];30));ORG.LIBREOFFICE.COLOR(0;102;0);ORG.LIBREOFFICE.COLOR(123;123;123))" office:value-type="float" office:value="8092539" calcext:value-type="float">
            <text:p>8092539</text:p>
          </table:table-cell>
          <table:table-cell table:formula="of:=IF(ROW([.$A4])-3&gt;([$DataSetQuantification.G$7]-VLOOKUP([.E$3];[$dsdist.$A$3:$dsdist.$AL$8];30));ORG.LIBREOFFICE.COLOR(0;102;0);ORG.LIBREOFFICE.COLOR(123;123;123))" office:value-type="float" office:value="26112" calcext:value-type="float">
            <text:p>26112</text:p>
          </table:table-cell>
          <table:table-cell table:formula="of:=IF(ROW([.$A4])-3&gt;([$DataSetQuantification.G$9]-VLOOKUP([.F$3];[$dsdist.$A$3:$dsdist.$AL$8];30));ORG.LIBREOFFICE.COLOR(0;102;0);ORG.LIBREOFFICE.COLOR(123;123;123))" office:value-type="float" office:value="8092539" calcext:value-type="float">
            <text:p>8092539</text:p>
          </table:table-cell>
          <table:table-cell table:formula="of:=IF(ROW([.$A4])-3&gt;([$DataSetQuantification.H$4]-VLOOKUP([.G$3];[$dsdist.$A$9:$dsdist.$BJ$14];30));ORG.LIBREOFFICE.COLOR(156;0;6);ORG.LIBREOFFICE.COLOR(123;123;123))" office:value-type="float" office:value="10223622" calcext:value-type="float">
            <text:p>10223622</text:p>
          </table:table-cell>
          <table:table-cell table:formula="of:=IF(ROW([.$A4])-3&gt;([$DataSetQuantification.H$5]-VLOOKUP([.H$3];[$dsdist.$A$9:$dsdist.$BJ$14];30));ORG.LIBREOFFICE.COLOR(156;0;6);ORG.LIBREOFFICE.COLOR(123;123;123))" office:value-type="float" office:value="10223622" calcext:value-type="float">
            <text:p>10223622</text:p>
          </table:table-cell>
          <table:table-cell table:formula="of:=IF(ROW([.$A4])-3&gt;([$DataSetQuantification.H$6]-VLOOKUP([.I$3];[$dsdist.$A$9:$dsdist.$BJ$14];30));ORG.LIBREOFFICE.COLOR(156;0;6);ORG.LIBREOFFICE.COLOR(123;123;123))" office:value-type="float" office:value="8092539" calcext:value-type="float">
            <text:p>8092539</text:p>
          </table:table-cell>
          <table:table-cell table:formula="of:=IF(ROW([.$A4])-3&gt;([$DataSetQuantification.H$7]-VLOOKUP([.J$3];[$dsdist.$A$9:$dsdist.$BJ$14];49));ORG.LIBREOFFICE.COLOR(156;0;6);ORG.LIBREOFFICE.COLOR(123;123;123))" office:value-type="float" office:value="8092539" calcext:value-type="float">
            <text:p>8092539</text:p>
          </table:table-cell>
          <table:table-cell table:formula="of:=IF(ROW([.$A4])-3&gt;([$DataSetQuantification.H$8]-VLOOKUP([.K$3];[$dsdist.$A$9:$dsdist.$BJ$14];49));ORG.LIBREOFFICE.COLOR(156;0;6);ORG.LIBREOFFICE.COLOR(123;123;123))" office:value-type="float" office:value="8092539" calcext:value-type="float">
            <text:p>8092539</text:p>
          </table:table-cell>
          <table:table-cell table:formula="of:=IF(ROW([.$A4])-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2" calcext:value-type="float">
            <text:p>2</text:p>
          </table:table-cell>
          <table:table-cell table:formula="of:=IF(ROW([.$A5])-3&gt;([$DataSetQuantification.G$4]-VLOOKUP([.B$3];[$dsdist.$A$3:$dsdist.$AL$8];30));ORG.LIBREOFFICE.COLOR(0;102;0);ORG.LIBREOFFICE.COLOR(123;123;123))" office:value-type="float" office:value="26112" calcext:value-type="float">
            <text:p>26112</text:p>
          </table:table-cell>
          <table:table-cell table:formula="of:=IF(ROW([.$A5])-3&gt;([$DataSetQuantification.G$5]-VLOOKUP([.C$3];[$dsdist.$A$3:$dsdist.$AL$8];30));ORG.LIBREOFFICE.COLOR(0;102;0);ORG.LIBREOFFICE.COLOR(123;123;123))" office:value-type="float" office:value="8092539" calcext:value-type="float">
            <text:p>8092539</text:p>
          </table:table-cell>
          <table:table-cell table:formula="of:=IF(ROW([.$A5])-3&gt;([$DataSetQuantification.G$6]-VLOOKUP([.D$3];[$dsdist.$A$3:$dsdist.$AL$8];30));ORG.LIBREOFFICE.COLOR(0;102;0);ORG.LIBREOFFICE.COLOR(123;123;123))" office:value-type="float" office:value="8092539" calcext:value-type="float">
            <text:p>8092539</text:p>
          </table:table-cell>
          <table:table-cell table:formula="of:=IF(ROW([.$A5])-3&gt;([$DataSetQuantification.G$7]-VLOOKUP([.E$3];[$dsdist.$A$3:$dsdist.$AL$8];30));ORG.LIBREOFFICE.COLOR(0;102;0);ORG.LIBREOFFICE.COLOR(123;123;123))" office:value-type="float" office:value="26112" calcext:value-type="float">
            <text:p>26112</text:p>
          </table:table-cell>
          <table:table-cell table:formula="of:=IF(ROW([.$A5])-3&gt;([$DataSetQuantification.G$9]-VLOOKUP([.F$3];[$dsdist.$A$3:$dsdist.$AL$8];30));ORG.LIBREOFFICE.COLOR(0;102;0);ORG.LIBREOFFICE.COLOR(123;123;123))" office:value-type="float" office:value="8092539" calcext:value-type="float">
            <text:p>8092539</text:p>
          </table:table-cell>
          <table:table-cell table:formula="of:=IF(ROW([.$A5])-3&gt;([$DataSetQuantification.H$4]-VLOOKUP([.G$3];[$dsdist.$A$9:$dsdist.$BJ$14];30));ORG.LIBREOFFICE.COLOR(156;0;6);ORG.LIBREOFFICE.COLOR(123;123;123))" office:value-type="float" office:value="10223622" calcext:value-type="float">
            <text:p>10223622</text:p>
          </table:table-cell>
          <table:table-cell table:formula="of:=IF(ROW([.$A5])-3&gt;([$DataSetQuantification.H$5]-VLOOKUP([.H$3];[$dsdist.$A$9:$dsdist.$BJ$14];30));ORG.LIBREOFFICE.COLOR(156;0;6);ORG.LIBREOFFICE.COLOR(123;123;123))" office:value-type="float" office:value="10223622" calcext:value-type="float">
            <text:p>10223622</text:p>
          </table:table-cell>
          <table:table-cell table:formula="of:=IF(ROW([.$A5])-3&gt;([$DataSetQuantification.H$6]-VLOOKUP([.I$3];[$dsdist.$A$9:$dsdist.$BJ$14];30));ORG.LIBREOFFICE.COLOR(156;0;6);ORG.LIBREOFFICE.COLOR(123;123;123))" office:value-type="float" office:value="8092539" calcext:value-type="float">
            <text:p>8092539</text:p>
          </table:table-cell>
          <table:table-cell table:formula="of:=IF(ROW([.$A5])-3&gt;([$DataSetQuantification.H$7]-VLOOKUP([.J$3];[$dsdist.$A$9:$dsdist.$BJ$14];49));ORG.LIBREOFFICE.COLOR(156;0;6);ORG.LIBREOFFICE.COLOR(123;123;123))" office:value-type="float" office:value="8092539" calcext:value-type="float">
            <text:p>8092539</text:p>
          </table:table-cell>
          <table:table-cell table:formula="of:=IF(ROW([.$A5])-3&gt;([$DataSetQuantification.H$8]-VLOOKUP([.K$3];[$dsdist.$A$9:$dsdist.$BJ$14];49));ORG.LIBREOFFICE.COLOR(156;0;6);ORG.LIBREOFFICE.COLOR(123;123;123))" office:value-type="float" office:value="8092539" calcext:value-type="float">
            <text:p>8092539</text:p>
          </table:table-cell>
          <table:table-cell table:formula="of:=IF(ROW([.$A5])-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3" calcext:value-type="float">
            <text:p>3</text:p>
          </table:table-cell>
          <table:table-cell table:formula="of:=IF(ROW([.$A6])-3&gt;([$DataSetQuantification.G$4]-VLOOKUP([.B$3];[$dsdist.$A$3:$dsdist.$AL$8];30));ORG.LIBREOFFICE.COLOR(0;102;0);ORG.LIBREOFFICE.COLOR(123;123;123))" office:value-type="float" office:value="26112" calcext:value-type="float">
            <text:p>26112</text:p>
          </table:table-cell>
          <table:table-cell table:formula="of:=IF(ROW([.$A6])-3&gt;([$DataSetQuantification.G$5]-VLOOKUP([.C$3];[$dsdist.$A$3:$dsdist.$AL$8];30));ORG.LIBREOFFICE.COLOR(0;102;0);ORG.LIBREOFFICE.COLOR(123;123;123))" office:value-type="float" office:value="8092539" calcext:value-type="float">
            <text:p>8092539</text:p>
          </table:table-cell>
          <table:table-cell table:formula="of:=IF(ROW([.$A6])-3&gt;([$DataSetQuantification.G$6]-VLOOKUP([.D$3];[$dsdist.$A$3:$dsdist.$AL$8];30));ORG.LIBREOFFICE.COLOR(0;102;0);ORG.LIBREOFFICE.COLOR(123;123;123))" office:value-type="float" office:value="8092539" calcext:value-type="float">
            <text:p>8092539</text:p>
          </table:table-cell>
          <table:table-cell table:formula="of:=IF(ROW([.$A6])-3&gt;([$DataSetQuantification.G$7]-VLOOKUP([.E$3];[$dsdist.$A$3:$dsdist.$AL$8];30));ORG.LIBREOFFICE.COLOR(0;102;0);ORG.LIBREOFFICE.COLOR(123;123;123))" office:value-type="float" office:value="26112" calcext:value-type="float">
            <text:p>26112</text:p>
          </table:table-cell>
          <table:table-cell table:formula="of:=IF(ROW([.$A6])-3&gt;([$DataSetQuantification.G$9]-VLOOKUP([.F$3];[$dsdist.$A$3:$dsdist.$AL$8];30));ORG.LIBREOFFICE.COLOR(0;102;0);ORG.LIBREOFFICE.COLOR(123;123;123))" office:value-type="float" office:value="8092539" calcext:value-type="float">
            <text:p>8092539</text:p>
          </table:table-cell>
          <table:table-cell table:formula="of:=IF(ROW([.$A6])-3&gt;([$DataSetQuantification.H$4]-VLOOKUP([.G$3];[$dsdist.$A$9:$dsdist.$BJ$14];30));ORG.LIBREOFFICE.COLOR(156;0;6);ORG.LIBREOFFICE.COLOR(123;123;123))" office:value-type="float" office:value="10223622" calcext:value-type="float">
            <text:p>10223622</text:p>
          </table:table-cell>
          <table:table-cell table:formula="of:=IF(ROW([.$A6])-3&gt;([$DataSetQuantification.H$5]-VLOOKUP([.H$3];[$dsdist.$A$9:$dsdist.$BJ$14];30));ORG.LIBREOFFICE.COLOR(156;0;6);ORG.LIBREOFFICE.COLOR(123;123;123))" office:value-type="float" office:value="10223622" calcext:value-type="float">
            <text:p>10223622</text:p>
          </table:table-cell>
          <table:table-cell table:formula="of:=IF(ROW([.$A6])-3&gt;([$DataSetQuantification.H$6]-VLOOKUP([.I$3];[$dsdist.$A$9:$dsdist.$BJ$14];30));ORG.LIBREOFFICE.COLOR(156;0;6);ORG.LIBREOFFICE.COLOR(123;123;123))" office:value-type="float" office:value="8092539" calcext:value-type="float">
            <text:p>8092539</text:p>
          </table:table-cell>
          <table:table-cell table:formula="of:=IF(ROW([.$A6])-3&gt;([$DataSetQuantification.H$7]-VLOOKUP([.J$3];[$dsdist.$A$9:$dsdist.$BJ$14];49));ORG.LIBREOFFICE.COLOR(156;0;6);ORG.LIBREOFFICE.COLOR(123;123;123))" office:value-type="float" office:value="8092539" calcext:value-type="float">
            <text:p>8092539</text:p>
          </table:table-cell>
          <table:table-cell table:formula="of:=IF(ROW([.$A6])-3&gt;([$DataSetQuantification.H$8]-VLOOKUP([.K$3];[$dsdist.$A$9:$dsdist.$BJ$14];49));ORG.LIBREOFFICE.COLOR(156;0;6);ORG.LIBREOFFICE.COLOR(123;123;123))" office:value-type="float" office:value="8092539" calcext:value-type="float">
            <text:p>8092539</text:p>
          </table:table-cell>
          <table:table-cell table:formula="of:=IF(ROW([.$A6])-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4" calcext:value-type="float">
            <text:p>4</text:p>
          </table:table-cell>
          <table:table-cell table:formula="of:=IF(ROW([.$A7])-3&gt;([$DataSetQuantification.G$4]-VLOOKUP([.B$3];[$dsdist.$A$3:$dsdist.$AL$8];30));ORG.LIBREOFFICE.COLOR(0;102;0);ORG.LIBREOFFICE.COLOR(123;123;123))" office:value-type="float" office:value="26112" calcext:value-type="float">
            <text:p>26112</text:p>
          </table:table-cell>
          <table:table-cell table:formula="of:=IF(ROW([.$A7])-3&gt;([$DataSetQuantification.G$5]-VLOOKUP([.C$3];[$dsdist.$A$3:$dsdist.$AL$8];30));ORG.LIBREOFFICE.COLOR(0;102;0);ORG.LIBREOFFICE.COLOR(123;123;123))" office:value-type="float" office:value="8092539" calcext:value-type="float">
            <text:p>8092539</text:p>
          </table:table-cell>
          <table:table-cell table:formula="of:=IF(ROW([.$A7])-3&gt;([$DataSetQuantification.G$6]-VLOOKUP([.D$3];[$dsdist.$A$3:$dsdist.$AL$8];30));ORG.LIBREOFFICE.COLOR(0;102;0);ORG.LIBREOFFICE.COLOR(123;123;123))" office:value-type="float" office:value="8092539" calcext:value-type="float">
            <text:p>8092539</text:p>
          </table:table-cell>
          <table:table-cell table:formula="of:=IF(ROW([.$A7])-3&gt;([$DataSetQuantification.G$7]-VLOOKUP([.E$3];[$dsdist.$A$3:$dsdist.$AL$8];30));ORG.LIBREOFFICE.COLOR(0;102;0);ORG.LIBREOFFICE.COLOR(123;123;123))" office:value-type="float" office:value="26112" calcext:value-type="float">
            <text:p>26112</text:p>
          </table:table-cell>
          <table:table-cell table:formula="of:=IF(ROW([.$A7])-3&gt;([$DataSetQuantification.G$9]-VLOOKUP([.F$3];[$dsdist.$A$3:$dsdist.$AL$8];30));ORG.LIBREOFFICE.COLOR(0;102;0);ORG.LIBREOFFICE.COLOR(123;123;123))" office:value-type="float" office:value="8092539" calcext:value-type="float">
            <text:p>8092539</text:p>
          </table:table-cell>
          <table:table-cell table:formula="of:=IF(ROW([.$A7])-3&gt;([$DataSetQuantification.H$4]-VLOOKUP([.G$3];[$dsdist.$A$9:$dsdist.$BJ$14];30));ORG.LIBREOFFICE.COLOR(156;0;6);ORG.LIBREOFFICE.COLOR(123;123;123))" office:value-type="float" office:value="10223622" calcext:value-type="float">
            <text:p>10223622</text:p>
          </table:table-cell>
          <table:table-cell table:formula="of:=IF(ROW([.$A7])-3&gt;([$DataSetQuantification.H$5]-VLOOKUP([.H$3];[$dsdist.$A$9:$dsdist.$BJ$14];30));ORG.LIBREOFFICE.COLOR(156;0;6);ORG.LIBREOFFICE.COLOR(123;123;123))" office:value-type="float" office:value="10223622" calcext:value-type="float">
            <text:p>10223622</text:p>
          </table:table-cell>
          <table:table-cell table:formula="of:=IF(ROW([.$A7])-3&gt;([$DataSetQuantification.H$6]-VLOOKUP([.I$3];[$dsdist.$A$9:$dsdist.$BJ$14];30));ORG.LIBREOFFICE.COLOR(156;0;6);ORG.LIBREOFFICE.COLOR(123;123;123))" office:value-type="float" office:value="8092539" calcext:value-type="float">
            <text:p>8092539</text:p>
          </table:table-cell>
          <table:table-cell table:formula="of:=IF(ROW([.$A7])-3&gt;([$DataSetQuantification.H$7]-VLOOKUP([.J$3];[$dsdist.$A$9:$dsdist.$BJ$14];49));ORG.LIBREOFFICE.COLOR(156;0;6);ORG.LIBREOFFICE.COLOR(123;123;123))" office:value-type="float" office:value="8092539" calcext:value-type="float">
            <text:p>8092539</text:p>
          </table:table-cell>
          <table:table-cell table:formula="of:=IF(ROW([.$A7])-3&gt;([$DataSetQuantification.H$8]-VLOOKUP([.K$3];[$dsdist.$A$9:$dsdist.$BJ$14];49));ORG.LIBREOFFICE.COLOR(156;0;6);ORG.LIBREOFFICE.COLOR(123;123;123))" office:value-type="float" office:value="8092539" calcext:value-type="float">
            <text:p>8092539</text:p>
          </table:table-cell>
          <table:table-cell table:formula="of:=IF(ROW([.$A7])-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5" calcext:value-type="float">
            <text:p>5</text:p>
          </table:table-cell>
          <table:table-cell table:formula="of:=IF(ROW([.$A8])-3&gt;([$DataSetQuantification.G$4]-VLOOKUP([.B$3];[$dsdist.$A$3:$dsdist.$AL$8];30));ORG.LIBREOFFICE.COLOR(0;102;0);ORG.LIBREOFFICE.COLOR(123;123;123))" office:value-type="float" office:value="26112" calcext:value-type="float">
            <text:p>26112</text:p>
          </table:table-cell>
          <table:table-cell table:formula="of:=IF(ROW([.$A8])-3&gt;([$DataSetQuantification.G$5]-VLOOKUP([.C$3];[$dsdist.$A$3:$dsdist.$AL$8];30));ORG.LIBREOFFICE.COLOR(0;102;0);ORG.LIBREOFFICE.COLOR(123;123;123))" office:value-type="float" office:value="8092539" calcext:value-type="float">
            <text:p>8092539</text:p>
          </table:table-cell>
          <table:table-cell table:formula="of:=IF(ROW([.$A8])-3&gt;([$DataSetQuantification.G$6]-VLOOKUP([.D$3];[$dsdist.$A$3:$dsdist.$AL$8];30));ORG.LIBREOFFICE.COLOR(0;102;0);ORG.LIBREOFFICE.COLOR(123;123;123))" office:value-type="float" office:value="8092539" calcext:value-type="float">
            <text:p>8092539</text:p>
          </table:table-cell>
          <table:table-cell table:formula="of:=IF(ROW([.$A8])-3&gt;([$DataSetQuantification.G$7]-VLOOKUP([.E$3];[$dsdist.$A$3:$dsdist.$AL$8];30));ORG.LIBREOFFICE.COLOR(0;102;0);ORG.LIBREOFFICE.COLOR(123;123;123))" office:value-type="float" office:value="26112" calcext:value-type="float">
            <text:p>26112</text:p>
          </table:table-cell>
          <table:table-cell table:formula="of:=IF(ROW([.$A8])-3&gt;([$DataSetQuantification.G$9]-VLOOKUP([.F$3];[$dsdist.$A$3:$dsdist.$AL$8];30));ORG.LIBREOFFICE.COLOR(0;102;0);ORG.LIBREOFFICE.COLOR(123;123;123))" office:value-type="float" office:value="8092539" calcext:value-type="float">
            <text:p>8092539</text:p>
          </table:table-cell>
          <table:table-cell table:formula="of:=IF(ROW([.$A8])-3&gt;([$DataSetQuantification.H$4]-VLOOKUP([.G$3];[$dsdist.$A$9:$dsdist.$BJ$14];30));ORG.LIBREOFFICE.COLOR(156;0;6);ORG.LIBREOFFICE.COLOR(123;123;123))" office:value-type="float" office:value="10223622" calcext:value-type="float">
            <text:p>10223622</text:p>
          </table:table-cell>
          <table:table-cell table:formula="of:=IF(ROW([.$A8])-3&gt;([$DataSetQuantification.H$5]-VLOOKUP([.H$3];[$dsdist.$A$9:$dsdist.$BJ$14];30));ORG.LIBREOFFICE.COLOR(156;0;6);ORG.LIBREOFFICE.COLOR(123;123;123))" office:value-type="float" office:value="10223622" calcext:value-type="float">
            <text:p>10223622</text:p>
          </table:table-cell>
          <table:table-cell table:formula="of:=IF(ROW([.$A8])-3&gt;([$DataSetQuantification.H$6]-VLOOKUP([.I$3];[$dsdist.$A$9:$dsdist.$BJ$14];30));ORG.LIBREOFFICE.COLOR(156;0;6);ORG.LIBREOFFICE.COLOR(123;123;123))" office:value-type="float" office:value="8092539" calcext:value-type="float">
            <text:p>8092539</text:p>
          </table:table-cell>
          <table:table-cell table:formula="of:=IF(ROW([.$A8])-3&gt;([$DataSetQuantification.H$7]-VLOOKUP([.J$3];[$dsdist.$A$9:$dsdist.$BJ$14];49));ORG.LIBREOFFICE.COLOR(156;0;6);ORG.LIBREOFFICE.COLOR(123;123;123))" office:value-type="float" office:value="8092539" calcext:value-type="float">
            <text:p>8092539</text:p>
          </table:table-cell>
          <table:table-cell table:formula="of:=IF(ROW([.$A8])-3&gt;([$DataSetQuantification.H$8]-VLOOKUP([.K$3];[$dsdist.$A$9:$dsdist.$BJ$14];49));ORG.LIBREOFFICE.COLOR(156;0;6);ORG.LIBREOFFICE.COLOR(123;123;123))" office:value-type="float" office:value="8092539" calcext:value-type="float">
            <text:p>8092539</text:p>
          </table:table-cell>
          <table:table-cell table:formula="of:=IF(ROW([.$A8])-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6" calcext:value-type="float">
            <text:p>6</text:p>
          </table:table-cell>
          <table:table-cell table:formula="of:=IF(ROW([.$A9])-3&gt;([$DataSetQuantification.G$4]-VLOOKUP([.B$3];[$dsdist.$A$3:$dsdist.$AL$8];30));ORG.LIBREOFFICE.COLOR(0;102;0);ORG.LIBREOFFICE.COLOR(123;123;123))" office:value-type="float" office:value="26112" calcext:value-type="float">
            <text:p>26112</text:p>
          </table:table-cell>
          <table:table-cell table:formula="of:=IF(ROW([.$A9])-3&gt;([$DataSetQuantification.G$5]-VLOOKUP([.C$3];[$dsdist.$A$3:$dsdist.$AL$8];30));ORG.LIBREOFFICE.COLOR(0;102;0);ORG.LIBREOFFICE.COLOR(123;123;123))" office:value-type="float" office:value="8092539" calcext:value-type="float">
            <text:p>8092539</text:p>
          </table:table-cell>
          <table:table-cell table:formula="of:=IF(ROW([.$A9])-3&gt;([$DataSetQuantification.G$6]-VLOOKUP([.D$3];[$dsdist.$A$3:$dsdist.$AL$8];30));ORG.LIBREOFFICE.COLOR(0;102;0);ORG.LIBREOFFICE.COLOR(123;123;123))" office:value-type="float" office:value="8092539" calcext:value-type="float">
            <text:p>8092539</text:p>
          </table:table-cell>
          <table:table-cell table:formula="of:=IF(ROW([.$A9])-3&gt;([$DataSetQuantification.G$7]-VLOOKUP([.E$3];[$dsdist.$A$3:$dsdist.$AL$8];30));ORG.LIBREOFFICE.COLOR(0;102;0);ORG.LIBREOFFICE.COLOR(123;123;123))" office:value-type="float" office:value="26112" calcext:value-type="float">
            <text:p>26112</text:p>
          </table:table-cell>
          <table:table-cell table:formula="of:=IF(ROW([.$A9])-3&gt;([$DataSetQuantification.G$9]-VLOOKUP([.F$3];[$dsdist.$A$3:$dsdist.$AL$8];30));ORG.LIBREOFFICE.COLOR(0;102;0);ORG.LIBREOFFICE.COLOR(123;123;123))" office:value-type="float" office:value="8092539" calcext:value-type="float">
            <text:p>8092539</text:p>
          </table:table-cell>
          <table:table-cell table:formula="of:=IF(ROW([.$A9])-3&gt;([$DataSetQuantification.H$4]-VLOOKUP([.G$3];[$dsdist.$A$9:$dsdist.$BJ$14];30));ORG.LIBREOFFICE.COLOR(156;0;6);ORG.LIBREOFFICE.COLOR(123;123;123))" office:value-type="float" office:value="10223622" calcext:value-type="float">
            <text:p>10223622</text:p>
          </table:table-cell>
          <table:table-cell table:formula="of:=IF(ROW([.$A9])-3&gt;([$DataSetQuantification.H$5]-VLOOKUP([.H$3];[$dsdist.$A$9:$dsdist.$BJ$14];30));ORG.LIBREOFFICE.COLOR(156;0;6);ORG.LIBREOFFICE.COLOR(123;123;123))" office:value-type="float" office:value="10223622" calcext:value-type="float">
            <text:p>10223622</text:p>
          </table:table-cell>
          <table:table-cell table:formula="of:=IF(ROW([.$A9])-3&gt;([$DataSetQuantification.H$6]-VLOOKUP([.I$3];[$dsdist.$A$9:$dsdist.$BJ$14];30));ORG.LIBREOFFICE.COLOR(156;0;6);ORG.LIBREOFFICE.COLOR(123;123;123))" office:value-type="float" office:value="8092539" calcext:value-type="float">
            <text:p>8092539</text:p>
          </table:table-cell>
          <table:table-cell table:formula="of:=IF(ROW([.$A9])-3&gt;([$DataSetQuantification.H$7]-VLOOKUP([.J$3];[$dsdist.$A$9:$dsdist.$BJ$14];49));ORG.LIBREOFFICE.COLOR(156;0;6);ORG.LIBREOFFICE.COLOR(123;123;123))" office:value-type="float" office:value="8092539" calcext:value-type="float">
            <text:p>8092539</text:p>
          </table:table-cell>
          <table:table-cell table:formula="of:=IF(ROW([.$A9])-3&gt;([$DataSetQuantification.H$8]-VLOOKUP([.K$3];[$dsdist.$A$9:$dsdist.$BJ$14];49));ORG.LIBREOFFICE.COLOR(156;0;6);ORG.LIBREOFFICE.COLOR(123;123;123))" office:value-type="float" office:value="8092539" calcext:value-type="float">
            <text:p>8092539</text:p>
          </table:table-cell>
          <table:table-cell table:formula="of:=IF(ROW([.$A9])-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7" calcext:value-type="float">
            <text:p>7</text:p>
          </table:table-cell>
          <table:table-cell table:formula="of:=IF(ROW([.$A10])-3&gt;([$DataSetQuantification.G$4]-VLOOKUP([.B$3];[$dsdist.$A$3:$dsdist.$AL$8];30));ORG.LIBREOFFICE.COLOR(0;102;0);ORG.LIBREOFFICE.COLOR(123;123;123))" office:value-type="float" office:value="26112" calcext:value-type="float">
            <text:p>26112</text:p>
          </table:table-cell>
          <table:table-cell table:formula="of:=IF(ROW([.$A10])-3&gt;([$DataSetQuantification.G$5]-VLOOKUP([.C$3];[$dsdist.$A$3:$dsdist.$AL$8];30));ORG.LIBREOFFICE.COLOR(0;102;0);ORG.LIBREOFFICE.COLOR(123;123;123))" office:value-type="float" office:value="8092539" calcext:value-type="float">
            <text:p>8092539</text:p>
          </table:table-cell>
          <table:table-cell table:formula="of:=IF(ROW([.$A10])-3&gt;([$DataSetQuantification.G$6]-VLOOKUP([.D$3];[$dsdist.$A$3:$dsdist.$AL$8];30));ORG.LIBREOFFICE.COLOR(0;102;0);ORG.LIBREOFFICE.COLOR(123;123;123))" office:value-type="float" office:value="26112" calcext:value-type="float">
            <text:p>26112</text:p>
          </table:table-cell>
          <table:table-cell table:formula="of:=IF(ROW([.$A10])-3&gt;([$DataSetQuantification.G$7]-VLOOKUP([.E$3];[$dsdist.$A$3:$dsdist.$AL$8];30));ORG.LIBREOFFICE.COLOR(0;102;0);ORG.LIBREOFFICE.COLOR(123;123;123))" office:value-type="float" office:value="26112" calcext:value-type="float">
            <text:p>26112</text:p>
          </table:table-cell>
          <table:table-cell table:formula="of:=IF(ROW([.$A10])-3&gt;([$DataSetQuantification.G$9]-VLOOKUP([.F$3];[$dsdist.$A$3:$dsdist.$AL$8];30));ORG.LIBREOFFICE.COLOR(0;102;0);ORG.LIBREOFFICE.COLOR(123;123;123))" office:value-type="float" office:value="8092539" calcext:value-type="float">
            <text:p>8092539</text:p>
          </table:table-cell>
          <table:table-cell table:formula="of:=IF(ROW([.$A10])-3&gt;([$DataSetQuantification.H$4]-VLOOKUP([.G$3];[$dsdist.$A$9:$dsdist.$BJ$14];30));ORG.LIBREOFFICE.COLOR(156;0;6);ORG.LIBREOFFICE.COLOR(123;123;123))" office:value-type="float" office:value="10223622" calcext:value-type="float">
            <text:p>10223622</text:p>
          </table:table-cell>
          <table:table-cell table:formula="of:=IF(ROW([.$A10])-3&gt;([$DataSetQuantification.H$5]-VLOOKUP([.H$3];[$dsdist.$A$9:$dsdist.$BJ$14];30));ORG.LIBREOFFICE.COLOR(156;0;6);ORG.LIBREOFFICE.COLOR(123;123;123))" office:value-type="float" office:value="10223622" calcext:value-type="float">
            <text:p>10223622</text:p>
          </table:table-cell>
          <table:table-cell table:formula="of:=IF(ROW([.$A10])-3&gt;([$DataSetQuantification.H$6]-VLOOKUP([.I$3];[$dsdist.$A$9:$dsdist.$BJ$14];30));ORG.LIBREOFFICE.COLOR(156;0;6);ORG.LIBREOFFICE.COLOR(123;123;123))" office:value-type="float" office:value="8092539" calcext:value-type="float">
            <text:p>8092539</text:p>
          </table:table-cell>
          <table:table-cell table:formula="of:=IF(ROW([.$A10])-3&gt;([$DataSetQuantification.H$7]-VLOOKUP([.J$3];[$dsdist.$A$9:$dsdist.$BJ$14];49));ORG.LIBREOFFICE.COLOR(156;0;6);ORG.LIBREOFFICE.COLOR(123;123;123))" office:value-type="float" office:value="8092539" calcext:value-type="float">
            <text:p>8092539</text:p>
          </table:table-cell>
          <table:table-cell table:formula="of:=IF(ROW([.$A10])-3&gt;([$DataSetQuantification.H$8]-VLOOKUP([.K$3];[$dsdist.$A$9:$dsdist.$BJ$14];49));ORG.LIBREOFFICE.COLOR(156;0;6);ORG.LIBREOFFICE.COLOR(123;123;123))" office:value-type="float" office:value="8092539" calcext:value-type="float">
            <text:p>8092539</text:p>
          </table:table-cell>
          <table:table-cell table:formula="of:=IF(ROW([.$A10])-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8" calcext:value-type="float">
            <text:p>8</text:p>
          </table:table-cell>
          <table:table-cell table:formula="of:=IF(ROW([.$A11])-3&gt;([$DataSetQuantification.G$4]-VLOOKUP([.B$3];[$dsdist.$A$3:$dsdist.$AL$8];30));ORG.LIBREOFFICE.COLOR(0;102;0);ORG.LIBREOFFICE.COLOR(123;123;123))" office:value-type="float" office:value="26112" calcext:value-type="float">
            <text:p>26112</text:p>
          </table:table-cell>
          <table:table-cell table:formula="of:=IF(ROW([.$A11])-3&gt;([$DataSetQuantification.G$5]-VLOOKUP([.C$3];[$dsdist.$A$3:$dsdist.$AL$8];30));ORG.LIBREOFFICE.COLOR(0;102;0);ORG.LIBREOFFICE.COLOR(123;123;123))" office:value-type="float" office:value="8092539" calcext:value-type="float">
            <text:p>8092539</text:p>
          </table:table-cell>
          <table:table-cell table:formula="of:=IF(ROW([.$A11])-3&gt;([$DataSetQuantification.G$6]-VLOOKUP([.D$3];[$dsdist.$A$3:$dsdist.$AL$8];30));ORG.LIBREOFFICE.COLOR(0;102;0);ORG.LIBREOFFICE.COLOR(123;123;123))" office:value-type="float" office:value="26112" calcext:value-type="float">
            <text:p>26112</text:p>
          </table:table-cell>
          <table:table-cell table:formula="of:=IF(ROW([.$A11])-3&gt;([$DataSetQuantification.G$7]-VLOOKUP([.E$3];[$dsdist.$A$3:$dsdist.$AL$8];30));ORG.LIBREOFFICE.COLOR(0;102;0);ORG.LIBREOFFICE.COLOR(123;123;123))" office:value-type="float" office:value="26112" calcext:value-type="float">
            <text:p>26112</text:p>
          </table:table-cell>
          <table:table-cell table:formula="of:=IF(ROW([.$A11])-3&gt;([$DataSetQuantification.G$9]-VLOOKUP([.F$3];[$dsdist.$A$3:$dsdist.$AL$8];30));ORG.LIBREOFFICE.COLOR(0;102;0);ORG.LIBREOFFICE.COLOR(123;123;123))" office:value-type="float" office:value="8092539" calcext:value-type="float">
            <text:p>8092539</text:p>
          </table:table-cell>
          <table:table-cell table:formula="of:=IF(ROW([.$A11])-3&gt;([$DataSetQuantification.H$4]-VLOOKUP([.G$3];[$dsdist.$A$9:$dsdist.$BJ$14];30));ORG.LIBREOFFICE.COLOR(156;0;6);ORG.LIBREOFFICE.COLOR(123;123;123))" office:value-type="float" office:value="10223622" calcext:value-type="float">
            <text:p>10223622</text:p>
          </table:table-cell>
          <table:table-cell table:formula="of:=IF(ROW([.$A11])-3&gt;([$DataSetQuantification.H$5]-VLOOKUP([.H$3];[$dsdist.$A$9:$dsdist.$BJ$14];30));ORG.LIBREOFFICE.COLOR(156;0;6);ORG.LIBREOFFICE.COLOR(123;123;123))" office:value-type="float" office:value="10223622" calcext:value-type="float">
            <text:p>10223622</text:p>
          </table:table-cell>
          <table:table-cell table:formula="of:=IF(ROW([.$A11])-3&gt;([$DataSetQuantification.H$6]-VLOOKUP([.I$3];[$dsdist.$A$9:$dsdist.$BJ$14];30));ORG.LIBREOFFICE.COLOR(156;0;6);ORG.LIBREOFFICE.COLOR(123;123;123))" office:value-type="float" office:value="8092539" calcext:value-type="float">
            <text:p>8092539</text:p>
          </table:table-cell>
          <table:table-cell table:formula="of:=IF(ROW([.$A11])-3&gt;([$DataSetQuantification.H$7]-VLOOKUP([.J$3];[$dsdist.$A$9:$dsdist.$BJ$14];49));ORG.LIBREOFFICE.COLOR(156;0;6);ORG.LIBREOFFICE.COLOR(123;123;123))" office:value-type="float" office:value="8092539" calcext:value-type="float">
            <text:p>8092539</text:p>
          </table:table-cell>
          <table:table-cell table:formula="of:=IF(ROW([.$A11])-3&gt;([$DataSetQuantification.H$8]-VLOOKUP([.K$3];[$dsdist.$A$9:$dsdist.$BJ$14];49));ORG.LIBREOFFICE.COLOR(156;0;6);ORG.LIBREOFFICE.COLOR(123;123;123))" office:value-type="float" office:value="8092539" calcext:value-type="float">
            <text:p>8092539</text:p>
          </table:table-cell>
          <table:table-cell table:formula="of:=IF(ROW([.$A11])-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9" calcext:value-type="float">
            <text:p>9</text:p>
          </table:table-cell>
          <table:table-cell table:formula="of:=IF(ROW([.$A12])-3&gt;([$DataSetQuantification.G$4]-VLOOKUP([.B$3];[$dsdist.$A$3:$dsdist.$AL$8];30));ORG.LIBREOFFICE.COLOR(0;102;0);ORG.LIBREOFFICE.COLOR(123;123;123))" office:value-type="float" office:value="26112" calcext:value-type="float">
            <text:p>26112</text:p>
          </table:table-cell>
          <table:table-cell table:formula="of:=IF(ROW([.$A12])-3&gt;([$DataSetQuantification.G$5]-VLOOKUP([.C$3];[$dsdist.$A$3:$dsdist.$AL$8];30));ORG.LIBREOFFICE.COLOR(0;102;0);ORG.LIBREOFFICE.COLOR(123;123;123))" office:value-type="float" office:value="8092539" calcext:value-type="float">
            <text:p>8092539</text:p>
          </table:table-cell>
          <table:table-cell table:formula="of:=IF(ROW([.$A12])-3&gt;([$DataSetQuantification.G$6]-VLOOKUP([.D$3];[$dsdist.$A$3:$dsdist.$AL$8];30));ORG.LIBREOFFICE.COLOR(0;102;0);ORG.LIBREOFFICE.COLOR(123;123;123))" office:value-type="float" office:value="26112" calcext:value-type="float">
            <text:p>26112</text:p>
          </table:table-cell>
          <table:table-cell table:formula="of:=IF(ROW([.$A12])-3&gt;([$DataSetQuantification.G$7]-VLOOKUP([.E$3];[$dsdist.$A$3:$dsdist.$AL$8];30));ORG.LIBREOFFICE.COLOR(0;102;0);ORG.LIBREOFFICE.COLOR(123;123;123))" office:value-type="float" office:value="26112" calcext:value-type="float">
            <text:p>26112</text:p>
          </table:table-cell>
          <table:table-cell table:formula="of:=IF(ROW([.$A12])-3&gt;([$DataSetQuantification.G$9]-VLOOKUP([.F$3];[$dsdist.$A$3:$dsdist.$AL$8];30));ORG.LIBREOFFICE.COLOR(0;102;0);ORG.LIBREOFFICE.COLOR(123;123;123))" office:value-type="float" office:value="8092539" calcext:value-type="float">
            <text:p>8092539</text:p>
          </table:table-cell>
          <table:table-cell table:formula="of:=IF(ROW([.$A12])-3&gt;([$DataSetQuantification.H$4]-VLOOKUP([.G$3];[$dsdist.$A$9:$dsdist.$BJ$14];30));ORG.LIBREOFFICE.COLOR(156;0;6);ORG.LIBREOFFICE.COLOR(123;123;123))" office:value-type="float" office:value="10223622" calcext:value-type="float">
            <text:p>10223622</text:p>
          </table:table-cell>
          <table:table-cell table:formula="of:=IF(ROW([.$A12])-3&gt;([$DataSetQuantification.H$5]-VLOOKUP([.H$3];[$dsdist.$A$9:$dsdist.$BJ$14];30));ORG.LIBREOFFICE.COLOR(156;0;6);ORG.LIBREOFFICE.COLOR(123;123;123))" office:value-type="float" office:value="10223622" calcext:value-type="float">
            <text:p>10223622</text:p>
          </table:table-cell>
          <table:table-cell table:formula="of:=IF(ROW([.$A12])-3&gt;([$DataSetQuantification.H$6]-VLOOKUP([.I$3];[$dsdist.$A$9:$dsdist.$BJ$14];30));ORG.LIBREOFFICE.COLOR(156;0;6);ORG.LIBREOFFICE.COLOR(123;123;123))" office:value-type="float" office:value="8092539" calcext:value-type="float">
            <text:p>8092539</text:p>
          </table:table-cell>
          <table:table-cell table:formula="of:=IF(ROW([.$A12])-3&gt;([$DataSetQuantification.H$7]-VLOOKUP([.J$3];[$dsdist.$A$9:$dsdist.$BJ$14];49));ORG.LIBREOFFICE.COLOR(156;0;6);ORG.LIBREOFFICE.COLOR(123;123;123))" office:value-type="float" office:value="8092539" calcext:value-type="float">
            <text:p>8092539</text:p>
          </table:table-cell>
          <table:table-cell table:formula="of:=IF(ROW([.$A12])-3&gt;([$DataSetQuantification.H$8]-VLOOKUP([.K$3];[$dsdist.$A$9:$dsdist.$BJ$14];49));ORG.LIBREOFFICE.COLOR(156;0;6);ORG.LIBREOFFICE.COLOR(123;123;123))" office:value-type="float" office:value="8092539" calcext:value-type="float">
            <text:p>8092539</text:p>
          </table:table-cell>
          <table:table-cell table:formula="of:=IF(ROW([.$A12])-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10" calcext:value-type="float">
            <text:p>10</text:p>
          </table:table-cell>
          <table:table-cell table:formula="of:=IF(ROW([.$A13])-3&gt;([$DataSetQuantification.G$4]-VLOOKUP([.B$3];[$dsdist.$A$3:$dsdist.$AL$8];30));ORG.LIBREOFFICE.COLOR(0;102;0);ORG.LIBREOFFICE.COLOR(123;123;123))" office:value-type="float" office:value="26112" calcext:value-type="float">
            <text:p>26112</text:p>
          </table:table-cell>
          <table:table-cell table:formula="of:=IF(ROW([.$A13])-3&gt;([$DataSetQuantification.G$5]-VLOOKUP([.C$3];[$dsdist.$A$3:$dsdist.$AL$8];30));ORG.LIBREOFFICE.COLOR(0;102;0);ORG.LIBREOFFICE.COLOR(123;123;123))" office:value-type="float" office:value="8092539" calcext:value-type="float">
            <text:p>8092539</text:p>
          </table:table-cell>
          <table:table-cell table:formula="of:=IF(ROW([.$A13])-3&gt;([$DataSetQuantification.G$6]-VLOOKUP([.D$3];[$dsdist.$A$3:$dsdist.$AL$8];30));ORG.LIBREOFFICE.COLOR(0;102;0);ORG.LIBREOFFICE.COLOR(123;123;123))" office:value-type="float" office:value="26112" calcext:value-type="float">
            <text:p>26112</text:p>
          </table:table-cell>
          <table:table-cell table:formula="of:=IF(ROW([.$A13])-3&gt;([$DataSetQuantification.G$7]-VLOOKUP([.E$3];[$dsdist.$A$3:$dsdist.$AL$8];30));ORG.LIBREOFFICE.COLOR(0;102;0);ORG.LIBREOFFICE.COLOR(123;123;123))" office:value-type="float" office:value="26112" calcext:value-type="float">
            <text:p>26112</text:p>
          </table:table-cell>
          <table:table-cell table:formula="of:=IF(ROW([.$A13])-3&gt;([$DataSetQuantification.G$9]-VLOOKUP([.F$3];[$dsdist.$A$3:$dsdist.$AL$8];30));ORG.LIBREOFFICE.COLOR(0;102;0);ORG.LIBREOFFICE.COLOR(123;123;123))" office:value-type="float" office:value="8092539" calcext:value-type="float">
            <text:p>8092539</text:p>
          </table:table-cell>
          <table:table-cell table:formula="of:=IF(ROW([.$A13])-3&gt;([$DataSetQuantification.H$4]-VLOOKUP([.G$3];[$dsdist.$A$9:$dsdist.$BJ$14];30));ORG.LIBREOFFICE.COLOR(156;0;6);ORG.LIBREOFFICE.COLOR(123;123;123))" office:value-type="float" office:value="10223622" calcext:value-type="float">
            <text:p>10223622</text:p>
          </table:table-cell>
          <table:table-cell table:formula="of:=IF(ROW([.$A13])-3&gt;([$DataSetQuantification.H$5]-VLOOKUP([.H$3];[$dsdist.$A$9:$dsdist.$BJ$14];30));ORG.LIBREOFFICE.COLOR(156;0;6);ORG.LIBREOFFICE.COLOR(123;123;123))" office:value-type="float" office:value="10223622" calcext:value-type="float">
            <text:p>10223622</text:p>
          </table:table-cell>
          <table:table-cell table:formula="of:=IF(ROW([.$A13])-3&gt;([$DataSetQuantification.H$6]-VLOOKUP([.I$3];[$dsdist.$A$9:$dsdist.$BJ$14];30));ORG.LIBREOFFICE.COLOR(156;0;6);ORG.LIBREOFFICE.COLOR(123;123;123))" office:value-type="float" office:value="8092539" calcext:value-type="float">
            <text:p>8092539</text:p>
          </table:table-cell>
          <table:table-cell table:formula="of:=IF(ROW([.$A13])-3&gt;([$DataSetQuantification.H$7]-VLOOKUP([.J$3];[$dsdist.$A$9:$dsdist.$BJ$14];49));ORG.LIBREOFFICE.COLOR(156;0;6);ORG.LIBREOFFICE.COLOR(123;123;123))" office:value-type="float" office:value="8092539" calcext:value-type="float">
            <text:p>8092539</text:p>
          </table:table-cell>
          <table:table-cell table:formula="of:=IF(ROW([.$A13])-3&gt;([$DataSetQuantification.H$8]-VLOOKUP([.K$3];[$dsdist.$A$9:$dsdist.$BJ$14];49));ORG.LIBREOFFICE.COLOR(156;0;6);ORG.LIBREOFFICE.COLOR(123;123;123))" office:value-type="float" office:value="8092539" calcext:value-type="float">
            <text:p>8092539</text:p>
          </table:table-cell>
          <table:table-cell table:formula="of:=IF(ROW([.$A13])-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11" calcext:value-type="float">
            <text:p>11</text:p>
          </table:table-cell>
          <table:table-cell table:formula="of:=IF(ROW([.$A14])-3&gt;([$DataSetQuantification.G$4]-VLOOKUP([.B$3];[$dsdist.$A$3:$dsdist.$AL$8];30));ORG.LIBREOFFICE.COLOR(0;102;0);ORG.LIBREOFFICE.COLOR(123;123;123))" office:value-type="float" office:value="26112" calcext:value-type="float">
            <text:p>26112</text:p>
          </table:table-cell>
          <table:table-cell table:formula="of:=IF(ROW([.$A14])-3&gt;([$DataSetQuantification.G$5]-VLOOKUP([.C$3];[$dsdist.$A$3:$dsdist.$AL$8];30));ORG.LIBREOFFICE.COLOR(0;102;0);ORG.LIBREOFFICE.COLOR(123;123;123))" office:value-type="float" office:value="8092539" calcext:value-type="float">
            <text:p>8092539</text:p>
          </table:table-cell>
          <table:table-cell table:formula="of:=IF(ROW([.$A14])-3&gt;([$DataSetQuantification.G$6]-VLOOKUP([.D$3];[$dsdist.$A$3:$dsdist.$AL$8];30));ORG.LIBREOFFICE.COLOR(0;102;0);ORG.LIBREOFFICE.COLOR(123;123;123))" office:value-type="float" office:value="26112" calcext:value-type="float">
            <text:p>26112</text:p>
          </table:table-cell>
          <table:table-cell table:formula="of:=IF(ROW([.$A14])-3&gt;([$DataSetQuantification.G$7]-VLOOKUP([.E$3];[$dsdist.$A$3:$dsdist.$AL$8];30));ORG.LIBREOFFICE.COLOR(0;102;0);ORG.LIBREOFFICE.COLOR(123;123;123))" office:value-type="float" office:value="26112" calcext:value-type="float">
            <text:p>26112</text:p>
          </table:table-cell>
          <table:table-cell table:formula="of:=IF(ROW([.$A14])-3&gt;([$DataSetQuantification.G$9]-VLOOKUP([.F$3];[$dsdist.$A$3:$dsdist.$AL$8];30));ORG.LIBREOFFICE.COLOR(0;102;0);ORG.LIBREOFFICE.COLOR(123;123;123))" office:value-type="float" office:value="8092539" calcext:value-type="float">
            <text:p>8092539</text:p>
          </table:table-cell>
          <table:table-cell table:formula="of:=IF(ROW([.$A14])-3&gt;([$DataSetQuantification.H$4]-VLOOKUP([.G$3];[$dsdist.$A$9:$dsdist.$BJ$14];30));ORG.LIBREOFFICE.COLOR(156;0;6);ORG.LIBREOFFICE.COLOR(123;123;123))" office:value-type="float" office:value="10223622" calcext:value-type="float">
            <text:p>10223622</text:p>
          </table:table-cell>
          <table:table-cell table:formula="of:=IF(ROW([.$A14])-3&gt;([$DataSetQuantification.H$5]-VLOOKUP([.H$3];[$dsdist.$A$9:$dsdist.$BJ$14];30));ORG.LIBREOFFICE.COLOR(156;0;6);ORG.LIBREOFFICE.COLOR(123;123;123))" office:value-type="float" office:value="10223622" calcext:value-type="float">
            <text:p>10223622</text:p>
          </table:table-cell>
          <table:table-cell table:formula="of:=IF(ROW([.$A14])-3&gt;([$DataSetQuantification.H$6]-VLOOKUP([.I$3];[$dsdist.$A$9:$dsdist.$BJ$14];30));ORG.LIBREOFFICE.COLOR(156;0;6);ORG.LIBREOFFICE.COLOR(123;123;123))" office:value-type="float" office:value="8092539" calcext:value-type="float">
            <text:p>8092539</text:p>
          </table:table-cell>
          <table:table-cell table:formula="of:=IF(ROW([.$A14])-3&gt;([$DataSetQuantification.H$7]-VLOOKUP([.J$3];[$dsdist.$A$9:$dsdist.$BJ$14];49));ORG.LIBREOFFICE.COLOR(156;0;6);ORG.LIBREOFFICE.COLOR(123;123;123))" office:value-type="float" office:value="8092539" calcext:value-type="float">
            <text:p>8092539</text:p>
          </table:table-cell>
          <table:table-cell table:formula="of:=IF(ROW([.$A14])-3&gt;([$DataSetQuantification.H$8]-VLOOKUP([.K$3];[$dsdist.$A$9:$dsdist.$BJ$14];49));ORG.LIBREOFFICE.COLOR(156;0;6);ORG.LIBREOFFICE.COLOR(123;123;123))" office:value-type="float" office:value="8092539" calcext:value-type="float">
            <text:p>8092539</text:p>
          </table:table-cell>
          <table:table-cell table:formula="of:=IF(ROW([.$A14])-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12" calcext:value-type="float">
            <text:p>12</text:p>
          </table:table-cell>
          <table:table-cell table:formula="of:=IF(ROW([.$A15])-3&gt;([$DataSetQuantification.G$4]-VLOOKUP([.B$3];[$dsdist.$A$3:$dsdist.$AL$8];30));ORG.LIBREOFFICE.COLOR(0;102;0);ORG.LIBREOFFICE.COLOR(123;123;123))" office:value-type="float" office:value="26112" calcext:value-type="float">
            <text:p>26112</text:p>
          </table:table-cell>
          <table:table-cell table:formula="of:=IF(ROW([.$A15])-3&gt;([$DataSetQuantification.G$5]-VLOOKUP([.C$3];[$dsdist.$A$3:$dsdist.$AL$8];30));ORG.LIBREOFFICE.COLOR(0;102;0);ORG.LIBREOFFICE.COLOR(123;123;123))" office:value-type="float" office:value="8092539" calcext:value-type="float">
            <text:p>8092539</text:p>
          </table:table-cell>
          <table:table-cell table:formula="of:=IF(ROW([.$A15])-3&gt;([$DataSetQuantification.G$6]-VLOOKUP([.D$3];[$dsdist.$A$3:$dsdist.$AL$8];30));ORG.LIBREOFFICE.COLOR(0;102;0);ORG.LIBREOFFICE.COLOR(123;123;123))" office:value-type="float" office:value="26112" calcext:value-type="float">
            <text:p>26112</text:p>
          </table:table-cell>
          <table:table-cell table:formula="of:=IF(ROW([.$A15])-3&gt;([$DataSetQuantification.G$7]-VLOOKUP([.E$3];[$dsdist.$A$3:$dsdist.$AL$8];30));ORG.LIBREOFFICE.COLOR(0;102;0);ORG.LIBREOFFICE.COLOR(123;123;123))" office:value-type="float" office:value="26112" calcext:value-type="float">
            <text:p>26112</text:p>
          </table:table-cell>
          <table:table-cell table:formula="of:=IF(ROW([.$A15])-3&gt;([$DataSetQuantification.G$9]-VLOOKUP([.F$3];[$dsdist.$A$3:$dsdist.$AL$8];30));ORG.LIBREOFFICE.COLOR(0;102;0);ORG.LIBREOFFICE.COLOR(123;123;123))" office:value-type="float" office:value="8092539" calcext:value-type="float">
            <text:p>8092539</text:p>
          </table:table-cell>
          <table:table-cell table:formula="of:=IF(ROW([.$A15])-3&gt;([$DataSetQuantification.H$4]-VLOOKUP([.G$3];[$dsdist.$A$9:$dsdist.$BJ$14];30));ORG.LIBREOFFICE.COLOR(156;0;6);ORG.LIBREOFFICE.COLOR(123;123;123))" office:value-type="float" office:value="10223622" calcext:value-type="float">
            <text:p>10223622</text:p>
          </table:table-cell>
          <table:table-cell table:formula="of:=IF(ROW([.$A15])-3&gt;([$DataSetQuantification.H$5]-VLOOKUP([.H$3];[$dsdist.$A$9:$dsdist.$BJ$14];30));ORG.LIBREOFFICE.COLOR(156;0;6);ORG.LIBREOFFICE.COLOR(123;123;123))" office:value-type="float" office:value="10223622" calcext:value-type="float">
            <text:p>10223622</text:p>
          </table:table-cell>
          <table:table-cell table:formula="of:=IF(ROW([.$A15])-3&gt;([$DataSetQuantification.H$6]-VLOOKUP([.I$3];[$dsdist.$A$9:$dsdist.$BJ$14];30));ORG.LIBREOFFICE.COLOR(156;0;6);ORG.LIBREOFFICE.COLOR(123;123;123))" office:value-type="float" office:value="8092539" calcext:value-type="float">
            <text:p>8092539</text:p>
          </table:table-cell>
          <table:table-cell table:formula="of:=IF(ROW([.$A15])-3&gt;([$DataSetQuantification.H$7]-VLOOKUP([.J$3];[$dsdist.$A$9:$dsdist.$BJ$14];49));ORG.LIBREOFFICE.COLOR(156;0;6);ORG.LIBREOFFICE.COLOR(123;123;123))" office:value-type="float" office:value="8092539" calcext:value-type="float">
            <text:p>8092539</text:p>
          </table:table-cell>
          <table:table-cell table:formula="of:=IF(ROW([.$A15])-3&gt;([$DataSetQuantification.H$8]-VLOOKUP([.K$3];[$dsdist.$A$9:$dsdist.$BJ$14];49));ORG.LIBREOFFICE.COLOR(156;0;6);ORG.LIBREOFFICE.COLOR(123;123;123))" office:value-type="float" office:value="8092539" calcext:value-type="float">
            <text:p>8092539</text:p>
          </table:table-cell>
          <table:table-cell table:formula="of:=IF(ROW([.$A15])-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13" calcext:value-type="float">
            <text:p>13</text:p>
          </table:table-cell>
          <table:table-cell table:formula="of:=IF(ROW([.$A16])-3&gt;([$DataSetQuantification.G$4]-VLOOKUP([.B$3];[$dsdist.$A$3:$dsdist.$AL$8];30));ORG.LIBREOFFICE.COLOR(0;102;0);ORG.LIBREOFFICE.COLOR(123;123;123))" office:value-type="float" office:value="26112" calcext:value-type="float">
            <text:p>26112</text:p>
          </table:table-cell>
          <table:table-cell table:formula="of:=IF(ROW([.$A16])-3&gt;([$DataSetQuantification.G$5]-VLOOKUP([.C$3];[$dsdist.$A$3:$dsdist.$AL$8];30));ORG.LIBREOFFICE.COLOR(0;102;0);ORG.LIBREOFFICE.COLOR(123;123;123))" office:value-type="float" office:value="8092539" calcext:value-type="float">
            <text:p>8092539</text:p>
          </table:table-cell>
          <table:table-cell table:formula="of:=IF(ROW([.$A16])-3&gt;([$DataSetQuantification.G$6]-VLOOKUP([.D$3];[$dsdist.$A$3:$dsdist.$AL$8];30));ORG.LIBREOFFICE.COLOR(0;102;0);ORG.LIBREOFFICE.COLOR(123;123;123))" office:value-type="float" office:value="26112" calcext:value-type="float">
            <text:p>26112</text:p>
          </table:table-cell>
          <table:table-cell table:formula="of:=IF(ROW([.$A16])-3&gt;([$DataSetQuantification.G$7]-VLOOKUP([.E$3];[$dsdist.$A$3:$dsdist.$AL$8];30));ORG.LIBREOFFICE.COLOR(0;102;0);ORG.LIBREOFFICE.COLOR(123;123;123))" office:value-type="float" office:value="26112" calcext:value-type="float">
            <text:p>26112</text:p>
          </table:table-cell>
          <table:table-cell table:formula="of:=IF(ROW([.$A16])-3&gt;([$DataSetQuantification.G$9]-VLOOKUP([.F$3];[$dsdist.$A$3:$dsdist.$AL$8];30));ORG.LIBREOFFICE.COLOR(0;102;0);ORG.LIBREOFFICE.COLOR(123;123;123))" office:value-type="float" office:value="8092539" calcext:value-type="float">
            <text:p>8092539</text:p>
          </table:table-cell>
          <table:table-cell table:formula="of:=IF(ROW([.$A16])-3&gt;([$DataSetQuantification.H$4]-VLOOKUP([.G$3];[$dsdist.$A$9:$dsdist.$BJ$14];30));ORG.LIBREOFFICE.COLOR(156;0;6);ORG.LIBREOFFICE.COLOR(123;123;123))" office:value-type="float" office:value="10223622" calcext:value-type="float">
            <text:p>10223622</text:p>
          </table:table-cell>
          <table:table-cell table:formula="of:=IF(ROW([.$A16])-3&gt;([$DataSetQuantification.H$5]-VLOOKUP([.H$3];[$dsdist.$A$9:$dsdist.$BJ$14];30));ORG.LIBREOFFICE.COLOR(156;0;6);ORG.LIBREOFFICE.COLOR(123;123;123))" office:value-type="float" office:value="10223622" calcext:value-type="float">
            <text:p>10223622</text:p>
          </table:table-cell>
          <table:table-cell table:formula="of:=IF(ROW([.$A16])-3&gt;([$DataSetQuantification.H$6]-VLOOKUP([.I$3];[$dsdist.$A$9:$dsdist.$BJ$14];30));ORG.LIBREOFFICE.COLOR(156;0;6);ORG.LIBREOFFICE.COLOR(123;123;123))" office:value-type="float" office:value="8092539" calcext:value-type="float">
            <text:p>8092539</text:p>
          </table:table-cell>
          <table:table-cell table:formula="of:=IF(ROW([.$A16])-3&gt;([$DataSetQuantification.H$7]-VLOOKUP([.J$3];[$dsdist.$A$9:$dsdist.$BJ$14];49));ORG.LIBREOFFICE.COLOR(156;0;6);ORG.LIBREOFFICE.COLOR(123;123;123))" office:value-type="float" office:value="8092539" calcext:value-type="float">
            <text:p>8092539</text:p>
          </table:table-cell>
          <table:table-cell table:formula="of:=IF(ROW([.$A16])-3&gt;([$DataSetQuantification.H$8]-VLOOKUP([.K$3];[$dsdist.$A$9:$dsdist.$BJ$14];49));ORG.LIBREOFFICE.COLOR(156;0;6);ORG.LIBREOFFICE.COLOR(123;123;123))" office:value-type="float" office:value="8092539" calcext:value-type="float">
            <text:p>8092539</text:p>
          </table:table-cell>
          <table:table-cell table:formula="of:=IF(ROW([.$A16])-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14" calcext:value-type="float">
            <text:p>14</text:p>
          </table:table-cell>
          <table:table-cell table:formula="of:=IF(ROW([.$A17])-3&gt;([$DataSetQuantification.G$4]-VLOOKUP([.B$3];[$dsdist.$A$3:$dsdist.$AL$8];30));ORG.LIBREOFFICE.COLOR(0;102;0);ORG.LIBREOFFICE.COLOR(123;123;123))" office:value-type="float" office:value="26112" calcext:value-type="float">
            <text:p>26112</text:p>
          </table:table-cell>
          <table:table-cell table:formula="of:=IF(ROW([.$A17])-3&gt;([$DataSetQuantification.G$5]-VLOOKUP([.C$3];[$dsdist.$A$3:$dsdist.$AL$8];30));ORG.LIBREOFFICE.COLOR(0;102;0);ORG.LIBREOFFICE.COLOR(123;123;123))" office:value-type="float" office:value="8092539" calcext:value-type="float">
            <text:p>8092539</text:p>
          </table:table-cell>
          <table:table-cell table:formula="of:=IF(ROW([.$A17])-3&gt;([$DataSetQuantification.G$6]-VLOOKUP([.D$3];[$dsdist.$A$3:$dsdist.$AL$8];30));ORG.LIBREOFFICE.COLOR(0;102;0);ORG.LIBREOFFICE.COLOR(123;123;123))" office:value-type="float" office:value="26112" calcext:value-type="float">
            <text:p>26112</text:p>
          </table:table-cell>
          <table:table-cell table:formula="of:=IF(ROW([.$A17])-3&gt;([$DataSetQuantification.G$7]-VLOOKUP([.E$3];[$dsdist.$A$3:$dsdist.$AL$8];30));ORG.LIBREOFFICE.COLOR(0;102;0);ORG.LIBREOFFICE.COLOR(123;123;123))" office:value-type="float" office:value="26112" calcext:value-type="float">
            <text:p>26112</text:p>
          </table:table-cell>
          <table:table-cell table:formula="of:=IF(ROW([.$A17])-3&gt;([$DataSetQuantification.G$9]-VLOOKUP([.F$3];[$dsdist.$A$3:$dsdist.$AL$8];30));ORG.LIBREOFFICE.COLOR(0;102;0);ORG.LIBREOFFICE.COLOR(123;123;123))" office:value-type="float" office:value="8092539" calcext:value-type="float">
            <text:p>8092539</text:p>
          </table:table-cell>
          <table:table-cell table:formula="of:=IF(ROW([.$A17])-3&gt;([$DataSetQuantification.H$4]-VLOOKUP([.G$3];[$dsdist.$A$9:$dsdist.$BJ$14];30));ORG.LIBREOFFICE.COLOR(156;0;6);ORG.LIBREOFFICE.COLOR(123;123;123))" office:value-type="float" office:value="10223622" calcext:value-type="float">
            <text:p>10223622</text:p>
          </table:table-cell>
          <table:table-cell table:formula="of:=IF(ROW([.$A17])-3&gt;([$DataSetQuantification.H$5]-VLOOKUP([.H$3];[$dsdist.$A$9:$dsdist.$BJ$14];30));ORG.LIBREOFFICE.COLOR(156;0;6);ORG.LIBREOFFICE.COLOR(123;123;123))" office:value-type="float" office:value="10223622" calcext:value-type="float">
            <text:p>10223622</text:p>
          </table:table-cell>
          <table:table-cell table:formula="of:=IF(ROW([.$A17])-3&gt;([$DataSetQuantification.H$6]-VLOOKUP([.I$3];[$dsdist.$A$9:$dsdist.$BJ$14];30));ORG.LIBREOFFICE.COLOR(156;0;6);ORG.LIBREOFFICE.COLOR(123;123;123))" office:value-type="float" office:value="8092539" calcext:value-type="float">
            <text:p>8092539</text:p>
          </table:table-cell>
          <table:table-cell table:formula="of:=IF(ROW([.$A17])-3&gt;([$DataSetQuantification.H$7]-VLOOKUP([.J$3];[$dsdist.$A$9:$dsdist.$BJ$14];49));ORG.LIBREOFFICE.COLOR(156;0;6);ORG.LIBREOFFICE.COLOR(123;123;123))" office:value-type="float" office:value="8092539" calcext:value-type="float">
            <text:p>8092539</text:p>
          </table:table-cell>
          <table:table-cell table:formula="of:=IF(ROW([.$A17])-3&gt;([$DataSetQuantification.H$8]-VLOOKUP([.K$3];[$dsdist.$A$9:$dsdist.$BJ$14];49));ORG.LIBREOFFICE.COLOR(156;0;6);ORG.LIBREOFFICE.COLOR(123;123;123))" office:value-type="float" office:value="8092539" calcext:value-type="float">
            <text:p>8092539</text:p>
          </table:table-cell>
          <table:table-cell table:formula="of:=IF(ROW([.$A17])-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15" calcext:value-type="float">
            <text:p>15</text:p>
          </table:table-cell>
          <table:table-cell table:formula="of:=IF(ROW([.$A18])-3&gt;([$DataSetQuantification.G$4]-VLOOKUP([.B$3];[$dsdist.$A$3:$dsdist.$AL$8];30));ORG.LIBREOFFICE.COLOR(0;102;0);ORG.LIBREOFFICE.COLOR(123;123;123))" office:value-type="float" office:value="26112" calcext:value-type="float">
            <text:p>26112</text:p>
          </table:table-cell>
          <table:table-cell table:formula="of:=IF(ROW([.$A18])-3&gt;([$DataSetQuantification.G$5]-VLOOKUP([.C$3];[$dsdist.$A$3:$dsdist.$AL$8];30));ORG.LIBREOFFICE.COLOR(0;102;0);ORG.LIBREOFFICE.COLOR(123;123;123))" office:value-type="float" office:value="8092539" calcext:value-type="float">
            <text:p>8092539</text:p>
          </table:table-cell>
          <table:table-cell table:formula="of:=IF(ROW([.$A18])-3&gt;([$DataSetQuantification.G$6]-VLOOKUP([.D$3];[$dsdist.$A$3:$dsdist.$AL$8];30));ORG.LIBREOFFICE.COLOR(0;102;0);ORG.LIBREOFFICE.COLOR(123;123;123))" office:value-type="float" office:value="26112" calcext:value-type="float">
            <text:p>26112</text:p>
          </table:table-cell>
          <table:table-cell table:formula="of:=IF(ROW([.$A18])-3&gt;([$DataSetQuantification.G$7]-VLOOKUP([.E$3];[$dsdist.$A$3:$dsdist.$AL$8];30));ORG.LIBREOFFICE.COLOR(0;102;0);ORG.LIBREOFFICE.COLOR(123;123;123))" office:value-type="float" office:value="26112" calcext:value-type="float">
            <text:p>26112</text:p>
          </table:table-cell>
          <table:table-cell table:formula="of:=IF(ROW([.$A18])-3&gt;([$DataSetQuantification.G$9]-VLOOKUP([.F$3];[$dsdist.$A$3:$dsdist.$AL$8];30));ORG.LIBREOFFICE.COLOR(0;102;0);ORG.LIBREOFFICE.COLOR(123;123;123))" office:value-type="float" office:value="8092539" calcext:value-type="float">
            <text:p>8092539</text:p>
          </table:table-cell>
          <table:table-cell table:formula="of:=IF(ROW([.$A18])-3&gt;([$DataSetQuantification.H$4]-VLOOKUP([.G$3];[$dsdist.$A$9:$dsdist.$BJ$14];30));ORG.LIBREOFFICE.COLOR(156;0;6);ORG.LIBREOFFICE.COLOR(123;123;123))" office:value-type="float" office:value="10223622" calcext:value-type="float">
            <text:p>10223622</text:p>
          </table:table-cell>
          <table:table-cell table:formula="of:=IF(ROW([.$A18])-3&gt;([$DataSetQuantification.H$5]-VLOOKUP([.H$3];[$dsdist.$A$9:$dsdist.$BJ$14];30));ORG.LIBREOFFICE.COLOR(156;0;6);ORG.LIBREOFFICE.COLOR(123;123;123))" office:value-type="float" office:value="10223622" calcext:value-type="float">
            <text:p>10223622</text:p>
          </table:table-cell>
          <table:table-cell table:formula="of:=IF(ROW([.$A18])-3&gt;([$DataSetQuantification.H$6]-VLOOKUP([.I$3];[$dsdist.$A$9:$dsdist.$BJ$14];30));ORG.LIBREOFFICE.COLOR(156;0;6);ORG.LIBREOFFICE.COLOR(123;123;123))" office:value-type="float" office:value="8092539" calcext:value-type="float">
            <text:p>8092539</text:p>
          </table:table-cell>
          <table:table-cell table:formula="of:=IF(ROW([.$A18])-3&gt;([$DataSetQuantification.H$7]-VLOOKUP([.J$3];[$dsdist.$A$9:$dsdist.$BJ$14];49));ORG.LIBREOFFICE.COLOR(156;0;6);ORG.LIBREOFFICE.COLOR(123;123;123))" office:value-type="float" office:value="8092539" calcext:value-type="float">
            <text:p>8092539</text:p>
          </table:table-cell>
          <table:table-cell table:formula="of:=IF(ROW([.$A18])-3&gt;([$DataSetQuantification.H$8]-VLOOKUP([.K$3];[$dsdist.$A$9:$dsdist.$BJ$14];49));ORG.LIBREOFFICE.COLOR(156;0;6);ORG.LIBREOFFICE.COLOR(123;123;123))" office:value-type="float" office:value="8092539" calcext:value-type="float">
            <text:p>8092539</text:p>
          </table:table-cell>
          <table:table-cell table:formula="of:=IF(ROW([.$A18])-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16" calcext:value-type="float">
            <text:p>16</text:p>
          </table:table-cell>
          <table:table-cell table:formula="of:=IF(ROW([.$A19])-3&gt;([$DataSetQuantification.G$4]-VLOOKUP([.B$3];[$dsdist.$A$3:$dsdist.$AL$8];30));ORG.LIBREOFFICE.COLOR(0;102;0);ORG.LIBREOFFICE.COLOR(123;123;123))" office:value-type="float" office:value="26112" calcext:value-type="float">
            <text:p>26112</text:p>
          </table:table-cell>
          <table:table-cell table:formula="of:=IF(ROW([.$A19])-3&gt;([$DataSetQuantification.G$5]-VLOOKUP([.C$3];[$dsdist.$A$3:$dsdist.$AL$8];30));ORG.LIBREOFFICE.COLOR(0;102;0);ORG.LIBREOFFICE.COLOR(123;123;123))" office:value-type="float" office:value="8092539" calcext:value-type="float">
            <text:p>8092539</text:p>
          </table:table-cell>
          <table:table-cell table:formula="of:=IF(ROW([.$A19])-3&gt;([$DataSetQuantification.G$6]-VLOOKUP([.D$3];[$dsdist.$A$3:$dsdist.$AL$8];30));ORG.LIBREOFFICE.COLOR(0;102;0);ORG.LIBREOFFICE.COLOR(123;123;123))" office:value-type="float" office:value="26112" calcext:value-type="float">
            <text:p>26112</text:p>
          </table:table-cell>
          <table:table-cell table:formula="of:=IF(ROW([.$A19])-3&gt;([$DataSetQuantification.G$7]-VLOOKUP([.E$3];[$dsdist.$A$3:$dsdist.$AL$8];30));ORG.LIBREOFFICE.COLOR(0;102;0);ORG.LIBREOFFICE.COLOR(123;123;123))" office:value-type="float" office:value="26112" calcext:value-type="float">
            <text:p>26112</text:p>
          </table:table-cell>
          <table:table-cell table:formula="of:=IF(ROW([.$A19])-3&gt;([$DataSetQuantification.G$9]-VLOOKUP([.F$3];[$dsdist.$A$3:$dsdist.$AL$8];30));ORG.LIBREOFFICE.COLOR(0;102;0);ORG.LIBREOFFICE.COLOR(123;123;123))" office:value-type="float" office:value="8092539" calcext:value-type="float">
            <text:p>8092539</text:p>
          </table:table-cell>
          <table:table-cell table:formula="of:=IF(ROW([.$A19])-3&gt;([$DataSetQuantification.H$4]-VLOOKUP([.G$3];[$dsdist.$A$9:$dsdist.$BJ$14];30));ORG.LIBREOFFICE.COLOR(156;0;6);ORG.LIBREOFFICE.COLOR(123;123;123))" office:value-type="float" office:value="10223622" calcext:value-type="float">
            <text:p>10223622</text:p>
          </table:table-cell>
          <table:table-cell table:formula="of:=IF(ROW([.$A19])-3&gt;([$DataSetQuantification.H$5]-VLOOKUP([.H$3];[$dsdist.$A$9:$dsdist.$BJ$14];30));ORG.LIBREOFFICE.COLOR(156;0;6);ORG.LIBREOFFICE.COLOR(123;123;123))" office:value-type="float" office:value="10223622" calcext:value-type="float">
            <text:p>10223622</text:p>
          </table:table-cell>
          <table:table-cell table:formula="of:=IF(ROW([.$A19])-3&gt;([$DataSetQuantification.H$6]-VLOOKUP([.I$3];[$dsdist.$A$9:$dsdist.$BJ$14];30));ORG.LIBREOFFICE.COLOR(156;0;6);ORG.LIBREOFFICE.COLOR(123;123;123))" office:value-type="float" office:value="8092539" calcext:value-type="float">
            <text:p>8092539</text:p>
          </table:table-cell>
          <table:table-cell table:formula="of:=IF(ROW([.$A19])-3&gt;([$DataSetQuantification.H$7]-VLOOKUP([.J$3];[$dsdist.$A$9:$dsdist.$BJ$14];49));ORG.LIBREOFFICE.COLOR(156;0;6);ORG.LIBREOFFICE.COLOR(123;123;123))" office:value-type="float" office:value="8092539" calcext:value-type="float">
            <text:p>8092539</text:p>
          </table:table-cell>
          <table:table-cell table:formula="of:=IF(ROW([.$A19])-3&gt;([$DataSetQuantification.H$8]-VLOOKUP([.K$3];[$dsdist.$A$9:$dsdist.$BJ$14];49));ORG.LIBREOFFICE.COLOR(156;0;6);ORG.LIBREOFFICE.COLOR(123;123;123))" office:value-type="float" office:value="8092539" calcext:value-type="float">
            <text:p>8092539</text:p>
          </table:table-cell>
          <table:table-cell table:formula="of:=IF(ROW([.$A19])-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17" calcext:value-type="float">
            <text:p>17</text:p>
          </table:table-cell>
          <table:table-cell table:formula="of:=IF(ROW([.$A20])-3&gt;([$DataSetQuantification.G$4]-VLOOKUP([.B$3];[$dsdist.$A$3:$dsdist.$AL$8];30));ORG.LIBREOFFICE.COLOR(0;102;0);ORG.LIBREOFFICE.COLOR(123;123;123))" office:value-type="float" office:value="26112" calcext:value-type="float">
            <text:p>26112</text:p>
          </table:table-cell>
          <table:table-cell table:formula="of:=IF(ROW([.$A20])-3&gt;([$DataSetQuantification.G$5]-VLOOKUP([.C$3];[$dsdist.$A$3:$dsdist.$AL$8];30));ORG.LIBREOFFICE.COLOR(0;102;0);ORG.LIBREOFFICE.COLOR(123;123;123))" office:value-type="float" office:value="8092539" calcext:value-type="float">
            <text:p>8092539</text:p>
          </table:table-cell>
          <table:table-cell table:formula="of:=IF(ROW([.$A20])-3&gt;([$DataSetQuantification.G$6]-VLOOKUP([.D$3];[$dsdist.$A$3:$dsdist.$AL$8];30));ORG.LIBREOFFICE.COLOR(0;102;0);ORG.LIBREOFFICE.COLOR(123;123;123))" office:value-type="float" office:value="26112" calcext:value-type="float">
            <text:p>26112</text:p>
          </table:table-cell>
          <table:table-cell table:formula="of:=IF(ROW([.$A20])-3&gt;([$DataSetQuantification.G$7]-VLOOKUP([.E$3];[$dsdist.$A$3:$dsdist.$AL$8];30));ORG.LIBREOFFICE.COLOR(0;102;0);ORG.LIBREOFFICE.COLOR(123;123;123))" office:value-type="float" office:value="26112" calcext:value-type="float">
            <text:p>26112</text:p>
          </table:table-cell>
          <table:table-cell table:formula="of:=IF(ROW([.$A20])-3&gt;([$DataSetQuantification.G$9]-VLOOKUP([.F$3];[$dsdist.$A$3:$dsdist.$AL$8];30));ORG.LIBREOFFICE.COLOR(0;102;0);ORG.LIBREOFFICE.COLOR(123;123;123))" office:value-type="float" office:value="8092539" calcext:value-type="float">
            <text:p>8092539</text:p>
          </table:table-cell>
          <table:table-cell table:formula="of:=IF(ROW([.$A20])-3&gt;([$DataSetQuantification.H$4]-VLOOKUP([.G$3];[$dsdist.$A$9:$dsdist.$BJ$14];30));ORG.LIBREOFFICE.COLOR(156;0;6);ORG.LIBREOFFICE.COLOR(123;123;123))" office:value-type="float" office:value="10223622" calcext:value-type="float">
            <text:p>10223622</text:p>
          </table:table-cell>
          <table:table-cell table:formula="of:=IF(ROW([.$A20])-3&gt;([$DataSetQuantification.H$5]-VLOOKUP([.H$3];[$dsdist.$A$9:$dsdist.$BJ$14];30));ORG.LIBREOFFICE.COLOR(156;0;6);ORG.LIBREOFFICE.COLOR(123;123;123))" office:value-type="float" office:value="10223622" calcext:value-type="float">
            <text:p>10223622</text:p>
          </table:table-cell>
          <table:table-cell table:formula="of:=IF(ROW([.$A20])-3&gt;([$DataSetQuantification.H$6]-VLOOKUP([.I$3];[$dsdist.$A$9:$dsdist.$BJ$14];30));ORG.LIBREOFFICE.COLOR(156;0;6);ORG.LIBREOFFICE.COLOR(123;123;123))" office:value-type="float" office:value="8092539" calcext:value-type="float">
            <text:p>8092539</text:p>
          </table:table-cell>
          <table:table-cell table:formula="of:=IF(ROW([.$A20])-3&gt;([$DataSetQuantification.H$7]-VLOOKUP([.J$3];[$dsdist.$A$9:$dsdist.$BJ$14];49));ORG.LIBREOFFICE.COLOR(156;0;6);ORG.LIBREOFFICE.COLOR(123;123;123))" office:value-type="float" office:value="8092539" calcext:value-type="float">
            <text:p>8092539</text:p>
          </table:table-cell>
          <table:table-cell table:formula="of:=IF(ROW([.$A20])-3&gt;([$DataSetQuantification.H$8]-VLOOKUP([.K$3];[$dsdist.$A$9:$dsdist.$BJ$14];49));ORG.LIBREOFFICE.COLOR(156;0;6);ORG.LIBREOFFICE.COLOR(123;123;123))" office:value-type="float" office:value="8092539" calcext:value-type="float">
            <text:p>8092539</text:p>
          </table:table-cell>
          <table:table-cell table:formula="of:=IF(ROW([.$A20])-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18" calcext:value-type="float">
            <text:p>18</text:p>
          </table:table-cell>
          <table:table-cell table:formula="of:=IF(ROW([.$A21])-3&gt;([$DataSetQuantification.G$4]-VLOOKUP([.B$3];[$dsdist.$A$3:$dsdist.$AL$8];30));ORG.LIBREOFFICE.COLOR(0;102;0);ORG.LIBREOFFICE.COLOR(123;123;123))" office:value-type="float" office:value="26112" calcext:value-type="float">
            <text:p>26112</text:p>
          </table:table-cell>
          <table:table-cell table:formula="of:=IF(ROW([.$A21])-3&gt;([$DataSetQuantification.G$5]-VLOOKUP([.C$3];[$dsdist.$A$3:$dsdist.$AL$8];30));ORG.LIBREOFFICE.COLOR(0;102;0);ORG.LIBREOFFICE.COLOR(123;123;123))" office:value-type="float" office:value="8092539" calcext:value-type="float">
            <text:p>8092539</text:p>
          </table:table-cell>
          <table:table-cell table:formula="of:=IF(ROW([.$A21])-3&gt;([$DataSetQuantification.G$6]-VLOOKUP([.D$3];[$dsdist.$A$3:$dsdist.$AL$8];30));ORG.LIBREOFFICE.COLOR(0;102;0);ORG.LIBREOFFICE.COLOR(123;123;123))" office:value-type="float" office:value="26112" calcext:value-type="float">
            <text:p>26112</text:p>
          </table:table-cell>
          <table:table-cell table:formula="of:=IF(ROW([.$A21])-3&gt;([$DataSetQuantification.G$7]-VLOOKUP([.E$3];[$dsdist.$A$3:$dsdist.$AL$8];30));ORG.LIBREOFFICE.COLOR(0;102;0);ORG.LIBREOFFICE.COLOR(123;123;123))" office:value-type="float" office:value="26112" calcext:value-type="float">
            <text:p>26112</text:p>
          </table:table-cell>
          <table:table-cell table:formula="of:=IF(ROW([.$A21])-3&gt;([$DataSetQuantification.G$9]-VLOOKUP([.F$3];[$dsdist.$A$3:$dsdist.$AL$8];30));ORG.LIBREOFFICE.COLOR(0;102;0);ORG.LIBREOFFICE.COLOR(123;123;123))" office:value-type="float" office:value="8092539" calcext:value-type="float">
            <text:p>8092539</text:p>
          </table:table-cell>
          <table:table-cell table:formula="of:=IF(ROW([.$A21])-3&gt;([$DataSetQuantification.H$4]-VLOOKUP([.G$3];[$dsdist.$A$9:$dsdist.$BJ$14];30));ORG.LIBREOFFICE.COLOR(156;0;6);ORG.LIBREOFFICE.COLOR(123;123;123))" office:value-type="float" office:value="10223622" calcext:value-type="float">
            <text:p>10223622</text:p>
          </table:table-cell>
          <table:table-cell table:formula="of:=IF(ROW([.$A21])-3&gt;([$DataSetQuantification.H$5]-VLOOKUP([.H$3];[$dsdist.$A$9:$dsdist.$BJ$14];30));ORG.LIBREOFFICE.COLOR(156;0;6);ORG.LIBREOFFICE.COLOR(123;123;123))" office:value-type="float" office:value="10223622" calcext:value-type="float">
            <text:p>10223622</text:p>
          </table:table-cell>
          <table:table-cell table:formula="of:=IF(ROW([.$A21])-3&gt;([$DataSetQuantification.H$6]-VLOOKUP([.I$3];[$dsdist.$A$9:$dsdist.$BJ$14];30));ORG.LIBREOFFICE.COLOR(156;0;6);ORG.LIBREOFFICE.COLOR(123;123;123))" office:value-type="float" office:value="8092539" calcext:value-type="float">
            <text:p>8092539</text:p>
          </table:table-cell>
          <table:table-cell table:formula="of:=IF(ROW([.$A21])-3&gt;([$DataSetQuantification.H$7]-VLOOKUP([.J$3];[$dsdist.$A$9:$dsdist.$BJ$14];49));ORG.LIBREOFFICE.COLOR(156;0;6);ORG.LIBREOFFICE.COLOR(123;123;123))" office:value-type="float" office:value="8092539" calcext:value-type="float">
            <text:p>8092539</text:p>
          </table:table-cell>
          <table:table-cell table:formula="of:=IF(ROW([.$A21])-3&gt;([$DataSetQuantification.H$8]-VLOOKUP([.K$3];[$dsdist.$A$9:$dsdist.$BJ$14];49));ORG.LIBREOFFICE.COLOR(156;0;6);ORG.LIBREOFFICE.COLOR(123;123;123))" office:value-type="float" office:value="8092539" calcext:value-type="float">
            <text:p>8092539</text:p>
          </table:table-cell>
          <table:table-cell table:formula="of:=IF(ROW([.$A21])-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19" calcext:value-type="float">
            <text:p>19</text:p>
          </table:table-cell>
          <table:table-cell table:formula="of:=IF(ROW([.$A22])-3&gt;([$DataSetQuantification.G$4]-VLOOKUP([.B$3];[$dsdist.$A$3:$dsdist.$AL$8];30));ORG.LIBREOFFICE.COLOR(0;102;0);ORG.LIBREOFFICE.COLOR(123;123;123))" office:value-type="float" office:value="26112" calcext:value-type="float">
            <text:p>26112</text:p>
          </table:table-cell>
          <table:table-cell table:formula="of:=IF(ROW([.$A22])-3&gt;([$DataSetQuantification.G$5]-VLOOKUP([.C$3];[$dsdist.$A$3:$dsdist.$AL$8];30));ORG.LIBREOFFICE.COLOR(0;102;0);ORG.LIBREOFFICE.COLOR(123;123;123))" office:value-type="float" office:value="8092539" calcext:value-type="float">
            <text:p>8092539</text:p>
          </table:table-cell>
          <table:table-cell table:formula="of:=IF(ROW([.$A22])-3&gt;([$DataSetQuantification.G$6]-VLOOKUP([.D$3];[$dsdist.$A$3:$dsdist.$AL$8];30));ORG.LIBREOFFICE.COLOR(0;102;0);ORG.LIBREOFFICE.COLOR(123;123;123))" office:value-type="float" office:value="26112" calcext:value-type="float">
            <text:p>26112</text:p>
          </table:table-cell>
          <table:table-cell table:formula="of:=IF(ROW([.$A22])-3&gt;([$DataSetQuantification.G$7]-VLOOKUP([.E$3];[$dsdist.$A$3:$dsdist.$AL$8];30));ORG.LIBREOFFICE.COLOR(0;102;0);ORG.LIBREOFFICE.COLOR(123;123;123))" office:value-type="float" office:value="26112" calcext:value-type="float">
            <text:p>26112</text:p>
          </table:table-cell>
          <table:table-cell table:formula="of:=IF(ROW([.$A22])-3&gt;([$DataSetQuantification.G$9]-VLOOKUP([.F$3];[$dsdist.$A$3:$dsdist.$AL$8];30));ORG.LIBREOFFICE.COLOR(0;102;0);ORG.LIBREOFFICE.COLOR(123;123;123))" office:value-type="float" office:value="8092539" calcext:value-type="float">
            <text:p>8092539</text:p>
          </table:table-cell>
          <table:table-cell table:formula="of:=IF(ROW([.$A22])-3&gt;([$DataSetQuantification.H$4]-VLOOKUP([.G$3];[$dsdist.$A$9:$dsdist.$BJ$14];30));ORG.LIBREOFFICE.COLOR(156;0;6);ORG.LIBREOFFICE.COLOR(123;123;123))" office:value-type="float" office:value="10223622" calcext:value-type="float">
            <text:p>10223622</text:p>
          </table:table-cell>
          <table:table-cell table:formula="of:=IF(ROW([.$A22])-3&gt;([$DataSetQuantification.H$5]-VLOOKUP([.H$3];[$dsdist.$A$9:$dsdist.$BJ$14];30));ORG.LIBREOFFICE.COLOR(156;0;6);ORG.LIBREOFFICE.COLOR(123;123;123))" office:value-type="float" office:value="10223622" calcext:value-type="float">
            <text:p>10223622</text:p>
          </table:table-cell>
          <table:table-cell table:formula="of:=IF(ROW([.$A22])-3&gt;([$DataSetQuantification.H$6]-VLOOKUP([.I$3];[$dsdist.$A$9:$dsdist.$BJ$14];30));ORG.LIBREOFFICE.COLOR(156;0;6);ORG.LIBREOFFICE.COLOR(123;123;123))" office:value-type="float" office:value="8092539" calcext:value-type="float">
            <text:p>8092539</text:p>
          </table:table-cell>
          <table:table-cell table:formula="of:=IF(ROW([.$A22])-3&gt;([$DataSetQuantification.H$7]-VLOOKUP([.J$3];[$dsdist.$A$9:$dsdist.$BJ$14];49));ORG.LIBREOFFICE.COLOR(156;0;6);ORG.LIBREOFFICE.COLOR(123;123;123))" office:value-type="float" office:value="8092539" calcext:value-type="float">
            <text:p>8092539</text:p>
          </table:table-cell>
          <table:table-cell table:formula="of:=IF(ROW([.$A22])-3&gt;([$DataSetQuantification.H$8]-VLOOKUP([.K$3];[$dsdist.$A$9:$dsdist.$BJ$14];49));ORG.LIBREOFFICE.COLOR(156;0;6);ORG.LIBREOFFICE.COLOR(123;123;123))" office:value-type="float" office:value="8092539" calcext:value-type="float">
            <text:p>8092539</text:p>
          </table:table-cell>
          <table:table-cell table:formula="of:=IF(ROW([.$A22])-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20" calcext:value-type="float">
            <text:p>20</text:p>
          </table:table-cell>
          <table:table-cell table:formula="of:=IF(ROW([.$A23])-3&gt;([$DataSetQuantification.G$4]-VLOOKUP([.B$3];[$dsdist.$A$3:$dsdist.$AL$8];30));ORG.LIBREOFFICE.COLOR(0;102;0);ORG.LIBREOFFICE.COLOR(123;123;123))" office:value-type="float" office:value="26112" calcext:value-type="float">
            <text:p>26112</text:p>
          </table:table-cell>
          <table:table-cell table:formula="of:=IF(ROW([.$A23])-3&gt;([$DataSetQuantification.G$5]-VLOOKUP([.C$3];[$dsdist.$A$3:$dsdist.$AL$8];30));ORG.LIBREOFFICE.COLOR(0;102;0);ORG.LIBREOFFICE.COLOR(123;123;123))" office:value-type="float" office:value="8092539" calcext:value-type="float">
            <text:p>8092539</text:p>
          </table:table-cell>
          <table:table-cell table:formula="of:=IF(ROW([.$A23])-3&gt;([$DataSetQuantification.G$6]-VLOOKUP([.D$3];[$dsdist.$A$3:$dsdist.$AL$8];30));ORG.LIBREOFFICE.COLOR(0;102;0);ORG.LIBREOFFICE.COLOR(123;123;123))" office:value-type="float" office:value="26112" calcext:value-type="float">
            <text:p>26112</text:p>
          </table:table-cell>
          <table:table-cell table:formula="of:=IF(ROW([.$A23])-3&gt;([$DataSetQuantification.G$7]-VLOOKUP([.E$3];[$dsdist.$A$3:$dsdist.$AL$8];30));ORG.LIBREOFFICE.COLOR(0;102;0);ORG.LIBREOFFICE.COLOR(123;123;123))" office:value-type="float" office:value="26112" calcext:value-type="float">
            <text:p>26112</text:p>
          </table:table-cell>
          <table:table-cell table:formula="of:=IF(ROW([.$A23])-3&gt;([$DataSetQuantification.G$9]-VLOOKUP([.F$3];[$dsdist.$A$3:$dsdist.$AL$8];30));ORG.LIBREOFFICE.COLOR(0;102;0);ORG.LIBREOFFICE.COLOR(123;123;123))" office:value-type="float" office:value="8092539" calcext:value-type="float">
            <text:p>8092539</text:p>
          </table:table-cell>
          <table:table-cell table:formula="of:=IF(ROW([.$A23])-3&gt;([$DataSetQuantification.H$4]-VLOOKUP([.G$3];[$dsdist.$A$9:$dsdist.$BJ$14];30));ORG.LIBREOFFICE.COLOR(156;0;6);ORG.LIBREOFFICE.COLOR(123;123;123))" office:value-type="float" office:value="10223622" calcext:value-type="float">
            <text:p>10223622</text:p>
          </table:table-cell>
          <table:table-cell table:formula="of:=IF(ROW([.$A23])-3&gt;([$DataSetQuantification.H$5]-VLOOKUP([.H$3];[$dsdist.$A$9:$dsdist.$BJ$14];30));ORG.LIBREOFFICE.COLOR(156;0;6);ORG.LIBREOFFICE.COLOR(123;123;123))" office:value-type="float" office:value="10223622" calcext:value-type="float">
            <text:p>10223622</text:p>
          </table:table-cell>
          <table:table-cell table:formula="of:=IF(ROW([.$A23])-3&gt;([$DataSetQuantification.H$6]-VLOOKUP([.I$3];[$dsdist.$A$9:$dsdist.$BJ$14];30));ORG.LIBREOFFICE.COLOR(156;0;6);ORG.LIBREOFFICE.COLOR(123;123;123))" office:value-type="float" office:value="8092539" calcext:value-type="float">
            <text:p>8092539</text:p>
          </table:table-cell>
          <table:table-cell table:formula="of:=IF(ROW([.$A23])-3&gt;([$DataSetQuantification.H$7]-VLOOKUP([.J$3];[$dsdist.$A$9:$dsdist.$BJ$14];49));ORG.LIBREOFFICE.COLOR(156;0;6);ORG.LIBREOFFICE.COLOR(123;123;123))" office:value-type="float" office:value="8092539" calcext:value-type="float">
            <text:p>8092539</text:p>
          </table:table-cell>
          <table:table-cell table:formula="of:=IF(ROW([.$A23])-3&gt;([$DataSetQuantification.H$8]-VLOOKUP([.K$3];[$dsdist.$A$9:$dsdist.$BJ$14];49));ORG.LIBREOFFICE.COLOR(156;0;6);ORG.LIBREOFFICE.COLOR(123;123;123))" office:value-type="float" office:value="8092539" calcext:value-type="float">
            <text:p>8092539</text:p>
          </table:table-cell>
          <table:table-cell table:formula="of:=IF(ROW([.$A23])-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21" calcext:value-type="float">
            <text:p>21</text:p>
          </table:table-cell>
          <table:table-cell table:formula="of:=IF(ROW([.$A24])-3&gt;([$DataSetQuantification.G$4]-VLOOKUP([.B$3];[$dsdist.$A$3:$dsdist.$AL$8];30));ORG.LIBREOFFICE.COLOR(0;102;0);ORG.LIBREOFFICE.COLOR(123;123;123))" office:value-type="float" office:value="26112" calcext:value-type="float">
            <text:p>26112</text:p>
          </table:table-cell>
          <table:table-cell table:formula="of:=IF(ROW([.$A24])-3&gt;([$DataSetQuantification.G$5]-VLOOKUP([.C$3];[$dsdist.$A$3:$dsdist.$AL$8];30));ORG.LIBREOFFICE.COLOR(0;102;0);ORG.LIBREOFFICE.COLOR(123;123;123))" office:value-type="float" office:value="8092539" calcext:value-type="float">
            <text:p>8092539</text:p>
          </table:table-cell>
          <table:table-cell table:formula="of:=IF(ROW([.$A24])-3&gt;([$DataSetQuantification.G$6]-VLOOKUP([.D$3];[$dsdist.$A$3:$dsdist.$AL$8];30));ORG.LIBREOFFICE.COLOR(0;102;0);ORG.LIBREOFFICE.COLOR(123;123;123))" office:value-type="float" office:value="26112" calcext:value-type="float">
            <text:p>26112</text:p>
          </table:table-cell>
          <table:table-cell table:formula="of:=IF(ROW([.$A24])-3&gt;([$DataSetQuantification.G$7]-VLOOKUP([.E$3];[$dsdist.$A$3:$dsdist.$AL$8];30));ORG.LIBREOFFICE.COLOR(0;102;0);ORG.LIBREOFFICE.COLOR(123;123;123))" office:value-type="float" office:value="26112" calcext:value-type="float">
            <text:p>26112</text:p>
          </table:table-cell>
          <table:table-cell table:formula="of:=IF(ROW([.$A24])-3&gt;([$DataSetQuantification.G$9]-VLOOKUP([.F$3];[$dsdist.$A$3:$dsdist.$AL$8];30));ORG.LIBREOFFICE.COLOR(0;102;0);ORG.LIBREOFFICE.COLOR(123;123;123))" office:value-type="float" office:value="8092539" calcext:value-type="float">
            <text:p>8092539</text:p>
          </table:table-cell>
          <table:table-cell table:formula="of:=IF(ROW([.$A24])-3&gt;([$DataSetQuantification.H$4]-VLOOKUP([.G$3];[$dsdist.$A$9:$dsdist.$BJ$14];30));ORG.LIBREOFFICE.COLOR(156;0;6);ORG.LIBREOFFICE.COLOR(123;123;123))" office:value-type="float" office:value="10223622" calcext:value-type="float">
            <text:p>10223622</text:p>
          </table:table-cell>
          <table:table-cell table:formula="of:=IF(ROW([.$A24])-3&gt;([$DataSetQuantification.H$5]-VLOOKUP([.H$3];[$dsdist.$A$9:$dsdist.$BJ$14];30));ORG.LIBREOFFICE.COLOR(156;0;6);ORG.LIBREOFFICE.COLOR(123;123;123))" office:value-type="float" office:value="10223622" calcext:value-type="float">
            <text:p>10223622</text:p>
          </table:table-cell>
          <table:table-cell table:formula="of:=IF(ROW([.$A24])-3&gt;([$DataSetQuantification.H$6]-VLOOKUP([.I$3];[$dsdist.$A$9:$dsdist.$BJ$14];30));ORG.LIBREOFFICE.COLOR(156;0;6);ORG.LIBREOFFICE.COLOR(123;123;123))" office:value-type="float" office:value="8092539" calcext:value-type="float">
            <text:p>8092539</text:p>
          </table:table-cell>
          <table:table-cell table:formula="of:=IF(ROW([.$A24])-3&gt;([$DataSetQuantification.H$7]-VLOOKUP([.J$3];[$dsdist.$A$9:$dsdist.$BJ$14];49));ORG.LIBREOFFICE.COLOR(156;0;6);ORG.LIBREOFFICE.COLOR(123;123;123))" office:value-type="float" office:value="8092539" calcext:value-type="float">
            <text:p>8092539</text:p>
          </table:table-cell>
          <table:table-cell table:formula="of:=IF(ROW([.$A24])-3&gt;([$DataSetQuantification.H$8]-VLOOKUP([.K$3];[$dsdist.$A$9:$dsdist.$BJ$14];49));ORG.LIBREOFFICE.COLOR(156;0;6);ORG.LIBREOFFICE.COLOR(123;123;123))" office:value-type="float" office:value="8092539" calcext:value-type="float">
            <text:p>8092539</text:p>
          </table:table-cell>
          <table:table-cell table:formula="of:=IF(ROW([.$A24])-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22" calcext:value-type="float">
            <text:p>22</text:p>
          </table:table-cell>
          <table:table-cell table:formula="of:=IF(ROW([.$A25])-3&gt;([$DataSetQuantification.G$4]-VLOOKUP([.B$3];[$dsdist.$A$3:$dsdist.$AL$8];30));ORG.LIBREOFFICE.COLOR(0;102;0);ORG.LIBREOFFICE.COLOR(123;123;123))" office:value-type="float" office:value="26112" calcext:value-type="float">
            <text:p>26112</text:p>
          </table:table-cell>
          <table:table-cell table:formula="of:=IF(ROW([.$A25])-3&gt;([$DataSetQuantification.G$5]-VLOOKUP([.C$3];[$dsdist.$A$3:$dsdist.$AL$8];30));ORG.LIBREOFFICE.COLOR(0;102;0);ORG.LIBREOFFICE.COLOR(123;123;123))" office:value-type="float" office:value="8092539" calcext:value-type="float">
            <text:p>8092539</text:p>
          </table:table-cell>
          <table:table-cell table:formula="of:=IF(ROW([.$A25])-3&gt;([$DataSetQuantification.G$6]-VLOOKUP([.D$3];[$dsdist.$A$3:$dsdist.$AL$8];30));ORG.LIBREOFFICE.COLOR(0;102;0);ORG.LIBREOFFICE.COLOR(123;123;123))" office:value-type="float" office:value="26112" calcext:value-type="float">
            <text:p>26112</text:p>
          </table:table-cell>
          <table:table-cell table:formula="of:=IF(ROW([.$A25])-3&gt;([$DataSetQuantification.G$7]-VLOOKUP([.E$3];[$dsdist.$A$3:$dsdist.$AL$8];30));ORG.LIBREOFFICE.COLOR(0;102;0);ORG.LIBREOFFICE.COLOR(123;123;123))" office:value-type="float" office:value="26112" calcext:value-type="float">
            <text:p>26112</text:p>
          </table:table-cell>
          <table:table-cell table:formula="of:=IF(ROW([.$A25])-3&gt;([$DataSetQuantification.G$9]-VLOOKUP([.F$3];[$dsdist.$A$3:$dsdist.$AL$8];30));ORG.LIBREOFFICE.COLOR(0;102;0);ORG.LIBREOFFICE.COLOR(123;123;123))" office:value-type="float" office:value="8092539" calcext:value-type="float">
            <text:p>8092539</text:p>
          </table:table-cell>
          <table:table-cell table:formula="of:=IF(ROW([.$A25])-3&gt;([$DataSetQuantification.H$4]-VLOOKUP([.G$3];[$dsdist.$A$9:$dsdist.$BJ$14];30));ORG.LIBREOFFICE.COLOR(156;0;6);ORG.LIBREOFFICE.COLOR(123;123;123))" office:value-type="float" office:value="10223622" calcext:value-type="float">
            <text:p>10223622</text:p>
          </table:table-cell>
          <table:table-cell table:formula="of:=IF(ROW([.$A25])-3&gt;([$DataSetQuantification.H$5]-VLOOKUP([.H$3];[$dsdist.$A$9:$dsdist.$BJ$14];30));ORG.LIBREOFFICE.COLOR(156;0;6);ORG.LIBREOFFICE.COLOR(123;123;123))" office:value-type="float" office:value="10223622" calcext:value-type="float">
            <text:p>10223622</text:p>
          </table:table-cell>
          <table:table-cell table:formula="of:=IF(ROW([.$A25])-3&gt;([$DataSetQuantification.H$6]-VLOOKUP([.I$3];[$dsdist.$A$9:$dsdist.$BJ$14];30));ORG.LIBREOFFICE.COLOR(156;0;6);ORG.LIBREOFFICE.COLOR(123;123;123))" office:value-type="float" office:value="8092539" calcext:value-type="float">
            <text:p>8092539</text:p>
          </table:table-cell>
          <table:table-cell table:formula="of:=IF(ROW([.$A25])-3&gt;([$DataSetQuantification.H$7]-VLOOKUP([.J$3];[$dsdist.$A$9:$dsdist.$BJ$14];49));ORG.LIBREOFFICE.COLOR(156;0;6);ORG.LIBREOFFICE.COLOR(123;123;123))" office:value-type="float" office:value="8092539" calcext:value-type="float">
            <text:p>8092539</text:p>
          </table:table-cell>
          <table:table-cell table:formula="of:=IF(ROW([.$A25])-3&gt;([$DataSetQuantification.H$8]-VLOOKUP([.K$3];[$dsdist.$A$9:$dsdist.$BJ$14];49));ORG.LIBREOFFICE.COLOR(156;0;6);ORG.LIBREOFFICE.COLOR(123;123;123))" office:value-type="float" office:value="8092539" calcext:value-type="float">
            <text:p>8092539</text:p>
          </table:table-cell>
          <table:table-cell table:formula="of:=IF(ROW([.$A25])-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23" calcext:value-type="float">
            <text:p>23</text:p>
          </table:table-cell>
          <table:table-cell table:formula="of:=IF(ROW([.$A26])-3&gt;([$DataSetQuantification.G$4]-VLOOKUP([.B$3];[$dsdist.$A$3:$dsdist.$AL$8];30));ORG.LIBREOFFICE.COLOR(0;102;0);ORG.LIBREOFFICE.COLOR(123;123;123))" office:value-type="float" office:value="26112" calcext:value-type="float">
            <text:p>26112</text:p>
          </table:table-cell>
          <table:table-cell table:formula="of:=IF(ROW([.$A26])-3&gt;([$DataSetQuantification.G$5]-VLOOKUP([.C$3];[$dsdist.$A$3:$dsdist.$AL$8];30));ORG.LIBREOFFICE.COLOR(0;102;0);ORG.LIBREOFFICE.COLOR(123;123;123))" office:value-type="float" office:value="8092539" calcext:value-type="float">
            <text:p>8092539</text:p>
          </table:table-cell>
          <table:table-cell table:formula="of:=IF(ROW([.$A26])-3&gt;([$DataSetQuantification.G$6]-VLOOKUP([.D$3];[$dsdist.$A$3:$dsdist.$AL$8];30));ORG.LIBREOFFICE.COLOR(0;102;0);ORG.LIBREOFFICE.COLOR(123;123;123))" office:value-type="float" office:value="26112" calcext:value-type="float">
            <text:p>26112</text:p>
          </table:table-cell>
          <table:table-cell table:formula="of:=IF(ROW([.$A26])-3&gt;([$DataSetQuantification.G$7]-VLOOKUP([.E$3];[$dsdist.$A$3:$dsdist.$AL$8];30));ORG.LIBREOFFICE.COLOR(0;102;0);ORG.LIBREOFFICE.COLOR(123;123;123))" office:value-type="float" office:value="26112" calcext:value-type="float">
            <text:p>26112</text:p>
          </table:table-cell>
          <table:table-cell table:formula="of:=IF(ROW([.$A26])-3&gt;([$DataSetQuantification.G$9]-VLOOKUP([.F$3];[$dsdist.$A$3:$dsdist.$AL$8];30));ORG.LIBREOFFICE.COLOR(0;102;0);ORG.LIBREOFFICE.COLOR(123;123;123))" office:value-type="float" office:value="8092539" calcext:value-type="float">
            <text:p>8092539</text:p>
          </table:table-cell>
          <table:table-cell table:formula="of:=IF(ROW([.$A26])-3&gt;([$DataSetQuantification.H$4]-VLOOKUP([.G$3];[$dsdist.$A$9:$dsdist.$BJ$14];30));ORG.LIBREOFFICE.COLOR(156;0;6);ORG.LIBREOFFICE.COLOR(123;123;123))" office:value-type="float" office:value="10223622" calcext:value-type="float">
            <text:p>10223622</text:p>
          </table:table-cell>
          <table:table-cell table:formula="of:=IF(ROW([.$A26])-3&gt;([$DataSetQuantification.H$5]-VLOOKUP([.H$3];[$dsdist.$A$9:$dsdist.$BJ$14];30));ORG.LIBREOFFICE.COLOR(156;0;6);ORG.LIBREOFFICE.COLOR(123;123;123))" office:value-type="float" office:value="10223622" calcext:value-type="float">
            <text:p>10223622</text:p>
          </table:table-cell>
          <table:table-cell table:formula="of:=IF(ROW([.$A26])-3&gt;([$DataSetQuantification.H$6]-VLOOKUP([.I$3];[$dsdist.$A$9:$dsdist.$BJ$14];30));ORG.LIBREOFFICE.COLOR(156;0;6);ORG.LIBREOFFICE.COLOR(123;123;123))" office:value-type="float" office:value="8092539" calcext:value-type="float">
            <text:p>8092539</text:p>
          </table:table-cell>
          <table:table-cell table:formula="of:=IF(ROW([.$A26])-3&gt;([$DataSetQuantification.H$7]-VLOOKUP([.J$3];[$dsdist.$A$9:$dsdist.$BJ$14];49));ORG.LIBREOFFICE.COLOR(156;0;6);ORG.LIBREOFFICE.COLOR(123;123;123))" office:value-type="float" office:value="8092539" calcext:value-type="float">
            <text:p>8092539</text:p>
          </table:table-cell>
          <table:table-cell table:formula="of:=IF(ROW([.$A26])-3&gt;([$DataSetQuantification.H$8]-VLOOKUP([.K$3];[$dsdist.$A$9:$dsdist.$BJ$14];49));ORG.LIBREOFFICE.COLOR(156;0;6);ORG.LIBREOFFICE.COLOR(123;123;123))" office:value-type="float" office:value="8092539" calcext:value-type="float">
            <text:p>8092539</text:p>
          </table:table-cell>
          <table:table-cell table:formula="of:=IF(ROW([.$A26])-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24" calcext:value-type="float">
            <text:p>24</text:p>
          </table:table-cell>
          <table:table-cell table:formula="of:=IF(ROW([.$A27])-3&gt;([$DataSetQuantification.G$4]-VLOOKUP([.B$3];[$dsdist.$A$3:$dsdist.$AL$8];30));ORG.LIBREOFFICE.COLOR(0;102;0);ORG.LIBREOFFICE.COLOR(123;123;123))" office:value-type="float" office:value="26112" calcext:value-type="float">
            <text:p>26112</text:p>
          </table:table-cell>
          <table:table-cell table:formula="of:=IF(ROW([.$A27])-3&gt;([$DataSetQuantification.G$5]-VLOOKUP([.C$3];[$dsdist.$A$3:$dsdist.$AL$8];30));ORG.LIBREOFFICE.COLOR(0;102;0);ORG.LIBREOFFICE.COLOR(123;123;123))" office:value-type="float" office:value="8092539" calcext:value-type="float">
            <text:p>8092539</text:p>
          </table:table-cell>
          <table:table-cell table:formula="of:=IF(ROW([.$A27])-3&gt;([$DataSetQuantification.G$6]-VLOOKUP([.D$3];[$dsdist.$A$3:$dsdist.$AL$8];30));ORG.LIBREOFFICE.COLOR(0;102;0);ORG.LIBREOFFICE.COLOR(123;123;123))" office:value-type="float" office:value="26112" calcext:value-type="float">
            <text:p>26112</text:p>
          </table:table-cell>
          <table:table-cell table:formula="of:=IF(ROW([.$A27])-3&gt;([$DataSetQuantification.G$7]-VLOOKUP([.E$3];[$dsdist.$A$3:$dsdist.$AL$8];30));ORG.LIBREOFFICE.COLOR(0;102;0);ORG.LIBREOFFICE.COLOR(123;123;123))" office:value-type="float" office:value="26112" calcext:value-type="float">
            <text:p>26112</text:p>
          </table:table-cell>
          <table:table-cell table:formula="of:=IF(ROW([.$A27])-3&gt;([$DataSetQuantification.G$9]-VLOOKUP([.F$3];[$dsdist.$A$3:$dsdist.$AL$8];30));ORG.LIBREOFFICE.COLOR(0;102;0);ORG.LIBREOFFICE.COLOR(123;123;123))" office:value-type="float" office:value="8092539" calcext:value-type="float">
            <text:p>8092539</text:p>
          </table:table-cell>
          <table:table-cell table:formula="of:=IF(ROW([.$A27])-3&gt;([$DataSetQuantification.H$4]-VLOOKUP([.G$3];[$dsdist.$A$9:$dsdist.$BJ$14];30));ORG.LIBREOFFICE.COLOR(156;0;6);ORG.LIBREOFFICE.COLOR(123;123;123))" office:value-type="float" office:value="10223622" calcext:value-type="float">
            <text:p>10223622</text:p>
          </table:table-cell>
          <table:table-cell table:formula="of:=IF(ROW([.$A27])-3&gt;([$DataSetQuantification.H$5]-VLOOKUP([.H$3];[$dsdist.$A$9:$dsdist.$BJ$14];30));ORG.LIBREOFFICE.COLOR(156;0;6);ORG.LIBREOFFICE.COLOR(123;123;123))" office:value-type="float" office:value="10223622" calcext:value-type="float">
            <text:p>10223622</text:p>
          </table:table-cell>
          <table:table-cell table:formula="of:=IF(ROW([.$A27])-3&gt;([$DataSetQuantification.H$6]-VLOOKUP([.I$3];[$dsdist.$A$9:$dsdist.$BJ$14];30));ORG.LIBREOFFICE.COLOR(156;0;6);ORG.LIBREOFFICE.COLOR(123;123;123))" office:value-type="float" office:value="8092539" calcext:value-type="float">
            <text:p>8092539</text:p>
          </table:table-cell>
          <table:table-cell table:formula="of:=IF(ROW([.$A27])-3&gt;([$DataSetQuantification.H$7]-VLOOKUP([.J$3];[$dsdist.$A$9:$dsdist.$BJ$14];49));ORG.LIBREOFFICE.COLOR(156;0;6);ORG.LIBREOFFICE.COLOR(123;123;123))" office:value-type="float" office:value="8092539" calcext:value-type="float">
            <text:p>8092539</text:p>
          </table:table-cell>
          <table:table-cell table:formula="of:=IF(ROW([.$A27])-3&gt;([$DataSetQuantification.H$8]-VLOOKUP([.K$3];[$dsdist.$A$9:$dsdist.$BJ$14];49));ORG.LIBREOFFICE.COLOR(156;0;6);ORG.LIBREOFFICE.COLOR(123;123;123))" office:value-type="float" office:value="8092539" calcext:value-type="float">
            <text:p>8092539</text:p>
          </table:table-cell>
          <table:table-cell table:formula="of:=IF(ROW([.$A27])-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25" calcext:value-type="float">
            <text:p>25</text:p>
          </table:table-cell>
          <table:table-cell table:formula="of:=IF(ROW([.$A28])-3&gt;([$DataSetQuantification.G$4]-VLOOKUP([.B$3];[$dsdist.$A$3:$dsdist.$AL$8];30));ORG.LIBREOFFICE.COLOR(0;102;0);ORG.LIBREOFFICE.COLOR(123;123;123))" office:value-type="float" office:value="26112" calcext:value-type="float">
            <text:p>26112</text:p>
          </table:table-cell>
          <table:table-cell table:formula="of:=IF(ROW([.$A28])-3&gt;([$DataSetQuantification.G$5]-VLOOKUP([.C$3];[$dsdist.$A$3:$dsdist.$AL$8];30));ORG.LIBREOFFICE.COLOR(0;102;0);ORG.LIBREOFFICE.COLOR(123;123;123))" office:value-type="float" office:value="8092539" calcext:value-type="float">
            <text:p>8092539</text:p>
          </table:table-cell>
          <table:table-cell table:formula="of:=IF(ROW([.$A28])-3&gt;([$DataSetQuantification.G$6]-VLOOKUP([.D$3];[$dsdist.$A$3:$dsdist.$AL$8];30));ORG.LIBREOFFICE.COLOR(0;102;0);ORG.LIBREOFFICE.COLOR(123;123;123))" office:value-type="float" office:value="26112" calcext:value-type="float">
            <text:p>26112</text:p>
          </table:table-cell>
          <table:table-cell table:formula="of:=IF(ROW([.$A28])-3&gt;([$DataSetQuantification.G$7]-VLOOKUP([.E$3];[$dsdist.$A$3:$dsdist.$AL$8];30));ORG.LIBREOFFICE.COLOR(0;102;0);ORG.LIBREOFFICE.COLOR(123;123;123))" office:value-type="float" office:value="26112" calcext:value-type="float">
            <text:p>26112</text:p>
          </table:table-cell>
          <table:table-cell table:formula="of:=IF(ROW([.$A28])-3&gt;([$DataSetQuantification.G$9]-VLOOKUP([.F$3];[$dsdist.$A$3:$dsdist.$AL$8];30));ORG.LIBREOFFICE.COLOR(0;102;0);ORG.LIBREOFFICE.COLOR(123;123;123))" office:value-type="float" office:value="8092539" calcext:value-type="float">
            <text:p>8092539</text:p>
          </table:table-cell>
          <table:table-cell table:formula="of:=IF(ROW([.$A28])-3&gt;([$DataSetQuantification.H$4]-VLOOKUP([.G$3];[$dsdist.$A$9:$dsdist.$BJ$14];30));ORG.LIBREOFFICE.COLOR(156;0;6);ORG.LIBREOFFICE.COLOR(123;123;123))" office:value-type="float" office:value="10223622" calcext:value-type="float">
            <text:p>10223622</text:p>
          </table:table-cell>
          <table:table-cell table:formula="of:=IF(ROW([.$A28])-3&gt;([$DataSetQuantification.H$5]-VLOOKUP([.H$3];[$dsdist.$A$9:$dsdist.$BJ$14];30));ORG.LIBREOFFICE.COLOR(156;0;6);ORG.LIBREOFFICE.COLOR(123;123;123))" office:value-type="float" office:value="10223622" calcext:value-type="float">
            <text:p>10223622</text:p>
          </table:table-cell>
          <table:table-cell table:formula="of:=IF(ROW([.$A28])-3&gt;([$DataSetQuantification.H$6]-VLOOKUP([.I$3];[$dsdist.$A$9:$dsdist.$BJ$14];30));ORG.LIBREOFFICE.COLOR(156;0;6);ORG.LIBREOFFICE.COLOR(123;123;123))" office:value-type="float" office:value="8092539" calcext:value-type="float">
            <text:p>8092539</text:p>
          </table:table-cell>
          <table:table-cell table:formula="of:=IF(ROW([.$A28])-3&gt;([$DataSetQuantification.H$7]-VLOOKUP([.J$3];[$dsdist.$A$9:$dsdist.$BJ$14];49));ORG.LIBREOFFICE.COLOR(156;0;6);ORG.LIBREOFFICE.COLOR(123;123;123))" office:value-type="float" office:value="8092539" calcext:value-type="float">
            <text:p>8092539</text:p>
          </table:table-cell>
          <table:table-cell table:formula="of:=IF(ROW([.$A28])-3&gt;([$DataSetQuantification.H$8]-VLOOKUP([.K$3];[$dsdist.$A$9:$dsdist.$BJ$14];49));ORG.LIBREOFFICE.COLOR(156;0;6);ORG.LIBREOFFICE.COLOR(123;123;123))" office:value-type="float" office:value="8092539" calcext:value-type="float">
            <text:p>8092539</text:p>
          </table:table-cell>
          <table:table-cell table:formula="of:=IF(ROW([.$A28])-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26" calcext:value-type="float">
            <text:p>26</text:p>
          </table:table-cell>
          <table:table-cell table:formula="of:=IF(ROW([.$A29])-3&gt;([$DataSetQuantification.G$4]-VLOOKUP([.B$3];[$dsdist.$A$3:$dsdist.$AL$8];30));ORG.LIBREOFFICE.COLOR(0;102;0);ORG.LIBREOFFICE.COLOR(123;123;123))" office:value-type="float" office:value="26112" calcext:value-type="float">
            <text:p>26112</text:p>
          </table:table-cell>
          <table:table-cell table:formula="of:=IF(ROW([.$A29])-3&gt;([$DataSetQuantification.G$5]-VLOOKUP([.C$3];[$dsdist.$A$3:$dsdist.$AL$8];30));ORG.LIBREOFFICE.COLOR(0;102;0);ORG.LIBREOFFICE.COLOR(123;123;123))" office:value-type="float" office:value="8092539" calcext:value-type="float">
            <text:p>8092539</text:p>
          </table:table-cell>
          <table:table-cell table:formula="of:=IF(ROW([.$A29])-3&gt;([$DataSetQuantification.G$6]-VLOOKUP([.D$3];[$dsdist.$A$3:$dsdist.$AL$8];30));ORG.LIBREOFFICE.COLOR(0;102;0);ORG.LIBREOFFICE.COLOR(123;123;123))" office:value-type="float" office:value="26112" calcext:value-type="float">
            <text:p>26112</text:p>
          </table:table-cell>
          <table:table-cell table:formula="of:=IF(ROW([.$A29])-3&gt;([$DataSetQuantification.G$7]-VLOOKUP([.E$3];[$dsdist.$A$3:$dsdist.$AL$8];30));ORG.LIBREOFFICE.COLOR(0;102;0);ORG.LIBREOFFICE.COLOR(123;123;123))" office:value-type="float" office:value="26112" calcext:value-type="float">
            <text:p>26112</text:p>
          </table:table-cell>
          <table:table-cell table:formula="of:=IF(ROW([.$A29])-3&gt;([$DataSetQuantification.G$9]-VLOOKUP([.F$3];[$dsdist.$A$3:$dsdist.$AL$8];30));ORG.LIBREOFFICE.COLOR(0;102;0);ORG.LIBREOFFICE.COLOR(123;123;123))" office:value-type="float" office:value="8092539" calcext:value-type="float">
            <text:p>8092539</text:p>
          </table:table-cell>
          <table:table-cell table:formula="of:=IF(ROW([.$A29])-3&gt;([$DataSetQuantification.H$4]-VLOOKUP([.G$3];[$dsdist.$A$9:$dsdist.$BJ$14];30));ORG.LIBREOFFICE.COLOR(156;0;6);ORG.LIBREOFFICE.COLOR(123;123;123))" office:value-type="float" office:value="10223622" calcext:value-type="float">
            <text:p>10223622</text:p>
          </table:table-cell>
          <table:table-cell table:formula="of:=IF(ROW([.$A29])-3&gt;([$DataSetQuantification.H$5]-VLOOKUP([.H$3];[$dsdist.$A$9:$dsdist.$BJ$14];30));ORG.LIBREOFFICE.COLOR(156;0;6);ORG.LIBREOFFICE.COLOR(123;123;123))" office:value-type="float" office:value="10223622" calcext:value-type="float">
            <text:p>10223622</text:p>
          </table:table-cell>
          <table:table-cell table:formula="of:=IF(ROW([.$A29])-3&gt;([$DataSetQuantification.H$6]-VLOOKUP([.I$3];[$dsdist.$A$9:$dsdist.$BJ$14];30));ORG.LIBREOFFICE.COLOR(156;0;6);ORG.LIBREOFFICE.COLOR(123;123;123))" office:value-type="float" office:value="8092539" calcext:value-type="float">
            <text:p>8092539</text:p>
          </table:table-cell>
          <table:table-cell table:formula="of:=IF(ROW([.$A29])-3&gt;([$DataSetQuantification.H$7]-VLOOKUP([.J$3];[$dsdist.$A$9:$dsdist.$BJ$14];49));ORG.LIBREOFFICE.COLOR(156;0;6);ORG.LIBREOFFICE.COLOR(123;123;123))" office:value-type="float" office:value="8092539" calcext:value-type="float">
            <text:p>8092539</text:p>
          </table:table-cell>
          <table:table-cell table:formula="of:=IF(ROW([.$A29])-3&gt;([$DataSetQuantification.H$8]-VLOOKUP([.K$3];[$dsdist.$A$9:$dsdist.$BJ$14];49));ORG.LIBREOFFICE.COLOR(156;0;6);ORG.LIBREOFFICE.COLOR(123;123;123))" office:value-type="float" office:value="8092539" calcext:value-type="float">
            <text:p>8092539</text:p>
          </table:table-cell>
          <table:table-cell table:formula="of:=IF(ROW([.$A29])-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27" calcext:value-type="float">
            <text:p>27</text:p>
          </table:table-cell>
          <table:table-cell table:formula="of:=IF(ROW([.$A30])-3&gt;([$DataSetQuantification.G$4]-VLOOKUP([.B$3];[$dsdist.$A$3:$dsdist.$AL$8];30));ORG.LIBREOFFICE.COLOR(0;102;0);ORG.LIBREOFFICE.COLOR(123;123;123))" office:value-type="float" office:value="26112" calcext:value-type="float">
            <text:p>26112</text:p>
          </table:table-cell>
          <table:table-cell table:formula="of:=IF(ROW([.$A30])-3&gt;([$DataSetQuantification.G$5]-VLOOKUP([.C$3];[$dsdist.$A$3:$dsdist.$AL$8];30));ORG.LIBREOFFICE.COLOR(0;102;0);ORG.LIBREOFFICE.COLOR(123;123;123))" office:value-type="float" office:value="8092539" calcext:value-type="float">
            <text:p>8092539</text:p>
          </table:table-cell>
          <table:table-cell table:formula="of:=IF(ROW([.$A30])-3&gt;([$DataSetQuantification.G$6]-VLOOKUP([.D$3];[$dsdist.$A$3:$dsdist.$AL$8];30));ORG.LIBREOFFICE.COLOR(0;102;0);ORG.LIBREOFFICE.COLOR(123;123;123))" office:value-type="float" office:value="26112" calcext:value-type="float">
            <text:p>26112</text:p>
          </table:table-cell>
          <table:table-cell table:formula="of:=IF(ROW([.$A30])-3&gt;([$DataSetQuantification.G$7]-VLOOKUP([.E$3];[$dsdist.$A$3:$dsdist.$AL$8];30));ORG.LIBREOFFICE.COLOR(0;102;0);ORG.LIBREOFFICE.COLOR(123;123;123))" office:value-type="float" office:value="26112" calcext:value-type="float">
            <text:p>26112</text:p>
          </table:table-cell>
          <table:table-cell table:formula="of:=IF(ROW([.$A30])-3&gt;([$DataSetQuantification.G$9]-VLOOKUP([.F$3];[$dsdist.$A$3:$dsdist.$AL$8];30));ORG.LIBREOFFICE.COLOR(0;102;0);ORG.LIBREOFFICE.COLOR(123;123;123))" office:value-type="float" office:value="8092539" calcext:value-type="float">
            <text:p>8092539</text:p>
          </table:table-cell>
          <table:table-cell table:formula="of:=IF(ROW([.$A30])-3&gt;([$DataSetQuantification.H$4]-VLOOKUP([.G$3];[$dsdist.$A$9:$dsdist.$BJ$14];30));ORG.LIBREOFFICE.COLOR(156;0;6);ORG.LIBREOFFICE.COLOR(123;123;123))" office:value-type="float" office:value="10223622" calcext:value-type="float">
            <text:p>10223622</text:p>
          </table:table-cell>
          <table:table-cell table:formula="of:=IF(ROW([.$A30])-3&gt;([$DataSetQuantification.H$5]-VLOOKUP([.H$3];[$dsdist.$A$9:$dsdist.$BJ$14];30));ORG.LIBREOFFICE.COLOR(156;0;6);ORG.LIBREOFFICE.COLOR(123;123;123))" office:value-type="float" office:value="10223622" calcext:value-type="float">
            <text:p>10223622</text:p>
          </table:table-cell>
          <table:table-cell table:formula="of:=IF(ROW([.$A30])-3&gt;([$DataSetQuantification.H$6]-VLOOKUP([.I$3];[$dsdist.$A$9:$dsdist.$BJ$14];30));ORG.LIBREOFFICE.COLOR(156;0;6);ORG.LIBREOFFICE.COLOR(123;123;123))" office:value-type="float" office:value="8092539" calcext:value-type="float">
            <text:p>8092539</text:p>
          </table:table-cell>
          <table:table-cell table:formula="of:=IF(ROW([.$A30])-3&gt;([$DataSetQuantification.H$7]-VLOOKUP([.J$3];[$dsdist.$A$9:$dsdist.$BJ$14];49));ORG.LIBREOFFICE.COLOR(156;0;6);ORG.LIBREOFFICE.COLOR(123;123;123))" office:value-type="float" office:value="8092539" calcext:value-type="float">
            <text:p>8092539</text:p>
          </table:table-cell>
          <table:table-cell table:formula="of:=IF(ROW([.$A30])-3&gt;([$DataSetQuantification.H$8]-VLOOKUP([.K$3];[$dsdist.$A$9:$dsdist.$BJ$14];49));ORG.LIBREOFFICE.COLOR(156;0;6);ORG.LIBREOFFICE.COLOR(123;123;123))" office:value-type="float" office:value="8092539" calcext:value-type="float">
            <text:p>8092539</text:p>
          </table:table-cell>
          <table:table-cell table:formula="of:=IF(ROW([.$A30])-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28" calcext:value-type="float">
            <text:p>28</text:p>
          </table:table-cell>
          <table:table-cell table:formula="of:=IF(ROW([.$A31])-3&gt;([$DataSetQuantification.G$4]-VLOOKUP([.B$3];[$dsdist.$A$3:$dsdist.$AL$8];30));ORG.LIBREOFFICE.COLOR(0;102;0);ORG.LIBREOFFICE.COLOR(123;123;123))" office:value-type="float" office:value="26112" calcext:value-type="float">
            <text:p>26112</text:p>
          </table:table-cell>
          <table:table-cell table:formula="of:=IF(ROW([.$A31])-3&gt;([$DataSetQuantification.G$5]-VLOOKUP([.C$3];[$dsdist.$A$3:$dsdist.$AL$8];30));ORG.LIBREOFFICE.COLOR(0;102;0);ORG.LIBREOFFICE.COLOR(123;123;123))" office:value-type="float" office:value="8092539" calcext:value-type="float">
            <text:p>8092539</text:p>
          </table:table-cell>
          <table:table-cell table:formula="of:=IF(ROW([.$A31])-3&gt;([$DataSetQuantification.G$6]-VLOOKUP([.D$3];[$dsdist.$A$3:$dsdist.$AL$8];30));ORG.LIBREOFFICE.COLOR(0;102;0);ORG.LIBREOFFICE.COLOR(123;123;123))" office:value-type="float" office:value="26112" calcext:value-type="float">
            <text:p>26112</text:p>
          </table:table-cell>
          <table:table-cell table:formula="of:=IF(ROW([.$A31])-3&gt;([$DataSetQuantification.G$7]-VLOOKUP([.E$3];[$dsdist.$A$3:$dsdist.$AL$8];30));ORG.LIBREOFFICE.COLOR(0;102;0);ORG.LIBREOFFICE.COLOR(123;123;123))" office:value-type="float" office:value="26112" calcext:value-type="float">
            <text:p>26112</text:p>
          </table:table-cell>
          <table:table-cell table:formula="of:=IF(ROW([.$A31])-3&gt;([$DataSetQuantification.G$9]-VLOOKUP([.F$3];[$dsdist.$A$3:$dsdist.$AL$8];30));ORG.LIBREOFFICE.COLOR(0;102;0);ORG.LIBREOFFICE.COLOR(123;123;123))" office:value-type="float" office:value="8092539" calcext:value-type="float">
            <text:p>8092539</text:p>
          </table:table-cell>
          <table:table-cell table:formula="of:=IF(ROW([.$A31])-3&gt;([$DataSetQuantification.H$4]-VLOOKUP([.G$3];[$dsdist.$A$9:$dsdist.$BJ$14];30));ORG.LIBREOFFICE.COLOR(156;0;6);ORG.LIBREOFFICE.COLOR(123;123;123))" office:value-type="float" office:value="10223622" calcext:value-type="float">
            <text:p>10223622</text:p>
          </table:table-cell>
          <table:table-cell table:formula="of:=IF(ROW([.$A31])-3&gt;([$DataSetQuantification.H$5]-VLOOKUP([.H$3];[$dsdist.$A$9:$dsdist.$BJ$14];30));ORG.LIBREOFFICE.COLOR(156;0;6);ORG.LIBREOFFICE.COLOR(123;123;123))" office:value-type="float" office:value="10223622" calcext:value-type="float">
            <text:p>10223622</text:p>
          </table:table-cell>
          <table:table-cell table:formula="of:=IF(ROW([.$A31])-3&gt;([$DataSetQuantification.H$6]-VLOOKUP([.I$3];[$dsdist.$A$9:$dsdist.$BJ$14];30));ORG.LIBREOFFICE.COLOR(156;0;6);ORG.LIBREOFFICE.COLOR(123;123;123))" office:value-type="float" office:value="8092539" calcext:value-type="float">
            <text:p>8092539</text:p>
          </table:table-cell>
          <table:table-cell table:formula="of:=IF(ROW([.$A31])-3&gt;([$DataSetQuantification.H$7]-VLOOKUP([.J$3];[$dsdist.$A$9:$dsdist.$BJ$14];49));ORG.LIBREOFFICE.COLOR(156;0;6);ORG.LIBREOFFICE.COLOR(123;123;123))" office:value-type="float" office:value="8092539" calcext:value-type="float">
            <text:p>8092539</text:p>
          </table:table-cell>
          <table:table-cell table:formula="of:=IF(ROW([.$A31])-3&gt;([$DataSetQuantification.H$8]-VLOOKUP([.K$3];[$dsdist.$A$9:$dsdist.$BJ$14];49));ORG.LIBREOFFICE.COLOR(156;0;6);ORG.LIBREOFFICE.COLOR(123;123;123))" office:value-type="float" office:value="8092539" calcext:value-type="float">
            <text:p>8092539</text:p>
          </table:table-cell>
          <table:table-cell table:formula="of:=IF(ROW([.$A31])-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29" calcext:value-type="float">
            <text:p>29</text:p>
          </table:table-cell>
          <table:table-cell table:formula="of:=IF(ROW([.$A32])-3&gt;([$DataSetQuantification.G$4]-VLOOKUP([.B$3];[$dsdist.$A$3:$dsdist.$AL$8];30));ORG.LIBREOFFICE.COLOR(0;102;0);ORG.LIBREOFFICE.COLOR(123;123;123))" office:value-type="float" office:value="26112" calcext:value-type="float">
            <text:p>26112</text:p>
          </table:table-cell>
          <table:table-cell table:formula="of:=IF(ROW([.$A32])-3&gt;([$DataSetQuantification.G$5]-VLOOKUP([.C$3];[$dsdist.$A$3:$dsdist.$AL$8];30));ORG.LIBREOFFICE.COLOR(0;102;0);ORG.LIBREOFFICE.COLOR(123;123;123))" office:value-type="float" office:value="8092539" calcext:value-type="float">
            <text:p>8092539</text:p>
          </table:table-cell>
          <table:table-cell table:formula="of:=IF(ROW([.$A32])-3&gt;([$DataSetQuantification.G$6]-VLOOKUP([.D$3];[$dsdist.$A$3:$dsdist.$AL$8];30));ORG.LIBREOFFICE.COLOR(0;102;0);ORG.LIBREOFFICE.COLOR(123;123;123))" office:value-type="float" office:value="26112" calcext:value-type="float">
            <text:p>26112</text:p>
          </table:table-cell>
          <table:table-cell table:formula="of:=IF(ROW([.$A32])-3&gt;([$DataSetQuantification.G$7]-VLOOKUP([.E$3];[$dsdist.$A$3:$dsdist.$AL$8];30));ORG.LIBREOFFICE.COLOR(0;102;0);ORG.LIBREOFFICE.COLOR(123;123;123))" office:value-type="float" office:value="26112" calcext:value-type="float">
            <text:p>26112</text:p>
          </table:table-cell>
          <table:table-cell table:formula="of:=IF(ROW([.$A32])-3&gt;([$DataSetQuantification.G$9]-VLOOKUP([.F$3];[$dsdist.$A$3:$dsdist.$AL$8];30));ORG.LIBREOFFICE.COLOR(0;102;0);ORG.LIBREOFFICE.COLOR(123;123;123))" office:value-type="float" office:value="8092539" calcext:value-type="float">
            <text:p>8092539</text:p>
          </table:table-cell>
          <table:table-cell table:formula="of:=IF(ROW([.$A32])-3&gt;([$DataSetQuantification.H$4]-VLOOKUP([.G$3];[$dsdist.$A$9:$dsdist.$BJ$14];30));ORG.LIBREOFFICE.COLOR(156;0;6);ORG.LIBREOFFICE.COLOR(123;123;123))" office:value-type="float" office:value="10223622" calcext:value-type="float">
            <text:p>10223622</text:p>
          </table:table-cell>
          <table:table-cell table:formula="of:=IF(ROW([.$A32])-3&gt;([$DataSetQuantification.H$5]-VLOOKUP([.H$3];[$dsdist.$A$9:$dsdist.$BJ$14];30));ORG.LIBREOFFICE.COLOR(156;0;6);ORG.LIBREOFFICE.COLOR(123;123;123))" office:value-type="float" office:value="10223622" calcext:value-type="float">
            <text:p>10223622</text:p>
          </table:table-cell>
          <table:table-cell table:formula="of:=IF(ROW([.$A32])-3&gt;([$DataSetQuantification.H$6]-VLOOKUP([.I$3];[$dsdist.$A$9:$dsdist.$BJ$14];30));ORG.LIBREOFFICE.COLOR(156;0;6);ORG.LIBREOFFICE.COLOR(123;123;123))" office:value-type="float" office:value="10223622" calcext:value-type="float">
            <text:p>10223622</text:p>
          </table:table-cell>
          <table:table-cell table:formula="of:=IF(ROW([.$A32])-3&gt;([$DataSetQuantification.H$7]-VLOOKUP([.J$3];[$dsdist.$A$9:$dsdist.$BJ$14];49));ORG.LIBREOFFICE.COLOR(156;0;6);ORG.LIBREOFFICE.COLOR(123;123;123))" office:value-type="float" office:value="8092539" calcext:value-type="float">
            <text:p>8092539</text:p>
          </table:table-cell>
          <table:table-cell table:formula="of:=IF(ROW([.$A32])-3&gt;([$DataSetQuantification.H$8]-VLOOKUP([.K$3];[$dsdist.$A$9:$dsdist.$BJ$14];49));ORG.LIBREOFFICE.COLOR(156;0;6);ORG.LIBREOFFICE.COLOR(123;123;123))" office:value-type="float" office:value="8092539" calcext:value-type="float">
            <text:p>8092539</text:p>
          </table:table-cell>
          <table:table-cell table:formula="of:=IF(ROW([.$A32])-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30" calcext:value-type="float">
            <text:p>30</text:p>
          </table:table-cell>
          <table:table-cell table:formula="of:=IF(ROW([.$A33])-3&gt;([$DataSetQuantification.G$4]-VLOOKUP([.B$3];[$dsdist.$A$3:$dsdist.$AL$8];30));ORG.LIBREOFFICE.COLOR(0;102;0);ORG.LIBREOFFICE.COLOR(123;123;123))" office:value-type="float" office:value="26112" calcext:value-type="float">
            <text:p>26112</text:p>
          </table:table-cell>
          <table:table-cell table:formula="of:=IF(ROW([.$A33])-3&gt;([$DataSetQuantification.G$5]-VLOOKUP([.C$3];[$dsdist.$A$3:$dsdist.$AL$8];30));ORG.LIBREOFFICE.COLOR(0;102;0);ORG.LIBREOFFICE.COLOR(123;123;123))" office:value-type="float" office:value="8092539" calcext:value-type="float">
            <text:p>8092539</text:p>
          </table:table-cell>
          <table:table-cell table:formula="of:=IF(ROW([.$A33])-3&gt;([$DataSetQuantification.G$6]-VLOOKUP([.D$3];[$dsdist.$A$3:$dsdist.$AL$8];30));ORG.LIBREOFFICE.COLOR(0;102;0);ORG.LIBREOFFICE.COLOR(123;123;123))" office:value-type="float" office:value="26112" calcext:value-type="float">
            <text:p>26112</text:p>
          </table:table-cell>
          <table:table-cell table:formula="of:=IF(ROW([.$A33])-3&gt;([$DataSetQuantification.G$7]-VLOOKUP([.E$3];[$dsdist.$A$3:$dsdist.$AL$8];30));ORG.LIBREOFFICE.COLOR(0;102;0);ORG.LIBREOFFICE.COLOR(123;123;123))" office:value-type="float" office:value="26112" calcext:value-type="float">
            <text:p>26112</text:p>
          </table:table-cell>
          <table:table-cell table:formula="of:=IF(ROW([.$A33])-3&gt;([$DataSetQuantification.G$9]-VLOOKUP([.F$3];[$dsdist.$A$3:$dsdist.$AL$8];30));ORG.LIBREOFFICE.COLOR(0;102;0);ORG.LIBREOFFICE.COLOR(123;123;123))" office:value-type="float" office:value="8092539" calcext:value-type="float">
            <text:p>8092539</text:p>
          </table:table-cell>
          <table:table-cell table:formula="of:=IF(ROW([.$A33])-3&gt;([$DataSetQuantification.H$4]-VLOOKUP([.G$3];[$dsdist.$A$9:$dsdist.$BJ$14];30));ORG.LIBREOFFICE.COLOR(156;0;6);ORG.LIBREOFFICE.COLOR(123;123;123))" office:value-type="float" office:value="10223622" calcext:value-type="float">
            <text:p>10223622</text:p>
          </table:table-cell>
          <table:table-cell table:formula="of:=IF(ROW([.$A33])-3&gt;([$DataSetQuantification.H$5]-VLOOKUP([.H$3];[$dsdist.$A$9:$dsdist.$BJ$14];30));ORG.LIBREOFFICE.COLOR(156;0;6);ORG.LIBREOFFICE.COLOR(123;123;123))" office:value-type="float" office:value="10223622" calcext:value-type="float">
            <text:p>10223622</text:p>
          </table:table-cell>
          <table:table-cell table:formula="of:=IF(ROW([.$A33])-3&gt;([$DataSetQuantification.H$6]-VLOOKUP([.I$3];[$dsdist.$A$9:$dsdist.$BJ$14];30));ORG.LIBREOFFICE.COLOR(156;0;6);ORG.LIBREOFFICE.COLOR(123;123;123))" office:value-type="float" office:value="10223622" calcext:value-type="float">
            <text:p>10223622</text:p>
          </table:table-cell>
          <table:table-cell table:formula="of:=IF(ROW([.$A33])-3&gt;([$DataSetQuantification.H$7]-VLOOKUP([.J$3];[$dsdist.$A$9:$dsdist.$BJ$14];49));ORG.LIBREOFFICE.COLOR(156;0;6);ORG.LIBREOFFICE.COLOR(123;123;123))" office:value-type="float" office:value="8092539" calcext:value-type="float">
            <text:p>8092539</text:p>
          </table:table-cell>
          <table:table-cell table:formula="of:=IF(ROW([.$A33])-3&gt;([$DataSetQuantification.H$8]-VLOOKUP([.K$3];[$dsdist.$A$9:$dsdist.$BJ$14];49));ORG.LIBREOFFICE.COLOR(156;0;6);ORG.LIBREOFFICE.COLOR(123;123;123))" office:value-type="float" office:value="8092539" calcext:value-type="float">
            <text:p>8092539</text:p>
          </table:table-cell>
          <table:table-cell table:formula="of:=IF(ROW([.$A33])-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31" calcext:value-type="float">
            <text:p>31</text:p>
          </table:table-cell>
          <table:table-cell table:formula="of:=IF(ROW([.$A34])-3&gt;([$DataSetQuantification.G$4]-VLOOKUP([.B$3];[$dsdist.$A$3:$dsdist.$AL$8];30));ORG.LIBREOFFICE.COLOR(0;102;0);ORG.LIBREOFFICE.COLOR(123;123;123))" office:value-type="float" office:value="26112" calcext:value-type="float">
            <text:p>26112</text:p>
          </table:table-cell>
          <table:table-cell table:formula="of:=IF(ROW([.$A34])-3&gt;([$DataSetQuantification.G$5]-VLOOKUP([.C$3];[$dsdist.$A$3:$dsdist.$AL$8];30));ORG.LIBREOFFICE.COLOR(0;102;0);ORG.LIBREOFFICE.COLOR(123;123;123))" office:value-type="float" office:value="8092539" calcext:value-type="float">
            <text:p>8092539</text:p>
          </table:table-cell>
          <table:table-cell table:formula="of:=IF(ROW([.$A34])-3&gt;([$DataSetQuantification.G$6]-VLOOKUP([.D$3];[$dsdist.$A$3:$dsdist.$AL$8];30));ORG.LIBREOFFICE.COLOR(0;102;0);ORG.LIBREOFFICE.COLOR(123;123;123))" office:value-type="float" office:value="26112" calcext:value-type="float">
            <text:p>26112</text:p>
          </table:table-cell>
          <table:table-cell table:formula="of:=IF(ROW([.$A34])-3&gt;([$DataSetQuantification.G$7]-VLOOKUP([.E$3];[$dsdist.$A$3:$dsdist.$AL$8];30));ORG.LIBREOFFICE.COLOR(0;102;0);ORG.LIBREOFFICE.COLOR(123;123;123))" office:value-type="float" office:value="26112" calcext:value-type="float">
            <text:p>26112</text:p>
          </table:table-cell>
          <table:table-cell table:formula="of:=IF(ROW([.$A34])-3&gt;([$DataSetQuantification.G$9]-VLOOKUP([.F$3];[$dsdist.$A$3:$dsdist.$AL$8];30));ORG.LIBREOFFICE.COLOR(0;102;0);ORG.LIBREOFFICE.COLOR(123;123;123))" office:value-type="float" office:value="8092539" calcext:value-type="float">
            <text:p>8092539</text:p>
          </table:table-cell>
          <table:table-cell table:formula="of:=IF(ROW([.$A34])-3&gt;([$DataSetQuantification.H$4]-VLOOKUP([.G$3];[$dsdist.$A$9:$dsdist.$BJ$14];30));ORG.LIBREOFFICE.COLOR(156;0;6);ORG.LIBREOFFICE.COLOR(123;123;123))" office:value-type="float" office:value="10223622" calcext:value-type="float">
            <text:p>10223622</text:p>
          </table:table-cell>
          <table:table-cell table:formula="of:=IF(ROW([.$A34])-3&gt;([$DataSetQuantification.H$5]-VLOOKUP([.H$3];[$dsdist.$A$9:$dsdist.$BJ$14];30));ORG.LIBREOFFICE.COLOR(156;0;6);ORG.LIBREOFFICE.COLOR(123;123;123))" office:value-type="float" office:value="10223622" calcext:value-type="float">
            <text:p>10223622</text:p>
          </table:table-cell>
          <table:table-cell table:formula="of:=IF(ROW([.$A34])-3&gt;([$DataSetQuantification.H$6]-VLOOKUP([.I$3];[$dsdist.$A$9:$dsdist.$BJ$14];30));ORG.LIBREOFFICE.COLOR(156;0;6);ORG.LIBREOFFICE.COLOR(123;123;123))" office:value-type="float" office:value="10223622" calcext:value-type="float">
            <text:p>10223622</text:p>
          </table:table-cell>
          <table:table-cell table:formula="of:=IF(ROW([.$A34])-3&gt;([$DataSetQuantification.H$7]-VLOOKUP([.J$3];[$dsdist.$A$9:$dsdist.$BJ$14];49));ORG.LIBREOFFICE.COLOR(156;0;6);ORG.LIBREOFFICE.COLOR(123;123;123))" office:value-type="float" office:value="8092539" calcext:value-type="float">
            <text:p>8092539</text:p>
          </table:table-cell>
          <table:table-cell table:formula="of:=IF(ROW([.$A34])-3&gt;([$DataSetQuantification.H$8]-VLOOKUP([.K$3];[$dsdist.$A$9:$dsdist.$BJ$14];49));ORG.LIBREOFFICE.COLOR(156;0;6);ORG.LIBREOFFICE.COLOR(123;123;123))" office:value-type="float" office:value="8092539" calcext:value-type="float">
            <text:p>8092539</text:p>
          </table:table-cell>
          <table:table-cell table:formula="of:=IF(ROW([.$A34])-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32" calcext:value-type="float">
            <text:p>32</text:p>
          </table:table-cell>
          <table:table-cell table:formula="of:=IF(ROW([.$A35])-3&gt;([$DataSetQuantification.G$4]-VLOOKUP([.B$3];[$dsdist.$A$3:$dsdist.$AL$8];30));ORG.LIBREOFFICE.COLOR(0;102;0);ORG.LIBREOFFICE.COLOR(123;123;123))" office:value-type="float" office:value="26112" calcext:value-type="float">
            <text:p>26112</text:p>
          </table:table-cell>
          <table:table-cell table:formula="of:=IF(ROW([.$A35])-3&gt;([$DataSetQuantification.G$5]-VLOOKUP([.C$3];[$dsdist.$A$3:$dsdist.$AL$8];30));ORG.LIBREOFFICE.COLOR(0;102;0);ORG.LIBREOFFICE.COLOR(123;123;123))" office:value-type="float" office:value="8092539" calcext:value-type="float">
            <text:p>8092539</text:p>
          </table:table-cell>
          <table:table-cell table:formula="of:=IF(ROW([.$A35])-3&gt;([$DataSetQuantification.G$6]-VLOOKUP([.D$3];[$dsdist.$A$3:$dsdist.$AL$8];30));ORG.LIBREOFFICE.COLOR(0;102;0);ORG.LIBREOFFICE.COLOR(123;123;123))" office:value-type="float" office:value="26112" calcext:value-type="float">
            <text:p>26112</text:p>
          </table:table-cell>
          <table:table-cell table:formula="of:=IF(ROW([.$A35])-3&gt;([$DataSetQuantification.G$7]-VLOOKUP([.E$3];[$dsdist.$A$3:$dsdist.$AL$8];30));ORG.LIBREOFFICE.COLOR(0;102;0);ORG.LIBREOFFICE.COLOR(123;123;123))" office:value-type="float" office:value="26112" calcext:value-type="float">
            <text:p>26112</text:p>
          </table:table-cell>
          <table:table-cell table:formula="of:=IF(ROW([.$A35])-3&gt;([$DataSetQuantification.G$9]-VLOOKUP([.F$3];[$dsdist.$A$3:$dsdist.$AL$8];30));ORG.LIBREOFFICE.COLOR(0;102;0);ORG.LIBREOFFICE.COLOR(123;123;123))" office:value-type="float" office:value="8092539" calcext:value-type="float">
            <text:p>8092539</text:p>
          </table:table-cell>
          <table:table-cell table:formula="of:=IF(ROW([.$A35])-3&gt;([$DataSetQuantification.H$4]-VLOOKUP([.G$3];[$dsdist.$A$9:$dsdist.$BJ$14];30));ORG.LIBREOFFICE.COLOR(156;0;6);ORG.LIBREOFFICE.COLOR(123;123;123))" office:value-type="float" office:value="10223622" calcext:value-type="float">
            <text:p>10223622</text:p>
          </table:table-cell>
          <table:table-cell table:formula="of:=IF(ROW([.$A35])-3&gt;([$DataSetQuantification.H$5]-VLOOKUP([.H$3];[$dsdist.$A$9:$dsdist.$BJ$14];30));ORG.LIBREOFFICE.COLOR(156;0;6);ORG.LIBREOFFICE.COLOR(123;123;123))" office:value-type="float" office:value="10223622" calcext:value-type="float">
            <text:p>10223622</text:p>
          </table:table-cell>
          <table:table-cell table:formula="of:=IF(ROW([.$A35])-3&gt;([$DataSetQuantification.H$6]-VLOOKUP([.I$3];[$dsdist.$A$9:$dsdist.$BJ$14];30));ORG.LIBREOFFICE.COLOR(156;0;6);ORG.LIBREOFFICE.COLOR(123;123;123))" office:value-type="float" office:value="10223622" calcext:value-type="float">
            <text:p>10223622</text:p>
          </table:table-cell>
          <table:table-cell table:formula="of:=IF(ROW([.$A35])-3&gt;([$DataSetQuantification.H$7]-VLOOKUP([.J$3];[$dsdist.$A$9:$dsdist.$BJ$14];49));ORG.LIBREOFFICE.COLOR(156;0;6);ORG.LIBREOFFICE.COLOR(123;123;123))" office:value-type="float" office:value="8092539" calcext:value-type="float">
            <text:p>8092539</text:p>
          </table:table-cell>
          <table:table-cell table:formula="of:=IF(ROW([.$A35])-3&gt;([$DataSetQuantification.H$8]-VLOOKUP([.K$3];[$dsdist.$A$9:$dsdist.$BJ$14];49));ORG.LIBREOFFICE.COLOR(156;0;6);ORG.LIBREOFFICE.COLOR(123;123;123))" office:value-type="float" office:value="8092539" calcext:value-type="float">
            <text:p>8092539</text:p>
          </table:table-cell>
          <table:table-cell table:formula="of:=IF(ROW([.$A35])-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33" calcext:value-type="float">
            <text:p>33</text:p>
          </table:table-cell>
          <table:table-cell table:formula="of:=IF(ROW([.$A36])-3&gt;([$DataSetQuantification.G$4]-VLOOKUP([.B$3];[$dsdist.$A$3:$dsdist.$AL$8];30));ORG.LIBREOFFICE.COLOR(0;102;0);ORG.LIBREOFFICE.COLOR(123;123;123))" office:value-type="float" office:value="26112" calcext:value-type="float">
            <text:p>26112</text:p>
          </table:table-cell>
          <table:table-cell table:formula="of:=IF(ROW([.$A36])-3&gt;([$DataSetQuantification.G$5]-VLOOKUP([.C$3];[$dsdist.$A$3:$dsdist.$AL$8];30));ORG.LIBREOFFICE.COLOR(0;102;0);ORG.LIBREOFFICE.COLOR(123;123;123))" office:value-type="float" office:value="8092539" calcext:value-type="float">
            <text:p>8092539</text:p>
          </table:table-cell>
          <table:table-cell table:formula="of:=IF(ROW([.$A36])-3&gt;([$DataSetQuantification.G$6]-VLOOKUP([.D$3];[$dsdist.$A$3:$dsdist.$AL$8];30));ORG.LIBREOFFICE.COLOR(0;102;0);ORG.LIBREOFFICE.COLOR(123;123;123))" office:value-type="float" office:value="26112" calcext:value-type="float">
            <text:p>26112</text:p>
          </table:table-cell>
          <table:table-cell table:formula="of:=IF(ROW([.$A36])-3&gt;([$DataSetQuantification.G$7]-VLOOKUP([.E$3];[$dsdist.$A$3:$dsdist.$AL$8];30));ORG.LIBREOFFICE.COLOR(0;102;0);ORG.LIBREOFFICE.COLOR(123;123;123))" office:value-type="float" office:value="26112" calcext:value-type="float">
            <text:p>26112</text:p>
          </table:table-cell>
          <table:table-cell table:formula="of:=IF(ROW([.$A36])-3&gt;([$DataSetQuantification.G$9]-VLOOKUP([.F$3];[$dsdist.$A$3:$dsdist.$AL$8];30));ORG.LIBREOFFICE.COLOR(0;102;0);ORG.LIBREOFFICE.COLOR(123;123;123))" office:value-type="float" office:value="26112" calcext:value-type="float">
            <text:p>26112</text:p>
          </table:table-cell>
          <table:table-cell table:formula="of:=IF(ROW([.$A36])-3&gt;([$DataSetQuantification.H$4]-VLOOKUP([.G$3];[$dsdist.$A$9:$dsdist.$BJ$14];30));ORG.LIBREOFFICE.COLOR(156;0;6);ORG.LIBREOFFICE.COLOR(123;123;123))" office:value-type="float" office:value="10223622" calcext:value-type="float">
            <text:p>10223622</text:p>
          </table:table-cell>
          <table:table-cell table:formula="of:=IF(ROW([.$A36])-3&gt;([$DataSetQuantification.H$5]-VLOOKUP([.H$3];[$dsdist.$A$9:$dsdist.$BJ$14];30));ORG.LIBREOFFICE.COLOR(156;0;6);ORG.LIBREOFFICE.COLOR(123;123;123))" office:value-type="float" office:value="10223622" calcext:value-type="float">
            <text:p>10223622</text:p>
          </table:table-cell>
          <table:table-cell table:formula="of:=IF(ROW([.$A36])-3&gt;([$DataSetQuantification.H$6]-VLOOKUP([.I$3];[$dsdist.$A$9:$dsdist.$BJ$14];30));ORG.LIBREOFFICE.COLOR(156;0;6);ORG.LIBREOFFICE.COLOR(123;123;123))" office:value-type="float" office:value="10223622" calcext:value-type="float">
            <text:p>10223622</text:p>
          </table:table-cell>
          <table:table-cell table:formula="of:=IF(ROW([.$A36])-3&gt;([$DataSetQuantification.H$7]-VLOOKUP([.J$3];[$dsdist.$A$9:$dsdist.$BJ$14];49));ORG.LIBREOFFICE.COLOR(156;0;6);ORG.LIBREOFFICE.COLOR(123;123;123))" office:value-type="float" office:value="8092539" calcext:value-type="float">
            <text:p>8092539</text:p>
          </table:table-cell>
          <table:table-cell table:formula="of:=IF(ROW([.$A36])-3&gt;([$DataSetQuantification.H$8]-VLOOKUP([.K$3];[$dsdist.$A$9:$dsdist.$BJ$14];49));ORG.LIBREOFFICE.COLOR(156;0;6);ORG.LIBREOFFICE.COLOR(123;123;123))" office:value-type="float" office:value="8092539" calcext:value-type="float">
            <text:p>8092539</text:p>
          </table:table-cell>
          <table:table-cell table:formula="of:=IF(ROW([.$A36])-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34" calcext:value-type="float">
            <text:p>34</text:p>
          </table:table-cell>
          <table:table-cell table:formula="of:=IF(ROW([.$A37])-3&gt;([$DataSetQuantification.G$4]-VLOOKUP([.B$3];[$dsdist.$A$3:$dsdist.$AL$8];30));ORG.LIBREOFFICE.COLOR(0;102;0);ORG.LIBREOFFICE.COLOR(123;123;123))" office:value-type="float" office:value="26112" calcext:value-type="float">
            <text:p>26112</text:p>
          </table:table-cell>
          <table:table-cell table:formula="of:=IF(ROW([.$A37])-3&gt;([$DataSetQuantification.G$5]-VLOOKUP([.C$3];[$dsdist.$A$3:$dsdist.$AL$8];30));ORG.LIBREOFFICE.COLOR(0;102;0);ORG.LIBREOFFICE.COLOR(123;123;123))" office:value-type="float" office:value="8092539" calcext:value-type="float">
            <text:p>8092539</text:p>
          </table:table-cell>
          <table:table-cell table:formula="of:=IF(ROW([.$A37])-3&gt;([$DataSetQuantification.G$6]-VLOOKUP([.D$3];[$dsdist.$A$3:$dsdist.$AL$8];30));ORG.LIBREOFFICE.COLOR(0;102;0);ORG.LIBREOFFICE.COLOR(123;123;123))" office:value-type="float" office:value="26112" calcext:value-type="float">
            <text:p>26112</text:p>
          </table:table-cell>
          <table:table-cell table:formula="of:=IF(ROW([.$A37])-3&gt;([$DataSetQuantification.G$7]-VLOOKUP([.E$3];[$dsdist.$A$3:$dsdist.$AL$8];30));ORG.LIBREOFFICE.COLOR(0;102;0);ORG.LIBREOFFICE.COLOR(123;123;123))" office:value-type="float" office:value="26112" calcext:value-type="float">
            <text:p>26112</text:p>
          </table:table-cell>
          <table:table-cell table:formula="of:=IF(ROW([.$A37])-3&gt;([$DataSetQuantification.G$9]-VLOOKUP([.F$3];[$dsdist.$A$3:$dsdist.$AL$8];30));ORG.LIBREOFFICE.COLOR(0;102;0);ORG.LIBREOFFICE.COLOR(123;123;123))" office:value-type="float" office:value="26112" calcext:value-type="float">
            <text:p>26112</text:p>
          </table:table-cell>
          <table:table-cell table:formula="of:=IF(ROW([.$A37])-3&gt;([$DataSetQuantification.H$4]-VLOOKUP([.G$3];[$dsdist.$A$9:$dsdist.$BJ$14];30));ORG.LIBREOFFICE.COLOR(156;0;6);ORG.LIBREOFFICE.COLOR(123;123;123))" office:value-type="float" office:value="10223622" calcext:value-type="float">
            <text:p>10223622</text:p>
          </table:table-cell>
          <table:table-cell table:formula="of:=IF(ROW([.$A37])-3&gt;([$DataSetQuantification.H$5]-VLOOKUP([.H$3];[$dsdist.$A$9:$dsdist.$BJ$14];30));ORG.LIBREOFFICE.COLOR(156;0;6);ORG.LIBREOFFICE.COLOR(123;123;123))" office:value-type="float" office:value="10223622" calcext:value-type="float">
            <text:p>10223622</text:p>
          </table:table-cell>
          <table:table-cell table:formula="of:=IF(ROW([.$A37])-3&gt;([$DataSetQuantification.H$6]-VLOOKUP([.I$3];[$dsdist.$A$9:$dsdist.$BJ$14];30));ORG.LIBREOFFICE.COLOR(156;0;6);ORG.LIBREOFFICE.COLOR(123;123;123))" office:value-type="float" office:value="10223622" calcext:value-type="float">
            <text:p>10223622</text:p>
          </table:table-cell>
          <table:table-cell table:formula="of:=IF(ROW([.$A37])-3&gt;([$DataSetQuantification.H$7]-VLOOKUP([.J$3];[$dsdist.$A$9:$dsdist.$BJ$14];49));ORG.LIBREOFFICE.COLOR(156;0;6);ORG.LIBREOFFICE.COLOR(123;123;123))" office:value-type="float" office:value="8092539" calcext:value-type="float">
            <text:p>8092539</text:p>
          </table:table-cell>
          <table:table-cell table:formula="of:=IF(ROW([.$A37])-3&gt;([$DataSetQuantification.H$8]-VLOOKUP([.K$3];[$dsdist.$A$9:$dsdist.$BJ$14];49));ORG.LIBREOFFICE.COLOR(156;0;6);ORG.LIBREOFFICE.COLOR(123;123;123))" office:value-type="float" office:value="8092539" calcext:value-type="float">
            <text:p>8092539</text:p>
          </table:table-cell>
          <table:table-cell table:formula="of:=IF(ROW([.$A37])-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35" calcext:value-type="float">
            <text:p>35</text:p>
          </table:table-cell>
          <table:table-cell table:formula="of:=IF(ROW([.$A38])-3&gt;([$DataSetQuantification.G$4]-VLOOKUP([.B$3];[$dsdist.$A$3:$dsdist.$AL$8];30));ORG.LIBREOFFICE.COLOR(0;102;0);ORG.LIBREOFFICE.COLOR(123;123;123))" office:value-type="float" office:value="26112" calcext:value-type="float">
            <text:p>26112</text:p>
          </table:table-cell>
          <table:table-cell table:formula="of:=IF(ROW([.$A38])-3&gt;([$DataSetQuantification.G$5]-VLOOKUP([.C$3];[$dsdist.$A$3:$dsdist.$AL$8];30));ORG.LIBREOFFICE.COLOR(0;102;0);ORG.LIBREOFFICE.COLOR(123;123;123))" office:value-type="float" office:value="8092539" calcext:value-type="float">
            <text:p>8092539</text:p>
          </table:table-cell>
          <table:table-cell table:formula="of:=IF(ROW([.$A38])-3&gt;([$DataSetQuantification.G$6]-VLOOKUP([.D$3];[$dsdist.$A$3:$dsdist.$AL$8];30));ORG.LIBREOFFICE.COLOR(0;102;0);ORG.LIBREOFFICE.COLOR(123;123;123))" office:value-type="float" office:value="26112" calcext:value-type="float">
            <text:p>26112</text:p>
          </table:table-cell>
          <table:table-cell table:formula="of:=IF(ROW([.$A38])-3&gt;([$DataSetQuantification.G$7]-VLOOKUP([.E$3];[$dsdist.$A$3:$dsdist.$AL$8];30));ORG.LIBREOFFICE.COLOR(0;102;0);ORG.LIBREOFFICE.COLOR(123;123;123))" office:value-type="float" office:value="26112" calcext:value-type="float">
            <text:p>26112</text:p>
          </table:table-cell>
          <table:table-cell table:formula="of:=IF(ROW([.$A38])-3&gt;([$DataSetQuantification.G$9]-VLOOKUP([.F$3];[$dsdist.$A$3:$dsdist.$AL$8];30));ORG.LIBREOFFICE.COLOR(0;102;0);ORG.LIBREOFFICE.COLOR(123;123;123))" office:value-type="float" office:value="26112" calcext:value-type="float">
            <text:p>26112</text:p>
          </table:table-cell>
          <table:table-cell table:formula="of:=IF(ROW([.$A38])-3&gt;([$DataSetQuantification.H$4]-VLOOKUP([.G$3];[$dsdist.$A$9:$dsdist.$BJ$14];30));ORG.LIBREOFFICE.COLOR(156;0;6);ORG.LIBREOFFICE.COLOR(123;123;123))" office:value-type="float" office:value="10223622" calcext:value-type="float">
            <text:p>10223622</text:p>
          </table:table-cell>
          <table:table-cell table:formula="of:=IF(ROW([.$A38])-3&gt;([$DataSetQuantification.H$5]-VLOOKUP([.H$3];[$dsdist.$A$9:$dsdist.$BJ$14];30));ORG.LIBREOFFICE.COLOR(156;0;6);ORG.LIBREOFFICE.COLOR(123;123;123))" office:value-type="float" office:value="10223622" calcext:value-type="float">
            <text:p>10223622</text:p>
          </table:table-cell>
          <table:table-cell table:formula="of:=IF(ROW([.$A38])-3&gt;([$DataSetQuantification.H$6]-VLOOKUP([.I$3];[$dsdist.$A$9:$dsdist.$BJ$14];30));ORG.LIBREOFFICE.COLOR(156;0;6);ORG.LIBREOFFICE.COLOR(123;123;123))" office:value-type="float" office:value="10223622" calcext:value-type="float">
            <text:p>10223622</text:p>
          </table:table-cell>
          <table:table-cell table:formula="of:=IF(ROW([.$A38])-3&gt;([$DataSetQuantification.H$7]-VLOOKUP([.J$3];[$dsdist.$A$9:$dsdist.$BJ$14];49));ORG.LIBREOFFICE.COLOR(156;0;6);ORG.LIBREOFFICE.COLOR(123;123;123))" office:value-type="float" office:value="8092539" calcext:value-type="float">
            <text:p>8092539</text:p>
          </table:table-cell>
          <table:table-cell table:formula="of:=IF(ROW([.$A38])-3&gt;([$DataSetQuantification.H$8]-VLOOKUP([.K$3];[$dsdist.$A$9:$dsdist.$BJ$14];49));ORG.LIBREOFFICE.COLOR(156;0;6);ORG.LIBREOFFICE.COLOR(123;123;123))" office:value-type="float" office:value="8092539" calcext:value-type="float">
            <text:p>8092539</text:p>
          </table:table-cell>
          <table:table-cell table:formula="of:=IF(ROW([.$A38])-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36" calcext:value-type="float">
            <text:p>36</text:p>
          </table:table-cell>
          <table:table-cell table:formula="of:=IF(ROW([.$A39])-3&gt;([$DataSetQuantification.G$4]-VLOOKUP([.B$3];[$dsdist.$A$3:$dsdist.$AL$8];30));ORG.LIBREOFFICE.COLOR(0;102;0);ORG.LIBREOFFICE.COLOR(123;123;123))" office:value-type="float" office:value="26112" calcext:value-type="float">
            <text:p>26112</text:p>
          </table:table-cell>
          <table:table-cell table:formula="of:=IF(ROW([.$A39])-3&gt;([$DataSetQuantification.G$5]-VLOOKUP([.C$3];[$dsdist.$A$3:$dsdist.$AL$8];30));ORG.LIBREOFFICE.COLOR(0;102;0);ORG.LIBREOFFICE.COLOR(123;123;123))" office:value-type="float" office:value="8092539" calcext:value-type="float">
            <text:p>8092539</text:p>
          </table:table-cell>
          <table:table-cell table:formula="of:=IF(ROW([.$A39])-3&gt;([$DataSetQuantification.G$6]-VLOOKUP([.D$3];[$dsdist.$A$3:$dsdist.$AL$8];30));ORG.LIBREOFFICE.COLOR(0;102;0);ORG.LIBREOFFICE.COLOR(123;123;123))" office:value-type="float" office:value="26112" calcext:value-type="float">
            <text:p>26112</text:p>
          </table:table-cell>
          <table:table-cell table:formula="of:=IF(ROW([.$A39])-3&gt;([$DataSetQuantification.G$7]-VLOOKUP([.E$3];[$dsdist.$A$3:$dsdist.$AL$8];30));ORG.LIBREOFFICE.COLOR(0;102;0);ORG.LIBREOFFICE.COLOR(123;123;123))" office:value-type="float" office:value="26112" calcext:value-type="float">
            <text:p>26112</text:p>
          </table:table-cell>
          <table:table-cell table:formula="of:=IF(ROW([.$A39])-3&gt;([$DataSetQuantification.G$9]-VLOOKUP([.F$3];[$dsdist.$A$3:$dsdist.$AL$8];30));ORG.LIBREOFFICE.COLOR(0;102;0);ORG.LIBREOFFICE.COLOR(123;123;123))" office:value-type="float" office:value="26112" calcext:value-type="float">
            <text:p>26112</text:p>
          </table:table-cell>
          <table:table-cell table:formula="of:=IF(ROW([.$A39])-3&gt;([$DataSetQuantification.H$4]-VLOOKUP([.G$3];[$dsdist.$A$9:$dsdist.$BJ$14];30));ORG.LIBREOFFICE.COLOR(156;0;6);ORG.LIBREOFFICE.COLOR(123;123;123))" office:value-type="float" office:value="10223622" calcext:value-type="float">
            <text:p>10223622</text:p>
          </table:table-cell>
          <table:table-cell table:formula="of:=IF(ROW([.$A39])-3&gt;([$DataSetQuantification.H$5]-VLOOKUP([.H$3];[$dsdist.$A$9:$dsdist.$BJ$14];30));ORG.LIBREOFFICE.COLOR(156;0;6);ORG.LIBREOFFICE.COLOR(123;123;123))" office:value-type="float" office:value="10223622" calcext:value-type="float">
            <text:p>10223622</text:p>
          </table:table-cell>
          <table:table-cell table:formula="of:=IF(ROW([.$A39])-3&gt;([$DataSetQuantification.H$6]-VLOOKUP([.I$3];[$dsdist.$A$9:$dsdist.$BJ$14];30));ORG.LIBREOFFICE.COLOR(156;0;6);ORG.LIBREOFFICE.COLOR(123;123;123))" office:value-type="float" office:value="10223622" calcext:value-type="float">
            <text:p>10223622</text:p>
          </table:table-cell>
          <table:table-cell table:formula="of:=IF(ROW([.$A39])-3&gt;([$DataSetQuantification.H$7]-VLOOKUP([.J$3];[$dsdist.$A$9:$dsdist.$BJ$14];49));ORG.LIBREOFFICE.COLOR(156;0;6);ORG.LIBREOFFICE.COLOR(123;123;123))" office:value-type="float" office:value="8092539" calcext:value-type="float">
            <text:p>8092539</text:p>
          </table:table-cell>
          <table:table-cell table:formula="of:=IF(ROW([.$A39])-3&gt;([$DataSetQuantification.H$8]-VLOOKUP([.K$3];[$dsdist.$A$9:$dsdist.$BJ$14];49));ORG.LIBREOFFICE.COLOR(156;0;6);ORG.LIBREOFFICE.COLOR(123;123;123))" office:value-type="float" office:value="8092539" calcext:value-type="float">
            <text:p>8092539</text:p>
          </table:table-cell>
          <table:table-cell table:formula="of:=IF(ROW([.$A39])-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37" calcext:value-type="float">
            <text:p>37</text:p>
          </table:table-cell>
          <table:table-cell table:formula="of:=IF(ROW([.$A40])-3&gt;([$DataSetQuantification.G$4]-VLOOKUP([.B$3];[$dsdist.$A$3:$dsdist.$AL$8];30));ORG.LIBREOFFICE.COLOR(0;102;0);ORG.LIBREOFFICE.COLOR(123;123;123))" office:value-type="float" office:value="26112" calcext:value-type="float">
            <text:p>26112</text:p>
          </table:table-cell>
          <table:table-cell table:formula="of:=IF(ROW([.$A40])-3&gt;([$DataSetQuantification.G$5]-VLOOKUP([.C$3];[$dsdist.$A$3:$dsdist.$AL$8];30));ORG.LIBREOFFICE.COLOR(0;102;0);ORG.LIBREOFFICE.COLOR(123;123;123))" office:value-type="float" office:value="8092539" calcext:value-type="float">
            <text:p>8092539</text:p>
          </table:table-cell>
          <table:table-cell table:formula="of:=IF(ROW([.$A40])-3&gt;([$DataSetQuantification.G$6]-VLOOKUP([.D$3];[$dsdist.$A$3:$dsdist.$AL$8];30));ORG.LIBREOFFICE.COLOR(0;102;0);ORG.LIBREOFFICE.COLOR(123;123;123))" office:value-type="float" office:value="26112" calcext:value-type="float">
            <text:p>26112</text:p>
          </table:table-cell>
          <table:table-cell table:formula="of:=IF(ROW([.$A40])-3&gt;([$DataSetQuantification.G$7]-VLOOKUP([.E$3];[$dsdist.$A$3:$dsdist.$AL$8];30));ORG.LIBREOFFICE.COLOR(0;102;0);ORG.LIBREOFFICE.COLOR(123;123;123))" office:value-type="float" office:value="26112" calcext:value-type="float">
            <text:p>26112</text:p>
          </table:table-cell>
          <table:table-cell table:formula="of:=IF(ROW([.$A40])-3&gt;([$DataSetQuantification.G$9]-VLOOKUP([.F$3];[$dsdist.$A$3:$dsdist.$AL$8];30));ORG.LIBREOFFICE.COLOR(0;102;0);ORG.LIBREOFFICE.COLOR(123;123;123))" office:value-type="float" office:value="26112" calcext:value-type="float">
            <text:p>26112</text:p>
          </table:table-cell>
          <table:table-cell table:formula="of:=IF(ROW([.$A40])-3&gt;([$DataSetQuantification.H$4]-VLOOKUP([.G$3];[$dsdist.$A$9:$dsdist.$BJ$14];30));ORG.LIBREOFFICE.COLOR(156;0;6);ORG.LIBREOFFICE.COLOR(123;123;123))" office:value-type="float" office:value="10223622" calcext:value-type="float">
            <text:p>10223622</text:p>
          </table:table-cell>
          <table:table-cell table:formula="of:=IF(ROW([.$A40])-3&gt;([$DataSetQuantification.H$5]-VLOOKUP([.H$3];[$dsdist.$A$9:$dsdist.$BJ$14];30));ORG.LIBREOFFICE.COLOR(156;0;6);ORG.LIBREOFFICE.COLOR(123;123;123))" office:value-type="float" office:value="10223622" calcext:value-type="float">
            <text:p>10223622</text:p>
          </table:table-cell>
          <table:table-cell table:formula="of:=IF(ROW([.$A40])-3&gt;([$DataSetQuantification.H$6]-VLOOKUP([.I$3];[$dsdist.$A$9:$dsdist.$BJ$14];30));ORG.LIBREOFFICE.COLOR(156;0;6);ORG.LIBREOFFICE.COLOR(123;123;123))" office:value-type="float" office:value="10223622" calcext:value-type="float">
            <text:p>10223622</text:p>
          </table:table-cell>
          <table:table-cell table:formula="of:=IF(ROW([.$A40])-3&gt;([$DataSetQuantification.H$7]-VLOOKUP([.J$3];[$dsdist.$A$9:$dsdist.$BJ$14];49));ORG.LIBREOFFICE.COLOR(156;0;6);ORG.LIBREOFFICE.COLOR(123;123;123))" office:value-type="float" office:value="8092539" calcext:value-type="float">
            <text:p>8092539</text:p>
          </table:table-cell>
          <table:table-cell table:formula="of:=IF(ROW([.$A40])-3&gt;([$DataSetQuantification.H$8]-VLOOKUP([.K$3];[$dsdist.$A$9:$dsdist.$BJ$14];49));ORG.LIBREOFFICE.COLOR(156;0;6);ORG.LIBREOFFICE.COLOR(123;123;123))" office:value-type="float" office:value="8092539" calcext:value-type="float">
            <text:p>8092539</text:p>
          </table:table-cell>
          <table:table-cell table:formula="of:=IF(ROW([.$A40])-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38" calcext:value-type="float">
            <text:p>38</text:p>
          </table:table-cell>
          <table:table-cell table:formula="of:=IF(ROW([.$A41])-3&gt;([$DataSetQuantification.G$4]-VLOOKUP([.B$3];[$dsdist.$A$3:$dsdist.$AL$8];30));ORG.LIBREOFFICE.COLOR(0;102;0);ORG.LIBREOFFICE.COLOR(123;123;123))" office:value-type="float" office:value="26112" calcext:value-type="float">
            <text:p>26112</text:p>
          </table:table-cell>
          <table:table-cell table:formula="of:=IF(ROW([.$A41])-3&gt;([$DataSetQuantification.G$5]-VLOOKUP([.C$3];[$dsdist.$A$3:$dsdist.$AL$8];30));ORG.LIBREOFFICE.COLOR(0;102;0);ORG.LIBREOFFICE.COLOR(123;123;123))" office:value-type="float" office:value="8092539" calcext:value-type="float">
            <text:p>8092539</text:p>
          </table:table-cell>
          <table:table-cell table:formula="of:=IF(ROW([.$A41])-3&gt;([$DataSetQuantification.G$6]-VLOOKUP([.D$3];[$dsdist.$A$3:$dsdist.$AL$8];30));ORG.LIBREOFFICE.COLOR(0;102;0);ORG.LIBREOFFICE.COLOR(123;123;123))" office:value-type="float" office:value="26112" calcext:value-type="float">
            <text:p>26112</text:p>
          </table:table-cell>
          <table:table-cell table:formula="of:=IF(ROW([.$A41])-3&gt;([$DataSetQuantification.G$7]-VLOOKUP([.E$3];[$dsdist.$A$3:$dsdist.$AL$8];30));ORG.LIBREOFFICE.COLOR(0;102;0);ORG.LIBREOFFICE.COLOR(123;123;123))" office:value-type="float" office:value="26112" calcext:value-type="float">
            <text:p>26112</text:p>
          </table:table-cell>
          <table:table-cell table:formula="of:=IF(ROW([.$A41])-3&gt;([$DataSetQuantification.G$9]-VLOOKUP([.F$3];[$dsdist.$A$3:$dsdist.$AL$8];30));ORG.LIBREOFFICE.COLOR(0;102;0);ORG.LIBREOFFICE.COLOR(123;123;123))" office:value-type="float" office:value="26112" calcext:value-type="float">
            <text:p>26112</text:p>
          </table:table-cell>
          <table:table-cell table:formula="of:=IF(ROW([.$A41])-3&gt;([$DataSetQuantification.H$4]-VLOOKUP([.G$3];[$dsdist.$A$9:$dsdist.$BJ$14];30));ORG.LIBREOFFICE.COLOR(156;0;6);ORG.LIBREOFFICE.COLOR(123;123;123))" office:value-type="float" office:value="10223622" calcext:value-type="float">
            <text:p>10223622</text:p>
          </table:table-cell>
          <table:table-cell table:formula="of:=IF(ROW([.$A41])-3&gt;([$DataSetQuantification.H$5]-VLOOKUP([.H$3];[$dsdist.$A$9:$dsdist.$BJ$14];30));ORG.LIBREOFFICE.COLOR(156;0;6);ORG.LIBREOFFICE.COLOR(123;123;123))" office:value-type="float" office:value="10223622" calcext:value-type="float">
            <text:p>10223622</text:p>
          </table:table-cell>
          <table:table-cell table:formula="of:=IF(ROW([.$A41])-3&gt;([$DataSetQuantification.H$6]-VLOOKUP([.I$3];[$dsdist.$A$9:$dsdist.$BJ$14];30));ORG.LIBREOFFICE.COLOR(156;0;6);ORG.LIBREOFFICE.COLOR(123;123;123))" office:value-type="float" office:value="10223622" calcext:value-type="float">
            <text:p>10223622</text:p>
          </table:table-cell>
          <table:table-cell table:formula="of:=IF(ROW([.$A41])-3&gt;([$DataSetQuantification.H$7]-VLOOKUP([.J$3];[$dsdist.$A$9:$dsdist.$BJ$14];49));ORG.LIBREOFFICE.COLOR(156;0;6);ORG.LIBREOFFICE.COLOR(123;123;123))" office:value-type="float" office:value="8092539" calcext:value-type="float">
            <text:p>8092539</text:p>
          </table:table-cell>
          <table:table-cell table:formula="of:=IF(ROW([.$A41])-3&gt;([$DataSetQuantification.H$8]-VLOOKUP([.K$3];[$dsdist.$A$9:$dsdist.$BJ$14];49));ORG.LIBREOFFICE.COLOR(156;0;6);ORG.LIBREOFFICE.COLOR(123;123;123))" office:value-type="float" office:value="8092539" calcext:value-type="float">
            <text:p>8092539</text:p>
          </table:table-cell>
          <table:table-cell table:formula="of:=IF(ROW([.$A41])-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39" calcext:value-type="float">
            <text:p>39</text:p>
          </table:table-cell>
          <table:table-cell table:formula="of:=IF(ROW([.$A42])-3&gt;([$DataSetQuantification.G$4]-VLOOKUP([.B$3];[$dsdist.$A$3:$dsdist.$AL$8];30));ORG.LIBREOFFICE.COLOR(0;102;0);ORG.LIBREOFFICE.COLOR(123;123;123))" office:value-type="float" office:value="26112" calcext:value-type="float">
            <text:p>26112</text:p>
          </table:table-cell>
          <table:table-cell table:formula="of:=IF(ROW([.$A42])-3&gt;([$DataSetQuantification.G$5]-VLOOKUP([.C$3];[$dsdist.$A$3:$dsdist.$AL$8];30));ORG.LIBREOFFICE.COLOR(0;102;0);ORG.LIBREOFFICE.COLOR(123;123;123))" office:value-type="float" office:value="8092539" calcext:value-type="float">
            <text:p>8092539</text:p>
          </table:table-cell>
          <table:table-cell table:formula="of:=IF(ROW([.$A42])-3&gt;([$DataSetQuantification.G$6]-VLOOKUP([.D$3];[$dsdist.$A$3:$dsdist.$AL$8];30));ORG.LIBREOFFICE.COLOR(0;102;0);ORG.LIBREOFFICE.COLOR(123;123;123))" office:value-type="float" office:value="26112" calcext:value-type="float">
            <text:p>26112</text:p>
          </table:table-cell>
          <table:table-cell table:formula="of:=IF(ROW([.$A42])-3&gt;([$DataSetQuantification.G$7]-VLOOKUP([.E$3];[$dsdist.$A$3:$dsdist.$AL$8];30));ORG.LIBREOFFICE.COLOR(0;102;0);ORG.LIBREOFFICE.COLOR(123;123;123))" office:value-type="float" office:value="26112" calcext:value-type="float">
            <text:p>26112</text:p>
          </table:table-cell>
          <table:table-cell table:formula="of:=IF(ROW([.$A42])-3&gt;([$DataSetQuantification.G$9]-VLOOKUP([.F$3];[$dsdist.$A$3:$dsdist.$AL$8];30));ORG.LIBREOFFICE.COLOR(0;102;0);ORG.LIBREOFFICE.COLOR(123;123;123))" office:value-type="float" office:value="26112" calcext:value-type="float">
            <text:p>26112</text:p>
          </table:table-cell>
          <table:table-cell table:formula="of:=IF(ROW([.$A42])-3&gt;([$DataSetQuantification.H$4]-VLOOKUP([.G$3];[$dsdist.$A$9:$dsdist.$BJ$14];30));ORG.LIBREOFFICE.COLOR(156;0;6);ORG.LIBREOFFICE.COLOR(123;123;123))" office:value-type="float" office:value="10223622" calcext:value-type="float">
            <text:p>10223622</text:p>
          </table:table-cell>
          <table:table-cell table:formula="of:=IF(ROW([.$A42])-3&gt;([$DataSetQuantification.H$5]-VLOOKUP([.H$3];[$dsdist.$A$9:$dsdist.$BJ$14];30));ORG.LIBREOFFICE.COLOR(156;0;6);ORG.LIBREOFFICE.COLOR(123;123;123))" office:value-type="float" office:value="10223622" calcext:value-type="float">
            <text:p>10223622</text:p>
          </table:table-cell>
          <table:table-cell table:formula="of:=IF(ROW([.$A42])-3&gt;([$DataSetQuantification.H$6]-VLOOKUP([.I$3];[$dsdist.$A$9:$dsdist.$BJ$14];30));ORG.LIBREOFFICE.COLOR(156;0;6);ORG.LIBREOFFICE.COLOR(123;123;123))" office:value-type="float" office:value="10223622" calcext:value-type="float">
            <text:p>10223622</text:p>
          </table:table-cell>
          <table:table-cell table:formula="of:=IF(ROW([.$A42])-3&gt;([$DataSetQuantification.H$7]-VLOOKUP([.J$3];[$dsdist.$A$9:$dsdist.$BJ$14];49));ORG.LIBREOFFICE.COLOR(156;0;6);ORG.LIBREOFFICE.COLOR(123;123;123))" office:value-type="float" office:value="8092539" calcext:value-type="float">
            <text:p>8092539</text:p>
          </table:table-cell>
          <table:table-cell table:formula="of:=IF(ROW([.$A42])-3&gt;([$DataSetQuantification.H$8]-VLOOKUP([.K$3];[$dsdist.$A$9:$dsdist.$BJ$14];49));ORG.LIBREOFFICE.COLOR(156;0;6);ORG.LIBREOFFICE.COLOR(123;123;123))" office:value-type="float" office:value="8092539" calcext:value-type="float">
            <text:p>8092539</text:p>
          </table:table-cell>
          <table:table-cell table:formula="of:=IF(ROW([.$A42])-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40" calcext:value-type="float">
            <text:p>40</text:p>
          </table:table-cell>
          <table:table-cell table:formula="of:=IF(ROW([.$A43])-3&gt;([$DataSetQuantification.G$4]-VLOOKUP([.B$3];[$dsdist.$A$3:$dsdist.$AL$8];30));ORG.LIBREOFFICE.COLOR(0;102;0);ORG.LIBREOFFICE.COLOR(123;123;123))" office:value-type="float" office:value="26112" calcext:value-type="float">
            <text:p>26112</text:p>
          </table:table-cell>
          <table:table-cell table:formula="of:=IF(ROW([.$A43])-3&gt;([$DataSetQuantification.G$5]-VLOOKUP([.C$3];[$dsdist.$A$3:$dsdist.$AL$8];30));ORG.LIBREOFFICE.COLOR(0;102;0);ORG.LIBREOFFICE.COLOR(123;123;123))" office:value-type="float" office:value="8092539" calcext:value-type="float">
            <text:p>8092539</text:p>
          </table:table-cell>
          <table:table-cell table:formula="of:=IF(ROW([.$A43])-3&gt;([$DataSetQuantification.G$6]-VLOOKUP([.D$3];[$dsdist.$A$3:$dsdist.$AL$8];30));ORG.LIBREOFFICE.COLOR(0;102;0);ORG.LIBREOFFICE.COLOR(123;123;123))" office:value-type="float" office:value="26112" calcext:value-type="float">
            <text:p>26112</text:p>
          </table:table-cell>
          <table:table-cell table:formula="of:=IF(ROW([.$A43])-3&gt;([$DataSetQuantification.G$7]-VLOOKUP([.E$3];[$dsdist.$A$3:$dsdist.$AL$8];30));ORG.LIBREOFFICE.COLOR(0;102;0);ORG.LIBREOFFICE.COLOR(123;123;123))" office:value-type="float" office:value="26112" calcext:value-type="float">
            <text:p>26112</text:p>
          </table:table-cell>
          <table:table-cell table:formula="of:=IF(ROW([.$A43])-3&gt;([$DataSetQuantification.G$9]-VLOOKUP([.F$3];[$dsdist.$A$3:$dsdist.$AL$8];30));ORG.LIBREOFFICE.COLOR(0;102;0);ORG.LIBREOFFICE.COLOR(123;123;123))" office:value-type="float" office:value="26112" calcext:value-type="float">
            <text:p>26112</text:p>
          </table:table-cell>
          <table:table-cell table:formula="of:=IF(ROW([.$A43])-3&gt;([$DataSetQuantification.H$4]-VLOOKUP([.G$3];[$dsdist.$A$9:$dsdist.$BJ$14];30));ORG.LIBREOFFICE.COLOR(156;0;6);ORG.LIBREOFFICE.COLOR(123;123;123))" office:value-type="float" office:value="10223622" calcext:value-type="float">
            <text:p>10223622</text:p>
          </table:table-cell>
          <table:table-cell table:formula="of:=IF(ROW([.$A43])-3&gt;([$DataSetQuantification.H$5]-VLOOKUP([.H$3];[$dsdist.$A$9:$dsdist.$BJ$14];30));ORG.LIBREOFFICE.COLOR(156;0;6);ORG.LIBREOFFICE.COLOR(123;123;123))" office:value-type="float" office:value="10223622" calcext:value-type="float">
            <text:p>10223622</text:p>
          </table:table-cell>
          <table:table-cell table:formula="of:=IF(ROW([.$A43])-3&gt;([$DataSetQuantification.H$6]-VLOOKUP([.I$3];[$dsdist.$A$9:$dsdist.$BJ$14];30));ORG.LIBREOFFICE.COLOR(156;0;6);ORG.LIBREOFFICE.COLOR(123;123;123))" office:value-type="float" office:value="10223622" calcext:value-type="float">
            <text:p>10223622</text:p>
          </table:table-cell>
          <table:table-cell table:formula="of:=IF(ROW([.$A43])-3&gt;([$DataSetQuantification.H$7]-VLOOKUP([.J$3];[$dsdist.$A$9:$dsdist.$BJ$14];49));ORG.LIBREOFFICE.COLOR(156;0;6);ORG.LIBREOFFICE.COLOR(123;123;123))" office:value-type="float" office:value="10223622" calcext:value-type="float">
            <text:p>10223622</text:p>
          </table:table-cell>
          <table:table-cell table:formula="of:=IF(ROW([.$A43])-3&gt;([$DataSetQuantification.H$8]-VLOOKUP([.K$3];[$dsdist.$A$9:$dsdist.$BJ$14];49));ORG.LIBREOFFICE.COLOR(156;0;6);ORG.LIBREOFFICE.COLOR(123;123;123))" office:value-type="float" office:value="8092539" calcext:value-type="float">
            <text:p>8092539</text:p>
          </table:table-cell>
          <table:table-cell table:formula="of:=IF(ROW([.$A43])-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41" calcext:value-type="float">
            <text:p>41</text:p>
          </table:table-cell>
          <table:table-cell table:formula="of:=IF(ROW([.$A44])-3&gt;([$DataSetQuantification.G$4]-VLOOKUP([.B$3];[$dsdist.$A$3:$dsdist.$AL$8];30));ORG.LIBREOFFICE.COLOR(0;102;0);ORG.LIBREOFFICE.COLOR(123;123;123))" office:value-type="float" office:value="26112" calcext:value-type="float">
            <text:p>26112</text:p>
          </table:table-cell>
          <table:table-cell table:formula="of:=IF(ROW([.$A44])-3&gt;([$DataSetQuantification.G$5]-VLOOKUP([.C$3];[$dsdist.$A$3:$dsdist.$AL$8];30));ORG.LIBREOFFICE.COLOR(0;102;0);ORG.LIBREOFFICE.COLOR(123;123;123))" office:value-type="float" office:value="8092539" calcext:value-type="float">
            <text:p>8092539</text:p>
          </table:table-cell>
          <table:table-cell table:formula="of:=IF(ROW([.$A44])-3&gt;([$DataSetQuantification.G$6]-VLOOKUP([.D$3];[$dsdist.$A$3:$dsdist.$AL$8];30));ORG.LIBREOFFICE.COLOR(0;102;0);ORG.LIBREOFFICE.COLOR(123;123;123))" office:value-type="float" office:value="26112" calcext:value-type="float">
            <text:p>26112</text:p>
          </table:table-cell>
          <table:table-cell table:formula="of:=IF(ROW([.$A44])-3&gt;([$DataSetQuantification.G$7]-VLOOKUP([.E$3];[$dsdist.$A$3:$dsdist.$AL$8];30));ORG.LIBREOFFICE.COLOR(0;102;0);ORG.LIBREOFFICE.COLOR(123;123;123))" office:value-type="float" office:value="26112" calcext:value-type="float">
            <text:p>26112</text:p>
          </table:table-cell>
          <table:table-cell table:formula="of:=IF(ROW([.$A44])-3&gt;([$DataSetQuantification.G$9]-VLOOKUP([.F$3];[$dsdist.$A$3:$dsdist.$AL$8];30));ORG.LIBREOFFICE.COLOR(0;102;0);ORG.LIBREOFFICE.COLOR(123;123;123))" office:value-type="float" office:value="26112" calcext:value-type="float">
            <text:p>26112</text:p>
          </table:table-cell>
          <table:table-cell table:formula="of:=IF(ROW([.$A44])-3&gt;([$DataSetQuantification.H$4]-VLOOKUP([.G$3];[$dsdist.$A$9:$dsdist.$BJ$14];30));ORG.LIBREOFFICE.COLOR(156;0;6);ORG.LIBREOFFICE.COLOR(123;123;123))" office:value-type="float" office:value="10223622" calcext:value-type="float">
            <text:p>10223622</text:p>
          </table:table-cell>
          <table:table-cell table:formula="of:=IF(ROW([.$A44])-3&gt;([$DataSetQuantification.H$5]-VLOOKUP([.H$3];[$dsdist.$A$9:$dsdist.$BJ$14];30));ORG.LIBREOFFICE.COLOR(156;0;6);ORG.LIBREOFFICE.COLOR(123;123;123))" office:value-type="float" office:value="10223622" calcext:value-type="float">
            <text:p>10223622</text:p>
          </table:table-cell>
          <table:table-cell table:formula="of:=IF(ROW([.$A44])-3&gt;([$DataSetQuantification.H$6]-VLOOKUP([.I$3];[$dsdist.$A$9:$dsdist.$BJ$14];30));ORG.LIBREOFFICE.COLOR(156;0;6);ORG.LIBREOFFICE.COLOR(123;123;123))" office:value-type="float" office:value="10223622" calcext:value-type="float">
            <text:p>10223622</text:p>
          </table:table-cell>
          <table:table-cell table:formula="of:=IF(ROW([.$A44])-3&gt;([$DataSetQuantification.H$7]-VLOOKUP([.J$3];[$dsdist.$A$9:$dsdist.$BJ$14];49));ORG.LIBREOFFICE.COLOR(156;0;6);ORG.LIBREOFFICE.COLOR(123;123;123))" office:value-type="float" office:value="10223622" calcext:value-type="float">
            <text:p>10223622</text:p>
          </table:table-cell>
          <table:table-cell table:formula="of:=IF(ROW([.$A44])-3&gt;([$DataSetQuantification.H$8]-VLOOKUP([.K$3];[$dsdist.$A$9:$dsdist.$BJ$14];49));ORG.LIBREOFFICE.COLOR(156;0;6);ORG.LIBREOFFICE.COLOR(123;123;123))" office:value-type="float" office:value="8092539" calcext:value-type="float">
            <text:p>8092539</text:p>
          </table:table-cell>
          <table:table-cell table:formula="of:=IF(ROW([.$A44])-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42" calcext:value-type="float">
            <text:p>42</text:p>
          </table:table-cell>
          <table:table-cell table:formula="of:=IF(ROW([.$A45])-3&gt;([$DataSetQuantification.G$4]-VLOOKUP([.B$3];[$dsdist.$A$3:$dsdist.$AL$8];30));ORG.LIBREOFFICE.COLOR(0;102;0);ORG.LIBREOFFICE.COLOR(123;123;123))" office:value-type="float" office:value="26112" calcext:value-type="float">
            <text:p>26112</text:p>
          </table:table-cell>
          <table:table-cell table:formula="of:=IF(ROW([.$A45])-3&gt;([$DataSetQuantification.G$5]-VLOOKUP([.C$3];[$dsdist.$A$3:$dsdist.$AL$8];30));ORG.LIBREOFFICE.COLOR(0;102;0);ORG.LIBREOFFICE.COLOR(123;123;123))" office:value-type="float" office:value="8092539" calcext:value-type="float">
            <text:p>8092539</text:p>
          </table:table-cell>
          <table:table-cell table:formula="of:=IF(ROW([.$A45])-3&gt;([$DataSetQuantification.G$6]-VLOOKUP([.D$3];[$dsdist.$A$3:$dsdist.$AL$8];30));ORG.LIBREOFFICE.COLOR(0;102;0);ORG.LIBREOFFICE.COLOR(123;123;123))" office:value-type="float" office:value="26112" calcext:value-type="float">
            <text:p>26112</text:p>
          </table:table-cell>
          <table:table-cell table:formula="of:=IF(ROW([.$A45])-3&gt;([$DataSetQuantification.G$7]-VLOOKUP([.E$3];[$dsdist.$A$3:$dsdist.$AL$8];30));ORG.LIBREOFFICE.COLOR(0;102;0);ORG.LIBREOFFICE.COLOR(123;123;123))" office:value-type="float" office:value="26112" calcext:value-type="float">
            <text:p>26112</text:p>
          </table:table-cell>
          <table:table-cell table:formula="of:=IF(ROW([.$A45])-3&gt;([$DataSetQuantification.G$9]-VLOOKUP([.F$3];[$dsdist.$A$3:$dsdist.$AL$8];30));ORG.LIBREOFFICE.COLOR(0;102;0);ORG.LIBREOFFICE.COLOR(123;123;123))" office:value-type="float" office:value="26112" calcext:value-type="float">
            <text:p>26112</text:p>
          </table:table-cell>
          <table:table-cell table:formula="of:=IF(ROW([.$A45])-3&gt;([$DataSetQuantification.H$4]-VLOOKUP([.G$3];[$dsdist.$A$9:$dsdist.$BJ$14];30));ORG.LIBREOFFICE.COLOR(156;0;6);ORG.LIBREOFFICE.COLOR(123;123;123))" office:value-type="float" office:value="10223622" calcext:value-type="float">
            <text:p>10223622</text:p>
          </table:table-cell>
          <table:table-cell table:formula="of:=IF(ROW([.$A45])-3&gt;([$DataSetQuantification.H$5]-VLOOKUP([.H$3];[$dsdist.$A$9:$dsdist.$BJ$14];30));ORG.LIBREOFFICE.COLOR(156;0;6);ORG.LIBREOFFICE.COLOR(123;123;123))" office:value-type="float" office:value="10223622" calcext:value-type="float">
            <text:p>10223622</text:p>
          </table:table-cell>
          <table:table-cell table:formula="of:=IF(ROW([.$A45])-3&gt;([$DataSetQuantification.H$6]-VLOOKUP([.I$3];[$dsdist.$A$9:$dsdist.$BJ$14];30));ORG.LIBREOFFICE.COLOR(156;0;6);ORG.LIBREOFFICE.COLOR(123;123;123))" office:value-type="float" office:value="10223622" calcext:value-type="float">
            <text:p>10223622</text:p>
          </table:table-cell>
          <table:table-cell table:formula="of:=IF(ROW([.$A45])-3&gt;([$DataSetQuantification.H$7]-VLOOKUP([.J$3];[$dsdist.$A$9:$dsdist.$BJ$14];49));ORG.LIBREOFFICE.COLOR(156;0;6);ORG.LIBREOFFICE.COLOR(123;123;123))" office:value-type="float" office:value="10223622" calcext:value-type="float">
            <text:p>10223622</text:p>
          </table:table-cell>
          <table:table-cell table:formula="of:=IF(ROW([.$A45])-3&gt;([$DataSetQuantification.H$8]-VLOOKUP([.K$3];[$dsdist.$A$9:$dsdist.$BJ$14];49));ORG.LIBREOFFICE.COLOR(156;0;6);ORG.LIBREOFFICE.COLOR(123;123;123))" office:value-type="float" office:value="8092539" calcext:value-type="float">
            <text:p>8092539</text:p>
          </table:table-cell>
          <table:table-cell table:formula="of:=IF(ROW([.$A45])-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43" calcext:value-type="float">
            <text:p>43</text:p>
          </table:table-cell>
          <table:table-cell table:formula="of:=IF(ROW([.$A46])-3&gt;([$DataSetQuantification.G$4]-VLOOKUP([.B$3];[$dsdist.$A$3:$dsdist.$AL$8];30));ORG.LIBREOFFICE.COLOR(0;102;0);ORG.LIBREOFFICE.COLOR(123;123;123))" office:value-type="float" office:value="26112" calcext:value-type="float">
            <text:p>26112</text:p>
          </table:table-cell>
          <table:table-cell table:formula="of:=IF(ROW([.$A46])-3&gt;([$DataSetQuantification.G$5]-VLOOKUP([.C$3];[$dsdist.$A$3:$dsdist.$AL$8];30));ORG.LIBREOFFICE.COLOR(0;102;0);ORG.LIBREOFFICE.COLOR(123;123;123))" office:value-type="float" office:value="8092539" calcext:value-type="float">
            <text:p>8092539</text:p>
          </table:table-cell>
          <table:table-cell table:formula="of:=IF(ROW([.$A46])-3&gt;([$DataSetQuantification.G$6]-VLOOKUP([.D$3];[$dsdist.$A$3:$dsdist.$AL$8];30));ORG.LIBREOFFICE.COLOR(0;102;0);ORG.LIBREOFFICE.COLOR(123;123;123))" office:value-type="float" office:value="26112" calcext:value-type="float">
            <text:p>26112</text:p>
          </table:table-cell>
          <table:table-cell table:formula="of:=IF(ROW([.$A46])-3&gt;([$DataSetQuantification.G$7]-VLOOKUP([.E$3];[$dsdist.$A$3:$dsdist.$AL$8];30));ORG.LIBREOFFICE.COLOR(0;102;0);ORG.LIBREOFFICE.COLOR(123;123;123))" office:value-type="float" office:value="26112" calcext:value-type="float">
            <text:p>26112</text:p>
          </table:table-cell>
          <table:table-cell table:formula="of:=IF(ROW([.$A46])-3&gt;([$DataSetQuantification.G$9]-VLOOKUP([.F$3];[$dsdist.$A$3:$dsdist.$AL$8];30));ORG.LIBREOFFICE.COLOR(0;102;0);ORG.LIBREOFFICE.COLOR(123;123;123))" office:value-type="float" office:value="26112" calcext:value-type="float">
            <text:p>26112</text:p>
          </table:table-cell>
          <table:table-cell table:formula="of:=IF(ROW([.$A46])-3&gt;([$DataSetQuantification.H$4]-VLOOKUP([.G$3];[$dsdist.$A$9:$dsdist.$BJ$14];30));ORG.LIBREOFFICE.COLOR(156;0;6);ORG.LIBREOFFICE.COLOR(123;123;123))" office:value-type="float" office:value="10223622" calcext:value-type="float">
            <text:p>10223622</text:p>
          </table:table-cell>
          <table:table-cell table:formula="of:=IF(ROW([.$A46])-3&gt;([$DataSetQuantification.H$5]-VLOOKUP([.H$3];[$dsdist.$A$9:$dsdist.$BJ$14];30));ORG.LIBREOFFICE.COLOR(156;0;6);ORG.LIBREOFFICE.COLOR(123;123;123))" office:value-type="float" office:value="10223622" calcext:value-type="float">
            <text:p>10223622</text:p>
          </table:table-cell>
          <table:table-cell table:formula="of:=IF(ROW([.$A46])-3&gt;([$DataSetQuantification.H$6]-VLOOKUP([.I$3];[$dsdist.$A$9:$dsdist.$BJ$14];30));ORG.LIBREOFFICE.COLOR(156;0;6);ORG.LIBREOFFICE.COLOR(123;123;123))" office:value-type="float" office:value="10223622" calcext:value-type="float">
            <text:p>10223622</text:p>
          </table:table-cell>
          <table:table-cell table:formula="of:=IF(ROW([.$A46])-3&gt;([$DataSetQuantification.H$7]-VLOOKUP([.J$3];[$dsdist.$A$9:$dsdist.$BJ$14];49));ORG.LIBREOFFICE.COLOR(156;0;6);ORG.LIBREOFFICE.COLOR(123;123;123))" office:value-type="float" office:value="10223622" calcext:value-type="float">
            <text:p>10223622</text:p>
          </table:table-cell>
          <table:table-cell table:formula="of:=IF(ROW([.$A46])-3&gt;([$DataSetQuantification.H$8]-VLOOKUP([.K$3];[$dsdist.$A$9:$dsdist.$BJ$14];49));ORG.LIBREOFFICE.COLOR(156;0;6);ORG.LIBREOFFICE.COLOR(123;123;123))" office:value-type="float" office:value="8092539" calcext:value-type="float">
            <text:p>8092539</text:p>
          </table:table-cell>
          <table:table-cell table:formula="of:=IF(ROW([.$A46])-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44" calcext:value-type="float">
            <text:p>44</text:p>
          </table:table-cell>
          <table:table-cell table:formula="of:=IF(ROW([.$A47])-3&gt;([$DataSetQuantification.G$4]-VLOOKUP([.B$3];[$dsdist.$A$3:$dsdist.$AL$8];30));ORG.LIBREOFFICE.COLOR(0;102;0);ORG.LIBREOFFICE.COLOR(123;123;123))" office:value-type="float" office:value="26112" calcext:value-type="float">
            <text:p>26112</text:p>
          </table:table-cell>
          <table:table-cell table:formula="of:=IF(ROW([.$A47])-3&gt;([$DataSetQuantification.G$5]-VLOOKUP([.C$3];[$dsdist.$A$3:$dsdist.$AL$8];30));ORG.LIBREOFFICE.COLOR(0;102;0);ORG.LIBREOFFICE.COLOR(123;123;123))" office:value-type="float" office:value="8092539" calcext:value-type="float">
            <text:p>8092539</text:p>
          </table:table-cell>
          <table:table-cell table:formula="of:=IF(ROW([.$A47])-3&gt;([$DataSetQuantification.G$6]-VLOOKUP([.D$3];[$dsdist.$A$3:$dsdist.$AL$8];30));ORG.LIBREOFFICE.COLOR(0;102;0);ORG.LIBREOFFICE.COLOR(123;123;123))" office:value-type="float" office:value="26112" calcext:value-type="float">
            <text:p>26112</text:p>
          </table:table-cell>
          <table:table-cell table:formula="of:=IF(ROW([.$A47])-3&gt;([$DataSetQuantification.G$7]-VLOOKUP([.E$3];[$dsdist.$A$3:$dsdist.$AL$8];30));ORG.LIBREOFFICE.COLOR(0;102;0);ORG.LIBREOFFICE.COLOR(123;123;123))" office:value-type="float" office:value="26112" calcext:value-type="float">
            <text:p>26112</text:p>
          </table:table-cell>
          <table:table-cell table:formula="of:=IF(ROW([.$A47])-3&gt;([$DataSetQuantification.G$9]-VLOOKUP([.F$3];[$dsdist.$A$3:$dsdist.$AL$8];30));ORG.LIBREOFFICE.COLOR(0;102;0);ORG.LIBREOFFICE.COLOR(123;123;123))" office:value-type="float" office:value="26112" calcext:value-type="float">
            <text:p>26112</text:p>
          </table:table-cell>
          <table:table-cell table:formula="of:=IF(ROW([.$A47])-3&gt;([$DataSetQuantification.H$4]-VLOOKUP([.G$3];[$dsdist.$A$9:$dsdist.$BJ$14];30));ORG.LIBREOFFICE.COLOR(156;0;6);ORG.LIBREOFFICE.COLOR(123;123;123))" office:value-type="float" office:value="10223622" calcext:value-type="float">
            <text:p>10223622</text:p>
          </table:table-cell>
          <table:table-cell table:formula="of:=IF(ROW([.$A47])-3&gt;([$DataSetQuantification.H$5]-VLOOKUP([.H$3];[$dsdist.$A$9:$dsdist.$BJ$14];30));ORG.LIBREOFFICE.COLOR(156;0;6);ORG.LIBREOFFICE.COLOR(123;123;123))" office:value-type="float" office:value="10223622" calcext:value-type="float">
            <text:p>10223622</text:p>
          </table:table-cell>
          <table:table-cell table:formula="of:=IF(ROW([.$A47])-3&gt;([$DataSetQuantification.H$6]-VLOOKUP([.I$3];[$dsdist.$A$9:$dsdist.$BJ$14];30));ORG.LIBREOFFICE.COLOR(156;0;6);ORG.LIBREOFFICE.COLOR(123;123;123))" office:value-type="float" office:value="10223622" calcext:value-type="float">
            <text:p>10223622</text:p>
          </table:table-cell>
          <table:table-cell table:formula="of:=IF(ROW([.$A47])-3&gt;([$DataSetQuantification.H$7]-VLOOKUP([.J$3];[$dsdist.$A$9:$dsdist.$BJ$14];49));ORG.LIBREOFFICE.COLOR(156;0;6);ORG.LIBREOFFICE.COLOR(123;123;123))" office:value-type="float" office:value="10223622" calcext:value-type="float">
            <text:p>10223622</text:p>
          </table:table-cell>
          <table:table-cell table:formula="of:=IF(ROW([.$A47])-3&gt;([$DataSetQuantification.H$8]-VLOOKUP([.K$3];[$dsdist.$A$9:$dsdist.$BJ$14];49));ORG.LIBREOFFICE.COLOR(156;0;6);ORG.LIBREOFFICE.COLOR(123;123;123))" office:value-type="float" office:value="8092539" calcext:value-type="float">
            <text:p>8092539</text:p>
          </table:table-cell>
          <table:table-cell table:formula="of:=IF(ROW([.$A47])-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45" calcext:value-type="float">
            <text:p>45</text:p>
          </table:table-cell>
          <table:table-cell table:formula="of:=IF(ROW([.$A48])-3&gt;([$DataSetQuantification.G$4]-VLOOKUP([.B$3];[$dsdist.$A$3:$dsdist.$AL$8];30));ORG.LIBREOFFICE.COLOR(0;102;0);ORG.LIBREOFFICE.COLOR(123;123;123))" office:value-type="float" office:value="26112" calcext:value-type="float">
            <text:p>26112</text:p>
          </table:table-cell>
          <table:table-cell table:formula="of:=IF(ROW([.$A48])-3&gt;([$DataSetQuantification.G$5]-VLOOKUP([.C$3];[$dsdist.$A$3:$dsdist.$AL$8];30));ORG.LIBREOFFICE.COLOR(0;102;0);ORG.LIBREOFFICE.COLOR(123;123;123))" office:value-type="float" office:value="8092539" calcext:value-type="float">
            <text:p>8092539</text:p>
          </table:table-cell>
          <table:table-cell table:formula="of:=IF(ROW([.$A48])-3&gt;([$DataSetQuantification.G$6]-VLOOKUP([.D$3];[$dsdist.$A$3:$dsdist.$AL$8];30));ORG.LIBREOFFICE.COLOR(0;102;0);ORG.LIBREOFFICE.COLOR(123;123;123))" office:value-type="float" office:value="26112" calcext:value-type="float">
            <text:p>26112</text:p>
          </table:table-cell>
          <table:table-cell table:formula="of:=IF(ROW([.$A48])-3&gt;([$DataSetQuantification.G$7]-VLOOKUP([.E$3];[$dsdist.$A$3:$dsdist.$AL$8];30));ORG.LIBREOFFICE.COLOR(0;102;0);ORG.LIBREOFFICE.COLOR(123;123;123))" office:value-type="float" office:value="26112" calcext:value-type="float">
            <text:p>26112</text:p>
          </table:table-cell>
          <table:table-cell table:formula="of:=IF(ROW([.$A48])-3&gt;([$DataSetQuantification.G$9]-VLOOKUP([.F$3];[$dsdist.$A$3:$dsdist.$AL$8];30));ORG.LIBREOFFICE.COLOR(0;102;0);ORG.LIBREOFFICE.COLOR(123;123;123))" office:value-type="float" office:value="26112" calcext:value-type="float">
            <text:p>26112</text:p>
          </table:table-cell>
          <table:table-cell table:formula="of:=IF(ROW([.$A48])-3&gt;([$DataSetQuantification.H$4]-VLOOKUP([.G$3];[$dsdist.$A$9:$dsdist.$BJ$14];30));ORG.LIBREOFFICE.COLOR(156;0;6);ORG.LIBREOFFICE.COLOR(123;123;123))" office:value-type="float" office:value="10223622" calcext:value-type="float">
            <text:p>10223622</text:p>
          </table:table-cell>
          <table:table-cell table:formula="of:=IF(ROW([.$A48])-3&gt;([$DataSetQuantification.H$5]-VLOOKUP([.H$3];[$dsdist.$A$9:$dsdist.$BJ$14];30));ORG.LIBREOFFICE.COLOR(156;0;6);ORG.LIBREOFFICE.COLOR(123;123;123))" office:value-type="float" office:value="10223622" calcext:value-type="float">
            <text:p>10223622</text:p>
          </table:table-cell>
          <table:table-cell table:formula="of:=IF(ROW([.$A48])-3&gt;([$DataSetQuantification.H$6]-VLOOKUP([.I$3];[$dsdist.$A$9:$dsdist.$BJ$14];30));ORG.LIBREOFFICE.COLOR(156;0;6);ORG.LIBREOFFICE.COLOR(123;123;123))" office:value-type="float" office:value="10223622" calcext:value-type="float">
            <text:p>10223622</text:p>
          </table:table-cell>
          <table:table-cell table:formula="of:=IF(ROW([.$A48])-3&gt;([$DataSetQuantification.H$7]-VLOOKUP([.J$3];[$dsdist.$A$9:$dsdist.$BJ$14];49));ORG.LIBREOFFICE.COLOR(156;0;6);ORG.LIBREOFFICE.COLOR(123;123;123))" office:value-type="float" office:value="10223622" calcext:value-type="float">
            <text:p>10223622</text:p>
          </table:table-cell>
          <table:table-cell table:formula="of:=IF(ROW([.$A48])-3&gt;([$DataSetQuantification.H$8]-VLOOKUP([.K$3];[$dsdist.$A$9:$dsdist.$BJ$14];49));ORG.LIBREOFFICE.COLOR(156;0;6);ORG.LIBREOFFICE.COLOR(123;123;123))" office:value-type="float" office:value="8092539" calcext:value-type="float">
            <text:p>8092539</text:p>
          </table:table-cell>
          <table:table-cell table:formula="of:=IF(ROW([.$A48])-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46" calcext:value-type="float">
            <text:p>46</text:p>
          </table:table-cell>
          <table:table-cell table:formula="of:=IF(ROW([.$A49])-3&gt;([$DataSetQuantification.G$4]-VLOOKUP([.B$3];[$dsdist.$A$3:$dsdist.$AL$8];30));ORG.LIBREOFFICE.COLOR(0;102;0);ORG.LIBREOFFICE.COLOR(123;123;123))" office:value-type="float" office:value="26112" calcext:value-type="float">
            <text:p>26112</text:p>
          </table:table-cell>
          <table:table-cell table:formula="of:=IF(ROW([.$A49])-3&gt;([$DataSetQuantification.G$5]-VLOOKUP([.C$3];[$dsdist.$A$3:$dsdist.$AL$8];30));ORG.LIBREOFFICE.COLOR(0;102;0);ORG.LIBREOFFICE.COLOR(123;123;123))" office:value-type="float" office:value="8092539" calcext:value-type="float">
            <text:p>8092539</text:p>
          </table:table-cell>
          <table:table-cell table:formula="of:=IF(ROW([.$A49])-3&gt;([$DataSetQuantification.G$6]-VLOOKUP([.D$3];[$dsdist.$A$3:$dsdist.$AL$8];30));ORG.LIBREOFFICE.COLOR(0;102;0);ORG.LIBREOFFICE.COLOR(123;123;123))" office:value-type="float" office:value="26112" calcext:value-type="float">
            <text:p>26112</text:p>
          </table:table-cell>
          <table:table-cell table:formula="of:=IF(ROW([.$A49])-3&gt;([$DataSetQuantification.G$7]-VLOOKUP([.E$3];[$dsdist.$A$3:$dsdist.$AL$8];30));ORG.LIBREOFFICE.COLOR(0;102;0);ORG.LIBREOFFICE.COLOR(123;123;123))" office:value-type="float" office:value="26112" calcext:value-type="float">
            <text:p>26112</text:p>
          </table:table-cell>
          <table:table-cell table:formula="of:=IF(ROW([.$A49])-3&gt;([$DataSetQuantification.G$9]-VLOOKUP([.F$3];[$dsdist.$A$3:$dsdist.$AL$8];30));ORG.LIBREOFFICE.COLOR(0;102;0);ORG.LIBREOFFICE.COLOR(123;123;123))" office:value-type="float" office:value="26112" calcext:value-type="float">
            <text:p>26112</text:p>
          </table:table-cell>
          <table:table-cell table:formula="of:=IF(ROW([.$A49])-3&gt;([$DataSetQuantification.H$4]-VLOOKUP([.G$3];[$dsdist.$A$9:$dsdist.$BJ$14];30));ORG.LIBREOFFICE.COLOR(156;0;6);ORG.LIBREOFFICE.COLOR(123;123;123))" office:value-type="float" office:value="10223622" calcext:value-type="float">
            <text:p>10223622</text:p>
          </table:table-cell>
          <table:table-cell table:formula="of:=IF(ROW([.$A49])-3&gt;([$DataSetQuantification.H$5]-VLOOKUP([.H$3];[$dsdist.$A$9:$dsdist.$BJ$14];30));ORG.LIBREOFFICE.COLOR(156;0;6);ORG.LIBREOFFICE.COLOR(123;123;123))" office:value-type="float" office:value="10223622" calcext:value-type="float">
            <text:p>10223622</text:p>
          </table:table-cell>
          <table:table-cell table:formula="of:=IF(ROW([.$A49])-3&gt;([$DataSetQuantification.H$6]-VLOOKUP([.I$3];[$dsdist.$A$9:$dsdist.$BJ$14];30));ORG.LIBREOFFICE.COLOR(156;0;6);ORG.LIBREOFFICE.COLOR(123;123;123))" office:value-type="float" office:value="10223622" calcext:value-type="float">
            <text:p>10223622</text:p>
          </table:table-cell>
          <table:table-cell table:formula="of:=IF(ROW([.$A49])-3&gt;([$DataSetQuantification.H$7]-VLOOKUP([.J$3];[$dsdist.$A$9:$dsdist.$BJ$14];49));ORG.LIBREOFFICE.COLOR(156;0;6);ORG.LIBREOFFICE.COLOR(123;123;123))" office:value-type="float" office:value="10223622" calcext:value-type="float">
            <text:p>10223622</text:p>
          </table:table-cell>
          <table:table-cell table:formula="of:=IF(ROW([.$A49])-3&gt;([$DataSetQuantification.H$8]-VLOOKUP([.K$3];[$dsdist.$A$9:$dsdist.$BJ$14];49));ORG.LIBREOFFICE.COLOR(156;0;6);ORG.LIBREOFFICE.COLOR(123;123;123))" office:value-type="float" office:value="8092539" calcext:value-type="float">
            <text:p>8092539</text:p>
          </table:table-cell>
          <table:table-cell table:formula="of:=IF(ROW([.$A49])-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47" calcext:value-type="float">
            <text:p>47</text:p>
          </table:table-cell>
          <table:table-cell table:formula="of:=IF(ROW([.$A50])-3&gt;([$DataSetQuantification.G$4]-VLOOKUP([.B$3];[$dsdist.$A$3:$dsdist.$AL$8];30));ORG.LIBREOFFICE.COLOR(0;102;0);ORG.LIBREOFFICE.COLOR(123;123;123))" office:value-type="float" office:value="26112" calcext:value-type="float">
            <text:p>26112</text:p>
          </table:table-cell>
          <table:table-cell table:formula="of:=IF(ROW([.$A50])-3&gt;([$DataSetQuantification.G$5]-VLOOKUP([.C$3];[$dsdist.$A$3:$dsdist.$AL$8];30));ORG.LIBREOFFICE.COLOR(0;102;0);ORG.LIBREOFFICE.COLOR(123;123;123))" office:value-type="float" office:value="8092539" calcext:value-type="float">
            <text:p>8092539</text:p>
          </table:table-cell>
          <table:table-cell table:formula="of:=IF(ROW([.$A50])-3&gt;([$DataSetQuantification.G$6]-VLOOKUP([.D$3];[$dsdist.$A$3:$dsdist.$AL$8];30));ORG.LIBREOFFICE.COLOR(0;102;0);ORG.LIBREOFFICE.COLOR(123;123;123))" office:value-type="float" office:value="26112" calcext:value-type="float">
            <text:p>26112</text:p>
          </table:table-cell>
          <table:table-cell table:formula="of:=IF(ROW([.$A50])-3&gt;([$DataSetQuantification.G$7]-VLOOKUP([.E$3];[$dsdist.$A$3:$dsdist.$AL$8];30));ORG.LIBREOFFICE.COLOR(0;102;0);ORG.LIBREOFFICE.COLOR(123;123;123))" office:value-type="float" office:value="26112" calcext:value-type="float">
            <text:p>26112</text:p>
          </table:table-cell>
          <table:table-cell table:formula="of:=IF(ROW([.$A50])-3&gt;([$DataSetQuantification.G$9]-VLOOKUP([.F$3];[$dsdist.$A$3:$dsdist.$AL$8];30));ORG.LIBREOFFICE.COLOR(0;102;0);ORG.LIBREOFFICE.COLOR(123;123;123))" office:value-type="float" office:value="26112" calcext:value-type="float">
            <text:p>26112</text:p>
          </table:table-cell>
          <table:table-cell table:formula="of:=IF(ROW([.$A50])-3&gt;([$DataSetQuantification.H$4]-VLOOKUP([.G$3];[$dsdist.$A$9:$dsdist.$BJ$14];30));ORG.LIBREOFFICE.COLOR(156;0;6);ORG.LIBREOFFICE.COLOR(123;123;123))" office:value-type="float" office:value="10223622" calcext:value-type="float">
            <text:p>10223622</text:p>
          </table:table-cell>
          <table:table-cell table:formula="of:=IF(ROW([.$A50])-3&gt;([$DataSetQuantification.H$5]-VLOOKUP([.H$3];[$dsdist.$A$9:$dsdist.$BJ$14];30));ORG.LIBREOFFICE.COLOR(156;0;6);ORG.LIBREOFFICE.COLOR(123;123;123))" office:value-type="float" office:value="10223622" calcext:value-type="float">
            <text:p>10223622</text:p>
          </table:table-cell>
          <table:table-cell table:formula="of:=IF(ROW([.$A50])-3&gt;([$DataSetQuantification.H$6]-VLOOKUP([.I$3];[$dsdist.$A$9:$dsdist.$BJ$14];30));ORG.LIBREOFFICE.COLOR(156;0;6);ORG.LIBREOFFICE.COLOR(123;123;123))" office:value-type="float" office:value="10223622" calcext:value-type="float">
            <text:p>10223622</text:p>
          </table:table-cell>
          <table:table-cell table:formula="of:=IF(ROW([.$A50])-3&gt;([$DataSetQuantification.H$7]-VLOOKUP([.J$3];[$dsdist.$A$9:$dsdist.$BJ$14];49));ORG.LIBREOFFICE.COLOR(156;0;6);ORG.LIBREOFFICE.COLOR(123;123;123))" office:value-type="float" office:value="10223622" calcext:value-type="float">
            <text:p>10223622</text:p>
          </table:table-cell>
          <table:table-cell table:formula="of:=IF(ROW([.$A50])-3&gt;([$DataSetQuantification.H$8]-VLOOKUP([.K$3];[$dsdist.$A$9:$dsdist.$BJ$14];49));ORG.LIBREOFFICE.COLOR(156;0;6);ORG.LIBREOFFICE.COLOR(123;123;123))" office:value-type="float" office:value="8092539" calcext:value-type="float">
            <text:p>8092539</text:p>
          </table:table-cell>
          <table:table-cell table:formula="of:=IF(ROW([.$A50])-3&gt;([$DataSetQuantification.H$9]-VLOOKUP([.L$3];[$dsdist.$A$9:$dsdist.$AL$112];30));ORG.LIBREOFFICE.COLOR(156;0;6);ORG.LIBREOFFICE.COLOR(123;123;123))" office:value-type="float" office:value="8092539" calcext:value-type="float">
            <text:p>8092539</text:p>
          </table:table-cell>
          <table:table-cell table:number-columns-repeated="1012"/>
        </table:table-row>
        <table:table-row table:style-name="ro2">
          <table:table-cell office:value-type="float" office:value="48" calcext:value-type="float">
            <text:p>48</text:p>
          </table:table-cell>
          <table:table-cell table:formula="of:=IF(ROW([.$A51])-3&gt;([$DataSetQuantification.G$4]-VLOOKUP([.B$3];[$dsdist.$A$3:$dsdist.$AL$8];30));ORG.LIBREOFFICE.COLOR(0;102;0);ORG.LIBREOFFICE.COLOR(123;123;123))" office:value-type="float" office:value="26112" calcext:value-type="float">
            <text:p>26112</text:p>
          </table:table-cell>
          <table:table-cell table:formula="of:=IF(ROW([.$A51])-3&gt;([$DataSetQuantification.G$5]-VLOOKUP([.C$3];[$dsdist.$A$3:$dsdist.$AL$8];30));ORG.LIBREOFFICE.COLOR(0;102;0);ORG.LIBREOFFICE.COLOR(123;123;123))" office:value-type="float" office:value="8092539" calcext:value-type="float">
            <text:p>8092539</text:p>
          </table:table-cell>
          <table:table-cell table:formula="of:=IF(ROW([.$A51])-3&gt;([$DataSetQuantification.G$6]-VLOOKUP([.D$3];[$dsdist.$A$3:$dsdist.$AL$8];30));ORG.LIBREOFFICE.COLOR(0;102;0);ORG.LIBREOFFICE.COLOR(123;123;123))" office:value-type="float" office:value="26112" calcext:value-type="float">
            <text:p>26112</text:p>
          </table:table-cell>
          <table:table-cell table:formula="of:=IF(ROW([.$A51])-3&gt;([$DataSetQuantification.G$7]-VLOOKUP([.E$3];[$dsdist.$A$3:$dsdist.$AL$8];30));ORG.LIBREOFFICE.COLOR(0;102;0);ORG.LIBREOFFICE.COLOR(123;123;123))" office:value-type="float" office:value="26112" calcext:value-type="float">
            <text:p>26112</text:p>
          </table:table-cell>
          <table:table-cell table:formula="of:=IF(ROW([.$A51])-3&gt;([$DataSetQuantification.G$9]-VLOOKUP([.F$3];[$dsdist.$A$3:$dsdist.$AL$8];30));ORG.LIBREOFFICE.COLOR(0;102;0);ORG.LIBREOFFICE.COLOR(123;123;123))" office:value-type="float" office:value="26112" calcext:value-type="float">
            <text:p>26112</text:p>
          </table:table-cell>
          <table:table-cell table:formula="of:=IF(ROW([.$A51])-3&gt;([$DataSetQuantification.H$4]-VLOOKUP([.G$3];[$dsdist.$A$9:$dsdist.$BJ$14];30));ORG.LIBREOFFICE.COLOR(156;0;6);ORG.LIBREOFFICE.COLOR(123;123;123))" office:value-type="float" office:value="10223622" calcext:value-type="float">
            <text:p>10223622</text:p>
          </table:table-cell>
          <table:table-cell table:formula="of:=IF(ROW([.$A51])-3&gt;([$DataSetQuantification.H$5]-VLOOKUP([.H$3];[$dsdist.$A$9:$dsdist.$BJ$14];30));ORG.LIBREOFFICE.COLOR(156;0;6);ORG.LIBREOFFICE.COLOR(123;123;123))" office:value-type="float" office:value="10223622" calcext:value-type="float">
            <text:p>10223622</text:p>
          </table:table-cell>
          <table:table-cell table:formula="of:=IF(ROW([.$A51])-3&gt;([$DataSetQuantification.H$6]-VLOOKUP([.I$3];[$dsdist.$A$9:$dsdist.$BJ$14];30));ORG.LIBREOFFICE.COLOR(156;0;6);ORG.LIBREOFFICE.COLOR(123;123;123))" office:value-type="float" office:value="10223622" calcext:value-type="float">
            <text:p>10223622</text:p>
          </table:table-cell>
          <table:table-cell table:formula="of:=IF(ROW([.$A51])-3&gt;([$DataSetQuantification.H$7]-VLOOKUP([.J$3];[$dsdist.$A$9:$dsdist.$BJ$14];49));ORG.LIBREOFFICE.COLOR(156;0;6);ORG.LIBREOFFICE.COLOR(123;123;123))" office:value-type="float" office:value="10223622" calcext:value-type="float">
            <text:p>10223622</text:p>
          </table:table-cell>
          <table:table-cell table:formula="of:=IF(ROW([.$A51])-3&gt;([$DataSetQuantification.H$8]-VLOOKUP([.K$3];[$dsdist.$A$9:$dsdist.$BJ$14];49));ORG.LIBREOFFICE.COLOR(156;0;6);ORG.LIBREOFFICE.COLOR(123;123;123))" office:value-type="float" office:value="10223622" calcext:value-type="float">
            <text:p>10223622</text:p>
          </table:table-cell>
          <table:table-cell table:formula="of:=IF(ROW([.$A51])-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49" calcext:value-type="float">
            <text:p>49</text:p>
          </table:table-cell>
          <table:table-cell table:formula="of:=IF(ROW([.$A52])-3&gt;([$DataSetQuantification.G$4]-VLOOKUP([.B$3];[$dsdist.$A$3:$dsdist.$AL$8];30));ORG.LIBREOFFICE.COLOR(0;102;0);ORG.LIBREOFFICE.COLOR(123;123;123))" office:value-type="float" office:value="26112" calcext:value-type="float">
            <text:p>26112</text:p>
          </table:table-cell>
          <table:table-cell table:formula="of:=IF(ROW([.$A52])-3&gt;([$DataSetQuantification.G$5]-VLOOKUP([.C$3];[$dsdist.$A$3:$dsdist.$AL$8];30));ORG.LIBREOFFICE.COLOR(0;102;0);ORG.LIBREOFFICE.COLOR(123;123;123))" office:value-type="float" office:value="8092539" calcext:value-type="float">
            <text:p>8092539</text:p>
          </table:table-cell>
          <table:table-cell table:formula="of:=IF(ROW([.$A52])-3&gt;([$DataSetQuantification.G$6]-VLOOKUP([.D$3];[$dsdist.$A$3:$dsdist.$AL$8];30));ORG.LIBREOFFICE.COLOR(0;102;0);ORG.LIBREOFFICE.COLOR(123;123;123))" office:value-type="float" office:value="26112" calcext:value-type="float">
            <text:p>26112</text:p>
          </table:table-cell>
          <table:table-cell table:formula="of:=IF(ROW([.$A52])-3&gt;([$DataSetQuantification.G$7]-VLOOKUP([.E$3];[$dsdist.$A$3:$dsdist.$AL$8];30));ORG.LIBREOFFICE.COLOR(0;102;0);ORG.LIBREOFFICE.COLOR(123;123;123))" office:value-type="float" office:value="26112" calcext:value-type="float">
            <text:p>26112</text:p>
          </table:table-cell>
          <table:table-cell table:formula="of:=IF(ROW([.$A52])-3&gt;([$DataSetQuantification.G$9]-VLOOKUP([.F$3];[$dsdist.$A$3:$dsdist.$AL$8];30));ORG.LIBREOFFICE.COLOR(0;102;0);ORG.LIBREOFFICE.COLOR(123;123;123))" office:value-type="float" office:value="26112" calcext:value-type="float">
            <text:p>26112</text:p>
          </table:table-cell>
          <table:table-cell table:formula="of:=IF(ROW([.$A52])-3&gt;([$DataSetQuantification.H$4]-VLOOKUP([.G$3];[$dsdist.$A$9:$dsdist.$BJ$14];30));ORG.LIBREOFFICE.COLOR(156;0;6);ORG.LIBREOFFICE.COLOR(123;123;123))" office:value-type="float" office:value="10223622" calcext:value-type="float">
            <text:p>10223622</text:p>
          </table:table-cell>
          <table:table-cell table:formula="of:=IF(ROW([.$A52])-3&gt;([$DataSetQuantification.H$5]-VLOOKUP([.H$3];[$dsdist.$A$9:$dsdist.$BJ$14];30));ORG.LIBREOFFICE.COLOR(156;0;6);ORG.LIBREOFFICE.COLOR(123;123;123))" office:value-type="float" office:value="10223622" calcext:value-type="float">
            <text:p>10223622</text:p>
          </table:table-cell>
          <table:table-cell table:formula="of:=IF(ROW([.$A52])-3&gt;([$DataSetQuantification.H$6]-VLOOKUP([.I$3];[$dsdist.$A$9:$dsdist.$BJ$14];30));ORG.LIBREOFFICE.COLOR(156;0;6);ORG.LIBREOFFICE.COLOR(123;123;123))" office:value-type="float" office:value="10223622" calcext:value-type="float">
            <text:p>10223622</text:p>
          </table:table-cell>
          <table:table-cell table:formula="of:=IF(ROW([.$A52])-3&gt;([$DataSetQuantification.H$7]-VLOOKUP([.J$3];[$dsdist.$A$9:$dsdist.$BJ$14];49));ORG.LIBREOFFICE.COLOR(156;0;6);ORG.LIBREOFFICE.COLOR(123;123;123))" office:value-type="float" office:value="10223622" calcext:value-type="float">
            <text:p>10223622</text:p>
          </table:table-cell>
          <table:table-cell table:formula="of:=IF(ROW([.$A52])-3&gt;([$DataSetQuantification.H$8]-VLOOKUP([.K$3];[$dsdist.$A$9:$dsdist.$BJ$14];49));ORG.LIBREOFFICE.COLOR(156;0;6);ORG.LIBREOFFICE.COLOR(123;123;123))" office:value-type="float" office:value="10223622" calcext:value-type="float">
            <text:p>10223622</text:p>
          </table:table-cell>
          <table:table-cell table:formula="of:=IF(ROW([.$A52])-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50" calcext:value-type="float">
            <text:p>50</text:p>
          </table:table-cell>
          <table:table-cell table:formula="of:=IF(ROW([.$A53])-3&gt;([$DataSetQuantification.G$4]-VLOOKUP([.B$3];[$dsdist.$A$3:$dsdist.$AL$8];30));ORG.LIBREOFFICE.COLOR(0;102;0);ORG.LIBREOFFICE.COLOR(123;123;123))" office:value-type="float" office:value="26112" calcext:value-type="float">
            <text:p>26112</text:p>
          </table:table-cell>
          <table:table-cell table:formula="of:=IF(ROW([.$A53])-3&gt;([$DataSetQuantification.G$5]-VLOOKUP([.C$3];[$dsdist.$A$3:$dsdist.$AL$8];30));ORG.LIBREOFFICE.COLOR(0;102;0);ORG.LIBREOFFICE.COLOR(123;123;123))" office:value-type="float" office:value="8092539" calcext:value-type="float">
            <text:p>8092539</text:p>
          </table:table-cell>
          <table:table-cell table:formula="of:=IF(ROW([.$A53])-3&gt;([$DataSetQuantification.G$6]-VLOOKUP([.D$3];[$dsdist.$A$3:$dsdist.$AL$8];30));ORG.LIBREOFFICE.COLOR(0;102;0);ORG.LIBREOFFICE.COLOR(123;123;123))" office:value-type="float" office:value="26112" calcext:value-type="float">
            <text:p>26112</text:p>
          </table:table-cell>
          <table:table-cell table:formula="of:=IF(ROW([.$A53])-3&gt;([$DataSetQuantification.G$7]-VLOOKUP([.E$3];[$dsdist.$A$3:$dsdist.$AL$8];30));ORG.LIBREOFFICE.COLOR(0;102;0);ORG.LIBREOFFICE.COLOR(123;123;123))" office:value-type="float" office:value="26112" calcext:value-type="float">
            <text:p>26112</text:p>
          </table:table-cell>
          <table:table-cell table:formula="of:=IF(ROW([.$A53])-3&gt;([$DataSetQuantification.G$9]-VLOOKUP([.F$3];[$dsdist.$A$3:$dsdist.$AL$8];30));ORG.LIBREOFFICE.COLOR(0;102;0);ORG.LIBREOFFICE.COLOR(123;123;123))" office:value-type="float" office:value="26112" calcext:value-type="float">
            <text:p>26112</text:p>
          </table:table-cell>
          <table:table-cell table:formula="of:=IF(ROW([.$A53])-3&gt;([$DataSetQuantification.H$4]-VLOOKUP([.G$3];[$dsdist.$A$9:$dsdist.$BJ$14];30));ORG.LIBREOFFICE.COLOR(156;0;6);ORG.LIBREOFFICE.COLOR(123;123;123))" office:value-type="float" office:value="10223622" calcext:value-type="float">
            <text:p>10223622</text:p>
          </table:table-cell>
          <table:table-cell table:formula="of:=IF(ROW([.$A53])-3&gt;([$DataSetQuantification.H$5]-VLOOKUP([.H$3];[$dsdist.$A$9:$dsdist.$BJ$14];30));ORG.LIBREOFFICE.COLOR(156;0;6);ORG.LIBREOFFICE.COLOR(123;123;123))" office:value-type="float" office:value="10223622" calcext:value-type="float">
            <text:p>10223622</text:p>
          </table:table-cell>
          <table:table-cell table:formula="of:=IF(ROW([.$A53])-3&gt;([$DataSetQuantification.H$6]-VLOOKUP([.I$3];[$dsdist.$A$9:$dsdist.$BJ$14];30));ORG.LIBREOFFICE.COLOR(156;0;6);ORG.LIBREOFFICE.COLOR(123;123;123))" office:value-type="float" office:value="10223622" calcext:value-type="float">
            <text:p>10223622</text:p>
          </table:table-cell>
          <table:table-cell table:formula="of:=IF(ROW([.$A53])-3&gt;([$DataSetQuantification.H$7]-VLOOKUP([.J$3];[$dsdist.$A$9:$dsdist.$BJ$14];49));ORG.LIBREOFFICE.COLOR(156;0;6);ORG.LIBREOFFICE.COLOR(123;123;123))" office:value-type="float" office:value="10223622" calcext:value-type="float">
            <text:p>10223622</text:p>
          </table:table-cell>
          <table:table-cell table:formula="of:=IF(ROW([.$A53])-3&gt;([$DataSetQuantification.H$8]-VLOOKUP([.K$3];[$dsdist.$A$9:$dsdist.$BJ$14];49));ORG.LIBREOFFICE.COLOR(156;0;6);ORG.LIBREOFFICE.COLOR(123;123;123))" office:value-type="float" office:value="10223622" calcext:value-type="float">
            <text:p>10223622</text:p>
          </table:table-cell>
          <table:table-cell table:formula="of:=IF(ROW([.$A53])-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51" calcext:value-type="float">
            <text:p>51</text:p>
          </table:table-cell>
          <table:table-cell table:formula="of:=IF(ROW([.$A54])-3&gt;([$DataSetQuantification.G$4]-VLOOKUP([.B$3];[$dsdist.$A$3:$dsdist.$AL$8];30));ORG.LIBREOFFICE.COLOR(0;102;0);ORG.LIBREOFFICE.COLOR(123;123;123))" office:value-type="float" office:value="26112" calcext:value-type="float">
            <text:p>26112</text:p>
          </table:table-cell>
          <table:table-cell table:formula="of:=IF(ROW([.$A54])-3&gt;([$DataSetQuantification.G$5]-VLOOKUP([.C$3];[$dsdist.$A$3:$dsdist.$AL$8];30));ORG.LIBREOFFICE.COLOR(0;102;0);ORG.LIBREOFFICE.COLOR(123;123;123))" office:value-type="float" office:value="8092539" calcext:value-type="float">
            <text:p>8092539</text:p>
          </table:table-cell>
          <table:table-cell table:formula="of:=IF(ROW([.$A54])-3&gt;([$DataSetQuantification.G$6]-VLOOKUP([.D$3];[$dsdist.$A$3:$dsdist.$AL$8];30));ORG.LIBREOFFICE.COLOR(0;102;0);ORG.LIBREOFFICE.COLOR(123;123;123))" office:value-type="float" office:value="26112" calcext:value-type="float">
            <text:p>26112</text:p>
          </table:table-cell>
          <table:table-cell table:formula="of:=IF(ROW([.$A54])-3&gt;([$DataSetQuantification.G$7]-VLOOKUP([.E$3];[$dsdist.$A$3:$dsdist.$AL$8];30));ORG.LIBREOFFICE.COLOR(0;102;0);ORG.LIBREOFFICE.COLOR(123;123;123))" office:value-type="float" office:value="26112" calcext:value-type="float">
            <text:p>26112</text:p>
          </table:table-cell>
          <table:table-cell table:formula="of:=IF(ROW([.$A54])-3&gt;([$DataSetQuantification.G$9]-VLOOKUP([.F$3];[$dsdist.$A$3:$dsdist.$AL$8];30));ORG.LIBREOFFICE.COLOR(0;102;0);ORG.LIBREOFFICE.COLOR(123;123;123))" office:value-type="float" office:value="26112" calcext:value-type="float">
            <text:p>26112</text:p>
          </table:table-cell>
          <table:table-cell table:formula="of:=IF(ROW([.$A54])-3&gt;([$DataSetQuantification.H$4]-VLOOKUP([.G$3];[$dsdist.$A$9:$dsdist.$BJ$14];30));ORG.LIBREOFFICE.COLOR(156;0;6);ORG.LIBREOFFICE.COLOR(123;123;123))" office:value-type="float" office:value="10223622" calcext:value-type="float">
            <text:p>10223622</text:p>
          </table:table-cell>
          <table:table-cell table:formula="of:=IF(ROW([.$A54])-3&gt;([$DataSetQuantification.H$5]-VLOOKUP([.H$3];[$dsdist.$A$9:$dsdist.$BJ$14];30));ORG.LIBREOFFICE.COLOR(156;0;6);ORG.LIBREOFFICE.COLOR(123;123;123))" office:value-type="float" office:value="10223622" calcext:value-type="float">
            <text:p>10223622</text:p>
          </table:table-cell>
          <table:table-cell table:formula="of:=IF(ROW([.$A54])-3&gt;([$DataSetQuantification.H$6]-VLOOKUP([.I$3];[$dsdist.$A$9:$dsdist.$BJ$14];30));ORG.LIBREOFFICE.COLOR(156;0;6);ORG.LIBREOFFICE.COLOR(123;123;123))" office:value-type="float" office:value="10223622" calcext:value-type="float">
            <text:p>10223622</text:p>
          </table:table-cell>
          <table:table-cell table:formula="of:=IF(ROW([.$A54])-3&gt;([$DataSetQuantification.H$7]-VLOOKUP([.J$3];[$dsdist.$A$9:$dsdist.$BJ$14];49));ORG.LIBREOFFICE.COLOR(156;0;6);ORG.LIBREOFFICE.COLOR(123;123;123))" office:value-type="float" office:value="10223622" calcext:value-type="float">
            <text:p>10223622</text:p>
          </table:table-cell>
          <table:table-cell table:formula="of:=IF(ROW([.$A54])-3&gt;([$DataSetQuantification.H$8]-VLOOKUP([.K$3];[$dsdist.$A$9:$dsdist.$BJ$14];49));ORG.LIBREOFFICE.COLOR(156;0;6);ORG.LIBREOFFICE.COLOR(123;123;123))" office:value-type="float" office:value="10223622" calcext:value-type="float">
            <text:p>10223622</text:p>
          </table:table-cell>
          <table:table-cell table:formula="of:=IF(ROW([.$A54])-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52" calcext:value-type="float">
            <text:p>52</text:p>
          </table:table-cell>
          <table:table-cell table:formula="of:=IF(ROW([.$A55])-3&gt;([$DataSetQuantification.G$4]-VLOOKUP([.B$3];[$dsdist.$A$3:$dsdist.$AL$8];30));ORG.LIBREOFFICE.COLOR(0;102;0);ORG.LIBREOFFICE.COLOR(123;123;123))" office:value-type="float" office:value="26112" calcext:value-type="float">
            <text:p>26112</text:p>
          </table:table-cell>
          <table:table-cell table:formula="of:=IF(ROW([.$A55])-3&gt;([$DataSetQuantification.G$5]-VLOOKUP([.C$3];[$dsdist.$A$3:$dsdist.$AL$8];30));ORG.LIBREOFFICE.COLOR(0;102;0);ORG.LIBREOFFICE.COLOR(123;123;123))" office:value-type="float" office:value="26112" calcext:value-type="float">
            <text:p>26112</text:p>
          </table:table-cell>
          <table:table-cell table:formula="of:=IF(ROW([.$A55])-3&gt;([$DataSetQuantification.G$6]-VLOOKUP([.D$3];[$dsdist.$A$3:$dsdist.$AL$8];30));ORG.LIBREOFFICE.COLOR(0;102;0);ORG.LIBREOFFICE.COLOR(123;123;123))" office:value-type="float" office:value="26112" calcext:value-type="float">
            <text:p>26112</text:p>
          </table:table-cell>
          <table:table-cell table:formula="of:=IF(ROW([.$A55])-3&gt;([$DataSetQuantification.G$7]-VLOOKUP([.E$3];[$dsdist.$A$3:$dsdist.$AL$8];30));ORG.LIBREOFFICE.COLOR(0;102;0);ORG.LIBREOFFICE.COLOR(123;123;123))" office:value-type="float" office:value="26112" calcext:value-type="float">
            <text:p>26112</text:p>
          </table:table-cell>
          <table:table-cell table:formula="of:=IF(ROW([.$A55])-3&gt;([$DataSetQuantification.G$9]-VLOOKUP([.F$3];[$dsdist.$A$3:$dsdist.$AL$8];30));ORG.LIBREOFFICE.COLOR(0;102;0);ORG.LIBREOFFICE.COLOR(123;123;123))" office:value-type="float" office:value="26112" calcext:value-type="float">
            <text:p>26112</text:p>
          </table:table-cell>
          <table:table-cell table:formula="of:=IF(ROW([.$A55])-3&gt;([$DataSetQuantification.H$4]-VLOOKUP([.G$3];[$dsdist.$A$9:$dsdist.$BJ$14];30));ORG.LIBREOFFICE.COLOR(156;0;6);ORG.LIBREOFFICE.COLOR(123;123;123))" office:value-type="float" office:value="10223622" calcext:value-type="float">
            <text:p>10223622</text:p>
          </table:table-cell>
          <table:table-cell table:formula="of:=IF(ROW([.$A55])-3&gt;([$DataSetQuantification.H$5]-VLOOKUP([.H$3];[$dsdist.$A$9:$dsdist.$BJ$14];30));ORG.LIBREOFFICE.COLOR(156;0;6);ORG.LIBREOFFICE.COLOR(123;123;123))" office:value-type="float" office:value="10223622" calcext:value-type="float">
            <text:p>10223622</text:p>
          </table:table-cell>
          <table:table-cell table:formula="of:=IF(ROW([.$A55])-3&gt;([$DataSetQuantification.H$6]-VLOOKUP([.I$3];[$dsdist.$A$9:$dsdist.$BJ$14];30));ORG.LIBREOFFICE.COLOR(156;0;6);ORG.LIBREOFFICE.COLOR(123;123;123))" office:value-type="float" office:value="10223622" calcext:value-type="float">
            <text:p>10223622</text:p>
          </table:table-cell>
          <table:table-cell table:formula="of:=IF(ROW([.$A55])-3&gt;([$DataSetQuantification.H$7]-VLOOKUP([.J$3];[$dsdist.$A$9:$dsdist.$BJ$14];49));ORG.LIBREOFFICE.COLOR(156;0;6);ORG.LIBREOFFICE.COLOR(123;123;123))" office:value-type="float" office:value="10223622" calcext:value-type="float">
            <text:p>10223622</text:p>
          </table:table-cell>
          <table:table-cell table:formula="of:=IF(ROW([.$A55])-3&gt;([$DataSetQuantification.H$8]-VLOOKUP([.K$3];[$dsdist.$A$9:$dsdist.$BJ$14];49));ORG.LIBREOFFICE.COLOR(156;0;6);ORG.LIBREOFFICE.COLOR(123;123;123))" office:value-type="float" office:value="10223622" calcext:value-type="float">
            <text:p>10223622</text:p>
          </table:table-cell>
          <table:table-cell table:formula="of:=IF(ROW([.$A55])-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53" calcext:value-type="float">
            <text:p>53</text:p>
          </table:table-cell>
          <table:table-cell table:formula="of:=IF(ROW([.$A56])-3&gt;([$DataSetQuantification.G$4]-VLOOKUP([.B$3];[$dsdist.$A$3:$dsdist.$AL$8];30));ORG.LIBREOFFICE.COLOR(0;102;0);ORG.LIBREOFFICE.COLOR(123;123;123))" office:value-type="float" office:value="26112" calcext:value-type="float">
            <text:p>26112</text:p>
          </table:table-cell>
          <table:table-cell table:formula="of:=IF(ROW([.$A56])-3&gt;([$DataSetQuantification.G$5]-VLOOKUP([.C$3];[$dsdist.$A$3:$dsdist.$AL$8];30));ORG.LIBREOFFICE.COLOR(0;102;0);ORG.LIBREOFFICE.COLOR(123;123;123))" office:value-type="float" office:value="26112" calcext:value-type="float">
            <text:p>26112</text:p>
          </table:table-cell>
          <table:table-cell table:formula="of:=IF(ROW([.$A56])-3&gt;([$DataSetQuantification.G$6]-VLOOKUP([.D$3];[$dsdist.$A$3:$dsdist.$AL$8];30));ORG.LIBREOFFICE.COLOR(0;102;0);ORG.LIBREOFFICE.COLOR(123;123;123))" office:value-type="float" office:value="26112" calcext:value-type="float">
            <text:p>26112</text:p>
          </table:table-cell>
          <table:table-cell table:formula="of:=IF(ROW([.$A56])-3&gt;([$DataSetQuantification.G$7]-VLOOKUP([.E$3];[$dsdist.$A$3:$dsdist.$AL$8];30));ORG.LIBREOFFICE.COLOR(0;102;0);ORG.LIBREOFFICE.COLOR(123;123;123))" office:value-type="float" office:value="26112" calcext:value-type="float">
            <text:p>26112</text:p>
          </table:table-cell>
          <table:table-cell table:formula="of:=IF(ROW([.$A56])-3&gt;([$DataSetQuantification.G$9]-VLOOKUP([.F$3];[$dsdist.$A$3:$dsdist.$AL$8];30));ORG.LIBREOFFICE.COLOR(0;102;0);ORG.LIBREOFFICE.COLOR(123;123;123))" office:value-type="float" office:value="26112" calcext:value-type="float">
            <text:p>26112</text:p>
          </table:table-cell>
          <table:table-cell table:formula="of:=IF(ROW([.$A56])-3&gt;([$DataSetQuantification.H$4]-VLOOKUP([.G$3];[$dsdist.$A$9:$dsdist.$BJ$14];30));ORG.LIBREOFFICE.COLOR(156;0;6);ORG.LIBREOFFICE.COLOR(123;123;123))" office:value-type="float" office:value="10223622" calcext:value-type="float">
            <text:p>10223622</text:p>
          </table:table-cell>
          <table:table-cell table:formula="of:=IF(ROW([.$A56])-3&gt;([$DataSetQuantification.H$5]-VLOOKUP([.H$3];[$dsdist.$A$9:$dsdist.$BJ$14];30));ORG.LIBREOFFICE.COLOR(156;0;6);ORG.LIBREOFFICE.COLOR(123;123;123))" office:value-type="float" office:value="10223622" calcext:value-type="float">
            <text:p>10223622</text:p>
          </table:table-cell>
          <table:table-cell table:formula="of:=IF(ROW([.$A56])-3&gt;([$DataSetQuantification.H$6]-VLOOKUP([.I$3];[$dsdist.$A$9:$dsdist.$BJ$14];30));ORG.LIBREOFFICE.COLOR(156;0;6);ORG.LIBREOFFICE.COLOR(123;123;123))" office:value-type="float" office:value="10223622" calcext:value-type="float">
            <text:p>10223622</text:p>
          </table:table-cell>
          <table:table-cell table:formula="of:=IF(ROW([.$A56])-3&gt;([$DataSetQuantification.H$7]-VLOOKUP([.J$3];[$dsdist.$A$9:$dsdist.$BJ$14];49));ORG.LIBREOFFICE.COLOR(156;0;6);ORG.LIBREOFFICE.COLOR(123;123;123))" office:value-type="float" office:value="10223622" calcext:value-type="float">
            <text:p>10223622</text:p>
          </table:table-cell>
          <table:table-cell table:formula="of:=IF(ROW([.$A56])-3&gt;([$DataSetQuantification.H$8]-VLOOKUP([.K$3];[$dsdist.$A$9:$dsdist.$BJ$14];49));ORG.LIBREOFFICE.COLOR(156;0;6);ORG.LIBREOFFICE.COLOR(123;123;123))" office:value-type="float" office:value="10223622" calcext:value-type="float">
            <text:p>10223622</text:p>
          </table:table-cell>
          <table:table-cell table:formula="of:=IF(ROW([.$A56])-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54" calcext:value-type="float">
            <text:p>54</text:p>
          </table:table-cell>
          <table:table-cell table:formula="of:=IF(ROW([.$A57])-3&gt;([$DataSetQuantification.G$4]-VLOOKUP([.B$3];[$dsdist.$A$3:$dsdist.$AL$8];30));ORG.LIBREOFFICE.COLOR(0;102;0);ORG.LIBREOFFICE.COLOR(123;123;123))" office:value-type="float" office:value="26112" calcext:value-type="float">
            <text:p>26112</text:p>
          </table:table-cell>
          <table:table-cell table:formula="of:=IF(ROW([.$A57])-3&gt;([$DataSetQuantification.G$5]-VLOOKUP([.C$3];[$dsdist.$A$3:$dsdist.$AL$8];30));ORG.LIBREOFFICE.COLOR(0;102;0);ORG.LIBREOFFICE.COLOR(123;123;123))" office:value-type="float" office:value="26112" calcext:value-type="float">
            <text:p>26112</text:p>
          </table:table-cell>
          <table:table-cell table:formula="of:=IF(ROW([.$A57])-3&gt;([$DataSetQuantification.G$6]-VLOOKUP([.D$3];[$dsdist.$A$3:$dsdist.$AL$8];30));ORG.LIBREOFFICE.COLOR(0;102;0);ORG.LIBREOFFICE.COLOR(123;123;123))" office:value-type="float" office:value="26112" calcext:value-type="float">
            <text:p>26112</text:p>
          </table:table-cell>
          <table:table-cell table:formula="of:=IF(ROW([.$A57])-3&gt;([$DataSetQuantification.G$7]-VLOOKUP([.E$3];[$dsdist.$A$3:$dsdist.$AL$8];30));ORG.LIBREOFFICE.COLOR(0;102;0);ORG.LIBREOFFICE.COLOR(123;123;123))" office:value-type="float" office:value="26112" calcext:value-type="float">
            <text:p>26112</text:p>
          </table:table-cell>
          <table:table-cell table:formula="of:=IF(ROW([.$A57])-3&gt;([$DataSetQuantification.G$9]-VLOOKUP([.F$3];[$dsdist.$A$3:$dsdist.$AL$8];30));ORG.LIBREOFFICE.COLOR(0;102;0);ORG.LIBREOFFICE.COLOR(123;123;123))" office:value-type="float" office:value="26112" calcext:value-type="float">
            <text:p>26112</text:p>
          </table:table-cell>
          <table:table-cell table:formula="of:=IF(ROW([.$A57])-3&gt;([$DataSetQuantification.H$4]-VLOOKUP([.G$3];[$dsdist.$A$9:$dsdist.$BJ$14];30));ORG.LIBREOFFICE.COLOR(156;0;6);ORG.LIBREOFFICE.COLOR(123;123;123))" office:value-type="float" office:value="10223622" calcext:value-type="float">
            <text:p>10223622</text:p>
          </table:table-cell>
          <table:table-cell table:formula="of:=IF(ROW([.$A57])-3&gt;([$DataSetQuantification.H$5]-VLOOKUP([.H$3];[$dsdist.$A$9:$dsdist.$BJ$14];30));ORG.LIBREOFFICE.COLOR(156;0;6);ORG.LIBREOFFICE.COLOR(123;123;123))" office:value-type="float" office:value="10223622" calcext:value-type="float">
            <text:p>10223622</text:p>
          </table:table-cell>
          <table:table-cell table:formula="of:=IF(ROW([.$A57])-3&gt;([$DataSetQuantification.H$6]-VLOOKUP([.I$3];[$dsdist.$A$9:$dsdist.$BJ$14];30));ORG.LIBREOFFICE.COLOR(156;0;6);ORG.LIBREOFFICE.COLOR(123;123;123))" office:value-type="float" office:value="10223622" calcext:value-type="float">
            <text:p>10223622</text:p>
          </table:table-cell>
          <table:table-cell table:formula="of:=IF(ROW([.$A57])-3&gt;([$DataSetQuantification.H$7]-VLOOKUP([.J$3];[$dsdist.$A$9:$dsdist.$BJ$14];49));ORG.LIBREOFFICE.COLOR(156;0;6);ORG.LIBREOFFICE.COLOR(123;123;123))" office:value-type="float" office:value="10223622" calcext:value-type="float">
            <text:p>10223622</text:p>
          </table:table-cell>
          <table:table-cell table:formula="of:=IF(ROW([.$A57])-3&gt;([$DataSetQuantification.H$8]-VLOOKUP([.K$3];[$dsdist.$A$9:$dsdist.$BJ$14];49));ORG.LIBREOFFICE.COLOR(156;0;6);ORG.LIBREOFFICE.COLOR(123;123;123))" office:value-type="float" office:value="10223622" calcext:value-type="float">
            <text:p>10223622</text:p>
          </table:table-cell>
          <table:table-cell table:formula="of:=IF(ROW([.$A57])-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55" calcext:value-type="float">
            <text:p>55</text:p>
          </table:table-cell>
          <table:table-cell table:formula="of:=IF(ROW([.$A58])-3&gt;([$DataSetQuantification.G$4]-VLOOKUP([.B$3];[$dsdist.$A$3:$dsdist.$AL$8];30));ORG.LIBREOFFICE.COLOR(0;102;0);ORG.LIBREOFFICE.COLOR(123;123;123))" office:value-type="float" office:value="26112" calcext:value-type="float">
            <text:p>26112</text:p>
          </table:table-cell>
          <table:table-cell table:formula="of:=IF(ROW([.$A58])-3&gt;([$DataSetQuantification.G$5]-VLOOKUP([.C$3];[$dsdist.$A$3:$dsdist.$AL$8];30));ORG.LIBREOFFICE.COLOR(0;102;0);ORG.LIBREOFFICE.COLOR(123;123;123))" office:value-type="float" office:value="26112" calcext:value-type="float">
            <text:p>26112</text:p>
          </table:table-cell>
          <table:table-cell table:formula="of:=IF(ROW([.$A58])-3&gt;([$DataSetQuantification.G$6]-VLOOKUP([.D$3];[$dsdist.$A$3:$dsdist.$AL$8];30));ORG.LIBREOFFICE.COLOR(0;102;0);ORG.LIBREOFFICE.COLOR(123;123;123))" office:value-type="float" office:value="26112" calcext:value-type="float">
            <text:p>26112</text:p>
          </table:table-cell>
          <table:table-cell table:formula="of:=IF(ROW([.$A58])-3&gt;([$DataSetQuantification.G$7]-VLOOKUP([.E$3];[$dsdist.$A$3:$dsdist.$AL$8];30));ORG.LIBREOFFICE.COLOR(0;102;0);ORG.LIBREOFFICE.COLOR(123;123;123))" office:value-type="float" office:value="26112" calcext:value-type="float">
            <text:p>26112</text:p>
          </table:table-cell>
          <table:table-cell table:formula="of:=IF(ROW([.$A58])-3&gt;([$DataSetQuantification.G$9]-VLOOKUP([.F$3];[$dsdist.$A$3:$dsdist.$AL$8];30));ORG.LIBREOFFICE.COLOR(0;102;0);ORG.LIBREOFFICE.COLOR(123;123;123))" office:value-type="float" office:value="26112" calcext:value-type="float">
            <text:p>26112</text:p>
          </table:table-cell>
          <table:table-cell table:formula="of:=IF(ROW([.$A58])-3&gt;([$DataSetQuantification.H$4]-VLOOKUP([.G$3];[$dsdist.$A$9:$dsdist.$BJ$14];30));ORG.LIBREOFFICE.COLOR(156;0;6);ORG.LIBREOFFICE.COLOR(123;123;123))" office:value-type="float" office:value="10223622" calcext:value-type="float">
            <text:p>10223622</text:p>
          </table:table-cell>
          <table:table-cell table:formula="of:=IF(ROW([.$A58])-3&gt;([$DataSetQuantification.H$5]-VLOOKUP([.H$3];[$dsdist.$A$9:$dsdist.$BJ$14];30));ORG.LIBREOFFICE.COLOR(156;0;6);ORG.LIBREOFFICE.COLOR(123;123;123))" office:value-type="float" office:value="10223622" calcext:value-type="float">
            <text:p>10223622</text:p>
          </table:table-cell>
          <table:table-cell table:formula="of:=IF(ROW([.$A58])-3&gt;([$DataSetQuantification.H$6]-VLOOKUP([.I$3];[$dsdist.$A$9:$dsdist.$BJ$14];30));ORG.LIBREOFFICE.COLOR(156;0;6);ORG.LIBREOFFICE.COLOR(123;123;123))" office:value-type="float" office:value="10223622" calcext:value-type="float">
            <text:p>10223622</text:p>
          </table:table-cell>
          <table:table-cell table:formula="of:=IF(ROW([.$A58])-3&gt;([$DataSetQuantification.H$7]-VLOOKUP([.J$3];[$dsdist.$A$9:$dsdist.$BJ$14];49));ORG.LIBREOFFICE.COLOR(156;0;6);ORG.LIBREOFFICE.COLOR(123;123;123))" office:value-type="float" office:value="10223622" calcext:value-type="float">
            <text:p>10223622</text:p>
          </table:table-cell>
          <table:table-cell table:formula="of:=IF(ROW([.$A58])-3&gt;([$DataSetQuantification.H$8]-VLOOKUP([.K$3];[$dsdist.$A$9:$dsdist.$BJ$14];49));ORG.LIBREOFFICE.COLOR(156;0;6);ORG.LIBREOFFICE.COLOR(123;123;123))" office:value-type="float" office:value="10223622" calcext:value-type="float">
            <text:p>10223622</text:p>
          </table:table-cell>
          <table:table-cell table:formula="of:=IF(ROW([.$A58])-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56" calcext:value-type="float">
            <text:p>56</text:p>
          </table:table-cell>
          <table:table-cell table:formula="of:=IF(ROW([.$A59])-3&gt;([$DataSetQuantification.G$4]-VLOOKUP([.B$3];[$dsdist.$A$3:$dsdist.$AL$8];30));ORG.LIBREOFFICE.COLOR(0;102;0);ORG.LIBREOFFICE.COLOR(123;123;123))" office:value-type="float" office:value="26112" calcext:value-type="float">
            <text:p>26112</text:p>
          </table:table-cell>
          <table:table-cell table:formula="of:=IF(ROW([.$A59])-3&gt;([$DataSetQuantification.G$5]-VLOOKUP([.C$3];[$dsdist.$A$3:$dsdist.$AL$8];30));ORG.LIBREOFFICE.COLOR(0;102;0);ORG.LIBREOFFICE.COLOR(123;123;123))" office:value-type="float" office:value="26112" calcext:value-type="float">
            <text:p>26112</text:p>
          </table:table-cell>
          <table:table-cell table:formula="of:=IF(ROW([.$A59])-3&gt;([$DataSetQuantification.G$6]-VLOOKUP([.D$3];[$dsdist.$A$3:$dsdist.$AL$8];30));ORG.LIBREOFFICE.COLOR(0;102;0);ORG.LIBREOFFICE.COLOR(123;123;123))" office:value-type="float" office:value="26112" calcext:value-type="float">
            <text:p>26112</text:p>
          </table:table-cell>
          <table:table-cell table:formula="of:=IF(ROW([.$A59])-3&gt;([$DataSetQuantification.G$7]-VLOOKUP([.E$3];[$dsdist.$A$3:$dsdist.$AL$8];30));ORG.LIBREOFFICE.COLOR(0;102;0);ORG.LIBREOFFICE.COLOR(123;123;123))" office:value-type="float" office:value="26112" calcext:value-type="float">
            <text:p>26112</text:p>
          </table:table-cell>
          <table:table-cell table:formula="of:=IF(ROW([.$A59])-3&gt;([$DataSetQuantification.G$9]-VLOOKUP([.F$3];[$dsdist.$A$3:$dsdist.$AL$8];30));ORG.LIBREOFFICE.COLOR(0;102;0);ORG.LIBREOFFICE.COLOR(123;123;123))" office:value-type="float" office:value="26112" calcext:value-type="float">
            <text:p>26112</text:p>
          </table:table-cell>
          <table:table-cell table:formula="of:=IF(ROW([.$A59])-3&gt;([$DataSetQuantification.H$4]-VLOOKUP([.G$3];[$dsdist.$A$9:$dsdist.$BJ$14];30));ORG.LIBREOFFICE.COLOR(156;0;6);ORG.LIBREOFFICE.COLOR(123;123;123))" office:value-type="float" office:value="10223622" calcext:value-type="float">
            <text:p>10223622</text:p>
          </table:table-cell>
          <table:table-cell table:formula="of:=IF(ROW([.$A59])-3&gt;([$DataSetQuantification.H$5]-VLOOKUP([.H$3];[$dsdist.$A$9:$dsdist.$BJ$14];30));ORG.LIBREOFFICE.COLOR(156;0;6);ORG.LIBREOFFICE.COLOR(123;123;123))" office:value-type="float" office:value="10223622" calcext:value-type="float">
            <text:p>10223622</text:p>
          </table:table-cell>
          <table:table-cell table:formula="of:=IF(ROW([.$A59])-3&gt;([$DataSetQuantification.H$6]-VLOOKUP([.I$3];[$dsdist.$A$9:$dsdist.$BJ$14];30));ORG.LIBREOFFICE.COLOR(156;0;6);ORG.LIBREOFFICE.COLOR(123;123;123))" office:value-type="float" office:value="10223622" calcext:value-type="float">
            <text:p>10223622</text:p>
          </table:table-cell>
          <table:table-cell table:formula="of:=IF(ROW([.$A59])-3&gt;([$DataSetQuantification.H$7]-VLOOKUP([.J$3];[$dsdist.$A$9:$dsdist.$BJ$14];49));ORG.LIBREOFFICE.COLOR(156;0;6);ORG.LIBREOFFICE.COLOR(123;123;123))" office:value-type="float" office:value="10223622" calcext:value-type="float">
            <text:p>10223622</text:p>
          </table:table-cell>
          <table:table-cell table:formula="of:=IF(ROW([.$A59])-3&gt;([$DataSetQuantification.H$8]-VLOOKUP([.K$3];[$dsdist.$A$9:$dsdist.$BJ$14];49));ORG.LIBREOFFICE.COLOR(156;0;6);ORG.LIBREOFFICE.COLOR(123;123;123))" office:value-type="float" office:value="10223622" calcext:value-type="float">
            <text:p>10223622</text:p>
          </table:table-cell>
          <table:table-cell table:formula="of:=IF(ROW([.$A59])-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57" calcext:value-type="float">
            <text:p>57</text:p>
          </table:table-cell>
          <table:table-cell table:formula="of:=IF(ROW([.$A60])-3&gt;([$DataSetQuantification.G$4]-VLOOKUP([.B$3];[$dsdist.$A$3:$dsdist.$AL$8];30));ORG.LIBREOFFICE.COLOR(0;102;0);ORG.LIBREOFFICE.COLOR(123;123;123))" office:value-type="float" office:value="26112" calcext:value-type="float">
            <text:p>26112</text:p>
          </table:table-cell>
          <table:table-cell table:formula="of:=IF(ROW([.$A60])-3&gt;([$DataSetQuantification.G$5]-VLOOKUP([.C$3];[$dsdist.$A$3:$dsdist.$AL$8];30));ORG.LIBREOFFICE.COLOR(0;102;0);ORG.LIBREOFFICE.COLOR(123;123;123))" office:value-type="float" office:value="26112" calcext:value-type="float">
            <text:p>26112</text:p>
          </table:table-cell>
          <table:table-cell table:formula="of:=IF(ROW([.$A60])-3&gt;([$DataSetQuantification.G$6]-VLOOKUP([.D$3];[$dsdist.$A$3:$dsdist.$AL$8];30));ORG.LIBREOFFICE.COLOR(0;102;0);ORG.LIBREOFFICE.COLOR(123;123;123))" office:value-type="float" office:value="26112" calcext:value-type="float">
            <text:p>26112</text:p>
          </table:table-cell>
          <table:table-cell table:formula="of:=IF(ROW([.$A60])-3&gt;([$DataSetQuantification.G$7]-VLOOKUP([.E$3];[$dsdist.$A$3:$dsdist.$AL$8];30));ORG.LIBREOFFICE.COLOR(0;102;0);ORG.LIBREOFFICE.COLOR(123;123;123))" office:value-type="float" office:value="26112" calcext:value-type="float">
            <text:p>26112</text:p>
          </table:table-cell>
          <table:table-cell table:formula="of:=IF(ROW([.$A60])-3&gt;([$DataSetQuantification.G$9]-VLOOKUP([.F$3];[$dsdist.$A$3:$dsdist.$AL$8];30));ORG.LIBREOFFICE.COLOR(0;102;0);ORG.LIBREOFFICE.COLOR(123;123;123))" office:value-type="float" office:value="26112" calcext:value-type="float">
            <text:p>26112</text:p>
          </table:table-cell>
          <table:table-cell table:formula="of:=IF(ROW([.$A60])-3&gt;([$DataSetQuantification.H$4]-VLOOKUP([.G$3];[$dsdist.$A$9:$dsdist.$BJ$14];30));ORG.LIBREOFFICE.COLOR(156;0;6);ORG.LIBREOFFICE.COLOR(123;123;123))" office:value-type="float" office:value="10223622" calcext:value-type="float">
            <text:p>10223622</text:p>
          </table:table-cell>
          <table:table-cell table:formula="of:=IF(ROW([.$A60])-3&gt;([$DataSetQuantification.H$5]-VLOOKUP([.H$3];[$dsdist.$A$9:$dsdist.$BJ$14];30));ORG.LIBREOFFICE.COLOR(156;0;6);ORG.LIBREOFFICE.COLOR(123;123;123))" office:value-type="float" office:value="10223622" calcext:value-type="float">
            <text:p>10223622</text:p>
          </table:table-cell>
          <table:table-cell table:formula="of:=IF(ROW([.$A60])-3&gt;([$DataSetQuantification.H$6]-VLOOKUP([.I$3];[$dsdist.$A$9:$dsdist.$BJ$14];30));ORG.LIBREOFFICE.COLOR(156;0;6);ORG.LIBREOFFICE.COLOR(123;123;123))" office:value-type="float" office:value="10223622" calcext:value-type="float">
            <text:p>10223622</text:p>
          </table:table-cell>
          <table:table-cell table:formula="of:=IF(ROW([.$A60])-3&gt;([$DataSetQuantification.H$7]-VLOOKUP([.J$3];[$dsdist.$A$9:$dsdist.$BJ$14];49));ORG.LIBREOFFICE.COLOR(156;0;6);ORG.LIBREOFFICE.COLOR(123;123;123))" office:value-type="float" office:value="10223622" calcext:value-type="float">
            <text:p>10223622</text:p>
          </table:table-cell>
          <table:table-cell table:formula="of:=IF(ROW([.$A60])-3&gt;([$DataSetQuantification.H$8]-VLOOKUP([.K$3];[$dsdist.$A$9:$dsdist.$BJ$14];49));ORG.LIBREOFFICE.COLOR(156;0;6);ORG.LIBREOFFICE.COLOR(123;123;123))" office:value-type="float" office:value="10223622" calcext:value-type="float">
            <text:p>10223622</text:p>
          </table:table-cell>
          <table:table-cell table:formula="of:=IF(ROW([.$A60])-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58" calcext:value-type="float">
            <text:p>58</text:p>
          </table:table-cell>
          <table:table-cell table:formula="of:=IF(ROW([.$A61])-3&gt;([$DataSetQuantification.G$4]-VLOOKUP([.B$3];[$dsdist.$A$3:$dsdist.$AL$8];30));ORG.LIBREOFFICE.COLOR(0;102;0);ORG.LIBREOFFICE.COLOR(123;123;123))" office:value-type="float" office:value="26112" calcext:value-type="float">
            <text:p>26112</text:p>
          </table:table-cell>
          <table:table-cell table:formula="of:=IF(ROW([.$A61])-3&gt;([$DataSetQuantification.G$5]-VLOOKUP([.C$3];[$dsdist.$A$3:$dsdist.$AL$8];30));ORG.LIBREOFFICE.COLOR(0;102;0);ORG.LIBREOFFICE.COLOR(123;123;123))" office:value-type="float" office:value="26112" calcext:value-type="float">
            <text:p>26112</text:p>
          </table:table-cell>
          <table:table-cell table:formula="of:=IF(ROW([.$A61])-3&gt;([$DataSetQuantification.G$6]-VLOOKUP([.D$3];[$dsdist.$A$3:$dsdist.$AL$8];30));ORG.LIBREOFFICE.COLOR(0;102;0);ORG.LIBREOFFICE.COLOR(123;123;123))" office:value-type="float" office:value="26112" calcext:value-type="float">
            <text:p>26112</text:p>
          </table:table-cell>
          <table:table-cell table:formula="of:=IF(ROW([.$A61])-3&gt;([$DataSetQuantification.G$7]-VLOOKUP([.E$3];[$dsdist.$A$3:$dsdist.$AL$8];30));ORG.LIBREOFFICE.COLOR(0;102;0);ORG.LIBREOFFICE.COLOR(123;123;123))" office:value-type="float" office:value="26112" calcext:value-type="float">
            <text:p>26112</text:p>
          </table:table-cell>
          <table:table-cell table:formula="of:=IF(ROW([.$A61])-3&gt;([$DataSetQuantification.G$9]-VLOOKUP([.F$3];[$dsdist.$A$3:$dsdist.$AL$8];30));ORG.LIBREOFFICE.COLOR(0;102;0);ORG.LIBREOFFICE.COLOR(123;123;123))" office:value-type="float" office:value="26112" calcext:value-type="float">
            <text:p>26112</text:p>
          </table:table-cell>
          <table:table-cell table:formula="of:=IF(ROW([.$A61])-3&gt;([$DataSetQuantification.H$4]-VLOOKUP([.G$3];[$dsdist.$A$9:$dsdist.$BJ$14];30));ORG.LIBREOFFICE.COLOR(156;0;6);ORG.LIBREOFFICE.COLOR(123;123;123))" office:value-type="float" office:value="10223622" calcext:value-type="float">
            <text:p>10223622</text:p>
          </table:table-cell>
          <table:table-cell table:formula="of:=IF(ROW([.$A61])-3&gt;([$DataSetQuantification.H$5]-VLOOKUP([.H$3];[$dsdist.$A$9:$dsdist.$BJ$14];30));ORG.LIBREOFFICE.COLOR(156;0;6);ORG.LIBREOFFICE.COLOR(123;123;123))" office:value-type="float" office:value="10223622" calcext:value-type="float">
            <text:p>10223622</text:p>
          </table:table-cell>
          <table:table-cell table:formula="of:=IF(ROW([.$A61])-3&gt;([$DataSetQuantification.H$6]-VLOOKUP([.I$3];[$dsdist.$A$9:$dsdist.$BJ$14];30));ORG.LIBREOFFICE.COLOR(156;0;6);ORG.LIBREOFFICE.COLOR(123;123;123))" office:value-type="float" office:value="10223622" calcext:value-type="float">
            <text:p>10223622</text:p>
          </table:table-cell>
          <table:table-cell table:formula="of:=IF(ROW([.$A61])-3&gt;([$DataSetQuantification.H$7]-VLOOKUP([.J$3];[$dsdist.$A$9:$dsdist.$BJ$14];49));ORG.LIBREOFFICE.COLOR(156;0;6);ORG.LIBREOFFICE.COLOR(123;123;123))" office:value-type="float" office:value="10223622" calcext:value-type="float">
            <text:p>10223622</text:p>
          </table:table-cell>
          <table:table-cell table:formula="of:=IF(ROW([.$A61])-3&gt;([$DataSetQuantification.H$8]-VLOOKUP([.K$3];[$dsdist.$A$9:$dsdist.$BJ$14];49));ORG.LIBREOFFICE.COLOR(156;0;6);ORG.LIBREOFFICE.COLOR(123;123;123))" office:value-type="float" office:value="10223622" calcext:value-type="float">
            <text:p>10223622</text:p>
          </table:table-cell>
          <table:table-cell table:formula="of:=IF(ROW([.$A61])-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59" calcext:value-type="float">
            <text:p>59</text:p>
          </table:table-cell>
          <table:table-cell table:formula="of:=IF(ROW([.$A62])-3&gt;([$DataSetQuantification.G$4]-VLOOKUP([.B$3];[$dsdist.$A$3:$dsdist.$AL$8];30));ORG.LIBREOFFICE.COLOR(0;102;0);ORG.LIBREOFFICE.COLOR(123;123;123))" office:value-type="float" office:value="26112" calcext:value-type="float">
            <text:p>26112</text:p>
          </table:table-cell>
          <table:table-cell table:formula="of:=IF(ROW([.$A62])-3&gt;([$DataSetQuantification.G$5]-VLOOKUP([.C$3];[$dsdist.$A$3:$dsdist.$AL$8];30));ORG.LIBREOFFICE.COLOR(0;102;0);ORG.LIBREOFFICE.COLOR(123;123;123))" office:value-type="float" office:value="26112" calcext:value-type="float">
            <text:p>26112</text:p>
          </table:table-cell>
          <table:table-cell table:formula="of:=IF(ROW([.$A62])-3&gt;([$DataSetQuantification.G$6]-VLOOKUP([.D$3];[$dsdist.$A$3:$dsdist.$AL$8];30));ORG.LIBREOFFICE.COLOR(0;102;0);ORG.LIBREOFFICE.COLOR(123;123;123))" office:value-type="float" office:value="26112" calcext:value-type="float">
            <text:p>26112</text:p>
          </table:table-cell>
          <table:table-cell table:formula="of:=IF(ROW([.$A62])-3&gt;([$DataSetQuantification.G$7]-VLOOKUP([.E$3];[$dsdist.$A$3:$dsdist.$AL$8];30));ORG.LIBREOFFICE.COLOR(0;102;0);ORG.LIBREOFFICE.COLOR(123;123;123))" office:value-type="float" office:value="26112" calcext:value-type="float">
            <text:p>26112</text:p>
          </table:table-cell>
          <table:table-cell table:formula="of:=IF(ROW([.$A62])-3&gt;([$DataSetQuantification.G$9]-VLOOKUP([.F$3];[$dsdist.$A$3:$dsdist.$AL$8];30));ORG.LIBREOFFICE.COLOR(0;102;0);ORG.LIBREOFFICE.COLOR(123;123;123))" office:value-type="float" office:value="26112" calcext:value-type="float">
            <text:p>26112</text:p>
          </table:table-cell>
          <table:table-cell table:formula="of:=IF(ROW([.$A62])-3&gt;([$DataSetQuantification.H$4]-VLOOKUP([.G$3];[$dsdist.$A$9:$dsdist.$BJ$14];30));ORG.LIBREOFFICE.COLOR(156;0;6);ORG.LIBREOFFICE.COLOR(123;123;123))" office:value-type="float" office:value="10223622" calcext:value-type="float">
            <text:p>10223622</text:p>
          </table:table-cell>
          <table:table-cell table:formula="of:=IF(ROW([.$A62])-3&gt;([$DataSetQuantification.H$5]-VLOOKUP([.H$3];[$dsdist.$A$9:$dsdist.$BJ$14];30));ORG.LIBREOFFICE.COLOR(156;0;6);ORG.LIBREOFFICE.COLOR(123;123;123))" office:value-type="float" office:value="10223622" calcext:value-type="float">
            <text:p>10223622</text:p>
          </table:table-cell>
          <table:table-cell table:formula="of:=IF(ROW([.$A62])-3&gt;([$DataSetQuantification.H$6]-VLOOKUP([.I$3];[$dsdist.$A$9:$dsdist.$BJ$14];30));ORG.LIBREOFFICE.COLOR(156;0;6);ORG.LIBREOFFICE.COLOR(123;123;123))" office:value-type="float" office:value="10223622" calcext:value-type="float">
            <text:p>10223622</text:p>
          </table:table-cell>
          <table:table-cell table:formula="of:=IF(ROW([.$A62])-3&gt;([$DataSetQuantification.H$7]-VLOOKUP([.J$3];[$dsdist.$A$9:$dsdist.$BJ$14];49));ORG.LIBREOFFICE.COLOR(156;0;6);ORG.LIBREOFFICE.COLOR(123;123;123))" office:value-type="float" office:value="10223622" calcext:value-type="float">
            <text:p>10223622</text:p>
          </table:table-cell>
          <table:table-cell table:formula="of:=IF(ROW([.$A62])-3&gt;([$DataSetQuantification.H$8]-VLOOKUP([.K$3];[$dsdist.$A$9:$dsdist.$BJ$14];49));ORG.LIBREOFFICE.COLOR(156;0;6);ORG.LIBREOFFICE.COLOR(123;123;123))" office:value-type="float" office:value="10223622" calcext:value-type="float">
            <text:p>10223622</text:p>
          </table:table-cell>
          <table:table-cell table:formula="of:=IF(ROW([.$A62])-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60" calcext:value-type="float">
            <text:p>60</text:p>
          </table:table-cell>
          <table:table-cell table:formula="of:=IF(ROW([.$A63])-3&gt;([$DataSetQuantification.G$4]-VLOOKUP([.B$3];[$dsdist.$A$3:$dsdist.$AL$8];30));ORG.LIBREOFFICE.COLOR(0;102;0);ORG.LIBREOFFICE.COLOR(123;123;123))" office:value-type="float" office:value="26112" calcext:value-type="float">
            <text:p>26112</text:p>
          </table:table-cell>
          <table:table-cell table:formula="of:=IF(ROW([.$A63])-3&gt;([$DataSetQuantification.G$5]-VLOOKUP([.C$3];[$dsdist.$A$3:$dsdist.$AL$8];30));ORG.LIBREOFFICE.COLOR(0;102;0);ORG.LIBREOFFICE.COLOR(123;123;123))" office:value-type="float" office:value="26112" calcext:value-type="float">
            <text:p>26112</text:p>
          </table:table-cell>
          <table:table-cell table:formula="of:=IF(ROW([.$A63])-3&gt;([$DataSetQuantification.G$6]-VLOOKUP([.D$3];[$dsdist.$A$3:$dsdist.$AL$8];30));ORG.LIBREOFFICE.COLOR(0;102;0);ORG.LIBREOFFICE.COLOR(123;123;123))" office:value-type="float" office:value="26112" calcext:value-type="float">
            <text:p>26112</text:p>
          </table:table-cell>
          <table:table-cell table:formula="of:=IF(ROW([.$A63])-3&gt;([$DataSetQuantification.G$7]-VLOOKUP([.E$3];[$dsdist.$A$3:$dsdist.$AL$8];30));ORG.LIBREOFFICE.COLOR(0;102;0);ORG.LIBREOFFICE.COLOR(123;123;123))" office:value-type="float" office:value="26112" calcext:value-type="float">
            <text:p>26112</text:p>
          </table:table-cell>
          <table:table-cell table:formula="of:=IF(ROW([.$A63])-3&gt;([$DataSetQuantification.G$9]-VLOOKUP([.F$3];[$dsdist.$A$3:$dsdist.$AL$8];30));ORG.LIBREOFFICE.COLOR(0;102;0);ORG.LIBREOFFICE.COLOR(123;123;123))" office:value-type="float" office:value="26112" calcext:value-type="float">
            <text:p>26112</text:p>
          </table:table-cell>
          <table:table-cell table:formula="of:=IF(ROW([.$A63])-3&gt;([$DataSetQuantification.H$4]-VLOOKUP([.G$3];[$dsdist.$A$9:$dsdist.$BJ$14];30));ORG.LIBREOFFICE.COLOR(156;0;6);ORG.LIBREOFFICE.COLOR(123;123;123))" office:value-type="float" office:value="10223622" calcext:value-type="float">
            <text:p>10223622</text:p>
          </table:table-cell>
          <table:table-cell table:formula="of:=IF(ROW([.$A63])-3&gt;([$DataSetQuantification.H$5]-VLOOKUP([.H$3];[$dsdist.$A$9:$dsdist.$BJ$14];30));ORG.LIBREOFFICE.COLOR(156;0;6);ORG.LIBREOFFICE.COLOR(123;123;123))" office:value-type="float" office:value="10223622" calcext:value-type="float">
            <text:p>10223622</text:p>
          </table:table-cell>
          <table:table-cell table:formula="of:=IF(ROW([.$A63])-3&gt;([$DataSetQuantification.H$6]-VLOOKUP([.I$3];[$dsdist.$A$9:$dsdist.$BJ$14];30));ORG.LIBREOFFICE.COLOR(156;0;6);ORG.LIBREOFFICE.COLOR(123;123;123))" office:value-type="float" office:value="10223622" calcext:value-type="float">
            <text:p>10223622</text:p>
          </table:table-cell>
          <table:table-cell table:formula="of:=IF(ROW([.$A63])-3&gt;([$DataSetQuantification.H$7]-VLOOKUP([.J$3];[$dsdist.$A$9:$dsdist.$BJ$14];49));ORG.LIBREOFFICE.COLOR(156;0;6);ORG.LIBREOFFICE.COLOR(123;123;123))" office:value-type="float" office:value="10223622" calcext:value-type="float">
            <text:p>10223622</text:p>
          </table:table-cell>
          <table:table-cell table:formula="of:=IF(ROW([.$A63])-3&gt;([$DataSetQuantification.H$8]-VLOOKUP([.K$3];[$dsdist.$A$9:$dsdist.$BJ$14];49));ORG.LIBREOFFICE.COLOR(156;0;6);ORG.LIBREOFFICE.COLOR(123;123;123))" office:value-type="float" office:value="10223622" calcext:value-type="float">
            <text:p>10223622</text:p>
          </table:table-cell>
          <table:table-cell table:formula="of:=IF(ROW([.$A63])-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61" calcext:value-type="float">
            <text:p>61</text:p>
          </table:table-cell>
          <table:table-cell table:formula="of:=IF(ROW([.$A64])-3&gt;([$DataSetQuantification.G$4]-VLOOKUP([.B$3];[$dsdist.$A$3:$dsdist.$AL$8];30));ORG.LIBREOFFICE.COLOR(0;102;0);ORG.LIBREOFFICE.COLOR(123;123;123))" office:value-type="float" office:value="26112" calcext:value-type="float">
            <text:p>26112</text:p>
          </table:table-cell>
          <table:table-cell table:formula="of:=IF(ROW([.$A64])-3&gt;([$DataSetQuantification.G$5]-VLOOKUP([.C$3];[$dsdist.$A$3:$dsdist.$AL$8];30));ORG.LIBREOFFICE.COLOR(0;102;0);ORG.LIBREOFFICE.COLOR(123;123;123))" office:value-type="float" office:value="26112" calcext:value-type="float">
            <text:p>26112</text:p>
          </table:table-cell>
          <table:table-cell table:formula="of:=IF(ROW([.$A64])-3&gt;([$DataSetQuantification.G$6]-VLOOKUP([.D$3];[$dsdist.$A$3:$dsdist.$AL$8];30));ORG.LIBREOFFICE.COLOR(0;102;0);ORG.LIBREOFFICE.COLOR(123;123;123))" office:value-type="float" office:value="26112" calcext:value-type="float">
            <text:p>26112</text:p>
          </table:table-cell>
          <table:table-cell table:formula="of:=IF(ROW([.$A64])-3&gt;([$DataSetQuantification.G$7]-VLOOKUP([.E$3];[$dsdist.$A$3:$dsdist.$AL$8];30));ORG.LIBREOFFICE.COLOR(0;102;0);ORG.LIBREOFFICE.COLOR(123;123;123))" office:value-type="float" office:value="26112" calcext:value-type="float">
            <text:p>26112</text:p>
          </table:table-cell>
          <table:table-cell table:formula="of:=IF(ROW([.$A64])-3&gt;([$DataSetQuantification.G$9]-VLOOKUP([.F$3];[$dsdist.$A$3:$dsdist.$AL$8];30));ORG.LIBREOFFICE.COLOR(0;102;0);ORG.LIBREOFFICE.COLOR(123;123;123))" office:value-type="float" office:value="26112" calcext:value-type="float">
            <text:p>26112</text:p>
          </table:table-cell>
          <table:table-cell table:formula="of:=IF(ROW([.$A64])-3&gt;([$DataSetQuantification.H$4]-VLOOKUP([.G$3];[$dsdist.$A$9:$dsdist.$BJ$14];30));ORG.LIBREOFFICE.COLOR(156;0;6);ORG.LIBREOFFICE.COLOR(123;123;123))" office:value-type="float" office:value="10223622" calcext:value-type="float">
            <text:p>10223622</text:p>
          </table:table-cell>
          <table:table-cell table:formula="of:=IF(ROW([.$A64])-3&gt;([$DataSetQuantification.H$5]-VLOOKUP([.H$3];[$dsdist.$A$9:$dsdist.$BJ$14];30));ORG.LIBREOFFICE.COLOR(156;0;6);ORG.LIBREOFFICE.COLOR(123;123;123))" office:value-type="float" office:value="10223622" calcext:value-type="float">
            <text:p>10223622</text:p>
          </table:table-cell>
          <table:table-cell table:formula="of:=IF(ROW([.$A64])-3&gt;([$DataSetQuantification.H$6]-VLOOKUP([.I$3];[$dsdist.$A$9:$dsdist.$BJ$14];30));ORG.LIBREOFFICE.COLOR(156;0;6);ORG.LIBREOFFICE.COLOR(123;123;123))" office:value-type="float" office:value="10223622" calcext:value-type="float">
            <text:p>10223622</text:p>
          </table:table-cell>
          <table:table-cell table:formula="of:=IF(ROW([.$A64])-3&gt;([$DataSetQuantification.H$7]-VLOOKUP([.J$3];[$dsdist.$A$9:$dsdist.$BJ$14];49));ORG.LIBREOFFICE.COLOR(156;0;6);ORG.LIBREOFFICE.COLOR(123;123;123))" office:value-type="float" office:value="10223622" calcext:value-type="float">
            <text:p>10223622</text:p>
          </table:table-cell>
          <table:table-cell table:formula="of:=IF(ROW([.$A64])-3&gt;([$DataSetQuantification.H$8]-VLOOKUP([.K$3];[$dsdist.$A$9:$dsdist.$BJ$14];49));ORG.LIBREOFFICE.COLOR(156;0;6);ORG.LIBREOFFICE.COLOR(123;123;123))" office:value-type="float" office:value="10223622" calcext:value-type="float">
            <text:p>10223622</text:p>
          </table:table-cell>
          <table:table-cell table:formula="of:=IF(ROW([.$A64])-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62" calcext:value-type="float">
            <text:p>62</text:p>
          </table:table-cell>
          <table:table-cell table:formula="of:=IF(ROW([.$A65])-3&gt;([$DataSetQuantification.G$4]-VLOOKUP([.B$3];[$dsdist.$A$3:$dsdist.$AL$8];30));ORG.LIBREOFFICE.COLOR(0;102;0);ORG.LIBREOFFICE.COLOR(123;123;123))" office:value-type="float" office:value="26112" calcext:value-type="float">
            <text:p>26112</text:p>
          </table:table-cell>
          <table:table-cell table:formula="of:=IF(ROW([.$A65])-3&gt;([$DataSetQuantification.G$5]-VLOOKUP([.C$3];[$dsdist.$A$3:$dsdist.$AL$8];30));ORG.LIBREOFFICE.COLOR(0;102;0);ORG.LIBREOFFICE.COLOR(123;123;123))" office:value-type="float" office:value="26112" calcext:value-type="float">
            <text:p>26112</text:p>
          </table:table-cell>
          <table:table-cell table:formula="of:=IF(ROW([.$A65])-3&gt;([$DataSetQuantification.G$6]-VLOOKUP([.D$3];[$dsdist.$A$3:$dsdist.$AL$8];30));ORG.LIBREOFFICE.COLOR(0;102;0);ORG.LIBREOFFICE.COLOR(123;123;123))" office:value-type="float" office:value="26112" calcext:value-type="float">
            <text:p>26112</text:p>
          </table:table-cell>
          <table:table-cell table:formula="of:=IF(ROW([.$A65])-3&gt;([$DataSetQuantification.G$7]-VLOOKUP([.E$3];[$dsdist.$A$3:$dsdist.$AL$8];30));ORG.LIBREOFFICE.COLOR(0;102;0);ORG.LIBREOFFICE.COLOR(123;123;123))" office:value-type="float" office:value="26112" calcext:value-type="float">
            <text:p>26112</text:p>
          </table:table-cell>
          <table:table-cell table:formula="of:=IF(ROW([.$A65])-3&gt;([$DataSetQuantification.G$9]-VLOOKUP([.F$3];[$dsdist.$A$3:$dsdist.$AL$8];30));ORG.LIBREOFFICE.COLOR(0;102;0);ORG.LIBREOFFICE.COLOR(123;123;123))" office:value-type="float" office:value="26112" calcext:value-type="float">
            <text:p>26112</text:p>
          </table:table-cell>
          <table:table-cell table:formula="of:=IF(ROW([.$A65])-3&gt;([$DataSetQuantification.H$4]-VLOOKUP([.G$3];[$dsdist.$A$9:$dsdist.$BJ$14];30));ORG.LIBREOFFICE.COLOR(156;0;6);ORG.LIBREOFFICE.COLOR(123;123;123))" office:value-type="float" office:value="10223622" calcext:value-type="float">
            <text:p>10223622</text:p>
          </table:table-cell>
          <table:table-cell table:formula="of:=IF(ROW([.$A65])-3&gt;([$DataSetQuantification.H$5]-VLOOKUP([.H$3];[$dsdist.$A$9:$dsdist.$BJ$14];30));ORG.LIBREOFFICE.COLOR(156;0;6);ORG.LIBREOFFICE.COLOR(123;123;123))" office:value-type="float" office:value="10223622" calcext:value-type="float">
            <text:p>10223622</text:p>
          </table:table-cell>
          <table:table-cell table:formula="of:=IF(ROW([.$A65])-3&gt;([$DataSetQuantification.H$6]-VLOOKUP([.I$3];[$dsdist.$A$9:$dsdist.$BJ$14];30));ORG.LIBREOFFICE.COLOR(156;0;6);ORG.LIBREOFFICE.COLOR(123;123;123))" office:value-type="float" office:value="10223622" calcext:value-type="float">
            <text:p>10223622</text:p>
          </table:table-cell>
          <table:table-cell table:formula="of:=IF(ROW([.$A65])-3&gt;([$DataSetQuantification.H$7]-VLOOKUP([.J$3];[$dsdist.$A$9:$dsdist.$BJ$14];49));ORG.LIBREOFFICE.COLOR(156;0;6);ORG.LIBREOFFICE.COLOR(123;123;123))" office:value-type="float" office:value="10223622" calcext:value-type="float">
            <text:p>10223622</text:p>
          </table:table-cell>
          <table:table-cell table:formula="of:=IF(ROW([.$A65])-3&gt;([$DataSetQuantification.H$8]-VLOOKUP([.K$3];[$dsdist.$A$9:$dsdist.$BJ$14];49));ORG.LIBREOFFICE.COLOR(156;0;6);ORG.LIBREOFFICE.COLOR(123;123;123))" office:value-type="float" office:value="10223622" calcext:value-type="float">
            <text:p>10223622</text:p>
          </table:table-cell>
          <table:table-cell table:formula="of:=IF(ROW([.$A65])-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63" calcext:value-type="float">
            <text:p>63</text:p>
          </table:table-cell>
          <table:table-cell table:formula="of:=IF(ROW([.$A66])-3&gt;([$DataSetQuantification.G$4]-VLOOKUP([.B$3];[$dsdist.$A$3:$dsdist.$AL$8];30));ORG.LIBREOFFICE.COLOR(0;102;0);ORG.LIBREOFFICE.COLOR(123;123;123))" office:value-type="float" office:value="26112" calcext:value-type="float">
            <text:p>26112</text:p>
          </table:table-cell>
          <table:table-cell table:formula="of:=IF(ROW([.$A66])-3&gt;([$DataSetQuantification.G$5]-VLOOKUP([.C$3];[$dsdist.$A$3:$dsdist.$AL$8];30));ORG.LIBREOFFICE.COLOR(0;102;0);ORG.LIBREOFFICE.COLOR(123;123;123))" office:value-type="float" office:value="26112" calcext:value-type="float">
            <text:p>26112</text:p>
          </table:table-cell>
          <table:table-cell table:formula="of:=IF(ROW([.$A66])-3&gt;([$DataSetQuantification.G$6]-VLOOKUP([.D$3];[$dsdist.$A$3:$dsdist.$AL$8];30));ORG.LIBREOFFICE.COLOR(0;102;0);ORG.LIBREOFFICE.COLOR(123;123;123))" office:value-type="float" office:value="26112" calcext:value-type="float">
            <text:p>26112</text:p>
          </table:table-cell>
          <table:table-cell table:formula="of:=IF(ROW([.$A66])-3&gt;([$DataSetQuantification.G$7]-VLOOKUP([.E$3];[$dsdist.$A$3:$dsdist.$AL$8];30));ORG.LIBREOFFICE.COLOR(0;102;0);ORG.LIBREOFFICE.COLOR(123;123;123))" office:value-type="float" office:value="26112" calcext:value-type="float">
            <text:p>26112</text:p>
          </table:table-cell>
          <table:table-cell table:formula="of:=IF(ROW([.$A66])-3&gt;([$DataSetQuantification.G$9]-VLOOKUP([.F$3];[$dsdist.$A$3:$dsdist.$AL$8];30));ORG.LIBREOFFICE.COLOR(0;102;0);ORG.LIBREOFFICE.COLOR(123;123;123))" office:value-type="float" office:value="26112" calcext:value-type="float">
            <text:p>26112</text:p>
          </table:table-cell>
          <table:table-cell table:formula="of:=IF(ROW([.$A66])-3&gt;([$DataSetQuantification.H$4]-VLOOKUP([.G$3];[$dsdist.$A$9:$dsdist.$BJ$14];30));ORG.LIBREOFFICE.COLOR(156;0;6);ORG.LIBREOFFICE.COLOR(123;123;123))" office:value-type="float" office:value="10223622" calcext:value-type="float">
            <text:p>10223622</text:p>
          </table:table-cell>
          <table:table-cell table:formula="of:=IF(ROW([.$A66])-3&gt;([$DataSetQuantification.H$5]-VLOOKUP([.H$3];[$dsdist.$A$9:$dsdist.$BJ$14];30));ORG.LIBREOFFICE.COLOR(156;0;6);ORG.LIBREOFFICE.COLOR(123;123;123))" office:value-type="float" office:value="10223622" calcext:value-type="float">
            <text:p>10223622</text:p>
          </table:table-cell>
          <table:table-cell table:formula="of:=IF(ROW([.$A66])-3&gt;([$DataSetQuantification.H$6]-VLOOKUP([.I$3];[$dsdist.$A$9:$dsdist.$BJ$14];30));ORG.LIBREOFFICE.COLOR(156;0;6);ORG.LIBREOFFICE.COLOR(123;123;123))" office:value-type="float" office:value="10223622" calcext:value-type="float">
            <text:p>10223622</text:p>
          </table:table-cell>
          <table:table-cell table:formula="of:=IF(ROW([.$A66])-3&gt;([$DataSetQuantification.H$7]-VLOOKUP([.J$3];[$dsdist.$A$9:$dsdist.$BJ$14];49));ORG.LIBREOFFICE.COLOR(156;0;6);ORG.LIBREOFFICE.COLOR(123;123;123))" office:value-type="float" office:value="10223622" calcext:value-type="float">
            <text:p>10223622</text:p>
          </table:table-cell>
          <table:table-cell table:formula="of:=IF(ROW([.$A66])-3&gt;([$DataSetQuantification.H$8]-VLOOKUP([.K$3];[$dsdist.$A$9:$dsdist.$BJ$14];49));ORG.LIBREOFFICE.COLOR(156;0;6);ORG.LIBREOFFICE.COLOR(123;123;123))" office:value-type="float" office:value="10223622" calcext:value-type="float">
            <text:p>10223622</text:p>
          </table:table-cell>
          <table:table-cell table:formula="of:=IF(ROW([.$A66])-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64" calcext:value-type="float">
            <text:p>64</text:p>
          </table:table-cell>
          <table:table-cell table:formula="of:=IF(ROW([.$A67])-3&gt;([$DataSetQuantification.G$4]-VLOOKUP([.B$3];[$dsdist.$A$3:$dsdist.$AL$8];30));ORG.LIBREOFFICE.COLOR(0;102;0);ORG.LIBREOFFICE.COLOR(123;123;123))" office:value-type="float" office:value="26112" calcext:value-type="float">
            <text:p>26112</text:p>
          </table:table-cell>
          <table:table-cell table:formula="of:=IF(ROW([.$A67])-3&gt;([$DataSetQuantification.G$5]-VLOOKUP([.C$3];[$dsdist.$A$3:$dsdist.$AL$8];30));ORG.LIBREOFFICE.COLOR(0;102;0);ORG.LIBREOFFICE.COLOR(123;123;123))" office:value-type="float" office:value="26112" calcext:value-type="float">
            <text:p>26112</text:p>
          </table:table-cell>
          <table:table-cell table:formula="of:=IF(ROW([.$A67])-3&gt;([$DataSetQuantification.G$6]-VLOOKUP([.D$3];[$dsdist.$A$3:$dsdist.$AL$8];30));ORG.LIBREOFFICE.COLOR(0;102;0);ORG.LIBREOFFICE.COLOR(123;123;123))" office:value-type="float" office:value="26112" calcext:value-type="float">
            <text:p>26112</text:p>
          </table:table-cell>
          <table:table-cell table:formula="of:=IF(ROW([.$A67])-3&gt;([$DataSetQuantification.G$7]-VLOOKUP([.E$3];[$dsdist.$A$3:$dsdist.$AL$8];30));ORG.LIBREOFFICE.COLOR(0;102;0);ORG.LIBREOFFICE.COLOR(123;123;123))" office:value-type="float" office:value="26112" calcext:value-type="float">
            <text:p>26112</text:p>
          </table:table-cell>
          <table:table-cell table:formula="of:=IF(ROW([.$A67])-3&gt;([$DataSetQuantification.G$9]-VLOOKUP([.F$3];[$dsdist.$A$3:$dsdist.$AL$8];30));ORG.LIBREOFFICE.COLOR(0;102;0);ORG.LIBREOFFICE.COLOR(123;123;123))" office:value-type="float" office:value="26112" calcext:value-type="float">
            <text:p>26112</text:p>
          </table:table-cell>
          <table:table-cell table:formula="of:=IF(ROW([.$A67])-3&gt;([$DataSetQuantification.H$4]-VLOOKUP([.G$3];[$dsdist.$A$9:$dsdist.$BJ$14];30));ORG.LIBREOFFICE.COLOR(156;0;6);ORG.LIBREOFFICE.COLOR(123;123;123))" office:value-type="float" office:value="10223622" calcext:value-type="float">
            <text:p>10223622</text:p>
          </table:table-cell>
          <table:table-cell table:formula="of:=IF(ROW([.$A67])-3&gt;([$DataSetQuantification.H$5]-VLOOKUP([.H$3];[$dsdist.$A$9:$dsdist.$BJ$14];30));ORG.LIBREOFFICE.COLOR(156;0;6);ORG.LIBREOFFICE.COLOR(123;123;123))" office:value-type="float" office:value="10223622" calcext:value-type="float">
            <text:p>10223622</text:p>
          </table:table-cell>
          <table:table-cell table:formula="of:=IF(ROW([.$A67])-3&gt;([$DataSetQuantification.H$6]-VLOOKUP([.I$3];[$dsdist.$A$9:$dsdist.$BJ$14];30));ORG.LIBREOFFICE.COLOR(156;0;6);ORG.LIBREOFFICE.COLOR(123;123;123))" office:value-type="float" office:value="10223622" calcext:value-type="float">
            <text:p>10223622</text:p>
          </table:table-cell>
          <table:table-cell table:formula="of:=IF(ROW([.$A67])-3&gt;([$DataSetQuantification.H$7]-VLOOKUP([.J$3];[$dsdist.$A$9:$dsdist.$BJ$14];49));ORG.LIBREOFFICE.COLOR(156;0;6);ORG.LIBREOFFICE.COLOR(123;123;123))" office:value-type="float" office:value="10223622" calcext:value-type="float">
            <text:p>10223622</text:p>
          </table:table-cell>
          <table:table-cell table:formula="of:=IF(ROW([.$A67])-3&gt;([$DataSetQuantification.H$8]-VLOOKUP([.K$3];[$dsdist.$A$9:$dsdist.$BJ$14];49));ORG.LIBREOFFICE.COLOR(156;0;6);ORG.LIBREOFFICE.COLOR(123;123;123))" office:value-type="float" office:value="10223622" calcext:value-type="float">
            <text:p>10223622</text:p>
          </table:table-cell>
          <table:table-cell table:formula="of:=IF(ROW([.$A67])-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65" calcext:value-type="float">
            <text:p>65</text:p>
          </table:table-cell>
          <table:table-cell table:formula="of:=IF(ROW([.$A68])-3&gt;([$DataSetQuantification.G$4]-VLOOKUP([.B$3];[$dsdist.$A$3:$dsdist.$AL$8];30));ORG.LIBREOFFICE.COLOR(0;102;0);ORG.LIBREOFFICE.COLOR(123;123;123))" office:value-type="float" office:value="26112" calcext:value-type="float">
            <text:p>26112</text:p>
          </table:table-cell>
          <table:table-cell table:formula="of:=IF(ROW([.$A68])-3&gt;([$DataSetQuantification.G$5]-VLOOKUP([.C$3];[$dsdist.$A$3:$dsdist.$AL$8];30));ORG.LIBREOFFICE.COLOR(0;102;0);ORG.LIBREOFFICE.COLOR(123;123;123))" office:value-type="float" office:value="26112" calcext:value-type="float">
            <text:p>26112</text:p>
          </table:table-cell>
          <table:table-cell table:formula="of:=IF(ROW([.$A68])-3&gt;([$DataSetQuantification.G$6]-VLOOKUP([.D$3];[$dsdist.$A$3:$dsdist.$AL$8];30));ORG.LIBREOFFICE.COLOR(0;102;0);ORG.LIBREOFFICE.COLOR(123;123;123))" office:value-type="float" office:value="26112" calcext:value-type="float">
            <text:p>26112</text:p>
          </table:table-cell>
          <table:table-cell table:formula="of:=IF(ROW([.$A68])-3&gt;([$DataSetQuantification.G$7]-VLOOKUP([.E$3];[$dsdist.$A$3:$dsdist.$AL$8];30));ORG.LIBREOFFICE.COLOR(0;102;0);ORG.LIBREOFFICE.COLOR(123;123;123))" office:value-type="float" office:value="26112" calcext:value-type="float">
            <text:p>26112</text:p>
          </table:table-cell>
          <table:table-cell table:formula="of:=IF(ROW([.$A68])-3&gt;([$DataSetQuantification.G$9]-VLOOKUP([.F$3];[$dsdist.$A$3:$dsdist.$AL$8];30));ORG.LIBREOFFICE.COLOR(0;102;0);ORG.LIBREOFFICE.COLOR(123;123;123))" office:value-type="float" office:value="26112" calcext:value-type="float">
            <text:p>26112</text:p>
          </table:table-cell>
          <table:table-cell table:formula="of:=IF(ROW([.$A68])-3&gt;([$DataSetQuantification.H$4]-VLOOKUP([.G$3];[$dsdist.$A$9:$dsdist.$BJ$14];30));ORG.LIBREOFFICE.COLOR(156;0;6);ORG.LIBREOFFICE.COLOR(123;123;123))" office:value-type="float" office:value="10223622" calcext:value-type="float">
            <text:p>10223622</text:p>
          </table:table-cell>
          <table:table-cell table:formula="of:=IF(ROW([.$A68])-3&gt;([$DataSetQuantification.H$5]-VLOOKUP([.H$3];[$dsdist.$A$9:$dsdist.$BJ$14];30));ORG.LIBREOFFICE.COLOR(156;0;6);ORG.LIBREOFFICE.COLOR(123;123;123))" office:value-type="float" office:value="10223622" calcext:value-type="float">
            <text:p>10223622</text:p>
          </table:table-cell>
          <table:table-cell table:formula="of:=IF(ROW([.$A68])-3&gt;([$DataSetQuantification.H$6]-VLOOKUP([.I$3];[$dsdist.$A$9:$dsdist.$BJ$14];30));ORG.LIBREOFFICE.COLOR(156;0;6);ORG.LIBREOFFICE.COLOR(123;123;123))" office:value-type="float" office:value="10223622" calcext:value-type="float">
            <text:p>10223622</text:p>
          </table:table-cell>
          <table:table-cell table:formula="of:=IF(ROW([.$A68])-3&gt;([$DataSetQuantification.H$7]-VLOOKUP([.J$3];[$dsdist.$A$9:$dsdist.$BJ$14];49));ORG.LIBREOFFICE.COLOR(156;0;6);ORG.LIBREOFFICE.COLOR(123;123;123))" office:value-type="float" office:value="10223622" calcext:value-type="float">
            <text:p>10223622</text:p>
          </table:table-cell>
          <table:table-cell table:formula="of:=IF(ROW([.$A68])-3&gt;([$DataSetQuantification.H$8]-VLOOKUP([.K$3];[$dsdist.$A$9:$dsdist.$BJ$14];49));ORG.LIBREOFFICE.COLOR(156;0;6);ORG.LIBREOFFICE.COLOR(123;123;123))" office:value-type="float" office:value="10223622" calcext:value-type="float">
            <text:p>10223622</text:p>
          </table:table-cell>
          <table:table-cell table:formula="of:=IF(ROW([.$A68])-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66" calcext:value-type="float">
            <text:p>66</text:p>
          </table:table-cell>
          <table:table-cell table:formula="of:=IF(ROW([.$A69])-3&gt;([$DataSetQuantification.G$4]-VLOOKUP([.B$3];[$dsdist.$A$3:$dsdist.$AL$8];30));ORG.LIBREOFFICE.COLOR(0;102;0);ORG.LIBREOFFICE.COLOR(123;123;123))" office:value-type="float" office:value="26112" calcext:value-type="float">
            <text:p>26112</text:p>
          </table:table-cell>
          <table:table-cell table:formula="of:=IF(ROW([.$A69])-3&gt;([$DataSetQuantification.G$5]-VLOOKUP([.C$3];[$dsdist.$A$3:$dsdist.$AL$8];30));ORG.LIBREOFFICE.COLOR(0;102;0);ORG.LIBREOFFICE.COLOR(123;123;123))" office:value-type="float" office:value="26112" calcext:value-type="float">
            <text:p>26112</text:p>
          </table:table-cell>
          <table:table-cell table:formula="of:=IF(ROW([.$A69])-3&gt;([$DataSetQuantification.G$6]-VLOOKUP([.D$3];[$dsdist.$A$3:$dsdist.$AL$8];30));ORG.LIBREOFFICE.COLOR(0;102;0);ORG.LIBREOFFICE.COLOR(123;123;123))" office:value-type="float" office:value="26112" calcext:value-type="float">
            <text:p>26112</text:p>
          </table:table-cell>
          <table:table-cell table:formula="of:=IF(ROW([.$A69])-3&gt;([$DataSetQuantification.G$7]-VLOOKUP([.E$3];[$dsdist.$A$3:$dsdist.$AL$8];30));ORG.LIBREOFFICE.COLOR(0;102;0);ORG.LIBREOFFICE.COLOR(123;123;123))" office:value-type="float" office:value="26112" calcext:value-type="float">
            <text:p>26112</text:p>
          </table:table-cell>
          <table:table-cell table:formula="of:=IF(ROW([.$A69])-3&gt;([$DataSetQuantification.G$9]-VLOOKUP([.F$3];[$dsdist.$A$3:$dsdist.$AL$8];30));ORG.LIBREOFFICE.COLOR(0;102;0);ORG.LIBREOFFICE.COLOR(123;123;123))" office:value-type="float" office:value="26112" calcext:value-type="float">
            <text:p>26112</text:p>
          </table:table-cell>
          <table:table-cell table:formula="of:=IF(ROW([.$A69])-3&gt;([$DataSetQuantification.H$4]-VLOOKUP([.G$3];[$dsdist.$A$9:$dsdist.$BJ$14];30));ORG.LIBREOFFICE.COLOR(156;0;6);ORG.LIBREOFFICE.COLOR(123;123;123))" office:value-type="float" office:value="10223622" calcext:value-type="float">
            <text:p>10223622</text:p>
          </table:table-cell>
          <table:table-cell table:formula="of:=IF(ROW([.$A69])-3&gt;([$DataSetQuantification.H$5]-VLOOKUP([.H$3];[$dsdist.$A$9:$dsdist.$BJ$14];30));ORG.LIBREOFFICE.COLOR(156;0;6);ORG.LIBREOFFICE.COLOR(123;123;123))" office:value-type="float" office:value="10223622" calcext:value-type="float">
            <text:p>10223622</text:p>
          </table:table-cell>
          <table:table-cell table:formula="of:=IF(ROW([.$A69])-3&gt;([$DataSetQuantification.H$6]-VLOOKUP([.I$3];[$dsdist.$A$9:$dsdist.$BJ$14];30));ORG.LIBREOFFICE.COLOR(156;0;6);ORG.LIBREOFFICE.COLOR(123;123;123))" office:value-type="float" office:value="10223622" calcext:value-type="float">
            <text:p>10223622</text:p>
          </table:table-cell>
          <table:table-cell table:formula="of:=IF(ROW([.$A69])-3&gt;([$DataSetQuantification.H$7]-VLOOKUP([.J$3];[$dsdist.$A$9:$dsdist.$BJ$14];49));ORG.LIBREOFFICE.COLOR(156;0;6);ORG.LIBREOFFICE.COLOR(123;123;123))" office:value-type="float" office:value="10223622" calcext:value-type="float">
            <text:p>10223622</text:p>
          </table:table-cell>
          <table:table-cell table:formula="of:=IF(ROW([.$A69])-3&gt;([$DataSetQuantification.H$8]-VLOOKUP([.K$3];[$dsdist.$A$9:$dsdist.$BJ$14];49));ORG.LIBREOFFICE.COLOR(156;0;6);ORG.LIBREOFFICE.COLOR(123;123;123))" office:value-type="float" office:value="10223622" calcext:value-type="float">
            <text:p>10223622</text:p>
          </table:table-cell>
          <table:table-cell table:formula="of:=IF(ROW([.$A69])-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67" calcext:value-type="float">
            <text:p>67</text:p>
          </table:table-cell>
          <table:table-cell table:formula="of:=IF(ROW([.$A70])-3&gt;([$DataSetQuantification.G$4]-VLOOKUP([.B$3];[$dsdist.$A$3:$dsdist.$AL$8];30));ORG.LIBREOFFICE.COLOR(0;102;0);ORG.LIBREOFFICE.COLOR(123;123;123))" office:value-type="float" office:value="26112" calcext:value-type="float">
            <text:p>26112</text:p>
          </table:table-cell>
          <table:table-cell table:formula="of:=IF(ROW([.$A70])-3&gt;([$DataSetQuantification.G$5]-VLOOKUP([.C$3];[$dsdist.$A$3:$dsdist.$AL$8];30));ORG.LIBREOFFICE.COLOR(0;102;0);ORG.LIBREOFFICE.COLOR(123;123;123))" office:value-type="float" office:value="26112" calcext:value-type="float">
            <text:p>26112</text:p>
          </table:table-cell>
          <table:table-cell table:formula="of:=IF(ROW([.$A70])-3&gt;([$DataSetQuantification.G$6]-VLOOKUP([.D$3];[$dsdist.$A$3:$dsdist.$AL$8];30));ORG.LIBREOFFICE.COLOR(0;102;0);ORG.LIBREOFFICE.COLOR(123;123;123))" office:value-type="float" office:value="26112" calcext:value-type="float">
            <text:p>26112</text:p>
          </table:table-cell>
          <table:table-cell table:formula="of:=IF(ROW([.$A70])-3&gt;([$DataSetQuantification.G$7]-VLOOKUP([.E$3];[$dsdist.$A$3:$dsdist.$AL$8];30));ORG.LIBREOFFICE.COLOR(0;102;0);ORG.LIBREOFFICE.COLOR(123;123;123))" office:value-type="float" office:value="26112" calcext:value-type="float">
            <text:p>26112</text:p>
          </table:table-cell>
          <table:table-cell table:formula="of:=IF(ROW([.$A70])-3&gt;([$DataSetQuantification.G$9]-VLOOKUP([.F$3];[$dsdist.$A$3:$dsdist.$AL$8];30));ORG.LIBREOFFICE.COLOR(0;102;0);ORG.LIBREOFFICE.COLOR(123;123;123))" office:value-type="float" office:value="26112" calcext:value-type="float">
            <text:p>26112</text:p>
          </table:table-cell>
          <table:table-cell table:formula="of:=IF(ROW([.$A70])-3&gt;([$DataSetQuantification.H$4]-VLOOKUP([.G$3];[$dsdist.$A$9:$dsdist.$BJ$14];30));ORG.LIBREOFFICE.COLOR(156;0;6);ORG.LIBREOFFICE.COLOR(123;123;123))" office:value-type="float" office:value="10223622" calcext:value-type="float">
            <text:p>10223622</text:p>
          </table:table-cell>
          <table:table-cell table:formula="of:=IF(ROW([.$A70])-3&gt;([$DataSetQuantification.H$5]-VLOOKUP([.H$3];[$dsdist.$A$9:$dsdist.$BJ$14];30));ORG.LIBREOFFICE.COLOR(156;0;6);ORG.LIBREOFFICE.COLOR(123;123;123))" office:value-type="float" office:value="10223622" calcext:value-type="float">
            <text:p>10223622</text:p>
          </table:table-cell>
          <table:table-cell table:formula="of:=IF(ROW([.$A70])-3&gt;([$DataSetQuantification.H$6]-VLOOKUP([.I$3];[$dsdist.$A$9:$dsdist.$BJ$14];30));ORG.LIBREOFFICE.COLOR(156;0;6);ORG.LIBREOFFICE.COLOR(123;123;123))" office:value-type="float" office:value="10223622" calcext:value-type="float">
            <text:p>10223622</text:p>
          </table:table-cell>
          <table:table-cell table:formula="of:=IF(ROW([.$A70])-3&gt;([$DataSetQuantification.H$7]-VLOOKUP([.J$3];[$dsdist.$A$9:$dsdist.$BJ$14];49));ORG.LIBREOFFICE.COLOR(156;0;6);ORG.LIBREOFFICE.COLOR(123;123;123))" office:value-type="float" office:value="10223622" calcext:value-type="float">
            <text:p>10223622</text:p>
          </table:table-cell>
          <table:table-cell table:formula="of:=IF(ROW([.$A70])-3&gt;([$DataSetQuantification.H$8]-VLOOKUP([.K$3];[$dsdist.$A$9:$dsdist.$BJ$14];49));ORG.LIBREOFFICE.COLOR(156;0;6);ORG.LIBREOFFICE.COLOR(123;123;123))" office:value-type="float" office:value="10223622" calcext:value-type="float">
            <text:p>10223622</text:p>
          </table:table-cell>
          <table:table-cell table:formula="of:=IF(ROW([.$A70])-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68" calcext:value-type="float">
            <text:p>68</text:p>
          </table:table-cell>
          <table:table-cell table:formula="of:=IF(ROW([.$A71])-3&gt;([$DataSetQuantification.G$4]-VLOOKUP([.B$3];[$dsdist.$A$3:$dsdist.$AL$8];30));ORG.LIBREOFFICE.COLOR(0;102;0);ORG.LIBREOFFICE.COLOR(123;123;123))" office:value-type="float" office:value="26112" calcext:value-type="float">
            <text:p>26112</text:p>
          </table:table-cell>
          <table:table-cell table:formula="of:=IF(ROW([.$A71])-3&gt;([$DataSetQuantification.G$5]-VLOOKUP([.C$3];[$dsdist.$A$3:$dsdist.$AL$8];30));ORG.LIBREOFFICE.COLOR(0;102;0);ORG.LIBREOFFICE.COLOR(123;123;123))" office:value-type="float" office:value="26112" calcext:value-type="float">
            <text:p>26112</text:p>
          </table:table-cell>
          <table:table-cell table:formula="of:=IF(ROW([.$A71])-3&gt;([$DataSetQuantification.G$6]-VLOOKUP([.D$3];[$dsdist.$A$3:$dsdist.$AL$8];30));ORG.LIBREOFFICE.COLOR(0;102;0);ORG.LIBREOFFICE.COLOR(123;123;123))" office:value-type="float" office:value="26112" calcext:value-type="float">
            <text:p>26112</text:p>
          </table:table-cell>
          <table:table-cell table:formula="of:=IF(ROW([.$A71])-3&gt;([$DataSetQuantification.G$7]-VLOOKUP([.E$3];[$dsdist.$A$3:$dsdist.$AL$8];30));ORG.LIBREOFFICE.COLOR(0;102;0);ORG.LIBREOFFICE.COLOR(123;123;123))" office:value-type="float" office:value="26112" calcext:value-type="float">
            <text:p>26112</text:p>
          </table:table-cell>
          <table:table-cell table:formula="of:=IF(ROW([.$A71])-3&gt;([$DataSetQuantification.G$9]-VLOOKUP([.F$3];[$dsdist.$A$3:$dsdist.$AL$8];30));ORG.LIBREOFFICE.COLOR(0;102;0);ORG.LIBREOFFICE.COLOR(123;123;123))" office:value-type="float" office:value="26112" calcext:value-type="float">
            <text:p>26112</text:p>
          </table:table-cell>
          <table:table-cell table:formula="of:=IF(ROW([.$A71])-3&gt;([$DataSetQuantification.H$4]-VLOOKUP([.G$3];[$dsdist.$A$9:$dsdist.$BJ$14];30));ORG.LIBREOFFICE.COLOR(156;0;6);ORG.LIBREOFFICE.COLOR(123;123;123))" office:value-type="float" office:value="10223622" calcext:value-type="float">
            <text:p>10223622</text:p>
          </table:table-cell>
          <table:table-cell table:formula="of:=IF(ROW([.$A71])-3&gt;([$DataSetQuantification.H$5]-VLOOKUP([.H$3];[$dsdist.$A$9:$dsdist.$BJ$14];30));ORG.LIBREOFFICE.COLOR(156;0;6);ORG.LIBREOFFICE.COLOR(123;123;123))" office:value-type="float" office:value="10223622" calcext:value-type="float">
            <text:p>10223622</text:p>
          </table:table-cell>
          <table:table-cell table:formula="of:=IF(ROW([.$A71])-3&gt;([$DataSetQuantification.H$6]-VLOOKUP([.I$3];[$dsdist.$A$9:$dsdist.$BJ$14];30));ORG.LIBREOFFICE.COLOR(156;0;6);ORG.LIBREOFFICE.COLOR(123;123;123))" office:value-type="float" office:value="10223622" calcext:value-type="float">
            <text:p>10223622</text:p>
          </table:table-cell>
          <table:table-cell table:formula="of:=IF(ROW([.$A71])-3&gt;([$DataSetQuantification.H$7]-VLOOKUP([.J$3];[$dsdist.$A$9:$dsdist.$BJ$14];49));ORG.LIBREOFFICE.COLOR(156;0;6);ORG.LIBREOFFICE.COLOR(123;123;123))" office:value-type="float" office:value="10223622" calcext:value-type="float">
            <text:p>10223622</text:p>
          </table:table-cell>
          <table:table-cell table:formula="of:=IF(ROW([.$A71])-3&gt;([$DataSetQuantification.H$8]-VLOOKUP([.K$3];[$dsdist.$A$9:$dsdist.$BJ$14];49));ORG.LIBREOFFICE.COLOR(156;0;6);ORG.LIBREOFFICE.COLOR(123;123;123))" office:value-type="float" office:value="10223622" calcext:value-type="float">
            <text:p>10223622</text:p>
          </table:table-cell>
          <table:table-cell table:formula="of:=IF(ROW([.$A71])-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69" calcext:value-type="float">
            <text:p>69</text:p>
          </table:table-cell>
          <table:table-cell table:formula="of:=IF(ROW([.$A72])-3&gt;([$DataSetQuantification.G$4]-VLOOKUP([.B$3];[$dsdist.$A$3:$dsdist.$AL$8];30));ORG.LIBREOFFICE.COLOR(0;102;0);ORG.LIBREOFFICE.COLOR(123;123;123))" office:value-type="float" office:value="26112" calcext:value-type="float">
            <text:p>26112</text:p>
          </table:table-cell>
          <table:table-cell table:formula="of:=IF(ROW([.$A72])-3&gt;([$DataSetQuantification.G$5]-VLOOKUP([.C$3];[$dsdist.$A$3:$dsdist.$AL$8];30));ORG.LIBREOFFICE.COLOR(0;102;0);ORG.LIBREOFFICE.COLOR(123;123;123))" office:value-type="float" office:value="26112" calcext:value-type="float">
            <text:p>26112</text:p>
          </table:table-cell>
          <table:table-cell table:formula="of:=IF(ROW([.$A72])-3&gt;([$DataSetQuantification.G$6]-VLOOKUP([.D$3];[$dsdist.$A$3:$dsdist.$AL$8];30));ORG.LIBREOFFICE.COLOR(0;102;0);ORG.LIBREOFFICE.COLOR(123;123;123))" office:value-type="float" office:value="26112" calcext:value-type="float">
            <text:p>26112</text:p>
          </table:table-cell>
          <table:table-cell table:formula="of:=IF(ROW([.$A72])-3&gt;([$DataSetQuantification.G$7]-VLOOKUP([.E$3];[$dsdist.$A$3:$dsdist.$AL$8];30));ORG.LIBREOFFICE.COLOR(0;102;0);ORG.LIBREOFFICE.COLOR(123;123;123))" office:value-type="float" office:value="26112" calcext:value-type="float">
            <text:p>26112</text:p>
          </table:table-cell>
          <table:table-cell table:formula="of:=IF(ROW([.$A72])-3&gt;([$DataSetQuantification.G$9]-VLOOKUP([.F$3];[$dsdist.$A$3:$dsdist.$AL$8];30));ORG.LIBREOFFICE.COLOR(0;102;0);ORG.LIBREOFFICE.COLOR(123;123;123))" office:value-type="float" office:value="26112" calcext:value-type="float">
            <text:p>26112</text:p>
          </table:table-cell>
          <table:table-cell table:formula="of:=IF(ROW([.$A72])-3&gt;([$DataSetQuantification.H$4]-VLOOKUP([.G$3];[$dsdist.$A$9:$dsdist.$BJ$14];30));ORG.LIBREOFFICE.COLOR(156;0;6);ORG.LIBREOFFICE.COLOR(123;123;123))" office:value-type="float" office:value="10223622" calcext:value-type="float">
            <text:p>10223622</text:p>
          </table:table-cell>
          <table:table-cell table:formula="of:=IF(ROW([.$A72])-3&gt;([$DataSetQuantification.H$5]-VLOOKUP([.H$3];[$dsdist.$A$9:$dsdist.$BJ$14];30));ORG.LIBREOFFICE.COLOR(156;0;6);ORG.LIBREOFFICE.COLOR(123;123;123))" office:value-type="float" office:value="10223622" calcext:value-type="float">
            <text:p>10223622</text:p>
          </table:table-cell>
          <table:table-cell table:formula="of:=IF(ROW([.$A72])-3&gt;([$DataSetQuantification.H$6]-VLOOKUP([.I$3];[$dsdist.$A$9:$dsdist.$BJ$14];30));ORG.LIBREOFFICE.COLOR(156;0;6);ORG.LIBREOFFICE.COLOR(123;123;123))" office:value-type="float" office:value="10223622" calcext:value-type="float">
            <text:p>10223622</text:p>
          </table:table-cell>
          <table:table-cell table:formula="of:=IF(ROW([.$A72])-3&gt;([$DataSetQuantification.H$7]-VLOOKUP([.J$3];[$dsdist.$A$9:$dsdist.$BJ$14];49));ORG.LIBREOFFICE.COLOR(156;0;6);ORG.LIBREOFFICE.COLOR(123;123;123))" office:value-type="float" office:value="10223622" calcext:value-type="float">
            <text:p>10223622</text:p>
          </table:table-cell>
          <table:table-cell table:formula="of:=IF(ROW([.$A72])-3&gt;([$DataSetQuantification.H$8]-VLOOKUP([.K$3];[$dsdist.$A$9:$dsdist.$BJ$14];49));ORG.LIBREOFFICE.COLOR(156;0;6);ORG.LIBREOFFICE.COLOR(123;123;123))" office:value-type="float" office:value="10223622" calcext:value-type="float">
            <text:p>10223622</text:p>
          </table:table-cell>
          <table:table-cell table:formula="of:=IF(ROW([.$A72])-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70" calcext:value-type="float">
            <text:p>70</text:p>
          </table:table-cell>
          <table:table-cell table:formula="of:=IF(ROW([.$A73])-3&gt;([$DataSetQuantification.G$4]-VLOOKUP([.B$3];[$dsdist.$A$3:$dsdist.$AL$8];30));ORG.LIBREOFFICE.COLOR(0;102;0);ORG.LIBREOFFICE.COLOR(123;123;123))" office:value-type="float" office:value="26112" calcext:value-type="float">
            <text:p>26112</text:p>
          </table:table-cell>
          <table:table-cell table:formula="of:=IF(ROW([.$A73])-3&gt;([$DataSetQuantification.G$5]-VLOOKUP([.C$3];[$dsdist.$A$3:$dsdist.$AL$8];30));ORG.LIBREOFFICE.COLOR(0;102;0);ORG.LIBREOFFICE.COLOR(123;123;123))" office:value-type="float" office:value="26112" calcext:value-type="float">
            <text:p>26112</text:p>
          </table:table-cell>
          <table:table-cell table:formula="of:=IF(ROW([.$A73])-3&gt;([$DataSetQuantification.G$6]-VLOOKUP([.D$3];[$dsdist.$A$3:$dsdist.$AL$8];30));ORG.LIBREOFFICE.COLOR(0;102;0);ORG.LIBREOFFICE.COLOR(123;123;123))" office:value-type="float" office:value="26112" calcext:value-type="float">
            <text:p>26112</text:p>
          </table:table-cell>
          <table:table-cell table:formula="of:=IF(ROW([.$A73])-3&gt;([$DataSetQuantification.G$7]-VLOOKUP([.E$3];[$dsdist.$A$3:$dsdist.$AL$8];30));ORG.LIBREOFFICE.COLOR(0;102;0);ORG.LIBREOFFICE.COLOR(123;123;123))" office:value-type="float" office:value="26112" calcext:value-type="float">
            <text:p>26112</text:p>
          </table:table-cell>
          <table:table-cell table:formula="of:=IF(ROW([.$A73])-3&gt;([$DataSetQuantification.G$9]-VLOOKUP([.F$3];[$dsdist.$A$3:$dsdist.$AL$8];30));ORG.LIBREOFFICE.COLOR(0;102;0);ORG.LIBREOFFICE.COLOR(123;123;123))" office:value-type="float" office:value="26112" calcext:value-type="float">
            <text:p>26112</text:p>
          </table:table-cell>
          <table:table-cell table:formula="of:=IF(ROW([.$A73])-3&gt;([$DataSetQuantification.H$4]-VLOOKUP([.G$3];[$dsdist.$A$9:$dsdist.$BJ$14];30));ORG.LIBREOFFICE.COLOR(156;0;6);ORG.LIBREOFFICE.COLOR(123;123;123))" office:value-type="float" office:value="10223622" calcext:value-type="float">
            <text:p>10223622</text:p>
          </table:table-cell>
          <table:table-cell table:formula="of:=IF(ROW([.$A73])-3&gt;([$DataSetQuantification.H$5]-VLOOKUP([.H$3];[$dsdist.$A$9:$dsdist.$BJ$14];30));ORG.LIBREOFFICE.COLOR(156;0;6);ORG.LIBREOFFICE.COLOR(123;123;123))" office:value-type="float" office:value="10223622" calcext:value-type="float">
            <text:p>10223622</text:p>
          </table:table-cell>
          <table:table-cell/>
          <table:table-cell table:formula="of:=IF(ROW([.$A73])-3&gt;([$DataSetQuantification.H$7]-VLOOKUP([.J$3];[$dsdist.$A$9:$dsdist.$BJ$14];49));ORG.LIBREOFFICE.COLOR(156;0;6);ORG.LIBREOFFICE.COLOR(123;123;123))" office:value-type="float" office:value="10223622" calcext:value-type="float">
            <text:p>10223622</text:p>
          </table:table-cell>
          <table:table-cell table:formula="of:=IF(ROW([.$A73])-3&gt;([$DataSetQuantification.H$8]-VLOOKUP([.K$3];[$dsdist.$A$9:$dsdist.$BJ$14];49));ORG.LIBREOFFICE.COLOR(156;0;6);ORG.LIBREOFFICE.COLOR(123;123;123))" office:value-type="float" office:value="10223622" calcext:value-type="float">
            <text:p>10223622</text:p>
          </table:table-cell>
          <table:table-cell table:formula="of:=IF(ROW([.$A73])-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71" calcext:value-type="float">
            <text:p>71</text:p>
          </table:table-cell>
          <table:table-cell table:formula="of:=IF(ROW([.$A74])-3&gt;([$DataSetQuantification.G$4]-VLOOKUP([.B$3];[$dsdist.$A$3:$dsdist.$AL$8];30));ORG.LIBREOFFICE.COLOR(0;102;0);ORG.LIBREOFFICE.COLOR(123;123;123))" office:value-type="float" office:value="26112" calcext:value-type="float">
            <text:p>26112</text:p>
          </table:table-cell>
          <table:table-cell table:formula="of:=IF(ROW([.$A74])-3&gt;([$DataSetQuantification.G$5]-VLOOKUP([.C$3];[$dsdist.$A$3:$dsdist.$AL$8];30));ORG.LIBREOFFICE.COLOR(0;102;0);ORG.LIBREOFFICE.COLOR(123;123;123))" office:value-type="float" office:value="26112" calcext:value-type="float">
            <text:p>26112</text:p>
          </table:table-cell>
          <table:table-cell table:formula="of:=IF(ROW([.$A74])-3&gt;([$DataSetQuantification.G$6]-VLOOKUP([.D$3];[$dsdist.$A$3:$dsdist.$AL$8];30));ORG.LIBREOFFICE.COLOR(0;102;0);ORG.LIBREOFFICE.COLOR(123;123;123))" office:value-type="float" office:value="26112" calcext:value-type="float">
            <text:p>26112</text:p>
          </table:table-cell>
          <table:table-cell table:formula="of:=IF(ROW([.$A74])-3&gt;([$DataSetQuantification.G$7]-VLOOKUP([.E$3];[$dsdist.$A$3:$dsdist.$AL$8];30));ORG.LIBREOFFICE.COLOR(0;102;0);ORG.LIBREOFFICE.COLOR(123;123;123))" office:value-type="float" office:value="26112" calcext:value-type="float">
            <text:p>26112</text:p>
          </table:table-cell>
          <table:table-cell table:formula="of:=IF(ROW([.$A74])-3&gt;([$DataSetQuantification.G$9]-VLOOKUP([.F$3];[$dsdist.$A$3:$dsdist.$AL$8];30));ORG.LIBREOFFICE.COLOR(0;102;0);ORG.LIBREOFFICE.COLOR(123;123;123))" office:value-type="float" office:value="26112" calcext:value-type="float">
            <text:p>26112</text:p>
          </table:table-cell>
          <table:table-cell table:formula="of:=IF(ROW([.$A74])-3&gt;([$DataSetQuantification.H$4]-VLOOKUP([.G$3];[$dsdist.$A$9:$dsdist.$BJ$14];30));ORG.LIBREOFFICE.COLOR(156;0;6);ORG.LIBREOFFICE.COLOR(123;123;123))" office:value-type="float" office:value="10223622" calcext:value-type="float">
            <text:p>10223622</text:p>
          </table:table-cell>
          <table:table-cell table:formula="of:=IF(ROW([.$A74])-3&gt;([$DataSetQuantification.H$5]-VLOOKUP([.H$3];[$dsdist.$A$9:$dsdist.$BJ$14];30));ORG.LIBREOFFICE.COLOR(156;0;6);ORG.LIBREOFFICE.COLOR(123;123;123))" office:value-type="float" office:value="10223622" calcext:value-type="float">
            <text:p>10223622</text:p>
          </table:table-cell>
          <table:table-cell/>
          <table:table-cell table:formula="of:=IF(ROW([.$A74])-3&gt;([$DataSetQuantification.H$7]-VLOOKUP([.J$3];[$dsdist.$A$9:$dsdist.$BJ$14];49));ORG.LIBREOFFICE.COLOR(156;0;6);ORG.LIBREOFFICE.COLOR(123;123;123))" office:value-type="float" office:value="10223622" calcext:value-type="float">
            <text:p>10223622</text:p>
          </table:table-cell>
          <table:table-cell table:formula="of:=IF(ROW([.$A74])-3&gt;([$DataSetQuantification.H$8]-VLOOKUP([.K$3];[$dsdist.$A$9:$dsdist.$BJ$14];49));ORG.LIBREOFFICE.COLOR(156;0;6);ORG.LIBREOFFICE.COLOR(123;123;123))" office:value-type="float" office:value="10223622" calcext:value-type="float">
            <text:p>10223622</text:p>
          </table:table-cell>
          <table:table-cell table:formula="of:=IF(ROW([.$A74])-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72" calcext:value-type="float">
            <text:p>72</text:p>
          </table:table-cell>
          <table:table-cell table:formula="of:=IF(ROW([.$A75])-3&gt;([$DataSetQuantification.G$4]-VLOOKUP([.B$3];[$dsdist.$A$3:$dsdist.$AL$8];30));ORG.LIBREOFFICE.COLOR(0;102;0);ORG.LIBREOFFICE.COLOR(123;123;123))" office:value-type="float" office:value="26112" calcext:value-type="float">
            <text:p>26112</text:p>
          </table:table-cell>
          <table:table-cell table:formula="of:=IF(ROW([.$A75])-3&gt;([$DataSetQuantification.G$5]-VLOOKUP([.C$3];[$dsdist.$A$3:$dsdist.$AL$8];30));ORG.LIBREOFFICE.COLOR(0;102;0);ORG.LIBREOFFICE.COLOR(123;123;123))" office:value-type="float" office:value="26112" calcext:value-type="float">
            <text:p>26112</text:p>
          </table:table-cell>
          <table:table-cell table:formula="of:=IF(ROW([.$A75])-3&gt;([$DataSetQuantification.G$6]-VLOOKUP([.D$3];[$dsdist.$A$3:$dsdist.$AL$8];30));ORG.LIBREOFFICE.COLOR(0;102;0);ORG.LIBREOFFICE.COLOR(123;123;123))" office:value-type="float" office:value="26112" calcext:value-type="float">
            <text:p>26112</text:p>
          </table:table-cell>
          <table:table-cell table:formula="of:=IF(ROW([.$A75])-3&gt;([$DataSetQuantification.G$7]-VLOOKUP([.E$3];[$dsdist.$A$3:$dsdist.$AL$8];30));ORG.LIBREOFFICE.COLOR(0;102;0);ORG.LIBREOFFICE.COLOR(123;123;123))" office:value-type="float" office:value="26112" calcext:value-type="float">
            <text:p>26112</text:p>
          </table:table-cell>
          <table:table-cell table:formula="of:=IF(ROW([.$A75])-3&gt;([$DataSetQuantification.G$9]-VLOOKUP([.F$3];[$dsdist.$A$3:$dsdist.$AL$8];30));ORG.LIBREOFFICE.COLOR(0;102;0);ORG.LIBREOFFICE.COLOR(123;123;123))" office:value-type="float" office:value="26112" calcext:value-type="float">
            <text:p>26112</text:p>
          </table:table-cell>
          <table:table-cell table:formula="of:=IF(ROW([.$A75])-3&gt;([$DataSetQuantification.H$4]-VLOOKUP([.G$3];[$dsdist.$A$9:$dsdist.$BJ$14];30));ORG.LIBREOFFICE.COLOR(156;0;6);ORG.LIBREOFFICE.COLOR(123;123;123))" office:value-type="float" office:value="10223622" calcext:value-type="float">
            <text:p>10223622</text:p>
          </table:table-cell>
          <table:table-cell table:formula="of:=IF(ROW([.$A75])-3&gt;([$DataSetQuantification.H$5]-VLOOKUP([.H$3];[$dsdist.$A$9:$dsdist.$BJ$14];30));ORG.LIBREOFFICE.COLOR(156;0;6);ORG.LIBREOFFICE.COLOR(123;123;123))" office:value-type="float" office:value="10223622" calcext:value-type="float">
            <text:p>10223622</text:p>
          </table:table-cell>
          <table:table-cell/>
          <table:table-cell table:formula="of:=IF(ROW([.$A75])-3&gt;([$DataSetQuantification.H$7]-VLOOKUP([.J$3];[$dsdist.$A$9:$dsdist.$BJ$14];49));ORG.LIBREOFFICE.COLOR(156;0;6);ORG.LIBREOFFICE.COLOR(123;123;123))" office:value-type="float" office:value="10223622" calcext:value-type="float">
            <text:p>10223622</text:p>
          </table:table-cell>
          <table:table-cell table:formula="of:=IF(ROW([.$A75])-3&gt;([$DataSetQuantification.H$8]-VLOOKUP([.K$3];[$dsdist.$A$9:$dsdist.$BJ$14];49));ORG.LIBREOFFICE.COLOR(156;0;6);ORG.LIBREOFFICE.COLOR(123;123;123))" office:value-type="float" office:value="10223622" calcext:value-type="float">
            <text:p>10223622</text:p>
          </table:table-cell>
          <table:table-cell table:formula="of:=IF(ROW([.$A75])-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73" calcext:value-type="float">
            <text:p>73</text:p>
          </table:table-cell>
          <table:table-cell table:formula="of:=IF(ROW([.$A76])-3&gt;([$DataSetQuantification.G$4]-VLOOKUP([.B$3];[$dsdist.$A$3:$dsdist.$AL$8];30));ORG.LIBREOFFICE.COLOR(0;102;0);ORG.LIBREOFFICE.COLOR(123;123;123))" office:value-type="float" office:value="26112" calcext:value-type="float">
            <text:p>26112</text:p>
          </table:table-cell>
          <table:table-cell table:formula="of:=IF(ROW([.$A76])-3&gt;([$DataSetQuantification.G$5]-VLOOKUP([.C$3];[$dsdist.$A$3:$dsdist.$AL$8];30));ORG.LIBREOFFICE.COLOR(0;102;0);ORG.LIBREOFFICE.COLOR(123;123;123))" office:value-type="float" office:value="26112" calcext:value-type="float">
            <text:p>26112</text:p>
          </table:table-cell>
          <table:table-cell table:formula="of:=IF(ROW([.$A76])-3&gt;([$DataSetQuantification.G$6]-VLOOKUP([.D$3];[$dsdist.$A$3:$dsdist.$AL$8];30));ORG.LIBREOFFICE.COLOR(0;102;0);ORG.LIBREOFFICE.COLOR(123;123;123))" office:value-type="float" office:value="26112" calcext:value-type="float">
            <text:p>26112</text:p>
          </table:table-cell>
          <table:table-cell table:formula="of:=IF(ROW([.$A76])-3&gt;([$DataSetQuantification.G$7]-VLOOKUP([.E$3];[$dsdist.$A$3:$dsdist.$AL$8];30));ORG.LIBREOFFICE.COLOR(0;102;0);ORG.LIBREOFFICE.COLOR(123;123;123))" office:value-type="float" office:value="26112" calcext:value-type="float">
            <text:p>26112</text:p>
          </table:table-cell>
          <table:table-cell table:formula="of:=IF(ROW([.$A76])-3&gt;([$DataSetQuantification.G$9]-VLOOKUP([.F$3];[$dsdist.$A$3:$dsdist.$AL$8];30));ORG.LIBREOFFICE.COLOR(0;102;0);ORG.LIBREOFFICE.COLOR(123;123;123))" office:value-type="float" office:value="26112" calcext:value-type="float">
            <text:p>26112</text:p>
          </table:table-cell>
          <table:table-cell table:formula="of:=IF(ROW([.$A76])-3&gt;([$DataSetQuantification.H$4]-VLOOKUP([.G$3];[$dsdist.$A$9:$dsdist.$BJ$14];30));ORG.LIBREOFFICE.COLOR(156;0;6);ORG.LIBREOFFICE.COLOR(123;123;123))" office:value-type="float" office:value="10223622" calcext:value-type="float">
            <text:p>10223622</text:p>
          </table:table-cell>
          <table:table-cell table:formula="of:=IF(ROW([.$A76])-3&gt;([$DataSetQuantification.H$5]-VLOOKUP([.H$3];[$dsdist.$A$9:$dsdist.$BJ$14];30));ORG.LIBREOFFICE.COLOR(156;0;6);ORG.LIBREOFFICE.COLOR(123;123;123))" office:value-type="float" office:value="10223622" calcext:value-type="float">
            <text:p>10223622</text:p>
          </table:table-cell>
          <table:table-cell table:number-columns-repeated="2"/>
          <table:table-cell table:formula="of:=IF(ROW([.$A76])-3&gt;([$DataSetQuantification.H$8]-VLOOKUP([.K$3];[$dsdist.$A$9:$dsdist.$BJ$14];49));ORG.LIBREOFFICE.COLOR(156;0;6);ORG.LIBREOFFICE.COLOR(123;123;123))" office:value-type="float" office:value="10223622" calcext:value-type="float">
            <text:p>10223622</text:p>
          </table:table-cell>
          <table:table-cell table:formula="of:=IF(ROW([.$A76])-3&gt;([$DataSetQuantification.H$9]-VLOOKUP([.L$3];[$dsdist.$A$9:$dsdist.$AL$112];30));ORG.LIBREOFFICE.COLOR(156;0;6);ORG.LIBREOFFICE.COLOR(123;123;123))" office:value-type="float" office:value="10223622" calcext:value-type="float">
            <text:p>10223622</text:p>
          </table:table-cell>
          <table:table-cell table:number-columns-repeated="1012"/>
        </table:table-row>
        <table:table-row table:style-name="ro2">
          <table:table-cell office:value-type="float" office:value="74" calcext:value-type="float">
            <text:p>74</text:p>
          </table:table-cell>
          <table:table-cell table:formula="of:=IF(ROW([.$A77])-3&gt;([$DataSetQuantification.G$4]-VLOOKUP([.B$3];[$dsdist.$A$3:$dsdist.$AL$8];30));ORG.LIBREOFFICE.COLOR(0;102;0);ORG.LIBREOFFICE.COLOR(123;123;123))" office:value-type="float" office:value="26112" calcext:value-type="float">
            <text:p>26112</text:p>
          </table:table-cell>
          <table:table-cell table:formula="of:=IF(ROW([.$A77])-3&gt;([$DataSetQuantification.G$5]-VLOOKUP([.C$3];[$dsdist.$A$3:$dsdist.$AL$8];30));ORG.LIBREOFFICE.COLOR(0;102;0);ORG.LIBREOFFICE.COLOR(123;123;123))" office:value-type="float" office:value="26112" calcext:value-type="float">
            <text:p>26112</text:p>
          </table:table-cell>
          <table:table-cell table:formula="of:=IF(ROW([.$A77])-3&gt;([$DataSetQuantification.G$6]-VLOOKUP([.D$3];[$dsdist.$A$3:$dsdist.$AL$8];30));ORG.LIBREOFFICE.COLOR(0;102;0);ORG.LIBREOFFICE.COLOR(123;123;123))" office:value-type="float" office:value="26112" calcext:value-type="float">
            <text:p>26112</text:p>
          </table:table-cell>
          <table:table-cell table:formula="of:=IF(ROW([.$A77])-3&gt;([$DataSetQuantification.G$7]-VLOOKUP([.E$3];[$dsdist.$A$3:$dsdist.$AL$8];30));ORG.LIBREOFFICE.COLOR(0;102;0);ORG.LIBREOFFICE.COLOR(123;123;123))" office:value-type="float" office:value="26112" calcext:value-type="float">
            <text:p>26112</text:p>
          </table:table-cell>
          <table:table-cell table:formula="of:=IF(ROW([.$A77])-3&gt;([$DataSetQuantification.G$9]-VLOOKUP([.F$3];[$dsdist.$A$3:$dsdist.$AL$8];30));ORG.LIBREOFFICE.COLOR(0;102;0);ORG.LIBREOFFICE.COLOR(123;123;123))" office:value-type="float" office:value="26112" calcext:value-type="float">
            <text:p>26112</text:p>
          </table:table-cell>
          <table:table-cell table:formula="of:=IF(ROW([.$A77])-3&gt;([$DataSetQuantification.H$4]-VLOOKUP([.G$3];[$dsdist.$A$9:$dsdist.$BJ$14];30));ORG.LIBREOFFICE.COLOR(156;0;6);ORG.LIBREOFFICE.COLOR(123;123;123))" office:value-type="float" office:value="10223622" calcext:value-type="float">
            <text:p>10223622</text:p>
          </table:table-cell>
          <table:table-cell table:formula="of:=IF(ROW([.$A77])-3&gt;([$DataSetQuantification.H$5]-VLOOKUP([.H$3];[$dsdist.$A$9:$dsdist.$BJ$14];30));ORG.LIBREOFFICE.COLOR(156;0;6);ORG.LIBREOFFICE.COLOR(123;123;123))" office:value-type="float" office:value="10223622" calcext:value-type="float">
            <text:p>10223622</text:p>
          </table:table-cell>
          <table:table-cell table:number-columns-repeated="2"/>
          <table:table-cell table:formula="of:=IF(ROW([.$A77])-3&gt;([$DataSetQuantification.H$8]-VLOOKUP([.K$3];[$dsdist.$A$9:$dsdist.$BJ$14];49));ORG.LIBREOFFICE.COLOR(156;0;6);ORG.LIBREOFFICE.COLOR(123;123;123))" office:value-type="float" office:value="10223622" calcext:value-type="float">
            <text:p>10223622</text:p>
          </table:table-cell>
          <table:table-cell table:number-columns-repeated="1013"/>
        </table:table-row>
        <table:table-row table:style-name="ro2">
          <table:table-cell office:value-type="float" office:value="75" calcext:value-type="float">
            <text:p>75</text:p>
          </table:table-cell>
          <table:table-cell table:formula="of:=IF(ROW([.$A78])-3&gt;([$DataSetQuantification.G$4]-VLOOKUP([.B$3];[$dsdist.$A$3:$dsdist.$AL$8];30));ORG.LIBREOFFICE.COLOR(0;102;0);ORG.LIBREOFFICE.COLOR(123;123;123))" office:value-type="float" office:value="26112" calcext:value-type="float">
            <text:p>26112</text:p>
          </table:table-cell>
          <table:table-cell table:formula="of:=IF(ROW([.$A78])-3&gt;([$DataSetQuantification.G$5]-VLOOKUP([.C$3];[$dsdist.$A$3:$dsdist.$AL$8];30));ORG.LIBREOFFICE.COLOR(0;102;0);ORG.LIBREOFFICE.COLOR(123;123;123))" office:value-type="float" office:value="26112" calcext:value-type="float">
            <text:p>26112</text:p>
          </table:table-cell>
          <table:table-cell table:formula="of:=IF(ROW([.$A78])-3&gt;([$DataSetQuantification.G$6]-VLOOKUP([.D$3];[$dsdist.$A$3:$dsdist.$AL$8];30));ORG.LIBREOFFICE.COLOR(0;102;0);ORG.LIBREOFFICE.COLOR(123;123;123))" office:value-type="float" office:value="26112" calcext:value-type="float">
            <text:p>26112</text:p>
          </table:table-cell>
          <table:table-cell table:formula="of:=IF(ROW([.$A78])-3&gt;([$DataSetQuantification.G$7]-VLOOKUP([.E$3];[$dsdist.$A$3:$dsdist.$AL$8];30));ORG.LIBREOFFICE.COLOR(0;102;0);ORG.LIBREOFFICE.COLOR(123;123;123))" office:value-type="float" office:value="26112" calcext:value-type="float">
            <text:p>26112</text:p>
          </table:table-cell>
          <table:table-cell table:formula="of:=IF(ROW([.$A78])-3&gt;([$DataSetQuantification.G$9]-VLOOKUP([.F$3];[$dsdist.$A$3:$dsdist.$AL$8];30));ORG.LIBREOFFICE.COLOR(0;102;0);ORG.LIBREOFFICE.COLOR(123;123;123))" office:value-type="float" office:value="26112" calcext:value-type="float">
            <text:p>26112</text:p>
          </table:table-cell>
          <table:table-cell table:formula="of:=IF(ROW([.$A78])-3&gt;([$DataSetQuantification.H$4]-VLOOKUP([.G$3];[$dsdist.$A$9:$dsdist.$BJ$14];30));ORG.LIBREOFFICE.COLOR(156;0;6);ORG.LIBREOFFICE.COLOR(123;123;123))" office:value-type="float" office:value="10223622" calcext:value-type="float">
            <text:p>10223622</text:p>
          </table:table-cell>
          <table:table-cell table:formula="of:=IF(ROW([.$A78])-3&gt;([$DataSetQuantification.H$5]-VLOOKUP([.H$3];[$dsdist.$A$9:$dsdist.$BJ$14];30));ORG.LIBREOFFICE.COLOR(156;0;6);ORG.LIBREOFFICE.COLOR(123;123;123))" office:value-type="float" office:value="10223622" calcext:value-type="float">
            <text:p>10223622</text:p>
          </table:table-cell>
          <table:table-cell table:number-columns-repeated="2"/>
          <table:table-cell table:formula="of:=IF(ROW([.$A78])-3&gt;([$DataSetQuantification.H$8]-VLOOKUP([.K$3];[$dsdist.$A$9:$dsdist.$BJ$14];49));ORG.LIBREOFFICE.COLOR(156;0;6);ORG.LIBREOFFICE.COLOR(123;123;123))" office:value-type="float" office:value="10223622" calcext:value-type="float">
            <text:p>10223622</text:p>
          </table:table-cell>
          <table:table-cell table:number-columns-repeated="1013"/>
        </table:table-row>
        <table:table-row table:style-name="ro2">
          <table:table-cell office:value-type="float" office:value="76" calcext:value-type="float">
            <text:p>76</text:p>
          </table:table-cell>
          <table:table-cell table:formula="of:=IF(ROW([.$A79])-3&gt;([$DataSetQuantification.G$4]-VLOOKUP([.B$3];[$dsdist.$A$3:$dsdist.$AL$8];30));ORG.LIBREOFFICE.COLOR(0;102;0);ORG.LIBREOFFICE.COLOR(123;123;123))" office:value-type="float" office:value="26112" calcext:value-type="float">
            <text:p>26112</text:p>
          </table:table-cell>
          <table:table-cell table:formula="of:=IF(ROW([.$A79])-3&gt;([$DataSetQuantification.G$5]-VLOOKUP([.C$3];[$dsdist.$A$3:$dsdist.$AL$8];30));ORG.LIBREOFFICE.COLOR(0;102;0);ORG.LIBREOFFICE.COLOR(123;123;123))" office:value-type="float" office:value="26112" calcext:value-type="float">
            <text:p>26112</text:p>
          </table:table-cell>
          <table:table-cell table:formula="of:=IF(ROW([.$A79])-3&gt;([$DataSetQuantification.G$6]-VLOOKUP([.D$3];[$dsdist.$A$3:$dsdist.$AL$8];30));ORG.LIBREOFFICE.COLOR(0;102;0);ORG.LIBREOFFICE.COLOR(123;123;123))" office:value-type="float" office:value="26112" calcext:value-type="float">
            <text:p>26112</text:p>
          </table:table-cell>
          <table:table-cell table:formula="of:=IF(ROW([.$A79])-3&gt;([$DataSetQuantification.G$7]-VLOOKUP([.E$3];[$dsdist.$A$3:$dsdist.$AL$8];30));ORG.LIBREOFFICE.COLOR(0;102;0);ORG.LIBREOFFICE.COLOR(123;123;123))" office:value-type="float" office:value="26112" calcext:value-type="float">
            <text:p>26112</text:p>
          </table:table-cell>
          <table:table-cell table:formula="of:=IF(ROW([.$A79])-3&gt;([$DataSetQuantification.G$9]-VLOOKUP([.F$3];[$dsdist.$A$3:$dsdist.$AL$8];30));ORG.LIBREOFFICE.COLOR(0;102;0);ORG.LIBREOFFICE.COLOR(123;123;123))" office:value-type="float" office:value="26112" calcext:value-type="float">
            <text:p>26112</text:p>
          </table:table-cell>
          <table:table-cell table:formula="of:=IF(ROW([.$A79])-3&gt;([$DataSetQuantification.H$4]-VLOOKUP([.G$3];[$dsdist.$A$9:$dsdist.$BJ$14];30));ORG.LIBREOFFICE.COLOR(156;0;6);ORG.LIBREOFFICE.COLOR(123;123;123))" office:value-type="float" office:value="10223622" calcext:value-type="float">
            <text:p>10223622</text:p>
          </table:table-cell>
          <table:table-cell table:formula="of:=IF(ROW([.$A79])-3&gt;([$DataSetQuantification.H$5]-VLOOKUP([.H$3];[$dsdist.$A$9:$dsdist.$BJ$14];30));ORG.LIBREOFFICE.COLOR(156;0;6);ORG.LIBREOFFICE.COLOR(123;123;123))" office:value-type="float" office:value="10223622" calcext:value-type="float">
            <text:p>10223622</text:p>
          </table:table-cell>
          <table:table-cell table:number-columns-repeated="2"/>
          <table:table-cell table:formula="of:=IF(ROW([.$A79])-3&gt;([$DataSetQuantification.H$8]-VLOOKUP([.K$3];[$dsdist.$A$9:$dsdist.$BJ$14];49));ORG.LIBREOFFICE.COLOR(156;0;6);ORG.LIBREOFFICE.COLOR(123;123;123))" office:value-type="float" office:value="10223622" calcext:value-type="float">
            <text:p>10223622</text:p>
          </table:table-cell>
          <table:table-cell table:number-columns-repeated="1013"/>
        </table:table-row>
        <table:table-row table:style-name="ro2">
          <table:table-cell office:value-type="float" office:value="77" calcext:value-type="float">
            <text:p>77</text:p>
          </table:table-cell>
          <table:table-cell table:formula="of:=IF(ROW([.$A80])-3&gt;([$DataSetQuantification.G$4]-VLOOKUP([.B$3];[$dsdist.$A$3:$dsdist.$AL$8];30));ORG.LIBREOFFICE.COLOR(0;102;0);ORG.LIBREOFFICE.COLOR(123;123;123))" office:value-type="float" office:value="26112" calcext:value-type="float">
            <text:p>26112</text:p>
          </table:table-cell>
          <table:table-cell table:formula="of:=IF(ROW([.$A80])-3&gt;([$DataSetQuantification.G$5]-VLOOKUP([.C$3];[$dsdist.$A$3:$dsdist.$AL$8];30));ORG.LIBREOFFICE.COLOR(0;102;0);ORG.LIBREOFFICE.COLOR(123;123;123))" office:value-type="float" office:value="26112" calcext:value-type="float">
            <text:p>26112</text:p>
          </table:table-cell>
          <table:table-cell table:formula="of:=IF(ROW([.$A80])-3&gt;([$DataSetQuantification.G$6]-VLOOKUP([.D$3];[$dsdist.$A$3:$dsdist.$AL$8];30));ORG.LIBREOFFICE.COLOR(0;102;0);ORG.LIBREOFFICE.COLOR(123;123;123))" office:value-type="float" office:value="26112" calcext:value-type="float">
            <text:p>26112</text:p>
          </table:table-cell>
          <table:table-cell table:formula="of:=IF(ROW([.$A80])-3&gt;([$DataSetQuantification.G$7]-VLOOKUP([.E$3];[$dsdist.$A$3:$dsdist.$AL$8];30));ORG.LIBREOFFICE.COLOR(0;102;0);ORG.LIBREOFFICE.COLOR(123;123;123))" office:value-type="float" office:value="26112" calcext:value-type="float">
            <text:p>26112</text:p>
          </table:table-cell>
          <table:table-cell table:formula="of:=IF(ROW([.$A80])-3&gt;([$DataSetQuantification.G$9]-VLOOKUP([.F$3];[$dsdist.$A$3:$dsdist.$AL$8];30));ORG.LIBREOFFICE.COLOR(0;102;0);ORG.LIBREOFFICE.COLOR(123;123;123))" office:value-type="float" office:value="26112" calcext:value-type="float">
            <text:p>26112</text:p>
          </table:table-cell>
          <table:table-cell table:formula="of:=IF(ROW([.$A80])-3&gt;([$DataSetQuantification.H$4]-VLOOKUP([.G$3];[$dsdist.$A$9:$dsdist.$BJ$14];30));ORG.LIBREOFFICE.COLOR(156;0;6);ORG.LIBREOFFICE.COLOR(123;123;123))" office:value-type="float" office:value="10223622" calcext:value-type="float">
            <text:p>10223622</text:p>
          </table:table-cell>
          <table:table-cell table:formula="of:=IF(ROW([.$A80])-3&gt;([$DataSetQuantification.H$5]-VLOOKUP([.H$3];[$dsdist.$A$9:$dsdist.$BJ$14];30));ORG.LIBREOFFICE.COLOR(156;0;6);ORG.LIBREOFFICE.COLOR(123;123;123))" office:value-type="float" office:value="10223622" calcext:value-type="float">
            <text:p>10223622</text:p>
          </table:table-cell>
          <table:table-cell table:number-columns-repeated="2"/>
          <table:table-cell table:formula="of:=IF(ROW([.$A80])-3&gt;([$DataSetQuantification.H$8]-VLOOKUP([.K$3];[$dsdist.$A$9:$dsdist.$BJ$14];49));ORG.LIBREOFFICE.COLOR(156;0;6);ORG.LIBREOFFICE.COLOR(123;123;123))" office:value-type="float" office:value="10223622" calcext:value-type="float">
            <text:p>10223622</text:p>
          </table:table-cell>
          <table:table-cell table:number-columns-repeated="1013"/>
        </table:table-row>
        <table:table-row table:style-name="ro2">
          <table:table-cell office:value-type="float" office:value="78" calcext:value-type="float">
            <text:p>78</text:p>
          </table:table-cell>
          <table:table-cell table:formula="of:=IF(ROW([.$A81])-3&gt;([$DataSetQuantification.G$4]-VLOOKUP([.B$3];[$dsdist.$A$3:$dsdist.$AL$8];30));ORG.LIBREOFFICE.COLOR(0;102;0);ORG.LIBREOFFICE.COLOR(123;123;123))" office:value-type="float" office:value="26112" calcext:value-type="float">
            <text:p>26112</text:p>
          </table:table-cell>
          <table:table-cell table:formula="of:=IF(ROW([.$A81])-3&gt;([$DataSetQuantification.G$5]-VLOOKUP([.C$3];[$dsdist.$A$3:$dsdist.$AL$8];30));ORG.LIBREOFFICE.COLOR(0;102;0);ORG.LIBREOFFICE.COLOR(123;123;123))" office:value-type="float" office:value="26112" calcext:value-type="float">
            <text:p>26112</text:p>
          </table:table-cell>
          <table:table-cell table:formula="of:=IF(ROW([.$A81])-3&gt;([$DataSetQuantification.G$6]-VLOOKUP([.D$3];[$dsdist.$A$3:$dsdist.$AL$8];30));ORG.LIBREOFFICE.COLOR(0;102;0);ORG.LIBREOFFICE.COLOR(123;123;123))" office:value-type="float" office:value="26112" calcext:value-type="float">
            <text:p>26112</text:p>
          </table:table-cell>
          <table:table-cell table:formula="of:=IF(ROW([.$A81])-3&gt;([$DataSetQuantification.G$7]-VLOOKUP([.E$3];[$dsdist.$A$3:$dsdist.$AL$8];30));ORG.LIBREOFFICE.COLOR(0;102;0);ORG.LIBREOFFICE.COLOR(123;123;123))" office:value-type="float" office:value="26112" calcext:value-type="float">
            <text:p>26112</text:p>
          </table:table-cell>
          <table:table-cell table:formula="of:=IF(ROW([.$A81])-3&gt;([$DataSetQuantification.G$9]-VLOOKUP([.F$3];[$dsdist.$A$3:$dsdist.$AL$8];30));ORG.LIBREOFFICE.COLOR(0;102;0);ORG.LIBREOFFICE.COLOR(123;123;123))" office:value-type="float" office:value="26112" calcext:value-type="float">
            <text:p>26112</text:p>
          </table:table-cell>
          <table:table-cell table:formula="of:=IF(ROW([.$A81])-3&gt;([$DataSetQuantification.H$4]-VLOOKUP([.G$3];[$dsdist.$A$9:$dsdist.$BJ$14];30));ORG.LIBREOFFICE.COLOR(156;0;6);ORG.LIBREOFFICE.COLOR(123;123;123))" office:value-type="float" office:value="10223622" calcext:value-type="float">
            <text:p>10223622</text:p>
          </table:table-cell>
          <table:table-cell table:formula="of:=IF(ROW([.$A81])-3&gt;([$DataSetQuantification.H$5]-VLOOKUP([.H$3];[$dsdist.$A$9:$dsdist.$BJ$14];30));ORG.LIBREOFFICE.COLOR(156;0;6);ORG.LIBREOFFICE.COLOR(123;123;123))" office:value-type="float" office:value="10223622" calcext:value-type="float">
            <text:p>10223622</text:p>
          </table:table-cell>
          <table:table-cell table:number-columns-repeated="2"/>
          <table:table-cell table:formula="of:=IF(ROW([.$A81])-3&gt;([$DataSetQuantification.H$8]-VLOOKUP([.K$3];[$dsdist.$A$9:$dsdist.$BJ$14];49));ORG.LIBREOFFICE.COLOR(156;0;6);ORG.LIBREOFFICE.COLOR(123;123;123))" office:value-type="float" office:value="10223622" calcext:value-type="float">
            <text:p>10223622</text:p>
          </table:table-cell>
          <table:table-cell table:number-columns-repeated="1013"/>
        </table:table-row>
        <table:table-row table:style-name="ro2">
          <table:table-cell office:value-type="float" office:value="79" calcext:value-type="float">
            <text:p>79</text:p>
          </table:table-cell>
          <table:table-cell table:formula="of:=IF(ROW([.$A82])-3&gt;([$DataSetQuantification.G$4]-VLOOKUP([.B$3];[$dsdist.$A$3:$dsdist.$AL$8];30));ORG.LIBREOFFICE.COLOR(0;102;0);ORG.LIBREOFFICE.COLOR(123;123;123))" office:value-type="float" office:value="26112" calcext:value-type="float">
            <text:p>26112</text:p>
          </table:table-cell>
          <table:table-cell table:formula="of:=IF(ROW([.$A82])-3&gt;([$DataSetQuantification.G$5]-VLOOKUP([.C$3];[$dsdist.$A$3:$dsdist.$AL$8];30));ORG.LIBREOFFICE.COLOR(0;102;0);ORG.LIBREOFFICE.COLOR(123;123;123))" office:value-type="float" office:value="26112" calcext:value-type="float">
            <text:p>26112</text:p>
          </table:table-cell>
          <table:table-cell table:formula="of:=IF(ROW([.$A82])-3&gt;([$DataSetQuantification.G$6]-VLOOKUP([.D$3];[$dsdist.$A$3:$dsdist.$AL$8];30));ORG.LIBREOFFICE.COLOR(0;102;0);ORG.LIBREOFFICE.COLOR(123;123;123))" office:value-type="float" office:value="26112" calcext:value-type="float">
            <text:p>26112</text:p>
          </table:table-cell>
          <table:table-cell table:formula="of:=IF(ROW([.$A82])-3&gt;([$DataSetQuantification.G$7]-VLOOKUP([.E$3];[$dsdist.$A$3:$dsdist.$AL$8];30));ORG.LIBREOFFICE.COLOR(0;102;0);ORG.LIBREOFFICE.COLOR(123;123;123))" office:value-type="float" office:value="26112" calcext:value-type="float">
            <text:p>26112</text:p>
          </table:table-cell>
          <table:table-cell table:formula="of:=IF(ROW([.$A82])-3&gt;([$DataSetQuantification.G$9]-VLOOKUP([.F$3];[$dsdist.$A$3:$dsdist.$AL$8];30));ORG.LIBREOFFICE.COLOR(0;102;0);ORG.LIBREOFFICE.COLOR(123;123;123))" office:value-type="float" office:value="26112" calcext:value-type="float">
            <text:p>26112</text:p>
          </table:table-cell>
          <table:table-cell table:formula="of:=IF(ROW([.$A82])-3&gt;([$DataSetQuantification.H$4]-VLOOKUP([.G$3];[$dsdist.$A$9:$dsdist.$BJ$14];30));ORG.LIBREOFFICE.COLOR(156;0;6);ORG.LIBREOFFICE.COLOR(123;123;123))" office:value-type="float" office:value="10223622" calcext:value-type="float">
            <text:p>10223622</text:p>
          </table:table-cell>
          <table:table-cell table:formula="of:=IF(ROW([.$A82])-3&gt;([$DataSetQuantification.H$5]-VLOOKUP([.H$3];[$dsdist.$A$9:$dsdist.$BJ$14];30));ORG.LIBREOFFICE.COLOR(156;0;6);ORG.LIBREOFFICE.COLOR(123;123;123))" office:value-type="float" office:value="10223622" calcext:value-type="float">
            <text:p>10223622</text:p>
          </table:table-cell>
          <table:table-cell table:number-columns-repeated="2"/>
          <table:table-cell table:formula="of:=IF(ROW([.$A82])-3&gt;([$DataSetQuantification.H$8]-VLOOKUP([.K$3];[$dsdist.$A$9:$dsdist.$BJ$14];49));ORG.LIBREOFFICE.COLOR(156;0;6);ORG.LIBREOFFICE.COLOR(123;123;123))" office:value-type="float" office:value="10223622" calcext:value-type="float">
            <text:p>10223622</text:p>
          </table:table-cell>
          <table:table-cell table:number-columns-repeated="1013"/>
        </table:table-row>
        <table:table-row table:style-name="ro2">
          <table:table-cell office:value-type="float" office:value="80" calcext:value-type="float">
            <text:p>80</text:p>
          </table:table-cell>
          <table:table-cell table:formula="of:=IF(ROW([.$A83])-3&gt;([$DataSetQuantification.G$4]-VLOOKUP([.B$3];[$dsdist.$A$3:$dsdist.$AL$8];30));ORG.LIBREOFFICE.COLOR(0;102;0);ORG.LIBREOFFICE.COLOR(123;123;123))" office:value-type="float" office:value="26112" calcext:value-type="float">
            <text:p>26112</text:p>
          </table:table-cell>
          <table:table-cell table:formula="of:=IF(ROW([.$A83])-3&gt;([$DataSetQuantification.G$5]-VLOOKUP([.C$3];[$dsdist.$A$3:$dsdist.$AL$8];30));ORG.LIBREOFFICE.COLOR(0;102;0);ORG.LIBREOFFICE.COLOR(123;123;123))" office:value-type="float" office:value="26112" calcext:value-type="float">
            <text:p>26112</text:p>
          </table:table-cell>
          <table:table-cell table:formula="of:=IF(ROW([.$A83])-3&gt;([$DataSetQuantification.G$6]-VLOOKUP([.D$3];[$dsdist.$A$3:$dsdist.$AL$8];30));ORG.LIBREOFFICE.COLOR(0;102;0);ORG.LIBREOFFICE.COLOR(123;123;123))" office:value-type="float" office:value="26112" calcext:value-type="float">
            <text:p>26112</text:p>
          </table:table-cell>
          <table:table-cell table:formula="of:=IF(ROW([.$A83])-3&gt;([$DataSetQuantification.G$7]-VLOOKUP([.E$3];[$dsdist.$A$3:$dsdist.$AL$8];30));ORG.LIBREOFFICE.COLOR(0;102;0);ORG.LIBREOFFICE.COLOR(123;123;123))" office:value-type="float" office:value="26112" calcext:value-type="float">
            <text:p>26112</text:p>
          </table:table-cell>
          <table:table-cell table:formula="of:=IF(ROW([.$A83])-3&gt;([$DataSetQuantification.G$9]-VLOOKUP([.F$3];[$dsdist.$A$3:$dsdist.$AL$8];30));ORG.LIBREOFFICE.COLOR(0;102;0);ORG.LIBREOFFICE.COLOR(123;123;123))" office:value-type="float" office:value="26112" calcext:value-type="float">
            <text:p>26112</text:p>
          </table:table-cell>
          <table:table-cell table:formula="of:=IF(ROW([.$A83])-3&gt;([$DataSetQuantification.H$4]-VLOOKUP([.G$3];[$dsdist.$A$9:$dsdist.$BJ$14];30));ORG.LIBREOFFICE.COLOR(156;0;6);ORG.LIBREOFFICE.COLOR(123;123;123))" office:value-type="float" office:value="10223622" calcext:value-type="float">
            <text:p>10223622</text:p>
          </table:table-cell>
          <table:table-cell table:formula="of:=IF(ROW([.$A83])-3&gt;([$DataSetQuantification.H$5]-VLOOKUP([.H$3];[$dsdist.$A$9:$dsdist.$BJ$14];30));ORG.LIBREOFFICE.COLOR(156;0;6);ORG.LIBREOFFICE.COLOR(123;123;123))" office:value-type="float" office:value="10223622" calcext:value-type="float">
            <text:p>10223622</text:p>
          </table:table-cell>
          <table:table-cell table:number-columns-repeated="2"/>
          <table:table-cell table:formula="of:=IF(ROW([.$A83])-3&gt;([$DataSetQuantification.H$8]-VLOOKUP([.K$3];[$dsdist.$A$9:$dsdist.$BJ$14];49));ORG.LIBREOFFICE.COLOR(156;0;6);ORG.LIBREOFFICE.COLOR(123;123;123))" office:value-type="float" office:value="10223622" calcext:value-type="float">
            <text:p>10223622</text:p>
          </table:table-cell>
          <table:table-cell table:number-columns-repeated="1013"/>
        </table:table-row>
        <table:table-row table:style-name="ro2">
          <table:table-cell office:value-type="float" office:value="81" calcext:value-type="float">
            <text:p>81</text:p>
          </table:table-cell>
          <table:table-cell table:formula="of:=IF(ROW([.$A84])-3&gt;([$DataSetQuantification.G$4]-VLOOKUP([.B$3];[$dsdist.$A$3:$dsdist.$AL$8];30));ORG.LIBREOFFICE.COLOR(0;102;0);ORG.LIBREOFFICE.COLOR(123;123;123))" office:value-type="float" office:value="26112" calcext:value-type="float">
            <text:p>26112</text:p>
          </table:table-cell>
          <table:table-cell table:formula="of:=IF(ROW([.$A84])-3&gt;([$DataSetQuantification.G$5]-VLOOKUP([.C$3];[$dsdist.$A$3:$dsdist.$AL$8];30));ORG.LIBREOFFICE.COLOR(0;102;0);ORG.LIBREOFFICE.COLOR(123;123;123))" office:value-type="float" office:value="26112" calcext:value-type="float">
            <text:p>26112</text:p>
          </table:table-cell>
          <table:table-cell table:formula="of:=IF(ROW([.$A84])-3&gt;([$DataSetQuantification.G$6]-VLOOKUP([.D$3];[$dsdist.$A$3:$dsdist.$AL$8];30));ORG.LIBREOFFICE.COLOR(0;102;0);ORG.LIBREOFFICE.COLOR(123;123;123))" office:value-type="float" office:value="26112" calcext:value-type="float">
            <text:p>26112</text:p>
          </table:table-cell>
          <table:table-cell table:formula="of:=IF(ROW([.$A84])-3&gt;([$DataSetQuantification.G$7]-VLOOKUP([.E$3];[$dsdist.$A$3:$dsdist.$AL$8];30));ORG.LIBREOFFICE.COLOR(0;102;0);ORG.LIBREOFFICE.COLOR(123;123;123))" office:value-type="float" office:value="26112" calcext:value-type="float">
            <text:p>26112</text:p>
          </table:table-cell>
          <table:table-cell table:formula="of:=IF(ROW([.$A84])-3&gt;([$DataSetQuantification.G$9]-VLOOKUP([.F$3];[$dsdist.$A$3:$dsdist.$AL$8];30));ORG.LIBREOFFICE.COLOR(0;102;0);ORG.LIBREOFFICE.COLOR(123;123;123))" office:value-type="float" office:value="26112" calcext:value-type="float">
            <text:p>26112</text:p>
          </table:table-cell>
          <table:table-cell table:formula="of:=IF(ROW([.$A84])-3&gt;([$DataSetQuantification.H$4]-VLOOKUP([.G$3];[$dsdist.$A$9:$dsdist.$BJ$14];30));ORG.LIBREOFFICE.COLOR(156;0;6);ORG.LIBREOFFICE.COLOR(123;123;123))" office:value-type="float" office:value="10223622" calcext:value-type="float">
            <text:p>10223622</text:p>
          </table:table-cell>
          <table:table-cell table:formula="of:=IF(ROW([.$A84])-3&gt;([$DataSetQuantification.H$5]-VLOOKUP([.H$3];[$dsdist.$A$9:$dsdist.$BJ$14];30));ORG.LIBREOFFICE.COLOR(156;0;6);ORG.LIBREOFFICE.COLOR(123;123;123))" office:value-type="float" office:value="10223622" calcext:value-type="float">
            <text:p>10223622</text:p>
          </table:table-cell>
          <table:table-cell table:number-columns-repeated="2"/>
          <table:table-cell table:formula="of:=IF(ROW([.$A84])-3&gt;([$DataSetQuantification.H$8]-VLOOKUP([.K$3];[$dsdist.$A$9:$dsdist.$BJ$14];49));ORG.LIBREOFFICE.COLOR(156;0;6);ORG.LIBREOFFICE.COLOR(123;123;123))" office:value-type="float" office:value="10223622" calcext:value-type="float">
            <text:p>10223622</text:p>
          </table:table-cell>
          <table:table-cell table:number-columns-repeated="1013"/>
        </table:table-row>
        <table:table-row table:style-name="ro2">
          <table:table-cell office:value-type="float" office:value="82" calcext:value-type="float">
            <text:p>82</text:p>
          </table:table-cell>
          <table:table-cell table:formula="of:=IF(ROW([.$A85])-3&gt;([$DataSetQuantification.G$4]-VLOOKUP([.B$3];[$dsdist.$A$3:$dsdist.$AL$8];30));ORG.LIBREOFFICE.COLOR(0;102;0);ORG.LIBREOFFICE.COLOR(123;123;123))" office:value-type="float" office:value="26112" calcext:value-type="float">
            <text:p>26112</text:p>
          </table:table-cell>
          <table:table-cell table:formula="of:=IF(ROW([.$A85])-3&gt;([$DataSetQuantification.G$5]-VLOOKUP([.C$3];[$dsdist.$A$3:$dsdist.$AL$8];30));ORG.LIBREOFFICE.COLOR(0;102;0);ORG.LIBREOFFICE.COLOR(123;123;123))" office:value-type="float" office:value="26112" calcext:value-type="float">
            <text:p>26112</text:p>
          </table:table-cell>
          <table:table-cell table:formula="of:=IF(ROW([.$A85])-3&gt;([$DataSetQuantification.G$6]-VLOOKUP([.D$3];[$dsdist.$A$3:$dsdist.$AL$8];30));ORG.LIBREOFFICE.COLOR(0;102;0);ORG.LIBREOFFICE.COLOR(123;123;123))" office:value-type="float" office:value="26112" calcext:value-type="float">
            <text:p>26112</text:p>
          </table:table-cell>
          <table:table-cell table:formula="of:=IF(ROW([.$A85])-3&gt;([$DataSetQuantification.G$7]-VLOOKUP([.E$3];[$dsdist.$A$3:$dsdist.$AL$8];30));ORG.LIBREOFFICE.COLOR(0;102;0);ORG.LIBREOFFICE.COLOR(123;123;123))" office:value-type="float" office:value="26112" calcext:value-type="float">
            <text:p>26112</text:p>
          </table:table-cell>
          <table:table-cell table:formula="of:=IF(ROW([.$A85])-3&gt;([$DataSetQuantification.G$9]-VLOOKUP([.F$3];[$dsdist.$A$3:$dsdist.$AL$8];30));ORG.LIBREOFFICE.COLOR(0;102;0);ORG.LIBREOFFICE.COLOR(123;123;123))" office:value-type="float" office:value="26112" calcext:value-type="float">
            <text:p>26112</text:p>
          </table:table-cell>
          <table:table-cell table:formula="of:=IF(ROW([.$A85])-3&gt;([$DataSetQuantification.H$4]-VLOOKUP([.G$3];[$dsdist.$A$9:$dsdist.$BJ$14];30));ORG.LIBREOFFICE.COLOR(156;0;6);ORG.LIBREOFFICE.COLOR(123;123;123))" office:value-type="float" office:value="10223622" calcext:value-type="float">
            <text:p>10223622</text:p>
          </table:table-cell>
          <table:table-cell table:formula="of:=IF(ROW([.$A85])-3&gt;([$DataSetQuantification.H$5]-VLOOKUP([.H$3];[$dsdist.$A$9:$dsdist.$BJ$14];30));ORG.LIBREOFFICE.COLOR(156;0;6);ORG.LIBREOFFICE.COLOR(123;123;123))" office:value-type="float" office:value="10223622" calcext:value-type="float">
            <text:p>10223622</text:p>
          </table:table-cell>
          <table:table-cell table:number-columns-repeated="2"/>
          <table:table-cell table:formula="of:=IF(ROW([.$A85])-3&gt;([$DataSetQuantification.H$8]-VLOOKUP([.K$3];[$dsdist.$A$9:$dsdist.$BJ$14];49));ORG.LIBREOFFICE.COLOR(156;0;6);ORG.LIBREOFFICE.COLOR(123;123;123))" office:value-type="float" office:value="10223622" calcext:value-type="float">
            <text:p>10223622</text:p>
          </table:table-cell>
          <table:table-cell table:number-columns-repeated="1013"/>
        </table:table-row>
        <table:table-row table:style-name="ro2">
          <table:table-cell office:value-type="float" office:value="83" calcext:value-type="float">
            <text:p>83</text:p>
          </table:table-cell>
          <table:table-cell table:formula="of:=IF(ROW([.$A86])-3&gt;([$DataSetQuantification.G$4]-VLOOKUP([.B$3];[$dsdist.$A$3:$dsdist.$AL$8];30));ORG.LIBREOFFICE.COLOR(0;102;0);ORG.LIBREOFFICE.COLOR(123;123;123))" office:value-type="float" office:value="26112" calcext:value-type="float">
            <text:p>26112</text:p>
          </table:table-cell>
          <table:table-cell table:formula="of:=IF(ROW([.$A86])-3&gt;([$DataSetQuantification.G$5]-VLOOKUP([.C$3];[$dsdist.$A$3:$dsdist.$AL$8];30));ORG.LIBREOFFICE.COLOR(0;102;0);ORG.LIBREOFFICE.COLOR(123;123;123))" office:value-type="float" office:value="26112" calcext:value-type="float">
            <text:p>26112</text:p>
          </table:table-cell>
          <table:table-cell table:formula="of:=IF(ROW([.$A86])-3&gt;([$DataSetQuantification.G$6]-VLOOKUP([.D$3];[$dsdist.$A$3:$dsdist.$AL$8];30));ORG.LIBREOFFICE.COLOR(0;102;0);ORG.LIBREOFFICE.COLOR(123;123;123))" office:value-type="float" office:value="26112" calcext:value-type="float">
            <text:p>26112</text:p>
          </table:table-cell>
          <table:table-cell table:formula="of:=IF(ROW([.$A86])-3&gt;([$DataSetQuantification.G$7]-VLOOKUP([.E$3];[$dsdist.$A$3:$dsdist.$AL$8];30));ORG.LIBREOFFICE.COLOR(0;102;0);ORG.LIBREOFFICE.COLOR(123;123;123))" office:value-type="float" office:value="26112" calcext:value-type="float">
            <text:p>26112</text:p>
          </table:table-cell>
          <table:table-cell table:formula="of:=IF(ROW([.$A86])-3&gt;([$DataSetQuantification.G$9]-VLOOKUP([.F$3];[$dsdist.$A$3:$dsdist.$AL$8];30));ORG.LIBREOFFICE.COLOR(0;102;0);ORG.LIBREOFFICE.COLOR(123;123;123))" office:value-type="float" office:value="26112" calcext:value-type="float">
            <text:p>26112</text:p>
          </table:table-cell>
          <table:table-cell table:formula="of:=IF(ROW([.$A86])-3&gt;([$DataSetQuantification.H$4]-VLOOKUP([.G$3];[$dsdist.$A$9:$dsdist.$BJ$14];30));ORG.LIBREOFFICE.COLOR(156;0;6);ORG.LIBREOFFICE.COLOR(123;123;123))" office:value-type="float" office:value="10223622" calcext:value-type="float">
            <text:p>10223622</text:p>
          </table:table-cell>
          <table:table-cell table:number-columns-repeated="3"/>
          <table:table-cell table:formula="of:=IF(ROW([.$A86])-3&gt;([$DataSetQuantification.H$8]-VLOOKUP([.K$3];[$dsdist.$A$9:$dsdist.$BJ$14];49));ORG.LIBREOFFICE.COLOR(156;0;6);ORG.LIBREOFFICE.COLOR(123;123;123))" office:value-type="float" office:value="10223622" calcext:value-type="float">
            <text:p>10223622</text:p>
          </table:table-cell>
          <table:table-cell table:number-columns-repeated="1013"/>
        </table:table-row>
        <table:table-row table:style-name="ro2">
          <table:table-cell office:value-type="float" office:value="84" calcext:value-type="float">
            <text:p>84</text:p>
          </table:table-cell>
          <table:table-cell table:formula="of:=IF(ROW([.$A87])-3&gt;([$DataSetQuantification.G$4]-VLOOKUP([.B$3];[$dsdist.$A$3:$dsdist.$AL$8];30));ORG.LIBREOFFICE.COLOR(0;102;0);ORG.LIBREOFFICE.COLOR(123;123;123))" office:value-type="float" office:value="26112" calcext:value-type="float">
            <text:p>26112</text:p>
          </table:table-cell>
          <table:table-cell table:formula="of:=IF(ROW([.$A87])-3&gt;([$DataSetQuantification.G$5]-VLOOKUP([.C$3];[$dsdist.$A$3:$dsdist.$AL$8];30));ORG.LIBREOFFICE.COLOR(0;102;0);ORG.LIBREOFFICE.COLOR(123;123;123))" office:value-type="float" office:value="26112" calcext:value-type="float">
            <text:p>26112</text:p>
          </table:table-cell>
          <table:table-cell/>
          <table:table-cell table:formula="of:=IF(ROW([.$A87])-3&gt;([$DataSetQuantification.G$7]-VLOOKUP([.E$3];[$dsdist.$A$3:$dsdist.$AL$8];30));ORG.LIBREOFFICE.COLOR(0;102;0);ORG.LIBREOFFICE.COLOR(123;123;123))" office:value-type="float" office:value="26112" calcext:value-type="float">
            <text:p>26112</text:p>
          </table:table-cell>
          <table:table-cell table:formula="of:=IF(ROW([.$A87])-3&gt;([$DataSetQuantification.G$9]-VLOOKUP([.F$3];[$dsdist.$A$3:$dsdist.$AL$8];30));ORG.LIBREOFFICE.COLOR(0;102;0);ORG.LIBREOFFICE.COLOR(123;123;123))" office:value-type="float" office:value="26112" calcext:value-type="float">
            <text:p>26112</text:p>
          </table:table-cell>
          <table:table-cell table:formula="of:=IF(ROW([.$A87])-3&gt;([$DataSetQuantification.H$4]-VLOOKUP([.G$3];[$dsdist.$A$9:$dsdist.$BJ$14];30));ORG.LIBREOFFICE.COLOR(156;0;6);ORG.LIBREOFFICE.COLOR(123;123;123))" office:value-type="float" office:value="10223622" calcext:value-type="float">
            <text:p>10223622</text:p>
          </table:table-cell>
          <table:table-cell table:number-columns-repeated="1017"/>
        </table:table-row>
        <table:table-row table:style-name="ro2">
          <table:table-cell office:value-type="float" office:value="85" calcext:value-type="float">
            <text:p>85</text:p>
          </table:table-cell>
          <table:table-cell/>
          <table:table-cell table:formula="of:=IF(ROW([.$A88])-3&gt;([$DataSetQuantification.G$5]-VLOOKUP([.C$3];[$dsdist.$A$3:$dsdist.$AL$8];30));ORG.LIBREOFFICE.COLOR(0;102;0);ORG.LIBREOFFICE.COLOR(123;123;123))" office:value-type="float" office:value="26112" calcext:value-type="float">
            <text:p>26112</text:p>
          </table:table-cell>
          <table:table-cell/>
          <table:table-cell table:formula="of:=IF(ROW([.$A88])-3&gt;([$DataSetQuantification.G$7]-VLOOKUP([.E$3];[$dsdist.$A$3:$dsdist.$AL$8];30));ORG.LIBREOFFICE.COLOR(0;102;0);ORG.LIBREOFFICE.COLOR(123;123;123))" office:value-type="float" office:value="26112" calcext:value-type="float">
            <text:p>26112</text:p>
          </table:table-cell>
          <table:table-cell table:formula="of:=IF(ROW([.$A88])-3&gt;([$DataSetQuantification.G$9]-VLOOKUP([.F$3];[$dsdist.$A$3:$dsdist.$AL$8];30));ORG.LIBREOFFICE.COLOR(0;102;0);ORG.LIBREOFFICE.COLOR(123;123;123))" office:value-type="float" office:value="26112" calcext:value-type="float">
            <text:p>26112</text:p>
          </table:table-cell>
          <table:table-cell table:formula="of:=IF(ROW([.$A88])-3&gt;([$DataSetQuantification.H$4]-VLOOKUP([.G$3];[$dsdist.$A$9:$dsdist.$BJ$14];30));ORG.LIBREOFFICE.COLOR(156;0;6);ORG.LIBREOFFICE.COLOR(123;123;123))" office:value-type="float" office:value="10223622" calcext:value-type="float">
            <text:p>10223622</text:p>
          </table:table-cell>
          <table:table-cell table:number-columns-repeated="1017"/>
        </table:table-row>
        <table:table-row table:style-name="ro2">
          <table:table-cell office:value-type="float" office:value="86" calcext:value-type="float">
            <text:p>86</text:p>
          </table:table-cell>
          <table:table-cell/>
          <table:table-cell table:formula="of:=IF(ROW([.$A89])-3&gt;([$DataSetQuantification.G$5]-VLOOKUP([.C$3];[$dsdist.$A$3:$dsdist.$AL$8];30));ORG.LIBREOFFICE.COLOR(0;102;0);ORG.LIBREOFFICE.COLOR(123;123;123))" office:value-type="float" office:value="26112" calcext:value-type="float">
            <text:p>26112</text:p>
          </table:table-cell>
          <table:table-cell/>
          <table:table-cell table:formula="of:=IF(ROW([.$A89])-3&gt;([$DataSetQuantification.G$7]-VLOOKUP([.E$3];[$dsdist.$A$3:$dsdist.$AL$8];30));ORG.LIBREOFFICE.COLOR(0;102;0);ORG.LIBREOFFICE.COLOR(123;123;123))" office:value-type="float" office:value="26112" calcext:value-type="float">
            <text:p>26112</text:p>
          </table:table-cell>
          <table:table-cell table:formula="of:=IF(ROW([.$A89])-3&gt;([$DataSetQuantification.G$9]-VLOOKUP([.F$3];[$dsdist.$A$3:$dsdist.$AL$8];30));ORG.LIBREOFFICE.COLOR(0;102;0);ORG.LIBREOFFICE.COLOR(123;123;123))" office:value-type="float" office:value="26112" calcext:value-type="float">
            <text:p>26112</text:p>
          </table:table-cell>
          <table:table-cell table:formula="of:=IF(ROW([.$A89])-3&gt;([$DataSetQuantification.H$4]-VLOOKUP([.G$3];[$dsdist.$A$9:$dsdist.$BJ$14];30));ORG.LIBREOFFICE.COLOR(156;0;6);ORG.LIBREOFFICE.COLOR(123;123;123))" office:value-type="float" office:value="10223622" calcext:value-type="float">
            <text:p>10223622</text:p>
          </table:table-cell>
          <table:table-cell table:number-columns-repeated="1017"/>
        </table:table-row>
        <table:table-row table:style-name="ro2">
          <table:table-cell office:value-type="float" office:value="87" calcext:value-type="float">
            <text:p>87</text:p>
          </table:table-cell>
          <table:table-cell/>
          <table:table-cell table:formula="of:=IF(ROW([.$A90])-3&gt;([$DataSetQuantification.G$5]-VLOOKUP([.C$3];[$dsdist.$A$3:$dsdist.$AL$8];30));ORG.LIBREOFFICE.COLOR(0;102;0);ORG.LIBREOFFICE.COLOR(123;123;123))" office:value-type="float" office:value="26112" calcext:value-type="float">
            <text:p>26112</text:p>
          </table:table-cell>
          <table:table-cell/>
          <table:table-cell table:formula="of:=IF(ROW([.$A90])-3&gt;([$DataSetQuantification.G$7]-VLOOKUP([.E$3];[$dsdist.$A$3:$dsdist.$AL$8];30));ORG.LIBREOFFICE.COLOR(0;102;0);ORG.LIBREOFFICE.COLOR(123;123;123))" office:value-type="float" office:value="26112" calcext:value-type="float">
            <text:p>26112</text:p>
          </table:table-cell>
          <table:table-cell table:formula="of:=IF(ROW([.$A90])-3&gt;([$DataSetQuantification.G$9]-VLOOKUP([.F$3];[$dsdist.$A$3:$dsdist.$AL$8];30));ORG.LIBREOFFICE.COLOR(0;102;0);ORG.LIBREOFFICE.COLOR(123;123;123))" office:value-type="float" office:value="26112" calcext:value-type="float">
            <text:p>26112</text:p>
          </table:table-cell>
          <table:table-cell table:formula="of:=IF(ROW([.$A90])-3&gt;([$DataSetQuantification.H$4]-VLOOKUP([.G$3];[$dsdist.$A$9:$dsdist.$BJ$14];30));ORG.LIBREOFFICE.COLOR(156;0;6);ORG.LIBREOFFICE.COLOR(123;123;123))" office:value-type="float" office:value="10223622" calcext:value-type="float">
            <text:p>10223622</text:p>
          </table:table-cell>
          <table:table-cell table:number-columns-repeated="1017"/>
        </table:table-row>
        <table:table-row table:style-name="ro2">
          <table:table-cell office:value-type="float" office:value="88" calcext:value-type="float">
            <text:p>88</text:p>
          </table:table-cell>
          <table:table-cell/>
          <table:table-cell table:formula="of:=IF(ROW([.$A91])-3&gt;([$DataSetQuantification.G$5]-VLOOKUP([.C$3];[$dsdist.$A$3:$dsdist.$AL$8];30));ORG.LIBREOFFICE.COLOR(0;102;0);ORG.LIBREOFFICE.COLOR(123;123;123))" office:value-type="float" office:value="26112" calcext:value-type="float">
            <text:p>26112</text:p>
          </table:table-cell>
          <table:table-cell/>
          <table:table-cell table:formula="of:=IF(ROW([.$A91])-3&gt;([$DataSetQuantification.G$7]-VLOOKUP([.E$3];[$dsdist.$A$3:$dsdist.$AL$8];30));ORG.LIBREOFFICE.COLOR(0;102;0);ORG.LIBREOFFICE.COLOR(123;123;123))" office:value-type="float" office:value="26112" calcext:value-type="float">
            <text:p>26112</text:p>
          </table:table-cell>
          <table:table-cell table:formula="of:=IF(ROW([.$A91])-3&gt;([$DataSetQuantification.G$9]-VLOOKUP([.F$3];[$dsdist.$A$3:$dsdist.$AL$8];30));ORG.LIBREOFFICE.COLOR(0;102;0);ORG.LIBREOFFICE.COLOR(123;123;123))" office:value-type="float" office:value="26112" calcext:value-type="float">
            <text:p>26112</text:p>
          </table:table-cell>
          <table:table-cell table:formula="of:=IF(ROW([.$A91])-3&gt;([$DataSetQuantification.H$4]-VLOOKUP([.G$3];[$dsdist.$A$9:$dsdist.$BJ$14];30));ORG.LIBREOFFICE.COLOR(156;0;6);ORG.LIBREOFFICE.COLOR(123;123;123))" office:value-type="float" office:value="10223622" calcext:value-type="float">
            <text:p>10223622</text:p>
          </table:table-cell>
          <table:table-cell table:number-columns-repeated="1017"/>
        </table:table-row>
        <table:table-row table:style-name="ro2">
          <table:table-cell office:value-type="float" office:value="89" calcext:value-type="float">
            <text:p>89</text:p>
          </table:table-cell>
          <table:table-cell/>
          <table:table-cell table:formula="of:=IF(ROW([.$A92])-3&gt;([$DataSetQuantification.G$5]-VLOOKUP([.C$3];[$dsdist.$A$3:$dsdist.$AL$8];30));ORG.LIBREOFFICE.COLOR(0;102;0);ORG.LIBREOFFICE.COLOR(123;123;123))" office:value-type="float" office:value="26112" calcext:value-type="float">
            <text:p>26112</text:p>
          </table:table-cell>
          <table:table-cell/>
          <table:table-cell table:formula="of:=IF(ROW([.$A92])-3&gt;([$DataSetQuantification.G$7]-VLOOKUP([.E$3];[$dsdist.$A$3:$dsdist.$AL$8];30));ORG.LIBREOFFICE.COLOR(0;102;0);ORG.LIBREOFFICE.COLOR(123;123;123))" office:value-type="float" office:value="26112" calcext:value-type="float">
            <text:p>26112</text:p>
          </table:table-cell>
          <table:table-cell table:formula="of:=IF(ROW([.$A92])-3&gt;([$DataSetQuantification.G$9]-VLOOKUP([.F$3];[$dsdist.$A$3:$dsdist.$AL$8];30));ORG.LIBREOFFICE.COLOR(0;102;0);ORG.LIBREOFFICE.COLOR(123;123;123))" office:value-type="float" office:value="26112" calcext:value-type="float">
            <text:p>26112</text:p>
          </table:table-cell>
          <table:table-cell table:formula="of:=IF(ROW([.$A92])-3&gt;([$DataSetQuantification.H$4]-VLOOKUP([.G$3];[$dsdist.$A$9:$dsdist.$BJ$14];30));ORG.LIBREOFFICE.COLOR(156;0;6);ORG.LIBREOFFICE.COLOR(123;123;123))" office:value-type="float" office:value="10223622" calcext:value-type="float">
            <text:p>10223622</text:p>
          </table:table-cell>
          <table:table-cell table:number-columns-repeated="1017"/>
        </table:table-row>
        <table:table-row table:style-name="ro2">
          <table:table-cell office:value-type="float" office:value="90" calcext:value-type="float">
            <text:p>90</text:p>
          </table:table-cell>
          <table:table-cell/>
          <table:table-cell table:formula="of:=IF(ROW([.$A93])-3&gt;([$DataSetQuantification.G$5]-VLOOKUP([.C$3];[$dsdist.$A$3:$dsdist.$AL$8];30));ORG.LIBREOFFICE.COLOR(0;102;0);ORG.LIBREOFFICE.COLOR(123;123;123))" office:value-type="float" office:value="26112" calcext:value-type="float">
            <text:p>26112</text:p>
          </table:table-cell>
          <table:table-cell/>
          <table:table-cell table:formula="of:=IF(ROW([.$A93])-3&gt;([$DataSetQuantification.G$7]-VLOOKUP([.E$3];[$dsdist.$A$3:$dsdist.$AL$8];30));ORG.LIBREOFFICE.COLOR(0;102;0);ORG.LIBREOFFICE.COLOR(123;123;123))" office:value-type="float" office:value="26112" calcext:value-type="float">
            <text:p>26112</text:p>
          </table:table-cell>
          <table:table-cell table:formula="of:=IF(ROW([.$A93])-3&gt;([$DataSetQuantification.G$9]-VLOOKUP([.F$3];[$dsdist.$A$3:$dsdist.$AL$8];30));ORG.LIBREOFFICE.COLOR(0;102;0);ORG.LIBREOFFICE.COLOR(123;123;123))" office:value-type="float" office:value="26112" calcext:value-type="float">
            <text:p>26112</text:p>
          </table:table-cell>
          <table:table-cell table:formula="of:=IF(ROW([.$A93])-3&gt;([$DataSetQuantification.H$4]-VLOOKUP([.G$3];[$dsdist.$A$9:$dsdist.$BJ$14];30));ORG.LIBREOFFICE.COLOR(156;0;6);ORG.LIBREOFFICE.COLOR(123;123;123))" office:value-type="float" office:value="10223622" calcext:value-type="float">
            <text:p>10223622</text:p>
          </table:table-cell>
          <table:table-cell table:number-columns-repeated="1017"/>
        </table:table-row>
        <table:table-row table:style-name="ro2">
          <table:table-cell office:value-type="float" office:value="91" calcext:value-type="float">
            <text:p>91</text:p>
          </table:table-cell>
          <table:table-cell/>
          <table:table-cell table:formula="of:=IF(ROW([.$A94])-3&gt;([$DataSetQuantification.G$5]-VLOOKUP([.C$3];[$dsdist.$A$3:$dsdist.$AL$8];30));ORG.LIBREOFFICE.COLOR(0;102;0);ORG.LIBREOFFICE.COLOR(123;123;123))" office:value-type="float" office:value="26112" calcext:value-type="float">
            <text:p>26112</text:p>
          </table:table-cell>
          <table:table-cell/>
          <table:table-cell table:formula="of:=IF(ROW([.$A94])-3&gt;([$DataSetQuantification.G$7]-VLOOKUP([.E$3];[$dsdist.$A$3:$dsdist.$AL$8];30));ORG.LIBREOFFICE.COLOR(0;102;0);ORG.LIBREOFFICE.COLOR(123;123;123))" office:value-type="float" office:value="26112" calcext:value-type="float">
            <text:p>26112</text:p>
          </table:table-cell>
          <table:table-cell table:formula="of:=IF(ROW([.$A94])-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92" calcext:value-type="float">
            <text:p>92</text:p>
          </table:table-cell>
          <table:table-cell/>
          <table:table-cell table:formula="of:=IF(ROW([.$A95])-3&gt;([$DataSetQuantification.G$5]-VLOOKUP([.C$3];[$dsdist.$A$3:$dsdist.$AL$8];30));ORG.LIBREOFFICE.COLOR(0;102;0);ORG.LIBREOFFICE.COLOR(123;123;123))" office:value-type="float" office:value="26112" calcext:value-type="float">
            <text:p>26112</text:p>
          </table:table-cell>
          <table:table-cell/>
          <table:table-cell table:formula="of:=IF(ROW([.$A95])-3&gt;([$DataSetQuantification.G$7]-VLOOKUP([.E$3];[$dsdist.$A$3:$dsdist.$AL$8];30));ORG.LIBREOFFICE.COLOR(0;102;0);ORG.LIBREOFFICE.COLOR(123;123;123))" office:value-type="float" office:value="26112" calcext:value-type="float">
            <text:p>26112</text:p>
          </table:table-cell>
          <table:table-cell table:formula="of:=IF(ROW([.$A95])-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93" calcext:value-type="float">
            <text:p>93</text:p>
          </table:table-cell>
          <table:table-cell/>
          <table:table-cell table:formula="of:=IF(ROW([.$A96])-3&gt;([$DataSetQuantification.G$5]-VLOOKUP([.C$3];[$dsdist.$A$3:$dsdist.$AL$8];30));ORG.LIBREOFFICE.COLOR(0;102;0);ORG.LIBREOFFICE.COLOR(123;123;123))" office:value-type="float" office:value="26112" calcext:value-type="float">
            <text:p>26112</text:p>
          </table:table-cell>
          <table:table-cell/>
          <table:table-cell table:formula="of:=IF(ROW([.$A96])-3&gt;([$DataSetQuantification.G$7]-VLOOKUP([.E$3];[$dsdist.$A$3:$dsdist.$AL$8];30));ORG.LIBREOFFICE.COLOR(0;102;0);ORG.LIBREOFFICE.COLOR(123;123;123))" office:value-type="float" office:value="26112" calcext:value-type="float">
            <text:p>26112</text:p>
          </table:table-cell>
          <table:table-cell table:formula="of:=IF(ROW([.$A96])-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94" calcext:value-type="float">
            <text:p>94</text:p>
          </table:table-cell>
          <table:table-cell/>
          <table:table-cell table:formula="of:=IF(ROW([.$A97])-3&gt;([$DataSetQuantification.G$5]-VLOOKUP([.C$3];[$dsdist.$A$3:$dsdist.$AL$8];30));ORG.LIBREOFFICE.COLOR(0;102;0);ORG.LIBREOFFICE.COLOR(123;123;123))" office:value-type="float" office:value="26112" calcext:value-type="float">
            <text:p>26112</text:p>
          </table:table-cell>
          <table:table-cell/>
          <table:table-cell table:formula="of:=IF(ROW([.$A97])-3&gt;([$DataSetQuantification.G$7]-VLOOKUP([.E$3];[$dsdist.$A$3:$dsdist.$AL$8];30));ORG.LIBREOFFICE.COLOR(0;102;0);ORG.LIBREOFFICE.COLOR(123;123;123))" office:value-type="float" office:value="26112" calcext:value-type="float">
            <text:p>26112</text:p>
          </table:table-cell>
          <table:table-cell table:formula="of:=IF(ROW([.$A97])-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95" calcext:value-type="float">
            <text:p>95</text:p>
          </table:table-cell>
          <table:table-cell table:number-columns-repeated="3"/>
          <table:table-cell table:formula="of:=IF(ROW([.$A98])-3&gt;([$DataSetQuantification.G$7]-VLOOKUP([.E$3];[$dsdist.$A$3:$dsdist.$AL$8];30));ORG.LIBREOFFICE.COLOR(0;102;0);ORG.LIBREOFFICE.COLOR(123;123;123))" office:value-type="float" office:value="26112" calcext:value-type="float">
            <text:p>26112</text:p>
          </table:table-cell>
          <table:table-cell table:formula="of:=IF(ROW([.$A98])-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96" calcext:value-type="float">
            <text:p>96</text:p>
          </table:table-cell>
          <table:table-cell table:number-columns-repeated="3"/>
          <table:table-cell table:formula="of:=IF(ROW([.$A99])-3&gt;([$DataSetQuantification.G$7]-VLOOKUP([.E$3];[$dsdist.$A$3:$dsdist.$AL$8];30));ORG.LIBREOFFICE.COLOR(0;102;0);ORG.LIBREOFFICE.COLOR(123;123;123))" office:value-type="float" office:value="26112" calcext:value-type="float">
            <text:p>26112</text:p>
          </table:table-cell>
          <table:table-cell table:formula="of:=IF(ROW([.$A99])-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97" calcext:value-type="float">
            <text:p>97</text:p>
          </table:table-cell>
          <table:table-cell table:number-columns-repeated="3"/>
          <table:table-cell table:formula="of:=IF(ROW([.$A100])-3&gt;([$DataSetQuantification.G$7]-VLOOKUP([.E$3];[$dsdist.$A$3:$dsdist.$AL$8];30));ORG.LIBREOFFICE.COLOR(0;102;0);ORG.LIBREOFFICE.COLOR(123;123;123))" office:value-type="float" office:value="26112" calcext:value-type="float">
            <text:p>26112</text:p>
          </table:table-cell>
          <table:table-cell table:formula="of:=IF(ROW([.$A100])-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98" calcext:value-type="float">
            <text:p>98</text:p>
          </table:table-cell>
          <table:table-cell table:number-columns-repeated="3"/>
          <table:table-cell table:formula="of:=IF(ROW([.$A101])-3&gt;([$DataSetQuantification.G$7]-VLOOKUP([.E$3];[$dsdist.$A$3:$dsdist.$AL$8];30));ORG.LIBREOFFICE.COLOR(0;102;0);ORG.LIBREOFFICE.COLOR(123;123;123))" office:value-type="float" office:value="26112" calcext:value-type="float">
            <text:p>26112</text:p>
          </table:table-cell>
          <table:table-cell table:formula="of:=IF(ROW([.$A101])-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99" calcext:value-type="float">
            <text:p>99</text:p>
          </table:table-cell>
          <table:table-cell table:number-columns-repeated="3"/>
          <table:table-cell table:formula="of:=IF(ROW([.$A102])-3&gt;([$DataSetQuantification.G$7]-VLOOKUP([.E$3];[$dsdist.$A$3:$dsdist.$AL$8];30));ORG.LIBREOFFICE.COLOR(0;102;0);ORG.LIBREOFFICE.COLOR(123;123;123))" office:value-type="float" office:value="26112" calcext:value-type="float">
            <text:p>26112</text:p>
          </table:table-cell>
          <table:table-cell table:formula="of:=IF(ROW([.$A102])-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100" calcext:value-type="float">
            <text:p>100</text:p>
          </table:table-cell>
          <table:table-cell table:number-columns-repeated="4"/>
          <table:table-cell table:formula="of:=IF(ROW([.$A103])-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101" calcext:value-type="float">
            <text:p>101</text:p>
          </table:table-cell>
          <table:table-cell table:number-columns-repeated="4"/>
          <table:table-cell table:formula="of:=IF(ROW([.$A104])-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102" calcext:value-type="float">
            <text:p>102</text:p>
          </table:table-cell>
          <table:table-cell table:number-columns-repeated="4"/>
          <table:table-cell table:formula="of:=IF(ROW([.$A105])-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103" calcext:value-type="float">
            <text:p>103</text:p>
          </table:table-cell>
          <table:table-cell table:number-columns-repeated="4"/>
          <table:table-cell table:formula="of:=IF(ROW([.$A106])-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104" calcext:value-type="float">
            <text:p>104</text:p>
          </table:table-cell>
          <table:table-cell table:number-columns-repeated="4"/>
          <table:table-cell table:formula="of:=IF(ROW([.$A107])-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105" calcext:value-type="float">
            <text:p>105</text:p>
          </table:table-cell>
          <table:table-cell table:number-columns-repeated="4"/>
          <table:table-cell table:formula="of:=IF(ROW([.$A108])-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106" calcext:value-type="float">
            <text:p>106</text:p>
          </table:table-cell>
          <table:table-cell table:number-columns-repeated="4"/>
          <table:table-cell table:formula="of:=IF(ROW([.$A109])-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107" calcext:value-type="float">
            <text:p>107</text:p>
          </table:table-cell>
          <table:table-cell table:number-columns-repeated="4"/>
          <table:table-cell table:formula="of:=IF(ROW([.$A110])-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108" calcext:value-type="float">
            <text:p>108</text:p>
          </table:table-cell>
          <table:table-cell table:number-columns-repeated="4"/>
          <table:table-cell table:formula="of:=IF(ROW([.$A111])-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109" calcext:value-type="float">
            <text:p>109</text:p>
          </table:table-cell>
          <table:table-cell table:number-columns-repeated="4"/>
          <table:table-cell table:formula="of:=IF(ROW([.$A112])-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110" calcext:value-type="float">
            <text:p>110</text:p>
          </table:table-cell>
          <table:table-cell table:number-columns-repeated="4"/>
          <table:table-cell table:formula="of:=IF(ROW([.$A113])-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111" calcext:value-type="float">
            <text:p>111</text:p>
          </table:table-cell>
          <table:table-cell table:number-columns-repeated="4"/>
          <table:table-cell table:formula="of:=IF(ROW([.$A114])-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112" calcext:value-type="float">
            <text:p>112</text:p>
          </table:table-cell>
          <table:table-cell table:number-columns-repeated="4"/>
          <table:table-cell table:formula="of:=IF(ROW([.$A115])-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113" calcext:value-type="float">
            <text:p>113</text:p>
          </table:table-cell>
          <table:table-cell table:number-columns-repeated="4"/>
          <table:table-cell table:formula="of:=IF(ROW([.$A116])-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114" calcext:value-type="float">
            <text:p>114</text:p>
          </table:table-cell>
          <table:table-cell table:number-columns-repeated="4"/>
          <table:table-cell table:formula="of:=IF(ROW([.$A117])-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115" calcext:value-type="float">
            <text:p>115</text:p>
          </table:table-cell>
          <table:table-cell table:number-columns-repeated="4"/>
          <table:table-cell table:formula="of:=IF(ROW([.$A118])-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116" calcext:value-type="float">
            <text:p>116</text:p>
          </table:table-cell>
          <table:table-cell table:number-columns-repeated="4"/>
          <table:table-cell table:formula="of:=IF(ROW([.$A119])-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117" calcext:value-type="float">
            <text:p>117</text:p>
          </table:table-cell>
          <table:table-cell table:number-columns-repeated="4"/>
          <table:table-cell table:formula="of:=IF(ROW([.$A120])-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table-cell office:value-type="float" office:value="118" calcext:value-type="float">
            <text:p>118</text:p>
          </table:table-cell>
          <table:table-cell table:number-columns-repeated="4"/>
          <table:table-cell table:formula="of:=IF(ROW([.$A121])-3&gt;([$DataSetQuantification.G$9]-VLOOKUP([.F$3];[$dsdist.$A$3:$dsdist.$AL$8];30));ORG.LIBREOFFICE.COLOR(0;102;0);ORG.LIBREOFFICE.COLOR(123;123;123))" office:value-type="float" office:value="26112" calcext:value-type="float">
            <text:p>26112</text:p>
          </table:table-cell>
          <table:table-cell table:number-columns-repeated="1018"/>
        </table:table-row>
        <table:table-row table:style-name="ro2" table:number-rows-repeated="1048454">
          <table:table-cell table:number-columns-repeated="1024"/>
        </table:table-row>
        <table:table-row table:style-name="ro2">
          <table:table-cell table:number-columns-repeated="1024"/>
        </table:table-row>
      </table:table>
      <table:table table:name="Phenomena Distributions" table:style-name="ta1">
        <office:forms form:automatic-focus="false" form:apply-design-mode="false"/>
        <table:table-column table:style-name="co88" table:default-cell-style-name="ce384"/>
        <table:table-column table:style-name="co4" table:default-cell-style-name="ce400"/>
        <table:table-column table:style-name="co89" table:default-cell-style-name="ce400"/>
        <table:table-column table:style-name="co90" table:default-cell-style-name="ce384"/>
        <table:table-column table:style-name="co91" table:default-cell-style-name="ce384"/>
        <table:table-column table:style-name="co4" table:number-columns-repeated="1019" table:default-cell-style-name="ce384"/>
        <table:table-row table:style-name="ro10">
          <table:table-cell table:style-name="ce616" office:value-type="string" calcext:value-type="string">
            <text:p>Statistical Distribution</text:p>
          </table:table-cell>
          <table:table-cell table:style-name="ce399" office:value-type="string" calcext:value-type="string">
            <text:p>Type</text:p>
          </table:table-cell>
          <table:table-cell table:style-name="ce399" office:value-type="string" calcext:value-type="string">
            <text:p>Phenomena</text:p>
          </table:table-cell>
          <table:table-cell table:style-name="ce402" office:value-type="string" calcext:value-type="string">
            <text:p>Reference</text:p>
          </table:table-cell>
          <table:table-cell table:style-name="ce616" office:value-type="string" calcext:value-type="string">
            <text:p>Reference Point</text:p>
          </table:table-cell>
          <table:table-cell table:number-columns-repeated="1019"/>
        </table:table-row>
        <table:table-row table:style-name="ro20">
          <table:table-cell office:value-type="string" calcext:value-type="string">
            <text:p>Exponential Distribution</text:p>
          </table:table-cell>
          <table:table-cell office:value-type="string" calcext:value-type="string">
            <text:p>Natural</text:p>
          </table:table-cell>
          <table:table-cell office:value-type="string" calcext:value-type="string">
            <text:p>Damage in nuclear power incidents and accidents before 1980</text:p>
          </table:table-cell>
          <table:table-cell table:style-name="ce403" office:value-type="string" calcext:value-type="string">
            <text:p>Wheatley, S., Sovacool, B., &amp; Sornette, D. (2017). Of Disasters and Dragon Kings: A Statistical Analysis of Nuclear Power Incidents and Accidents. Risk Analysis, 37(1), 99–115. http://doi.org/10.1111/risa.12587</text:p>
          </table:table-cell>
          <table:table-cell office:value-type="string" calcext:value-type="string">
            <text:p>Page 6</text:p>
          </table:table-cell>
          <table:table-cell table:number-columns-repeated="1019"/>
        </table:table-row>
        <table:table-row table:style-name="ro21">
          <table:table-cell office:value-type="string" calcext:value-type="string">
            <text:p>Exponential Distribution</text:p>
          </table:table-cell>
          <table:table-cell office:value-type="string" calcext:value-type="string">
            <text:p>Natural</text:p>
          </table:table-cell>
          <table:table-cell office:value-type="string" calcext:value-type="string">
            <text:p>Moderate-Sized Disasters (Observed Sea Level Variations, Wind Velocity, Annual River Floods)</text:p>
          </table:table-cell>
          <table:table-cell table:style-name="ce403" office:value-type="string" calcext:value-type="string">
            <text:p>Pisarenko, V., &amp; Rodkin, M. (2010). Distributions of Characteristics of Natural Disasters: Data and Classification. In Heavy-Tailed Distributions in Disaster Analysis (p. 190). Springer, Dordrecht. http://doi.org/10.1007/978-90-481-9171-0</text:p>
          </table:table-cell>
          <table:table-cell office:value-type="string" calcext:value-type="string">
            <text:p>Page 6, 8</text:p>
          </table:table-cell>
          <table:table-cell table:number-columns-repeated="1019"/>
        </table:table-row>
        <table:table-row table:style-name="ro20">
          <table:table-cell office:value-type="string" calcext:value-type="string">
            <text:p>Exponential Distribution</text:p>
          </table:table-cell>
          <table:table-cell office:value-type="string" calcext:value-type="string">
            <text:p>Natural</text:p>
          </table:table-cell>
          <table:table-cell office:value-type="string" calcext:value-type="string">
            <text:p>The Arrival Rate of Cosmic Ray Alpha Particles or Geiger Counter Tics</text:p>
          </table:table-cell>
          <table:table-cell table:style-name="ce404" office:value-type="string" calcext:value-type="string">
            <text:p>What are the basic lifetime distribution models used for non-repairable populations? (2012). In e-Handbook of Statistical Methods. NIST/SEMATECH. Retrieved from http://www.itl.nist.gov/div898/handbook/apr/section1/apr161.htm</text:p>
          </table:table-cell>
          <table:table-cell office:value-type="string" calcext:value-type="string">
            <text:p>Section 8.1.6.1</text:p>
          </table:table-cell>
          <table:table-cell table:number-columns-repeated="1019"/>
        </table:table-row>
        <table:table-row table:style-name="ro22">
          <table:table-cell office:value-type="string" calcext:value-type="string">
            <text:p>Exponential Distribution</text:p>
          </table:table-cell>
          <table:table-cell office:value-type="string" calcext:value-type="string">
            <text:p>Natural / Unnatural</text:p>
          </table:table-cell>
          <table:table-cell office:value-type="string" calcext:value-type="string">
            <text:p>Time to Failure Patterns</text:p>
          </table:table-cell>
          <table:table-cell table:style-name="ce403" office:value-type="string" calcext:value-type="string">
            <text:p>Frank, S. A. (2009). The common patterns of nature. Journal of Evolutionary Biology, 22(8), 1563–1585. http://doi.org/10.1111/j.1420-9101.2009.01775.x</text:p>
          </table:table-cell>
          <table:table-cell office:value-type="string" calcext:value-type="string">
            <text:p>Page 5</text:p>
          </table:table-cell>
          <table:table-cell table:number-columns-repeated="1019"/>
        </table:table-row>
        <table:table-row table:style-name="ro22">
          <table:table-cell office:value-type="string" calcext:value-type="string">
            <text:p>Exponential Distribution</text:p>
          </table:table-cell>
          <table:table-cell office:value-type="string" calcext:value-type="string">
            <text:p>Unnatural</text:p>
          </table:table-cell>
          <table:table-cell office:value-type="string" calcext:value-type="string">
            <text:p>Frequency of Korean Family Names</text:p>
          </table:table-cell>
          <table:table-cell table:style-name="ce403" office:value-type="string" calcext:value-type="string">
            <text:p>Newman, M. E. J. (2004). Power laws, Pareto distributions and Zipf’s law. Contemporary Physics, 46(5), 323–351. http://doi.org/10.1016/j.cities.2012.03.001</text:p>
          </table:table-cell>
          <table:table-cell office:value-type="string" calcext:value-type="string">
            <text:p>Page 7</text:p>
          </table:table-cell>
          <table:table-cell table:number-columns-repeated="1019"/>
        </table:table-row>
        <table:table-row table:style-name="ro20">
          <table:table-cell office:value-type="string" calcext:value-type="string">
            <text:p>Exponential Distribution</text:p>
          </table:table-cell>
          <table:table-cell office:value-type="string" calcext:value-type="string">
            <text:p>Unnatural</text:p>
          </table:table-cell>
          <table:table-cell office:value-type="string" calcext:value-type="string">
            <text:p>Intervals between Aircraft Arrivals to Major Airports</text:p>
          </table:table-cell>
          <table:table-cell table:style-name="ce403" office:value-type="string" calcext:value-type="string">
            <text:p>Willemain, T., Fan, H., &amp; Ma, H. (2004). Statistical Analysis of Intervals between Projected Airport Arrivals. Troy, New York. Retrieved from http://citeseerx.ist.psu.edu/viewdoc/download?doi=10.1.1.198.4710&amp;rep=rep1&amp;type=pdf</text:p>
          </table:table-cell>
          <table:table-cell office:value-type="string" calcext:value-type="string">
            <text:p>Page 5</text:p>
          </table:table-cell>
          <table:table-cell table:number-columns-repeated="1019"/>
        </table:table-row>
        <table:table-row table:style-name="ro20">
          <table:table-cell office:value-type="string" calcext:value-type="string">
            <text:p>Exponential Distribution</text:p>
          </table:table-cell>
          <table:table-cell office:value-type="string" calcext:value-type="string">
            <text:p>Unnatural</text:p>
          </table:table-cell>
          <table:table-cell office:value-type="string" calcext:value-type="string">
            <text:p>Modeling Malware Propagation Delay</text:p>
          </table:table-cell>
          <table:table-cell table:style-name="ce403" office:value-type="string" calcext:value-type="string">
            <text:p>Wang, W., &amp; Murynets, I. (2013). What you see predicts what you get - Lightweight agent based malware detection. Security and Communication Networks, 6(1), 33–48. http://doi.org/10.1002/sec</text:p>
          </table:table-cell>
          <table:table-cell office:value-type="string" calcext:value-type="string">
            <text:p>Page 43-44</text:p>
          </table:table-cell>
          <table:table-cell table:number-columns-repeated="1019"/>
        </table:table-row>
        <table:table-row table:style-name="ro20">
          <table:table-cell office:value-type="string" calcext:value-type="string">
            <text:p>Exponential Distribution</text:p>
          </table:table-cell>
          <table:table-cell office:value-type="string" calcext:value-type="string">
            <text:p>Unnatural</text:p>
          </table:table-cell>
          <table:table-cell office:value-type="string" calcext:value-type="string">
            <text:p>The interarrival times of the 911 calls</text:p>
          </table:table-cell>
          <table:table-cell table:style-name="ce403" office:value-type="string" calcext:value-type="string">
            <text:p>Albert, L. (2011). Is Anaything Really Exponentially Distribute? Retrieved January 14, 2017, from https://punkrockor.com/2011/02/10/is-anything-really-exponentially-distributed%0AFebruary</text:p>
          </table:table-cell>
          <table:table-cell table:number-columns-repeated="1020"/>
        </table:table-row>
        <table:table-row table:style-name="ro20">
          <table:table-cell office:value-type="string" calcext:value-type="string">
            <text:p>Exponential Distribution</text:p>
          </table:table-cell>
          <table:table-cell office:value-type="string" calcext:value-type="string">
            <text:p>Unnatural</text:p>
          </table:table-cell>
          <table:table-cell table:style-name="ce401" office:value-type="string" calcext:value-type="string">
            <text:p>The time between celebrity deaths</text:p>
          </table:table-cell>
          <table:table-cell table:style-name="ce403" office:value-type="string" calcext:value-type="string">
            <text:p>Albert, L. (2011). Is Anaything Really Exponentially Distribute? Retrieved January 14, 2017, from https://punkrockor.com/2011/02/10/is-anything-really-exponentially-distributed%0AFebruary</text:p>
          </table:table-cell>
          <table:table-cell table:number-columns-repeated="1020"/>
        </table:table-row>
        <table:table-row table:style-name="ro22">
          <table:table-cell office:value-type="string" calcext:value-type="string">
            <text:p>Exponential Distribution</text:p>
          </table:table-cell>
          <table:table-cell office:value-type="string" calcext:value-type="string">
            <text:p>Unnatural</text:p>
          </table:table-cell>
          <table:table-cell office:value-type="string" calcext:value-type="string">
            <text:p>Time between Goals in World Cup Soccer Matches</text:p>
          </table:table-cell>
          <table:table-cell table:style-name="ce403" office:value-type="string" calcext:value-type="string">
            <text:p>Chu, S. (2003). Using Soccer Goals to Motivate the Poisson Process. INFORMS Transactions on Education, 3(October 2015), 64–70. http://doi.org/10.1287/ited.3.2.64</text:p>
          </table:table-cell>
          <table:table-cell office:value-type="string" calcext:value-type="string">
            <text:p>Page 65-66</text:p>
          </table:table-cell>
          <table:table-cell table:number-columns-repeated="1019"/>
        </table:table-row>
        <table:table-row table:style-name="ro2" table:number-rows-repeated="1048564">
          <table:table-cell table:number-columns-repeated="1024"/>
        </table:table-row>
        <table:table-row table:style-name="ro2">
          <table:table-cell table:number-columns-repeated="1024"/>
        </table:table-row>
      </table:table>
      <table:named-expressions>
        <table:named-range table:name="TableOfContents" table:base-cell-address="$Contents.$A$1" table:cell-range-address="$Contents.$A$1"/>
      </table:named-expressions>
      <table:database-ranges>
        <table:database-range table:name="__Anonymous_Sheet_DB__6" table:target-range-address="'dsdist (fit features)'.A3:'dsdist (fit features)'.F69" table:display-filter-buttons="true" table:orientation="column"/>
        <table:database-range table:name="__Anonymous_Sheet_DB__9" table:target-range-address="'Phenomena Distributions'.A1:'Phenomena Distributions'.E11">
          <table:sort>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tr" fo:country="T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tr" fo:country="T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21">
      <number:text>%</number:text>
      <number:number number:decimal-places="0" loext:min-decimal-places="0" number:min-integer-digits="1"/>
    </number:percentage-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7P0" style:volatile="true">
      <number:number number:decimal-places="0" loext:min-decimal-places="0" number:min-integer-digits="1" number:grouping="true"/>
      <number:text> ₺</number:text>
    </number:number-style>
    <number:number-style style:name="N127">
      <number:text>-</number:text>
      <number:number number:decimal-places="0" loext:min-decimal-places="0" number:min-integer-digits="1" number:grouping="true"/>
      <number:text> ₺</number:text>
      <style:map style:condition="value()&gt;=0" style:apply-style-name="N127P0"/>
    </number:number-style>
    <number:number-style style:name="N128P0" style:volatile="true">
      <number:number number:decimal-places="0" loext:min-decimal-places="0" number:min-integer-digits="1" number:grouping="true"/>
      <number:text> ₺</number:text>
    </number:number-style>
    <number:number-style style:name="N128">
      <style:text-properties fo:color="#ff0000"/>
      <number:text>-</number:text>
      <number:number number:decimal-places="0" loext:min-decimal-places="0" number:min-integer-digits="1" number:grouping="true"/>
      <number:text> ₺</number:text>
      <style:map style:condition="value()&gt;=0" style:apply-style-name="N128P0"/>
    </number:number-style>
    <number:number-style style:name="N130P0" style:volatile="true">
      <number:number number:decimal-places="2" loext:min-decimal-places="2" number:min-integer-digits="1" number:grouping="true"/>
      <number:text> ₺</number:text>
    </number:number-style>
    <number:number-style style:name="N130">
      <number:text>-</number:text>
      <number:number number:decimal-places="2" loext:min-decimal-places="2" number:min-integer-digits="1" number:grouping="true"/>
      <number:text> ₺</number:text>
      <style:map style:condition="value()&gt;=0" style:apply-style-name="N130P0"/>
    </number:number-style>
    <number:number-style style:name="N131P0" style:volatile="true">
      <number:number number:decimal-places="2" loext:min-decimal-places="2" number:min-integer-digits="1" number:grouping="true"/>
      <number:text> ₺</number:text>
    </number:number-style>
    <number:number-style style:name="N131">
      <style:text-properties fo:color="#ff0000"/>
      <number:text>-</number:text>
      <number:number number:decimal-places="2" loext:min-decimal-places="2" number:min-integer-digits="1" number:grouping="true"/>
      <number:text> ₺</number:text>
      <style:map style:condition="value()&gt;=0" style:apply-style-name="N131P0"/>
    </number:number-style>
    <number:number-style style:name="N132P0" style:volatile="true">
      <number:number number:decimal-places="0" loext:min-decimal-places="0" number:min-integer-digits="1" number:grouping="true"/>
    </number:number-style>
    <number:number-style style:name="N132">
      <number:text>-</number:text>
      <number:number number:decimal-places="0" loext:min-decimal-places="0" number:min-integer-digits="1" number:grouping="true"/>
      <style:map style:condition="value()&gt;=0" style:apply-style-name="N132P0"/>
    </number:number-style>
    <number:number-style style:name="N133P0" style:volatile="true">
      <number:number number:decimal-places="0" loext:min-decimal-places="0" number:min-integer-digits="1" number:grouping="true"/>
    </number:number-style>
    <number:number-style style:name="N133">
      <style:text-properties fo:color="#ff0000"/>
      <number:text>-</number:text>
      <number:number number:decimal-places="0" loext:min-decimal-places="0" number:min-integer-digits="1" number:grouping="true"/>
      <style:map style:condition="value()&gt;=0" style:apply-style-name="N133P0"/>
    </number:number-style>
    <number:number-style style:name="N134P0" style:volatile="true">
      <number:number number:decimal-places="2" loext:min-decimal-places="2" number:min-integer-digits="1" number:grouping="true"/>
    </number:number-style>
    <number:number-style style:name="N134">
      <number:text>-</number:text>
      <number:number number:decimal-places="2" loext:min-decimal-places="2" number:min-integer-digits="1" number:grouping="true"/>
      <style:map style:condition="value()&gt;=0" style:apply-style-name="N134P0"/>
    </number:number-style>
    <number:number-style style:name="N135P0" style:volatile="true">
      <number:number number:decimal-places="2" loext:min-decimal-places="2" number:min-integer-digits="1" number:grouping="true"/>
    </number:number-style>
    <number:number-style style:name="N135">
      <style:text-properties fo:color="#ff0000"/>
      <number:text>-</number:text>
      <number:number number:decimal-places="2" loext:min-decimal-places="2" number:min-integer-digits="1" number:grouping="true"/>
      <style:map style:condition="value()&gt;=0" style:apply-style-name="N135P0"/>
    </number:number-style>
    <number:number-style style:name="N139P0" style:volatile="true">
      <loext:text> </loext:text>
      <loext:fill-character> </loext:fill-character>
      <number:number number:decimal-places="0" loext:min-decimal-places="0" number:min-integer-digits="1" number:grouping="true"/>
      <number:text>    </number:text>
    </number:number-style>
    <number:number-style style:name="N139P1" style:volatile="true">
      <loext:text>-</loext:text>
      <loext:fill-character> </loext:fill-character>
      <number:number number:decimal-places="0" loext:min-decimal-places="0" number:min-integer-digits="1" number:grouping="true"/>
      <number:text>    </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loext:text>
      <loext:fill-character> </loext:fill-character>
      <number:number number:decimal-places="0" loext:min-decimal-places="0" number:min-integer-digits="1" number:grouping="true"/>
      <number:text> ₺ </number:text>
    </number:number-style>
    <number:number-style style:name="N143P1" style:volatile="true">
      <loext:text>-</loext:text>
      <loext:fill-character> </loext:fill-character>
      <number:number number:decimal-places="0" loext:min-decimal-places="0" number:min-integer-digits="1" number:grouping="true"/>
      <number:text> ₺ </number:text>
    </number:number-style>
    <number:number-style style:name="N143P2" style:volatile="true">
      <loext:text> </loext:text>
      <loext:fill-character> </loext:fill-character>
      <number:text>- ₺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loext:text> </loext:text>
      <loext:fill-character> </loext:fill-character>
      <number:number number:decimal-places="2" loext:min-decimal-places="2" number:min-integer-digits="1" number:grouping="true"/>
      <number:text>    </number:text>
    </number:number-style>
    <number:number-style style:name="N147P1" style:volatile="true">
      <loext:text>-</loext:text>
      <loext:fill-character> </loext:fill-character>
      <number:number number:decimal-places="2" loext:min-decimal-places="2" number:min-integer-digits="1" number:grouping="true"/>
      <number:text>    </number:text>
    </number:number-style>
    <number:number-style style:name="N147P2" style:volatile="true">
      <loext:text> </loext:text>
      <loext:fill-character> </loext:fill-character>
      <number:text>-</number:text>
      <number:number number:decimal-places="0" loext:min-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 </number:text>
    </number:number-style>
    <number:number-style style:name="N151P1" style:volatile="true">
      <loext:text>-</loext:text>
      <loext:fill-character> </loext:fill-character>
      <number:number number:decimal-places="2" loext:min-decimal-places="2" number:min-integer-digits="1" number:grouping="true"/>
      <number:text> ₺ </number:text>
    </number:number-style>
    <number:number-style style:name="N151P2" style:volatile="true">
      <loext:text> </loext:text>
      <loext:fill-character> </loext:fill-character>
      <number:text>-</number:text>
      <number:number number:decimal-places="0" loext:min-decimal-places="0" number:min-integer-digits="0"/>
      <number:text>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decimal-places="1"/>
    </number:time-style>
    <number:number-style style:name="N155">
      <number:scientific-number number:decimal-places="1" loext:min-decimal-places="1" number:min-integer-digits="1" number:min-exponent-digits="1" loext:exponent-interval="3" loext:forced-exponent-sign="true"/>
    </number:number-style>
    <number:number-style style:name="N156">
      <number:number number:decimal-places="17" loext:min-decimal-places="17" number:min-integer-digits="1"/>
    </number:number-style>
    <number:number-style style:name="N157">
      <number:number number:decimal-places="18" loext:min-decimal-places="18" number:min-integer-digits="1"/>
    </number:number-style>
    <number:number-style style:name="N158">
      <number:number number:decimal-places="3" loext:min-decimal-places="3" number:min-integer-digits="1"/>
    </number:number-style>
    <number:percentage-style style:name="N159">
      <number:number number:decimal-places="1" loext:min-decimal-places="1" number:min-integer-digits="1"/>
      <number:text>%</number:text>
    </number:percentage-style>
    <number:number-style style:name="N162P0" style:volatile="true">
      <loext:text> </loext:text>
      <loext:fill-character> </loext:fill-character>
      <number:number number:decimal-places="0" loext:min-decimal-places="0" number:min-integer-digits="1" number:grouping="true"/>
      <number:text> </number:text>
    </number:number-style>
    <number:number-style style:name="N162P1" style:volatile="true">
      <loext:text>-</loext:text>
      <loext:fill-character> </loext:fill-character>
      <number:number number:decimal-places="0" loext:min-decimal-places="0" number:min-integer-digits="1" number:grouping="true"/>
      <number:text> </number:text>
    </number:number-style>
    <number:number-style style:name="N162P2" style:volatile="true">
      <loext:text> </loext:text>
      <loext:fill-character> </loext:fill-character>
      <number:text>-</number:text>
      <number:number number:decimal-places="0" loext: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number number:decimal-places="1" loext:min-decimal-places="1" number:min-integer-digits="1"/>
    </number:number-style>
    <number:number-style style:name="N164">
      <number:number number:decimal-places="14" loext:min-decimal-places="14" number:min-integer-digits="1"/>
    </number:number-style>
    <number:number-style style:name="N165">
      <number:number number:decimal-places="13" loext:min-decimal-places="13" number:min-integer-digits="1"/>
    </number:number-style>
    <number:number-style style:name="N166">
      <number:number number:decimal-places="12" loext:min-decimal-places="12" number:min-integer-digits="1"/>
    </number:number-style>
    <number:number-style style:name="N167">
      <number:number number:decimal-places="11" loext:min-decimal-places="11" number:min-integer-digits="1"/>
    </number:number-style>
    <number:number-style style:name="N168">
      <number:number number:decimal-places="10" loext:min-decimal-places="10" number:min-integer-digits="1"/>
    </number:number-style>
    <number:number-style style:name="N169">
      <number:number number:decimal-places="9" loext:min-decimal-places="9" number:min-integer-digits="1"/>
    </number:number-style>
    <number:number-style style:name="N170">
      <number:number number:decimal-places="8" loext:min-decimal-places="8"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number-style style:name="N173">
      <number:number number:decimal-places="5" loext:min-decimal-places="5" number:min-integer-digits="1"/>
    </number:number-style>
    <number:number-style style:name="N174">
      <number:number number:decimal-places="4" loext:min-decimal-places="4" number:min-integer-digits="1"/>
    </number:number-style>
    <number:number-style style:name="N175">
      <number:number number:decimal-places="16" loext:min-decimal-places="16" number:min-integer-digits="1"/>
    </number:number-style>
    <number:number-style style:name="N176">
      <number:number number:decimal-places="15" loext:min-decimal-places="15" number:min-integer-digits="1"/>
    </number:number-style>
    <number:number-style style:name="N10112P0" style:volatile="true" number:language="tr" number:country="TR">
      <number:number number:decimal-places="0" loext:min-decimal-places="0" number:min-integer-digits="1" number:grouping="true"/>
      <number:text> TL</number:text>
    </number:number-style>
    <number:number-style style:name="N10112" number:language="tr" number:country="TR">
      <number:text>-</number:text>
      <number:number number:decimal-places="0" loext:min-decimal-places="0" number:min-integer-digits="1" number:grouping="true"/>
      <number:text> TL</number:text>
      <style:map style:condition="value()&gt;=0" style:apply-style-name="N10112P0"/>
    </number:number-style>
    <number:number-style style:name="N10113P0" style:volatile="true" number:language="tr" number:country="TR">
      <number:number number:decimal-places="0" loext:min-decimal-places="0" number:min-integer-digits="1" number:grouping="true"/>
      <number:text> TL</number:text>
    </number:number-style>
    <number:number-style style:name="N10113" number:language="tr" number:country="TR">
      <style:text-properties fo:color="#ff0000"/>
      <number:text>-</number:text>
      <number:number number:decimal-places="0" loext:min-decimal-places="0" number:min-integer-digits="1" number:grouping="true"/>
      <number:text> TL</number:text>
      <style:map style:condition="value()&gt;=0" style:apply-style-name="N10113P0"/>
    </number:number-style>
    <number:number-style style:name="N10115P0" style:volatile="true" number:language="tr" number:country="TR">
      <number:number number:decimal-places="2" loext:min-decimal-places="2" number:min-integer-digits="1" number:grouping="true"/>
      <number:text> TL</number:text>
    </number:number-style>
    <number:number-style style:name="N10115" number:language="tr" number:country="TR">
      <number:text>-</number:text>
      <number:number number:decimal-places="2" loext:min-decimal-places="2" number:min-integer-digits="1" number:grouping="true"/>
      <number:text> TL</number:text>
      <style:map style:condition="value()&gt;=0" style:apply-style-name="N10115P0"/>
    </number:number-style>
    <number:number-style style:name="N10116P0" style:volatile="true" number:language="tr" number:country="TR">
      <number:number number:decimal-places="2" loext:min-decimal-places="2" number:min-integer-digits="1" number:grouping="true"/>
      <number:text> TL</number:text>
    </number:number-style>
    <number:number-style style:name="N10116" number:language="tr" number:country="TR">
      <style:text-properties fo:color="#ff0000"/>
      <number:text>-</number:text>
      <number:number number:decimal-places="2" loext:min-decimal-places="2" number:min-integer-digits="1" number:grouping="true"/>
      <number:text> TL</number:text>
      <style:map style:condition="value()&gt;=0" style:apply-style-name="N10116P0"/>
    </number:number-style>
    <number:date-style style:name="N10117" number:language="tr" number:country="TR">
      <number:day number:style="long"/>
      <number:text>.</number:text>
      <number:month number:textual="true"/>
      <number:text>.</number:text>
      <number:year/>
    </number:date-style>
    <number:date-style style:name="N10118" number:language="tr" number:country="TR">
      <number:month number:textual="true"/>
      <number:text>.</number:text>
      <number:year/>
    </number:date-style>
    <number:time-style style:name="N10119" number:language="tr" number:country="TR">
      <number:hours/>
      <number:text>:</number:text>
      <number:minutes number:style="long"/>
      <number:text> </number:text>
      <number:am-pm/>
    </number:time-style>
    <number:time-style style:name="N10120" number:language="tr" number:country="TR">
      <number:hours/>
      <number:text>:</number:text>
      <number:minutes number:style="long"/>
      <number:text>:</number:text>
      <number:seconds number:style="long"/>
      <number:text> </number:text>
      <number:am-pm/>
    </number:time-style>
    <number:date-style style:name="N10121" number:language="tr" number:country="TR">
      <number:day number:style="long"/>
      <number:text>.</number:text>
      <number:month number:style="long"/>
      <number:text>.</number:text>
      <number:year number:style="long"/>
      <number:text> </number:text>
      <number:hours number:style="long"/>
      <number:text>:</number:text>
      <number:minutes number:style="long"/>
    </number:date-style>
    <number:number-style style:name="N10123P0" style:volatile="true" number:language="tr" number:country="TR">
      <number:number number:decimal-places="0" loext:min-decimal-places="0" number:min-integer-digits="1" number:grouping="true"/>
      <number:text>     </number:text>
    </number:number-style>
    <number:number-style style:name="N10123" number:language="tr" number:country="TR">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tr" number:country="TR">
      <number:number number:decimal-places="0" loext:min-decimal-places="0" number:min-integer-digits="1" number:grouping="true"/>
      <number:text>     </number:text>
    </number:number-style>
    <number:number-style style:name="N10124" number:language="tr" number:country="TR">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tr" number:country="TR">
      <number:number number:decimal-places="2" loext:min-decimal-places="2" number:min-integer-digits="1" number:grouping="true"/>
      <number:text>     </number:text>
    </number:number-style>
    <number:number-style style:name="N10126" number:language="tr" number:country="TR">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tr" number:country="TR">
      <number:number number:decimal-places="2" loext:min-decimal-places="2" number:min-integer-digits="1" number:grouping="true"/>
      <number:text>     </number:text>
    </number:number-style>
    <number:number-style style:name="N10127" number:language="tr" number:country="TR">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tr" number:country="TR">
      <loext:text> </loext:text>
      <loext:fill-character> </loext:fill-character>
      <number:number number:decimal-places="0" loext:min-decimal-places="0" number:min-integer-digits="1" number:grouping="true"/>
      <number:text>      </number:text>
    </number:number-style>
    <number:number-style style:name="N10131P1" style:volatile="true" number:language="tr" number:country="TR">
      <loext:text>-</loext:text>
      <loext:fill-character> </loext:fill-character>
      <number:number number:decimal-places="0" loext:min-decimal-places="0" number:min-integer-digits="1" number:grouping="true"/>
      <number:text>      </number:text>
    </number:number-style>
    <number:number-style style:name="N10131P2" style:volatile="true" number:language="tr" number:country="TR">
      <loext:text> </loext:text>
      <loext:fill-character> </loext:fill-character>
      <number:text>-      </number:text>
    </number:number-style>
    <number:text-style style:name="N10131" number:language="tr" number:country="TR">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tr" number:country="TR">
      <loext:text> </loext:text>
      <loext:fill-character> </loext:fill-character>
      <number:number number:decimal-places="0" loext:min-decimal-places="0" number:min-integer-digits="1" number:grouping="true"/>
      <number:text> TL </number:text>
    </number:number-style>
    <number:number-style style:name="N10135P1" style:volatile="true" number:language="tr" number:country="TR">
      <loext:text>-</loext:text>
      <loext:fill-character> </loext:fill-character>
      <number:number number:decimal-places="0" loext:min-decimal-places="0" number:min-integer-digits="1" number:grouping="true"/>
      <number:text> TL </number:text>
    </number:number-style>
    <number:number-style style:name="N10135P2" style:volatile="true" number:language="tr" number:country="TR">
      <loext:text> </loext:text>
      <loext:fill-character> </loext:fill-character>
      <number:text>- TL </number:text>
    </number:number-style>
    <number:text-style style:name="N10135" number:language="tr" number:country="TR">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tr" number:country="TR">
      <loext:text> </loext:text>
      <loext:fill-character> </loext:fill-character>
      <number:number number:decimal-places="2" loext:min-decimal-places="2" number:min-integer-digits="1" number:grouping="true"/>
      <number:text>      </number:text>
    </number:number-style>
    <number:number-style style:name="N10139P1" style:volatile="true" number:language="tr" number:country="TR">
      <loext:text>-</loext:text>
      <loext:fill-character> </loext:fill-character>
      <number:number number:decimal-places="2" loext:min-decimal-places="2" number:min-integer-digits="1" number:grouping="true"/>
      <number:text>      </number:text>
    </number:number-style>
    <number:number-style style:name="N10139P2" style:volatile="true" number:language="tr" number:country="TR">
      <loext:text> </loext:text>
      <loext:fill-character> </loext:fill-character>
      <number:text>-</number:text>
      <number:number number:decimal-places="0" loext:min-decimal-places="0" number:min-integer-digits="0"/>
      <number:text>      </number:text>
    </number:number-style>
    <number:text-style style:name="N10139" number:language="tr" number:country="TR">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tr" number:country="TR">
      <loext:text> </loext:text>
      <loext:fill-character> </loext:fill-character>
      <number:number number:decimal-places="2" loext:min-decimal-places="2" number:min-integer-digits="1" number:grouping="true"/>
      <number:text> TL </number:text>
    </number:number-style>
    <number:number-style style:name="N10143P1" style:volatile="true" number:language="tr" number:country="TR">
      <loext:text>-</loext:text>
      <loext:fill-character> </loext:fill-character>
      <number:number number:decimal-places="2" loext:min-decimal-places="2" number:min-integer-digits="1" number:grouping="true"/>
      <number:text> TL </number:text>
    </number:number-style>
    <number:number-style style:name="N10143P2" style:volatile="true" number:language="tr" number:country="TR">
      <loext:text> </loext:text>
      <loext:fill-character> </loext:fill-character>
      <number:text>-</number:text>
      <number:number number:decimal-places="0" loext:min-decimal-places="0" number:min-integer-digits="0"/>
      <number:text> TL </number:text>
    </number:number-style>
    <number:text-style style:name="N10143" number:language="tr" number:country="TR">
      <number:text> </number:text>
      <number:text-content/>
      <number:text> </number:text>
      <style:map style:condition="value()&gt;0" style:apply-style-name="N10143P0"/>
      <style:map style:condition="value()&lt;0" style:apply-style-name="N10143P1"/>
      <style:map style:condition="value()=0" style:apply-style-name="N10143P2"/>
    </number:text-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Yüzde_20_2" style:display-name="Yüzde 2" style:family="table-cell" style:parent-style-name="Default" style:data-style-name="N121">
      <style:table-cell-properties fo:padding="0.71mm"/>
    </style:style>
    <style:style style:name="Yüzde_20_3" style:display-name="Yüzde 3" style:family="table-cell" style:parent-style-name="Default" style:data-style-name="N121">
      <style:table-cell-properties fo:padding="0.71mm"/>
    </style:style>
    <style:style style:name="Excel_5f_CondFormat_5f_1_5f_1_5f_1_20_1" style:display-name="Excel_CondFormat_1_1_1 1" style:family="table-cell" style:parent-style-name="Default">
      <style:table-cell-properties fo:background-color="#ff99cc"/>
      <style:text-properties fo:color="#800080"/>
    </style:style>
    <style:style style:name="Excel_5f_CondFormat_5f_1_5f_2_5f_1_20_1" style:display-name="Excel_CondFormat_1_2_1 1" style:family="table-cell" style:parent-style-name="Default">
      <style:table-cell-properties fo:background-color="#ff99cc"/>
      <style:text-properties fo:color="#800080"/>
    </style:style>
    <style:style style:name="Excel_5f_CondFormat_5f_1_5f_3_5f_1_20_1" style:display-name="Excel_CondFormat_1_3_1 1" style:family="table-cell" style:parent-style-name="Default">
      <style:table-cell-properties fo:background-color="#ff99cc"/>
      <style:text-properties fo:color="#800080"/>
    </style:style>
    <style:style style:name="Excel_5f_BuiltIn_5f_Good" style:display-name="Excel_BuiltIn_Good" style:family="table-cell" style:parent-style-name="Default">
      <style:table-cell-properties fo:background-color="#ccffcc" fo:padding="0.71mm"/>
      <style:text-properties fo:color="#008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CondFormat_5f_1_5f_1_5f_1_20_2" style:display-name="Excel_CondFormat_1_1_1 2" style:family="table-cell" style:parent-style-name="Default">
      <style:table-cell-properties fo:background-color="#ff99cc"/>
      <style:text-properties fo:color="#800080"/>
    </style:style>
    <style:style style:name="Excel_5f_CondFormat_5f_1_5f_2_5f_1_20_2" style:display-name="Excel_CondFormat_1_2_1 2" style:family="table-cell" style:parent-style-name="Default">
      <style:table-cell-properties fo:background-color="#ff99cc"/>
      <style:text-properties fo:color="#800080"/>
    </style:style>
    <style:style style:name="Excel_5f_CondFormat_5f_1_5f_3_5f_1_20_2" style:display-name="Excel_CondFormat_1_3_1 2" style:family="table-cell" style:parent-style-name="Default">
      <style:table-cell-properties fo:background-color="#ff99cc"/>
      <style:text-properties fo:color="#800080"/>
    </style:style>
    <style:style style:name="Excel_5f_BuiltIn_5f_Bad" style:display-name="Excel_BuiltIn_Bad" style:family="table-cell" style:parent-style-name="Default">
      <style:table-cell-properties fo:background-color="#ff99cc" fo:padding="0.71mm"/>
      <style:text-properties fo:color="#80008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CondFormat_5f_1_5f_1_5f_1" style:display-name="Excel_CondFormat_1_1_1" style:family="table-cell" style:parent-style-name="Default">
      <style:table-cell-properties fo:background-color="#ff99cc"/>
      <style:text-properties fo:color="#800080"/>
    </style:style>
    <style:style style:name="Excel_5f_CondFormat_5f_1_5f_2_5f_1" style:display-name="Excel_CondFormat_1_2_1" style:family="table-cell" style:parent-style-name="Default">
      <style:table-cell-properties fo:background-color="#ff99cc"/>
      <style:text-properties fo:color="#800080"/>
    </style:style>
    <style:style style:name="Excel_5f_CondFormat_5f_1_5f_3_5f_1" style:display-name="Excel_CondFormat_1_3_1" style:family="table-cell" style:parent-style-name="Default">
      <style:table-cell-properties fo:background-color="#ff99cc"/>
      <style:text-properties fo:color="#800080"/>
    </style:style>
    <style:style style:name="Excel_5f_BuiltIn_5f_Comma" style:display-name="Excel_BuiltIn_Comma" style:family="table-cell" style:parent-style-name="Default" style:data-style-name="N125">
      <style:table-cell-properties fo:padding="0.71mm"/>
    </style:style>
    <style:style style:name="Excel_5f_BuiltIn_5f_Percent" style:display-name="Excel_BuiltIn_Percent" style:family="table-cell" style:parent-style-name="Default" style:data-style-name="N121">
      <style:table-cell-properties fo:padding="0.71mm"/>
    </style:style>
    <style:style style:name="Excel_20_Built-in_20_Percent" style:display-name="Excel Built-in Percent" style:family="table-cell" style:parent-style-name="Default" style:data-style-name="N121"/>
  </office:styles>
  <office:automatic-styles>
    <style:page-layout style:name="Mpm1">
      <style:page-layout-properties fo:page-width="297mm" fo:page-height="210.01mm" style:num-format="1" style:print-orientation="landscape" fo:margin-top="4.99mm" fo:margin-bottom="4.99mm" fo:margin-left="4.99mm" fo:margin-right="4.99mm"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page-layout style:name="Mpm4">
      <style:page-layout-properties fo:margin-top="19.05mm" fo:margin-bottom="19.05mm" fo:margin-left="17.78mm" fo:margin-right="17.78mm" style:first-page-number="continue"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page-layout style:name="Mpm5">
      <style:page-layout-properties style:num-format="1" style:print-orientation="portrait" fo:margin-top="0mm" fo:margin-bottom="0mm" fo:margin-left="0mm" fo:margin-right="0mm" style:first-page-number="continue" style:scale-to="100%"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style:page-layout style:name="Mpm6">
      <style:page-layout-properties fo:margin-top="0mm" fo:margin-bottom="0mm" fo:margin-left="0mm" fo:margin-right="0mm" style:first-page-number="continue"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1">00/00/0000</text:date>, <text:time style:data-style-name="N2" text:time-value="14:58:26.002209897">00:00:00</text:time></text:p>
        </style:region-right>
      </style:header>
      <style:header-left style:display="false"/>
      <style:footer>
        <text:p>Page <text:page-number>1</text:page-number><text:s/>/ <text:page-count>99</text:page-count></text:p>
      </style:footer>
      <style:footer-left style:display="false"/>
    </style:master-page>
    <style:master-page style:name="PageStyle_5f_BenignDSDescending" style:display-name="PageStyle_BenignDSDescending" style:page-layout-name="Mpm3">
      <style:header style:display="false"/>
      <style:header-left style:display="false"/>
      <style:footer style:display="false"/>
      <style:footer-left style:display="false"/>
    </style:master-page>
    <style:master-page style:name="PageStyle_5f_MalignDSDescending" style:display-name="PageStyle_MalignDSDescending" style:page-layout-name="Mpm4">
      <style:header style:display="false"/>
      <style:header-left style:display="false"/>
      <style:footer style:display="false"/>
      <style:footer-left style:display="false"/>
    </style:master-page>
    <style:master-page style:name="PageStyle_5f_MalignDSDescending_20_1" style:display-name="PageStyle_MalignDSDescending 1" style:page-layout-name="Mpm4">
      <style:header style:display="false"/>
      <style:header-left style:display="false"/>
      <style:footer style:display="false"/>
      <style:footer-left style:display="false"/>
    </style:master-page>
    <style:master-page style:name="PageStyle_5f_Initial" style:display-name="PageStyle_Initial" style:page-layout-name="Mpm5">
      <style:header style:display="false"/>
      <style:header-left style:display="false"/>
      <style:footer style:display="false"/>
      <style:footer-left style:display="false"/>
    </style:master-page>
    <style:master-page style:name="PageStyle_5f_Frequency_20_Dist" style:display-name="PageStyle_Frequency Dist" style:page-layout-name="Mpm6">
      <style:header style:display="false"/>
      <style:header-left style:display="false"/>
      <style:footer style:display="false"/>
      <style:footer-left style:display="false"/>
    </style:master-page>
    <style:master-page style:name="PageStyle_5f_Dist_20_Comparison" style:display-name="PageStyle_Dist Comparison" style:page-layout-name="Mpm5">
      <style:header style:display="false"/>
      <style:header-left style:display="false"/>
      <style:footer style:display="false"/>
      <style:footer-left style:display="false"/>
    </style:master-page>
    <style:master-page style:name="PageStyle_5f_Table" style:display-name="PageStyle_Table"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0T14:02:16.560000000</meta:creation-date>
    <dc:date>2018-02-01T00:59:16.151576617</dc:date>
    <meta:editing-duration>P1DT10H58M49S</meta:editing-duration>
    <meta:editing-cycles>99</meta:editing-cycles>
    <meta:generator>LibreOfficeDev/6.0.0.0.alpha1$MacOSX_X86_64 LibreOffice_project/c1d1f859b268f650143d48f294999cda0fa57350</meta:generator>
    <dc:creator>Gürol Canbek</dc:creator>
    <meta:printed-by>Gürol Canbek</meta:printed-by>
    <meta:print-date>2018-01-16T23:46:57.287512245</meta:print-date>
    <meta:document-statistic meta:table-count="10" meta:cell-count="5157" meta:object-count="12"/>
  </office:meta>
</office:document-meta>
</file>

<file path=Object 1/content.xml><?xml version="1.0" encoding="utf-8"?>
<math xmlns="http://www.w3.org/1998/Math/MathML" display="block">
  <semantics>
    <mrow>
      <msub>
        <mi>m</mi>
        <mi>P</mi>
      </msub>
      <mo stretchy="false">/</mo>
      <mrow>
        <mo fence="true" stretchy="false">(</mo>
        <mrow>
          <mrow>
            <msub>
              <mi>m</mi>
              <mi>P</mi>
            </msub>
            <mo stretchy="false">+</mo>
            <msub>
              <mi>m</mi>
              <mi>N</mi>
            </msub>
          </mrow>
        </mrow>
        <mo fence="true" stretchy="false">)</mo>
      </mrow>
    </mrow>
    <annotation encoding="StarMath 5.0">m_{P} / (m_{P}+m_{N})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9c0006" dr3d:edge-rounding="5%"/>
      <style:text-properties fo:font-size="10pt" style:font-size-asian="10pt" style:font-size-complex="10pt"/>
    </style:style>
    <style:style style:name="ch6" style:family="chart">
      <style:chart-properties chart:solid-type="cuboid"/>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2.211cm" svg:height="1.631cm" xlink:href=".." xlink:type="simple" chart:class="chart:bar" chart:style-name="ch1">
        <chart:plot-area chart:style-name="ch2" table:cell-range-address="FeatFreqDist_PositiveDSs.H5:FeatFreqDist_PositiveDSs.H79 Temp.J4:Temp.J75" svg:x="0cm" svg:y="0cm" svg:width="2.121cm" svg:height="1.565cm">
          <chartooo:coordinate-region svg:x="0cm" svg:y="0cm" svg:width="2.121cm" svg:height="1.565cm"/>
          <chart:axis chart:dimension="x" chart:name="primary-x" chart:style-name="ch3"/>
          <chart:axis chart:dimension="y" chart:name="primary-y" chart:style-name="ch4"/>
          <chart:series chart:style-name="ch5" chart:values-cell-range-address="FeatFreqDist_PositiveDSs.H5:FeatFreqDist_PositiveDSs.H79" chart:class="chart:bar">
            <chart:data-point chart:repeated="4"/>
            <chart:data-point chart:style-name="ch6"/>
            <chart:data-point chart:repeated="70"/>
            <loext:propertry-mapping loext:property="FillColor" loext:cell-range-address="Temp.J4:Temp.J75"/>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ütun H</text:p>
              </table:table-cell>
              <table:table-cell office:value-type="string">
                <text:p>Sütun J</text:p>
              </table:table-cell>
            </table:table-row>
          </table:table-header-rows>
          <table:table-rows>
            <table:table-row>
              <table:table-cell office:value-type="string">
                <text:p>1</text:p>
              </table:table-cell>
              <table:table-cell office:value-type="float" office:value="0.939">
                <text:p>0.939</text:p>
                <draw:g>
                  <svg:desc>FeatFreqDist_PositiveDSs.H5:FeatFreqDist_PositiveDSs.H79</svg:desc>
                </draw:g>
              </table:table-cell>
              <table:table-cell office:value-type="float" office:value="8092539">
                <text:p>8092539</text:p>
                <draw:g>
                  <svg:desc>Temp.J4:Temp.J75</svg:desc>
                </draw:g>
              </table:table-cell>
            </table:table-row>
            <table:table-row>
              <table:table-cell office:value-type="string">
                <text:p>2</text:p>
              </table:table-cell>
              <table:table-cell office:value-type="float" office:value="0.888">
                <text:p>0.888</text:p>
              </table:table-cell>
              <table:table-cell office:value-type="float" office:value="8092539">
                <text:p>8092539</text:p>
              </table:table-cell>
            </table:table-row>
            <table:table-row>
              <table:table-cell office:value-type="string">
                <text:p>3</text:p>
              </table:table-cell>
              <table:table-cell office:value-type="float" office:value="0.741">
                <text:p>0.741</text:p>
              </table:table-cell>
              <table:table-cell office:value-type="float" office:value="8092539">
                <text:p>8092539</text:p>
              </table:table-cell>
            </table:table-row>
            <table:table-row>
              <table:table-cell office:value-type="string">
                <text:p>4</text:p>
              </table:table-cell>
              <table:table-cell office:value-type="float" office:value="0.651">
                <text:p>0.651</text:p>
              </table:table-cell>
              <table:table-cell office:value-type="float" office:value="8092539">
                <text:p>8092539</text:p>
              </table:table-cell>
            </table:table-row>
            <table:table-row>
              <table:table-cell office:value-type="string">
                <text:p>5</text:p>
              </table:table-cell>
              <table:table-cell office:value-type="float" office:value="0.591">
                <text:p>0.591</text:p>
              </table:table-cell>
              <table:table-cell office:value-type="float" office:value="8092539">
                <text:p>8092539</text:p>
              </table:table-cell>
            </table:table-row>
            <table:table-row>
              <table:table-cell office:value-type="string">
                <text:p>6</text:p>
              </table:table-cell>
              <table:table-cell office:value-type="float" office:value="0.546">
                <text:p>0.546</text:p>
              </table:table-cell>
              <table:table-cell office:value-type="float" office:value="8092539">
                <text:p>8092539</text:p>
              </table:table-cell>
            </table:table-row>
            <table:table-row>
              <table:table-cell office:value-type="string">
                <text:p>7</text:p>
              </table:table-cell>
              <table:table-cell office:value-type="float" office:value="0.497">
                <text:p>0.497</text:p>
              </table:table-cell>
              <table:table-cell office:value-type="float" office:value="8092539">
                <text:p>8092539</text:p>
              </table:table-cell>
            </table:table-row>
            <table:table-row>
              <table:table-cell office:value-type="string">
                <text:p>8</text:p>
              </table:table-cell>
              <table:table-cell office:value-type="float" office:value="0.466">
                <text:p>0.466</text:p>
              </table:table-cell>
              <table:table-cell office:value-type="float" office:value="8092539">
                <text:p>8092539</text:p>
              </table:table-cell>
            </table:table-row>
            <table:table-row>
              <table:table-cell office:value-type="string">
                <text:p>9</text:p>
              </table:table-cell>
              <table:table-cell office:value-type="float" office:value="0.443">
                <text:p>0.443</text:p>
              </table:table-cell>
              <table:table-cell office:value-type="float" office:value="8092539">
                <text:p>8092539</text:p>
              </table:table-cell>
            </table:table-row>
            <table:table-row>
              <table:table-cell office:value-type="string">
                <text:p>10</text:p>
              </table:table-cell>
              <table:table-cell office:value-type="float" office:value="0.394">
                <text:p>0.394</text:p>
              </table:table-cell>
              <table:table-cell office:value-type="float" office:value="8092539">
                <text:p>8092539</text:p>
              </table:table-cell>
            </table:table-row>
            <table:table-row>
              <table:table-cell office:value-type="string">
                <text:p>11</text:p>
              </table:table-cell>
              <table:table-cell office:value-type="float" office:value="0.357">
                <text:p>0.357</text:p>
              </table:table-cell>
              <table:table-cell office:value-type="float" office:value="8092539">
                <text:p>8092539</text:p>
              </table:table-cell>
            </table:table-row>
            <table:table-row>
              <table:table-cell office:value-type="string">
                <text:p>12</text:p>
              </table:table-cell>
              <table:table-cell office:value-type="float" office:value="0.355">
                <text:p>0.355</text:p>
              </table:table-cell>
              <table:table-cell office:value-type="float" office:value="8092539">
                <text:p>8092539</text:p>
              </table:table-cell>
            </table:table-row>
            <table:table-row>
              <table:table-cell office:value-type="string">
                <text:p>13</text:p>
              </table:table-cell>
              <table:table-cell office:value-type="float" office:value="0.344">
                <text:p>0.344</text:p>
              </table:table-cell>
              <table:table-cell office:value-type="float" office:value="8092539">
                <text:p>8092539</text:p>
              </table:table-cell>
            </table:table-row>
            <table:table-row>
              <table:table-cell office:value-type="string">
                <text:p>14</text:p>
              </table:table-cell>
              <table:table-cell office:value-type="float" office:value="0.324">
                <text:p>0.324</text:p>
              </table:table-cell>
              <table:table-cell office:value-type="float" office:value="8092539">
                <text:p>8092539</text:p>
              </table:table-cell>
            </table:table-row>
            <table:table-row>
              <table:table-cell office:value-type="string">
                <text:p>15</text:p>
              </table:table-cell>
              <table:table-cell office:value-type="float" office:value="0.32">
                <text:p>0.32</text:p>
              </table:table-cell>
              <table:table-cell office:value-type="float" office:value="8092539">
                <text:p>8092539</text:p>
              </table:table-cell>
            </table:table-row>
            <table:table-row>
              <table:table-cell office:value-type="string">
                <text:p>16</text:p>
              </table:table-cell>
              <table:table-cell office:value-type="float" office:value="0.294">
                <text:p>0.294</text:p>
              </table:table-cell>
              <table:table-cell office:value-type="float" office:value="8092539">
                <text:p>8092539</text:p>
              </table:table-cell>
            </table:table-row>
            <table:table-row>
              <table:table-cell office:value-type="string">
                <text:p>17</text:p>
              </table:table-cell>
              <table:table-cell office:value-type="float" office:value="0.263">
                <text:p>0.263</text:p>
              </table:table-cell>
              <table:table-cell office:value-type="float" office:value="8092539">
                <text:p>8092539</text:p>
              </table:table-cell>
            </table:table-row>
            <table:table-row>
              <table:table-cell office:value-type="string">
                <text:p>18</text:p>
              </table:table-cell>
              <table:table-cell office:value-type="float" office:value="0.251">
                <text:p>0.251</text:p>
              </table:table-cell>
              <table:table-cell office:value-type="float" office:value="8092539">
                <text:p>8092539</text:p>
              </table:table-cell>
            </table:table-row>
            <table:table-row>
              <table:table-cell office:value-type="string">
                <text:p>19</text:p>
              </table:table-cell>
              <table:table-cell office:value-type="float" office:value="0.249">
                <text:p>0.249</text:p>
              </table:table-cell>
              <table:table-cell office:value-type="float" office:value="8092539">
                <text:p>8092539</text:p>
              </table:table-cell>
            </table:table-row>
            <table:table-row>
              <table:table-cell office:value-type="string">
                <text:p>20</text:p>
              </table:table-cell>
              <table:table-cell office:value-type="float" office:value="0.231">
                <text:p>0.231</text:p>
              </table:table-cell>
              <table:table-cell office:value-type="float" office:value="8092539">
                <text:p>8092539</text:p>
              </table:table-cell>
            </table:table-row>
            <table:table-row>
              <table:table-cell office:value-type="string">
                <text:p>21</text:p>
              </table:table-cell>
              <table:table-cell office:value-type="float" office:value="0.199">
                <text:p>0.199</text:p>
              </table:table-cell>
              <table:table-cell office:value-type="float" office:value="8092539">
                <text:p>8092539</text:p>
              </table:table-cell>
            </table:table-row>
            <table:table-row>
              <table:table-cell office:value-type="string">
                <text:p>22</text:p>
              </table:table-cell>
              <table:table-cell office:value-type="float" office:value="0.169">
                <text:p>0.169</text:p>
              </table:table-cell>
              <table:table-cell office:value-type="float" office:value="8092539">
                <text:p>8092539</text:p>
              </table:table-cell>
            </table:table-row>
            <table:table-row>
              <table:table-cell office:value-type="string">
                <text:p>23</text:p>
              </table:table-cell>
              <table:table-cell office:value-type="float" office:value="0.155">
                <text:p>0.155</text:p>
              </table:table-cell>
              <table:table-cell office:value-type="float" office:value="8092539">
                <text:p>8092539</text:p>
              </table:table-cell>
            </table:table-row>
            <table:table-row>
              <table:table-cell office:value-type="string">
                <text:p>24</text:p>
              </table:table-cell>
              <table:table-cell office:value-type="float" office:value="0.154">
                <text:p>0.154</text:p>
              </table:table-cell>
              <table:table-cell office:value-type="float" office:value="8092539">
                <text:p>8092539</text:p>
              </table:table-cell>
            </table:table-row>
            <table:table-row>
              <table:table-cell office:value-type="string">
                <text:p>25</text:p>
              </table:table-cell>
              <table:table-cell office:value-type="float" office:value="0.145">
                <text:p>0.145</text:p>
              </table:table-cell>
              <table:table-cell office:value-type="float" office:value="8092539">
                <text:p>8092539</text:p>
              </table:table-cell>
            </table:table-row>
            <table:table-row>
              <table:table-cell office:value-type="string">
                <text:p>26</text:p>
              </table:table-cell>
              <table:table-cell office:value-type="float" office:value="0.145">
                <text:p>0.145</text:p>
              </table:table-cell>
              <table:table-cell office:value-type="float" office:value="8092539">
                <text:p>8092539</text:p>
              </table:table-cell>
            </table:table-row>
            <table:table-row>
              <table:table-cell office:value-type="string">
                <text:p>27</text:p>
              </table:table-cell>
              <table:table-cell office:value-type="float" office:value="0.137">
                <text:p>0.137</text:p>
              </table:table-cell>
              <table:table-cell office:value-type="float" office:value="8092539">
                <text:p>8092539</text:p>
              </table:table-cell>
            </table:table-row>
            <table:table-row>
              <table:table-cell office:value-type="string">
                <text:p>28</text:p>
              </table:table-cell>
              <table:table-cell office:value-type="float" office:value="0.115">
                <text:p>0.115</text:p>
              </table:table-cell>
              <table:table-cell office:value-type="float" office:value="8092539">
                <text:p>8092539</text:p>
              </table:table-cell>
            </table:table-row>
            <table:table-row>
              <table:table-cell office:value-type="string">
                <text:p>29</text:p>
              </table:table-cell>
              <table:table-cell office:value-type="float" office:value="0.103">
                <text:p>0.103</text:p>
              </table:table-cell>
              <table:table-cell office:value-type="float" office:value="8092539">
                <text:p>8092539</text:p>
              </table:table-cell>
            </table:table-row>
            <table:table-row>
              <table:table-cell office:value-type="string">
                <text:p>30</text:p>
              </table:table-cell>
              <table:table-cell office:value-type="float" office:value="0.099">
                <text:p>0.099</text:p>
              </table:table-cell>
              <table:table-cell office:value-type="float" office:value="8092539">
                <text:p>8092539</text:p>
              </table:table-cell>
            </table:table-row>
            <table:table-row>
              <table:table-cell office:value-type="string">
                <text:p>31</text:p>
              </table:table-cell>
              <table:table-cell office:value-type="float" office:value="0.094">
                <text:p>0.094</text:p>
              </table:table-cell>
              <table:table-cell office:value-type="float" office:value="8092539">
                <text:p>8092539</text:p>
              </table:table-cell>
            </table:table-row>
            <table:table-row>
              <table:table-cell office:value-type="string">
                <text:p>32</text:p>
              </table:table-cell>
              <table:table-cell office:value-type="float" office:value="0.066">
                <text:p>0.066</text:p>
              </table:table-cell>
              <table:table-cell office:value-type="float" office:value="8092539">
                <text:p>8092539</text:p>
              </table:table-cell>
            </table:table-row>
            <table:table-row>
              <table:table-cell office:value-type="string">
                <text:p>33</text:p>
              </table:table-cell>
              <table:table-cell office:value-type="float" office:value="0.063">
                <text:p>0.063</text:p>
              </table:table-cell>
              <table:table-cell office:value-type="float" office:value="8092539">
                <text:p>8092539</text:p>
              </table:table-cell>
            </table:table-row>
            <table:table-row>
              <table:table-cell office:value-type="string">
                <text:p>34</text:p>
              </table:table-cell>
              <table:table-cell office:value-type="float" office:value="0.061">
                <text:p>0.061</text:p>
              </table:table-cell>
              <table:table-cell office:value-type="float" office:value="8092539">
                <text:p>8092539</text:p>
              </table:table-cell>
            </table:table-row>
            <table:table-row>
              <table:table-cell office:value-type="string">
                <text:p>35</text:p>
              </table:table-cell>
              <table:table-cell office:value-type="float" office:value="0.06">
                <text:p>0.06</text:p>
              </table:table-cell>
              <table:table-cell office:value-type="float" office:value="8092539">
                <text:p>8092539</text:p>
              </table:table-cell>
            </table:table-row>
            <table:table-row>
              <table:table-cell office:value-type="string">
                <text:p>36</text:p>
              </table:table-cell>
              <table:table-cell office:value-type="float" office:value="0.047">
                <text:p>0.047</text:p>
              </table:table-cell>
              <table:table-cell office:value-type="float" office:value="8092539">
                <text:p>8092539</text:p>
              </table:table-cell>
            </table:table-row>
            <table:table-row>
              <table:table-cell office:value-type="string">
                <text:p>37</text:p>
              </table:table-cell>
              <table:table-cell office:value-type="float" office:value="0.046">
                <text:p>0.046</text:p>
              </table:table-cell>
              <table:table-cell office:value-type="float" office:value="8092539">
                <text:p>8092539</text:p>
              </table:table-cell>
            </table:table-row>
            <table:table-row>
              <table:table-cell office:value-type="string">
                <text:p>38</text:p>
              </table:table-cell>
              <table:table-cell office:value-type="float" office:value="0.041">
                <text:p>0.041</text:p>
              </table:table-cell>
              <table:table-cell office:value-type="float" office:value="8092539">
                <text:p>8092539</text:p>
              </table:table-cell>
            </table:table-row>
            <table:table-row>
              <table:table-cell office:value-type="string">
                <text:p>39</text:p>
              </table:table-cell>
              <table:table-cell office:value-type="float" office:value="0.041">
                <text:p>0.041</text:p>
              </table:table-cell>
              <table:table-cell office:value-type="float" office:value="8092539">
                <text:p>8092539</text:p>
              </table:table-cell>
            </table:table-row>
            <table:table-row>
              <table:table-cell office:value-type="string">
                <text:p>40</text:p>
              </table:table-cell>
              <table:table-cell office:value-type="float" office:value="0.041">
                <text:p>0.041</text:p>
              </table:table-cell>
              <table:table-cell office:value-type="float" office:value="10223622">
                <text:p>10223622</text:p>
              </table:table-cell>
            </table:table-row>
            <table:table-row>
              <table:table-cell office:value-type="string">
                <text:p>41</text:p>
              </table:table-cell>
              <table:table-cell office:value-type="float" office:value="0.041">
                <text:p>0.041</text:p>
              </table:table-cell>
              <table:table-cell office:value-type="float" office:value="10223622">
                <text:p>10223622</text:p>
              </table:table-cell>
            </table:table-row>
            <table:table-row>
              <table:table-cell office:value-type="string">
                <text:p>42</text:p>
              </table:table-cell>
              <table:table-cell office:value-type="float" office:value="0.033">
                <text:p>0.033</text:p>
              </table:table-cell>
              <table:table-cell office:value-type="float" office:value="10223622">
                <text:p>10223622</text:p>
              </table:table-cell>
            </table:table-row>
            <table:table-row>
              <table:table-cell office:value-type="string">
                <text:p>43</text:p>
              </table:table-cell>
              <table:table-cell office:value-type="float" office:value="0.033">
                <text:p>0.033</text:p>
              </table:table-cell>
              <table:table-cell office:value-type="float" office:value="10223622">
                <text:p>10223622</text:p>
              </table:table-cell>
            </table:table-row>
            <table:table-row>
              <table:table-cell office:value-type="string">
                <text:p>44</text:p>
              </table:table-cell>
              <table:table-cell office:value-type="float" office:value="0.019">
                <text:p>0.019</text:p>
              </table:table-cell>
              <table:table-cell office:value-type="float" office:value="10223622">
                <text:p>10223622</text:p>
              </table:table-cell>
            </table:table-row>
            <table:table-row>
              <table:table-cell office:value-type="string">
                <text:p>45</text:p>
              </table:table-cell>
              <table:table-cell office:value-type="float" office:value="0.018">
                <text:p>0.018</text:p>
              </table:table-cell>
              <table:table-cell office:value-type="float" office:value="10223622">
                <text:p>10223622</text:p>
              </table:table-cell>
            </table:table-row>
            <table:table-row>
              <table:table-cell office:value-type="string">
                <text:p>46</text:p>
              </table:table-cell>
              <table:table-cell office:value-type="float" office:value="0.017">
                <text:p>0.017</text:p>
              </table:table-cell>
              <table:table-cell office:value-type="float" office:value="10223622">
                <text:p>10223622</text:p>
              </table:table-cell>
            </table:table-row>
            <table:table-row>
              <table:table-cell office:value-type="string">
                <text:p>47</text:p>
              </table:table-cell>
              <table:table-cell office:value-type="float" office:value="0.016">
                <text:p>0.016</text:p>
              </table:table-cell>
              <table:table-cell office:value-type="float" office:value="10223622">
                <text:p>10223622</text:p>
              </table:table-cell>
            </table:table-row>
            <table:table-row>
              <table:table-cell office:value-type="string">
                <text:p>48</text:p>
              </table:table-cell>
              <table:table-cell office:value-type="float" office:value="0.013">
                <text:p>0.013</text:p>
              </table:table-cell>
              <table:table-cell office:value-type="float" office:value="10223622">
                <text:p>10223622</text:p>
              </table:table-cell>
            </table:table-row>
            <table:table-row>
              <table:table-cell office:value-type="string">
                <text:p>49</text:p>
              </table:table-cell>
              <table:table-cell office:value-type="float" office:value="0.012">
                <text:p>0.012</text:p>
              </table:table-cell>
              <table:table-cell office:value-type="float" office:value="10223622">
                <text:p>10223622</text:p>
              </table:table-cell>
            </table:table-row>
            <table:table-row>
              <table:table-cell office:value-type="string">
                <text:p>50</text:p>
              </table:table-cell>
              <table:table-cell office:value-type="float" office:value="0.012">
                <text:p>0.012</text:p>
              </table:table-cell>
              <table:table-cell office:value-type="float" office:value="10223622">
                <text:p>10223622</text:p>
              </table:table-cell>
            </table:table-row>
            <table:table-row>
              <table:table-cell office:value-type="string">
                <text:p>51</text:p>
              </table:table-cell>
              <table:table-cell office:value-type="float" office:value="0.011">
                <text:p>0.011</text:p>
              </table:table-cell>
              <table:table-cell office:value-type="float" office:value="10223622">
                <text:p>10223622</text:p>
              </table:table-cell>
            </table:table-row>
            <table:table-row>
              <table:table-cell office:value-type="string">
                <text:p>52</text:p>
              </table:table-cell>
              <table:table-cell office:value-type="float" office:value="0.01">
                <text:p>0.01</text:p>
              </table:table-cell>
              <table:table-cell office:value-type="float" office:value="10223622">
                <text:p>10223622</text:p>
              </table:table-cell>
            </table:table-row>
            <table:table-row>
              <table:table-cell office:value-type="string">
                <text:p>53</text:p>
              </table:table-cell>
              <table:table-cell office:value-type="float" office:value="0.01">
                <text:p>0.01</text:p>
              </table:table-cell>
              <table:table-cell office:value-type="float" office:value="10223622">
                <text:p>10223622</text:p>
              </table:table-cell>
            </table:table-row>
            <table:table-row>
              <table:table-cell office:value-type="string">
                <text:p>54</text:p>
              </table:table-cell>
              <table:table-cell office:value-type="float" office:value="0.009">
                <text:p>0.009</text:p>
              </table:table-cell>
              <table:table-cell office:value-type="float" office:value="10223622">
                <text:p>10223622</text:p>
              </table:table-cell>
            </table:table-row>
            <table:table-row>
              <table:table-cell office:value-type="string">
                <text:p>55</text:p>
              </table:table-cell>
              <table:table-cell office:value-type="float" office:value="0.008">
                <text:p>0.008</text:p>
              </table:table-cell>
              <table:table-cell office:value-type="float" office:value="10223622">
                <text:p>10223622</text:p>
              </table:table-cell>
            </table:table-row>
            <table:table-row>
              <table:table-cell office:value-type="string">
                <text:p>56</text:p>
              </table:table-cell>
              <table:table-cell office:value-type="float" office:value="0.008">
                <text:p>0.008</text:p>
              </table:table-cell>
              <table:table-cell office:value-type="float" office:value="10223622">
                <text:p>10223622</text:p>
              </table:table-cell>
            </table:table-row>
            <table:table-row>
              <table:table-cell office:value-type="string">
                <text:p>57</text:p>
              </table:table-cell>
              <table:table-cell office:value-type="float" office:value="0.008">
                <text:p>0.008</text:p>
              </table:table-cell>
              <table:table-cell office:value-type="float" office:value="10223622">
                <text:p>10223622</text:p>
              </table:table-cell>
            </table:table-row>
            <table:table-row>
              <table:table-cell office:value-type="string">
                <text:p>58</text:p>
              </table:table-cell>
              <table:table-cell office:value-type="float" office:value="0.007">
                <text:p>0.007</text:p>
              </table:table-cell>
              <table:table-cell office:value-type="float" office:value="10223622">
                <text:p>10223622</text:p>
              </table:table-cell>
            </table:table-row>
            <table:table-row>
              <table:table-cell office:value-type="string">
                <text:p>59</text:p>
              </table:table-cell>
              <table:table-cell office:value-type="float" office:value="0.006">
                <text:p>0.006</text:p>
              </table:table-cell>
              <table:table-cell office:value-type="float" office:value="10223622">
                <text:p>10223622</text:p>
              </table:table-cell>
            </table:table-row>
            <table:table-row>
              <table:table-cell office:value-type="string">
                <text:p>60</text:p>
              </table:table-cell>
              <table:table-cell office:value-type="float" office:value="0.006">
                <text:p>0.006</text:p>
              </table:table-cell>
              <table:table-cell office:value-type="float" office:value="10223622">
                <text:p>10223622</text:p>
              </table:table-cell>
            </table:table-row>
            <table:table-row>
              <table:table-cell office:value-type="string">
                <text:p>61</text:p>
              </table:table-cell>
              <table:table-cell office:value-type="float" office:value="0.005">
                <text:p>0.005</text:p>
              </table:table-cell>
              <table:table-cell office:value-type="float" office:value="10223622">
                <text:p>10223622</text:p>
              </table:table-cell>
            </table:table-row>
            <table:table-row>
              <table:table-cell office:value-type="string">
                <text:p>62</text:p>
              </table:table-cell>
              <table:table-cell office:value-type="float" office:value="0.005">
                <text:p>0.005</text:p>
              </table:table-cell>
              <table:table-cell office:value-type="float" office:value="10223622">
                <text:p>10223622</text:p>
              </table:table-cell>
            </table:table-row>
            <table:table-row>
              <table:table-cell office:value-type="string">
                <text:p>63</text:p>
              </table:table-cell>
              <table:table-cell office:value-type="float" office:value="0.004">
                <text:p>0.004</text:p>
              </table:table-cell>
              <table:table-cell office:value-type="float" office:value="10223622">
                <text:p>10223622</text:p>
              </table:table-cell>
            </table:table-row>
            <table:table-row>
              <table:table-cell office:value-type="string">
                <text:p>64</text:p>
              </table:table-cell>
              <table:table-cell office:value-type="float" office:value="0.002">
                <text:p>0.002</text:p>
              </table:table-cell>
              <table:table-cell office:value-type="float" office:value="10223622">
                <text:p>10223622</text:p>
              </table:table-cell>
            </table:table-row>
            <table:table-row>
              <table:table-cell office:value-type="string">
                <text:p>65</text:p>
              </table:table-cell>
              <table:table-cell office:value-type="float" office:value="0.002">
                <text:p>0.002</text:p>
              </table:table-cell>
              <table:table-cell office:value-type="float" office:value="10223622">
                <text:p>10223622</text:p>
              </table:table-cell>
            </table:table-row>
            <table:table-row>
              <table:table-cell office:value-type="string">
                <text:p>66</text:p>
              </table:table-cell>
              <table:table-cell office:value-type="float" office:value="0.001">
                <text:p>0.001</text:p>
              </table:table-cell>
              <table:table-cell office:value-type="float" office:value="10223622">
                <text:p>10223622</text:p>
              </table:table-cell>
            </table:table-row>
            <table:table-row>
              <table:table-cell office:value-type="string">
                <text:p>67</text:p>
              </table:table-cell>
              <table:table-cell office:value-type="float" office:value="0.001">
                <text:p>0.001</text:p>
              </table:table-cell>
              <table:table-cell office:value-type="float" office:value="10223622">
                <text:p>10223622</text:p>
              </table:table-cell>
            </table:table-row>
            <table:table-row>
              <table:table-cell office:value-type="string">
                <text:p>68</text:p>
              </table:table-cell>
              <table:table-cell office:value-type="float" office:value="0.001">
                <text:p>0.001</text:p>
              </table:table-cell>
              <table:table-cell office:value-type="float" office:value="10223622">
                <text:p>10223622</text:p>
              </table:table-cell>
            </table:table-row>
            <table:table-row>
              <table:table-cell office:value-type="string">
                <text:p>69</text:p>
              </table:table-cell>
              <table:table-cell office:value-type="float" office:value="0.001">
                <text:p>0.001</text:p>
              </table:table-cell>
              <table:table-cell office:value-type="float" office:value="10223622">
                <text:p>10223622</text:p>
              </table:table-cell>
            </table:table-row>
            <table:table-row>
              <table:table-cell office:value-type="string">
                <text:p>70</text:p>
              </table:table-cell>
              <table:table-cell office:value-type="float" office:value="0.001">
                <text:p>0.001</text:p>
              </table:table-cell>
              <table:table-cell office:value-type="float" office:value="10223622">
                <text:p>10223622</text:p>
              </table:table-cell>
            </table:table-row>
            <table:table-row>
              <table:table-cell office:value-type="string">
                <text:p>71</text:p>
              </table:table-cell>
              <table:table-cell office:value-type="float" office:value="0.001">
                <text:p>0.001</text:p>
              </table:table-cell>
              <table:table-cell office:value-type="float" office:value="10223622">
                <text:p>10223622</text:p>
              </table:table-cell>
            </table:table-row>
            <table:table-row>
              <table:table-cell office:value-type="string">
                <text:p>72</text:p>
              </table:table-cell>
              <table:table-cell office:value-type="float" office:value="0.001">
                <text:p>0.001</text:p>
              </table:table-cell>
              <table:table-cell office:value-type="float" office:value="10223622">
                <text:p>10223622</text:p>
              </table:table-cell>
            </table:table-row>
            <table:table-row>
              <table:table-cell office:value-type="string">
                <text:p>73</text:p>
              </table:table-cell>
              <table:table-cell office:value-type="float" office:value="0.001">
                <text:p>0.001</text:p>
              </table:table-cell>
              <table:table-cell office:value-type="float" office:value="NaN">
                <text:p>NaN</text:p>
              </table:table-cell>
            </table:table-row>
            <table:table-row>
              <table:table-cell office:value-type="string">
                <text:p>74</text:p>
              </table:table-cell>
              <table:table-cell office:value-type="float" office:value="0.001">
                <text:p>0.001</text:p>
              </table:table-cell>
              <table:table-cell office:value-type="float" office:value="NaN">
                <text:p>NaN</text:p>
              </table:table-cell>
            </table:table-row>
            <table:table-row>
              <table:table-cell office:value-type="string">
                <text:p>75</text:p>
              </table:table-cell>
              <table:table-cell office:value-type="float" office:value="0.001">
                <text:p>0.001</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0.0.alpha1$MacOSX_X86_64 LibreOffice_project/c1d1f859b268f650143d48f294999cda0fa57350</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9c0006"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2.211cm" svg:height="1.631cm" xlink:href=".." xlink:type="simple" chart:class="chart:bar" chart:style-name="ch1">
        <chart:plot-area chart:style-name="ch2" table:cell-range-address="FeatFreqDist_PositiveDSs.J5:FeatFreqDist_PositiveDSs.J87 Temp.K4:Temp.K86" svg:x="0cm" svg:y="0cm" svg:width="2.121cm" svg:height="1.565cm">
          <chartooo:coordinate-region svg:x="0cm" svg:y="0cm" svg:width="2.121cm" svg:height="1.565cm"/>
          <chart:axis chart:dimension="x" chart:name="primary-x" chart:style-name="ch3"/>
          <chart:axis chart:dimension="y" chart:name="primary-y" chart:style-name="ch4"/>
          <chart:series chart:style-name="ch5" chart:values-cell-range-address="FeatFreqDist_PositiveDSs.J5:FeatFreqDist_PositiveDSs.J87" chart:class="chart:bar">
            <chart:data-point chart:repeated="83"/>
            <loext:propertry-mapping loext:property="FillColor" loext:cell-range-address="Temp.K4:Temp.K86"/>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ütun J</text:p>
              </table:table-cell>
              <table:table-cell office:value-type="string">
                <text:p>Sütun K</text:p>
              </table:table-cell>
            </table:table-row>
          </table:table-header-rows>
          <table:table-rows>
            <table:table-row>
              <table:table-cell office:value-type="string">
                <text:p>1</text:p>
              </table:table-cell>
              <table:table-cell office:value-type="float" office:value="0.976984126984127">
                <text:p>0.976984126984127</text:p>
                <draw:g>
                  <svg:desc>FeatFreqDist_PositiveDSs.J5:FeatFreqDist_PositiveDSs.J87</svg:desc>
                </draw:g>
              </table:table-cell>
              <table:table-cell office:value-type="float" office:value="8092539">
                <text:p>8092539</text:p>
                <draw:g>
                  <svg:desc>Temp.K4:Temp.K86</svg:desc>
                </draw:g>
              </table:table-cell>
            </table:table-row>
            <table:table-row>
              <table:table-cell office:value-type="string">
                <text:p>2</text:p>
              </table:table-cell>
              <table:table-cell office:value-type="float" office:value="0.934920634920635">
                <text:p>0.934920634920635</text:p>
              </table:table-cell>
              <table:table-cell office:value-type="float" office:value="8092539">
                <text:p>8092539</text:p>
              </table:table-cell>
            </table:table-row>
            <table:table-row>
              <table:table-cell office:value-type="string">
                <text:p>3</text:p>
              </table:table-cell>
              <table:table-cell office:value-type="float" office:value="0.811111111111111">
                <text:p>0.811111111111111</text:p>
              </table:table-cell>
              <table:table-cell office:value-type="float" office:value="8092539">
                <text:p>8092539</text:p>
              </table:table-cell>
            </table:table-row>
            <table:table-row>
              <table:table-cell office:value-type="string">
                <text:p>4</text:p>
              </table:table-cell>
              <table:table-cell office:value-type="float" office:value="0.671428571428571">
                <text:p>0.671428571428571</text:p>
              </table:table-cell>
              <table:table-cell office:value-type="float" office:value="8092539">
                <text:p>8092539</text:p>
              </table:table-cell>
            </table:table-row>
            <table:table-row>
              <table:table-cell office:value-type="string">
                <text:p>5</text:p>
              </table:table-cell>
              <table:table-cell office:value-type="float" office:value="0.638095238095238">
                <text:p>0.638095238095238</text:p>
              </table:table-cell>
              <table:table-cell office:value-type="float" office:value="8092539">
                <text:p>8092539</text:p>
              </table:table-cell>
            </table:table-row>
            <table:table-row>
              <table:table-cell office:value-type="string">
                <text:p>6</text:p>
              </table:table-cell>
              <table:table-cell office:value-type="float" office:value="0.626190476190476">
                <text:p>0.626190476190476</text:p>
              </table:table-cell>
              <table:table-cell office:value-type="float" office:value="8092539">
                <text:p>8092539</text:p>
              </table:table-cell>
            </table:table-row>
            <table:table-row>
              <table:table-cell office:value-type="string">
                <text:p>7</text:p>
              </table:table-cell>
              <table:table-cell office:value-type="float" office:value="0.545238095238095">
                <text:p>0.545238095238095</text:p>
              </table:table-cell>
              <table:table-cell office:value-type="float" office:value="8092539">
                <text:p>8092539</text:p>
              </table:table-cell>
            </table:table-row>
            <table:table-row>
              <table:table-cell office:value-type="string">
                <text:p>8</text:p>
              </table:table-cell>
              <table:table-cell office:value-type="float" office:value="0.521428571428571">
                <text:p>0.521428571428571</text:p>
              </table:table-cell>
              <table:table-cell office:value-type="float" office:value="8092539">
                <text:p>8092539</text:p>
              </table:table-cell>
            </table:table-row>
            <table:table-row>
              <table:table-cell office:value-type="string">
                <text:p>9</text:p>
              </table:table-cell>
              <table:table-cell office:value-type="float" office:value="0.438095238095238">
                <text:p>0.438095238095238</text:p>
              </table:table-cell>
              <table:table-cell office:value-type="float" office:value="8092539">
                <text:p>8092539</text:p>
              </table:table-cell>
            </table:table-row>
            <table:table-row>
              <table:table-cell office:value-type="string">
                <text:p>10</text:p>
              </table:table-cell>
              <table:table-cell office:value-type="float" office:value="0.395238095238095">
                <text:p>0.395238095238095</text:p>
              </table:table-cell>
              <table:table-cell office:value-type="float" office:value="8092539">
                <text:p>8092539</text:p>
              </table:table-cell>
            </table:table-row>
            <table:table-row>
              <table:table-cell office:value-type="string">
                <text:p>11</text:p>
              </table:table-cell>
              <table:table-cell office:value-type="float" office:value="0.382539682539682">
                <text:p>0.382539682539682</text:p>
              </table:table-cell>
              <table:table-cell office:value-type="float" office:value="8092539">
                <text:p>8092539</text:p>
              </table:table-cell>
            </table:table-row>
            <table:table-row>
              <table:table-cell office:value-type="string">
                <text:p>12</text:p>
              </table:table-cell>
              <table:table-cell office:value-type="float" office:value="0.38015873015873">
                <text:p>0.38015873015873</text:p>
              </table:table-cell>
              <table:table-cell office:value-type="float" office:value="8092539">
                <text:p>8092539</text:p>
              </table:table-cell>
            </table:table-row>
            <table:table-row>
              <table:table-cell office:value-type="string">
                <text:p>13</text:p>
              </table:table-cell>
              <table:table-cell office:value-type="float" office:value="0.361904761904762">
                <text:p>0.361904761904762</text:p>
              </table:table-cell>
              <table:table-cell office:value-type="float" office:value="8092539">
                <text:p>8092539</text:p>
              </table:table-cell>
            </table:table-row>
            <table:table-row>
              <table:table-cell office:value-type="string">
                <text:p>14</text:p>
              </table:table-cell>
              <table:table-cell office:value-type="float" office:value="0.342063492063492">
                <text:p>0.342063492063492</text:p>
              </table:table-cell>
              <table:table-cell office:value-type="float" office:value="8092539">
                <text:p>8092539</text:p>
              </table:table-cell>
            </table:table-row>
            <table:table-row>
              <table:table-cell office:value-type="string">
                <text:p>15</text:p>
              </table:table-cell>
              <table:table-cell office:value-type="float" office:value="0.336507936507936">
                <text:p>0.336507936507936</text:p>
              </table:table-cell>
              <table:table-cell office:value-type="float" office:value="8092539">
                <text:p>8092539</text:p>
              </table:table-cell>
            </table:table-row>
            <table:table-row>
              <table:table-cell office:value-type="string">
                <text:p>16</text:p>
              </table:table-cell>
              <table:table-cell office:value-type="float" office:value="0.335714285714286">
                <text:p>0.335714285714286</text:p>
              </table:table-cell>
              <table:table-cell office:value-type="float" office:value="8092539">
                <text:p>8092539</text:p>
              </table:table-cell>
            </table:table-row>
            <table:table-row>
              <table:table-cell office:value-type="string">
                <text:p>17</text:p>
              </table:table-cell>
              <table:table-cell office:value-type="float" office:value="0.315873015873016">
                <text:p>0.315873015873016</text:p>
              </table:table-cell>
              <table:table-cell office:value-type="float" office:value="8092539">
                <text:p>8092539</text:p>
              </table:table-cell>
            </table:table-row>
            <table:table-row>
              <table:table-cell office:value-type="string">
                <text:p>18</text:p>
              </table:table-cell>
              <table:table-cell office:value-type="float" office:value="0.296031746031746">
                <text:p>0.296031746031746</text:p>
              </table:table-cell>
              <table:table-cell office:value-type="float" office:value="8092539">
                <text:p>8092539</text:p>
              </table:table-cell>
            </table:table-row>
            <table:table-row>
              <table:table-cell office:value-type="string">
                <text:p>19</text:p>
              </table:table-cell>
              <table:table-cell office:value-type="float" office:value="0.276190476190476">
                <text:p>0.276190476190476</text:p>
              </table:table-cell>
              <table:table-cell office:value-type="float" office:value="8092539">
                <text:p>8092539</text:p>
              </table:table-cell>
            </table:table-row>
            <table:table-row>
              <table:table-cell office:value-type="string">
                <text:p>20</text:p>
              </table:table-cell>
              <table:table-cell office:value-type="float" office:value="0.263492063492063">
                <text:p>0.263492063492063</text:p>
              </table:table-cell>
              <table:table-cell office:value-type="float" office:value="8092539">
                <text:p>8092539</text:p>
              </table:table-cell>
            </table:table-row>
            <table:table-row>
              <table:table-cell office:value-type="string">
                <text:p>21</text:p>
              </table:table-cell>
              <table:table-cell office:value-type="float" office:value="0.20952380952381">
                <text:p>0.20952380952381</text:p>
              </table:table-cell>
              <table:table-cell office:value-type="float" office:value="8092539">
                <text:p>8092539</text:p>
              </table:table-cell>
            </table:table-row>
            <table:table-row>
              <table:table-cell office:value-type="string">
                <text:p>22</text:p>
              </table:table-cell>
              <table:table-cell office:value-type="float" office:value="0.196031746031746">
                <text:p>0.196031746031746</text:p>
              </table:table-cell>
              <table:table-cell office:value-type="float" office:value="8092539">
                <text:p>8092539</text:p>
              </table:table-cell>
            </table:table-row>
            <table:table-row>
              <table:table-cell office:value-type="string">
                <text:p>23</text:p>
              </table:table-cell>
              <table:table-cell office:value-type="float" office:value="0.18968253968254">
                <text:p>0.18968253968254</text:p>
              </table:table-cell>
              <table:table-cell office:value-type="float" office:value="8092539">
                <text:p>8092539</text:p>
              </table:table-cell>
            </table:table-row>
            <table:table-row>
              <table:table-cell office:value-type="string">
                <text:p>24</text:p>
              </table:table-cell>
              <table:table-cell office:value-type="float" office:value="0.172222222222222">
                <text:p>0.172222222222222</text:p>
              </table:table-cell>
              <table:table-cell office:value-type="float" office:value="8092539">
                <text:p>8092539</text:p>
              </table:table-cell>
            </table:table-row>
            <table:table-row>
              <table:table-cell office:value-type="string">
                <text:p>25</text:p>
              </table:table-cell>
              <table:table-cell office:value-type="float" office:value="0.15">
                <text:p>0.15</text:p>
              </table:table-cell>
              <table:table-cell office:value-type="float" office:value="8092539">
                <text:p>8092539</text:p>
              </table:table-cell>
            </table:table-row>
            <table:table-row>
              <table:table-cell office:value-type="string">
                <text:p>26</text:p>
              </table:table-cell>
              <table:table-cell office:value-type="float" office:value="0.141269841269841">
                <text:p>0.141269841269841</text:p>
              </table:table-cell>
              <table:table-cell office:value-type="float" office:value="8092539">
                <text:p>8092539</text:p>
              </table:table-cell>
            </table:table-row>
            <table:table-row>
              <table:table-cell office:value-type="string">
                <text:p>27</text:p>
              </table:table-cell>
              <table:table-cell office:value-type="float" office:value="0.138095238095238">
                <text:p>0.138095238095238</text:p>
              </table:table-cell>
              <table:table-cell office:value-type="float" office:value="8092539">
                <text:p>8092539</text:p>
              </table:table-cell>
            </table:table-row>
            <table:table-row>
              <table:table-cell office:value-type="string">
                <text:p>28</text:p>
              </table:table-cell>
              <table:table-cell office:value-type="float" office:value="0.124603174603175">
                <text:p>0.124603174603175</text:p>
              </table:table-cell>
              <table:table-cell office:value-type="float" office:value="8092539">
                <text:p>8092539</text:p>
              </table:table-cell>
            </table:table-row>
            <table:table-row>
              <table:table-cell office:value-type="string">
                <text:p>29</text:p>
              </table:table-cell>
              <table:table-cell office:value-type="float" office:value="0.116666666666667">
                <text:p>0.116666666666667</text:p>
              </table:table-cell>
              <table:table-cell office:value-type="float" office:value="8092539">
                <text:p>8092539</text:p>
              </table:table-cell>
            </table:table-row>
            <table:table-row>
              <table:table-cell office:value-type="string">
                <text:p>30</text:p>
              </table:table-cell>
              <table:table-cell office:value-type="float" office:value="0.0984126984126984">
                <text:p>0.0984126984126984</text:p>
              </table:table-cell>
              <table:table-cell office:value-type="float" office:value="8092539">
                <text:p>8092539</text:p>
              </table:table-cell>
            </table:table-row>
            <table:table-row>
              <table:table-cell office:value-type="string">
                <text:p>31</text:p>
              </table:table-cell>
              <table:table-cell office:value-type="float" office:value="0.0888888888888889">
                <text:p>0.0888888888888889</text:p>
              </table:table-cell>
              <table:table-cell office:value-type="float" office:value="8092539">
                <text:p>8092539</text:p>
              </table:table-cell>
            </table:table-row>
            <table:table-row>
              <table:table-cell office:value-type="string">
                <text:p>32</text:p>
              </table:table-cell>
              <table:table-cell office:value-type="float" office:value="0.0722222222222222">
                <text:p>0.0722222222222222</text:p>
              </table:table-cell>
              <table:table-cell office:value-type="float" office:value="8092539">
                <text:p>8092539</text:p>
              </table:table-cell>
            </table:table-row>
            <table:table-row>
              <table:table-cell office:value-type="string">
                <text:p>33</text:p>
              </table:table-cell>
              <table:table-cell office:value-type="float" office:value="0.0547619047619048">
                <text:p>0.0547619047619048</text:p>
              </table:table-cell>
              <table:table-cell office:value-type="float" office:value="8092539">
                <text:p>8092539</text:p>
              </table:table-cell>
            </table:table-row>
            <table:table-row>
              <table:table-cell office:value-type="string">
                <text:p>34</text:p>
              </table:table-cell>
              <table:table-cell office:value-type="float" office:value="0.0515873015873016">
                <text:p>0.0515873015873016</text:p>
              </table:table-cell>
              <table:table-cell office:value-type="float" office:value="8092539">
                <text:p>8092539</text:p>
              </table:table-cell>
            </table:table-row>
            <table:table-row>
              <table:table-cell office:value-type="string">
                <text:p>35</text:p>
              </table:table-cell>
              <table:table-cell office:value-type="float" office:value="0.0507936507936508">
                <text:p>0.0507936507936508</text:p>
              </table:table-cell>
              <table:table-cell office:value-type="float" office:value="8092539">
                <text:p>8092539</text:p>
              </table:table-cell>
            </table:table-row>
            <table:table-row>
              <table:table-cell office:value-type="string">
                <text:p>36</text:p>
              </table:table-cell>
              <table:table-cell office:value-type="float" office:value="0.05">
                <text:p>0.05</text:p>
              </table:table-cell>
              <table:table-cell office:value-type="float" office:value="8092539">
                <text:p>8092539</text:p>
              </table:table-cell>
            </table:table-row>
            <table:table-row>
              <table:table-cell office:value-type="string">
                <text:p>37</text:p>
              </table:table-cell>
              <table:table-cell office:value-type="float" office:value="0.046031746031746">
                <text:p>0.046031746031746</text:p>
              </table:table-cell>
              <table:table-cell office:value-type="float" office:value="8092539">
                <text:p>8092539</text:p>
              </table:table-cell>
            </table:table-row>
            <table:table-row>
              <table:table-cell office:value-type="string">
                <text:p>38</text:p>
              </table:table-cell>
              <table:table-cell office:value-type="float" office:value="0.0428571428571429">
                <text:p>0.0428571428571429</text:p>
              </table:table-cell>
              <table:table-cell office:value-type="float" office:value="8092539">
                <text:p>8092539</text:p>
              </table:table-cell>
            </table:table-row>
            <table:table-row>
              <table:table-cell office:value-type="string">
                <text:p>39</text:p>
              </table:table-cell>
              <table:table-cell office:value-type="float" office:value="0.0404761904761905">
                <text:p>0.0404761904761905</text:p>
              </table:table-cell>
              <table:table-cell office:value-type="float" office:value="8092539">
                <text:p>8092539</text:p>
              </table:table-cell>
            </table:table-row>
            <table:table-row>
              <table:table-cell office:value-type="string">
                <text:p>40</text:p>
              </table:table-cell>
              <table:table-cell office:value-type="float" office:value="0.0325396825396825">
                <text:p>0.0325396825396825</text:p>
              </table:table-cell>
              <table:table-cell office:value-type="float" office:value="8092539">
                <text:p>8092539</text:p>
              </table:table-cell>
            </table:table-row>
            <table:table-row>
              <table:table-cell office:value-type="string">
                <text:p>41</text:p>
              </table:table-cell>
              <table:table-cell office:value-type="float" office:value="0.0325396825396825">
                <text:p>0.0325396825396825</text:p>
              </table:table-cell>
              <table:table-cell office:value-type="float" office:value="8092539">
                <text:p>8092539</text:p>
              </table:table-cell>
            </table:table-row>
            <table:table-row>
              <table:table-cell office:value-type="string">
                <text:p>42</text:p>
              </table:table-cell>
              <table:table-cell office:value-type="float" office:value="0.0325396825396825">
                <text:p>0.0325396825396825</text:p>
              </table:table-cell>
              <table:table-cell office:value-type="float" office:value="8092539">
                <text:p>8092539</text:p>
              </table:table-cell>
            </table:table-row>
            <table:table-row>
              <table:table-cell office:value-type="string">
                <text:p>43</text:p>
              </table:table-cell>
              <table:table-cell office:value-type="float" office:value="0.030952380952381">
                <text:p>0.030952380952381</text:p>
              </table:table-cell>
              <table:table-cell office:value-type="float" office:value="8092539">
                <text:p>8092539</text:p>
              </table:table-cell>
            </table:table-row>
            <table:table-row>
              <table:table-cell office:value-type="string">
                <text:p>44</text:p>
              </table:table-cell>
              <table:table-cell office:value-type="float" office:value="0.0285714285714286">
                <text:p>0.0285714285714286</text:p>
              </table:table-cell>
              <table:table-cell office:value-type="float" office:value="8092539">
                <text:p>8092539</text:p>
              </table:table-cell>
            </table:table-row>
            <table:table-row>
              <table:table-cell office:value-type="string">
                <text:p>45</text:p>
              </table:table-cell>
              <table:table-cell office:value-type="float" office:value="0.0214285714285714">
                <text:p>0.0214285714285714</text:p>
              </table:table-cell>
              <table:table-cell office:value-type="float" office:value="8092539">
                <text:p>8092539</text:p>
              </table:table-cell>
            </table:table-row>
            <table:table-row>
              <table:table-cell office:value-type="string">
                <text:p>46</text:p>
              </table:table-cell>
              <table:table-cell office:value-type="float" office:value="0.0214285714285714">
                <text:p>0.0214285714285714</text:p>
              </table:table-cell>
              <table:table-cell office:value-type="float" office:value="8092539">
                <text:p>8092539</text:p>
              </table:table-cell>
            </table:table-row>
            <table:table-row>
              <table:table-cell office:value-type="string">
                <text:p>47</text:p>
              </table:table-cell>
              <table:table-cell office:value-type="float" office:value="0.0150793650793651">
                <text:p>0.0150793650793651</text:p>
              </table:table-cell>
              <table:table-cell office:value-type="float" office:value="8092539">
                <text:p>8092539</text:p>
              </table:table-cell>
            </table:table-row>
            <table:table-row>
              <table:table-cell office:value-type="string">
                <text:p>48</text:p>
              </table:table-cell>
              <table:table-cell office:value-type="float" office:value="0.0142857142857143">
                <text:p>0.0142857142857143</text:p>
              </table:table-cell>
              <table:table-cell office:value-type="float" office:value="10223622">
                <text:p>10223622</text:p>
              </table:table-cell>
            </table:table-row>
            <table:table-row>
              <table:table-cell office:value-type="string">
                <text:p>49</text:p>
              </table:table-cell>
              <table:table-cell office:value-type="float" office:value="0.0142857142857143">
                <text:p>0.0142857142857143</text:p>
              </table:table-cell>
              <table:table-cell office:value-type="float" office:value="10223622">
                <text:p>10223622</text:p>
              </table:table-cell>
            </table:table-row>
            <table:table-row>
              <table:table-cell office:value-type="string">
                <text:p>50</text:p>
              </table:table-cell>
              <table:table-cell office:value-type="float" office:value="0.0142857142857143">
                <text:p>0.0142857142857143</text:p>
              </table:table-cell>
              <table:table-cell office:value-type="float" office:value="10223622">
                <text:p>10223622</text:p>
              </table:table-cell>
            </table:table-row>
            <table:table-row>
              <table:table-cell office:value-type="string">
                <text:p>51</text:p>
              </table:table-cell>
              <table:table-cell office:value-type="float" office:value="0.0126984126984127">
                <text:p>0.0126984126984127</text:p>
              </table:table-cell>
              <table:table-cell office:value-type="float" office:value="10223622">
                <text:p>10223622</text:p>
              </table:table-cell>
            </table:table-row>
            <table:table-row>
              <table:table-cell office:value-type="string">
                <text:p>52</text:p>
              </table:table-cell>
              <table:table-cell office:value-type="float" office:value="0.0126984126984127">
                <text:p>0.0126984126984127</text:p>
              </table:table-cell>
              <table:table-cell office:value-type="float" office:value="10223622">
                <text:p>10223622</text:p>
              </table:table-cell>
            </table:table-row>
            <table:table-row>
              <table:table-cell office:value-type="string">
                <text:p>53</text:p>
              </table:table-cell>
              <table:table-cell office:value-type="float" office:value="0.0126984126984127">
                <text:p>0.0126984126984127</text:p>
              </table:table-cell>
              <table:table-cell office:value-type="float" office:value="10223622">
                <text:p>10223622</text:p>
              </table:table-cell>
            </table:table-row>
            <table:table-row>
              <table:table-cell office:value-type="string">
                <text:p>54</text:p>
              </table:table-cell>
              <table:table-cell office:value-type="float" office:value="0.0119047619047619">
                <text:p>0.0119047619047619</text:p>
              </table:table-cell>
              <table:table-cell office:value-type="float" office:value="10223622">
                <text:p>10223622</text:p>
              </table:table-cell>
            </table:table-row>
            <table:table-row>
              <table:table-cell office:value-type="string">
                <text:p>55</text:p>
              </table:table-cell>
              <table:table-cell office:value-type="float" office:value="0.0119047619047619">
                <text:p>0.0119047619047619</text:p>
              </table:table-cell>
              <table:table-cell office:value-type="float" office:value="10223622">
                <text:p>10223622</text:p>
              </table:table-cell>
            </table:table-row>
            <table:table-row>
              <table:table-cell office:value-type="string">
                <text:p>56</text:p>
              </table:table-cell>
              <table:table-cell office:value-type="float" office:value="0.0111111111111111">
                <text:p>0.0111111111111111</text:p>
              </table:table-cell>
              <table:table-cell office:value-type="float" office:value="10223622">
                <text:p>10223622</text:p>
              </table:table-cell>
            </table:table-row>
            <table:table-row>
              <table:table-cell office:value-type="string">
                <text:p>57</text:p>
              </table:table-cell>
              <table:table-cell office:value-type="float" office:value="0.0103174603174603">
                <text:p>0.0103174603174603</text:p>
              </table:table-cell>
              <table:table-cell office:value-type="float" office:value="10223622">
                <text:p>10223622</text:p>
              </table:table-cell>
            </table:table-row>
            <table:table-row>
              <table:table-cell office:value-type="string">
                <text:p>58</text:p>
              </table:table-cell>
              <table:table-cell office:value-type="float" office:value="0.0103174603174603">
                <text:p>0.0103174603174603</text:p>
              </table:table-cell>
              <table:table-cell office:value-type="float" office:value="10223622">
                <text:p>10223622</text:p>
              </table:table-cell>
            </table:table-row>
            <table:table-row>
              <table:table-cell office:value-type="string">
                <text:p>59</text:p>
              </table:table-cell>
              <table:table-cell office:value-type="float" office:value="0.0103174603174603">
                <text:p>0.0103174603174603</text:p>
              </table:table-cell>
              <table:table-cell office:value-type="float" office:value="10223622">
                <text:p>10223622</text:p>
              </table:table-cell>
            </table:table-row>
            <table:table-row>
              <table:table-cell office:value-type="string">
                <text:p>60</text:p>
              </table:table-cell>
              <table:table-cell office:value-type="float" office:value="0.0103174603174603">
                <text:p>0.0103174603174603</text:p>
              </table:table-cell>
              <table:table-cell office:value-type="float" office:value="10223622">
                <text:p>10223622</text:p>
              </table:table-cell>
            </table:table-row>
            <table:table-row>
              <table:table-cell office:value-type="string">
                <text:p>61</text:p>
              </table:table-cell>
              <table:table-cell office:value-type="float" office:value="0.00873015873015873">
                <text:p>0.00873015873015873</text:p>
              </table:table-cell>
              <table:table-cell office:value-type="float" office:value="10223622">
                <text:p>10223622</text:p>
              </table:table-cell>
            </table:table-row>
            <table:table-row>
              <table:table-cell office:value-type="string">
                <text:p>62</text:p>
              </table:table-cell>
              <table:table-cell office:value-type="float" office:value="0.00714285714285714">
                <text:p>0.00714285714285714</text:p>
              </table:table-cell>
              <table:table-cell office:value-type="float" office:value="10223622">
                <text:p>10223622</text:p>
              </table:table-cell>
            </table:table-row>
            <table:table-row>
              <table:table-cell office:value-type="string">
                <text:p>63</text:p>
              </table:table-cell>
              <table:table-cell office:value-type="float" office:value="0.00555555555555556">
                <text:p>0.00555555555555556</text:p>
              </table:table-cell>
              <table:table-cell office:value-type="float" office:value="10223622">
                <text:p>10223622</text:p>
              </table:table-cell>
            </table:table-row>
            <table:table-row>
              <table:table-cell office:value-type="string">
                <text:p>64</text:p>
              </table:table-cell>
              <table:table-cell office:value-type="float" office:value="0.00555555555555556">
                <text:p>0.00555555555555556</text:p>
              </table:table-cell>
              <table:table-cell office:value-type="float" office:value="10223622">
                <text:p>10223622</text:p>
              </table:table-cell>
            </table:table-row>
            <table:table-row>
              <table:table-cell office:value-type="string">
                <text:p>65</text:p>
              </table:table-cell>
              <table:table-cell office:value-type="float" office:value="0.00476190476190476">
                <text:p>0.00476190476190476</text:p>
              </table:table-cell>
              <table:table-cell office:value-type="float" office:value="10223622">
                <text:p>10223622</text:p>
              </table:table-cell>
            </table:table-row>
            <table:table-row>
              <table:table-cell office:value-type="string">
                <text:p>66</text:p>
              </table:table-cell>
              <table:table-cell office:value-type="float" office:value="0.00476190476190476">
                <text:p>0.00476190476190476</text:p>
              </table:table-cell>
              <table:table-cell office:value-type="float" office:value="10223622">
                <text:p>10223622</text:p>
              </table:table-cell>
            </table:table-row>
            <table:table-row>
              <table:table-cell office:value-type="string">
                <text:p>67</text:p>
              </table:table-cell>
              <table:table-cell office:value-type="float" office:value="0.00396825396825397">
                <text:p>0.00396825396825397</text:p>
              </table:table-cell>
              <table:table-cell office:value-type="float" office:value="10223622">
                <text:p>10223622</text:p>
              </table:table-cell>
            </table:table-row>
            <table:table-row>
              <table:table-cell office:value-type="string">
                <text:p>68</text:p>
              </table:table-cell>
              <table:table-cell office:value-type="float" office:value="0.00396825396825397">
                <text:p>0.00396825396825397</text:p>
              </table:table-cell>
              <table:table-cell office:value-type="float" office:value="10223622">
                <text:p>10223622</text:p>
              </table:table-cell>
            </table:table-row>
            <table:table-row>
              <table:table-cell office:value-type="string">
                <text:p>69</text:p>
              </table:table-cell>
              <table:table-cell office:value-type="float" office:value="0.00396825396825397">
                <text:p>0.00396825396825397</text:p>
              </table:table-cell>
              <table:table-cell office:value-type="float" office:value="10223622">
                <text:p>10223622</text:p>
              </table:table-cell>
            </table:table-row>
            <table:table-row>
              <table:table-cell office:value-type="string">
                <text:p>70</text:p>
              </table:table-cell>
              <table:table-cell office:value-type="float" office:value="0.00238095238095238">
                <text:p>0.00238095238095238</text:p>
              </table:table-cell>
              <table:table-cell office:value-type="float" office:value="10223622">
                <text:p>10223622</text:p>
              </table:table-cell>
            </table:table-row>
            <table:table-row>
              <table:table-cell office:value-type="string">
                <text:p>71</text:p>
              </table:table-cell>
              <table:table-cell office:value-type="float" office:value="0.00238095238095238">
                <text:p>0.00238095238095238</text:p>
              </table:table-cell>
              <table:table-cell office:value-type="float" office:value="10223622">
                <text:p>10223622</text:p>
              </table:table-cell>
            </table:table-row>
            <table:table-row>
              <table:table-cell office:value-type="string">
                <text:p>72</text:p>
              </table:table-cell>
              <table:table-cell office:value-type="float" office:value="0.00238095238095238">
                <text:p>0.00238095238095238</text:p>
              </table:table-cell>
              <table:table-cell office:value-type="float" office:value="10223622">
                <text:p>10223622</text:p>
              </table:table-cell>
            </table:table-row>
            <table:table-row>
              <table:table-cell office:value-type="string">
                <text:p>73</text:p>
              </table:table-cell>
              <table:table-cell office:value-type="float" office:value="0.00238095238095238">
                <text:p>0.00238095238095238</text:p>
              </table:table-cell>
              <table:table-cell office:value-type="float" office:value="10223622">
                <text:p>10223622</text:p>
              </table:table-cell>
            </table:table-row>
            <table:table-row>
              <table:table-cell office:value-type="string">
                <text:p>74</text:p>
              </table:table-cell>
              <table:table-cell office:value-type="float" office:value="0.00158730158730159">
                <text:p>0.00158730158730159</text:p>
              </table:table-cell>
              <table:table-cell office:value-type="float" office:value="10223622">
                <text:p>10223622</text:p>
              </table:table-cell>
            </table:table-row>
            <table:table-row>
              <table:table-cell office:value-type="string">
                <text:p>75</text:p>
              </table:table-cell>
              <table:table-cell office:value-type="float" office:value="0.00158730158730159">
                <text:p>0.00158730158730159</text:p>
              </table:table-cell>
              <table:table-cell office:value-type="float" office:value="10223622">
                <text:p>10223622</text:p>
              </table:table-cell>
            </table:table-row>
            <table:table-row>
              <table:table-cell office:value-type="string">
                <text:p>76</text:p>
              </table:table-cell>
              <table:table-cell office:value-type="float" office:value="0.00158730158730159">
                <text:p>0.00158730158730159</text:p>
              </table:table-cell>
              <table:table-cell office:value-type="float" office:value="10223622">
                <text:p>10223622</text:p>
              </table:table-cell>
            </table:table-row>
            <table:table-row>
              <table:table-cell office:value-type="string">
                <text:p>77</text:p>
              </table:table-cell>
              <table:table-cell office:value-type="float" office:value="0.00158730158730159">
                <text:p>0.00158730158730159</text:p>
              </table:table-cell>
              <table:table-cell office:value-type="float" office:value="10223622">
                <text:p>10223622</text:p>
              </table:table-cell>
            </table:table-row>
            <table:table-row>
              <table:table-cell office:value-type="string">
                <text:p>78</text:p>
              </table:table-cell>
              <table:table-cell office:value-type="float" office:value="0.000793650793650794">
                <text:p>0.000793650793650794</text:p>
              </table:table-cell>
              <table:table-cell office:value-type="float" office:value="10223622">
                <text:p>10223622</text:p>
              </table:table-cell>
            </table:table-row>
            <table:table-row>
              <table:table-cell office:value-type="string">
                <text:p>79</text:p>
              </table:table-cell>
              <table:table-cell office:value-type="float" office:value="0.000793650793650794">
                <text:p>0.000793650793650794</text:p>
              </table:table-cell>
              <table:table-cell office:value-type="float" office:value="10223622">
                <text:p>10223622</text:p>
              </table:table-cell>
            </table:table-row>
            <table:table-row>
              <table:table-cell office:value-type="string">
                <text:p>80</text:p>
              </table:table-cell>
              <table:table-cell office:value-type="float" office:value="0.000793650793650794">
                <text:p>0.000793650793650794</text:p>
              </table:table-cell>
              <table:table-cell office:value-type="float" office:value="10223622">
                <text:p>10223622</text:p>
              </table:table-cell>
            </table:table-row>
            <table:table-row>
              <table:table-cell office:value-type="string">
                <text:p>81</text:p>
              </table:table-cell>
              <table:table-cell office:value-type="float" office:value="0.000793650793650794">
                <text:p>0.000793650793650794</text:p>
              </table:table-cell>
              <table:table-cell office:value-type="float" office:value="10223622">
                <text:p>10223622</text:p>
              </table:table-cell>
            </table:table-row>
            <table:table-row>
              <table:table-cell office:value-type="string">
                <text:p>82</text:p>
              </table:table-cell>
              <table:table-cell office:value-type="float" office:value="0.000793650793650794">
                <text:p>0.000793650793650794</text:p>
              </table:table-cell>
              <table:table-cell office:value-type="float" office:value="10223622">
                <text:p>10223622</text:p>
              </table:table-cell>
            </table:table-row>
            <table:table-row>
              <table:table-cell office:value-type="string">
                <text:p>83</text:p>
              </table:table-cell>
              <table:table-cell office:value-type="float" office:value="0.000793650793650794">
                <text:p>0.000793650793650794</text:p>
              </table:table-cell>
              <table:table-cell office:value-type="float" office:value="10223622">
                <text:p>1022362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0.0.alpha1$MacOSX_X86_64 LibreOffice_project/c1d1f859b268f650143d48f294999cda0fa57350</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9c0006"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2.211cm" svg:height="1.631cm" xlink:href=".." xlink:type="simple" chart:class="chart:bar" chart:style-name="ch1">
        <chart:plot-area chart:style-name="ch2" table:cell-range-address="FeatFreqDist_PositiveDSs.L5:FeatFreqDist_PositiveDSs.L77 Temp.L4:Temp.L76" svg:x="0cm" svg:y="0cm" svg:width="2.121cm" svg:height="1.565cm">
          <chartooo:coordinate-region svg:x="0cm" svg:y="0cm" svg:width="2.121cm" svg:height="1.565cm"/>
          <chart:axis chart:dimension="x" chart:name="primary-x" chart:style-name="ch3"/>
          <chart:axis chart:dimension="y" chart:name="primary-y" chart:style-name="ch4"/>
          <chart:series chart:style-name="ch5" chart:values-cell-range-address="FeatFreqDist_PositiveDSs.L5:FeatFreqDist_PositiveDSs.L77" chart:class="chart:bar">
            <chart:data-point chart:repeated="73"/>
            <loext:propertry-mapping loext:property="FillColor" loext:cell-range-address="Temp.L4:Temp.L76"/>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ütun L</text:p>
              </table:table-cell>
              <table:table-cell office:value-type="string">
                <text:p>Sütun L</text:p>
              </table:table-cell>
            </table:table-row>
          </table:table-header-rows>
          <table:table-rows>
            <table:table-row>
              <table:table-cell office:value-type="string">
                <text:p>1</text:p>
              </table:table-cell>
              <table:table-cell office:value-type="float" office:value="0.970899470899471">
                <text:p>0.970899470899471</text:p>
                <draw:g>
                  <svg:desc>FeatFreqDist_PositiveDSs.L5:FeatFreqDist_PositiveDSs.L77</svg:desc>
                </draw:g>
              </table:table-cell>
              <table:table-cell office:value-type="float" office:value="8092539">
                <text:p>8092539</text:p>
                <draw:g>
                  <svg:desc>Temp.L4:Temp.L76</svg:desc>
                </draw:g>
              </table:table-cell>
            </table:table-row>
            <table:table-row>
              <table:table-cell office:value-type="string">
                <text:p>2</text:p>
              </table:table-cell>
              <table:table-cell office:value-type="float" office:value="0.883597883597884">
                <text:p>0.883597883597884</text:p>
              </table:table-cell>
              <table:table-cell office:value-type="float" office:value="8092539">
                <text:p>8092539</text:p>
              </table:table-cell>
            </table:table-row>
            <table:table-row>
              <table:table-cell office:value-type="string">
                <text:p>3</text:p>
              </table:table-cell>
              <table:table-cell office:value-type="float" office:value="0.76984126984127">
                <text:p>0.76984126984127</text:p>
              </table:table-cell>
              <table:table-cell office:value-type="float" office:value="8092539">
                <text:p>8092539</text:p>
              </table:table-cell>
            </table:table-row>
            <table:table-row>
              <table:table-cell office:value-type="string">
                <text:p>4</text:p>
              </table:table-cell>
              <table:table-cell office:value-type="float" office:value="0.642857142857143">
                <text:p>0.642857142857143</text:p>
              </table:table-cell>
              <table:table-cell office:value-type="float" office:value="8092539">
                <text:p>8092539</text:p>
              </table:table-cell>
            </table:table-row>
            <table:table-row>
              <table:table-cell office:value-type="string">
                <text:p>5</text:p>
              </table:table-cell>
              <table:table-cell office:value-type="float" office:value="0.597883597883598">
                <text:p>0.597883597883598</text:p>
              </table:table-cell>
              <table:table-cell office:value-type="float" office:value="8092539">
                <text:p>8092539</text:p>
              </table:table-cell>
            </table:table-row>
            <table:table-row>
              <table:table-cell office:value-type="string">
                <text:p>6</text:p>
              </table:table-cell>
              <table:table-cell office:value-type="float" office:value="0.547619047619048">
                <text:p>0.547619047619048</text:p>
              </table:table-cell>
              <table:table-cell office:value-type="float" office:value="8092539">
                <text:p>8092539</text:p>
              </table:table-cell>
            </table:table-row>
            <table:table-row>
              <table:table-cell office:value-type="string">
                <text:p>7</text:p>
              </table:table-cell>
              <table:table-cell office:value-type="float" office:value="0.5">
                <text:p>0.5</text:p>
              </table:table-cell>
              <table:table-cell office:value-type="float" office:value="8092539">
                <text:p>8092539</text:p>
              </table:table-cell>
            </table:table-row>
            <table:table-row>
              <table:table-cell office:value-type="string">
                <text:p>8</text:p>
              </table:table-cell>
              <table:table-cell office:value-type="float" office:value="0.481481481481481">
                <text:p>0.481481481481481</text:p>
              </table:table-cell>
              <table:table-cell office:value-type="float" office:value="8092539">
                <text:p>8092539</text:p>
              </table:table-cell>
            </table:table-row>
            <table:table-row>
              <table:table-cell office:value-type="string">
                <text:p>9</text:p>
              </table:table-cell>
              <table:table-cell office:value-type="float" office:value="0.425925925925926">
                <text:p>0.425925925925926</text:p>
              </table:table-cell>
              <table:table-cell office:value-type="float" office:value="8092539">
                <text:p>8092539</text:p>
              </table:table-cell>
            </table:table-row>
            <table:table-row>
              <table:table-cell office:value-type="string">
                <text:p>10</text:p>
              </table:table-cell>
              <table:table-cell office:value-type="float" office:value="0.404761904761905">
                <text:p>0.404761904761905</text:p>
              </table:table-cell>
              <table:table-cell office:value-type="float" office:value="8092539">
                <text:p>8092539</text:p>
              </table:table-cell>
            </table:table-row>
            <table:table-row>
              <table:table-cell office:value-type="string">
                <text:p>11</text:p>
              </table:table-cell>
              <table:table-cell office:value-type="float" office:value="0.378306878306878">
                <text:p>0.378306878306878</text:p>
              </table:table-cell>
              <table:table-cell office:value-type="float" office:value="8092539">
                <text:p>8092539</text:p>
              </table:table-cell>
            </table:table-row>
            <table:table-row>
              <table:table-cell office:value-type="string">
                <text:p>12</text:p>
              </table:table-cell>
              <table:table-cell office:value-type="float" office:value="0.35978835978836">
                <text:p>0.35978835978836</text:p>
              </table:table-cell>
              <table:table-cell office:value-type="float" office:value="8092539">
                <text:p>8092539</text:p>
              </table:table-cell>
            </table:table-row>
            <table:table-row>
              <table:table-cell office:value-type="string">
                <text:p>13</text:p>
              </table:table-cell>
              <table:table-cell office:value-type="float" office:value="0.351851851851852">
                <text:p>0.351851851851852</text:p>
              </table:table-cell>
              <table:table-cell office:value-type="float" office:value="8092539">
                <text:p>8092539</text:p>
              </table:table-cell>
            </table:table-row>
            <table:table-row>
              <table:table-cell office:value-type="string">
                <text:p>14</text:p>
              </table:table-cell>
              <table:table-cell office:value-type="float" office:value="0.30952380952381">
                <text:p>0.30952380952381</text:p>
              </table:table-cell>
              <table:table-cell office:value-type="float" office:value="8092539">
                <text:p>8092539</text:p>
              </table:table-cell>
            </table:table-row>
            <table:table-row>
              <table:table-cell office:value-type="string">
                <text:p>15</text:p>
              </table:table-cell>
              <table:table-cell office:value-type="float" office:value="0.304232804232804">
                <text:p>0.304232804232804</text:p>
              </table:table-cell>
              <table:table-cell office:value-type="float" office:value="8092539">
                <text:p>8092539</text:p>
              </table:table-cell>
            </table:table-row>
            <table:table-row>
              <table:table-cell office:value-type="string">
                <text:p>16</text:p>
              </table:table-cell>
              <table:table-cell office:value-type="float" office:value="0.304232804232804">
                <text:p>0.304232804232804</text:p>
              </table:table-cell>
              <table:table-cell office:value-type="float" office:value="8092539">
                <text:p>8092539</text:p>
              </table:table-cell>
            </table:table-row>
            <table:table-row>
              <table:table-cell office:value-type="string">
                <text:p>17</text:p>
              </table:table-cell>
              <table:table-cell office:value-type="float" office:value="0.296296296296296">
                <text:p>0.296296296296296</text:p>
              </table:table-cell>
              <table:table-cell office:value-type="float" office:value="8092539">
                <text:p>8092539</text:p>
              </table:table-cell>
            </table:table-row>
            <table:table-row>
              <table:table-cell office:value-type="string">
                <text:p>18</text:p>
              </table:table-cell>
              <table:table-cell office:value-type="float" office:value="0.283068783068783">
                <text:p>0.283068783068783</text:p>
              </table:table-cell>
              <table:table-cell office:value-type="float" office:value="8092539">
                <text:p>8092539</text:p>
              </table:table-cell>
            </table:table-row>
            <table:table-row>
              <table:table-cell office:value-type="string">
                <text:p>19</text:p>
              </table:table-cell>
              <table:table-cell office:value-type="float" office:value="0.26984126984127">
                <text:p>0.26984126984127</text:p>
              </table:table-cell>
              <table:table-cell office:value-type="float" office:value="8092539">
                <text:p>8092539</text:p>
              </table:table-cell>
            </table:table-row>
            <table:table-row>
              <table:table-cell office:value-type="string">
                <text:p>20</text:p>
              </table:table-cell>
              <table:table-cell office:value-type="float" office:value="0.253968253968254">
                <text:p>0.253968253968254</text:p>
              </table:table-cell>
              <table:table-cell office:value-type="float" office:value="8092539">
                <text:p>8092539</text:p>
              </table:table-cell>
            </table:table-row>
            <table:table-row>
              <table:table-cell office:value-type="string">
                <text:p>21</text:p>
              </table:table-cell>
              <table:table-cell office:value-type="float" office:value="0.206349206349206">
                <text:p>0.206349206349206</text:p>
              </table:table-cell>
              <table:table-cell office:value-type="float" office:value="8092539">
                <text:p>8092539</text:p>
              </table:table-cell>
            </table:table-row>
            <table:table-row>
              <table:table-cell office:value-type="string">
                <text:p>22</text:p>
              </table:table-cell>
              <table:table-cell office:value-type="float" office:value="0.203703703703704">
                <text:p>0.203703703703704</text:p>
              </table:table-cell>
              <table:table-cell office:value-type="float" office:value="8092539">
                <text:p>8092539</text:p>
              </table:table-cell>
            </table:table-row>
            <table:table-row>
              <table:table-cell office:value-type="string">
                <text:p>23</text:p>
              </table:table-cell>
              <table:table-cell office:value-type="float" office:value="0.198412698412698">
                <text:p>0.198412698412698</text:p>
              </table:table-cell>
              <table:table-cell office:value-type="float" office:value="8092539">
                <text:p>8092539</text:p>
              </table:table-cell>
            </table:table-row>
            <table:table-row>
              <table:table-cell office:value-type="string">
                <text:p>24</text:p>
              </table:table-cell>
              <table:table-cell office:value-type="float" office:value="0.185185185185185">
                <text:p>0.185185185185185</text:p>
              </table:table-cell>
              <table:table-cell office:value-type="float" office:value="8092539">
                <text:p>8092539</text:p>
              </table:table-cell>
            </table:table-row>
            <table:table-row>
              <table:table-cell office:value-type="string">
                <text:p>25</text:p>
              </table:table-cell>
              <table:table-cell office:value-type="float" office:value="0.12962962962963">
                <text:p>0.12962962962963</text:p>
              </table:table-cell>
              <table:table-cell office:value-type="float" office:value="8092539">
                <text:p>8092539</text:p>
              </table:table-cell>
            </table:table-row>
            <table:table-row>
              <table:table-cell office:value-type="string">
                <text:p>26</text:p>
              </table:table-cell>
              <table:table-cell office:value-type="float" office:value="0.116402116402116">
                <text:p>0.116402116402116</text:p>
              </table:table-cell>
              <table:table-cell office:value-type="float" office:value="8092539">
                <text:p>8092539</text:p>
              </table:table-cell>
            </table:table-row>
            <table:table-row>
              <table:table-cell office:value-type="string">
                <text:p>27</text:p>
              </table:table-cell>
              <table:table-cell office:value-type="float" office:value="0.100529100529101">
                <text:p>0.100529100529101</text:p>
              </table:table-cell>
              <table:table-cell office:value-type="float" office:value="8092539">
                <text:p>8092539</text:p>
              </table:table-cell>
            </table:table-row>
            <table:table-row>
              <table:table-cell office:value-type="string">
                <text:p>28</text:p>
              </table:table-cell>
              <table:table-cell office:value-type="float" office:value="0.0899470899470899">
                <text:p>0.0899470899470899</text:p>
              </table:table-cell>
              <table:table-cell office:value-type="float" office:value="8092539">
                <text:p>8092539</text:p>
              </table:table-cell>
            </table:table-row>
            <table:table-row>
              <table:table-cell office:value-type="string">
                <text:p>29</text:p>
              </table:table-cell>
              <table:table-cell office:value-type="float" office:value="0.0873015873015873">
                <text:p>0.0873015873015873</text:p>
              </table:table-cell>
              <table:table-cell office:value-type="float" office:value="8092539">
                <text:p>8092539</text:p>
              </table:table-cell>
            </table:table-row>
            <table:table-row>
              <table:table-cell office:value-type="string">
                <text:p>30</text:p>
              </table:table-cell>
              <table:table-cell office:value-type="float" office:value="0.0846560846560847">
                <text:p>0.0846560846560847</text:p>
              </table:table-cell>
              <table:table-cell office:value-type="float" office:value="8092539">
                <text:p>8092539</text:p>
              </table:table-cell>
            </table:table-row>
            <table:table-row>
              <table:table-cell office:value-type="string">
                <text:p>31</text:p>
              </table:table-cell>
              <table:table-cell office:value-type="float" office:value="0.0793650793650794">
                <text:p>0.0793650793650794</text:p>
              </table:table-cell>
              <table:table-cell office:value-type="float" office:value="8092539">
                <text:p>8092539</text:p>
              </table:table-cell>
            </table:table-row>
            <table:table-row>
              <table:table-cell office:value-type="string">
                <text:p>32</text:p>
              </table:table-cell>
              <table:table-cell office:value-type="float" office:value="0.0555555555555556">
                <text:p>0.0555555555555556</text:p>
              </table:table-cell>
              <table:table-cell office:value-type="float" office:value="8092539">
                <text:p>8092539</text:p>
              </table:table-cell>
            </table:table-row>
            <table:table-row>
              <table:table-cell office:value-type="string">
                <text:p>33</text:p>
              </table:table-cell>
              <table:table-cell office:value-type="float" office:value="0.0423280423280423">
                <text:p>0.0423280423280423</text:p>
              </table:table-cell>
              <table:table-cell office:value-type="float" office:value="8092539">
                <text:p>8092539</text:p>
              </table:table-cell>
            </table:table-row>
            <table:table-row>
              <table:table-cell office:value-type="string">
                <text:p>34</text:p>
              </table:table-cell>
              <table:table-cell office:value-type="float" office:value="0.037037037037037">
                <text:p>0.037037037037037</text:p>
              </table:table-cell>
              <table:table-cell office:value-type="float" office:value="8092539">
                <text:p>8092539</text:p>
              </table:table-cell>
            </table:table-row>
            <table:table-row>
              <table:table-cell office:value-type="string">
                <text:p>35</text:p>
              </table:table-cell>
              <table:table-cell office:value-type="float" office:value="0.037037037037037">
                <text:p>0.037037037037037</text:p>
              </table:table-cell>
              <table:table-cell office:value-type="float" office:value="8092539">
                <text:p>8092539</text:p>
              </table:table-cell>
            </table:table-row>
            <table:table-row>
              <table:table-cell office:value-type="string">
                <text:p>36</text:p>
              </table:table-cell>
              <table:table-cell office:value-type="float" office:value="0.0343915343915344">
                <text:p>0.0343915343915344</text:p>
              </table:table-cell>
              <table:table-cell office:value-type="float" office:value="8092539">
                <text:p>8092539</text:p>
              </table:table-cell>
            </table:table-row>
            <table:table-row>
              <table:table-cell office:value-type="string">
                <text:p>37</text:p>
              </table:table-cell>
              <table:table-cell office:value-type="float" office:value="0.0264550264550265">
                <text:p>0.0264550264550265</text:p>
              </table:table-cell>
              <table:table-cell office:value-type="float" office:value="8092539">
                <text:p>8092539</text:p>
              </table:table-cell>
            </table:table-row>
            <table:table-row>
              <table:table-cell office:value-type="string">
                <text:p>38</text:p>
              </table:table-cell>
              <table:table-cell office:value-type="float" office:value="0.0264550264550265">
                <text:p>0.0264550264550265</text:p>
              </table:table-cell>
              <table:table-cell office:value-type="float" office:value="8092539">
                <text:p>8092539</text:p>
              </table:table-cell>
            </table:table-row>
            <table:table-row>
              <table:table-cell office:value-type="string">
                <text:p>39</text:p>
              </table:table-cell>
              <table:table-cell office:value-type="float" office:value="0.0264550264550265">
                <text:p>0.0264550264550265</text:p>
              </table:table-cell>
              <table:table-cell office:value-type="float" office:value="8092539">
                <text:p>8092539</text:p>
              </table:table-cell>
            </table:table-row>
            <table:table-row>
              <table:table-cell office:value-type="string">
                <text:p>40</text:p>
              </table:table-cell>
              <table:table-cell office:value-type="float" office:value="0.0238095238095238">
                <text:p>0.0238095238095238</text:p>
              </table:table-cell>
              <table:table-cell office:value-type="float" office:value="8092539">
                <text:p>8092539</text:p>
              </table:table-cell>
            </table:table-row>
            <table:table-row>
              <table:table-cell office:value-type="string">
                <text:p>41</text:p>
              </table:table-cell>
              <table:table-cell office:value-type="float" office:value="0.0238095238095238">
                <text:p>0.0238095238095238</text:p>
              </table:table-cell>
              <table:table-cell office:value-type="float" office:value="8092539">
                <text:p>8092539</text:p>
              </table:table-cell>
            </table:table-row>
            <table:table-row>
              <table:table-cell office:value-type="string">
                <text:p>42</text:p>
              </table:table-cell>
              <table:table-cell office:value-type="float" office:value="0.0211640211640212">
                <text:p>0.0211640211640212</text:p>
              </table:table-cell>
              <table:table-cell office:value-type="float" office:value="8092539">
                <text:p>8092539</text:p>
              </table:table-cell>
            </table:table-row>
            <table:table-row>
              <table:table-cell office:value-type="string">
                <text:p>43</text:p>
              </table:table-cell>
              <table:table-cell office:value-type="float" office:value="0.0211640211640212">
                <text:p>0.0211640211640212</text:p>
              </table:table-cell>
              <table:table-cell office:value-type="float" office:value="8092539">
                <text:p>8092539</text:p>
              </table:table-cell>
            </table:table-row>
            <table:table-row>
              <table:table-cell office:value-type="string">
                <text:p>44</text:p>
              </table:table-cell>
              <table:table-cell office:value-type="float" office:value="0.0211640211640212">
                <text:p>0.0211640211640212</text:p>
              </table:table-cell>
              <table:table-cell office:value-type="float" office:value="8092539">
                <text:p>8092539</text:p>
              </table:table-cell>
            </table:table-row>
            <table:table-row>
              <table:table-cell office:value-type="string">
                <text:p>45</text:p>
              </table:table-cell>
              <table:table-cell office:value-type="float" office:value="0.0185185185185185">
                <text:p>0.0185185185185185</text:p>
              </table:table-cell>
              <table:table-cell office:value-type="float" office:value="8092539">
                <text:p>8092539</text:p>
              </table:table-cell>
            </table:table-row>
            <table:table-row>
              <table:table-cell office:value-type="string">
                <text:p>46</text:p>
              </table:table-cell>
              <table:table-cell office:value-type="float" office:value="0.0185185185185185">
                <text:p>0.0185185185185185</text:p>
              </table:table-cell>
              <table:table-cell office:value-type="float" office:value="8092539">
                <text:p>8092539</text:p>
              </table:table-cell>
            </table:table-row>
            <table:table-row>
              <table:table-cell office:value-type="string">
                <text:p>47</text:p>
              </table:table-cell>
              <table:table-cell office:value-type="float" office:value="0.0132275132275132">
                <text:p>0.0132275132275132</text:p>
              </table:table-cell>
              <table:table-cell office:value-type="float" office:value="8092539">
                <text:p>8092539</text:p>
              </table:table-cell>
            </table:table-row>
            <table:table-row>
              <table:table-cell office:value-type="string">
                <text:p>48</text:p>
              </table:table-cell>
              <table:table-cell office:value-type="float" office:value="0.00793650793650794">
                <text:p>0.00793650793650794</text:p>
              </table:table-cell>
              <table:table-cell office:value-type="float" office:value="10223622">
                <text:p>10223622</text:p>
              </table:table-cell>
            </table:table-row>
            <table:table-row>
              <table:table-cell office:value-type="string">
                <text:p>49</text:p>
              </table:table-cell>
              <table:table-cell office:value-type="float" office:value="0.00793650793650794">
                <text:p>0.00793650793650794</text:p>
              </table:table-cell>
              <table:table-cell office:value-type="float" office:value="10223622">
                <text:p>10223622</text:p>
              </table:table-cell>
            </table:table-row>
            <table:table-row>
              <table:table-cell office:value-type="string">
                <text:p>50</text:p>
              </table:table-cell>
              <table:table-cell office:value-type="float" office:value="0.00793650793650794">
                <text:p>0.00793650793650794</text:p>
              </table:table-cell>
              <table:table-cell office:value-type="float" office:value="10223622">
                <text:p>10223622</text:p>
              </table:table-cell>
            </table:table-row>
            <table:table-row>
              <table:table-cell office:value-type="string">
                <text:p>51</text:p>
              </table:table-cell>
              <table:table-cell office:value-type="float" office:value="0.00529100529100529">
                <text:p>0.00529100529100529</text:p>
              </table:table-cell>
              <table:table-cell office:value-type="float" office:value="10223622">
                <text:p>10223622</text:p>
              </table:table-cell>
            </table:table-row>
            <table:table-row>
              <table:table-cell office:value-type="string">
                <text:p>52</text:p>
              </table:table-cell>
              <table:table-cell office:value-type="float" office:value="0.00529100529100529">
                <text:p>0.00529100529100529</text:p>
              </table:table-cell>
              <table:table-cell office:value-type="float" office:value="10223622">
                <text:p>10223622</text:p>
              </table:table-cell>
            </table:table-row>
            <table:table-row>
              <table:table-cell office:value-type="string">
                <text:p>53</text:p>
              </table:table-cell>
              <table:table-cell office:value-type="float" office:value="0.00529100529100529">
                <text:p>0.00529100529100529</text:p>
              </table:table-cell>
              <table:table-cell office:value-type="float" office:value="10223622">
                <text:p>10223622</text:p>
              </table:table-cell>
            </table:table-row>
            <table:table-row>
              <table:table-cell office:value-type="string">
                <text:p>54</text:p>
              </table:table-cell>
              <table:table-cell office:value-type="float" office:value="0.00529100529100529">
                <text:p>0.00529100529100529</text:p>
              </table:table-cell>
              <table:table-cell office:value-type="float" office:value="10223622">
                <text:p>10223622</text:p>
              </table:table-cell>
            </table:table-row>
            <table:table-row>
              <table:table-cell office:value-type="string">
                <text:p>55</text:p>
              </table:table-cell>
              <table:table-cell office:value-type="float" office:value="0.00529100529100529">
                <text:p>0.00529100529100529</text:p>
              </table:table-cell>
              <table:table-cell office:value-type="float" office:value="10223622">
                <text:p>10223622</text:p>
              </table:table-cell>
            </table:table-row>
            <table:table-row>
              <table:table-cell office:value-type="string">
                <text:p>56</text:p>
              </table:table-cell>
              <table:table-cell office:value-type="float" office:value="0.00529100529100529">
                <text:p>0.00529100529100529</text:p>
              </table:table-cell>
              <table:table-cell office:value-type="float" office:value="10223622">
                <text:p>10223622</text:p>
              </table:table-cell>
            </table:table-row>
            <table:table-row>
              <table:table-cell office:value-type="string">
                <text:p>57</text:p>
              </table:table-cell>
              <table:table-cell office:value-type="float" office:value="0.00529100529100529">
                <text:p>0.00529100529100529</text:p>
              </table:table-cell>
              <table:table-cell office:value-type="float" office:value="10223622">
                <text:p>10223622</text:p>
              </table:table-cell>
            </table:table-row>
            <table:table-row>
              <table:table-cell office:value-type="string">
                <text:p>58</text:p>
              </table:table-cell>
              <table:table-cell office:value-type="float" office:value="0.00529100529100529">
                <text:p>0.00529100529100529</text:p>
              </table:table-cell>
              <table:table-cell office:value-type="float" office:value="10223622">
                <text:p>10223622</text:p>
              </table:table-cell>
            </table:table-row>
            <table:table-row>
              <table:table-cell office:value-type="string">
                <text:p>59</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60</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61</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62</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63</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64</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65</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66</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67</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68</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69</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70</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71</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72</text:p>
              </table:table-cell>
              <table:table-cell office:value-type="float" office:value="0.00264550264550265">
                <text:p>0.00264550264550265</text:p>
              </table:table-cell>
              <table:table-cell office:value-type="float" office:value="10223622">
                <text:p>10223622</text:p>
              </table:table-cell>
            </table:table-row>
            <table:table-row>
              <table:table-cell office:value-type="string">
                <text:p>73</text:p>
              </table:table-cell>
              <table:table-cell office:value-type="float" office:value="0.00264550264550265">
                <text:p>0.00264550264550265</text:p>
              </table:table-cell>
              <table:table-cell office:value-type="float" office:value="10223622">
                <text:p>1022362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0.0.alpha1$MacOSX_X86_64 LibreOffice_project/c1d1f859b268f650143d48f294999cda0fa57350</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6600"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2.211cm" svg:height="1.621cm" xlink:href=".." xlink:type="simple" chart:class="chart:bar" chart:style-name="ch1">
        <chart:plot-area chart:style-name="ch2" table:cell-range-address="FeatFreqDist_NegativeDSs.B5:FeatFreqDist_NegativeDSs.B88 Temp.B4:Temp.B87" svg:x="0cm" svg:y="0cm" svg:width="2.12cm" svg:height="1.554cm">
          <chartooo:coordinate-region svg:x="0cm" svg:y="0cm" svg:width="2.12cm" svg:height="1.554cm"/>
          <chart:axis chart:dimension="x" chart:name="primary-x" chart:style-name="ch3"/>
          <chart:axis chart:dimension="y" chart:name="primary-y" chart:style-name="ch4"/>
          <chart:series chart:style-name="ch5" chart:values-cell-range-address="FeatFreqDist_NegativeDSs.B5:FeatFreqDist_NegativeDSs.B88" chart:class="chart:bar">
            <chart:data-point chart:repeated="84"/>
            <loext:propertry-mapping loext:property="FillColor" loext:cell-range-address="Temp.B4:Temp.B87"/>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ütun B</text:p>
              </table:table-cell>
              <table:table-cell office:value-type="string">
                <text:p>Sütun B</text:p>
              </table:table-cell>
            </table:table-row>
          </table:table-header-rows>
          <table:table-rows>
            <table:table-row>
              <table:table-cell office:value-type="string">
                <text:p>1</text:p>
              </table:table-cell>
              <table:table-cell office:value-type="float" office:value="0.839706700264469">
                <text:p>0.839706700264469</text:p>
                <draw:g>
                  <svg:desc>FeatFreqDist_NegativeDSs.B5:FeatFreqDist_NegativeDSs.B88</svg:desc>
                </draw:g>
              </table:table-cell>
              <table:table-cell office:value-type="float" office:value="26112">
                <text:p>26112</text:p>
                <draw:g>
                  <svg:desc>Temp.B4:Temp.B87</svg:desc>
                </draw:g>
              </table:table-cell>
            </table:table-row>
            <table:table-row>
              <table:table-cell office:value-type="string">
                <text:p>2</text:p>
              </table:table-cell>
              <table:table-cell office:value-type="float" office:value="0.615380831848295">
                <text:p>0.615380831848295</text:p>
              </table:table-cell>
              <table:table-cell office:value-type="float" office:value="26112">
                <text:p>26112</text:p>
              </table:table-cell>
            </table:table-row>
            <table:table-row>
              <table:table-cell office:value-type="string">
                <text:p>3</text:p>
              </table:table-cell>
              <table:table-cell office:value-type="float" office:value="0.436457399272804">
                <text:p>0.436457399272804</text:p>
              </table:table-cell>
              <table:table-cell office:value-type="float" office:value="26112">
                <text:p>26112</text:p>
              </table:table-cell>
            </table:table-row>
            <table:table-row>
              <table:table-cell office:value-type="string">
                <text:p>4</text:p>
              </table:table-cell>
              <table:table-cell office:value-type="float" office:value="0.380884817803808">
                <text:p>0.380884817803808</text:p>
              </table:table-cell>
              <table:table-cell office:value-type="float" office:value="26112">
                <text:p>26112</text:p>
              </table:table-cell>
            </table:table-row>
            <table:table-row>
              <table:table-cell office:value-type="string">
                <text:p>5</text:p>
              </table:table-cell>
              <table:table-cell office:value-type="float" office:value="0.235929974309788">
                <text:p>0.235929974309788</text:p>
              </table:table-cell>
              <table:table-cell office:value-type="float" office:value="26112">
                <text:p>26112</text:p>
              </table:table-cell>
            </table:table-row>
            <table:table-row>
              <table:table-cell office:value-type="string">
                <text:p>6</text:p>
              </table:table-cell>
              <table:table-cell office:value-type="float" office:value="0.225120411043386">
                <text:p>0.225120411043386</text:p>
              </table:table-cell>
              <table:table-cell office:value-type="float" office:value="26112">
                <text:p>26112</text:p>
              </table:table-cell>
            </table:table-row>
            <table:table-row>
              <table:table-cell office:value-type="string">
                <text:p>7</text:p>
              </table:table-cell>
              <table:table-cell office:value-type="float" office:value="0.215646436097963">
                <text:p>0.215646436097963</text:p>
              </table:table-cell>
              <table:table-cell office:value-type="float" office:value="26112">
                <text:p>26112</text:p>
              </table:table-cell>
            </table:table-row>
            <table:table-row>
              <table:table-cell office:value-type="string">
                <text:p>8</text:p>
              </table:table-cell>
              <table:table-cell office:value-type="float" office:value="0.193164663284185">
                <text:p>0.193164663284185</text:p>
              </table:table-cell>
              <table:table-cell office:value-type="float" office:value="26112">
                <text:p>26112</text:p>
              </table:table-cell>
            </table:table-row>
            <table:table-row>
              <table:table-cell office:value-type="string">
                <text:p>9</text:p>
              </table:table-cell>
              <table:table-cell office:value-type="float" office:value="0.180504950757275">
                <text:p>0.180504950757275</text:p>
              </table:table-cell>
              <table:table-cell office:value-type="float" office:value="26112">
                <text:p>26112</text:p>
              </table:table-cell>
            </table:table-row>
            <table:table-row>
              <table:table-cell office:value-type="string">
                <text:p>10</text:p>
              </table:table-cell>
              <table:table-cell office:value-type="float" office:value="0.121080729314461">
                <text:p>0.121080729314461</text:p>
              </table:table-cell>
              <table:table-cell office:value-type="float" office:value="26112">
                <text:p>26112</text:p>
              </table:table-cell>
            </table:table-row>
            <table:table-row>
              <table:table-cell office:value-type="string">
                <text:p>11</text:p>
              </table:table-cell>
              <table:table-cell office:value-type="float" office:value="0.1183338819461">
                <text:p>0.1183338819461</text:p>
              </table:table-cell>
              <table:table-cell office:value-type="float" office:value="26112">
                <text:p>26112</text:p>
              </table:table-cell>
            </table:table-row>
            <table:table-row>
              <table:table-cell office:value-type="string">
                <text:p>12</text:p>
              </table:table-cell>
              <table:table-cell office:value-type="float" office:value="0.0829502502809276">
                <text:p>0.0829502502809276</text:p>
              </table:table-cell>
              <table:table-cell office:value-type="float" office:value="26112">
                <text:p>26112</text:p>
              </table:table-cell>
            </table:table-row>
            <table:table-row>
              <table:table-cell office:value-type="string">
                <text:p>13</text:p>
              </table:table-cell>
              <table:table-cell office:value-type="float" office:value="0.081451969898185">
                <text:p>0.081451969898185</text:p>
              </table:table-cell>
              <table:table-cell office:value-type="float" office:value="26112">
                <text:p>26112</text:p>
              </table:table-cell>
            </table:table-row>
            <table:table-row>
              <table:table-cell office:value-type="string">
                <text:p>14</text:p>
              </table:table-cell>
              <table:table-cell office:value-type="float" office:value="0.0766203940174724">
                <text:p>0.0766203940174724</text:p>
              </table:table-cell>
              <table:table-cell office:value-type="float" office:value="26112">
                <text:p>26112</text:p>
              </table:table-cell>
            </table:table-row>
            <table:table-row>
              <table:table-cell office:value-type="string">
                <text:p>15</text:p>
              </table:table-cell>
              <table:table-cell office:value-type="float" office:value="0.07447134538768">
                <text:p>0.07447134538768</text:p>
              </table:table-cell>
              <table:table-cell office:value-type="float" office:value="26112">
                <text:p>26112</text:p>
              </table:table-cell>
            </table:table-row>
            <table:table-row>
              <table:table-cell office:value-type="string">
                <text:p>16</text:p>
              </table:table-cell>
              <table:table-cell office:value-type="float" office:value="0.067218306262131">
                <text:p>0.067218306262131</text:p>
              </table:table-cell>
              <table:table-cell office:value-type="float" office:value="26112">
                <text:p>26112</text:p>
              </table:table-cell>
            </table:table-row>
            <table:table-row>
              <table:table-cell office:value-type="string">
                <text:p>17</text:p>
              </table:table-cell>
              <table:table-cell office:value-type="float" office:value="0.0631245199638294">
                <text:p>0.0631245199638294</text:p>
              </table:table-cell>
              <table:table-cell office:value-type="float" office:value="26112">
                <text:p>26112</text:p>
              </table:table-cell>
            </table:table-row>
            <table:table-row>
              <table:table-cell office:value-type="string">
                <text:p>18</text:p>
              </table:table-cell>
              <table:table-cell office:value-type="float" office:value="0.0610927609599588">
                <text:p>0.0610927609599588</text:p>
              </table:table-cell>
              <table:table-cell office:value-type="float" office:value="26112">
                <text:p>26112</text:p>
              </table:table-cell>
            </table:table-row>
            <table:table-row>
              <table:table-cell office:value-type="string">
                <text:p>19</text:p>
              </table:table-cell>
              <table:table-cell office:value-type="float" office:value="0.0501696916039546">
                <text:p>0.0501696916039546</text:p>
              </table:table-cell>
              <table:table-cell office:value-type="float" office:value="26112">
                <text:p>26112</text:p>
              </table:table-cell>
            </table:table-row>
            <table:table-row>
              <table:table-cell office:value-type="string">
                <text:p>20</text:p>
              </table:table-cell>
              <table:table-cell office:value-type="float" office:value="0.0496286459101864">
                <text:p>0.0496286459101864</text:p>
              </table:table-cell>
              <table:table-cell office:value-type="float" office:value="26112">
                <text:p>26112</text:p>
              </table:table-cell>
            </table:table-row>
            <table:table-row>
              <table:table-cell office:value-type="string">
                <text:p>21</text:p>
              </table:table-cell>
              <table:table-cell office:value-type="float" office:value="0.0456899846010072">
                <text:p>0.0456899846010072</text:p>
              </table:table-cell>
              <table:table-cell office:value-type="float" office:value="26112">
                <text:p>26112</text:p>
              </table:table-cell>
            </table:table-row>
            <table:table-row>
              <table:table-cell office:value-type="string">
                <text:p>22</text:p>
              </table:table-cell>
              <table:table-cell office:value-type="float" office:value="0.044683563939872">
                <text:p>0.044683563939872</text:p>
              </table:table-cell>
              <table:table-cell office:value-type="float" office:value="26112">
                <text:p>26112</text:p>
              </table:table-cell>
            </table:table-row>
            <table:table-row>
              <table:table-cell office:value-type="string">
                <text:p>23</text:p>
              </table:table-cell>
              <table:table-cell office:value-type="float" office:value="0.0403135794902063">
                <text:p>0.0403135794902063</text:p>
              </table:table-cell>
              <table:table-cell office:value-type="float" office:value="26112">
                <text:p>26112</text:p>
              </table:table-cell>
            </table:table-row>
            <table:table-row>
              <table:table-cell office:value-type="string">
                <text:p>24</text:p>
              </table:table-cell>
              <table:table-cell office:value-type="float" office:value="0.0400487319478023">
                <text:p>0.0400487319478023</text:p>
              </table:table-cell>
              <table:table-cell office:value-type="float" office:value="26112">
                <text:p>26112</text:p>
              </table:table-cell>
            </table:table-row>
            <table:table-row>
              <table:table-cell office:value-type="string">
                <text:p>25</text:p>
              </table:table-cell>
              <table:table-cell office:value-type="float" office:value="0.0379034668543301">
                <text:p>0.0379034668543301</text:p>
              </table:table-cell>
              <table:table-cell office:value-type="float" office:value="26112">
                <text:p>26112</text:p>
              </table:table-cell>
            </table:table-row>
            <table:table-row>
              <table:table-cell office:value-type="string">
                <text:p>26</text:p>
              </table:table-cell>
              <table:table-cell office:value-type="float" office:value="0.0377256406472874">
                <text:p>0.0377256406472874</text:p>
              </table:table-cell>
              <table:table-cell office:value-type="float" office:value="26112">
                <text:p>26112</text:p>
              </table:table-cell>
            </table:table-row>
            <table:table-row>
              <table:table-cell office:value-type="string">
                <text:p>27</text:p>
              </table:table-cell>
              <table:table-cell office:value-type="float" office:value="0.0376764546751267">
                <text:p>0.0376764546751267</text:p>
              </table:table-cell>
              <table:table-cell office:value-type="float" office:value="26112">
                <text:p>26112</text:p>
              </table:table-cell>
            </table:table-row>
            <table:table-row>
              <table:table-cell office:value-type="string">
                <text:p>28</text:p>
              </table:table-cell>
              <table:table-cell office:value-type="float" office:value="0.0373964729874424">
                <text:p>0.0373964729874424</text:p>
              </table:table-cell>
              <table:table-cell office:value-type="float" office:value="26112">
                <text:p>26112</text:p>
              </table:table-cell>
            </table:table-row>
            <table:table-row>
              <table:table-cell office:value-type="string">
                <text:p>29</text:p>
              </table:table-cell>
              <table:table-cell office:value-type="float" office:value="0.0369273144837554">
                <text:p>0.0369273144837554</text:p>
              </table:table-cell>
              <table:table-cell office:value-type="float" office:value="26112">
                <text:p>26112</text:p>
              </table:table-cell>
            </table:table-row>
            <table:table-row>
              <table:table-cell office:value-type="string">
                <text:p>30</text:p>
              </table:table-cell>
              <table:table-cell office:value-type="float" office:value="0.0274684736836131">
                <text:p>0.0274684736836131</text:p>
              </table:table-cell>
              <table:table-cell office:value-type="float" office:value="26112">
                <text:p>26112</text:p>
              </table:table-cell>
            </table:table-row>
            <table:table-row>
              <table:table-cell office:value-type="string">
                <text:p>31</text:p>
              </table:table-cell>
              <table:table-cell office:value-type="float" office:value="0.0272490285770498">
                <text:p>0.0272490285770498</text:p>
              </table:table-cell>
              <table:table-cell office:value-type="float" office:value="26112">
                <text:p>26112</text:p>
              </table:table-cell>
            </table:table-row>
            <table:table-row>
              <table:table-cell office:value-type="string">
                <text:p>32</text:p>
              </table:table-cell>
              <table:table-cell office:value-type="float" office:value="0.0268290560455235">
                <text:p>0.0268290560455235</text:p>
              </table:table-cell>
              <table:table-cell office:value-type="float" office:value="26112">
                <text:p>26112</text:p>
              </table:table-cell>
            </table:table-row>
            <table:table-row>
              <table:table-cell office:value-type="string">
                <text:p>33</text:p>
              </table:table-cell>
              <table:table-cell office:value-type="float" office:value="0.0265793426483998">
                <text:p>0.0265793426483998</text:p>
              </table:table-cell>
              <table:table-cell office:value-type="float" office:value="26112">
                <text:p>26112</text:p>
              </table:table-cell>
            </table:table-row>
            <table:table-row>
              <table:table-cell office:value-type="string">
                <text:p>34</text:p>
              </table:table-cell>
              <table:table-cell office:value-type="float" office:value="0.0258339859933485">
                <text:p>0.0258339859933485</text:p>
              </table:table-cell>
              <table:table-cell office:value-type="float" office:value="26112">
                <text:p>26112</text:p>
              </table:table-cell>
            </table:table-row>
            <table:table-row>
              <table:table-cell office:value-type="string">
                <text:p>35</text:p>
              </table:table-cell>
              <table:table-cell office:value-type="float" office:value="0.0236508855366757">
                <text:p>0.0236508855366757</text:p>
              </table:table-cell>
              <table:table-cell office:value-type="float" office:value="26112">
                <text:p>26112</text:p>
              </table:table-cell>
            </table:table-row>
            <table:table-row>
              <table:table-cell office:value-type="string">
                <text:p>36</text:p>
              </table:table-cell>
              <table:table-cell office:value-type="float" office:value="0.0236357513913955">
                <text:p>0.0236357513913955</text:p>
              </table:table-cell>
              <table:table-cell office:value-type="float" office:value="26112">
                <text:p>26112</text:p>
              </table:table-cell>
            </table:table-row>
            <table:table-row>
              <table:table-cell office:value-type="string">
                <text:p>37</text:p>
              </table:table-cell>
              <table:table-cell office:value-type="float" office:value="0.0217023643318464">
                <text:p>0.0217023643318464</text:p>
              </table:table-cell>
              <table:table-cell office:value-type="float" office:value="26112">
                <text:p>26112</text:p>
              </table:table-cell>
            </table:table-row>
            <table:table-row>
              <table:table-cell office:value-type="string">
                <text:p>38</text:p>
              </table:table-cell>
              <table:table-cell office:value-type="float" office:value="0.0200716601779019">
                <text:p>0.0200716601779019</text:p>
              </table:table-cell>
              <table:table-cell office:value-type="float" office:value="26112">
                <text:p>26112</text:p>
              </table:table-cell>
            </table:table-row>
            <table:table-row>
              <table:table-cell office:value-type="string">
                <text:p>39</text:p>
              </table:table-cell>
              <table:table-cell office:value-type="float" office:value="0.0190122700082859">
                <text:p>0.0190122700082859</text:p>
              </table:table-cell>
              <table:table-cell office:value-type="float" office:value="26112">
                <text:p>26112</text:p>
              </table:table-cell>
            </table:table-row>
            <table:table-row>
              <table:table-cell office:value-type="string">
                <text:p>40</text:p>
              </table:table-cell>
              <table:table-cell office:value-type="float" office:value="0.0185771633314794">
                <text:p>0.0185771633314794</text:p>
              </table:table-cell>
              <table:table-cell office:value-type="float" office:value="26112">
                <text:p>26112</text:p>
              </table:table-cell>
            </table:table-row>
            <table:table-row>
              <table:table-cell office:value-type="string">
                <text:p>41</text:p>
              </table:table-cell>
              <table:table-cell office:value-type="float" office:value="0.0159400385163997">
                <text:p>0.0159400385163997</text:p>
              </table:table-cell>
              <table:table-cell office:value-type="float" office:value="26112">
                <text:p>26112</text:p>
              </table:table-cell>
            </table:table-row>
            <table:table-row>
              <table:table-cell office:value-type="string">
                <text:p>42</text:p>
              </table:table-cell>
              <table:table-cell office:value-type="float" office:value="0.0156827580466359">
                <text:p>0.0156827580466359</text:p>
              </table:table-cell>
              <table:table-cell office:value-type="float" office:value="26112">
                <text:p>26112</text:p>
              </table:table-cell>
            </table:table-row>
            <table:table-row>
              <table:table-cell office:value-type="string">
                <text:p>43</text:p>
              </table:table-cell>
              <table:table-cell office:value-type="float" office:value="0.0153725080683912">
                <text:p>0.0153725080683912</text:p>
              </table:table-cell>
              <table:table-cell office:value-type="float" office:value="26112">
                <text:p>26112</text:p>
              </table:table-cell>
            </table:table-row>
            <table:table-row>
              <table:table-cell office:value-type="string">
                <text:p>44</text:p>
              </table:table-cell>
              <table:table-cell office:value-type="float" office:value="0.0148503800562234">
                <text:p>0.0148503800562234</text:p>
              </table:table-cell>
              <table:table-cell office:value-type="float" office:value="26112">
                <text:p>26112</text:p>
              </table:table-cell>
            </table:table-row>
            <table:table-row>
              <table:table-cell office:value-type="string">
                <text:p>45</text:p>
              </table:table-cell>
              <table:table-cell office:value-type="float" office:value="0.0147179562850214">
                <text:p>0.0147179562850214</text:p>
              </table:table-cell>
              <table:table-cell office:value-type="float" office:value="26112">
                <text:p>26112</text:p>
              </table:table-cell>
            </table:table-row>
            <table:table-row>
              <table:table-cell office:value-type="string">
                <text:p>46</text:p>
              </table:table-cell>
              <table:table-cell office:value-type="float" office:value="0.0146763373855007">
                <text:p>0.0146763373855007</text:p>
              </table:table-cell>
              <table:table-cell office:value-type="float" office:value="26112">
                <text:p>26112</text:p>
              </table:table-cell>
            </table:table-row>
            <table:table-row>
              <table:table-cell office:value-type="string">
                <text:p>47</text:p>
              </table:table-cell>
              <table:table-cell office:value-type="float" office:value="0.013431553936202">
                <text:p>0.013431553936202</text:p>
              </table:table-cell>
              <table:table-cell office:value-type="float" office:value="26112">
                <text:p>26112</text:p>
              </table:table-cell>
            </table:table-row>
            <table:table-row>
              <table:table-cell office:value-type="string">
                <text:p>48</text:p>
              </table:table-cell>
              <table:table-cell office:value-type="float" office:value="0.0124932369288279">
                <text:p>0.0124932369288279</text:p>
              </table:table-cell>
              <table:table-cell office:value-type="float" office:value="26112">
                <text:p>26112</text:p>
              </table:table-cell>
            </table:table-row>
            <table:table-row>
              <table:table-cell office:value-type="string">
                <text:p>49</text:p>
              </table:table-cell>
              <table:table-cell office:value-type="float" office:value="0.0124894533925078">
                <text:p>0.0124894533925078</text:p>
              </table:table-cell>
              <table:table-cell office:value-type="float" office:value="26112">
                <text:p>26112</text:p>
              </table:table-cell>
            </table:table-row>
            <table:table-row>
              <table:table-cell office:value-type="string">
                <text:p>50</text:p>
              </table:table-cell>
              <table:table-cell office:value-type="float" office:value="0.0121943375595434">
                <text:p>0.0121943375595434</text:p>
              </table:table-cell>
              <table:table-cell office:value-type="float" office:value="26112">
                <text:p>26112</text:p>
              </table:table-cell>
            </table:table-row>
            <table:table-row>
              <table:table-cell office:value-type="string">
                <text:p>51</text:p>
              </table:table-cell>
              <table:table-cell office:value-type="float" office:value="0.0121602857326629">
                <text:p>0.0121602857326629</text:p>
              </table:table-cell>
              <table:table-cell office:value-type="float" office:value="26112">
                <text:p>26112</text:p>
              </table:table-cell>
            </table:table-row>
            <table:table-row>
              <table:table-cell office:value-type="string">
                <text:p>52</text:p>
              </table:table-cell>
              <table:table-cell office:value-type="float" office:value="0.0119370570897795">
                <text:p>0.0119370570897795</text:p>
              </table:table-cell>
              <table:table-cell office:value-type="float" office:value="26112">
                <text:p>26112</text:p>
              </table:table-cell>
            </table:table-row>
            <table:table-row>
              <table:table-cell office:value-type="string">
                <text:p>53</text:p>
              </table:table-cell>
              <table:table-cell office:value-type="float" office:value="0.0106695724225605">
                <text:p>0.0106695724225605</text:p>
              </table:table-cell>
              <table:table-cell office:value-type="float" office:value="26112">
                <text:p>26112</text:p>
              </table:table-cell>
            </table:table-row>
            <table:table-row>
              <table:table-cell office:value-type="string">
                <text:p>54</text:p>
              </table:table-cell>
              <table:table-cell office:value-type="float" office:value="0.0100831242929516">
                <text:p>0.0100831242929516</text:p>
              </table:table-cell>
              <table:table-cell office:value-type="float" office:value="26112">
                <text:p>26112</text:p>
              </table:table-cell>
            </table:table-row>
            <table:table-row>
              <table:table-cell office:value-type="string">
                <text:p>55</text:p>
              </table:table-cell>
              <table:table-cell office:value-type="float" office:value="0.0100793407566316">
                <text:p>0.0100793407566316</text:p>
              </table:table-cell>
              <table:table-cell office:value-type="float" office:value="26112">
                <text:p>26112</text:p>
              </table:table-cell>
            </table:table-row>
            <table:table-row>
              <table:table-cell office:value-type="string">
                <text:p>56</text:p>
              </table:table-cell>
              <table:table-cell office:value-type="float" office:value="0.00866808170925037">
                <text:p>0.00866808170925037</text:p>
              </table:table-cell>
              <table:table-cell office:value-type="float" office:value="26112">
                <text:p>26112</text:p>
              </table:table-cell>
            </table:table-row>
            <table:table-row>
              <table:table-cell office:value-type="string">
                <text:p>57</text:p>
              </table:table-cell>
              <table:table-cell office:value-type="float" office:value="0.00814217016076246">
                <text:p>0.00814217016076246</text:p>
              </table:table-cell>
              <table:table-cell office:value-type="float" office:value="26112">
                <text:p>26112</text:p>
              </table:table-cell>
            </table:table-row>
            <table:table-row>
              <table:table-cell office:value-type="string">
                <text:p>58</text:p>
              </table:table-cell>
              <table:table-cell office:value-type="float" office:value="0.00760869153963444">
                <text:p>0.00760869153963444</text:p>
              </table:table-cell>
              <table:table-cell office:value-type="float" office:value="26112">
                <text:p>26112</text:p>
              </table:table-cell>
            </table:table-row>
            <table:table-row>
              <table:table-cell office:value-type="string">
                <text:p>59</text:p>
              </table:table-cell>
              <table:table-cell office:value-type="float" office:value="0.00749896898635278">
                <text:p>0.00749896898635278</text:p>
              </table:table-cell>
              <table:table-cell office:value-type="float" office:value="26112">
                <text:p>26112</text:p>
              </table:table-cell>
            </table:table-row>
            <table:table-row>
              <table:table-cell office:value-type="string">
                <text:p>60</text:p>
              </table:table-cell>
              <table:table-cell office:value-type="float" office:value="0.00647741417993742">
                <text:p>0.00647741417993742</text:p>
              </table:table-cell>
              <table:table-cell office:value-type="float" office:value="26112">
                <text:p>26112</text:p>
              </table:table-cell>
            </table:table-row>
            <table:table-row>
              <table:table-cell office:value-type="string">
                <text:p>61</text:p>
              </table:table-cell>
              <table:table-cell office:value-type="float" office:value="0.00646228003465719">
                <text:p>0.00646228003465719</text:p>
              </table:table-cell>
              <table:table-cell office:value-type="float" office:value="26112">
                <text:p>26112</text:p>
              </table:table-cell>
            </table:table-row>
            <table:table-row>
              <table:table-cell office:value-type="string">
                <text:p>62</text:p>
              </table:table-cell>
              <table:table-cell office:value-type="float" office:value="0.00628823736393457">
                <text:p>0.00628823736393457</text:p>
              </table:table-cell>
              <table:table-cell office:value-type="float" office:value="26112">
                <text:p>26112</text:p>
              </table:table-cell>
            </table:table-row>
            <table:table-row>
              <table:table-cell office:value-type="string">
                <text:p>63</text:p>
              </table:table-cell>
              <table:table-cell office:value-type="float" office:value="0.005917450804569">
                <text:p>0.005917450804569</text:p>
              </table:table-cell>
              <table:table-cell office:value-type="float" office:value="26112">
                <text:p>26112</text:p>
              </table:table-cell>
            </table:table-row>
            <table:table-row>
              <table:table-cell office:value-type="string">
                <text:p>64</text:p>
              </table:table-cell>
              <table:table-cell office:value-type="float" office:value="0.00584934715080797">
                <text:p>0.00584934715080797</text:p>
              </table:table-cell>
              <table:table-cell office:value-type="float" office:value="26112">
                <text:p>26112</text:p>
              </table:table-cell>
            </table:table-row>
            <table:table-row>
              <table:table-cell office:value-type="string">
                <text:p>65</text:p>
              </table:table-cell>
              <table:table-cell office:value-type="float" office:value="0.00530073438439972">
                <text:p>0.00530073438439972</text:p>
              </table:table-cell>
              <table:table-cell office:value-type="float" office:value="26112">
                <text:p>26112</text:p>
              </table:table-cell>
            </table:table-row>
            <table:table-row>
              <table:table-cell office:value-type="string">
                <text:p>66</text:p>
              </table:table-cell>
              <table:table-cell office:value-type="float" office:value="0.00528938377543955">
                <text:p>0.00528938377543955</text:p>
              </table:table-cell>
              <table:table-cell office:value-type="float" office:value="26112">
                <text:p>26112</text:p>
              </table:table-cell>
            </table:table-row>
            <table:table-row>
              <table:table-cell office:value-type="string">
                <text:p>67</text:p>
              </table:table-cell>
              <table:table-cell office:value-type="float" office:value="0.00434728323174538">
                <text:p>0.00434728323174538</text:p>
              </table:table-cell>
              <table:table-cell office:value-type="float" office:value="26112">
                <text:p>26112</text:p>
              </table:table-cell>
            </table:table-row>
            <table:table-row>
              <table:table-cell office:value-type="string">
                <text:p>68</text:p>
              </table:table-cell>
              <table:table-cell office:value-type="float" office:value="0.00416945702470271">
                <text:p>0.00416945702470271</text:p>
              </table:table-cell>
              <table:table-cell office:value-type="float" office:value="26112">
                <text:p>26112</text:p>
              </table:table-cell>
            </table:table-row>
            <table:table-row>
              <table:table-cell office:value-type="string">
                <text:p>69</text:p>
              </table:table-cell>
              <table:table-cell office:value-type="float" office:value="0.00382515521957753">
                <text:p>0.00382515521957753</text:p>
              </table:table-cell>
              <table:table-cell office:value-type="float" office:value="26112">
                <text:p>26112</text:p>
              </table:table-cell>
            </table:table-row>
            <table:table-row>
              <table:table-cell office:value-type="string">
                <text:p>70</text:p>
              </table:table-cell>
              <table:table-cell office:value-type="float" office:value="0.00342788390597156">
                <text:p>0.00342788390597156</text:p>
              </table:table-cell>
              <table:table-cell office:value-type="float" office:value="26112">
                <text:p>26112</text:p>
              </table:table-cell>
            </table:table-row>
            <table:table-row>
              <table:table-cell office:value-type="string">
                <text:p>71</text:p>
              </table:table-cell>
              <table:table-cell office:value-type="float" office:value="0.0034241003696515">
                <text:p>0.0034241003696515</text:p>
              </table:table-cell>
              <table:table-cell office:value-type="float" office:value="26112">
                <text:p>26112</text:p>
              </table:table-cell>
            </table:table-row>
            <table:table-row>
              <table:table-cell office:value-type="string">
                <text:p>72</text:p>
              </table:table-cell>
              <table:table-cell office:value-type="float" office:value="0.00323492355364865">
                <text:p>0.00323492355364865</text:p>
              </table:table-cell>
              <table:table-cell office:value-type="float" office:value="26112">
                <text:p>26112</text:p>
              </table:table-cell>
            </table:table-row>
            <table:table-row>
              <table:table-cell office:value-type="string">
                <text:p>73</text:p>
              </table:table-cell>
              <table:table-cell office:value-type="float" office:value="0.003125201000367">
                <text:p>0.003125201000367</text:p>
              </table:table-cell>
              <table:table-cell office:value-type="float" office:value="26112">
                <text:p>26112</text:p>
              </table:table-cell>
            </table:table-row>
            <table:table-row>
              <table:table-cell office:value-type="string">
                <text:p>74</text:p>
              </table:table-cell>
              <table:table-cell office:value-type="float" office:value="0.00293602418436416">
                <text:p>0.00293602418436416</text:p>
              </table:table-cell>
              <table:table-cell office:value-type="float" office:value="26112">
                <text:p>26112</text:p>
              </table:table-cell>
            </table:table-row>
            <table:table-row>
              <table:table-cell office:value-type="string">
                <text:p>75</text:p>
              </table:table-cell>
              <table:table-cell office:value-type="float" office:value="0.00286792053060313">
                <text:p>0.00286792053060313</text:p>
              </table:table-cell>
              <table:table-cell office:value-type="float" office:value="26112">
                <text:p>26112</text:p>
              </table:table-cell>
            </table:table-row>
            <table:table-row>
              <table:table-cell office:value-type="string">
                <text:p>76</text:p>
              </table:table-cell>
              <table:table-cell office:value-type="float" office:value="0.00275063090468137">
                <text:p>0.00275063090468137</text:p>
              </table:table-cell>
              <table:table-cell office:value-type="float" office:value="26112">
                <text:p>26112</text:p>
              </table:table-cell>
            </table:table-row>
            <table:table-row>
              <table:table-cell office:value-type="string">
                <text:p>77</text:p>
              </table:table-cell>
              <table:table-cell office:value-type="float" office:value="0.00273171322308108">
                <text:p>0.00273171322308108</text:p>
              </table:table-cell>
              <table:table-cell office:value-type="float" office:value="26112">
                <text:p>26112</text:p>
              </table:table-cell>
            </table:table-row>
            <table:table-row>
              <table:table-cell office:value-type="string">
                <text:p>78</text:p>
              </table:table-cell>
              <table:table-cell office:value-type="float" office:value="0.00269009432356046">
                <text:p>0.00269009432356046</text:p>
              </table:table-cell>
              <table:table-cell office:value-type="float" office:value="26112">
                <text:p>26112</text:p>
              </table:table-cell>
            </table:table-row>
            <table:table-row>
              <table:table-cell office:value-type="string">
                <text:p>79</text:p>
              </table:table-cell>
              <table:table-cell office:value-type="float" office:value="0.00264847542403983">
                <text:p>0.00264847542403983</text:p>
              </table:table-cell>
              <table:table-cell office:value-type="float" office:value="26112">
                <text:p>26112</text:p>
              </table:table-cell>
            </table:table-row>
            <table:table-row>
              <table:table-cell office:value-type="string">
                <text:p>80</text:p>
              </table:table-cell>
              <table:table-cell office:value-type="float" office:value="0.00248578336227739">
                <text:p>0.00248578336227739</text:p>
              </table:table-cell>
              <table:table-cell office:value-type="float" office:value="26112">
                <text:p>26112</text:p>
              </table:table-cell>
            </table:table-row>
            <table:table-row>
              <table:table-cell office:value-type="string">
                <text:p>81</text:p>
              </table:table-cell>
              <table:table-cell office:value-type="float" office:value="0.002326874836835">
                <text:p>0.002326874836835</text:p>
              </table:table-cell>
              <table:table-cell office:value-type="float" office:value="26112">
                <text:p>26112</text:p>
              </table:table-cell>
            </table:table-row>
            <table:table-row>
              <table:table-cell office:value-type="string">
                <text:p>82</text:p>
              </table:table-cell>
              <table:table-cell office:value-type="float" office:value="0.00229282300995448">
                <text:p>0.00229282300995448</text:p>
              </table:table-cell>
              <table:table-cell office:value-type="float" office:value="26112">
                <text:p>26112</text:p>
              </table:table-cell>
            </table:table-row>
            <table:table-row>
              <table:table-cell office:value-type="string">
                <text:p>83</text:p>
              </table:table-cell>
              <table:table-cell office:value-type="float" office:value="0.00216039923875249">
                <text:p>0.00216039923875249</text:p>
              </table:table-cell>
              <table:table-cell office:value-type="float" office:value="26112">
                <text:p>26112</text:p>
              </table:table-cell>
            </table:table-row>
            <table:table-row>
              <table:table-cell office:value-type="string">
                <text:p>84</text:p>
              </table:table-cell>
              <table:table-cell office:value-type="float" office:value="0.00213391448451209">
                <text:p>0.00213391448451209</text:p>
              </table:table-cell>
              <table:table-cell office:value-type="float" office:value="26112">
                <text:p>2611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0.0.alpha1$MacOSX_X86_64 LibreOffice_project/c1d1f859b268f650143d48f294999cda0fa5735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6600"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2.211cm" svg:height="1.621cm" xlink:href=".." xlink:type="simple" chart:class="chart:bar" chart:style-name="ch1">
        <chart:plot-area chart:style-name="ch2" table:cell-range-address="FeatFreqDist_NegativeDSs.D5:FeatFreqDist_NegativeDSs.D98 Temp.C4:Temp.C97" svg:x="0cm" svg:y="0cm" svg:width="2.121cm" svg:height="1.556cm">
          <chartooo:coordinate-region svg:x="0cm" svg:y="0cm" svg:width="2.121cm" svg:height="1.556cm"/>
          <chart:axis chart:dimension="x" chart:name="primary-x" chart:style-name="ch3"/>
          <chart:axis chart:dimension="y" chart:name="primary-y" chart:style-name="ch4"/>
          <chart:series chart:style-name="ch5" chart:values-cell-range-address="FeatFreqDist_NegativeDSs.D5:FeatFreqDist_NegativeDSs.D98" chart:class="chart:bar">
            <chart:data-point chart:repeated="94"/>
            <loext:propertry-mapping loext:property="FillColor" loext:cell-range-address="Temp.C4:Temp.C97"/>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ütun D</text:p>
              </table:table-cell>
              <table:table-cell office:value-type="string">
                <text:p>Sütun C</text:p>
              </table:table-cell>
            </table:table-row>
          </table:table-header-rows>
          <table:table-rows>
            <table:table-row>
              <table:table-cell office:value-type="string">
                <text:p>1</text:p>
              </table:table-cell>
              <table:table-cell office:value-type="float" office:value="1">
                <text:p>1</text:p>
                <draw:g>
                  <svg:desc>FeatFreqDist_NegativeDSs.D5:FeatFreqDist_NegativeDSs.D98</svg:desc>
                </draw:g>
              </table:table-cell>
              <table:table-cell office:value-type="float" office:value="8092539">
                <text:p>8092539</text:p>
                <draw:g>
                  <svg:desc>Temp.C4:Temp.C97</svg:desc>
                </draw:g>
              </table:table-cell>
            </table:table-row>
            <table:table-row>
              <table:table-cell office:value-type="string">
                <text:p>2</text:p>
              </table:table-cell>
              <table:table-cell office:value-type="float" office:value="0.759842519685039">
                <text:p>0.759842519685039</text:p>
              </table:table-cell>
              <table:table-cell office:value-type="float" office:value="8092539">
                <text:p>8092539</text:p>
              </table:table-cell>
            </table:table-row>
            <table:table-row>
              <table:table-cell office:value-type="string">
                <text:p>3</text:p>
              </table:table-cell>
              <table:table-cell office:value-type="float" office:value="0.547244094488189">
                <text:p>0.547244094488189</text:p>
              </table:table-cell>
              <table:table-cell office:value-type="float" office:value="8092539">
                <text:p>8092539</text:p>
              </table:table-cell>
            </table:table-row>
            <table:table-row>
              <table:table-cell office:value-type="string">
                <text:p>4</text:p>
              </table:table-cell>
              <table:table-cell office:value-type="float" office:value="0.547244094488189">
                <text:p>0.547244094488189</text:p>
              </table:table-cell>
              <table:table-cell office:value-type="float" office:value="8092539">
                <text:p>8092539</text:p>
              </table:table-cell>
            </table:table-row>
            <table:table-row>
              <table:table-cell office:value-type="string">
                <text:p>5</text:p>
              </table:table-cell>
              <table:table-cell office:value-type="float" office:value="0.515748031496063">
                <text:p>0.515748031496063</text:p>
              </table:table-cell>
              <table:table-cell office:value-type="float" office:value="8092539">
                <text:p>8092539</text:p>
              </table:table-cell>
            </table:table-row>
            <table:table-row>
              <table:table-cell office:value-type="string">
                <text:p>6</text:p>
              </table:table-cell>
              <table:table-cell office:value-type="float" office:value="0.425196850393701">
                <text:p>0.425196850393701</text:p>
              </table:table-cell>
              <table:table-cell office:value-type="float" office:value="8092539">
                <text:p>8092539</text:p>
              </table:table-cell>
            </table:table-row>
            <table:table-row>
              <table:table-cell office:value-type="string">
                <text:p>7</text:p>
              </table:table-cell>
              <table:table-cell office:value-type="float" office:value="0.409448818897638">
                <text:p>0.409448818897638</text:p>
              </table:table-cell>
              <table:table-cell office:value-type="float" office:value="8092539">
                <text:p>8092539</text:p>
              </table:table-cell>
            </table:table-row>
            <table:table-row>
              <table:table-cell office:value-type="string">
                <text:p>8</text:p>
              </table:table-cell>
              <table:table-cell office:value-type="float" office:value="0.283464566929134">
                <text:p>0.283464566929134</text:p>
              </table:table-cell>
              <table:table-cell office:value-type="float" office:value="8092539">
                <text:p>8092539</text:p>
              </table:table-cell>
            </table:table-row>
            <table:table-row>
              <table:table-cell office:value-type="string">
                <text:p>9</text:p>
              </table:table-cell>
              <table:table-cell office:value-type="float" office:value="0.279527559055118">
                <text:p>0.279527559055118</text:p>
              </table:table-cell>
              <table:table-cell office:value-type="float" office:value="8092539">
                <text:p>8092539</text:p>
              </table:table-cell>
            </table:table-row>
            <table:table-row>
              <table:table-cell office:value-type="string">
                <text:p>10</text:p>
              </table:table-cell>
              <table:table-cell office:value-type="float" office:value="0.271653543307087">
                <text:p>0.271653543307087</text:p>
              </table:table-cell>
              <table:table-cell office:value-type="float" office:value="8092539">
                <text:p>8092539</text:p>
              </table:table-cell>
            </table:table-row>
            <table:table-row>
              <table:table-cell office:value-type="string">
                <text:p>11</text:p>
              </table:table-cell>
              <table:table-cell office:value-type="float" office:value="0.251968503937008">
                <text:p>0.251968503937008</text:p>
              </table:table-cell>
              <table:table-cell office:value-type="float" office:value="8092539">
                <text:p>8092539</text:p>
              </table:table-cell>
            </table:table-row>
            <table:table-row>
              <table:table-cell office:value-type="string">
                <text:p>12</text:p>
              </table:table-cell>
              <table:table-cell office:value-type="float" office:value="0.228346456692913">
                <text:p>0.228346456692913</text:p>
              </table:table-cell>
              <table:table-cell office:value-type="float" office:value="8092539">
                <text:p>8092539</text:p>
              </table:table-cell>
            </table:table-row>
            <table:table-row>
              <table:table-cell office:value-type="string">
                <text:p>13</text:p>
              </table:table-cell>
              <table:table-cell office:value-type="float" office:value="0.220472440944882">
                <text:p>0.220472440944882</text:p>
              </table:table-cell>
              <table:table-cell office:value-type="float" office:value="8092539">
                <text:p>8092539</text:p>
              </table:table-cell>
            </table:table-row>
            <table:table-row>
              <table:table-cell office:value-type="string">
                <text:p>14</text:p>
              </table:table-cell>
              <table:table-cell office:value-type="float" office:value="0.204724409448819">
                <text:p>0.204724409448819</text:p>
              </table:table-cell>
              <table:table-cell office:value-type="float" office:value="8092539">
                <text:p>8092539</text:p>
              </table:table-cell>
            </table:table-row>
            <table:table-row>
              <table:table-cell office:value-type="string">
                <text:p>15</text:p>
              </table:table-cell>
              <table:table-cell office:value-type="float" office:value="0.188976377952756">
                <text:p>0.188976377952756</text:p>
              </table:table-cell>
              <table:table-cell office:value-type="float" office:value="8092539">
                <text:p>8092539</text:p>
              </table:table-cell>
            </table:table-row>
            <table:table-row>
              <table:table-cell office:value-type="string">
                <text:p>16</text:p>
              </table:table-cell>
              <table:table-cell office:value-type="float" office:value="0.173228346456693">
                <text:p>0.173228346456693</text:p>
              </table:table-cell>
              <table:table-cell office:value-type="float" office:value="8092539">
                <text:p>8092539</text:p>
              </table:table-cell>
            </table:table-row>
            <table:table-row>
              <table:table-cell office:value-type="string">
                <text:p>17</text:p>
              </table:table-cell>
              <table:table-cell office:value-type="float" office:value="0.173228346456693">
                <text:p>0.173228346456693</text:p>
              </table:table-cell>
              <table:table-cell office:value-type="float" office:value="8092539">
                <text:p>8092539</text:p>
              </table:table-cell>
            </table:table-row>
            <table:table-row>
              <table:table-cell office:value-type="string">
                <text:p>18</text:p>
              </table:table-cell>
              <table:table-cell office:value-type="float" office:value="0.153543307086614">
                <text:p>0.153543307086614</text:p>
              </table:table-cell>
              <table:table-cell office:value-type="float" office:value="8092539">
                <text:p>8092539</text:p>
              </table:table-cell>
            </table:table-row>
            <table:table-row>
              <table:table-cell office:value-type="string">
                <text:p>19</text:p>
              </table:table-cell>
              <table:table-cell office:value-type="float" office:value="0.149606299212598">
                <text:p>0.149606299212598</text:p>
              </table:table-cell>
              <table:table-cell office:value-type="float" office:value="8092539">
                <text:p>8092539</text:p>
              </table:table-cell>
            </table:table-row>
            <table:table-row>
              <table:table-cell office:value-type="string">
                <text:p>20</text:p>
              </table:table-cell>
              <table:table-cell office:value-type="float" office:value="0.141732283464567">
                <text:p>0.141732283464567</text:p>
              </table:table-cell>
              <table:table-cell office:value-type="float" office:value="8092539">
                <text:p>8092539</text:p>
              </table:table-cell>
            </table:table-row>
            <table:table-row>
              <table:table-cell office:value-type="string">
                <text:p>21</text:p>
              </table:table-cell>
              <table:table-cell office:value-type="float" office:value="0.137795275590551">
                <text:p>0.137795275590551</text:p>
              </table:table-cell>
              <table:table-cell office:value-type="float" office:value="8092539">
                <text:p>8092539</text:p>
              </table:table-cell>
            </table:table-row>
            <table:table-row>
              <table:table-cell office:value-type="string">
                <text:p>22</text:p>
              </table:table-cell>
              <table:table-cell office:value-type="float" office:value="0.118110236220472">
                <text:p>0.118110236220472</text:p>
              </table:table-cell>
              <table:table-cell office:value-type="float" office:value="8092539">
                <text:p>8092539</text:p>
              </table:table-cell>
            </table:table-row>
            <table:table-row>
              <table:table-cell office:value-type="string">
                <text:p>23</text:p>
              </table:table-cell>
              <table:table-cell office:value-type="float" office:value="0.110236220472441">
                <text:p>0.110236220472441</text:p>
              </table:table-cell>
              <table:table-cell office:value-type="float" office:value="8092539">
                <text:p>8092539</text:p>
              </table:table-cell>
            </table:table-row>
            <table:table-row>
              <table:table-cell office:value-type="string">
                <text:p>24</text:p>
              </table:table-cell>
              <table:table-cell office:value-type="float" office:value="0.106299212598425">
                <text:p>0.106299212598425</text:p>
              </table:table-cell>
              <table:table-cell office:value-type="float" office:value="8092539">
                <text:p>8092539</text:p>
              </table:table-cell>
            </table:table-row>
            <table:table-row>
              <table:table-cell office:value-type="string">
                <text:p>25</text:p>
              </table:table-cell>
              <table:table-cell office:value-type="float" office:value="0.106299212598425">
                <text:p>0.106299212598425</text:p>
              </table:table-cell>
              <table:table-cell office:value-type="float" office:value="8092539">
                <text:p>8092539</text:p>
              </table:table-cell>
            </table:table-row>
            <table:table-row>
              <table:table-cell office:value-type="string">
                <text:p>26</text:p>
              </table:table-cell>
              <table:table-cell office:value-type="float" office:value="0.102362204724409">
                <text:p>0.102362204724409</text:p>
              </table:table-cell>
              <table:table-cell office:value-type="float" office:value="8092539">
                <text:p>8092539</text:p>
              </table:table-cell>
            </table:table-row>
            <table:table-row>
              <table:table-cell office:value-type="string">
                <text:p>27</text:p>
              </table:table-cell>
              <table:table-cell office:value-type="float" office:value="0.102362204724409">
                <text:p>0.102362204724409</text:p>
              </table:table-cell>
              <table:table-cell office:value-type="float" office:value="8092539">
                <text:p>8092539</text:p>
              </table:table-cell>
            </table:table-row>
            <table:table-row>
              <table:table-cell office:value-type="string">
                <text:p>28</text:p>
              </table:table-cell>
              <table:table-cell office:value-type="float" office:value="0.102362204724409">
                <text:p>0.102362204724409</text:p>
              </table:table-cell>
              <table:table-cell office:value-type="float" office:value="8092539">
                <text:p>8092539</text:p>
              </table:table-cell>
            </table:table-row>
            <table:table-row>
              <table:table-cell office:value-type="string">
                <text:p>29</text:p>
              </table:table-cell>
              <table:table-cell office:value-type="float" office:value="0.0984251968503937">
                <text:p>0.0984251968503937</text:p>
              </table:table-cell>
              <table:table-cell office:value-type="float" office:value="8092539">
                <text:p>8092539</text:p>
              </table:table-cell>
            </table:table-row>
            <table:table-row>
              <table:table-cell office:value-type="string">
                <text:p>30</text:p>
              </table:table-cell>
              <table:table-cell office:value-type="float" office:value="0.0944881889763779">
                <text:p>0.0944881889763779</text:p>
              </table:table-cell>
              <table:table-cell office:value-type="float" office:value="8092539">
                <text:p>8092539</text:p>
              </table:table-cell>
            </table:table-row>
            <table:table-row>
              <table:table-cell office:value-type="string">
                <text:p>31</text:p>
              </table:table-cell>
              <table:table-cell office:value-type="float" office:value="0.0669291338582677">
                <text:p>0.0669291338582677</text:p>
              </table:table-cell>
              <table:table-cell office:value-type="float" office:value="8092539">
                <text:p>8092539</text:p>
              </table:table-cell>
            </table:table-row>
            <table:table-row>
              <table:table-cell office:value-type="string">
                <text:p>32</text:p>
              </table:table-cell>
              <table:table-cell office:value-type="float" office:value="0.0669291338582677">
                <text:p>0.0669291338582677</text:p>
              </table:table-cell>
              <table:table-cell office:value-type="float" office:value="8092539">
                <text:p>8092539</text:p>
              </table:table-cell>
            </table:table-row>
            <table:table-row>
              <table:table-cell office:value-type="string">
                <text:p>33</text:p>
              </table:table-cell>
              <table:table-cell office:value-type="float" office:value="0.062992125984252">
                <text:p>0.062992125984252</text:p>
              </table:table-cell>
              <table:table-cell office:value-type="float" office:value="8092539">
                <text:p>8092539</text:p>
              </table:table-cell>
            </table:table-row>
            <table:table-row>
              <table:table-cell office:value-type="string">
                <text:p>34</text:p>
              </table:table-cell>
              <table:table-cell office:value-type="float" office:value="0.0590551181102362">
                <text:p>0.0590551181102362</text:p>
              </table:table-cell>
              <table:table-cell office:value-type="float" office:value="8092539">
                <text:p>8092539</text:p>
              </table:table-cell>
            </table:table-row>
            <table:table-row>
              <table:table-cell office:value-type="string">
                <text:p>35</text:p>
              </table:table-cell>
              <table:table-cell office:value-type="float" office:value="0.0551181102362205">
                <text:p>0.0551181102362205</text:p>
              </table:table-cell>
              <table:table-cell office:value-type="float" office:value="8092539">
                <text:p>8092539</text:p>
              </table:table-cell>
            </table:table-row>
            <table:table-row>
              <table:table-cell office:value-type="string">
                <text:p>36</text:p>
              </table:table-cell>
              <table:table-cell office:value-type="float" office:value="0.0551181102362205">
                <text:p>0.0551181102362205</text:p>
              </table:table-cell>
              <table:table-cell office:value-type="float" office:value="8092539">
                <text:p>8092539</text:p>
              </table:table-cell>
            </table:table-row>
            <table:table-row>
              <table:table-cell office:value-type="string">
                <text:p>37</text:p>
              </table:table-cell>
              <table:table-cell office:value-type="float" office:value="0.0511811023622047">
                <text:p>0.0511811023622047</text:p>
              </table:table-cell>
              <table:table-cell office:value-type="float" office:value="8092539">
                <text:p>8092539</text:p>
              </table:table-cell>
            </table:table-row>
            <table:table-row>
              <table:table-cell office:value-type="string">
                <text:p>38</text:p>
              </table:table-cell>
              <table:table-cell office:value-type="float" office:value="0.0511811023622047">
                <text:p>0.0511811023622047</text:p>
              </table:table-cell>
              <table:table-cell office:value-type="float" office:value="8092539">
                <text:p>8092539</text:p>
              </table:table-cell>
            </table:table-row>
            <table:table-row>
              <table:table-cell office:value-type="string">
                <text:p>39</text:p>
              </table:table-cell>
              <table:table-cell office:value-type="float" office:value="0.047244094488189">
                <text:p>0.047244094488189</text:p>
              </table:table-cell>
              <table:table-cell office:value-type="float" office:value="8092539">
                <text:p>8092539</text:p>
              </table:table-cell>
            </table:table-row>
            <table:table-row>
              <table:table-cell office:value-type="string">
                <text:p>40</text:p>
              </table:table-cell>
              <table:table-cell office:value-type="float" office:value="0.0393700787401575">
                <text:p>0.0393700787401575</text:p>
              </table:table-cell>
              <table:table-cell office:value-type="float" office:value="8092539">
                <text:p>8092539</text:p>
              </table:table-cell>
            </table:table-row>
            <table:table-row>
              <table:table-cell office:value-type="string">
                <text:p>41</text:p>
              </table:table-cell>
              <table:table-cell office:value-type="float" office:value="0.0393700787401575">
                <text:p>0.0393700787401575</text:p>
              </table:table-cell>
              <table:table-cell office:value-type="float" office:value="8092539">
                <text:p>8092539</text:p>
              </table:table-cell>
            </table:table-row>
            <table:table-row>
              <table:table-cell office:value-type="string">
                <text:p>42</text:p>
              </table:table-cell>
              <table:table-cell office:value-type="float" office:value="0.0393700787401575">
                <text:p>0.0393700787401575</text:p>
              </table:table-cell>
              <table:table-cell office:value-type="float" office:value="8092539">
                <text:p>8092539</text:p>
              </table:table-cell>
            </table:table-row>
            <table:table-row>
              <table:table-cell office:value-type="string">
                <text:p>43</text:p>
              </table:table-cell>
              <table:table-cell office:value-type="float" office:value="0.0354330708661417">
                <text:p>0.0354330708661417</text:p>
              </table:table-cell>
              <table:table-cell office:value-type="float" office:value="8092539">
                <text:p>8092539</text:p>
              </table:table-cell>
            </table:table-row>
            <table:table-row>
              <table:table-cell office:value-type="string">
                <text:p>44</text:p>
              </table:table-cell>
              <table:table-cell office:value-type="float" office:value="0.031496062992126">
                <text:p>0.031496062992126</text:p>
              </table:table-cell>
              <table:table-cell office:value-type="float" office:value="8092539">
                <text:p>8092539</text:p>
              </table:table-cell>
            </table:table-row>
            <table:table-row>
              <table:table-cell office:value-type="string">
                <text:p>45</text:p>
              </table:table-cell>
              <table:table-cell office:value-type="float" office:value="0.031496062992126">
                <text:p>0.031496062992126</text:p>
              </table:table-cell>
              <table:table-cell office:value-type="float" office:value="8092539">
                <text:p>8092539</text:p>
              </table:table-cell>
            </table:table-row>
            <table:table-row>
              <table:table-cell office:value-type="string">
                <text:p>46</text:p>
              </table:table-cell>
              <table:table-cell office:value-type="float" office:value="0.0275590551181102">
                <text:p>0.0275590551181102</text:p>
              </table:table-cell>
              <table:table-cell office:value-type="float" office:value="8092539">
                <text:p>8092539</text:p>
              </table:table-cell>
            </table:table-row>
            <table:table-row>
              <table:table-cell office:value-type="string">
                <text:p>47</text:p>
              </table:table-cell>
              <table:table-cell office:value-type="float" office:value="0.0275590551181102">
                <text:p>0.0275590551181102</text:p>
              </table:table-cell>
              <table:table-cell office:value-type="float" office:value="8092539">
                <text:p>8092539</text:p>
              </table:table-cell>
            </table:table-row>
            <table:table-row>
              <table:table-cell office:value-type="string">
                <text:p>48</text:p>
              </table:table-cell>
              <table:table-cell office:value-type="float" office:value="0.0275590551181102">
                <text:p>0.0275590551181102</text:p>
              </table:table-cell>
              <table:table-cell office:value-type="float" office:value="8092539">
                <text:p>8092539</text:p>
              </table:table-cell>
            </table:table-row>
            <table:table-row>
              <table:table-cell office:value-type="string">
                <text:p>49</text:p>
              </table:table-cell>
              <table:table-cell office:value-type="float" office:value="0.0275590551181102">
                <text:p>0.0275590551181102</text:p>
              </table:table-cell>
              <table:table-cell office:value-type="float" office:value="8092539">
                <text:p>8092539</text:p>
              </table:table-cell>
            </table:table-row>
            <table:table-row>
              <table:table-cell office:value-type="string">
                <text:p>50</text:p>
              </table:table-cell>
              <table:table-cell office:value-type="float" office:value="0.0275590551181102">
                <text:p>0.0275590551181102</text:p>
              </table:table-cell>
              <table:table-cell office:value-type="float" office:value="8092539">
                <text:p>8092539</text:p>
              </table:table-cell>
            </table:table-row>
            <table:table-row>
              <table:table-cell office:value-type="string">
                <text:p>51</text:p>
              </table:table-cell>
              <table:table-cell office:value-type="float" office:value="0.0236220472440945">
                <text:p>0.0236220472440945</text:p>
              </table:table-cell>
              <table:table-cell office:value-type="float" office:value="8092539">
                <text:p>8092539</text:p>
              </table:table-cell>
            </table:table-row>
            <table:table-row>
              <table:table-cell office:value-type="string">
                <text:p>52</text:p>
              </table:table-cell>
              <table:table-cell office:value-type="float" office:value="0.0236220472440945">
                <text:p>0.0236220472440945</text:p>
              </table:table-cell>
              <table:table-cell office:value-type="float" office:value="26112">
                <text:p>26112</text:p>
              </table:table-cell>
            </table:table-row>
            <table:table-row>
              <table:table-cell office:value-type="string">
                <text:p>53</text:p>
              </table:table-cell>
              <table:table-cell office:value-type="float" office:value="0.0236220472440945">
                <text:p>0.0236220472440945</text:p>
              </table:table-cell>
              <table:table-cell office:value-type="float" office:value="26112">
                <text:p>26112</text:p>
              </table:table-cell>
            </table:table-row>
            <table:table-row>
              <table:table-cell office:value-type="string">
                <text:p>54</text:p>
              </table:table-cell>
              <table:table-cell office:value-type="float" office:value="0.0236220472440945">
                <text:p>0.0236220472440945</text:p>
              </table:table-cell>
              <table:table-cell office:value-type="float" office:value="26112">
                <text:p>26112</text:p>
              </table:table-cell>
            </table:table-row>
            <table:table-row>
              <table:table-cell office:value-type="string">
                <text:p>55</text:p>
              </table:table-cell>
              <table:table-cell office:value-type="float" office:value="0.0196850393700787">
                <text:p>0.0196850393700787</text:p>
              </table:table-cell>
              <table:table-cell office:value-type="float" office:value="26112">
                <text:p>26112</text:p>
              </table:table-cell>
            </table:table-row>
            <table:table-row>
              <table:table-cell office:value-type="string">
                <text:p>56</text:p>
              </table:table-cell>
              <table:table-cell office:value-type="float" office:value="0.0196850393700787">
                <text:p>0.0196850393700787</text:p>
              </table:table-cell>
              <table:table-cell office:value-type="float" office:value="26112">
                <text:p>26112</text:p>
              </table:table-cell>
            </table:table-row>
            <table:table-row>
              <table:table-cell office:value-type="string">
                <text:p>57</text:p>
              </table:table-cell>
              <table:table-cell office:value-type="float" office:value="0.0196850393700787">
                <text:p>0.0196850393700787</text:p>
              </table:table-cell>
              <table:table-cell office:value-type="float" office:value="26112">
                <text:p>26112</text:p>
              </table:table-cell>
            </table:table-row>
            <table:table-row>
              <table:table-cell office:value-type="string">
                <text:p>58</text:p>
              </table:table-cell>
              <table:table-cell office:value-type="float" office:value="0.0196850393700787">
                <text:p>0.0196850393700787</text:p>
              </table:table-cell>
              <table:table-cell office:value-type="float" office:value="26112">
                <text:p>26112</text:p>
              </table:table-cell>
            </table:table-row>
            <table:table-row>
              <table:table-cell office:value-type="string">
                <text:p>59</text:p>
              </table:table-cell>
              <table:table-cell office:value-type="float" office:value="0.015748031496063">
                <text:p>0.015748031496063</text:p>
              </table:table-cell>
              <table:table-cell office:value-type="float" office:value="26112">
                <text:p>26112</text:p>
              </table:table-cell>
            </table:table-row>
            <table:table-row>
              <table:table-cell office:value-type="string">
                <text:p>60</text:p>
              </table:table-cell>
              <table:table-cell office:value-type="float" office:value="0.0118110236220472">
                <text:p>0.0118110236220472</text:p>
              </table:table-cell>
              <table:table-cell office:value-type="float" office:value="26112">
                <text:p>26112</text:p>
              </table:table-cell>
            </table:table-row>
            <table:table-row>
              <table:table-cell office:value-type="string">
                <text:p>61</text:p>
              </table:table-cell>
              <table:table-cell office:value-type="float" office:value="0.0118110236220472">
                <text:p>0.0118110236220472</text:p>
              </table:table-cell>
              <table:table-cell office:value-type="float" office:value="26112">
                <text:p>26112</text:p>
              </table:table-cell>
            </table:table-row>
            <table:table-row>
              <table:table-cell office:value-type="string">
                <text:p>62</text:p>
              </table:table-cell>
              <table:table-cell office:value-type="float" office:value="0.0118110236220472">
                <text:p>0.0118110236220472</text:p>
              </table:table-cell>
              <table:table-cell office:value-type="float" office:value="26112">
                <text:p>26112</text:p>
              </table:table-cell>
            </table:table-row>
            <table:table-row>
              <table:table-cell office:value-type="string">
                <text:p>63</text:p>
              </table:table-cell>
              <table:table-cell office:value-type="float" office:value="0.0118110236220472">
                <text:p>0.0118110236220472</text:p>
              </table:table-cell>
              <table:table-cell office:value-type="float" office:value="26112">
                <text:p>26112</text:p>
              </table:table-cell>
            </table:table-row>
            <table:table-row>
              <table:table-cell office:value-type="string">
                <text:p>64</text:p>
              </table:table-cell>
              <table:table-cell office:value-type="float" office:value="0.0118110236220472">
                <text:p>0.0118110236220472</text:p>
              </table:table-cell>
              <table:table-cell office:value-type="float" office:value="26112">
                <text:p>26112</text:p>
              </table:table-cell>
            </table:table-row>
            <table:table-row>
              <table:table-cell office:value-type="string">
                <text:p>65</text:p>
              </table:table-cell>
              <table:table-cell office:value-type="float" office:value="0.0118110236220472">
                <text:p>0.0118110236220472</text:p>
              </table:table-cell>
              <table:table-cell office:value-type="float" office:value="26112">
                <text:p>26112</text:p>
              </table:table-cell>
            </table:table-row>
            <table:table-row>
              <table:table-cell office:value-type="string">
                <text:p>66</text:p>
              </table:table-cell>
              <table:table-cell office:value-type="float" office:value="0.0118110236220472">
                <text:p>0.0118110236220472</text:p>
              </table:table-cell>
              <table:table-cell office:value-type="float" office:value="26112">
                <text:p>26112</text:p>
              </table:table-cell>
            </table:table-row>
            <table:table-row>
              <table:table-cell office:value-type="string">
                <text:p>67</text:p>
              </table:table-cell>
              <table:table-cell office:value-type="float" office:value="0.0118110236220472">
                <text:p>0.0118110236220472</text:p>
              </table:table-cell>
              <table:table-cell office:value-type="float" office:value="26112">
                <text:p>26112</text:p>
              </table:table-cell>
            </table:table-row>
            <table:table-row>
              <table:table-cell office:value-type="string">
                <text:p>68</text:p>
              </table:table-cell>
              <table:table-cell office:value-type="float" office:value="0.0118110236220472">
                <text:p>0.0118110236220472</text:p>
              </table:table-cell>
              <table:table-cell office:value-type="float" office:value="26112">
                <text:p>26112</text:p>
              </table:table-cell>
            </table:table-row>
            <table:table-row>
              <table:table-cell office:value-type="string">
                <text:p>69</text:p>
              </table:table-cell>
              <table:table-cell office:value-type="float" office:value="0.0118110236220472">
                <text:p>0.0118110236220472</text:p>
              </table:table-cell>
              <table:table-cell office:value-type="float" office:value="26112">
                <text:p>26112</text:p>
              </table:table-cell>
            </table:table-row>
            <table:table-row>
              <table:table-cell office:value-type="string">
                <text:p>70</text:p>
              </table:table-cell>
              <table:table-cell office:value-type="float" office:value="0.0118110236220472">
                <text:p>0.0118110236220472</text:p>
              </table:table-cell>
              <table:table-cell office:value-type="float" office:value="26112">
                <text:p>26112</text:p>
              </table:table-cell>
            </table:table-row>
            <table:table-row>
              <table:table-cell office:value-type="string">
                <text:p>71</text:p>
              </table:table-cell>
              <table:table-cell office:value-type="float" office:value="0.0118110236220472">
                <text:p>0.0118110236220472</text:p>
              </table:table-cell>
              <table:table-cell office:value-type="float" office:value="26112">
                <text:p>26112</text:p>
              </table:table-cell>
            </table:table-row>
            <table:table-row>
              <table:table-cell office:value-type="string">
                <text:p>72</text:p>
              </table:table-cell>
              <table:table-cell office:value-type="float" office:value="0.0078740157480315">
                <text:p>0.0078740157480315</text:p>
              </table:table-cell>
              <table:table-cell office:value-type="float" office:value="26112">
                <text:p>26112</text:p>
              </table:table-cell>
            </table:table-row>
            <table:table-row>
              <table:table-cell office:value-type="string">
                <text:p>73</text:p>
              </table:table-cell>
              <table:table-cell office:value-type="float" office:value="0.0078740157480315">
                <text:p>0.0078740157480315</text:p>
              </table:table-cell>
              <table:table-cell office:value-type="float" office:value="26112">
                <text:p>26112</text:p>
              </table:table-cell>
            </table:table-row>
            <table:table-row>
              <table:table-cell office:value-type="string">
                <text:p>74</text:p>
              </table:table-cell>
              <table:table-cell office:value-type="float" office:value="0.0078740157480315">
                <text:p>0.0078740157480315</text:p>
              </table:table-cell>
              <table:table-cell office:value-type="float" office:value="26112">
                <text:p>26112</text:p>
              </table:table-cell>
            </table:table-row>
            <table:table-row>
              <table:table-cell office:value-type="string">
                <text:p>75</text:p>
              </table:table-cell>
              <table:table-cell office:value-type="float" office:value="0.0078740157480315">
                <text:p>0.0078740157480315</text:p>
              </table:table-cell>
              <table:table-cell office:value-type="float" office:value="26112">
                <text:p>26112</text:p>
              </table:table-cell>
            </table:table-row>
            <table:table-row>
              <table:table-cell office:value-type="string">
                <text:p>76</text:p>
              </table:table-cell>
              <table:table-cell office:value-type="float" office:value="0.0078740157480315">
                <text:p>0.0078740157480315</text:p>
              </table:table-cell>
              <table:table-cell office:value-type="float" office:value="26112">
                <text:p>26112</text:p>
              </table:table-cell>
            </table:table-row>
            <table:table-row>
              <table:table-cell office:value-type="string">
                <text:p>77</text:p>
              </table:table-cell>
              <table:table-cell office:value-type="float" office:value="0.0078740157480315">
                <text:p>0.0078740157480315</text:p>
              </table:table-cell>
              <table:table-cell office:value-type="float" office:value="26112">
                <text:p>26112</text:p>
              </table:table-cell>
            </table:table-row>
            <table:table-row>
              <table:table-cell office:value-type="string">
                <text:p>78</text:p>
              </table:table-cell>
              <table:table-cell office:value-type="float" office:value="0.0078740157480315">
                <text:p>0.0078740157480315</text:p>
              </table:table-cell>
              <table:table-cell office:value-type="float" office:value="26112">
                <text:p>26112</text:p>
              </table:table-cell>
            </table:table-row>
            <table:table-row>
              <table:table-cell office:value-type="string">
                <text:p>79</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80</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81</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82</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83</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84</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85</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86</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87</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88</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89</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90</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91</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92</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93</text:p>
              </table:table-cell>
              <table:table-cell office:value-type="float" office:value="0.00393700787401575">
                <text:p>0.00393700787401575</text:p>
              </table:table-cell>
              <table:table-cell office:value-type="float" office:value="26112">
                <text:p>26112</text:p>
              </table:table-cell>
            </table:table-row>
            <table:table-row>
              <table:table-cell office:value-type="string">
                <text:p>94</text:p>
              </table:table-cell>
              <table:table-cell office:value-type="float" office:value="0.00393700787401575">
                <text:p>0.00393700787401575</text:p>
              </table:table-cell>
              <table:table-cell office:value-type="float" office:value="26112">
                <text:p>2611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0.0.alpha1$MacOSX_X86_64 LibreOffice_project/c1d1f859b268f650143d48f294999cda0fa5735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6600"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2.211cm" svg:height="1.631cm" xlink:href=".." xlink:type="simple" chart:class="chart:bar" chart:style-name="ch1">
        <chart:plot-area chart:style-name="ch2" table:cell-range-address="FeatFreqDist_NegativeDSs.F5:FeatFreqDist_NegativeDSs.F87 Temp.D4:Temp.D86" svg:x="0cm" svg:y="0cm" svg:width="2.121cm" svg:height="1.565cm">
          <chartooo:coordinate-region svg:x="0cm" svg:y="0cm" svg:width="2.121cm" svg:height="1.565cm"/>
          <chart:axis chart:dimension="x" chart:name="primary-x" chart:style-name="ch3"/>
          <chart:axis chart:dimension="y" chart:name="primary-y" chart:style-name="ch4"/>
          <chart:series chart:style-name="ch5" chart:values-cell-range-address="FeatFreqDist_NegativeDSs.F5:FeatFreqDist_NegativeDSs.F87" chart:class="chart:bar">
            <chart:data-point chart:repeated="83"/>
            <loext:propertry-mapping loext:property="FillColor" loext:cell-range-address="Temp.D4:Temp.D86"/>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ütun F</text:p>
              </table:table-cell>
              <table:table-cell office:value-type="string">
                <text:p>Sütun D</text:p>
              </table:table-cell>
            </table:table-row>
          </table:table-header-rows>
          <table:table-rows>
            <table:table-row>
              <table:table-cell office:value-type="string">
                <text:p>1</text:p>
              </table:table-cell>
              <table:table-cell office:value-type="float" office:value="0.863813254600773">
                <text:p>0.863813254600773</text:p>
                <draw:g>
                  <svg:desc>FeatFreqDist_NegativeDSs.F5:FeatFreqDist_NegativeDSs.F87</svg:desc>
                </draw:g>
              </table:table-cell>
              <table:table-cell office:value-type="float" office:value="8092539">
                <text:p>8092539</text:p>
                <draw:g>
                  <svg:desc>Temp.D4:Temp.D86</svg:desc>
                </draw:g>
              </table:table-cell>
            </table:table-row>
            <table:table-row>
              <table:table-cell office:value-type="string">
                <text:p>2</text:p>
              </table:table-cell>
              <table:table-cell office:value-type="float" office:value="0.699668088226781">
                <text:p>0.699668088226781</text:p>
              </table:table-cell>
              <table:table-cell office:value-type="float" office:value="8092539">
                <text:p>8092539</text:p>
              </table:table-cell>
            </table:table-row>
            <table:table-row>
              <table:table-cell office:value-type="string">
                <text:p>3</text:p>
              </table:table-cell>
              <table:table-cell office:value-type="float" office:value="0.507744608041785">
                <text:p>0.507744608041785</text:p>
              </table:table-cell>
              <table:table-cell office:value-type="float" office:value="8092539">
                <text:p>8092539</text:p>
              </table:table-cell>
            </table:table-row>
            <table:table-row>
              <table:table-cell office:value-type="string">
                <text:p>4</text:p>
              </table:table-cell>
              <table:table-cell office:value-type="float" office:value="0.507233232344674">
                <text:p>0.507233232344674</text:p>
              </table:table-cell>
              <table:table-cell office:value-type="float" office:value="8092539">
                <text:p>8092539</text:p>
              </table:table-cell>
            </table:table-row>
            <table:table-row>
              <table:table-cell office:value-type="string">
                <text:p>5</text:p>
              </table:table-cell>
              <table:table-cell office:value-type="float" office:value="0.45789995047053">
                <text:p>0.45789995047053</text:p>
              </table:table-cell>
              <table:table-cell office:value-type="float" office:value="8092539">
                <text:p>8092539</text:p>
              </table:table-cell>
            </table:table-row>
            <table:table-row>
              <table:table-cell office:value-type="string">
                <text:p>6</text:p>
              </table:table-cell>
              <table:table-cell office:value-type="float" office:value="0.282694274521912">
                <text:p>0.282694274521912</text:p>
              </table:table-cell>
              <table:table-cell office:value-type="float" office:value="8092539">
                <text:p>8092539</text:p>
              </table:table-cell>
            </table:table-row>
            <table:table-row>
              <table:table-cell office:value-type="string">
                <text:p>7</text:p>
              </table:table-cell>
              <table:table-cell office:value-type="float" office:value="0.264670693348256">
                <text:p>0.264670693348256</text:p>
              </table:table-cell>
              <table:table-cell office:value-type="float" office:value="26112">
                <text:p>26112</text:p>
              </table:table-cell>
            </table:table-row>
            <table:table-row>
              <table:table-cell office:value-type="string">
                <text:p>8</text:p>
              </table:table-cell>
              <table:table-cell office:value-type="float" office:value="0.24266545737571">
                <text:p>0.24266545737571</text:p>
              </table:table-cell>
              <table:table-cell office:value-type="float" office:value="26112">
                <text:p>26112</text:p>
              </table:table-cell>
            </table:table-row>
            <table:table-row>
              <table:table-cell office:value-type="string">
                <text:p>9</text:p>
              </table:table-cell>
              <table:table-cell office:value-type="float" office:value="0.23498195712163">
                <text:p>0.23498195712163</text:p>
              </table:table-cell>
              <table:table-cell office:value-type="float" office:value="26112">
                <text:p>26112</text:p>
              </table:table-cell>
            </table:table-row>
            <table:table-row>
              <table:table-cell office:value-type="string">
                <text:p>10</text:p>
              </table:table-cell>
              <table:table-cell office:value-type="float" office:value="0.206499295652342">
                <text:p>0.206499295652342</text:p>
              </table:table-cell>
              <table:table-cell office:value-type="float" office:value="26112">
                <text:p>26112</text:p>
              </table:table-cell>
            </table:table-row>
            <table:table-row>
              <table:table-cell office:value-type="string">
                <text:p>11</text:p>
              </table:table-cell>
              <table:table-cell office:value-type="float" office:value="0.15710168979114">
                <text:p>0.15710168979114</text:p>
              </table:table-cell>
              <table:table-cell office:value-type="float" office:value="26112">
                <text:p>26112</text:p>
              </table:table-cell>
            </table:table-row>
            <table:table-row>
              <table:table-cell office:value-type="string">
                <text:p>12</text:p>
              </table:table-cell>
              <table:table-cell office:value-type="float" office:value="0.110846310697722">
                <text:p>0.110846310697722</text:p>
              </table:table-cell>
              <table:table-cell office:value-type="float" office:value="26112">
                <text:p>26112</text:p>
              </table:table-cell>
            </table:table-row>
            <table:table-row>
              <table:table-cell office:value-type="string">
                <text:p>13</text:p>
              </table:table-cell>
              <table:table-cell office:value-type="float" office:value="0.0932279706425323">
                <text:p>0.0932279706425323</text:p>
              </table:table-cell>
              <table:table-cell office:value-type="float" office:value="26112">
                <text:p>26112</text:p>
              </table:table-cell>
            </table:table-row>
            <table:table-row>
              <table:table-cell office:value-type="string">
                <text:p>14</text:p>
              </table:table-cell>
              <table:table-cell office:value-type="float" office:value="0.0914944391913188">
                <text:p>0.0914944391913188</text:p>
              </table:table-cell>
              <table:table-cell office:value-type="float" office:value="26112">
                <text:p>26112</text:p>
              </table:table-cell>
            </table:table-row>
            <table:table-row>
              <table:table-cell office:value-type="string">
                <text:p>15</text:p>
              </table:table-cell>
              <table:table-cell office:value-type="float" office:value="0.0702900368576446">
                <text:p>0.0702900368576446</text:p>
              </table:table-cell>
              <table:table-cell office:value-type="float" office:value="26112">
                <text:p>26112</text:p>
              </table:table-cell>
            </table:table-row>
            <table:table-row>
              <table:table-cell office:value-type="string">
                <text:p>16</text:p>
              </table:table-cell>
              <table:table-cell office:value-type="float" office:value="0.0664273814348109">
                <text:p>0.0664273814348109</text:p>
              </table:table-cell>
              <table:table-cell office:value-type="float" office:value="26112">
                <text:p>26112</text:p>
              </table:table-cell>
            </table:table-row>
            <table:table-row>
              <table:table-cell office:value-type="string">
                <text:p>17</text:p>
              </table:table-cell>
              <table:table-cell office:value-type="float" office:value="0.0658130873584068">
                <text:p>0.0658130873584068</text:p>
              </table:table-cell>
              <table:table-cell office:value-type="float" office:value="26112">
                <text:p>26112</text:p>
              </table:table-cell>
            </table:table-row>
            <table:table-row>
              <table:table-cell office:value-type="string">
                <text:p>18</text:p>
              </table:table-cell>
              <table:table-cell office:value-type="float" office:value="0.0548747933591916">
                <text:p>0.0548747933591916</text:p>
              </table:table-cell>
              <table:table-cell office:value-type="float" office:value="26112">
                <text:p>26112</text:p>
              </table:table-cell>
            </table:table-row>
            <table:table-row>
              <table:table-cell office:value-type="string">
                <text:p>19</text:p>
              </table:table-cell>
              <table:table-cell office:value-type="float" office:value="0.04336401587516">
                <text:p>0.04336401587516</text:p>
              </table:table-cell>
              <table:table-cell office:value-type="float" office:value="26112">
                <text:p>26112</text:p>
              </table:table-cell>
            </table:table-row>
            <table:table-row>
              <table:table-cell office:value-type="string">
                <text:p>20</text:p>
              </table:table-cell>
              <table:table-cell office:value-type="float" office:value="0.0405305442452545">
                <text:p>0.0405305442452545</text:p>
              </table:table-cell>
              <table:table-cell office:value-type="float" office:value="26112">
                <text:p>26112</text:p>
              </table:table-cell>
            </table:table-row>
            <table:table-row>
              <table:table-cell office:value-type="string">
                <text:p>21</text:p>
              </table:table-cell>
              <table:table-cell office:value-type="float" office:value="0.0379608009622868">
                <text:p>0.0379608009622868</text:p>
              </table:table-cell>
              <table:table-cell office:value-type="float" office:value="26112">
                <text:p>26112</text:p>
              </table:table-cell>
            </table:table-row>
            <table:table-row>
              <table:table-cell office:value-type="string">
                <text:p>22</text:p>
              </table:table-cell>
              <table:table-cell office:value-type="float" office:value="0.0367868881984781">
                <text:p>0.0367868881984781</text:p>
              </table:table-cell>
              <table:table-cell office:value-type="float" office:value="26112">
                <text:p>26112</text:p>
              </table:table-cell>
            </table:table-row>
            <table:table-row>
              <table:table-cell office:value-type="string">
                <text:p>23</text:p>
              </table:table-cell>
              <table:table-cell office:value-type="float" office:value="0.0355679486437287">
                <text:p>0.0355679486437287</text:p>
              </table:table-cell>
              <table:table-cell office:value-type="float" office:value="26112">
                <text:p>26112</text:p>
              </table:table-cell>
            </table:table-row>
            <table:table-row>
              <table:table-cell office:value-type="string">
                <text:p>24</text:p>
              </table:table-cell>
              <table:table-cell office:value-type="float" office:value="0.0342718203045098">
                <text:p>0.0342718203045098</text:p>
              </table:table-cell>
              <table:table-cell office:value-type="float" office:value="26112">
                <text:p>26112</text:p>
              </table:table-cell>
            </table:table-row>
            <table:table-row>
              <table:table-cell office:value-type="string">
                <text:p>25</text:p>
              </table:table-cell>
              <table:table-cell office:value-type="float" office:value="0.0339598489672784">
                <text:p>0.0339598489672784</text:p>
              </table:table-cell>
              <table:table-cell office:value-type="float" office:value="26112">
                <text:p>26112</text:p>
              </table:table-cell>
            </table:table-row>
            <table:table-row>
              <table:table-cell office:value-type="string">
                <text:p>26</text:p>
              </table:table-cell>
              <table:table-cell office:value-type="float" office:value="0.0323935598824158">
                <text:p>0.0323935598824158</text:p>
              </table:table-cell>
              <table:table-cell office:value-type="float" office:value="26112">
                <text:p>26112</text:p>
              </table:table-cell>
            </table:table-row>
            <table:table-row>
              <table:table-cell office:value-type="string">
                <text:p>27</text:p>
              </table:table-cell>
              <table:table-cell office:value-type="float" office:value="0.029698384824685">
                <text:p>0.029698384824685</text:p>
              </table:table-cell>
              <table:table-cell office:value-type="float" office:value="26112">
                <text:p>26112</text:p>
              </table:table-cell>
            </table:table-row>
            <table:table-row>
              <table:table-cell office:value-type="string">
                <text:p>28</text:p>
              </table:table-cell>
              <table:table-cell office:value-type="float" office:value="0.0240057119700508">
                <text:p>0.0240057119700508</text:p>
              </table:table-cell>
              <table:table-cell office:value-type="float" office:value="26112">
                <text:p>26112</text:p>
              </table:table-cell>
            </table:table-row>
            <table:table-row>
              <table:table-cell office:value-type="string">
                <text:p>29</text:p>
              </table:table-cell>
              <table:table-cell office:value-type="float" office:value="0.0236969568321723">
                <text:p>0.0236969568321723</text:p>
              </table:table-cell>
              <table:table-cell office:value-type="float" office:value="26112">
                <text:p>26112</text:p>
              </table:table-cell>
            </table:table-row>
            <table:table-row>
              <table:table-cell office:value-type="string">
                <text:p>30</text:p>
              </table:table-cell>
              <table:table-cell office:value-type="float" office:value="0.0222400185253083">
                <text:p>0.0222400185253083</text:p>
              </table:table-cell>
              <table:table-cell office:value-type="float" office:value="26112">
                <text:p>26112</text:p>
              </table:table-cell>
            </table:table-row>
            <table:table-row>
              <table:table-cell office:value-type="string">
                <text:p>31</text:p>
              </table:table-cell>
              <table:table-cell office:value-type="float" office:value="0.0219537767829001">
                <text:p>0.0219537767829001</text:p>
              </table:table-cell>
              <table:table-cell office:value-type="float" office:value="26112">
                <text:p>26112</text:p>
              </table:table-cell>
            </table:table-row>
            <table:table-row>
              <table:table-cell office:value-type="string">
                <text:p>32</text:p>
              </table:table-cell>
              <table:table-cell office:value-type="float" office:value="0.0218862365964892">
                <text:p>0.0218862365964892</text:p>
              </table:table-cell>
              <table:table-cell office:value-type="float" office:value="26112">
                <text:p>26112</text:p>
              </table:table-cell>
            </table:table-row>
            <table:table-row>
              <table:table-cell office:value-type="string">
                <text:p>33</text:p>
              </table:table-cell>
              <table:table-cell office:value-type="float" office:value="0.0212526453239678">
                <text:p>0.0212526453239678</text:p>
              </table:table-cell>
              <table:table-cell office:value-type="float" office:value="26112">
                <text:p>26112</text:p>
              </table:table-cell>
            </table:table-row>
            <table:table-row>
              <table:table-cell office:value-type="string">
                <text:p>34</text:p>
              </table:table-cell>
              <table:table-cell office:value-type="float" office:value="0.0188115500151161">
                <text:p>0.0188115500151161</text:p>
              </table:table-cell>
              <table:table-cell office:value-type="float" office:value="26112">
                <text:p>26112</text:p>
              </table:table-cell>
            </table:table-row>
            <table:table-row>
              <table:table-cell office:value-type="string">
                <text:p>35</text:p>
              </table:table-cell>
              <table:table-cell office:value-type="float" office:value="0.0163768871049703">
                <text:p>0.0163768871049703</text:p>
              </table:table-cell>
              <table:table-cell office:value-type="float" office:value="26112">
                <text:p>26112</text:p>
              </table:table-cell>
            </table:table-row>
            <table:table-row>
              <table:table-cell office:value-type="string">
                <text:p>36</text:p>
              </table:table-cell>
              <table:table-cell office:value-type="float" office:value="0.0148105980201077">
                <text:p>0.0148105980201077</text:p>
              </table:table-cell>
              <table:table-cell office:value-type="float" office:value="26112">
                <text:p>26112</text:p>
              </table:table-cell>
            </table:table-row>
            <table:table-row>
              <table:table-cell office:value-type="string">
                <text:p>37</text:p>
              </table:table-cell>
              <table:table-cell office:value-type="float" office:value="0.0135530640731235">
                <text:p>0.0135530640731235</text:p>
              </table:table-cell>
              <table:table-cell office:value-type="float" office:value="26112">
                <text:p>26112</text:p>
              </table:table-cell>
            </table:table-row>
            <table:table-row>
              <table:table-cell office:value-type="string">
                <text:p>38</text:p>
              </table:table-cell>
              <table:table-cell office:value-type="float" office:value="0.0135080372821829">
                <text:p>0.0135080372821829</text:p>
              </table:table-cell>
              <table:table-cell office:value-type="float" office:value="26112">
                <text:p>26112</text:p>
              </table:table-cell>
            </table:table-row>
            <table:table-row>
              <table:table-cell office:value-type="string">
                <text:p>39</text:p>
              </table:table-cell>
              <table:table-cell office:value-type="float" office:value="0.0133954703048314">
                <text:p>0.0133954703048314</text:p>
              </table:table-cell>
              <table:table-cell office:value-type="float" office:value="26112">
                <text:p>26112</text:p>
              </table:table-cell>
            </table:table-row>
            <table:table-row>
              <table:table-cell office:value-type="string">
                <text:p>40</text:p>
              </table:table-cell>
              <table:table-cell office:value-type="float" office:value="0.0127457980355454">
                <text:p>0.0127457980355454</text:p>
              </table:table-cell>
              <table:table-cell office:value-type="float" office:value="26112">
                <text:p>26112</text:p>
              </table:table-cell>
            </table:table-row>
            <table:table-row>
              <table:table-cell office:value-type="string">
                <text:p>41</text:p>
              </table:table-cell>
              <table:table-cell office:value-type="float" office:value="0.0120382341779073">
                <text:p>0.0120382341779073</text:p>
              </table:table-cell>
              <table:table-cell office:value-type="float" office:value="26112">
                <text:p>26112</text:p>
              </table:table-cell>
            </table:table-row>
            <table:table-row>
              <table:table-cell office:value-type="string">
                <text:p>42</text:p>
              </table:table-cell>
              <table:table-cell office:value-type="float" office:value="0.0104301345014569">
                <text:p>0.0104301345014569</text:p>
              </table:table-cell>
              <table:table-cell office:value-type="float" office:value="26112">
                <text:p>26112</text:p>
              </table:table-cell>
            </table:table-row>
            <table:table-row>
              <table:table-cell office:value-type="string">
                <text:p>43</text:p>
              </table:table-cell>
              <table:table-cell office:value-type="float" office:value="0.00966467905546658">
                <text:p>0.00966467905546658</text:p>
              </table:table-cell>
              <table:table-cell office:value-type="float" office:value="26112">
                <text:p>26112</text:p>
              </table:table-cell>
            </table:table-row>
            <table:table-row>
              <table:table-cell office:value-type="string">
                <text:p>44</text:p>
              </table:table-cell>
              <table:table-cell office:value-type="float" office:value="0.00923049214282498">
                <text:p>0.00923049214282498</text:p>
              </table:table-cell>
              <table:table-cell office:value-type="float" office:value="26112">
                <text:p>26112</text:p>
              </table:table-cell>
            </table:table-row>
            <table:table-row>
              <table:table-cell office:value-type="string">
                <text:p>45</text:p>
              </table:table-cell>
              <table:table-cell office:value-type="float" office:value="0.00914687095964956">
                <text:p>0.00914687095964956</text:p>
              </table:table-cell>
              <table:table-cell office:value-type="float" office:value="26112">
                <text:p>26112</text:p>
              </table:table-cell>
            </table:table-row>
            <table:table-row>
              <table:table-cell office:value-type="string">
                <text:p>46</text:p>
              </table:table-cell>
              <table:table-cell office:value-type="float" office:value="0.00827849713436638">
                <text:p>0.00827849713436638</text:p>
              </table:table-cell>
              <table:table-cell office:value-type="float" office:value="26112">
                <text:p>26112</text:p>
              </table:table-cell>
            </table:table-row>
            <table:table-row>
              <table:table-cell office:value-type="string">
                <text:p>47</text:p>
              </table:table-cell>
              <table:table-cell office:value-type="float" office:value="0.00638415571550787">
                <text:p>0.00638415571550787</text:p>
              </table:table-cell>
              <table:table-cell office:value-type="float" office:value="26112">
                <text:p>26112</text:p>
              </table:table-cell>
            </table:table-row>
            <table:table-row>
              <table:table-cell office:value-type="string">
                <text:p>48</text:p>
              </table:table-cell>
              <table:table-cell office:value-type="float" office:value="0.00395270900471495">
                <text:p>0.00395270900471495</text:p>
              </table:table-cell>
              <table:table-cell office:value-type="float" office:value="26112">
                <text:p>26112</text:p>
              </table:table-cell>
            </table:table-row>
            <table:table-row>
              <table:table-cell office:value-type="string">
                <text:p>49</text:p>
              </table:table-cell>
              <table:table-cell office:value-type="float" office:value="0.00380154763512862">
                <text:p>0.00380154763512862</text:p>
              </table:table-cell>
              <table:table-cell office:value-type="float" office:value="26112">
                <text:p>26112</text:p>
              </table:table-cell>
            </table:table-row>
            <table:table-row>
              <table:table-cell office:value-type="string">
                <text:p>50</text:p>
              </table:table-cell>
              <table:table-cell office:value-type="float" office:value="0.00375973704354091">
                <text:p>0.00375973704354091</text:p>
              </table:table-cell>
              <table:table-cell office:value-type="float" office:value="26112">
                <text:p>26112</text:p>
              </table:table-cell>
            </table:table-row>
            <table:table-row>
              <table:table-cell office:value-type="string">
                <text:p>51</text:p>
              </table:table-cell>
              <table:table-cell office:value-type="float" office:value="0.00347349530113275">
                <text:p>0.00347349530113275</text:p>
              </table:table-cell>
              <table:table-cell office:value-type="float" office:value="26112">
                <text:p>26112</text:p>
              </table:table-cell>
            </table:table-row>
            <table:table-row>
              <table:table-cell office:value-type="string">
                <text:p>52</text:p>
              </table:table-cell>
              <table:table-cell office:value-type="float" office:value="0.00283990402861131">
                <text:p>0.00283990402861131</text:p>
              </table:table-cell>
              <table:table-cell office:value-type="float" office:value="26112">
                <text:p>26112</text:p>
              </table:table-cell>
            </table:table-row>
            <table:table-row>
              <table:table-cell office:value-type="string">
                <text:p>53</text:p>
              </table:table-cell>
              <table:table-cell office:value-type="float" office:value="0.0028045258357294">
                <text:p>0.0028045258357294</text:p>
              </table:table-cell>
              <table:table-cell office:value-type="float" office:value="26112">
                <text:p>26112</text:p>
              </table:table-cell>
            </table:table-row>
            <table:table-row>
              <table:table-cell office:value-type="string">
                <text:p>54</text:p>
              </table:table-cell>
              <table:table-cell office:value-type="float" office:value="0.0028013096363765">
                <text:p>0.0028013096363765</text:p>
              </table:table-cell>
              <table:table-cell office:value-type="float" office:value="26112">
                <text:p>26112</text:p>
              </table:table-cell>
            </table:table-row>
            <table:table-row>
              <table:table-cell office:value-type="string">
                <text:p>55</text:p>
              </table:table-cell>
              <table:table-cell office:value-type="float" office:value="0.00202942179168034">
                <text:p>0.00202942179168034</text:p>
              </table:table-cell>
              <table:table-cell office:value-type="float" office:value="26112">
                <text:p>26112</text:p>
              </table:table-cell>
            </table:table-row>
            <table:table-row>
              <table:table-cell office:value-type="string">
                <text:p>56</text:p>
              </table:table-cell>
              <table:table-cell office:value-type="float" office:value="0.00201977319362163">
                <text:p>0.00201977319362163</text:p>
              </table:table-cell>
              <table:table-cell office:value-type="float" office:value="26112">
                <text:p>26112</text:p>
              </table:table-cell>
            </table:table-row>
            <table:table-row>
              <table:table-cell office:value-type="string">
                <text:p>57</text:p>
              </table:table-cell>
              <table:table-cell office:value-type="float" office:value="0.00180750403633019">
                <text:p>0.00180750403633019</text:p>
              </table:table-cell>
              <table:table-cell office:value-type="float" office:value="26112">
                <text:p>26112</text:p>
              </table:table-cell>
            </table:table-row>
            <table:table-row>
              <table:table-cell office:value-type="string">
                <text:p>58</text:p>
              </table:table-cell>
              <table:table-cell office:value-type="float" office:value="0.00145372210751111">
                <text:p>0.00145372210751111</text:p>
              </table:table-cell>
              <table:table-cell office:value-type="float" office:value="26112">
                <text:p>26112</text:p>
              </table:table-cell>
            </table:table-row>
            <table:table-row>
              <table:table-cell office:value-type="string">
                <text:p>59</text:p>
              </table:table-cell>
              <table:table-cell office:value-type="float" office:value="0.0014119115159234">
                <text:p>0.0014119115159234</text:p>
              </table:table-cell>
              <table:table-cell office:value-type="float" office:value="26112">
                <text:p>26112</text:p>
              </table:table-cell>
            </table:table-row>
            <table:table-row>
              <table:table-cell office:value-type="string">
                <text:p>60</text:p>
              </table:table-cell>
              <table:table-cell office:value-type="float" office:value="0.00113210217222104">
                <text:p>0.00113210217222104</text:p>
              </table:table-cell>
              <table:table-cell office:value-type="float" office:value="26112">
                <text:p>26112</text:p>
              </table:table-cell>
            </table:table-row>
            <table:table-row>
              <table:table-cell office:value-type="string">
                <text:p>61</text:p>
              </table:table-cell>
              <table:table-cell office:value-type="float" office:value="0.000961643606517306">
                <text:p>0.000961643606517306</text:p>
              </table:table-cell>
              <table:table-cell office:value-type="float" office:value="26112">
                <text:p>26112</text:p>
              </table:table-cell>
            </table:table-row>
            <table:table-row>
              <table:table-cell office:value-type="string">
                <text:p>62</text:p>
              </table:table-cell>
              <table:table-cell office:value-type="float" office:value="0.000894103420106392">
                <text:p>0.000894103420106392</text:p>
              </table:table-cell>
              <table:table-cell office:value-type="float" office:value="26112">
                <text:p>26112</text:p>
              </table:table-cell>
            </table:table-row>
            <table:table-row>
              <table:table-cell office:value-type="string">
                <text:p>63</text:p>
              </table:table-cell>
              <table:table-cell office:value-type="float" office:value="0.000845860429812882">
                <text:p>0.000845860429812882</text:p>
              </table:table-cell>
              <table:table-cell office:value-type="float" office:value="26112">
                <text:p>26112</text:p>
              </table:table-cell>
            </table:table-row>
            <table:table-row>
              <table:table-cell office:value-type="string">
                <text:p>64</text:p>
              </table:table-cell>
              <table:table-cell office:value-type="float" office:value="0.000765455445990364">
                <text:p>0.000765455445990364</text:p>
              </table:table-cell>
              <table:table-cell office:value-type="float" office:value="26112">
                <text:p>26112</text:p>
              </table:table-cell>
            </table:table-row>
            <table:table-row>
              <table:table-cell office:value-type="string">
                <text:p>65</text:p>
              </table:table-cell>
              <table:table-cell office:value-type="float" office:value="0.000678618063462046">
                <text:p>0.000678618063462046</text:p>
              </table:table-cell>
              <table:table-cell office:value-type="float" office:value="26112">
                <text:p>26112</text:p>
              </table:table-cell>
            </table:table-row>
            <table:table-row>
              <table:table-cell office:value-type="string">
                <text:p>66</text:p>
              </table:table-cell>
              <table:table-cell office:value-type="float" office:value="0.00060786167769823">
                <text:p>0.00060786167769823</text:p>
              </table:table-cell>
              <table:table-cell office:value-type="float" office:value="26112">
                <text:p>26112</text:p>
              </table:table-cell>
            </table:table-row>
            <table:table-row>
              <table:table-cell office:value-type="string">
                <text:p>67</text:p>
              </table:table-cell>
              <table:table-cell office:value-type="float" office:value="0.00060786167769823">
                <text:p>0.00060786167769823</text:p>
              </table:table-cell>
              <table:table-cell office:value-type="float" office:value="26112">
                <text:p>26112</text:p>
              </table:table-cell>
            </table:table-row>
            <table:table-row>
              <table:table-cell office:value-type="string">
                <text:p>68</text:p>
              </table:table-cell>
              <table:table-cell office:value-type="float" office:value="0.000549970089346018">
                <text:p>0.000549970089346018</text:p>
              </table:table-cell>
              <table:table-cell office:value-type="float" office:value="26112">
                <text:p>26112</text:p>
              </table:table-cell>
            </table:table-row>
            <table:table-row>
              <table:table-cell office:value-type="string">
                <text:p>69</text:p>
              </table:table-cell>
              <table:table-cell office:value-type="float" office:value="0.000546753889993117">
                <text:p>0.000546753889993117</text:p>
              </table:table-cell>
              <table:table-cell office:value-type="float" office:value="26112">
                <text:p>26112</text:p>
              </table:table-cell>
            </table:table-row>
            <table:table-row>
              <table:table-cell office:value-type="string">
                <text:p>70</text:p>
              </table:table-cell>
              <table:table-cell office:value-type="float" office:value="0.000315187536584268">
                <text:p>0.000315187536584268</text:p>
              </table:table-cell>
              <table:table-cell office:value-type="float" office:value="26112">
                <text:p>26112</text:p>
              </table:table-cell>
            </table:table-row>
            <table:table-row>
              <table:table-cell office:value-type="string">
                <text:p>71</text:p>
              </table:table-cell>
              <table:table-cell office:value-type="float" office:value="0.000295890340466863">
                <text:p>0.000295890340466863</text:p>
              </table:table-cell>
              <table:table-cell office:value-type="float" office:value="26112">
                <text:p>26112</text:p>
              </table:table-cell>
            </table:table-row>
            <table:table-row>
              <table:table-cell office:value-type="string">
                <text:p>72</text:p>
              </table:table-cell>
              <table:table-cell office:value-type="float" office:value="0.000180107163762439">
                <text:p>0.000180107163762439</text:p>
              </table:table-cell>
              <table:table-cell office:value-type="float" office:value="26112">
                <text:p>26112</text:p>
              </table:table-cell>
            </table:table-row>
            <table:table-row>
              <table:table-cell office:value-type="string">
                <text:p>73</text:p>
              </table:table-cell>
              <table:table-cell office:value-type="float" office:value="0.000173674765056637">
                <text:p>0.000173674765056637</text:p>
              </table:table-cell>
              <table:table-cell office:value-type="float" office:value="26112">
                <text:p>26112</text:p>
              </table:table-cell>
            </table:table-row>
            <table:table-row>
              <table:table-cell office:value-type="string">
                <text:p>74</text:p>
              </table:table-cell>
              <table:table-cell office:value-type="float" office:value="0.000164026166997935">
                <text:p>0.000164026166997935</text:p>
              </table:table-cell>
              <table:table-cell office:value-type="float" office:value="26112">
                <text:p>26112</text:p>
              </table:table-cell>
            </table:table-row>
            <table:table-row>
              <table:table-cell office:value-type="string">
                <text:p>75</text:p>
              </table:table-cell>
              <table:table-cell office:value-type="float" office:value="0.000128647974116028">
                <text:p>0.000128647974116028</text:p>
              </table:table-cell>
              <table:table-cell office:value-type="float" office:value="26112">
                <text:p>26112</text:p>
              </table:table-cell>
            </table:table-row>
            <table:table-row>
              <table:table-cell office:value-type="string">
                <text:p>76</text:p>
              </table:table-cell>
              <table:table-cell office:value-type="float" office:value="0.000112566977351524">
                <text:p>0.000112566977351524</text:p>
              </table:table-cell>
              <table:table-cell office:value-type="float" office:value="26112">
                <text:p>26112</text:p>
              </table:table-cell>
            </table:table-row>
            <table:table-row>
              <table:table-cell office:value-type="string">
                <text:p>77</text:p>
              </table:table-cell>
              <table:table-cell office:value-type="float" office:value="0.0000707563857638152">
                <text:p>0.0000707563857638152</text:p>
              </table:table-cell>
              <table:table-cell office:value-type="float" office:value="26112">
                <text:p>26112</text:p>
              </table:table-cell>
            </table:table-row>
            <table:table-row>
              <table:table-cell office:value-type="string">
                <text:p>78</text:p>
              </table:table-cell>
              <table:table-cell office:value-type="float" office:value="0.0000643239870580138">
                <text:p>0.0000643239870580138</text:p>
              </table:table-cell>
              <table:table-cell office:value-type="float" office:value="26112">
                <text:p>26112</text:p>
              </table:table-cell>
            </table:table-row>
            <table:table-row>
              <table:table-cell office:value-type="string">
                <text:p>79</text:p>
              </table:table-cell>
              <table:table-cell office:value-type="float" office:value="0.000051459189646411">
                <text:p>0.000051459189646411</text:p>
              </table:table-cell>
              <table:table-cell office:value-type="float" office:value="26112">
                <text:p>26112</text:p>
              </table:table-cell>
            </table:table-row>
            <table:table-row>
              <table:table-cell office:value-type="string">
                <text:p>80</text:p>
              </table:table-cell>
              <table:table-cell office:value-type="float" office:value="0.0000321619935290069">
                <text:p>0.0000321619935290069</text:p>
              </table:table-cell>
              <table:table-cell office:value-type="float" office:value="26112">
                <text:p>26112</text:p>
              </table:table-cell>
            </table:table-row>
            <table:table-row>
              <table:table-cell office:value-type="string">
                <text:p>81</text:p>
              </table:table-cell>
              <table:table-cell office:value-type="float" office:value="0.00000964859805870207">
                <text:p>0.00000964859805870207</text:p>
              </table:table-cell>
              <table:table-cell office:value-type="float" office:value="26112">
                <text:p>26112</text:p>
              </table:table-cell>
            </table:table-row>
            <table:table-row>
              <table:table-cell office:value-type="string">
                <text:p>82</text:p>
              </table:table-cell>
              <table:table-cell office:value-type="float" office:value="0.00000321619935290069">
                <text:p>0.00000321619935290069</text:p>
              </table:table-cell>
              <table:table-cell office:value-type="float" office:value="26112">
                <text:p>26112</text:p>
              </table:table-cell>
            </table:table-row>
            <table:table-row>
              <table:table-cell office:value-type="string">
                <text:p>83</text:p>
              </table:table-cell>
              <table:table-cell office:value-type="float" office:value="0.00000321619935290069">
                <text:p>0.00000321619935290069</text:p>
              </table:table-cell>
              <table:table-cell office:value-type="float" office:value="26112">
                <text:p>2611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0.0.alpha1$MacOSX_X86_64 LibreOffice_project/c1d1f859b268f650143d48f294999cda0fa5735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6600"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2.211cm" svg:height="1.631cm" xlink:href=".." xlink:type="simple" chart:class="chart:bar" chart:style-name="ch1">
        <chart:plot-area chart:style-name="ch2" table:cell-range-address="FeatFreqDist_NegativeDSs.H5:FeatFreqDist_NegativeDSs.H103 Temp.E4:Temp.E102" svg:x="0cm" svg:y="0cm" svg:width="2.121cm" svg:height="1.565cm">
          <chartooo:coordinate-region svg:x="0cm" svg:y="0cm" svg:width="2.121cm" svg:height="1.565cm"/>
          <chart:axis chart:dimension="x" chart:name="primary-x" chart:style-name="ch3"/>
          <chart:axis chart:dimension="y" chart:name="primary-y" chart:style-name="ch4"/>
          <chart:series chart:style-name="ch5" chart:values-cell-range-address="FeatFreqDist_NegativeDSs.H5:FeatFreqDist_NegativeDSs.H103" chart:class="chart:bar">
            <chart:data-point chart:repeated="99"/>
            <loext:propertry-mapping loext:property="FillColor" loext:cell-range-address="Temp.E4:Temp.E102"/>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ütun H</text:p>
              </table:table-cell>
              <table:table-cell office:value-type="string">
                <text:p>Sütun E</text:p>
              </table:table-cell>
            </table:table-row>
          </table:table-header-rows>
          <table:table-rows>
            <table:table-row>
              <table:table-cell office:value-type="string">
                <text:p>1</text:p>
              </table:table-cell>
              <table:table-cell office:value-type="float" office:value="0.856">
                <text:p>0.856</text:p>
                <draw:g>
                  <svg:desc>FeatFreqDist_NegativeDSs.H5:FeatFreqDist_NegativeDSs.H103</svg:desc>
                </draw:g>
              </table:table-cell>
              <table:table-cell office:value-type="float" office:value="26112">
                <text:p>26112</text:p>
                <draw:g>
                  <svg:desc>Temp.E4:Temp.E102</svg:desc>
                </draw:g>
              </table:table-cell>
            </table:table-row>
            <table:table-row>
              <table:table-cell office:value-type="string">
                <text:p>2</text:p>
              </table:table-cell>
              <table:table-cell office:value-type="float" office:value="0.651">
                <text:p>0.651</text:p>
              </table:table-cell>
              <table:table-cell office:value-type="float" office:value="26112">
                <text:p>26112</text:p>
              </table:table-cell>
            </table:table-row>
            <table:table-row>
              <table:table-cell office:value-type="string">
                <text:p>3</text:p>
              </table:table-cell>
              <table:table-cell office:value-type="float" office:value="0.471">
                <text:p>0.471</text:p>
              </table:table-cell>
              <table:table-cell office:value-type="float" office:value="26112">
                <text:p>26112</text:p>
              </table:table-cell>
            </table:table-row>
            <table:table-row>
              <table:table-cell office:value-type="string">
                <text:p>4</text:p>
              </table:table-cell>
              <table:table-cell office:value-type="float" office:value="0.388">
                <text:p>0.388</text:p>
              </table:table-cell>
              <table:table-cell office:value-type="float" office:value="26112">
                <text:p>26112</text:p>
              </table:table-cell>
            </table:table-row>
            <table:table-row>
              <table:table-cell office:value-type="string">
                <text:p>5</text:p>
              </table:table-cell>
              <table:table-cell office:value-type="float" office:value="0.261">
                <text:p>0.261</text:p>
              </table:table-cell>
              <table:table-cell office:value-type="float" office:value="26112">
                <text:p>26112</text:p>
              </table:table-cell>
            </table:table-row>
            <table:table-row>
              <table:table-cell office:value-type="string">
                <text:p>6</text:p>
              </table:table-cell>
              <table:table-cell office:value-type="float" office:value="0.245">
                <text:p>0.245</text:p>
              </table:table-cell>
              <table:table-cell office:value-type="float" office:value="26112">
                <text:p>26112</text:p>
              </table:table-cell>
            </table:table-row>
            <table:table-row>
              <table:table-cell office:value-type="string">
                <text:p>7</text:p>
              </table:table-cell>
              <table:table-cell office:value-type="float" office:value="0.234">
                <text:p>0.234</text:p>
              </table:table-cell>
              <table:table-cell office:value-type="float" office:value="26112">
                <text:p>26112</text:p>
              </table:table-cell>
            </table:table-row>
            <table:table-row>
              <table:table-cell office:value-type="string">
                <text:p>8</text:p>
              </table:table-cell>
              <table:table-cell office:value-type="float" office:value="0.221">
                <text:p>0.221</text:p>
              </table:table-cell>
              <table:table-cell office:value-type="float" office:value="26112">
                <text:p>26112</text:p>
              </table:table-cell>
            </table:table-row>
            <table:table-row>
              <table:table-cell office:value-type="string">
                <text:p>9</text:p>
              </table:table-cell>
              <table:table-cell office:value-type="float" office:value="0.18">
                <text:p>0.18</text:p>
              </table:table-cell>
              <table:table-cell office:value-type="float" office:value="26112">
                <text:p>26112</text:p>
              </table:table-cell>
            </table:table-row>
            <table:table-row>
              <table:table-cell office:value-type="string">
                <text:p>10</text:p>
              </table:table-cell>
              <table:table-cell office:value-type="float" office:value="0.176">
                <text:p>0.176</text:p>
              </table:table-cell>
              <table:table-cell office:value-type="float" office:value="26112">
                <text:p>26112</text:p>
              </table:table-cell>
            </table:table-row>
            <table:table-row>
              <table:table-cell office:value-type="string">
                <text:p>11</text:p>
              </table:table-cell>
              <table:table-cell office:value-type="float" office:value="0.102">
                <text:p>0.102</text:p>
              </table:table-cell>
              <table:table-cell office:value-type="float" office:value="26112">
                <text:p>26112</text:p>
              </table:table-cell>
            </table:table-row>
            <table:table-row>
              <table:table-cell office:value-type="string">
                <text:p>12</text:p>
              </table:table-cell>
              <table:table-cell office:value-type="float" office:value="0.093">
                <text:p>0.093</text:p>
              </table:table-cell>
              <table:table-cell office:value-type="float" office:value="26112">
                <text:p>26112</text:p>
              </table:table-cell>
            </table:table-row>
            <table:table-row>
              <table:table-cell office:value-type="string">
                <text:p>13</text:p>
              </table:table-cell>
              <table:table-cell office:value-type="float" office:value="0.088">
                <text:p>0.088</text:p>
              </table:table-cell>
              <table:table-cell office:value-type="float" office:value="26112">
                <text:p>26112</text:p>
              </table:table-cell>
            </table:table-row>
            <table:table-row>
              <table:table-cell office:value-type="string">
                <text:p>14</text:p>
              </table:table-cell>
              <table:table-cell office:value-type="float" office:value="0.085">
                <text:p>0.085</text:p>
              </table:table-cell>
              <table:table-cell office:value-type="float" office:value="26112">
                <text:p>26112</text:p>
              </table:table-cell>
            </table:table-row>
            <table:table-row>
              <table:table-cell office:value-type="string">
                <text:p>15</text:p>
              </table:table-cell>
              <table:table-cell office:value-type="float" office:value="0.075">
                <text:p>0.075</text:p>
              </table:table-cell>
              <table:table-cell office:value-type="float" office:value="26112">
                <text:p>26112</text:p>
              </table:table-cell>
            </table:table-row>
            <table:table-row>
              <table:table-cell office:value-type="string">
                <text:p>16</text:p>
              </table:table-cell>
              <table:table-cell office:value-type="float" office:value="0.054">
                <text:p>0.054</text:p>
              </table:table-cell>
              <table:table-cell office:value-type="float" office:value="26112">
                <text:p>26112</text:p>
              </table:table-cell>
            </table:table-row>
            <table:table-row>
              <table:table-cell office:value-type="string">
                <text:p>17</text:p>
              </table:table-cell>
              <table:table-cell office:value-type="float" office:value="0.051">
                <text:p>0.051</text:p>
              </table:table-cell>
              <table:table-cell office:value-type="float" office:value="26112">
                <text:p>26112</text:p>
              </table:table-cell>
            </table:table-row>
            <table:table-row>
              <table:table-cell office:value-type="string">
                <text:p>18</text:p>
              </table:table-cell>
              <table:table-cell office:value-type="float" office:value="0.051">
                <text:p>0.051</text:p>
              </table:table-cell>
              <table:table-cell office:value-type="float" office:value="26112">
                <text:p>26112</text:p>
              </table:table-cell>
            </table:table-row>
            <table:table-row>
              <table:table-cell office:value-type="string">
                <text:p>19</text:p>
              </table:table-cell>
              <table:table-cell office:value-type="float" office:value="0.041">
                <text:p>0.041</text:p>
              </table:table-cell>
              <table:table-cell office:value-type="float" office:value="26112">
                <text:p>26112</text:p>
              </table:table-cell>
            </table:table-row>
            <table:table-row>
              <table:table-cell office:value-type="string">
                <text:p>20</text:p>
              </table:table-cell>
              <table:table-cell office:value-type="float" office:value="0.035">
                <text:p>0.035</text:p>
              </table:table-cell>
              <table:table-cell office:value-type="float" office:value="26112">
                <text:p>26112</text:p>
              </table:table-cell>
            </table:table-row>
            <table:table-row>
              <table:table-cell office:value-type="string">
                <text:p>21</text:p>
              </table:table-cell>
              <table:table-cell office:value-type="float" office:value="0.033">
                <text:p>0.033</text:p>
              </table:table-cell>
              <table:table-cell office:value-type="float" office:value="26112">
                <text:p>26112</text:p>
              </table:table-cell>
            </table:table-row>
            <table:table-row>
              <table:table-cell office:value-type="string">
                <text:p>22</text:p>
              </table:table-cell>
              <table:table-cell office:value-type="float" office:value="0.031">
                <text:p>0.031</text:p>
              </table:table-cell>
              <table:table-cell office:value-type="float" office:value="26112">
                <text:p>26112</text:p>
              </table:table-cell>
            </table:table-row>
            <table:table-row>
              <table:table-cell office:value-type="string">
                <text:p>23</text:p>
              </table:table-cell>
              <table:table-cell office:value-type="float" office:value="0.031">
                <text:p>0.031</text:p>
              </table:table-cell>
              <table:table-cell office:value-type="float" office:value="26112">
                <text:p>26112</text:p>
              </table:table-cell>
            </table:table-row>
            <table:table-row>
              <table:table-cell office:value-type="string">
                <text:p>24</text:p>
              </table:table-cell>
              <table:table-cell office:value-type="float" office:value="0.029">
                <text:p>0.029</text:p>
              </table:table-cell>
              <table:table-cell office:value-type="float" office:value="26112">
                <text:p>26112</text:p>
              </table:table-cell>
            </table:table-row>
            <table:table-row>
              <table:table-cell office:value-type="string">
                <text:p>25</text:p>
              </table:table-cell>
              <table:table-cell office:value-type="float" office:value="0.027">
                <text:p>0.027</text:p>
              </table:table-cell>
              <table:table-cell office:value-type="float" office:value="26112">
                <text:p>26112</text:p>
              </table:table-cell>
            </table:table-row>
            <table:table-row>
              <table:table-cell office:value-type="string">
                <text:p>26</text:p>
              </table:table-cell>
              <table:table-cell office:value-type="float" office:value="0.027">
                <text:p>0.027</text:p>
              </table:table-cell>
              <table:table-cell office:value-type="float" office:value="26112">
                <text:p>26112</text:p>
              </table:table-cell>
            </table:table-row>
            <table:table-row>
              <table:table-cell office:value-type="string">
                <text:p>27</text:p>
              </table:table-cell>
              <table:table-cell office:value-type="float" office:value="0.024">
                <text:p>0.024</text:p>
              </table:table-cell>
              <table:table-cell office:value-type="float" office:value="26112">
                <text:p>26112</text:p>
              </table:table-cell>
            </table:table-row>
            <table:table-row>
              <table:table-cell office:value-type="string">
                <text:p>28</text:p>
              </table:table-cell>
              <table:table-cell office:value-type="float" office:value="0.024">
                <text:p>0.024</text:p>
              </table:table-cell>
              <table:table-cell office:value-type="float" office:value="26112">
                <text:p>26112</text:p>
              </table:table-cell>
            </table:table-row>
            <table:table-row>
              <table:table-cell office:value-type="string">
                <text:p>29</text:p>
              </table:table-cell>
              <table:table-cell office:value-type="float" office:value="0.024">
                <text:p>0.024</text:p>
              </table:table-cell>
              <table:table-cell office:value-type="float" office:value="26112">
                <text:p>26112</text:p>
              </table:table-cell>
            </table:table-row>
            <table:table-row>
              <table:table-cell office:value-type="string">
                <text:p>30</text:p>
              </table:table-cell>
              <table:table-cell office:value-type="float" office:value="0.022">
                <text:p>0.022</text:p>
              </table:table-cell>
              <table:table-cell office:value-type="float" office:value="26112">
                <text:p>26112</text:p>
              </table:table-cell>
            </table:table-row>
            <table:table-row>
              <table:table-cell office:value-type="string">
                <text:p>31</text:p>
              </table:table-cell>
              <table:table-cell office:value-type="float" office:value="0.021">
                <text:p>0.021</text:p>
              </table:table-cell>
              <table:table-cell office:value-type="float" office:value="26112">
                <text:p>26112</text:p>
              </table:table-cell>
            </table:table-row>
            <table:table-row>
              <table:table-cell office:value-type="string">
                <text:p>32</text:p>
              </table:table-cell>
              <table:table-cell office:value-type="float" office:value="0.021">
                <text:p>0.021</text:p>
              </table:table-cell>
              <table:table-cell office:value-type="float" office:value="26112">
                <text:p>26112</text:p>
              </table:table-cell>
            </table:table-row>
            <table:table-row>
              <table:table-cell office:value-type="string">
                <text:p>33</text:p>
              </table:table-cell>
              <table:table-cell office:value-type="float" office:value="0.02">
                <text:p>0.02</text:p>
              </table:table-cell>
              <table:table-cell office:value-type="float" office:value="26112">
                <text:p>26112</text:p>
              </table:table-cell>
            </table:table-row>
            <table:table-row>
              <table:table-cell office:value-type="string">
                <text:p>34</text:p>
              </table:table-cell>
              <table:table-cell office:value-type="float" office:value="0.02">
                <text:p>0.02</text:p>
              </table:table-cell>
              <table:table-cell office:value-type="float" office:value="26112">
                <text:p>26112</text:p>
              </table:table-cell>
            </table:table-row>
            <table:table-row>
              <table:table-cell office:value-type="string">
                <text:p>35</text:p>
              </table:table-cell>
              <table:table-cell office:value-type="float" office:value="0.019">
                <text:p>0.019</text:p>
              </table:table-cell>
              <table:table-cell office:value-type="float" office:value="26112">
                <text:p>26112</text:p>
              </table:table-cell>
            </table:table-row>
            <table:table-row>
              <table:table-cell office:value-type="string">
                <text:p>36</text:p>
              </table:table-cell>
              <table:table-cell office:value-type="float" office:value="0.018">
                <text:p>0.018</text:p>
              </table:table-cell>
              <table:table-cell office:value-type="float" office:value="26112">
                <text:p>26112</text:p>
              </table:table-cell>
            </table:table-row>
            <table:table-row>
              <table:table-cell office:value-type="string">
                <text:p>37</text:p>
              </table:table-cell>
              <table:table-cell office:value-type="float" office:value="0.017">
                <text:p>0.017</text:p>
              </table:table-cell>
              <table:table-cell office:value-type="float" office:value="26112">
                <text:p>26112</text:p>
              </table:table-cell>
            </table:table-row>
            <table:table-row>
              <table:table-cell office:value-type="string">
                <text:p>38</text:p>
              </table:table-cell>
              <table:table-cell office:value-type="float" office:value="0.017">
                <text:p>0.017</text:p>
              </table:table-cell>
              <table:table-cell office:value-type="float" office:value="26112">
                <text:p>26112</text:p>
              </table:table-cell>
            </table:table-row>
            <table:table-row>
              <table:table-cell office:value-type="string">
                <text:p>39</text:p>
              </table:table-cell>
              <table:table-cell office:value-type="float" office:value="0.016">
                <text:p>0.016</text:p>
              </table:table-cell>
              <table:table-cell office:value-type="float" office:value="26112">
                <text:p>26112</text:p>
              </table:table-cell>
            </table:table-row>
            <table:table-row>
              <table:table-cell office:value-type="string">
                <text:p>40</text:p>
              </table:table-cell>
              <table:table-cell office:value-type="float" office:value="0.016">
                <text:p>0.016</text:p>
              </table:table-cell>
              <table:table-cell office:value-type="float" office:value="26112">
                <text:p>26112</text:p>
              </table:table-cell>
            </table:table-row>
            <table:table-row>
              <table:table-cell office:value-type="string">
                <text:p>41</text:p>
              </table:table-cell>
              <table:table-cell office:value-type="float" office:value="0.015">
                <text:p>0.015</text:p>
              </table:table-cell>
              <table:table-cell office:value-type="float" office:value="26112">
                <text:p>26112</text:p>
              </table:table-cell>
            </table:table-row>
            <table:table-row>
              <table:table-cell office:value-type="string">
                <text:p>42</text:p>
              </table:table-cell>
              <table:table-cell office:value-type="float" office:value="0.015">
                <text:p>0.015</text:p>
              </table:table-cell>
              <table:table-cell office:value-type="float" office:value="26112">
                <text:p>26112</text:p>
              </table:table-cell>
            </table:table-row>
            <table:table-row>
              <table:table-cell office:value-type="string">
                <text:p>43</text:p>
              </table:table-cell>
              <table:table-cell office:value-type="float" office:value="0.014">
                <text:p>0.014</text:p>
              </table:table-cell>
              <table:table-cell office:value-type="float" office:value="26112">
                <text:p>26112</text:p>
              </table:table-cell>
            </table:table-row>
            <table:table-row>
              <table:table-cell office:value-type="string">
                <text:p>44</text:p>
              </table:table-cell>
              <table:table-cell office:value-type="float" office:value="0.014">
                <text:p>0.014</text:p>
              </table:table-cell>
              <table:table-cell office:value-type="float" office:value="26112">
                <text:p>26112</text:p>
              </table:table-cell>
            </table:table-row>
            <table:table-row>
              <table:table-cell office:value-type="string">
                <text:p>45</text:p>
              </table:table-cell>
              <table:table-cell office:value-type="float" office:value="0.013">
                <text:p>0.013</text:p>
              </table:table-cell>
              <table:table-cell office:value-type="float" office:value="26112">
                <text:p>26112</text:p>
              </table:table-cell>
            </table:table-row>
            <table:table-row>
              <table:table-cell office:value-type="string">
                <text:p>46</text:p>
              </table:table-cell>
              <table:table-cell office:value-type="float" office:value="0.013">
                <text:p>0.013</text:p>
              </table:table-cell>
              <table:table-cell office:value-type="float" office:value="26112">
                <text:p>26112</text:p>
              </table:table-cell>
            </table:table-row>
            <table:table-row>
              <table:table-cell office:value-type="string">
                <text:p>47</text:p>
              </table:table-cell>
              <table:table-cell office:value-type="float" office:value="0.013">
                <text:p>0.013</text:p>
              </table:table-cell>
              <table:table-cell office:value-type="float" office:value="26112">
                <text:p>26112</text:p>
              </table:table-cell>
            </table:table-row>
            <table:table-row>
              <table:table-cell office:value-type="string">
                <text:p>48</text:p>
              </table:table-cell>
              <table:table-cell office:value-type="float" office:value="0.013">
                <text:p>0.013</text:p>
              </table:table-cell>
              <table:table-cell office:value-type="float" office:value="26112">
                <text:p>26112</text:p>
              </table:table-cell>
            </table:table-row>
            <table:table-row>
              <table:table-cell office:value-type="string">
                <text:p>49</text:p>
              </table:table-cell>
              <table:table-cell office:value-type="float" office:value="0.011">
                <text:p>0.011</text:p>
              </table:table-cell>
              <table:table-cell office:value-type="float" office:value="26112">
                <text:p>26112</text:p>
              </table:table-cell>
            </table:table-row>
            <table:table-row>
              <table:table-cell office:value-type="string">
                <text:p>50</text:p>
              </table:table-cell>
              <table:table-cell office:value-type="float" office:value="0.01">
                <text:p>0.01</text:p>
              </table:table-cell>
              <table:table-cell office:value-type="float" office:value="26112">
                <text:p>26112</text:p>
              </table:table-cell>
            </table:table-row>
            <table:table-row>
              <table:table-cell office:value-type="string">
                <text:p>51</text:p>
              </table:table-cell>
              <table:table-cell office:value-type="float" office:value="0.01">
                <text:p>0.01</text:p>
              </table:table-cell>
              <table:table-cell office:value-type="float" office:value="26112">
                <text:p>26112</text:p>
              </table:table-cell>
            </table:table-row>
            <table:table-row>
              <table:table-cell office:value-type="string">
                <text:p>52</text:p>
              </table:table-cell>
              <table:table-cell office:value-type="float" office:value="0.01">
                <text:p>0.01</text:p>
              </table:table-cell>
              <table:table-cell office:value-type="float" office:value="26112">
                <text:p>26112</text:p>
              </table:table-cell>
            </table:table-row>
            <table:table-row>
              <table:table-cell office:value-type="string">
                <text:p>53</text:p>
              </table:table-cell>
              <table:table-cell office:value-type="float" office:value="0.01">
                <text:p>0.01</text:p>
              </table:table-cell>
              <table:table-cell office:value-type="float" office:value="26112">
                <text:p>26112</text:p>
              </table:table-cell>
            </table:table-row>
            <table:table-row>
              <table:table-cell office:value-type="string">
                <text:p>54</text:p>
              </table:table-cell>
              <table:table-cell office:value-type="float" office:value="0.009">
                <text:p>0.009</text:p>
              </table:table-cell>
              <table:table-cell office:value-type="float" office:value="26112">
                <text:p>26112</text:p>
              </table:table-cell>
            </table:table-row>
            <table:table-row>
              <table:table-cell office:value-type="string">
                <text:p>55</text:p>
              </table:table-cell>
              <table:table-cell office:value-type="float" office:value="0.008">
                <text:p>0.008</text:p>
              </table:table-cell>
              <table:table-cell office:value-type="float" office:value="26112">
                <text:p>26112</text:p>
              </table:table-cell>
            </table:table-row>
            <table:table-row>
              <table:table-cell office:value-type="string">
                <text:p>56</text:p>
              </table:table-cell>
              <table:table-cell office:value-type="float" office:value="0.008">
                <text:p>0.008</text:p>
              </table:table-cell>
              <table:table-cell office:value-type="float" office:value="26112">
                <text:p>26112</text:p>
              </table:table-cell>
            </table:table-row>
            <table:table-row>
              <table:table-cell office:value-type="string">
                <text:p>57</text:p>
              </table:table-cell>
              <table:table-cell office:value-type="float" office:value="0.007">
                <text:p>0.007</text:p>
              </table:table-cell>
              <table:table-cell office:value-type="float" office:value="26112">
                <text:p>26112</text:p>
              </table:table-cell>
            </table:table-row>
            <table:table-row>
              <table:table-cell office:value-type="string">
                <text:p>58</text:p>
              </table:table-cell>
              <table:table-cell office:value-type="float" office:value="0.007">
                <text:p>0.007</text:p>
              </table:table-cell>
              <table:table-cell office:value-type="float" office:value="26112">
                <text:p>26112</text:p>
              </table:table-cell>
            </table:table-row>
            <table:table-row>
              <table:table-cell office:value-type="string">
                <text:p>59</text:p>
              </table:table-cell>
              <table:table-cell office:value-type="float" office:value="0.007">
                <text:p>0.007</text:p>
              </table:table-cell>
              <table:table-cell office:value-type="float" office:value="26112">
                <text:p>26112</text:p>
              </table:table-cell>
            </table:table-row>
            <table:table-row>
              <table:table-cell office:value-type="string">
                <text:p>60</text:p>
              </table:table-cell>
              <table:table-cell office:value-type="float" office:value="0.007">
                <text:p>0.007</text:p>
              </table:table-cell>
              <table:table-cell office:value-type="float" office:value="26112">
                <text:p>26112</text:p>
              </table:table-cell>
            </table:table-row>
            <table:table-row>
              <table:table-cell office:value-type="string">
                <text:p>61</text:p>
              </table:table-cell>
              <table:table-cell office:value-type="float" office:value="0.007">
                <text:p>0.007</text:p>
              </table:table-cell>
              <table:table-cell office:value-type="float" office:value="26112">
                <text:p>26112</text:p>
              </table:table-cell>
            </table:table-row>
            <table:table-row>
              <table:table-cell office:value-type="string">
                <text:p>62</text:p>
              </table:table-cell>
              <table:table-cell office:value-type="float" office:value="0.006">
                <text:p>0.006</text:p>
              </table:table-cell>
              <table:table-cell office:value-type="float" office:value="26112">
                <text:p>26112</text:p>
              </table:table-cell>
            </table:table-row>
            <table:table-row>
              <table:table-cell office:value-type="string">
                <text:p>63</text:p>
              </table:table-cell>
              <table:table-cell office:value-type="float" office:value="0.006">
                <text:p>0.006</text:p>
              </table:table-cell>
              <table:table-cell office:value-type="float" office:value="26112">
                <text:p>26112</text:p>
              </table:table-cell>
            </table:table-row>
            <table:table-row>
              <table:table-cell office:value-type="string">
                <text:p>64</text:p>
              </table:table-cell>
              <table:table-cell office:value-type="float" office:value="0.006">
                <text:p>0.006</text:p>
              </table:table-cell>
              <table:table-cell office:value-type="float" office:value="26112">
                <text:p>26112</text:p>
              </table:table-cell>
            </table:table-row>
            <table:table-row>
              <table:table-cell office:value-type="string">
                <text:p>65</text:p>
              </table:table-cell>
              <table:table-cell office:value-type="float" office:value="0.006">
                <text:p>0.006</text:p>
              </table:table-cell>
              <table:table-cell office:value-type="float" office:value="26112">
                <text:p>26112</text:p>
              </table:table-cell>
            </table:table-row>
            <table:table-row>
              <table:table-cell office:value-type="string">
                <text:p>66</text:p>
              </table:table-cell>
              <table:table-cell office:value-type="float" office:value="0.006">
                <text:p>0.006</text:p>
              </table:table-cell>
              <table:table-cell office:value-type="float" office:value="26112">
                <text:p>26112</text:p>
              </table:table-cell>
            </table:table-row>
            <table:table-row>
              <table:table-cell office:value-type="string">
                <text:p>67</text:p>
              </table:table-cell>
              <table:table-cell office:value-type="float" office:value="0.006">
                <text:p>0.006</text:p>
              </table:table-cell>
              <table:table-cell office:value-type="float" office:value="26112">
                <text:p>26112</text:p>
              </table:table-cell>
            </table:table-row>
            <table:table-row>
              <table:table-cell office:value-type="string">
                <text:p>68</text:p>
              </table:table-cell>
              <table:table-cell office:value-type="float" office:value="0.005">
                <text:p>0.005</text:p>
              </table:table-cell>
              <table:table-cell office:value-type="float" office:value="26112">
                <text:p>26112</text:p>
              </table:table-cell>
            </table:table-row>
            <table:table-row>
              <table:table-cell office:value-type="string">
                <text:p>69</text:p>
              </table:table-cell>
              <table:table-cell office:value-type="float" office:value="0.005">
                <text:p>0.005</text:p>
              </table:table-cell>
              <table:table-cell office:value-type="float" office:value="26112">
                <text:p>26112</text:p>
              </table:table-cell>
            </table:table-row>
            <table:table-row>
              <table:table-cell office:value-type="string">
                <text:p>70</text:p>
              </table:table-cell>
              <table:table-cell office:value-type="float" office:value="0.004">
                <text:p>0.004</text:p>
              </table:table-cell>
              <table:table-cell office:value-type="float" office:value="26112">
                <text:p>26112</text:p>
              </table:table-cell>
            </table:table-row>
            <table:table-row>
              <table:table-cell office:value-type="string">
                <text:p>71</text:p>
              </table:table-cell>
              <table:table-cell office:value-type="float" office:value="0.004">
                <text:p>0.004</text:p>
              </table:table-cell>
              <table:table-cell office:value-type="float" office:value="26112">
                <text:p>26112</text:p>
              </table:table-cell>
            </table:table-row>
            <table:table-row>
              <table:table-cell office:value-type="string">
                <text:p>72</text:p>
              </table:table-cell>
              <table:table-cell office:value-type="float" office:value="0.004">
                <text:p>0.004</text:p>
              </table:table-cell>
              <table:table-cell office:value-type="float" office:value="26112">
                <text:p>26112</text:p>
              </table:table-cell>
            </table:table-row>
            <table:table-row>
              <table:table-cell office:value-type="string">
                <text:p>73</text:p>
              </table:table-cell>
              <table:table-cell office:value-type="float" office:value="0.004">
                <text:p>0.004</text:p>
              </table:table-cell>
              <table:table-cell office:value-type="float" office:value="26112">
                <text:p>26112</text:p>
              </table:table-cell>
            </table:table-row>
            <table:table-row>
              <table:table-cell office:value-type="string">
                <text:p>74</text:p>
              </table:table-cell>
              <table:table-cell office:value-type="float" office:value="0.004">
                <text:p>0.004</text:p>
              </table:table-cell>
              <table:table-cell office:value-type="float" office:value="26112">
                <text:p>26112</text:p>
              </table:table-cell>
            </table:table-row>
            <table:table-row>
              <table:table-cell office:value-type="string">
                <text:p>75</text:p>
              </table:table-cell>
              <table:table-cell office:value-type="float" office:value="0.004">
                <text:p>0.004</text:p>
              </table:table-cell>
              <table:table-cell office:value-type="float" office:value="26112">
                <text:p>26112</text:p>
              </table:table-cell>
            </table:table-row>
            <table:table-row>
              <table:table-cell office:value-type="string">
                <text:p>76</text:p>
              </table:table-cell>
              <table:table-cell office:value-type="float" office:value="0.003">
                <text:p>0.003</text:p>
              </table:table-cell>
              <table:table-cell office:value-type="float" office:value="26112">
                <text:p>26112</text:p>
              </table:table-cell>
            </table:table-row>
            <table:table-row>
              <table:table-cell office:value-type="string">
                <text:p>77</text:p>
              </table:table-cell>
              <table:table-cell office:value-type="float" office:value="0.003">
                <text:p>0.003</text:p>
              </table:table-cell>
              <table:table-cell office:value-type="float" office:value="26112">
                <text:p>26112</text:p>
              </table:table-cell>
            </table:table-row>
            <table:table-row>
              <table:table-cell office:value-type="string">
                <text:p>78</text:p>
              </table:table-cell>
              <table:table-cell office:value-type="float" office:value="0.002">
                <text:p>0.002</text:p>
              </table:table-cell>
              <table:table-cell office:value-type="float" office:value="26112">
                <text:p>26112</text:p>
              </table:table-cell>
            </table:table-row>
            <table:table-row>
              <table:table-cell office:value-type="string">
                <text:p>79</text:p>
              </table:table-cell>
              <table:table-cell office:value-type="float" office:value="0.002">
                <text:p>0.002</text:p>
              </table:table-cell>
              <table:table-cell office:value-type="float" office:value="26112">
                <text:p>26112</text:p>
              </table:table-cell>
            </table:table-row>
            <table:table-row>
              <table:table-cell office:value-type="string">
                <text:p>80</text:p>
              </table:table-cell>
              <table:table-cell office:value-type="float" office:value="0.002">
                <text:p>0.002</text:p>
              </table:table-cell>
              <table:table-cell office:value-type="float" office:value="26112">
                <text:p>26112</text:p>
              </table:table-cell>
            </table:table-row>
            <table:table-row>
              <table:table-cell office:value-type="string">
                <text:p>81</text:p>
              </table:table-cell>
              <table:table-cell office:value-type="float" office:value="0.002">
                <text:p>0.002</text:p>
              </table:table-cell>
              <table:table-cell office:value-type="float" office:value="26112">
                <text:p>26112</text:p>
              </table:table-cell>
            </table:table-row>
            <table:table-row>
              <table:table-cell office:value-type="string">
                <text:p>82</text:p>
              </table:table-cell>
              <table:table-cell office:value-type="float" office:value="0.002">
                <text:p>0.002</text:p>
              </table:table-cell>
              <table:table-cell office:value-type="float" office:value="26112">
                <text:p>26112</text:p>
              </table:table-cell>
            </table:table-row>
            <table:table-row>
              <table:table-cell office:value-type="string">
                <text:p>83</text:p>
              </table:table-cell>
              <table:table-cell office:value-type="float" office:value="0.002">
                <text:p>0.002</text:p>
              </table:table-cell>
              <table:table-cell office:value-type="float" office:value="26112">
                <text:p>26112</text:p>
              </table:table-cell>
            </table:table-row>
            <table:table-row>
              <table:table-cell office:value-type="string">
                <text:p>84</text:p>
              </table:table-cell>
              <table:table-cell office:value-type="float" office:value="0.001">
                <text:p>0.001</text:p>
              </table:table-cell>
              <table:table-cell office:value-type="float" office:value="26112">
                <text:p>26112</text:p>
              </table:table-cell>
            </table:table-row>
            <table:table-row>
              <table:table-cell office:value-type="string">
                <text:p>85</text:p>
              </table:table-cell>
              <table:table-cell office:value-type="float" office:value="0.001">
                <text:p>0.001</text:p>
              </table:table-cell>
              <table:table-cell office:value-type="float" office:value="26112">
                <text:p>26112</text:p>
              </table:table-cell>
            </table:table-row>
            <table:table-row>
              <table:table-cell office:value-type="string">
                <text:p>86</text:p>
              </table:table-cell>
              <table:table-cell office:value-type="float" office:value="0.001">
                <text:p>0.001</text:p>
              </table:table-cell>
              <table:table-cell office:value-type="float" office:value="26112">
                <text:p>26112</text:p>
              </table:table-cell>
            </table:table-row>
            <table:table-row>
              <table:table-cell office:value-type="string">
                <text:p>87</text:p>
              </table:table-cell>
              <table:table-cell office:value-type="float" office:value="0.001">
                <text:p>0.001</text:p>
              </table:table-cell>
              <table:table-cell office:value-type="float" office:value="26112">
                <text:p>26112</text:p>
              </table:table-cell>
            </table:table-row>
            <table:table-row>
              <table:table-cell office:value-type="string">
                <text:p>88</text:p>
              </table:table-cell>
              <table:table-cell office:value-type="float" office:value="0.001">
                <text:p>0.001</text:p>
              </table:table-cell>
              <table:table-cell office:value-type="float" office:value="26112">
                <text:p>26112</text:p>
              </table:table-cell>
            </table:table-row>
            <table:table-row>
              <table:table-cell office:value-type="string">
                <text:p>89</text:p>
              </table:table-cell>
              <table:table-cell office:value-type="float" office:value="0.001">
                <text:p>0.001</text:p>
              </table:table-cell>
              <table:table-cell office:value-type="float" office:value="26112">
                <text:p>26112</text:p>
              </table:table-cell>
            </table:table-row>
            <table:table-row>
              <table:table-cell office:value-type="string">
                <text:p>90</text:p>
              </table:table-cell>
              <table:table-cell office:value-type="float" office:value="0.001">
                <text:p>0.001</text:p>
              </table:table-cell>
              <table:table-cell office:value-type="float" office:value="26112">
                <text:p>26112</text:p>
              </table:table-cell>
            </table:table-row>
            <table:table-row>
              <table:table-cell office:value-type="string">
                <text:p>91</text:p>
              </table:table-cell>
              <table:table-cell office:value-type="float" office:value="0.001">
                <text:p>0.001</text:p>
              </table:table-cell>
              <table:table-cell office:value-type="float" office:value="26112">
                <text:p>26112</text:p>
              </table:table-cell>
            </table:table-row>
            <table:table-row>
              <table:table-cell office:value-type="string">
                <text:p>92</text:p>
              </table:table-cell>
              <table:table-cell office:value-type="float" office:value="0.001">
                <text:p>0.001</text:p>
              </table:table-cell>
              <table:table-cell office:value-type="float" office:value="26112">
                <text:p>26112</text:p>
              </table:table-cell>
            </table:table-row>
            <table:table-row>
              <table:table-cell office:value-type="string">
                <text:p>93</text:p>
              </table:table-cell>
              <table:table-cell office:value-type="float" office:value="0.001">
                <text:p>0.001</text:p>
              </table:table-cell>
              <table:table-cell office:value-type="float" office:value="26112">
                <text:p>26112</text:p>
              </table:table-cell>
            </table:table-row>
            <table:table-row>
              <table:table-cell office:value-type="string">
                <text:p>94</text:p>
              </table:table-cell>
              <table:table-cell office:value-type="float" office:value="0.001">
                <text:p>0.001</text:p>
              </table:table-cell>
              <table:table-cell office:value-type="float" office:value="26112">
                <text:p>26112</text:p>
              </table:table-cell>
            </table:table-row>
            <table:table-row>
              <table:table-cell office:value-type="string">
                <text:p>95</text:p>
              </table:table-cell>
              <table:table-cell office:value-type="float" office:value="0.001">
                <text:p>0.001</text:p>
              </table:table-cell>
              <table:table-cell office:value-type="float" office:value="26112">
                <text:p>26112</text:p>
              </table:table-cell>
            </table:table-row>
            <table:table-row>
              <table:table-cell office:value-type="string">
                <text:p>96</text:p>
              </table:table-cell>
              <table:table-cell office:value-type="float" office:value="0.001">
                <text:p>0.001</text:p>
              </table:table-cell>
              <table:table-cell office:value-type="float" office:value="26112">
                <text:p>26112</text:p>
              </table:table-cell>
            </table:table-row>
            <table:table-row>
              <table:table-cell office:value-type="string">
                <text:p>97</text:p>
              </table:table-cell>
              <table:table-cell office:value-type="float" office:value="0.001">
                <text:p>0.001</text:p>
              </table:table-cell>
              <table:table-cell office:value-type="float" office:value="26112">
                <text:p>26112</text:p>
              </table:table-cell>
            </table:table-row>
            <table:table-row>
              <table:table-cell office:value-type="string">
                <text:p>98</text:p>
              </table:table-cell>
              <table:table-cell office:value-type="float" office:value="0.001">
                <text:p>0.001</text:p>
              </table:table-cell>
              <table:table-cell office:value-type="float" office:value="26112">
                <text:p>26112</text:p>
              </table:table-cell>
            </table:table-row>
            <table:table-row>
              <table:table-cell office:value-type="string">
                <text:p>99</text:p>
              </table:table-cell>
              <table:table-cell office:value-type="float" office:value="0.001">
                <text:p>0.001</text:p>
              </table:table-cell>
              <table:table-cell office:value-type="float" office:value="26112">
                <text:p>2611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0.0.alpha1$MacOSX_X86_64 LibreOffice_project/c1d1f859b268f650143d48f294999cda0fa5735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6600"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2.211cm" svg:height="1.631cm" xlink:href=".." xlink:type="simple" chart:class="chart:bar" chart:style-name="ch1">
        <chart:plot-area chart:style-name="ch2" table:cell-range-address="FeatFreqDist_NegativeDSs.L5:FeatFreqDist_NegativeDSs.L122 Temp.F4:Temp.F121" svg:x="0cm" svg:y="0cm" svg:width="2.121cm" svg:height="1.565cm">
          <chartooo:coordinate-region svg:x="0cm" svg:y="0cm" svg:width="2.121cm" svg:height="1.565cm"/>
          <chart:axis chart:dimension="x" chart:name="primary-x" chart:style-name="ch3"/>
          <chart:axis chart:dimension="y" chart:name="primary-y" chart:style-name="ch4"/>
          <chart:series chart:style-name="ch5" chart:values-cell-range-address="FeatFreqDist_NegativeDSs.L5:FeatFreqDist_NegativeDSs.L122" chart:class="chart:bar">
            <chart:data-point chart:repeated="118"/>
            <loext:propertry-mapping loext:property="FillColor" loext:cell-range-address="Temp.F4:Temp.F121"/>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ütun L</text:p>
              </table:table-cell>
              <table:table-cell office:value-type="string">
                <text:p>Sütun F</text:p>
              </table:table-cell>
            </table:table-row>
          </table:table-header-rows>
          <table:table-rows>
            <table:table-row>
              <table:table-cell office:value-type="string">
                <text:p>1</text:p>
              </table:table-cell>
              <table:table-cell office:value-type="float" office:value="0.735183893392346">
                <text:p>0.735183893392346</text:p>
                <draw:g>
                  <svg:desc>FeatFreqDist_NegativeDSs.L5:FeatFreqDist_NegativeDSs.L122</svg:desc>
                </draw:g>
              </table:table-cell>
              <table:table-cell office:value-type="float" office:value="8092539">
                <text:p>8092539</text:p>
                <draw:g>
                  <svg:desc>Temp.F4:Temp.F121</svg:desc>
                </draw:g>
              </table:table-cell>
            </table:table-row>
            <table:table-row>
              <table:table-cell office:value-type="string">
                <text:p>2</text:p>
              </table:table-cell>
              <table:table-cell office:value-type="float" office:value="0.413951362663267">
                <text:p>0.413951362663267</text:p>
              </table:table-cell>
              <table:table-cell office:value-type="float" office:value="8092539">
                <text:p>8092539</text:p>
              </table:table-cell>
            </table:table-row>
            <table:table-row>
              <table:table-cell office:value-type="string">
                <text:p>3</text:p>
              </table:table-cell>
              <table:table-cell office:value-type="float" office:value="0.305876410170062">
                <text:p>0.305876410170062</text:p>
              </table:table-cell>
              <table:table-cell office:value-type="float" office:value="8092539">
                <text:p>8092539</text:p>
              </table:table-cell>
            </table:table-row>
            <table:table-row>
              <table:table-cell office:value-type="string">
                <text:p>4</text:p>
              </table:table-cell>
              <table:table-cell office:value-type="float" office:value="0.253106583599933">
                <text:p>0.253106583599933</text:p>
              </table:table-cell>
              <table:table-cell office:value-type="float" office:value="8092539">
                <text:p>8092539</text:p>
              </table:table-cell>
            </table:table-row>
            <table:table-row>
              <table:table-cell office:value-type="string">
                <text:p>5</text:p>
              </table:table-cell>
              <table:table-cell office:value-type="float" office:value="0.203911192360426">
                <text:p>0.203911192360426</text:p>
              </table:table-cell>
              <table:table-cell office:value-type="float" office:value="8092539">
                <text:p>8092539</text:p>
              </table:table-cell>
            </table:table-row>
            <table:table-row>
              <table:table-cell office:value-type="string">
                <text:p>6</text:p>
              </table:table-cell>
              <table:table-cell office:value-type="float" office:value="0.185634907271546">
                <text:p>0.185634907271546</text:p>
              </table:table-cell>
              <table:table-cell office:value-type="float" office:value="8092539">
                <text:p>8092539</text:p>
              </table:table-cell>
            </table:table-row>
            <table:table-row>
              <table:table-cell office:value-type="string">
                <text:p>7</text:p>
              </table:table-cell>
              <table:table-cell office:value-type="float" office:value="0.177716306256465">
                <text:p>0.177716306256465</text:p>
              </table:table-cell>
              <table:table-cell office:value-type="float" office:value="8092539">
                <text:p>8092539</text:p>
              </table:table-cell>
            </table:table-row>
            <table:table-row>
              <table:table-cell office:value-type="string">
                <text:p>8</text:p>
              </table:table-cell>
              <table:table-cell office:value-type="float" office:value="0.136699300026459">
                <text:p>0.136699300026459</text:p>
              </table:table-cell>
              <table:table-cell office:value-type="float" office:value="8092539">
                <text:p>8092539</text:p>
              </table:table-cell>
            </table:table-row>
            <table:table-row>
              <table:table-cell office:value-type="string">
                <text:p>9</text:p>
              </table:table-cell>
              <table:table-cell office:value-type="float" office:value="0.0954417530608809">
                <text:p>0.0954417530608809</text:p>
              </table:table-cell>
              <table:table-cell office:value-type="float" office:value="8092539">
                <text:p>8092539</text:p>
              </table:table-cell>
            </table:table-row>
            <table:table-row>
              <table:table-cell office:value-type="string">
                <text:p>10</text:p>
              </table:table-cell>
              <table:table-cell office:value-type="float" office:value="0.0862097996295673">
                <text:p>0.0862097996295673</text:p>
              </table:table-cell>
              <table:table-cell office:value-type="float" office:value="8092539">
                <text:p>8092539</text:p>
              </table:table-cell>
            </table:table-row>
            <table:table-row>
              <table:table-cell office:value-type="string">
                <text:p>11</text:p>
              </table:table-cell>
              <table:table-cell office:value-type="float" office:value="0.0809852548529094">
                <text:p>0.0809852548529094</text:p>
              </table:table-cell>
              <table:table-cell office:value-type="float" office:value="8092539">
                <text:p>8092539</text:p>
              </table:table-cell>
            </table:table-row>
            <table:table-row>
              <table:table-cell office:value-type="string">
                <text:p>12</text:p>
              </table:table-cell>
              <table:table-cell office:value-type="float" office:value="0.0763091429533592">
                <text:p>0.0763091429533592</text:p>
              </table:table-cell>
              <table:table-cell office:value-type="float" office:value="8092539">
                <text:p>8092539</text:p>
              </table:table-cell>
            </table:table-row>
            <table:table-row>
              <table:table-cell office:value-type="string">
                <text:p>13</text:p>
              </table:table-cell>
              <table:table-cell office:value-type="float" office:value="0.0752315204579896">
                <text:p>0.0752315204579896</text:p>
              </table:table-cell>
              <table:table-cell office:value-type="float" office:value="8092539">
                <text:p>8092539</text:p>
              </table:table-cell>
            </table:table-row>
            <table:table-row>
              <table:table-cell office:value-type="string">
                <text:p>14</text:p>
              </table:table-cell>
              <table:table-cell office:value-type="float" office:value="0.0419406826546076">
                <text:p>0.0419406826546076</text:p>
              </table:table-cell>
              <table:table-cell office:value-type="float" office:value="8092539">
                <text:p>8092539</text:p>
              </table:table-cell>
            </table:table-row>
            <table:table-row>
              <table:table-cell office:value-type="string">
                <text:p>15</text:p>
              </table:table-cell>
              <table:table-cell office:value-type="float" office:value="0.0356914343444062">
                <text:p>0.0356914343444062</text:p>
              </table:table-cell>
              <table:table-cell office:value-type="float" office:value="8092539">
                <text:p>8092539</text:p>
              </table:table-cell>
            </table:table-row>
            <table:table-row>
              <table:table-cell office:value-type="string">
                <text:p>16</text:p>
              </table:table-cell>
              <table:table-cell office:value-type="float" office:value="0.0342385683015419">
                <text:p>0.0342385683015419</text:p>
              </table:table-cell>
              <table:table-cell office:value-type="float" office:value="8092539">
                <text:p>8092539</text:p>
              </table:table-cell>
            </table:table-row>
            <table:table-row>
              <table:table-cell office:value-type="string">
                <text:p>17</text:p>
              </table:table-cell>
              <table:table-cell office:value-type="float" office:value="0.0335650542419359">
                <text:p>0.0335650542419359</text:p>
              </table:table-cell>
              <table:table-cell office:value-type="float" office:value="8092539">
                <text:p>8092539</text:p>
              </table:table-cell>
            </table:table-row>
            <table:table-row>
              <table:table-cell office:value-type="string">
                <text:p>18</text:p>
              </table:table-cell>
              <table:table-cell office:value-type="float" office:value="0.0323286748610877">
                <text:p>0.0323286748610877</text:p>
              </table:table-cell>
              <table:table-cell office:value-type="float" office:value="8092539">
                <text:p>8092539</text:p>
              </table:table-cell>
            </table:table-row>
            <table:table-row>
              <table:table-cell office:value-type="string">
                <text:p>19</text:p>
              </table:table-cell>
              <table:table-cell office:value-type="float" office:value="0.0315348904336949">
                <text:p>0.0315348904336949</text:p>
              </table:table-cell>
              <table:table-cell office:value-type="float" office:value="8092539">
                <text:p>8092539</text:p>
              </table:table-cell>
            </table:table-row>
            <table:table-row>
              <table:table-cell office:value-type="string">
                <text:p>20</text:p>
              </table:table-cell>
              <table:table-cell office:value-type="float" office:value="0.0251557501262839">
                <text:p>0.0251557501262839</text:p>
              </table:table-cell>
              <table:table-cell office:value-type="float" office:value="8092539">
                <text:p>8092539</text:p>
              </table:table-cell>
            </table:table-row>
            <table:table-row>
              <table:table-cell office:value-type="string">
                <text:p>21</text:p>
              </table:table-cell>
              <table:table-cell office:value-type="float" office:value="0.0242032088134126">
                <text:p>0.0242032088134126</text:p>
              </table:table-cell>
              <table:table-cell office:value-type="float" office:value="8092539">
                <text:p>8092539</text:p>
              </table:table-cell>
            </table:table-row>
            <table:table-row>
              <table:table-cell office:value-type="string">
                <text:p>22</text:p>
              </table:table-cell>
              <table:table-cell office:value-type="float" office:value="0.0241599114810093">
                <text:p>0.0241599114810093</text:p>
              </table:table-cell>
              <table:table-cell office:value-type="float" office:value="8092539">
                <text:p>8092539</text:p>
              </table:table-cell>
            </table:table-row>
            <table:table-row>
              <table:table-cell office:value-type="string">
                <text:p>23</text:p>
              </table:table-cell>
              <table:table-cell office:value-type="float" office:value="0.0235970461597672">
                <text:p>0.0235970461597672</text:p>
              </table:table-cell>
              <table:table-cell office:value-type="float" office:value="8092539">
                <text:p>8092539</text:p>
              </table:table-cell>
            </table:table-row>
            <table:table-row>
              <table:table-cell office:value-type="string">
                <text:p>24</text:p>
              </table:table-cell>
              <table:table-cell office:value-type="float" office:value="0.023034180838525">
                <text:p>0.023034180838525</text:p>
              </table:table-cell>
              <table:table-cell office:value-type="float" office:value="8092539">
                <text:p>8092539</text:p>
              </table:table-cell>
            </table:table-row>
            <table:table-row>
              <table:table-cell office:value-type="string">
                <text:p>25</text:p>
              </table:table-cell>
              <table:table-cell office:value-type="float" office:value="0.0210761792509561">
                <text:p>0.0210761792509561</text:p>
              </table:table-cell>
              <table:table-cell office:value-type="float" office:value="8092539">
                <text:p>8092539</text:p>
              </table:table-cell>
            </table:table-row>
            <table:table-row>
              <table:table-cell office:value-type="string">
                <text:p>26</text:p>
              </table:table-cell>
              <table:table-cell office:value-type="float" office:value="0.0198205566112621">
                <text:p>0.0198205566112621</text:p>
              </table:table-cell>
              <table:table-cell office:value-type="float" office:value="8092539">
                <text:p>8092539</text:p>
              </table:table-cell>
            </table:table-row>
            <table:table-row>
              <table:table-cell office:value-type="string">
                <text:p>27</text:p>
              </table:table-cell>
              <table:table-cell office:value-type="float" office:value="0.0173670411084117">
                <text:p>0.0173670411084117</text:p>
              </table:table-cell>
              <table:table-cell office:value-type="float" office:value="8092539">
                <text:p>8092539</text:p>
              </table:table-cell>
            </table:table-row>
            <table:table-row>
              <table:table-cell office:value-type="string">
                <text:p>28</text:p>
              </table:table-cell>
              <table:table-cell office:value-type="float" office:value="0.0150770933057513">
                <text:p>0.0150770933057513</text:p>
              </table:table-cell>
              <table:table-cell office:value-type="float" office:value="8092539">
                <text:p>8092539</text:p>
              </table:table-cell>
            </table:table-row>
            <table:table-row>
              <table:table-cell office:value-type="string">
                <text:p>29</text:p>
              </table:table-cell>
              <table:table-cell office:value-type="float" office:value="0.0149327688644072">
                <text:p>0.0149327688644072</text:p>
              </table:table-cell>
              <table:table-cell office:value-type="float" office:value="8092539">
                <text:p>8092539</text:p>
              </table:table-cell>
            </table:table-row>
            <table:table-row>
              <table:table-cell office:value-type="string">
                <text:p>30</text:p>
              </table:table-cell>
              <table:table-cell office:value-type="float" office:value="0.0144324441344142">
                <text:p>0.0144324441344142</text:p>
              </table:table-cell>
              <table:table-cell office:value-type="float" office:value="8092539">
                <text:p>8092539</text:p>
              </table:table-cell>
            </table:table-row>
            <table:table-row>
              <table:table-cell office:value-type="string">
                <text:p>31</text:p>
              </table:table-cell>
              <table:table-cell office:value-type="float" office:value="0.0134317946744281">
                <text:p>0.0134317946744281</text:p>
              </table:table-cell>
              <table:table-cell office:value-type="float" office:value="8092539">
                <text:p>8092539</text:p>
              </table:table-cell>
            </table:table-row>
            <table:table-row>
              <table:table-cell office:value-type="string">
                <text:p>32</text:p>
              </table:table-cell>
              <table:table-cell office:value-type="float" office:value="0.0130806052004907">
                <text:p>0.0130806052004907</text:p>
              </table:table-cell>
              <table:table-cell office:value-type="float" office:value="8092539">
                <text:p>8092539</text:p>
              </table:table-cell>
            </table:table-row>
            <table:table-row>
              <table:table-cell office:value-type="string">
                <text:p>33</text:p>
              </table:table-cell>
              <table:table-cell office:value-type="float" office:value="0.0119644961874293">
                <text:p>0.0119644961874293</text:p>
              </table:table-cell>
              <table:table-cell office:value-type="float" office:value="26112">
                <text:p>26112</text:p>
              </table:table-cell>
            </table:table-row>
            <table:table-row>
              <table:table-cell office:value-type="string">
                <text:p>34</text:p>
              </table:table-cell>
              <table:table-cell office:value-type="float" office:value="0.0113198470160922">
                <text:p>0.0113198470160922</text:p>
              </table:table-cell>
              <table:table-cell office:value-type="float" office:value="26112">
                <text:p>26112</text:p>
              </table:table-cell>
            </table:table-row>
            <table:table-row>
              <table:table-cell office:value-type="string">
                <text:p>35</text:p>
              </table:table-cell>
              <table:table-cell office:value-type="float" office:value="0.0109830899862892">
                <text:p>0.0109830899862892</text:p>
              </table:table-cell>
              <table:table-cell office:value-type="float" office:value="26112">
                <text:p>26112</text:p>
              </table:table-cell>
            </table:table-row>
            <table:table-row>
              <table:table-cell office:value-type="string">
                <text:p>36</text:p>
              </table:table-cell>
              <table:table-cell office:value-type="float" office:value="0.0107906573978303">
                <text:p>0.0107906573978303</text:p>
              </table:table-cell>
              <table:table-cell office:value-type="float" office:value="26112">
                <text:p>26112</text:p>
              </table:table-cell>
            </table:table-row>
            <table:table-row>
              <table:table-cell office:value-type="string">
                <text:p>37</text:p>
              </table:table-cell>
              <table:table-cell office:value-type="float" office:value="0.0105260625886994">
                <text:p>0.0105260625886994</text:p>
              </table:table-cell>
              <table:table-cell office:value-type="float" office:value="26112">
                <text:p>26112</text:p>
              </table:table-cell>
            </table:table-row>
            <table:table-row>
              <table:table-cell office:value-type="string">
                <text:p>38</text:p>
              </table:table-cell>
              <table:table-cell office:value-type="float" office:value="0.00966492675534602">
                <text:p>0.00966492675534602</text:p>
              </table:table-cell>
              <table:table-cell office:value-type="float" office:value="26112">
                <text:p>26112</text:p>
              </table:table-cell>
            </table:table-row>
            <table:table-row>
              <table:table-cell office:value-type="string">
                <text:p>39</text:p>
              </table:table-cell>
              <table:table-cell office:value-type="float" office:value="0.00945806172275275">
                <text:p>0.00945806172275275</text:p>
              </table:table-cell>
              <table:table-cell office:value-type="float" office:value="26112">
                <text:p>26112</text:p>
              </table:table-cell>
            </table:table-row>
            <table:table-row>
              <table:table-cell office:value-type="string">
                <text:p>40</text:p>
              </table:table-cell>
              <table:table-cell office:value-type="float" office:value="0.00882784499555">
                <text:p>0.00882784499555</text:p>
              </table:table-cell>
              <table:table-cell office:value-type="float" office:value="26112">
                <text:p>26112</text:p>
              </table:table-cell>
            </table:table-row>
            <table:table-row>
              <table:table-cell office:value-type="string">
                <text:p>41</text:p>
              </table:table-cell>
              <table:table-cell office:value-type="float" office:value="0.00775503331489188">
                <text:p>0.00775503331489188</text:p>
              </table:table-cell>
              <table:table-cell office:value-type="float" office:value="26112">
                <text:p>26112</text:p>
              </table:table-cell>
            </table:table-row>
            <table:table-row>
              <table:table-cell office:value-type="string">
                <text:p>42</text:p>
              </table:table-cell>
              <table:table-cell office:value-type="float" office:value="0.00754335746758714">
                <text:p>0.00754335746758714</text:p>
              </table:table-cell>
              <table:table-cell office:value-type="float" office:value="26112">
                <text:p>26112</text:p>
              </table:table-cell>
            </table:table-row>
            <table:table-row>
              <table:table-cell office:value-type="string">
                <text:p>43</text:p>
              </table:table-cell>
              <table:table-cell office:value-type="float" office:value="0.0070959516994203">
                <text:p>0.0070959516994203</text:p>
              </table:table-cell>
              <table:table-cell office:value-type="float" office:value="26112">
                <text:p>26112</text:p>
              </table:table-cell>
            </table:table-row>
            <table:table-row>
              <table:table-cell office:value-type="string">
                <text:p>44</text:p>
              </table:table-cell>
              <table:table-cell office:value-type="float" office:value="0.00598465350107041">
                <text:p>0.00598465350107041</text:p>
              </table:table-cell>
              <table:table-cell office:value-type="float" office:value="26112">
                <text:p>26112</text:p>
              </table:table-cell>
            </table:table-row>
            <table:table-row>
              <table:table-cell office:value-type="string">
                <text:p>45</text:p>
              </table:table-cell>
              <table:table-cell office:value-type="float" office:value="0.00545546388280855">
                <text:p>0.00545546388280855</text:p>
              </table:table-cell>
              <table:table-cell office:value-type="float" office:value="26112">
                <text:p>26112</text:p>
              </table:table-cell>
            </table:table-row>
            <table:table-row>
              <table:table-cell office:value-type="string">
                <text:p>46</text:p>
              </table:table-cell>
              <table:table-cell office:value-type="float" office:value="0.00518605825896616">
                <text:p>0.00518605825896616</text:p>
              </table:table-cell>
              <table:table-cell office:value-type="float" office:value="26112">
                <text:p>26112</text:p>
              </table:table-cell>
            </table:table-row>
            <table:table-row>
              <table:table-cell office:value-type="string">
                <text:p>47</text:p>
              </table:table-cell>
              <table:table-cell office:value-type="float" office:value="0.00517162581483174">
                <text:p>0.00517162581483174</text:p>
              </table:table-cell>
              <table:table-cell office:value-type="float" office:value="26112">
                <text:p>26112</text:p>
              </table:table-cell>
            </table:table-row>
            <table:table-row>
              <table:table-cell office:value-type="string">
                <text:p>48</text:p>
              </table:table-cell>
              <table:table-cell office:value-type="float" office:value="0.00501286892935319">
                <text:p>0.00501286892935319</text:p>
              </table:table-cell>
              <table:table-cell office:value-type="float" office:value="26112">
                <text:p>26112</text:p>
              </table:table-cell>
            </table:table-row>
            <table:table-row>
              <table:table-cell office:value-type="string">
                <text:p>49</text:p>
              </table:table-cell>
              <table:table-cell office:value-type="float" office:value="0.00499843648521877">
                <text:p>0.00499843648521877</text:p>
              </table:table-cell>
              <table:table-cell office:value-type="float" office:value="26112">
                <text:p>26112</text:p>
              </table:table-cell>
            </table:table-row>
            <table:table-row>
              <table:table-cell office:value-type="string">
                <text:p>50</text:p>
              </table:table-cell>
              <table:table-cell office:value-type="float" office:value="0.00469535515839607">
                <text:p>0.00469535515839607</text:p>
              </table:table-cell>
              <table:table-cell office:value-type="float" office:value="26112">
                <text:p>26112</text:p>
              </table:table-cell>
            </table:table-row>
            <table:table-row>
              <table:table-cell office:value-type="string">
                <text:p>51</text:p>
              </table:table-cell>
              <table:table-cell office:value-type="float" office:value="0.00463762538185842">
                <text:p>0.00463762538185842</text:p>
              </table:table-cell>
              <table:table-cell office:value-type="float" office:value="26112">
                <text:p>26112</text:p>
              </table:table-cell>
            </table:table-row>
            <table:table-row>
              <table:table-cell office:value-type="string">
                <text:p>52</text:p>
              </table:table-cell>
              <table:table-cell office:value-type="float" office:value="0.00399297621052125">
                <text:p>0.00399297621052125</text:p>
              </table:table-cell>
              <table:table-cell office:value-type="float" office:value="26112">
                <text:p>26112</text:p>
              </table:table-cell>
            </table:table-row>
            <table:table-row>
              <table:table-cell office:value-type="string">
                <text:p>53</text:p>
              </table:table-cell>
              <table:table-cell office:value-type="float" office:value="0.00396411132225242">
                <text:p>0.00396411132225242</text:p>
              </table:table-cell>
              <table:table-cell office:value-type="float" office:value="26112">
                <text:p>26112</text:p>
              </table:table-cell>
            </table:table-row>
            <table:table-row>
              <table:table-cell office:value-type="string">
                <text:p>54</text:p>
              </table:table-cell>
              <table:table-cell office:value-type="float" office:value="0.00364178673658384">
                <text:p>0.00364178673658384</text:p>
              </table:table-cell>
              <table:table-cell office:value-type="float" office:value="26112">
                <text:p>26112</text:p>
              </table:table-cell>
            </table:table-row>
            <table:table-row>
              <table:table-cell office:value-type="string">
                <text:p>55</text:p>
              </table:table-cell>
              <table:table-cell office:value-type="float" office:value="0.0036321651071609">
                <text:p>0.0036321651071609</text:p>
              </table:table-cell>
              <table:table-cell office:value-type="float" office:value="26112">
                <text:p>26112</text:p>
              </table:table-cell>
            </table:table-row>
            <table:table-row>
              <table:table-cell office:value-type="string">
                <text:p>56</text:p>
              </table:table-cell>
              <table:table-cell office:value-type="float" office:value="0.00338200274216439">
                <text:p>0.00338200274216439</text:p>
              </table:table-cell>
              <table:table-cell office:value-type="float" office:value="26112">
                <text:p>26112</text:p>
              </table:table-cell>
            </table:table-row>
            <table:table-row>
              <table:table-cell office:value-type="string">
                <text:p>57</text:p>
              </table:table-cell>
              <table:table-cell office:value-type="float" office:value="0.00315589445072523">
                <text:p>0.00315589445072523</text:p>
              </table:table-cell>
              <table:table-cell office:value-type="float" office:value="26112">
                <text:p>26112</text:p>
              </table:table-cell>
            </table:table-row>
            <table:table-row>
              <table:table-cell office:value-type="string">
                <text:p>58</text:p>
              </table:table-cell>
              <table:table-cell office:value-type="float" office:value="0.00280951579149929">
                <text:p>0.00280951579149929</text:p>
              </table:table-cell>
              <table:table-cell office:value-type="float" office:value="26112">
                <text:p>26112</text:p>
              </table:table-cell>
            </table:table-row>
            <table:table-row>
              <table:table-cell office:value-type="string">
                <text:p>59</text:p>
              </table:table-cell>
              <table:table-cell office:value-type="float" office:value="0.00280470497678782">
                <text:p>0.00280470497678782</text:p>
              </table:table-cell>
              <table:table-cell office:value-type="float" office:value="26112">
                <text:p>26112</text:p>
              </table:table-cell>
            </table:table-row>
            <table:table-row>
              <table:table-cell office:value-type="string">
                <text:p>60</text:p>
              </table:table-cell>
              <table:table-cell office:value-type="float" office:value="0.00232843432035215">
                <text:p>0.00232843432035215</text:p>
              </table:table-cell>
              <table:table-cell office:value-type="float" office:value="26112">
                <text:p>26112</text:p>
              </table:table-cell>
            </table:table-row>
            <table:table-row>
              <table:table-cell office:value-type="string">
                <text:p>61</text:p>
              </table:table-cell>
              <table:table-cell office:value-type="float" office:value="0.00207827195535564">
                <text:p>0.00207827195535564</text:p>
              </table:table-cell>
              <table:table-cell office:value-type="float" office:value="26112">
                <text:p>26112</text:p>
              </table:table-cell>
            </table:table-row>
            <table:table-row>
              <table:table-cell office:value-type="string">
                <text:p>62</text:p>
              </table:table-cell>
              <table:table-cell office:value-type="float" office:value="0.00207346114064417">
                <text:p>0.00207346114064417</text:p>
              </table:table-cell>
              <table:table-cell office:value-type="float" office:value="26112">
                <text:p>26112</text:p>
              </table:table-cell>
            </table:table-row>
            <table:table-row>
              <table:table-cell office:value-type="string">
                <text:p>63</text:p>
              </table:table-cell>
              <table:table-cell office:value-type="float" office:value="0.00207346114064417">
                <text:p>0.00207346114064417</text:p>
              </table:table-cell>
              <table:table-cell office:value-type="float" office:value="26112">
                <text:p>26112</text:p>
              </table:table-cell>
            </table:table-row>
            <table:table-row>
              <table:table-cell office:value-type="string">
                <text:p>64</text:p>
              </table:table-cell>
              <table:table-cell office:value-type="float" office:value="0.0020349746229524">
                <text:p>0.0020349746229524</text:p>
              </table:table-cell>
              <table:table-cell office:value-type="float" office:value="26112">
                <text:p>26112</text:p>
              </table:table-cell>
            </table:table-row>
            <table:table-row>
              <table:table-cell office:value-type="string">
                <text:p>65</text:p>
              </table:table-cell>
              <table:table-cell office:value-type="float" office:value="0.00201573136410651">
                <text:p>0.00201573136410651</text:p>
              </table:table-cell>
              <table:table-cell office:value-type="float" office:value="26112">
                <text:p>26112</text:p>
              </table:table-cell>
            </table:table-row>
            <table:table-row>
              <table:table-cell office:value-type="string">
                <text:p>66</text:p>
              </table:table-cell>
              <table:table-cell office:value-type="float" office:value="0.00201092054939504">
                <text:p>0.00201092054939504</text:p>
              </table:table-cell>
              <table:table-cell office:value-type="float" office:value="26112">
                <text:p>26112</text:p>
              </table:table-cell>
            </table:table-row>
            <table:table-row>
              <table:table-cell office:value-type="string">
                <text:p>67</text:p>
              </table:table-cell>
              <table:table-cell office:value-type="float" office:value="0.0018665961080509">
                <text:p>0.0018665961080509</text:p>
              </table:table-cell>
              <table:table-cell office:value-type="float" office:value="26112">
                <text:p>26112</text:p>
              </table:table-cell>
            </table:table-row>
            <table:table-row>
              <table:table-cell office:value-type="string">
                <text:p>68</text:p>
              </table:table-cell>
              <table:table-cell office:value-type="float" office:value="0.00167897433430351">
                <text:p>0.00167897433430351</text:p>
              </table:table-cell>
              <table:table-cell office:value-type="float" office:value="26112">
                <text:p>26112</text:p>
              </table:table-cell>
            </table:table-row>
            <table:table-row>
              <table:table-cell office:value-type="string">
                <text:p>69</text:p>
              </table:table-cell>
              <table:table-cell office:value-type="float" office:value="0.00162605537247733">
                <text:p>0.00162605537247733</text:p>
              </table:table-cell>
              <table:table-cell office:value-type="float" office:value="26112">
                <text:p>26112</text:p>
              </table:table-cell>
            </table:table-row>
            <table:table-row>
              <table:table-cell office:value-type="string">
                <text:p>70</text:p>
              </table:table-cell>
              <table:table-cell office:value-type="float" office:value="0.0014624876722873">
                <text:p>0.0014624876722873</text:p>
              </table:table-cell>
              <table:table-cell office:value-type="float" office:value="26112">
                <text:p>26112</text:p>
              </table:table-cell>
            </table:table-row>
            <table:table-row>
              <table:table-cell office:value-type="string">
                <text:p>71</text:p>
              </table:table-cell>
              <table:table-cell office:value-type="float" office:value="0.00145286604286436">
                <text:p>0.00145286604286436</text:p>
              </table:table-cell>
              <table:table-cell office:value-type="float" office:value="26112">
                <text:p>26112</text:p>
              </table:table-cell>
            </table:table-row>
            <table:table-row>
              <table:table-cell office:value-type="string">
                <text:p>72</text:p>
              </table:table-cell>
              <table:table-cell office:value-type="float" office:value="0.00109205493950401">
                <text:p>0.00109205493950401</text:p>
              </table:table-cell>
              <table:table-cell office:value-type="float" office:value="26112">
                <text:p>26112</text:p>
              </table:table-cell>
            </table:table-row>
            <table:table-row>
              <table:table-cell office:value-type="string">
                <text:p>73</text:p>
              </table:table-cell>
              <table:table-cell office:value-type="float" office:value="0.000962162942294277">
                <text:p>0.000962162942294277</text:p>
              </table:table-cell>
              <table:table-cell office:value-type="float" office:value="26112">
                <text:p>26112</text:p>
              </table:table-cell>
            </table:table-row>
            <table:table-row>
              <table:table-cell office:value-type="string">
                <text:p>74</text:p>
              </table:table-cell>
              <table:table-cell office:value-type="float" office:value="0.000914054795179564">
                <text:p>0.000914054795179564</text:p>
              </table:table-cell>
              <table:table-cell office:value-type="float" office:value="26112">
                <text:p>26112</text:p>
              </table:table-cell>
            </table:table-row>
            <table:table-row>
              <table:table-cell office:value-type="string">
                <text:p>75</text:p>
              </table:table-cell>
              <table:table-cell office:value-type="float" office:value="0.00089962235104515">
                <text:p>0.00089962235104515</text:p>
              </table:table-cell>
              <table:table-cell office:value-type="float" office:value="26112">
                <text:p>26112</text:p>
              </table:table-cell>
            </table:table-row>
            <table:table-row>
              <table:table-cell office:value-type="string">
                <text:p>76</text:p>
              </table:table-cell>
              <table:table-cell office:value-type="float" office:value="0.000890000721622207">
                <text:p>0.000890000721622207</text:p>
              </table:table-cell>
              <table:table-cell office:value-type="float" office:value="26112">
                <text:p>26112</text:p>
              </table:table-cell>
            </table:table-row>
            <table:table-row>
              <table:table-cell office:value-type="string">
                <text:p>77</text:p>
              </table:table-cell>
              <table:table-cell office:value-type="float" office:value="0.000880379092199264">
                <text:p>0.000880379092199264</text:p>
              </table:table-cell>
              <table:table-cell office:value-type="float" office:value="26112">
                <text:p>26112</text:p>
              </table:table-cell>
            </table:table-row>
            <table:table-row>
              <table:table-cell office:value-type="string">
                <text:p>78</text:p>
              </table:table-cell>
              <table:table-cell office:value-type="float" office:value="0.000870757462776321">
                <text:p>0.000870757462776321</text:p>
              </table:table-cell>
              <table:table-cell office:value-type="float" office:value="26112">
                <text:p>26112</text:p>
              </table:table-cell>
            </table:table-row>
            <table:table-row>
              <table:table-cell office:value-type="string">
                <text:p>79</text:p>
              </table:table-cell>
              <table:table-cell office:value-type="float" office:value="0.000851514203930436">
                <text:p>0.000851514203930436</text:p>
              </table:table-cell>
              <table:table-cell office:value-type="float" office:value="26112">
                <text:p>26112</text:p>
              </table:table-cell>
            </table:table-row>
            <table:table-row>
              <table:table-cell office:value-type="string">
                <text:p>80</text:p>
              </table:table-cell>
              <table:table-cell office:value-type="float" office:value="0.00083227094508455">
                <text:p>0.00083227094508455</text:p>
              </table:table-cell>
              <table:table-cell office:value-type="float" office:value="26112">
                <text:p>26112</text:p>
              </table:table-cell>
            </table:table-row>
            <table:table-row>
              <table:table-cell office:value-type="string">
                <text:p>81</text:p>
              </table:table-cell>
              <table:table-cell office:value-type="float" office:value="0.000712000577297765">
                <text:p>0.000712000577297765</text:p>
              </table:table-cell>
              <table:table-cell office:value-type="float" office:value="26112">
                <text:p>26112</text:p>
              </table:table-cell>
            </table:table-row>
            <table:table-row>
              <table:table-cell office:value-type="string">
                <text:p>82</text:p>
              </table:table-cell>
              <table:table-cell office:value-type="float" office:value="0.000615784283068338">
                <text:p>0.000615784283068338</text:p>
              </table:table-cell>
              <table:table-cell office:value-type="float" office:value="26112">
                <text:p>26112</text:p>
              </table:table-cell>
            </table:table-row>
            <table:table-row>
              <table:table-cell office:value-type="string">
                <text:p>83</text:p>
              </table:table-cell>
              <table:table-cell office:value-type="float" office:value="0.000558054506530681">
                <text:p>0.000558054506530681</text:p>
              </table:table-cell>
              <table:table-cell office:value-type="float" office:value="26112">
                <text:p>26112</text:p>
              </table:table-cell>
            </table:table-row>
            <table:table-row>
              <table:table-cell office:value-type="string">
                <text:p>84</text:p>
              </table:table-cell>
              <table:table-cell office:value-type="float" office:value="0.000461838212301253">
                <text:p>0.000461838212301253</text:p>
              </table:table-cell>
              <table:table-cell office:value-type="float" office:value="26112">
                <text:p>26112</text:p>
              </table:table-cell>
            </table:table-row>
            <table:table-row>
              <table:table-cell office:value-type="string">
                <text:p>85</text:p>
              </table:table-cell>
              <table:table-cell office:value-type="float" office:value="0.000457027397589782">
                <text:p>0.000457027397589782</text:p>
              </table:table-cell>
              <table:table-cell office:value-type="float" office:value="26112">
                <text:p>26112</text:p>
              </table:table-cell>
            </table:table-row>
            <table:table-row>
              <table:table-cell office:value-type="string">
                <text:p>86</text:p>
              </table:table-cell>
              <table:table-cell office:value-type="float" office:value="0.000418540879898011">
                <text:p>0.000418540879898011</text:p>
              </table:table-cell>
              <table:table-cell office:value-type="float" office:value="26112">
                <text:p>26112</text:p>
              </table:table-cell>
            </table:table-row>
            <table:table-row>
              <table:table-cell office:value-type="string">
                <text:p>87</text:p>
              </table:table-cell>
              <table:table-cell office:value-type="float" office:value="0.000413730065186539">
                <text:p>0.000413730065186539</text:p>
              </table:table-cell>
              <table:table-cell office:value-type="float" office:value="26112">
                <text:p>26112</text:p>
              </table:table-cell>
            </table:table-row>
            <table:table-row>
              <table:table-cell office:value-type="string">
                <text:p>88</text:p>
              </table:table-cell>
              <table:table-cell office:value-type="float" office:value="0.000394486806340654">
                <text:p>0.000394486806340654</text:p>
              </table:table-cell>
              <table:table-cell office:value-type="float" office:value="26112">
                <text:p>26112</text:p>
              </table:table-cell>
            </table:table-row>
            <table:table-row>
              <table:table-cell office:value-type="string">
                <text:p>89</text:p>
              </table:table-cell>
              <table:table-cell office:value-type="float" office:value="0.000384865176917711">
                <text:p>0.000384865176917711</text:p>
              </table:table-cell>
              <table:table-cell office:value-type="float" office:value="26112">
                <text:p>26112</text:p>
              </table:table-cell>
            </table:table-row>
            <table:table-row>
              <table:table-cell office:value-type="string">
                <text:p>90</text:p>
              </table:table-cell>
              <table:table-cell office:value-type="float" office:value="0.000365621918071825">
                <text:p>0.000365621918071825</text:p>
              </table:table-cell>
              <table:table-cell office:value-type="float" office:value="26112">
                <text:p>26112</text:p>
              </table:table-cell>
            </table:table-row>
            <table:table-row>
              <table:table-cell office:value-type="string">
                <text:p>91</text:p>
              </table:table-cell>
              <table:table-cell office:value-type="float" office:value="0.000336757029802997">
                <text:p>0.000336757029802997</text:p>
              </table:table-cell>
              <table:table-cell office:value-type="float" office:value="26112">
                <text:p>26112</text:p>
              </table:table-cell>
            </table:table-row>
            <table:table-row>
              <table:table-cell office:value-type="string">
                <text:p>92</text:p>
              </table:table-cell>
              <table:table-cell office:value-type="float" office:value="0.000283838067976812">
                <text:p>0.000283838067976812</text:p>
              </table:table-cell>
              <table:table-cell office:value-type="float" office:value="26112">
                <text:p>26112</text:p>
              </table:table-cell>
            </table:table-row>
            <table:table-row>
              <table:table-cell office:value-type="string">
                <text:p>93</text:p>
              </table:table-cell>
              <table:table-cell office:value-type="float" office:value="0.000283838067976812">
                <text:p>0.000283838067976812</text:p>
              </table:table-cell>
              <table:table-cell office:value-type="float" office:value="26112">
                <text:p>26112</text:p>
              </table:table-cell>
            </table:table-row>
            <table:table-row>
              <table:table-cell office:value-type="string">
                <text:p>94</text:p>
              </table:table-cell>
              <table:table-cell office:value-type="float" office:value="0.00027902725326534">
                <text:p>0.00027902725326534</text:p>
              </table:table-cell>
              <table:table-cell office:value-type="float" office:value="26112">
                <text:p>26112</text:p>
              </table:table-cell>
            </table:table-row>
            <table:table-row>
              <table:table-cell office:value-type="string">
                <text:p>95</text:p>
              </table:table-cell>
              <table:table-cell office:value-type="float" office:value="0.000264594809130926">
                <text:p>0.000264594809130926</text:p>
              </table:table-cell>
              <table:table-cell office:value-type="float" office:value="26112">
                <text:p>26112</text:p>
              </table:table-cell>
            </table:table-row>
            <table:table-row>
              <table:table-cell office:value-type="string">
                <text:p>96</text:p>
              </table:table-cell>
              <table:table-cell office:value-type="float" office:value="0.000254973179707984">
                <text:p>0.000254973179707984</text:p>
              </table:table-cell>
              <table:table-cell office:value-type="float" office:value="26112">
                <text:p>26112</text:p>
              </table:table-cell>
            </table:table-row>
            <table:table-row>
              <table:table-cell office:value-type="string">
                <text:p>97</text:p>
              </table:table-cell>
              <table:table-cell office:value-type="float" office:value="0.000254973179707984">
                <text:p>0.000254973179707984</text:p>
              </table:table-cell>
              <table:table-cell office:value-type="float" office:value="26112">
                <text:p>26112</text:p>
              </table:table-cell>
            </table:table-row>
            <table:table-row>
              <table:table-cell office:value-type="string">
                <text:p>98</text:p>
              </table:table-cell>
              <table:table-cell office:value-type="float" office:value="0.000250162364996512">
                <text:p>0.000250162364996512</text:p>
              </table:table-cell>
              <table:table-cell office:value-type="float" office:value="26112">
                <text:p>26112</text:p>
              </table:table-cell>
            </table:table-row>
            <table:table-row>
              <table:table-cell office:value-type="string">
                <text:p>99</text:p>
              </table:table-cell>
              <table:table-cell office:value-type="float" office:value="0.000230919106150627">
                <text:p>0.000230919106150627</text:p>
              </table:table-cell>
              <table:table-cell office:value-type="float" office:value="26112">
                <text:p>26112</text:p>
              </table:table-cell>
            </table:table-row>
            <table:table-row>
              <table:table-cell office:value-type="string">
                <text:p>100</text:p>
              </table:table-cell>
              <table:table-cell office:value-type="float" office:value="0.000230919106150627">
                <text:p>0.000230919106150627</text:p>
              </table:table-cell>
              <table:table-cell office:value-type="float" office:value="26112">
                <text:p>26112</text:p>
              </table:table-cell>
            </table:table-row>
            <table:table-row>
              <table:table-cell office:value-type="string">
                <text:p>101</text:p>
              </table:table-cell>
              <table:table-cell office:value-type="float" office:value="0.000226108291439155">
                <text:p>0.000226108291439155</text:p>
              </table:table-cell>
              <table:table-cell office:value-type="float" office:value="26112">
                <text:p>26112</text:p>
              </table:table-cell>
            </table:table-row>
            <table:table-row>
              <table:table-cell office:value-type="string">
                <text:p>102</text:p>
              </table:table-cell>
              <table:table-cell office:value-type="float" office:value="0.000197243403170327">
                <text:p>0.000197243403170327</text:p>
              </table:table-cell>
              <table:table-cell office:value-type="float" office:value="26112">
                <text:p>26112</text:p>
              </table:table-cell>
            </table:table-row>
            <table:table-row>
              <table:table-cell office:value-type="string">
                <text:p>103</text:p>
              </table:table-cell>
              <table:table-cell office:value-type="float" office:value="0.000163567700190027">
                <text:p>0.000163567700190027</text:p>
              </table:table-cell>
              <table:table-cell office:value-type="float" office:value="26112">
                <text:p>26112</text:p>
              </table:table-cell>
            </table:table-row>
            <table:table-row>
              <table:table-cell office:value-type="string">
                <text:p>104</text:p>
              </table:table-cell>
              <table:table-cell office:value-type="float" office:value="0.000149135256055613">
                <text:p>0.000149135256055613</text:p>
              </table:table-cell>
              <table:table-cell office:value-type="float" office:value="26112">
                <text:p>26112</text:p>
              </table:table-cell>
            </table:table-row>
            <table:table-row>
              <table:table-cell office:value-type="string">
                <text:p>105</text:p>
              </table:table-cell>
              <table:table-cell office:value-type="float" office:value="0.000134702811921199">
                <text:p>0.000134702811921199</text:p>
              </table:table-cell>
              <table:table-cell office:value-type="float" office:value="26112">
                <text:p>26112</text:p>
              </table:table-cell>
            </table:table-row>
            <table:table-row>
              <table:table-cell office:value-type="string">
                <text:p>106</text:p>
              </table:table-cell>
              <table:table-cell office:value-type="float" office:value="0.000134702811921199">
                <text:p>0.000134702811921199</text:p>
              </table:table-cell>
              <table:table-cell office:value-type="float" office:value="26112">
                <text:p>26112</text:p>
              </table:table-cell>
            </table:table-row>
            <table:table-row>
              <table:table-cell office:value-type="string">
                <text:p>107</text:p>
              </table:table-cell>
              <table:table-cell office:value-type="float" office:value="0.000129891997209727">
                <text:p>0.000129891997209727</text:p>
              </table:table-cell>
              <table:table-cell office:value-type="float" office:value="26112">
                <text:p>26112</text:p>
              </table:table-cell>
            </table:table-row>
            <table:table-row>
              <table:table-cell office:value-type="string">
                <text:p>108</text:p>
              </table:table-cell>
              <table:table-cell office:value-type="float" office:value="0.000129891997209727">
                <text:p>0.000129891997209727</text:p>
              </table:table-cell>
              <table:table-cell office:value-type="float" office:value="26112">
                <text:p>26112</text:p>
              </table:table-cell>
            </table:table-row>
            <table:table-row>
              <table:table-cell office:value-type="string">
                <text:p>109</text:p>
              </table:table-cell>
              <table:table-cell office:value-type="float" office:value="0.000120270367786785">
                <text:p>0.000120270367786785</text:p>
              </table:table-cell>
              <table:table-cell office:value-type="float" office:value="26112">
                <text:p>26112</text:p>
              </table:table-cell>
            </table:table-row>
            <table:table-row>
              <table:table-cell office:value-type="string">
                <text:p>110</text:p>
              </table:table-cell>
              <table:table-cell office:value-type="float" office:value="0.000101027108940899">
                <text:p>0.000101027108940899</text:p>
              </table:table-cell>
              <table:table-cell office:value-type="float" office:value="26112">
                <text:p>26112</text:p>
              </table:table-cell>
            </table:table-row>
            <table:table-row>
              <table:table-cell office:value-type="string">
                <text:p>111</text:p>
              </table:table-cell>
              <table:table-cell office:value-type="float" office:value="0.000086594664806485">
                <text:p>0.000086594664806485</text:p>
              </table:table-cell>
              <table:table-cell office:value-type="float" office:value="26112">
                <text:p>26112</text:p>
              </table:table-cell>
            </table:table-row>
            <table:table-row>
              <table:table-cell office:value-type="string">
                <text:p>112</text:p>
              </table:table-cell>
              <table:table-cell office:value-type="float" office:value="0.0000673514059605994">
                <text:p>0.0000673514059605994</text:p>
              </table:table-cell>
              <table:table-cell office:value-type="float" office:value="26112">
                <text:p>26112</text:p>
              </table:table-cell>
            </table:table-row>
            <table:table-row>
              <table:table-cell office:value-type="string">
                <text:p>113</text:p>
              </table:table-cell>
              <table:table-cell office:value-type="float" office:value="0.0000673514059605994">
                <text:p>0.0000673514059605994</text:p>
              </table:table-cell>
              <table:table-cell office:value-type="float" office:value="26112">
                <text:p>26112</text:p>
              </table:table-cell>
            </table:table-row>
            <table:table-row>
              <table:table-cell office:value-type="string">
                <text:p>114</text:p>
              </table:table-cell>
              <table:table-cell office:value-type="float" office:value="0.0000577297765376567">
                <text:p>0.0000577297765376567</text:p>
              </table:table-cell>
              <table:table-cell office:value-type="float" office:value="26112">
                <text:p>26112</text:p>
              </table:table-cell>
            </table:table-row>
            <table:table-row>
              <table:table-cell office:value-type="string">
                <text:p>115</text:p>
              </table:table-cell>
              <table:table-cell office:value-type="float" office:value="0.0000336757029802997">
                <text:p>0.0000336757029802997</text:p>
              </table:table-cell>
              <table:table-cell office:value-type="float" office:value="26112">
                <text:p>26112</text:p>
              </table:table-cell>
            </table:table-row>
            <table:table-row>
              <table:table-cell office:value-type="string">
                <text:p>116</text:p>
              </table:table-cell>
              <table:table-cell office:value-type="float" office:value="0.0000336757029802997">
                <text:p>0.0000336757029802997</text:p>
              </table:table-cell>
              <table:table-cell office:value-type="float" office:value="26112">
                <text:p>26112</text:p>
              </table:table-cell>
            </table:table-row>
            <table:table-row>
              <table:table-cell office:value-type="string">
                <text:p>117</text:p>
              </table:table-cell>
              <table:table-cell office:value-type="float" office:value="0.0000144324441344142">
                <text:p>0.0000144324441344142</text:p>
              </table:table-cell>
              <table:table-cell office:value-type="float" office:value="26112">
                <text:p>26112</text:p>
              </table:table-cell>
            </table:table-row>
            <table:table-row>
              <table:table-cell office:value-type="string">
                <text:p>118</text:p>
              </table:table-cell>
              <table:table-cell office:value-type="float" office:value="0.00000962162942294278">
                <text:p>0.00000962162942294278</text:p>
              </table:table-cell>
              <table:table-cell office:value-type="float" office:value="26112">
                <text:p>2611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0.0.alpha1$MacOSX_X86_64 LibreOffice_project/c1d1f859b268f650143d48f294999cda0fa5735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9c0006"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2.211cm" svg:height="1.631cm" xlink:href=".." xlink:type="simple" chart:class="chart:bar" chart:style-name="ch1">
        <chart:plot-area chart:style-name="ch2" table:cell-range-address="FeatFreqDist_PositiveDSs.B5:FeatFreqDist_PositiveDSs.B94 Temp.G4:Temp.G93" svg:x="0cm" svg:y="0cm" svg:width="2.121cm" svg:height="1.565cm">
          <chartooo:coordinate-region svg:x="0cm" svg:y="0cm" svg:width="2.121cm" svg:height="1.565cm"/>
          <chart:axis chart:dimension="x" chart:name="primary-x" chart:style-name="ch3"/>
          <chart:axis chart:dimension="y" chart:name="primary-y" chart:style-name="ch4"/>
          <chart:series chart:style-name="ch5" chart:values-cell-range-address="FeatFreqDist_PositiveDSs.B5:FeatFreqDist_PositiveDSs.B94" chart:class="chart:bar">
            <chart:data-point chart:repeated="90"/>
            <loext:propertry-mapping loext:property="FillColor" loext:cell-range-address="Temp.G4:Temp.G93"/>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ütun B</text:p>
              </table:table-cell>
              <table:table-cell office:value-type="string">
                <text:p>Sütun G</text:p>
              </table:table-cell>
            </table:table-row>
          </table:table-header-rows>
          <table:table-rows>
            <table:table-row>
              <table:table-cell office:value-type="string">
                <text:p>1</text:p>
              </table:table-cell>
              <table:table-cell office:value-type="float" office:value="0.953665053223589">
                <text:p>0.953665053223589</text:p>
                <draw:g>
                  <svg:desc>FeatFreqDist_PositiveDSs.B5:FeatFreqDist_PositiveDSs.B94</svg:desc>
                </draw:g>
              </table:table-cell>
              <table:table-cell office:value-type="float" office:value="10223622">
                <text:p>10223622</text:p>
                <draw:g>
                  <svg:desc>Temp.G4:Temp.G93</svg:desc>
                </draw:g>
              </table:table-cell>
            </table:table-row>
            <table:table-row>
              <table:table-cell office:value-type="string">
                <text:p>2</text:p>
              </table:table-cell>
              <table:table-cell office:value-type="float" office:value="0.914236277178336">
                <text:p>0.914236277178336</text:p>
              </table:table-cell>
              <table:table-cell office:value-type="float" office:value="10223622">
                <text:p>10223622</text:p>
              </table:table-cell>
            </table:table-row>
            <table:table-row>
              <table:table-cell office:value-type="string">
                <text:p>3</text:p>
              </table:table-cell>
              <table:table-cell office:value-type="float" office:value="0.827891614686756">
                <text:p>0.827891614686756</text:p>
              </table:table-cell>
              <table:table-cell office:value-type="float" office:value="10223622">
                <text:p>10223622</text:p>
              </table:table-cell>
            </table:table-row>
            <table:table-row>
              <table:table-cell office:value-type="string">
                <text:p>4</text:p>
              </table:table-cell>
              <table:table-cell office:value-type="float" office:value="0.71992197379261">
                <text:p>0.71992197379261</text:p>
              </table:table-cell>
              <table:table-cell office:value-type="float" office:value="10223622">
                <text:p>10223622</text:p>
              </table:table-cell>
            </table:table-row>
            <table:table-row>
              <table:table-cell office:value-type="string">
                <text:p>5</text:p>
              </table:table-cell>
              <table:table-cell office:value-type="float" office:value="0.699050714530754">
                <text:p>0.699050714530754</text:p>
              </table:table-cell>
              <table:table-cell office:value-type="float" office:value="10223622">
                <text:p>10223622</text:p>
              </table:table-cell>
            </table:table-row>
            <table:table-row>
              <table:table-cell office:value-type="string">
                <text:p>6</text:p>
              </table:table-cell>
              <table:table-cell office:value-type="float" office:value="0.606686315114698">
                <text:p>0.606686315114698</text:p>
              </table:table-cell>
              <table:table-cell office:value-type="float" office:value="10223622">
                <text:p>10223622</text:p>
              </table:table-cell>
            </table:table-row>
            <table:table-row>
              <table:table-cell office:value-type="string">
                <text:p>7</text:p>
              </table:table-cell>
              <table:table-cell office:value-type="float" office:value="0.556640365791668">
                <text:p>0.556640365791668</text:p>
              </table:table-cell>
              <table:table-cell office:value-type="float" office:value="10223622">
                <text:p>10223622</text:p>
              </table:table-cell>
            </table:table-row>
            <table:table-row>
              <table:table-cell office:value-type="string">
                <text:p>8</text:p>
              </table:table-cell>
              <table:table-cell office:value-type="float" office:value="0.513963836505548">
                <text:p>0.513963836505548</text:p>
              </table:table-cell>
              <table:table-cell office:value-type="float" office:value="10223622">
                <text:p>10223622</text:p>
              </table:table-cell>
            </table:table-row>
            <table:table-row>
              <table:table-cell office:value-type="string">
                <text:p>9</text:p>
              </table:table-cell>
              <table:table-cell office:value-type="float" office:value="0.487343277751763">
                <text:p>0.487343277751763</text:p>
              </table:table-cell>
              <table:table-cell office:value-type="float" office:value="10223622">
                <text:p>10223622</text:p>
              </table:table-cell>
            </table:table-row>
            <table:table-row>
              <table:table-cell office:value-type="string">
                <text:p>10</text:p>
              </table:table-cell>
              <table:table-cell office:value-type="float" office:value="0.456155331248294">
                <text:p>0.456155331248294</text:p>
              </table:table-cell>
              <table:table-cell office:value-type="float" office:value="10223622">
                <text:p>10223622</text:p>
              </table:table-cell>
            </table:table-row>
            <table:table-row>
              <table:table-cell office:value-type="string">
                <text:p>11</text:p>
              </table:table-cell>
              <table:table-cell office:value-type="float" office:value="0.401461864565935">
                <text:p>0.401461864565935</text:p>
              </table:table-cell>
              <table:table-cell office:value-type="float" office:value="10223622">
                <text:p>10223622</text:p>
              </table:table-cell>
            </table:table-row>
            <table:table-row>
              <table:table-cell office:value-type="string">
                <text:p>12</text:p>
              </table:table-cell>
              <table:table-cell office:value-type="float" office:value="0.329230029572834">
                <text:p>0.329230029572834</text:p>
              </table:table-cell>
              <table:table-cell office:value-type="float" office:value="10223622">
                <text:p>10223622</text:p>
              </table:table-cell>
            </table:table-row>
            <table:table-row>
              <table:table-cell office:value-type="string">
                <text:p>13</text:p>
              </table:table-cell>
              <table:table-cell office:value-type="float" office:value="0.300460995660481">
                <text:p>0.300460995660481</text:p>
              </table:table-cell>
              <table:table-cell office:value-type="float" office:value="10223622">
                <text:p>10223622</text:p>
              </table:table-cell>
            </table:table-row>
            <table:table-row>
              <table:table-cell office:value-type="string">
                <text:p>14</text:p>
              </table:table-cell>
              <table:table-cell office:value-type="float" office:value="0.257391330477047">
                <text:p>0.257391330477047</text:p>
              </table:table-cell>
              <table:table-cell office:value-type="float" office:value="10223622">
                <text:p>10223622</text:p>
              </table:table-cell>
            </table:table-row>
            <table:table-row>
              <table:table-cell office:value-type="string">
                <text:p>15</text:p>
              </table:table-cell>
              <table:table-cell office:value-type="float" office:value="0.24704960273242">
                <text:p>0.24704960273242</text:p>
              </table:table-cell>
              <table:table-cell office:value-type="float" office:value="10223622">
                <text:p>10223622</text:p>
              </table:table-cell>
            </table:table-row>
            <table:table-row>
              <table:table-cell office:value-type="string">
                <text:p>16</text:p>
              </table:table-cell>
              <table:table-cell office:value-type="float" office:value="0.243035610099336">
                <text:p>0.243035610099336</text:p>
              </table:table-cell>
              <table:table-cell office:value-type="float" office:value="10223622">
                <text:p>10223622</text:p>
              </table:table-cell>
            </table:table-row>
            <table:table-row>
              <table:table-cell office:value-type="string">
                <text:p>17</text:p>
              </table:table-cell>
              <table:table-cell office:value-type="float" office:value="0.238290434778254">
                <text:p>0.238290434778254</text:p>
              </table:table-cell>
              <table:table-cell office:value-type="float" office:value="10223622">
                <text:p>10223622</text:p>
              </table:table-cell>
            </table:table-row>
            <table:table-row>
              <table:table-cell office:value-type="string">
                <text:p>18</text:p>
              </table:table-cell>
              <table:table-cell office:value-type="float" office:value="0.230357603423538">
                <text:p>0.230357603423538</text:p>
              </table:table-cell>
              <table:table-cell office:value-type="float" office:value="10223622">
                <text:p>10223622</text:p>
              </table:table-cell>
            </table:table-row>
            <table:table-row>
              <table:table-cell office:value-type="string">
                <text:p>19</text:p>
              </table:table-cell>
              <table:table-cell office:value-type="float" office:value="0.20148840749913">
                <text:p>0.20148840749913</text:p>
              </table:table-cell>
              <table:table-cell office:value-type="float" office:value="10223622">
                <text:p>10223622</text:p>
              </table:table-cell>
            </table:table-row>
            <table:table-row>
              <table:table-cell office:value-type="string">
                <text:p>20</text:p>
              </table:table-cell>
              <table:table-cell office:value-type="float" office:value="0.201230490318089">
                <text:p>0.201230490318089</text:p>
              </table:table-cell>
              <table:table-cell office:value-type="float" office:value="10223622">
                <text:p>10223622</text:p>
              </table:table-cell>
            </table:table-row>
            <table:table-row>
              <table:table-cell office:value-type="string">
                <text:p>21</text:p>
              </table:table-cell>
              <table:table-cell office:value-type="float" office:value="0.192100722919322">
                <text:p>0.192100722919322</text:p>
              </table:table-cell>
              <table:table-cell office:value-type="float" office:value="10223622">
                <text:p>10223622</text:p>
              </table:table-cell>
            </table:table-row>
            <table:table-row>
              <table:table-cell office:value-type="string">
                <text:p>22</text:p>
              </table:table-cell>
              <table:table-cell office:value-type="float" office:value="0.191081574446667">
                <text:p>0.191081574446667</text:p>
              </table:table-cell>
              <table:table-cell office:value-type="float" office:value="10223622">
                <text:p>10223622</text:p>
              </table:table-cell>
            </table:table-row>
            <table:table-row>
              <table:table-cell office:value-type="string">
                <text:p>23</text:p>
              </table:table-cell>
              <table:table-cell office:value-type="float" office:value="0.178085553382596">
                <text:p>0.178085553382596</text:p>
              </table:table-cell>
              <table:table-cell office:value-type="float" office:value="10223622">
                <text:p>10223622</text:p>
              </table:table-cell>
            </table:table-row>
            <table:table-row>
              <table:table-cell office:value-type="string">
                <text:p>24</text:p>
              </table:table-cell>
              <table:table-cell office:value-type="float" office:value="0.139345391170218">
                <text:p>0.139345391170218</text:p>
              </table:table-cell>
              <table:table-cell office:value-type="float" office:value="10223622">
                <text:p>10223622</text:p>
              </table:table-cell>
            </table:table-row>
            <table:table-row>
              <table:table-cell office:value-type="string">
                <text:p>25</text:p>
              </table:table-cell>
              <table:table-cell office:value-type="float" office:value="0.132258928817362">
                <text:p>0.132258928817362</text:p>
              </table:table-cell>
              <table:table-cell office:value-type="float" office:value="10223622">
                <text:p>10223622</text:p>
              </table:table-cell>
            </table:table-row>
            <table:table-row>
              <table:table-cell office:value-type="string">
                <text:p>26</text:p>
              </table:table-cell>
              <table:table-cell office:value-type="float" office:value="0.112053746935668">
                <text:p>0.112053746935668</text:p>
              </table:table-cell>
              <table:table-cell office:value-type="float" office:value="10223622">
                <text:p>10223622</text:p>
              </table:table-cell>
            </table:table-row>
            <table:table-row>
              <table:table-cell office:value-type="string">
                <text:p>27</text:p>
              </table:table-cell>
              <table:table-cell office:value-type="float" office:value="0.110481203346413">
                <text:p>0.110481203346413</text:p>
              </table:table-cell>
              <table:table-cell office:value-type="float" office:value="10223622">
                <text:p>10223622</text:p>
              </table:table-cell>
            </table:table-row>
            <table:table-row>
              <table:table-cell office:value-type="string">
                <text:p>28</text:p>
              </table:table-cell>
              <table:table-cell office:value-type="float" office:value="0.107098231389272">
                <text:p>0.107098231389272</text:p>
              </table:table-cell>
              <table:table-cell office:value-type="float" office:value="10223622">
                <text:p>10223622</text:p>
              </table:table-cell>
            </table:table-row>
            <table:table-row>
              <table:table-cell office:value-type="string">
                <text:p>29</text:p>
              </table:table-cell>
              <table:table-cell office:value-type="float" office:value="0.101787140700082">
                <text:p>0.101787140700082</text:p>
              </table:table-cell>
              <table:table-cell office:value-type="float" office:value="10223622">
                <text:p>10223622</text:p>
              </table:table-cell>
            </table:table-row>
            <table:table-row>
              <table:table-cell office:value-type="string">
                <text:p>30</text:p>
              </table:table-cell>
              <table:table-cell office:value-type="float" office:value="0.0978307412239297">
                <text:p>0.0978307412239297</text:p>
              </table:table-cell>
              <table:table-cell office:value-type="float" office:value="10223622">
                <text:p>10223622</text:p>
              </table:table-cell>
            </table:table-row>
            <table:table-row>
              <table:table-cell office:value-type="string">
                <text:p>31</text:p>
              </table:table-cell>
              <table:table-cell office:value-type="float" office:value="0.0917634273437285">
                <text:p>0.0917634273437285</text:p>
              </table:table-cell>
              <table:table-cell office:value-type="float" office:value="10223622">
                <text:p>10223622</text:p>
              </table:table-cell>
            </table:table-row>
            <table:table-row>
              <table:table-cell office:value-type="string">
                <text:p>32</text:p>
              </table:table-cell>
              <table:table-cell office:value-type="float" office:value="0.0876317443464804">
                <text:p>0.0876317443464804</text:p>
              </table:table-cell>
              <table:table-cell office:value-type="float" office:value="10223622">
                <text:p>10223622</text:p>
              </table:table-cell>
            </table:table-row>
            <table:table-row>
              <table:table-cell office:value-type="string">
                <text:p>33</text:p>
              </table:table-cell>
              <table:table-cell office:value-type="float" office:value="0.0869230981111949">
                <text:p>0.0869230981111949</text:p>
              </table:table-cell>
              <table:table-cell office:value-type="float" office:value="10223622">
                <text:p>10223622</text:p>
              </table:table-cell>
            </table:table-row>
            <table:table-row>
              <table:table-cell office:value-type="string">
                <text:p>34</text:p>
              </table:table-cell>
              <table:table-cell office:value-type="float" office:value="0.0852554006104875">
                <text:p>0.0852554006104875</text:p>
              </table:table-cell>
              <table:table-cell office:value-type="float" office:value="10223622">
                <text:p>10223622</text:p>
              </table:table-cell>
            </table:table-row>
            <table:table-row>
              <table:table-cell office:value-type="string">
                <text:p>35</text:p>
              </table:table-cell>
              <table:table-cell office:value-type="float" office:value="0.0847420702987082">
                <text:p>0.0847420702987082</text:p>
              </table:table-cell>
              <table:table-cell office:value-type="float" office:value="10223622">
                <text:p>10223622</text:p>
              </table:table-cell>
            </table:table-row>
            <table:table-row>
              <table:table-cell office:value-type="string">
                <text:p>36</text:p>
              </table:table-cell>
              <table:table-cell office:value-type="float" office:value="0.0791830786296835">
                <text:p>0.0791830786296835</text:p>
              </table:table-cell>
              <table:table-cell office:value-type="float" office:value="10223622">
                <text:p>10223622</text:p>
              </table:table-cell>
            </table:table-row>
            <table:table-row>
              <table:table-cell office:value-type="string">
                <text:p>37</text:p>
              </table:table-cell>
              <table:table-cell office:value-type="float" office:value="0.0768217591954987">
                <text:p>0.0768217591954987</text:p>
              </table:table-cell>
              <table:table-cell office:value-type="float" office:value="10223622">
                <text:p>10223622</text:p>
              </table:table-cell>
            </table:table-row>
            <table:table-row>
              <table:table-cell office:value-type="string">
                <text:p>38</text:p>
              </table:table-cell>
              <table:table-cell office:value-type="float" office:value="0.0757049527610911">
                <text:p>0.0757049527610911</text:p>
              </table:table-cell>
              <table:table-cell office:value-type="float" office:value="10223622">
                <text:p>10223622</text:p>
              </table:table-cell>
            </table:table-row>
            <table:table-row>
              <table:table-cell office:value-type="string">
                <text:p>39</text:p>
              </table:table-cell>
              <table:table-cell office:value-type="float" office:value="0.0678622672172239">
                <text:p>0.0678622672172239</text:p>
              </table:table-cell>
              <table:table-cell office:value-type="float" office:value="10223622">
                <text:p>10223622</text:p>
              </table:table-cell>
            </table:table-row>
            <table:table-row>
              <table:table-cell office:value-type="string">
                <text:p>40</text:p>
              </table:table-cell>
              <table:table-cell office:value-type="float" office:value="0.0645844653727404">
                <text:p>0.0645844653727404</text:p>
              </table:table-cell>
              <table:table-cell office:value-type="float" office:value="10223622">
                <text:p>10223622</text:p>
              </table:table-cell>
            </table:table-row>
            <table:table-row>
              <table:table-cell office:value-type="string">
                <text:p>41</text:p>
              </table:table-cell>
              <table:table-cell office:value-type="float" office:value="0.0637756571254003">
                <text:p>0.0637756571254003</text:p>
              </table:table-cell>
              <table:table-cell office:value-type="float" office:value="10223622">
                <text:p>10223622</text:p>
              </table:table-cell>
            </table:table-row>
            <table:table-row>
              <table:table-cell office:value-type="string">
                <text:p>42</text:p>
              </table:table-cell>
              <table:table-cell office:value-type="float" office:value="0.0583218355690329">
                <text:p>0.0583218355690329</text:p>
              </table:table-cell>
              <table:table-cell office:value-type="float" office:value="10223622">
                <text:p>10223622</text:p>
              </table:table-cell>
            </table:table-row>
            <table:table-row>
              <table:table-cell office:value-type="string">
                <text:p>43</text:p>
              </table:table-cell>
              <table:table-cell office:value-type="float" office:value="0.0520116288095995">
                <text:p>0.0520116288095995</text:p>
              </table:table-cell>
              <table:table-cell office:value-type="float" office:value="10223622">
                <text:p>10223622</text:p>
              </table:table-cell>
            </table:table-row>
            <table:table-row>
              <table:table-cell office:value-type="string">
                <text:p>44</text:p>
              </table:table-cell>
              <table:table-cell office:value-type="float" office:value="0.0505091986287821">
                <text:p>0.0505091986287821</text:p>
              </table:table-cell>
              <table:table-cell office:value-type="float" office:value="10223622">
                <text:p>10223622</text:p>
              </table:table-cell>
            </table:table-row>
            <table:table-row>
              <table:table-cell office:value-type="string">
                <text:p>45</text:p>
              </table:table-cell>
              <table:table-cell office:value-type="float" office:value="0.0467355948246288">
                <text:p>0.0467355948246288</text:p>
              </table:table-cell>
              <table:table-cell office:value-type="float" office:value="10223622">
                <text:p>10223622</text:p>
              </table:table-cell>
            </table:table-row>
            <table:table-row>
              <table:table-cell office:value-type="string">
                <text:p>46</text:p>
              </table:table-cell>
              <table:table-cell office:value-type="float" office:value="0.0460394688408501">
                <text:p>0.0460394688408501</text:p>
              </table:table-cell>
              <table:table-cell office:value-type="float" office:value="10223622">
                <text:p>10223622</text:p>
              </table:table-cell>
            </table:table-row>
            <table:table-row>
              <table:table-cell office:value-type="string">
                <text:p>47</text:p>
              </table:table-cell>
              <table:table-cell office:value-type="float" office:value="0.0409512386284816">
                <text:p>0.0409512386284816</text:p>
              </table:table-cell>
              <table:table-cell office:value-type="float" office:value="10223622">
                <text:p>10223622</text:p>
              </table:table-cell>
            </table:table-row>
            <table:table-row>
              <table:table-cell office:value-type="string">
                <text:p>48</text:p>
              </table:table-cell>
              <table:table-cell office:value-type="float" office:value="0.0390381441982407">
                <text:p>0.0390381441982407</text:p>
              </table:table-cell>
              <table:table-cell office:value-type="float" office:value="10223622">
                <text:p>10223622</text:p>
              </table:table-cell>
            </table:table-row>
            <table:table-row>
              <table:table-cell office:value-type="string">
                <text:p>49</text:p>
              </table:table-cell>
              <table:table-cell office:value-type="float" office:value="0.0383169777114483">
                <text:p>0.0383169777114483</text:p>
              </table:table-cell>
              <table:table-cell office:value-type="float" office:value="10223622">
                <text:p>10223622</text:p>
              </table:table-cell>
            </table:table-row>
            <table:table-row>
              <table:table-cell office:value-type="string">
                <text:p>50</text:p>
              </table:table-cell>
              <table:table-cell office:value-type="float" office:value="0.0371350659692052">
                <text:p>0.0371350659692052</text:p>
              </table:table-cell>
              <table:table-cell office:value-type="float" office:value="10223622">
                <text:p>10223622</text:p>
              </table:table-cell>
            </table:table-row>
            <table:table-row>
              <table:table-cell office:value-type="string">
                <text:p>51</text:p>
              </table:table-cell>
              <table:table-cell office:value-type="float" office:value="0.0347061371768836">
                <text:p>0.0347061371768836</text:p>
              </table:table-cell>
              <table:table-cell office:value-type="float" office:value="10223622">
                <text:p>10223622</text:p>
              </table:table-cell>
            </table:table-row>
            <table:table-row>
              <table:table-cell office:value-type="string">
                <text:p>52</text:p>
              </table:table-cell>
              <table:table-cell office:value-type="float" office:value="0.0344632442976514">
                <text:p>0.0344632442976514</text:p>
              </table:table-cell>
              <table:table-cell office:value-type="float" office:value="10223622">
                <text:p>10223622</text:p>
              </table:table-cell>
            </table:table-row>
            <table:table-row>
              <table:table-cell office:value-type="string">
                <text:p>53</text:p>
              </table:table-cell>
              <table:table-cell office:value-type="float" office:value="0.0344056511407201">
                <text:p>0.0344056511407201</text:p>
              </table:table-cell>
              <table:table-cell office:value-type="float" office:value="10223622">
                <text:p>10223622</text:p>
              </table:table-cell>
            </table:table-row>
            <table:table-row>
              <table:table-cell office:value-type="string">
                <text:p>54</text:p>
              </table:table-cell>
              <table:table-cell office:value-type="float" office:value="0.0319917466502067">
                <text:p>0.0319917466502067</text:p>
              </table:table-cell>
              <table:table-cell office:value-type="float" office:value="10223622">
                <text:p>10223622</text:p>
              </table:table-cell>
            </table:table-row>
            <table:table-row>
              <table:table-cell office:value-type="string">
                <text:p>55</text:p>
              </table:table-cell>
              <table:table-cell office:value-type="float" office:value="0.0309700941272508">
                <text:p>0.0309700941272508</text:p>
              </table:table-cell>
              <table:table-cell office:value-type="float" office:value="10223622">
                <text:p>10223622</text:p>
              </table:table-cell>
            </table:table-row>
            <table:table-row>
              <table:table-cell office:value-type="string">
                <text:p>56</text:p>
              </table:table-cell>
              <table:table-cell office:value-type="float" office:value="0.0246348468648038">
                <text:p>0.0246348468648038</text:p>
              </table:table-cell>
              <table:table-cell office:value-type="float" office:value="10223622">
                <text:p>10223622</text:p>
              </table:table-cell>
            </table:table-row>
            <table:table-row>
              <table:table-cell office:value-type="string">
                <text:p>57</text:p>
              </table:table-cell>
              <table:table-cell office:value-type="float" office:value="0.0219805535453596">
                <text:p>0.0219805535453596</text:p>
              </table:table-cell>
              <table:table-cell office:value-type="float" office:value="10223622">
                <text:p>10223622</text:p>
              </table:table-cell>
            </table:table-row>
            <table:table-row>
              <table:table-cell office:value-type="string">
                <text:p>58</text:p>
              </table:table-cell>
              <table:table-cell office:value-type="float" office:value="0.0216700513079907">
                <text:p>0.0216700513079907</text:p>
              </table:table-cell>
              <table:table-cell office:value-type="float" office:value="10223622">
                <text:p>10223622</text:p>
              </table:table-cell>
            </table:table-row>
            <table:table-row>
              <table:table-cell office:value-type="string">
                <text:p>59</text:p>
              </table:table-cell>
              <table:table-cell office:value-type="float" office:value="0.0204430666603231">
                <text:p>0.0204430666603231</text:p>
              </table:table-cell>
              <table:table-cell office:value-type="float" office:value="10223622">
                <text:p>10223622</text:p>
              </table:table-cell>
            </table:table-row>
            <table:table-row>
              <table:table-cell office:value-type="string">
                <text:p>60</text:p>
              </table:table-cell>
              <table:table-cell office:value-type="float" office:value="0.0181393403830696">
                <text:p>0.0181393403830696</text:p>
              </table:table-cell>
              <table:table-cell office:value-type="float" office:value="10223622">
                <text:p>10223622</text:p>
              </table:table-cell>
            </table:table-row>
            <table:table-row>
              <table:table-cell office:value-type="string">
                <text:p>61</text:p>
              </table:table-cell>
              <table:table-cell office:value-type="float" office:value="0.0160810110353497">
                <text:p>0.0160810110353497</text:p>
              </table:table-cell>
              <table:table-cell office:value-type="float" office:value="10223622">
                <text:p>10223622</text:p>
              </table:table-cell>
            </table:table-row>
            <table:table-row>
              <table:table-cell office:value-type="string">
                <text:p>62</text:p>
              </table:table-cell>
              <table:table-cell office:value-type="float" office:value="0.0156703467859262">
                <text:p>0.0156703467859262</text:p>
              </table:table-cell>
              <table:table-cell office:value-type="float" office:value="10223622">
                <text:p>10223622</text:p>
              </table:table-cell>
            </table:table-row>
            <table:table-row>
              <table:table-cell office:value-type="string">
                <text:p>63</text:p>
              </table:table-cell>
              <table:table-cell office:value-type="float" office:value="0.015620265779899">
                <text:p>0.015620265779899</text:p>
              </table:table-cell>
              <table:table-cell office:value-type="float" office:value="10223622">
                <text:p>10223622</text:p>
              </table:table-cell>
            </table:table-row>
            <table:table-row>
              <table:table-cell office:value-type="string">
                <text:p>64</text:p>
              </table:table-cell>
              <table:table-cell office:value-type="float" office:value="0.0129584603095507">
                <text:p>0.0129584603095507</text:p>
              </table:table-cell>
              <table:table-cell office:value-type="float" office:value="10223622">
                <text:p>10223622</text:p>
              </table:table-cell>
            </table:table-row>
            <table:table-row>
              <table:table-cell office:value-type="string">
                <text:p>65</text:p>
              </table:table-cell>
              <table:table-cell office:value-type="float" office:value="0.00961304910693046">
                <text:p>0.00961304910693046</text:p>
              </table:table-cell>
              <table:table-cell office:value-type="float" office:value="10223622">
                <text:p>10223622</text:p>
              </table:table-cell>
            </table:table-row>
            <table:table-row>
              <table:table-cell office:value-type="string">
                <text:p>66</text:p>
              </table:table-cell>
              <table:table-cell office:value-type="float" office:value="0.009229929410822">
                <text:p>0.009229929410822</text:p>
              </table:table-cell>
              <table:table-cell office:value-type="float" office:value="10223622">
                <text:p>10223622</text:p>
              </table:table-cell>
            </table:table-row>
            <table:table-row>
              <table:table-cell office:value-type="string">
                <text:p>67</text:p>
              </table:table-cell>
              <table:table-cell office:value-type="float" office:value="0.00901458108490483">
                <text:p>0.00901458108490483</text:p>
              </table:table-cell>
              <table:table-cell office:value-type="float" office:value="10223622">
                <text:p>10223622</text:p>
              </table:table-cell>
            </table:table-row>
            <table:table-row>
              <table:table-cell office:value-type="string">
                <text:p>68</text:p>
              </table:table-cell>
              <table:table-cell office:value-type="float" office:value="0.00835851990594787">
                <text:p>0.00835851990594787</text:p>
              </table:table-cell>
              <table:table-cell office:value-type="float" office:value="10223622">
                <text:p>10223622</text:p>
              </table:table-cell>
            </table:table-row>
            <table:table-row>
              <table:table-cell office:value-type="string">
                <text:p>69</text:p>
              </table:table-cell>
              <table:table-cell office:value-type="float" office:value="0.00827087814540019">
                <text:p>0.00827087814540019</text:p>
              </table:table-cell>
              <table:table-cell office:value-type="float" office:value="10223622">
                <text:p>10223622</text:p>
              </table:table-cell>
            </table:table-row>
            <table:table-row>
              <table:table-cell office:value-type="string">
                <text:p>70</text:p>
              </table:table-cell>
              <table:table-cell office:value-type="float" office:value="0.00749963065258055">
                <text:p>0.00749963065258055</text:p>
              </table:table-cell>
              <table:table-cell office:value-type="float" office:value="10223622">
                <text:p>10223622</text:p>
              </table:table-cell>
            </table:table-row>
            <table:table-row>
              <table:table-cell office:value-type="string">
                <text:p>71</text:p>
              </table:table-cell>
              <table:table-cell office:value-type="float" office:value="0.0073293552320879">
                <text:p>0.0073293552320879</text:p>
              </table:table-cell>
              <table:table-cell office:value-type="float" office:value="10223622">
                <text:p>10223622</text:p>
              </table:table-cell>
            </table:table-row>
            <table:table-row>
              <table:table-cell office:value-type="string">
                <text:p>72</text:p>
              </table:table-cell>
              <table:table-cell office:value-type="float" office:value="0.00732685118178654">
                <text:p>0.00732685118178654</text:p>
              </table:table-cell>
              <table:table-cell office:value-type="float" office:value="10223622">
                <text:p>10223622</text:p>
              </table:table-cell>
            </table:table-row>
            <table:table-row>
              <table:table-cell office:value-type="string">
                <text:p>73</text:p>
              </table:table-cell>
              <table:table-cell office:value-type="float" office:value="0.00666828595252821">
                <text:p>0.00666828595252821</text:p>
              </table:table-cell>
              <table:table-cell office:value-type="float" office:value="10223622">
                <text:p>10223622</text:p>
              </table:table-cell>
            </table:table-row>
            <table:table-row>
              <table:table-cell office:value-type="string">
                <text:p>74</text:p>
              </table:table-cell>
              <table:table-cell office:value-type="float" office:value="0.00550640661269604">
                <text:p>0.00550640661269604</text:p>
              </table:table-cell>
              <table:table-cell office:value-type="float" office:value="10223622">
                <text:p>10223622</text:p>
              </table:table-cell>
            </table:table-row>
            <table:table-row>
              <table:table-cell office:value-type="string">
                <text:p>75</text:p>
              </table:table-cell>
              <table:table-cell office:value-type="float" office:value="0.00534364334310748">
                <text:p>0.00534364334310748</text:p>
              </table:table-cell>
              <table:table-cell office:value-type="float" office:value="10223622">
                <text:p>10223622</text:p>
              </table:table-cell>
            </table:table-row>
            <table:table-row>
              <table:table-cell office:value-type="string">
                <text:p>76</text:p>
              </table:table-cell>
              <table:table-cell office:value-type="float" office:value="0.00525349753225843">
                <text:p>0.00525349753225843</text:p>
              </table:table-cell>
              <table:table-cell office:value-type="float" office:value="10223622">
                <text:p>10223622</text:p>
              </table:table-cell>
            </table:table-row>
            <table:table-row>
              <table:table-cell office:value-type="string">
                <text:p>77</text:p>
              </table:table-cell>
              <table:table-cell office:value-type="float" office:value="0.00519590437532709">
                <text:p>0.00519590437532709</text:p>
              </table:table-cell>
              <table:table-cell office:value-type="float" office:value="10223622">
                <text:p>10223622</text:p>
              </table:table-cell>
            </table:table-row>
            <table:table-row>
              <table:table-cell office:value-type="string">
                <text:p>78</text:p>
              </table:table-cell>
              <table:table-cell office:value-type="float" office:value="0.00469759836535596">
                <text:p>0.00469759836535596</text:p>
              </table:table-cell>
              <table:table-cell office:value-type="float" office:value="10223622">
                <text:p>10223622</text:p>
              </table:table-cell>
            </table:table-row>
            <table:table-row>
              <table:table-cell office:value-type="string">
                <text:p>79</text:p>
              </table:table-cell>
              <table:table-cell office:value-type="float" office:value="0.00458992420239738">
                <text:p>0.00458992420239738</text:p>
              </table:table-cell>
              <table:table-cell office:value-type="float" office:value="10223622">
                <text:p>10223622</text:p>
              </table:table-cell>
            </table:table-row>
            <table:table-row>
              <table:table-cell office:value-type="string">
                <text:p>80</text:p>
              </table:table-cell>
              <table:table-cell office:value-type="float" office:value="0.00448725814004152">
                <text:p>0.00448725814004152</text:p>
              </table:table-cell>
              <table:table-cell office:value-type="float" office:value="10223622">
                <text:p>10223622</text:p>
              </table:table-cell>
            </table:table-row>
            <table:table-row>
              <table:table-cell office:value-type="string">
                <text:p>81</text:p>
              </table:table-cell>
              <table:table-cell office:value-type="float" office:value="0.00425438146201481">
                <text:p>0.00425438146201481</text:p>
              </table:table-cell>
              <table:table-cell office:value-type="float" office:value="10223622">
                <text:p>10223622</text:p>
              </table:table-cell>
            </table:table-row>
            <table:table-row>
              <table:table-cell office:value-type="string">
                <text:p>82</text:p>
              </table:table-cell>
              <table:table-cell office:value-type="float" office:value="0.00415171539965895">
                <text:p>0.00415171539965895</text:p>
              </table:table-cell>
              <table:table-cell office:value-type="float" office:value="10223622">
                <text:p>10223622</text:p>
              </table:table-cell>
            </table:table-row>
            <table:table-row>
              <table:table-cell office:value-type="string">
                <text:p>83</text:p>
              </table:table-cell>
              <table:table-cell office:value-type="float" office:value="0.00413418704754941">
                <text:p>0.00413418704754941</text:p>
              </table:table-cell>
              <table:table-cell office:value-type="float" office:value="10223622">
                <text:p>10223622</text:p>
              </table:table-cell>
            </table:table-row>
            <table:table-row>
              <table:table-cell office:value-type="string">
                <text:p>84</text:p>
              </table:table-cell>
              <table:table-cell office:value-type="float" office:value="0.00408911414212489">
                <text:p>0.00408911414212489</text:p>
              </table:table-cell>
              <table:table-cell office:value-type="float" office:value="10223622">
                <text:p>10223622</text:p>
              </table:table-cell>
            </table:table-row>
            <table:table-row>
              <table:table-cell office:value-type="string">
                <text:p>85</text:p>
              </table:table-cell>
              <table:table-cell office:value-type="float" office:value="0.00406657768941263">
                <text:p>0.00406657768941263</text:p>
              </table:table-cell>
              <table:table-cell office:value-type="float" office:value="10223622">
                <text:p>10223622</text:p>
              </table:table-cell>
            </table:table-row>
            <table:table-row>
              <table:table-cell office:value-type="string">
                <text:p>86</text:p>
              </table:table-cell>
              <table:table-cell office:value-type="float" office:value="0.00399896833127584">
                <text:p>0.00399896833127584</text:p>
              </table:table-cell>
              <table:table-cell office:value-type="float" office:value="10223622">
                <text:p>10223622</text:p>
              </table:table-cell>
            </table:table-row>
            <table:table-row>
              <table:table-cell office:value-type="string">
                <text:p>87</text:p>
              </table:table-cell>
              <table:table-cell office:value-type="float" office:value="0.0039213427719336">
                <text:p>0.0039213427719336</text:p>
              </table:table-cell>
              <table:table-cell office:value-type="float" office:value="10223622">
                <text:p>10223622</text:p>
              </table:table-cell>
            </table:table-row>
            <table:table-row>
              <table:table-cell office:value-type="string">
                <text:p>88</text:p>
              </table:table-cell>
              <table:table-cell office:value-type="float" office:value="0.00387376581620772">
                <text:p>0.00387376581620772</text:p>
              </table:table-cell>
              <table:table-cell office:value-type="float" office:value="10223622">
                <text:p>10223622</text:p>
              </table:table-cell>
            </table:table-row>
            <table:table-row>
              <table:table-cell office:value-type="string">
                <text:p>89</text:p>
              </table:table-cell>
              <table:table-cell office:value-type="float" office:value="0.00376108355264641">
                <text:p>0.00376108355264641</text:p>
              </table:table-cell>
              <table:table-cell office:value-type="float" office:value="10223622">
                <text:p>10223622</text:p>
              </table:table-cell>
            </table:table-row>
            <table:table-row>
              <table:table-cell office:value-type="string">
                <text:p>90</text:p>
              </table:table-cell>
              <table:table-cell office:value-type="float" office:value="0.00336293955472978">
                <text:p>0.00336293955472978</text:p>
              </table:table-cell>
              <table:table-cell office:value-type="float" office:value="10223622">
                <text:p>1022362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0.0.alpha1$MacOSX_X86_64 LibreOffice_project/c1d1f859b268f650143d48f294999cda0fa5735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9c0006"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2.211cm" svg:height="1.631cm" xlink:href=".." xlink:type="simple" chart:class="chart:bar" chart:style-name="ch1">
        <chart:plot-area chart:style-name="ch2" table:cell-range-address="FeatFreqDist_PositiveDSs.D5:FeatFreqDist_PositiveDSs.D85 Temp.H4:Temp.H85" svg:x="0cm" svg:y="0cm" svg:width="2.121cm" svg:height="1.565cm">
          <chartooo:coordinate-region svg:x="0cm" svg:y="0cm" svg:width="2.121cm" svg:height="1.565cm"/>
          <chart:axis chart:dimension="x" chart:name="primary-x" chart:style-name="ch3"/>
          <chart:axis chart:dimension="y" chart:name="primary-y" chart:style-name="ch4"/>
          <chart:series chart:style-name="ch5" chart:values-cell-range-address="FeatFreqDist_PositiveDSs.D5:FeatFreqDist_PositiveDSs.D85" chart:class="chart:bar">
            <chart:data-point chart:repeated="82"/>
            <loext:propertry-mapping loext:property="FillColor" loext:cell-range-address="Temp.H4:Temp.H85"/>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ütun D</text:p>
              </table:table-cell>
              <table:table-cell office:value-type="string">
                <text:p>Sütun H</text:p>
              </table:table-cell>
            </table:table-row>
          </table:table-header-rows>
          <table:table-rows>
            <table:table-row>
              <table:table-cell office:value-type="string">
                <text:p>1</text:p>
              </table:table-cell>
              <table:table-cell office:value-type="float" office:value="1">
                <text:p>1</text:p>
                <draw:g>
                  <svg:desc>FeatFreqDist_PositiveDSs.D5:FeatFreqDist_PositiveDSs.D85</svg:desc>
                </draw:g>
              </table:table-cell>
              <table:table-cell office:value-type="float" office:value="10223622">
                <text:p>10223622</text:p>
                <draw:g>
                  <svg:desc>Temp.H4:Temp.H85</svg:desc>
                </draw:g>
              </table:table-cell>
            </table:table-row>
            <table:table-row>
              <table:table-cell office:value-type="string">
                <text:p>2</text:p>
              </table:table-cell>
              <table:table-cell office:value-type="float" office:value="0.921428571428571">
                <text:p>0.921428571428571</text:p>
              </table:table-cell>
              <table:table-cell office:value-type="float" office:value="10223622">
                <text:p>10223622</text:p>
              </table:table-cell>
            </table:table-row>
            <table:table-row>
              <table:table-cell office:value-type="string">
                <text:p>3</text:p>
              </table:table-cell>
              <table:table-cell office:value-type="float" office:value="0.864285714285714">
                <text:p>0.864285714285714</text:p>
              </table:table-cell>
              <table:table-cell office:value-type="float" office:value="10223622">
                <text:p>10223622</text:p>
              </table:table-cell>
            </table:table-row>
            <table:table-row>
              <table:table-cell office:value-type="string">
                <text:p>4</text:p>
              </table:table-cell>
              <table:table-cell office:value-type="float" office:value="0.853571428571429">
                <text:p>0.853571428571429</text:p>
              </table:table-cell>
              <table:table-cell office:value-type="float" office:value="10223622">
                <text:p>10223622</text:p>
              </table:table-cell>
            </table:table-row>
            <table:table-row>
              <table:table-cell office:value-type="string">
                <text:p>5</text:p>
              </table:table-cell>
              <table:table-cell office:value-type="float" office:value="0.646428571428571">
                <text:p>0.646428571428571</text:p>
              </table:table-cell>
              <table:table-cell office:value-type="float" office:value="10223622">
                <text:p>10223622</text:p>
              </table:table-cell>
            </table:table-row>
            <table:table-row>
              <table:table-cell office:value-type="string">
                <text:p>6</text:p>
              </table:table-cell>
              <table:table-cell office:value-type="float" office:value="0.553571428571429">
                <text:p>0.553571428571429</text:p>
              </table:table-cell>
              <table:table-cell office:value-type="float" office:value="10223622">
                <text:p>10223622</text:p>
              </table:table-cell>
            </table:table-row>
            <table:table-row>
              <table:table-cell office:value-type="string">
                <text:p>7</text:p>
              </table:table-cell>
              <table:table-cell office:value-type="float" office:value="0.514285714285714">
                <text:p>0.514285714285714</text:p>
              </table:table-cell>
              <table:table-cell office:value-type="float" office:value="10223622">
                <text:p>10223622</text:p>
              </table:table-cell>
            </table:table-row>
            <table:table-row>
              <table:table-cell office:value-type="string">
                <text:p>8</text:p>
              </table:table-cell>
              <table:table-cell office:value-type="float" office:value="0.421428571428571">
                <text:p>0.421428571428571</text:p>
              </table:table-cell>
              <table:table-cell office:value-type="float" office:value="10223622">
                <text:p>10223622</text:p>
              </table:table-cell>
            </table:table-row>
            <table:table-row>
              <table:table-cell office:value-type="string">
                <text:p>9</text:p>
              </table:table-cell>
              <table:table-cell office:value-type="float" office:value="0.421428571428571">
                <text:p>0.421428571428571</text:p>
              </table:table-cell>
              <table:table-cell office:value-type="float" office:value="10223622">
                <text:p>10223622</text:p>
              </table:table-cell>
            </table:table-row>
            <table:table-row>
              <table:table-cell office:value-type="string">
                <text:p>10</text:p>
              </table:table-cell>
              <table:table-cell office:value-type="float" office:value="0.410714285714286">
                <text:p>0.410714285714286</text:p>
              </table:table-cell>
              <table:table-cell office:value-type="float" office:value="10223622">
                <text:p>10223622</text:p>
              </table:table-cell>
            </table:table-row>
            <table:table-row>
              <table:table-cell office:value-type="string">
                <text:p>11</text:p>
              </table:table-cell>
              <table:table-cell office:value-type="float" office:value="0.317857142857143">
                <text:p>0.317857142857143</text:p>
              </table:table-cell>
              <table:table-cell office:value-type="float" office:value="10223622">
                <text:p>10223622</text:p>
              </table:table-cell>
            </table:table-row>
            <table:table-row>
              <table:table-cell office:value-type="string">
                <text:p>12</text:p>
              </table:table-cell>
              <table:table-cell office:value-type="float" office:value="0.296428571428571">
                <text:p>0.296428571428571</text:p>
              </table:table-cell>
              <table:table-cell office:value-type="float" office:value="10223622">
                <text:p>10223622</text:p>
              </table:table-cell>
            </table:table-row>
            <table:table-row>
              <table:table-cell office:value-type="string">
                <text:p>13</text:p>
              </table:table-cell>
              <table:table-cell office:value-type="float" office:value="0.289285714285714">
                <text:p>0.289285714285714</text:p>
              </table:table-cell>
              <table:table-cell office:value-type="float" office:value="10223622">
                <text:p>10223622</text:p>
              </table:table-cell>
            </table:table-row>
            <table:table-row>
              <table:table-cell office:value-type="string">
                <text:p>14</text:p>
              </table:table-cell>
              <table:table-cell office:value-type="float" office:value="0.275">
                <text:p>0.275</text:p>
              </table:table-cell>
              <table:table-cell office:value-type="float" office:value="10223622">
                <text:p>10223622</text:p>
              </table:table-cell>
            </table:table-row>
            <table:table-row>
              <table:table-cell office:value-type="string">
                <text:p>15</text:p>
              </table:table-cell>
              <table:table-cell office:value-type="float" office:value="0.260714285714286">
                <text:p>0.260714285714286</text:p>
              </table:table-cell>
              <table:table-cell office:value-type="float" office:value="10223622">
                <text:p>10223622</text:p>
              </table:table-cell>
            </table:table-row>
            <table:table-row>
              <table:table-cell office:value-type="string">
                <text:p>16</text:p>
              </table:table-cell>
              <table:table-cell office:value-type="float" office:value="0.235714285714286">
                <text:p>0.235714285714286</text:p>
              </table:table-cell>
              <table:table-cell office:value-type="float" office:value="10223622">
                <text:p>10223622</text:p>
              </table:table-cell>
            </table:table-row>
            <table:table-row>
              <table:table-cell office:value-type="string">
                <text:p>17</text:p>
              </table:table-cell>
              <table:table-cell office:value-type="float" office:value="0.217857142857143">
                <text:p>0.217857142857143</text:p>
              </table:table-cell>
              <table:table-cell office:value-type="float" office:value="10223622">
                <text:p>10223622</text:p>
              </table:table-cell>
            </table:table-row>
            <table:table-row>
              <table:table-cell office:value-type="string">
                <text:p>18</text:p>
              </table:table-cell>
              <table:table-cell office:value-type="float" office:value="0.171428571428571">
                <text:p>0.171428571428571</text:p>
              </table:table-cell>
              <table:table-cell office:value-type="float" office:value="10223622">
                <text:p>10223622</text:p>
              </table:table-cell>
            </table:table-row>
            <table:table-row>
              <table:table-cell office:value-type="string">
                <text:p>19</text:p>
              </table:table-cell>
              <table:table-cell office:value-type="float" office:value="0.167857142857143">
                <text:p>0.167857142857143</text:p>
              </table:table-cell>
              <table:table-cell office:value-type="float" office:value="10223622">
                <text:p>10223622</text:p>
              </table:table-cell>
            </table:table-row>
            <table:table-row>
              <table:table-cell office:value-type="string">
                <text:p>20</text:p>
              </table:table-cell>
              <table:table-cell office:value-type="float" office:value="0.164285714285714">
                <text:p>0.164285714285714</text:p>
              </table:table-cell>
              <table:table-cell office:value-type="float" office:value="10223622">
                <text:p>10223622</text:p>
              </table:table-cell>
            </table:table-row>
            <table:table-row>
              <table:table-cell office:value-type="string">
                <text:p>21</text:p>
              </table:table-cell>
              <table:table-cell office:value-type="float" office:value="0.103571428571429">
                <text:p>0.103571428571429</text:p>
              </table:table-cell>
              <table:table-cell office:value-type="float" office:value="10223622">
                <text:p>10223622</text:p>
              </table:table-cell>
            </table:table-row>
            <table:table-row>
              <table:table-cell office:value-type="string">
                <text:p>22</text:p>
              </table:table-cell>
              <table:table-cell office:value-type="float" office:value="0.1">
                <text:p>0.1</text:p>
              </table:table-cell>
              <table:table-cell office:value-type="float" office:value="10223622">
                <text:p>10223622</text:p>
              </table:table-cell>
            </table:table-row>
            <table:table-row>
              <table:table-cell office:value-type="string">
                <text:p>23</text:p>
              </table:table-cell>
              <table:table-cell office:value-type="float" office:value="0.0821428571428571">
                <text:p>0.0821428571428571</text:p>
              </table:table-cell>
              <table:table-cell office:value-type="float" office:value="10223622">
                <text:p>10223622</text:p>
              </table:table-cell>
            </table:table-row>
            <table:table-row>
              <table:table-cell office:value-type="string">
                <text:p>24</text:p>
              </table:table-cell>
              <table:table-cell office:value-type="float" office:value="0.075">
                <text:p>0.075</text:p>
              </table:table-cell>
              <table:table-cell office:value-type="float" office:value="10223622">
                <text:p>10223622</text:p>
              </table:table-cell>
            </table:table-row>
            <table:table-row>
              <table:table-cell office:value-type="string">
                <text:p>25</text:p>
              </table:table-cell>
              <table:table-cell office:value-type="float" office:value="0.0714285714285714">
                <text:p>0.0714285714285714</text:p>
              </table:table-cell>
              <table:table-cell office:value-type="float" office:value="10223622">
                <text:p>10223622</text:p>
              </table:table-cell>
            </table:table-row>
            <table:table-row>
              <table:table-cell office:value-type="string">
                <text:p>26</text:p>
              </table:table-cell>
              <table:table-cell office:value-type="float" office:value="0.0678571428571429">
                <text:p>0.0678571428571429</text:p>
              </table:table-cell>
              <table:table-cell office:value-type="float" office:value="10223622">
                <text:p>10223622</text:p>
              </table:table-cell>
            </table:table-row>
            <table:table-row>
              <table:table-cell office:value-type="string">
                <text:p>27</text:p>
              </table:table-cell>
              <table:table-cell office:value-type="float" office:value="0.0607142857142857">
                <text:p>0.0607142857142857</text:p>
              </table:table-cell>
              <table:table-cell office:value-type="float" office:value="10223622">
                <text:p>10223622</text:p>
              </table:table-cell>
            </table:table-row>
            <table:table-row>
              <table:table-cell office:value-type="string">
                <text:p>28</text:p>
              </table:table-cell>
              <table:table-cell office:value-type="float" office:value="0.0571428571428571">
                <text:p>0.0571428571428571</text:p>
              </table:table-cell>
              <table:table-cell office:value-type="float" office:value="10223622">
                <text:p>10223622</text:p>
              </table:table-cell>
            </table:table-row>
            <table:table-row>
              <table:table-cell office:value-type="string">
                <text:p>29</text:p>
              </table:table-cell>
              <table:table-cell office:value-type="float" office:value="0.0571428571428571">
                <text:p>0.0571428571428571</text:p>
              </table:table-cell>
              <table:table-cell office:value-type="float" office:value="10223622">
                <text:p>10223622</text:p>
              </table:table-cell>
            </table:table-row>
            <table:table-row>
              <table:table-cell office:value-type="string">
                <text:p>30</text:p>
              </table:table-cell>
              <table:table-cell office:value-type="float" office:value="0.0535714285714286">
                <text:p>0.0535714285714286</text:p>
              </table:table-cell>
              <table:table-cell office:value-type="float" office:value="10223622">
                <text:p>10223622</text:p>
              </table:table-cell>
            </table:table-row>
            <table:table-row>
              <table:table-cell office:value-type="string">
                <text:p>31</text:p>
              </table:table-cell>
              <table:table-cell office:value-type="float" office:value="0.0464285714285714">
                <text:p>0.0464285714285714</text:p>
              </table:table-cell>
              <table:table-cell office:value-type="float" office:value="10223622">
                <text:p>10223622</text:p>
              </table:table-cell>
            </table:table-row>
            <table:table-row>
              <table:table-cell office:value-type="string">
                <text:p>32</text:p>
              </table:table-cell>
              <table:table-cell office:value-type="float" office:value="0.0392857142857143">
                <text:p>0.0392857142857143</text:p>
              </table:table-cell>
              <table:table-cell office:value-type="float" office:value="10223622">
                <text:p>10223622</text:p>
              </table:table-cell>
            </table:table-row>
            <table:table-row>
              <table:table-cell office:value-type="string">
                <text:p>33</text:p>
              </table:table-cell>
              <table:table-cell office:value-type="float" office:value="0.0357142857142857">
                <text:p>0.0357142857142857</text:p>
              </table:table-cell>
              <table:table-cell office:value-type="float" office:value="10223622">
                <text:p>10223622</text:p>
              </table:table-cell>
            </table:table-row>
            <table:table-row>
              <table:table-cell office:value-type="string">
                <text:p>34</text:p>
              </table:table-cell>
              <table:table-cell office:value-type="float" office:value="0.0357142857142857">
                <text:p>0.0357142857142857</text:p>
              </table:table-cell>
              <table:table-cell office:value-type="float" office:value="10223622">
                <text:p>10223622</text:p>
              </table:table-cell>
            </table:table-row>
            <table:table-row>
              <table:table-cell office:value-type="string">
                <text:p>35</text:p>
              </table:table-cell>
              <table:table-cell office:value-type="float" office:value="0.0357142857142857">
                <text:p>0.0357142857142857</text:p>
              </table:table-cell>
              <table:table-cell office:value-type="float" office:value="10223622">
                <text:p>10223622</text:p>
              </table:table-cell>
            </table:table-row>
            <table:table-row>
              <table:table-cell office:value-type="string">
                <text:p>36</text:p>
              </table:table-cell>
              <table:table-cell office:value-type="float" office:value="0.0321428571428571">
                <text:p>0.0321428571428571</text:p>
              </table:table-cell>
              <table:table-cell office:value-type="float" office:value="10223622">
                <text:p>10223622</text:p>
              </table:table-cell>
            </table:table-row>
            <table:table-row>
              <table:table-cell office:value-type="string">
                <text:p>37</text:p>
              </table:table-cell>
              <table:table-cell office:value-type="float" office:value="0.0321428571428571">
                <text:p>0.0321428571428571</text:p>
              </table:table-cell>
              <table:table-cell office:value-type="float" office:value="10223622">
                <text:p>10223622</text:p>
              </table:table-cell>
            </table:table-row>
            <table:table-row>
              <table:table-cell office:value-type="string">
                <text:p>38</text:p>
              </table:table-cell>
              <table:table-cell office:value-type="float" office:value="0.0285714285714286">
                <text:p>0.0285714285714286</text:p>
              </table:table-cell>
              <table:table-cell office:value-type="float" office:value="10223622">
                <text:p>10223622</text:p>
              </table:table-cell>
            </table:table-row>
            <table:table-row>
              <table:table-cell office:value-type="string">
                <text:p>39</text:p>
              </table:table-cell>
              <table:table-cell office:value-type="float" office:value="0.0285714285714286">
                <text:p>0.0285714285714286</text:p>
              </table:table-cell>
              <table:table-cell office:value-type="float" office:value="10223622">
                <text:p>10223622</text:p>
              </table:table-cell>
            </table:table-row>
            <table:table-row>
              <table:table-cell office:value-type="string">
                <text:p>40</text:p>
              </table:table-cell>
              <table:table-cell office:value-type="float" office:value="0.0214285714285714">
                <text:p>0.0214285714285714</text:p>
              </table:table-cell>
              <table:table-cell office:value-type="float" office:value="10223622">
                <text:p>10223622</text:p>
              </table:table-cell>
            </table:table-row>
            <table:table-row>
              <table:table-cell office:value-type="string">
                <text:p>41</text:p>
              </table:table-cell>
              <table:table-cell office:value-type="float" office:value="0.0214285714285714">
                <text:p>0.0214285714285714</text:p>
              </table:table-cell>
              <table:table-cell office:value-type="float" office:value="10223622">
                <text:p>10223622</text:p>
              </table:table-cell>
            </table:table-row>
            <table:table-row>
              <table:table-cell office:value-type="string">
                <text:p>42</text:p>
              </table:table-cell>
              <table:table-cell office:value-type="float" office:value="0.0214285714285714">
                <text:p>0.0214285714285714</text:p>
              </table:table-cell>
              <table:table-cell office:value-type="float" office:value="10223622">
                <text:p>10223622</text:p>
              </table:table-cell>
            </table:table-row>
            <table:table-row>
              <table:table-cell office:value-type="string">
                <text:p>43</text:p>
              </table:table-cell>
              <table:table-cell office:value-type="float" office:value="0.0214285714285714">
                <text:p>0.0214285714285714</text:p>
              </table:table-cell>
              <table:table-cell office:value-type="float" office:value="10223622">
                <text:p>10223622</text:p>
              </table:table-cell>
            </table:table-row>
            <table:table-row>
              <table:table-cell office:value-type="string">
                <text:p>44</text:p>
              </table:table-cell>
              <table:table-cell office:value-type="float" office:value="0.0214285714285714">
                <text:p>0.0214285714285714</text:p>
              </table:table-cell>
              <table:table-cell office:value-type="float" office:value="10223622">
                <text:p>10223622</text:p>
              </table:table-cell>
            </table:table-row>
            <table:table-row>
              <table:table-cell office:value-type="string">
                <text:p>45</text:p>
              </table:table-cell>
              <table:table-cell office:value-type="float" office:value="0.0178571428571429">
                <text:p>0.0178571428571429</text:p>
              </table:table-cell>
              <table:table-cell office:value-type="float" office:value="10223622">
                <text:p>10223622</text:p>
              </table:table-cell>
            </table:table-row>
            <table:table-row>
              <table:table-cell office:value-type="string">
                <text:p>46</text:p>
              </table:table-cell>
              <table:table-cell office:value-type="float" office:value="0.0178571428571429">
                <text:p>0.0178571428571429</text:p>
              </table:table-cell>
              <table:table-cell office:value-type="float" office:value="10223622">
                <text:p>10223622</text:p>
              </table:table-cell>
            </table:table-row>
            <table:table-row>
              <table:table-cell office:value-type="string">
                <text:p>47</text:p>
              </table:table-cell>
              <table:table-cell office:value-type="float" office:value="0.0142857142857143">
                <text:p>0.0142857142857143</text:p>
              </table:table-cell>
              <table:table-cell office:value-type="float" office:value="10223622">
                <text:p>10223622</text:p>
              </table:table-cell>
            </table:table-row>
            <table:table-row>
              <table:table-cell office:value-type="string">
                <text:p>48</text:p>
              </table:table-cell>
              <table:table-cell office:value-type="float" office:value="0.0142857142857143">
                <text:p>0.0142857142857143</text:p>
              </table:table-cell>
              <table:table-cell office:value-type="float" office:value="10223622">
                <text:p>10223622</text:p>
              </table:table-cell>
            </table:table-row>
            <table:table-row>
              <table:table-cell office:value-type="string">
                <text:p>49</text:p>
              </table:table-cell>
              <table:table-cell office:value-type="float" office:value="0.0142857142857143">
                <text:p>0.0142857142857143</text:p>
              </table:table-cell>
              <table:table-cell office:value-type="float" office:value="10223622">
                <text:p>10223622</text:p>
              </table:table-cell>
            </table:table-row>
            <table:table-row>
              <table:table-cell office:value-type="string">
                <text:p>50</text:p>
              </table:table-cell>
              <table:table-cell office:value-type="float" office:value="0.0142857142857143">
                <text:p>0.0142857142857143</text:p>
              </table:table-cell>
              <table:table-cell office:value-type="float" office:value="10223622">
                <text:p>10223622</text:p>
              </table:table-cell>
            </table:table-row>
            <table:table-row>
              <table:table-cell office:value-type="string">
                <text:p>51</text:p>
              </table:table-cell>
              <table:table-cell office:value-type="float" office:value="0.0142857142857143">
                <text:p>0.0142857142857143</text:p>
              </table:table-cell>
              <table:table-cell office:value-type="float" office:value="10223622">
                <text:p>10223622</text:p>
              </table:table-cell>
            </table:table-row>
            <table:table-row>
              <table:table-cell office:value-type="string">
                <text:p>52</text:p>
              </table:table-cell>
              <table:table-cell office:value-type="float" office:value="0.0142857142857143">
                <text:p>0.0142857142857143</text:p>
              </table:table-cell>
              <table:table-cell office:value-type="float" office:value="10223622">
                <text:p>10223622</text:p>
              </table:table-cell>
            </table:table-row>
            <table:table-row>
              <table:table-cell office:value-type="string">
                <text:p>53</text:p>
              </table:table-cell>
              <table:table-cell office:value-type="float" office:value="0.0107142857142857">
                <text:p>0.0107142857142857</text:p>
              </table:table-cell>
              <table:table-cell office:value-type="float" office:value="10223622">
                <text:p>10223622</text:p>
              </table:table-cell>
            </table:table-row>
            <table:table-row>
              <table:table-cell office:value-type="string">
                <text:p>54</text:p>
              </table:table-cell>
              <table:table-cell office:value-type="float" office:value="0.0107142857142857">
                <text:p>0.0107142857142857</text:p>
              </table:table-cell>
              <table:table-cell office:value-type="float" office:value="10223622">
                <text:p>10223622</text:p>
              </table:table-cell>
            </table:table-row>
            <table:table-row>
              <table:table-cell office:value-type="string">
                <text:p>55</text:p>
              </table:table-cell>
              <table:table-cell office:value-type="float" office:value="0.0107142857142857">
                <text:p>0.0107142857142857</text:p>
              </table:table-cell>
              <table:table-cell office:value-type="float" office:value="10223622">
                <text:p>10223622</text:p>
              </table:table-cell>
            </table:table-row>
            <table:table-row>
              <table:table-cell office:value-type="string">
                <text:p>56</text:p>
              </table:table-cell>
              <table:table-cell office:value-type="float" office:value="0.0107142857142857">
                <text:p>0.0107142857142857</text:p>
              </table:table-cell>
              <table:table-cell office:value-type="float" office:value="10223622">
                <text:p>10223622</text:p>
              </table:table-cell>
            </table:table-row>
            <table:table-row>
              <table:table-cell office:value-type="string">
                <text:p>57</text:p>
              </table:table-cell>
              <table:table-cell office:value-type="float" office:value="0.0107142857142857">
                <text:p>0.0107142857142857</text:p>
              </table:table-cell>
              <table:table-cell office:value-type="float" office:value="10223622">
                <text:p>10223622</text:p>
              </table:table-cell>
            </table:table-row>
            <table:table-row>
              <table:table-cell office:value-type="string">
                <text:p>58</text:p>
              </table:table-cell>
              <table:table-cell office:value-type="float" office:value="0.0107142857142857">
                <text:p>0.0107142857142857</text:p>
              </table:table-cell>
              <table:table-cell office:value-type="float" office:value="10223622">
                <text:p>10223622</text:p>
              </table:table-cell>
            </table:table-row>
            <table:table-row>
              <table:table-cell office:value-type="string">
                <text:p>59</text:p>
              </table:table-cell>
              <table:table-cell office:value-type="float" office:value="0.0107142857142857">
                <text:p>0.0107142857142857</text:p>
              </table:table-cell>
              <table:table-cell office:value-type="float" office:value="10223622">
                <text:p>10223622</text:p>
              </table:table-cell>
            </table:table-row>
            <table:table-row>
              <table:table-cell office:value-type="string">
                <text:p>60</text:p>
              </table:table-cell>
              <table:table-cell office:value-type="float" office:value="0.0107142857142857">
                <text:p>0.0107142857142857</text:p>
              </table:table-cell>
              <table:table-cell office:value-type="float" office:value="10223622">
                <text:p>10223622</text:p>
              </table:table-cell>
            </table:table-row>
            <table:table-row>
              <table:table-cell office:value-type="string">
                <text:p>61</text:p>
              </table:table-cell>
              <table:table-cell office:value-type="float" office:value="0.0107142857142857">
                <text:p>0.0107142857142857</text:p>
              </table:table-cell>
              <table:table-cell office:value-type="float" office:value="10223622">
                <text:p>10223622</text:p>
              </table:table-cell>
            </table:table-row>
            <table:table-row>
              <table:table-cell office:value-type="string">
                <text:p>62</text:p>
              </table:table-cell>
              <table:table-cell office:value-type="float" office:value="0.0107142857142857">
                <text:p>0.0107142857142857</text:p>
              </table:table-cell>
              <table:table-cell office:value-type="float" office:value="10223622">
                <text:p>10223622</text:p>
              </table:table-cell>
            </table:table-row>
            <table:table-row>
              <table:table-cell office:value-type="string">
                <text:p>63</text:p>
              </table:table-cell>
              <table:table-cell office:value-type="float" office:value="0.00714285714285714">
                <text:p>0.00714285714285714</text:p>
              </table:table-cell>
              <table:table-cell office:value-type="float" office:value="10223622">
                <text:p>10223622</text:p>
              </table:table-cell>
            </table:table-row>
            <table:table-row>
              <table:table-cell office:value-type="string">
                <text:p>64</text:p>
              </table:table-cell>
              <table:table-cell office:value-type="float" office:value="0.00714285714285714">
                <text:p>0.00714285714285714</text:p>
              </table:table-cell>
              <table:table-cell office:value-type="float" office:value="10223622">
                <text:p>10223622</text:p>
              </table:table-cell>
            </table:table-row>
            <table:table-row>
              <table:table-cell office:value-type="string">
                <text:p>65</text:p>
              </table:table-cell>
              <table:table-cell office:value-type="float" office:value="0.00714285714285714">
                <text:p>0.00714285714285714</text:p>
              </table:table-cell>
              <table:table-cell office:value-type="float" office:value="10223622">
                <text:p>10223622</text:p>
              </table:table-cell>
            </table:table-row>
            <table:table-row>
              <table:table-cell office:value-type="string">
                <text:p>66</text:p>
              </table:table-cell>
              <table:table-cell office:value-type="float" office:value="0.00714285714285714">
                <text:p>0.00714285714285714</text:p>
              </table:table-cell>
              <table:table-cell office:value-type="float" office:value="10223622">
                <text:p>10223622</text:p>
              </table:table-cell>
            </table:table-row>
            <table:table-row>
              <table:table-cell office:value-type="string">
                <text:p>67</text:p>
              </table:table-cell>
              <table:table-cell office:value-type="float" office:value="0.00714285714285714">
                <text:p>0.00714285714285714</text:p>
              </table:table-cell>
              <table:table-cell office:value-type="float" office:value="10223622">
                <text:p>10223622</text:p>
              </table:table-cell>
            </table:table-row>
            <table:table-row>
              <table:table-cell office:value-type="string">
                <text:p>68</text:p>
              </table:table-cell>
              <table:table-cell office:value-type="float" office:value="0.00714285714285714">
                <text:p>0.00714285714285714</text:p>
              </table:table-cell>
              <table:table-cell office:value-type="float" office:value="10223622">
                <text:p>10223622</text:p>
              </table:table-cell>
            </table:table-row>
            <table:table-row>
              <table:table-cell office:value-type="string">
                <text:p>69</text:p>
              </table:table-cell>
              <table:table-cell office:value-type="float" office:value="0.00714285714285714">
                <text:p>0.00714285714285714</text:p>
              </table:table-cell>
              <table:table-cell office:value-type="float" office:value="10223622">
                <text:p>10223622</text:p>
              </table:table-cell>
            </table:table-row>
            <table:table-row>
              <table:table-cell office:value-type="string">
                <text:p>70</text:p>
              </table:table-cell>
              <table:table-cell office:value-type="float" office:value="0.00714285714285714">
                <text:p>0.00714285714285714</text:p>
              </table:table-cell>
              <table:table-cell office:value-type="float" office:value="10223622">
                <text:p>10223622</text:p>
              </table:table-cell>
            </table:table-row>
            <table:table-row>
              <table:table-cell office:value-type="string">
                <text:p>71</text:p>
              </table:table-cell>
              <table:table-cell office:value-type="float" office:value="0.00357142857142857">
                <text:p>0.00357142857142857</text:p>
              </table:table-cell>
              <table:table-cell office:value-type="float" office:value="10223622">
                <text:p>10223622</text:p>
              </table:table-cell>
            </table:table-row>
            <table:table-row>
              <table:table-cell office:value-type="string">
                <text:p>72</text:p>
              </table:table-cell>
              <table:table-cell office:value-type="float" office:value="0.00357142857142857">
                <text:p>0.00357142857142857</text:p>
              </table:table-cell>
              <table:table-cell office:value-type="float" office:value="10223622">
                <text:p>10223622</text:p>
              </table:table-cell>
            </table:table-row>
            <table:table-row>
              <table:table-cell office:value-type="string">
                <text:p>73</text:p>
              </table:table-cell>
              <table:table-cell office:value-type="float" office:value="0.00357142857142857">
                <text:p>0.00357142857142857</text:p>
              </table:table-cell>
              <table:table-cell office:value-type="float" office:value="10223622">
                <text:p>10223622</text:p>
              </table:table-cell>
            </table:table-row>
            <table:table-row>
              <table:table-cell office:value-type="string">
                <text:p>74</text:p>
              </table:table-cell>
              <table:table-cell office:value-type="float" office:value="0.00357142857142857">
                <text:p>0.00357142857142857</text:p>
              </table:table-cell>
              <table:table-cell office:value-type="float" office:value="10223622">
                <text:p>10223622</text:p>
              </table:table-cell>
            </table:table-row>
            <table:table-row>
              <table:table-cell office:value-type="string">
                <text:p>75</text:p>
              </table:table-cell>
              <table:table-cell office:value-type="float" office:value="0.00357142857142857">
                <text:p>0.00357142857142857</text:p>
              </table:table-cell>
              <table:table-cell office:value-type="float" office:value="10223622">
                <text:p>10223622</text:p>
              </table:table-cell>
            </table:table-row>
            <table:table-row>
              <table:table-cell office:value-type="string">
                <text:p>76</text:p>
              </table:table-cell>
              <table:table-cell office:value-type="float" office:value="0.00357142857142857">
                <text:p>0.00357142857142857</text:p>
              </table:table-cell>
              <table:table-cell office:value-type="float" office:value="10223622">
                <text:p>10223622</text:p>
              </table:table-cell>
            </table:table-row>
            <table:table-row>
              <table:table-cell office:value-type="string">
                <text:p>77</text:p>
              </table:table-cell>
              <table:table-cell office:value-type="float" office:value="0.00357142857142857">
                <text:p>0.00357142857142857</text:p>
              </table:table-cell>
              <table:table-cell office:value-type="float" office:value="10223622">
                <text:p>10223622</text:p>
              </table:table-cell>
            </table:table-row>
            <table:table-row>
              <table:table-cell office:value-type="string">
                <text:p>78</text:p>
              </table:table-cell>
              <table:table-cell office:value-type="float" office:value="0.00357142857142857">
                <text:p>0.00357142857142857</text:p>
              </table:table-cell>
              <table:table-cell office:value-type="float" office:value="10223622">
                <text:p>10223622</text:p>
              </table:table-cell>
            </table:table-row>
            <table:table-row>
              <table:table-cell office:value-type="string">
                <text:p>79</text:p>
              </table:table-cell>
              <table:table-cell office:value-type="float" office:value="0.00357142857142857">
                <text:p>0.00357142857142857</text:p>
              </table:table-cell>
              <table:table-cell office:value-type="float" office:value="10223622">
                <text:p>10223622</text:p>
              </table:table-cell>
            </table:table-row>
            <table:table-row>
              <table:table-cell office:value-type="string">
                <text:p>80</text:p>
              </table:table-cell>
              <table:table-cell office:value-type="float" office:value="0.00357142857142857">
                <text:p>0.00357142857142857</text:p>
              </table:table-cell>
              <table:table-cell office:value-type="float" office:value="10223622">
                <text:p>10223622</text:p>
              </table:table-cell>
            </table:table-row>
            <table:table-row>
              <table:table-cell office:value-type="string">
                <text:p>81</text:p>
              </table:table-cell>
              <table:table-cell office:value-type="float" office:value="0.00357142857142857">
                <text:p>0.00357142857142857</text:p>
              </table:table-cell>
              <table:table-cell office:value-type="float" office:value="10223622">
                <text:p>10223622</text:p>
              </table:table-cell>
            </table:table-row>
            <table:table-row>
              <table:table-cell office:value-type="string"/>
              <table:table-cell office:value-type="float" office:value="NaN">
                <text:p>NaN</text:p>
              </table:table-cell>
              <table:table-cell office:value-type="float" office:value="10223622">
                <text:p>1022362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0.0.alpha1$MacOSX_X86_64 LibreOffice_project/c1d1f859b268f650143d48f294999cda0fa5735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9c0006"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2.211cm" svg:height="1.631cm" xlink:href=".." xlink:type="simple" chart:class="chart:bar" chart:style-name="ch1">
        <chart:plot-area chart:style-name="ch2" table:cell-range-address="FeatFreqDist_PositiveDSs.F5:FeatFreqDist_PositiveDSs.F73 Temp.I4:Temp.I72" svg:x="0cm" svg:y="0cm" svg:width="2.121cm" svg:height="1.565cm">
          <chartooo:coordinate-region svg:x="0cm" svg:y="0cm" svg:width="2.121cm" svg:height="1.565cm"/>
          <chart:axis chart:dimension="x" chart:name="primary-x" chart:style-name="ch3"/>
          <chart:axis chart:dimension="y" chart:name="primary-y" chart:style-name="ch4"/>
          <chart:series chart:style-name="ch5" chart:values-cell-range-address="FeatFreqDist_PositiveDSs.F5:FeatFreqDist_PositiveDSs.F73" chart:class="chart:bar">
            <chart:data-point chart:repeated="69"/>
            <loext:propertry-mapping loext:property="FillColor" loext:cell-range-address="Temp.I4:Temp.I72"/>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ütun F</text:p>
              </table:table-cell>
              <table:table-cell office:value-type="string">
                <text:p>Sütun I</text:p>
              </table:table-cell>
            </table:table-row>
          </table:table-header-rows>
          <table:table-rows>
            <table:table-row>
              <table:table-cell office:value-type="string">
                <text:p>1</text:p>
              </table:table-cell>
              <table:table-cell office:value-type="float" office:value="0.97822514379622">
                <text:p>0.97822514379622</text:p>
                <draw:g>
                  <svg:desc>FeatFreqDist_PositiveDSs.F5:FeatFreqDist_PositiveDSs.F73</svg:desc>
                </draw:g>
              </table:table-cell>
              <table:table-cell office:value-type="float" office:value="8092539">
                <text:p>8092539</text:p>
                <draw:g>
                  <svg:desc>Temp.I4:Temp.I72</svg:desc>
                </draw:g>
              </table:table-cell>
            </table:table-row>
            <table:table-row>
              <table:table-cell office:value-type="string">
                <text:p>2</text:p>
              </table:table-cell>
              <table:table-cell office:value-type="float" office:value="0.919474116680362">
                <text:p>0.919474116680362</text:p>
              </table:table-cell>
              <table:table-cell office:value-type="float" office:value="8092539">
                <text:p>8092539</text:p>
              </table:table-cell>
            </table:table-row>
            <table:table-row>
              <table:table-cell office:value-type="string">
                <text:p>3</text:p>
              </table:table-cell>
              <table:table-cell office:value-type="float" office:value="0.713229252259655">
                <text:p>0.713229252259655</text:p>
              </table:table-cell>
              <table:table-cell office:value-type="float" office:value="8092539">
                <text:p>8092539</text:p>
              </table:table-cell>
            </table:table-row>
            <table:table-row>
              <table:table-cell office:value-type="string">
                <text:p>4</text:p>
              </table:table-cell>
              <table:table-cell office:value-type="float" office:value="0.697206244864421">
                <text:p>0.697206244864421</text:p>
              </table:table-cell>
              <table:table-cell office:value-type="float" office:value="8092539">
                <text:p>8092539</text:p>
              </table:table-cell>
            </table:table-row>
            <table:table-row>
              <table:table-cell office:value-type="string">
                <text:p>5</text:p>
              </table:table-cell>
              <table:table-cell office:value-type="float" office:value="0.616885784716516">
                <text:p>0.616885784716516</text:p>
              </table:table-cell>
              <table:table-cell office:value-type="float" office:value="8092539">
                <text:p>8092539</text:p>
              </table:table-cell>
            </table:table-row>
            <table:table-row>
              <table:table-cell office:value-type="string">
                <text:p>6</text:p>
              </table:table-cell>
              <table:table-cell office:value-type="float" office:value="0.536154478225144">
                <text:p>0.536154478225144</text:p>
              </table:table-cell>
              <table:table-cell office:value-type="float" office:value="8092539">
                <text:p>8092539</text:p>
              </table:table-cell>
            </table:table-row>
            <table:table-row>
              <table:table-cell office:value-type="string">
                <text:p>7</text:p>
              </table:table-cell>
              <table:table-cell office:value-type="float" office:value="0.493426458504519">
                <text:p>0.493426458504519</text:p>
              </table:table-cell>
              <table:table-cell office:value-type="float" office:value="8092539">
                <text:p>8092539</text:p>
              </table:table-cell>
            </table:table-row>
            <table:table-row>
              <table:table-cell office:value-type="string">
                <text:p>8</text:p>
              </table:table-cell>
              <table:table-cell office:value-type="float" office:value="0.446384552177486">
                <text:p>0.446384552177486</text:p>
              </table:table-cell>
              <table:table-cell office:value-type="float" office:value="8092539">
                <text:p>8092539</text:p>
              </table:table-cell>
            </table:table-row>
            <table:table-row>
              <table:table-cell office:value-type="string">
                <text:p>9</text:p>
              </table:table-cell>
              <table:table-cell office:value-type="float" office:value="0.355998356614626">
                <text:p>0.355998356614626</text:p>
              </table:table-cell>
              <table:table-cell office:value-type="float" office:value="8092539">
                <text:p>8092539</text:p>
              </table:table-cell>
            </table:table-row>
            <table:table-row>
              <table:table-cell office:value-type="string">
                <text:p>10</text:p>
              </table:table-cell>
              <table:table-cell office:value-type="float" office:value="0.316557107641742">
                <text:p>0.316557107641742</text:p>
              </table:table-cell>
              <table:table-cell office:value-type="float" office:value="8092539">
                <text:p>8092539</text:p>
              </table:table-cell>
            </table:table-row>
            <table:table-row>
              <table:table-cell office:value-type="string">
                <text:p>11</text:p>
              </table:table-cell>
              <table:table-cell office:value-type="float" office:value="0.242604765817584">
                <text:p>0.242604765817584</text:p>
              </table:table-cell>
              <table:table-cell office:value-type="float" office:value="8092539">
                <text:p>8092539</text:p>
              </table:table-cell>
            </table:table-row>
            <table:table-row>
              <table:table-cell office:value-type="string">
                <text:p>12</text:p>
              </table:table-cell>
              <table:table-cell office:value-type="float" office:value="0.228430566967954">
                <text:p>0.228430566967954</text:p>
              </table:table-cell>
              <table:table-cell office:value-type="float" office:value="8092539">
                <text:p>8092539</text:p>
              </table:table-cell>
            </table:table-row>
            <table:table-row>
              <table:table-cell office:value-type="string">
                <text:p>13</text:p>
              </table:table-cell>
              <table:table-cell office:value-type="float" office:value="0.216105176663928">
                <text:p>0.216105176663928</text:p>
              </table:table-cell>
              <table:table-cell office:value-type="float" office:value="8092539">
                <text:p>8092539</text:p>
              </table:table-cell>
            </table:table-row>
            <table:table-row>
              <table:table-cell office:value-type="string">
                <text:p>14</text:p>
              </table:table-cell>
              <table:table-cell office:value-type="float" office:value="0.183648315529992">
                <text:p>0.183648315529992</text:p>
              </table:table-cell>
              <table:table-cell office:value-type="float" office:value="8092539">
                <text:p>8092539</text:p>
              </table:table-cell>
            </table:table-row>
            <table:table-row>
              <table:table-cell office:value-type="string">
                <text:p>15</text:p>
              </table:table-cell>
              <table:table-cell office:value-type="float" office:value="0.182621199671323">
                <text:p>0.182621199671323</text:p>
              </table:table-cell>
              <table:table-cell office:value-type="float" office:value="8092539">
                <text:p>8092539</text:p>
              </table:table-cell>
            </table:table-row>
            <table:table-row>
              <table:table-cell office:value-type="string">
                <text:p>16</text:p>
              </table:table-cell>
              <table:table-cell office:value-type="float" office:value="0.155710764174199">
                <text:p>0.155710764174199</text:p>
              </table:table-cell>
              <table:table-cell office:value-type="float" office:value="8092539">
                <text:p>8092539</text:p>
              </table:table-cell>
            </table:table-row>
            <table:table-row>
              <table:table-cell office:value-type="string">
                <text:p>17</text:p>
              </table:table-cell>
              <table:table-cell office:value-type="float" office:value="0.137633525061627">
                <text:p>0.137633525061627</text:p>
              </table:table-cell>
              <table:table-cell office:value-type="float" office:value="8092539">
                <text:p>8092539</text:p>
              </table:table-cell>
            </table:table-row>
            <table:table-row>
              <table:table-cell office:value-type="string">
                <text:p>18</text:p>
              </table:table-cell>
              <table:table-cell office:value-type="float" office:value="0.126129827444536">
                <text:p>0.126129827444536</text:p>
              </table:table-cell>
              <table:table-cell office:value-type="float" office:value="8092539">
                <text:p>8092539</text:p>
              </table:table-cell>
            </table:table-row>
            <table:table-row>
              <table:table-cell office:value-type="string">
                <text:p>19</text:p>
              </table:table-cell>
              <table:table-cell office:value-type="float" office:value="0.122432210353328">
                <text:p>0.122432210353328</text:p>
              </table:table-cell>
              <table:table-cell office:value-type="float" office:value="8092539">
                <text:p>8092539</text:p>
              </table:table-cell>
            </table:table-row>
            <table:table-row>
              <table:table-cell office:value-type="string">
                <text:p>20</text:p>
              </table:table-cell>
              <table:table-cell office:value-type="float" office:value="0.103327855382087">
                <text:p>0.103327855382087</text:p>
              </table:table-cell>
              <table:table-cell office:value-type="float" office:value="8092539">
                <text:p>8092539</text:p>
              </table:table-cell>
            </table:table-row>
            <table:table-row>
              <table:table-cell office:value-type="string">
                <text:p>21</text:p>
              </table:table-cell>
              <table:table-cell office:value-type="float" office:value="0.0990139687756779">
                <text:p>0.0990139687756779</text:p>
              </table:table-cell>
              <table:table-cell office:value-type="float" office:value="8092539">
                <text:p>8092539</text:p>
              </table:table-cell>
            </table:table-row>
            <table:table-row>
              <table:table-cell office:value-type="string">
                <text:p>22</text:p>
              </table:table-cell>
              <table:table-cell office:value-type="float" office:value="0.085456039441249">
                <text:p>0.085456039441249</text:p>
              </table:table-cell>
              <table:table-cell office:value-type="float" office:value="8092539">
                <text:p>8092539</text:p>
              </table:table-cell>
            </table:table-row>
            <table:table-row>
              <table:table-cell office:value-type="string">
                <text:p>23</text:p>
              </table:table-cell>
              <table:table-cell office:value-type="float" office:value="0.0834018077239113">
                <text:p>0.0834018077239113</text:p>
              </table:table-cell>
              <table:table-cell office:value-type="float" office:value="8092539">
                <text:p>8092539</text:p>
              </table:table-cell>
            </table:table-row>
            <table:table-row>
              <table:table-cell office:value-type="string">
                <text:p>24</text:p>
              </table:table-cell>
              <table:table-cell office:value-type="float" office:value="0.0716926869350863">
                <text:p>0.0716926869350863</text:p>
              </table:table-cell>
              <table:table-cell office:value-type="float" office:value="8092539">
                <text:p>8092539</text:p>
              </table:table-cell>
            </table:table-row>
            <table:table-row>
              <table:table-cell office:value-type="string">
                <text:p>25</text:p>
              </table:table-cell>
              <table:table-cell office:value-type="float" office:value="0.0714872637633525">
                <text:p>0.0714872637633525</text:p>
              </table:table-cell>
              <table:table-cell office:value-type="float" office:value="8092539">
                <text:p>8092539</text:p>
              </table:table-cell>
            </table:table-row>
            <table:table-row>
              <table:table-cell office:value-type="string">
                <text:p>26</text:p>
              </table:table-cell>
              <table:table-cell office:value-type="float" office:value="0.0696384552177486">
                <text:p>0.0696384552177486</text:p>
              </table:table-cell>
              <table:table-cell office:value-type="float" office:value="8092539">
                <text:p>8092539</text:p>
              </table:table-cell>
            </table:table-row>
            <table:table-row>
              <table:table-cell office:value-type="string">
                <text:p>27</text:p>
              </table:table-cell>
              <table:table-cell office:value-type="float" office:value="0.0688167625308135">
                <text:p>0.0688167625308135</text:p>
              </table:table-cell>
              <table:table-cell office:value-type="float" office:value="8092539">
                <text:p>8092539</text:p>
              </table:table-cell>
            </table:table-row>
            <table:table-row>
              <table:table-cell office:value-type="string">
                <text:p>28</text:p>
              </table:table-cell>
              <table:table-cell office:value-type="float" office:value="0.0513557929334429">
                <text:p>0.0513557929334429</text:p>
              </table:table-cell>
              <table:table-cell office:value-type="float" office:value="8092539">
                <text:p>8092539</text:p>
              </table:table-cell>
            </table:table-row>
            <table:table-row>
              <table:table-cell office:value-type="string">
                <text:p>29</text:p>
              </table:table-cell>
              <table:table-cell office:value-type="float" office:value="0.050328677074774">
                <text:p>0.050328677074774</text:p>
              </table:table-cell>
              <table:table-cell office:value-type="float" office:value="10223622">
                <text:p>10223622</text:p>
              </table:table-cell>
            </table:table-row>
            <table:table-row>
              <table:table-cell office:value-type="string">
                <text:p>30</text:p>
              </table:table-cell>
              <table:table-cell office:value-type="float" office:value="0.047658175842235">
                <text:p>0.047658175842235</text:p>
              </table:table-cell>
              <table:table-cell office:value-type="float" office:value="10223622">
                <text:p>10223622</text:p>
              </table:table-cell>
            </table:table-row>
            <table:table-row>
              <table:table-cell office:value-type="string">
                <text:p>31</text:p>
              </table:table-cell>
              <table:table-cell office:value-type="float" office:value="0.0464256368118324">
                <text:p>0.0464256368118324</text:p>
              </table:table-cell>
              <table:table-cell office:value-type="float" office:value="10223622">
                <text:p>10223622</text:p>
              </table:table-cell>
            </table:table-row>
            <table:table-row>
              <table:table-cell office:value-type="string">
                <text:p>32</text:p>
              </table:table-cell>
              <table:table-cell office:value-type="float" office:value="0.0453985209531635">
                <text:p>0.0453985209531635</text:p>
              </table:table-cell>
              <table:table-cell office:value-type="float" office:value="10223622">
                <text:p>10223622</text:p>
              </table:table-cell>
            </table:table-row>
            <table:table-row>
              <table:table-cell office:value-type="string">
                <text:p>33</text:p>
              </table:table-cell>
              <table:table-cell office:value-type="float" office:value="0.0390304026294166">
                <text:p>0.0390304026294166</text:p>
              </table:table-cell>
              <table:table-cell office:value-type="float" office:value="10223622">
                <text:p>10223622</text:p>
              </table:table-cell>
            </table:table-row>
            <table:table-row>
              <table:table-cell office:value-type="string">
                <text:p>34</text:p>
              </table:table-cell>
              <table:table-cell office:value-type="float" office:value="0.0365653245686113">
                <text:p>0.0365653245686113</text:p>
              </table:table-cell>
              <table:table-cell office:value-type="float" office:value="10223622">
                <text:p>10223622</text:p>
              </table:table-cell>
            </table:table-row>
            <table:table-row>
              <table:table-cell office:value-type="string">
                <text:p>35</text:p>
              </table:table-cell>
              <table:table-cell office:value-type="float" office:value="0.0297863599013969">
                <text:p>0.0297863599013969</text:p>
              </table:table-cell>
              <table:table-cell office:value-type="float" office:value="10223622">
                <text:p>10223622</text:p>
              </table:table-cell>
            </table:table-row>
            <table:table-row>
              <table:table-cell office:value-type="string">
                <text:p>36</text:p>
              </table:table-cell>
              <table:table-cell office:value-type="float" office:value="0.021569433032046">
                <text:p>0.021569433032046</text:p>
              </table:table-cell>
              <table:table-cell office:value-type="float" office:value="10223622">
                <text:p>10223622</text:p>
              </table:table-cell>
            </table:table-row>
            <table:table-row>
              <table:table-cell office:value-type="string">
                <text:p>37</text:p>
              </table:table-cell>
              <table:table-cell office:value-type="float" office:value="0.0207477403451109">
                <text:p>0.0207477403451109</text:p>
              </table:table-cell>
              <table:table-cell office:value-type="float" office:value="10223622">
                <text:p>10223622</text:p>
              </table:table-cell>
            </table:table-row>
            <table:table-row>
              <table:table-cell office:value-type="string">
                <text:p>38</text:p>
              </table:table-cell>
              <table:table-cell office:value-type="float" office:value="0.0195152013147083">
                <text:p>0.0195152013147083</text:p>
              </table:table-cell>
              <table:table-cell office:value-type="float" office:value="10223622">
                <text:p>10223622</text:p>
              </table:table-cell>
            </table:table-row>
            <table:table-row>
              <table:table-cell office:value-type="string">
                <text:p>39</text:p>
              </table:table-cell>
              <table:table-cell office:value-type="float" office:value="0.0139687756778965">
                <text:p>0.0139687756778965</text:p>
              </table:table-cell>
              <table:table-cell office:value-type="float" office:value="10223622">
                <text:p>10223622</text:p>
              </table:table-cell>
            </table:table-row>
            <table:table-row>
              <table:table-cell office:value-type="string">
                <text:p>40</text:p>
              </table:table-cell>
              <table:table-cell office:value-type="float" office:value="0.0127362366474938">
                <text:p>0.0127362366474938</text:p>
              </table:table-cell>
              <table:table-cell office:value-type="float" office:value="10223622">
                <text:p>10223622</text:p>
              </table:table-cell>
            </table:table-row>
            <table:table-row>
              <table:table-cell office:value-type="string">
                <text:p>41</text:p>
              </table:table-cell>
              <table:table-cell office:value-type="float" office:value="0.0125308134757601">
                <text:p>0.0125308134757601</text:p>
              </table:table-cell>
              <table:table-cell office:value-type="float" office:value="10223622">
                <text:p>10223622</text:p>
              </table:table-cell>
            </table:table-row>
            <table:table-row>
              <table:table-cell office:value-type="string">
                <text:p>42</text:p>
              </table:table-cell>
              <table:table-cell office:value-type="float" office:value="0.011709120788825">
                <text:p>0.011709120788825</text:p>
              </table:table-cell>
              <table:table-cell office:value-type="float" office:value="10223622">
                <text:p>10223622</text:p>
              </table:table-cell>
            </table:table-row>
            <table:table-row>
              <table:table-cell office:value-type="string">
                <text:p>43</text:p>
              </table:table-cell>
              <table:table-cell office:value-type="float" office:value="0.0110928512736237">
                <text:p>0.0110928512736237</text:p>
              </table:table-cell>
              <table:table-cell office:value-type="float" office:value="10223622">
                <text:p>10223622</text:p>
              </table:table-cell>
            </table:table-row>
            <table:table-row>
              <table:table-cell office:value-type="string">
                <text:p>44</text:p>
              </table:table-cell>
              <table:table-cell office:value-type="float" office:value="0.0104765817584224">
                <text:p>0.0104765817584224</text:p>
              </table:table-cell>
              <table:table-cell office:value-type="float" office:value="10223622">
                <text:p>10223622</text:p>
              </table:table-cell>
            </table:table-row>
            <table:table-row>
              <table:table-cell office:value-type="string">
                <text:p>45</text:p>
              </table:table-cell>
              <table:table-cell office:value-type="float" office:value="0.0100657354149548">
                <text:p>0.0100657354149548</text:p>
              </table:table-cell>
              <table:table-cell office:value-type="float" office:value="10223622">
                <text:p>10223622</text:p>
              </table:table-cell>
            </table:table-row>
            <table:table-row>
              <table:table-cell office:value-type="string">
                <text:p>46</text:p>
              </table:table-cell>
              <table:table-cell office:value-type="float" office:value="0.0100657354149548">
                <text:p>0.0100657354149548</text:p>
              </table:table-cell>
              <table:table-cell office:value-type="float" office:value="10223622">
                <text:p>10223622</text:p>
              </table:table-cell>
            </table:table-row>
            <table:table-row>
              <table:table-cell office:value-type="string">
                <text:p>47</text:p>
              </table:table-cell>
              <table:table-cell office:value-type="float" office:value="0.00965488907148726">
                <text:p>0.00965488907148726</text:p>
              </table:table-cell>
              <table:table-cell office:value-type="float" office:value="10223622">
                <text:p>10223622</text:p>
              </table:table-cell>
            </table:table-row>
            <table:table-row>
              <table:table-cell office:value-type="string">
                <text:p>48</text:p>
              </table:table-cell>
              <table:table-cell office:value-type="float" office:value="0.00780608052588332">
                <text:p>0.00780608052588332</text:p>
              </table:table-cell>
              <table:table-cell office:value-type="float" office:value="10223622">
                <text:p>10223622</text:p>
              </table:table-cell>
            </table:table-row>
            <table:table-row>
              <table:table-cell office:value-type="string">
                <text:p>49</text:p>
              </table:table-cell>
              <table:table-cell office:value-type="float" office:value="0.00677896466721446">
                <text:p>0.00677896466721446</text:p>
              </table:table-cell>
              <table:table-cell office:value-type="float" office:value="10223622">
                <text:p>10223622</text:p>
              </table:table-cell>
            </table:table-row>
            <table:table-row>
              <table:table-cell office:value-type="string">
                <text:p>50</text:p>
              </table:table-cell>
              <table:table-cell office:value-type="float" office:value="0.00677896466721446">
                <text:p>0.00677896466721446</text:p>
              </table:table-cell>
              <table:table-cell office:value-type="float" office:value="10223622">
                <text:p>10223622</text:p>
              </table:table-cell>
            </table:table-row>
            <table:table-row>
              <table:table-cell office:value-type="string">
                <text:p>51</text:p>
              </table:table-cell>
              <table:table-cell office:value-type="float" office:value="0.00657354149548069">
                <text:p>0.00657354149548069</text:p>
              </table:table-cell>
              <table:table-cell office:value-type="float" office:value="10223622">
                <text:p>10223622</text:p>
              </table:table-cell>
            </table:table-row>
            <table:table-row>
              <table:table-cell office:value-type="string">
                <text:p>52</text:p>
              </table:table-cell>
              <table:table-cell office:value-type="float" office:value="0.00636811832374692">
                <text:p>0.00636811832374692</text:p>
              </table:table-cell>
              <table:table-cell office:value-type="float" office:value="10223622">
                <text:p>10223622</text:p>
              </table:table-cell>
            </table:table-row>
            <table:table-row>
              <table:table-cell office:value-type="string">
                <text:p>53</text:p>
              </table:table-cell>
              <table:table-cell office:value-type="float" office:value="0.00410846343467543">
                <text:p>0.00410846343467543</text:p>
              </table:table-cell>
              <table:table-cell office:value-type="float" office:value="10223622">
                <text:p>10223622</text:p>
              </table:table-cell>
            </table:table-row>
            <table:table-row>
              <table:table-cell office:value-type="string">
                <text:p>54</text:p>
              </table:table-cell>
              <table:table-cell office:value-type="float" office:value="0.00308134757600657">
                <text:p>0.00308134757600657</text:p>
              </table:table-cell>
              <table:table-cell office:value-type="float" office:value="10223622">
                <text:p>10223622</text:p>
              </table:table-cell>
            </table:table-row>
            <table:table-row>
              <table:table-cell office:value-type="string">
                <text:p>55</text:p>
              </table:table-cell>
              <table:table-cell office:value-type="float" office:value="0.00246507806080526">
                <text:p>0.00246507806080526</text:p>
              </table:table-cell>
              <table:table-cell office:value-type="float" office:value="10223622">
                <text:p>10223622</text:p>
              </table:table-cell>
            </table:table-row>
            <table:table-row>
              <table:table-cell office:value-type="string">
                <text:p>56</text:p>
              </table:table-cell>
              <table:table-cell office:value-type="float" office:value="0.00225965488907149">
                <text:p>0.00225965488907149</text:p>
              </table:table-cell>
              <table:table-cell office:value-type="float" office:value="10223622">
                <text:p>10223622</text:p>
              </table:table-cell>
            </table:table-row>
            <table:table-row>
              <table:table-cell office:value-type="string">
                <text:p>57</text:p>
              </table:table-cell>
              <table:table-cell office:value-type="float" office:value="0.00205423171733772">
                <text:p>0.00205423171733772</text:p>
              </table:table-cell>
              <table:table-cell office:value-type="float" office:value="10223622">
                <text:p>10223622</text:p>
              </table:table-cell>
            </table:table-row>
            <table:table-row>
              <table:table-cell office:value-type="string">
                <text:p>58</text:p>
              </table:table-cell>
              <table:table-cell office:value-type="float" office:value="0.00123253903040263">
                <text:p>0.00123253903040263</text:p>
              </table:table-cell>
              <table:table-cell office:value-type="float" office:value="10223622">
                <text:p>10223622</text:p>
              </table:table-cell>
            </table:table-row>
            <table:table-row>
              <table:table-cell office:value-type="string">
                <text:p>59</text:p>
              </table:table-cell>
              <table:table-cell office:value-type="float" office:value="0.00102711585866886">
                <text:p>0.00102711585866886</text:p>
              </table:table-cell>
              <table:table-cell office:value-type="float" office:value="10223622">
                <text:p>10223622</text:p>
              </table:table-cell>
            </table:table-row>
            <table:table-row>
              <table:table-cell office:value-type="string">
                <text:p>60</text:p>
              </table:table-cell>
              <table:table-cell office:value-type="float" office:value="0.000821692686935086">
                <text:p>0.000821692686935086</text:p>
              </table:table-cell>
              <table:table-cell office:value-type="float" office:value="10223622">
                <text:p>10223622</text:p>
              </table:table-cell>
            </table:table-row>
            <table:table-row>
              <table:table-cell office:value-type="string">
                <text:p>61</text:p>
              </table:table-cell>
              <table:table-cell office:value-type="float" office:value="0.000821692686935086">
                <text:p>0.000821692686935086</text:p>
              </table:table-cell>
              <table:table-cell office:value-type="float" office:value="10223622">
                <text:p>10223622</text:p>
              </table:table-cell>
            </table:table-row>
            <table:table-row>
              <table:table-cell office:value-type="string">
                <text:p>62</text:p>
              </table:table-cell>
              <table:table-cell office:value-type="float" office:value="0.000616269515201315">
                <text:p>0.000616269515201315</text:p>
              </table:table-cell>
              <table:table-cell office:value-type="float" office:value="10223622">
                <text:p>10223622</text:p>
              </table:table-cell>
            </table:table-row>
            <table:table-row>
              <table:table-cell office:value-type="string">
                <text:p>63</text:p>
              </table:table-cell>
              <table:table-cell office:value-type="float" office:value="0.000410846343467543">
                <text:p>0.000410846343467543</text:p>
              </table:table-cell>
              <table:table-cell office:value-type="float" office:value="10223622">
                <text:p>10223622</text:p>
              </table:table-cell>
            </table:table-row>
            <table:table-row>
              <table:table-cell office:value-type="string">
                <text:p>64</text:p>
              </table:table-cell>
              <table:table-cell office:value-type="float" office:value="0.000205423171733772">
                <text:p>0.000205423171733772</text:p>
              </table:table-cell>
              <table:table-cell office:value-type="float" office:value="10223622">
                <text:p>10223622</text:p>
              </table:table-cell>
            </table:table-row>
            <table:table-row>
              <table:table-cell office:value-type="string">
                <text:p>65</text:p>
              </table:table-cell>
              <table:table-cell office:value-type="float" office:value="0.000205423171733772">
                <text:p>0.000205423171733772</text:p>
              </table:table-cell>
              <table:table-cell office:value-type="float" office:value="10223622">
                <text:p>10223622</text:p>
              </table:table-cell>
            </table:table-row>
            <table:table-row>
              <table:table-cell office:value-type="string">
                <text:p>66</text:p>
              </table:table-cell>
              <table:table-cell office:value-type="float" office:value="0.000205423171733772">
                <text:p>0.000205423171733772</text:p>
              </table:table-cell>
              <table:table-cell office:value-type="float" office:value="10223622">
                <text:p>10223622</text:p>
              </table:table-cell>
            </table:table-row>
            <table:table-row>
              <table:table-cell office:value-type="string">
                <text:p>67</text:p>
              </table:table-cell>
              <table:table-cell office:value-type="float" office:value="0.000205423171733772">
                <text:p>0.000205423171733772</text:p>
              </table:table-cell>
              <table:table-cell office:value-type="float" office:value="10223622">
                <text:p>10223622</text:p>
              </table:table-cell>
            </table:table-row>
            <table:table-row>
              <table:table-cell office:value-type="string">
                <text:p>68</text:p>
              </table:table-cell>
              <table:table-cell office:value-type="float" office:value="0.000205423171733772">
                <text:p>0.000205423171733772</text:p>
              </table:table-cell>
              <table:table-cell office:value-type="float" office:value="10223622">
                <text:p>10223622</text:p>
              </table:table-cell>
            </table:table-row>
            <table:table-row>
              <table:table-cell office:value-type="string">
                <text:p>69</text:p>
              </table:table-cell>
              <table:table-cell office:value-type="float" office:value="0.000205423171733772">
                <text:p>0.000205423171733772</text:p>
              </table:table-cell>
              <table:table-cell office:value-type="float" office:value="10223622">
                <text:p>1022362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0.0.alpha1$MacOSX_X86_64 LibreOffice_project/c1d1f859b268f650143d48f294999cda0fa5735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